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5in" text:min-label-width="0.25in"/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fo:language="en" fo:country="AU"/>
    </style:style>
    <style:style style:name="P2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AU"/>
    </style:style>
    <style:style style:name="P3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AU"/>
    </style:style>
    <style:style style:name="P4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AU"/>
    </style:style>
    <style:style style:name="P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1" style:parent-style-name="Normal" style:family="paragraph">
      <style:text-properties fo:font-size="10pt" style:font-size-asian="10pt" style:font-size-complex="10pt" fo:language="en" fo:country="AU"/>
    </style:style>
    <style:style style:name="P12" style:parent-style-name="Normal" style:family="paragraph">
      <style:text-properties fo:font-size="10pt" style:font-size-asian="10pt" style:font-size-complex="10pt" fo:language="en" fo:country="AU"/>
    </style:style>
    <style:style style:name="P13" style:parent-style-name="Normal" style:family="paragraph">
      <style:text-properties fo:font-size="10pt" style:font-size-asian="10pt" style:font-size-complex="10pt" fo:language="en" fo:country="AU"/>
    </style:style>
    <style:style style:name="P14" style:parent-style-name="Normal" style:family="paragraph">
      <style:text-properties fo:font-size="10pt" style:font-size-asian="10pt" style:font-size-complex="10pt" fo:language="en" fo:country="AU"/>
    </style:style>
    <style:style style:name="P15" style:parent-style-name="Normal" style:family="paragraph">
      <style:text-properties fo:font-size="10pt" style:font-size-asian="10pt" style:font-size-complex="10pt" fo:language="en" fo:country="AU"/>
    </style:style>
    <style:style style:name="P16" style:parent-style-name="Normal" style:family="paragraph">
      <style:text-properties fo:font-size="10pt" style:font-size-asian="10pt" style:font-size-complex="10pt" fo:language="en" fo:country="AU"/>
    </style:style>
    <style:style style:name="P17" style:parent-style-name="Normal" style:family="paragraph">
      <style:text-properties fo:font-size="10pt" style:font-size-asian="10pt" style:font-size-complex="10pt" fo:language="en" fo:country="AU"/>
    </style:style>
    <style:style style:name="P18" style:parent-style-name="Normal" style:family="paragraph">
      <style:text-properties fo:font-size="10pt" style:font-size-asian="10pt" style:font-size-complex="10pt" fo:language="en" fo:country="AU"/>
    </style:style>
    <style:style style:name="P1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0" style:parent-style-name="Normal" style:family="paragraph">
      <style:text-properties fo:font-size="10pt" style:font-size-asian="10pt" style:font-size-complex="10pt" fo:language="en" fo:country="AU"/>
    </style:style>
    <style:style style:name="P21" style:parent-style-name="Normal" style:family="paragraph">
      <style:text-properties fo:font-size="10pt" style:font-size-asian="10pt" style:font-size-complex="10pt" fo:language="en" fo:country="AU"/>
    </style:style>
    <style:style style:name="P22" style:parent-style-name="Normal" style:family="paragraph">
      <style:text-properties fo:font-size="10pt" style:font-size-asian="10pt" style:font-size-complex="10pt" fo:language="en" fo:country="AU"/>
    </style:style>
    <style:style style:name="P23" style:parent-style-name="Normal" style:family="paragraph">
      <style:text-properties fo:font-size="10pt" style:font-size-asian="10pt" style:font-size-complex="10pt" fo:language="en" fo:country="AU"/>
    </style:style>
    <style:style style:name="P24" style:parent-style-name="Normal" style:family="paragraph">
      <style:text-properties fo:font-size="10pt" style:font-size-asian="10pt" style:font-size-complex="10pt" fo:language="en" fo:country="AU"/>
    </style:style>
    <style:style style:name="P25" style:parent-style-name="Normal" style:family="paragraph">
      <style:text-properties fo:font-size="10pt" style:font-size-asian="10pt" style:font-size-complex="10pt" fo:language="en" fo:country="AU"/>
    </style:style>
    <style:style style:name="P26" style:parent-style-name="Normal" style:family="paragraph">
      <style:text-properties fo:font-size="10pt" style:font-size-asian="10pt" style:font-size-complex="10pt" fo:language="en" fo:country="AU"/>
    </style:style>
    <style:style style:name="P27" style:parent-style-name="Normal" style:family="paragraph">
      <style:text-properties fo:font-size="10pt" style:font-size-asian="10pt" style:font-size-complex="10pt" fo:language="en" fo:country="AU"/>
    </style:style>
    <style:style style:name="P2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9" style:parent-style-name="Normal" style:family="paragraph">
      <style:text-properties fo:font-size="10pt" style:font-size-asian="10pt" style:font-size-complex="10pt" fo:language="en" fo:country="AU"/>
    </style:style>
    <style:style style:name="P30" style:parent-style-name="Normal" style:family="paragraph">
      <style:text-properties fo:font-size="10pt" style:font-size-asian="10pt" style:font-size-complex="10pt" fo:language="en" fo:country="AU"/>
    </style:style>
    <style:style style:name="P31" style:parent-style-name="Normal" style:family="paragraph">
      <style:text-properties fo:font-size="10pt" style:font-size-asian="10pt" style:font-size-complex="10pt" fo:language="en" fo:country="AU"/>
    </style:style>
    <style:style style:name="P32" style:parent-style-name="Normal" style:family="paragraph">
      <style:text-properties fo:font-size="10pt" style:font-size-asian="10pt" style:font-size-complex="10pt" fo:language="en" fo:country="AU"/>
    </style:style>
    <style:style style:name="P33" style:parent-style-name="Normal" style:family="paragraph">
      <style:text-properties fo:font-size="10pt" style:font-size-asian="10pt" style:font-size-complex="10pt" fo:language="en" fo:country="AU"/>
    </style:style>
    <style:style style:name="P34" style:parent-style-name="Normal" style:family="paragraph">
      <style:text-properties fo:font-size="10pt" style:font-size-asian="10pt" style:font-size-complex="10pt" fo:language="en" fo:country="AU"/>
    </style:style>
    <style:style style:name="P35" style:parent-style-name="Normal" style:family="paragraph">
      <style:text-properties fo:font-size="10pt" style:font-size-asian="10pt" style:font-size-complex="10pt" fo:language="en" fo:country="AU"/>
    </style:style>
    <style:style style:name="P36" style:parent-style-name="Normal" style:family="paragraph">
      <style:text-properties fo:font-size="10pt" style:font-size-asian="10pt" style:font-size-complex="10pt" fo:language="en" fo:country="AU"/>
    </style:style>
    <style:style style:name="P3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8" style:parent-style-name="Normal" style:family="paragraph">
      <style:text-properties fo:font-size="10pt" style:font-size-asian="10pt" style:font-size-complex="10pt" fo:language="en" fo:country="AU"/>
    </style:style>
    <style:style style:name="P39" style:parent-style-name="Normal" style:family="paragraph">
      <style:text-properties fo:font-size="10pt" style:font-size-asian="10pt" style:font-size-complex="10pt" fo:language="en" fo:country="AU"/>
    </style:style>
    <style:style style:name="P40" style:parent-style-name="Normal" style:family="paragraph">
      <style:text-properties fo:font-size="10pt" style:font-size-asian="10pt" style:font-size-complex="10pt" fo:language="en" fo:country="AU"/>
    </style:style>
    <style:style style:name="P41" style:parent-style-name="Normal" style:family="paragraph">
      <style:text-properties fo:font-size="10pt" style:font-size-asian="10pt" style:font-size-complex="10pt" fo:language="en" fo:country="AU"/>
    </style:style>
    <style:style style:name="P42" style:parent-style-name="Normal" style:family="paragraph">
      <style:text-properties fo:font-size="10pt" style:font-size-asian="10pt" style:font-size-complex="10pt" fo:language="en" fo:country="AU"/>
    </style:style>
    <style:style style:name="P43" style:parent-style-name="Normal" style:family="paragraph">
      <style:text-properties fo:font-size="10pt" style:font-size-asian="10pt" style:font-size-complex="10pt" fo:language="en" fo:country="AU"/>
    </style:style>
    <style:style style:name="P44" style:parent-style-name="Normal" style:family="paragraph">
      <style:text-properties fo:font-size="10pt" style:font-size-asian="10pt" style:font-size-complex="10pt" fo:language="en" fo:country="AU"/>
    </style:style>
    <style:style style:name="P45" style:parent-style-name="Normal" style:family="paragraph">
      <style:text-properties fo:font-size="10pt" style:font-size-asian="10pt" style:font-size-complex="10pt" fo:language="en" fo:country="AU"/>
    </style:style>
    <style:style style:name="P4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7" style:parent-style-name="Normal" style:family="paragraph">
      <style:text-properties fo:font-size="10pt" style:font-size-asian="10pt" style:font-size-complex="10pt" fo:language="en" fo:country="AU"/>
    </style:style>
    <style:style style:name="P48" style:parent-style-name="Normal" style:family="paragraph">
      <style:text-properties fo:font-size="10pt" style:font-size-asian="10pt" style:font-size-complex="10pt" fo:language="en" fo:country="AU"/>
    </style:style>
    <style:style style:name="P49" style:parent-style-name="Normal" style:family="paragraph">
      <style:text-properties fo:font-size="10pt" style:font-size-asian="10pt" style:font-size-complex="10pt" fo:language="en" fo:country="AU"/>
    </style:style>
    <style:style style:name="P50" style:parent-style-name="Normal" style:family="paragraph">
      <style:text-properties fo:font-size="10pt" style:font-size-asian="10pt" style:font-size-complex="10pt" fo:language="en" fo:country="AU"/>
    </style:style>
    <style:style style:name="P51" style:parent-style-name="Normal" style:family="paragraph">
      <style:text-properties fo:font-size="10pt" style:font-size-asian="10pt" style:font-size-complex="10pt" fo:language="en" fo:country="AU"/>
    </style:style>
    <style:style style:name="P52" style:parent-style-name="Normal" style:family="paragraph">
      <style:text-properties fo:font-size="10pt" style:font-size-asian="10pt" style:font-size-complex="10pt" fo:language="en" fo:country="AU"/>
    </style:style>
    <style:style style:name="P53" style:parent-style-name="Normal" style:family="paragraph">
      <style:text-properties fo:font-size="10pt" style:font-size-asian="10pt" style:font-size-complex="10pt" fo:language="en" fo:country="AU"/>
    </style:style>
    <style:style style:name="P54" style:parent-style-name="Normal" style:family="paragraph">
      <style:text-properties fo:font-size="10pt" style:font-size-asian="10pt" style:font-size-complex="10pt" fo:language="en" fo:country="AU"/>
    </style:style>
    <style:style style:name="P55" style:parent-style-name="Normal" style:family="paragraph">
      <style:text-properties fo:font-size="10pt" style:font-size-asian="10pt" style:font-size-complex="10pt" fo:language="en" fo:country="AU"/>
    </style:style>
    <style:style style:name="P56" style:parent-style-name="Normal" style:family="paragraph">
      <style:text-properties fo:font-size="10pt" style:font-size-asian="10pt" style:font-size-complex="10pt" fo:language="en" fo:country="AU"/>
    </style:style>
    <style:style style:name="P57" style:parent-style-name="Normal" style:family="paragraph">
      <style:text-properties fo:font-size="10pt" style:font-size-asian="10pt" style:font-size-complex="10pt" fo:language="en" fo:country="AU"/>
    </style:style>
    <style:style style:name="P58" style:parent-style-name="Normal" style:family="paragraph">
      <style:text-properties fo:font-size="10pt" style:font-size-asian="10pt" style:font-size-complex="10pt" fo:language="en" fo:country="AU"/>
    </style:style>
    <style:style style:name="P59" style:parent-style-name="Normal" style:family="paragraph">
      <style:text-properties fo:font-size="10pt" style:font-size-asian="10pt" style:font-size-complex="10pt" fo:language="en" fo:country="AU"/>
    </style:style>
    <style:style style:name="P60" style:parent-style-name="Normal" style:family="paragraph">
      <style:text-properties fo:font-size="10pt" style:font-size-asian="10pt" style:font-size-complex="10pt" fo:language="en" fo:country="AU"/>
    </style:style>
    <style:style style:name="P61" style:parent-style-name="Normal" style:family="paragraph">
      <style:text-properties fo:font-size="10pt" style:font-size-asian="10pt" style:font-size-complex="10pt" fo:language="en" fo:country="AU"/>
    </style:style>
    <style:style style:name="P62" style:parent-style-name="Normal" style:family="paragraph">
      <style:text-properties fo:font-size="10pt" style:font-size-asian="10pt" style:font-size-complex="10pt" fo:language="en" fo:country="AU"/>
    </style:style>
    <style:style style:name="P63" style:parent-style-name="Normal" style:family="paragraph">
      <style:text-properties fo:font-size="10pt" style:font-size-asian="10pt" style:font-size-complex="10pt" fo:language="en" fo:country="AU"/>
    </style:style>
    <style:style style:name="P64" style:parent-style-name="Normal" style:family="paragraph">
      <style:text-properties fo:font-size="10pt" style:font-size-asian="10pt" style:font-size-complex="10pt" fo:language="en" fo:country="AU"/>
    </style:style>
    <style:style style:name="P65" style:parent-style-name="Normal" style:family="paragraph">
      <style:text-properties fo:font-size="10pt" style:font-size-asian="10pt" style:font-size-complex="10pt" fo:language="en" fo:country="AU"/>
    </style:style>
    <style:style style:name="P66" style:parent-style-name="Normal" style:family="paragraph">
      <style:text-properties fo:font-size="10pt" style:font-size-asian="10pt" style:font-size-complex="10pt" fo:language="en" fo:country="AU"/>
    </style:style>
    <style:style style:name="P67" style:parent-style-name="Normal" style:family="paragraph">
      <style:text-properties fo:font-size="10pt" style:font-size-asian="10pt" style:font-size-complex="10pt" fo:language="en" fo:country="AU"/>
    </style:style>
    <style:style style:name="P6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9" style:parent-style-name="Normal" style:family="paragraph">
      <style:text-properties fo:font-size="10pt" style:font-size-asian="10pt" style:font-size-complex="10pt" fo:language="en" fo:country="AU"/>
    </style:style>
    <style:style style:name="P70" style:parent-style-name="Normal" style:family="paragraph">
      <style:text-properties fo:font-size="10pt" style:font-size-asian="10pt" style:font-size-complex="10pt" fo:language="en" fo:country="AU"/>
    </style:style>
    <style:style style:name="P71" style:parent-style-name="Normal" style:family="paragraph">
      <style:text-properties fo:font-size="10pt" style:font-size-asian="10pt" style:font-size-complex="10pt" fo:language="en" fo:country="AU"/>
    </style:style>
    <style:style style:name="P72" style:parent-style-name="Normal" style:family="paragraph">
      <style:text-properties fo:font-size="10pt" style:font-size-asian="10pt" style:font-size-complex="10pt" fo:language="en" fo:country="AU"/>
    </style:style>
    <style:style style:name="P73" style:parent-style-name="Normal" style:family="paragraph">
      <style:text-properties fo:font-size="10pt" style:font-size-asian="10pt" style:font-size-complex="10pt" fo:language="en" fo:country="AU"/>
    </style:style>
    <style:style style:name="T74" style:parent-style-name="DefaultParagraphFont" style:family="text">
      <style:text-properties fo:font-size="10pt" style:font-size-asian="10pt" style:font-size-complex="10pt" fo:language="en" fo:country="AU"/>
    </style:style>
    <style:style style:name="T75" style:parent-style-name="DefaultParagraphFont" style:family="text">
      <style:text-properties fo:font-size="10pt" style:font-size-asian="10pt" style:font-size-complex="10pt" fo:language="en" fo:country="AU"/>
    </style:style>
    <style:style style:name="T76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77" style:parent-style-name="DefaultParagraphFont" style:family="text">
      <style:text-properties fo:font-size="10pt" style:font-size-asian="10pt" style:font-size-complex="10pt" fo:language="en" fo:country="AU"/>
    </style:style>
    <style:style style:name="T78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79" style:parent-style-name="DefaultParagraphFont" style:family="text">
      <style:text-properties fo:font-size="10pt" style:font-size-asian="10pt" style:font-size-complex="10pt" fo:language="en" fo:country="AU"/>
    </style:style>
    <style:style style:name="P80" style:parent-style-name="Normal" style:family="paragraph">
      <style:text-properties fo:font-size="10pt" style:font-size-asian="10pt" style:font-size-complex="10pt" fo:language="en" fo:country="AU"/>
    </style:style>
    <style:style style:name="P81" style:parent-style-name="Normal" style:family="paragraph">
      <style:text-properties fo:font-size="10pt" style:font-size-asian="10pt" style:font-size-complex="10pt" fo:language="en" fo:country="AU"/>
    </style:style>
    <style:style style:name="P82" style:parent-style-name="Normal" style:family="paragraph">
      <style:text-properties fo:font-size="10pt" style:font-size-asian="10pt" style:font-size-complex="10pt" fo:language="en" fo:country="AU"/>
    </style:style>
    <style:style style:name="P83" style:parent-style-name="Normal" style:family="paragraph">
      <style:text-properties fo:font-size="10pt" style:font-size-asian="10pt" style:font-size-complex="10pt" fo:language="en" fo:country="AU"/>
    </style:style>
    <style:style style:name="P8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5" style:parent-style-name="Normal" style:family="paragraph">
      <style:text-properties fo:font-size="10pt" style:font-size-asian="10pt" style:font-size-complex="10pt" fo:language="en" fo:country="AU"/>
    </style:style>
    <style:style style:name="P86" style:parent-style-name="Normal" style:family="paragraph">
      <style:text-properties fo:font-size="10pt" style:font-size-asian="10pt" style:font-size-complex="10pt" fo:language="en" fo:country="AU"/>
    </style:style>
    <style:style style:name="P87" style:parent-style-name="Normal" style:family="paragraph">
      <style:text-properties fo:font-size="10pt" style:font-size-asian="10pt" style:font-size-complex="10pt" fo:language="en" fo:country="AU"/>
    </style:style>
    <style:style style:name="P88" style:parent-style-name="Normal" style:family="paragraph">
      <style:text-properties fo:font-size="10pt" style:font-size-asian="10pt" style:font-size-complex="10pt" fo:language="en" fo:country="AU"/>
    </style:style>
    <style:style style:name="P89" style:parent-style-name="Normal" style:family="paragraph">
      <style:text-properties fo:font-size="10pt" style:font-size-asian="10pt" style:font-size-complex="10pt" fo:language="en" fo:country="AU"/>
    </style:style>
    <style:style style:name="T90" style:parent-style-name="DefaultParagraphFont" style:family="text">
      <style:text-properties fo:font-size="10pt" style:font-size-asian="10pt" style:font-size-complex="10pt" fo:language="en" fo:country="AU"/>
    </style:style>
    <style:style style:name="T91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92" style:parent-style-name="DefaultParagraphFont" style:family="text">
      <style:text-properties fo:font-size="10pt" style:font-size-asian="10pt" style:font-size-complex="10pt" fo:language="en" fo:country="AU"/>
    </style:style>
    <style:style style:name="T93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94" style:parent-style-name="DefaultParagraphFont" style:family="text">
      <style:text-properties fo:font-size="10pt" style:font-size-asian="10pt" style:font-size-complex="10pt" fo:language="en" fo:country="AU"/>
    </style:style>
    <style:style style:name="P95" style:parent-style-name="Normal" style:family="paragraph">
      <style:text-properties fo:font-size="10pt" style:font-size-asian="10pt" style:font-size-complex="10pt" fo:language="en" fo:country="AU"/>
    </style:style>
    <style:style style:name="P96" style:parent-style-name="Normal" style:family="paragraph">
      <style:text-properties fo:font-size="10pt" style:font-size-asian="10pt" style:font-size-complex="10pt" fo:language="en" fo:country="AU"/>
    </style:style>
    <style:style style:name="P97" style:parent-style-name="Normal" style:family="paragraph">
      <style:text-properties fo:font-size="10pt" style:font-size-asian="10pt" style:font-size-complex="10pt" fo:language="en" fo:country="AU"/>
    </style:style>
    <style:style style:name="P98" style:parent-style-name="Normal" style:family="paragraph">
      <style:text-properties fo:font-size="10pt" style:font-size-asian="10pt" style:font-size-complex="10pt" fo:language="en" fo:country="AU"/>
    </style:style>
    <style:style style:name="P9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00" style:parent-style-name="Normal" style:family="paragraph">
      <style:text-properties fo:font-size="10pt" style:font-size-asian="10pt" style:font-size-complex="10pt" fo:language="en" fo:country="AU"/>
    </style:style>
    <style:style style:name="P101" style:parent-style-name="Normal" style:family="paragraph">
      <style:text-properties fo:font-size="10pt" style:font-size-asian="10pt" style:font-size-complex="10pt" fo:language="en" fo:country="AU"/>
    </style:style>
    <style:style style:name="P102" style:parent-style-name="Normal" style:family="paragraph">
      <style:text-properties fo:font-size="10pt" style:font-size-asian="10pt" style:font-size-complex="10pt" fo:language="en" fo:country="AU"/>
    </style:style>
    <style:style style:name="P103" style:parent-style-name="Normal" style:family="paragraph">
      <style:text-properties fo:font-size="10pt" style:font-size-asian="10pt" style:font-size-complex="10pt" fo:language="en" fo:country="AU"/>
    </style:style>
    <style:style style:name="P104" style:parent-style-name="Normal" style:family="paragraph">
      <style:text-properties fo:font-size="10pt" style:font-size-asian="10pt" style:font-size-complex="10pt" fo:language="en" fo:country="AU"/>
    </style:style>
    <style:style style:name="P105" style:parent-style-name="Normal" style:family="paragraph">
      <style:text-properties fo:font-size="10pt" style:font-size-asian="10pt" style:font-size-complex="10pt" fo:language="en" fo:country="AU"/>
    </style:style>
    <style:style style:name="P106" style:parent-style-name="Normal" style:family="paragraph">
      <style:text-properties fo:font-size="10pt" style:font-size-asian="10pt" style:font-size-complex="10pt" fo:language="en" fo:country="AU"/>
    </style:style>
    <style:style style:name="P107" style:parent-style-name="Normal" style:family="paragraph">
      <style:text-properties fo:font-size="10pt" style:font-size-asian="10pt" style:font-size-complex="10pt" fo:language="en" fo:country="AU"/>
    </style:style>
    <style:style style:name="P108" style:parent-style-name="Normal" style:family="paragraph">
      <style:text-properties fo:font-size="10pt" style:font-size-asian="10pt" style:font-size-complex="10pt" fo:language="en" fo:country="AU"/>
    </style:style>
    <style:style style:name="P109" style:parent-style-name="Normal" style:family="paragraph">
      <style:text-properties fo:font-size="10pt" style:font-size-asian="10pt" style:font-size-complex="10pt" fo:language="en" fo:country="AU"/>
    </style:style>
    <style:style style:name="P11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11" style:parent-style-name="Normal" style:family="paragraph">
      <style:text-properties fo:font-size="10pt" style:font-size-asian="10pt" style:font-size-complex="10pt" fo:language="en" fo:country="AU"/>
    </style:style>
    <style:style style:name="P112" style:parent-style-name="Normal" style:family="paragraph">
      <style:text-properties fo:font-size="10pt" style:font-size-asian="10pt" style:font-size-complex="10pt" fo:language="en" fo:country="AU"/>
    </style:style>
    <style:style style:name="P113" style:parent-style-name="Normal" style:family="paragraph">
      <style:text-properties fo:font-size="10pt" style:font-size-asian="10pt" style:font-size-complex="10pt" fo:language="en" fo:country="AU"/>
    </style:style>
    <style:style style:name="P114" style:parent-style-name="Normal" style:family="paragraph">
      <style:text-properties fo:font-size="10pt" style:font-size-asian="10pt" style:font-size-complex="10pt" fo:language="en" fo:country="AU"/>
    </style:style>
    <style:style style:name="P115" style:parent-style-name="Normal" style:family="paragraph">
      <style:text-properties fo:font-size="10pt" style:font-size-asian="10pt" style:font-size-complex="10pt" fo:language="en" fo:country="AU"/>
    </style:style>
    <style:style style:name="T116" style:parent-style-name="DefaultParagraphFont" style:family="text">
      <style:text-properties fo:font-size="10pt" style:font-size-asian="10pt" style:font-size-complex="10pt" fo:language="en" fo:country="AU"/>
    </style:style>
    <style:style style:name="T117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18" style:parent-style-name="DefaultParagraphFont" style:family="text">
      <style:text-properties fo:font-size="10pt" style:font-size-asian="10pt" style:font-size-complex="10pt" fo:language="en" fo:country="AU"/>
    </style:style>
    <style:style style:name="T119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20" style:parent-style-name="DefaultParagraphFont" style:family="text">
      <style:text-properties fo:font-size="10pt" style:font-size-asian="10pt" style:font-size-complex="10pt" fo:language="en" fo:country="AU"/>
    </style:style>
    <style:style style:name="P121" style:parent-style-name="Normal" style:family="paragraph">
      <style:text-properties fo:font-size="10pt" style:font-size-asian="10pt" style:font-size-complex="10pt" fo:language="en" fo:country="AU"/>
    </style:style>
    <style:style style:name="P122" style:parent-style-name="Normal" style:family="paragraph">
      <style:text-properties fo:font-size="10pt" style:font-size-asian="10pt" style:font-size-complex="10pt" fo:language="en" fo:country="AU"/>
    </style:style>
    <style:style style:name="P123" style:parent-style-name="Normal" style:family="paragraph">
      <style:text-properties fo:font-size="10pt" style:font-size-asian="10pt" style:font-size-complex="10pt" fo:language="en" fo:country="AU"/>
    </style:style>
    <style:style style:name="P124" style:parent-style-name="Normal" style:family="paragraph">
      <style:text-properties fo:font-size="10pt" style:font-size-asian="10pt" style:font-size-complex="10pt" fo:language="en" fo:country="AU"/>
    </style:style>
    <style:style style:name="P125" style:parent-style-name="Normal" style:family="paragraph">
      <style:text-properties fo:font-size="10pt" style:font-size-asian="10pt" style:font-size-complex="10pt" fo:language="en" fo:country="AU"/>
    </style:style>
    <style:style style:name="P126" style:parent-style-name="Normal" style:family="paragraph">
      <style:text-properties fo:font-size="10pt" style:font-size-asian="10pt" style:font-size-complex="10pt" fo:language="en" fo:country="AU"/>
    </style:style>
    <style:style style:name="P127" style:parent-style-name="Normal" style:family="paragraph">
      <style:text-properties fo:font-size="10pt" style:font-size-asian="10pt" style:font-size-complex="10pt" fo:language="en" fo:country="AU"/>
    </style:style>
    <style:style style:name="P128" style:parent-style-name="Normal" style:family="paragraph">
      <style:text-properties fo:font-size="10pt" style:font-size-asian="10pt" style:font-size-complex="10pt" fo:language="en" fo:country="AU"/>
    </style:style>
    <style:style style:name="P129" style:parent-style-name="Normal" style:family="paragraph">
      <style:text-properties fo:font-size="10pt" style:font-size-asian="10pt" style:font-size-complex="10pt" fo:language="en" fo:country="AU"/>
    </style:style>
    <style:style style:name="P130" style:parent-style-name="Normal" style:family="paragraph">
      <style:text-properties fo:font-size="10pt" style:font-size-asian="10pt" style:font-size-complex="10pt" fo:language="en" fo:country="AU"/>
    </style:style>
    <style:style style:name="P131" style:parent-style-name="Normal" style:family="paragraph">
      <style:text-properties fo:font-size="10pt" style:font-size-asian="10pt" style:font-size-complex="10pt" fo:language="en" fo:country="AU"/>
    </style:style>
    <style:style style:name="P132" style:parent-style-name="Normal" style:family="paragraph">
      <style:text-properties fo:font-size="10pt" style:font-size-asian="10pt" style:font-size-complex="10pt" fo:language="en" fo:country="AU"/>
    </style:style>
    <style:style style:name="P133" style:parent-style-name="Normal" style:family="paragraph">
      <style:text-properties fo:font-size="10pt" style:font-size-asian="10pt" style:font-size-complex="10pt" fo:language="en" fo:country="AU"/>
    </style:style>
    <style:style style:name="P134" style:parent-style-name="Normal" style:family="paragraph">
      <style:text-properties fo:font-size="10pt" style:font-size-asian="10pt" style:font-size-complex="10pt" fo:language="en" fo:country="AU"/>
    </style:style>
    <style:style style:name="P135" style:parent-style-name="Normal" style:family="paragraph">
      <style:text-properties fo:font-size="10pt" style:font-size-asian="10pt" style:font-size-complex="10pt" fo:language="en" fo:country="AU"/>
    </style:style>
    <style:style style:name="P136" style:parent-style-name="Normal" style:family="paragraph">
      <style:text-properties fo:font-size="10pt" style:font-size-asian="10pt" style:font-size-complex="10pt" fo:language="en" fo:country="AU"/>
    </style:style>
    <style:style style:name="P137" style:parent-style-name="Normal" style:family="paragraph">
      <style:text-properties fo:font-size="10pt" style:font-size-asian="10pt" style:font-size-complex="10pt" fo:language="en" fo:country="AU"/>
    </style:style>
    <style:style style:name="P138" style:parent-style-name="Normal" style:family="paragraph">
      <style:text-properties fo:font-size="10pt" style:font-size-asian="10pt" style:font-size-complex="10pt" fo:language="en" fo:country="AU"/>
    </style:style>
    <style:style style:name="P139" style:parent-style-name="Normal" style:family="paragraph">
      <style:text-properties fo:font-size="10pt" style:font-size-asian="10pt" style:font-size-complex="10pt" fo:language="en" fo:country="AU"/>
    </style:style>
    <style:style style:name="P140" style:parent-style-name="Normal" style:family="paragraph">
      <style:text-properties fo:font-size="10pt" style:font-size-asian="10pt" style:font-size-complex="10pt" fo:language="en" fo:country="AU"/>
    </style:style>
    <style:style style:name="P141" style:parent-style-name="Normal" style:family="paragraph">
      <style:text-properties fo:font-size="10pt" style:font-size-asian="10pt" style:font-size-complex="10pt" fo:language="en" fo:country="AU"/>
    </style:style>
    <style:style style:name="P142" style:parent-style-name="Normal" style:family="paragraph">
      <style:text-properties fo:font-size="10pt" style:font-size-asian="10pt" style:font-size-complex="10pt" fo:language="en" fo:country="AU"/>
    </style:style>
    <style:style style:name="P14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44" style:parent-style-name="Normal" style:family="paragraph">
      <style:text-properties fo:font-size="10pt" style:font-size-asian="10pt" style:font-size-complex="10pt" fo:language="en" fo:country="AU"/>
    </style:style>
    <style:style style:name="P145" style:parent-style-name="Normal" style:family="paragraph">
      <style:text-properties fo:font-size="10pt" style:font-size-asian="10pt" style:font-size-complex="10pt" fo:language="en" fo:country="AU"/>
    </style:style>
    <style:style style:name="P146" style:parent-style-name="Normal" style:family="paragraph">
      <style:text-properties fo:font-size="10pt" style:font-size-asian="10pt" style:font-size-complex="10pt" fo:language="en" fo:country="AU"/>
    </style:style>
    <style:style style:name="P147" style:parent-style-name="Normal" style:family="paragraph">
      <style:text-properties fo:font-size="10pt" style:font-size-asian="10pt" style:font-size-complex="10pt" fo:language="en" fo:country="AU"/>
    </style:style>
    <style:style style:name="P148" style:parent-style-name="Normal" style:family="paragraph">
      <style:text-properties fo:font-size="10pt" style:font-size-asian="10pt" style:font-size-complex="10pt" fo:language="en" fo:country="AU"/>
    </style:style>
    <style:style style:name="P149" style:parent-style-name="Normal" style:family="paragraph">
      <style:text-properties fo:font-size="10pt" style:font-size-asian="10pt" style:font-size-complex="10pt" fo:language="en" fo:country="AU"/>
    </style:style>
    <style:style style:name="P150" style:parent-style-name="Normal" style:family="paragraph">
      <style:text-properties fo:font-size="10pt" style:font-size-asian="10pt" style:font-size-complex="10pt" fo:language="en" fo:country="AU"/>
    </style:style>
    <style:style style:name="P151" style:parent-style-name="Normal" style:family="paragraph">
      <style:text-properties fo:font-size="10pt" style:font-size-asian="10pt" style:font-size-complex="10pt" fo:language="en" fo:country="AU"/>
    </style:style>
    <style:style style:name="P152" style:parent-style-name="Normal" style:family="paragraph">
      <style:text-properties fo:font-size="10pt" style:font-size-asian="10pt" style:font-size-complex="10pt" fo:language="en" fo:country="AU"/>
    </style:style>
    <style:style style:name="P15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54" style:parent-style-name="Normal" style:family="paragraph">
      <style:text-properties fo:font-size="10pt" style:font-size-asian="10pt" style:font-size-complex="10pt" fo:language="en" fo:country="AU"/>
    </style:style>
    <style:style style:name="P155" style:parent-style-name="Normal" style:family="paragraph">
      <style:text-properties fo:font-size="10pt" style:font-size-asian="10pt" style:font-size-complex="10pt" fo:language="en" fo:country="AU"/>
    </style:style>
    <style:style style:name="P156" style:parent-style-name="Normal" style:family="paragraph">
      <style:text-properties fo:font-size="10pt" style:font-size-asian="10pt" style:font-size-complex="10pt" fo:language="en" fo:country="AU"/>
    </style:style>
    <style:style style:name="P157" style:parent-style-name="Normal" style:family="paragraph">
      <style:text-properties fo:font-size="10pt" style:font-size-asian="10pt" style:font-size-complex="10pt" fo:language="en" fo:country="AU"/>
    </style:style>
    <style:style style:name="P158" style:parent-style-name="Normal" style:family="paragraph">
      <style:text-properties fo:font-size="10pt" style:font-size-asian="10pt" style:font-size-complex="10pt" fo:language="en" fo:country="AU"/>
    </style:style>
    <style:style style:name="P159" style:parent-style-name="Normal" style:family="paragraph">
      <style:text-properties fo:font-size="10pt" style:font-size-asian="10pt" style:font-size-complex="10pt" fo:language="en" fo:country="AU"/>
    </style:style>
    <style:style style:name="P160" style:parent-style-name="Normal" style:family="paragraph">
      <style:text-properties fo:font-size="10pt" style:font-size-asian="10pt" style:font-size-complex="10pt" fo:language="en" fo:country="AU"/>
    </style:style>
    <style:style style:name="P161" style:parent-style-name="Normal" style:family="paragraph">
      <style:text-properties fo:font-size="10pt" style:font-size-asian="10pt" style:font-size-complex="10pt" fo:language="en" fo:country="AU"/>
    </style:style>
    <style:style style:name="P162" style:parent-style-name="Normal" style:family="paragraph">
      <style:text-properties fo:font-size="10pt" style:font-size-asian="10pt" style:font-size-complex="10pt" fo:language="en" fo:country="AU"/>
    </style:style>
    <style:style style:name="P163" style:parent-style-name="Normal" style:family="paragraph">
      <style:text-properties fo:font-size="10pt" style:font-size-asian="10pt" style:font-size-complex="10pt" fo:language="en" fo:country="AU"/>
    </style:style>
    <style:style style:name="P164" style:parent-style-name="Normal" style:family="paragraph">
      <style:text-properties fo:font-size="10pt" style:font-size-asian="10pt" style:font-size-complex="10pt" fo:language="en" fo:country="AU"/>
    </style:style>
    <style:style style:name="P165" style:parent-style-name="Normal" style:family="paragraph">
      <style:text-properties fo:font-size="10pt" style:font-size-asian="10pt" style:font-size-complex="10pt" fo:language="en" fo:country="AU"/>
    </style:style>
    <style:style style:name="P166" style:parent-style-name="Normal" style:family="paragraph">
      <style:text-properties fo:font-size="10pt" style:font-size-asian="10pt" style:font-size-complex="10pt" fo:language="en" fo:country="AU"/>
    </style:style>
    <style:style style:name="P167" style:parent-style-name="Normal" style:family="paragraph">
      <style:text-properties fo:font-size="10pt" style:font-size-asian="10pt" style:font-size-complex="10pt" fo:language="en" fo:country="AU"/>
    </style:style>
    <style:style style:name="P168" style:parent-style-name="Normal" style:family="paragraph">
      <style:text-properties fo:font-size="10pt" style:font-size-asian="10pt" style:font-size-complex="10pt" fo:language="en" fo:country="AU"/>
    </style:style>
    <style:style style:name="P169" style:parent-style-name="Normal" style:family="paragraph">
      <style:text-properties fo:font-size="10pt" style:font-size-asian="10pt" style:font-size-complex="10pt" fo:language="en" fo:country="AU"/>
    </style:style>
    <style:style style:name="P170" style:parent-style-name="Normal" style:family="paragraph">
      <style:text-properties fo:font-size="10pt" style:font-size-asian="10pt" style:font-size-complex="10pt" fo:language="en" fo:country="AU"/>
    </style:style>
    <style:style style:name="P171" style:parent-style-name="Normal" style:family="paragraph">
      <style:text-properties fo:font-size="10pt" style:font-size-asian="10pt" style:font-size-complex="10pt" fo:language="en" fo:country="AU"/>
    </style:style>
    <style:style style:name="P172" style:parent-style-name="Normal" style:family="paragraph">
      <style:text-properties fo:font-size="10pt" style:font-size-asian="10pt" style:font-size-complex="10pt" fo:language="en" fo:country="AU"/>
    </style:style>
    <style:style style:name="P173" style:parent-style-name="Normal" style:family="paragraph">
      <style:text-properties fo:font-size="10pt" style:font-size-asian="10pt" style:font-size-complex="10pt" fo:language="en" fo:country="AU"/>
    </style:style>
    <style:style style:name="P174" style:parent-style-name="Normal" style:family="paragraph">
      <style:text-properties fo:font-size="10pt" style:font-size-asian="10pt" style:font-size-complex="10pt" fo:language="en" fo:country="AU"/>
    </style:style>
    <style:style style:name="P175" style:parent-style-name="Normal" style:family="paragraph">
      <style:text-properties fo:font-size="10pt" style:font-size-asian="10pt" style:font-size-complex="10pt" fo:language="en" fo:country="AU"/>
    </style:style>
    <style:style style:name="P176" style:parent-style-name="Normal" style:family="paragraph">
      <style:text-properties fo:font-size="10pt" style:font-size-asian="10pt" style:font-size-complex="10pt" fo:language="en" fo:country="AU"/>
    </style:style>
    <style:style style:name="P177" style:parent-style-name="Normal" style:family="paragraph">
      <style:text-properties fo:font-size="10pt" style:font-size-asian="10pt" style:font-size-complex="10pt" fo:language="en" fo:country="AU"/>
    </style:style>
    <style:style style:name="P178" style:parent-style-name="Normal" style:family="paragraph">
      <style:text-properties fo:font-size="10pt" style:font-size-asian="10pt" style:font-size-complex="10pt" fo:language="en" fo:country="AU"/>
    </style:style>
    <style:style style:name="P179" style:parent-style-name="Normal" style:family="paragraph">
      <style:text-properties fo:font-size="10pt" style:font-size-asian="10pt" style:font-size-complex="10pt" fo:language="en" fo:country="AU"/>
    </style:style>
    <style:style style:name="P180" style:parent-style-name="Normal" style:family="paragraph">
      <style:text-properties fo:font-size="10pt" style:font-size-asian="10pt" style:font-size-complex="10pt" fo:language="en" fo:country="AU"/>
    </style:style>
    <style:style style:name="P181" style:parent-style-name="Normal" style:family="paragraph">
      <style:text-properties fo:font-size="10pt" style:font-size-asian="10pt" style:font-size-complex="10pt" fo:language="en" fo:country="AU"/>
    </style:style>
    <style:style style:name="P182" style:parent-style-name="Normal" style:family="paragraph">
      <style:text-properties fo:font-size="10pt" style:font-size-asian="10pt" style:font-size-complex="10pt" fo:language="en" fo:country="AU"/>
    </style:style>
    <style:style style:name="P183" style:parent-style-name="Normal" style:family="paragraph">
      <style:text-properties fo:font-size="10pt" style:font-size-asian="10pt" style:font-size-complex="10pt" fo:language="en" fo:country="AU"/>
    </style:style>
    <style:style style:name="P184" style:parent-style-name="Normal" style:family="paragraph">
      <style:text-properties fo:font-size="10pt" style:font-size-asian="10pt" style:font-size-complex="10pt" fo:language="en" fo:country="AU"/>
    </style:style>
    <style:style style:name="P185" style:parent-style-name="Normal" style:family="paragraph">
      <style:text-properties fo:font-size="10pt" style:font-size-asian="10pt" style:font-size-complex="10pt" fo:language="en" fo:country="AU"/>
    </style:style>
    <style:style style:name="P186" style:parent-style-name="Normal" style:family="paragraph">
      <style:text-properties fo:font-size="10pt" style:font-size-asian="10pt" style:font-size-complex="10pt" fo:language="en" fo:country="AU"/>
    </style:style>
    <style:style style:name="P187" style:parent-style-name="Normal" style:family="paragraph">
      <style:text-properties fo:font-size="10pt" style:font-size-asian="10pt" style:font-size-complex="10pt" fo:language="en" fo:country="AU"/>
    </style:style>
    <style:style style:name="P188" style:parent-style-name="Normal" style:family="paragraph">
      <style:text-properties fo:font-size="10pt" style:font-size-asian="10pt" style:font-size-complex="10pt" fo:language="en" fo:country="AU"/>
    </style:style>
    <style:style style:name="T189" style:parent-style-name="DefaultParagraphFont" style:family="text">
      <style:text-properties fo:font-size="10pt" style:font-size-asian="10pt" style:font-size-complex="10pt" fo:language="en" fo:country="AU"/>
    </style:style>
    <style:style style:name="T190" style:parent-style-name="DefaultParagraphFont" style:family="text">
      <style:text-properties fo:font-size="10pt" style:font-size-asian="10pt" style:font-size-complex="10pt" fo:language="sv" fo:country="SE"/>
    </style:style>
    <style:style style:name="T191" style:parent-style-name="DefaultParagraphFont" style:family="text">
      <style:text-properties fo:font-size="10pt" style:font-size-asian="10pt" style:font-size-complex="10pt" fo:language="sv" fo:country="SE"/>
    </style:style>
    <style:style style:name="T192" style:parent-style-name="DefaultParagraphFont" style:family="text">
      <style:text-properties fo:font-size="10pt" style:font-size-asian="10pt" style:font-size-complex="10pt" fo:language="sv" fo:country="SE"/>
    </style:style>
    <style:style style:name="T193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194" style:parent-style-name="DefaultParagraphFont" style:family="text">
      <style:text-properties fo:font-size="10pt" style:font-size-asian="10pt" style:font-size-complex="10pt" fo:language="sv" fo:country="SE"/>
    </style:style>
    <style:style style:name="T195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196" style:parent-style-name="DefaultParagraphFont" style:family="text">
      <style:text-properties fo:font-size="10pt" style:font-size-asian="10pt" style:font-size-complex="10pt" fo:language="sv" fo:country="SE"/>
    </style:style>
    <style:style style:name="P197" style:parent-style-name="Normal" style:family="paragraph">
      <style:text-properties fo:font-size="10pt" style:font-size-asian="10pt" style:font-size-complex="10pt" fo:language="en" fo:country="AU"/>
    </style:style>
    <style:style style:name="P198" style:parent-style-name="Normal" style:family="paragraph">
      <style:text-properties fo:font-size="10pt" style:font-size-asian="10pt" style:font-size-complex="10pt" fo:language="en" fo:country="AU"/>
    </style:style>
    <style:style style:name="P199" style:parent-style-name="Normal" style:family="paragraph">
      <style:text-properties fo:font-size="10pt" style:font-size-asian="10pt" style:font-size-complex="10pt" fo:language="en" fo:country="AU"/>
    </style:style>
    <style:style style:name="P200" style:parent-style-name="Normal" style:family="paragraph">
      <style:text-properties fo:font-size="10pt" style:font-size-asian="10pt" style:font-size-complex="10pt" fo:language="en" fo:country="AU"/>
    </style:style>
    <style:style style:name="P201" style:parent-style-name="Normal" style:family="paragraph">
      <style:text-properties fo:font-size="10pt" style:font-size-asian="10pt" style:font-size-complex="10pt" fo:language="en" fo:country="AU"/>
    </style:style>
    <style:style style:name="P202" style:parent-style-name="Normal" style:family="paragraph">
      <style:text-properties fo:font-size="10pt" style:font-size-asian="10pt" style:font-size-complex="10pt" fo:language="en" fo:country="AU"/>
    </style:style>
    <style:style style:name="P203" style:parent-style-name="Normal" style:family="paragraph">
      <style:text-properties fo:font-size="10pt" style:font-size-asian="10pt" style:font-size-complex="10pt" fo:language="en" fo:country="AU"/>
    </style:style>
    <style:style style:name="P204" style:parent-style-name="Normal" style:family="paragraph">
      <style:text-properties fo:font-size="10pt" style:font-size-asian="10pt" style:font-size-complex="10pt" fo:language="en" fo:country="AU"/>
    </style:style>
    <style:style style:name="P205" style:parent-style-name="Normal" style:family="paragraph">
      <style:text-properties fo:font-size="10pt" style:font-size-asian="10pt" style:font-size-complex="10pt" fo:language="en" fo:country="AU"/>
    </style:style>
    <style:style style:name="P206" style:parent-style-name="Normal" style:family="paragraph">
      <style:text-properties fo:font-size="10pt" style:font-size-asian="10pt" style:font-size-complex="10pt" fo:language="en" fo:country="AU"/>
    </style:style>
    <style:style style:name="P207" style:parent-style-name="Normal" style:family="paragraph">
      <style:text-properties fo:font-size="10pt" style:font-size-asian="10pt" style:font-size-complex="10pt" fo:language="en" fo:country="AU"/>
    </style:style>
    <style:style style:name="P208" style:parent-style-name="Normal" style:family="paragraph">
      <style:text-properties fo:font-size="10pt" style:font-size-asian="10pt" style:font-size-complex="10pt" fo:language="en" fo:country="AU"/>
    </style:style>
    <style:style style:name="P209" style:parent-style-name="Normal" style:family="paragraph">
      <style:text-properties fo:font-size="10pt" style:font-size-asian="10pt" style:font-size-complex="10pt" fo:language="en" fo:country="AU"/>
    </style:style>
    <style:style style:name="P210" style:parent-style-name="Normal" style:family="paragraph">
      <style:text-properties fo:font-size="10pt" style:font-size-asian="10pt" style:font-size-complex="10pt" fo:language="en" fo:country="AU"/>
    </style:style>
    <style:style style:name="P211" style:parent-style-name="Normal" style:family="paragraph">
      <style:text-properties fo:font-size="10pt" style:font-size-asian="10pt" style:font-size-complex="10pt" fo:language="en" fo:country="AU"/>
    </style:style>
    <style:style style:name="P212" style:parent-style-name="Normal" style:family="paragraph">
      <style:text-properties fo:font-size="10pt" style:font-size-asian="10pt" style:font-size-complex="10pt" fo:language="en" fo:country="AU"/>
    </style:style>
    <style:style style:name="P213" style:parent-style-name="Normal" style:family="paragraph">
      <style:text-properties fo:font-size="10pt" style:font-size-asian="10pt" style:font-size-complex="10pt" fo:language="en" fo:country="AU"/>
    </style:style>
    <style:style style:name="P214" style:parent-style-name="Normal" style:family="paragraph">
      <style:text-properties fo:font-size="10pt" style:font-size-asian="10pt" style:font-size-complex="10pt" fo:language="en" fo:country="AU"/>
    </style:style>
    <style:style style:name="P215" style:parent-style-name="Normal" style:family="paragraph">
      <style:text-properties fo:font-size="10pt" style:font-size-asian="10pt" style:font-size-complex="10pt" fo:language="en" fo:country="AU"/>
    </style:style>
    <style:style style:name="P216" style:parent-style-name="Normal" style:family="paragraph">
      <style:text-properties fo:font-size="10pt" style:font-size-asian="10pt" style:font-size-complex="10pt" fo:language="en" fo:country="AU"/>
    </style:style>
    <style:style style:name="P217" style:parent-style-name="Normal" style:family="paragraph">
      <style:text-properties fo:font-size="10pt" style:font-size-asian="10pt" style:font-size-complex="10pt" fo:language="en" fo:country="AU"/>
    </style:style>
    <style:style style:name="P218" style:parent-style-name="Normal" style:family="paragraph">
      <style:text-properties fo:font-size="10pt" style:font-size-asian="10pt" style:font-size-complex="10pt" fo:language="en" fo:country="AU"/>
    </style:style>
    <style:style style:name="P219" style:parent-style-name="Normal" style:family="paragraph">
      <style:text-properties fo:font-size="10pt" style:font-size-asian="10pt" style:font-size-complex="10pt" fo:language="en" fo:country="AU"/>
    </style:style>
    <style:style style:name="P220" style:parent-style-name="Normal" style:family="paragraph">
      <style:text-properties fo:font-size="10pt" style:font-size-asian="10pt" style:font-size-complex="10pt" fo:language="en" fo:country="AU"/>
    </style:style>
    <style:style style:name="P221" style:parent-style-name="Normal" style:family="paragraph">
      <style:text-properties fo:font-size="10pt" style:font-size-asian="10pt" style:font-size-complex="10pt" fo:language="en" fo:country="AU"/>
    </style:style>
    <style:style style:name="P222" style:parent-style-name="Normal" style:family="paragraph">
      <style:text-properties fo:font-size="10pt" style:font-size-asian="10pt" style:font-size-complex="10pt" fo:language="en" fo:country="AU"/>
    </style:style>
    <style:style style:name="P223" style:parent-style-name="Normal" style:family="paragraph">
      <style:text-properties fo:font-size="10pt" style:font-size-asian="10pt" style:font-size-complex="10pt" fo:language="en" fo:country="AU"/>
    </style:style>
    <style:style style:name="P224" style:parent-style-name="Normal" style:family="paragraph">
      <style:text-properties fo:font-size="10pt" style:font-size-asian="10pt" style:font-size-complex="10pt" fo:language="en" fo:country="AU"/>
    </style:style>
    <style:style style:name="P225" style:parent-style-name="Normal" style:family="paragraph">
      <style:text-properties fo:font-size="10pt" style:font-size-asian="10pt" style:font-size-complex="10pt" fo:language="en" fo:country="AU"/>
    </style:style>
    <style:style style:name="P226" style:parent-style-name="Normal" style:family="paragraph">
      <style:text-properties fo:font-size="10pt" style:font-size-asian="10pt" style:font-size-complex="10pt" fo:language="en" fo:country="AU"/>
    </style:style>
    <style:style style:name="P227" style:parent-style-name="Normal" style:family="paragraph">
      <style:text-properties fo:font-size="10pt" style:font-size-asian="10pt" style:font-size-complex="10pt" fo:language="en" fo:country="AU"/>
    </style:style>
    <style:style style:name="P228" style:parent-style-name="Normal" style:family="paragraph">
      <style:text-properties fo:font-size="10pt" style:font-size-asian="10pt" style:font-size-complex="10pt" fo:language="en" fo:country="AU"/>
    </style:style>
    <style:style style:name="P229" style:parent-style-name="Normal" style:family="paragraph">
      <style:text-properties fo:font-size="10pt" style:font-size-asian="10pt" style:font-size-complex="10pt" fo:language="en" fo:country="AU"/>
    </style:style>
    <style:style style:name="P230" style:parent-style-name="Normal" style:family="paragraph">
      <style:text-properties fo:font-size="10pt" style:font-size-asian="10pt" style:font-size-complex="10pt" fo:language="en" fo:country="AU"/>
    </style:style>
    <style:style style:name="P231" style:parent-style-name="Normal" style:family="paragraph">
      <style:text-properties fo:font-size="10pt" style:font-size-asian="10pt" style:font-size-complex="10pt" fo:language="en" fo:country="AU"/>
    </style:style>
    <style:style style:name="P232" style:parent-style-name="Normal" style:family="paragraph">
      <style:text-properties fo:font-size="10pt" style:font-size-asian="10pt" style:font-size-complex="10pt" fo:language="en" fo:country="AU"/>
    </style:style>
    <style:style style:name="P233" style:parent-style-name="Normal" style:family="paragraph">
      <style:text-properties fo:font-size="10pt" style:font-size-asian="10pt" style:font-size-complex="10pt" fo:language="en" fo:country="AU"/>
    </style:style>
    <style:style style:name="T234" style:parent-style-name="DefaultParagraphFont" style:family="text">
      <style:text-properties fo:font-size="10pt" style:font-size-asian="10pt" style:font-size-complex="10pt" fo:language="en" fo:country="AU"/>
    </style:style>
    <style:style style:name="T235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6" style:parent-style-name="DefaultParagraphFont" style:family="text">
      <style:text-properties fo:font-size="10pt" style:font-size-asian="10pt" style:font-size-complex="10pt" fo:language="en" fo:country="AU"/>
    </style:style>
    <style:style style:name="T237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8" style:parent-style-name="DefaultParagraphFont" style:family="text">
      <style:text-properties fo:font-size="10pt" style:font-size-asian="10pt" style:font-size-complex="10pt" fo:language="en" fo:country="AU"/>
    </style:style>
    <style:style style:name="P239" style:parent-style-name="Normal" style:family="paragraph">
      <style:text-properties fo:font-size="10pt" style:font-size-asian="10pt" style:font-size-complex="10pt" fo:language="en" fo:country="AU"/>
    </style:style>
    <style:style style:name="P240" style:parent-style-name="Normal" style:family="paragraph">
      <style:text-properties fo:font-size="10pt" style:font-size-asian="10pt" style:font-size-complex="10pt" fo:language="en" fo:country="AU"/>
    </style:style>
    <style:style style:name="P241" style:parent-style-name="Normal" style:family="paragraph">
      <style:text-properties fo:font-size="10pt" style:font-size-asian="10pt" style:font-size-complex="10pt" fo:language="en" fo:country="AU"/>
    </style:style>
    <style:style style:name="P242" style:parent-style-name="Normal" style:family="paragraph">
      <style:text-properties fo:font-size="10pt" style:font-size-asian="10pt" style:font-size-complex="10pt" fo:language="en" fo:country="AU"/>
    </style:style>
    <style:style style:name="P243" style:parent-style-name="Normal" style:family="paragraph">
      <style:text-properties fo:font-size="10pt" style:font-size-asian="10pt" style:font-size-complex="10pt" fo:language="en" fo:country="AU"/>
    </style:style>
    <style:style style:name="P244" style:parent-style-name="Normal" style:family="paragraph">
      <style:text-properties fo:font-size="10pt" style:font-size-asian="10pt" style:font-size-complex="10pt" fo:language="en" fo:country="AU"/>
    </style:style>
    <style:style style:name="P245" style:parent-style-name="Normal" style:family="paragraph">
      <style:text-properties fo:font-size="10pt" style:font-size-asian="10pt" style:font-size-complex="10pt" fo:language="en" fo:country="AU"/>
    </style:style>
    <style:style style:name="P246" style:parent-style-name="Normal" style:family="paragraph">
      <style:text-properties fo:font-size="10pt" style:font-size-asian="10pt" style:font-size-complex="10pt" fo:language="en" fo:country="AU"/>
    </style:style>
    <style:style style:name="P247" style:parent-style-name="Normal" style:family="paragraph">
      <style:text-properties fo:font-size="10pt" style:font-size-asian="10pt" style:font-size-complex="10pt" fo:language="sv" fo:country="SE"/>
    </style:style>
    <style:style style:name="P248" style:parent-style-name="Normal" style:family="paragraph">
      <style:text-properties fo:font-size="10pt" style:font-size-asian="10pt" style:font-size-complex="10pt" fo:language="sv" fo:country="SE"/>
    </style:style>
    <style:style style:name="P249" style:parent-style-name="Normal" style:family="paragraph">
      <style:text-properties fo:font-size="10pt" style:font-size-asian="10pt" style:font-size-complex="10pt" fo:language="sv" fo:country="SE"/>
    </style:style>
    <style:style style:name="P250" style:parent-style-name="Normal" style:family="paragraph">
      <style:text-properties fo:font-size="10pt" style:font-size-asian="10pt" style:font-size-complex="10pt" fo:language="sv" fo:country="SE"/>
    </style:style>
    <style:style style:name="P251" style:parent-style-name="Normal" style:family="paragraph">
      <style:text-properties fo:font-size="10pt" style:font-size-asian="10pt" style:font-size-complex="10pt" fo:language="sv" fo:country="SE"/>
    </style:style>
    <style:style style:name="P252" style:parent-style-name="Normal" style:family="paragraph">
      <style:text-properties fo:font-size="10pt" style:font-size-asian="10pt" style:font-size-complex="10pt" fo:language="en" fo:country="AU"/>
    </style:style>
    <style:style style:name="P253" style:parent-style-name="Normal" style:family="paragraph">
      <style:text-properties fo:font-size="10pt" style:font-size-asian="10pt" style:font-size-complex="10pt" fo:language="en" fo:country="AU"/>
    </style:style>
    <style:style style:name="P254" style:parent-style-name="Normal" style:family="paragraph">
      <style:text-properties fo:font-size="10pt" style:font-size-asian="10pt" style:font-size-complex="10pt" fo:language="en" fo:country="AU"/>
    </style:style>
    <style:style style:name="P255" style:parent-style-name="Normal" style:family="paragraph">
      <style:text-properties fo:font-size="10pt" style:font-size-asian="10pt" style:font-size-complex="10pt" fo:language="en" fo:country="AU"/>
    </style:style>
    <style:style style:name="P256" style:parent-style-name="Normal" style:family="paragraph">
      <style:text-properties fo:font-size="10pt" style:font-size-asian="10pt" style:font-size-complex="10pt" fo:language="en" fo:country="AU"/>
    </style:style>
    <style:style style:name="P257" style:parent-style-name="Normal" style:family="paragraph">
      <style:text-properties fo:font-size="10pt" style:font-size-asian="10pt" style:font-size-complex="10pt" fo:language="en" fo:country="AU"/>
    </style:style>
    <style:style style:name="P258" style:parent-style-name="Normal" style:family="paragraph">
      <style:text-properties fo:font-size="10pt" style:font-size-asian="10pt" style:font-size-complex="10pt" fo:language="en" fo:country="AU"/>
    </style:style>
    <style:style style:name="P259" style:parent-style-name="Normal" style:family="paragraph">
      <style:text-properties fo:font-size="10pt" style:font-size-asian="10pt" style:font-size-complex="10pt" fo:language="en" fo:country="AU"/>
    </style:style>
    <style:style style:name="P260" style:parent-style-name="Normal" style:family="paragraph">
      <style:text-properties fo:font-size="10pt" style:font-size-asian="10pt" style:font-size-complex="10pt" fo:language="en" fo:country="AU"/>
    </style:style>
    <style:style style:name="P261" style:parent-style-name="Normal" style:family="paragraph">
      <style:text-properties fo:font-size="10pt" style:font-size-asian="10pt" style:font-size-complex="10pt" fo:language="en" fo:country="AU"/>
    </style:style>
    <style:style style:name="P262" style:parent-style-name="Normal" style:family="paragraph">
      <style:text-properties fo:font-size="10pt" style:font-size-asian="10pt" style:font-size-complex="10pt" fo:language="en" fo:country="AU"/>
    </style:style>
    <style:style style:name="P263" style:parent-style-name="Normal" style:family="paragraph">
      <style:text-properties fo:font-size="10pt" style:font-size-asian="10pt" style:font-size-complex="10pt" fo:language="en" fo:country="AU"/>
    </style:style>
    <style:style style:name="P264" style:parent-style-name="Normal" style:family="paragraph">
      <style:text-properties fo:font-size="10pt" style:font-size-asian="10pt" style:font-size-complex="10pt" fo:language="en" fo:country="AU"/>
    </style:style>
    <style:style style:name="P265" style:parent-style-name="Normal" style:family="paragraph">
      <style:text-properties fo:font-size="10pt" style:font-size-asian="10pt" style:font-size-complex="10pt" fo:language="en" fo:country="AU"/>
    </style:style>
    <style:style style:name="P266" style:parent-style-name="Normal" style:family="paragraph">
      <style:text-properties fo:font-size="10pt" style:font-size-asian="10pt" style:font-size-complex="10pt" fo:language="en" fo:country="AU"/>
    </style:style>
    <style:style style:name="P267" style:parent-style-name="Normal" style:family="paragraph">
      <style:text-properties fo:font-size="10pt" style:font-size-asian="10pt" style:font-size-complex="10pt" fo:language="en" fo:country="AU"/>
    </style:style>
    <style:style style:name="P268" style:parent-style-name="Normal" style:family="paragraph">
      <style:text-properties fo:font-size="10pt" style:font-size-asian="10pt" style:font-size-complex="10pt" fo:language="en" fo:country="AU"/>
    </style:style>
    <style:style style:name="P269" style:parent-style-name="Normal" style:family="paragraph">
      <style:text-properties fo:font-size="10pt" style:font-size-asian="10pt" style:font-size-complex="10pt" fo:language="en" fo:country="AU"/>
    </style:style>
    <style:style style:name="P270" style:parent-style-name="Normal" style:family="paragraph">
      <style:text-properties fo:font-size="10pt" style:font-size-asian="10pt" style:font-size-complex="10pt" fo:language="en" fo:country="AU"/>
    </style:style>
    <style:style style:name="P271" style:parent-style-name="Normal" style:family="paragraph">
      <style:text-properties fo:font-size="10pt" style:font-size-asian="10pt" style:font-size-complex="10pt" fo:language="en" fo:country="AU"/>
    </style:style>
    <style:style style:name="P272" style:parent-style-name="Normal" style:family="paragraph">
      <style:text-properties fo:font-size="10pt" style:font-size-asian="10pt" style:font-size-complex="10pt" fo:language="en" fo:country="AU"/>
    </style:style>
    <style:style style:name="P273" style:parent-style-name="Normal" style:family="paragraph">
      <style:text-properties fo:font-size="10pt" style:font-size-asian="10pt" style:font-size-complex="10pt" fo:language="en" fo:country="AU"/>
    </style:style>
    <style:style style:name="P274" style:parent-style-name="Normal" style:family="paragraph">
      <style:text-properties fo:font-size="10pt" style:font-size-asian="10pt" style:font-size-complex="10pt" fo:language="en" fo:country="AU"/>
    </style:style>
    <style:style style:name="P275" style:parent-style-name="Normal" style:family="paragraph">
      <style:text-properties fo:font-size="10pt" style:font-size-asian="10pt" style:font-size-complex="10pt" fo:language="en" fo:country="AU"/>
    </style:style>
    <style:style style:name="P276" style:parent-style-name="Normal" style:family="paragraph">
      <style:text-properties fo:font-size="10pt" style:font-size-asian="10pt" style:font-size-complex="10pt" fo:language="en" fo:country="AU"/>
    </style:style>
    <style:style style:name="P277" style:parent-style-name="Normal" style:family="paragraph">
      <style:text-properties fo:font-size="10pt" style:font-size-asian="10pt" style:font-size-complex="10pt" fo:language="en" fo:country="AU"/>
    </style:style>
    <style:style style:name="P278" style:parent-style-name="Normal" style:family="paragraph">
      <style:text-properties fo:font-size="10pt" style:font-size-asian="10pt" style:font-size-complex="10pt" fo:language="en" fo:country="AU"/>
    </style:style>
    <style:style style:name="P279" style:parent-style-name="Normal" style:family="paragraph">
      <style:text-properties fo:font-size="10pt" style:font-size-asian="10pt" style:font-size-complex="10pt" fo:language="en" fo:country="AU"/>
    </style:style>
    <style:style style:name="P280" style:parent-style-name="Normal" style:family="paragraph">
      <style:text-properties fo:font-size="10pt" style:font-size-asian="10pt" style:font-size-complex="10pt" fo:language="en" fo:country="AU"/>
    </style:style>
    <style:style style:name="P281" style:parent-style-name="Normal" style:family="paragraph">
      <style:text-properties fo:font-size="10pt" style:font-size-asian="10pt" style:font-size-complex="10pt" fo:language="en" fo:country="AU"/>
    </style:style>
    <style:style style:name="P282" style:parent-style-name="Normal" style:family="paragraph">
      <style:text-properties fo:font-size="10pt" style:font-size-asian="10pt" style:font-size-complex="10pt" fo:language="en" fo:country="AU"/>
    </style:style>
    <style:style style:name="P283" style:parent-style-name="Normal" style:family="paragraph">
      <style:text-properties fo:font-size="10pt" style:font-size-asian="10pt" style:font-size-complex="10pt" fo:language="en" fo:country="AU"/>
    </style:style>
    <style:style style:name="T284" style:parent-style-name="DefaultParagraphFont" style:family="text">
      <style:text-properties fo:font-size="10pt" style:font-size-asian="10pt" style:font-size-complex="10pt" fo:language="en" fo:country="AU"/>
    </style:style>
    <style:style style:name="T285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86" style:parent-style-name="DefaultParagraphFont" style:family="text">
      <style:text-properties fo:font-size="10pt" style:font-size-asian="10pt" style:font-size-complex="10pt" fo:language="en" fo:country="AU"/>
    </style:style>
    <style:style style:name="T287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88" style:parent-style-name="DefaultParagraphFont" style:family="text">
      <style:text-properties fo:font-size="10pt" style:font-size-asian="10pt" style:font-size-complex="10pt" fo:language="en" fo:country="AU"/>
    </style:style>
    <style:style style:name="P289" style:parent-style-name="Normal" style:family="paragraph">
      <style:text-properties fo:font-size="10pt" style:font-size-asian="10pt" style:font-size-complex="10pt" fo:language="en" fo:country="AU"/>
    </style:style>
    <style:style style:name="P290" style:parent-style-name="Normal" style:family="paragraph">
      <style:text-properties fo:font-size="10pt" style:font-size-asian="10pt" style:font-size-complex="10pt" fo:language="en" fo:country="AU"/>
    </style:style>
    <style:style style:name="P291" style:parent-style-name="Normal" style:family="paragraph">
      <style:text-properties fo:font-size="10pt" style:font-size-asian="10pt" style:font-size-complex="10pt" fo:language="en" fo:country="AU"/>
    </style:style>
    <style:style style:name="P292" style:parent-style-name="Normal" style:family="paragraph">
      <style:text-properties fo:font-size="10pt" style:font-size-asian="10pt" style:font-size-complex="10pt" fo:language="en" fo:country="AU"/>
    </style:style>
    <style:style style:name="P293" style:parent-style-name="Normal" style:family="paragraph">
      <style:text-properties fo:font-size="10pt" style:font-size-asian="10pt" style:font-size-complex="10pt" fo:language="en" fo:country="AU"/>
    </style:style>
    <style:style style:name="P294" style:parent-style-name="Normal" style:family="paragraph">
      <style:text-properties fo:font-size="10pt" style:font-size-asian="10pt" style:font-size-complex="10pt" fo:language="en" fo:country="AU"/>
    </style:style>
    <style:style style:name="P295" style:parent-style-name="Normal" style:family="paragraph">
      <style:text-properties fo:font-size="10pt" style:font-size-asian="10pt" style:font-size-complex="10pt" fo:language="en" fo:country="AU"/>
    </style:style>
    <style:style style:name="P296" style:parent-style-name="Normal" style:family="paragraph">
      <style:text-properties fo:font-size="10pt" style:font-size-asian="10pt" style:font-size-complex="10pt" fo:language="en" fo:country="AU"/>
    </style:style>
    <style:style style:name="P297" style:parent-style-name="Normal" style:family="paragraph">
      <style:text-properties fo:font-size="10pt" style:font-size-asian="10pt" style:font-size-complex="10pt" fo:language="en" fo:country="AU"/>
    </style:style>
    <style:style style:name="P298" style:parent-style-name="Normal" style:family="paragraph">
      <style:paragraph-properties fo:text-indent="0.5in"/>
      <style:text-properties fo:font-size="10pt" style:font-size-asian="10pt" style:font-size-complex="10pt" fo:language="en" fo:country="AU"/>
    </style:style>
    <style:style style:name="P299" style:parent-style-name="Normal" style:family="paragraph">
      <style:text-properties fo:font-size="10pt" style:font-size-asian="10pt" style:font-size-complex="10pt" fo:language="en" fo:country="AU"/>
    </style:style>
    <style:style style:name="P300" style:parent-style-name="Normal" style:family="paragraph">
      <style:text-properties fo:font-size="10pt" style:font-size-asian="10pt" style:font-size-complex="10pt" fo:language="en" fo:country="AU"/>
    </style:style>
    <style:style style:name="P301" style:parent-style-name="Normal" style:family="paragraph">
      <style:text-properties fo:font-size="10pt" style:font-size-asian="10pt" style:font-size-complex="10pt" fo:language="en" fo:country="AU"/>
    </style:style>
    <style:style style:name="P302" style:parent-style-name="Normal" style:family="paragraph">
      <style:text-properties fo:font-size="10pt" style:font-size-asian="10pt" style:font-size-complex="10pt" fo:language="en" fo:country="AU"/>
    </style:style>
    <style:style style:name="P303" style:parent-style-name="Normal" style:family="paragraph">
      <style:text-properties fo:font-size="10pt" style:font-size-asian="10pt" style:font-size-complex="10pt" fo:language="en" fo:country="AU"/>
    </style:style>
    <style:style style:name="P304" style:parent-style-name="Normal" style:family="paragraph">
      <style:text-properties fo:font-size="10pt" style:font-size-asian="10pt" style:font-size-complex="10pt" fo:language="en" fo:country="AU"/>
    </style:style>
    <style:style style:name="P305" style:parent-style-name="Normal" style:family="paragraph">
      <style:text-properties fo:font-size="10pt" style:font-size-asian="10pt" style:font-size-complex="10pt" fo:language="en" fo:country="AU"/>
    </style:style>
    <style:style style:name="P306" style:parent-style-name="Normal" style:family="paragraph">
      <style:text-properties fo:font-size="10pt" style:font-size-asian="10pt" style:font-size-complex="10pt" fo:language="en" fo:country="AU"/>
    </style:style>
    <style:style style:name="P307" style:parent-style-name="Normal" style:family="paragraph">
      <style:text-properties fo:font-size="10pt" style:font-size-asian="10pt" style:font-size-complex="10pt" fo:language="en" fo:country="AU"/>
    </style:style>
    <style:style style:name="P308" style:parent-style-name="Normal" style:family="paragraph">
      <style:text-properties fo:font-size="10pt" style:font-size-asian="10pt" style:font-size-complex="10pt" fo:language="en" fo:country="AU"/>
    </style:style>
    <style:style style:name="P309" style:parent-style-name="Normal" style:family="paragraph">
      <style:text-properties fo:font-size="10pt" style:font-size-asian="10pt" style:font-size-complex="10pt" fo:language="en" fo:country="AU"/>
    </style:style>
    <style:style style:name="P310" style:parent-style-name="Normal" style:family="paragraph">
      <style:text-properties fo:font-size="10pt" style:font-size-asian="10pt" style:font-size-complex="10pt" fo:language="en" fo:country="AU"/>
    </style:style>
    <style:style style:name="P311" style:parent-style-name="Normal" style:family="paragraph">
      <style:text-properties fo:font-size="10pt" style:font-size-asian="10pt" style:font-size-complex="10pt" fo:language="en" fo:country="AU"/>
    </style:style>
    <style:style style:name="P312" style:parent-style-name="Normal" style:family="paragraph">
      <style:text-properties fo:font-size="10pt" style:font-size-asian="10pt" style:font-size-complex="10pt" fo:language="en" fo:country="AU"/>
    </style:style>
    <style:style style:name="P313" style:parent-style-name="Normal" style:family="paragraph">
      <style:text-properties fo:font-size="10pt" style:font-size-asian="10pt" style:font-size-complex="10pt" fo:language="en" fo:country="AU"/>
    </style:style>
    <style:style style:name="P314" style:parent-style-name="Normal" style:family="paragraph">
      <style:text-properties fo:font-size="10pt" style:font-size-asian="10pt" style:font-size-complex="10pt" fo:language="en" fo:country="AU"/>
    </style:style>
    <style:style style:name="P315" style:parent-style-name="Normal" style:family="paragraph">
      <style:text-properties fo:font-size="10pt" style:font-size-asian="10pt" style:font-size-complex="10pt" fo:language="en" fo:country="AU"/>
    </style:style>
    <style:style style:name="P316" style:parent-style-name="Normal" style:family="paragraph">
      <style:text-properties fo:font-size="10pt" style:font-size-asian="10pt" style:font-size-complex="10pt" fo:language="en" fo:country="AU"/>
    </style:style>
    <style:style style:name="P317" style:parent-style-name="Normal" style:family="paragraph">
      <style:text-properties fo:font-size="10pt" style:font-size-asian="10pt" style:font-size-complex="10pt" fo:language="en" fo:country="AU"/>
    </style:style>
    <style:style style:name="P318" style:parent-style-name="Normal" style:family="paragraph">
      <style:text-properties fo:font-size="10pt" style:font-size-asian="10pt" style:font-size-complex="10pt" fo:language="en" fo:country="AU"/>
    </style:style>
    <style:style style:name="P319" style:parent-style-name="Normal" style:family="paragraph">
      <style:text-properties fo:font-size="10pt" style:font-size-asian="10pt" style:font-size-complex="10pt" fo:language="en" fo:country="AU"/>
    </style:style>
    <style:style style:name="P320" style:parent-style-name="Normal" style:family="paragraph">
      <style:text-properties fo:font-size="10pt" style:font-size-asian="10pt" style:font-size-complex="10pt" fo:language="en" fo:country="AU"/>
    </style:style>
    <style:style style:name="P321" style:parent-style-name="Normal" style:family="paragraph">
      <style:text-properties fo:font-size="10pt" style:font-size-asian="10pt" style:font-size-complex="10pt" fo:language="en" fo:country="AU"/>
    </style:style>
    <style:style style:name="P322" style:parent-style-name="Normal" style:family="paragraph">
      <style:text-properties fo:font-size="10pt" style:font-size-asian="10pt" style:font-size-complex="10pt" fo:language="en" fo:country="AU"/>
    </style:style>
    <style:style style:name="P323" style:parent-style-name="Normal" style:family="paragraph">
      <style:text-properties fo:font-size="10pt" style:font-size-asian="10pt" style:font-size-complex="10pt" fo:language="en" fo:country="AU"/>
    </style:style>
    <style:style style:name="P324" style:parent-style-name="Normal" style:family="paragraph">
      <style:text-properties fo:font-size="10pt" style:font-size-asian="10pt" style:font-size-complex="10pt" fo:language="en" fo:country="AU"/>
    </style:style>
    <style:style style:name="P325" style:parent-style-name="Normal" style:family="paragraph">
      <style:text-properties fo:font-size="10pt" style:font-size-asian="10pt" style:font-size-complex="10pt" fo:language="en" fo:country="AU"/>
    </style:style>
    <style:style style:name="P326" style:parent-style-name="Normal" style:family="paragraph">
      <style:text-properties fo:font-size="10pt" style:font-size-asian="10pt" style:font-size-complex="10pt" fo:language="en" fo:country="AU"/>
    </style:style>
    <style:style style:name="P327" style:parent-style-name="Normal" style:family="paragraph">
      <style:text-properties fo:font-size="10pt" style:font-size-asian="10pt" style:font-size-complex="10pt" fo:language="en" fo:country="AU"/>
    </style:style>
    <style:style style:name="P328" style:parent-style-name="Normal" style:family="paragraph">
      <style:text-properties fo:font-size="10pt" style:font-size-asian="10pt" style:font-size-complex="10pt" fo:language="en" fo:country="AU"/>
    </style:style>
    <style:style style:name="P329" style:parent-style-name="Normal" style:family="paragraph">
      <style:text-properties fo:font-size="10pt" style:font-size-asian="10pt" style:font-size-complex="10pt" fo:language="en" fo:country="AU"/>
    </style:style>
    <style:style style:name="P330" style:parent-style-name="Normal" style:family="paragraph">
      <style:text-properties fo:font-size="10pt" style:font-size-asian="10pt" style:font-size-complex="10pt" fo:language="en" fo:country="AU"/>
    </style:style>
    <style:style style:name="P331" style:parent-style-name="Normal" style:family="paragraph">
      <style:text-properties fo:font-size="10pt" style:font-size-asian="10pt" style:font-size-complex="10pt" fo:language="en" fo:country="AU"/>
    </style:style>
    <style:style style:name="P33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33" style:parent-style-name="Normal" style:family="paragraph">
      <style:text-properties fo:font-size="10pt" style:font-size-asian="10pt" style:font-size-complex="10pt" fo:language="en" fo:country="AU"/>
    </style:style>
    <style:style style:name="P334" style:parent-style-name="Normal" style:family="paragraph">
      <style:text-properties fo:font-size="10pt" style:font-size-asian="10pt" style:font-size-complex="10pt" fo:language="en" fo:country="AU"/>
    </style:style>
    <style:style style:name="P335" style:parent-style-name="Normal" style:family="paragraph">
      <style:text-properties fo:font-size="10pt" style:font-size-asian="10pt" style:font-size-complex="10pt" fo:language="en" fo:country="AU"/>
    </style:style>
    <style:style style:name="P336" style:parent-style-name="Normal" style:family="paragraph">
      <style:text-properties fo:font-size="10pt" style:font-size-asian="10pt" style:font-size-complex="10pt" fo:language="en" fo:country="AU"/>
    </style:style>
    <style:style style:name="P337" style:parent-style-name="Normal" style:family="paragraph">
      <style:text-properties fo:font-size="10pt" style:font-size-asian="10pt" style:font-size-complex="10pt" fo:language="en" fo:country="AU"/>
    </style:style>
    <style:style style:name="P338" style:parent-style-name="Normal" style:family="paragraph">
      <style:text-properties fo:font-size="10pt" style:font-size-asian="10pt" style:font-size-complex="10pt" fo:language="en" fo:country="AU"/>
    </style:style>
    <style:style style:name="P339" style:parent-style-name="Normal" style:family="paragraph">
      <style:text-properties fo:font-size="10pt" style:font-size-asian="10pt" style:font-size-complex="10pt" fo:language="en" fo:country="AU"/>
    </style:style>
    <style:style style:name="P340" style:parent-style-name="Normal" style:family="paragraph">
      <style:text-properties fo:font-size="10pt" style:font-size-asian="10pt" style:font-size-complex="10pt" fo:language="en" fo:country="AU"/>
    </style:style>
    <style:style style:name="P341" style:parent-style-name="Normal" style:family="paragraph">
      <style:text-properties fo:font-size="10pt" style:font-size-asian="10pt" style:font-size-complex="10pt" fo:language="en" fo:country="AU"/>
    </style:style>
    <style:style style:name="P342" style:parent-style-name="Normal" style:family="paragraph">
      <style:text-properties fo:font-size="10pt" style:font-size-asian="10pt" style:font-size-complex="10pt" fo:language="en" fo:country="AU"/>
    </style:style>
    <style:style style:name="P343" style:parent-style-name="Normal" style:family="paragraph">
      <style:text-properties fo:font-size="10pt" style:font-size-asian="10pt" style:font-size-complex="10pt" fo:language="en" fo:country="AU"/>
    </style:style>
    <style:style style:name="P344" style:parent-style-name="Normal" style:family="paragraph">
      <style:text-properties fo:font-size="10pt" style:font-size-asian="10pt" style:font-size-complex="10pt" fo:language="en" fo:country="AU"/>
    </style:style>
    <style:style style:name="P345" style:parent-style-name="Normal" style:family="paragraph">
      <style:text-properties fo:font-size="10pt" style:font-size-asian="10pt" style:font-size-complex="10pt" fo:language="en" fo:country="AU"/>
    </style:style>
    <style:style style:name="P346" style:parent-style-name="Normal" style:family="paragraph">
      <style:text-properties fo:font-size="10pt" style:font-size-asian="10pt" style:font-size-complex="10pt" fo:language="en" fo:country="AU"/>
    </style:style>
    <style:style style:name="P347" style:parent-style-name="Normal" style:family="paragraph">
      <style:text-properties fo:font-size="10pt" style:font-size-asian="10pt" style:font-size-complex="10pt" fo:language="en" fo:country="AU"/>
    </style:style>
    <style:style style:name="P348" style:parent-style-name="Normal" style:family="paragraph">
      <style:text-properties fo:font-size="10pt" style:font-size-asian="10pt" style:font-size-complex="10pt" fo:language="en" fo:country="AU"/>
    </style:style>
    <style:style style:name="P349" style:parent-style-name="Normal" style:family="paragraph">
      <style:text-properties fo:font-size="10pt" style:font-size-asian="10pt" style:font-size-complex="10pt" fo:language="en" fo:country="AU"/>
    </style:style>
    <style:style style:name="P350" style:parent-style-name="Normal" style:family="paragraph">
      <style:text-properties fo:font-size="10pt" style:font-size-asian="10pt" style:font-size-complex="10pt" fo:language="en" fo:country="AU"/>
    </style:style>
    <style:style style:name="P35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52" style:parent-style-name="Normal" style:family="paragraph">
      <style:text-properties fo:font-size="10pt" style:font-size-asian="10pt" style:font-size-complex="10pt" fo:language="en" fo:country="AU"/>
    </style:style>
    <style:style style:name="P353" style:parent-style-name="Normal" style:family="paragraph">
      <style:text-properties fo:font-size="10pt" style:font-size-asian="10pt" style:font-size-complex="10pt" fo:language="en" fo:country="AU"/>
    </style:style>
    <style:style style:name="P354" style:parent-style-name="Normal" style:family="paragraph">
      <style:text-properties fo:font-size="10pt" style:font-size-asian="10pt" style:font-size-complex="10pt" fo:language="en" fo:country="AU"/>
    </style:style>
    <style:style style:name="P355" style:parent-style-name="Normal" style:family="paragraph">
      <style:text-properties fo:font-size="10pt" style:font-size-asian="10pt" style:font-size-complex="10pt" fo:language="en" fo:country="AU"/>
    </style:style>
    <style:style style:name="P356" style:parent-style-name="Normal" style:family="paragraph">
      <style:text-properties fo:font-size="10pt" style:font-size-asian="10pt" style:font-size-complex="10pt" fo:language="en" fo:country="AU"/>
    </style:style>
    <style:style style:name="P357" style:parent-style-name="Normal" style:family="paragraph">
      <style:text-properties fo:font-size="10pt" style:font-size-asian="10pt" style:font-size-complex="10pt" fo:language="en" fo:country="AU"/>
    </style:style>
    <style:style style:name="P358" style:parent-style-name="Normal" style:family="paragraph">
      <style:text-properties fo:font-size="10pt" style:font-size-asian="10pt" style:font-size-complex="10pt" fo:language="en" fo:country="AU"/>
    </style:style>
    <style:style style:name="P359" style:parent-style-name="Normal" style:family="paragraph">
      <style:text-properties fo:font-size="10pt" style:font-size-asian="10pt" style:font-size-complex="10pt" fo:language="en" fo:country="AU"/>
    </style:style>
    <style:style style:name="P360" style:parent-style-name="Normal" style:family="paragraph">
      <style:text-properties fo:font-size="10pt" style:font-size-asian="10pt" style:font-size-complex="10pt" fo:language="en" fo:country="AU"/>
    </style:style>
    <style:style style:name="P361" style:parent-style-name="Normal" style:family="paragraph">
      <style:text-properties fo:font-size="10pt" style:font-size-asian="10pt" style:font-size-complex="10pt" fo:language="en" fo:country="AU"/>
    </style:style>
    <style:style style:name="P362" style:parent-style-name="Normal" style:family="paragraph">
      <style:text-properties fo:font-size="10pt" style:font-size-asian="10pt" style:font-size-complex="10pt" fo:language="en" fo:country="AU"/>
    </style:style>
    <style:style style:name="P363" style:parent-style-name="Normal" style:family="paragraph">
      <style:text-properties fo:font-size="10pt" style:font-size-asian="10pt" style:font-size-complex="10pt" fo:language="en" fo:country="AU"/>
    </style:style>
    <style:style style:name="P364" style:parent-style-name="Normal" style:family="paragraph">
      <style:text-properties fo:font-size="10pt" style:font-size-asian="10pt" style:font-size-complex="10pt" fo:language="en" fo:country="AU"/>
    </style:style>
    <style:style style:name="P365" style:parent-style-name="Normal" style:family="paragraph">
      <style:paragraph-properties fo:text-indent="0.5in"/>
      <style:text-properties fo:font-size="10pt" style:font-size-asian="10pt" style:font-size-complex="10pt" fo:language="en" fo:country="AU"/>
    </style:style>
    <style:style style:name="P366" style:parent-style-name="Normal" style:family="paragraph">
      <style:text-properties fo:font-size="10pt" style:font-size-asian="10pt" style:font-size-complex="10pt" fo:language="en" fo:country="AU"/>
    </style:style>
    <style:style style:name="P367" style:parent-style-name="Normal" style:family="paragraph">
      <style:text-properties fo:font-size="10pt" style:font-size-asian="10pt" style:font-size-complex="10pt" fo:language="en" fo:country="AU"/>
    </style:style>
    <style:style style:name="P368" style:parent-style-name="Normal" style:family="paragraph">
      <style:text-properties fo:font-size="10pt" style:font-size-asian="10pt" style:font-size-complex="10pt" fo:language="en" fo:country="AU"/>
    </style:style>
    <style:style style:name="P369" style:parent-style-name="Normal" style:family="paragraph">
      <style:text-properties fo:font-size="10pt" style:font-size-asian="10pt" style:font-size-complex="10pt" fo:language="en" fo:country="AU"/>
    </style:style>
    <style:style style:name="P370" style:parent-style-name="Normal" style:family="paragraph">
      <style:text-properties fo:font-size="10pt" style:font-size-asian="10pt" style:font-size-complex="10pt" fo:language="en" fo:country="AU"/>
    </style:style>
    <style:style style:name="P37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72" style:parent-style-name="Normal" style:family="paragraph">
      <style:text-properties fo:font-size="10pt" style:font-size-asian="10pt" style:font-size-complex="10pt" fo:language="en" fo:country="AU"/>
    </style:style>
    <style:style style:name="P373" style:parent-style-name="Normal" style:family="paragraph">
      <style:text-properties fo:font-size="10pt" style:font-size-asian="10pt" style:font-size-complex="10pt" fo:language="en" fo:country="AU"/>
    </style:style>
    <style:style style:name="P374" style:parent-style-name="Normal" style:family="paragraph">
      <style:text-properties fo:font-size="10pt" style:font-size-asian="10pt" style:font-size-complex="10pt" fo:language="en" fo:country="AU"/>
    </style:style>
    <style:style style:name="P375" style:parent-style-name="Normal" style:family="paragraph">
      <style:text-properties fo:font-size="10pt" style:font-size-asian="10pt" style:font-size-complex="10pt" fo:language="en" fo:country="AU"/>
    </style:style>
    <style:style style:name="P376" style:parent-style-name="Normal" style:family="paragraph">
      <style:text-properties fo:font-size="10pt" style:font-size-asian="10pt" style:font-size-complex="10pt" fo:language="en" fo:country="AU"/>
    </style:style>
    <style:style style:name="P377" style:parent-style-name="Normal" style:family="paragraph">
      <style:text-properties fo:font-size="10pt" style:font-size-asian="10pt" style:font-size-complex="10pt" fo:language="en" fo:country="AU"/>
    </style:style>
    <style:style style:name="P378" style:parent-style-name="Normal" style:family="paragraph">
      <style:text-properties fo:font-size="10pt" style:font-size-asian="10pt" style:font-size-complex="10pt" fo:language="en" fo:country="AU"/>
    </style:style>
    <style:style style:name="P379" style:parent-style-name="Normal" style:family="paragraph">
      <style:text-properties fo:font-size="10pt" style:font-size-asian="10pt" style:font-size-complex="10pt" fo:language="en" fo:country="AU"/>
    </style:style>
    <style:style style:name="P380" style:parent-style-name="Normal" style:family="paragraph">
      <style:text-properties fo:font-size="10pt" style:font-size-asian="10pt" style:font-size-complex="10pt" fo:language="en" fo:country="AU"/>
    </style:style>
    <style:style style:name="P38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82" style:parent-style-name="Normal" style:family="paragraph">
      <style:text-properties fo:font-size="10pt" style:font-size-asian="10pt" style:font-size-complex="10pt" fo:language="en" fo:country="AU"/>
    </style:style>
    <style:style style:name="P383" style:parent-style-name="Normal" style:family="paragraph">
      <style:text-properties fo:font-size="10pt" style:font-size-asian="10pt" style:font-size-complex="10pt" fo:language="en" fo:country="AU"/>
    </style:style>
    <style:style style:name="P384" style:parent-style-name="Normal" style:family="paragraph">
      <style:text-properties fo:font-size="10pt" style:font-size-asian="10pt" style:font-size-complex="10pt" fo:language="en" fo:country="AU"/>
    </style:style>
    <style:style style:name="P385" style:parent-style-name="Normal" style:family="paragraph">
      <style:paragraph-properties fo:text-indent="0.5in"/>
      <style:text-properties fo:font-size="10pt" style:font-size-asian="10pt" style:font-size-complex="10pt" fo:language="en" fo:country="AU"/>
    </style:style>
    <style:style style:name="P386" style:parent-style-name="Normal" style:family="paragraph">
      <style:text-properties fo:font-size="10pt" style:font-size-asian="10pt" style:font-size-complex="10pt" fo:language="en" fo:country="AU"/>
    </style:style>
    <style:style style:name="P387" style:parent-style-name="Normal" style:family="paragraph">
      <style:text-properties fo:font-size="10pt" style:font-size-asian="10pt" style:font-size-complex="10pt" fo:language="en" fo:country="AU"/>
    </style:style>
    <style:style style:name="P388" style:parent-style-name="Normal" style:family="paragraph">
      <style:text-properties fo:font-size="10pt" style:font-size-asian="10pt" style:font-size-complex="10pt" fo:language="en" fo:country="AU"/>
    </style:style>
    <style:style style:name="P389" style:parent-style-name="Normal" style:family="paragraph">
      <style:text-properties fo:font-size="10pt" style:font-size-asian="10pt" style:font-size-complex="10pt" fo:language="en" fo:country="AU"/>
    </style:style>
    <style:style style:name="P390" style:parent-style-name="Normal" style:family="paragraph">
      <style:text-properties fo:font-size="10pt" style:font-size-asian="10pt" style:font-size-complex="10pt" fo:language="en" fo:country="AU"/>
    </style:style>
    <style:style style:name="P391" style:parent-style-name="Normal" style:family="paragraph">
      <style:text-properties fo:font-size="10pt" style:font-size-asian="10pt" style:font-size-complex="10pt" fo:language="en" fo:country="AU"/>
    </style:style>
    <style:style style:name="P392" style:parent-style-name="Normal" style:family="paragraph">
      <style:text-properties fo:font-size="10pt" style:font-size-asian="10pt" style:font-size-complex="10pt" fo:language="en" fo:country="AU"/>
    </style:style>
    <style:style style:name="P393" style:parent-style-name="Normal" style:family="paragraph">
      <style:text-properties fo:font-size="10pt" style:font-size-asian="10pt" style:font-size-complex="10pt" fo:language="en" fo:country="AU"/>
    </style:style>
    <style:style style:name="P394" style:parent-style-name="Normal" style:family="paragraph">
      <style:text-properties fo:font-size="10pt" style:font-size-asian="10pt" style:font-size-complex="10pt" fo:language="en" fo:country="AU"/>
    </style:style>
    <style:style style:name="P395" style:parent-style-name="Normal" style:family="paragraph">
      <style:paragraph-properties fo:text-indent="0.5in"/>
      <style:text-properties fo:font-size="10pt" style:font-size-asian="10pt" style:font-size-complex="10pt" fo:language="en" fo:country="AU"/>
    </style:style>
    <style:style style:name="P396" style:parent-style-name="Normal" style:family="paragraph">
      <style:text-properties fo:font-size="10pt" style:font-size-asian="10pt" style:font-size-complex="10pt" fo:language="en" fo:country="AU"/>
    </style:style>
    <style:style style:name="P397" style:parent-style-name="Normal" style:family="paragraph">
      <style:text-properties fo:font-size="10pt" style:font-size-asian="10pt" style:font-size-complex="10pt" fo:language="en" fo:country="AU"/>
    </style:style>
    <style:style style:name="P398" style:parent-style-name="Normal" style:family="paragraph">
      <style:text-properties fo:font-size="10pt" style:font-size-asian="10pt" style:font-size-complex="10pt" fo:language="en" fo:country="AU"/>
    </style:style>
    <style:style style:name="P399" style:parent-style-name="Normal" style:family="paragraph">
      <style:text-properties fo:font-size="10pt" style:font-size-asian="10pt" style:font-size-complex="10pt" fo:language="en" fo:country="AU"/>
    </style:style>
    <style:style style:name="P400" style:parent-style-name="Normal" style:family="paragraph">
      <style:text-properties fo:font-size="10pt" style:font-size-asian="10pt" style:font-size-complex="10pt" fo:language="en" fo:country="AU"/>
    </style:style>
    <style:style style:name="P40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02" style:parent-style-name="Normal" style:family="paragraph">
      <style:text-properties fo:font-size="10pt" style:font-size-asian="10pt" style:font-size-complex="10pt" fo:language="en" fo:country="AU"/>
    </style:style>
    <style:style style:name="P403" style:parent-style-name="Normal" style:family="paragraph">
      <style:text-properties fo:font-size="10pt" style:font-size-asian="10pt" style:font-size-complex="10pt" fo:language="en" fo:country="AU"/>
    </style:style>
    <style:style style:name="P404" style:parent-style-name="Normal" style:family="paragraph">
      <style:text-properties fo:font-size="10pt" style:font-size-asian="10pt" style:font-size-complex="10pt" fo:language="en" fo:country="AU"/>
    </style:style>
    <style:style style:name="P405" style:parent-style-name="Normal" style:family="paragraph">
      <style:paragraph-properties fo:text-indent="0.5in"/>
      <style:text-properties fo:font-size="10pt" style:font-size-asian="10pt" style:font-size-complex="10pt" fo:language="en" fo:country="AU"/>
    </style:style>
    <style:style style:name="P406" style:parent-style-name="Normal" style:family="paragraph">
      <style:text-properties fo:font-size="10pt" style:font-size-asian="10pt" style:font-size-complex="10pt" fo:language="en" fo:country="AU"/>
    </style:style>
    <style:style style:name="P407" style:parent-style-name="Normal" style:family="paragraph">
      <style:text-properties fo:font-size="10pt" style:font-size-asian="10pt" style:font-size-complex="10pt" fo:language="en" fo:country="AU"/>
    </style:style>
    <style:style style:name="P408" style:parent-style-name="Normal" style:family="paragraph">
      <style:text-properties fo:font-size="10pt" style:font-size-asian="10pt" style:font-size-complex="10pt" fo:language="en" fo:country="AU"/>
    </style:style>
    <style:style style:name="P409" style:parent-style-name="Normal" style:family="paragraph">
      <style:text-properties fo:font-size="10pt" style:font-size-asian="10pt" style:font-size-complex="10pt" fo:language="en" fo:country="AU"/>
    </style:style>
    <style:style style:name="P410" style:parent-style-name="Normal" style:family="paragraph">
      <style:text-properties fo:font-size="10pt" style:font-size-asian="10pt" style:font-size-complex="10pt" fo:language="en" fo:country="AU"/>
    </style:style>
    <style:style style:name="P41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12" style:parent-style-name="Normal" style:family="paragraph">
      <style:text-properties fo:font-size="10pt" style:font-size-asian="10pt" style:font-size-complex="10pt" fo:language="en" fo:country="AU"/>
    </style:style>
    <style:style style:name="P413" style:parent-style-name="Normal" style:family="paragraph">
      <style:text-properties fo:font-size="10pt" style:font-size-asian="10pt" style:font-size-complex="10pt" fo:language="en" fo:country="AU"/>
    </style:style>
    <style:style style:name="P414" style:parent-style-name="Normal" style:family="paragraph">
      <style:text-properties fo:font-size="10pt" style:font-size-asian="10pt" style:font-size-complex="10pt" fo:language="en" fo:country="AU"/>
    </style:style>
    <style:style style:name="P415" style:parent-style-name="Normal" style:family="paragraph">
      <style:text-properties fo:font-size="10pt" style:font-size-asian="10pt" style:font-size-complex="10pt" fo:language="en" fo:country="AU"/>
    </style:style>
    <style:style style:name="P416" style:parent-style-name="Normal" style:family="paragraph">
      <style:text-properties fo:font-size="10pt" style:font-size-asian="10pt" style:font-size-complex="10pt" fo:language="en" fo:country="AU"/>
    </style:style>
    <style:style style:name="P417" style:parent-style-name="Normal" style:family="paragraph">
      <style:text-properties fo:font-size="10pt" style:font-size-asian="10pt" style:font-size-complex="10pt" fo:language="en" fo:country="AU"/>
    </style:style>
    <style:style style:name="P418" style:parent-style-name="Normal" style:family="paragraph">
      <style:text-properties fo:font-size="10pt" style:font-size-asian="10pt" style:font-size-complex="10pt" fo:language="en" fo:country="AU"/>
    </style:style>
    <style:style style:name="P419" style:parent-style-name="Normal" style:family="paragraph">
      <style:text-properties fo:font-size="10pt" style:font-size-asian="10pt" style:font-size-complex="10pt" fo:language="en" fo:country="AU"/>
    </style:style>
    <style:style style:name="P420" style:parent-style-name="Normal" style:family="paragraph">
      <style:text-properties fo:font-size="10pt" style:font-size-asian="10pt" style:font-size-complex="10pt" fo:language="en" fo:country="AU"/>
    </style:style>
    <style:style style:name="P42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22" style:parent-style-name="Normal" style:family="paragraph">
      <style:text-properties fo:font-size="10pt" style:font-size-asian="10pt" style:font-size-complex="10pt" fo:language="en" fo:country="AU"/>
    </style:style>
    <style:style style:name="P423" style:parent-style-name="Normal" style:family="paragraph">
      <style:text-properties fo:font-size="10pt" style:font-size-asian="10pt" style:font-size-complex="10pt" fo:language="en" fo:country="AU"/>
    </style:style>
    <style:style style:name="P424" style:parent-style-name="Normal" style:family="paragraph">
      <style:text-properties fo:font-size="10pt" style:font-size-asian="10pt" style:font-size-complex="10pt" fo:language="en" fo:country="AU"/>
    </style:style>
    <style:style style:name="P425" style:parent-style-name="Normal" style:family="paragraph">
      <style:text-properties fo:font-size="10pt" style:font-size-asian="10pt" style:font-size-complex="10pt" fo:language="en" fo:country="AU"/>
    </style:style>
    <style:style style:name="P426" style:parent-style-name="Normal" style:family="paragraph">
      <style:text-properties fo:font-size="10pt" style:font-size-asian="10pt" style:font-size-complex="10pt" fo:language="en" fo:country="AU"/>
    </style:style>
    <style:style style:name="P427" style:parent-style-name="Normal" style:family="paragraph">
      <style:text-properties fo:font-size="10pt" style:font-size-asian="10pt" style:font-size-complex="10pt" fo:language="en" fo:country="AU"/>
    </style:style>
    <style:style style:name="P428" style:parent-style-name="Normal" style:family="paragraph">
      <style:text-properties fo:font-size="10pt" style:font-size-asian="10pt" style:font-size-complex="10pt" fo:language="en" fo:country="AU"/>
    </style:style>
    <style:style style:name="P429" style:parent-style-name="Normal" style:family="paragraph">
      <style:text-properties fo:font-size="10pt" style:font-size-asian="10pt" style:font-size-complex="10pt" fo:language="en" fo:country="AU"/>
    </style:style>
    <style:style style:name="P430" style:parent-style-name="Normal" style:family="paragraph">
      <style:text-properties fo:font-size="10pt" style:font-size-asian="10pt" style:font-size-complex="10pt" fo:language="en" fo:country="AU"/>
    </style:style>
    <style:style style:name="P431" style:parent-style-name="Normal" style:family="paragraph">
      <style:text-properties fo:font-size="10pt" style:font-size-asian="10pt" style:font-size-complex="10pt" fo:language="en" fo:country="AU"/>
    </style:style>
    <style:style style:name="P43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33" style:parent-style-name="Normal" style:family="paragraph">
      <style:text-properties fo:font-size="10pt" style:font-size-asian="10pt" style:font-size-complex="10pt" fo:language="en" fo:country="AU"/>
    </style:style>
    <style:style style:name="P434" style:parent-style-name="Normal" style:family="paragraph">
      <style:text-properties fo:font-size="10pt" style:font-size-asian="10pt" style:font-size-complex="10pt" fo:language="en" fo:country="AU"/>
    </style:style>
    <style:style style:name="P435" style:parent-style-name="Normal" style:family="paragraph">
      <style:text-properties fo:font-size="10pt" style:font-size-asian="10pt" style:font-size-complex="10pt" fo:language="en" fo:country="AU"/>
    </style:style>
    <style:style style:name="P436" style:parent-style-name="Normal" style:family="paragraph">
      <style:text-properties fo:font-size="10pt" style:font-size-asian="10pt" style:font-size-complex="10pt" fo:language="en" fo:country="AU"/>
    </style:style>
    <style:style style:name="P437" style:parent-style-name="Normal" style:family="paragraph">
      <style:text-properties fo:font-size="10pt" style:font-size-asian="10pt" style:font-size-complex="10pt" fo:language="en" fo:country="AU"/>
    </style:style>
    <style:style style:name="P438" style:parent-style-name="Normal" style:family="paragraph">
      <style:text-properties fo:font-size="10pt" style:font-size-asian="10pt" style:font-size-complex="10pt" fo:language="en" fo:country="AU"/>
    </style:style>
    <style:style style:name="P439" style:parent-style-name="Normal" style:family="paragraph">
      <style:text-properties fo:font-size="10pt" style:font-size-asian="10pt" style:font-size-complex="10pt" fo:language="en" fo:country="AU"/>
    </style:style>
    <style:style style:name="P440" style:parent-style-name="Normal" style:family="paragraph">
      <style:text-properties fo:font-size="10pt" style:font-size-asian="10pt" style:font-size-complex="10pt" fo:language="en" fo:country="AU"/>
    </style:style>
    <style:style style:name="P441" style:parent-style-name="Normal" style:family="paragraph">
      <style:text-properties fo:font-size="10pt" style:font-size-asian="10pt" style:font-size-complex="10pt" fo:language="en" fo:country="AU"/>
    </style:style>
    <style:style style:name="P442" style:parent-style-name="Normal" style:family="paragraph">
      <style:text-properties fo:font-size="10pt" style:font-size-asian="10pt" style:font-size-complex="10pt" fo:language="en" fo:country="AU"/>
    </style:style>
    <style:style style:name="P443" style:parent-style-name="Normal" style:family="paragraph">
      <style:text-properties fo:font-size="10pt" style:font-size-asian="10pt" style:font-size-complex="10pt" fo:language="en" fo:country="AU"/>
    </style:style>
    <style:style style:name="P44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45" style:parent-style-name="Normal" style:family="paragraph">
      <style:text-properties fo:font-size="10pt" style:font-size-asian="10pt" style:font-size-complex="10pt" fo:language="en" fo:country="AU"/>
    </style:style>
    <style:style style:name="P446" style:parent-style-name="Normal" style:family="paragraph">
      <style:text-properties fo:font-size="10pt" style:font-size-asian="10pt" style:font-size-complex="10pt" fo:language="en" fo:country="AU"/>
    </style:style>
    <style:style style:name="P447" style:parent-style-name="Normal" style:family="paragraph">
      <style:text-properties fo:font-size="10pt" style:font-size-asian="10pt" style:font-size-complex="10pt" fo:language="en" fo:country="AU"/>
    </style:style>
    <style:style style:name="P448" style:parent-style-name="Normal" style:family="paragraph">
      <style:text-properties fo:font-size="10pt" style:font-size-asian="10pt" style:font-size-complex="10pt" fo:language="en" fo:country="AU"/>
    </style:style>
    <style:style style:name="P449" style:parent-style-name="Normal" style:family="paragraph">
      <style:text-properties fo:font-size="10pt" style:font-size-asian="10pt" style:font-size-complex="10pt" fo:language="en" fo:country="AU"/>
    </style:style>
    <style:style style:name="P450" style:parent-style-name="Normal" style:family="paragraph">
      <style:text-properties fo:font-size="10pt" style:font-size-asian="10pt" style:font-size-complex="10pt" fo:language="en" fo:country="AU"/>
    </style:style>
    <style:style style:name="P451" style:parent-style-name="Normal" style:family="paragraph">
      <style:text-properties fo:font-size="10pt" style:font-size-asian="10pt" style:font-size-complex="10pt" fo:language="en" fo:country="AU"/>
    </style:style>
    <style:style style:name="P452" style:parent-style-name="Normal" style:family="paragraph">
      <style:text-properties fo:font-size="10pt" style:font-size-asian="10pt" style:font-size-complex="10pt" fo:language="en" fo:country="AU"/>
    </style:style>
    <style:style style:name="P453" style:parent-style-name="Normal" style:family="paragraph">
      <style:text-properties fo:font-size="10pt" style:font-size-asian="10pt" style:font-size-complex="10pt" fo:language="en" fo:country="AU"/>
    </style:style>
    <style:style style:name="P454" style:parent-style-name="Normal" style:family="paragraph">
      <style:text-properties fo:font-size="10pt" style:font-size-asian="10pt" style:font-size-complex="10pt" fo:language="en" fo:country="AU"/>
    </style:style>
    <style:style style:name="P455" style:parent-style-name="Normal" style:family="paragraph">
      <style:text-properties fo:font-size="10pt" style:font-size-asian="10pt" style:font-size-complex="10pt" fo:language="en" fo:country="AU"/>
    </style:style>
    <style:style style:name="P456" style:parent-style-name="Normal" style:family="paragraph">
      <style:text-properties fo:font-size="10pt" style:font-size-asian="10pt" style:font-size-complex="10pt" fo:language="en" fo:country="AU"/>
    </style:style>
    <style:style style:name="P457" style:parent-style-name="Normal" style:family="paragraph">
      <style:text-properties fo:font-size="10pt" style:font-size-asian="10pt" style:font-size-complex="10pt" fo:language="en" fo:country="AU"/>
    </style:style>
    <style:style style:name="P458" style:parent-style-name="Normal" style:family="paragraph">
      <style:text-properties fo:font-size="10pt" style:font-size-asian="10pt" style:font-size-complex="10pt" fo:language="en" fo:country="AU"/>
    </style:style>
    <style:style style:name="P459" style:parent-style-name="Normal" style:family="paragraph">
      <style:text-properties fo:font-size="10pt" style:font-size-asian="10pt" style:font-size-complex="10pt" fo:language="en" fo:country="AU"/>
    </style:style>
    <style:style style:name="P460" style:parent-style-name="Normal" style:family="paragraph">
      <style:text-properties fo:font-size="10pt" style:font-size-asian="10pt" style:font-size-complex="10pt" fo:language="en" fo:country="AU"/>
    </style:style>
    <style:style style:name="P461" style:parent-style-name="Normal" style:family="paragraph">
      <style:text-properties fo:font-size="10pt" style:font-size-asian="10pt" style:font-size-complex="10pt" fo:language="en" fo:country="AU"/>
    </style:style>
    <style:style style:name="P462" style:parent-style-name="Normal" style:family="paragraph">
      <style:text-properties fo:font-size="10pt" style:font-size-asian="10pt" style:font-size-complex="10pt" fo:language="en" fo:country="AU"/>
    </style:style>
    <style:style style:name="P463" style:parent-style-name="Normal" style:family="paragraph">
      <style:text-properties fo:font-size="10pt" style:font-size-asian="10pt" style:font-size-complex="10pt" fo:language="en" fo:country="AU"/>
    </style:style>
    <style:style style:name="P464" style:parent-style-name="Normal" style:family="paragraph">
      <style:text-properties fo:font-size="10pt" style:font-size-asian="10pt" style:font-size-complex="10pt" fo:language="en" fo:country="AU"/>
    </style:style>
    <style:style style:name="P465" style:parent-style-name="Normal" style:family="paragraph">
      <style:text-properties fo:font-size="10pt" style:font-size-asian="10pt" style:font-size-complex="10pt" fo:language="en" fo:country="AU"/>
    </style:style>
    <style:style style:name="P466" style:parent-style-name="Normal" style:family="paragraph">
      <style:text-properties fo:font-size="10pt" style:font-size-asian="10pt" style:font-size-complex="10pt" fo:language="en" fo:country="AU"/>
    </style:style>
    <style:style style:name="P467" style:parent-style-name="Normal" style:family="paragraph">
      <style:text-properties fo:font-size="10pt" style:font-size-asian="10pt" style:font-size-complex="10pt" fo:language="en" fo:country="AU"/>
    </style:style>
    <style:style style:name="P468" style:parent-style-name="Normal" style:family="paragraph">
      <style:text-properties fo:font-size="10pt" style:font-size-asian="10pt" style:font-size-complex="10pt" fo:language="en" fo:country="AU"/>
    </style:style>
    <style:style style:name="T469" style:parent-style-name="DefaultParagraphFont" style:family="text">
      <style:text-properties fo:font-size="10pt" style:font-size-asian="10pt" style:font-size-complex="10pt" fo:language="en" fo:country="AU"/>
    </style:style>
    <style:style style:name="T470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471" style:parent-style-name="DefaultParagraphFont" style:family="text">
      <style:text-properties fo:font-size="10pt" style:font-size-asian="10pt" style:font-size-complex="10pt" fo:language="en" fo:country="AU"/>
    </style:style>
    <style:style style:name="T472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473" style:parent-style-name="DefaultParagraphFont" style:family="text">
      <style:text-properties fo:font-size="10pt" style:font-size-asian="10pt" style:font-size-complex="10pt" fo:language="en" fo:country="AU"/>
    </style:style>
    <style:style style:name="P474" style:parent-style-name="Normal" style:family="paragraph">
      <style:text-properties fo:font-size="10pt" style:font-size-asian="10pt" style:font-size-complex="10pt" fo:language="en" fo:country="AU"/>
    </style:style>
    <style:style style:name="P475" style:parent-style-name="Normal" style:family="paragraph">
      <style:text-properties fo:font-size="10pt" style:font-size-asian="10pt" style:font-size-complex="10pt" fo:language="en" fo:country="AU"/>
    </style:style>
    <style:style style:name="P476" style:parent-style-name="Normal" style:family="paragraph">
      <style:text-properties fo:font-size="10pt" style:font-size-asian="10pt" style:font-size-complex="10pt" fo:language="en" fo:country="AU"/>
    </style:style>
    <style:style style:name="P477" style:parent-style-name="Normal" style:family="paragraph">
      <style:text-properties fo:font-size="10pt" style:font-size-asian="10pt" style:font-size-complex="10pt" fo:language="en" fo:country="AU"/>
    </style:style>
    <style:style style:name="P478" style:parent-style-name="Normal" style:family="paragraph">
      <style:text-properties fo:font-size="10pt" style:font-size-asian="10pt" style:font-size-complex="10pt" fo:language="en" fo:country="AU"/>
    </style:style>
    <style:style style:name="P479" style:parent-style-name="Normal" style:family="paragraph">
      <style:text-properties fo:font-size="10pt" style:font-size-asian="10pt" style:font-size-complex="10pt" fo:language="en" fo:country="AU"/>
    </style:style>
    <style:style style:name="P480" style:parent-style-name="Normal" style:family="paragraph">
      <style:text-properties fo:font-size="10pt" style:font-size-asian="10pt" style:font-size-complex="10pt" fo:language="en" fo:country="AU"/>
    </style:style>
    <style:style style:name="P481" style:parent-style-name="Normal" style:family="paragraph">
      <style:text-properties fo:font-size="10pt" style:font-size-asian="10pt" style:font-size-complex="10pt" fo:language="en" fo:country="AU"/>
    </style:style>
    <style:style style:name="P482" style:parent-style-name="Normal" style:family="paragraph">
      <style:text-properties fo:font-size="10pt" style:font-size-asian="10pt" style:font-size-complex="10pt" fo:language="en" fo:country="AU"/>
    </style:style>
    <style:style style:name="P483" style:parent-style-name="Normal" style:family="paragraph">
      <style:text-properties fo:font-size="10pt" style:font-size-asian="10pt" style:font-size-complex="10pt" fo:language="en" fo:country="AU"/>
    </style:style>
    <style:style style:name="P484" style:parent-style-name="Normal" style:family="paragraph">
      <style:text-properties fo:font-size="10pt" style:font-size-asian="10pt" style:font-size-complex="10pt" fo:language="en" fo:country="AU"/>
    </style:style>
    <style:style style:name="P485" style:parent-style-name="Normal" style:family="paragraph">
      <style:text-properties fo:font-size="10pt" style:font-size-asian="10pt" style:font-size-complex="10pt" fo:language="en" fo:country="AU"/>
    </style:style>
    <style:style style:name="P486" style:parent-style-name="Normal" style:family="paragraph">
      <style:text-properties fo:font-size="10pt" style:font-size-asian="10pt" style:font-size-complex="10pt" fo:language="en" fo:country="AU"/>
    </style:style>
    <style:style style:name="P487" style:parent-style-name="Normal" style:family="paragraph">
      <style:text-properties fo:font-size="10pt" style:font-size-asian="10pt" style:font-size-complex="10pt" fo:language="en" fo:country="AU"/>
    </style:style>
    <style:style style:name="P488" style:parent-style-name="Normal" style:family="paragraph">
      <style:text-properties fo:font-size="10pt" style:font-size-asian="10pt" style:font-size-complex="10pt" fo:language="en" fo:country="AU"/>
    </style:style>
    <style:style style:name="P489" style:parent-style-name="Normal" style:family="paragraph">
      <style:text-properties fo:font-size="10pt" style:font-size-asian="10pt" style:font-size-complex="10pt" fo:language="en" fo:country="AU"/>
    </style:style>
    <style:style style:name="P49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91" style:parent-style-name="Normal" style:family="paragraph">
      <style:text-properties fo:font-size="10pt" style:font-size-asian="10pt" style:font-size-complex="10pt" fo:language="en" fo:country="AU"/>
    </style:style>
    <style:style style:name="P492" style:parent-style-name="Normal" style:family="paragraph">
      <style:text-properties fo:font-size="10pt" style:font-size-asian="10pt" style:font-size-complex="10pt" fo:language="en" fo:country="AU"/>
    </style:style>
    <style:style style:name="P493" style:parent-style-name="Normal" style:family="paragraph">
      <style:text-properties fo:font-size="10pt" style:font-size-asian="10pt" style:font-size-complex="10pt" fo:language="en" fo:country="AU"/>
    </style:style>
    <style:style style:name="P494" style:parent-style-name="Normal" style:family="paragraph">
      <style:text-properties fo:font-size="10pt" style:font-size-asian="10pt" style:font-size-complex="10pt" fo:language="en" fo:country="AU"/>
    </style:style>
    <style:style style:name="P495" style:parent-style-name="Normal" style:family="paragraph">
      <style:text-properties fo:font-size="10pt" style:font-size-asian="10pt" style:font-size-complex="10pt" fo:language="en" fo:country="AU"/>
    </style:style>
    <style:style style:name="P496" style:parent-style-name="Normal" style:family="paragraph">
      <style:text-properties fo:font-size="10pt" style:font-size-asian="10pt" style:font-size-complex="10pt" fo:language="en" fo:country="AU"/>
    </style:style>
    <style:style style:name="P497" style:parent-style-name="Normal" style:family="paragraph">
      <style:text-properties fo:font-size="10pt" style:font-size-asian="10pt" style:font-size-complex="10pt" fo:language="en" fo:country="AU"/>
    </style:style>
    <style:style style:name="P498" style:parent-style-name="Normal" style:family="paragraph">
      <style:text-properties fo:font-size="10pt" style:font-size-asian="10pt" style:font-size-complex="10pt" fo:language="en" fo:country="AU"/>
    </style:style>
    <style:style style:name="P499" style:parent-style-name="Normal" style:family="paragraph">
      <style:text-properties fo:font-size="10pt" style:font-size-asian="10pt" style:font-size-complex="10pt" fo:language="en" fo:country="AU"/>
    </style:style>
    <style:style style:name="P500" style:parent-style-name="Normal" style:family="paragraph">
      <style:text-properties fo:font-size="10pt" style:font-size-asian="10pt" style:font-size-complex="10pt" fo:language="en" fo:country="AU"/>
    </style:style>
    <style:style style:name="P501" style:parent-style-name="Normal" style:family="paragraph">
      <style:text-properties fo:font-size="10pt" style:font-size-asian="10pt" style:font-size-complex="10pt" fo:language="en" fo:country="AU"/>
    </style:style>
    <style:style style:name="P502" style:parent-style-name="Normal" style:family="paragraph">
      <style:text-properties fo:font-size="10pt" style:font-size-asian="10pt" style:font-size-complex="10pt" fo:language="en" fo:country="AU"/>
    </style:style>
    <style:style style:name="P503" style:parent-style-name="Normal" style:family="paragraph">
      <style:text-properties fo:font-size="10pt" style:font-size-asian="10pt" style:font-size-complex="10pt" fo:language="en" fo:country="AU"/>
    </style:style>
    <style:style style:name="P504" style:parent-style-name="Normal" style:family="paragraph">
      <style:text-properties fo:font-size="10pt" style:font-size-asian="10pt" style:font-size-complex="10pt" fo:language="en" fo:country="AU"/>
    </style:style>
    <style:style style:name="P505" style:parent-style-name="Normal" style:family="paragraph">
      <style:text-properties fo:font-size="10pt" style:font-size-asian="10pt" style:font-size-complex="10pt" fo:language="en" fo:country="AU"/>
    </style:style>
    <style:style style:name="P506" style:parent-style-name="Normal" style:family="paragraph">
      <style:text-properties fo:font-size="10pt" style:font-size-asian="10pt" style:font-size-complex="10pt" fo:language="en" fo:country="AU"/>
    </style:style>
    <style:style style:name="P507" style:parent-style-name="Normal" style:family="paragraph">
      <style:text-properties fo:font-size="10pt" style:font-size-asian="10pt" style:font-size-complex="10pt" fo:language="en" fo:country="AU"/>
    </style:style>
    <style:style style:name="P508" style:parent-style-name="Normal" style:family="paragraph">
      <style:paragraph-properties fo:text-indent="0.5in"/>
      <style:text-properties fo:font-size="10pt" style:font-size-asian="10pt" style:font-size-complex="10pt" fo:language="en" fo:country="AU"/>
    </style:style>
    <style:style style:name="P509" style:parent-style-name="Normal" style:family="paragraph">
      <style:paragraph-properties fo:text-indent="0.5in"/>
      <style:text-properties fo:font-size="10pt" style:font-size-asian="10pt" style:font-size-complex="10pt" fo:language="en" fo:country="AU"/>
    </style:style>
    <style:style style:name="P510" style:parent-style-name="Normal" style:family="paragraph">
      <style:text-properties fo:font-size="10pt" style:font-size-asian="10pt" style:font-size-complex="10pt" fo:language="en" fo:country="AU"/>
    </style:style>
    <style:style style:name="P511" style:parent-style-name="Normal" style:family="paragraph">
      <style:text-properties fo:font-size="10pt" style:font-size-asian="10pt" style:font-size-complex="10pt" fo:language="en" fo:country="AU"/>
    </style:style>
    <style:style style:name="P512" style:parent-style-name="Normal" style:family="paragraph">
      <style:text-properties fo:font-size="10pt" style:font-size-asian="10pt" style:font-size-complex="10pt" fo:language="en" fo:country="AU"/>
    </style:style>
    <style:style style:name="P513" style:parent-style-name="Normal" style:family="paragraph">
      <style:text-properties fo:font-size="10pt" style:font-size-asian="10pt" style:font-size-complex="10pt" fo:language="en" fo:country="AU"/>
    </style:style>
    <style:style style:name="P514" style:parent-style-name="Normal" style:family="paragraph">
      <style:text-properties fo:font-size="10pt" style:font-size-asian="10pt" style:font-size-complex="10pt" fo:language="en" fo:country="AU"/>
    </style:style>
    <style:style style:name="P515" style:parent-style-name="Normal" style:family="paragraph">
      <style:text-properties fo:font-size="10pt" style:font-size-asian="10pt" style:font-size-complex="10pt" fo:language="en" fo:country="AU"/>
    </style:style>
    <style:style style:name="P516" style:parent-style-name="Normal" style:family="paragraph">
      <style:text-properties fo:font-size="10pt" style:font-size-asian="10pt" style:font-size-complex="10pt" fo:language="en" fo:country="AU"/>
    </style:style>
    <style:style style:name="P517" style:parent-style-name="Normal" style:family="paragraph">
      <style:text-properties fo:font-size="10pt" style:font-size-asian="10pt" style:font-size-complex="10pt" fo:language="en" fo:country="AU"/>
    </style:style>
    <style:style style:name="P518" style:parent-style-name="Normal" style:family="paragraph">
      <style:text-properties fo:font-size="10pt" style:font-size-asian="10pt" style:font-size-complex="10pt" fo:language="en" fo:country="AU"/>
    </style:style>
    <style:style style:name="P519" style:parent-style-name="Normal" style:family="paragraph">
      <style:text-properties fo:font-size="10pt" style:font-size-asian="10pt" style:font-size-complex="10pt" fo:language="en" fo:country="AU"/>
    </style:style>
    <style:style style:name="P520" style:parent-style-name="Normal" style:family="paragraph">
      <style:text-properties fo:font-size="10pt" style:font-size-asian="10pt" style:font-size-complex="10pt" fo:language="en" fo:country="AU"/>
    </style:style>
    <style:style style:name="P521" style:parent-style-name="Normal" style:family="paragraph">
      <style:text-properties fo:font-size="10pt" style:font-size-asian="10pt" style:font-size-complex="10pt" fo:language="en" fo:country="AU"/>
    </style:style>
    <style:style style:name="P522" style:parent-style-name="Normal" style:family="paragraph">
      <style:text-properties fo:font-size="10pt" style:font-size-asian="10pt" style:font-size-complex="10pt" fo:language="en" fo:country="AU"/>
    </style:style>
    <style:style style:name="P523" style:parent-style-name="Normal" style:family="paragraph">
      <style:text-properties fo:font-size="10pt" style:font-size-asian="10pt" style:font-size-complex="10pt" fo:language="en" fo:country="AU"/>
    </style:style>
    <style:style style:name="P52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25" style:parent-style-name="Normal" style:family="paragraph">
      <style:text-properties fo:font-size="10pt" style:font-size-asian="10pt" style:font-size-complex="10pt" fo:language="en" fo:country="AU"/>
    </style:style>
    <style:style style:name="P526" style:parent-style-name="Normal" style:family="paragraph">
      <style:text-properties fo:font-size="10pt" style:font-size-asian="10pt" style:font-size-complex="10pt" fo:language="en" fo:country="AU"/>
    </style:style>
    <style:style style:name="P527" style:parent-style-name="Normal" style:family="paragraph">
      <style:text-properties fo:font-size="10pt" style:font-size-asian="10pt" style:font-size-complex="10pt" fo:language="en" fo:country="AU"/>
    </style:style>
    <style:style style:name="P528" style:parent-style-name="Normal" style:family="paragraph">
      <style:text-properties fo:font-size="10pt" style:font-size-asian="10pt" style:font-size-complex="10pt" fo:language="en" fo:country="AU"/>
    </style:style>
    <style:style style:name="P529" style:parent-style-name="Normal" style:family="paragraph">
      <style:text-properties fo:font-size="10pt" style:font-size-asian="10pt" style:font-size-complex="10pt" fo:language="en" fo:country="AU"/>
    </style:style>
    <style:style style:name="P530" style:parent-style-name="Normal" style:family="paragraph">
      <style:text-properties fo:font-size="10pt" style:font-size-asian="10pt" style:font-size-complex="10pt" fo:language="en" fo:country="AU"/>
    </style:style>
    <style:style style:name="P531" style:parent-style-name="Normal" style:family="paragraph">
      <style:text-properties fo:font-size="10pt" style:font-size-asian="10pt" style:font-size-complex="10pt" fo:language="en" fo:country="AU"/>
    </style:style>
    <style:style style:name="P532" style:parent-style-name="Normal" style:family="paragraph">
      <style:text-properties fo:font-size="10pt" style:font-size-asian="10pt" style:font-size-complex="10pt" fo:language="en" fo:country="AU"/>
    </style:style>
    <style:style style:name="P533" style:parent-style-name="Normal" style:family="paragraph">
      <style:text-properties fo:font-size="10pt" style:font-size-asian="10pt" style:font-size-complex="10pt" fo:language="en" fo:country="AU"/>
    </style:style>
    <style:style style:name="P534" style:parent-style-name="Normal" style:family="paragraph">
      <style:text-properties fo:font-size="10pt" style:font-size-asian="10pt" style:font-size-complex="10pt" fo:language="en" fo:country="AU"/>
    </style:style>
    <style:style style:name="P535" style:parent-style-name="Normal" style:family="paragraph">
      <style:text-properties fo:font-size="10pt" style:font-size-asian="10pt" style:font-size-complex="10pt" fo:language="en" fo:country="AU"/>
    </style:style>
    <style:style style:name="P536" style:parent-style-name="Normal" style:family="paragraph">
      <style:text-properties fo:font-size="10pt" style:font-size-asian="10pt" style:font-size-complex="10pt" fo:language="en" fo:country="AU"/>
    </style:style>
    <style:style style:name="P537" style:parent-style-name="Normal" style:family="paragraph">
      <style:text-properties fo:font-size="10pt" style:font-size-asian="10pt" style:font-size-complex="10pt" fo:language="en" fo:country="AU"/>
    </style:style>
    <style:style style:name="P538" style:parent-style-name="Normal" style:family="paragraph">
      <style:text-properties fo:font-size="10pt" style:font-size-asian="10pt" style:font-size-complex="10pt" fo:language="en" fo:country="AU"/>
    </style:style>
    <style:style style:name="P539" style:parent-style-name="Normal" style:family="paragraph">
      <style:text-properties fo:font-size="10pt" style:font-size-asian="10pt" style:font-size-complex="10pt" fo:language="en" fo:country="AU"/>
    </style:style>
    <style:style style:name="P540" style:parent-style-name="Normal" style:family="paragraph">
      <style:text-properties fo:font-size="10pt" style:font-size-asian="10pt" style:font-size-complex="10pt" fo:language="en" fo:country="AU"/>
    </style:style>
    <style:style style:name="P541" style:parent-style-name="Normal" style:family="paragraph">
      <style:text-properties fo:font-size="10pt" style:font-size-asian="10pt" style:font-size-complex="10pt" fo:language="en" fo:country="AU"/>
    </style:style>
    <style:style style:name="P542" style:parent-style-name="Normal" style:family="paragraph">
      <style:text-properties fo:font-size="10pt" style:font-size-asian="10pt" style:font-size-complex="10pt" fo:language="en" fo:country="AU"/>
    </style:style>
    <style:style style:name="P543" style:parent-style-name="Normal" style:family="paragraph">
      <style:text-properties fo:font-size="10pt" style:font-size-asian="10pt" style:font-size-complex="10pt" fo:language="en" fo:country="AU"/>
    </style:style>
    <style:style style:name="P54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45" style:parent-style-name="Normal" style:family="paragraph">
      <style:text-properties fo:font-size="10pt" style:font-size-asian="10pt" style:font-size-complex="10pt" fo:language="en" fo:country="AU"/>
    </style:style>
    <style:style style:name="P546" style:parent-style-name="Normal" style:family="paragraph">
      <style:text-properties fo:font-size="10pt" style:font-size-asian="10pt" style:font-size-complex="10pt" fo:language="en" fo:country="AU"/>
    </style:style>
    <style:style style:name="P547" style:parent-style-name="Normal" style:family="paragraph">
      <style:text-properties fo:font-size="10pt" style:font-size-asian="10pt" style:font-size-complex="10pt" fo:language="en" fo:country="AU"/>
    </style:style>
    <style:style style:name="P548" style:parent-style-name="Normal" style:family="paragraph">
      <style:text-properties fo:font-size="10pt" style:font-size-asian="10pt" style:font-size-complex="10pt" fo:language="en" fo:country="AU"/>
    </style:style>
    <style:style style:name="P549" style:parent-style-name="Normal" style:family="paragraph">
      <style:text-properties fo:font-size="10pt" style:font-size-asian="10pt" style:font-size-complex="10pt" fo:language="en" fo:country="AU"/>
    </style:style>
    <style:style style:name="P550" style:parent-style-name="Normal" style:family="paragraph">
      <style:text-properties fo:font-size="10pt" style:font-size-asian="10pt" style:font-size-complex="10pt" fo:language="en" fo:country="AU"/>
    </style:style>
    <style:style style:name="P551" style:parent-style-name="Normal" style:family="paragraph">
      <style:text-properties fo:font-size="10pt" style:font-size-asian="10pt" style:font-size-complex="10pt" fo:language="en" fo:country="AU"/>
    </style:style>
    <style:style style:name="P552" style:parent-style-name="Normal" style:family="paragraph">
      <style:text-properties fo:font-size="10pt" style:font-size-asian="10pt" style:font-size-complex="10pt" fo:language="en" fo:country="AU"/>
    </style:style>
    <style:style style:name="P553" style:parent-style-name="Normal" style:family="paragraph">
      <style:text-properties fo:font-size="10pt" style:font-size-asian="10pt" style:font-size-complex="10pt" fo:language="en" fo:country="AU"/>
    </style:style>
    <style:style style:name="P554" style:parent-style-name="Normal" style:family="paragraph">
      <style:text-properties fo:font-size="10pt" style:font-size-asian="10pt" style:font-size-complex="10pt" fo:language="en" fo:country="AU"/>
    </style:style>
    <style:style style:name="P555" style:parent-style-name="Normal" style:family="paragraph">
      <style:text-properties fo:font-size="10pt" style:font-size-asian="10pt" style:font-size-complex="10pt" fo:language="en" fo:country="AU"/>
    </style:style>
    <style:style style:name="P556" style:parent-style-name="Normal" style:family="paragraph">
      <style:text-properties fo:font-size="10pt" style:font-size-asian="10pt" style:font-size-complex="10pt" fo:language="en" fo:country="AU"/>
    </style:style>
    <style:style style:name="P557" style:parent-style-name="Normal" style:family="paragraph">
      <style:text-properties fo:font-size="10pt" style:font-size-asian="10pt" style:font-size-complex="10pt" fo:language="en" fo:country="AU"/>
    </style:style>
    <style:style style:name="P558" style:parent-style-name="Normal" style:family="paragraph">
      <style:text-properties fo:font-size="10pt" style:font-size-asian="10pt" style:font-size-complex="10pt" fo:language="en" fo:country="AU"/>
    </style:style>
    <style:style style:name="P559" style:parent-style-name="Normal" style:family="paragraph">
      <style:text-properties fo:font-size="10pt" style:font-size-asian="10pt" style:font-size-complex="10pt" fo:language="en" fo:country="AU"/>
    </style:style>
    <style:style style:name="T560" style:parent-style-name="DefaultParagraphFont" style:family="text">
      <style:text-properties fo:font-size="10pt" style:font-size-asian="10pt" style:font-size-complex="10pt" fo:language="en" fo:country="AU"/>
    </style:style>
    <style:style style:name="T561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62" style:parent-style-name="DefaultParagraphFont" style:family="text">
      <style:text-properties fo:font-size="10pt" style:font-size-asian="10pt" style:font-size-complex="10pt" fo:language="en" fo:country="AU"/>
    </style:style>
    <style:style style:name="T563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64" style:parent-style-name="DefaultParagraphFont" style:family="text">
      <style:text-properties fo:font-size="10pt" style:font-size-asian="10pt" style:font-size-complex="10pt" fo:language="en" fo:country="AU"/>
    </style:style>
    <style:style style:name="P565" style:parent-style-name="Normal" style:family="paragraph">
      <style:text-properties fo:font-size="10pt" style:font-size-asian="10pt" style:font-size-complex="10pt" fo:language="en" fo:country="AU"/>
    </style:style>
    <style:style style:name="P566" style:parent-style-name="Normal" style:family="paragraph">
      <style:text-properties fo:font-size="10pt" style:font-size-asian="10pt" style:font-size-complex="10pt" fo:language="sv" fo:country="SE"/>
    </style:style>
    <style:style style:name="P567" style:parent-style-name="Normal" style:family="paragraph">
      <style:text-properties fo:font-size="10pt" style:font-size-asian="10pt" style:font-size-complex="10pt" fo:language="sv" fo:country="SE"/>
    </style:style>
    <style:style style:name="P568" style:parent-style-name="Normal" style:family="paragraph">
      <style:text-properties fo:font-size="10pt" style:font-size-asian="10pt" style:font-size-complex="10pt" fo:language="en" fo:country="AU"/>
    </style:style>
    <style:style style:name="P569" style:parent-style-name="Normal" style:family="paragraph">
      <style:text-properties fo:font-size="10pt" style:font-size-asian="10pt" style:font-size-complex="10pt" fo:language="en" fo:country="AU"/>
    </style:style>
    <style:style style:name="P570" style:parent-style-name="Normal" style:family="paragraph">
      <style:text-properties fo:font-size="10pt" style:font-size-asian="10pt" style:font-size-complex="10pt" fo:language="en" fo:country="AU"/>
    </style:style>
    <style:style style:name="P571" style:parent-style-name="Normal" style:family="paragraph">
      <style:text-properties fo:font-size="10pt" style:font-size-asian="10pt" style:font-size-complex="10pt" fo:language="en" fo:country="AU"/>
    </style:style>
    <style:style style:name="P572" style:parent-style-name="Normal" style:family="paragraph">
      <style:text-properties fo:font-size="10pt" style:font-size-asian="10pt" style:font-size-complex="10pt" fo:language="en" fo:country="AU"/>
    </style:style>
    <style:style style:name="P573" style:parent-style-name="Normal" style:family="paragraph">
      <style:text-properties fo:font-size="10pt" style:font-size-asian="10pt" style:font-size-complex="10pt" fo:language="en" fo:country="AU"/>
    </style:style>
    <style:style style:name="P574" style:parent-style-name="Normal" style:family="paragraph">
      <style:text-properties fo:font-size="10pt" style:font-size-asian="10pt" style:font-size-complex="10pt" fo:language="en" fo:country="AU"/>
    </style:style>
    <style:style style:name="P575" style:parent-style-name="Normal" style:family="paragraph">
      <style:text-properties fo:font-size="10pt" style:font-size-asian="10pt" style:font-size-complex="10pt" fo:language="en" fo:country="AU"/>
    </style:style>
    <style:style style:name="P576" style:parent-style-name="Normal" style:family="paragraph">
      <style:text-properties fo:font-size="10pt" style:font-size-asian="10pt" style:font-size-complex="10pt" fo:language="en" fo:country="AU"/>
    </style:style>
    <style:style style:name="P577" style:parent-style-name="Normal" style:family="paragraph">
      <style:text-properties fo:font-size="10pt" style:font-size-asian="10pt" style:font-size-complex="10pt" fo:language="en" fo:country="AU"/>
    </style:style>
    <style:style style:name="P578" style:parent-style-name="Normal" style:family="paragraph">
      <style:text-properties fo:font-size="10pt" style:font-size-asian="10pt" style:font-size-complex="10pt" fo:language="en" fo:country="AU"/>
    </style:style>
    <style:style style:name="P579" style:parent-style-name="Normal" style:family="paragraph">
      <style:text-properties fo:font-size="10pt" style:font-size-asian="10pt" style:font-size-complex="10pt" fo:language="en" fo:country="AU"/>
    </style:style>
    <style:style style:name="P580" style:parent-style-name="Normal" style:family="paragraph">
      <style:text-properties fo:font-size="10pt" style:font-size-asian="10pt" style:font-size-complex="10pt" fo:language="en" fo:country="AU"/>
    </style:style>
    <style:style style:name="P581" style:parent-style-name="Normal" style:family="paragraph">
      <style:text-properties fo:font-size="10pt" style:font-size-asian="10pt" style:font-size-complex="10pt" fo:language="en" fo:country="AU"/>
    </style:style>
    <style:style style:name="P582" style:parent-style-name="Normal" style:family="paragraph">
      <style:text-properties fo:font-size="10pt" style:font-size-asian="10pt" style:font-size-complex="10pt" fo:language="en" fo:country="AU"/>
    </style:style>
    <style:style style:name="P583" style:parent-style-name="Normal" style:family="paragraph">
      <style:text-properties fo:font-size="10pt" style:font-size-asian="10pt" style:font-size-complex="10pt" fo:language="en" fo:country="AU"/>
    </style:style>
    <style:style style:name="P584" style:parent-style-name="Normal" style:family="paragraph">
      <style:text-properties fo:font-size="10pt" style:font-size-asian="10pt" style:font-size-complex="10pt" fo:language="en" fo:country="AU"/>
    </style:style>
    <style:style style:name="P585" style:parent-style-name="Normal" style:family="paragraph">
      <style:text-properties fo:font-size="10pt" style:font-size-asian="10pt" style:font-size-complex="10pt" fo:language="en" fo:country="AU"/>
    </style:style>
    <style:style style:name="P586" style:parent-style-name="Normal" style:family="paragraph">
      <style:text-properties fo:font-size="10pt" style:font-size-asian="10pt" style:font-size-complex="10pt" fo:language="en" fo:country="AU"/>
    </style:style>
    <style:style style:name="P587" style:parent-style-name="Normal" style:family="paragraph">
      <style:text-properties fo:font-size="10pt" style:font-size-asian="10pt" style:font-size-complex="10pt" fo:language="en" fo:country="AU"/>
    </style:style>
    <style:style style:name="P588" style:parent-style-name="Normal" style:family="paragraph">
      <style:text-properties fo:font-size="10pt" style:font-size-asian="10pt" style:font-size-complex="10pt" fo:language="en" fo:country="AU"/>
    </style:style>
    <style:style style:name="P589" style:parent-style-name="Normal" style:family="paragraph">
      <style:text-properties fo:font-size="10pt" style:font-size-asian="10pt" style:font-size-complex="10pt" fo:language="en" fo:country="AU"/>
    </style:style>
    <style:style style:name="P590" style:parent-style-name="Normal" style:family="paragraph">
      <style:text-properties fo:font-size="10pt" style:font-size-asian="10pt" style:font-size-complex="10pt" fo:language="en" fo:country="AU"/>
    </style:style>
    <style:style style:name="P591" style:parent-style-name="Normal" style:family="paragraph">
      <style:text-properties fo:font-size="10pt" style:font-size-asian="10pt" style:font-size-complex="10pt" fo:language="en" fo:country="AU"/>
    </style:style>
    <style:style style:name="P592" style:parent-style-name="Normal" style:family="paragraph">
      <style:text-properties fo:font-size="10pt" style:font-size-asian="10pt" style:font-size-complex="10pt" fo:language="en" fo:country="AU"/>
    </style:style>
    <style:style style:name="P593" style:parent-style-name="Normal" style:family="paragraph">
      <style:text-properties fo:font-size="10pt" style:font-size-asian="10pt" style:font-size-complex="10pt" fo:language="en" fo:country="AU"/>
    </style:style>
    <style:style style:name="P594" style:parent-style-name="Normal" style:family="paragraph">
      <style:text-properties fo:font-size="10pt" style:font-size-asian="10pt" style:font-size-complex="10pt" fo:language="en" fo:country="AU"/>
    </style:style>
    <style:style style:name="P595" style:parent-style-name="Normal" style:family="paragraph">
      <style:text-properties fo:font-size="10pt" style:font-size-asian="10pt" style:font-size-complex="10pt" fo:language="en" fo:country="AU"/>
    </style:style>
    <style:style style:name="P596" style:parent-style-name="Normal" style:family="paragraph">
      <style:text-properties fo:font-size="10pt" style:font-size-asian="10pt" style:font-size-complex="10pt" fo:language="en" fo:country="AU"/>
    </style:style>
    <style:style style:name="P597" style:parent-style-name="Normal" style:family="paragraph">
      <style:text-properties fo:font-size="10pt" style:font-size-asian="10pt" style:font-size-complex="10pt" fo:language="en" fo:country="AU"/>
    </style:style>
    <style:style style:name="P598" style:parent-style-name="Normal" style:family="paragraph">
      <style:text-properties fo:font-size="10pt" style:font-size-asian="10pt" style:font-size-complex="10pt" fo:language="en" fo:country="AU"/>
    </style:style>
    <style:style style:name="P599" style:parent-style-name="Normal" style:family="paragraph">
      <style:text-properties fo:font-size="10pt" style:font-size-asian="10pt" style:font-size-complex="10pt" fo:language="en" fo:country="AU"/>
    </style:style>
    <style:style style:name="P600" style:parent-style-name="Normal" style:family="paragraph">
      <style:text-properties fo:font-size="10pt" style:font-size-asian="10pt" style:font-size-complex="10pt" fo:language="en" fo:country="AU"/>
    </style:style>
    <style:style style:name="P601" style:parent-style-name="Normal" style:family="paragraph">
      <style:text-properties fo:font-size="10pt" style:font-size-asian="10pt" style:font-size-complex="10pt" fo:language="en" fo:country="AU"/>
    </style:style>
    <style:style style:name="P602" style:parent-style-name="Normal" style:family="paragraph">
      <style:text-properties fo:font-size="10pt" style:font-size-asian="10pt" style:font-size-complex="10pt" fo:language="en" fo:country="AU"/>
    </style:style>
    <style:style style:name="P603" style:parent-style-name="Normal" style:family="paragraph">
      <style:text-properties fo:font-size="10pt" style:font-size-asian="10pt" style:font-size-complex="10pt" fo:language="en" fo:country="AU"/>
    </style:style>
    <style:style style:name="P604" style:parent-style-name="Normal" style:family="paragraph">
      <style:text-properties fo:font-size="10pt" style:font-size-asian="10pt" style:font-size-complex="10pt" fo:language="en" fo:country="AU"/>
    </style:style>
    <style:style style:name="P605" style:parent-style-name="Normal" style:family="paragraph">
      <style:text-properties fo:font-size="10pt" style:font-size-asian="10pt" style:font-size-complex="10pt" fo:language="en" fo:country="AU"/>
    </style:style>
    <style:style style:name="P606" style:parent-style-name="Normal" style:family="paragraph">
      <style:text-properties fo:font-size="10pt" style:font-size-asian="10pt" style:font-size-complex="10pt" fo:language="en" fo:country="AU"/>
    </style:style>
    <style:style style:name="P607" style:parent-style-name="Normal" style:family="paragraph">
      <style:text-properties fo:font-size="10pt" style:font-size-asian="10pt" style:font-size-complex="10pt" fo:language="en" fo:country="AU"/>
    </style:style>
    <style:style style:name="P60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09" style:parent-style-name="Normal" style:family="paragraph">
      <style:text-properties fo:font-size="10pt" style:font-size-asian="10pt" style:font-size-complex="10pt" fo:language="en" fo:country="AU"/>
    </style:style>
    <style:style style:name="P610" style:parent-style-name="Normal" style:family="paragraph">
      <style:text-properties fo:font-size="10pt" style:font-size-asian="10pt" style:font-size-complex="10pt" fo:language="en" fo:country="AU"/>
    </style:style>
    <style:style style:name="P611" style:parent-style-name="Normal" style:family="paragraph">
      <style:text-properties fo:font-size="10pt" style:font-size-asian="10pt" style:font-size-complex="10pt" fo:language="en" fo:country="AU"/>
    </style:style>
    <style:style style:name="P612" style:parent-style-name="Normal" style:family="paragraph">
      <style:text-properties fo:font-size="10pt" style:font-size-asian="10pt" style:font-size-complex="10pt" fo:language="en" fo:country="AU"/>
    </style:style>
    <style:style style:name="P613" style:parent-style-name="Normal" style:family="paragraph">
      <style:text-properties fo:font-size="10pt" style:font-size-asian="10pt" style:font-size-complex="10pt" fo:language="en" fo:country="AU"/>
    </style:style>
    <style:style style:name="P614" style:parent-style-name="Normal" style:family="paragraph">
      <style:text-properties fo:font-size="10pt" style:font-size-asian="10pt" style:font-size-complex="10pt" fo:language="en" fo:country="AU"/>
    </style:style>
    <style:style style:name="P615" style:parent-style-name="Normal" style:family="paragraph">
      <style:text-properties fo:font-size="10pt" style:font-size-asian="10pt" style:font-size-complex="10pt" fo:language="en" fo:country="AU"/>
    </style:style>
    <style:style style:name="P616" style:parent-style-name="Normal" style:family="paragraph">
      <style:text-properties fo:font-size="10pt" style:font-size-asian="10pt" style:font-size-complex="10pt" fo:language="en" fo:country="AU"/>
    </style:style>
    <style:style style:name="P617" style:parent-style-name="Normal" style:family="paragraph">
      <style:text-properties fo:font-size="10pt" style:font-size-asian="10pt" style:font-size-complex="10pt" fo:language="en" fo:country="AU"/>
    </style:style>
    <style:style style:name="P618" style:parent-style-name="Normal" style:family="paragraph">
      <style:text-properties fo:font-size="10pt" style:font-size-asian="10pt" style:font-size-complex="10pt" fo:language="en" fo:country="AU"/>
    </style:style>
    <style:style style:name="P619" style:parent-style-name="Normal" style:family="paragraph">
      <style:text-properties fo:font-size="10pt" style:font-size-asian="10pt" style:font-size-complex="10pt" fo:language="en" fo:country="AU"/>
    </style:style>
    <style:style style:name="P620" style:parent-style-name="Normal" style:family="paragraph">
      <style:text-properties fo:font-size="10pt" style:font-size-asian="10pt" style:font-size-complex="10pt" fo:language="en" fo:country="AU"/>
    </style:style>
    <style:style style:name="P621" style:parent-style-name="Normal" style:family="paragraph">
      <style:text-properties fo:font-size="10pt" style:font-size-asian="10pt" style:font-size-complex="10pt" fo:language="en" fo:country="AU"/>
    </style:style>
    <style:style style:name="P622" style:parent-style-name="Normal" style:family="paragraph">
      <style:text-properties fo:font-size="10pt" style:font-size-asian="10pt" style:font-size-complex="10pt" fo:language="en" fo:country="AU"/>
    </style:style>
    <style:style style:name="T623" style:parent-style-name="DefaultParagraphFont" style:family="text">
      <style:text-properties fo:font-size="10pt" style:font-size-asian="10pt" style:font-size-complex="10pt" fo:language="en" fo:country="AU"/>
    </style:style>
    <style:style style:name="T624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625" style:parent-style-name="DefaultParagraphFont" style:family="text">
      <style:text-properties fo:font-size="10pt" style:font-size-asian="10pt" style:font-size-complex="10pt" fo:language="en" fo:country="AU"/>
    </style:style>
    <style:style style:name="P626" style:parent-style-name="Normal" style:family="paragraph">
      <style:text-properties fo:font-size="10pt" style:font-size-asian="10pt" style:font-size-complex="10pt" fo:language="en" fo:country="AU"/>
    </style:style>
    <style:style style:name="P627" style:parent-style-name="Normal" style:family="paragraph">
      <style:text-properties fo:font-size="10pt" style:font-size-asian="10pt" style:font-size-complex="10pt" fo:language="en" fo:country="AU"/>
    </style:style>
    <style:style style:name="P628" style:parent-style-name="Normal" style:family="paragraph">
      <style:text-properties fo:font-size="10pt" style:font-size-asian="10pt" style:font-size-complex="10pt" fo:language="en" fo:country="AU"/>
    </style:style>
    <style:style style:name="P629" style:parent-style-name="Normal" style:family="paragraph">
      <style:text-properties fo:font-size="10pt" style:font-size-asian="10pt" style:font-size-complex="10pt" fo:language="en" fo:country="AU"/>
    </style:style>
    <style:style style:name="P630" style:parent-style-name="Normal" style:family="paragraph">
      <style:text-properties fo:font-size="10pt" style:font-size-asian="10pt" style:font-size-complex="10pt" fo:language="en" fo:country="AU"/>
    </style:style>
    <style:style style:name="P63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32" style:parent-style-name="Normal" style:family="paragraph">
      <style:text-properties fo:font-size="10pt" style:font-size-asian="10pt" style:font-size-complex="10pt" fo:language="en" fo:country="AU"/>
    </style:style>
    <style:style style:name="P633" style:parent-style-name="Normal" style:family="paragraph">
      <style:text-properties fo:font-size="10pt" style:font-size-asian="10pt" style:font-size-complex="10pt" fo:language="en" fo:country="AU"/>
    </style:style>
    <style:style style:name="P634" style:parent-style-name="Normal" style:family="paragraph">
      <style:text-properties fo:font-size="10pt" style:font-size-asian="10pt" style:font-size-complex="10pt" fo:language="en" fo:country="AU"/>
    </style:style>
    <style:style style:name="P635" style:parent-style-name="Normal" style:family="paragraph">
      <style:text-properties fo:font-size="10pt" style:font-size-asian="10pt" style:font-size-complex="10pt" fo:language="en" fo:country="AU"/>
    </style:style>
    <style:style style:name="P636" style:parent-style-name="Normal" style:family="paragraph">
      <style:text-properties fo:font-size="10pt" style:font-size-asian="10pt" style:font-size-complex="10pt" fo:language="en" fo:country="AU"/>
    </style:style>
    <style:style style:name="P637" style:parent-style-name="Normal" style:family="paragraph">
      <style:text-properties fo:font-size="10pt" style:font-size-asian="10pt" style:font-size-complex="10pt" fo:language="en" fo:country="AU"/>
    </style:style>
    <style:style style:name="P638" style:parent-style-name="Normal" style:family="paragraph">
      <style:text-properties fo:font-size="10pt" style:font-size-asian="10pt" style:font-size-complex="10pt" fo:language="en" fo:country="AU"/>
    </style:style>
    <style:style style:name="P639" style:parent-style-name="Normal" style:family="paragraph">
      <style:text-properties fo:font-size="10pt" style:font-size-asian="10pt" style:font-size-complex="10pt" fo:language="en" fo:country="AU"/>
    </style:style>
    <style:style style:name="P640" style:parent-style-name="Normal" style:family="paragraph">
      <style:text-properties fo:font-size="10pt" style:font-size-asian="10pt" style:font-size-complex="10pt" fo:language="en" fo:country="AU"/>
    </style:style>
    <style:style style:name="P641" style:parent-style-name="Normal" style:family="paragraph">
      <style:text-properties fo:font-size="10pt" style:font-size-asian="10pt" style:font-size-complex="10pt" fo:language="en" fo:country="AU"/>
    </style:style>
    <style:style style:name="P642" style:parent-style-name="Normal" style:family="paragraph">
      <style:text-properties fo:font-size="10pt" style:font-size-asian="10pt" style:font-size-complex="10pt" fo:language="en" fo:country="AU"/>
    </style:style>
    <style:style style:name="T643" style:parent-style-name="DefaultParagraphFont" style:family="text">
      <style:text-properties fo:font-size="10pt" style:font-size-asian="10pt" style:font-size-complex="10pt" fo:language="en" fo:country="AU"/>
    </style:style>
    <style:style style:name="T644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645" style:parent-style-name="DefaultParagraphFont" style:family="text">
      <style:text-properties fo:font-size="10pt" style:font-size-asian="10pt" style:font-size-complex="10pt" fo:language="en" fo:country="AU"/>
    </style:style>
    <style:style style:name="T646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647" style:parent-style-name="DefaultParagraphFont" style:family="text">
      <style:text-properties fo:font-size="10pt" style:font-size-asian="10pt" style:font-size-complex="10pt" fo:language="en" fo:country="AU"/>
    </style:style>
    <style:style style:name="P648" style:parent-style-name="Normal" style:family="paragraph">
      <style:text-properties fo:font-size="10pt" style:font-size-asian="10pt" style:font-size-complex="10pt" fo:language="en" fo:country="AU"/>
    </style:style>
    <style:style style:name="P649" style:parent-style-name="Normal" style:family="paragraph">
      <style:text-properties fo:font-size="10pt" style:font-size-asian="10pt" style:font-size-complex="10pt" fo:language="en" fo:country="AU"/>
    </style:style>
    <style:style style:name="P650" style:parent-style-name="Normal" style:family="paragraph">
      <style:text-properties fo:font-size="10pt" style:font-size-asian="10pt" style:font-size-complex="10pt" fo:language="en" fo:country="AU"/>
    </style:style>
    <style:style style:name="P651" style:parent-style-name="Normal" style:family="paragraph">
      <style:text-properties fo:font-size="10pt" style:font-size-asian="10pt" style:font-size-complex="10pt" fo:language="en" fo:country="AU"/>
    </style:style>
    <style:style style:name="P652" style:parent-style-name="Normal" style:family="paragraph">
      <style:text-properties fo:font-size="10pt" style:font-size-asian="10pt" style:font-size-complex="10pt" fo:language="en" fo:country="AU"/>
    </style:style>
    <style:style style:name="P653" style:parent-style-name="Normal" style:family="paragraph">
      <style:text-properties fo:font-size="10pt" style:font-size-asian="10pt" style:font-size-complex="10pt" fo:language="en" fo:country="AU"/>
    </style:style>
    <style:style style:name="P654" style:parent-style-name="Normal" style:family="paragraph">
      <style:text-properties fo:font-size="10pt" style:font-size-asian="10pt" style:font-size-complex="10pt" fo:language="en" fo:country="AU"/>
    </style:style>
    <style:style style:name="P655" style:parent-style-name="Normal" style:family="paragraph">
      <style:text-properties fo:font-size="10pt" style:font-size-asian="10pt" style:font-size-complex="10pt" fo:language="en" fo:country="AU"/>
    </style:style>
    <style:style style:name="P656" style:parent-style-name="Normal" style:family="paragraph">
      <style:text-properties fo:font-size="10pt" style:font-size-asian="10pt" style:font-size-complex="10pt" fo:language="en" fo:country="AU"/>
    </style:style>
    <style:style style:name="P657" style:parent-style-name="Normal" style:family="paragraph">
      <style:text-properties fo:font-size="10pt" style:font-size-asian="10pt" style:font-size-complex="10pt" fo:language="en" fo:country="AU"/>
    </style:style>
    <style:style style:name="P658" style:parent-style-name="Normal" style:family="paragraph">
      <style:text-properties fo:font-size="10pt" style:font-size-asian="10pt" style:font-size-complex="10pt" fo:language="en" fo:country="AU"/>
    </style:style>
    <style:style style:name="P659" style:parent-style-name="Normal" style:family="paragraph">
      <style:text-properties fo:font-size="10pt" style:font-size-asian="10pt" style:font-size-complex="10pt" fo:language="en" fo:country="AU"/>
    </style:style>
    <style:style style:name="P660" style:parent-style-name="Normal" style:family="paragraph">
      <style:text-properties fo:font-size="10pt" style:font-size-asian="10pt" style:font-size-complex="10pt" fo:language="en" fo:country="AU"/>
    </style:style>
    <style:style style:name="P661" style:parent-style-name="Normal" style:family="paragraph">
      <style:text-properties fo:font-size="10pt" style:font-size-asian="10pt" style:font-size-complex="10pt" fo:language="en" fo:country="AU"/>
    </style:style>
    <style:style style:name="P662" style:parent-style-name="Normal" style:family="paragraph">
      <style:text-properties fo:font-size="10pt" style:font-size-asian="10pt" style:font-size-complex="10pt" fo:language="en" fo:country="AU"/>
    </style:style>
    <style:style style:name="P663" style:parent-style-name="Normal" style:family="paragraph">
      <style:text-properties fo:font-size="10pt" style:font-size-asian="10pt" style:font-size-complex="10pt" fo:language="en" fo:country="AU"/>
    </style:style>
    <style:style style:name="P664" style:parent-style-name="Normal" style:family="paragraph">
      <style:text-properties fo:font-size="10pt" style:font-size-asian="10pt" style:font-size-complex="10pt" fo:language="en" fo:country="AU"/>
    </style:style>
    <style:style style:name="P665" style:parent-style-name="Normal" style:family="paragraph">
      <style:text-properties fo:font-size="10pt" style:font-size-asian="10pt" style:font-size-complex="10pt" fo:language="en" fo:country="AU"/>
    </style:style>
    <style:style style:name="P666" style:parent-style-name="Normal" style:family="paragraph">
      <style:text-properties fo:font-size="10pt" style:font-size-asian="10pt" style:font-size-complex="10pt" fo:language="en" fo:country="AU"/>
    </style:style>
    <style:style style:name="P667" style:parent-style-name="Normal" style:family="paragraph">
      <style:text-properties fo:font-size="10pt" style:font-size-asian="10pt" style:font-size-complex="10pt" fo:language="en" fo:country="AU"/>
    </style:style>
    <style:style style:name="P668" style:parent-style-name="Normal" style:family="paragraph">
      <style:text-properties fo:font-size="10pt" style:font-size-asian="10pt" style:font-size-complex="10pt" fo:language="en" fo:country="AU"/>
    </style:style>
    <style:style style:name="P669" style:parent-style-name="Normal" style:family="paragraph">
      <style:text-properties fo:font-size="10pt" style:font-size-asian="10pt" style:font-size-complex="10pt" fo:language="en" fo:country="AU"/>
    </style:style>
    <style:style style:name="P670" style:parent-style-name="Normal" style:family="paragraph">
      <style:text-properties fo:font-size="10pt" style:font-size-asian="10pt" style:font-size-complex="10pt" fo:language="en" fo:country="AU"/>
    </style:style>
    <style:style style:name="P671" style:parent-style-name="Normal" style:family="paragraph">
      <style:text-properties fo:font-size="10pt" style:font-size-asian="10pt" style:font-size-complex="10pt" fo:language="en" fo:country="AU"/>
    </style:style>
    <style:style style:name="P672" style:parent-style-name="Normal" style:family="paragraph">
      <style:text-properties fo:font-size="10pt" style:font-size-asian="10pt" style:font-size-complex="10pt" fo:language="en" fo:country="AU"/>
    </style:style>
    <style:style style:name="P673" style:parent-style-name="Normal" style:family="paragraph">
      <style:text-properties fo:font-size="10pt" style:font-size-asian="10pt" style:font-size-complex="10pt" fo:language="en" fo:country="AU"/>
    </style:style>
    <style:style style:name="P674" style:parent-style-name="Normal" style:family="paragraph">
      <style:text-properties fo:font-size="10pt" style:font-size-asian="10pt" style:font-size-complex="10pt" fo:language="en" fo:country="AU"/>
    </style:style>
    <style:style style:name="P675" style:parent-style-name="Normal" style:family="paragraph">
      <style:text-properties fo:font-size="10pt" style:font-size-asian="10pt" style:font-size-complex="10pt" fo:language="en" fo:country="AU"/>
    </style:style>
    <style:style style:name="P676" style:parent-style-name="Normal" style:family="paragraph">
      <style:text-properties fo:font-size="10pt" style:font-size-asian="10pt" style:font-size-complex="10pt" fo:language="en" fo:country="AU"/>
    </style:style>
    <style:style style:name="P677" style:parent-style-name="Normal" style:family="paragraph">
      <style:text-properties fo:font-size="10pt" style:font-size-asian="10pt" style:font-size-complex="10pt" fo:language="en" fo:country="AU"/>
    </style:style>
    <style:style style:name="P678" style:parent-style-name="Normal" style:family="paragraph">
      <style:text-properties fo:font-size="10pt" style:font-size-asian="10pt" style:font-size-complex="10pt" fo:language="en" fo:country="AU"/>
    </style:style>
    <style:style style:name="P679" style:parent-style-name="Normal" style:family="paragraph">
      <style:text-properties fo:font-size="10pt" style:font-size-asian="10pt" style:font-size-complex="10pt" fo:language="en" fo:country="AU"/>
    </style:style>
    <style:style style:name="P680" style:parent-style-name="Normal" style:family="paragraph">
      <style:text-properties fo:font-size="10pt" style:font-size-asian="10pt" style:font-size-complex="10pt" fo:language="en" fo:country="AU"/>
    </style:style>
    <style:style style:name="P681" style:parent-style-name="Normal" style:family="paragraph">
      <style:text-properties fo:font-size="10pt" style:font-size-asian="10pt" style:font-size-complex="10pt" fo:language="en" fo:country="AU"/>
    </style:style>
    <style:style style:name="P682" style:parent-style-name="Normal" style:family="paragraph">
      <style:text-properties fo:font-size="10pt" style:font-size-asian="10pt" style:font-size-complex="10pt" fo:language="en" fo:country="AU"/>
    </style:style>
    <style:style style:name="P683" style:parent-style-name="Normal" style:family="paragraph">
      <style:text-properties fo:font-size="10pt" style:font-size-asian="10pt" style:font-size-complex="10pt" fo:language="en" fo:country="AU"/>
    </style:style>
    <style:style style:name="P684" style:parent-style-name="Normal" style:family="paragraph">
      <style:text-properties fo:font-size="10pt" style:font-size-asian="10pt" style:font-size-complex="10pt" fo:language="en" fo:country="AU"/>
    </style:style>
    <style:style style:name="P685" style:parent-style-name="Normal" style:family="paragraph">
      <style:text-properties fo:font-size="10pt" style:font-size-asian="10pt" style:font-size-complex="10pt" fo:language="en" fo:country="AU"/>
    </style:style>
    <style:style style:name="P686" style:parent-style-name="Normal" style:family="paragraph">
      <style:text-properties fo:font-size="10pt" style:font-size-asian="10pt" style:font-size-complex="10pt" fo:language="en" fo:country="AU"/>
    </style:style>
    <style:style style:name="P687" style:parent-style-name="Normal" style:family="paragraph">
      <style:text-properties fo:font-size="10pt" style:font-size-asian="10pt" style:font-size-complex="10pt" fo:language="en" fo:country="AU"/>
    </style:style>
    <style:style style:name="P688" style:parent-style-name="Normal" style:family="paragraph">
      <style:text-properties fo:font-size="10pt" style:font-size-asian="10pt" style:font-size-complex="10pt" fo:language="en" fo:country="AU"/>
    </style:style>
    <style:style style:name="P689" style:parent-style-name="Normal" style:family="paragraph">
      <style:text-properties fo:font-size="10pt" style:font-size-asian="10pt" style:font-size-complex="10pt" fo:language="en" fo:country="AU"/>
    </style:style>
    <style:style style:name="P690" style:parent-style-name="Normal" style:family="paragraph">
      <style:text-properties fo:font-size="10pt" style:font-size-asian="10pt" style:font-size-complex="10pt" fo:language="en" fo:country="AU"/>
    </style:style>
    <style:style style:name="P691" style:parent-style-name="Normal" style:family="paragraph">
      <style:text-properties fo:font-size="10pt" style:font-size-asian="10pt" style:font-size-complex="10pt" fo:language="en" fo:country="AU"/>
    </style:style>
    <style:style style:name="P692" style:parent-style-name="Normal" style:family="paragraph">
      <style:text-properties fo:font-size="10pt" style:font-size-asian="10pt" style:font-size-complex="10pt" fo:language="en" fo:country="AU"/>
    </style:style>
    <style:style style:name="P693" style:parent-style-name="Normal" style:family="paragraph">
      <style:text-properties fo:font-size="10pt" style:font-size-asian="10pt" style:font-size-complex="10pt" fo:language="en" fo:country="AU"/>
    </style:style>
    <style:style style:name="P694" style:parent-style-name="Normal" style:family="paragraph">
      <style:text-properties fo:font-size="10pt" style:font-size-asian="10pt" style:font-size-complex="10pt" fo:language="en" fo:country="AU"/>
    </style:style>
    <style:style style:name="P695" style:parent-style-name="Normal" style:family="paragraph">
      <style:text-properties fo:font-size="10pt" style:font-size-asian="10pt" style:font-size-complex="10pt" fo:language="en" fo:country="AU"/>
    </style:style>
    <style:style style:name="P696" style:parent-style-name="Normal" style:family="paragraph">
      <style:text-properties fo:font-size="10pt" style:font-size-asian="10pt" style:font-size-complex="10pt" fo:language="en" fo:country="AU"/>
    </style:style>
    <style:style style:name="P697" style:parent-style-name="Normal" style:family="paragraph">
      <style:text-properties fo:font-size="10pt" style:font-size-asian="10pt" style:font-size-complex="10pt" fo:language="en" fo:country="AU"/>
    </style:style>
    <style:style style:name="P698" style:parent-style-name="Normal" style:family="paragraph">
      <style:text-properties fo:font-size="10pt" style:font-size-asian="10pt" style:font-size-complex="10pt" fo:language="en" fo:country="AU"/>
    </style:style>
    <style:style style:name="P699" style:parent-style-name="Normal" style:family="paragraph">
      <style:text-properties fo:font-size="10pt" style:font-size-asian="10pt" style:font-size-complex="10pt" fo:language="en" fo:country="AU"/>
    </style:style>
    <style:style style:name="P700" style:parent-style-name="Normal" style:family="paragraph">
      <style:text-properties fo:font-size="10pt" style:font-size-asian="10pt" style:font-size-complex="10pt" fo:language="en" fo:country="AU"/>
    </style:style>
    <style:style style:name="P701" style:parent-style-name="Normal" style:family="paragraph">
      <style:text-properties fo:font-size="10pt" style:font-size-asian="10pt" style:font-size-complex="10pt" fo:language="en" fo:country="AU"/>
    </style:style>
    <style:style style:name="P702" style:parent-style-name="Normal" style:family="paragraph">
      <style:text-properties fo:font-size="10pt" style:font-size-asian="10pt" style:font-size-complex="10pt" fo:language="en" fo:country="AU"/>
    </style:style>
    <style:style style:name="P703" style:parent-style-name="Normal" style:family="paragraph">
      <style:text-properties fo:font-size="10pt" style:font-size-asian="10pt" style:font-size-complex="10pt" fo:language="en" fo:country="AU"/>
    </style:style>
    <style:style style:name="P704" style:parent-style-name="Normal" style:family="paragraph">
      <style:text-properties fo:font-size="10pt" style:font-size-asian="10pt" style:font-size-complex="10pt" fo:language="en" fo:country="AU"/>
    </style:style>
    <style:style style:name="P705" style:parent-style-name="Normal" style:family="paragraph">
      <style:text-properties fo:font-size="10pt" style:font-size-asian="10pt" style:font-size-complex="10pt" fo:language="en" fo:country="AU"/>
    </style:style>
    <style:style style:name="P706" style:parent-style-name="Normal" style:family="paragraph">
      <style:text-properties fo:font-size="10pt" style:font-size-asian="10pt" style:font-size-complex="10pt" fo:language="en" fo:country="AU"/>
    </style:style>
    <style:style style:name="P707" style:parent-style-name="Normal" style:family="paragraph">
      <style:text-properties fo:font-size="10pt" style:font-size-asian="10pt" style:font-size-complex="10pt" fo:language="en" fo:country="AU"/>
    </style:style>
    <style:style style:name="P708" style:parent-style-name="Normal" style:family="paragraph">
      <style:text-properties fo:font-size="10pt" style:font-size-asian="10pt" style:font-size-complex="10pt" fo:language="en" fo:country="AU"/>
    </style:style>
    <style:style style:name="P709" style:parent-style-name="Normal" style:family="paragraph">
      <style:text-properties fo:font-size="10pt" style:font-size-asian="10pt" style:font-size-complex="10pt" fo:language="en" fo:country="AU"/>
    </style:style>
    <style:style style:name="P710" style:parent-style-name="Normal" style:family="paragraph">
      <style:text-properties fo:font-size="10pt" style:font-size-asian="10pt" style:font-size-complex="10pt" fo:language="en" fo:country="AU"/>
    </style:style>
    <style:style style:name="P711" style:parent-style-name="Normal" style:family="paragraph">
      <style:text-properties fo:font-size="10pt" style:font-size-asian="10pt" style:font-size-complex="10pt" fo:language="en" fo:country="AU"/>
    </style:style>
    <style:style style:name="P712" style:parent-style-name="Normal" style:family="paragraph">
      <style:text-properties fo:font-size="10pt" style:font-size-asian="10pt" style:font-size-complex="10pt" fo:language="en" fo:country="AU"/>
    </style:style>
    <style:style style:name="P713" style:parent-style-name="Normal" style:family="paragraph">
      <style:text-properties fo:font-size="10pt" style:font-size-asian="10pt" style:font-size-complex="10pt" fo:language="en" fo:country="AU"/>
    </style:style>
    <style:style style:name="P714" style:parent-style-name="Normal" style:family="paragraph">
      <style:text-properties fo:font-size="10pt" style:font-size-asian="10pt" style:font-size-complex="10pt" fo:language="en" fo:country="AU"/>
    </style:style>
    <style:style style:name="P715" style:parent-style-name="Normal" style:family="paragraph">
      <style:text-properties fo:font-size="10pt" style:font-size-asian="10pt" style:font-size-complex="10pt" fo:language="en" fo:country="AU"/>
    </style:style>
    <style:style style:name="P716" style:parent-style-name="Normal" style:family="paragraph">
      <style:text-properties fo:font-size="10pt" style:font-size-asian="10pt" style:font-size-complex="10pt" fo:language="en" fo:country="AU"/>
    </style:style>
    <style:style style:name="P717" style:parent-style-name="Normal" style:family="paragraph">
      <style:text-properties fo:font-size="10pt" style:font-size-asian="10pt" style:font-size-complex="10pt" fo:language="en" fo:country="AU"/>
    </style:style>
    <style:style style:name="T718" style:parent-style-name="DefaultParagraphFont" style:family="text">
      <style:text-properties fo:font-size="10pt" style:font-size-asian="10pt" style:font-size-complex="10pt" fo:language="en" fo:country="AU"/>
    </style:style>
    <style:style style:name="T719" style:parent-style-name="DefaultParagraphFont" style:family="text">
      <style:text-properties fo:font-size="10pt" style:font-size-asian="10pt" style:font-size-complex="10pt" fo:language="sv" fo:country="SE"/>
    </style:style>
    <style:style style:name="T720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721" style:parent-style-name="DefaultParagraphFont" style:family="text">
      <style:text-properties fo:font-size="10pt" style:font-size-asian="10pt" style:font-size-complex="10pt" fo:language="sv" fo:country="SE"/>
    </style:style>
    <style:style style:name="T722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723" style:parent-style-name="DefaultParagraphFont" style:family="text">
      <style:text-properties fo:font-size="10pt" style:font-size-asian="10pt" style:font-size-complex="10pt" fo:language="sv" fo:country="SE"/>
    </style:style>
    <style:style style:name="T724" style:parent-style-name="DefaultParagraphFont" style:family="text">
      <style:text-properties fo:font-size="10pt" style:font-size-asian="10pt" style:font-size-complex="10pt" fo:language="sv" fo:country="SE"/>
    </style:style>
    <style:style style:name="P725" style:parent-style-name="Normal" style:family="paragraph">
      <style:text-properties fo:font-size="10pt" style:font-size-asian="10pt" style:font-size-complex="10pt" fo:language="sv" fo:country="SE"/>
    </style:style>
    <style:style style:name="P726" style:parent-style-name="Normal" style:family="paragraph">
      <style:text-properties fo:font-size="10pt" style:font-size-asian="10pt" style:font-size-complex="10pt" fo:language="sv" fo:country="SE"/>
    </style:style>
    <style:style style:name="P727" style:parent-style-name="Normal" style:family="paragraph">
      <style:text-properties fo:font-size="10pt" style:font-size-asian="10pt" style:font-size-complex="10pt" fo:language="en" fo:country="AU"/>
    </style:style>
    <style:style style:name="P728" style:parent-style-name="Normal" style:family="paragraph">
      <style:text-properties fo:font-size="10pt" style:font-size-asian="10pt" style:font-size-complex="10pt" fo:language="en" fo:country="AU"/>
    </style:style>
    <style:style style:name="P72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730" style:parent-style-name="Normal" style:family="paragraph">
      <style:text-properties fo:font-size="10pt" style:font-size-asian="10pt" style:font-size-complex="10pt" fo:language="en" fo:country="AU"/>
    </style:style>
    <style:style style:name="P731" style:parent-style-name="Normal" style:family="paragraph">
      <style:text-properties fo:font-size="10pt" style:font-size-asian="10pt" style:font-size-complex="10pt" fo:language="en" fo:country="AU"/>
    </style:style>
    <style:style style:name="P732" style:parent-style-name="Normal" style:family="paragraph">
      <style:text-properties fo:font-size="10pt" style:font-size-asian="10pt" style:font-size-complex="10pt" fo:language="en" fo:country="AU"/>
    </style:style>
    <style:style style:name="P733" style:parent-style-name="Normal" style:family="paragraph">
      <style:text-properties fo:font-size="10pt" style:font-size-asian="10pt" style:font-size-complex="10pt" fo:language="en" fo:country="AU"/>
    </style:style>
    <style:style style:name="P734" style:parent-style-name="Normal" style:family="paragraph">
      <style:text-properties fo:font-size="10pt" style:font-size-asian="10pt" style:font-size-complex="10pt" fo:language="en" fo:country="AU"/>
    </style:style>
    <style:style style:name="P735" style:parent-style-name="Normal" style:family="paragraph">
      <style:text-properties fo:font-size="10pt" style:font-size-asian="10pt" style:font-size-complex="10pt" fo:language="en" fo:country="AU"/>
    </style:style>
    <style:style style:name="P736" style:parent-style-name="Normal" style:family="paragraph">
      <style:text-properties fo:font-size="10pt" style:font-size-asian="10pt" style:font-size-complex="10pt" fo:language="en" fo:country="AU"/>
    </style:style>
    <style:style style:name="P73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738" style:parent-style-name="Normal" style:family="paragraph">
      <style:text-properties fo:font-size="10pt" style:font-size-asian="10pt" style:font-size-complex="10pt" fo:language="en" fo:country="AU"/>
    </style:style>
    <style:style style:name="P739" style:parent-style-name="Normal" style:family="paragraph">
      <style:text-properties fo:font-size="10pt" style:font-size-asian="10pt" style:font-size-complex="10pt" fo:language="en" fo:country="AU"/>
    </style:style>
    <style:style style:name="P740" style:parent-style-name="Normal" style:family="paragraph">
      <style:text-properties fo:font-size="10pt" style:font-size-asian="10pt" style:font-size-complex="10pt" fo:language="en" fo:country="AU"/>
    </style:style>
    <style:style style:name="P741" style:parent-style-name="Normal" style:family="paragraph">
      <style:text-properties fo:font-size="10pt" style:font-size-asian="10pt" style:font-size-complex="10pt" fo:language="en" fo:country="AU"/>
    </style:style>
    <style:style style:name="P742" style:parent-style-name="Normal" style:family="paragraph">
      <style:text-properties fo:font-size="10pt" style:font-size-asian="10pt" style:font-size-complex="10pt" fo:language="en" fo:country="AU"/>
    </style:style>
    <style:style style:name="P743" style:parent-style-name="Normal" style:family="paragraph">
      <style:text-properties fo:font-size="10pt" style:font-size-asian="10pt" style:font-size-complex="10pt" fo:language="en" fo:country="AU"/>
    </style:style>
    <style:style style:name="P744" style:parent-style-name="Normal" style:family="paragraph">
      <style:text-properties fo:font-size="10pt" style:font-size-asian="10pt" style:font-size-complex="10pt" fo:language="en" fo:country="AU"/>
    </style:style>
    <style:style style:name="P745" style:parent-style-name="Normal" style:family="paragraph">
      <style:text-properties fo:font-size="10pt" style:font-size-asian="10pt" style:font-size-complex="10pt" fo:language="en" fo:country="AU"/>
    </style:style>
    <style:style style:name="P74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747" style:parent-style-name="Normal" style:family="paragraph">
      <style:text-properties fo:font-size="10pt" style:font-size-asian="10pt" style:font-size-complex="10pt" fo:language="en" fo:country="AU"/>
    </style:style>
    <style:style style:name="P748" style:parent-style-name="Normal" style:family="paragraph">
      <style:text-properties fo:font-size="10pt" style:font-size-asian="10pt" style:font-size-complex="10pt" fo:language="en" fo:country="AU"/>
    </style:style>
    <style:style style:name="P749" style:parent-style-name="Normal" style:family="paragraph">
      <style:text-properties fo:font-size="10pt" style:font-size-asian="10pt" style:font-size-complex="10pt" fo:language="en" fo:country="AU"/>
    </style:style>
    <style:style style:name="P750" style:parent-style-name="Normal" style:family="paragraph">
      <style:text-properties fo:font-size="10pt" style:font-size-asian="10pt" style:font-size-complex="10pt" fo:language="en" fo:country="AU"/>
    </style:style>
    <style:style style:name="P751" style:parent-style-name="Normal" style:family="paragraph">
      <style:text-properties fo:font-size="10pt" style:font-size-asian="10pt" style:font-size-complex="10pt" fo:language="en" fo:country="AU"/>
    </style:style>
    <style:style style:name="P752" style:parent-style-name="Normal" style:family="paragraph">
      <style:text-properties fo:font-size="10pt" style:font-size-asian="10pt" style:font-size-complex="10pt" fo:language="en" fo:country="AU"/>
    </style:style>
    <style:style style:name="P753" style:parent-style-name="Normal" style:family="paragraph">
      <style:text-properties fo:font-size="10pt" style:font-size-asian="10pt" style:font-size-complex="10pt" fo:language="en" fo:country="AU"/>
    </style:style>
    <style:style style:name="P754" style:parent-style-name="Normal" style:family="paragraph">
      <style:text-properties fo:font-size="10pt" style:font-size-asian="10pt" style:font-size-complex="10pt" fo:language="en" fo:country="AU"/>
    </style:style>
    <style:style style:name="P755" style:parent-style-name="Normal" style:family="paragraph">
      <style:text-properties fo:font-size="10pt" style:font-size-asian="10pt" style:font-size-complex="10pt" fo:language="en" fo:country="AU"/>
    </style:style>
    <style:style style:name="P756" style:parent-style-name="Normal" style:family="paragraph">
      <style:text-properties fo:font-size="10pt" style:font-size-asian="10pt" style:font-size-complex="10pt" fo:language="en" fo:country="AU"/>
    </style:style>
    <style:style style:name="P757" style:parent-style-name="Normal" style:family="paragraph">
      <style:text-properties fo:font-size="10pt" style:font-size-asian="10pt" style:font-size-complex="10pt" fo:language="en" fo:country="AU"/>
    </style:style>
    <style:style style:name="P758" style:parent-style-name="Normal" style:family="paragraph">
      <style:text-properties fo:font-size="10pt" style:font-size-asian="10pt" style:font-size-complex="10pt" fo:language="en" fo:country="AU"/>
    </style:style>
    <style:style style:name="P759" style:parent-style-name="Normal" style:family="paragraph">
      <style:text-properties fo:font-size="10pt" style:font-size-asian="10pt" style:font-size-complex="10pt" fo:language="en" fo:country="AU"/>
    </style:style>
    <style:style style:name="P760" style:parent-style-name="Normal" style:family="paragraph">
      <style:text-properties fo:font-size="10pt" style:font-size-asian="10pt" style:font-size-complex="10pt" fo:language="en" fo:country="AU"/>
    </style:style>
    <style:style style:name="P761" style:parent-style-name="Normal" style:family="paragraph">
      <style:text-properties fo:font-size="10pt" style:font-size-asian="10pt" style:font-size-complex="10pt" fo:language="en" fo:country="AU"/>
    </style:style>
    <style:style style:name="P762" style:parent-style-name="Normal" style:family="paragraph">
      <style:text-properties fo:font-size="10pt" style:font-size-asian="10pt" style:font-size-complex="10pt" fo:language="en" fo:country="AU"/>
    </style:style>
    <style:style style:name="P763" style:parent-style-name="Normal" style:family="paragraph">
      <style:text-properties fo:font-size="10pt" style:font-size-asian="10pt" style:font-size-complex="10pt" fo:language="en" fo:country="AU"/>
    </style:style>
    <style:style style:name="P764" style:parent-style-name="Normal" style:family="paragraph">
      <style:text-properties fo:font-size="10pt" style:font-size-asian="10pt" style:font-size-complex="10pt" fo:language="en" fo:country="AU"/>
    </style:style>
    <style:style style:name="P765" style:parent-style-name="Normal" style:family="paragraph">
      <style:text-properties fo:font-size="10pt" style:font-size-asian="10pt" style:font-size-complex="10pt" fo:language="en" fo:country="AU"/>
    </style:style>
    <style:style style:name="P766" style:parent-style-name="Normal" style:family="paragraph">
      <style:text-properties fo:font-size="10pt" style:font-size-asian="10pt" style:font-size-complex="10pt" fo:language="en" fo:country="AU"/>
    </style:style>
    <style:style style:name="P767" style:parent-style-name="Normal" style:family="paragraph">
      <style:text-properties fo:font-size="10pt" style:font-size-asian="10pt" style:font-size-complex="10pt" fo:language="en" fo:country="AU"/>
    </style:style>
    <style:style style:name="P768" style:parent-style-name="Normal" style:family="paragraph">
      <style:text-properties fo:font-size="10pt" style:font-size-asian="10pt" style:font-size-complex="10pt" fo:language="en" fo:country="AU"/>
    </style:style>
    <style:style style:name="P769" style:parent-style-name="Normal" style:family="paragraph">
      <style:text-properties fo:font-size="10pt" style:font-size-asian="10pt" style:font-size-complex="10pt" fo:language="en" fo:country="AU"/>
    </style:style>
    <style:style style:name="P770" style:parent-style-name="Normal" style:family="paragraph">
      <style:text-properties fo:font-size="10pt" style:font-size-asian="10pt" style:font-size-complex="10pt" fo:language="en" fo:country="AU"/>
    </style:style>
    <style:style style:name="P771" style:parent-style-name="Normal" style:family="paragraph">
      <style:text-properties fo:font-size="10pt" style:font-size-asian="10pt" style:font-size-complex="10pt" fo:language="en" fo:country="AU"/>
    </style:style>
    <style:style style:name="P77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773" style:parent-style-name="Normal" style:family="paragraph">
      <style:text-properties fo:font-size="10pt" style:font-size-asian="10pt" style:font-size-complex="10pt" fo:language="en" fo:country="AU"/>
    </style:style>
    <style:style style:name="P774" style:parent-style-name="Normal" style:family="paragraph">
      <style:text-properties fo:font-size="10pt" style:font-size-asian="10pt" style:font-size-complex="10pt" fo:language="en" fo:country="AU"/>
    </style:style>
    <style:style style:name="P775" style:parent-style-name="Normal" style:family="paragraph">
      <style:text-properties fo:font-size="10pt" style:font-size-asian="10pt" style:font-size-complex="10pt" fo:language="en" fo:country="AU"/>
    </style:style>
    <style:style style:name="P776" style:parent-style-name="Normal" style:family="paragraph">
      <style:text-properties fo:font-size="10pt" style:font-size-asian="10pt" style:font-size-complex="10pt" fo:language="en" fo:country="AU"/>
    </style:style>
    <style:style style:name="P777" style:parent-style-name="Normal" style:family="paragraph">
      <style:text-properties fo:font-size="10pt" style:font-size-asian="10pt" style:font-size-complex="10pt" fo:language="en" fo:country="AU"/>
    </style:style>
    <style:style style:name="P778" style:parent-style-name="Normal" style:family="paragraph">
      <style:text-properties fo:font-size="10pt" style:font-size-asian="10pt" style:font-size-complex="10pt" fo:language="en" fo:country="AU"/>
    </style:style>
    <style:style style:name="P779" style:parent-style-name="Normal" style:family="paragraph">
      <style:text-properties fo:font-size="10pt" style:font-size-asian="10pt" style:font-size-complex="10pt" fo:language="en" fo:country="AU"/>
    </style:style>
    <style:style style:name="P780" style:parent-style-name="Normal" style:family="paragraph">
      <style:text-properties fo:font-size="10pt" style:font-size-asian="10pt" style:font-size-complex="10pt" fo:language="en" fo:country="AU"/>
    </style:style>
    <style:style style:name="P78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782" style:parent-style-name="Normal" style:family="paragraph">
      <style:text-properties fo:font-size="10pt" style:font-size-asian="10pt" style:font-size-complex="10pt" fo:language="en" fo:country="AU"/>
    </style:style>
    <style:style style:name="P783" style:parent-style-name="Normal" style:family="paragraph">
      <style:text-properties fo:font-size="10pt" style:font-size-asian="10pt" style:font-size-complex="10pt" fo:language="en" fo:country="AU"/>
    </style:style>
    <style:style style:name="P784" style:parent-style-name="Normal" style:family="paragraph">
      <style:text-properties fo:font-size="10pt" style:font-size-asian="10pt" style:font-size-complex="10pt" fo:language="en" fo:country="AU"/>
    </style:style>
    <style:style style:name="P785" style:parent-style-name="Normal" style:family="paragraph">
      <style:text-properties fo:font-size="10pt" style:font-size-asian="10pt" style:font-size-complex="10pt" fo:language="en" fo:country="AU"/>
    </style:style>
    <style:style style:name="P786" style:parent-style-name="Normal" style:family="paragraph">
      <style:text-properties fo:font-size="10pt" style:font-size-asian="10pt" style:font-size-complex="10pt" fo:language="en" fo:country="AU"/>
    </style:style>
    <style:style style:name="P787" style:parent-style-name="Normal" style:family="paragraph">
      <style:text-properties fo:font-size="10pt" style:font-size-asian="10pt" style:font-size-complex="10pt" fo:language="en" fo:country="AU"/>
    </style:style>
    <style:style style:name="P788" style:parent-style-name="Normal" style:family="paragraph">
      <style:text-properties fo:font-size="10pt" style:font-size-asian="10pt" style:font-size-complex="10pt" fo:language="en" fo:country="AU"/>
    </style:style>
    <style:style style:name="P789" style:parent-style-name="Normal" style:family="paragraph">
      <style:text-properties fo:font-size="10pt" style:font-size-asian="10pt" style:font-size-complex="10pt" fo:language="en" fo:country="AU"/>
    </style:style>
    <style:style style:name="P790" style:parent-style-name="Normal" style:family="paragraph">
      <style:text-properties fo:font-size="10pt" style:font-size-asian="10pt" style:font-size-complex="10pt" fo:language="en" fo:country="AU"/>
    </style:style>
    <style:style style:name="P791" style:parent-style-name="Normal" style:family="paragraph">
      <style:text-properties fo:font-size="10pt" style:font-size-asian="10pt" style:font-size-complex="10pt" fo:language="en" fo:country="AU"/>
    </style:style>
    <style:style style:name="P79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793" style:parent-style-name="Normal" style:family="paragraph">
      <style:text-properties fo:font-size="10pt" style:font-size-asian="10pt" style:font-size-complex="10pt" fo:language="en" fo:country="AU"/>
    </style:style>
    <style:style style:name="P794" style:parent-style-name="Normal" style:family="paragraph">
      <style:text-properties fo:font-size="10pt" style:font-size-asian="10pt" style:font-size-complex="10pt" fo:language="en" fo:country="AU"/>
    </style:style>
    <style:style style:name="P795" style:parent-style-name="Normal" style:family="paragraph">
      <style:text-properties fo:font-size="10pt" style:font-size-asian="10pt" style:font-size-complex="10pt" fo:language="en" fo:country="AU"/>
    </style:style>
    <style:style style:name="P796" style:parent-style-name="Normal" style:family="paragraph">
      <style:text-properties fo:font-size="10pt" style:font-size-asian="10pt" style:font-size-complex="10pt" fo:language="en" fo:country="AU"/>
    </style:style>
    <style:style style:name="P797" style:parent-style-name="Normal" style:family="paragraph">
      <style:text-properties fo:font-size="10pt" style:font-size-asian="10pt" style:font-size-complex="10pt" fo:language="en" fo:country="AU"/>
    </style:style>
    <style:style style:name="P798" style:parent-style-name="Normal" style:family="paragraph">
      <style:text-properties fo:font-size="10pt" style:font-size-asian="10pt" style:font-size-complex="10pt" fo:language="en" fo:country="AU"/>
    </style:style>
    <style:style style:name="P799" style:parent-style-name="Normal" style:family="paragraph">
      <style:text-properties fo:font-size="10pt" style:font-size-asian="10pt" style:font-size-complex="10pt" fo:language="en" fo:country="AU"/>
    </style:style>
    <style:style style:name="P800" style:parent-style-name="Normal" style:family="paragraph">
      <style:text-properties fo:font-size="10pt" style:font-size-asian="10pt" style:font-size-complex="10pt" fo:language="en" fo:country="AU"/>
    </style:style>
    <style:style style:name="P80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02" style:parent-style-name="Normal" style:family="paragraph">
      <style:text-properties fo:font-size="10pt" style:font-size-asian="10pt" style:font-size-complex="10pt" fo:language="en" fo:country="AU"/>
    </style:style>
    <style:style style:name="P803" style:parent-style-name="Normal" style:family="paragraph">
      <style:text-properties fo:font-size="10pt" style:font-size-asian="10pt" style:font-size-complex="10pt" fo:language="en" fo:country="AU"/>
    </style:style>
    <style:style style:name="P804" style:parent-style-name="Normal" style:family="paragraph">
      <style:text-properties fo:font-size="10pt" style:font-size-asian="10pt" style:font-size-complex="10pt" fo:language="en" fo:country="AU"/>
    </style:style>
    <style:style style:name="P805" style:parent-style-name="Normal" style:family="paragraph">
      <style:text-properties fo:font-size="10pt" style:font-size-asian="10pt" style:font-size-complex="10pt" fo:language="en" fo:country="AU"/>
    </style:style>
    <style:style style:name="P806" style:parent-style-name="Normal" style:family="paragraph">
      <style:text-properties fo:font-size="10pt" style:font-size-asian="10pt" style:font-size-complex="10pt" fo:language="en" fo:country="AU"/>
    </style:style>
    <style:style style:name="P807" style:parent-style-name="Normal" style:family="paragraph">
      <style:text-properties fo:font-size="10pt" style:font-size-asian="10pt" style:font-size-complex="10pt" fo:language="en" fo:country="AU"/>
    </style:style>
    <style:style style:name="P808" style:parent-style-name="Normal" style:family="paragraph">
      <style:text-properties fo:font-size="10pt" style:font-size-asian="10pt" style:font-size-complex="10pt" fo:language="en" fo:country="AU"/>
    </style:style>
    <style:style style:name="P809" style:parent-style-name="Normal" style:family="paragraph">
      <style:text-properties fo:font-size="10pt" style:font-size-asian="10pt" style:font-size-complex="10pt" fo:language="en" fo:country="AU"/>
    </style:style>
    <style:style style:name="P81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11" style:parent-style-name="Normal" style:family="paragraph">
      <style:text-properties fo:font-size="10pt" style:font-size-asian="10pt" style:font-size-complex="10pt" fo:language="en" fo:country="AU"/>
    </style:style>
    <style:style style:name="P812" style:parent-style-name="Normal" style:family="paragraph">
      <style:text-properties fo:font-size="10pt" style:font-size-asian="10pt" style:font-size-complex="10pt" fo:language="en" fo:country="AU"/>
    </style:style>
    <style:style style:name="P813" style:parent-style-name="Normal" style:family="paragraph">
      <style:text-properties fo:font-size="10pt" style:font-size-asian="10pt" style:font-size-complex="10pt" fo:language="en" fo:country="AU"/>
    </style:style>
    <style:style style:name="P814" style:parent-style-name="Normal" style:family="paragraph">
      <style:text-properties fo:font-size="10pt" style:font-size-asian="10pt" style:font-size-complex="10pt" fo:language="en" fo:country="AU"/>
    </style:style>
    <style:style style:name="P815" style:parent-style-name="Normal" style:family="paragraph">
      <style:text-properties fo:font-size="10pt" style:font-size-asian="10pt" style:font-size-complex="10pt" fo:language="en" fo:country="AU"/>
    </style:style>
    <style:style style:name="P816" style:parent-style-name="Normal" style:family="paragraph">
      <style:text-properties fo:font-size="10pt" style:font-size-asian="10pt" style:font-size-complex="10pt" fo:language="en" fo:country="AU"/>
    </style:style>
    <style:style style:name="P817" style:parent-style-name="Normal" style:family="paragraph">
      <style:text-properties fo:font-size="10pt" style:font-size-asian="10pt" style:font-size-complex="10pt" fo:language="en" fo:country="AU"/>
    </style:style>
    <style:style style:name="P818" style:parent-style-name="Normal" style:family="paragraph">
      <style:text-properties fo:font-size="10pt" style:font-size-asian="10pt" style:font-size-complex="10pt" fo:language="en" fo:country="AU"/>
    </style:style>
    <style:style style:name="P81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20" style:parent-style-name="Normal" style:family="paragraph">
      <style:text-properties fo:font-size="10pt" style:font-size-asian="10pt" style:font-size-complex="10pt" fo:language="en" fo:country="AU"/>
    </style:style>
    <style:style style:name="P821" style:parent-style-name="Normal" style:family="paragraph">
      <style:text-properties fo:font-size="10pt" style:font-size-asian="10pt" style:font-size-complex="10pt" fo:language="en" fo:country="AU"/>
    </style:style>
    <style:style style:name="P822" style:parent-style-name="Normal" style:family="paragraph">
      <style:text-properties fo:font-size="10pt" style:font-size-asian="10pt" style:font-size-complex="10pt" fo:language="en" fo:country="AU"/>
    </style:style>
    <style:style style:name="P823" style:parent-style-name="Normal" style:family="paragraph">
      <style:text-properties fo:font-size="10pt" style:font-size-asian="10pt" style:font-size-complex="10pt" fo:language="en" fo:country="AU"/>
    </style:style>
    <style:style style:name="P824" style:parent-style-name="Normal" style:family="paragraph">
      <style:text-properties fo:font-size="10pt" style:font-size-asian="10pt" style:font-size-complex="10pt" fo:language="en" fo:country="AU"/>
    </style:style>
    <style:style style:name="P825" style:parent-style-name="Normal" style:family="paragraph">
      <style:text-properties fo:font-size="10pt" style:font-size-asian="10pt" style:font-size-complex="10pt" fo:language="en" fo:country="AU"/>
    </style:style>
    <style:style style:name="P826" style:parent-style-name="Normal" style:family="paragraph">
      <style:text-properties fo:font-size="10pt" style:font-size-asian="10pt" style:font-size-complex="10pt" fo:language="en" fo:country="AU"/>
    </style:style>
    <style:style style:name="P827" style:parent-style-name="Normal" style:family="paragraph">
      <style:text-properties fo:font-size="10pt" style:font-size-asian="10pt" style:font-size-complex="10pt" fo:language="en" fo:country="AU"/>
    </style:style>
    <style:style style:name="P82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29" style:parent-style-name="Normal" style:family="paragraph">
      <style:text-properties fo:font-size="10pt" style:font-size-asian="10pt" style:font-size-complex="10pt" fo:language="en" fo:country="AU"/>
    </style:style>
    <style:style style:name="P830" style:parent-style-name="Normal" style:family="paragraph">
      <style:text-properties fo:font-size="10pt" style:font-size-asian="10pt" style:font-size-complex="10pt" fo:language="en" fo:country="AU"/>
    </style:style>
    <style:style style:name="P831" style:parent-style-name="Normal" style:family="paragraph">
      <style:text-properties fo:font-size="10pt" style:font-size-asian="10pt" style:font-size-complex="10pt" fo:language="en" fo:country="AU"/>
    </style:style>
    <style:style style:name="P832" style:parent-style-name="Normal" style:family="paragraph">
      <style:text-properties fo:font-size="10pt" style:font-size-asian="10pt" style:font-size-complex="10pt" fo:language="en" fo:country="AU"/>
    </style:style>
    <style:style style:name="P833" style:parent-style-name="Normal" style:family="paragraph">
      <style:text-properties fo:font-size="10pt" style:font-size-asian="10pt" style:font-size-complex="10pt" fo:language="en" fo:country="AU"/>
    </style:style>
    <style:style style:name="P834" style:parent-style-name="Normal" style:family="paragraph">
      <style:text-properties fo:font-size="10pt" style:font-size-asian="10pt" style:font-size-complex="10pt" fo:language="en" fo:country="AU"/>
    </style:style>
    <style:style style:name="P835" style:parent-style-name="Normal" style:family="paragraph">
      <style:text-properties fo:font-size="10pt" style:font-size-asian="10pt" style:font-size-complex="10pt" fo:language="en" fo:country="AU"/>
    </style:style>
    <style:style style:name="P836" style:parent-style-name="Normal" style:family="paragraph">
      <style:text-properties fo:font-size="10pt" style:font-size-asian="10pt" style:font-size-complex="10pt" fo:language="en" fo:country="AU"/>
    </style:style>
    <style:style style:name="P83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38" style:parent-style-name="Normal" style:family="paragraph">
      <style:text-properties fo:font-size="10pt" style:font-size-asian="10pt" style:font-size-complex="10pt" fo:language="en" fo:country="AU"/>
    </style:style>
    <style:style style:name="P839" style:parent-style-name="Normal" style:family="paragraph">
      <style:text-properties fo:font-size="10pt" style:font-size-asian="10pt" style:font-size-complex="10pt" fo:language="en" fo:country="AU"/>
    </style:style>
    <style:style style:name="P840" style:parent-style-name="Normal" style:family="paragraph">
      <style:text-properties fo:font-size="10pt" style:font-size-asian="10pt" style:font-size-complex="10pt" fo:language="en" fo:country="AU"/>
    </style:style>
    <style:style style:name="P841" style:parent-style-name="Normal" style:family="paragraph">
      <style:text-properties fo:font-size="10pt" style:font-size-asian="10pt" style:font-size-complex="10pt" fo:language="en" fo:country="AU"/>
    </style:style>
    <style:style style:name="P842" style:parent-style-name="Normal" style:family="paragraph">
      <style:text-properties fo:font-size="10pt" style:font-size-asian="10pt" style:font-size-complex="10pt" fo:language="en" fo:country="AU"/>
    </style:style>
    <style:style style:name="P843" style:parent-style-name="Normal" style:family="paragraph">
      <style:text-properties fo:font-size="10pt" style:font-size-asian="10pt" style:font-size-complex="10pt" fo:language="en" fo:country="AU"/>
    </style:style>
    <style:style style:name="P844" style:parent-style-name="Normal" style:family="paragraph">
      <style:text-properties fo:font-size="10pt" style:font-size-asian="10pt" style:font-size-complex="10pt" fo:language="en" fo:country="AU"/>
    </style:style>
    <style:style style:name="P845" style:parent-style-name="Normal" style:family="paragraph">
      <style:text-properties fo:font-size="10pt" style:font-size-asian="10pt" style:font-size-complex="10pt" fo:language="en" fo:country="AU"/>
    </style:style>
    <style:style style:name="P846" style:parent-style-name="Normal" style:family="paragraph">
      <style:text-properties fo:font-size="10pt" style:font-size-asian="10pt" style:font-size-complex="10pt" fo:language="en" fo:country="AU"/>
    </style:style>
    <style:style style:name="P84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48" style:parent-style-name="Normal" style:family="paragraph">
      <style:text-properties fo:font-size="10pt" style:font-size-asian="10pt" style:font-size-complex="10pt" fo:language="en" fo:country="AU"/>
    </style:style>
    <style:style style:name="P849" style:parent-style-name="Normal" style:family="paragraph">
      <style:text-properties fo:font-size="10pt" style:font-size-asian="10pt" style:font-size-complex="10pt" fo:language="en" fo:country="AU"/>
    </style:style>
    <style:style style:name="P850" style:parent-style-name="Normal" style:family="paragraph">
      <style:text-properties fo:font-size="10pt" style:font-size-asian="10pt" style:font-size-complex="10pt" fo:language="en" fo:country="AU"/>
    </style:style>
    <style:style style:name="P851" style:parent-style-name="Normal" style:family="paragraph">
      <style:text-properties fo:font-size="10pt" style:font-size-asian="10pt" style:font-size-complex="10pt" fo:language="en" fo:country="AU"/>
    </style:style>
    <style:style style:name="P852" style:parent-style-name="Normal" style:family="paragraph">
      <style:text-properties fo:font-size="10pt" style:font-size-asian="10pt" style:font-size-complex="10pt" fo:language="en" fo:country="AU"/>
    </style:style>
    <style:style style:name="P853" style:parent-style-name="Normal" style:family="paragraph">
      <style:text-properties fo:font-size="10pt" style:font-size-asian="10pt" style:font-size-complex="10pt" fo:language="en" fo:country="AU"/>
    </style:style>
    <style:style style:name="P854" style:parent-style-name="Normal" style:family="paragraph">
      <style:text-properties fo:font-size="10pt" style:font-size-asian="10pt" style:font-size-complex="10pt" fo:language="en" fo:country="AU"/>
    </style:style>
    <style:style style:name="P855" style:parent-style-name="Normal" style:family="paragraph">
      <style:text-properties fo:font-size="10pt" style:font-size-asian="10pt" style:font-size-complex="10pt" fo:language="en" fo:country="AU"/>
    </style:style>
    <style:style style:name="P85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57" style:parent-style-name="Normal" style:family="paragraph">
      <style:text-properties fo:font-size="10pt" style:font-size-asian="10pt" style:font-size-complex="10pt" fo:language="en" fo:country="AU"/>
    </style:style>
    <style:style style:name="P858" style:parent-style-name="Normal" style:family="paragraph">
      <style:text-properties fo:font-size="10pt" style:font-size-asian="10pt" style:font-size-complex="10pt" fo:language="en" fo:country="AU"/>
    </style:style>
    <style:style style:name="P859" style:parent-style-name="Normal" style:family="paragraph">
      <style:text-properties fo:font-size="10pt" style:font-size-asian="10pt" style:font-size-complex="10pt" fo:language="en" fo:country="AU"/>
    </style:style>
    <style:style style:name="P860" style:parent-style-name="Normal" style:family="paragraph">
      <style:text-properties fo:font-size="10pt" style:font-size-asian="10pt" style:font-size-complex="10pt" fo:language="en" fo:country="AU"/>
    </style:style>
    <style:style style:name="P861" style:parent-style-name="Normal" style:family="paragraph">
      <style:text-properties fo:font-size="10pt" style:font-size-asian="10pt" style:font-size-complex="10pt" fo:language="en" fo:country="AU"/>
    </style:style>
    <style:style style:name="P862" style:parent-style-name="Normal" style:family="paragraph">
      <style:text-properties fo:font-size="10pt" style:font-size-asian="10pt" style:font-size-complex="10pt" fo:language="en" fo:country="AU"/>
    </style:style>
    <style:style style:name="P863" style:parent-style-name="Normal" style:family="paragraph">
      <style:text-properties fo:font-size="10pt" style:font-size-asian="10pt" style:font-size-complex="10pt" fo:language="en" fo:country="AU"/>
    </style:style>
    <style:style style:name="P864" style:parent-style-name="Normal" style:family="paragraph">
      <style:text-properties fo:font-size="10pt" style:font-size-asian="10pt" style:font-size-complex="10pt" fo:language="en" fo:country="AU"/>
    </style:style>
    <style:style style:name="P86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66" style:parent-style-name="Normal" style:family="paragraph">
      <style:text-properties fo:font-size="10pt" style:font-size-asian="10pt" style:font-size-complex="10pt" fo:language="en" fo:country="AU"/>
    </style:style>
    <style:style style:name="P867" style:parent-style-name="Normal" style:family="paragraph">
      <style:text-properties fo:font-size="10pt" style:font-size-asian="10pt" style:font-size-complex="10pt" fo:language="en" fo:country="AU"/>
    </style:style>
    <style:style style:name="P868" style:parent-style-name="Normal" style:family="paragraph">
      <style:text-properties fo:font-size="10pt" style:font-size-asian="10pt" style:font-size-complex="10pt" fo:language="en" fo:country="AU"/>
    </style:style>
    <style:style style:name="P869" style:parent-style-name="Normal" style:family="paragraph">
      <style:text-properties fo:font-size="10pt" style:font-size-asian="10pt" style:font-size-complex="10pt" fo:language="en" fo:country="AU"/>
    </style:style>
    <style:style style:name="P870" style:parent-style-name="Normal" style:family="paragraph">
      <style:text-properties fo:font-size="10pt" style:font-size-asian="10pt" style:font-size-complex="10pt" fo:language="en" fo:country="AU"/>
    </style:style>
    <style:style style:name="P871" style:parent-style-name="Normal" style:family="paragraph">
      <style:text-properties fo:font-size="10pt" style:font-size-asian="10pt" style:font-size-complex="10pt" fo:language="en" fo:country="AU"/>
    </style:style>
    <style:style style:name="P872" style:parent-style-name="Normal" style:family="paragraph">
      <style:text-properties fo:font-size="10pt" style:font-size-asian="10pt" style:font-size-complex="10pt" fo:language="en" fo:country="AU"/>
    </style:style>
    <style:style style:name="P87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74" style:parent-style-name="Normal" style:family="paragraph">
      <style:text-properties fo:font-size="10pt" style:font-size-asian="10pt" style:font-size-complex="10pt" fo:language="en" fo:country="AU"/>
    </style:style>
    <style:style style:name="P875" style:parent-style-name="Normal" style:family="paragraph">
      <style:text-properties fo:font-size="10pt" style:font-size-asian="10pt" style:font-size-complex="10pt" fo:language="en" fo:country="AU"/>
    </style:style>
    <style:style style:name="P876" style:parent-style-name="Normal" style:family="paragraph">
      <style:text-properties fo:font-size="10pt" style:font-size-asian="10pt" style:font-size-complex="10pt" fo:language="en" fo:country="AU"/>
    </style:style>
    <style:style style:name="P877" style:parent-style-name="Normal" style:family="paragraph">
      <style:text-properties fo:font-size="10pt" style:font-size-asian="10pt" style:font-size-complex="10pt" fo:language="en" fo:country="AU"/>
    </style:style>
    <style:style style:name="P878" style:parent-style-name="Normal" style:family="paragraph">
      <style:text-properties fo:font-size="10pt" style:font-size-asian="10pt" style:font-size-complex="10pt" fo:language="en" fo:country="AU"/>
    </style:style>
    <style:style style:name="P879" style:parent-style-name="Normal" style:family="paragraph">
      <style:text-properties fo:font-size="10pt" style:font-size-asian="10pt" style:font-size-complex="10pt" fo:language="en" fo:country="AU"/>
    </style:style>
    <style:style style:name="P880" style:parent-style-name="Normal" style:family="paragraph">
      <style:text-properties fo:font-size="10pt" style:font-size-asian="10pt" style:font-size-complex="10pt" fo:language="en" fo:country="AU"/>
    </style:style>
    <style:style style:name="P881" style:parent-style-name="Normal" style:family="paragraph">
      <style:text-properties fo:font-size="10pt" style:font-size-asian="10pt" style:font-size-complex="10pt" fo:language="en" fo:country="AU"/>
    </style:style>
    <style:style style:name="P88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83" style:parent-style-name="Normal" style:family="paragraph">
      <style:text-properties fo:font-size="10pt" style:font-size-asian="10pt" style:font-size-complex="10pt" fo:language="en" fo:country="AU"/>
    </style:style>
    <style:style style:name="P884" style:parent-style-name="Normal" style:family="paragraph">
      <style:text-properties fo:font-size="10pt" style:font-size-asian="10pt" style:font-size-complex="10pt" fo:language="en" fo:country="AU"/>
    </style:style>
    <style:style style:name="P885" style:parent-style-name="Normal" style:family="paragraph">
      <style:text-properties fo:font-size="10pt" style:font-size-asian="10pt" style:font-size-complex="10pt" fo:language="en" fo:country="AU"/>
    </style:style>
    <style:style style:name="P886" style:parent-style-name="Normal" style:family="paragraph">
      <style:text-properties fo:font-size="10pt" style:font-size-asian="10pt" style:font-size-complex="10pt" fo:language="en" fo:country="AU"/>
    </style:style>
    <style:style style:name="P887" style:parent-style-name="Normal" style:family="paragraph">
      <style:text-properties fo:font-size="10pt" style:font-size-asian="10pt" style:font-size-complex="10pt" fo:language="en" fo:country="AU"/>
    </style:style>
    <style:style style:name="P888" style:parent-style-name="Normal" style:family="paragraph">
      <style:text-properties fo:font-size="10pt" style:font-size-asian="10pt" style:font-size-complex="10pt" fo:language="en" fo:country="AU"/>
    </style:style>
    <style:style style:name="P889" style:parent-style-name="Normal" style:family="paragraph">
      <style:text-properties fo:font-size="10pt" style:font-size-asian="10pt" style:font-size-complex="10pt" fo:language="en" fo:country="AU"/>
    </style:style>
    <style:style style:name="P890" style:parent-style-name="Normal" style:family="paragraph">
      <style:text-properties fo:font-size="10pt" style:font-size-asian="10pt" style:font-size-complex="10pt" fo:language="en" fo:country="AU"/>
    </style:style>
    <style:style style:name="P89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892" style:parent-style-name="Normal" style:family="paragraph">
      <style:text-properties fo:font-size="10pt" style:font-size-asian="10pt" style:font-size-complex="10pt" fo:language="en" fo:country="AU"/>
    </style:style>
    <style:style style:name="P893" style:parent-style-name="Normal" style:family="paragraph">
      <style:text-properties fo:font-size="10pt" style:font-size-asian="10pt" style:font-size-complex="10pt" fo:language="en" fo:country="AU"/>
    </style:style>
    <style:style style:name="P894" style:parent-style-name="Normal" style:family="paragraph">
      <style:text-properties fo:font-size="10pt" style:font-size-asian="10pt" style:font-size-complex="10pt" fo:language="en" fo:country="AU"/>
    </style:style>
    <style:style style:name="P895" style:parent-style-name="Normal" style:family="paragraph">
      <style:paragraph-properties fo:text-indent="0.5in"/>
      <style:text-properties fo:font-size="10pt" style:font-size-asian="10pt" style:font-size-complex="10pt" fo:language="en" fo:country="AU"/>
    </style:style>
    <style:style style:name="P896" style:parent-style-name="Normal" style:family="paragraph">
      <style:text-properties fo:font-size="10pt" style:font-size-asian="10pt" style:font-size-complex="10pt" fo:language="en" fo:country="AU"/>
    </style:style>
    <style:style style:name="P897" style:parent-style-name="Normal" style:family="paragraph">
      <style:text-properties fo:font-size="10pt" style:font-size-asian="10pt" style:font-size-complex="10pt" fo:language="en" fo:country="AU"/>
    </style:style>
    <style:style style:name="P898" style:parent-style-name="Normal" style:family="paragraph">
      <style:text-properties fo:font-size="10pt" style:font-size-asian="10pt" style:font-size-complex="10pt" fo:language="en" fo:country="AU"/>
    </style:style>
    <style:style style:name="P899" style:parent-style-name="Normal" style:family="paragraph">
      <style:text-properties fo:font-size="10pt" style:font-size-asian="10pt" style:font-size-complex="10pt" fo:language="en" fo:country="AU"/>
    </style:style>
    <style:style style:name="P90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901" style:parent-style-name="Normal" style:family="paragraph">
      <style:text-properties fo:font-size="10pt" style:font-size-asian="10pt" style:font-size-complex="10pt" fo:language="en" fo:country="AU"/>
    </style:style>
    <style:style style:name="P902" style:parent-style-name="Normal" style:family="paragraph">
      <style:text-properties fo:font-size="10pt" style:font-size-asian="10pt" style:font-size-complex="10pt" fo:language="en" fo:country="AU"/>
    </style:style>
    <style:style style:name="P903" style:parent-style-name="Normal" style:family="paragraph">
      <style:text-properties fo:font-size="10pt" style:font-size-asian="10pt" style:font-size-complex="10pt" fo:language="en" fo:country="AU"/>
    </style:style>
    <style:style style:name="P904" style:parent-style-name="Normal" style:family="paragraph">
      <style:text-properties fo:font-size="10pt" style:font-size-asian="10pt" style:font-size-complex="10pt" fo:language="en" fo:country="AU"/>
    </style:style>
    <style:style style:name="P905" style:parent-style-name="Normal" style:family="paragraph">
      <style:text-properties fo:font-size="10pt" style:font-size-asian="10pt" style:font-size-complex="10pt" fo:language="en" fo:country="AU"/>
    </style:style>
    <style:style style:name="P906" style:parent-style-name="Normal" style:family="paragraph">
      <style:text-properties fo:font-size="10pt" style:font-size-asian="10pt" style:font-size-complex="10pt" fo:language="en" fo:country="AU"/>
    </style:style>
    <style:style style:name="P907" style:parent-style-name="Normal" style:family="paragraph">
      <style:text-properties fo:font-size="10pt" style:font-size-asian="10pt" style:font-size-complex="10pt" fo:language="en" fo:country="AU"/>
    </style:style>
    <style:style style:name="P908" style:parent-style-name="Normal" style:family="paragraph">
      <style:text-properties fo:font-size="10pt" style:font-size-asian="10pt" style:font-size-complex="10pt" fo:language="en" fo:country="AU"/>
    </style:style>
    <style:style style:name="P90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910" style:parent-style-name="Normal" style:family="paragraph">
      <style:text-properties fo:font-size="10pt" style:font-size-asian="10pt" style:font-size-complex="10pt" fo:language="en" fo:country="AU"/>
    </style:style>
    <style:style style:name="P911" style:parent-style-name="Normal" style:family="paragraph">
      <style:text-properties fo:font-size="10pt" style:font-size-asian="10pt" style:font-size-complex="10pt" fo:language="en" fo:country="AU"/>
    </style:style>
    <style:style style:name="P912" style:parent-style-name="Normal" style:family="paragraph">
      <style:text-properties fo:font-size="10pt" style:font-size-asian="10pt" style:font-size-complex="10pt" fo:language="en" fo:country="AU"/>
    </style:style>
    <style:style style:name="P913" style:parent-style-name="Normal" style:family="paragraph">
      <style:text-properties fo:font-size="10pt" style:font-size-asian="10pt" style:font-size-complex="10pt" fo:language="en" fo:country="AU"/>
    </style:style>
    <style:style style:name="P914" style:parent-style-name="Normal" style:family="paragraph">
      <style:text-properties fo:font-size="10pt" style:font-size-asian="10pt" style:font-size-complex="10pt" fo:language="en" fo:country="AU"/>
    </style:style>
    <style:style style:name="P915" style:parent-style-name="Normal" style:family="paragraph">
      <style:text-properties fo:font-size="10pt" style:font-size-asian="10pt" style:font-size-complex="10pt" fo:language="en" fo:country="AU"/>
    </style:style>
    <style:style style:name="P916" style:parent-style-name="Normal" style:family="paragraph">
      <style:text-properties fo:font-size="10pt" style:font-size-asian="10pt" style:font-size-complex="10pt" fo:language="en" fo:country="AU"/>
    </style:style>
    <style:style style:name="P917" style:parent-style-name="Normal" style:family="paragraph">
      <style:text-properties fo:font-size="10pt" style:font-size-asian="10pt" style:font-size-complex="10pt" fo:language="en" fo:country="AU"/>
    </style:style>
    <style:style style:name="P918" style:parent-style-name="Normal" style:family="paragraph">
      <style:text-properties fo:font-size="10pt" style:font-size-asian="10pt" style:font-size-complex="10pt" fo:language="en" fo:country="AU"/>
    </style:style>
    <style:style style:name="P91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920" style:parent-style-name="Normal" style:family="paragraph">
      <style:text-properties fo:font-size="10pt" style:font-size-asian="10pt" style:font-size-complex="10pt" fo:language="en" fo:country="AU"/>
    </style:style>
    <style:style style:name="P921" style:parent-style-name="Normal" style:family="paragraph">
      <style:text-properties fo:font-size="10pt" style:font-size-asian="10pt" style:font-size-complex="10pt" fo:language="en" fo:country="AU"/>
    </style:style>
    <style:style style:name="P922" style:parent-style-name="Normal" style:family="paragraph">
      <style:text-properties fo:font-size="10pt" style:font-size-asian="10pt" style:font-size-complex="10pt" fo:language="en" fo:country="AU"/>
    </style:style>
    <style:style style:name="P923" style:parent-style-name="Normal" style:family="paragraph">
      <style:text-properties fo:font-size="10pt" style:font-size-asian="10pt" style:font-size-complex="10pt" fo:language="en" fo:country="AU"/>
    </style:style>
    <style:style style:name="P924" style:parent-style-name="Normal" style:family="paragraph">
      <style:text-properties fo:font-size="10pt" style:font-size-asian="10pt" style:font-size-complex="10pt" fo:language="en" fo:country="AU"/>
    </style:style>
    <style:style style:name="P925" style:parent-style-name="Normal" style:family="paragraph">
      <style:text-properties fo:font-size="10pt" style:font-size-asian="10pt" style:font-size-complex="10pt" fo:language="en" fo:country="AU"/>
    </style:style>
    <style:style style:name="P926" style:parent-style-name="Normal" style:family="paragraph">
      <style:text-properties fo:font-size="10pt" style:font-size-asian="10pt" style:font-size-complex="10pt" fo:language="en" fo:country="AU"/>
    </style:style>
    <style:style style:name="P927" style:parent-style-name="Normal" style:family="paragraph">
      <style:text-properties fo:font-size="10pt" style:font-size-asian="10pt" style:font-size-complex="10pt" fo:language="en" fo:country="AU"/>
    </style:style>
    <style:style style:name="P928" style:parent-style-name="Normal" style:family="paragraph">
      <style:text-properties fo:font-size="10pt" style:font-size-asian="10pt" style:font-size-complex="10pt" fo:language="en" fo:country="AU"/>
    </style:style>
    <style:style style:name="P929" style:parent-style-name="Normal" style:family="paragraph">
      <style:text-properties fo:font-size="10pt" style:font-size-asian="10pt" style:font-size-complex="10pt" fo:language="en" fo:country="AU"/>
    </style:style>
    <style:style style:name="P93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931" style:parent-style-name="Normal" style:family="paragraph">
      <style:text-properties fo:font-size="10pt" style:font-size-asian="10pt" style:font-size-complex="10pt" fo:language="en" fo:country="AU"/>
    </style:style>
    <style:style style:name="P932" style:parent-style-name="Normal" style:family="paragraph">
      <style:text-properties fo:font-size="10pt" style:font-size-asian="10pt" style:font-size-complex="10pt" fo:language="en" fo:country="AU"/>
    </style:style>
    <style:style style:name="P933" style:parent-style-name="Normal" style:family="paragraph">
      <style:text-properties fo:font-size="10pt" style:font-size-asian="10pt" style:font-size-complex="10pt" fo:language="en" fo:country="AU"/>
    </style:style>
    <style:style style:name="P934" style:parent-style-name="Normal" style:family="paragraph">
      <style:text-properties fo:font-size="10pt" style:font-size-asian="10pt" style:font-size-complex="10pt" fo:language="en" fo:country="AU"/>
    </style:style>
    <style:style style:name="P935" style:parent-style-name="Normal" style:family="paragraph">
      <style:text-properties fo:font-size="10pt" style:font-size-asian="10pt" style:font-size-complex="10pt" fo:language="en" fo:country="AU"/>
    </style:style>
    <style:style style:name="P936" style:parent-style-name="Normal" style:family="paragraph">
      <style:text-properties fo:font-size="10pt" style:font-size-asian="10pt" style:font-size-complex="10pt" fo:language="en" fo:country="AU"/>
    </style:style>
    <style:style style:name="P937" style:parent-style-name="Normal" style:family="paragraph">
      <style:text-properties fo:font-size="10pt" style:font-size-asian="10pt" style:font-size-complex="10pt" fo:language="en" fo:country="AU"/>
    </style:style>
    <style:style style:name="P938" style:parent-style-name="Normal" style:family="paragraph">
      <style:text-properties fo:font-size="10pt" style:font-size-asian="10pt" style:font-size-complex="10pt" fo:language="en" fo:country="AU"/>
    </style:style>
    <style:style style:name="P939" style:parent-style-name="Normal" style:family="paragraph">
      <style:text-properties fo:font-size="10pt" style:font-size-asian="10pt" style:font-size-complex="10pt" fo:language="en" fo:country="AU"/>
    </style:style>
    <style:style style:name="P940" style:parent-style-name="Normal" style:family="paragraph">
      <style:text-properties fo:font-size="10pt" style:font-size-asian="10pt" style:font-size-complex="10pt" fo:language="en" fo:country="AU"/>
    </style:style>
    <style:style style:name="P94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942" style:parent-style-name="Normal" style:family="paragraph">
      <style:text-properties fo:font-size="10pt" style:font-size-asian="10pt" style:font-size-complex="10pt" fo:language="en" fo:country="AU"/>
    </style:style>
    <style:style style:name="P943" style:parent-style-name="Normal" style:family="paragraph">
      <style:text-properties fo:font-size="10pt" style:font-size-asian="10pt" style:font-size-complex="10pt" fo:language="en" fo:country="AU"/>
    </style:style>
    <style:style style:name="P944" style:parent-style-name="Normal" style:family="paragraph">
      <style:text-properties fo:font-size="10pt" style:font-size-asian="10pt" style:font-size-complex="10pt" fo:language="en" fo:country="AU"/>
    </style:style>
    <style:style style:name="P945" style:parent-style-name="Normal" style:family="paragraph">
      <style:text-properties fo:font-size="10pt" style:font-size-asian="10pt" style:font-size-complex="10pt" fo:language="en" fo:country="AU"/>
    </style:style>
    <style:style style:name="P946" style:parent-style-name="Normal" style:family="paragraph">
      <style:text-properties fo:font-size="10pt" style:font-size-asian="10pt" style:font-size-complex="10pt" fo:language="en" fo:country="AU"/>
    </style:style>
    <style:style style:name="P947" style:parent-style-name="Normal" style:family="paragraph">
      <style:text-properties fo:font-size="10pt" style:font-size-asian="10pt" style:font-size-complex="10pt" fo:language="en" fo:country="AU"/>
    </style:style>
    <style:style style:name="P948" style:parent-style-name="Normal" style:family="paragraph">
      <style:text-properties fo:font-size="10pt" style:font-size-asian="10pt" style:font-size-complex="10pt" fo:language="en" fo:country="AU"/>
    </style:style>
    <style:style style:name="P949" style:parent-style-name="Normal" style:family="paragraph">
      <style:text-properties fo:font-size="10pt" style:font-size-asian="10pt" style:font-size-complex="10pt" fo:language="en" fo:country="AU"/>
    </style:style>
    <style:style style:name="P950" style:parent-style-name="Normal" style:family="paragraph">
      <style:text-properties fo:font-size="10pt" style:font-size-asian="10pt" style:font-size-complex="10pt" fo:language="en" fo:country="AU"/>
    </style:style>
    <style:style style:name="P951" style:parent-style-name="Normal" style:family="paragraph">
      <style:text-properties fo:font-size="10pt" style:font-size-asian="10pt" style:font-size-complex="10pt" fo:language="en" fo:country="AU"/>
    </style:style>
    <style:style style:name="P95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953" style:parent-style-name="Normal" style:family="paragraph">
      <style:text-properties fo:font-size="10pt" style:font-size-asian="10pt" style:font-size-complex="10pt" fo:language="en" fo:country="AU"/>
    </style:style>
    <style:style style:name="P954" style:parent-style-name="Normal" style:family="paragraph">
      <style:text-properties fo:font-size="10pt" style:font-size-asian="10pt" style:font-size-complex="10pt" fo:language="en" fo:country="AU"/>
    </style:style>
    <style:style style:name="P955" style:parent-style-name="Normal" style:family="paragraph">
      <style:text-properties fo:font-size="10pt" style:font-size-asian="10pt" style:font-size-complex="10pt" fo:language="en" fo:country="AU"/>
    </style:style>
    <style:style style:name="P956" style:parent-style-name="Normal" style:family="paragraph">
      <style:text-properties fo:font-size="10pt" style:font-size-asian="10pt" style:font-size-complex="10pt" fo:language="en" fo:country="AU"/>
    </style:style>
    <style:style style:name="P957" style:parent-style-name="Normal" style:family="paragraph">
      <style:text-properties fo:font-size="10pt" style:font-size-asian="10pt" style:font-size-complex="10pt" fo:language="en" fo:country="AU"/>
    </style:style>
    <style:style style:name="P958" style:parent-style-name="Normal" style:family="paragraph">
      <style:text-properties fo:font-size="10pt" style:font-size-asian="10pt" style:font-size-complex="10pt" fo:language="en" fo:country="AU"/>
    </style:style>
    <style:style style:name="P959" style:parent-style-name="Normal" style:family="paragraph">
      <style:text-properties fo:font-size="10pt" style:font-size-asian="10pt" style:font-size-complex="10pt" fo:language="en" fo:country="AU"/>
    </style:style>
    <style:style style:name="P960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 fo:language="en" fo:country="AU"/>
    </style:style>
    <style:style style:name="P961" style:parent-style-name="Normal" style:family="paragraph">
      <style:text-properties fo:font-size="10pt" style:font-size-asian="10pt" style:font-size-complex="10pt" fo:language="en" fo:country="AU"/>
    </style:style>
    <style:style style:name="P962" style:parent-style-name="Normal" style:family="paragraph">
      <style:text-properties fo:font-size="10pt" style:font-size-asian="10pt" style:font-size-complex="10pt" fo:language="en" fo:country="AU"/>
    </style:style>
    <style:style style:name="P963" style:parent-style-name="Normal" style:family="paragraph">
      <style:text-properties fo:font-size="10pt" style:font-size-asian="10pt" style:font-size-complex="10pt" fo:language="en" fo:country="AU"/>
    </style:style>
    <style:style style:name="P964" style:parent-style-name="Normal" style:family="paragraph">
      <style:text-properties fo:font-size="10pt" style:font-size-asian="10pt" style:font-size-complex="10pt" fo:language="en" fo:country="AU"/>
    </style:style>
    <style:style style:name="P96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966" style:parent-style-name="Normal" style:family="paragraph">
      <style:text-properties fo:font-size="10pt" style:font-size-asian="10pt" style:font-size-complex="10pt" fo:language="en" fo:country="AU"/>
    </style:style>
    <style:style style:name="P967" style:parent-style-name="Normal" style:family="paragraph">
      <style:text-properties fo:font-size="10pt" style:font-size-asian="10pt" style:font-size-complex="10pt" fo:language="en" fo:country="AU"/>
    </style:style>
    <style:style style:name="P968" style:parent-style-name="Normal" style:family="paragraph">
      <style:text-properties fo:font-size="10pt" style:font-size-asian="10pt" style:font-size-complex="10pt" fo:language="en" fo:country="AU"/>
    </style:style>
    <style:style style:name="P969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 fo:language="en" fo:country="AU"/>
    </style:style>
    <style:style style:name="P970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 fo:language="en" fo:country="AU"/>
    </style:style>
    <style:style style:name="P971" style:parent-style-name="Normal" style:family="paragraph">
      <style:text-properties fo:font-size="10pt" style:font-size-asian="10pt" style:font-size-complex="10pt" fo:language="en" fo:country="AU"/>
    </style:style>
    <style:style style:name="P972" style:parent-style-name="Normal" style:family="paragraph">
      <style:text-properties fo:font-size="10pt" style:font-size-asian="10pt" style:font-size-complex="10pt" fo:language="en" fo:country="AU"/>
    </style:style>
    <style:style style:name="P973" style:parent-style-name="Normal" style:family="paragraph">
      <style:text-properties fo:font-size="10pt" style:font-size-asian="10pt" style:font-size-complex="10pt" fo:language="en" fo:country="AU"/>
    </style:style>
    <style:style style:name="P974" style:parent-style-name="Normal" style:family="paragraph">
      <style:text-properties fo:font-size="10pt" style:font-size-asian="10pt" style:font-size-complex="10pt" fo:language="en" fo:country="AU"/>
    </style:style>
    <style:style style:name="P97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976" style:parent-style-name="Normal" style:family="paragraph">
      <style:text-properties fo:font-size="10pt" style:font-size-asian="10pt" style:font-size-complex="10pt" fo:language="en" fo:country="AU"/>
    </style:style>
    <style:style style:name="P977" style:parent-style-name="Normal" style:family="paragraph">
      <style:text-properties fo:font-size="10pt" style:font-size-asian="10pt" style:font-size-complex="10pt" fo:language="en" fo:country="AU"/>
    </style:style>
    <style:style style:name="P978" style:parent-style-name="Normal" style:family="paragraph">
      <style:text-properties fo:font-size="10pt" style:font-size-asian="10pt" style:font-size-complex="10pt" fo:language="en" fo:country="AU"/>
    </style:style>
    <style:style style:name="P979" style:parent-style-name="Normal" style:family="paragraph">
      <style:paragraph-properties fo:text-indent="0.5in"/>
      <style:text-properties fo:font-size="10pt" style:font-size-asian="10pt" style:font-size-complex="10pt" fo:language="en" fo:country="AU"/>
    </style:style>
    <style:style style:name="P980" style:parent-style-name="Normal" style:family="paragraph">
      <style:text-properties fo:font-size="10pt" style:font-size-asian="10pt" style:font-size-complex="10pt" fo:language="en" fo:country="AU"/>
    </style:style>
    <style:style style:name="P981" style:parent-style-name="Normal" style:family="paragraph">
      <style:text-properties fo:font-size="10pt" style:font-size-asian="10pt" style:font-size-complex="10pt" fo:language="en" fo:country="AU"/>
    </style:style>
    <style:style style:name="P982" style:parent-style-name="Normal" style:family="paragraph">
      <style:text-properties fo:font-size="10pt" style:font-size-asian="10pt" style:font-size-complex="10pt" fo:language="en" fo:country="AU"/>
    </style:style>
    <style:style style:name="P983" style:parent-style-name="Normal" style:family="paragraph">
      <style:text-properties fo:font-size="10pt" style:font-size-asian="10pt" style:font-size-complex="10pt" fo:language="en" fo:country="AU"/>
    </style:style>
    <style:style style:name="P984" style:parent-style-name="Normal" style:family="paragraph">
      <style:text-properties fo:font-size="10pt" style:font-size-asian="10pt" style:font-size-complex="10pt" fo:language="en" fo:country="AU"/>
    </style:style>
    <style:style style:name="P985" style:parent-style-name="Normal" style:family="paragraph">
      <style:text-properties fo:font-size="10pt" style:font-size-asian="10pt" style:font-size-complex="10pt" fo:language="en" fo:country="AU"/>
    </style:style>
    <style:style style:name="P986" style:parent-style-name="Normal" style:family="paragraph">
      <style:text-properties fo:font-size="10pt" style:font-size-asian="10pt" style:font-size-complex="10pt" fo:language="en" fo:country="AU"/>
    </style:style>
    <style:style style:name="P987" style:parent-style-name="Normal" style:family="paragraph">
      <style:text-properties fo:font-size="10pt" style:font-size-asian="10pt" style:font-size-complex="10pt" fo:language="en" fo:country="AU"/>
    </style:style>
    <style:style style:name="P988" style:parent-style-name="Normal" style:family="paragraph">
      <style:text-properties fo:font-size="10pt" style:font-size-asian="10pt" style:font-size-complex="10pt" fo:language="en" fo:country="AU"/>
    </style:style>
    <style:style style:name="P989" style:parent-style-name="Normal" style:family="paragraph">
      <style:text-properties fo:font-size="10pt" style:font-size-asian="10pt" style:font-size-complex="10pt" fo:language="en" fo:country="AU"/>
    </style:style>
    <style:style style:name="P990" style:parent-style-name="Normal" style:family="paragraph">
      <style:text-properties fo:font-size="10pt" style:font-size-asian="10pt" style:font-size-complex="10pt" fo:language="en" fo:country="AU"/>
    </style:style>
    <style:style style:name="P991" style:parent-style-name="Normal" style:family="paragraph">
      <style:text-properties fo:font-size="10pt" style:font-size-asian="10pt" style:font-size-complex="10pt" fo:language="en" fo:country="AU"/>
    </style:style>
    <style:style style:name="P992" style:parent-style-name="Normal" style:family="paragraph">
      <style:text-properties fo:font-size="10pt" style:font-size-asian="10pt" style:font-size-complex="10pt" fo:language="en" fo:country="AU"/>
    </style:style>
    <style:style style:name="P993" style:parent-style-name="Normal" style:family="paragraph">
      <style:text-properties fo:font-size="10pt" style:font-size-asian="10pt" style:font-size-complex="10pt" fo:language="en" fo:country="AU"/>
    </style:style>
    <style:style style:name="P994" style:parent-style-name="Normal" style:family="paragraph">
      <style:text-properties fo:font-size="10pt" style:font-size-asian="10pt" style:font-size-complex="10pt" fo:language="en" fo:country="AU"/>
    </style:style>
    <style:style style:name="P995" style:parent-style-name="Normal" style:family="paragraph">
      <style:text-properties fo:font-size="10pt" style:font-size-asian="10pt" style:font-size-complex="10pt" fo:language="en" fo:country="AU"/>
    </style:style>
    <style:style style:name="P996" style:parent-style-name="Normal" style:family="paragraph">
      <style:text-properties fo:font-size="10pt" style:font-size-asian="10pt" style:font-size-complex="10pt" fo:language="en" fo:country="AU"/>
    </style:style>
    <style:style style:name="P997" style:parent-style-name="Normal" style:family="paragraph">
      <style:text-properties fo:font-size="10pt" style:font-size-asian="10pt" style:font-size-complex="10pt" fo:language="en" fo:country="AU"/>
    </style:style>
    <style:style style:name="P998" style:parent-style-name="Normal" style:family="paragraph">
      <style:text-properties fo:font-size="10pt" style:font-size-asian="10pt" style:font-size-complex="10pt" fo:language="en" fo:country="AU"/>
    </style:style>
    <style:style style:name="P999" style:parent-style-name="Normal" style:family="paragraph">
      <style:text-properties fo:font-size="10pt" style:font-size-asian="10pt" style:font-size-complex="10pt" fo:language="en" fo:country="AU"/>
    </style:style>
    <style:style style:name="P1000" style:parent-style-name="Normal" style:family="paragraph">
      <style:text-properties fo:font-size="10pt" style:font-size-asian="10pt" style:font-size-complex="10pt" fo:language="en" fo:country="AU"/>
    </style:style>
    <style:style style:name="P1001" style:parent-style-name="Normal" style:family="paragraph">
      <style:text-properties fo:font-size="10pt" style:font-size-asian="10pt" style:font-size-complex="10pt" fo:language="en" fo:country="AU"/>
    </style:style>
    <style:style style:name="P1002" style:parent-style-name="Normal" style:family="paragraph">
      <style:text-properties fo:font-size="10pt" style:font-size-asian="10pt" style:font-size-complex="10pt" fo:language="en" fo:country="AU"/>
    </style:style>
    <style:style style:name="P1003" style:parent-style-name="Normal" style:family="paragraph">
      <style:text-properties fo:font-size="10pt" style:font-size-asian="10pt" style:font-size-complex="10pt" fo:language="en" fo:country="AU"/>
    </style:style>
    <style:style style:name="P1004" style:parent-style-name="Normal" style:family="paragraph">
      <style:text-properties fo:font-size="10pt" style:font-size-asian="10pt" style:font-size-complex="10pt" fo:language="en" fo:country="AU"/>
    </style:style>
    <style:style style:name="P1005" style:parent-style-name="Normal" style:family="paragraph">
      <style:text-properties fo:font-size="10pt" style:font-size-asian="10pt" style:font-size-complex="10pt" fo:language="en" fo:country="AU"/>
    </style:style>
    <style:style style:name="P1006" style:parent-style-name="Normal" style:family="paragraph">
      <style:text-properties fo:font-size="10pt" style:font-size-asian="10pt" style:font-size-complex="10pt" fo:language="en" fo:country="AU"/>
    </style:style>
    <style:style style:name="P1007" style:parent-style-name="Normal" style:family="paragraph">
      <style:text-properties fo:font-size="10pt" style:font-size-asian="10pt" style:font-size-complex="10pt" fo:language="en" fo:country="AU"/>
    </style:style>
    <style:style style:name="P1008" style:parent-style-name="Normal" style:family="paragraph">
      <style:text-properties fo:font-size="10pt" style:font-size-asian="10pt" style:font-size-complex="10pt" fo:language="en" fo:country="AU"/>
    </style:style>
    <style:style style:name="P1009" style:parent-style-name="Normal" style:family="paragraph">
      <style:text-properties fo:font-size="10pt" style:font-size-asian="10pt" style:font-size-complex="10pt" fo:language="en" fo:country="AU"/>
    </style:style>
    <style:style style:name="P1010" style:parent-style-name="Normal" style:family="paragraph">
      <style:text-properties fo:font-size="10pt" style:font-size-asian="10pt" style:font-size-complex="10pt" fo:language="en" fo:country="AU"/>
    </style:style>
    <style:style style:name="P1011" style:parent-style-name="Normal" style:family="paragraph">
      <style:text-properties fo:font-size="10pt" style:font-size-asian="10pt" style:font-size-complex="10pt" fo:language="en" fo:country="AU"/>
    </style:style>
    <style:style style:name="P1012" style:parent-style-name="Normal" style:family="paragraph">
      <style:text-properties fo:font-size="10pt" style:font-size-asian="10pt" style:font-size-complex="10pt" fo:language="en" fo:country="AU"/>
    </style:style>
    <style:style style:name="P1013" style:parent-style-name="Normal" style:family="paragraph">
      <style:text-properties fo:font-size="10pt" style:font-size-asian="10pt" style:font-size-complex="10pt" fo:language="en" fo:country="AU"/>
    </style:style>
    <style:style style:name="P1014" style:parent-style-name="Normal" style:family="paragraph">
      <style:text-properties fo:font-size="10pt" style:font-size-asian="10pt" style:font-size-complex="10pt" fo:language="en" fo:country="AU"/>
    </style:style>
    <style:style style:name="P1015" style:parent-style-name="Normal" style:family="paragraph">
      <style:text-properties fo:font-size="10pt" style:font-size-asian="10pt" style:font-size-complex="10pt" fo:language="en" fo:country="AU"/>
    </style:style>
    <style:style style:name="P1016" style:parent-style-name="Normal" style:family="paragraph">
      <style:text-properties fo:font-size="10pt" style:font-size-asian="10pt" style:font-size-complex="10pt" fo:language="en" fo:country="AU"/>
    </style:style>
    <style:style style:name="P1017" style:parent-style-name="Normal" style:family="paragraph">
      <style:text-properties fo:font-size="10pt" style:font-size-asian="10pt" style:font-size-complex="10pt" fo:language="en" fo:country="AU"/>
    </style:style>
    <style:style style:name="P1018" style:parent-style-name="Normal" style:family="paragraph">
      <style:text-properties fo:font-size="10pt" style:font-size-asian="10pt" style:font-size-complex="10pt" fo:language="en" fo:country="AU"/>
    </style:style>
    <style:style style:name="P1019" style:parent-style-name="Normal" style:family="paragraph">
      <style:text-properties fo:font-size="10pt" style:font-size-asian="10pt" style:font-size-complex="10pt" fo:language="en" fo:country="AU"/>
    </style:style>
    <style:style style:name="P1020" style:parent-style-name="Normal" style:family="paragraph">
      <style:text-properties fo:font-size="10pt" style:font-size-asian="10pt" style:font-size-complex="10pt" fo:language="en" fo:country="AU"/>
    </style:style>
    <style:style style:name="P102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022" style:parent-style-name="Normal" style:family="paragraph">
      <style:text-properties fo:font-size="10pt" style:font-size-asian="10pt" style:font-size-complex="10pt" fo:language="en" fo:country="AU"/>
    </style:style>
    <style:style style:name="P1023" style:parent-style-name="Normal" style:family="paragraph">
      <style:text-properties fo:font-size="10pt" style:font-size-asian="10pt" style:font-size-complex="10pt" fo:language="en" fo:country="AU"/>
    </style:style>
    <style:style style:name="P1024" style:parent-style-name="Normal" style:family="paragraph">
      <style:text-properties fo:font-size="10pt" style:font-size-asian="10pt" style:font-size-complex="10pt" fo:language="en" fo:country="AU"/>
    </style:style>
    <style:style style:name="P1025" style:parent-style-name="Normal" style:family="paragraph">
      <style:text-properties fo:font-size="10pt" style:font-size-asian="10pt" style:font-size-complex="10pt" fo:language="en" fo:country="AU"/>
    </style:style>
    <style:style style:name="P1026" style:parent-style-name="Normal" style:family="paragraph">
      <style:text-properties fo:font-size="10pt" style:font-size-asian="10pt" style:font-size-complex="10pt" fo:language="en" fo:country="AU"/>
    </style:style>
    <style:style style:name="P1027" style:parent-style-name="Normal" style:family="paragraph">
      <style:text-properties fo:font-size="10pt" style:font-size-asian="10pt" style:font-size-complex="10pt" fo:language="en" fo:country="AU"/>
    </style:style>
    <style:style style:name="P1028" style:parent-style-name="Normal" style:family="paragraph">
      <style:text-properties fo:font-size="10pt" style:font-size-asian="10pt" style:font-size-complex="10pt" fo:language="en" fo:country="AU"/>
    </style:style>
    <style:style style:name="P1029" style:parent-style-name="Normal" style:family="paragraph">
      <style:text-properties fo:font-size="10pt" style:font-size-asian="10pt" style:font-size-complex="10pt" fo:language="en" fo:country="AU"/>
    </style:style>
    <style:style style:name="P1030" style:parent-style-name="Normal" style:family="paragraph">
      <style:text-properties fo:font-size="10pt" style:font-size-asian="10pt" style:font-size-complex="10pt" fo:language="en" fo:country="AU"/>
    </style:style>
    <style:style style:name="P1031" style:parent-style-name="Normal" style:family="paragraph">
      <style:text-properties fo:font-size="10pt" style:font-size-asian="10pt" style:font-size-complex="10pt" fo:language="en" fo:country="AU"/>
    </style:style>
    <style:style style:name="P1032" style:parent-style-name="Normal" style:family="paragraph">
      <style:text-properties fo:font-size="10pt" style:font-size-asian="10pt" style:font-size-complex="10pt" fo:language="en" fo:country="AU"/>
    </style:style>
    <style:style style:name="P1033" style:parent-style-name="Normal" style:family="paragraph">
      <style:text-properties fo:font-size="10pt" style:font-size-asian="10pt" style:font-size-complex="10pt" fo:language="en" fo:country="AU"/>
    </style:style>
    <style:style style:name="P1034" style:parent-style-name="Normal" style:family="paragraph">
      <style:text-properties fo:font-size="10pt" style:font-size-asian="10pt" style:font-size-complex="10pt" fo:language="en" fo:country="AU"/>
    </style:style>
    <style:style style:name="P1035" style:parent-style-name="Normal" style:family="paragraph">
      <style:text-properties fo:font-size="10pt" style:font-size-asian="10pt" style:font-size-complex="10pt" fo:language="en" fo:country="AU"/>
    </style:style>
    <style:style style:name="P1036" style:parent-style-name="Normal" style:family="paragraph">
      <style:text-properties fo:font-size="10pt" style:font-size-asian="10pt" style:font-size-complex="10pt" fo:language="en" fo:country="AU"/>
    </style:style>
    <style:style style:name="P1037" style:parent-style-name="Normal" style:family="paragraph">
      <style:text-properties fo:font-size="10pt" style:font-size-asian="10pt" style:font-size-complex="10pt" fo:language="en" fo:country="AU"/>
    </style:style>
    <style:style style:name="P1038" style:parent-style-name="Normal" style:family="paragraph">
      <style:text-properties fo:font-size="10pt" style:font-size-asian="10pt" style:font-size-complex="10pt" fo:language="en" fo:country="AU"/>
    </style:style>
    <style:style style:name="P1039" style:parent-style-name="Normal" style:family="paragraph">
      <style:text-properties fo:font-size="10pt" style:font-size-asian="10pt" style:font-size-complex="10pt" fo:language="en" fo:country="AU"/>
    </style:style>
    <style:style style:name="P1040" style:parent-style-name="Normal" style:family="paragraph">
      <style:text-properties fo:font-size="10pt" style:font-size-asian="10pt" style:font-size-complex="10pt" fo:language="en" fo:country="AU"/>
    </style:style>
    <style:style style:name="P1041" style:parent-style-name="Normal" style:family="paragraph">
      <style:text-properties fo:font-size="10pt" style:font-size-asian="10pt" style:font-size-complex="10pt" fo:language="en" fo:country="AU"/>
    </style:style>
    <style:style style:name="P1042" style:parent-style-name="Normal" style:family="paragraph">
      <style:text-properties fo:font-size="10pt" style:font-size-asian="10pt" style:font-size-complex="10pt" fo:language="en" fo:country="AU"/>
    </style:style>
    <style:style style:name="P1043" style:parent-style-name="Normal" style:family="paragraph">
      <style:text-properties fo:font-size="10pt" style:font-size-asian="10pt" style:font-size-complex="10pt" fo:language="en" fo:country="AU"/>
    </style:style>
    <style:style style:name="P1044" style:parent-style-name="Normal" style:family="paragraph">
      <style:text-properties fo:font-size="10pt" style:font-size-asian="10pt" style:font-size-complex="10pt" fo:language="en" fo:country="AU"/>
    </style:style>
    <style:style style:name="P1045" style:parent-style-name="Normal" style:family="paragraph">
      <style:text-properties fo:font-size="10pt" style:font-size-asian="10pt" style:font-size-complex="10pt" fo:language="en" fo:country="AU"/>
    </style:style>
    <style:style style:name="P1046" style:parent-style-name="Normal" style:family="paragraph">
      <style:text-properties fo:font-size="10pt" style:font-size-asian="10pt" style:font-size-complex="10pt" fo:language="en" fo:country="AU"/>
    </style:style>
    <style:style style:name="P1047" style:parent-style-name="Normal" style:family="paragraph">
      <style:text-properties fo:font-size="10pt" style:font-size-asian="10pt" style:font-size-complex="10pt" fo:language="en" fo:country="AU"/>
    </style:style>
    <style:style style:name="P1048" style:parent-style-name="Normal" style:family="paragraph">
      <style:text-properties fo:font-size="10pt" style:font-size-asian="10pt" style:font-size-complex="10pt" fo:language="en" fo:country="AU"/>
    </style:style>
    <style:style style:name="P1049" style:parent-style-name="Normal" style:family="paragraph">
      <style:text-properties fo:font-size="10pt" style:font-size-asian="10pt" style:font-size-complex="10pt" fo:language="en" fo:country="AU"/>
    </style:style>
    <style:style style:name="P1050" style:parent-style-name="Normal" style:family="paragraph">
      <style:text-properties fo:font-size="10pt" style:font-size-asian="10pt" style:font-size-complex="10pt" fo:language="en" fo:country="AU"/>
    </style:style>
    <style:style style:name="P1051" style:parent-style-name="Normal" style:family="paragraph">
      <style:text-properties fo:font-size="10pt" style:font-size-asian="10pt" style:font-size-complex="10pt" fo:language="en" fo:country="AU"/>
    </style:style>
    <style:style style:name="P1052" style:parent-style-name="Normal" style:family="paragraph">
      <style:text-properties fo:font-size="10pt" style:font-size-asian="10pt" style:font-size-complex="10pt" fo:language="en" fo:country="AU"/>
    </style:style>
    <style:style style:name="P1053" style:parent-style-name="Normal" style:family="paragraph">
      <style:text-properties fo:font-size="10pt" style:font-size-asian="10pt" style:font-size-complex="10pt" fo:language="en" fo:country="AU"/>
    </style:style>
    <style:style style:name="P1054" style:parent-style-name="Normal" style:family="paragraph">
      <style:text-properties fo:font-size="10pt" style:font-size-asian="10pt" style:font-size-complex="10pt" fo:language="en" fo:country="AU"/>
    </style:style>
    <style:style style:name="P1055" style:parent-style-name="Normal" style:family="paragraph">
      <style:text-properties fo:font-size="10pt" style:font-size-asian="10pt" style:font-size-complex="10pt" fo:language="en" fo:country="AU"/>
    </style:style>
    <style:style style:name="P1056" style:parent-style-name="Normal" style:family="paragraph">
      <style:text-properties fo:font-size="10pt" style:font-size-asian="10pt" style:font-size-complex="10pt" fo:language="en" fo:country="AU"/>
    </style:style>
    <style:style style:name="P1057" style:parent-style-name="Normal" style:family="paragraph">
      <style:text-properties fo:font-size="10pt" style:font-size-asian="10pt" style:font-size-complex="10pt" fo:language="en" fo:country="AU"/>
    </style:style>
    <style:style style:name="P1058" style:parent-style-name="Normal" style:family="paragraph">
      <style:text-properties fo:font-size="10pt" style:font-size-asian="10pt" style:font-size-complex="10pt" fo:language="en" fo:country="AU"/>
    </style:style>
    <style:style style:name="P1059" style:parent-style-name="Normal" style:family="paragraph">
      <style:text-properties fo:font-size="10pt" style:font-size-asian="10pt" style:font-size-complex="10pt" fo:language="en" fo:country="AU"/>
    </style:style>
    <style:style style:name="P1060" style:parent-style-name="Normal" style:family="paragraph">
      <style:text-properties fo:font-size="10pt" style:font-size-asian="10pt" style:font-size-complex="10pt" fo:language="en" fo:country="AU"/>
    </style:style>
    <style:style style:name="P1061" style:parent-style-name="Normal" style:family="paragraph">
      <style:text-properties fo:font-size="10pt" style:font-size-asian="10pt" style:font-size-complex="10pt" fo:language="en" fo:country="AU"/>
    </style:style>
    <style:style style:name="P1062" style:parent-style-name="Normal" style:family="paragraph">
      <style:text-properties fo:font-size="10pt" style:font-size-asian="10pt" style:font-size-complex="10pt" fo:language="en" fo:country="AU"/>
    </style:style>
    <style:style style:name="P1063" style:parent-style-name="Normal" style:family="paragraph">
      <style:text-properties fo:font-size="10pt" style:font-size-asian="10pt" style:font-size-complex="10pt" fo:language="en" fo:country="AU"/>
    </style:style>
    <style:style style:name="P1064" style:parent-style-name="Normal" style:family="paragraph">
      <style:text-properties fo:font-size="10pt" style:font-size-asian="10pt" style:font-size-complex="10pt" fo:language="en" fo:country="AU"/>
    </style:style>
    <style:style style:name="P1065" style:parent-style-name="Normal" style:family="paragraph">
      <style:text-properties fo:font-size="10pt" style:font-size-asian="10pt" style:font-size-complex="10pt" fo:language="en" fo:country="AU"/>
    </style:style>
    <style:style style:name="P1066" style:parent-style-name="Normal" style:family="paragraph">
      <style:text-properties fo:font-size="10pt" style:font-size-asian="10pt" style:font-size-complex="10pt" fo:language="en" fo:country="AU"/>
    </style:style>
    <style:style style:name="P1067" style:parent-style-name="Normal" style:family="paragraph">
      <style:text-properties fo:font-size="10pt" style:font-size-asian="10pt" style:font-size-complex="10pt" fo:language="en" fo:country="AU"/>
    </style:style>
    <style:style style:name="P1068" style:parent-style-name="Normal" style:family="paragraph">
      <style:text-properties fo:font-size="10pt" style:font-size-asian="10pt" style:font-size-complex="10pt" fo:language="en" fo:country="AU"/>
    </style:style>
    <style:style style:name="P1069" style:parent-style-name="Normal" style:family="paragraph">
      <style:text-properties fo:font-size="10pt" style:font-size-asian="10pt" style:font-size-complex="10pt" fo:language="en" fo:country="AU"/>
    </style:style>
    <style:style style:name="P1070" style:parent-style-name="Normal" style:family="paragraph">
      <style:text-properties fo:font-size="10pt" style:font-size-asian="10pt" style:font-size-complex="10pt" fo:language="en" fo:country="AU"/>
    </style:style>
    <style:style style:name="P1071" style:parent-style-name="Normal" style:family="paragraph">
      <style:text-properties fo:font-size="10pt" style:font-size-asian="10pt" style:font-size-complex="10pt" fo:language="en" fo:country="AU"/>
    </style:style>
    <style:style style:name="P1072" style:parent-style-name="Normal" style:family="paragraph">
      <style:text-properties fo:font-size="10pt" style:font-size-asian="10pt" style:font-size-complex="10pt" fo:language="en" fo:country="AU"/>
    </style:style>
    <style:style style:name="P1073" style:parent-style-name="Normal" style:family="paragraph">
      <style:text-properties fo:font-size="10pt" style:font-size-asian="10pt" style:font-size-complex="10pt" fo:language="en" fo:country="AU"/>
    </style:style>
    <style:style style:name="P1074" style:parent-style-name="Normal" style:family="paragraph">
      <style:text-properties fo:font-size="10pt" style:font-size-asian="10pt" style:font-size-complex="10pt" fo:language="en" fo:country="AU"/>
    </style:style>
    <style:style style:name="P1075" style:parent-style-name="Normal" style:family="paragraph">
      <style:text-properties fo:font-size="10pt" style:font-size-asian="10pt" style:font-size-complex="10pt" fo:language="en" fo:country="AU"/>
    </style:style>
    <style:style style:name="P1076" style:parent-style-name="Normal" style:family="paragraph">
      <style:text-properties fo:font-size="10pt" style:font-size-asian="10pt" style:font-size-complex="10pt" fo:language="en" fo:country="AU"/>
    </style:style>
    <style:style style:name="P1077" style:parent-style-name="Normal" style:family="paragraph">
      <style:text-properties fo:font-size="10pt" style:font-size-asian="10pt" style:font-size-complex="10pt" fo:language="en" fo:country="AU"/>
    </style:style>
    <style:style style:name="P1078" style:parent-style-name="Normal" style:family="paragraph">
      <style:text-properties fo:font-size="10pt" style:font-size-asian="10pt" style:font-size-complex="10pt" fo:language="en" fo:country="AU"/>
    </style:style>
    <style:style style:name="P1079" style:parent-style-name="Normal" style:family="paragraph">
      <style:text-properties fo:font-size="10pt" style:font-size-asian="10pt" style:font-size-complex="10pt" fo:language="en" fo:country="AU"/>
    </style:style>
    <style:style style:name="P1080" style:parent-style-name="Normal" style:family="paragraph">
      <style:text-properties fo:font-size="10pt" style:font-size-asian="10pt" style:font-size-complex="10pt" fo:language="en" fo:country="AU"/>
    </style:style>
    <style:style style:name="P1081" style:parent-style-name="Normal" style:family="paragraph">
      <style:text-properties fo:font-size="10pt" style:font-size-asian="10pt" style:font-size-complex="10pt" fo:language="en" fo:country="AU"/>
    </style:style>
    <style:style style:name="P1082" style:parent-style-name="Normal" style:family="paragraph">
      <style:text-properties fo:font-size="10pt" style:font-size-asian="10pt" style:font-size-complex="10pt" fo:language="en" fo:country="AU"/>
    </style:style>
    <style:style style:name="P1083" style:parent-style-name="Normal" style:family="paragraph">
      <style:text-properties fo:font-size="10pt" style:font-size-asian="10pt" style:font-size-complex="10pt" fo:language="en" fo:country="AU"/>
    </style:style>
    <style:style style:name="P1084" style:parent-style-name="Normal" style:family="paragraph">
      <style:text-properties fo:font-size="10pt" style:font-size-asian="10pt" style:font-size-complex="10pt" fo:language="en" fo:country="AU"/>
    </style:style>
    <style:style style:name="P1085" style:parent-style-name="Normal" style:family="paragraph">
      <style:text-properties fo:font-size="10pt" style:font-size-asian="10pt" style:font-size-complex="10pt" fo:language="en" fo:country="AU"/>
    </style:style>
    <style:style style:name="P1086" style:parent-style-name="Normal" style:family="paragraph">
      <style:text-properties fo:font-size="10pt" style:font-size-asian="10pt" style:font-size-complex="10pt" fo:language="en" fo:country="AU"/>
    </style:style>
    <style:style style:name="P1087" style:parent-style-name="Normal" style:family="paragraph">
      <style:text-properties fo:font-size="10pt" style:font-size-asian="10pt" style:font-size-complex="10pt" fo:language="en" fo:country="AU"/>
    </style:style>
    <style:style style:name="P1088" style:parent-style-name="Normal" style:family="paragraph">
      <style:text-properties fo:font-size="10pt" style:font-size-asian="10pt" style:font-size-complex="10pt" fo:language="en" fo:country="AU"/>
    </style:style>
    <style:style style:name="P1089" style:parent-style-name="Normal" style:family="paragraph">
      <style:text-properties fo:font-size="10pt" style:font-size-asian="10pt" style:font-size-complex="10pt" fo:language="en" fo:country="AU"/>
    </style:style>
    <style:style style:name="P1090" style:parent-style-name="Normal" style:family="paragraph">
      <style:text-properties fo:font-size="10pt" style:font-size-asian="10pt" style:font-size-complex="10pt" fo:language="en" fo:country="AU"/>
    </style:style>
    <style:style style:name="P1091" style:parent-style-name="Normal" style:family="paragraph">
      <style:text-properties fo:font-size="10pt" style:font-size-asian="10pt" style:font-size-complex="10pt" fo:language="en" fo:country="AU"/>
    </style:style>
    <style:style style:name="P1092" style:parent-style-name="Normal" style:family="paragraph">
      <style:text-properties fo:font-size="10pt" style:font-size-asian="10pt" style:font-size-complex="10pt" fo:language="en" fo:country="AU"/>
    </style:style>
    <style:style style:name="P1093" style:parent-style-name="Normal" style:family="paragraph">
      <style:text-properties fo:font-size="10pt" style:font-size-asian="10pt" style:font-size-complex="10pt" fo:language="en" fo:country="AU"/>
    </style:style>
    <style:style style:name="P1094" style:parent-style-name="Normal" style:family="paragraph">
      <style:text-properties fo:font-size="10pt" style:font-size-asian="10pt" style:font-size-complex="10pt" fo:language="en" fo:country="AU"/>
    </style:style>
    <style:style style:name="P1095" style:parent-style-name="Normal" style:family="paragraph">
      <style:text-properties fo:font-size="10pt" style:font-size-asian="10pt" style:font-size-complex="10pt" fo:language="en" fo:country="AU"/>
    </style:style>
    <style:style style:name="P1096" style:parent-style-name="Normal" style:family="paragraph">
      <style:text-properties fo:font-size="10pt" style:font-size-asian="10pt" style:font-size-complex="10pt" fo:language="en" fo:country="AU"/>
    </style:style>
    <style:style style:name="P1097" style:parent-style-name="Normal" style:family="paragraph">
      <style:text-properties fo:font-size="10pt" style:font-size-asian="10pt" style:font-size-complex="10pt" fo:language="en" fo:country="AU"/>
    </style:style>
    <style:style style:name="P1098" style:parent-style-name="Normal" style:family="paragraph">
      <style:text-properties fo:font-size="10pt" style:font-size-asian="10pt" style:font-size-complex="10pt" fo:language="en" fo:country="AU"/>
    </style:style>
    <style:style style:name="P1099" style:parent-style-name="Normal" style:family="paragraph">
      <style:text-properties fo:font-size="10pt" style:font-size-asian="10pt" style:font-size-complex="10pt" fo:language="en" fo:country="AU"/>
    </style:style>
    <style:style style:name="P1100" style:parent-style-name="Normal" style:family="paragraph">
      <style:text-properties fo:font-size="10pt" style:font-size-asian="10pt" style:font-size-complex="10pt" fo:language="en" fo:country="AU"/>
    </style:style>
    <style:style style:name="P1101" style:parent-style-name="Normal" style:family="paragraph">
      <style:text-properties fo:font-size="10pt" style:font-size-asian="10pt" style:font-size-complex="10pt" fo:language="en" fo:country="AU"/>
    </style:style>
    <style:style style:name="P1102" style:parent-style-name="Normal" style:family="paragraph">
      <style:text-properties fo:font-size="10pt" style:font-size-asian="10pt" style:font-size-complex="10pt" fo:language="en" fo:country="AU"/>
    </style:style>
    <style:style style:name="P1103" style:parent-style-name="Normal" style:family="paragraph">
      <style:text-properties fo:font-size="10pt" style:font-size-asian="10pt" style:font-size-complex="10pt" fo:language="en" fo:country="AU"/>
    </style:style>
    <style:style style:name="P1104" style:parent-style-name="Normal" style:family="paragraph">
      <style:text-properties fo:font-size="10pt" style:font-size-asian="10pt" style:font-size-complex="10pt" fo:language="en" fo:country="AU"/>
    </style:style>
    <style:style style:name="P1105" style:parent-style-name="Normal" style:family="paragraph">
      <style:text-properties fo:font-size="10pt" style:font-size-asian="10pt" style:font-size-complex="10pt" fo:language="en" fo:country="AU"/>
    </style:style>
    <style:style style:name="P1106" style:parent-style-name="Normal" style:family="paragraph">
      <style:text-properties fo:font-size="10pt" style:font-size-asian="10pt" style:font-size-complex="10pt" fo:language="en" fo:country="AU"/>
    </style:style>
    <style:style style:name="P1107" style:parent-style-name="Normal" style:family="paragraph">
      <style:text-properties fo:font-size="10pt" style:font-size-asian="10pt" style:font-size-complex="10pt" fo:language="en" fo:country="AU"/>
    </style:style>
    <style:style style:name="P1108" style:parent-style-name="Normal" style:family="paragraph">
      <style:text-properties fo:font-size="10pt" style:font-size-asian="10pt" style:font-size-complex="10pt" fo:language="en" fo:country="AU"/>
    </style:style>
    <style:style style:name="P1109" style:parent-style-name="Normal" style:family="paragraph">
      <style:text-properties fo:font-size="10pt" style:font-size-asian="10pt" style:font-size-complex="10pt" fo:language="en" fo:country="AU"/>
    </style:style>
    <style:style style:name="P1110" style:parent-style-name="Normal" style:family="paragraph">
      <style:text-properties fo:font-size="10pt" style:font-size-asian="10pt" style:font-size-complex="10pt" fo:language="en" fo:country="AU"/>
    </style:style>
    <style:style style:name="P1111" style:parent-style-name="Normal" style:family="paragraph">
      <style:text-properties fo:font-size="10pt" style:font-size-asian="10pt" style:font-size-complex="10pt" fo:language="en" fo:country="AU"/>
    </style:style>
    <style:style style:name="P1112" style:parent-style-name="Normal" style:family="paragraph">
      <style:text-properties fo:font-size="10pt" style:font-size-asian="10pt" style:font-size-complex="10pt" fo:language="en" fo:country="AU"/>
    </style:style>
    <style:style style:name="P1113" style:parent-style-name="Normal" style:family="paragraph">
      <style:text-properties fo:font-size="10pt" style:font-size-asian="10pt" style:font-size-complex="10pt" fo:language="en" fo:country="AU"/>
    </style:style>
    <style:style style:name="P1114" style:parent-style-name="Normal" style:family="paragraph">
      <style:text-properties fo:font-size="10pt" style:font-size-asian="10pt" style:font-size-complex="10pt" fo:language="en" fo:country="AU"/>
    </style:style>
    <style:style style:name="P1115" style:parent-style-name="Normal" style:family="paragraph">
      <style:text-properties fo:font-size="10pt" style:font-size-asian="10pt" style:font-size-complex="10pt" fo:language="en" fo:country="AU"/>
    </style:style>
    <style:style style:name="P1116" style:parent-style-name="Normal" style:family="paragraph">
      <style:text-properties fo:font-size="10pt" style:font-size-asian="10pt" style:font-size-complex="10pt" fo:language="en" fo:country="AU"/>
    </style:style>
    <style:style style:name="P1117" style:parent-style-name="Normal" style:family="paragraph">
      <style:text-properties fo:font-size="10pt" style:font-size-asian="10pt" style:font-size-complex="10pt" fo:language="en" fo:country="AU"/>
    </style:style>
    <style:style style:name="P111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119" style:parent-style-name="Normal" style:family="paragraph">
      <style:text-properties fo:font-size="10pt" style:font-size-asian="10pt" style:font-size-complex="10pt" fo:language="en" fo:country="AU"/>
    </style:style>
    <style:style style:name="P1120" style:parent-style-name="Normal" style:family="paragraph">
      <style:text-properties fo:font-size="10pt" style:font-size-asian="10pt" style:font-size-complex="10pt" fo:language="en" fo:country="AU"/>
    </style:style>
    <style:style style:name="P1121" style:parent-style-name="Normal" style:family="paragraph">
      <style:text-properties fo:font-size="10pt" style:font-size-asian="10pt" style:font-size-complex="10pt" fo:language="en" fo:country="AU"/>
    </style:style>
    <style:style style:name="P1122" style:parent-style-name="Normal" style:family="paragraph">
      <style:text-properties fo:font-size="10pt" style:font-size-asian="10pt" style:font-size-complex="10pt" fo:language="en" fo:country="AU"/>
    </style:style>
    <style:style style:name="P1123" style:parent-style-name="Normal" style:family="paragraph">
      <style:text-properties fo:font-size="10pt" style:font-size-asian="10pt" style:font-size-complex="10pt" fo:language="en" fo:country="AU"/>
    </style:style>
    <style:style style:name="P1124" style:parent-style-name="Normal" style:family="paragraph">
      <style:text-properties fo:font-size="10pt" style:font-size-asian="10pt" style:font-size-complex="10pt" fo:language="en" fo:country="AU"/>
    </style:style>
    <style:style style:name="P1125" style:parent-style-name="Normal" style:family="paragraph">
      <style:text-properties fo:font-size="10pt" style:font-size-asian="10pt" style:font-size-complex="10pt" fo:language="en" fo:country="AU"/>
    </style:style>
    <style:style style:name="P1126" style:parent-style-name="Normal" style:family="paragraph">
      <style:text-properties fo:font-size="10pt" style:font-size-asian="10pt" style:font-size-complex="10pt" fo:language="en" fo:country="AU"/>
    </style:style>
    <style:style style:name="P1127" style:parent-style-name="Normal" style:family="paragraph">
      <style:text-properties fo:font-size="10pt" style:font-size-asian="10pt" style:font-size-complex="10pt" fo:language="en" fo:country="AU"/>
    </style:style>
    <style:style style:name="P1128" style:parent-style-name="Normal" style:family="paragraph">
      <style:text-properties fo:font-size="10pt" style:font-size-asian="10pt" style:font-size-complex="10pt" fo:language="en" fo:country="AU"/>
    </style:style>
    <style:style style:name="P1129" style:parent-style-name="Normal" style:family="paragraph">
      <style:text-properties fo:font-size="10pt" style:font-size-asian="10pt" style:font-size-complex="10pt" fo:language="en" fo:country="AU"/>
    </style:style>
    <style:style style:name="P113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131" style:parent-style-name="Normal" style:family="paragraph">
      <style:text-properties fo:font-size="10pt" style:font-size-asian="10pt" style:font-size-complex="10pt" fo:language="en" fo:country="AU"/>
    </style:style>
    <style:style style:name="P1132" style:parent-style-name="Normal" style:family="paragraph">
      <style:text-properties fo:font-size="10pt" style:font-size-asian="10pt" style:font-size-complex="10pt" fo:language="en" fo:country="AU"/>
    </style:style>
    <style:style style:name="P1133" style:parent-style-name="Normal" style:family="paragraph">
      <style:text-properties fo:font-size="10pt" style:font-size-asian="10pt" style:font-size-complex="10pt" fo:language="en" fo:country="AU"/>
    </style:style>
    <style:style style:name="P1134" style:parent-style-name="Normal" style:family="paragraph">
      <style:text-properties fo:font-size="10pt" style:font-size-asian="10pt" style:font-size-complex="10pt" fo:language="en" fo:country="AU"/>
    </style:style>
    <style:style style:name="P1135" style:parent-style-name="Normal" style:family="paragraph">
      <style:text-properties fo:font-size="10pt" style:font-size-asian="10pt" style:font-size-complex="10pt" fo:language="en" fo:country="AU"/>
    </style:style>
    <style:style style:name="P1136" style:parent-style-name="Normal" style:family="paragraph">
      <style:text-properties fo:font-size="10pt" style:font-size-asian="10pt" style:font-size-complex="10pt" fo:language="en" fo:country="AU"/>
    </style:style>
    <style:style style:name="P1137" style:parent-style-name="Normal" style:family="paragraph">
      <style:text-properties fo:font-size="10pt" style:font-size-asian="10pt" style:font-size-complex="10pt" fo:language="en" fo:country="AU"/>
    </style:style>
    <style:style style:name="P1138" style:parent-style-name="Normal" style:family="paragraph">
      <style:text-properties fo:font-size="10pt" style:font-size-asian="10pt" style:font-size-complex="10pt" fo:language="en" fo:country="AU"/>
    </style:style>
    <style:style style:name="P1139" style:parent-style-name="Normal" style:family="paragraph">
      <style:text-properties fo:font-size="10pt" style:font-size-asian="10pt" style:font-size-complex="10pt" fo:language="en" fo:country="AU"/>
    </style:style>
    <style:style style:name="P1140" style:parent-style-name="Normal" style:family="paragraph">
      <style:text-properties fo:font-size="10pt" style:font-size-asian="10pt" style:font-size-complex="10pt" fo:language="en" fo:country="AU"/>
    </style:style>
    <style:style style:name="P114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142" style:parent-style-name="Normal" style:family="paragraph">
      <style:text-properties fo:font-size="10pt" style:font-size-asian="10pt" style:font-size-complex="10pt" fo:language="en" fo:country="AU"/>
    </style:style>
    <style:style style:name="P1143" style:parent-style-name="Normal" style:family="paragraph">
      <style:text-properties fo:font-size="10pt" style:font-size-asian="10pt" style:font-size-complex="10pt" fo:language="en" fo:country="AU"/>
    </style:style>
    <style:style style:name="P1144" style:parent-style-name="Normal" style:family="paragraph">
      <style:text-properties fo:font-size="10pt" style:font-size-asian="10pt" style:font-size-complex="10pt" fo:language="en" fo:country="AU"/>
    </style:style>
    <style:style style:name="P1145" style:parent-style-name="Normal" style:family="paragraph">
      <style:text-properties fo:font-size="10pt" style:font-size-asian="10pt" style:font-size-complex="10pt" fo:language="en" fo:country="AU"/>
    </style:style>
    <style:style style:name="P1146" style:parent-style-name="Normal" style:family="paragraph">
      <style:text-properties fo:font-size="10pt" style:font-size-asian="10pt" style:font-size-complex="10pt" fo:language="en" fo:country="AU"/>
    </style:style>
    <style:style style:name="P1147" style:parent-style-name="Normal" style:family="paragraph">
      <style:text-properties fo:font-size="10pt" style:font-size-asian="10pt" style:font-size-complex="10pt" fo:language="en" fo:country="AU"/>
    </style:style>
    <style:style style:name="P1148" style:parent-style-name="Normal" style:family="paragraph">
      <style:text-properties fo:font-size="10pt" style:font-size-asian="10pt" style:font-size-complex="10pt" fo:language="en" fo:country="AU"/>
    </style:style>
    <style:style style:name="P1149" style:parent-style-name="Normal" style:family="paragraph">
      <style:text-properties fo:font-size="10pt" style:font-size-asian="10pt" style:font-size-complex="10pt" fo:language="en" fo:country="AU"/>
    </style:style>
    <style:style style:name="P1150" style:parent-style-name="Normal" style:family="paragraph">
      <style:text-properties fo:font-size="10pt" style:font-size-asian="10pt" style:font-size-complex="10pt" fo:language="en" fo:country="AU"/>
    </style:style>
    <style:style style:name="P1151" style:parent-style-name="Normal" style:family="paragraph">
      <style:text-properties fo:font-size="10pt" style:font-size-asian="10pt" style:font-size-complex="10pt" fo:language="en" fo:country="AU"/>
    </style:style>
    <style:style style:name="P115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153" style:parent-style-name="Normal" style:family="paragraph">
      <style:text-properties fo:font-size="10pt" style:font-size-asian="10pt" style:font-size-complex="10pt" fo:language="en" fo:country="AU"/>
    </style:style>
    <style:style style:name="P1154" style:parent-style-name="Normal" style:family="paragraph">
      <style:text-properties fo:font-size="10pt" style:font-size-asian="10pt" style:font-size-complex="10pt" fo:language="en" fo:country="AU"/>
    </style:style>
    <style:style style:name="P1155" style:parent-style-name="Normal" style:family="paragraph">
      <style:text-properties fo:font-size="10pt" style:font-size-asian="10pt" style:font-size-complex="10pt" fo:language="en" fo:country="AU"/>
    </style:style>
    <style:style style:name="P1156" style:parent-style-name="Normal" style:family="paragraph">
      <style:text-properties fo:font-size="10pt" style:font-size-asian="10pt" style:font-size-complex="10pt" fo:language="en" fo:country="AU"/>
    </style:style>
    <style:style style:name="P1157" style:parent-style-name="Normal" style:family="paragraph">
      <style:text-properties fo:font-size="10pt" style:font-size-asian="10pt" style:font-size-complex="10pt" fo:language="en" fo:country="AU"/>
    </style:style>
    <style:style style:name="P1158" style:parent-style-name="Normal" style:family="paragraph">
      <style:text-properties fo:font-size="10pt" style:font-size-asian="10pt" style:font-size-complex="10pt" fo:language="en" fo:country="AU"/>
    </style:style>
    <style:style style:name="P1159" style:parent-style-name="Normal" style:family="paragraph">
      <style:text-properties fo:font-size="10pt" style:font-size-asian="10pt" style:font-size-complex="10pt" fo:language="en" fo:country="AU"/>
    </style:style>
    <style:style style:name="P1160" style:parent-style-name="Normal" style:family="paragraph">
      <style:text-properties fo:font-size="10pt" style:font-size-asian="10pt" style:font-size-complex="10pt" fo:language="en" fo:country="AU"/>
    </style:style>
    <style:style style:name="P1161" style:parent-style-name="Normal" style:family="paragraph">
      <style:text-properties fo:font-size="10pt" style:font-size-asian="10pt" style:font-size-complex="10pt" fo:language="en" fo:country="AU"/>
    </style:style>
    <style:style style:name="P1162" style:parent-style-name="Normal" style:family="paragraph">
      <style:text-properties fo:font-size="10pt" style:font-size-asian="10pt" style:font-size-complex="10pt" fo:language="en" fo:country="AU"/>
    </style:style>
    <style:style style:name="P116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164" style:parent-style-name="Normal" style:family="paragraph">
      <style:text-properties fo:font-size="10pt" style:font-size-asian="10pt" style:font-size-complex="10pt" fo:language="en" fo:country="AU"/>
    </style:style>
    <style:style style:name="P1165" style:parent-style-name="Normal" style:family="paragraph">
      <style:text-properties fo:font-size="10pt" style:font-size-asian="10pt" style:font-size-complex="10pt" fo:language="en" fo:country="AU"/>
    </style:style>
    <style:style style:name="P1166" style:parent-style-name="Normal" style:family="paragraph">
      <style:text-properties fo:font-size="10pt" style:font-size-asian="10pt" style:font-size-complex="10pt" fo:language="en" fo:country="AU"/>
    </style:style>
    <style:style style:name="P1167" style:parent-style-name="Normal" style:family="paragraph">
      <style:text-properties fo:font-size="10pt" style:font-size-asian="10pt" style:font-size-complex="10pt" fo:language="en" fo:country="AU"/>
    </style:style>
    <style:style style:name="P1168" style:parent-style-name="Normal" style:family="paragraph">
      <style:text-properties fo:font-size="10pt" style:font-size-asian="10pt" style:font-size-complex="10pt" fo:language="en" fo:country="AU"/>
    </style:style>
    <style:style style:name="P1169" style:parent-style-name="Normal" style:family="paragraph">
      <style:text-properties fo:font-size="10pt" style:font-size-asian="10pt" style:font-size-complex="10pt" fo:language="en" fo:country="AU"/>
    </style:style>
    <style:style style:name="P1170" style:parent-style-name="Normal" style:family="paragraph">
      <style:text-properties fo:font-size="10pt" style:font-size-asian="10pt" style:font-size-complex="10pt" fo:language="en" fo:country="AU"/>
    </style:style>
    <style:style style:name="P1171" style:parent-style-name="Normal" style:family="paragraph">
      <style:text-properties fo:font-size="10pt" style:font-size-asian="10pt" style:font-size-complex="10pt" fo:language="en" fo:country="AU"/>
    </style:style>
    <style:style style:name="P1172" style:parent-style-name="Normal" style:family="paragraph">
      <style:text-properties fo:font-size="10pt" style:font-size-asian="10pt" style:font-size-complex="10pt" fo:language="en" fo:country="AU"/>
    </style:style>
    <style:style style:name="P1173" style:parent-style-name="Normal" style:family="paragraph">
      <style:text-properties fo:font-size="10pt" style:font-size-asian="10pt" style:font-size-complex="10pt" fo:language="en" fo:country="AU"/>
    </style:style>
    <style:style style:name="P117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175" style:parent-style-name="Normal" style:family="paragraph">
      <style:text-properties fo:font-size="10pt" style:font-size-asian="10pt" style:font-size-complex="10pt" fo:language="en" fo:country="AU"/>
    </style:style>
    <style:style style:name="P1176" style:parent-style-name="Normal" style:family="paragraph">
      <style:text-properties fo:font-size="10pt" style:font-size-asian="10pt" style:font-size-complex="10pt" fo:language="en" fo:country="AU"/>
    </style:style>
    <style:style style:name="P1177" style:parent-style-name="Normal" style:family="paragraph">
      <style:text-properties fo:font-size="10pt" style:font-size-asian="10pt" style:font-size-complex="10pt" fo:language="en" fo:country="AU"/>
    </style:style>
    <style:style style:name="P1178" style:parent-style-name="Normal" style:family="paragraph">
      <style:text-properties fo:font-size="10pt" style:font-size-asian="10pt" style:font-size-complex="10pt" fo:language="en" fo:country="AU"/>
    </style:style>
    <style:style style:name="P1179" style:parent-style-name="Normal" style:family="paragraph">
      <style:text-properties fo:font-size="10pt" style:font-size-asian="10pt" style:font-size-complex="10pt" fo:language="en" fo:country="AU"/>
    </style:style>
    <style:style style:name="P1180" style:parent-style-name="Normal" style:family="paragraph">
      <style:text-properties fo:font-size="10pt" style:font-size-asian="10pt" style:font-size-complex="10pt" fo:language="en" fo:country="AU"/>
    </style:style>
    <style:style style:name="P1181" style:parent-style-name="Normal" style:family="paragraph">
      <style:text-properties fo:font-size="10pt" style:font-size-asian="10pt" style:font-size-complex="10pt" fo:language="en" fo:country="AU"/>
    </style:style>
    <style:style style:name="P1182" style:parent-style-name="Normal" style:family="paragraph">
      <style:text-properties fo:font-size="10pt" style:font-size-asian="10pt" style:font-size-complex="10pt" fo:language="en" fo:country="AU"/>
    </style:style>
    <style:style style:name="P1183" style:parent-style-name="Normal" style:family="paragraph">
      <style:text-properties fo:font-size="10pt" style:font-size-asian="10pt" style:font-size-complex="10pt" fo:language="en" fo:country="AU"/>
    </style:style>
    <style:style style:name="P1184" style:parent-style-name="Normal" style:family="paragraph">
      <style:text-properties fo:font-size="10pt" style:font-size-asian="10pt" style:font-size-complex="10pt" fo:language="en" fo:country="AU"/>
    </style:style>
    <style:style style:name="P118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186" style:parent-style-name="Normal" style:family="paragraph">
      <style:text-properties fo:font-size="10pt" style:font-size-asian="10pt" style:font-size-complex="10pt" fo:language="en" fo:country="AU"/>
    </style:style>
    <style:style style:name="P1187" style:parent-style-name="Normal" style:family="paragraph">
      <style:text-properties fo:font-size="10pt" style:font-size-asian="10pt" style:font-size-complex="10pt" fo:language="en" fo:country="AU"/>
    </style:style>
    <style:style style:name="P1188" style:parent-style-name="Normal" style:family="paragraph">
      <style:text-properties fo:font-size="10pt" style:font-size-asian="10pt" style:font-size-complex="10pt" fo:language="en" fo:country="AU"/>
    </style:style>
    <style:style style:name="P1189" style:parent-style-name="Normal" style:family="paragraph">
      <style:text-properties fo:font-size="10pt" style:font-size-asian="10pt" style:font-size-complex="10pt" fo:language="en" fo:country="AU"/>
    </style:style>
    <style:style style:name="P1190" style:parent-style-name="Normal" style:family="paragraph">
      <style:text-properties fo:font-size="10pt" style:font-size-asian="10pt" style:font-size-complex="10pt" fo:language="en" fo:country="AU"/>
    </style:style>
    <style:style style:name="P1191" style:parent-style-name="Normal" style:family="paragraph">
      <style:text-properties fo:font-size="10pt" style:font-size-asian="10pt" style:font-size-complex="10pt" fo:language="en" fo:country="AU"/>
    </style:style>
    <style:style style:name="P1192" style:parent-style-name="Normal" style:family="paragraph">
      <style:text-properties fo:font-size="10pt" style:font-size-asian="10pt" style:font-size-complex="10pt" fo:language="en" fo:country="AU"/>
    </style:style>
    <style:style style:name="P1193" style:parent-style-name="Normal" style:family="paragraph">
      <style:text-properties fo:font-size="10pt" style:font-size-asian="10pt" style:font-size-complex="10pt" fo:language="en" fo:country="AU"/>
    </style:style>
    <style:style style:name="P1194" style:parent-style-name="Normal" style:family="paragraph">
      <style:text-properties fo:font-size="10pt" style:font-size-asian="10pt" style:font-size-complex="10pt" fo:language="en" fo:country="AU"/>
    </style:style>
    <style:style style:name="P1195" style:parent-style-name="Normal" style:family="paragraph">
      <style:text-properties fo:font-size="10pt" style:font-size-asian="10pt" style:font-size-complex="10pt" fo:language="en" fo:country="AU"/>
    </style:style>
    <style:style style:name="P119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197" style:parent-style-name="Normal" style:family="paragraph">
      <style:text-properties fo:font-size="10pt" style:font-size-asian="10pt" style:font-size-complex="10pt" fo:language="en" fo:country="AU"/>
    </style:style>
    <style:style style:name="P1198" style:parent-style-name="Normal" style:family="paragraph">
      <style:text-properties fo:font-size="10pt" style:font-size-asian="10pt" style:font-size-complex="10pt" fo:language="en" fo:country="AU"/>
    </style:style>
    <style:style style:name="P1199" style:parent-style-name="Normal" style:family="paragraph">
      <style:text-properties fo:font-size="10pt" style:font-size-asian="10pt" style:font-size-complex="10pt" fo:language="en" fo:country="AU"/>
    </style:style>
    <style:style style:name="P1200" style:parent-style-name="Normal" style:family="paragraph">
      <style:text-properties fo:font-size="10pt" style:font-size-asian="10pt" style:font-size-complex="10pt" fo:language="en" fo:country="AU"/>
    </style:style>
    <style:style style:name="P1201" style:parent-style-name="Normal" style:family="paragraph">
      <style:text-properties fo:font-size="10pt" style:font-size-asian="10pt" style:font-size-complex="10pt" fo:language="en" fo:country="AU"/>
    </style:style>
    <style:style style:name="P1202" style:parent-style-name="Normal" style:family="paragraph">
      <style:text-properties fo:font-size="10pt" style:font-size-asian="10pt" style:font-size-complex="10pt" fo:language="en" fo:country="AU"/>
    </style:style>
    <style:style style:name="P1203" style:parent-style-name="Normal" style:family="paragraph">
      <style:text-properties fo:font-size="10pt" style:font-size-asian="10pt" style:font-size-complex="10pt" fo:language="en" fo:country="AU"/>
    </style:style>
    <style:style style:name="P1204" style:parent-style-name="Normal" style:family="paragraph">
      <style:text-properties fo:font-size="10pt" style:font-size-asian="10pt" style:font-size-complex="10pt" fo:language="en" fo:country="AU"/>
    </style:style>
    <style:style style:name="P120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206" style:parent-style-name="Normal" style:family="paragraph">
      <style:text-properties fo:font-size="10pt" style:font-size-asian="10pt" style:font-size-complex="10pt" fo:language="en" fo:country="AU"/>
    </style:style>
    <style:style style:name="P1207" style:parent-style-name="Normal" style:family="paragraph">
      <style:text-properties fo:font-size="10pt" style:font-size-asian="10pt" style:font-size-complex="10pt" fo:language="en" fo:country="AU"/>
    </style:style>
    <style:style style:name="P1208" style:parent-style-name="Normal" style:family="paragraph">
      <style:text-properties fo:font-size="10pt" style:font-size-asian="10pt" style:font-size-complex="10pt" fo:language="en" fo:country="AU"/>
    </style:style>
    <style:style style:name="P1209" style:parent-style-name="Normal" style:family="paragraph">
      <style:text-properties fo:font-size="10pt" style:font-size-asian="10pt" style:font-size-complex="10pt" fo:language="en" fo:country="AU"/>
    </style:style>
    <style:style style:name="P1210" style:parent-style-name="Normal" style:family="paragraph">
      <style:text-properties fo:font-size="10pt" style:font-size-asian="10pt" style:font-size-complex="10pt" fo:language="en" fo:country="AU"/>
    </style:style>
    <style:style style:name="P1211" style:parent-style-name="Normal" style:family="paragraph">
      <style:text-properties fo:font-size="10pt" style:font-size-asian="10pt" style:font-size-complex="10pt" fo:language="en" fo:country="AU"/>
    </style:style>
    <style:style style:name="P1212" style:parent-style-name="Normal" style:family="paragraph">
      <style:text-properties fo:font-size="10pt" style:font-size-asian="10pt" style:font-size-complex="10pt" fo:language="en" fo:country="AU"/>
    </style:style>
    <style:style style:name="P1213" style:parent-style-name="Normal" style:family="paragraph">
      <style:text-properties fo:font-size="10pt" style:font-size-asian="10pt" style:font-size-complex="10pt" fo:language="en" fo:country="AU"/>
    </style:style>
    <style:style style:name="P121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215" style:parent-style-name="Normal" style:family="paragraph">
      <style:text-properties fo:font-size="10pt" style:font-size-asian="10pt" style:font-size-complex="10pt" fo:language="en" fo:country="AU"/>
    </style:style>
    <style:style style:name="P1216" style:parent-style-name="Normal" style:family="paragraph">
      <style:text-properties fo:font-size="10pt" style:font-size-asian="10pt" style:font-size-complex="10pt" fo:language="en" fo:country="AU"/>
    </style:style>
    <style:style style:name="P1217" style:parent-style-name="Normal" style:family="paragraph">
      <style:text-properties fo:font-size="10pt" style:font-size-asian="10pt" style:font-size-complex="10pt" fo:language="en" fo:country="AU"/>
    </style:style>
    <style:style style:name="P1218" style:parent-style-name="Normal" style:family="paragraph">
      <style:text-properties fo:font-size="10pt" style:font-size-asian="10pt" style:font-size-complex="10pt" fo:language="en" fo:country="AU"/>
    </style:style>
    <style:style style:name="P1219" style:parent-style-name="Normal" style:family="paragraph">
      <style:text-properties fo:font-size="10pt" style:font-size-asian="10pt" style:font-size-complex="10pt" fo:language="en" fo:country="AU"/>
    </style:style>
    <style:style style:name="P1220" style:parent-style-name="Normal" style:family="paragraph">
      <style:text-properties fo:font-size="10pt" style:font-size-asian="10pt" style:font-size-complex="10pt" fo:language="en" fo:country="AU"/>
    </style:style>
    <style:style style:name="P1221" style:parent-style-name="Normal" style:family="paragraph">
      <style:text-properties fo:font-size="10pt" style:font-size-asian="10pt" style:font-size-complex="10pt" fo:language="en" fo:country="AU"/>
    </style:style>
    <style:style style:name="P1222" style:parent-style-name="Normal" style:family="paragraph">
      <style:text-properties fo:font-size="10pt" style:font-size-asian="10pt" style:font-size-complex="10pt" fo:language="en" fo:country="AU"/>
    </style:style>
    <style:style style:name="P1223" style:parent-style-name="Normal" style:family="paragraph">
      <style:text-properties fo:font-size="10pt" style:font-size-asian="10pt" style:font-size-complex="10pt" fo:language="en" fo:country="AU"/>
    </style:style>
    <style:style style:name="P122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225" style:parent-style-name="Normal" style:family="paragraph">
      <style:text-properties fo:font-size="10pt" style:font-size-asian="10pt" style:font-size-complex="10pt" fo:language="en" fo:country="AU"/>
    </style:style>
    <style:style style:name="P1226" style:parent-style-name="Normal" style:family="paragraph">
      <style:text-properties fo:font-size="10pt" style:font-size-asian="10pt" style:font-size-complex="10pt" fo:language="en" fo:country="AU"/>
    </style:style>
    <style:style style:name="P1227" style:parent-style-name="Normal" style:family="paragraph">
      <style:text-properties fo:font-size="10pt" style:font-size-asian="10pt" style:font-size-complex="10pt" fo:language="en" fo:country="AU"/>
    </style:style>
    <style:style style:name="P1228" style:parent-style-name="Normal" style:family="paragraph">
      <style:text-properties fo:font-size="10pt" style:font-size-asian="10pt" style:font-size-complex="10pt" fo:language="en" fo:country="AU"/>
    </style:style>
    <style:style style:name="P1229" style:parent-style-name="Normal" style:family="paragraph">
      <style:text-properties fo:font-size="10pt" style:font-size-asian="10pt" style:font-size-complex="10pt" fo:language="en" fo:country="AU"/>
    </style:style>
    <style:style style:name="P1230" style:parent-style-name="Normal" style:family="paragraph">
      <style:text-properties fo:font-size="10pt" style:font-size-asian="10pt" style:font-size-complex="10pt" fo:language="en" fo:country="AU"/>
    </style:style>
    <style:style style:name="P1231" style:parent-style-name="Normal" style:family="paragraph">
      <style:text-properties fo:font-size="10pt" style:font-size-asian="10pt" style:font-size-complex="10pt" fo:language="en" fo:country="AU"/>
    </style:style>
    <style:style style:name="P123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233" style:parent-style-name="Normal" style:family="paragraph">
      <style:text-properties fo:font-size="10pt" style:font-size-asian="10pt" style:font-size-complex="10pt" fo:language="en" fo:country="AU"/>
    </style:style>
    <style:style style:name="P1234" style:parent-style-name="Normal" style:family="paragraph">
      <style:text-properties fo:font-size="10pt" style:font-size-asian="10pt" style:font-size-complex="10pt" fo:language="en" fo:country="AU"/>
    </style:style>
    <style:style style:name="P1235" style:parent-style-name="Normal" style:family="paragraph">
      <style:text-properties fo:font-size="10pt" style:font-size-asian="10pt" style:font-size-complex="10pt" fo:language="en" fo:country="AU"/>
    </style:style>
    <style:style style:name="P1236" style:parent-style-name="Normal" style:family="paragraph">
      <style:text-properties fo:font-size="10pt" style:font-size-asian="10pt" style:font-size-complex="10pt" fo:language="en" fo:country="AU"/>
    </style:style>
    <style:style style:name="P1237" style:parent-style-name="Normal" style:family="paragraph">
      <style:text-properties fo:font-size="10pt" style:font-size-asian="10pt" style:font-size-complex="10pt" fo:language="en" fo:country="AU"/>
    </style:style>
    <style:style style:name="P1238" style:parent-style-name="Normal" style:family="paragraph">
      <style:text-properties fo:font-size="10pt" style:font-size-asian="10pt" style:font-size-complex="10pt" fo:language="en" fo:country="AU"/>
    </style:style>
    <style:style style:name="P1239" style:parent-style-name="Normal" style:family="paragraph">
      <style:text-properties fo:font-size="10pt" style:font-size-asian="10pt" style:font-size-complex="10pt" fo:language="en" fo:country="AU"/>
    </style:style>
    <style:style style:name="P1240" style:parent-style-name="Normal" style:family="paragraph">
      <style:text-properties fo:font-size="10pt" style:font-size-asian="10pt" style:font-size-complex="10pt" fo:language="en" fo:country="AU"/>
    </style:style>
    <style:style style:name="P1241" style:parent-style-name="Normal" style:family="paragraph">
      <style:text-properties fo:font-size="10pt" style:font-size-asian="10pt" style:font-size-complex="10pt" fo:language="en" fo:country="AU"/>
    </style:style>
    <style:style style:name="P124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243" style:parent-style-name="Normal" style:family="paragraph">
      <style:text-properties fo:font-size="10pt" style:font-size-asian="10pt" style:font-size-complex="10pt" fo:language="en" fo:country="AU"/>
    </style:style>
    <style:style style:name="P1244" style:parent-style-name="Normal" style:family="paragraph">
      <style:text-properties fo:font-size="10pt" style:font-size-asian="10pt" style:font-size-complex="10pt" fo:language="en" fo:country="AU"/>
    </style:style>
    <style:style style:name="P1245" style:parent-style-name="Normal" style:family="paragraph">
      <style:text-properties fo:font-size="10pt" style:font-size-asian="10pt" style:font-size-complex="10pt" fo:language="en" fo:country="AU"/>
    </style:style>
    <style:style style:name="P1246" style:parent-style-name="Normal" style:family="paragraph">
      <style:text-properties fo:font-size="10pt" style:font-size-asian="10pt" style:font-size-complex="10pt" fo:language="en" fo:country="AU"/>
    </style:style>
    <style:style style:name="P1247" style:parent-style-name="Normal" style:family="paragraph">
      <style:text-properties fo:font-size="10pt" style:font-size-asian="10pt" style:font-size-complex="10pt" fo:language="en" fo:country="AU"/>
    </style:style>
    <style:style style:name="P1248" style:parent-style-name="Normal" style:family="paragraph">
      <style:text-properties fo:font-size="10pt" style:font-size-asian="10pt" style:font-size-complex="10pt" fo:language="en" fo:country="AU"/>
    </style:style>
    <style:style style:name="P1249" style:parent-style-name="Normal" style:family="paragraph">
      <style:text-properties fo:font-size="10pt" style:font-size-asian="10pt" style:font-size-complex="10pt" fo:language="en" fo:country="AU"/>
    </style:style>
    <style:style style:name="P1250" style:parent-style-name="Normal" style:family="paragraph">
      <style:text-properties fo:font-size="10pt" style:font-size-asian="10pt" style:font-size-complex="10pt" fo:language="en" fo:country="AU"/>
    </style:style>
    <style:style style:name="P1251" style:parent-style-name="Normal" style:family="paragraph">
      <style:text-properties fo:font-size="10pt" style:font-size-asian="10pt" style:font-size-complex="10pt" fo:language="en" fo:country="AU"/>
    </style:style>
    <style:style style:name="P1252" style:parent-style-name="Normal" style:family="paragraph">
      <style:text-properties fo:font-size="10pt" style:font-size-asian="10pt" style:font-size-complex="10pt" fo:language="en" fo:country="AU"/>
    </style:style>
    <style:style style:name="P125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254" style:parent-style-name="Normal" style:family="paragraph">
      <style:text-properties fo:font-size="10pt" style:font-size-asian="10pt" style:font-size-complex="10pt" fo:language="en" fo:country="AU"/>
    </style:style>
    <style:style style:name="P1255" style:parent-style-name="Normal" style:family="paragraph">
      <style:text-properties fo:font-size="10pt" style:font-size-asian="10pt" style:font-size-complex="10pt" fo:language="en" fo:country="AU"/>
    </style:style>
    <style:style style:name="P1256" style:parent-style-name="Normal" style:family="paragraph">
      <style:text-properties fo:font-size="10pt" style:font-size-asian="10pt" style:font-size-complex="10pt" fo:language="en" fo:country="AU"/>
    </style:style>
    <style:style style:name="P1257" style:parent-style-name="Normal" style:family="paragraph">
      <style:text-properties fo:font-size="10pt" style:font-size-asian="10pt" style:font-size-complex="10pt" fo:language="en" fo:country="AU"/>
    </style:style>
    <style:style style:name="P1258" style:parent-style-name="Normal" style:family="paragraph">
      <style:text-properties fo:font-size="10pt" style:font-size-asian="10pt" style:font-size-complex="10pt" fo:language="en" fo:country="AU"/>
    </style:style>
    <style:style style:name="P1259" style:parent-style-name="Normal" style:family="paragraph">
      <style:text-properties fo:font-size="10pt" style:font-size-asian="10pt" style:font-size-complex="10pt" fo:language="en" fo:country="AU"/>
    </style:style>
    <style:style style:name="P1260" style:parent-style-name="Normal" style:family="paragraph">
      <style:text-properties fo:font-size="10pt" style:font-size-asian="10pt" style:font-size-complex="10pt" fo:language="en" fo:country="AU"/>
    </style:style>
    <style:style style:name="P1261" style:parent-style-name="Normal" style:family="paragraph">
      <style:text-properties fo:font-size="10pt" style:font-size-asian="10pt" style:font-size-complex="10pt" fo:language="en" fo:country="AU"/>
    </style:style>
    <style:style style:name="P1262" style:parent-style-name="Normal" style:family="paragraph">
      <style:text-properties fo:font-size="10pt" style:font-size-asian="10pt" style:font-size-complex="10pt" fo:language="en" fo:country="AU"/>
    </style:style>
    <style:style style:name="P1263" style:parent-style-name="Normal" style:family="paragraph">
      <style:text-properties fo:font-size="10pt" style:font-size-asian="10pt" style:font-size-complex="10pt" fo:language="en" fo:country="AU"/>
    </style:style>
    <style:style style:name="P126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265" style:parent-style-name="Normal" style:family="paragraph">
      <style:text-properties fo:font-size="10pt" style:font-size-asian="10pt" style:font-size-complex="10pt" fo:language="en" fo:country="AU"/>
    </style:style>
    <style:style style:name="P1266" style:parent-style-name="Normal" style:family="paragraph">
      <style:text-properties fo:font-size="10pt" style:font-size-asian="10pt" style:font-size-complex="10pt" fo:language="en" fo:country="AU"/>
    </style:style>
    <style:style style:name="P1267" style:parent-style-name="Normal" style:family="paragraph">
      <style:text-properties fo:font-size="10pt" style:font-size-asian="10pt" style:font-size-complex="10pt" fo:language="en" fo:country="AU"/>
    </style:style>
    <style:style style:name="P1268" style:parent-style-name="Normal" style:family="paragraph">
      <style:text-properties fo:font-size="10pt" style:font-size-asian="10pt" style:font-size-complex="10pt" fo:language="en" fo:country="AU"/>
    </style:style>
    <style:style style:name="P1269" style:parent-style-name="Normal" style:family="paragraph">
      <style:text-properties fo:font-size="10pt" style:font-size-asian="10pt" style:font-size-complex="10pt" fo:language="en" fo:country="AU"/>
    </style:style>
    <style:style style:name="P1270" style:parent-style-name="Normal" style:family="paragraph">
      <style:text-properties fo:font-size="10pt" style:font-size-asian="10pt" style:font-size-complex="10pt" fo:language="en" fo:country="AU"/>
    </style:style>
    <style:style style:name="P1271" style:parent-style-name="Normal" style:family="paragraph">
      <style:text-properties fo:font-size="10pt" style:font-size-asian="10pt" style:font-size-complex="10pt" fo:language="en" fo:country="AU"/>
    </style:style>
    <style:style style:name="P1272" style:parent-style-name="Normal" style:family="paragraph">
      <style:text-properties fo:font-size="10pt" style:font-size-asian="10pt" style:font-size-complex="10pt" fo:language="en" fo:country="AU"/>
    </style:style>
    <style:style style:name="P127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274" style:parent-style-name="Normal" style:family="paragraph">
      <style:text-properties fo:font-size="10pt" style:font-size-asian="10pt" style:font-size-complex="10pt" fo:language="en" fo:country="AU"/>
    </style:style>
    <style:style style:name="P1275" style:parent-style-name="Normal" style:family="paragraph">
      <style:text-properties fo:font-size="10pt" style:font-size-asian="10pt" style:font-size-complex="10pt" fo:language="en" fo:country="AU"/>
    </style:style>
    <style:style style:name="P1276" style:parent-style-name="Normal" style:family="paragraph">
      <style:text-properties fo:font-size="10pt" style:font-size-asian="10pt" style:font-size-complex="10pt" fo:language="en" fo:country="AU"/>
    </style:style>
    <style:style style:name="P1277" style:parent-style-name="Normal" style:family="paragraph">
      <style:text-properties fo:font-size="10pt" style:font-size-asian="10pt" style:font-size-complex="10pt" fo:language="en" fo:country="AU"/>
    </style:style>
    <style:style style:name="P1278" style:parent-style-name="Normal" style:family="paragraph">
      <style:text-properties fo:font-size="10pt" style:font-size-asian="10pt" style:font-size-complex="10pt" fo:language="en" fo:country="AU"/>
    </style:style>
    <style:style style:name="P1279" style:parent-style-name="Normal" style:family="paragraph">
      <style:text-properties fo:font-size="10pt" style:font-size-asian="10pt" style:font-size-complex="10pt" fo:language="en" fo:country="AU"/>
    </style:style>
    <style:style style:name="P1280" style:parent-style-name="Normal" style:family="paragraph">
      <style:text-properties fo:font-size="10pt" style:font-size-asian="10pt" style:font-size-complex="10pt" fo:language="en" fo:country="AU"/>
    </style:style>
    <style:style style:name="P1281" style:parent-style-name="Normal" style:family="paragraph">
      <style:text-properties fo:font-size="10pt" style:font-size-asian="10pt" style:font-size-complex="10pt" fo:language="en" fo:country="AU"/>
    </style:style>
    <style:style style:name="P128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283" style:parent-style-name="Normal" style:family="paragraph">
      <style:text-properties fo:font-size="10pt" style:font-size-asian="10pt" style:font-size-complex="10pt" fo:language="en" fo:country="AU"/>
    </style:style>
    <style:style style:name="P1284" style:parent-style-name="Normal" style:family="paragraph">
      <style:text-properties fo:font-size="10pt" style:font-size-asian="10pt" style:font-size-complex="10pt" fo:language="en" fo:country="AU"/>
    </style:style>
    <style:style style:name="P1285" style:parent-style-name="Normal" style:family="paragraph">
      <style:text-properties fo:font-size="10pt" style:font-size-asian="10pt" style:font-size-complex="10pt" fo:language="en" fo:country="AU"/>
    </style:style>
    <style:style style:name="P1286" style:parent-style-name="Normal" style:family="paragraph">
      <style:text-properties fo:font-size="10pt" style:font-size-asian="10pt" style:font-size-complex="10pt" fo:language="en" fo:country="AU"/>
    </style:style>
    <style:style style:name="P1287" style:parent-style-name="Normal" style:family="paragraph">
      <style:text-properties fo:font-size="10pt" style:font-size-asian="10pt" style:font-size-complex="10pt" fo:language="en" fo:country="AU"/>
    </style:style>
    <style:style style:name="P1288" style:parent-style-name="Normal" style:family="paragraph">
      <style:text-properties fo:font-size="10pt" style:font-size-asian="10pt" style:font-size-complex="10pt" fo:language="en" fo:country="AU"/>
    </style:style>
    <style:style style:name="P1289" style:parent-style-name="Normal" style:family="paragraph">
      <style:text-properties fo:font-size="10pt" style:font-size-asian="10pt" style:font-size-complex="10pt" fo:language="en" fo:country="AU"/>
    </style:style>
    <style:style style:name="P1290" style:parent-style-name="Normal" style:family="paragraph">
      <style:text-properties fo:font-size="10pt" style:font-size-asian="10pt" style:font-size-complex="10pt" fo:language="en" fo:country="AU"/>
    </style:style>
    <style:style style:name="P1291" style:parent-style-name="Normal" style:family="paragraph">
      <style:text-properties fo:font-size="10pt" style:font-size-asian="10pt" style:font-size-complex="10pt" fo:language="en" fo:country="AU"/>
    </style:style>
    <style:style style:name="P129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293" style:parent-style-name="Normal" style:family="paragraph">
      <style:text-properties fo:font-size="10pt" style:font-size-asian="10pt" style:font-size-complex="10pt" fo:language="en" fo:country="AU"/>
    </style:style>
    <style:style style:name="P1294" style:parent-style-name="Normal" style:family="paragraph">
      <style:text-properties fo:font-size="10pt" style:font-size-asian="10pt" style:font-size-complex="10pt" fo:language="en" fo:country="AU"/>
    </style:style>
    <style:style style:name="P1295" style:parent-style-name="Normal" style:family="paragraph">
      <style:text-properties fo:font-size="10pt" style:font-size-asian="10pt" style:font-size-complex="10pt" fo:language="en" fo:country="AU"/>
    </style:style>
    <style:style style:name="P1296" style:parent-style-name="Normal" style:family="paragraph">
      <style:text-properties fo:font-size="10pt" style:font-size-asian="10pt" style:font-size-complex="10pt" fo:language="en" fo:country="AU"/>
    </style:style>
    <style:style style:name="P1297" style:parent-style-name="Normal" style:family="paragraph">
      <style:text-properties fo:font-size="10pt" style:font-size-asian="10pt" style:font-size-complex="10pt" fo:language="en" fo:country="AU"/>
    </style:style>
    <style:style style:name="P1298" style:parent-style-name="Normal" style:family="paragraph">
      <style:text-properties fo:font-size="10pt" style:font-size-asian="10pt" style:font-size-complex="10pt" fo:language="en" fo:country="AU"/>
    </style:style>
    <style:style style:name="P1299" style:parent-style-name="Normal" style:family="paragraph">
      <style:text-properties fo:font-size="10pt" style:font-size-asian="10pt" style:font-size-complex="10pt" fo:language="en" fo:country="AU"/>
    </style:style>
    <style:style style:name="P1300" style:parent-style-name="Normal" style:family="paragraph">
      <style:text-properties fo:font-size="10pt" style:font-size-asian="10pt" style:font-size-complex="10pt" fo:language="en" fo:country="AU"/>
    </style:style>
    <style:style style:name="P130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302" style:parent-style-name="Normal" style:family="paragraph">
      <style:text-properties fo:font-size="10pt" style:font-size-asian="10pt" style:font-size-complex="10pt" fo:language="en" fo:country="AU"/>
    </style:style>
    <style:style style:name="P1303" style:parent-style-name="Normal" style:family="paragraph">
      <style:text-properties fo:font-size="10pt" style:font-size-asian="10pt" style:font-size-complex="10pt" fo:language="en" fo:country="AU"/>
    </style:style>
    <style:style style:name="P1304" style:parent-style-name="Normal" style:family="paragraph">
      <style:text-properties fo:font-size="10pt" style:font-size-asian="10pt" style:font-size-complex="10pt" fo:language="en" fo:country="AU"/>
    </style:style>
    <style:style style:name="P1305" style:parent-style-name="Normal" style:family="paragraph">
      <style:text-properties fo:font-size="10pt" style:font-size-asian="10pt" style:font-size-complex="10pt" fo:language="en" fo:country="AU"/>
    </style:style>
    <style:style style:name="P1306" style:parent-style-name="Normal" style:family="paragraph">
      <style:text-properties fo:font-size="10pt" style:font-size-asian="10pt" style:font-size-complex="10pt" fo:language="en" fo:country="AU"/>
    </style:style>
    <style:style style:name="P1307" style:parent-style-name="Normal" style:family="paragraph">
      <style:text-properties fo:font-size="10pt" style:font-size-asian="10pt" style:font-size-complex="10pt" fo:language="en" fo:country="AU"/>
    </style:style>
    <style:style style:name="P1308" style:parent-style-name="Normal" style:family="paragraph">
      <style:text-properties fo:font-size="10pt" style:font-size-asian="10pt" style:font-size-complex="10pt" fo:language="en" fo:country="AU"/>
    </style:style>
    <style:style style:name="P1309" style:parent-style-name="Normal" style:family="paragraph">
      <style:text-properties fo:font-size="10pt" style:font-size-asian="10pt" style:font-size-complex="10pt" fo:language="en" fo:country="AU"/>
    </style:style>
    <style:style style:name="P131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311" style:parent-style-name="Normal" style:family="paragraph">
      <style:text-properties fo:font-size="10pt" style:font-size-asian="10pt" style:font-size-complex="10pt" fo:language="en" fo:country="AU"/>
    </style:style>
    <style:style style:name="P1312" style:parent-style-name="Normal" style:family="paragraph">
      <style:text-properties fo:font-size="10pt" style:font-size-asian="10pt" style:font-size-complex="10pt" fo:language="en" fo:country="AU"/>
    </style:style>
    <style:style style:name="P1313" style:parent-style-name="Normal" style:family="paragraph">
      <style:text-properties fo:font-size="10pt" style:font-size-asian="10pt" style:font-size-complex="10pt" fo:language="en" fo:country="AU"/>
    </style:style>
    <style:style style:name="P1314" style:parent-style-name="Normal" style:family="paragraph">
      <style:text-properties fo:font-size="10pt" style:font-size-asian="10pt" style:font-size-complex="10pt" fo:language="en" fo:country="AU"/>
    </style:style>
    <style:style style:name="P1315" style:parent-style-name="Normal" style:family="paragraph">
      <style:text-properties fo:font-size="10pt" style:font-size-asian="10pt" style:font-size-complex="10pt" fo:language="en" fo:country="AU"/>
    </style:style>
    <style:style style:name="P1316" style:parent-style-name="Normal" style:family="paragraph">
      <style:text-properties fo:font-size="10pt" style:font-size-asian="10pt" style:font-size-complex="10pt" fo:language="en" fo:country="AU"/>
    </style:style>
    <style:style style:name="P1317" style:parent-style-name="Normal" style:family="paragraph">
      <style:text-properties fo:font-size="10pt" style:font-size-asian="10pt" style:font-size-complex="10pt" fo:language="en" fo:country="AU"/>
    </style:style>
    <style:style style:name="P1318" style:parent-style-name="Normal" style:family="paragraph">
      <style:text-properties fo:font-size="10pt" style:font-size-asian="10pt" style:font-size-complex="10pt" fo:language="en" fo:country="AU"/>
    </style:style>
    <style:style style:name="P131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320" style:parent-style-name="Normal" style:family="paragraph">
      <style:text-properties fo:font-size="10pt" style:font-size-asian="10pt" style:font-size-complex="10pt" fo:language="en" fo:country="AU"/>
    </style:style>
    <style:style style:name="P1321" style:parent-style-name="Normal" style:family="paragraph">
      <style:text-properties fo:font-size="10pt" style:font-size-asian="10pt" style:font-size-complex="10pt" fo:language="en" fo:country="AU"/>
    </style:style>
    <style:style style:name="P1322" style:parent-style-name="Normal" style:family="paragraph">
      <style:text-properties fo:font-size="10pt" style:font-size-asian="10pt" style:font-size-complex="10pt" fo:language="en" fo:country="AU"/>
    </style:style>
    <style:style style:name="P1323" style:parent-style-name="Normal" style:family="paragraph">
      <style:text-properties fo:font-size="10pt" style:font-size-asian="10pt" style:font-size-complex="10pt" fo:language="en" fo:country="AU"/>
    </style:style>
    <style:style style:name="P1324" style:parent-style-name="Normal" style:family="paragraph">
      <style:text-properties fo:font-size="10pt" style:font-size-asian="10pt" style:font-size-complex="10pt" fo:language="en" fo:country="AU"/>
    </style:style>
    <style:style style:name="P1325" style:parent-style-name="Normal" style:family="paragraph">
      <style:text-properties fo:font-size="10pt" style:font-size-asian="10pt" style:font-size-complex="10pt" fo:language="en" fo:country="AU"/>
    </style:style>
    <style:style style:name="P1326" style:parent-style-name="Normal" style:family="paragraph">
      <style:text-properties fo:font-size="10pt" style:font-size-asian="10pt" style:font-size-complex="10pt" fo:language="en" fo:country="AU"/>
    </style:style>
    <style:style style:name="P1327" style:parent-style-name="Normal" style:family="paragraph">
      <style:text-properties fo:font-size="10pt" style:font-size-asian="10pt" style:font-size-complex="10pt" fo:language="en" fo:country="AU"/>
    </style:style>
    <style:style style:name="P132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329" style:parent-style-name="Normal" style:family="paragraph">
      <style:text-properties fo:font-size="10pt" style:font-size-asian="10pt" style:font-size-complex="10pt" fo:language="en" fo:country="AU"/>
    </style:style>
    <style:style style:name="P1330" style:parent-style-name="Normal" style:family="paragraph">
      <style:text-properties fo:font-size="10pt" style:font-size-asian="10pt" style:font-size-complex="10pt" fo:language="en" fo:country="AU"/>
    </style:style>
    <style:style style:name="P1331" style:parent-style-name="Normal" style:family="paragraph">
      <style:text-properties fo:font-size="10pt" style:font-size-asian="10pt" style:font-size-complex="10pt" fo:language="en" fo:country="AU"/>
    </style:style>
    <style:style style:name="P1332" style:parent-style-name="Normal" style:family="paragraph">
      <style:text-properties fo:font-size="10pt" style:font-size-asian="10pt" style:font-size-complex="10pt" fo:language="en" fo:country="AU"/>
    </style:style>
    <style:style style:name="P1333" style:parent-style-name="Normal" style:family="paragraph">
      <style:text-properties fo:font-size="10pt" style:font-size-asian="10pt" style:font-size-complex="10pt" fo:language="en" fo:country="AU"/>
    </style:style>
    <style:style style:name="P1334" style:parent-style-name="Normal" style:family="paragraph">
      <style:text-properties fo:font-size="10pt" style:font-size-asian="10pt" style:font-size-complex="10pt" fo:language="en" fo:country="AU"/>
    </style:style>
    <style:style style:name="P1335" style:parent-style-name="Normal" style:family="paragraph">
      <style:text-properties fo:font-size="10pt" style:font-size-asian="10pt" style:font-size-complex="10pt" fo:language="en" fo:country="AU"/>
    </style:style>
    <style:style style:name="P1336" style:parent-style-name="Normal" style:family="paragraph">
      <style:text-properties fo:font-size="10pt" style:font-size-asian="10pt" style:font-size-complex="10pt" fo:language="en" fo:country="AU"/>
    </style:style>
    <style:style style:name="P133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338" style:parent-style-name="Normal" style:family="paragraph">
      <style:text-properties fo:font-size="10pt" style:font-size-asian="10pt" style:font-size-complex="10pt" fo:language="en" fo:country="AU"/>
    </style:style>
    <style:style style:name="P1339" style:parent-style-name="Normal" style:family="paragraph">
      <style:text-properties fo:font-size="10pt" style:font-size-asian="10pt" style:font-size-complex="10pt" fo:language="en" fo:country="AU"/>
    </style:style>
    <style:style style:name="P1340" style:parent-style-name="Normal" style:family="paragraph">
      <style:text-properties fo:font-size="10pt" style:font-size-asian="10pt" style:font-size-complex="10pt" fo:language="en" fo:country="AU"/>
    </style:style>
    <style:style style:name="P1341" style:parent-style-name="Normal" style:family="paragraph">
      <style:text-properties fo:font-size="10pt" style:font-size-asian="10pt" style:font-size-complex="10pt" fo:language="en" fo:country="AU"/>
    </style:style>
    <style:style style:name="P1342" style:parent-style-name="Normal" style:family="paragraph">
      <style:text-properties fo:font-size="10pt" style:font-size-asian="10pt" style:font-size-complex="10pt" fo:language="en" fo:country="AU"/>
    </style:style>
    <style:style style:name="P1343" style:parent-style-name="Normal" style:family="paragraph">
      <style:text-properties fo:font-size="10pt" style:font-size-asian="10pt" style:font-size-complex="10pt" fo:language="en" fo:country="AU"/>
    </style:style>
    <style:style style:name="P1344" style:parent-style-name="Normal" style:family="paragraph">
      <style:text-properties fo:font-size="10pt" style:font-size-asian="10pt" style:font-size-complex="10pt" fo:language="en" fo:country="AU"/>
    </style:style>
    <style:style style:name="P1345" style:parent-style-name="Normal" style:family="paragraph">
      <style:text-properties fo:font-size="10pt" style:font-size-asian="10pt" style:font-size-complex="10pt" fo:language="en" fo:country="AU"/>
    </style:style>
    <style:style style:name="P134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347" style:parent-style-name="Normal" style:family="paragraph">
      <style:text-properties fo:font-size="10pt" style:font-size-asian="10pt" style:font-size-complex="10pt" fo:language="en" fo:country="AU"/>
    </style:style>
    <style:style style:name="P1348" style:parent-style-name="Normal" style:family="paragraph">
      <style:text-properties fo:font-size="10pt" style:font-size-asian="10pt" style:font-size-complex="10pt" fo:language="en" fo:country="AU"/>
    </style:style>
    <style:style style:name="P1349" style:parent-style-name="Normal" style:family="paragraph">
      <style:text-properties fo:font-size="10pt" style:font-size-asian="10pt" style:font-size-complex="10pt" fo:language="en" fo:country="AU"/>
    </style:style>
    <style:style style:name="P1350" style:parent-style-name="Normal" style:family="paragraph">
      <style:text-properties fo:font-size="10pt" style:font-size-asian="10pt" style:font-size-complex="10pt" fo:language="en" fo:country="AU"/>
    </style:style>
    <style:style style:name="P1351" style:parent-style-name="Normal" style:family="paragraph">
      <style:text-properties fo:font-size="10pt" style:font-size-asian="10pt" style:font-size-complex="10pt" fo:language="en" fo:country="AU"/>
    </style:style>
    <style:style style:name="P1352" style:parent-style-name="Normal" style:family="paragraph">
      <style:text-properties fo:font-size="10pt" style:font-size-asian="10pt" style:font-size-complex="10pt" fo:language="en" fo:country="AU"/>
    </style:style>
    <style:style style:name="P1353" style:parent-style-name="Normal" style:family="paragraph">
      <style:text-properties fo:font-size="10pt" style:font-size-asian="10pt" style:font-size-complex="10pt" fo:language="en" fo:country="AU"/>
    </style:style>
    <style:style style:name="P1354" style:parent-style-name="Normal" style:family="paragraph">
      <style:text-properties fo:font-size="10pt" style:font-size-asian="10pt" style:font-size-complex="10pt" fo:language="en" fo:country="AU"/>
    </style:style>
    <style:style style:name="P135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356" style:parent-style-name="Normal" style:family="paragraph">
      <style:text-properties fo:font-size="10pt" style:font-size-asian="10pt" style:font-size-complex="10pt" fo:language="en" fo:country="AU"/>
    </style:style>
    <style:style style:name="P1357" style:parent-style-name="Normal" style:family="paragraph">
      <style:text-properties fo:font-size="10pt" style:font-size-asian="10pt" style:font-size-complex="10pt" fo:language="en" fo:country="AU"/>
    </style:style>
    <style:style style:name="P1358" style:parent-style-name="Normal" style:family="paragraph">
      <style:text-properties fo:font-size="10pt" style:font-size-asian="10pt" style:font-size-complex="10pt" fo:language="en" fo:country="AU"/>
    </style:style>
    <style:style style:name="P1359" style:parent-style-name="Normal" style:family="paragraph">
      <style:text-properties fo:font-size="10pt" style:font-size-asian="10pt" style:font-size-complex="10pt" fo:language="en" fo:country="AU"/>
    </style:style>
    <style:style style:name="P1360" style:parent-style-name="Normal" style:family="paragraph">
      <style:text-properties fo:font-size="10pt" style:font-size-asian="10pt" style:font-size-complex="10pt" fo:language="en" fo:country="AU"/>
    </style:style>
    <style:style style:name="P1361" style:parent-style-name="Normal" style:family="paragraph">
      <style:text-properties fo:font-size="10pt" style:font-size-asian="10pt" style:font-size-complex="10pt" fo:language="en" fo:country="AU"/>
    </style:style>
    <style:style style:name="P1362" style:parent-style-name="Normal" style:family="paragraph">
      <style:text-properties fo:font-size="10pt" style:font-size-asian="10pt" style:font-size-complex="10pt" fo:language="en" fo:country="AU"/>
    </style:style>
    <style:style style:name="P1363" style:parent-style-name="Normal" style:family="paragraph">
      <style:text-properties fo:font-size="10pt" style:font-size-asian="10pt" style:font-size-complex="10pt" fo:language="en" fo:country="AU"/>
    </style:style>
    <style:style style:name="P136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365" style:parent-style-name="Normal" style:family="paragraph">
      <style:text-properties fo:font-size="10pt" style:font-size-asian="10pt" style:font-size-complex="10pt" fo:language="en" fo:country="AU"/>
    </style:style>
    <style:style style:name="P1366" style:parent-style-name="Normal" style:family="paragraph">
      <style:text-properties fo:font-size="10pt" style:font-size-asian="10pt" style:font-size-complex="10pt" fo:language="en" fo:country="AU"/>
    </style:style>
    <style:style style:name="P1367" style:parent-style-name="Normal" style:family="paragraph">
      <style:text-properties fo:font-size="10pt" style:font-size-asian="10pt" style:font-size-complex="10pt" fo:language="en" fo:country="AU"/>
    </style:style>
    <style:style style:name="P1368" style:parent-style-name="Normal" style:family="paragraph">
      <style:text-properties fo:font-size="10pt" style:font-size-asian="10pt" style:font-size-complex="10pt" fo:language="en" fo:country="AU"/>
    </style:style>
    <style:style style:name="P1369" style:parent-style-name="Normal" style:family="paragraph">
      <style:text-properties fo:font-size="10pt" style:font-size-asian="10pt" style:font-size-complex="10pt" fo:language="en" fo:country="AU"/>
    </style:style>
    <style:style style:name="P1370" style:parent-style-name="Normal" style:family="paragraph">
      <style:text-properties fo:font-size="10pt" style:font-size-asian="10pt" style:font-size-complex="10pt" fo:language="en" fo:country="AU"/>
    </style:style>
    <style:style style:name="P1371" style:parent-style-name="Normal" style:family="paragraph">
      <style:text-properties fo:font-size="10pt" style:font-size-asian="10pt" style:font-size-complex="10pt" fo:language="en" fo:country="AU"/>
    </style:style>
    <style:style style:name="P1372" style:parent-style-name="Normal" style:family="paragraph">
      <style:text-properties fo:font-size="10pt" style:font-size-asian="10pt" style:font-size-complex="10pt" fo:language="en" fo:country="AU"/>
    </style:style>
    <style:style style:name="P137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374" style:parent-style-name="Normal" style:family="paragraph">
      <style:text-properties fo:font-size="10pt" style:font-size-asian="10pt" style:font-size-complex="10pt" fo:language="en" fo:country="AU"/>
    </style:style>
    <style:style style:name="P1375" style:parent-style-name="Normal" style:family="paragraph">
      <style:text-properties fo:font-size="10pt" style:font-size-asian="10pt" style:font-size-complex="10pt" fo:language="en" fo:country="AU"/>
    </style:style>
    <style:style style:name="P1376" style:parent-style-name="Normal" style:family="paragraph">
      <style:text-properties fo:font-size="10pt" style:font-size-asian="10pt" style:font-size-complex="10pt" fo:language="en" fo:country="AU"/>
    </style:style>
    <style:style style:name="P1377" style:parent-style-name="Normal" style:family="paragraph">
      <style:text-properties fo:font-size="10pt" style:font-size-asian="10pt" style:font-size-complex="10pt" fo:language="en" fo:country="AU"/>
    </style:style>
    <style:style style:name="P1378" style:parent-style-name="Normal" style:family="paragraph">
      <style:text-properties fo:font-size="10pt" style:font-size-asian="10pt" style:font-size-complex="10pt" fo:language="en" fo:country="AU"/>
    </style:style>
    <style:style style:name="P1379" style:parent-style-name="Normal" style:family="paragraph">
      <style:text-properties fo:font-size="10pt" style:font-size-asian="10pt" style:font-size-complex="10pt" fo:language="en" fo:country="AU"/>
    </style:style>
    <style:style style:name="P1380" style:parent-style-name="Normal" style:family="paragraph">
      <style:text-properties fo:font-size="10pt" style:font-size-asian="10pt" style:font-size-complex="10pt" fo:language="en" fo:country="AU"/>
    </style:style>
    <style:style style:name="P1381" style:parent-style-name="Normal" style:family="paragraph">
      <style:text-properties fo:font-size="10pt" style:font-size-asian="10pt" style:font-size-complex="10pt" fo:language="en" fo:country="AU"/>
    </style:style>
    <style:style style:name="P1382" style:parent-style-name="Normal" style:family="paragraph">
      <style:text-properties fo:font-size="10pt" style:font-size-asian="10pt" style:font-size-complex="10pt" fo:language="en" fo:country="AU"/>
    </style:style>
    <style:style style:name="P138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384" style:parent-style-name="Normal" style:family="paragraph">
      <style:text-properties fo:font-size="10pt" style:font-size-asian="10pt" style:font-size-complex="10pt" fo:language="en" fo:country="AU"/>
    </style:style>
    <style:style style:name="P1385" style:parent-style-name="Normal" style:family="paragraph">
      <style:text-properties fo:font-size="10pt" style:font-size-asian="10pt" style:font-size-complex="10pt" fo:language="en" fo:country="AU"/>
    </style:style>
    <style:style style:name="P1386" style:parent-style-name="Normal" style:family="paragraph">
      <style:text-properties fo:font-size="10pt" style:font-size-asian="10pt" style:font-size-complex="10pt" fo:language="en" fo:country="AU"/>
    </style:style>
    <style:style style:name="P1387" style:parent-style-name="Normal" style:family="paragraph">
      <style:text-properties fo:font-size="10pt" style:font-size-asian="10pt" style:font-size-complex="10pt" fo:language="en" fo:country="AU"/>
    </style:style>
    <style:style style:name="P1388" style:parent-style-name="Normal" style:family="paragraph">
      <style:text-properties fo:font-size="10pt" style:font-size-asian="10pt" style:font-size-complex="10pt" fo:language="en" fo:country="AU"/>
    </style:style>
    <style:style style:name="P1389" style:parent-style-name="Normal" style:family="paragraph">
      <style:text-properties fo:font-size="10pt" style:font-size-asian="10pt" style:font-size-complex="10pt" fo:language="en" fo:country="AU"/>
    </style:style>
    <style:style style:name="P1390" style:parent-style-name="Normal" style:family="paragraph">
      <style:text-properties fo:font-size="10pt" style:font-size-asian="10pt" style:font-size-complex="10pt" fo:language="en" fo:country="AU"/>
    </style:style>
    <style:style style:name="P1391" style:parent-style-name="Normal" style:family="paragraph">
      <style:text-properties fo:font-size="10pt" style:font-size-asian="10pt" style:font-size-complex="10pt" fo:language="en" fo:country="AU"/>
    </style:style>
    <style:style style:name="P1392" style:parent-style-name="Normal" style:family="paragraph">
      <style:text-properties fo:font-size="10pt" style:font-size-asian="10pt" style:font-size-complex="10pt" fo:language="en" fo:country="AU"/>
    </style:style>
    <style:style style:name="P139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394" style:parent-style-name="Normal" style:family="paragraph">
      <style:text-properties fo:font-size="10pt" style:font-size-asian="10pt" style:font-size-complex="10pt" fo:language="en" fo:country="AU"/>
    </style:style>
    <style:style style:name="P1395" style:parent-style-name="Normal" style:family="paragraph">
      <style:text-properties fo:font-size="10pt" style:font-size-asian="10pt" style:font-size-complex="10pt" fo:language="en" fo:country="AU"/>
    </style:style>
    <style:style style:name="P1396" style:parent-style-name="Normal" style:family="paragraph">
      <style:text-properties fo:font-size="10pt" style:font-size-asian="10pt" style:font-size-complex="10pt" fo:language="en" fo:country="AU"/>
    </style:style>
    <style:style style:name="P1397" style:parent-style-name="Normal" style:family="paragraph">
      <style:text-properties fo:font-size="10pt" style:font-size-asian="10pt" style:font-size-complex="10pt" fo:language="en" fo:country="AU"/>
    </style:style>
    <style:style style:name="P1398" style:parent-style-name="Normal" style:family="paragraph">
      <style:text-properties fo:font-size="10pt" style:font-size-asian="10pt" style:font-size-complex="10pt" fo:language="en" fo:country="AU"/>
    </style:style>
    <style:style style:name="P1399" style:parent-style-name="Normal" style:family="paragraph">
      <style:text-properties fo:font-size="10pt" style:font-size-asian="10pt" style:font-size-complex="10pt" fo:language="en" fo:country="AU"/>
    </style:style>
    <style:style style:name="P1400" style:parent-style-name="Normal" style:family="paragraph">
      <style:text-properties fo:font-size="10pt" style:font-size-asian="10pt" style:font-size-complex="10pt" fo:language="en" fo:country="AU"/>
    </style:style>
    <style:style style:name="P1401" style:parent-style-name="Normal" style:family="paragraph">
      <style:text-properties fo:font-size="10pt" style:font-size-asian="10pt" style:font-size-complex="10pt" fo:language="en" fo:country="AU"/>
    </style:style>
    <style:style style:name="P1402" style:parent-style-name="Normal" style:family="paragraph">
      <style:text-properties fo:font-size="10pt" style:font-size-asian="10pt" style:font-size-complex="10pt" fo:language="en" fo:country="AU"/>
    </style:style>
    <style:style style:name="P140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404" style:parent-style-name="Normal" style:family="paragraph">
      <style:text-properties fo:font-size="10pt" style:font-size-asian="10pt" style:font-size-complex="10pt" fo:language="en" fo:country="AU"/>
    </style:style>
    <style:style style:name="P1405" style:parent-style-name="Normal" style:family="paragraph">
      <style:text-properties fo:font-size="10pt" style:font-size-asian="10pt" style:font-size-complex="10pt" fo:language="en" fo:country="AU"/>
    </style:style>
    <style:style style:name="P1406" style:parent-style-name="Normal" style:family="paragraph">
      <style:text-properties fo:font-size="10pt" style:font-size-asian="10pt" style:font-size-complex="10pt" fo:language="en" fo:country="AU"/>
    </style:style>
    <style:style style:name="P1407" style:parent-style-name="Normal" style:family="paragraph">
      <style:text-properties fo:font-size="10pt" style:font-size-asian="10pt" style:font-size-complex="10pt" fo:language="en" fo:country="AU"/>
    </style:style>
    <style:style style:name="P1408" style:parent-style-name="Normal" style:family="paragraph">
      <style:text-properties fo:font-size="10pt" style:font-size-asian="10pt" style:font-size-complex="10pt" fo:language="en" fo:country="AU"/>
    </style:style>
    <style:style style:name="P1409" style:parent-style-name="Normal" style:family="paragraph">
      <style:text-properties fo:font-size="10pt" style:font-size-asian="10pt" style:font-size-complex="10pt" fo:language="en" fo:country="AU"/>
    </style:style>
    <style:style style:name="P1410" style:parent-style-name="Normal" style:family="paragraph">
      <style:text-properties fo:font-size="10pt" style:font-size-asian="10pt" style:font-size-complex="10pt" fo:language="en" fo:country="AU"/>
    </style:style>
    <style:style style:name="P1411" style:parent-style-name="Normal" style:family="paragraph">
      <style:text-properties fo:font-size="10pt" style:font-size-asian="10pt" style:font-size-complex="10pt" fo:language="en" fo:country="AU"/>
    </style:style>
    <style:style style:name="P141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413" style:parent-style-name="Normal" style:family="paragraph">
      <style:text-properties fo:font-size="10pt" style:font-size-asian="10pt" style:font-size-complex="10pt" fo:language="en" fo:country="AU"/>
    </style:style>
    <style:style style:name="P1414" style:parent-style-name="Normal" style:family="paragraph">
      <style:text-properties fo:font-size="10pt" style:font-size-asian="10pt" style:font-size-complex="10pt" fo:language="en" fo:country="AU"/>
    </style:style>
    <style:style style:name="T1415" style:parent-style-name="DefaultParagraphFont" style:family="text">
      <style:text-properties fo:font-size="10pt" style:font-size-asian="10pt" style:font-size-complex="10pt" fo:language="en" fo:country="AU"/>
    </style:style>
    <style:style style:name="T1416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417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418" style:parent-style-name="DefaultParagraphFont" style:family="text">
      <style:text-properties fo:font-size="10pt" style:font-size-asian="10pt" style:font-size-complex="10pt" fo:language="en" fo:country="AU"/>
    </style:style>
    <style:style style:name="P1419" style:parent-style-name="Normal" style:family="paragraph">
      <style:text-properties fo:font-size="10pt" style:font-size-asian="10pt" style:font-size-complex="10pt" fo:language="en" fo:country="AU"/>
    </style:style>
    <style:style style:name="P1420" style:parent-style-name="Normal" style:family="paragraph">
      <style:text-properties fo:font-size="10pt" style:font-size-asian="10pt" style:font-size-complex="10pt" fo:language="en" fo:country="AU"/>
    </style:style>
    <style:style style:name="P1421" style:parent-style-name="Normal" style:family="paragraph">
      <style:text-properties fo:font-size="10pt" style:font-size-asian="10pt" style:font-size-complex="10pt" fo:language="en" fo:country="AU"/>
    </style:style>
    <style:style style:name="P1422" style:parent-style-name="Normal" style:family="paragraph">
      <style:text-properties fo:font-size="10pt" style:font-size-asian="10pt" style:font-size-complex="10pt" fo:language="en" fo:country="AU"/>
    </style:style>
    <style:style style:name="P1423" style:parent-style-name="Normal" style:family="paragraph">
      <style:text-properties fo:font-size="10pt" style:font-size-asian="10pt" style:font-size-complex="10pt" fo:language="en" fo:country="AU"/>
    </style:style>
    <style:style style:name="P1424" style:parent-style-name="Normal" style:family="paragraph">
      <style:text-properties fo:font-size="10pt" style:font-size-asian="10pt" style:font-size-complex="10pt" fo:language="en" fo:country="AU"/>
    </style:style>
    <style:style style:name="P142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426" style:parent-style-name="Normal" style:family="paragraph">
      <style:text-properties fo:font-size="10pt" style:font-size-asian="10pt" style:font-size-complex="10pt" fo:language="en" fo:country="AU"/>
    </style:style>
    <style:style style:name="P1427" style:parent-style-name="Normal" style:family="paragraph">
      <style:text-properties fo:font-size="10pt" style:font-size-asian="10pt" style:font-size-complex="10pt" fo:language="en" fo:country="AU"/>
    </style:style>
    <style:style style:name="P1428" style:parent-style-name="Normal" style:family="paragraph">
      <style:text-properties fo:font-size="10pt" style:font-size-asian="10pt" style:font-size-complex="10pt" fo:language="en" fo:country="AU"/>
    </style:style>
    <style:style style:name="P1429" style:parent-style-name="Normal" style:family="paragraph">
      <style:text-properties fo:font-size="10pt" style:font-size-asian="10pt" style:font-size-complex="10pt" fo:language="en" fo:country="AU"/>
    </style:style>
    <style:style style:name="P1430" style:parent-style-name="Normal" style:family="paragraph">
      <style:text-properties fo:font-size="10pt" style:font-size-asian="10pt" style:font-size-complex="10pt" fo:language="en" fo:country="AU"/>
    </style:style>
    <style:style style:name="P1431" style:parent-style-name="Normal" style:family="paragraph">
      <style:text-properties fo:font-size="10pt" style:font-size-asian="10pt" style:font-size-complex="10pt" fo:language="en" fo:country="AU"/>
    </style:style>
    <style:style style:name="P1432" style:parent-style-name="Normal" style:family="paragraph">
      <style:text-properties fo:font-size="10pt" style:font-size-asian="10pt" style:font-size-complex="10pt" fo:language="en" fo:country="AU"/>
    </style:style>
    <style:style style:name="P1433" style:parent-style-name="Normal" style:family="paragraph">
      <style:text-properties fo:font-size="10pt" style:font-size-asian="10pt" style:font-size-complex="10pt" fo:language="en" fo:country="AU"/>
    </style:style>
    <style:style style:name="P1434" style:parent-style-name="Normal" style:family="paragraph">
      <style:text-properties fo:font-size="10pt" style:font-size-asian="10pt" style:font-size-complex="10pt" fo:language="en" fo:country="AU"/>
    </style:style>
    <style:style style:name="P143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436" style:parent-style-name="Normal" style:family="paragraph">
      <style:text-properties fo:font-size="10pt" style:font-size-asian="10pt" style:font-size-complex="10pt" fo:language="en" fo:country="AU"/>
    </style:style>
    <style:style style:name="P1437" style:parent-style-name="Normal" style:family="paragraph">
      <style:text-properties fo:font-size="10pt" style:font-size-asian="10pt" style:font-size-complex="10pt" fo:language="en" fo:country="AU"/>
    </style:style>
    <style:style style:name="P1438" style:parent-style-name="Normal" style:family="paragraph">
      <style:text-properties fo:font-size="10pt" style:font-size-asian="10pt" style:font-size-complex="10pt" fo:language="en" fo:country="AU"/>
    </style:style>
    <style:style style:name="P1439" style:parent-style-name="Normal" style:family="paragraph">
      <style:text-properties fo:font-size="10pt" style:font-size-asian="10pt" style:font-size-complex="10pt" fo:language="en" fo:country="AU"/>
    </style:style>
    <style:style style:name="P1440" style:parent-style-name="Normal" style:family="paragraph">
      <style:text-properties fo:font-size="10pt" style:font-size-asian="10pt" style:font-size-complex="10pt" fo:language="en" fo:country="AU"/>
    </style:style>
    <style:style style:name="P1441" style:parent-style-name="Normal" style:family="paragraph">
      <style:text-properties fo:font-size="10pt" style:font-size-asian="10pt" style:font-size-complex="10pt" fo:language="en" fo:country="AU"/>
    </style:style>
    <style:style style:name="P1442" style:parent-style-name="Normal" style:family="paragraph">
      <style:text-properties fo:font-size="10pt" style:font-size-asian="10pt" style:font-size-complex="10pt" fo:language="en" fo:country="AU"/>
    </style:style>
    <style:style style:name="P1443" style:parent-style-name="Normal" style:family="paragraph">
      <style:text-properties fo:font-size="10pt" style:font-size-asian="10pt" style:font-size-complex="10pt" fo:language="en" fo:country="AU"/>
    </style:style>
    <style:style style:name="P1444" style:parent-style-name="Normal" style:family="paragraph">
      <style:text-properties fo:font-size="10pt" style:font-size-asian="10pt" style:font-size-complex="10pt" fo:language="en" fo:country="AU"/>
    </style:style>
    <style:style style:name="P1445" style:parent-style-name="Normal" style:family="paragraph">
      <style:text-properties fo:font-size="10pt" style:font-size-asian="10pt" style:font-size-complex="10pt" fo:language="en" fo:country="AU"/>
    </style:style>
    <style:style style:name="P1446" style:parent-style-name="Normal" style:family="paragraph">
      <style:text-properties fo:font-size="10pt" style:font-size-asian="10pt" style:font-size-complex="10pt" fo:language="en" fo:country="AU"/>
    </style:style>
    <style:style style:name="P1447" style:parent-style-name="Normal" style:family="paragraph">
      <style:text-properties fo:font-size="10pt" style:font-size-asian="10pt" style:font-size-complex="10pt" fo:language="en" fo:country="AU"/>
    </style:style>
    <style:style style:name="P1448" style:parent-style-name="Normal" style:family="paragraph">
      <style:text-properties fo:font-size="10pt" style:font-size-asian="10pt" style:font-size-complex="10pt" fo:language="en" fo:country="AU"/>
    </style:style>
    <style:style style:name="T1449" style:parent-style-name="DefaultParagraphFont" style:family="text">
      <style:text-properties fo:font-size="10pt" style:font-size-asian="10pt" style:font-size-complex="10pt" fo:language="en" fo:country="AU"/>
    </style:style>
    <style:style style:name="T1450" style:parent-style-name="DefaultParagraphFont" style:family="text">
      <style:text-properties fo:font-size="10pt" style:font-size-asian="10pt" style:font-size-complex="10pt" fo:language="en" fo:country="AU"/>
    </style:style>
    <style:style style:name="T1451" style:parent-style-name="DefaultParagraphFont" style:family="text">
      <style:text-properties fo:font-size="10pt" style:font-size-asian="10pt" style:font-size-complex="10pt" fo:language="en" fo:country="AU"/>
    </style:style>
    <style:style style:name="T1452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P1453" style:parent-style-name="Normal" style:family="paragraph">
      <style:text-properties fo:font-size="10pt" style:font-size-asian="10pt" style:font-size-complex="10pt" fo:language="en" fo:country="AU"/>
    </style:style>
    <style:style style:name="P1454" style:parent-style-name="Normal" style:family="paragraph">
      <style:text-properties fo:font-size="10pt" style:font-size-asian="10pt" style:font-size-complex="10pt" fo:language="en" fo:country="AU"/>
    </style:style>
    <style:style style:name="P1455" style:parent-style-name="Normal" style:family="paragraph">
      <style:text-properties fo:font-size="10pt" style:font-size-asian="10pt" style:font-size-complex="10pt" fo:language="en" fo:country="AU"/>
    </style:style>
    <style:style style:name="P1456" style:parent-style-name="Normal" style:family="paragraph">
      <style:text-properties fo:font-size="10pt" style:font-size-asian="10pt" style:font-size-complex="10pt" fo:language="en" fo:country="AU"/>
    </style:style>
    <style:style style:name="P1457" style:parent-style-name="Normal" style:family="paragraph">
      <style:text-properties fo:font-size="10pt" style:font-size-asian="10pt" style:font-size-complex="10pt" fo:language="en" fo:country="AU"/>
    </style:style>
    <style:style style:name="P145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459" style:parent-style-name="Normal" style:family="paragraph">
      <style:text-properties fo:font-size="10pt" style:font-size-asian="10pt" style:font-size-complex="10pt" fo:language="en" fo:country="AU"/>
    </style:style>
    <style:style style:name="P1460" style:parent-style-name="Normal" style:family="paragraph">
      <style:text-properties fo:font-size="10pt" style:font-size-asian="10pt" style:font-size-complex="10pt" fo:language="en" fo:country="AU"/>
    </style:style>
    <style:style style:name="P1461" style:parent-style-name="Normal" style:family="paragraph">
      <style:text-properties fo:font-size="10pt" style:font-size-asian="10pt" style:font-size-complex="10pt" fo:language="en" fo:country="AU"/>
    </style:style>
    <style:style style:name="P1462" style:parent-style-name="Normal" style:family="paragraph">
      <style:text-properties fo:font-size="10pt" style:font-size-asian="10pt" style:font-size-complex="10pt" fo:language="en" fo:country="AU"/>
    </style:style>
    <style:style style:name="P1463" style:parent-style-name="Normal" style:family="paragraph">
      <style:text-properties fo:font-size="10pt" style:font-size-asian="10pt" style:font-size-complex="10pt" fo:language="en" fo:country="AU"/>
    </style:style>
    <style:style style:name="P1464" style:parent-style-name="Normal" style:family="paragraph">
      <style:text-properties fo:font-size="10pt" style:font-size-asian="10pt" style:font-size-complex="10pt" fo:language="en" fo:country="AU"/>
    </style:style>
    <style:style style:name="P1465" style:parent-style-name="Normal" style:family="paragraph">
      <style:text-properties fo:font-size="10pt" style:font-size-asian="10pt" style:font-size-complex="10pt" fo:language="en" fo:country="AU"/>
    </style:style>
    <style:style style:name="P1466" style:parent-style-name="Normal" style:family="paragraph">
      <style:text-properties fo:font-size="10pt" style:font-size-asian="10pt" style:font-size-complex="10pt" fo:language="en" fo:country="AU"/>
    </style:style>
    <style:style style:name="P1467" style:parent-style-name="Normal" style:family="paragraph">
      <style:text-properties fo:font-size="10pt" style:font-size-asian="10pt" style:font-size-complex="10pt" fo:language="en" fo:country="AU"/>
    </style:style>
    <style:style style:name="P1468" style:parent-style-name="Normal" style:family="paragraph">
      <style:text-properties fo:font-size="10pt" style:font-size-asian="10pt" style:font-size-complex="10pt" fo:language="en" fo:country="AU"/>
    </style:style>
    <style:style style:name="P1469" style:parent-style-name="Normal" style:family="paragraph">
      <style:text-properties fo:font-size="10pt" style:font-size-asian="10pt" style:font-size-complex="10pt" fo:language="en" fo:country="AU"/>
    </style:style>
    <style:style style:name="P1470" style:parent-style-name="Normal" style:family="paragraph">
      <style:text-properties fo:font-size="10pt" style:font-size-asian="10pt" style:font-size-complex="10pt" fo:language="en" fo:country="AU"/>
    </style:style>
    <style:style style:name="P1471" style:parent-style-name="Normal" style:family="paragraph">
      <style:text-properties fo:font-size="10pt" style:font-size-asian="10pt" style:font-size-complex="10pt" fo:language="en" fo:country="AU"/>
    </style:style>
    <style:style style:name="P1472" style:parent-style-name="Normal" style:family="paragraph">
      <style:text-properties fo:font-size="10pt" style:font-size-asian="10pt" style:font-size-complex="10pt" fo:language="en" fo:country="AU"/>
    </style:style>
    <style:style style:name="P1473" style:parent-style-name="Normal" style:family="paragraph">
      <style:text-properties fo:font-size="10pt" style:font-size-asian="10pt" style:font-size-complex="10pt" fo:language="en" fo:country="AU"/>
    </style:style>
    <style:style style:name="P1474" style:parent-style-name="Normal" style:family="paragraph">
      <style:text-properties fo:font-size="10pt" style:font-size-asian="10pt" style:font-size-complex="10pt" fo:language="en" fo:country="AU"/>
    </style:style>
    <style:style style:name="P1475" style:parent-style-name="Normal" style:family="paragraph">
      <style:text-properties fo:font-size="10pt" style:font-size-asian="10pt" style:font-size-complex="10pt" fo:language="en" fo:country="AU"/>
    </style:style>
    <style:style style:name="P1476" style:parent-style-name="Normal" style:family="paragraph">
      <style:text-properties fo:font-size="10pt" style:font-size-asian="10pt" style:font-size-complex="10pt" fo:language="en" fo:country="AU"/>
    </style:style>
    <style:style style:name="P1477" style:parent-style-name="Normal" style:family="paragraph">
      <style:text-properties fo:font-size="10pt" style:font-size-asian="10pt" style:font-size-complex="10pt" fo:language="en" fo:country="AU"/>
    </style:style>
    <style:style style:name="P1478" style:parent-style-name="Normal" style:family="paragraph">
      <style:text-properties fo:font-size="10pt" style:font-size-asian="10pt" style:font-size-complex="10pt" fo:language="en" fo:country="AU"/>
    </style:style>
    <style:style style:name="P1479" style:parent-style-name="Normal" style:family="paragraph">
      <style:text-properties fo:font-size="10pt" style:font-size-asian="10pt" style:font-size-complex="10pt" fo:language="en" fo:country="AU"/>
    </style:style>
    <style:style style:name="P1480" style:parent-style-name="Normal" style:family="paragraph">
      <style:text-properties fo:font-size="10pt" style:font-size-asian="10pt" style:font-size-complex="10pt" fo:language="en" fo:country="AU"/>
    </style:style>
    <style:style style:name="T1481" style:parent-style-name="DefaultParagraphFont" style:family="text">
      <style:text-properties fo:font-size="10pt" style:font-size-asian="10pt" style:font-size-complex="10pt" fo:language="en" fo:country="AU"/>
    </style:style>
    <style:style style:name="T1482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483" style:parent-style-name="DefaultParagraphFont" style:family="text">
      <style:text-properties fo:font-size="10pt" style:font-size-asian="10pt" style:font-size-complex="10pt" fo:language="en" fo:country="AU"/>
    </style:style>
    <style:style style:name="P1484" style:parent-style-name="Normal" style:family="paragraph">
      <style:text-properties fo:font-size="10pt" style:font-size-asian="10pt" style:font-size-complex="10pt" fo:language="en" fo:country="AU"/>
    </style:style>
    <style:style style:name="P1485" style:parent-style-name="Normal" style:family="paragraph">
      <style:text-properties fo:font-size="10pt" style:font-size-asian="10pt" style:font-size-complex="10pt" fo:language="en" fo:country="AU"/>
    </style:style>
    <style:style style:name="P1486" style:parent-style-name="Normal" style:family="paragraph">
      <style:text-properties fo:font-size="10pt" style:font-size-asian="10pt" style:font-size-complex="10pt" fo:language="en" fo:country="AU"/>
    </style:style>
    <style:style style:name="P1487" style:parent-style-name="Normal" style:family="paragraph">
      <style:text-properties fo:font-size="10pt" style:font-size-asian="10pt" style:font-size-complex="10pt" fo:language="en" fo:country="AU"/>
    </style:style>
    <style:style style:name="P1488" style:parent-style-name="Normal" style:family="paragraph">
      <style:text-properties fo:font-size="10pt" style:font-size-asian="10pt" style:font-size-complex="10pt" fo:language="en" fo:country="AU"/>
    </style:style>
    <style:style style:name="P1489" style:parent-style-name="Normal" style:family="paragraph">
      <style:text-properties fo:font-size="10pt" style:font-size-asian="10pt" style:font-size-complex="10pt" fo:language="en" fo:country="AU"/>
    </style:style>
    <style:style style:name="P1490" style:parent-style-name="Normal" style:family="paragraph">
      <style:text-properties fo:font-size="10pt" style:font-size-asian="10pt" style:font-size-complex="10pt" fo:language="en" fo:country="AU"/>
    </style:style>
    <style:style style:name="P1491" style:parent-style-name="Normal" style:family="paragraph">
      <style:text-properties fo:font-size="10pt" style:font-size-asian="10pt" style:font-size-complex="10pt" fo:language="en" fo:country="AU"/>
    </style:style>
    <style:style style:name="P1492" style:parent-style-name="Normal" style:family="paragraph">
      <style:text-properties fo:font-size="10pt" style:font-size-asian="10pt" style:font-size-complex="10pt" fo:language="en" fo:country="AU"/>
    </style:style>
    <style:style style:name="T1493" style:parent-style-name="DefaultParagraphFont" style:family="text">
      <style:text-properties fo:font-size="10pt" style:font-size-asian="10pt" style:font-size-complex="10pt" fo:language="en" fo:country="AU"/>
    </style:style>
    <style:style style:name="T1494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495" style:parent-style-name="DefaultParagraphFont" style:family="text">
      <style:text-properties fo:font-size="10pt" style:font-size-asian="10pt" style:font-size-complex="10pt" fo:language="en" fo:country="AU"/>
    </style:style>
    <style:style style:name="P1496" style:parent-style-name="Normal" style:family="paragraph">
      <style:text-properties fo:font-size="10pt" style:font-size-asian="10pt" style:font-size-complex="10pt" fo:language="en" fo:country="AU"/>
    </style:style>
    <style:style style:name="P1497" style:parent-style-name="Normal" style:family="paragraph">
      <style:text-properties fo:font-size="10pt" style:font-size-asian="10pt" style:font-size-complex="10pt" fo:language="en" fo:country="AU"/>
    </style:style>
    <style:style style:name="P1498" style:parent-style-name="Normal" style:family="paragraph">
      <style:text-properties fo:font-size="10pt" style:font-size-asian="10pt" style:font-size-complex="10pt" fo:language="en" fo:country="AU"/>
    </style:style>
    <style:style style:name="P1499" style:parent-style-name="Normal" style:family="paragraph">
      <style:text-properties fo:font-size="10pt" style:font-size-asian="10pt" style:font-size-complex="10pt" fo:language="en" fo:country="AU"/>
    </style:style>
    <style:style style:name="P1500" style:parent-style-name="Normal" style:family="paragraph">
      <style:text-properties fo:font-size="10pt" style:font-size-asian="10pt" style:font-size-complex="10pt" fo:language="en" fo:country="AU"/>
    </style:style>
    <style:style style:name="P1501" style:parent-style-name="Normal" style:family="paragraph">
      <style:text-properties fo:font-size="10pt" style:font-size-asian="10pt" style:font-size-complex="10pt" fo:language="en" fo:country="AU"/>
    </style:style>
    <style:style style:name="P1502" style:parent-style-name="Normal" style:family="paragraph">
      <style:text-properties fo:font-size="10pt" style:font-size-asian="10pt" style:font-size-complex="10pt" fo:language="en" fo:country="AU"/>
    </style:style>
    <style:style style:name="P1503" style:parent-style-name="Normal" style:family="paragraph">
      <style:text-properties fo:font-size="10pt" style:font-size-asian="10pt" style:font-size-complex="10pt" fo:language="en" fo:country="AU"/>
    </style:style>
    <style:style style:name="T1504" style:parent-style-name="DefaultParagraphFont" style:family="text">
      <style:text-properties fo:font-size="10pt" style:font-size-asian="10pt" style:font-size-complex="10pt" fo:language="en" fo:country="AU"/>
    </style:style>
    <style:style style:name="T1505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506" style:parent-style-name="DefaultParagraphFont" style:family="text">
      <style:text-properties fo:font-size="10pt" style:font-size-asian="10pt" style:font-size-complex="10pt" fo:language="en" fo:country="AU"/>
    </style:style>
    <style:style style:name="P1507" style:parent-style-name="Normal" style:family="paragraph">
      <style:text-properties fo:font-size="10pt" style:font-size-asian="10pt" style:font-size-complex="10pt" fo:language="en" fo:country="AU"/>
    </style:style>
    <style:style style:name="P1508" style:parent-style-name="Normal" style:family="paragraph">
      <style:text-properties fo:font-size="10pt" style:font-size-asian="10pt" style:font-size-complex="10pt" fo:language="en" fo:country="AU"/>
    </style:style>
    <style:style style:name="P1509" style:parent-style-name="Normal" style:family="paragraph">
      <style:text-properties fo:font-size="10pt" style:font-size-asian="10pt" style:font-size-complex="10pt" fo:language="en" fo:country="AU"/>
    </style:style>
    <style:style style:name="P1510" style:parent-style-name="Normal" style:family="paragraph">
      <style:text-properties fo:font-size="10pt" style:font-size-asian="10pt" style:font-size-complex="10pt" fo:language="en" fo:country="AU"/>
    </style:style>
    <style:style style:name="P1511" style:parent-style-name="Normal" style:family="paragraph">
      <style:text-properties fo:font-size="10pt" style:font-size-asian="10pt" style:font-size-complex="10pt" fo:language="en" fo:country="AU"/>
    </style:style>
    <style:style style:name="P151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513" style:parent-style-name="Normal" style:family="paragraph">
      <style:text-properties fo:font-size="10pt" style:font-size-asian="10pt" style:font-size-complex="10pt" fo:language="en" fo:country="AU"/>
    </style:style>
    <style:style style:name="P1514" style:parent-style-name="Normal" style:family="paragraph">
      <style:text-properties fo:font-size="10pt" style:font-size-asian="10pt" style:font-size-complex="10pt" fo:language="en" fo:country="AU"/>
    </style:style>
    <style:style style:name="P1515" style:parent-style-name="Normal" style:family="paragraph">
      <style:text-properties fo:font-size="10pt" style:font-size-asian="10pt" style:font-size-complex="10pt" fo:language="en" fo:country="AU"/>
    </style:style>
    <style:style style:name="P1516" style:parent-style-name="Normal" style:family="paragraph">
      <style:text-properties fo:font-size="10pt" style:font-size-asian="10pt" style:font-size-complex="10pt" fo:language="en" fo:country="AU"/>
    </style:style>
    <style:style style:name="P1517" style:parent-style-name="Normal" style:family="paragraph">
      <style:text-properties fo:font-size="10pt" style:font-size-asian="10pt" style:font-size-complex="10pt" fo:language="en" fo:country="AU"/>
    </style:style>
    <style:style style:name="P1518" style:parent-style-name="Normal" style:family="paragraph">
      <style:text-properties fo:font-size="10pt" style:font-size-asian="10pt" style:font-size-complex="10pt" fo:language="en" fo:country="AU"/>
    </style:style>
    <style:style style:name="P1519" style:parent-style-name="Normal" style:family="paragraph">
      <style:text-properties fo:font-size="10pt" style:font-size-asian="10pt" style:font-size-complex="10pt" fo:language="en" fo:country="AU"/>
    </style:style>
    <style:style style:name="P1520" style:parent-style-name="Normal" style:family="paragraph">
      <style:text-properties fo:font-size="10pt" style:font-size-asian="10pt" style:font-size-complex="10pt" fo:language="en" fo:country="AU"/>
    </style:style>
    <style:style style:name="P1521" style:parent-style-name="Normal" style:family="paragraph">
      <style:text-properties fo:font-size="10pt" style:font-size-asian="10pt" style:font-size-complex="10pt" fo:language="en" fo:country="AU"/>
    </style:style>
    <style:style style:name="P152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523" style:parent-style-name="Normal" style:family="paragraph">
      <style:text-properties fo:font-size="10pt" style:font-size-asian="10pt" style:font-size-complex="10pt" fo:language="en" fo:country="AU"/>
    </style:style>
    <style:style style:name="P1524" style:parent-style-name="Normal" style:family="paragraph">
      <style:text-properties fo:font-size="10pt" style:font-size-asian="10pt" style:font-size-complex="10pt" fo:language="en" fo:country="AU"/>
    </style:style>
    <style:style style:name="P1525" style:parent-style-name="Normal" style:family="paragraph">
      <style:text-properties fo:font-size="10pt" style:font-size-asian="10pt" style:font-size-complex="10pt" fo:language="en" fo:country="AU"/>
    </style:style>
    <style:style style:name="P1526" style:parent-style-name="Normal" style:family="paragraph">
      <style:text-properties fo:font-size="10pt" style:font-size-asian="10pt" style:font-size-complex="10pt" fo:language="en" fo:country="AU"/>
    </style:style>
    <style:style style:name="P1527" style:parent-style-name="Normal" style:family="paragraph">
      <style:text-properties fo:font-size="10pt" style:font-size-asian="10pt" style:font-size-complex="10pt" fo:language="en" fo:country="AU"/>
    </style:style>
    <style:style style:name="P1528" style:parent-style-name="Normal" style:family="paragraph">
      <style:text-properties fo:font-size="10pt" style:font-size-asian="10pt" style:font-size-complex="10pt" fo:language="en" fo:country="AU"/>
    </style:style>
    <style:style style:name="P1529" style:parent-style-name="Normal" style:family="paragraph">
      <style:text-properties fo:font-size="10pt" style:font-size-asian="10pt" style:font-size-complex="10pt" fo:language="en" fo:country="AU"/>
    </style:style>
    <style:style style:name="P1530" style:parent-style-name="Normal" style:family="paragraph">
      <style:text-properties fo:font-size="10pt" style:font-size-asian="10pt" style:font-size-complex="10pt" fo:language="en" fo:country="AU"/>
    </style:style>
    <style:style style:name="P153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532" style:parent-style-name="Normal" style:family="paragraph">
      <style:text-properties fo:font-size="10pt" style:font-size-asian="10pt" style:font-size-complex="10pt" fo:language="en" fo:country="AU"/>
    </style:style>
    <style:style style:name="P1533" style:parent-style-name="Normal" style:family="paragraph">
      <style:text-properties fo:font-size="10pt" style:font-size-asian="10pt" style:font-size-complex="10pt" fo:language="en" fo:country="AU"/>
    </style:style>
    <style:style style:name="P1534" style:parent-style-name="Normal" style:family="paragraph">
      <style:text-properties fo:font-size="10pt" style:font-size-asian="10pt" style:font-size-complex="10pt" fo:language="en" fo:country="AU"/>
    </style:style>
    <style:style style:name="P1535" style:parent-style-name="Normal" style:family="paragraph">
      <style:text-properties fo:font-size="10pt" style:font-size-asian="10pt" style:font-size-complex="10pt" fo:language="en" fo:country="AU"/>
    </style:style>
    <style:style style:name="P1536" style:parent-style-name="Normal" style:family="paragraph">
      <style:text-properties fo:font-size="10pt" style:font-size-asian="10pt" style:font-size-complex="10pt" fo:language="en" fo:country="AU"/>
    </style:style>
    <style:style style:name="P1537" style:parent-style-name="Normal" style:family="paragraph">
      <style:text-properties fo:font-size="10pt" style:font-size-asian="10pt" style:font-size-complex="10pt" fo:language="en" fo:country="AU"/>
    </style:style>
    <style:style style:name="P1538" style:parent-style-name="Normal" style:family="paragraph">
      <style:text-properties fo:font-size="10pt" style:font-size-asian="10pt" style:font-size-complex="10pt" fo:language="en" fo:country="AU"/>
    </style:style>
    <style:style style:name="P1539" style:parent-style-name="Normal" style:family="paragraph">
      <style:text-properties fo:font-size="10pt" style:font-size-asian="10pt" style:font-size-complex="10pt" fo:language="en" fo:country="AU"/>
    </style:style>
    <style:style style:name="P1540" style:parent-style-name="Normal" style:family="paragraph">
      <style:text-properties fo:font-size="10pt" style:font-size-asian="10pt" style:font-size-complex="10pt" fo:language="en" fo:country="AU"/>
    </style:style>
    <style:style style:name="P154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542" style:parent-style-name="Normal" style:family="paragraph">
      <style:text-properties fo:font-size="10pt" style:font-size-asian="10pt" style:font-size-complex="10pt" fo:language="en" fo:country="AU"/>
    </style:style>
    <style:style style:name="P1543" style:parent-style-name="Normal" style:family="paragraph">
      <style:text-properties fo:font-size="10pt" style:font-size-asian="10pt" style:font-size-complex="10pt" fo:language="en" fo:country="AU"/>
    </style:style>
    <style:style style:name="P1544" style:parent-style-name="Normal" style:family="paragraph">
      <style:text-properties fo:font-size="10pt" style:font-size-asian="10pt" style:font-size-complex="10pt" fo:language="en" fo:country="AU"/>
    </style:style>
    <style:style style:name="P1545" style:parent-style-name="Normal" style:family="paragraph">
      <style:text-properties fo:font-size="10pt" style:font-size-asian="10pt" style:font-size-complex="10pt" fo:language="en" fo:country="AU"/>
    </style:style>
    <style:style style:name="P1546" style:parent-style-name="Normal" style:family="paragraph">
      <style:text-properties fo:font-size="10pt" style:font-size-asian="10pt" style:font-size-complex="10pt" fo:language="en" fo:country="AU"/>
    </style:style>
    <style:style style:name="P1547" style:parent-style-name="Normal" style:family="paragraph">
      <style:text-properties fo:font-size="10pt" style:font-size-asian="10pt" style:font-size-complex="10pt" fo:language="en" fo:country="AU"/>
    </style:style>
    <style:style style:name="P1548" style:parent-style-name="Normal" style:family="paragraph">
      <style:text-properties fo:font-size="10pt" style:font-size-asian="10pt" style:font-size-complex="10pt" fo:language="en" fo:country="AU"/>
    </style:style>
    <style:style style:name="P1549" style:parent-style-name="Normal" style:family="paragraph">
      <style:text-properties fo:font-size="10pt" style:font-size-asian="10pt" style:font-size-complex="10pt" fo:language="en" fo:country="AU"/>
    </style:style>
    <style:style style:name="P1550" style:parent-style-name="Normal" style:family="paragraph">
      <style:text-properties fo:font-size="10pt" style:font-size-asian="10pt" style:font-size-complex="10pt" fo:language="en" fo:country="AU"/>
    </style:style>
    <style:style style:name="P1551" style:parent-style-name="Normal" style:family="paragraph">
      <style:text-properties fo:font-size="10pt" style:font-size-asian="10pt" style:font-size-complex="10pt" fo:language="en" fo:country="AU"/>
    </style:style>
    <style:style style:name="P1552" style:parent-style-name="Normal" style:family="paragraph">
      <style:text-properties fo:font-size="10pt" style:font-size-asian="10pt" style:font-size-complex="10pt" fo:language="en" fo:country="AU"/>
    </style:style>
    <style:style style:name="P1553" style:parent-style-name="Normal" style:family="paragraph">
      <style:text-properties fo:font-size="10pt" style:font-size-asian="10pt" style:font-size-complex="10pt" fo:language="en" fo:country="AU"/>
    </style:style>
    <style:style style:name="P1554" style:parent-style-name="Normal" style:family="paragraph">
      <style:text-properties fo:font-size="10pt" style:font-size-asian="10pt" style:font-size-complex="10pt" fo:language="en" fo:country="AU"/>
    </style:style>
    <style:style style:name="P1555" style:parent-style-name="Normal" style:family="paragraph">
      <style:text-properties fo:font-size="10pt" style:font-size-asian="10pt" style:font-size-complex="10pt" fo:language="en" fo:country="AU"/>
    </style:style>
    <style:style style:name="P1556" style:parent-style-name="Normal" style:family="paragraph">
      <style:text-properties fo:font-size="10pt" style:font-size-asian="10pt" style:font-size-complex="10pt" fo:language="en" fo:country="AU"/>
    </style:style>
    <style:style style:name="P1557" style:parent-style-name="Normal" style:family="paragraph">
      <style:text-properties fo:font-size="10pt" style:font-size-asian="10pt" style:font-size-complex="10pt" fo:language="en" fo:country="AU"/>
    </style:style>
    <style:style style:name="P1558" style:parent-style-name="Normal" style:family="paragraph">
      <style:text-properties fo:font-size="10pt" style:font-size-asian="10pt" style:font-size-complex="10pt" fo:language="en" fo:country="AU"/>
    </style:style>
    <style:style style:name="P1559" style:parent-style-name="Normal" style:family="paragraph">
      <style:text-properties fo:font-size="10pt" style:font-size-asian="10pt" style:font-size-complex="10pt" fo:language="en" fo:country="AU"/>
    </style:style>
    <style:style style:name="P1560" style:parent-style-name="Normal" style:family="paragraph">
      <style:text-properties fo:font-size="10pt" style:font-size-asian="10pt" style:font-size-complex="10pt" fo:language="en" fo:country="AU"/>
    </style:style>
    <style:style style:name="P1561" style:parent-style-name="Normal" style:family="paragraph">
      <style:text-properties fo:font-size="10pt" style:font-size-asian="10pt" style:font-size-complex="10pt" fo:language="en" fo:country="AU"/>
    </style:style>
    <style:style style:name="P1562" style:parent-style-name="Normal" style:family="paragraph">
      <style:text-properties fo:font-size="10pt" style:font-size-asian="10pt" style:font-size-complex="10pt" fo:language="en" fo:country="AU"/>
    </style:style>
    <style:style style:name="T1563" style:parent-style-name="DefaultParagraphFont" style:family="text">
      <style:text-properties fo:font-size="10pt" style:font-size-asian="10pt" style:font-size-complex="10pt" fo:language="en" fo:country="AU"/>
    </style:style>
    <style:style style:name="T1564" style:parent-style-name="DefaultParagraphFont" style:family="text">
      <style:text-properties fo:font-size="10pt" style:font-size-asian="10pt" style:font-size-complex="10pt" fo:language="en" fo:country="AU"/>
    </style:style>
    <style:style style:name="T1565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566" style:parent-style-name="DefaultParagraphFont" style:family="text">
      <style:text-properties fo:font-size="10pt" style:font-size-asian="10pt" style:font-size-complex="10pt" fo:language="en" fo:country="AU"/>
    </style:style>
    <style:style style:name="T1567" style:parent-style-name="DefaultParagraphFont" style:family="text">
      <style:text-properties fo:font-size="10pt" style:font-size-asian="10pt" style:font-size-complex="10pt" fo:language="en" fo:country="AU"/>
    </style:style>
    <style:style style:name="P1568" style:parent-style-name="Normal" style:family="paragraph">
      <style:text-properties fo:font-size="10pt" style:font-size-asian="10pt" style:font-size-complex="10pt" fo:language="en" fo:country="AU"/>
    </style:style>
    <style:style style:name="P1569" style:parent-style-name="Normal" style:family="paragraph">
      <style:text-properties fo:font-size="10pt" style:font-size-asian="10pt" style:font-size-complex="10pt" fo:language="en" fo:country="AU"/>
    </style:style>
    <style:style style:name="P1570" style:parent-style-name="Normal" style:family="paragraph">
      <style:text-properties fo:font-size="10pt" style:font-size-asian="10pt" style:font-size-complex="10pt" fo:language="en" fo:country="AU"/>
    </style:style>
    <style:style style:name="P1571" style:parent-style-name="Normal" style:family="paragraph">
      <style:text-properties fo:font-size="10pt" style:font-size-asian="10pt" style:font-size-complex="10pt" fo:language="en" fo:country="AU"/>
    </style:style>
    <style:style style:name="P1572" style:parent-style-name="Normal" style:family="paragraph">
      <style:text-properties fo:font-size="10pt" style:font-size-asian="10pt" style:font-size-complex="10pt" fo:language="en" fo:country="AU"/>
    </style:style>
    <style:style style:name="P157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574" style:parent-style-name="Normal" style:family="paragraph">
      <style:text-properties fo:font-size="10pt" style:font-size-asian="10pt" style:font-size-complex="10pt" fo:language="en" fo:country="AU"/>
    </style:style>
    <style:style style:name="P1575" style:parent-style-name="Normal" style:family="paragraph">
      <style:text-properties fo:font-size="10pt" style:font-size-asian="10pt" style:font-size-complex="10pt" fo:language="en" fo:country="AU"/>
    </style:style>
    <style:style style:name="T1576" style:parent-style-name="DefaultParagraphFont" style:family="text">
      <style:text-properties fo:font-size="10pt" style:font-size-asian="10pt" style:font-size-complex="10pt" fo:language="en" fo:country="AU"/>
    </style:style>
    <style:style style:name="T1577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578" style:parent-style-name="DefaultParagraphFont" style:family="text">
      <style:text-properties fo:font-size="10pt" style:font-size-asian="10pt" style:font-size-complex="10pt" fo:language="en" fo:country="AU"/>
    </style:style>
    <style:style style:name="P1579" style:parent-style-name="Normal" style:family="paragraph">
      <style:text-properties fo:font-size="10pt" style:font-size-asian="10pt" style:font-size-complex="10pt" fo:language="en" fo:country="AU"/>
    </style:style>
    <style:style style:name="P1580" style:parent-style-name="Normal" style:family="paragraph">
      <style:text-properties fo:font-size="10pt" style:font-size-asian="10pt" style:font-size-complex="10pt" fo:language="en" fo:country="AU"/>
    </style:style>
    <style:style style:name="P1581" style:parent-style-name="Normal" style:family="paragraph">
      <style:text-properties fo:font-size="10pt" style:font-size-asian="10pt" style:font-size-complex="10pt" fo:language="en" fo:country="AU"/>
    </style:style>
    <style:style style:name="P1582" style:parent-style-name="Normal" style:family="paragraph">
      <style:text-properties fo:font-size="10pt" style:font-size-asian="10pt" style:font-size-complex="10pt" fo:language="en" fo:country="AU"/>
    </style:style>
    <style:style style:name="P1583" style:parent-style-name="Normal" style:family="paragraph">
      <style:text-properties fo:font-size="10pt" style:font-size-asian="10pt" style:font-size-complex="10pt" fo:language="en" fo:country="AU"/>
    </style:style>
    <style:style style:name="P1584" style:parent-style-name="Normal" style:family="paragraph">
      <style:text-properties fo:font-size="10pt" style:font-size-asian="10pt" style:font-size-complex="10pt" fo:language="en" fo:country="AU"/>
    </style:style>
    <style:style style:name="P1585" style:parent-style-name="Normal" style:family="paragraph">
      <style:text-properties fo:font-size="10pt" style:font-size-asian="10pt" style:font-size-complex="10pt" fo:language="en" fo:country="AU"/>
    </style:style>
    <style:style style:name="P1586" style:parent-style-name="Normal" style:family="paragraph">
      <style:text-properties fo:font-size="10pt" style:font-size-asian="10pt" style:font-size-complex="10pt" fo:language="en" fo:country="AU"/>
    </style:style>
    <style:style style:name="P1587" style:parent-style-name="Normal" style:family="paragraph">
      <style:text-properties fo:font-size="10pt" style:font-size-asian="10pt" style:font-size-complex="10pt" fo:language="en" fo:country="AU"/>
    </style:style>
    <style:style style:name="P1588" style:parent-style-name="Normal" style:family="paragraph">
      <style:text-properties fo:font-size="10pt" style:font-size-asian="10pt" style:font-size-complex="10pt" fo:language="en" fo:country="AU"/>
    </style:style>
    <style:style style:name="P1589" style:parent-style-name="Normal" style:family="paragraph">
      <style:text-properties fo:font-size="10pt" style:font-size-asian="10pt" style:font-size-complex="10pt" fo:language="en" fo:country="AU"/>
    </style:style>
    <style:style style:name="P1590" style:parent-style-name="Normal" style:family="paragraph">
      <style:text-properties fo:font-size="10pt" style:font-size-asian="10pt" style:font-size-complex="10pt" fo:language="en" fo:country="AU"/>
    </style:style>
    <style:style style:name="P1591" style:parent-style-name="Normal" style:family="paragraph">
      <style:text-properties fo:font-size="10pt" style:font-size-asian="10pt" style:font-size-complex="10pt" fo:language="en" fo:country="AU"/>
    </style:style>
    <style:style style:name="P1592" style:parent-style-name="Normal" style:family="paragraph">
      <style:text-properties fo:font-size="10pt" style:font-size-asian="10pt" style:font-size-complex="10pt" fo:language="en" fo:country="AU"/>
    </style:style>
    <style:style style:name="P1593" style:parent-style-name="Normal" style:family="paragraph">
      <style:text-properties fo:font-size="10pt" style:font-size-asian="10pt" style:font-size-complex="10pt" fo:language="en" fo:country="AU"/>
    </style:style>
    <style:style style:name="P159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595" style:parent-style-name="Normal" style:family="paragraph">
      <style:text-properties fo:font-size="10pt" style:font-size-asian="10pt" style:font-size-complex="10pt" fo:language="en" fo:country="AU"/>
    </style:style>
    <style:style style:name="P1596" style:parent-style-name="Normal" style:family="paragraph">
      <style:text-properties fo:font-size="10pt" style:font-size-asian="10pt" style:font-size-complex="10pt" fo:language="en" fo:country="AU"/>
    </style:style>
    <style:style style:name="T1597" style:parent-style-name="DefaultParagraphFont" style:family="text">
      <style:text-properties fo:font-size="10pt" style:font-size-asian="10pt" style:font-size-complex="10pt" fo:language="en" fo:country="AU"/>
    </style:style>
    <style:style style:name="T1598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599" style:parent-style-name="DefaultParagraphFont" style:family="text">
      <style:text-properties fo:font-size="10pt" style:font-size-asian="10pt" style:font-size-complex="10pt" fo:language="en" fo:country="AU"/>
    </style:style>
    <style:style style:name="P1600" style:parent-style-name="Normal" style:family="paragraph">
      <style:text-properties fo:font-size="10pt" style:font-size-asian="10pt" style:font-size-complex="10pt" fo:language="en" fo:country="AU"/>
    </style:style>
    <style:style style:name="P1601" style:parent-style-name="Normal" style:family="paragraph">
      <style:text-properties fo:font-size="10pt" style:font-size-asian="10pt" style:font-size-complex="10pt" fo:language="en" fo:country="AU"/>
    </style:style>
    <style:style style:name="P1602" style:parent-style-name="Normal" style:family="paragraph">
      <style:text-properties fo:font-size="10pt" style:font-size-asian="10pt" style:font-size-complex="10pt" fo:language="en" fo:country="AU"/>
    </style:style>
    <style:style style:name="P1603" style:parent-style-name="Normal" style:family="paragraph">
      <style:text-properties fo:font-size="10pt" style:font-size-asian="10pt" style:font-size-complex="10pt" fo:language="en" fo:country="AU"/>
    </style:style>
    <style:style style:name="P1604" style:parent-style-name="Normal" style:family="paragraph">
      <style:text-properties fo:font-size="10pt" style:font-size-asian="10pt" style:font-size-complex="10pt" fo:language="en" fo:country="AU"/>
    </style:style>
    <style:style style:name="P160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606" style:parent-style-name="Normal" style:family="paragraph">
      <style:text-properties fo:font-size="10pt" style:font-size-asian="10pt" style:font-size-complex="10pt" fo:language="en" fo:country="AU"/>
    </style:style>
    <style:style style:name="P1607" style:parent-style-name="Normal" style:family="paragraph">
      <style:text-properties fo:font-size="10pt" style:font-size-asian="10pt" style:font-size-complex="10pt" fo:language="en" fo:country="AU"/>
    </style:style>
    <style:style style:name="T1608" style:parent-style-name="DefaultParagraphFont" style:family="text">
      <style:text-properties fo:font-size="10pt" style:font-size-asian="10pt" style:font-size-complex="10pt" fo:language="en" fo:country="AU"/>
    </style:style>
    <style:style style:name="T1609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610" style:parent-style-name="DefaultParagraphFont" style:family="text">
      <style:text-properties fo:font-size="10pt" style:font-size-asian="10pt" style:font-size-complex="10pt" fo:language="en" fo:country="AU"/>
    </style:style>
    <style:style style:name="P1611" style:parent-style-name="Normal" style:family="paragraph">
      <style:text-properties fo:font-size="10pt" style:font-size-asian="10pt" style:font-size-complex="10pt" fo:language="en" fo:country="AU"/>
    </style:style>
    <style:style style:name="P1612" style:parent-style-name="Normal" style:family="paragraph">
      <style:text-properties fo:font-size="10pt" style:font-size-asian="10pt" style:font-size-complex="10pt" fo:language="en" fo:country="AU"/>
    </style:style>
    <style:style style:name="P1613" style:parent-style-name="Normal" style:family="paragraph">
      <style:text-properties fo:font-size="10pt" style:font-size-asian="10pt" style:font-size-complex="10pt" fo:language="en" fo:country="AU"/>
    </style:style>
    <style:style style:name="P1614" style:parent-style-name="Normal" style:family="paragraph">
      <style:text-properties fo:font-size="10pt" style:font-size-asian="10pt" style:font-size-complex="10pt" fo:language="en" fo:country="AU"/>
    </style:style>
    <style:style style:name="P1615" style:parent-style-name="Normal" style:family="paragraph">
      <style:text-properties fo:font-size="10pt" style:font-size-asian="10pt" style:font-size-complex="10pt" fo:language="en" fo:country="AU"/>
    </style:style>
    <style:style style:name="P1616" style:parent-style-name="Normal" style:family="paragraph">
      <style:text-properties fo:font-size="10pt" style:font-size-asian="10pt" style:font-size-complex="10pt" fo:language="en" fo:country="AU"/>
    </style:style>
    <style:style style:name="P1617" style:parent-style-name="Normal" style:family="paragraph">
      <style:text-properties fo:font-size="10pt" style:font-size-asian="10pt" style:font-size-complex="10pt" fo:language="en" fo:country="AU"/>
    </style:style>
    <style:style style:name="P1618" style:parent-style-name="Normal" style:family="paragraph">
      <style:text-properties fo:font-size="10pt" style:font-size-asian="10pt" style:font-size-complex="10pt" fo:language="en" fo:country="AU"/>
    </style:style>
    <style:style style:name="T1619" style:parent-style-name="DefaultParagraphFont" style:family="text">
      <style:text-properties fo:font-size="10pt" style:font-size-asian="10pt" style:font-size-complex="10pt" fo:language="en" fo:country="AU"/>
    </style:style>
    <style:style style:name="T1620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621" style:parent-style-name="DefaultParagraphFont" style:family="text">
      <style:text-properties fo:font-size="10pt" style:font-size-asian="10pt" style:font-size-complex="10pt" fo:language="en" fo:country="AU"/>
    </style:style>
    <style:style style:name="P1622" style:parent-style-name="Normal" style:family="paragraph">
      <style:text-properties fo:font-size="10pt" style:font-size-asian="10pt" style:font-size-complex="10pt" fo:language="en" fo:country="AU"/>
    </style:style>
    <style:style style:name="P1623" style:parent-style-name="Normal" style:family="paragraph">
      <style:text-properties fo:font-size="10pt" style:font-size-asian="10pt" style:font-size-complex="10pt" fo:language="en" fo:country="AU"/>
    </style:style>
    <style:style style:name="P1624" style:parent-style-name="Normal" style:family="paragraph">
      <style:text-properties fo:font-size="10pt" style:font-size-asian="10pt" style:font-size-complex="10pt" fo:language="en" fo:country="AU"/>
    </style:style>
    <style:style style:name="P1625" style:parent-style-name="Normal" style:family="paragraph">
      <style:text-properties fo:font-size="10pt" style:font-size-asian="10pt" style:font-size-complex="10pt" fo:language="en" fo:country="AU"/>
    </style:style>
    <style:style style:name="P1626" style:parent-style-name="Normal" style:family="paragraph">
      <style:text-properties fo:font-size="10pt" style:font-size-asian="10pt" style:font-size-complex="10pt" fo:language="en" fo:country="AU"/>
    </style:style>
    <style:style style:name="P1627" style:parent-style-name="Normal" style:family="paragraph">
      <style:text-properties fo:font-size="10pt" style:font-size-asian="10pt" style:font-size-complex="10pt" fo:language="en" fo:country="AU"/>
    </style:style>
    <style:style style:name="P1628" style:parent-style-name="Normal" style:family="paragraph">
      <style:text-properties fo:font-size="10pt" style:font-size-asian="10pt" style:font-size-complex="10pt" fo:language="en" fo:country="AU"/>
    </style:style>
    <style:style style:name="P1629" style:parent-style-name="Normal" style:family="paragraph">
      <style:text-properties fo:font-size="10pt" style:font-size-asian="10pt" style:font-size-complex="10pt" fo:language="en" fo:country="AU"/>
    </style:style>
    <style:style style:name="P1630" style:parent-style-name="Normal" style:family="paragraph">
      <style:text-properties fo:font-size="10pt" style:font-size-asian="10pt" style:font-size-complex="10pt" fo:language="en" fo:country="AU"/>
    </style:style>
    <style:style style:name="T1631" style:parent-style-name="DefaultParagraphFont" style:family="text">
      <style:text-properties fo:font-size="10pt" style:font-size-asian="10pt" style:font-size-complex="10pt" fo:language="en" fo:country="AU"/>
    </style:style>
    <style:style style:name="T1632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P1633" style:parent-style-name="Normal" style:family="paragraph">
      <style:text-properties fo:font-size="10pt" style:font-size-asian="10pt" style:font-size-complex="10pt" fo:language="en" fo:country="AU"/>
    </style:style>
    <style:style style:name="P1634" style:parent-style-name="Normal" style:family="paragraph">
      <style:text-properties fo:font-size="10pt" style:font-size-asian="10pt" style:font-size-complex="10pt" fo:language="en" fo:country="AU"/>
    </style:style>
    <style:style style:name="P1635" style:parent-style-name="Normal" style:family="paragraph">
      <style:text-properties fo:font-size="10pt" style:font-size-asian="10pt" style:font-size-complex="10pt" fo:language="en" fo:country="AU"/>
    </style:style>
    <style:style style:name="P1636" style:parent-style-name="Normal" style:family="paragraph">
      <style:text-properties fo:font-size="10pt" style:font-size-asian="10pt" style:font-size-complex="10pt" fo:language="en" fo:country="AU"/>
    </style:style>
    <style:style style:name="P1637" style:parent-style-name="Normal" style:family="paragraph">
      <style:text-properties fo:font-size="10pt" style:font-size-asian="10pt" style:font-size-complex="10pt" fo:language="en" fo:country="AU"/>
    </style:style>
    <style:style style:name="P1638" style:parent-style-name="Normal" style:family="paragraph">
      <style:text-properties fo:font-size="10pt" style:font-size-asian="10pt" style:font-size-complex="10pt" fo:language="en" fo:country="AU"/>
    </style:style>
    <style:style style:name="P1639" style:parent-style-name="Normal" style:family="paragraph">
      <style:text-properties fo:font-size="10pt" style:font-size-asian="10pt" style:font-size-complex="10pt" fo:language="en" fo:country="AU"/>
    </style:style>
    <style:style style:name="P1640" style:parent-style-name="Normal" style:family="paragraph">
      <style:text-properties fo:font-size="10pt" style:font-size-asian="10pt" style:font-size-complex="10pt" fo:language="en" fo:country="AU"/>
    </style:style>
    <style:style style:name="P1641" style:parent-style-name="Normal" style:family="paragraph">
      <style:text-properties fo:font-size="10pt" style:font-size-asian="10pt" style:font-size-complex="10pt" fo:language="en" fo:country="AU"/>
    </style:style>
    <style:style style:name="P1642" style:parent-style-name="Normal" style:family="paragraph">
      <style:text-properties fo:font-size="10pt" style:font-size-asian="10pt" style:font-size-complex="10pt" fo:language="en" fo:country="AU"/>
    </style:style>
    <style:style style:name="P1643" style:parent-style-name="Normal" style:family="paragraph">
      <style:text-properties fo:font-size="10pt" style:font-size-asian="10pt" style:font-size-complex="10pt" fo:language="en" fo:country="AU"/>
    </style:style>
    <style:style style:name="P1644" style:parent-style-name="Normal" style:family="paragraph">
      <style:text-properties fo:font-size="10pt" style:font-size-asian="10pt" style:font-size-complex="10pt" fo:language="en" fo:country="AU"/>
    </style:style>
    <style:style style:name="P1645" style:parent-style-name="Normal" style:family="paragraph">
      <style:text-properties fo:font-size="10pt" style:font-size-asian="10pt" style:font-size-complex="10pt" fo:language="en" fo:country="AU"/>
    </style:style>
    <style:style style:name="P1646" style:parent-style-name="Normal" style:family="paragraph">
      <style:text-properties fo:font-size="10pt" style:font-size-asian="10pt" style:font-size-complex="10pt" fo:language="en" fo:country="AU"/>
    </style:style>
    <style:style style:name="P1647" style:parent-style-name="Normal" style:family="paragraph">
      <style:text-properties fo:font-size="10pt" style:font-size-asian="10pt" style:font-size-complex="10pt" fo:language="en" fo:country="AU"/>
    </style:style>
    <style:style style:name="P1648" style:parent-style-name="Normal" style:family="paragraph">
      <style:text-properties fo:font-size="10pt" style:font-size-asian="10pt" style:font-size-complex="10pt" fo:language="en" fo:country="AU"/>
    </style:style>
    <style:style style:name="P1649" style:parent-style-name="Normal" style:family="paragraph">
      <style:text-properties fo:font-size="10pt" style:font-size-asian="10pt" style:font-size-complex="10pt" fo:language="en" fo:country="AU"/>
    </style:style>
    <style:style style:name="P1650" style:parent-style-name="Normal" style:family="paragraph">
      <style:text-properties fo:font-size="10pt" style:font-size-asian="10pt" style:font-size-complex="10pt" fo:language="en" fo:country="AU"/>
    </style:style>
    <style:style style:name="P1651" style:parent-style-name="Normal" style:family="paragraph">
      <style:text-properties fo:font-size="10pt" style:font-size-asian="10pt" style:font-size-complex="10pt" fo:language="en" fo:country="AU"/>
    </style:style>
    <style:style style:name="P1652" style:parent-style-name="Normal" style:family="paragraph">
      <style:text-properties fo:font-size="10pt" style:font-size-asian="10pt" style:font-size-complex="10pt" fo:language="en" fo:country="AU"/>
    </style:style>
    <style:style style:name="P1653" style:parent-style-name="Normal" style:family="paragraph">
      <style:text-properties fo:font-size="10pt" style:font-size-asian="10pt" style:font-size-complex="10pt" fo:language="en" fo:country="AU"/>
    </style:style>
    <style:style style:name="P1654" style:parent-style-name="Normal" style:family="paragraph">
      <style:text-properties fo:font-size="10pt" style:font-size-asian="10pt" style:font-size-complex="10pt" fo:language="en" fo:country="AU"/>
    </style:style>
    <style:style style:name="P1655" style:parent-style-name="Normal" style:family="paragraph">
      <style:text-properties fo:font-size="10pt" style:font-size-asian="10pt" style:font-size-complex="10pt" fo:language="en" fo:country="AU"/>
    </style:style>
    <style:style style:name="P1656" style:parent-style-name="Normal" style:family="paragraph">
      <style:text-properties fo:font-size="10pt" style:font-size-asian="10pt" style:font-size-complex="10pt" fo:language="en" fo:country="AU"/>
    </style:style>
    <style:style style:name="P1657" style:parent-style-name="Normal" style:family="paragraph">
      <style:text-properties fo:font-size="10pt" style:font-size-asian="10pt" style:font-size-complex="10pt" fo:language="en" fo:country="AU"/>
    </style:style>
    <style:style style:name="P165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659" style:parent-style-name="Normal" style:family="paragraph">
      <style:text-properties fo:font-size="10pt" style:font-size-asian="10pt" style:font-size-complex="10pt" fo:language="en" fo:country="AU"/>
    </style:style>
    <style:style style:name="P1660" style:parent-style-name="Normal" style:family="paragraph">
      <style:text-properties fo:font-size="10pt" style:font-size-asian="10pt" style:font-size-complex="10pt" fo:language="en" fo:country="AU"/>
    </style:style>
    <style:style style:name="T1661" style:parent-style-name="DefaultParagraphFont" style:family="text">
      <style:text-properties fo:font-size="10pt" style:font-size-asian="10pt" style:font-size-complex="10pt" fo:language="en" fo:country="AU"/>
    </style:style>
    <style:style style:name="T1662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663" style:parent-style-name="DefaultParagraphFont" style:family="text">
      <style:text-properties fo:font-size="10pt" style:font-size-asian="10pt" style:font-size-complex="10pt" fo:language="en" fo:country="AU"/>
    </style:style>
    <style:style style:name="P1664" style:parent-style-name="Normal" style:family="paragraph">
      <style:text-properties fo:font-size="10pt" style:font-size-asian="10pt" style:font-size-complex="10pt" fo:language="en" fo:country="AU"/>
    </style:style>
    <style:style style:name="P1665" style:parent-style-name="Normal" style:family="paragraph">
      <style:text-properties fo:font-size="10pt" style:font-size-asian="10pt" style:font-size-complex="10pt" fo:language="en" fo:country="AU"/>
    </style:style>
    <style:style style:name="P1666" style:parent-style-name="Normal" style:family="paragraph">
      <style:text-properties fo:font-size="10pt" style:font-size-asian="10pt" style:font-size-complex="10pt" fo:language="en" fo:country="AU"/>
    </style:style>
    <style:style style:name="P1667" style:parent-style-name="Normal" style:family="paragraph">
      <style:text-properties fo:font-size="10pt" style:font-size-asian="10pt" style:font-size-complex="10pt" fo:language="en" fo:country="AU"/>
    </style:style>
    <style:style style:name="P1668" style:parent-style-name="Normal" style:family="paragraph">
      <style:text-properties fo:font-size="10pt" style:font-size-asian="10pt" style:font-size-complex="10pt" fo:language="en" fo:country="AU"/>
    </style:style>
    <style:style style:name="P1669" style:parent-style-name="Normal" style:family="paragraph">
      <style:text-properties fo:font-size="10pt" style:font-size-asian="10pt" style:font-size-complex="10pt" fo:language="en" fo:country="AU"/>
    </style:style>
    <style:style style:name="P167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671" style:parent-style-name="Normal" style:family="paragraph">
      <style:text-properties fo:font-size="10pt" style:font-size-asian="10pt" style:font-size-complex="10pt" fo:language="en" fo:country="AU"/>
    </style:style>
    <style:style style:name="P1672" style:parent-style-name="Normal" style:family="paragraph">
      <style:text-properties fo:font-size="10pt" style:font-size-asian="10pt" style:font-size-complex="10pt" fo:language="en" fo:country="AU"/>
    </style:style>
    <style:style style:name="T1673" style:parent-style-name="DefaultParagraphFont" style:family="text">
      <style:text-properties fo:font-size="10pt" style:font-size-asian="10pt" style:font-size-complex="10pt" fo:language="en" fo:country="AU"/>
    </style:style>
    <style:style style:name="T1674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675" style:parent-style-name="DefaultParagraphFont" style:family="text">
      <style:text-properties fo:font-size="10pt" style:font-size-asian="10pt" style:font-size-complex="10pt" fo:language="en" fo:country="AU"/>
    </style:style>
    <style:style style:name="P1676" style:parent-style-name="Normal" style:family="paragraph">
      <style:text-properties fo:font-size="10pt" style:font-size-asian="10pt" style:font-size-complex="10pt" fo:language="en" fo:country="AU"/>
    </style:style>
    <style:style style:name="P1677" style:parent-style-name="Normal" style:family="paragraph">
      <style:text-properties fo:font-size="10pt" style:font-size-asian="10pt" style:font-size-complex="10pt" fo:language="en" fo:country="AU"/>
    </style:style>
    <style:style style:name="P1678" style:parent-style-name="Normal" style:family="paragraph">
      <style:text-properties fo:font-size="10pt" style:font-size-asian="10pt" style:font-size-complex="10pt" fo:language="en" fo:country="AU"/>
    </style:style>
    <style:style style:name="P1679" style:parent-style-name="Normal" style:family="paragraph">
      <style:text-properties fo:font-size="10pt" style:font-size-asian="10pt" style:font-size-complex="10pt" fo:language="en" fo:country="AU"/>
    </style:style>
    <style:style style:name="P1680" style:parent-style-name="Normal" style:family="paragraph">
      <style:text-properties fo:font-size="10pt" style:font-size-asian="10pt" style:font-size-complex="10pt" fo:language="en" fo:country="AU"/>
    </style:style>
    <style:style style:name="P1681" style:parent-style-name="Normal" style:family="paragraph">
      <style:text-properties fo:font-size="10pt" style:font-size-asian="10pt" style:font-size-complex="10pt" fo:language="en" fo:country="AU"/>
    </style:style>
    <style:style style:name="P1682" style:parent-style-name="Normal" style:family="paragraph">
      <style:text-properties fo:font-size="10pt" style:font-size-asian="10pt" style:font-size-complex="10pt" fo:language="en" fo:country="AU"/>
    </style:style>
    <style:style style:name="P168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684" style:parent-style-name="Normal" style:family="paragraph">
      <style:text-properties fo:font-size="10pt" style:font-size-asian="10pt" style:font-size-complex="10pt" fo:language="en" fo:country="AU"/>
    </style:style>
    <style:style style:name="P1685" style:parent-style-name="Normal" style:family="paragraph">
      <style:text-properties fo:font-size="10pt" style:font-size-asian="10pt" style:font-size-complex="10pt" fo:language="en" fo:country="AU"/>
    </style:style>
    <style:style style:name="T1686" style:parent-style-name="DefaultParagraphFont" style:family="text">
      <style:text-properties fo:font-size="10pt" style:font-size-asian="10pt" style:font-size-complex="10pt" fo:language="en" fo:country="AU"/>
    </style:style>
    <style:style style:name="T1687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688" style:parent-style-name="DefaultParagraphFont" style:family="text">
      <style:text-properties fo:font-size="10pt" style:font-size-asian="10pt" style:font-size-complex="10pt" fo:language="en" fo:country="AU"/>
    </style:style>
    <style:style style:name="P1689" style:parent-style-name="Normal" style:family="paragraph">
      <style:text-properties fo:font-size="10pt" style:font-size-asian="10pt" style:font-size-complex="10pt" fo:language="en" fo:country="AU"/>
    </style:style>
    <style:style style:name="P1690" style:parent-style-name="Normal" style:family="paragraph">
      <style:text-properties fo:font-size="10pt" style:font-size-asian="10pt" style:font-size-complex="10pt" fo:language="en" fo:country="AU"/>
    </style:style>
    <style:style style:name="P1691" style:parent-style-name="Normal" style:family="paragraph">
      <style:text-properties fo:font-size="10pt" style:font-size-asian="10pt" style:font-size-complex="10pt" fo:language="en" fo:country="AU"/>
    </style:style>
    <style:style style:name="P1692" style:parent-style-name="Normal" style:family="paragraph">
      <style:text-properties fo:font-size="10pt" style:font-size-asian="10pt" style:font-size-complex="10pt" fo:language="en" fo:country="AU"/>
    </style:style>
    <style:style style:name="P1693" style:parent-style-name="Normal" style:family="paragraph">
      <style:text-properties fo:font-size="10pt" style:font-size-asian="10pt" style:font-size-complex="10pt" fo:language="en" fo:country="AU"/>
    </style:style>
    <style:style style:name="P169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695" style:parent-style-name="Normal" style:family="paragraph">
      <style:text-properties fo:font-size="10pt" style:font-size-asian="10pt" style:font-size-complex="10pt" fo:language="en" fo:country="AU"/>
    </style:style>
    <style:style style:name="P1696" style:parent-style-name="Normal" style:family="paragraph">
      <style:text-properties fo:font-size="10pt" style:font-size-asian="10pt" style:font-size-complex="10pt" fo:language="en" fo:country="AU"/>
    </style:style>
    <style:style style:name="P1697" style:parent-style-name="Normal" style:family="paragraph">
      <style:text-properties fo:font-size="10pt" style:font-size-asian="10pt" style:font-size-complex="10pt" fo:language="en" fo:country="AU"/>
    </style:style>
    <style:style style:name="P1698" style:parent-style-name="Normal" style:family="paragraph">
      <style:text-properties fo:font-size="10pt" style:font-size-asian="10pt" style:font-size-complex="10pt" fo:language="en" fo:country="AU"/>
    </style:style>
    <style:style style:name="P1699" style:parent-style-name="Normal" style:family="paragraph">
      <style:text-properties fo:font-size="10pt" style:font-size-asian="10pt" style:font-size-complex="10pt" fo:language="en" fo:country="AU"/>
    </style:style>
    <style:style style:name="P1700" style:parent-style-name="Normal" style:family="paragraph">
      <style:text-properties fo:font-size="10pt" style:font-size-asian="10pt" style:font-size-complex="10pt" fo:language="en" fo:country="AU"/>
    </style:style>
    <style:style style:name="P1701" style:parent-style-name="Normal" style:family="paragraph">
      <style:text-properties fo:font-size="10pt" style:font-size-asian="10pt" style:font-size-complex="10pt" fo:language="en" fo:country="AU"/>
    </style:style>
    <style:style style:name="P1702" style:parent-style-name="Normal" style:family="paragraph">
      <style:text-properties fo:font-size="10pt" style:font-size-asian="10pt" style:font-size-complex="10pt" fo:language="en" fo:country="AU"/>
    </style:style>
    <style:style style:name="P1703" style:parent-style-name="Normal" style:family="paragraph">
      <style:text-properties fo:font-size="10pt" style:font-size-asian="10pt" style:font-size-complex="10pt" fo:language="en" fo:country="AU"/>
    </style:style>
    <style:style style:name="P1704" style:parent-style-name="Normal" style:family="paragraph">
      <style:text-properties fo:font-size="10pt" style:font-size-asian="10pt" style:font-size-complex="10pt" fo:language="en" fo:country="AU"/>
    </style:style>
    <style:style style:name="P1705" style:parent-style-name="Normal" style:family="paragraph">
      <style:text-properties fo:font-size="10pt" style:font-size-asian="10pt" style:font-size-complex="10pt" fo:language="en" fo:country="AU"/>
    </style:style>
    <style:style style:name="P1706" style:parent-style-name="Normal" style:family="paragraph">
      <style:text-properties fo:font-size="10pt" style:font-size-asian="10pt" style:font-size-complex="10pt" fo:language="en" fo:country="AU"/>
    </style:style>
    <style:style style:name="P1707" style:parent-style-name="Normal" style:family="paragraph">
      <style:text-properties fo:font-size="10pt" style:font-size-asian="10pt" style:font-size-complex="10pt" fo:language="en" fo:country="AU"/>
    </style:style>
    <style:style style:name="P1708" style:parent-style-name="Normal" style:family="paragraph">
      <style:text-properties fo:font-size="10pt" style:font-size-asian="10pt" style:font-size-complex="10pt" fo:language="en" fo:country="AU"/>
    </style:style>
    <style:style style:name="P1709" style:parent-style-name="Normal" style:family="paragraph">
      <style:text-properties fo:font-size="10pt" style:font-size-asian="10pt" style:font-size-complex="10pt" fo:language="en" fo:country="AU"/>
    </style:style>
    <style:style style:name="P1710" style:parent-style-name="Normal" style:family="paragraph">
      <style:text-properties fo:font-size="10pt" style:font-size-asian="10pt" style:font-size-complex="10pt" fo:language="en" fo:country="AU"/>
    </style:style>
    <style:style style:name="P1711" style:parent-style-name="Normal" style:family="paragraph">
      <style:text-properties fo:font-size="10pt" style:font-size-asian="10pt" style:font-size-complex="10pt" fo:language="en" fo:country="AU"/>
    </style:style>
    <style:style style:name="P1712" style:parent-style-name="Normal" style:family="paragraph">
      <style:text-properties fo:font-size="10pt" style:font-size-asian="10pt" style:font-size-complex="10pt" fo:language="en" fo:country="AU"/>
    </style:style>
    <style:style style:name="P1713" style:parent-style-name="Normal" style:family="paragraph">
      <style:text-properties fo:font-size="10pt" style:font-size-asian="10pt" style:font-size-complex="10pt" fo:language="en" fo:country="AU"/>
    </style:style>
    <style:style style:name="P1714" style:parent-style-name="Normal" style:family="paragraph">
      <style:text-properties fo:font-size="10pt" style:font-size-asian="10pt" style:font-size-complex="10pt" fo:language="en" fo:country="AU"/>
    </style:style>
    <style:style style:name="P1715" style:parent-style-name="Normal" style:family="paragraph">
      <style:text-properties fo:font-size="10pt" style:font-size-asian="10pt" style:font-size-complex="10pt" fo:language="en" fo:country="AU"/>
    </style:style>
    <style:style style:name="P1716" style:parent-style-name="Normal" style:family="paragraph">
      <style:text-properties fo:font-size="10pt" style:font-size-asian="10pt" style:font-size-complex="10pt" fo:language="en" fo:country="AU"/>
    </style:style>
    <style:style style:name="P1717" style:parent-style-name="Normal" style:family="paragraph">
      <style:text-properties fo:font-size="10pt" style:font-size-asian="10pt" style:font-size-complex="10pt" fo:language="en" fo:country="AU"/>
    </style:style>
    <style:style style:name="P1718" style:parent-style-name="Normal" style:family="paragraph">
      <style:text-properties fo:font-size="10pt" style:font-size-asian="10pt" style:font-size-complex="10pt" fo:language="en" fo:country="AU"/>
    </style:style>
    <style:style style:name="P1719" style:parent-style-name="Normal" style:family="paragraph">
      <style:text-properties fo:font-size="10pt" style:font-size-asian="10pt" style:font-size-complex="10pt" fo:language="en" fo:country="AU"/>
    </style:style>
    <style:style style:name="P1720" style:parent-style-name="Normal" style:family="paragraph">
      <style:text-properties fo:font-size="10pt" style:font-size-asian="10pt" style:font-size-complex="10pt" fo:language="en" fo:country="AU"/>
    </style:style>
    <style:style style:name="P1721" style:parent-style-name="Normal" style:family="paragraph">
      <style:text-properties fo:font-size="10pt" style:font-size-asian="10pt" style:font-size-complex="10pt" fo:language="en" fo:country="AU"/>
    </style:style>
    <style:style style:name="P1722" style:parent-style-name="Normal" style:family="paragraph">
      <style:text-properties fo:font-size="10pt" style:font-size-asian="10pt" style:font-size-complex="10pt" fo:language="en" fo:country="AU"/>
    </style:style>
    <style:style style:name="P1723" style:parent-style-name="Normal" style:family="paragraph">
      <style:text-properties fo:font-size="10pt" style:font-size-asian="10pt" style:font-size-complex="10pt" fo:language="en" fo:country="AU"/>
    </style:style>
    <style:style style:name="P1724" style:parent-style-name="Normal" style:family="paragraph">
      <style:text-properties fo:font-size="10pt" style:font-size-asian="10pt" style:font-size-complex="10pt" fo:language="en" fo:country="AU"/>
    </style:style>
    <style:style style:name="P1725" style:parent-style-name="Normal" style:family="paragraph">
      <style:text-properties fo:font-size="10pt" style:font-size-asian="10pt" style:font-size-complex="10pt" fo:language="en" fo:country="AU"/>
    </style:style>
    <style:style style:name="P1726" style:parent-style-name="Normal" style:family="paragraph">
      <style:text-properties fo:font-size="10pt" style:font-size-asian="10pt" style:font-size-complex="10pt" fo:language="en" fo:country="AU"/>
    </style:style>
    <style:style style:name="P1727" style:parent-style-name="Normal" style:family="paragraph">
      <style:text-properties fo:font-size="10pt" style:font-size-asian="10pt" style:font-size-complex="10pt" fo:language="en" fo:country="AU"/>
    </style:style>
    <style:style style:name="P1728" style:parent-style-name="Normal" style:family="paragraph">
      <style:text-properties fo:font-size="10pt" style:font-size-asian="10pt" style:font-size-complex="10pt" fo:language="en" fo:country="AU"/>
    </style:style>
    <style:style style:name="P1729" style:parent-style-name="Normal" style:family="paragraph">
      <style:text-properties fo:font-size="10pt" style:font-size-asian="10pt" style:font-size-complex="10pt" fo:language="en" fo:country="AU"/>
    </style:style>
    <style:style style:name="P1730" style:parent-style-name="Normal" style:family="paragraph">
      <style:text-properties fo:font-size="10pt" style:font-size-asian="10pt" style:font-size-complex="10pt" fo:language="en" fo:country="AU"/>
    </style:style>
    <style:style style:name="P1731" style:parent-style-name="Normal" style:family="paragraph">
      <style:text-properties fo:font-size="10pt" style:font-size-asian="10pt" style:font-size-complex="10pt" fo:language="en" fo:country="AU"/>
    </style:style>
    <style:style style:name="P1732" style:parent-style-name="Normal" style:family="paragraph">
      <style:text-properties fo:font-size="10pt" style:font-size-asian="10pt" style:font-size-complex="10pt" fo:language="en" fo:country="AU"/>
    </style:style>
    <style:style style:name="P1733" style:parent-style-name="Normal" style:family="paragraph">
      <style:text-properties fo:font-size="10pt" style:font-size-asian="10pt" style:font-size-complex="10pt" fo:language="en" fo:country="AU"/>
    </style:style>
    <style:style style:name="P1734" style:parent-style-name="Normal" style:family="paragraph">
      <style:text-properties fo:font-size="10pt" style:font-size-asian="10pt" style:font-size-complex="10pt" fo:language="en" fo:country="AU"/>
    </style:style>
    <style:style style:name="P1735" style:parent-style-name="Normal" style:family="paragraph">
      <style:text-properties fo:font-size="10pt" style:font-size-asian="10pt" style:font-size-complex="10pt" fo:language="en" fo:country="AU"/>
    </style:style>
    <style:style style:name="P1736" style:parent-style-name="Normal" style:family="paragraph">
      <style:text-properties fo:font-size="10pt" style:font-size-asian="10pt" style:font-size-complex="10pt" fo:language="en" fo:country="AU"/>
    </style:style>
    <style:style style:name="P1737" style:parent-style-name="Normal" style:family="paragraph">
      <style:text-properties fo:font-size="10pt" style:font-size-asian="10pt" style:font-size-complex="10pt" fo:language="en" fo:country="AU"/>
    </style:style>
    <style:style style:name="P1738" style:parent-style-name="Normal" style:family="paragraph">
      <style:text-properties fo:font-size="10pt" style:font-size-asian="10pt" style:font-size-complex="10pt" fo:language="en" fo:country="AU"/>
    </style:style>
    <style:style style:name="P1739" style:parent-style-name="Normal" style:family="paragraph">
      <style:text-properties fo:font-size="10pt" style:font-size-asian="10pt" style:font-size-complex="10pt" fo:language="en" fo:country="AU"/>
    </style:style>
    <style:style style:name="P1740" style:parent-style-name="Normal" style:family="paragraph">
      <style:text-properties fo:font-size="10pt" style:font-size-asian="10pt" style:font-size-complex="10pt" fo:language="en" fo:country="AU"/>
    </style:style>
    <style:style style:name="P1741" style:parent-style-name="Normal" style:family="paragraph">
      <style:text-properties fo:font-size="10pt" style:font-size-asian="10pt" style:font-size-complex="10pt" fo:language="en" fo:country="AU"/>
    </style:style>
    <style:style style:name="P1742" style:parent-style-name="Normal" style:family="paragraph">
      <style:text-properties fo:font-size="10pt" style:font-size-asian="10pt" style:font-size-complex="10pt" fo:language="en" fo:country="AU"/>
    </style:style>
    <style:style style:name="P1743" style:parent-style-name="Normal" style:family="paragraph">
      <style:text-properties fo:font-size="10pt" style:font-size-asian="10pt" style:font-size-complex="10pt" fo:language="en" fo:country="AU"/>
    </style:style>
    <style:style style:name="P1744" style:parent-style-name="Normal" style:family="paragraph">
      <style:text-properties fo:font-size="10pt" style:font-size-asian="10pt" style:font-size-complex="10pt" fo:language="en" fo:country="AU"/>
    </style:style>
    <style:style style:name="P1745" style:parent-style-name="Normal" style:family="paragraph">
      <style:text-properties fo:font-size="10pt" style:font-size-asian="10pt" style:font-size-complex="10pt" fo:language="en" fo:country="AU"/>
    </style:style>
    <style:style style:name="P1746" style:parent-style-name="Normal" style:family="paragraph">
      <style:text-properties fo:font-size="10pt" style:font-size-asian="10pt" style:font-size-complex="10pt" fo:language="en" fo:country="AU"/>
    </style:style>
    <style:style style:name="P1747" style:parent-style-name="Normal" style:family="paragraph">
      <style:text-properties fo:font-size="10pt" style:font-size-asian="10pt" style:font-size-complex="10pt" fo:language="en" fo:country="AU"/>
    </style:style>
    <style:style style:name="P1748" style:parent-style-name="Normal" style:family="paragraph">
      <style:text-properties fo:font-size="10pt" style:font-size-asian="10pt" style:font-size-complex="10pt" fo:language="en" fo:country="AU"/>
    </style:style>
    <style:style style:name="P1749" style:parent-style-name="Normal" style:family="paragraph">
      <style:text-properties fo:font-size="10pt" style:font-size-asian="10pt" style:font-size-complex="10pt" fo:language="en" fo:country="AU"/>
    </style:style>
    <style:style style:name="T1750" style:parent-style-name="DefaultParagraphFont" style:family="text">
      <style:text-properties fo:font-size="10pt" style:font-size-asian="10pt" style:font-size-complex="10pt" fo:language="en" fo:country="AU"/>
    </style:style>
    <style:style style:name="T1751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752" style:parent-style-name="DefaultParagraphFont" style:family="text">
      <style:text-properties fo:font-size="10pt" style:font-size-asian="10pt" style:font-size-complex="10pt" fo:language="en" fo:country="AU"/>
    </style:style>
    <style:style style:name="P1753" style:parent-style-name="Normal" style:family="paragraph">
      <style:text-properties fo:font-size="10pt" style:font-size-asian="10pt" style:font-size-complex="10pt" fo:language="en" fo:country="AU"/>
    </style:style>
    <style:style style:name="P1754" style:parent-style-name="Normal" style:family="paragraph">
      <style:text-properties fo:font-size="10pt" style:font-size-asian="10pt" style:font-size-complex="10pt" fo:language="en" fo:country="AU"/>
    </style:style>
    <style:style style:name="P1755" style:parent-style-name="Normal" style:family="paragraph">
      <style:text-properties fo:font-size="10pt" style:font-size-asian="10pt" style:font-size-complex="10pt" fo:language="en" fo:country="AU"/>
    </style:style>
    <style:style style:name="P1756" style:parent-style-name="Normal" style:family="paragraph">
      <style:text-properties fo:font-size="10pt" style:font-size-asian="10pt" style:font-size-complex="10pt" fo:language="en" fo:country="AU"/>
    </style:style>
    <style:style style:name="P1757" style:parent-style-name="Normal" style:family="paragraph">
      <style:text-properties fo:font-size="10pt" style:font-size-asian="10pt" style:font-size-complex="10pt" fo:language="en" fo:country="AU"/>
    </style:style>
    <style:style style:name="P1758" style:parent-style-name="Normal" style:family="paragraph">
      <style:text-properties fo:font-size="10pt" style:font-size-asian="10pt" style:font-size-complex="10pt" fo:language="en" fo:country="AU"/>
    </style:style>
    <style:style style:name="P1759" style:parent-style-name="Normal" style:family="paragraph">
      <style:text-properties fo:font-size="10pt" style:font-size-asian="10pt" style:font-size-complex="10pt" fo:language="en" fo:country="AU"/>
    </style:style>
    <style:style style:name="P1760" style:parent-style-name="Normal" style:family="paragraph">
      <style:text-properties fo:font-size="10pt" style:font-size-asian="10pt" style:font-size-complex="10pt" fo:language="en" fo:country="AU"/>
    </style:style>
    <style:style style:name="P1761" style:parent-style-name="Normal" style:family="paragraph">
      <style:text-properties fo:font-size="10pt" style:font-size-asian="10pt" style:font-size-complex="10pt" fo:language="en" fo:country="AU"/>
    </style:style>
    <style:style style:name="P176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763" style:parent-style-name="Normal" style:family="paragraph">
      <style:text-properties fo:font-size="10pt" style:font-size-asian="10pt" style:font-size-complex="10pt" fo:language="en" fo:country="AU"/>
    </style:style>
    <style:style style:name="P1764" style:parent-style-name="Normal" style:family="paragraph">
      <style:text-properties fo:font-size="10pt" style:font-size-asian="10pt" style:font-size-complex="10pt" fo:language="en" fo:country="AU"/>
    </style:style>
    <style:style style:name="P1765" style:parent-style-name="Normal" style:family="paragraph">
      <style:text-properties fo:font-size="10pt" style:font-size-asian="10pt" style:font-size-complex="10pt" fo:language="en" fo:country="AU"/>
    </style:style>
    <style:style style:name="P1766" style:parent-style-name="Normal" style:family="paragraph">
      <style:text-properties fo:font-size="10pt" style:font-size-asian="10pt" style:font-size-complex="10pt" fo:language="en" fo:country="AU"/>
    </style:style>
    <style:style style:name="P1767" style:parent-style-name="Normal" style:family="paragraph">
      <style:text-properties fo:font-size="10pt" style:font-size-asian="10pt" style:font-size-complex="10pt" fo:language="en" fo:country="AU"/>
    </style:style>
    <style:style style:name="P1768" style:parent-style-name="Normal" style:family="paragraph">
      <style:text-properties fo:font-size="10pt" style:font-size-asian="10pt" style:font-size-complex="10pt" fo:language="en" fo:country="AU"/>
    </style:style>
    <style:style style:name="P1769" style:parent-style-name="Normal" style:family="paragraph">
      <style:text-properties fo:font-size="10pt" style:font-size-asian="10pt" style:font-size-complex="10pt" fo:language="en" fo:country="AU"/>
    </style:style>
    <style:style style:name="P1770" style:parent-style-name="Normal" style:family="paragraph">
      <style:text-properties fo:font-size="10pt" style:font-size-asian="10pt" style:font-size-complex="10pt" fo:language="en" fo:country="AU"/>
    </style:style>
    <style:style style:name="P1771" style:parent-style-name="Normal" style:family="paragraph">
      <style:text-properties fo:font-size="10pt" style:font-size-asian="10pt" style:font-size-complex="10pt" fo:language="en" fo:country="AU"/>
    </style:style>
    <style:style style:name="P1772" style:parent-style-name="Normal" style:family="paragraph">
      <style:text-properties fo:font-size="10pt" style:font-size-asian="10pt" style:font-size-complex="10pt" fo:language="en" fo:country="AU"/>
    </style:style>
    <style:style style:name="P1773" style:parent-style-name="Normal" style:family="paragraph">
      <style:text-properties fo:font-size="10pt" style:font-size-asian="10pt" style:font-size-complex="10pt" fo:language="en" fo:country="AU"/>
    </style:style>
    <style:style style:name="P177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775" style:parent-style-name="Normal" style:family="paragraph">
      <style:text-properties fo:font-size="10pt" style:font-size-asian="10pt" style:font-size-complex="10pt" fo:language="en" fo:country="AU"/>
    </style:style>
    <style:style style:name="P1776" style:parent-style-name="Normal" style:family="paragraph">
      <style:text-properties fo:font-size="10pt" style:font-size-asian="10pt" style:font-size-complex="10pt" fo:language="en" fo:country="AU"/>
    </style:style>
    <style:style style:name="P1777" style:parent-style-name="Normal" style:family="paragraph">
      <style:text-properties fo:font-size="10pt" style:font-size-asian="10pt" style:font-size-complex="10pt" fo:language="en" fo:country="AU"/>
    </style:style>
    <style:style style:name="P1778" style:parent-style-name="Normal" style:family="paragraph">
      <style:text-properties fo:font-size="10pt" style:font-size-asian="10pt" style:font-size-complex="10pt" fo:language="en" fo:country="AU"/>
    </style:style>
    <style:style style:name="P1779" style:parent-style-name="Normal" style:family="paragraph">
      <style:text-properties fo:font-size="10pt" style:font-size-asian="10pt" style:font-size-complex="10pt" fo:language="en" fo:country="AU"/>
    </style:style>
    <style:style style:name="P1780" style:parent-style-name="Normal" style:family="paragraph">
      <style:text-properties fo:font-size="10pt" style:font-size-asian="10pt" style:font-size-complex="10pt" fo:language="en" fo:country="AU"/>
    </style:style>
    <style:style style:name="P1781" style:parent-style-name="Normal" style:family="paragraph">
      <style:text-properties fo:font-size="10pt" style:font-size-asian="10pt" style:font-size-complex="10pt" fo:language="en" fo:country="AU"/>
    </style:style>
    <style:style style:name="P1782" style:parent-style-name="Normal" style:family="paragraph">
      <style:text-properties fo:font-size="10pt" style:font-size-asian="10pt" style:font-size-complex="10pt" fo:language="en" fo:country="AU"/>
    </style:style>
    <style:style style:name="P1783" style:parent-style-name="Normal" style:family="paragraph">
      <style:text-properties fo:font-size="10pt" style:font-size-asian="10pt" style:font-size-complex="10pt" fo:language="en" fo:country="AU"/>
    </style:style>
    <style:style style:name="P1784" style:parent-style-name="Normal" style:family="paragraph">
      <style:text-properties fo:font-size="10pt" style:font-size-asian="10pt" style:font-size-complex="10pt" fo:language="en" fo:country="AU"/>
    </style:style>
    <style:style style:name="P1785" style:parent-style-name="Normal" style:family="paragraph">
      <style:text-properties fo:font-size="10pt" style:font-size-asian="10pt" style:font-size-complex="10pt" fo:language="en" fo:country="AU"/>
    </style:style>
    <style:style style:name="P178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787" style:parent-style-name="Normal" style:family="paragraph">
      <style:text-properties fo:font-size="10pt" style:font-size-asian="10pt" style:font-size-complex="10pt" fo:language="en" fo:country="AU"/>
    </style:style>
    <style:style style:name="P1788" style:parent-style-name="Normal" style:family="paragraph">
      <style:text-properties fo:font-size="10pt" style:font-size-asian="10pt" style:font-size-complex="10pt" fo:language="en" fo:country="AU"/>
    </style:style>
    <style:style style:name="P1789" style:parent-style-name="Normal" style:family="paragraph">
      <style:text-properties fo:font-size="10pt" style:font-size-asian="10pt" style:font-size-complex="10pt" fo:language="en" fo:country="AU"/>
    </style:style>
    <style:style style:name="P1790" style:parent-style-name="Normal" style:family="paragraph">
      <style:text-properties fo:font-size="10pt" style:font-size-asian="10pt" style:font-size-complex="10pt" fo:language="en" fo:country="AU"/>
    </style:style>
    <style:style style:name="P1791" style:parent-style-name="Normal" style:family="paragraph">
      <style:text-properties fo:font-size="10pt" style:font-size-asian="10pt" style:font-size-complex="10pt" fo:language="en" fo:country="AU"/>
    </style:style>
    <style:style style:name="P1792" style:parent-style-name="Normal" style:family="paragraph">
      <style:text-properties fo:font-size="10pt" style:font-size-asian="10pt" style:font-size-complex="10pt" fo:language="en" fo:country="AU"/>
    </style:style>
    <style:style style:name="P1793" style:parent-style-name="Normal" style:family="paragraph">
      <style:text-properties fo:font-size="10pt" style:font-size-asian="10pt" style:font-size-complex="10pt" fo:language="en" fo:country="AU"/>
    </style:style>
    <style:style style:name="P1794" style:parent-style-name="Normal" style:family="paragraph">
      <style:text-properties fo:font-size="10pt" style:font-size-asian="10pt" style:font-size-complex="10pt" fo:language="en" fo:country="AU"/>
    </style:style>
    <style:style style:name="P1795" style:parent-style-name="Normal" style:family="paragraph">
      <style:text-properties fo:font-size="10pt" style:font-size-asian="10pt" style:font-size-complex="10pt" fo:language="en" fo:country="AU"/>
    </style:style>
    <style:style style:name="P1796" style:parent-style-name="Normal" style:family="paragraph">
      <style:text-properties fo:font-size="10pt" style:font-size-asian="10pt" style:font-size-complex="10pt" fo:language="en" fo:country="AU"/>
    </style:style>
    <style:style style:name="P179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798" style:parent-style-name="Normal" style:family="paragraph">
      <style:text-properties fo:font-size="10pt" style:font-size-asian="10pt" style:font-size-complex="10pt" fo:language="en" fo:country="AU"/>
    </style:style>
    <style:style style:name="P1799" style:parent-style-name="Normal" style:family="paragraph">
      <style:text-properties fo:font-size="10pt" style:font-size-asian="10pt" style:font-size-complex="10pt" fo:language="en" fo:country="AU"/>
    </style:style>
    <style:style style:name="T1800" style:parent-style-name="DefaultParagraphFont" style:family="text">
      <style:text-properties fo:font-size="10pt" style:font-size-asian="10pt" style:font-size-complex="10pt" fo:language="en" fo:country="AU"/>
    </style:style>
    <style:style style:name="T1801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802" style:parent-style-name="DefaultParagraphFont" style:family="text">
      <style:text-properties fo:font-size="10pt" style:font-size-asian="10pt" style:font-size-complex="10pt" fo:language="en" fo:country="AU"/>
    </style:style>
    <style:style style:name="P1803" style:parent-style-name="Normal" style:family="paragraph">
      <style:text-properties fo:font-size="10pt" style:font-size-asian="10pt" style:font-size-complex="10pt" fo:language="en" fo:country="AU"/>
    </style:style>
    <style:style style:name="P1804" style:parent-style-name="Normal" style:family="paragraph">
      <style:text-properties fo:font-size="10pt" style:font-size-asian="10pt" style:font-size-complex="10pt" fo:language="en" fo:country="AU"/>
    </style:style>
    <style:style style:name="P1805" style:parent-style-name="Normal" style:family="paragraph">
      <style:text-properties fo:font-size="10pt" style:font-size-asian="10pt" style:font-size-complex="10pt" fo:language="en" fo:country="AU"/>
    </style:style>
    <style:style style:name="P1806" style:parent-style-name="Normal" style:family="paragraph">
      <style:text-properties fo:font-size="10pt" style:font-size-asian="10pt" style:font-size-complex="10pt" fo:language="en" fo:country="AU"/>
    </style:style>
    <style:style style:name="P1807" style:parent-style-name="Normal" style:family="paragraph">
      <style:text-properties fo:font-size="10pt" style:font-size-asian="10pt" style:font-size-complex="10pt" fo:language="en" fo:country="AU"/>
    </style:style>
    <style:style style:name="P1808" style:parent-style-name="Normal" style:family="paragraph">
      <style:text-properties fo:font-size="10pt" style:font-size-asian="10pt" style:font-size-complex="10pt" fo:language="en" fo:country="AU"/>
    </style:style>
    <style:style style:name="P1809" style:parent-style-name="Normal" style:family="paragraph">
      <style:text-properties fo:font-size="10pt" style:font-size-asian="10pt" style:font-size-complex="10pt" fo:language="en" fo:country="AU"/>
    </style:style>
    <style:style style:name="P1810" style:parent-style-name="Normal" style:family="paragraph">
      <style:text-properties fo:font-size="10pt" style:font-size-asian="10pt" style:font-size-complex="10pt" fo:language="en" fo:country="AU"/>
    </style:style>
    <style:style style:name="P1811" style:parent-style-name="Normal" style:family="paragraph">
      <style:text-properties fo:font-size="10pt" style:font-size-asian="10pt" style:font-size-complex="10pt" fo:language="en" fo:country="AU"/>
    </style:style>
    <style:style style:name="P1812" style:parent-style-name="Normal" style:family="paragraph">
      <style:text-properties fo:font-size="10pt" style:font-size-asian="10pt" style:font-size-complex="10pt" fo:language="en" fo:country="AU"/>
    </style:style>
    <style:style style:name="P1813" style:parent-style-name="Normal" style:family="paragraph">
      <style:text-properties fo:font-size="10pt" style:font-size-asian="10pt" style:font-size-complex="10pt" fo:language="en" fo:country="AU"/>
    </style:style>
    <style:style style:name="P1814" style:parent-style-name="Normal" style:family="paragraph">
      <style:text-properties fo:font-size="10pt" style:font-size-asian="10pt" style:font-size-complex="10pt" fo:language="en" fo:country="AU"/>
    </style:style>
    <style:style style:name="P1815" style:parent-style-name="Normal" style:family="paragraph">
      <style:text-properties fo:font-size="10pt" style:font-size-asian="10pt" style:font-size-complex="10pt" fo:language="en" fo:country="AU"/>
    </style:style>
    <style:style style:name="P1816" style:parent-style-name="Normal" style:family="paragraph">
      <style:text-properties fo:font-size="10pt" style:font-size-asian="10pt" style:font-size-complex="10pt" fo:language="en" fo:country="AU"/>
    </style:style>
    <style:style style:name="P1817" style:parent-style-name="Normal" style:family="paragraph">
      <style:text-properties fo:font-size="10pt" style:font-size-asian="10pt" style:font-size-complex="10pt" fo:language="en" fo:country="AU"/>
    </style:style>
    <style:style style:name="P1818" style:parent-style-name="Normal" style:family="paragraph">
      <style:text-properties fo:font-size="10pt" style:font-size-asian="10pt" style:font-size-complex="10pt" fo:language="en" fo:country="AU"/>
    </style:style>
    <style:style style:name="P1819" style:parent-style-name="Normal" style:family="paragraph">
      <style:text-properties fo:font-size="10pt" style:font-size-asian="10pt" style:font-size-complex="10pt" fo:language="en" fo:country="AU"/>
    </style:style>
    <style:style style:name="P1820" style:parent-style-name="Normal" style:family="paragraph">
      <style:text-properties fo:font-size="10pt" style:font-size-asian="10pt" style:font-size-complex="10pt" fo:language="en" fo:country="AU"/>
    </style:style>
    <style:style style:name="P1821" style:parent-style-name="Normal" style:family="paragraph">
      <style:text-properties fo:font-size="10pt" style:font-size-asian="10pt" style:font-size-complex="10pt" fo:language="en" fo:country="AU"/>
    </style:style>
    <style:style style:name="P1822" style:parent-style-name="Normal" style:family="paragraph">
      <style:text-properties fo:font-size="10pt" style:font-size-asian="10pt" style:font-size-complex="10pt" fo:language="en" fo:country="AU"/>
    </style:style>
    <style:style style:name="P1823" style:parent-style-name="Normal" style:family="paragraph">
      <style:text-properties fo:font-size="10pt" style:font-size-asian="10pt" style:font-size-complex="10pt" fo:language="en" fo:country="AU"/>
    </style:style>
    <style:style style:name="P1824" style:parent-style-name="Normal" style:family="paragraph">
      <style:text-properties fo:font-size="10pt" style:font-size-asian="10pt" style:font-size-complex="10pt" fo:language="en" fo:country="AU"/>
    </style:style>
    <style:style style:name="P1825" style:parent-style-name="Normal" style:family="paragraph">
      <style:text-properties fo:font-size="10pt" style:font-size-asian="10pt" style:font-size-complex="10pt" fo:language="en" fo:country="AU"/>
    </style:style>
    <style:style style:name="P1826" style:parent-style-name="Normal" style:family="paragraph">
      <style:text-properties fo:font-size="10pt" style:font-size-asian="10pt" style:font-size-complex="10pt" fo:language="en" fo:country="AU"/>
    </style:style>
    <style:style style:name="P1827" style:parent-style-name="Normal" style:family="paragraph">
      <style:text-properties fo:font-size="10pt" style:font-size-asian="10pt" style:font-size-complex="10pt" fo:language="en" fo:country="AU"/>
    </style:style>
    <style:style style:name="P1828" style:parent-style-name="Normal" style:family="paragraph">
      <style:text-properties fo:font-size="10pt" style:font-size-asian="10pt" style:font-size-complex="10pt" fo:language="en" fo:country="AU"/>
    </style:style>
    <style:style style:name="P1829" style:parent-style-name="Normal" style:family="paragraph">
      <style:text-properties fo:font-size="10pt" style:font-size-asian="10pt" style:font-size-complex="10pt" fo:language="en" fo:country="AU"/>
    </style:style>
    <style:style style:name="P1830" style:parent-style-name="Normal" style:family="paragraph">
      <style:text-properties fo:font-size="10pt" style:font-size-asian="10pt" style:font-size-complex="10pt" fo:language="en" fo:country="AU"/>
    </style:style>
    <style:style style:name="P183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832" style:parent-style-name="Normal" style:family="paragraph">
      <style:text-properties fo:font-size="10pt" style:font-size-asian="10pt" style:font-size-complex="10pt" fo:language="en" fo:country="AU"/>
    </style:style>
    <style:style style:name="P1833" style:parent-style-name="Normal" style:family="paragraph">
      <style:text-properties fo:font-size="10pt" style:font-size-asian="10pt" style:font-size-complex="10pt" fo:language="en" fo:country="AU"/>
    </style:style>
    <style:style style:name="P1834" style:parent-style-name="Normal" style:family="paragraph">
      <style:text-properties fo:font-size="10pt" style:font-size-asian="10pt" style:font-size-complex="10pt" fo:language="en" fo:country="AU"/>
    </style:style>
    <style:style style:name="P1835" style:parent-style-name="Normal" style:family="paragraph">
      <style:text-properties fo:font-size="10pt" style:font-size-asian="10pt" style:font-size-complex="10pt" fo:language="en" fo:country="AU"/>
    </style:style>
    <style:style style:name="P1836" style:parent-style-name="Normal" style:family="paragraph">
      <style:text-properties fo:font-size="10pt" style:font-size-asian="10pt" style:font-size-complex="10pt" fo:language="en" fo:country="AU"/>
    </style:style>
    <style:style style:name="P1837" style:parent-style-name="Normal" style:family="paragraph">
      <style:text-properties fo:font-size="10pt" style:font-size-asian="10pt" style:font-size-complex="10pt" fo:language="en" fo:country="AU"/>
    </style:style>
    <style:style style:name="P1838" style:parent-style-name="Normal" style:family="paragraph">
      <style:text-properties fo:font-size="10pt" style:font-size-asian="10pt" style:font-size-complex="10pt" fo:language="en" fo:country="AU"/>
    </style:style>
    <style:style style:name="P1839" style:parent-style-name="Normal" style:family="paragraph">
      <style:text-properties fo:font-size="10pt" style:font-size-asian="10pt" style:font-size-complex="10pt" fo:language="en" fo:country="AU"/>
    </style:style>
    <style:style style:name="P1840" style:parent-style-name="Normal" style:family="paragraph">
      <style:text-properties fo:font-size="10pt" style:font-size-asian="10pt" style:font-size-complex="10pt" fo:language="en" fo:country="AU"/>
    </style:style>
    <style:style style:name="P184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842" style:parent-style-name="Normal" style:family="paragraph">
      <style:text-properties fo:font-size="10pt" style:font-size-asian="10pt" style:font-size-complex="10pt" fo:language="en" fo:country="AU"/>
    </style:style>
    <style:style style:name="P1843" style:parent-style-name="Normal" style:family="paragraph">
      <style:text-properties fo:font-size="10pt" style:font-size-asian="10pt" style:font-size-complex="10pt" fo:language="en" fo:country="AU"/>
    </style:style>
    <style:style style:name="P1844" style:parent-style-name="Normal" style:family="paragraph">
      <style:text-properties fo:font-size="10pt" style:font-size-asian="10pt" style:font-size-complex="10pt" fo:language="en" fo:country="AU"/>
    </style:style>
    <style:style style:name="P1845" style:parent-style-name="Normal" style:family="paragraph">
      <style:text-properties fo:font-size="10pt" style:font-size-asian="10pt" style:font-size-complex="10pt" fo:language="en" fo:country="AU"/>
    </style:style>
    <style:style style:name="P1846" style:parent-style-name="Normal" style:family="paragraph">
      <style:text-properties fo:font-size="10pt" style:font-size-asian="10pt" style:font-size-complex="10pt" fo:language="en" fo:country="AU"/>
    </style:style>
    <style:style style:name="P1847" style:parent-style-name="Normal" style:family="paragraph">
      <style:text-properties fo:font-size="10pt" style:font-size-asian="10pt" style:font-size-complex="10pt" fo:language="en" fo:country="AU"/>
    </style:style>
    <style:style style:name="P1848" style:parent-style-name="Normal" style:family="paragraph">
      <style:text-properties fo:font-size="10pt" style:font-size-asian="10pt" style:font-size-complex="10pt" fo:language="en" fo:country="AU"/>
    </style:style>
    <style:style style:name="P1849" style:parent-style-name="Normal" style:family="paragraph">
      <style:text-properties fo:font-size="10pt" style:font-size-asian="10pt" style:font-size-complex="10pt" fo:language="en" fo:country="AU"/>
    </style:style>
    <style:style style:name="P1850" style:parent-style-name="Normal" style:family="paragraph">
      <style:text-properties fo:font-size="10pt" style:font-size-asian="10pt" style:font-size-complex="10pt" fo:language="en" fo:country="AU"/>
    </style:style>
    <style:style style:name="P185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852" style:parent-style-name="Normal" style:family="paragraph">
      <style:text-properties fo:font-size="10pt" style:font-size-asian="10pt" style:font-size-complex="10pt" fo:language="en" fo:country="AU"/>
    </style:style>
    <style:style style:name="P1853" style:parent-style-name="Normal" style:family="paragraph">
      <style:text-properties fo:font-size="10pt" style:font-size-asian="10pt" style:font-size-complex="10pt" fo:language="en" fo:country="AU"/>
    </style:style>
    <style:style style:name="P1854" style:parent-style-name="Normal" style:family="paragraph">
      <style:text-properties fo:font-size="10pt" style:font-size-asian="10pt" style:font-size-complex="10pt" fo:language="en" fo:country="AU"/>
    </style:style>
    <style:style style:name="P1855" style:parent-style-name="Normal" style:family="paragraph">
      <style:text-properties fo:font-size="10pt" style:font-size-asian="10pt" style:font-size-complex="10pt" fo:language="en" fo:country="AU"/>
    </style:style>
    <style:style style:name="P1856" style:parent-style-name="Normal" style:family="paragraph">
      <style:text-properties fo:font-size="10pt" style:font-size-asian="10pt" style:font-size-complex="10pt" fo:language="en" fo:country="AU"/>
    </style:style>
    <style:style style:name="P1857" style:parent-style-name="Normal" style:family="paragraph">
      <style:text-properties fo:font-size="10pt" style:font-size-asian="10pt" style:font-size-complex="10pt" fo:language="en" fo:country="AU"/>
    </style:style>
    <style:style style:name="P1858" style:parent-style-name="Normal" style:family="paragraph">
      <style:text-properties fo:font-size="10pt" style:font-size-asian="10pt" style:font-size-complex="10pt" fo:language="en" fo:country="AU"/>
    </style:style>
    <style:style style:name="P1859" style:parent-style-name="Normal" style:family="paragraph">
      <style:text-properties fo:font-size="10pt" style:font-size-asian="10pt" style:font-size-complex="10pt" fo:language="en" fo:country="AU"/>
    </style:style>
    <style:style style:name="P1860" style:parent-style-name="Normal" style:family="paragraph">
      <style:text-properties fo:font-size="10pt" style:font-size-asian="10pt" style:font-size-complex="10pt" fo:language="en" fo:country="AU"/>
    </style:style>
    <style:style style:name="P186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862" style:parent-style-name="Normal" style:family="paragraph">
      <style:text-properties fo:font-size="10pt" style:font-size-asian="10pt" style:font-size-complex="10pt" fo:language="en" fo:country="AU"/>
    </style:style>
    <style:style style:name="P1863" style:parent-style-name="Normal" style:family="paragraph">
      <style:text-properties fo:font-size="10pt" style:font-size-asian="10pt" style:font-size-complex="10pt" fo:language="en" fo:country="AU"/>
    </style:style>
    <style:style style:name="P1864" style:parent-style-name="Normal" style:family="paragraph">
      <style:text-properties fo:font-size="10pt" style:font-size-asian="10pt" style:font-size-complex="10pt" fo:language="en" fo:country="AU"/>
    </style:style>
    <style:style style:name="T1865" style:parent-style-name="DefaultParagraphFont" style:family="text">
      <style:text-properties fo:font-size="10pt" style:font-size-asian="10pt" style:font-size-complex="10pt" fo:language="en" fo:country="AU"/>
    </style:style>
    <style:style style:name="T1866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867" style:parent-style-name="DefaultParagraphFont" style:family="text">
      <style:text-properties fo:font-size="10pt" style:font-size-asian="10pt" style:font-size-complex="10pt" fo:language="en" fo:country="AU"/>
    </style:style>
    <style:style style:name="P1868" style:parent-style-name="Normal" style:family="paragraph">
      <style:text-properties fo:font-size="10pt" style:font-size-asian="10pt" style:font-size-complex="10pt" fo:language="en" fo:country="AU"/>
    </style:style>
    <style:style style:name="P1869" style:parent-style-name="Normal" style:family="paragraph">
      <style:text-properties fo:font-size="10pt" style:font-size-asian="10pt" style:font-size-complex="10pt" fo:language="en" fo:country="AU"/>
    </style:style>
    <style:style style:name="P1870" style:parent-style-name="Normal" style:family="paragraph">
      <style:text-properties fo:font-size="10pt" style:font-size-asian="10pt" style:font-size-complex="10pt" fo:language="en" fo:country="AU"/>
    </style:style>
    <style:style style:name="P1871" style:parent-style-name="Normal" style:family="paragraph">
      <style:text-properties fo:font-size="10pt" style:font-size-asian="10pt" style:font-size-complex="10pt" fo:language="en" fo:country="AU"/>
    </style:style>
    <style:style style:name="P1872" style:parent-style-name="Normal" style:family="paragraph">
      <style:text-properties fo:font-size="10pt" style:font-size-asian="10pt" style:font-size-complex="10pt" fo:language="en" fo:country="AU"/>
    </style:style>
    <style:style style:name="P1873" style:parent-style-name="Normal" style:family="paragraph">
      <style:text-properties fo:font-size="10pt" style:font-size-asian="10pt" style:font-size-complex="10pt" fo:language="en" fo:country="AU"/>
    </style:style>
    <style:style style:name="P187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875" style:parent-style-name="Normal" style:family="paragraph">
      <style:text-properties fo:font-size="10pt" style:font-size-asian="10pt" style:font-size-complex="10pt" fo:language="en" fo:country="AU"/>
    </style:style>
    <style:style style:name="P1876" style:parent-style-name="Normal" style:family="paragraph">
      <style:text-properties fo:font-size="10pt" style:font-size-asian="10pt" style:font-size-complex="10pt" fo:language="en" fo:country="AU"/>
    </style:style>
    <style:style style:name="P1877" style:parent-style-name="Normal" style:family="paragraph">
      <style:text-properties fo:font-size="10pt" style:font-size-asian="10pt" style:font-size-complex="10pt" fo:language="en" fo:country="AU"/>
    </style:style>
    <style:style style:name="T1878" style:parent-style-name="DefaultParagraphFont" style:family="text">
      <style:text-properties fo:font-size="10pt" style:font-size-asian="10pt" style:font-size-complex="10pt" fo:language="en" fo:country="AU"/>
    </style:style>
    <style:style style:name="T1879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880" style:parent-style-name="DefaultParagraphFont" style:family="text">
      <style:text-properties fo:font-size="10pt" style:font-size-asian="10pt" style:font-size-complex="10pt" fo:language="en" fo:country="AU"/>
    </style:style>
    <style:style style:name="T1881" style:parent-style-name="DefaultParagraphFont" style:family="text">
      <style:text-properties fo:font-size="10pt" style:font-size-asian="10pt" style:font-size-complex="10pt" fo:language="en" fo:country="AU"/>
    </style:style>
    <style:style style:name="P1882" style:parent-style-name="Normal" style:family="paragraph">
      <style:text-properties fo:font-size="10pt" style:font-size-asian="10pt" style:font-size-complex="10pt" fo:language="en" fo:country="AU"/>
    </style:style>
    <style:style style:name="P1883" style:parent-style-name="Normal" style:family="paragraph">
      <style:text-properties fo:font-size="10pt" style:font-size-asian="10pt" style:font-size-complex="10pt" fo:language="en" fo:country="AU"/>
    </style:style>
    <style:style style:name="P1884" style:parent-style-name="Normal" style:family="paragraph">
      <style:text-properties fo:font-size="10pt" style:font-size-asian="10pt" style:font-size-complex="10pt" fo:language="en" fo:country="AU"/>
    </style:style>
    <style:style style:name="P1885" style:parent-style-name="Normal" style:family="paragraph">
      <style:text-properties fo:font-size="10pt" style:font-size-asian="10pt" style:font-size-complex="10pt" fo:language="en" fo:country="AU"/>
    </style:style>
    <style:style style:name="P1886" style:parent-style-name="Normal" style:family="paragraph">
      <style:text-properties fo:font-size="10pt" style:font-size-asian="10pt" style:font-size-complex="10pt" fo:language="en" fo:country="AU"/>
    </style:style>
    <style:style style:name="P1887" style:parent-style-name="Normal" style:family="paragraph">
      <style:text-properties fo:font-size="10pt" style:font-size-asian="10pt" style:font-size-complex="10pt" fo:language="en" fo:country="AU"/>
    </style:style>
    <style:style style:name="P1888" style:parent-style-name="Normal" style:family="paragraph">
      <style:text-properties fo:font-size="10pt" style:font-size-asian="10pt" style:font-size-complex="10pt" fo:language="en" fo:country="AU"/>
    </style:style>
    <style:style style:name="P1889" style:parent-style-name="Normal" style:family="paragraph">
      <style:text-properties fo:font-size="10pt" style:font-size-asian="10pt" style:font-size-complex="10pt" fo:language="en" fo:country="AU"/>
    </style:style>
    <style:style style:name="P1890" style:parent-style-name="Normal" style:family="paragraph">
      <style:text-properties fo:font-size="10pt" style:font-size-asian="10pt" style:font-size-complex="10pt" fo:language="en" fo:country="AU"/>
    </style:style>
    <style:style style:name="T1891" style:parent-style-name="DefaultParagraphFont" style:family="text">
      <style:text-properties fo:font-size="10pt" style:font-size-asian="10pt" style:font-size-complex="10pt" fo:language="en" fo:country="AU"/>
    </style:style>
    <style:style style:name="T1892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893" style:parent-style-name="DefaultParagraphFont" style:family="text">
      <style:text-properties fo:font-size="10pt" style:font-size-asian="10pt" style:font-size-complex="10pt" fo:language="en" fo:country="AU"/>
    </style:style>
    <style:style style:name="T1894" style:parent-style-name="DefaultParagraphFont" style:family="text">
      <style:text-properties fo:font-size="10pt" style:font-size-asian="10pt" style:font-size-complex="10pt" fo:language="en" fo:country="AU"/>
    </style:style>
    <style:style style:name="P1895" style:parent-style-name="Normal" style:family="paragraph">
      <style:text-properties fo:font-size="10pt" style:font-size-asian="10pt" style:font-size-complex="10pt" fo:language="en" fo:country="AU"/>
    </style:style>
    <style:style style:name="P1896" style:parent-style-name="Normal" style:family="paragraph">
      <style:text-properties fo:font-size="10pt" style:font-size-asian="10pt" style:font-size-complex="10pt" fo:language="en" fo:country="AU"/>
    </style:style>
    <style:style style:name="P1897" style:parent-style-name="Normal" style:family="paragraph">
      <style:text-properties fo:font-size="10pt" style:font-size-asian="10pt" style:font-size-complex="10pt" fo:language="en" fo:country="AU"/>
    </style:style>
    <style:style style:name="P1898" style:parent-style-name="Normal" style:family="paragraph">
      <style:text-properties fo:font-size="10pt" style:font-size-asian="10pt" style:font-size-complex="10pt" fo:language="en" fo:country="AU"/>
    </style:style>
    <style:style style:name="P189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90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901" style:parent-style-name="Normal" style:family="paragraph">
      <style:text-properties fo:font-size="10pt" style:font-size-asian="10pt" style:font-size-complex="10pt" fo:language="en" fo:country="AU"/>
    </style:style>
    <style:style style:name="P1902" style:parent-style-name="Normal" style:family="paragraph">
      <style:text-properties fo:font-size="10pt" style:font-size-asian="10pt" style:font-size-complex="10pt" fo:language="en" fo:country="AU"/>
    </style:style>
    <style:style style:name="P1903" style:parent-style-name="Normal" style:family="paragraph">
      <style:text-properties fo:font-size="10pt" style:font-size-asian="10pt" style:font-size-complex="10pt" fo:language="en" fo:country="AU"/>
    </style:style>
    <style:style style:name="P1904" style:parent-style-name="Normal" style:family="paragraph">
      <style:text-properties fo:font-size="10pt" style:font-size-asian="10pt" style:font-size-complex="10pt" fo:language="en" fo:country="AU"/>
    </style:style>
    <style:style style:name="P1905" style:parent-style-name="Normal" style:family="paragraph">
      <style:text-properties fo:font-size="10pt" style:font-size-asian="10pt" style:font-size-complex="10pt" fo:language="en" fo:country="AU"/>
    </style:style>
    <style:style style:name="P1906" style:parent-style-name="Normal" style:family="paragraph">
      <style:text-properties fo:font-size="10pt" style:font-size-asian="10pt" style:font-size-complex="10pt" fo:language="en" fo:country="AU"/>
    </style:style>
    <style:style style:name="P1907" style:parent-style-name="Normal" style:family="paragraph">
      <style:text-properties fo:font-size="10pt" style:font-size-asian="10pt" style:font-size-complex="10pt" fo:language="en" fo:country="AU"/>
    </style:style>
    <style:style style:name="P190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909" style:parent-style-name="Normal" style:family="paragraph">
      <style:text-properties fo:font-size="10pt" style:font-size-asian="10pt" style:font-size-complex="10pt" fo:language="en" fo:country="AU"/>
    </style:style>
    <style:style style:name="P1910" style:parent-style-name="Normal" style:family="paragraph">
      <style:text-properties fo:font-size="10pt" style:font-size-asian="10pt" style:font-size-complex="10pt" fo:language="en" fo:country="AU"/>
    </style:style>
    <style:style style:name="P1911" style:parent-style-name="Normal" style:family="paragraph">
      <style:text-properties fo:font-size="10pt" style:font-size-asian="10pt" style:font-size-complex="10pt" fo:language="en" fo:country="AU"/>
    </style:style>
    <style:style style:name="P1912" style:parent-style-name="Normal" style:family="paragraph">
      <style:text-properties fo:font-size="10pt" style:font-size-asian="10pt" style:font-size-complex="10pt" fo:language="en" fo:country="AU"/>
    </style:style>
    <style:style style:name="P1913" style:parent-style-name="Normal" style:family="paragraph">
      <style:text-properties fo:font-size="10pt" style:font-size-asian="10pt" style:font-size-complex="10pt" fo:language="en" fo:country="AU"/>
    </style:style>
    <style:style style:name="P1914" style:parent-style-name="Normal" style:family="paragraph">
      <style:text-properties fo:font-size="10pt" style:font-size-asian="10pt" style:font-size-complex="10pt" fo:language="en" fo:country="AU"/>
    </style:style>
    <style:style style:name="P1915" style:parent-style-name="Normal" style:family="paragraph">
      <style:text-properties fo:font-size="10pt" style:font-size-asian="10pt" style:font-size-complex="10pt" fo:language="en" fo:country="AU"/>
    </style:style>
    <style:style style:name="P1916" style:parent-style-name="Normal" style:family="paragraph">
      <style:text-properties fo:font-size="10pt" style:font-size-asian="10pt" style:font-size-complex="10pt" fo:language="en" fo:country="AU"/>
    </style:style>
    <style:style style:name="P1917" style:parent-style-name="Normal" style:family="paragraph">
      <style:text-properties fo:font-size="10pt" style:font-size-asian="10pt" style:font-size-complex="10pt" fo:language="en" fo:country="AU"/>
    </style:style>
    <style:style style:name="P191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919" style:parent-style-name="Normal" style:family="paragraph">
      <style:text-properties fo:font-size="10pt" style:font-size-asian="10pt" style:font-size-complex="10pt" fo:language="en" fo:country="AU"/>
    </style:style>
    <style:style style:name="P1920" style:parent-style-name="Normal" style:family="paragraph">
      <style:text-properties fo:font-size="10pt" style:font-size-asian="10pt" style:font-size-complex="10pt" fo:language="en" fo:country="AU"/>
    </style:style>
    <style:style style:name="P1921" style:parent-style-name="Normal" style:family="paragraph">
      <style:text-properties fo:font-size="10pt" style:font-size-asian="10pt" style:font-size-complex="10pt" fo:language="en" fo:country="AU"/>
    </style:style>
    <style:style style:name="P1922" style:parent-style-name="Normal" style:family="paragraph">
      <style:text-properties fo:font-size="10pt" style:font-size-asian="10pt" style:font-size-complex="10pt" fo:language="en" fo:country="AU"/>
    </style:style>
    <style:style style:name="P1923" style:parent-style-name="Normal" style:family="paragraph">
      <style:text-properties fo:font-size="10pt" style:font-size-asian="10pt" style:font-size-complex="10pt" fo:language="en" fo:country="AU"/>
    </style:style>
    <style:style style:name="P1924" style:parent-style-name="Normal" style:family="paragraph">
      <style:text-properties fo:font-size="10pt" style:font-size-asian="10pt" style:font-size-complex="10pt" fo:language="en" fo:country="AU"/>
    </style:style>
    <style:style style:name="P1925" style:parent-style-name="Normal" style:family="paragraph">
      <style:text-properties fo:font-size="10pt" style:font-size-asian="10pt" style:font-size-complex="10pt" fo:language="en" fo:country="AU"/>
    </style:style>
    <style:style style:name="P1926" style:parent-style-name="Normal" style:family="paragraph">
      <style:text-properties fo:font-size="10pt" style:font-size-asian="10pt" style:font-size-complex="10pt" fo:language="en" fo:country="AU"/>
    </style:style>
    <style:style style:name="P1927" style:parent-style-name="Normal" style:family="paragraph">
      <style:text-properties fo:font-size="10pt" style:font-size-asian="10pt" style:font-size-complex="10pt" fo:language="en" fo:country="AU"/>
    </style:style>
    <style:style style:name="P1928" style:parent-style-name="Normal" style:family="paragraph">
      <style:text-properties fo:font-size="10pt" style:font-size-asian="10pt" style:font-size-complex="10pt" fo:language="en" fo:country="AU"/>
    </style:style>
    <style:style style:name="P192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930" style:parent-style-name="Normal" style:family="paragraph">
      <style:text-properties fo:font-size="10pt" style:font-size-asian="10pt" style:font-size-complex="10pt" fo:language="en" fo:country="AU"/>
    </style:style>
    <style:style style:name="P1931" style:parent-style-name="Normal" style:family="paragraph">
      <style:text-properties fo:font-size="10pt" style:font-size-asian="10pt" style:font-size-complex="10pt" fo:language="en" fo:country="AU"/>
    </style:style>
    <style:style style:name="P1932" style:parent-style-name="Normal" style:family="paragraph">
      <style:text-properties fo:font-size="10pt" style:font-size-asian="10pt" style:font-size-complex="10pt" fo:language="en" fo:country="AU"/>
    </style:style>
    <style:style style:name="P1933" style:parent-style-name="Normal" style:family="paragraph">
      <style:text-properties fo:font-size="10pt" style:font-size-asian="10pt" style:font-size-complex="10pt" fo:language="en" fo:country="AU"/>
    </style:style>
    <style:style style:name="P1934" style:parent-style-name="Normal" style:family="paragraph">
      <style:text-properties fo:font-size="10pt" style:font-size-asian="10pt" style:font-size-complex="10pt" fo:language="en" fo:country="AU"/>
    </style:style>
    <style:style style:name="P1935" style:parent-style-name="Normal" style:family="paragraph">
      <style:text-properties fo:font-size="10pt" style:font-size-asian="10pt" style:font-size-complex="10pt" fo:language="en" fo:country="AU"/>
    </style:style>
    <style:style style:name="P1936" style:parent-style-name="Normal" style:family="paragraph">
      <style:text-properties fo:font-size="10pt" style:font-size-asian="10pt" style:font-size-complex="10pt" fo:language="en" fo:country="AU"/>
    </style:style>
    <style:style style:name="P1937" style:parent-style-name="Normal" style:family="paragraph">
      <style:text-properties fo:font-size="10pt" style:font-size-asian="10pt" style:font-size-complex="10pt" fo:language="en" fo:country="AU"/>
    </style:style>
    <style:style style:name="P1938" style:parent-style-name="Normal" style:family="paragraph">
      <style:text-properties fo:font-size="10pt" style:font-size-asian="10pt" style:font-size-complex="10pt" fo:language="en" fo:country="AU"/>
    </style:style>
    <style:style style:name="P193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940" style:parent-style-name="Normal" style:family="paragraph">
      <style:text-properties fo:font-size="10pt" style:font-size-asian="10pt" style:font-size-complex="10pt" fo:language="en" fo:country="AU"/>
    </style:style>
    <style:style style:name="P1941" style:parent-style-name="Normal" style:family="paragraph">
      <style:text-properties fo:font-size="10pt" style:font-size-asian="10pt" style:font-size-complex="10pt" fo:language="en" fo:country="AU"/>
    </style:style>
    <style:style style:name="P1942" style:parent-style-name="Normal" style:family="paragraph">
      <style:text-properties fo:font-size="10pt" style:font-size-asian="10pt" style:font-size-complex="10pt" fo:language="en" fo:country="AU"/>
    </style:style>
    <style:style style:name="P1943" style:parent-style-name="Normal" style:family="paragraph">
      <style:text-properties fo:font-size="10pt" style:font-size-asian="10pt" style:font-size-complex="10pt" fo:language="en" fo:country="AU"/>
    </style:style>
    <style:style style:name="P1944" style:parent-style-name="Normal" style:family="paragraph">
      <style:text-properties fo:font-size="10pt" style:font-size-asian="10pt" style:font-size-complex="10pt" fo:language="en" fo:country="AU"/>
    </style:style>
    <style:style style:name="P1945" style:parent-style-name="Normal" style:family="paragraph">
      <style:text-properties fo:font-size="10pt" style:font-size-asian="10pt" style:font-size-complex="10pt" fo:language="en" fo:country="AU"/>
    </style:style>
    <style:style style:name="P1946" style:parent-style-name="Normal" style:family="paragraph">
      <style:text-properties fo:font-size="10pt" style:font-size-asian="10pt" style:font-size-complex="10pt" fo:language="en" fo:country="AU"/>
    </style:style>
    <style:style style:name="P1947" style:parent-style-name="Normal" style:family="paragraph">
      <style:text-properties fo:font-size="10pt" style:font-size-asian="10pt" style:font-size-complex="10pt" fo:language="en" fo:country="AU"/>
    </style:style>
    <style:style style:name="P1948" style:parent-style-name="Normal" style:family="paragraph">
      <style:text-properties fo:font-size="10pt" style:font-size-asian="10pt" style:font-size-complex="10pt" fo:language="en" fo:country="AU"/>
    </style:style>
    <style:style style:name="P194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950" style:parent-style-name="Normal" style:family="paragraph">
      <style:text-properties fo:font-size="10pt" style:font-size-asian="10pt" style:font-size-complex="10pt" fo:language="en" fo:country="AU"/>
    </style:style>
    <style:style style:name="P1951" style:parent-style-name="Normal" style:family="paragraph">
      <style:text-properties fo:font-size="10pt" style:font-size-asian="10pt" style:font-size-complex="10pt" fo:language="en" fo:country="AU"/>
    </style:style>
    <style:style style:name="P1952" style:parent-style-name="Normal" style:family="paragraph">
      <style:text-properties fo:font-size="10pt" style:font-size-asian="10pt" style:font-size-complex="10pt" fo:language="en" fo:country="AU"/>
    </style:style>
    <style:style style:name="P1953" style:parent-style-name="Normal" style:family="paragraph">
      <style:text-properties fo:font-size="10pt" style:font-size-asian="10pt" style:font-size-complex="10pt" fo:language="en" fo:country="AU"/>
    </style:style>
    <style:style style:name="P1954" style:parent-style-name="Normal" style:family="paragraph">
      <style:text-properties fo:font-size="10pt" style:font-size-asian="10pt" style:font-size-complex="10pt" fo:language="en" fo:country="AU"/>
    </style:style>
    <style:style style:name="P1955" style:parent-style-name="Normal" style:family="paragraph">
      <style:text-properties fo:font-size="10pt" style:font-size-asian="10pt" style:font-size-complex="10pt" fo:language="en" fo:country="AU"/>
    </style:style>
    <style:style style:name="P1956" style:parent-style-name="Normal" style:family="paragraph">
      <style:text-properties fo:font-size="10pt" style:font-size-asian="10pt" style:font-size-complex="10pt" fo:language="en" fo:country="AU"/>
    </style:style>
    <style:style style:name="P1957" style:parent-style-name="Normal" style:family="paragraph">
      <style:text-properties fo:font-size="10pt" style:font-size-asian="10pt" style:font-size-complex="10pt" fo:language="en" fo:country="AU"/>
    </style:style>
    <style:style style:name="P1958" style:parent-style-name="Normal" style:family="paragraph">
      <style:text-properties fo:font-size="10pt" style:font-size-asian="10pt" style:font-size-complex="10pt" fo:language="en" fo:country="AU"/>
    </style:style>
    <style:style style:name="P195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960" style:parent-style-name="Normal" style:family="paragraph">
      <style:text-properties fo:font-size="10pt" style:font-size-asian="10pt" style:font-size-complex="10pt" fo:language="en" fo:country="AU"/>
    </style:style>
    <style:style style:name="P1961" style:parent-style-name="Normal" style:family="paragraph">
      <style:text-properties fo:font-size="10pt" style:font-size-asian="10pt" style:font-size-complex="10pt" fo:language="en" fo:country="AU"/>
    </style:style>
    <style:style style:name="P1962" style:parent-style-name="Normal" style:family="paragraph">
      <style:text-properties fo:font-size="10pt" style:font-size-asian="10pt" style:font-size-complex="10pt" fo:language="en" fo:country="AU"/>
    </style:style>
    <style:style style:name="P1963" style:parent-style-name="Normal" style:family="paragraph">
      <style:text-properties fo:font-size="10pt" style:font-size-asian="10pt" style:font-size-complex="10pt" fo:language="en" fo:country="AU"/>
    </style:style>
    <style:style style:name="P1964" style:parent-style-name="Normal" style:family="paragraph">
      <style:text-properties fo:font-size="10pt" style:font-size-asian="10pt" style:font-size-complex="10pt" fo:language="en" fo:country="AU"/>
    </style:style>
    <style:style style:name="P1965" style:parent-style-name="Normal" style:family="paragraph">
      <style:text-properties fo:font-size="10pt" style:font-size-asian="10pt" style:font-size-complex="10pt" fo:language="en" fo:country="AU"/>
    </style:style>
    <style:style style:name="P1966" style:parent-style-name="Normal" style:family="paragraph">
      <style:text-properties fo:font-size="10pt" style:font-size-asian="10pt" style:font-size-complex="10pt" fo:language="en" fo:country="AU"/>
    </style:style>
    <style:style style:name="P1967" style:parent-style-name="Normal" style:family="paragraph">
      <style:text-properties fo:font-size="10pt" style:font-size-asian="10pt" style:font-size-complex="10pt" fo:language="en" fo:country="AU"/>
    </style:style>
    <style:style style:name="P1968" style:parent-style-name="Normal" style:family="paragraph">
      <style:text-properties fo:font-size="10pt" style:font-size-asian="10pt" style:font-size-complex="10pt" fo:language="en" fo:country="AU"/>
    </style:style>
    <style:style style:name="P196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970" style:parent-style-name="Normal" style:family="paragraph">
      <style:text-properties fo:font-size="10pt" style:font-size-asian="10pt" style:font-size-complex="10pt" fo:language="en" fo:country="AU"/>
    </style:style>
    <style:style style:name="P1971" style:parent-style-name="Normal" style:family="paragraph">
      <style:text-properties fo:font-size="10pt" style:font-size-asian="10pt" style:font-size-complex="10pt" fo:language="en" fo:country="AU"/>
    </style:style>
    <style:style style:name="T1972" style:parent-style-name="DefaultParagraphFont" style:family="text">
      <style:text-properties fo:font-size="10pt" style:font-size-asian="10pt" style:font-size-complex="10pt" fo:language="en" fo:country="AU"/>
    </style:style>
    <style:style style:name="T1973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1974" style:parent-style-name="DefaultParagraphFont" style:family="text">
      <style:text-properties fo:font-size="10pt" style:font-size-asian="10pt" style:font-size-complex="10pt" fo:language="en" fo:country="AU"/>
    </style:style>
    <style:style style:name="P1975" style:parent-style-name="Normal" style:family="paragraph">
      <style:text-properties fo:font-size="10pt" style:font-size-asian="10pt" style:font-size-complex="10pt" fo:language="en" fo:country="AU"/>
    </style:style>
    <style:style style:name="P1976" style:parent-style-name="Normal" style:family="paragraph">
      <style:text-properties fo:font-size="10pt" style:font-size-asian="10pt" style:font-size-complex="10pt" fo:language="en" fo:country="AU"/>
    </style:style>
    <style:style style:name="P1977" style:parent-style-name="Normal" style:family="paragraph">
      <style:text-properties fo:font-size="10pt" style:font-size-asian="10pt" style:font-size-complex="10pt" fo:language="en" fo:country="AU"/>
    </style:style>
    <style:style style:name="P1978" style:parent-style-name="Normal" style:family="paragraph">
      <style:text-properties fo:font-size="10pt" style:font-size-asian="10pt" style:font-size-complex="10pt" fo:language="en" fo:country="AU"/>
    </style:style>
    <style:style style:name="P1979" style:parent-style-name="Normal" style:family="paragraph">
      <style:text-properties fo:font-size="10pt" style:font-size-asian="10pt" style:font-size-complex="10pt" fo:language="en" fo:country="AU"/>
    </style:style>
    <style:style style:name="P1980" style:parent-style-name="Normal" style:family="paragraph">
      <style:text-properties fo:font-size="10pt" style:font-size-asian="10pt" style:font-size-complex="10pt" fo:language="en" fo:country="AU"/>
    </style:style>
    <style:style style:name="P198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982" style:parent-style-name="Normal" style:family="paragraph">
      <style:text-properties fo:font-size="10pt" style:font-size-asian="10pt" style:font-size-complex="10pt" fo:language="en" fo:country="AU"/>
    </style:style>
    <style:style style:name="P1983" style:parent-style-name="Normal" style:family="paragraph">
      <style:text-properties fo:font-size="10pt" style:font-size-asian="10pt" style:font-size-complex="10pt" fo:language="en" fo:country="AU"/>
    </style:style>
    <style:style style:name="P1984" style:parent-style-name="Normal" style:family="paragraph">
      <style:text-properties fo:font-size="10pt" style:font-size-asian="10pt" style:font-size-complex="10pt" fo:language="en" fo:country="AU"/>
    </style:style>
    <style:style style:name="P1985" style:parent-style-name="Normal" style:family="paragraph">
      <style:text-properties fo:font-size="10pt" style:font-size-asian="10pt" style:font-size-complex="10pt" fo:language="en" fo:country="AU"/>
    </style:style>
    <style:style style:name="P1986" style:parent-style-name="Normal" style:family="paragraph">
      <style:text-properties fo:font-size="10pt" style:font-size-asian="10pt" style:font-size-complex="10pt" fo:language="en" fo:country="AU"/>
    </style:style>
    <style:style style:name="P1987" style:parent-style-name="Normal" style:family="paragraph">
      <style:text-properties fo:font-size="10pt" style:font-size-asian="10pt" style:font-size-complex="10pt" fo:language="en" fo:country="AU"/>
    </style:style>
    <style:style style:name="P1988" style:parent-style-name="Normal" style:family="paragraph">
      <style:text-properties fo:font-size="10pt" style:font-size-asian="10pt" style:font-size-complex="10pt" fo:language="en" fo:country="AU"/>
    </style:style>
    <style:style style:name="P1989" style:parent-style-name="Normal" style:family="paragraph">
      <style:text-properties fo:font-size="10pt" style:font-size-asian="10pt" style:font-size-complex="10pt" fo:language="en" fo:country="AU"/>
    </style:style>
    <style:style style:name="P199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1991" style:parent-style-name="Normal" style:family="paragraph">
      <style:text-properties fo:font-size="10pt" style:font-size-asian="10pt" style:font-size-complex="10pt" fo:language="en" fo:country="AU"/>
    </style:style>
    <style:style style:name="P1992" style:parent-style-name="Normal" style:family="paragraph">
      <style:text-properties fo:font-size="10pt" style:font-size-asian="10pt" style:font-size-complex="10pt" fo:language="en" fo:country="AU"/>
    </style:style>
    <style:style style:name="P1993" style:parent-style-name="Normal" style:family="paragraph">
      <style:text-properties fo:font-size="10pt" style:font-size-asian="10pt" style:font-size-complex="10pt" fo:language="en" fo:country="AU"/>
    </style:style>
    <style:style style:name="P1994" style:parent-style-name="Normal" style:family="paragraph">
      <style:text-properties fo:font-size="10pt" style:font-size-asian="10pt" style:font-size-complex="10pt" fo:language="en" fo:country="AU"/>
    </style:style>
    <style:style style:name="P1995" style:parent-style-name="Normal" style:family="paragraph">
      <style:text-properties fo:font-size="10pt" style:font-size-asian="10pt" style:font-size-complex="10pt" fo:language="en" fo:country="AU"/>
    </style:style>
    <style:style style:name="P1996" style:parent-style-name="Normal" style:family="paragraph">
      <style:text-properties fo:font-size="10pt" style:font-size-asian="10pt" style:font-size-complex="10pt" fo:language="en" fo:country="AU"/>
    </style:style>
    <style:style style:name="P1997" style:parent-style-name="Normal" style:family="paragraph">
      <style:text-properties fo:font-size="10pt" style:font-size-asian="10pt" style:font-size-complex="10pt" fo:language="en" fo:country="AU"/>
    </style:style>
    <style:style style:name="P1998" style:parent-style-name="Normal" style:family="paragraph">
      <style:text-properties fo:font-size="10pt" style:font-size-asian="10pt" style:font-size-complex="10pt" fo:language="en" fo:country="AU"/>
    </style:style>
    <style:style style:name="P1999" style:parent-style-name="Normal" style:family="paragraph">
      <style:text-properties fo:font-size="10pt" style:font-size-asian="10pt" style:font-size-complex="10pt" fo:language="en" fo:country="AU"/>
    </style:style>
    <style:style style:name="P200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001" style:parent-style-name="Normal" style:family="paragraph">
      <style:text-properties fo:font-size="10pt" style:font-size-asian="10pt" style:font-size-complex="10pt" fo:language="en" fo:country="AU"/>
    </style:style>
    <style:style style:name="P2002" style:parent-style-name="Normal" style:family="paragraph">
      <style:text-properties fo:font-size="10pt" style:font-size-asian="10pt" style:font-size-complex="10pt" fo:language="en" fo:country="AU"/>
    </style:style>
    <style:style style:name="P2003" style:parent-style-name="Normal" style:family="paragraph">
      <style:text-properties fo:font-size="10pt" style:font-size-asian="10pt" style:font-size-complex="10pt" fo:language="en" fo:country="AU"/>
    </style:style>
    <style:style style:name="P2004" style:parent-style-name="Normal" style:family="paragraph">
      <style:text-properties fo:font-size="10pt" style:font-size-asian="10pt" style:font-size-complex="10pt" fo:language="en" fo:country="AU"/>
    </style:style>
    <style:style style:name="P2005" style:parent-style-name="Normal" style:family="paragraph">
      <style:text-properties fo:font-size="10pt" style:font-size-asian="10pt" style:font-size-complex="10pt" fo:language="en" fo:country="AU"/>
    </style:style>
    <style:style style:name="P2006" style:parent-style-name="Normal" style:family="paragraph">
      <style:text-properties fo:font-size="10pt" style:font-size-asian="10pt" style:font-size-complex="10pt" fo:language="en" fo:country="AU"/>
    </style:style>
    <style:style style:name="P2007" style:parent-style-name="Normal" style:family="paragraph">
      <style:text-properties fo:font-size="10pt" style:font-size-asian="10pt" style:font-size-complex="10pt" fo:language="en" fo:country="AU"/>
    </style:style>
    <style:style style:name="P2008" style:parent-style-name="Normal" style:family="paragraph">
      <style:text-properties fo:font-size="10pt" style:font-size-asian="10pt" style:font-size-complex="10pt" fo:language="en" fo:country="AU"/>
    </style:style>
    <style:style style:name="P2009" style:parent-style-name="Normal" style:family="paragraph">
      <style:text-properties fo:font-size="10pt" style:font-size-asian="10pt" style:font-size-complex="10pt" fo:language="en" fo:country="AU"/>
    </style:style>
    <style:style style:name="P201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011" style:parent-style-name="Normal" style:family="paragraph">
      <style:text-properties fo:font-size="10pt" style:font-size-asian="10pt" style:font-size-complex="10pt" fo:language="en" fo:country="AU"/>
    </style:style>
    <style:style style:name="P2012" style:parent-style-name="Normal" style:family="paragraph">
      <style:text-properties fo:font-size="10pt" style:font-size-asian="10pt" style:font-size-complex="10pt" fo:language="en" fo:country="AU"/>
    </style:style>
    <style:style style:name="P2013" style:parent-style-name="Normal" style:family="paragraph">
      <style:text-properties fo:font-size="10pt" style:font-size-asian="10pt" style:font-size-complex="10pt" fo:language="en" fo:country="AU"/>
    </style:style>
    <style:style style:name="P2014" style:parent-style-name="Normal" style:family="paragraph">
      <style:text-properties fo:font-size="10pt" style:font-size-asian="10pt" style:font-size-complex="10pt" fo:language="en" fo:country="AU"/>
    </style:style>
    <style:style style:name="P2015" style:parent-style-name="Normal" style:family="paragraph">
      <style:text-properties fo:font-size="10pt" style:font-size-asian="10pt" style:font-size-complex="10pt" fo:language="en" fo:country="AU"/>
    </style:style>
    <style:style style:name="P2016" style:parent-style-name="Normal" style:family="paragraph">
      <style:text-properties fo:font-size="10pt" style:font-size-asian="10pt" style:font-size-complex="10pt" fo:language="en" fo:country="AU"/>
    </style:style>
    <style:style style:name="P2017" style:parent-style-name="Normal" style:family="paragraph">
      <style:text-properties fo:font-size="10pt" style:font-size-asian="10pt" style:font-size-complex="10pt" fo:language="en" fo:country="AU"/>
    </style:style>
    <style:style style:name="P2018" style:parent-style-name="Normal" style:family="paragraph">
      <style:text-properties fo:font-size="10pt" style:font-size-asian="10pt" style:font-size-complex="10pt" fo:language="en" fo:country="AU"/>
    </style:style>
    <style:style style:name="P2019" style:parent-style-name="Normal" style:family="paragraph">
      <style:text-properties fo:font-size="10pt" style:font-size-asian="10pt" style:font-size-complex="10pt" fo:language="en" fo:country="AU"/>
    </style:style>
    <style:style style:name="P2020" style:parent-style-name="Normal" style:family="paragraph">
      <style:text-properties fo:font-size="10pt" style:font-size-asian="10pt" style:font-size-complex="10pt" fo:language="en" fo:country="AU"/>
    </style:style>
    <style:style style:name="P202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022" style:parent-style-name="Normal" style:family="paragraph">
      <style:text-properties fo:font-size="10pt" style:font-size-asian="10pt" style:font-size-complex="10pt" fo:language="en" fo:country="AU"/>
    </style:style>
    <style:style style:name="P2023" style:parent-style-name="Normal" style:family="paragraph">
      <style:text-properties fo:font-size="10pt" style:font-size-asian="10pt" style:font-size-complex="10pt" fo:language="en" fo:country="AU"/>
    </style:style>
    <style:style style:name="P2024" style:parent-style-name="Normal" style:family="paragraph">
      <style:text-properties fo:font-size="10pt" style:font-size-asian="10pt" style:font-size-complex="10pt" fo:language="en" fo:country="AU"/>
    </style:style>
    <style:style style:name="P2025" style:parent-style-name="Normal" style:family="paragraph">
      <style:text-properties fo:font-size="10pt" style:font-size-asian="10pt" style:font-size-complex="10pt" fo:language="en" fo:country="AU"/>
    </style:style>
    <style:style style:name="P2026" style:parent-style-name="Normal" style:family="paragraph">
      <style:text-properties fo:font-size="10pt" style:font-size-asian="10pt" style:font-size-complex="10pt" fo:language="en" fo:country="AU"/>
    </style:style>
    <style:style style:name="P2027" style:parent-style-name="Normal" style:family="paragraph">
      <style:text-properties fo:font-size="10pt" style:font-size-asian="10pt" style:font-size-complex="10pt" fo:language="en" fo:country="AU"/>
    </style:style>
    <style:style style:name="P2028" style:parent-style-name="Normal" style:family="paragraph">
      <style:text-properties fo:font-size="10pt" style:font-size-asian="10pt" style:font-size-complex="10pt" fo:language="en" fo:country="AU"/>
    </style:style>
    <style:style style:name="P2029" style:parent-style-name="Normal" style:family="paragraph">
      <style:text-properties fo:font-size="10pt" style:font-size-asian="10pt" style:font-size-complex="10pt" fo:language="en" fo:country="AU"/>
    </style:style>
    <style:style style:name="P2030" style:parent-style-name="Normal" style:family="paragraph">
      <style:text-properties fo:font-size="10pt" style:font-size-asian="10pt" style:font-size-complex="10pt" fo:language="en" fo:country="AU"/>
    </style:style>
    <style:style style:name="P203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032" style:parent-style-name="Normal" style:family="paragraph">
      <style:text-properties fo:font-size="10pt" style:font-size-asian="10pt" style:font-size-complex="10pt" fo:language="en" fo:country="AU"/>
    </style:style>
    <style:style style:name="P2033" style:parent-style-name="Normal" style:family="paragraph">
      <style:text-properties fo:font-size="10pt" style:font-size-asian="10pt" style:font-size-complex="10pt" fo:language="en" fo:country="AU"/>
    </style:style>
    <style:style style:name="P2034" style:parent-style-name="Normal" style:family="paragraph">
      <style:text-properties fo:font-size="10pt" style:font-size-asian="10pt" style:font-size-complex="10pt" fo:language="en" fo:country="AU"/>
    </style:style>
    <style:style style:name="P2035" style:parent-style-name="Normal" style:family="paragraph">
      <style:text-properties fo:font-size="10pt" style:font-size-asian="10pt" style:font-size-complex="10pt" fo:language="en" fo:country="AU"/>
    </style:style>
    <style:style style:name="P2036" style:parent-style-name="Normal" style:family="paragraph">
      <style:text-properties fo:font-size="10pt" style:font-size-asian="10pt" style:font-size-complex="10pt" fo:language="en" fo:country="AU"/>
    </style:style>
    <style:style style:name="P2037" style:parent-style-name="Normal" style:family="paragraph">
      <style:text-properties fo:font-size="10pt" style:font-size-asian="10pt" style:font-size-complex="10pt" fo:language="en" fo:country="AU"/>
    </style:style>
    <style:style style:name="P2038" style:parent-style-name="Normal" style:family="paragraph">
      <style:text-properties fo:font-size="10pt" style:font-size-asian="10pt" style:font-size-complex="10pt" fo:language="en" fo:country="AU"/>
    </style:style>
    <style:style style:name="P2039" style:parent-style-name="Normal" style:family="paragraph">
      <style:text-properties fo:font-size="10pt" style:font-size-asian="10pt" style:font-size-complex="10pt" fo:language="en" fo:country="AU"/>
    </style:style>
    <style:style style:name="P2040" style:parent-style-name="Normal" style:family="paragraph">
      <style:text-properties fo:font-size="10pt" style:font-size-asian="10pt" style:font-size-complex="10pt" fo:language="en" fo:country="AU"/>
    </style:style>
    <style:style style:name="P2041" style:parent-style-name="Normal" style:family="paragraph">
      <style:text-properties fo:font-size="10pt" style:font-size-asian="10pt" style:font-size-complex="10pt" fo:language="en" fo:country="AU"/>
    </style:style>
    <style:style style:name="P2042" style:parent-style-name="Normal" style:family="paragraph">
      <style:text-properties fo:font-size="10pt" style:font-size-asian="10pt" style:font-size-complex="10pt" fo:language="en" fo:country="AU"/>
    </style:style>
    <style:style style:name="P204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044" style:parent-style-name="Normal" style:family="paragraph">
      <style:text-properties fo:font-size="10pt" style:font-size-asian="10pt" style:font-size-complex="10pt" fo:language="en" fo:country="AU"/>
    </style:style>
    <style:style style:name="P2045" style:parent-style-name="Normal" style:family="paragraph">
      <style:text-properties fo:font-size="10pt" style:font-size-asian="10pt" style:font-size-complex="10pt" fo:language="en" fo:country="AU"/>
    </style:style>
    <style:style style:name="P2046" style:parent-style-name="Normal" style:family="paragraph">
      <style:text-properties fo:font-size="10pt" style:font-size-asian="10pt" style:font-size-complex="10pt" fo:language="en" fo:country="AU"/>
    </style:style>
    <style:style style:name="P2047" style:parent-style-name="Normal" style:family="paragraph">
      <style:text-properties fo:font-size="10pt" style:font-size-asian="10pt" style:font-size-complex="10pt" fo:language="en" fo:country="AU"/>
    </style:style>
    <style:style style:name="P2048" style:parent-style-name="Normal" style:family="paragraph">
      <style:text-properties fo:font-size="10pt" style:font-size-asian="10pt" style:font-size-complex="10pt" fo:language="en" fo:country="AU"/>
    </style:style>
    <style:style style:name="P2049" style:parent-style-name="Normal" style:family="paragraph">
      <style:text-properties fo:font-size="10pt" style:font-size-asian="10pt" style:font-size-complex="10pt" fo:language="en" fo:country="AU"/>
    </style:style>
    <style:style style:name="P2050" style:parent-style-name="Normal" style:family="paragraph">
      <style:text-properties fo:font-size="10pt" style:font-size-asian="10pt" style:font-size-complex="10pt" fo:language="en" fo:country="AU"/>
    </style:style>
    <style:style style:name="P2051" style:parent-style-name="Normal" style:family="paragraph">
      <style:text-properties fo:font-size="10pt" style:font-size-asian="10pt" style:font-size-complex="10pt" fo:language="en" fo:country="AU"/>
    </style:style>
    <style:style style:name="P2052" style:parent-style-name="Normal" style:family="paragraph">
      <style:text-properties fo:font-size="10pt" style:font-size-asian="10pt" style:font-size-complex="10pt" fo:language="en" fo:country="AU"/>
    </style:style>
    <style:style style:name="P2053" style:parent-style-name="Normal" style:family="paragraph">
      <style:text-properties fo:font-size="10pt" style:font-size-asian="10pt" style:font-size-complex="10pt" fo:language="en" fo:country="AU"/>
    </style:style>
    <style:style style:name="P2054" style:parent-style-name="Normal" style:family="paragraph">
      <style:text-properties fo:font-size="10pt" style:font-size-asian="10pt" style:font-size-complex="10pt" fo:language="en" fo:country="AU"/>
    </style:style>
    <style:style style:name="P2055" style:parent-style-name="Normal" style:family="paragraph">
      <style:text-properties fo:font-size="10pt" style:font-size-asian="10pt" style:font-size-complex="10pt" fo:language="en" fo:country="AU"/>
    </style:style>
    <style:style style:name="P2056" style:parent-style-name="Normal" style:family="paragraph">
      <style:text-properties fo:font-size="10pt" style:font-size-asian="10pt" style:font-size-complex="10pt" fo:language="en" fo:country="AU"/>
    </style:style>
    <style:style style:name="P2057" style:parent-style-name="Normal" style:family="paragraph">
      <style:text-properties fo:font-size="10pt" style:font-size-asian="10pt" style:font-size-complex="10pt" fo:language="en" fo:country="AU"/>
    </style:style>
    <style:style style:name="P2058" style:parent-style-name="Normal" style:family="paragraph">
      <style:text-properties fo:font-size="10pt" style:font-size-asian="10pt" style:font-size-complex="10pt" fo:language="en" fo:country="AU"/>
    </style:style>
    <style:style style:name="P2059" style:parent-style-name="Normal" style:family="paragraph">
      <style:text-properties fo:font-size="10pt" style:font-size-asian="10pt" style:font-size-complex="10pt" fo:language="en" fo:country="AU"/>
    </style:style>
    <style:style style:name="P2060" style:parent-style-name="Normal" style:family="paragraph">
      <style:text-properties fo:font-size="10pt" style:font-size-asian="10pt" style:font-size-complex="10pt" fo:language="en" fo:country="AU"/>
    </style:style>
    <style:style style:name="P2061" style:parent-style-name="Normal" style:family="paragraph">
      <style:text-properties fo:font-size="10pt" style:font-size-asian="10pt" style:font-size-complex="10pt" fo:language="en" fo:country="AU"/>
    </style:style>
    <style:style style:name="P2062" style:parent-style-name="Normal" style:family="paragraph">
      <style:text-properties fo:font-size="10pt" style:font-size-asian="10pt" style:font-size-complex="10pt" fo:language="en" fo:country="AU"/>
    </style:style>
    <style:style style:name="P2063" style:parent-style-name="Normal" style:family="paragraph">
      <style:text-properties fo:font-size="10pt" style:font-size-asian="10pt" style:font-size-complex="10pt" fo:language="en" fo:country="AU"/>
    </style:style>
    <style:style style:name="P2064" style:parent-style-name="Normal" style:family="paragraph">
      <style:text-properties fo:font-size="10pt" style:font-size-asian="10pt" style:font-size-complex="10pt" fo:language="en" fo:country="AU"/>
    </style:style>
    <style:style style:name="P2065" style:parent-style-name="Normal" style:family="paragraph">
      <style:text-properties fo:font-size="10pt" style:font-size-asian="10pt" style:font-size-complex="10pt" fo:language="en" fo:country="AU"/>
    </style:style>
    <style:style style:name="P2066" style:parent-style-name="Normal" style:family="paragraph">
      <style:text-properties fo:font-size="10pt" style:font-size-asian="10pt" style:font-size-complex="10pt" fo:language="en" fo:country="AU"/>
    </style:style>
    <style:style style:name="P2067" style:parent-style-name="Normal" style:family="paragraph">
      <style:text-properties fo:font-size="10pt" style:font-size-asian="10pt" style:font-size-complex="10pt" fo:language="en" fo:country="AU"/>
    </style:style>
    <style:style style:name="P2068" style:parent-style-name="Normal" style:family="paragraph">
      <style:text-properties fo:font-size="10pt" style:font-size-asian="10pt" style:font-size-complex="10pt" fo:language="en" fo:country="AU"/>
    </style:style>
    <style:style style:name="P2069" style:parent-style-name="Normal" style:family="paragraph">
      <style:text-properties fo:font-size="10pt" style:font-size-asian="10pt" style:font-size-complex="10pt" fo:language="en" fo:country="AU"/>
    </style:style>
    <style:style style:name="P2070" style:parent-style-name="Normal" style:family="paragraph">
      <style:text-properties fo:font-size="10pt" style:font-size-asian="10pt" style:font-size-complex="10pt" fo:language="en" fo:country="AU"/>
    </style:style>
    <style:style style:name="P2071" style:parent-style-name="Normal" style:family="paragraph">
      <style:text-properties fo:font-size="10pt" style:font-size-asian="10pt" style:font-size-complex="10pt" fo:language="en" fo:country="AU"/>
    </style:style>
    <style:style style:name="P2072" style:parent-style-name="Normal" style:family="paragraph">
      <style:text-properties fo:font-size="10pt" style:font-size-asian="10pt" style:font-size-complex="10pt" fo:language="en" fo:country="AU"/>
    </style:style>
    <style:style style:name="P2073" style:parent-style-name="Normal" style:family="paragraph">
      <style:text-properties fo:font-size="10pt" style:font-size-asian="10pt" style:font-size-complex="10pt" fo:language="en" fo:country="AU"/>
    </style:style>
    <style:style style:name="P2074" style:parent-style-name="Normal" style:family="paragraph">
      <style:text-properties fo:font-size="10pt" style:font-size-asian="10pt" style:font-size-complex="10pt" fo:language="en" fo:country="AU"/>
    </style:style>
    <style:style style:name="P2075" style:parent-style-name="Normal" style:family="paragraph">
      <style:text-properties fo:font-size="10pt" style:font-size-asian="10pt" style:font-size-complex="10pt" fo:language="en" fo:country="AU"/>
    </style:style>
    <style:style style:name="P2076" style:parent-style-name="Normal" style:family="paragraph">
      <style:text-properties fo:font-size="10pt" style:font-size-asian="10pt" style:font-size-complex="10pt" fo:language="en" fo:country="AU"/>
    </style:style>
    <style:style style:name="T2077" style:parent-style-name="DefaultParagraphFont" style:family="text">
      <style:text-properties fo:font-size="10pt" style:font-size-asian="10pt" style:font-size-complex="10pt" fo:language="en" fo:country="AU"/>
    </style:style>
    <style:style style:name="T2078" style:parent-style-name="DefaultParagraphFont" style:family="text">
      <style:text-properties fo:font-size="10pt" style:font-size-asian="10pt" style:font-size-complex="10pt" fo:language="en" fo:country="AU"/>
    </style:style>
    <style:style style:name="T2079" style:parent-style-name="DefaultParagraphFont" style:family="text">
      <style:text-properties fo:font-size="10pt" style:font-size-asian="10pt" style:font-size-complex="10pt" fo:language="en" fo:country="AU"/>
    </style:style>
    <style:style style:name="T2080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081" style:parent-style-name="DefaultParagraphFont" style:family="text">
      <style:text-properties fo:font-size="10pt" style:font-size-asian="10pt" style:font-size-complex="10pt" fo:language="en" fo:country="AU"/>
    </style:style>
    <style:style style:name="P2082" style:parent-style-name="Normal" style:family="paragraph">
      <style:text-properties fo:font-size="10pt" style:font-size-asian="10pt" style:font-size-complex="10pt" fo:language="en" fo:country="AU"/>
    </style:style>
    <style:style style:name="P2083" style:parent-style-name="Normal" style:family="paragraph">
      <style:text-properties fo:font-size="10pt" style:font-size-asian="10pt" style:font-size-complex="10pt" fo:language="en" fo:country="AU"/>
    </style:style>
    <style:style style:name="P2084" style:parent-style-name="Normal" style:family="paragraph">
      <style:text-properties fo:font-size="10pt" style:font-size-asian="10pt" style:font-size-complex="10pt" fo:language="en" fo:country="AU"/>
    </style:style>
    <style:style style:name="P2085" style:parent-style-name="Normal" style:family="paragraph">
      <style:text-properties fo:font-size="10pt" style:font-size-asian="10pt" style:font-size-complex="10pt" fo:language="en" fo:country="AU"/>
    </style:style>
    <style:style style:name="P2086" style:parent-style-name="Normal" style:family="paragraph">
      <style:text-properties fo:font-size="10pt" style:font-size-asian="10pt" style:font-size-complex="10pt" fo:language="en" fo:country="AU"/>
    </style:style>
    <style:style style:name="P208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088" style:parent-style-name="Normal" style:family="paragraph">
      <style:text-properties fo:font-size="10pt" style:font-size-asian="10pt" style:font-size-complex="10pt" fo:language="en" fo:country="AU"/>
    </style:style>
    <style:style style:name="P2089" style:parent-style-name="Normal" style:family="paragraph">
      <style:text-properties fo:font-size="10pt" style:font-size-asian="10pt" style:font-size-complex="10pt" fo:language="en" fo:country="AU"/>
    </style:style>
    <style:style style:name="P2090" style:parent-style-name="Normal" style:family="paragraph">
      <style:text-properties fo:font-size="10pt" style:font-size-asian="10pt" style:font-size-complex="10pt" fo:language="en" fo:country="AU"/>
    </style:style>
    <style:style style:name="P2091" style:parent-style-name="Normal" style:family="paragraph">
      <style:text-properties fo:font-size="10pt" style:font-size-asian="10pt" style:font-size-complex="10pt" fo:language="en" fo:country="AU"/>
    </style:style>
    <style:style style:name="P2092" style:parent-style-name="Normal" style:family="paragraph">
      <style:text-properties fo:font-size="10pt" style:font-size-asian="10pt" style:font-size-complex="10pt" fo:language="en" fo:country="AU"/>
    </style:style>
    <style:style style:name="P2093" style:parent-style-name="Normal" style:family="paragraph">
      <style:text-properties fo:font-size="10pt" style:font-size-asian="10pt" style:font-size-complex="10pt" fo:language="en" fo:country="AU"/>
    </style:style>
    <style:style style:name="P2094" style:parent-style-name="Normal" style:family="paragraph">
      <style:text-properties fo:font-size="10pt" style:font-size-asian="10pt" style:font-size-complex="10pt" fo:language="en" fo:country="AU"/>
    </style:style>
    <style:style style:name="P2095" style:parent-style-name="Normal" style:family="paragraph">
      <style:text-properties fo:font-size="10pt" style:font-size-asian="10pt" style:font-size-complex="10pt" fo:language="en" fo:country="AU"/>
    </style:style>
    <style:style style:name="P2096" style:parent-style-name="Normal" style:family="paragraph">
      <style:text-properties fo:font-size="10pt" style:font-size-asian="10pt" style:font-size-complex="10pt" fo:language="en" fo:country="AU"/>
    </style:style>
    <style:style style:name="P2097" style:parent-style-name="Normal" style:family="paragraph">
      <style:text-properties fo:font-size="10pt" style:font-size-asian="10pt" style:font-size-complex="10pt" fo:language="en" fo:country="AU"/>
    </style:style>
    <style:style style:name="P209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099" style:parent-style-name="Normal" style:family="paragraph">
      <style:text-properties fo:font-size="10pt" style:font-size-asian="10pt" style:font-size-complex="10pt" fo:language="en" fo:country="AU"/>
    </style:style>
    <style:style style:name="P2100" style:parent-style-name="Normal" style:family="paragraph">
      <style:text-properties fo:font-size="10pt" style:font-size-asian="10pt" style:font-size-complex="10pt" fo:language="en" fo:country="AU"/>
    </style:style>
    <style:style style:name="P2101" style:parent-style-name="Normal" style:family="paragraph">
      <style:text-properties fo:font-size="10pt" style:font-size-asian="10pt" style:font-size-complex="10pt" fo:language="en" fo:country="AU"/>
    </style:style>
    <style:style style:name="P2102" style:parent-style-name="Normal" style:family="paragraph">
      <style:text-properties fo:font-size="10pt" style:font-size-asian="10pt" style:font-size-complex="10pt" fo:language="en" fo:country="AU"/>
    </style:style>
    <style:style style:name="P2103" style:parent-style-name="Normal" style:family="paragraph">
      <style:text-properties fo:font-size="10pt" style:font-size-asian="10pt" style:font-size-complex="10pt" fo:language="en" fo:country="AU"/>
    </style:style>
    <style:style style:name="P2104" style:parent-style-name="Normal" style:family="paragraph">
      <style:text-properties fo:font-size="10pt" style:font-size-asian="10pt" style:font-size-complex="10pt" fo:language="en" fo:country="AU"/>
    </style:style>
    <style:style style:name="P2105" style:parent-style-name="Normal" style:family="paragraph">
      <style:text-properties fo:font-size="10pt" style:font-size-asian="10pt" style:font-size-complex="10pt" fo:language="en" fo:country="AU"/>
    </style:style>
    <style:style style:name="P2106" style:parent-style-name="Normal" style:family="paragraph">
      <style:text-properties fo:font-size="10pt" style:font-size-asian="10pt" style:font-size-complex="10pt" fo:language="en" fo:country="AU"/>
    </style:style>
    <style:style style:name="P2107" style:parent-style-name="Normal" style:family="paragraph">
      <style:text-properties fo:font-size="10pt" style:font-size-asian="10pt" style:font-size-complex="10pt" fo:language="en" fo:country="AU"/>
    </style:style>
    <style:style style:name="P2108" style:parent-style-name="Normal" style:family="paragraph">
      <style:text-properties fo:font-size="10pt" style:font-size-asian="10pt" style:font-size-complex="10pt" fo:language="en" fo:country="AU"/>
    </style:style>
    <style:style style:name="P2109" style:parent-style-name="Normal" style:family="paragraph">
      <style:text-properties fo:font-size="10pt" style:font-size-asian="10pt" style:font-size-complex="10pt" fo:language="en" fo:country="AU"/>
    </style:style>
    <style:style style:name="P2110" style:parent-style-name="Normal" style:family="paragraph">
      <style:text-properties fo:font-size="10pt" style:font-size-asian="10pt" style:font-size-complex="10pt" fo:language="en" fo:country="AU"/>
    </style:style>
    <style:style style:name="P2111" style:parent-style-name="Normal" style:family="paragraph">
      <style:text-properties fo:font-size="10pt" style:font-size-asian="10pt" style:font-size-complex="10pt" fo:language="en" fo:country="AU"/>
    </style:style>
    <style:style style:name="P2112" style:parent-style-name="Normal" style:family="paragraph">
      <style:text-properties fo:font-size="10pt" style:font-size-asian="10pt" style:font-size-complex="10pt" fo:language="en" fo:country="AU"/>
    </style:style>
    <style:style style:name="P2113" style:parent-style-name="Normal" style:family="paragraph">
      <style:text-properties fo:font-size="10pt" style:font-size-asian="10pt" style:font-size-complex="10pt" fo:language="en" fo:country="AU"/>
    </style:style>
    <style:style style:name="P2114" style:parent-style-name="Normal" style:family="paragraph">
      <style:text-properties fo:font-size="10pt" style:font-size-asian="10pt" style:font-size-complex="10pt" fo:language="en" fo:country="AU"/>
    </style:style>
    <style:style style:name="P2115" style:parent-style-name="Normal" style:family="paragraph">
      <style:text-properties fo:font-size="10pt" style:font-size-asian="10pt" style:font-size-complex="10pt" fo:language="en" fo:country="AU"/>
    </style:style>
    <style:style style:name="P2116" style:parent-style-name="Normal" style:family="paragraph">
      <style:text-properties fo:font-size="10pt" style:font-size-asian="10pt" style:font-size-complex="10pt" fo:language="en" fo:country="AU"/>
    </style:style>
    <style:style style:name="P2117" style:parent-style-name="Normal" style:family="paragraph">
      <style:text-properties fo:font-size="10pt" style:font-size-asian="10pt" style:font-size-complex="10pt" fo:language="en" fo:country="AU"/>
    </style:style>
    <style:style style:name="P2118" style:parent-style-name="Normal" style:family="paragraph">
      <style:text-properties fo:font-size="10pt" style:font-size-asian="10pt" style:font-size-complex="10pt" fo:language="en" fo:country="AU"/>
    </style:style>
    <style:style style:name="P2119" style:parent-style-name="Normal" style:family="paragraph">
      <style:text-properties fo:font-size="10pt" style:font-size-asian="10pt" style:font-size-complex="10pt" fo:language="en" fo:country="AU"/>
    </style:style>
    <style:style style:name="P212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121" style:parent-style-name="Normal" style:family="paragraph">
      <style:text-properties fo:font-size="10pt" style:font-size-asian="10pt" style:font-size-complex="10pt" fo:language="en" fo:country="AU"/>
    </style:style>
    <style:style style:name="P2122" style:parent-style-name="Normal" style:family="paragraph">
      <style:text-properties fo:font-size="10pt" style:font-size-asian="10pt" style:font-size-complex="10pt" fo:language="en" fo:country="AU"/>
    </style:style>
    <style:style style:name="P2123" style:parent-style-name="Normal" style:family="paragraph">
      <style:text-properties fo:font-size="10pt" style:font-size-asian="10pt" style:font-size-complex="10pt" fo:language="en" fo:country="AU"/>
    </style:style>
    <style:style style:name="P2124" style:parent-style-name="Normal" style:family="paragraph">
      <style:text-properties fo:font-size="10pt" style:font-size-asian="10pt" style:font-size-complex="10pt" fo:language="en" fo:country="AU"/>
    </style:style>
    <style:style style:name="P2125" style:parent-style-name="Normal" style:family="paragraph">
      <style:text-properties fo:font-size="10pt" style:font-size-asian="10pt" style:font-size-complex="10pt" fo:language="en" fo:country="AU"/>
    </style:style>
    <style:style style:name="P2126" style:parent-style-name="Normal" style:family="paragraph">
      <style:text-properties fo:font-size="10pt" style:font-size-asian="10pt" style:font-size-complex="10pt" fo:language="en" fo:country="AU"/>
    </style:style>
    <style:style style:name="P2127" style:parent-style-name="Normal" style:family="paragraph">
      <style:text-properties fo:font-size="10pt" style:font-size-asian="10pt" style:font-size-complex="10pt" fo:language="en" fo:country="AU"/>
    </style:style>
    <style:style style:name="P2128" style:parent-style-name="Normal" style:family="paragraph">
      <style:text-properties fo:font-size="10pt" style:font-size-asian="10pt" style:font-size-complex="10pt" fo:language="en" fo:country="AU"/>
    </style:style>
    <style:style style:name="P2129" style:parent-style-name="Normal" style:family="paragraph">
      <style:text-properties fo:font-size="10pt" style:font-size-asian="10pt" style:font-size-complex="10pt" fo:language="en" fo:country="AU"/>
    </style:style>
    <style:style style:name="P213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131" style:parent-style-name="Normal" style:family="paragraph">
      <style:text-properties fo:font-size="10pt" style:font-size-asian="10pt" style:font-size-complex="10pt" fo:language="en" fo:country="AU"/>
    </style:style>
    <style:style style:name="P2132" style:parent-style-name="Normal" style:family="paragraph">
      <style:text-properties fo:font-size="10pt" style:font-size-asian="10pt" style:font-size-complex="10pt" fo:language="en" fo:country="AU"/>
    </style:style>
    <style:style style:name="P2133" style:parent-style-name="Normal" style:family="paragraph">
      <style:text-properties fo:font-size="10pt" style:font-size-asian="10pt" style:font-size-complex="10pt" fo:language="en" fo:country="AU"/>
    </style:style>
    <style:style style:name="P2134" style:parent-style-name="Normal" style:family="paragraph">
      <style:text-properties fo:font-size="10pt" style:font-size-asian="10pt" style:font-size-complex="10pt" fo:language="en" fo:country="AU"/>
    </style:style>
    <style:style style:name="P2135" style:parent-style-name="Normal" style:family="paragraph">
      <style:text-properties fo:font-size="10pt" style:font-size-asian="10pt" style:font-size-complex="10pt" fo:language="en" fo:country="AU"/>
    </style:style>
    <style:style style:name="P2136" style:parent-style-name="Normal" style:family="paragraph">
      <style:text-properties fo:font-size="10pt" style:font-size-asian="10pt" style:font-size-complex="10pt" fo:language="en" fo:country="AU"/>
    </style:style>
    <style:style style:name="P2137" style:parent-style-name="Normal" style:family="paragraph">
      <style:text-properties fo:font-size="10pt" style:font-size-asian="10pt" style:font-size-complex="10pt" fo:language="en" fo:country="AU"/>
    </style:style>
    <style:style style:name="P2138" style:parent-style-name="Normal" style:family="paragraph">
      <style:text-properties fo:font-size="10pt" style:font-size-asian="10pt" style:font-size-complex="10pt" fo:language="en" fo:country="AU"/>
    </style:style>
    <style:style style:name="P2139" style:parent-style-name="Normal" style:family="paragraph">
      <style:text-properties fo:font-size="10pt" style:font-size-asian="10pt" style:font-size-complex="10pt" fo:language="en" fo:country="AU"/>
    </style:style>
    <style:style style:name="P2140" style:parent-style-name="Normal" style:family="paragraph">
      <style:text-properties fo:font-size="10pt" style:font-size-asian="10pt" style:font-size-complex="10pt" fo:language="en" fo:country="AU"/>
    </style:style>
    <style:style style:name="P2141" style:parent-style-name="Normal" style:family="paragraph">
      <style:text-properties fo:font-size="10pt" style:font-size-asian="10pt" style:font-size-complex="10pt" fo:language="en" fo:country="AU"/>
    </style:style>
    <style:style style:name="P214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143" style:parent-style-name="Normal" style:family="paragraph">
      <style:text-properties fo:font-size="10pt" style:font-size-asian="10pt" style:font-size-complex="10pt" fo:language="en" fo:country="AU"/>
    </style:style>
    <style:style style:name="P2144" style:parent-style-name="Normal" style:family="paragraph">
      <style:text-properties fo:font-size="10pt" style:font-size-asian="10pt" style:font-size-complex="10pt" fo:language="en" fo:country="AU"/>
    </style:style>
    <style:style style:name="P2145" style:parent-style-name="Normal" style:family="paragraph">
      <style:text-properties fo:font-size="10pt" style:font-size-asian="10pt" style:font-size-complex="10pt" fo:language="en" fo:country="AU"/>
    </style:style>
    <style:style style:name="P2146" style:parent-style-name="Normal" style:family="paragraph">
      <style:text-properties fo:font-size="10pt" style:font-size-asian="10pt" style:font-size-complex="10pt" fo:language="en" fo:country="AU"/>
    </style:style>
    <style:style style:name="P2147" style:parent-style-name="Normal" style:family="paragraph">
      <style:text-properties fo:font-size="10pt" style:font-size-asian="10pt" style:font-size-complex="10pt" fo:language="en" fo:country="AU"/>
    </style:style>
    <style:style style:name="P2148" style:parent-style-name="Normal" style:family="paragraph">
      <style:text-properties fo:font-size="10pt" style:font-size-asian="10pt" style:font-size-complex="10pt" fo:language="en" fo:country="AU"/>
    </style:style>
    <style:style style:name="P2149" style:parent-style-name="Normal" style:family="paragraph">
      <style:text-properties fo:font-size="10pt" style:font-size-asian="10pt" style:font-size-complex="10pt" fo:language="en" fo:country="AU"/>
    </style:style>
    <style:style style:name="P2150" style:parent-style-name="Normal" style:family="paragraph">
      <style:text-properties fo:font-size="10pt" style:font-size-asian="10pt" style:font-size-complex="10pt" fo:language="en" fo:country="AU"/>
    </style:style>
    <style:style style:name="P2151" style:parent-style-name="Normal" style:family="paragraph">
      <style:text-properties fo:font-size="10pt" style:font-size-asian="10pt" style:font-size-complex="10pt" fo:language="en" fo:country="AU"/>
    </style:style>
    <style:style style:name="P2152" style:parent-style-name="Normal" style:family="paragraph">
      <style:text-properties fo:font-size="10pt" style:font-size-asian="10pt" style:font-size-complex="10pt" fo:language="en" fo:country="AU"/>
    </style:style>
    <style:style style:name="P2153" style:parent-style-name="Normal" style:family="paragraph">
      <style:text-properties fo:font-size="10pt" style:font-size-asian="10pt" style:font-size-complex="10pt" fo:language="en" fo:country="AU"/>
    </style:style>
    <style:style style:name="P2154" style:parent-style-name="Normal" style:family="paragraph">
      <style:text-properties fo:font-size="10pt" style:font-size-asian="10pt" style:font-size-complex="10pt" fo:language="en" fo:country="AU"/>
    </style:style>
    <style:style style:name="P215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156" style:parent-style-name="Normal" style:family="paragraph">
      <style:text-properties fo:font-size="10pt" style:font-size-asian="10pt" style:font-size-complex="10pt" fo:language="en" fo:country="AU"/>
    </style:style>
    <style:style style:name="P2157" style:parent-style-name="Normal" style:family="paragraph">
      <style:text-properties fo:font-size="10pt" style:font-size-asian="10pt" style:font-size-complex="10pt" fo:language="en" fo:country="AU"/>
    </style:style>
    <style:style style:name="P2158" style:parent-style-name="Normal" style:family="paragraph">
      <style:text-properties fo:font-size="10pt" style:font-size-asian="10pt" style:font-size-complex="10pt" fo:language="en" fo:country="AU"/>
    </style:style>
    <style:style style:name="T2159" style:parent-style-name="DefaultParagraphFont" style:family="text">
      <style:text-properties fo:font-size="10pt" style:font-size-asian="10pt" style:font-size-complex="10pt" fo:language="en" fo:country="AU"/>
    </style:style>
    <style:style style:name="T2160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161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162" style:parent-style-name="DefaultParagraphFont" style:family="text">
      <style:text-properties fo:font-size="10pt" style:font-size-asian="10pt" style:font-size-complex="10pt" fo:language="en" fo:country="AU"/>
    </style:style>
    <style:style style:name="P2163" style:parent-style-name="Normal" style:family="paragraph">
      <style:text-properties fo:font-size="10pt" style:font-size-asian="10pt" style:font-size-complex="10pt" fo:language="en" fo:country="AU"/>
    </style:style>
    <style:style style:name="P2164" style:parent-style-name="Normal" style:family="paragraph">
      <style:text-properties fo:font-size="10pt" style:font-size-asian="10pt" style:font-size-complex="10pt" fo:language="en" fo:country="AU"/>
    </style:style>
    <style:style style:name="P2165" style:parent-style-name="Normal" style:family="paragraph">
      <style:text-properties fo:font-size="10pt" style:font-size-asian="10pt" style:font-size-complex="10pt" fo:language="en" fo:country="AU"/>
    </style:style>
    <style:style style:name="P2166" style:parent-style-name="Normal" style:family="paragraph">
      <style:text-properties fo:font-size="10pt" style:font-size-asian="10pt" style:font-size-complex="10pt" fo:language="en" fo:country="AU"/>
    </style:style>
    <style:style style:name="P2167" style:parent-style-name="Normal" style:family="paragraph">
      <style:text-properties fo:font-size="10pt" style:font-size-asian="10pt" style:font-size-complex="10pt" fo:language="en" fo:country="AU"/>
    </style:style>
    <style:style style:name="P2168" style:parent-style-name="Normal" style:family="paragraph">
      <style:text-properties fo:font-size="10pt" style:font-size-asian="10pt" style:font-size-complex="10pt" fo:language="en" fo:country="AU"/>
    </style:style>
    <style:style style:name="P2169" style:parent-style-name="Normal" style:family="paragraph">
      <style:text-properties fo:font-size="10pt" style:font-size-asian="10pt" style:font-size-complex="10pt" fo:language="en" fo:country="AU"/>
    </style:style>
    <style:style style:name="P2170" style:parent-style-name="Normal" style:family="paragraph">
      <style:text-properties fo:font-size="10pt" style:font-size-asian="10pt" style:font-size-complex="10pt" fo:language="en" fo:country="AU"/>
    </style:style>
    <style:style style:name="P2171" style:parent-style-name="Normal" style:family="paragraph">
      <style:text-properties fo:font-size="10pt" style:font-size-asian="10pt" style:font-size-complex="10pt" fo:language="en" fo:country="AU"/>
    </style:style>
    <style:style style:name="P217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173" style:parent-style-name="Normal" style:family="paragraph">
      <style:text-properties fo:font-size="10pt" style:font-size-asian="10pt" style:font-size-complex="10pt" fo:language="en" fo:country="AU"/>
    </style:style>
    <style:style style:name="P2174" style:parent-style-name="Normal" style:family="paragraph">
      <style:text-properties fo:font-size="10pt" style:font-size-asian="10pt" style:font-size-complex="10pt" fo:language="en" fo:country="AU"/>
    </style:style>
    <style:style style:name="P2175" style:parent-style-name="Normal" style:family="paragraph">
      <style:text-properties fo:font-size="10pt" style:font-size-asian="10pt" style:font-size-complex="10pt" fo:language="en" fo:country="AU"/>
    </style:style>
    <style:style style:name="P2176" style:parent-style-name="Normal" style:family="paragraph">
      <style:text-properties fo:font-size="10pt" style:font-size-asian="10pt" style:font-size-complex="10pt" fo:language="en" fo:country="AU"/>
    </style:style>
    <style:style style:name="P2177" style:parent-style-name="Normal" style:family="paragraph">
      <style:text-properties fo:font-size="10pt" style:font-size-asian="10pt" style:font-size-complex="10pt" fo:language="en" fo:country="AU"/>
    </style:style>
    <style:style style:name="P2178" style:parent-style-name="Normal" style:family="paragraph">
      <style:text-properties fo:font-size="10pt" style:font-size-asian="10pt" style:font-size-complex="10pt" fo:language="en" fo:country="AU"/>
    </style:style>
    <style:style style:name="P2179" style:parent-style-name="Normal" style:family="paragraph">
      <style:text-properties fo:font-size="10pt" style:font-size-asian="10pt" style:font-size-complex="10pt" fo:language="en" fo:country="AU"/>
    </style:style>
    <style:style style:name="P2180" style:parent-style-name="Normal" style:family="paragraph">
      <style:text-properties fo:font-size="10pt" style:font-size-asian="10pt" style:font-size-complex="10pt" fo:language="en" fo:country="AU"/>
    </style:style>
    <style:style style:name="P2181" style:parent-style-name="Normal" style:family="paragraph">
      <style:text-properties fo:font-size="10pt" style:font-size-asian="10pt" style:font-size-complex="10pt" fo:language="en" fo:country="AU"/>
    </style:style>
    <style:style style:name="P2182" style:parent-style-name="Normal" style:family="paragraph">
      <style:text-properties fo:font-size="10pt" style:font-size-asian="10pt" style:font-size-complex="10pt" fo:language="en" fo:country="AU"/>
    </style:style>
    <style:style style:name="P2183" style:parent-style-name="Normal" style:family="paragraph">
      <style:text-properties fo:font-size="10pt" style:font-size-asian="10pt" style:font-size-complex="10pt" fo:language="en" fo:country="AU"/>
    </style:style>
    <style:style style:name="P2184" style:parent-style-name="Normal" style:family="paragraph">
      <style:text-properties fo:font-size="10pt" style:font-size-asian="10pt" style:font-size-complex="10pt" fo:language="en" fo:country="AU"/>
    </style:style>
    <style:style style:name="P2185" style:parent-style-name="Normal" style:family="paragraph">
      <style:text-properties fo:font-size="10pt" style:font-size-asian="10pt" style:font-size-complex="10pt" fo:language="en" fo:country="AU"/>
    </style:style>
    <style:style style:name="P2186" style:parent-style-name="Normal" style:family="paragraph">
      <style:text-properties fo:font-size="10pt" style:font-size-asian="10pt" style:font-size-complex="10pt" fo:language="en" fo:country="AU"/>
    </style:style>
    <style:style style:name="P218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188" style:parent-style-name="Normal" style:family="paragraph">
      <style:text-properties fo:font-size="10pt" style:font-size-asian="10pt" style:font-size-complex="10pt" fo:language="en" fo:country="AU"/>
    </style:style>
    <style:style style:name="P2189" style:parent-style-name="Normal" style:family="paragraph">
      <style:text-properties fo:font-size="10pt" style:font-size-asian="10pt" style:font-size-complex="10pt" fo:language="en" fo:country="AU"/>
    </style:style>
    <style:style style:name="P2190" style:parent-style-name="Normal" style:family="paragraph">
      <style:text-properties fo:font-size="10pt" style:font-size-asian="10pt" style:font-size-complex="10pt" fo:language="en" fo:country="AU"/>
    </style:style>
    <style:style style:name="P2191" style:parent-style-name="Normal" style:family="paragraph">
      <style:text-properties fo:font-size="10pt" style:font-size-asian="10pt" style:font-size-complex="10pt" fo:language="en" fo:country="AU"/>
    </style:style>
    <style:style style:name="P2192" style:parent-style-name="Normal" style:family="paragraph">
      <style:text-properties fo:font-size="10pt" style:font-size-asian="10pt" style:font-size-complex="10pt" fo:language="en" fo:country="AU"/>
    </style:style>
    <style:style style:name="P2193" style:parent-style-name="Normal" style:family="paragraph">
      <style:text-properties fo:font-size="10pt" style:font-size-asian="10pt" style:font-size-complex="10pt" fo:language="en" fo:country="AU"/>
    </style:style>
    <style:style style:name="P2194" style:parent-style-name="Normal" style:family="paragraph">
      <style:text-properties fo:font-size="10pt" style:font-size-asian="10pt" style:font-size-complex="10pt" fo:language="en" fo:country="AU"/>
    </style:style>
    <style:style style:name="P2195" style:parent-style-name="Normal" style:family="paragraph">
      <style:text-properties fo:font-size="10pt" style:font-size-asian="10pt" style:font-size-complex="10pt" fo:language="en" fo:country="AU"/>
    </style:style>
    <style:style style:name="P2196" style:parent-style-name="Normal" style:family="paragraph">
      <style:text-properties fo:font-size="10pt" style:font-size-asian="10pt" style:font-size-complex="10pt" fo:language="en" fo:country="AU"/>
    </style:style>
    <style:style style:name="P2197" style:parent-style-name="Normal" style:family="paragraph">
      <style:text-properties fo:font-size="10pt" style:font-size-asian="10pt" style:font-size-complex="10pt" fo:language="en" fo:country="AU"/>
    </style:style>
    <style:style style:name="P2198" style:parent-style-name="Normal" style:family="paragraph">
      <style:text-properties fo:font-size="10pt" style:font-size-asian="10pt" style:font-size-complex="10pt" fo:language="en" fo:country="AU"/>
    </style:style>
    <style:style style:name="P219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200" style:parent-style-name="Normal" style:family="paragraph">
      <style:text-properties fo:font-size="10pt" style:font-size-asian="10pt" style:font-size-complex="10pt" fo:language="en" fo:country="AU"/>
    </style:style>
    <style:style style:name="P2201" style:parent-style-name="Normal" style:family="paragraph">
      <style:text-properties fo:font-size="10pt" style:font-size-asian="10pt" style:font-size-complex="10pt" fo:language="en" fo:country="AU"/>
    </style:style>
    <style:style style:name="P2202" style:parent-style-name="Normal" style:family="paragraph">
      <style:text-properties fo:font-size="10pt" style:font-size-asian="10pt" style:font-size-complex="10pt" fo:language="en" fo:country="AU"/>
    </style:style>
    <style:style style:name="P2203" style:parent-style-name="Normal" style:family="paragraph">
      <style:text-properties fo:font-size="10pt" style:font-size-asian="10pt" style:font-size-complex="10pt" fo:language="en" fo:country="AU"/>
    </style:style>
    <style:style style:name="P2204" style:parent-style-name="Normal" style:family="paragraph">
      <style:text-properties fo:font-size="10pt" style:font-size-asian="10pt" style:font-size-complex="10pt" fo:language="en" fo:country="AU"/>
    </style:style>
    <style:style style:name="P2205" style:parent-style-name="Normal" style:family="paragraph">
      <style:text-properties fo:font-size="10pt" style:font-size-asian="10pt" style:font-size-complex="10pt" fo:language="en" fo:country="AU"/>
    </style:style>
    <style:style style:name="P2206" style:parent-style-name="Normal" style:family="paragraph">
      <style:text-properties fo:font-size="10pt" style:font-size-asian="10pt" style:font-size-complex="10pt" fo:language="en" fo:country="AU"/>
    </style:style>
    <style:style style:name="P2207" style:parent-style-name="Normal" style:family="paragraph">
      <style:text-properties fo:font-size="10pt" style:font-size-asian="10pt" style:font-size-complex="10pt" fo:language="en" fo:country="AU"/>
    </style:style>
    <style:style style:name="P2208" style:parent-style-name="Normal" style:family="paragraph">
      <style:text-properties fo:font-size="10pt" style:font-size-asian="10pt" style:font-size-complex="10pt" fo:language="en" fo:country="AU"/>
    </style:style>
    <style:style style:name="P2209" style:parent-style-name="Normal" style:family="paragraph">
      <style:text-properties fo:font-size="10pt" style:font-size-asian="10pt" style:font-size-complex="10pt" fo:language="en" fo:country="AU"/>
    </style:style>
    <style:style style:name="P221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211" style:parent-style-name="Normal" style:family="paragraph">
      <style:text-properties fo:font-size="10pt" style:font-size-asian="10pt" style:font-size-complex="10pt" fo:language="en" fo:country="AU"/>
    </style:style>
    <style:style style:name="P2212" style:parent-style-name="Normal" style:family="paragraph">
      <style:text-properties fo:font-size="10pt" style:font-size-asian="10pt" style:font-size-complex="10pt" fo:language="en" fo:country="AU"/>
    </style:style>
    <style:style style:name="T2213" style:parent-style-name="DefaultParagraphFont" style:family="text">
      <style:text-properties fo:font-size="10pt" style:font-size-asian="10pt" style:font-size-complex="10pt" fo:language="en" fo:country="AU"/>
    </style:style>
    <style:style style:name="T2214" style:parent-style-name="DefaultParagraphFont" style:family="text">
      <style:text-properties fo:font-size="10pt" style:font-size-asian="10pt" style:font-size-complex="10pt" fo:language="en" fo:country="AU"/>
    </style:style>
    <style:style style:name="T2215" style:parent-style-name="DefaultParagraphFont" style:family="text">
      <style:text-properties fo:font-size="10pt" style:font-size-asian="10pt" style:font-size-complex="10pt" fo:language="en" fo:country="AU"/>
    </style:style>
    <style:style style:name="T2216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217" style:parent-style-name="DefaultParagraphFont" style:family="text">
      <style:text-properties fo:font-size="10pt" style:font-size-asian="10pt" style:font-size-complex="10pt" fo:language="en" fo:country="AU"/>
    </style:style>
    <style:style style:name="P2218" style:parent-style-name="Normal" style:family="paragraph">
      <style:text-properties fo:font-size="10pt" style:font-size-asian="10pt" style:font-size-complex="10pt" fo:language="en" fo:country="AU"/>
    </style:style>
    <style:style style:name="P2219" style:parent-style-name="Normal" style:family="paragraph">
      <style:text-properties fo:font-size="10pt" style:font-size-asian="10pt" style:font-size-complex="10pt" fo:language="en" fo:country="AU"/>
    </style:style>
    <style:style style:name="P2220" style:parent-style-name="Normal" style:family="paragraph">
      <style:text-properties fo:font-size="10pt" style:font-size-asian="10pt" style:font-size-complex="10pt" fo:language="en" fo:country="AU"/>
    </style:style>
    <style:style style:name="P2221" style:parent-style-name="Normal" style:family="paragraph">
      <style:text-properties fo:font-size="10pt" style:font-size-asian="10pt" style:font-size-complex="10pt" fo:language="en" fo:country="AU"/>
    </style:style>
    <style:style style:name="P2222" style:parent-style-name="Normal" style:family="paragraph">
      <style:text-properties fo:font-size="10pt" style:font-size-asian="10pt" style:font-size-complex="10pt" fo:language="en" fo:country="AU"/>
    </style:style>
    <style:style style:name="P2223" style:parent-style-name="Normal" style:family="paragraph">
      <style:text-properties fo:font-size="10pt" style:font-size-asian="10pt" style:font-size-complex="10pt" fo:language="en" fo:country="AU"/>
    </style:style>
    <style:style style:name="P222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225" style:parent-style-name="Normal" style:family="paragraph">
      <style:text-properties fo:font-size="10pt" style:font-size-asian="10pt" style:font-size-complex="10pt" fo:language="en" fo:country="AU"/>
    </style:style>
    <style:style style:name="P2226" style:parent-style-name="Normal" style:family="paragraph">
      <style:text-properties fo:font-size="10pt" style:font-size-asian="10pt" style:font-size-complex="10pt" fo:language="en" fo:country="AU"/>
    </style:style>
    <style:style style:name="T2227" style:parent-style-name="DefaultParagraphFont" style:family="text">
      <style:text-properties fo:font-size="10pt" style:font-size-asian="10pt" style:font-size-complex="10pt" fo:language="en" fo:country="AU"/>
    </style:style>
    <style:style style:name="T2228" style:parent-style-name="DefaultParagraphFont" style:family="text">
      <style:text-properties fo:font-size="10pt" style:font-size-asian="10pt" style:font-size-complex="10pt" fo:language="en" fo:country="AU"/>
    </style:style>
    <style:style style:name="T2229" style:parent-style-name="DefaultParagraphFont" style:family="text">
      <style:text-properties fo:font-size="10pt" style:font-size-asian="10pt" style:font-size-complex="10pt" fo:language="en" fo:country="AU"/>
    </style:style>
    <style:style style:name="T2230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231" style:parent-style-name="DefaultParagraphFont" style:family="text">
      <style:text-properties fo:font-size="10pt" style:font-size-asian="10pt" style:font-size-complex="10pt" fo:language="en" fo:country="AU"/>
    </style:style>
    <style:style style:name="P2232" style:parent-style-name="Normal" style:family="paragraph">
      <style:text-properties fo:font-size="10pt" style:font-size-asian="10pt" style:font-size-complex="10pt" fo:language="en" fo:country="AU"/>
    </style:style>
    <style:style style:name="P2233" style:parent-style-name="Normal" style:family="paragraph">
      <style:text-properties fo:font-size="10pt" style:font-size-asian="10pt" style:font-size-complex="10pt" fo:language="en" fo:country="AU"/>
    </style:style>
    <style:style style:name="P2234" style:parent-style-name="Normal" style:family="paragraph">
      <style:text-properties fo:font-size="10pt" style:font-size-asian="10pt" style:font-size-complex="10pt" fo:language="en" fo:country="AU"/>
    </style:style>
    <style:style style:name="P2235" style:parent-style-name="Normal" style:family="paragraph">
      <style:text-properties fo:font-size="10pt" style:font-size-asian="10pt" style:font-size-complex="10pt" fo:language="en" fo:country="AU"/>
    </style:style>
    <style:style style:name="P2236" style:parent-style-name="Normal" style:family="paragraph">
      <style:text-properties fo:font-size="10pt" style:font-size-asian="10pt" style:font-size-complex="10pt" fo:language="en" fo:country="AU"/>
    </style:style>
    <style:style style:name="P2237" style:parent-style-name="Normal" style:family="paragraph">
      <style:text-properties fo:font-size="10pt" style:font-size-asian="10pt" style:font-size-complex="10pt" fo:language="en" fo:country="AU"/>
    </style:style>
    <style:style style:name="P223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239" style:parent-style-name="Normal" style:family="paragraph">
      <style:text-properties fo:font-size="10pt" style:font-size-asian="10pt" style:font-size-complex="10pt" fo:language="en" fo:country="AU"/>
    </style:style>
    <style:style style:name="P2240" style:parent-style-name="Normal" style:family="paragraph">
      <style:text-properties fo:font-size="10pt" style:font-size-asian="10pt" style:font-size-complex="10pt" fo:language="en" fo:country="AU"/>
    </style:style>
    <style:style style:name="T2241" style:parent-style-name="DefaultParagraphFont" style:family="text">
      <style:text-properties fo:font-size="10pt" style:font-size-asian="10pt" style:font-size-complex="10pt" fo:language="en" fo:country="AU"/>
    </style:style>
    <style:style style:name="T2242" style:parent-style-name="DefaultParagraphFont" style:family="text">
      <style:text-properties fo:font-size="10pt" style:font-size-asian="10pt" style:font-size-complex="10pt" fo:language="en" fo:country="AU"/>
    </style:style>
    <style:style style:name="T2243" style:parent-style-name="DefaultParagraphFont" style:family="text">
      <style:text-properties fo:font-size="10pt" style:font-size-asian="10pt" style:font-size-complex="10pt" fo:language="en" fo:country="AU"/>
    </style:style>
    <style:style style:name="T2244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245" style:parent-style-name="DefaultParagraphFont" style:family="text">
      <style:text-properties fo:font-size="10pt" style:font-size-asian="10pt" style:font-size-complex="10pt" fo:language="en" fo:country="AU"/>
    </style:style>
    <style:style style:name="P2246" style:parent-style-name="Normal" style:family="paragraph">
      <style:text-properties fo:font-size="10pt" style:font-size-asian="10pt" style:font-size-complex="10pt" fo:language="en" fo:country="AU"/>
    </style:style>
    <style:style style:name="P2247" style:parent-style-name="Normal" style:family="paragraph">
      <style:text-properties fo:font-size="10pt" style:font-size-asian="10pt" style:font-size-complex="10pt" fo:language="en" fo:country="AU"/>
    </style:style>
    <style:style style:name="P2248" style:parent-style-name="Normal" style:family="paragraph">
      <style:text-properties fo:font-size="10pt" style:font-size-asian="10pt" style:font-size-complex="10pt" fo:language="en" fo:country="AU"/>
    </style:style>
    <style:style style:name="P2249" style:parent-style-name="Normal" style:family="paragraph">
      <style:text-properties fo:font-size="10pt" style:font-size-asian="10pt" style:font-size-complex="10pt" fo:language="en" fo:country="AU"/>
    </style:style>
    <style:style style:name="P2250" style:parent-style-name="Normal" style:family="paragraph">
      <style:text-properties fo:font-size="10pt" style:font-size-asian="10pt" style:font-size-complex="10pt" fo:language="en" fo:country="AU"/>
    </style:style>
    <style:style style:name="P2251" style:parent-style-name="Normal" style:family="paragraph">
      <style:text-properties fo:font-size="10pt" style:font-size-asian="10pt" style:font-size-complex="10pt" fo:language="en" fo:country="AU"/>
    </style:style>
    <style:style style:name="P225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253" style:parent-style-name="Normal" style:family="paragraph">
      <style:text-properties fo:font-size="10pt" style:font-size-asian="10pt" style:font-size-complex="10pt" fo:language="en" fo:country="AU"/>
    </style:style>
    <style:style style:name="P2254" style:parent-style-name="Normal" style:family="paragraph">
      <style:text-properties fo:font-size="10pt" style:font-size-asian="10pt" style:font-size-complex="10pt" fo:language="en" fo:country="AU"/>
    </style:style>
    <style:style style:name="P2255" style:parent-style-name="Normal" style:family="paragraph">
      <style:text-properties fo:font-size="10pt" style:font-size-asian="10pt" style:font-size-complex="10pt" fo:language="en" fo:country="AU"/>
    </style:style>
    <style:style style:name="P2256" style:parent-style-name="Normal" style:family="paragraph">
      <style:text-properties fo:font-size="10pt" style:font-size-asian="10pt" style:font-size-complex="10pt" fo:language="en" fo:country="AU"/>
    </style:style>
    <style:style style:name="P2257" style:parent-style-name="Normal" style:family="paragraph">
      <style:text-properties fo:font-size="10pt" style:font-size-asian="10pt" style:font-size-complex="10pt" fo:language="en" fo:country="AU"/>
    </style:style>
    <style:style style:name="P2258" style:parent-style-name="Normal" style:family="paragraph">
      <style:text-properties fo:font-size="10pt" style:font-size-asian="10pt" style:font-size-complex="10pt" fo:language="en" fo:country="AU"/>
    </style:style>
    <style:style style:name="P2259" style:parent-style-name="Normal" style:family="paragraph">
      <style:text-properties fo:font-size="10pt" style:font-size-asian="10pt" style:font-size-complex="10pt" fo:language="en" fo:country="AU"/>
    </style:style>
    <style:style style:name="P2260" style:parent-style-name="Normal" style:family="paragraph">
      <style:text-properties fo:font-size="10pt" style:font-size-asian="10pt" style:font-size-complex="10pt" fo:language="en" fo:country="AU"/>
    </style:style>
    <style:style style:name="P2261" style:parent-style-name="Normal" style:family="paragraph">
      <style:text-properties fo:font-size="10pt" style:font-size-asian="10pt" style:font-size-complex="10pt" fo:language="en" fo:country="AU"/>
    </style:style>
    <style:style style:name="P226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263" style:parent-style-name="Normal" style:family="paragraph">
      <style:text-properties fo:font-size="10pt" style:font-size-asian="10pt" style:font-size-complex="10pt" fo:language="en" fo:country="AU"/>
    </style:style>
    <style:style style:name="P2264" style:parent-style-name="Normal" style:family="paragraph">
      <style:text-properties fo:font-size="10pt" style:font-size-asian="10pt" style:font-size-complex="10pt" fo:language="en" fo:country="AU"/>
    </style:style>
    <style:style style:name="T2265" style:parent-style-name="DefaultParagraphFont" style:family="text">
      <style:text-properties fo:font-size="10pt" style:font-size-asian="10pt" style:font-size-complex="10pt" fo:language="en" fo:country="AU"/>
    </style:style>
    <style:style style:name="T2266" style:parent-style-name="DefaultParagraphFont" style:family="text">
      <style:text-properties fo:font-size="10pt" style:font-size-asian="10pt" style:font-size-complex="10pt" fo:language="en" fo:country="AU"/>
    </style:style>
    <style:style style:name="T2267" style:parent-style-name="DefaultParagraphFont" style:family="text">
      <style:text-properties fo:font-size="10pt" style:font-size-asian="10pt" style:font-size-complex="10pt" fo:language="en" fo:country="AU"/>
    </style:style>
    <style:style style:name="T2268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269" style:parent-style-name="DefaultParagraphFont" style:family="text">
      <style:text-properties fo:font-size="10pt" style:font-size-asian="10pt" style:font-size-complex="10pt" fo:language="en" fo:country="AU"/>
    </style:style>
    <style:style style:name="P2270" style:parent-style-name="Normal" style:family="paragraph">
      <style:text-properties fo:font-size="10pt" style:font-size-asian="10pt" style:font-size-complex="10pt" fo:language="en" fo:country="AU"/>
    </style:style>
    <style:style style:name="P2271" style:parent-style-name="Normal" style:family="paragraph">
      <style:text-properties fo:font-size="10pt" style:font-size-asian="10pt" style:font-size-complex="10pt" fo:language="en" fo:country="AU"/>
    </style:style>
    <style:style style:name="P2272" style:parent-style-name="Normal" style:family="paragraph">
      <style:text-properties fo:font-size="10pt" style:font-size-asian="10pt" style:font-size-complex="10pt" fo:language="en" fo:country="AU"/>
    </style:style>
    <style:style style:name="P2273" style:parent-style-name="Normal" style:family="paragraph">
      <style:text-properties fo:font-size="10pt" style:font-size-asian="10pt" style:font-size-complex="10pt" fo:language="en" fo:country="AU"/>
    </style:style>
    <style:style style:name="P2274" style:parent-style-name="Normal" style:family="paragraph">
      <style:text-properties fo:font-size="10pt" style:font-size-asian="10pt" style:font-size-complex="10pt" fo:language="en" fo:country="AU"/>
    </style:style>
    <style:style style:name="P2275" style:parent-style-name="Normal" style:family="paragraph">
      <style:text-properties fo:font-size="10pt" style:font-size-asian="10pt" style:font-size-complex="10pt" fo:language="en" fo:country="AU"/>
    </style:style>
    <style:style style:name="P227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277" style:parent-style-name="Normal" style:family="paragraph">
      <style:text-properties fo:font-size="10pt" style:font-size-asian="10pt" style:font-size-complex="10pt" fo:language="en" fo:country="AU"/>
    </style:style>
    <style:style style:name="P2278" style:parent-style-name="Normal" style:family="paragraph">
      <style:text-properties fo:font-size="10pt" style:font-size-asian="10pt" style:font-size-complex="10pt" fo:language="en" fo:country="AU"/>
    </style:style>
    <style:style style:name="T2279" style:parent-style-name="DefaultParagraphFont" style:family="text">
      <style:text-properties fo:font-size="10pt" style:font-size-asian="10pt" style:font-size-complex="10pt" fo:language="en" fo:country="AU"/>
    </style:style>
    <style:style style:name="T2280" style:parent-style-name="DefaultParagraphFont" style:family="text">
      <style:text-properties fo:font-size="10pt" style:font-size-asian="10pt" style:font-size-complex="10pt" fo:language="en" fo:country="AU"/>
    </style:style>
    <style:style style:name="T2281" style:parent-style-name="DefaultParagraphFont" style:family="text">
      <style:text-properties fo:font-size="10pt" style:font-size-asian="10pt" style:font-size-complex="10pt" fo:language="en" fo:country="AU"/>
    </style:style>
    <style:style style:name="T2282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283" style:parent-style-name="DefaultParagraphFont" style:family="text">
      <style:text-properties fo:font-size="10pt" style:font-size-asian="10pt" style:font-size-complex="10pt" fo:language="en" fo:country="AU"/>
    </style:style>
    <style:style style:name="P2284" style:parent-style-name="Normal" style:family="paragraph">
      <style:text-properties fo:font-size="10pt" style:font-size-asian="10pt" style:font-size-complex="10pt" fo:language="en" fo:country="AU"/>
    </style:style>
    <style:style style:name="P2285" style:parent-style-name="Normal" style:family="paragraph">
      <style:text-properties fo:font-size="10pt" style:font-size-asian="10pt" style:font-size-complex="10pt" fo:language="en" fo:country="AU"/>
    </style:style>
    <style:style style:name="P2286" style:parent-style-name="Normal" style:family="paragraph">
      <style:text-properties fo:font-size="10pt" style:font-size-asian="10pt" style:font-size-complex="10pt" fo:language="en" fo:country="AU"/>
    </style:style>
    <style:style style:name="P2287" style:parent-style-name="Normal" style:family="paragraph">
      <style:text-properties fo:font-size="10pt" style:font-size-asian="10pt" style:font-size-complex="10pt" fo:language="en" fo:country="AU"/>
    </style:style>
    <style:style style:name="P2288" style:parent-style-name="Normal" style:family="paragraph">
      <style:text-properties fo:font-size="10pt" style:font-size-asian="10pt" style:font-size-complex="10pt" fo:language="en" fo:country="AU"/>
    </style:style>
    <style:style style:name="P2289" style:parent-style-name="Normal" style:family="paragraph">
      <style:text-properties fo:font-size="10pt" style:font-size-asian="10pt" style:font-size-complex="10pt" fo:language="en" fo:country="AU"/>
    </style:style>
    <style:style style:name="P229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291" style:parent-style-name="Normal" style:family="paragraph">
      <style:text-properties fo:font-size="10pt" style:font-size-asian="10pt" style:font-size-complex="10pt" fo:language="en" fo:country="AU"/>
    </style:style>
    <style:style style:name="P2292" style:parent-style-name="Normal" style:family="paragraph">
      <style:text-properties fo:font-size="10pt" style:font-size-asian="10pt" style:font-size-complex="10pt" fo:language="en" fo:country="AU"/>
    </style:style>
    <style:style style:name="T2293" style:parent-style-name="DefaultParagraphFont" style:family="text">
      <style:text-properties fo:font-size="10pt" style:font-size-asian="10pt" style:font-size-complex="10pt" fo:language="en" fo:country="AU"/>
    </style:style>
    <style:style style:name="T2294" style:parent-style-name="DefaultParagraphFont" style:family="text">
      <style:text-properties fo:font-size="10pt" style:font-size-asian="10pt" style:font-size-complex="10pt" fo:language="en" fo:country="AU"/>
    </style:style>
    <style:style style:name="T2295" style:parent-style-name="DefaultParagraphFont" style:family="text">
      <style:text-properties fo:font-size="10pt" style:font-size-asian="10pt" style:font-size-complex="10pt" fo:language="en" fo:country="AU"/>
    </style:style>
    <style:style style:name="T2296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297" style:parent-style-name="DefaultParagraphFont" style:family="text">
      <style:text-properties fo:font-size="10pt" style:font-size-asian="10pt" style:font-size-complex="10pt" fo:language="en" fo:country="AU"/>
    </style:style>
    <style:style style:name="T2298" style:parent-style-name="DefaultParagraphFont" style:family="text">
      <style:text-properties fo:font-size="10pt" style:font-size-asian="10pt" style:font-size-complex="10pt" fo:language="en" fo:country="AU"/>
    </style:style>
    <style:style style:name="T2299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00" style:parent-style-name="DefaultParagraphFont" style:family="text">
      <style:text-properties fo:font-size="10pt" style:font-size-asian="10pt" style:font-size-complex="10pt" fo:language="en" fo:country="AU"/>
    </style:style>
    <style:style style:name="P2301" style:parent-style-name="Normal" style:family="paragraph">
      <style:text-properties fo:font-size="10pt" style:font-size-asian="10pt" style:font-size-complex="10pt" fo:language="en" fo:country="AU"/>
    </style:style>
    <style:style style:name="P2302" style:parent-style-name="Normal" style:family="paragraph">
      <style:text-properties fo:font-size="10pt" style:font-size-asian="10pt" style:font-size-complex="10pt" fo:language="en" fo:country="AU"/>
    </style:style>
    <style:style style:name="P2303" style:parent-style-name="Normal" style:family="paragraph">
      <style:text-properties fo:font-size="10pt" style:font-size-asian="10pt" style:font-size-complex="10pt" fo:language="en" fo:country="AU"/>
    </style:style>
    <style:style style:name="P2304" style:parent-style-name="Normal" style:family="paragraph">
      <style:text-properties fo:font-size="10pt" style:font-size-asian="10pt" style:font-size-complex="10pt" fo:language="en" fo:country="AU"/>
    </style:style>
    <style:style style:name="P2305" style:parent-style-name="Normal" style:family="paragraph">
      <style:text-properties fo:font-size="10pt" style:font-size-asian="10pt" style:font-size-complex="10pt" fo:language="en" fo:country="AU"/>
    </style:style>
    <style:style style:name="P2306" style:parent-style-name="Normal" style:family="paragraph">
      <style:text-properties fo:font-size="10pt" style:font-size-asian="10pt" style:font-size-complex="10pt" fo:language="en" fo:country="AU"/>
    </style:style>
    <style:style style:name="P2307" style:parent-style-name="Normal" style:family="paragraph">
      <style:text-properties fo:font-size="10pt" style:font-size-asian="10pt" style:font-size-complex="10pt" fo:language="en" fo:country="AU"/>
    </style:style>
    <style:style style:name="P2308" style:parent-style-name="Normal" style:family="paragraph">
      <style:text-properties fo:font-size="10pt" style:font-size-asian="10pt" style:font-size-complex="10pt" fo:language="en" fo:country="AU"/>
    </style:style>
    <style:style style:name="T2309" style:parent-style-name="DefaultParagraphFont" style:family="text">
      <style:text-properties fo:font-size="10pt" style:font-size-asian="10pt" style:font-size-complex="10pt" fo:language="en" fo:country="AU"/>
    </style:style>
    <style:style style:name="T2310" style:parent-style-name="DefaultParagraphFont" style:family="text">
      <style:text-properties fo:font-size="10pt" style:font-size-asian="10pt" style:font-size-complex="10pt" fo:language="en" fo:country="AU"/>
    </style:style>
    <style:style style:name="T2311" style:parent-style-name="DefaultParagraphFont" style:family="text">
      <style:text-properties fo:font-size="10pt" style:font-size-asian="10pt" style:font-size-complex="10pt" fo:language="en" fo:country="AU"/>
    </style:style>
    <style:style style:name="T2312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13" style:parent-style-name="DefaultParagraphFont" style:family="text">
      <style:text-properties fo:font-size="10pt" style:font-size-asian="10pt" style:font-size-complex="10pt" fo:language="en" fo:country="AU"/>
    </style:style>
    <style:style style:name="T2314" style:parent-style-name="DefaultParagraphFont" style:family="text">
      <style:text-properties fo:font-size="10pt" style:font-size-asian="10pt" style:font-size-complex="10pt" fo:language="en" fo:country="AU"/>
    </style:style>
    <style:style style:name="T2315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16" style:parent-style-name="DefaultParagraphFont" style:family="text">
      <style:text-properties fo:font-size="10pt" style:font-size-asian="10pt" style:font-size-complex="10pt" fo:language="en" fo:country="AU"/>
    </style:style>
    <style:style style:name="T2317" style:parent-style-name="DefaultParagraphFont" style:family="text">
      <style:text-properties fo:font-size="10pt" style:font-size-asian="10pt" style:font-size-complex="10pt" fo:language="en" fo:country="AU"/>
    </style:style>
    <style:style style:name="T2318" style:parent-style-name="DefaultParagraphFont" style:family="text">
      <style:text-properties fo:font-size="10pt" style:font-size-asian="10pt" style:font-size-complex="10pt" fo:language="en" fo:country="AU"/>
    </style:style>
    <style:style style:name="P2319" style:parent-style-name="Normal" style:family="paragraph">
      <style:text-properties fo:font-size="10pt" style:font-size-asian="10pt" style:font-size-complex="10pt" fo:language="en" fo:country="AU"/>
    </style:style>
    <style:style style:name="P2320" style:parent-style-name="Normal" style:family="paragraph">
      <style:text-properties fo:font-size="10pt" style:font-size-asian="10pt" style:font-size-complex="10pt" fo:language="en" fo:country="AU"/>
    </style:style>
    <style:style style:name="P2321" style:parent-style-name="Normal" style:family="paragraph">
      <style:text-properties fo:font-size="10pt" style:font-size-asian="10pt" style:font-size-complex="10pt" fo:language="en" fo:country="AU"/>
    </style:style>
    <style:style style:name="P2322" style:parent-style-name="Normal" style:family="paragraph">
      <style:text-properties fo:font-size="10pt" style:font-size-asian="10pt" style:font-size-complex="10pt" fo:language="en" fo:country="AU"/>
    </style:style>
    <style:style style:name="P2323" style:parent-style-name="Normal" style:family="paragraph">
      <style:text-properties fo:font-size="10pt" style:font-size-asian="10pt" style:font-size-complex="10pt" fo:language="en" fo:country="AU"/>
    </style:style>
    <style:style style:name="P232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325" style:parent-style-name="Normal" style:family="paragraph">
      <style:text-properties fo:font-size="10pt" style:font-size-asian="10pt" style:font-size-complex="10pt" fo:language="en" fo:country="AU"/>
    </style:style>
    <style:style style:name="P2326" style:parent-style-name="Normal" style:family="paragraph">
      <style:text-properties fo:font-size="10pt" style:font-size-asian="10pt" style:font-size-complex="10pt" fo:language="en" fo:country="AU"/>
    </style:style>
    <style:style style:name="T2327" style:parent-style-name="DefaultParagraphFont" style:family="text">
      <style:text-properties fo:font-size="10pt" style:font-size-asian="10pt" style:font-size-complex="10pt" fo:language="en" fo:country="AU"/>
    </style:style>
    <style:style style:name="T2328" style:parent-style-name="DefaultParagraphFont" style:family="text">
      <style:text-properties fo:font-size="10pt" style:font-size-asian="10pt" style:font-size-complex="10pt" fo:language="en" fo:country="AU"/>
    </style:style>
    <style:style style:name="T2329" style:parent-style-name="DefaultParagraphFont" style:family="text">
      <style:text-properties fo:font-size="10pt" style:font-size-asian="10pt" style:font-size-complex="10pt" fo:language="en" fo:country="AU"/>
    </style:style>
    <style:style style:name="T2330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31" style:parent-style-name="DefaultParagraphFont" style:family="text">
      <style:text-properties fo:font-size="10pt" style:font-size-asian="10pt" style:font-size-complex="10pt" fo:language="en" fo:country="AU"/>
    </style:style>
    <style:style style:name="T2332" style:parent-style-name="DefaultParagraphFont" style:family="text">
      <style:text-properties fo:font-size="10pt" style:font-size-asian="10pt" style:font-size-complex="10pt" fo:language="en" fo:country="AU"/>
    </style:style>
    <style:style style:name="T2333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34" style:parent-style-name="DefaultParagraphFont" style:family="text">
      <style:text-properties fo:font-size="10pt" style:font-size-asian="10pt" style:font-size-complex="10pt" fo:language="en" fo:country="AU"/>
    </style:style>
    <style:style style:name="P2335" style:parent-style-name="Normal" style:family="paragraph">
      <style:text-properties fo:font-size="10pt" style:font-size-asian="10pt" style:font-size-complex="10pt" fo:language="en" fo:country="AU"/>
    </style:style>
    <style:style style:name="P2336" style:parent-style-name="Normal" style:family="paragraph">
      <style:text-properties fo:font-size="10pt" style:font-size-asian="10pt" style:font-size-complex="10pt" fo:language="en" fo:country="AU"/>
    </style:style>
    <style:style style:name="P2337" style:parent-style-name="Normal" style:family="paragraph">
      <style:text-properties fo:font-size="10pt" style:font-size-asian="10pt" style:font-size-complex="10pt" fo:language="en" fo:country="AU"/>
    </style:style>
    <style:style style:name="P2338" style:parent-style-name="Normal" style:family="paragraph">
      <style:text-properties fo:font-size="10pt" style:font-size-asian="10pt" style:font-size-complex="10pt" fo:language="en" fo:country="AU"/>
    </style:style>
    <style:style style:name="P2339" style:parent-style-name="Normal" style:family="paragraph">
      <style:text-properties fo:font-size="10pt" style:font-size-asian="10pt" style:font-size-complex="10pt" fo:language="en" fo:country="AU"/>
    </style:style>
    <style:style style:name="P234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341" style:parent-style-name="Normal" style:family="paragraph">
      <style:text-properties fo:font-size="10pt" style:font-size-asian="10pt" style:font-size-complex="10pt" fo:language="en" fo:country="AU"/>
    </style:style>
    <style:style style:name="P2342" style:parent-style-name="Normal" style:family="paragraph">
      <style:text-properties fo:font-size="10pt" style:font-size-asian="10pt" style:font-size-complex="10pt" fo:language="en" fo:country="AU"/>
    </style:style>
    <style:style style:name="T2343" style:parent-style-name="DefaultParagraphFont" style:family="text">
      <style:text-properties fo:font-size="10pt" style:font-size-asian="10pt" style:font-size-complex="10pt" fo:language="en" fo:country="AU"/>
    </style:style>
    <style:style style:name="T2344" style:parent-style-name="DefaultParagraphFont" style:family="text">
      <style:text-properties fo:font-size="10pt" style:font-size-asian="10pt" style:font-size-complex="10pt" fo:language="en" fo:country="AU"/>
    </style:style>
    <style:style style:name="T2345" style:parent-style-name="DefaultParagraphFont" style:family="text">
      <style:text-properties fo:font-size="10pt" style:font-size-asian="10pt" style:font-size-complex="10pt" fo:language="en" fo:country="AU"/>
    </style:style>
    <style:style style:name="T2346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47" style:parent-style-name="DefaultParagraphFont" style:family="text">
      <style:text-properties fo:font-size="10pt" style:font-size-asian="10pt" style:font-size-complex="10pt" fo:language="en" fo:country="AU"/>
    </style:style>
    <style:style style:name="P2348" style:parent-style-name="Normal" style:family="paragraph">
      <style:text-properties fo:font-size="10pt" style:font-size-asian="10pt" style:font-size-complex="10pt" fo:language="en" fo:country="AU"/>
    </style:style>
    <style:style style:name="P2349" style:parent-style-name="Normal" style:family="paragraph">
      <style:text-properties fo:font-size="10pt" style:font-size-asian="10pt" style:font-size-complex="10pt" fo:language="en" fo:country="AU"/>
    </style:style>
    <style:style style:name="P2350" style:parent-style-name="Normal" style:family="paragraph">
      <style:text-properties fo:font-size="10pt" style:font-size-asian="10pt" style:font-size-complex="10pt" fo:language="en" fo:country="AU"/>
    </style:style>
    <style:style style:name="P2351" style:parent-style-name="Normal" style:family="paragraph">
      <style:text-properties fo:font-size="10pt" style:font-size-asian="10pt" style:font-size-complex="10pt" fo:language="en" fo:country="AU"/>
    </style:style>
    <style:style style:name="P2352" style:parent-style-name="Normal" style:family="paragraph">
      <style:text-properties fo:font-size="10pt" style:font-size-asian="10pt" style:font-size-complex="10pt" fo:language="en" fo:country="AU"/>
    </style:style>
    <style:style style:name="P235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354" style:parent-style-name="Normal" style:family="paragraph">
      <style:text-properties fo:font-size="10pt" style:font-size-asian="10pt" style:font-size-complex="10pt" fo:language="en" fo:country="AU"/>
    </style:style>
    <style:style style:name="P2355" style:parent-style-name="Normal" style:family="paragraph">
      <style:text-properties fo:font-size="10pt" style:font-size-asian="10pt" style:font-size-complex="10pt" fo:language="en" fo:country="AU"/>
    </style:style>
    <style:style style:name="P2356" style:parent-style-name="Normal" style:family="paragraph">
      <style:text-properties fo:font-size="10pt" style:font-size-asian="10pt" style:font-size-complex="10pt" fo:language="en" fo:country="AU"/>
    </style:style>
    <style:style style:name="T2357" style:parent-style-name="DefaultParagraphFont" style:family="text">
      <style:text-properties fo:font-size="10pt" style:font-size-asian="10pt" style:font-size-complex="10pt" fo:language="en" fo:country="AU"/>
    </style:style>
    <style:style style:name="T2358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59" style:parent-style-name="DefaultParagraphFont" style:family="text">
      <style:text-properties fo:font-size="10pt" style:font-size-asian="10pt" style:font-size-complex="10pt" fo:language="en" fo:country="AU"/>
    </style:style>
    <style:style style:name="P2360" style:parent-style-name="Normal" style:family="paragraph">
      <style:text-properties fo:font-size="10pt" style:font-size-asian="10pt" style:font-size-complex="10pt" fo:language="en" fo:country="AU"/>
    </style:style>
    <style:style style:name="P2361" style:parent-style-name="Normal" style:family="paragraph">
      <style:text-properties fo:font-size="10pt" style:font-size-asian="10pt" style:font-size-complex="10pt" fo:language="en" fo:country="AU"/>
    </style:style>
    <style:style style:name="P2362" style:parent-style-name="Normal" style:family="paragraph">
      <style:text-properties fo:font-size="10pt" style:font-size-asian="10pt" style:font-size-complex="10pt" fo:language="en" fo:country="AU"/>
    </style:style>
    <style:style style:name="P2363" style:parent-style-name="Normal" style:family="paragraph">
      <style:text-properties fo:font-size="10pt" style:font-size-asian="10pt" style:font-size-complex="10pt" fo:language="en" fo:country="AU"/>
    </style:style>
    <style:style style:name="P2364" style:parent-style-name="Normal" style:family="paragraph">
      <style:text-properties fo:font-size="10pt" style:font-size-asian="10pt" style:font-size-complex="10pt" fo:language="en" fo:country="AU"/>
    </style:style>
    <style:style style:name="P236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366" style:parent-style-name="Normal" style:family="paragraph">
      <style:text-properties fo:font-size="10pt" style:font-size-asian="10pt" style:font-size-complex="10pt" fo:language="en" fo:country="AU"/>
    </style:style>
    <style:style style:name="P2367" style:parent-style-name="Normal" style:family="paragraph">
      <style:text-properties fo:font-size="10pt" style:font-size-asian="10pt" style:font-size-complex="10pt" fo:language="en" fo:country="AU"/>
    </style:style>
    <style:style style:name="T2368" style:parent-style-name="DefaultParagraphFont" style:family="text">
      <style:text-properties fo:font-size="10pt" style:font-size-asian="10pt" style:font-size-complex="10pt" fo:language="en" fo:country="AU"/>
    </style:style>
    <style:style style:name="T2369" style:parent-style-name="DefaultParagraphFont" style:family="text">
      <style:text-properties fo:font-size="10pt" style:font-size-asian="10pt" style:font-size-complex="10pt" fo:language="en" fo:country="AU"/>
    </style:style>
    <style:style style:name="T2370" style:parent-style-name="DefaultParagraphFont" style:family="text">
      <style:text-properties fo:font-size="10pt" style:font-size-asian="10pt" style:font-size-complex="10pt" fo:language="en" fo:country="AU"/>
    </style:style>
    <style:style style:name="T2371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72" style:parent-style-name="DefaultParagraphFont" style:family="text">
      <style:text-properties fo:font-size="10pt" style:font-size-asian="10pt" style:font-size-complex="10pt" fo:language="en" fo:country="AU"/>
    </style:style>
    <style:style style:name="P2373" style:parent-style-name="Normal" style:family="paragraph">
      <style:text-properties fo:font-size="10pt" style:font-size-asian="10pt" style:font-size-complex="10pt" fo:language="en" fo:country="AU"/>
    </style:style>
    <style:style style:name="P2374" style:parent-style-name="Normal" style:family="paragraph">
      <style:text-properties fo:font-size="10pt" style:font-size-asian="10pt" style:font-size-complex="10pt" fo:language="en" fo:country="AU"/>
    </style:style>
    <style:style style:name="P2375" style:parent-style-name="Normal" style:family="paragraph">
      <style:text-properties fo:font-size="10pt" style:font-size-asian="10pt" style:font-size-complex="10pt" fo:language="en" fo:country="AU"/>
    </style:style>
    <style:style style:name="P2376" style:parent-style-name="Normal" style:family="paragraph">
      <style:text-properties fo:font-size="10pt" style:font-size-asian="10pt" style:font-size-complex="10pt" fo:language="en" fo:country="AU"/>
    </style:style>
    <style:style style:name="P2377" style:parent-style-name="Normal" style:family="paragraph">
      <style:text-properties fo:font-size="10pt" style:font-size-asian="10pt" style:font-size-complex="10pt" fo:language="en" fo:country="AU"/>
    </style:style>
    <style:style style:name="P237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379" style:parent-style-name="Normal" style:family="paragraph">
      <style:text-properties fo:font-size="10pt" style:font-size-asian="10pt" style:font-size-complex="10pt" fo:language="en" fo:country="AU"/>
    </style:style>
    <style:style style:name="P2380" style:parent-style-name="Normal" style:family="paragraph">
      <style:text-properties fo:font-size="10pt" style:font-size-asian="10pt" style:font-size-complex="10pt" fo:language="en" fo:country="AU"/>
    </style:style>
    <style:style style:name="T2381" style:parent-style-name="DefaultParagraphFont" style:family="text">
      <style:text-properties fo:font-size="10pt" style:font-size-asian="10pt" style:font-size-complex="10pt" fo:language="en" fo:country="AU"/>
    </style:style>
    <style:style style:name="T2382" style:parent-style-name="DefaultParagraphFont" style:family="text">
      <style:text-properties fo:font-size="10pt" style:font-size-asian="10pt" style:font-size-complex="10pt" fo:language="en" fo:country="AU"/>
    </style:style>
    <style:style style:name="T2383" style:parent-style-name="DefaultParagraphFont" style:family="text">
      <style:text-properties fo:font-size="10pt" style:font-size-asian="10pt" style:font-size-complex="10pt" fo:language="en" fo:country="AU"/>
    </style:style>
    <style:style style:name="T2384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85" style:parent-style-name="DefaultParagraphFont" style:family="text">
      <style:text-properties fo:font-size="10pt" style:font-size-asian="10pt" style:font-size-complex="10pt" fo:language="en" fo:country="AU"/>
    </style:style>
    <style:style style:name="P2386" style:parent-style-name="Normal" style:family="paragraph">
      <style:text-properties fo:font-size="10pt" style:font-size-asian="10pt" style:font-size-complex="10pt" fo:language="en" fo:country="AU"/>
    </style:style>
    <style:style style:name="P2387" style:parent-style-name="Normal" style:family="paragraph">
      <style:text-properties fo:font-size="10pt" style:font-size-asian="10pt" style:font-size-complex="10pt" fo:language="en" fo:country="AU"/>
    </style:style>
    <style:style style:name="P2388" style:parent-style-name="Normal" style:family="paragraph">
      <style:text-properties fo:font-size="10pt" style:font-size-asian="10pt" style:font-size-complex="10pt" fo:language="en" fo:country="AU"/>
    </style:style>
    <style:style style:name="P2389" style:parent-style-name="Normal" style:family="paragraph">
      <style:text-properties fo:font-size="10pt" style:font-size-asian="10pt" style:font-size-complex="10pt" fo:language="en" fo:country="AU"/>
    </style:style>
    <style:style style:name="P2390" style:parent-style-name="Normal" style:family="paragraph">
      <style:text-properties fo:font-size="10pt" style:font-size-asian="10pt" style:font-size-complex="10pt" fo:language="en" fo:country="AU"/>
    </style:style>
    <style:style style:name="P2391" style:parent-style-name="Normal" style:family="paragraph">
      <style:text-properties fo:font-size="10pt" style:font-size-asian="10pt" style:font-size-complex="10pt" fo:language="en" fo:country="AU"/>
    </style:style>
    <style:style style:name="P2392" style:parent-style-name="Normal" style:family="paragraph">
      <style:text-properties fo:font-size="10pt" style:font-size-asian="10pt" style:font-size-complex="10pt" fo:language="en" fo:country="AU"/>
    </style:style>
    <style:style style:name="P2393" style:parent-style-name="Normal" style:family="paragraph">
      <style:text-properties fo:font-size="10pt" style:font-size-asian="10pt" style:font-size-complex="10pt" fo:language="en" fo:country="AU"/>
    </style:style>
    <style:style style:name="T2394" style:parent-style-name="DefaultParagraphFont" style:family="text">
      <style:text-properties fo:font-size="10pt" style:font-size-asian="10pt" style:font-size-complex="10pt" fo:language="en" fo:country="AU"/>
    </style:style>
    <style:style style:name="T2395" style:parent-style-name="DefaultParagraphFont" style:family="text">
      <style:text-properties fo:font-size="10pt" style:font-size-asian="10pt" style:font-size-complex="10pt" fo:language="en" fo:country="AU"/>
    </style:style>
    <style:style style:name="T2396" style:parent-style-name="DefaultParagraphFont" style:family="text">
      <style:text-properties fo:font-size="10pt" style:font-size-asian="10pt" style:font-size-complex="10pt" fo:language="en" fo:country="AU"/>
    </style:style>
    <style:style style:name="T2397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398" style:parent-style-name="DefaultParagraphFont" style:family="text">
      <style:text-properties fo:font-size="10pt" style:font-size-asian="10pt" style:font-size-complex="10pt" fo:language="en" fo:country="AU"/>
    </style:style>
    <style:style style:name="P2399" style:parent-style-name="Normal" style:family="paragraph">
      <style:text-properties fo:font-size="10pt" style:font-size-asian="10pt" style:font-size-complex="10pt" fo:language="en" fo:country="AU"/>
    </style:style>
    <style:style style:name="P2400" style:parent-style-name="Normal" style:family="paragraph">
      <style:text-properties fo:font-size="10pt" style:font-size-asian="10pt" style:font-size-complex="10pt" fo:language="en" fo:country="AU"/>
    </style:style>
    <style:style style:name="P2401" style:parent-style-name="Normal" style:family="paragraph">
      <style:text-properties fo:font-size="10pt" style:font-size-asian="10pt" style:font-size-complex="10pt" fo:language="en" fo:country="AU"/>
    </style:style>
    <style:style style:name="P2402" style:parent-style-name="Normal" style:family="paragraph">
      <style:text-properties fo:font-size="10pt" style:font-size-asian="10pt" style:font-size-complex="10pt" fo:language="en" fo:country="AU"/>
    </style:style>
    <style:style style:name="P2403" style:parent-style-name="Normal" style:family="paragraph">
      <style:text-properties fo:font-size="10pt" style:font-size-asian="10pt" style:font-size-complex="10pt" fo:language="en" fo:country="AU"/>
    </style:style>
    <style:style style:name="P2404" style:parent-style-name="Normal" style:family="paragraph">
      <style:text-properties fo:font-size="10pt" style:font-size-asian="10pt" style:font-size-complex="10pt" fo:language="en" fo:country="AU"/>
    </style:style>
    <style:style style:name="P2405" style:parent-style-name="Normal" style:family="paragraph">
      <style:text-properties fo:font-size="10pt" style:font-size-asian="10pt" style:font-size-complex="10pt" fo:language="en" fo:country="AU"/>
    </style:style>
    <style:style style:name="P240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407" style:parent-style-name="Normal" style:family="paragraph">
      <style:text-properties fo:font-size="10pt" style:font-size-asian="10pt" style:font-size-complex="10pt" fo:language="en" fo:country="AU"/>
    </style:style>
    <style:style style:name="P2408" style:parent-style-name="Normal" style:family="paragraph">
      <style:text-properties fo:font-size="10pt" style:font-size-asian="10pt" style:font-size-complex="10pt" fo:language="en" fo:country="AU"/>
    </style:style>
    <style:style style:name="P2409" style:parent-style-name="Normal" style:family="paragraph">
      <style:text-properties fo:font-size="10pt" style:font-size-asian="10pt" style:font-size-complex="10pt" fo:language="en" fo:country="AU"/>
    </style:style>
    <style:style style:name="P2410" style:parent-style-name="Normal" style:family="paragraph">
      <style:text-properties fo:font-size="10pt" style:font-size-asian="10pt" style:font-size-complex="10pt" fo:language="en" fo:country="AU"/>
    </style:style>
    <style:style style:name="P2411" style:parent-style-name="Normal" style:family="paragraph">
      <style:text-properties fo:font-size="10pt" style:font-size-asian="10pt" style:font-size-complex="10pt" fo:language="en" fo:country="AU"/>
    </style:style>
    <style:style style:name="P2412" style:parent-style-name="Normal" style:family="paragraph">
      <style:text-properties fo:font-size="10pt" style:font-size-asian="10pt" style:font-size-complex="10pt" fo:language="en" fo:country="AU"/>
    </style:style>
    <style:style style:name="P2413" style:parent-style-name="Normal" style:family="paragraph">
      <style:text-properties fo:font-size="10pt" style:font-size-asian="10pt" style:font-size-complex="10pt" fo:language="en" fo:country="AU"/>
    </style:style>
    <style:style style:name="P2414" style:parent-style-name="Normal" style:family="paragraph">
      <style:text-properties fo:font-size="10pt" style:font-size-asian="10pt" style:font-size-complex="10pt" fo:language="en" fo:country="AU"/>
    </style:style>
    <style:style style:name="P241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416" style:parent-style-name="Normal" style:family="paragraph">
      <style:text-properties fo:font-size="10pt" style:font-size-asian="10pt" style:font-size-complex="10pt" fo:language="en" fo:country="AU"/>
    </style:style>
    <style:style style:name="P2417" style:parent-style-name="Normal" style:family="paragraph">
      <style:text-properties fo:font-size="10pt" style:font-size-asian="10pt" style:font-size-complex="10pt" fo:language="en" fo:country="AU"/>
    </style:style>
    <style:style style:name="P2418" style:parent-style-name="Normal" style:family="paragraph">
      <style:text-properties fo:font-size="10pt" style:font-size-asian="10pt" style:font-size-complex="10pt" fo:language="en" fo:country="AU"/>
    </style:style>
    <style:style style:name="P2419" style:parent-style-name="Normal" style:family="paragraph">
      <style:text-properties fo:font-size="10pt" style:font-size-asian="10pt" style:font-size-complex="10pt" fo:language="en" fo:country="AU"/>
    </style:style>
    <style:style style:name="P2420" style:parent-style-name="Normal" style:family="paragraph">
      <style:text-properties fo:font-size="10pt" style:font-size-asian="10pt" style:font-size-complex="10pt" fo:language="en" fo:country="AU"/>
    </style:style>
    <style:style style:name="P2421" style:parent-style-name="Normal" style:family="paragraph">
      <style:text-properties fo:font-size="10pt" style:font-size-asian="10pt" style:font-size-complex="10pt" fo:language="en" fo:country="AU"/>
    </style:style>
    <style:style style:name="P2422" style:parent-style-name="Normal" style:family="paragraph">
      <style:text-properties fo:font-size="10pt" style:font-size-asian="10pt" style:font-size-complex="10pt" fo:language="en" fo:country="AU"/>
    </style:style>
    <style:style style:name="P2423" style:parent-style-name="Normal" style:family="paragraph">
      <style:text-properties fo:font-size="10pt" style:font-size-asian="10pt" style:font-size-complex="10pt" fo:language="en" fo:country="AU"/>
    </style:style>
    <style:style style:name="P2424" style:parent-style-name="Normal" style:family="paragraph">
      <style:text-properties fo:font-size="10pt" style:font-size-asian="10pt" style:font-size-complex="10pt" fo:language="en" fo:country="AU"/>
    </style:style>
    <style:style style:name="P242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426" style:parent-style-name="Normal" style:family="paragraph">
      <style:text-properties fo:font-size="10pt" style:font-size-asian="10pt" style:font-size-complex="10pt" fo:language="en" fo:country="AU"/>
    </style:style>
    <style:style style:name="P2427" style:parent-style-name="Normal" style:family="paragraph">
      <style:text-properties fo:font-size="10pt" style:font-size-asian="10pt" style:font-size-complex="10pt" fo:language="en" fo:country="AU"/>
    </style:style>
    <style:style style:name="P2428" style:parent-style-name="Normal" style:family="paragraph">
      <style:text-properties fo:font-size="10pt" style:font-size-asian="10pt" style:font-size-complex="10pt" fo:language="en" fo:country="AU"/>
    </style:style>
    <style:style style:name="P2429" style:parent-style-name="Normal" style:family="paragraph">
      <style:text-properties fo:font-size="10pt" style:font-size-asian="10pt" style:font-size-complex="10pt" fo:language="en" fo:country="AU"/>
    </style:style>
    <style:style style:name="P2430" style:parent-style-name="Normal" style:family="paragraph">
      <style:text-properties fo:font-size="10pt" style:font-size-asian="10pt" style:font-size-complex="10pt" fo:language="en" fo:country="AU"/>
    </style:style>
    <style:style style:name="P2431" style:parent-style-name="Normal" style:family="paragraph">
      <style:text-properties fo:font-size="10pt" style:font-size-asian="10pt" style:font-size-complex="10pt" fo:language="en" fo:country="AU"/>
    </style:style>
    <style:style style:name="P2432" style:parent-style-name="Normal" style:family="paragraph">
      <style:text-properties fo:font-size="10pt" style:font-size-asian="10pt" style:font-size-complex="10pt" fo:language="en" fo:country="AU"/>
    </style:style>
    <style:style style:name="P2433" style:parent-style-name="Normal" style:family="paragraph">
      <style:text-properties fo:font-size="10pt" style:font-size-asian="10pt" style:font-size-complex="10pt" fo:language="en" fo:country="AU"/>
    </style:style>
    <style:style style:name="P2434" style:parent-style-name="Normal" style:family="paragraph">
      <style:text-properties fo:font-size="10pt" style:font-size-asian="10pt" style:font-size-complex="10pt" fo:language="en" fo:country="AU"/>
    </style:style>
    <style:style style:name="P243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436" style:parent-style-name="Normal" style:family="paragraph">
      <style:text-properties fo:font-size="10pt" style:font-size-asian="10pt" style:font-size-complex="10pt" fo:language="en" fo:country="AU"/>
    </style:style>
    <style:style style:name="P2437" style:parent-style-name="Normal" style:family="paragraph">
      <style:text-properties fo:font-size="10pt" style:font-size-asian="10pt" style:font-size-complex="10pt" fo:language="en" fo:country="AU"/>
    </style:style>
    <style:style style:name="P2438" style:parent-style-name="Normal" style:family="paragraph">
      <style:text-properties fo:font-size="10pt" style:font-size-asian="10pt" style:font-size-complex="10pt" fo:language="en" fo:country="AU"/>
    </style:style>
    <style:style style:name="P2439" style:parent-style-name="Normal" style:family="paragraph">
      <style:text-properties fo:font-size="10pt" style:font-size-asian="10pt" style:font-size-complex="10pt" fo:language="en" fo:country="AU"/>
    </style:style>
    <style:style style:name="P2440" style:parent-style-name="Normal" style:family="paragraph">
      <style:text-properties fo:font-size="10pt" style:font-size-asian="10pt" style:font-size-complex="10pt" fo:language="en" fo:country="AU"/>
    </style:style>
    <style:style style:name="P2441" style:parent-style-name="Normal" style:family="paragraph">
      <style:text-properties fo:font-size="10pt" style:font-size-asian="10pt" style:font-size-complex="10pt" fo:language="en" fo:country="AU"/>
    </style:style>
    <style:style style:name="P2442" style:parent-style-name="Normal" style:family="paragraph">
      <style:text-properties fo:font-size="10pt" style:font-size-asian="10pt" style:font-size-complex="10pt" fo:language="en" fo:country="AU"/>
    </style:style>
    <style:style style:name="P2443" style:parent-style-name="Normal" style:family="paragraph">
      <style:text-properties fo:font-size="10pt" style:font-size-asian="10pt" style:font-size-complex="10pt" fo:language="en" fo:country="AU"/>
    </style:style>
    <style:style style:name="P2444" style:parent-style-name="Normal" style:family="paragraph">
      <style:text-properties fo:font-size="10pt" style:font-size-asian="10pt" style:font-size-complex="10pt" fo:language="en" fo:country="AU"/>
    </style:style>
    <style:style style:name="P244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446" style:parent-style-name="Normal" style:family="paragraph">
      <style:text-properties fo:font-size="10pt" style:font-size-asian="10pt" style:font-size-complex="10pt" fo:language="en" fo:country="AU"/>
    </style:style>
    <style:style style:name="P2447" style:parent-style-name="Normal" style:family="paragraph">
      <style:text-properties fo:font-size="10pt" style:font-size-asian="10pt" style:font-size-complex="10pt" fo:language="en" fo:country="AU"/>
    </style:style>
    <style:style style:name="P2448" style:parent-style-name="Normal" style:family="paragraph">
      <style:text-properties fo:font-size="10pt" style:font-size-asian="10pt" style:font-size-complex="10pt" fo:language="en" fo:country="AU"/>
    </style:style>
    <style:style style:name="P2449" style:parent-style-name="Normal" style:family="paragraph">
      <style:text-properties fo:font-size="10pt" style:font-size-asian="10pt" style:font-size-complex="10pt" fo:language="en" fo:country="AU"/>
    </style:style>
    <style:style style:name="P2450" style:parent-style-name="Normal" style:family="paragraph">
      <style:text-properties fo:font-size="10pt" style:font-size-asian="10pt" style:font-size-complex="10pt" fo:language="en" fo:country="AU"/>
    </style:style>
    <style:style style:name="P2451" style:parent-style-name="Normal" style:family="paragraph">
      <style:text-properties fo:font-size="10pt" style:font-size-asian="10pt" style:font-size-complex="10pt" fo:language="en" fo:country="AU"/>
    </style:style>
    <style:style style:name="P2452" style:parent-style-name="Normal" style:family="paragraph">
      <style:text-properties fo:font-size="10pt" style:font-size-asian="10pt" style:font-size-complex="10pt" fo:language="en" fo:country="AU"/>
    </style:style>
    <style:style style:name="P2453" style:parent-style-name="Normal" style:family="paragraph">
      <style:text-properties fo:font-size="10pt" style:font-size-asian="10pt" style:font-size-complex="10pt" fo:language="en" fo:country="AU"/>
    </style:style>
    <style:style style:name="P2454" style:parent-style-name="Normal" style:family="paragraph">
      <style:text-properties fo:font-size="10pt" style:font-size-asian="10pt" style:font-size-complex="10pt" fo:language="en" fo:country="AU"/>
    </style:style>
    <style:style style:name="P2455" style:parent-style-name="Normal" style:family="paragraph">
      <style:text-properties fo:font-size="10pt" style:font-size-asian="10pt" style:font-size-complex="10pt" fo:language="en" fo:country="AU"/>
    </style:style>
    <style:style style:name="P245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457" style:parent-style-name="Normal" style:family="paragraph">
      <style:text-properties fo:font-size="10pt" style:font-size-asian="10pt" style:font-size-complex="10pt" fo:language="en" fo:country="AU"/>
    </style:style>
    <style:style style:name="P2458" style:parent-style-name="Normal" style:family="paragraph">
      <style:text-properties fo:font-size="10pt" style:font-size-asian="10pt" style:font-size-complex="10pt" fo:language="en" fo:country="AU"/>
    </style:style>
    <style:style style:name="P2459" style:parent-style-name="Normal" style:family="paragraph">
      <style:text-properties fo:font-size="10pt" style:font-size-asian="10pt" style:font-size-complex="10pt" fo:language="en" fo:country="AU"/>
    </style:style>
    <style:style style:name="P2460" style:parent-style-name="Normal" style:family="paragraph">
      <style:text-properties fo:font-size="10pt" style:font-size-asian="10pt" style:font-size-complex="10pt" fo:language="en" fo:country="AU"/>
    </style:style>
    <style:style style:name="P2461" style:parent-style-name="Normal" style:family="paragraph">
      <style:text-properties fo:font-size="10pt" style:font-size-asian="10pt" style:font-size-complex="10pt" fo:language="en" fo:country="AU"/>
    </style:style>
    <style:style style:name="P2462" style:parent-style-name="Normal" style:family="paragraph">
      <style:text-properties fo:font-size="10pt" style:font-size-asian="10pt" style:font-size-complex="10pt" fo:language="en" fo:country="AU"/>
    </style:style>
    <style:style style:name="P2463" style:parent-style-name="Normal" style:family="paragraph">
      <style:text-properties fo:font-size="10pt" style:font-size-asian="10pt" style:font-size-complex="10pt" fo:language="en" fo:country="AU"/>
    </style:style>
    <style:style style:name="P2464" style:parent-style-name="Normal" style:family="paragraph">
      <style:text-properties fo:font-size="10pt" style:font-size-asian="10pt" style:font-size-complex="10pt" fo:language="en" fo:country="AU"/>
    </style:style>
    <style:style style:name="P2465" style:parent-style-name="Normal" style:family="paragraph">
      <style:text-properties fo:font-size="10pt" style:font-size-asian="10pt" style:font-size-complex="10pt" fo:language="en" fo:country="AU"/>
    </style:style>
    <style:style style:name="P2466" style:parent-style-name="Normal" style:family="paragraph">
      <style:text-properties fo:font-size="10pt" style:font-size-asian="10pt" style:font-size-complex="10pt" fo:language="en" fo:country="AU"/>
    </style:style>
    <style:style style:name="P246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468" style:parent-style-name="Normal" style:family="paragraph">
      <style:text-properties fo:font-size="10pt" style:font-size-asian="10pt" style:font-size-complex="10pt" fo:language="en" fo:country="AU"/>
    </style:style>
    <style:style style:name="P2469" style:parent-style-name="Normal" style:family="paragraph">
      <style:text-properties fo:font-size="10pt" style:font-size-asian="10pt" style:font-size-complex="10pt" fo:language="en" fo:country="AU"/>
    </style:style>
    <style:style style:name="T2470" style:parent-style-name="DefaultParagraphFont" style:family="text">
      <style:text-properties fo:font-size="10pt" style:font-size-asian="10pt" style:font-size-complex="10pt" fo:language="en" fo:country="AU"/>
    </style:style>
    <style:style style:name="T2471" style:parent-style-name="DefaultParagraphFont" style:family="text">
      <style:text-properties fo:font-size="10pt" style:font-size-asian="10pt" style:font-size-complex="10pt" fo:language="en" fo:country="AU"/>
    </style:style>
    <style:style style:name="T2472" style:parent-style-name="DefaultParagraphFont" style:family="text">
      <style:text-properties fo:font-size="10pt" style:font-size-asian="10pt" style:font-size-complex="10pt" fo:language="en" fo:country="AU"/>
    </style:style>
    <style:style style:name="T2473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2474" style:parent-style-name="DefaultParagraphFont" style:family="text">
      <style:text-properties fo:font-size="10pt" style:font-size-asian="10pt" style:font-size-complex="10pt" fo:language="en" fo:country="AU"/>
    </style:style>
    <style:style style:name="P2475" style:parent-style-name="Normal" style:family="paragraph">
      <style:text-properties fo:font-size="10pt" style:font-size-asian="10pt" style:font-size-complex="10pt" fo:language="en" fo:country="AU"/>
    </style:style>
    <style:style style:name="P2476" style:parent-style-name="Normal" style:family="paragraph">
      <style:text-properties fo:font-size="10pt" style:font-size-asian="10pt" style:font-size-complex="10pt" fo:language="en" fo:country="AU"/>
    </style:style>
    <style:style style:name="P2477" style:parent-style-name="Normal" style:family="paragraph">
      <style:text-properties fo:font-size="10pt" style:font-size-asian="10pt" style:font-size-complex="10pt" fo:language="en" fo:country="AU"/>
    </style:style>
    <style:style style:name="P2478" style:parent-style-name="Normal" style:family="paragraph">
      <style:text-properties fo:font-size="10pt" style:font-size-asian="10pt" style:font-size-complex="10pt" fo:language="en" fo:country="AU"/>
    </style:style>
    <style:style style:name="P2479" style:parent-style-name="Normal" style:family="paragraph">
      <style:text-properties fo:font-size="10pt" style:font-size-asian="10pt" style:font-size-complex="10pt" fo:language="en" fo:country="AU"/>
    </style:style>
    <style:style style:name="P2480" style:parent-style-name="Normal" style:family="paragraph">
      <style:text-properties fo:font-size="10pt" style:font-size-asian="10pt" style:font-size-complex="10pt" fo:language="en" fo:country="AU"/>
    </style:style>
    <style:style style:name="P248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482" style:parent-style-name="Normal" style:family="paragraph">
      <style:text-properties fo:font-size="10pt" style:font-size-asian="10pt" style:font-size-complex="10pt" fo:language="en" fo:country="AU"/>
    </style:style>
    <style:style style:name="P2483" style:parent-style-name="Normal" style:family="paragraph">
      <style:text-properties fo:font-size="10pt" style:font-size-asian="10pt" style:font-size-complex="10pt" fo:language="en" fo:country="AU"/>
    </style:style>
    <style:style style:name="P2484" style:parent-style-name="Normal" style:family="paragraph">
      <style:text-properties fo:font-size="10pt" style:font-size-asian="10pt" style:font-size-complex="10pt" fo:language="en" fo:country="AU"/>
    </style:style>
    <style:style style:name="P2485" style:parent-style-name="Normal" style:family="paragraph">
      <style:text-properties fo:font-size="10pt" style:font-size-asian="10pt" style:font-size-complex="10pt" fo:language="en" fo:country="AU"/>
    </style:style>
    <style:style style:name="P2486" style:parent-style-name="Normal" style:family="paragraph">
      <style:text-properties fo:font-size="10pt" style:font-size-asian="10pt" style:font-size-complex="10pt" fo:language="en" fo:country="AU"/>
    </style:style>
    <style:style style:name="P2487" style:parent-style-name="Normal" style:family="paragraph">
      <style:text-properties fo:font-size="10pt" style:font-size-asian="10pt" style:font-size-complex="10pt" fo:language="en" fo:country="AU"/>
    </style:style>
    <style:style style:name="P2488" style:parent-style-name="Normal" style:family="paragraph">
      <style:text-properties fo:font-size="10pt" style:font-size-asian="10pt" style:font-size-complex="10pt" fo:language="en" fo:country="AU"/>
    </style:style>
    <style:style style:name="P2489" style:parent-style-name="Normal" style:family="paragraph">
      <style:text-properties fo:font-size="10pt" style:font-size-asian="10pt" style:font-size-complex="10pt" fo:language="en" fo:country="AU"/>
    </style:style>
    <style:style style:name="P2490" style:parent-style-name="Normal" style:family="paragraph">
      <style:text-properties fo:font-size="10pt" style:font-size-asian="10pt" style:font-size-complex="10pt" fo:language="en" fo:country="AU"/>
    </style:style>
    <style:style style:name="P249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492" style:parent-style-name="Normal" style:family="paragraph">
      <style:text-properties fo:font-size="10pt" style:font-size-asian="10pt" style:font-size-complex="10pt" fo:language="en" fo:country="AU"/>
    </style:style>
    <style:style style:name="P2493" style:parent-style-name="Normal" style:family="paragraph">
      <style:text-properties fo:font-size="10pt" style:font-size-asian="10pt" style:font-size-complex="10pt" fo:language="en" fo:country="AU"/>
    </style:style>
    <style:style style:name="P2494" style:parent-style-name="Normal" style:family="paragraph">
      <style:text-properties fo:font-size="10pt" style:font-size-asian="10pt" style:font-size-complex="10pt" fo:language="en" fo:country="AU"/>
    </style:style>
    <style:style style:name="P2495" style:parent-style-name="Normal" style:family="paragraph">
      <style:text-properties fo:font-size="10pt" style:font-size-asian="10pt" style:font-size-complex="10pt" fo:language="en" fo:country="AU"/>
    </style:style>
    <style:style style:name="T2496" style:parent-style-name="DefaultParagraphFont" style:family="text">
      <style:text-properties fo:font-size="10pt" style:font-size-asian="10pt" style:font-size-complex="10pt" fo:language="en" fo:country="AU"/>
    </style:style>
    <style:style style:name="P2497" style:parent-style-name="Normal" style:family="paragraph">
      <style:text-properties fo:font-size="10pt" style:font-size-asian="10pt" style:font-size-complex="10pt" fo:language="en" fo:country="AU"/>
    </style:style>
    <style:style style:name="P2498" style:parent-style-name="Normal" style:family="paragraph">
      <style:text-properties fo:font-size="10pt" style:font-size-asian="10pt" style:font-size-complex="10pt" fo:language="en" fo:country="AU"/>
    </style:style>
    <style:style style:name="P2499" style:parent-style-name="Normal" style:family="paragraph">
      <style:text-properties fo:font-size="10pt" style:font-size-asian="10pt" style:font-size-complex="10pt" fo:language="en" fo:country="AU"/>
    </style:style>
    <style:style style:name="P2500" style:parent-style-name="Normal" style:family="paragraph">
      <style:text-properties fo:font-size="10pt" style:font-size-asian="10pt" style:font-size-complex="10pt" fo:language="en" fo:country="AU"/>
    </style:style>
    <style:style style:name="P250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502" style:parent-style-name="Normal" style:family="paragraph">
      <style:text-properties fo:font-size="10pt" style:font-size-asian="10pt" style:font-size-complex="10pt" fo:language="en" fo:country="AU"/>
    </style:style>
    <style:style style:name="P2503" style:parent-style-name="Normal" style:family="paragraph">
      <style:text-properties fo:font-size="10pt" style:font-size-asian="10pt" style:font-size-complex="10pt" fo:language="en" fo:country="AU"/>
    </style:style>
    <style:style style:name="P2504" style:parent-style-name="Normal" style:family="paragraph">
      <style:text-properties fo:font-size="10pt" style:font-size-asian="10pt" style:font-size-complex="10pt" fo:language="en" fo:country="AU"/>
    </style:style>
    <style:style style:name="P2505" style:parent-style-name="Normal" style:family="paragraph">
      <style:text-properties fo:font-size="10pt" style:font-size-asian="10pt" style:font-size-complex="10pt" fo:language="en" fo:country="AU"/>
    </style:style>
    <style:style style:name="T2506" style:parent-style-name="DefaultParagraphFont" style:family="text">
      <style:text-properties fo:font-size="10pt" style:font-size-asian="10pt" style:font-size-complex="10pt" fo:language="en" fo:country="AU"/>
    </style:style>
    <style:style style:name="P2507" style:parent-style-name="Normal" style:family="paragraph">
      <style:text-properties fo:font-size="10pt" style:font-size-asian="10pt" style:font-size-complex="10pt" fo:language="en" fo:country="AU"/>
    </style:style>
    <style:style style:name="P2508" style:parent-style-name="Normal" style:family="paragraph">
      <style:text-properties fo:font-size="10pt" style:font-size-asian="10pt" style:font-size-complex="10pt" fo:language="en" fo:country="AU"/>
    </style:style>
    <style:style style:name="P2509" style:parent-style-name="Normal" style:family="paragraph">
      <style:text-properties fo:font-size="10pt" style:font-size-asian="10pt" style:font-size-complex="10pt" fo:language="en" fo:country="AU"/>
    </style:style>
    <style:style style:name="P2510" style:parent-style-name="Normal" style:family="paragraph">
      <style:text-properties fo:font-size="10pt" style:font-size-asian="10pt" style:font-size-complex="10pt" fo:language="en" fo:country="AU"/>
    </style:style>
    <style:style style:name="P251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512" style:parent-style-name="Normal" style:family="paragraph">
      <style:text-properties fo:font-size="10pt" style:font-size-asian="10pt" style:font-size-complex="10pt" fo:language="en" fo:country="AU"/>
    </style:style>
    <style:style style:name="P2513" style:parent-style-name="Normal" style:family="paragraph">
      <style:text-properties fo:font-size="10pt" style:font-size-asian="10pt" style:font-size-complex="10pt" fo:language="en" fo:country="AU"/>
    </style:style>
    <style:style style:name="P2514" style:parent-style-name="Normal" style:family="paragraph">
      <style:text-properties fo:font-size="10pt" style:font-size-asian="10pt" style:font-size-complex="10pt" fo:language="en" fo:country="AU"/>
    </style:style>
    <style:style style:name="P2515" style:parent-style-name="Normal" style:family="paragraph">
      <style:text-properties fo:font-size="10pt" style:font-size-asian="10pt" style:font-size-complex="10pt" fo:language="en" fo:country="AU"/>
    </style:style>
    <style:style style:name="T2516" style:parent-style-name="DefaultParagraphFont" style:family="text">
      <style:text-properties fo:font-size="10pt" style:font-size-asian="10pt" style:font-size-complex="10pt" fo:language="en" fo:country="AU"/>
    </style:style>
    <style:style style:name="P2517" style:parent-style-name="Normal" style:family="paragraph">
      <style:text-properties fo:font-size="10pt" style:font-size-asian="10pt" style:font-size-complex="10pt" fo:language="en" fo:country="AU"/>
    </style:style>
    <style:style style:name="P2518" style:parent-style-name="Normal" style:family="paragraph">
      <style:text-properties fo:font-size="10pt" style:font-size-asian="10pt" style:font-size-complex="10pt" fo:language="en" fo:country="AU"/>
    </style:style>
    <style:style style:name="P2519" style:parent-style-name="Normal" style:family="paragraph">
      <style:text-properties fo:font-size="10pt" style:font-size-asian="10pt" style:font-size-complex="10pt" fo:language="en" fo:country="AU"/>
    </style:style>
    <style:style style:name="P2520" style:parent-style-name="Normal" style:family="paragraph">
      <style:text-properties fo:font-size="10pt" style:font-size-asian="10pt" style:font-size-complex="10pt" fo:language="en" fo:country="AU"/>
    </style:style>
    <style:style style:name="P252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522" style:parent-style-name="Normal" style:family="paragraph">
      <style:text-properties fo:font-size="10pt" style:font-size-asian="10pt" style:font-size-complex="10pt" fo:language="en" fo:country="AU"/>
    </style:style>
    <style:style style:name="P2523" style:parent-style-name="Normal" style:family="paragraph">
      <style:text-properties fo:font-size="10pt" style:font-size-asian="10pt" style:font-size-complex="10pt" fo:language="en" fo:country="AU"/>
    </style:style>
    <style:style style:name="P2524" style:parent-style-name="Normal" style:family="paragraph">
      <style:text-properties fo:font-size="10pt" style:font-size-asian="10pt" style:font-size-complex="10pt" fo:language="en" fo:country="AU"/>
    </style:style>
    <style:style style:name="P2525" style:parent-style-name="Normal" style:family="paragraph">
      <style:text-properties fo:font-size="10pt" style:font-size-asian="10pt" style:font-size-complex="10pt" fo:language="en" fo:country="AU"/>
    </style:style>
    <style:style style:name="T2526" style:parent-style-name="DefaultParagraphFont" style:family="text">
      <style:text-properties fo:font-size="10pt" style:font-size-asian="10pt" style:font-size-complex="10pt" fo:language="en" fo:country="AU"/>
    </style:style>
    <style:style style:name="P2527" style:parent-style-name="Normal" style:family="paragraph">
      <style:text-properties fo:font-size="10pt" style:font-size-asian="10pt" style:font-size-complex="10pt" fo:language="en" fo:country="AU"/>
    </style:style>
    <style:style style:name="P2528" style:parent-style-name="Normal" style:family="paragraph">
      <style:text-properties fo:font-size="10pt" style:font-size-asian="10pt" style:font-size-complex="10pt" fo:language="en" fo:country="AU"/>
    </style:style>
    <style:style style:name="P2529" style:parent-style-name="Normal" style:family="paragraph">
      <style:text-properties fo:font-size="10pt" style:font-size-asian="10pt" style:font-size-complex="10pt" fo:language="en" fo:country="AU"/>
    </style:style>
    <style:style style:name="P2530" style:parent-style-name="Normal" style:family="paragraph">
      <style:text-properties fo:font-size="10pt" style:font-size-asian="10pt" style:font-size-complex="10pt" fo:language="en" fo:country="AU"/>
    </style:style>
    <style:style style:name="P253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532" style:parent-style-name="Normal" style:family="paragraph">
      <style:text-properties fo:font-size="10pt" style:font-size-asian="10pt" style:font-size-complex="10pt" fo:language="en" fo:country="AU"/>
    </style:style>
    <style:style style:name="P2533" style:parent-style-name="Normal" style:family="paragraph">
      <style:text-properties fo:font-size="10pt" style:font-size-asian="10pt" style:font-size-complex="10pt" fo:language="en" fo:country="AU"/>
    </style:style>
    <style:style style:name="P2534" style:parent-style-name="Normal" style:family="paragraph">
      <style:text-properties fo:font-size="10pt" style:font-size-asian="10pt" style:font-size-complex="10pt" fo:language="en" fo:country="AU"/>
    </style:style>
    <style:style style:name="P2535" style:parent-style-name="Normal" style:family="paragraph">
      <style:text-properties fo:font-size="10pt" style:font-size-asian="10pt" style:font-size-complex="10pt" fo:language="en" fo:country="AU"/>
    </style:style>
    <style:style style:name="T2536" style:parent-style-name="DefaultParagraphFont" style:family="text">
      <style:text-properties fo:font-size="10pt" style:font-size-asian="10pt" style:font-size-complex="10pt" fo:language="en" fo:country="AU"/>
    </style:style>
    <style:style style:name="P2537" style:parent-style-name="Normal" style:family="paragraph">
      <style:text-properties fo:font-size="10pt" style:font-size-asian="10pt" style:font-size-complex="10pt" fo:language="en" fo:country="AU"/>
    </style:style>
    <style:style style:name="P2538" style:parent-style-name="Normal" style:family="paragraph">
      <style:text-properties fo:font-size="10pt" style:font-size-asian="10pt" style:font-size-complex="10pt" fo:language="en" fo:country="AU"/>
    </style:style>
    <style:style style:name="P2539" style:parent-style-name="Normal" style:family="paragraph">
      <style:text-properties fo:font-size="10pt" style:font-size-asian="10pt" style:font-size-complex="10pt" fo:language="en" fo:country="AU"/>
    </style:style>
    <style:style style:name="P2540" style:parent-style-name="Normal" style:family="paragraph">
      <style:text-properties fo:font-size="10pt" style:font-size-asian="10pt" style:font-size-complex="10pt" fo:language="en" fo:country="AU"/>
    </style:style>
    <style:style style:name="P254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542" style:parent-style-name="Normal" style:family="paragraph">
      <style:text-properties fo:font-size="10pt" style:font-size-asian="10pt" style:font-size-complex="10pt" fo:language="en" fo:country="AU"/>
    </style:style>
    <style:style style:name="P2543" style:parent-style-name="Normal" style:family="paragraph">
      <style:text-properties fo:font-size="10pt" style:font-size-asian="10pt" style:font-size-complex="10pt" fo:language="en" fo:country="AU"/>
    </style:style>
    <style:style style:name="P2544" style:parent-style-name="Normal" style:family="paragraph">
      <style:text-properties fo:font-size="10pt" style:font-size-asian="10pt" style:font-size-complex="10pt" fo:language="en" fo:country="AU"/>
    </style:style>
    <style:style style:name="P2545" style:parent-style-name="Normal" style:family="paragraph">
      <style:text-properties fo:font-size="10pt" style:font-size-asian="10pt" style:font-size-complex="10pt" fo:language="en" fo:country="AU"/>
    </style:style>
    <style:style style:name="P2546" style:parent-style-name="Normal" style:family="paragraph">
      <style:text-properties fo:font-size="10pt" style:font-size-asian="10pt" style:font-size-complex="10pt" fo:language="en" fo:country="AU"/>
    </style:style>
    <style:style style:name="P2547" style:parent-style-name="Normal" style:family="paragraph">
      <style:text-properties fo:font-size="10pt" style:font-size-asian="10pt" style:font-size-complex="10pt" fo:language="en" fo:country="AU"/>
    </style:style>
    <style:style style:name="P2548" style:parent-style-name="Normal" style:family="paragraph">
      <style:text-properties fo:font-size="10pt" style:font-size-asian="10pt" style:font-size-complex="10pt" fo:language="en" fo:country="AU"/>
    </style:style>
    <style:style style:name="P2549" style:parent-style-name="Normal" style:family="paragraph">
      <style:text-properties fo:font-size="10pt" style:font-size-asian="10pt" style:font-size-complex="10pt" fo:language="en" fo:country="AU"/>
    </style:style>
    <style:style style:name="P2550" style:parent-style-name="Normal" style:family="paragraph">
      <style:text-properties fo:font-size="10pt" style:font-size-asian="10pt" style:font-size-complex="10pt" fo:language="en" fo:country="AU"/>
    </style:style>
    <style:style style:name="P2551" style:parent-style-name="Normal" style:family="paragraph">
      <style:text-properties fo:font-size="10pt" style:font-size-asian="10pt" style:font-size-complex="10pt" fo:language="en" fo:country="AU"/>
    </style:style>
    <style:style style:name="P255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553" style:parent-style-name="Normal" style:family="paragraph">
      <style:text-properties fo:font-size="10pt" style:font-size-asian="10pt" style:font-size-complex="10pt" fo:language="en" fo:country="AU"/>
    </style:style>
    <style:style style:name="P2554" style:parent-style-name="Normal" style:family="paragraph">
      <style:text-properties fo:font-size="10pt" style:font-size-asian="10pt" style:font-size-complex="10pt" fo:language="en" fo:country="AU"/>
    </style:style>
    <style:style style:name="P2555" style:parent-style-name="Normal" style:family="paragraph">
      <style:text-properties fo:font-size="10pt" style:font-size-asian="10pt" style:font-size-complex="10pt" fo:language="en" fo:country="AU"/>
    </style:style>
    <style:style style:name="P2556" style:parent-style-name="Normal" style:family="paragraph">
      <style:text-properties fo:font-size="10pt" style:font-size-asian="10pt" style:font-size-complex="10pt" fo:language="en" fo:country="AU"/>
    </style:style>
    <style:style style:name="P2557" style:parent-style-name="Normal" style:family="paragraph">
      <style:text-properties fo:font-size="10pt" style:font-size-asian="10pt" style:font-size-complex="10pt" fo:language="en" fo:country="AU"/>
    </style:style>
    <style:style style:name="P2558" style:parent-style-name="Normal" style:family="paragraph">
      <style:text-properties fo:font-size="10pt" style:font-size-asian="10pt" style:font-size-complex="10pt" fo:language="en" fo:country="AU"/>
    </style:style>
    <style:style style:name="P2559" style:parent-style-name="Normal" style:family="paragraph">
      <style:text-properties fo:font-size="10pt" style:font-size-asian="10pt" style:font-size-complex="10pt" fo:language="en" fo:country="AU"/>
    </style:style>
    <style:style style:name="P2560" style:parent-style-name="Normal" style:family="paragraph">
      <style:text-properties fo:font-size="10pt" style:font-size-asian="10pt" style:font-size-complex="10pt" fo:language="en" fo:country="AU"/>
    </style:style>
    <style:style style:name="P2561" style:parent-style-name="Normal" style:family="paragraph">
      <style:text-properties fo:font-size="10pt" style:font-size-asian="10pt" style:font-size-complex="10pt" fo:language="en" fo:country="AU"/>
    </style:style>
    <style:style style:name="P2562" style:parent-style-name="Normal" style:family="paragraph">
      <style:text-properties fo:font-size="10pt" style:font-size-asian="10pt" style:font-size-complex="10pt" fo:language="en" fo:country="AU"/>
    </style:style>
    <style:style style:name="P256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564" style:parent-style-name="Normal" style:family="paragraph">
      <style:text-properties fo:font-size="10pt" style:font-size-asian="10pt" style:font-size-complex="10pt" fo:language="en" fo:country="AU"/>
    </style:style>
    <style:style style:name="P2565" style:parent-style-name="Normal" style:family="paragraph">
      <style:text-properties fo:font-size="10pt" style:font-size-asian="10pt" style:font-size-complex="10pt" fo:language="en" fo:country="AU"/>
    </style:style>
    <style:style style:name="P2566" style:parent-style-name="Normal" style:family="paragraph">
      <style:text-properties fo:font-size="10pt" style:font-size-asian="10pt" style:font-size-complex="10pt" fo:language="en" fo:country="AU"/>
    </style:style>
    <style:style style:name="P2567" style:parent-style-name="Normal" style:family="paragraph">
      <style:text-properties fo:font-size="10pt" style:font-size-asian="10pt" style:font-size-complex="10pt" fo:language="en" fo:country="AU"/>
    </style:style>
    <style:style style:name="P2568" style:parent-style-name="Normal" style:family="paragraph">
      <style:text-properties fo:font-size="10pt" style:font-size-asian="10pt" style:font-size-complex="10pt" fo:language="en" fo:country="AU"/>
    </style:style>
    <style:style style:name="P2569" style:parent-style-name="Normal" style:family="paragraph">
      <style:text-properties fo:font-size="10pt" style:font-size-asian="10pt" style:font-size-complex="10pt" fo:language="en" fo:country="AU"/>
    </style:style>
    <style:style style:name="P2570" style:parent-style-name="Normal" style:family="paragraph">
      <style:text-properties fo:font-size="10pt" style:font-size-asian="10pt" style:font-size-complex="10pt" fo:language="en" fo:country="AU"/>
    </style:style>
    <style:style style:name="P2571" style:parent-style-name="Normal" style:family="paragraph">
      <style:text-properties fo:font-size="10pt" style:font-size-asian="10pt" style:font-size-complex="10pt" fo:language="en" fo:country="AU"/>
    </style:style>
    <style:style style:name="P2572" style:parent-style-name="Normal" style:family="paragraph">
      <style:text-properties fo:font-size="10pt" style:font-size-asian="10pt" style:font-size-complex="10pt" fo:language="en" fo:country="AU"/>
    </style:style>
    <style:style style:name="P2573" style:parent-style-name="Normal" style:family="paragraph">
      <style:text-properties fo:font-size="10pt" style:font-size-asian="10pt" style:font-size-complex="10pt" fo:language="en" fo:country="AU"/>
    </style:style>
    <style:style style:name="P257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575" style:parent-style-name="Normal" style:family="paragraph">
      <style:text-properties fo:font-size="10pt" style:font-size-asian="10pt" style:font-size-complex="10pt" fo:language="en" fo:country="AU"/>
    </style:style>
    <style:style style:name="P2576" style:parent-style-name="Normal" style:family="paragraph">
      <style:text-properties fo:font-size="10pt" style:font-size-asian="10pt" style:font-size-complex="10pt" fo:language="en" fo:country="AU"/>
    </style:style>
    <style:style style:name="P2577" style:parent-style-name="Normal" style:family="paragraph">
      <style:text-properties fo:font-size="10pt" style:font-size-asian="10pt" style:font-size-complex="10pt" fo:language="en" fo:country="AU"/>
    </style:style>
    <style:style style:name="P2578" style:parent-style-name="Normal" style:family="paragraph">
      <style:text-properties fo:font-size="10pt" style:font-size-asian="10pt" style:font-size-complex="10pt" fo:language="en" fo:country="AU"/>
    </style:style>
    <style:style style:name="P2579" style:parent-style-name="Normal" style:family="paragraph">
      <style:text-properties fo:font-size="10pt" style:font-size-asian="10pt" style:font-size-complex="10pt" fo:language="en" fo:country="AU"/>
    </style:style>
    <style:style style:name="P2580" style:parent-style-name="Normal" style:family="paragraph">
      <style:text-properties fo:font-size="10pt" style:font-size-asian="10pt" style:font-size-complex="10pt" fo:language="en" fo:country="AU"/>
    </style:style>
    <style:style style:name="P2581" style:parent-style-name="Normal" style:family="paragraph">
      <style:text-properties fo:font-size="10pt" style:font-size-asian="10pt" style:font-size-complex="10pt" fo:language="en" fo:country="AU"/>
    </style:style>
    <style:style style:name="P2582" style:parent-style-name="Normal" style:family="paragraph">
      <style:text-properties fo:font-size="10pt" style:font-size-asian="10pt" style:font-size-complex="10pt" fo:language="en" fo:country="AU"/>
    </style:style>
    <style:style style:name="P2583" style:parent-style-name="Normal" style:family="paragraph">
      <style:text-properties fo:font-size="10pt" style:font-size-asian="10pt" style:font-size-complex="10pt" fo:language="en" fo:country="AU"/>
    </style:style>
    <style:style style:name="P2584" style:parent-style-name="Normal" style:family="paragraph">
      <style:text-properties fo:font-size="10pt" style:font-size-asian="10pt" style:font-size-complex="10pt" fo:language="en" fo:country="AU"/>
    </style:style>
    <style:style style:name="P258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586" style:parent-style-name="Normal" style:family="paragraph">
      <style:text-properties fo:font-size="10pt" style:font-size-asian="10pt" style:font-size-complex="10pt" fo:language="en" fo:country="AU"/>
    </style:style>
    <style:style style:name="P2587" style:parent-style-name="Normal" style:family="paragraph">
      <style:text-properties fo:font-size="10pt" style:font-size-asian="10pt" style:font-size-complex="10pt" fo:language="en" fo:country="AU"/>
    </style:style>
    <style:style style:name="P2588" style:parent-style-name="Normal" style:family="paragraph">
      <style:text-properties fo:font-size="10pt" style:font-size-asian="10pt" style:font-size-complex="10pt" fo:language="en" fo:country="AU"/>
    </style:style>
    <style:style style:name="P2589" style:parent-style-name="Normal" style:family="paragraph">
      <style:text-properties fo:font-size="10pt" style:font-size-asian="10pt" style:font-size-complex="10pt" fo:language="en" fo:country="AU"/>
    </style:style>
    <style:style style:name="P2590" style:parent-style-name="Normal" style:family="paragraph">
      <style:text-properties fo:font-size="10pt" style:font-size-asian="10pt" style:font-size-complex="10pt" fo:language="en" fo:country="AU"/>
    </style:style>
    <style:style style:name="P2591" style:parent-style-name="Normal" style:family="paragraph">
      <style:text-properties fo:font-size="10pt" style:font-size-asian="10pt" style:font-size-complex="10pt" fo:language="en" fo:country="AU"/>
    </style:style>
    <style:style style:name="P2592" style:parent-style-name="Normal" style:family="paragraph">
      <style:text-properties fo:font-size="10pt" style:font-size-asian="10pt" style:font-size-complex="10pt" fo:language="en" fo:country="AU"/>
    </style:style>
    <style:style style:name="P2593" style:parent-style-name="Normal" style:family="paragraph">
      <style:text-properties fo:font-size="10pt" style:font-size-asian="10pt" style:font-size-complex="10pt" fo:language="en" fo:country="AU"/>
    </style:style>
    <style:style style:name="P2594" style:parent-style-name="Normal" style:family="paragraph">
      <style:text-properties fo:font-size="10pt" style:font-size-asian="10pt" style:font-size-complex="10pt" fo:language="en" fo:country="AU"/>
    </style:style>
    <style:style style:name="P2595" style:parent-style-name="Normal" style:family="paragraph">
      <style:text-properties fo:font-size="10pt" style:font-size-asian="10pt" style:font-size-complex="10pt" fo:language="en" fo:country="AU"/>
    </style:style>
    <style:style style:name="P2596" style:parent-style-name="Normal" style:family="paragraph">
      <style:text-properties fo:font-size="10pt" style:font-size-asian="10pt" style:font-size-complex="10pt" fo:language="en" fo:country="AU"/>
    </style:style>
    <style:style style:name="P2597" style:parent-style-name="Normal" style:family="paragraph">
      <style:text-properties fo:font-size="10pt" style:font-size-asian="10pt" style:font-size-complex="10pt" fo:language="en" fo:country="AU"/>
    </style:style>
    <style:style style:name="P259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599" style:parent-style-name="Normal" style:family="paragraph">
      <style:text-properties fo:font-size="10pt" style:font-size-asian="10pt" style:font-size-complex="10pt" fo:language="en" fo:country="AU"/>
    </style:style>
    <style:style style:name="P2600" style:parent-style-name="Normal" style:family="paragraph">
      <style:text-properties fo:font-size="10pt" style:font-size-asian="10pt" style:font-size-complex="10pt" fo:language="en" fo:country="AU"/>
    </style:style>
    <style:style style:name="P2601" style:parent-style-name="Normal" style:family="paragraph">
      <style:text-properties fo:font-size="10pt" style:font-size-asian="10pt" style:font-size-complex="10pt" fo:language="en" fo:country="AU"/>
    </style:style>
    <style:style style:name="P2602" style:parent-style-name="Normal" style:family="paragraph">
      <style:text-properties fo:font-size="10pt" style:font-size-asian="10pt" style:font-size-complex="10pt" fo:language="en" fo:country="AU"/>
    </style:style>
    <style:style style:name="P2603" style:parent-style-name="Normal" style:family="paragraph">
      <style:text-properties fo:font-size="10pt" style:font-size-asian="10pt" style:font-size-complex="10pt" fo:language="en" fo:country="AU"/>
    </style:style>
    <style:style style:name="P2604" style:parent-style-name="Normal" style:family="paragraph">
      <style:text-properties fo:font-size="10pt" style:font-size-asian="10pt" style:font-size-complex="10pt" fo:language="en" fo:country="AU"/>
    </style:style>
    <style:style style:name="P2605" style:parent-style-name="Normal" style:family="paragraph">
      <style:text-properties fo:font-size="10pt" style:font-size-asian="10pt" style:font-size-complex="10pt" fo:language="en" fo:country="AU"/>
    </style:style>
    <style:style style:name="P2606" style:parent-style-name="Normal" style:family="paragraph">
      <style:text-properties fo:font-size="10pt" style:font-size-asian="10pt" style:font-size-complex="10pt" fo:language="en" fo:country="AU"/>
    </style:style>
    <style:style style:name="P2607" style:parent-style-name="Normal" style:family="paragraph">
      <style:text-properties fo:font-size="10pt" style:font-size-asian="10pt" style:font-size-complex="10pt" fo:language="en" fo:country="AU"/>
    </style:style>
    <style:style style:name="P2608" style:parent-style-name="Normal" style:family="paragraph">
      <style:text-properties fo:font-size="10pt" style:font-size-asian="10pt" style:font-size-complex="10pt" fo:language="en" fo:country="AU"/>
    </style:style>
    <style:style style:name="P2609" style:parent-style-name="Normal" style:family="paragraph">
      <style:text-properties fo:font-size="10pt" style:font-size-asian="10pt" style:font-size-complex="10pt" fo:language="en" fo:country="AU"/>
    </style:style>
    <style:style style:name="P261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611" style:parent-style-name="Normal" style:family="paragraph">
      <style:text-properties fo:font-size="10pt" style:font-size-asian="10pt" style:font-size-complex="10pt" fo:language="en" fo:country="AU"/>
    </style:style>
    <style:style style:name="P2612" style:parent-style-name="Normal" style:family="paragraph">
      <style:text-properties fo:font-size="10pt" style:font-size-asian="10pt" style:font-size-complex="10pt" fo:language="en" fo:country="AU"/>
    </style:style>
    <style:style style:name="P2613" style:parent-style-name="Normal" style:family="paragraph">
      <style:text-properties fo:font-size="10pt" style:font-size-asian="10pt" style:font-size-complex="10pt" fo:language="en" fo:country="AU"/>
    </style:style>
    <style:style style:name="P2614" style:parent-style-name="Normal" style:family="paragraph">
      <style:text-properties fo:font-size="10pt" style:font-size-asian="10pt" style:font-size-complex="10pt" fo:language="en" fo:country="AU"/>
    </style:style>
    <style:style style:name="P2615" style:parent-style-name="Normal" style:family="paragraph">
      <style:text-properties fo:font-size="10pt" style:font-size-asian="10pt" style:font-size-complex="10pt" fo:language="en" fo:country="AU"/>
    </style:style>
    <style:style style:name="P2616" style:parent-style-name="Normal" style:family="paragraph">
      <style:text-properties fo:font-size="10pt" style:font-size-asian="10pt" style:font-size-complex="10pt" fo:language="en" fo:country="AU"/>
    </style:style>
    <style:style style:name="P2617" style:parent-style-name="Normal" style:family="paragraph">
      <style:text-properties fo:font-size="10pt" style:font-size-asian="10pt" style:font-size-complex="10pt" fo:language="en" fo:country="AU"/>
    </style:style>
    <style:style style:name="P2618" style:parent-style-name="Normal" style:family="paragraph">
      <style:text-properties fo:font-size="10pt" style:font-size-asian="10pt" style:font-size-complex="10pt" fo:language="en" fo:country="AU"/>
    </style:style>
    <style:style style:name="P2619" style:parent-style-name="Normal" style:family="paragraph">
      <style:text-properties fo:font-size="10pt" style:font-size-asian="10pt" style:font-size-complex="10pt" fo:language="en" fo:country="AU"/>
    </style:style>
    <style:style style:name="P2620" style:parent-style-name="Normal" style:family="paragraph">
      <style:text-properties fo:font-size="10pt" style:font-size-asian="10pt" style:font-size-complex="10pt" fo:language="en" fo:country="AU"/>
    </style:style>
    <style:style style:name="P2621" style:parent-style-name="Normal" style:family="paragraph">
      <style:text-properties fo:font-size="10pt" style:font-size-asian="10pt" style:font-size-complex="10pt" fo:language="en" fo:country="AU"/>
    </style:style>
    <style:style style:name="P262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623" style:parent-style-name="Normal" style:family="paragraph">
      <style:text-properties fo:font-size="10pt" style:font-size-asian="10pt" style:font-size-complex="10pt" fo:language="en" fo:country="AU"/>
    </style:style>
    <style:style style:name="P2624" style:parent-style-name="Normal" style:family="paragraph">
      <style:text-properties fo:font-size="10pt" style:font-size-asian="10pt" style:font-size-complex="10pt" fo:language="en" fo:country="AU"/>
    </style:style>
    <style:style style:name="P2625" style:parent-style-name="Normal" style:family="paragraph">
      <style:text-properties fo:font-size="10pt" style:font-size-asian="10pt" style:font-size-complex="10pt" fo:language="en" fo:country="AU"/>
    </style:style>
    <style:style style:name="P2626" style:parent-style-name="Normal" style:family="paragraph">
      <style:text-properties fo:font-size="10pt" style:font-size-asian="10pt" style:font-size-complex="10pt" fo:language="en" fo:country="AU"/>
    </style:style>
    <style:style style:name="P2627" style:parent-style-name="Normal" style:family="paragraph">
      <style:text-properties fo:font-size="10pt" style:font-size-asian="10pt" style:font-size-complex="10pt" fo:language="en" fo:country="AU"/>
    </style:style>
    <style:style style:name="P2628" style:parent-style-name="Normal" style:family="paragraph">
      <style:text-properties fo:font-size="10pt" style:font-size-asian="10pt" style:font-size-complex="10pt" fo:language="en" fo:country="AU"/>
    </style:style>
    <style:style style:name="P2629" style:parent-style-name="Normal" style:family="paragraph">
      <style:text-properties fo:font-size="10pt" style:font-size-asian="10pt" style:font-size-complex="10pt" fo:language="en" fo:country="AU"/>
    </style:style>
    <style:style style:name="P2630" style:parent-style-name="Normal" style:family="paragraph">
      <style:text-properties fo:font-size="10pt" style:font-size-asian="10pt" style:font-size-complex="10pt" fo:language="en" fo:country="AU"/>
    </style:style>
    <style:style style:name="P2631" style:parent-style-name="Normal" style:family="paragraph">
      <style:text-properties fo:font-size="10pt" style:font-size-asian="10pt" style:font-size-complex="10pt" fo:language="en" fo:country="AU"/>
    </style:style>
    <style:style style:name="P2632" style:parent-style-name="Normal" style:family="paragraph">
      <style:text-properties fo:font-size="10pt" style:font-size-asian="10pt" style:font-size-complex="10pt" fo:language="en" fo:country="AU"/>
    </style:style>
    <style:style style:name="P2633" style:parent-style-name="Normal" style:family="paragraph">
      <style:text-properties fo:font-size="10pt" style:font-size-asian="10pt" style:font-size-complex="10pt" fo:language="en" fo:country="AU"/>
    </style:style>
    <style:style style:name="P263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635" style:parent-style-name="Normal" style:family="paragraph">
      <style:text-properties fo:font-size="10pt" style:font-size-asian="10pt" style:font-size-complex="10pt" fo:language="en" fo:country="AU"/>
    </style:style>
    <style:style style:name="P2636" style:parent-style-name="Normal" style:family="paragraph">
      <style:text-properties fo:font-size="10pt" style:font-size-asian="10pt" style:font-size-complex="10pt" fo:language="en" fo:country="AU"/>
    </style:style>
    <style:style style:name="P2637" style:parent-style-name="Normal" style:family="paragraph">
      <style:text-properties fo:font-size="10pt" style:font-size-asian="10pt" style:font-size-complex="10pt" fo:language="en" fo:country="AU"/>
    </style:style>
    <style:style style:name="P2638" style:parent-style-name="Normal" style:family="paragraph">
      <style:text-properties fo:font-size="10pt" style:font-size-asian="10pt" style:font-size-complex="10pt" fo:language="en" fo:country="AU"/>
    </style:style>
    <style:style style:name="P2639" style:parent-style-name="Normal" style:family="paragraph">
      <style:text-properties fo:font-size="10pt" style:font-size-asian="10pt" style:font-size-complex="10pt" fo:language="en" fo:country="AU"/>
    </style:style>
    <style:style style:name="P2640" style:parent-style-name="Normal" style:family="paragraph">
      <style:text-properties fo:font-size="10pt" style:font-size-asian="10pt" style:font-size-complex="10pt" fo:language="en" fo:country="AU"/>
    </style:style>
    <style:style style:name="P2641" style:parent-style-name="Normal" style:family="paragraph">
      <style:text-properties fo:font-size="10pt" style:font-size-asian="10pt" style:font-size-complex="10pt" fo:language="en" fo:country="AU"/>
    </style:style>
    <style:style style:name="P2642" style:parent-style-name="Normal" style:family="paragraph">
      <style:text-properties fo:font-size="10pt" style:font-size-asian="10pt" style:font-size-complex="10pt" fo:language="en" fo:country="AU"/>
    </style:style>
    <style:style style:name="P264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644" style:parent-style-name="Normal" style:family="paragraph">
      <style:text-properties fo:font-size="10pt" style:font-size-asian="10pt" style:font-size-complex="10pt" fo:language="en" fo:country="AU"/>
    </style:style>
    <style:style style:name="P2645" style:parent-style-name="Normal" style:family="paragraph">
      <style:text-properties fo:font-size="10pt" style:font-size-asian="10pt" style:font-size-complex="10pt" fo:language="en" fo:country="AU"/>
    </style:style>
    <style:style style:name="P2646" style:parent-style-name="Normal" style:family="paragraph">
      <style:text-properties fo:font-size="10pt" style:font-size-asian="10pt" style:font-size-complex="10pt" fo:language="en" fo:country="AU"/>
    </style:style>
    <style:style style:name="P2647" style:parent-style-name="Normal" style:family="paragraph">
      <style:text-properties fo:font-size="10pt" style:font-size-asian="10pt" style:font-size-complex="10pt" fo:language="en" fo:country="AU"/>
    </style:style>
    <style:style style:name="P2648" style:parent-style-name="Normal" style:family="paragraph">
      <style:text-properties fo:font-size="10pt" style:font-size-asian="10pt" style:font-size-complex="10pt" fo:language="en" fo:country="AU"/>
    </style:style>
    <style:style style:name="P2649" style:parent-style-name="Normal" style:family="paragraph">
      <style:text-properties fo:font-size="10pt" style:font-size-asian="10pt" style:font-size-complex="10pt" fo:language="en" fo:country="AU"/>
    </style:style>
    <style:style style:name="P2650" style:parent-style-name="Normal" style:family="paragraph">
      <style:text-properties fo:font-size="10pt" style:font-size-asian="10pt" style:font-size-complex="10pt" fo:language="en" fo:country="AU"/>
    </style:style>
    <style:style style:name="P265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652" style:parent-style-name="Normal" style:family="paragraph">
      <style:text-properties fo:font-size="10pt" style:font-size-asian="10pt" style:font-size-complex="10pt" fo:language="en" fo:country="AU"/>
    </style:style>
    <style:style style:name="P2653" style:parent-style-name="Normal" style:family="paragraph">
      <style:text-properties fo:font-size="10pt" style:font-size-asian="10pt" style:font-size-complex="10pt" fo:language="en" fo:country="AU"/>
    </style:style>
    <style:style style:name="P2654" style:parent-style-name="Normal" style:family="paragraph">
      <style:text-properties fo:font-size="10pt" style:font-size-asian="10pt" style:font-size-complex="10pt" fo:language="en" fo:country="AU"/>
    </style:style>
    <style:style style:name="P2655" style:parent-style-name="Normal" style:family="paragraph">
      <style:text-properties fo:font-size="10pt" style:font-size-asian="10pt" style:font-size-complex="10pt" fo:language="en" fo:country="AU"/>
    </style:style>
    <style:style style:name="P2656" style:parent-style-name="Normal" style:family="paragraph">
      <style:text-properties fo:font-size="10pt" style:font-size-asian="10pt" style:font-size-complex="10pt" fo:language="en" fo:country="AU"/>
    </style:style>
    <style:style style:name="P2657" style:parent-style-name="Normal" style:family="paragraph">
      <style:text-properties fo:font-size="10pt" style:font-size-asian="10pt" style:font-size-complex="10pt" fo:language="en" fo:country="AU"/>
    </style:style>
    <style:style style:name="P2658" style:parent-style-name="Normal" style:family="paragraph">
      <style:text-properties fo:font-size="10pt" style:font-size-asian="10pt" style:font-size-complex="10pt" fo:language="en" fo:country="AU"/>
    </style:style>
    <style:style style:name="P2659" style:parent-style-name="Normal" style:family="paragraph">
      <style:text-properties fo:font-size="10pt" style:font-size-asian="10pt" style:font-size-complex="10pt" fo:language="en" fo:country="AU"/>
    </style:style>
    <style:style style:name="P2660" style:parent-style-name="Normal" style:family="paragraph">
      <style:text-properties fo:font-size="10pt" style:font-size-asian="10pt" style:font-size-complex="10pt" fo:language="en" fo:country="AU"/>
    </style:style>
    <style:style style:name="P266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662" style:parent-style-name="Normal" style:family="paragraph">
      <style:text-properties fo:font-size="10pt" style:font-size-asian="10pt" style:font-size-complex="10pt" fo:language="en" fo:country="AU"/>
    </style:style>
    <style:style style:name="P2663" style:parent-style-name="Normal" style:family="paragraph">
      <style:text-properties fo:font-size="10pt" style:font-size-asian="10pt" style:font-size-complex="10pt" fo:language="en" fo:country="AU"/>
    </style:style>
    <style:style style:name="P2664" style:parent-style-name="Normal" style:family="paragraph">
      <style:text-properties fo:font-size="10pt" style:font-size-asian="10pt" style:font-size-complex="10pt" fo:language="en" fo:country="AU"/>
    </style:style>
    <style:style style:name="P2665" style:parent-style-name="Normal" style:family="paragraph">
      <style:text-properties fo:font-size="10pt" style:font-size-asian="10pt" style:font-size-complex="10pt" fo:language="en" fo:country="AU"/>
    </style:style>
    <style:style style:name="P2666" style:parent-style-name="Normal" style:family="paragraph">
      <style:text-properties fo:font-size="10pt" style:font-size-asian="10pt" style:font-size-complex="10pt" fo:language="en" fo:country="AU"/>
    </style:style>
    <style:style style:name="P2667" style:parent-style-name="Normal" style:family="paragraph">
      <style:text-properties fo:font-size="10pt" style:font-size-asian="10pt" style:font-size-complex="10pt" fo:language="en" fo:country="AU"/>
    </style:style>
    <style:style style:name="P2668" style:parent-style-name="Normal" style:family="paragraph">
      <style:text-properties fo:font-size="10pt" style:font-size-asian="10pt" style:font-size-complex="10pt" fo:language="en" fo:country="AU"/>
    </style:style>
    <style:style style:name="P266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670" style:parent-style-name="Normal" style:family="paragraph">
      <style:text-properties fo:font-size="10pt" style:font-size-asian="10pt" style:font-size-complex="10pt" fo:language="en" fo:country="AU"/>
    </style:style>
    <style:style style:name="P2671" style:parent-style-name="Normal" style:family="paragraph">
      <style:text-properties fo:font-size="10pt" style:font-size-asian="10pt" style:font-size-complex="10pt" fo:language="en" fo:country="AU"/>
    </style:style>
    <style:style style:name="P2672" style:parent-style-name="Normal" style:family="paragraph">
      <style:text-properties fo:font-size="10pt" style:font-size-asian="10pt" style:font-size-complex="10pt" fo:language="en" fo:country="AU"/>
    </style:style>
    <style:style style:name="P2673" style:parent-style-name="Normal" style:family="paragraph">
      <style:text-properties fo:font-size="10pt" style:font-size-asian="10pt" style:font-size-complex="10pt" fo:language="en" fo:country="AU"/>
    </style:style>
    <style:style style:name="P2674" style:parent-style-name="Normal" style:family="paragraph">
      <style:text-properties fo:font-size="10pt" style:font-size-asian="10pt" style:font-size-complex="10pt" fo:language="en" fo:country="AU"/>
    </style:style>
    <style:style style:name="P2675" style:parent-style-name="Normal" style:family="paragraph">
      <style:text-properties fo:font-size="10pt" style:font-size-asian="10pt" style:font-size-complex="10pt" fo:language="en" fo:country="AU"/>
    </style:style>
    <style:style style:name="P2676" style:parent-style-name="Normal" style:family="paragraph">
      <style:text-properties fo:font-size="10pt" style:font-size-asian="10pt" style:font-size-complex="10pt" fo:language="en" fo:country="AU"/>
    </style:style>
    <style:style style:name="P267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678" style:parent-style-name="Normal" style:family="paragraph">
      <style:text-properties fo:font-size="10pt" style:font-size-asian="10pt" style:font-size-complex="10pt" fo:language="en" fo:country="AU"/>
    </style:style>
    <style:style style:name="P2679" style:parent-style-name="Normal" style:family="paragraph">
      <style:text-properties fo:font-size="10pt" style:font-size-asian="10pt" style:font-size-complex="10pt" fo:language="en" fo:country="AU"/>
    </style:style>
    <style:style style:name="P2680" style:parent-style-name="Normal" style:family="paragraph">
      <style:text-properties fo:font-size="10pt" style:font-size-asian="10pt" style:font-size-complex="10pt" fo:language="en" fo:country="AU"/>
    </style:style>
    <style:style style:name="P2681" style:parent-style-name="Normal" style:family="paragraph">
      <style:text-properties fo:font-size="10pt" style:font-size-asian="10pt" style:font-size-complex="10pt" fo:language="en" fo:country="AU"/>
    </style:style>
    <style:style style:name="P2682" style:parent-style-name="Normal" style:family="paragraph">
      <style:text-properties fo:font-size="10pt" style:font-size-asian="10pt" style:font-size-complex="10pt" fo:language="en" fo:country="AU"/>
    </style:style>
    <style:style style:name="P2683" style:parent-style-name="Normal" style:family="paragraph">
      <style:text-properties fo:font-size="10pt" style:font-size-asian="10pt" style:font-size-complex="10pt" fo:language="en" fo:country="AU"/>
    </style:style>
    <style:style style:name="P2684" style:parent-style-name="Normal" style:family="paragraph">
      <style:text-properties fo:font-size="10pt" style:font-size-asian="10pt" style:font-size-complex="10pt" fo:language="en" fo:country="AU"/>
    </style:style>
    <style:style style:name="P268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686" style:parent-style-name="Normal" style:family="paragraph">
      <style:text-properties fo:font-size="10pt" style:font-size-asian="10pt" style:font-size-complex="10pt" fo:language="en" fo:country="AU"/>
    </style:style>
    <style:style style:name="P2687" style:parent-style-name="Normal" style:family="paragraph">
      <style:text-properties fo:font-size="10pt" style:font-size-asian="10pt" style:font-size-complex="10pt" fo:language="en" fo:country="AU"/>
    </style:style>
    <style:style style:name="P2688" style:parent-style-name="Normal" style:family="paragraph">
      <style:text-properties fo:font-size="10pt" style:font-size-asian="10pt" style:font-size-complex="10pt" fo:language="en" fo:country="AU"/>
    </style:style>
    <style:style style:name="P2689" style:parent-style-name="Normal" style:family="paragraph">
      <style:text-properties fo:font-size="10pt" style:font-size-asian="10pt" style:font-size-complex="10pt" fo:language="en" fo:country="AU"/>
    </style:style>
    <style:style style:name="T2690" style:parent-style-name="DefaultParagraphFont" style:family="text">
      <style:text-properties fo:font-size="10pt" style:font-size-asian="10pt" style:font-size-complex="10pt" fo:language="en" fo:country="AU"/>
    </style:style>
    <style:style style:name="T2691" style:parent-style-name="DefaultParagraphFont" style:family="text">
      <style:text-properties fo:font-style="italic" style:font-style-asian="italic" fo:font-size="10pt" style:font-size-asian="10pt" style:font-size-complex="10pt" fo:language="en" fo:country="AU"/>
    </style:style>
    <style:style style:name="T2692" style:parent-style-name="DefaultParagraphFont" style:family="text">
      <style:text-properties fo:font-style="italic" style:font-style-asian="italic" fo:font-size="10pt" style:font-size-asian="10pt" style:font-size-complex="10pt" fo:language="en" fo:country="AU"/>
    </style:style>
    <style:style style:name="T2693" style:parent-style-name="DefaultParagraphFont" style:family="text">
      <style:text-properties fo:font-style="italic" style:font-style-asian="italic" fo:font-size="10pt" style:font-size-asian="10pt" style:font-size-complex="10pt" fo:language="en" fo:country="AU"/>
    </style:style>
    <style:style style:name="T2694" style:parent-style-name="DefaultParagraphFont" style:family="text">
      <style:text-properties fo:font-style="italic" style:font-style-asian="italic" fo:font-size="10pt" style:font-size-asian="10pt" style:font-size-complex="10pt" fo:language="en" fo:country="AU"/>
    </style:style>
    <style:style style:name="T2695" style:parent-style-name="DefaultParagraphFont" style:family="text">
      <style:text-properties fo:font-size="10pt" style:font-size-asian="10pt" style:font-size-complex="10pt" fo:language="en" fo:country="AU"/>
    </style:style>
    <style:style style:name="P2696" style:parent-style-name="Normal" style:family="paragraph">
      <style:text-properties fo:font-size="10pt" style:font-size-asian="10pt" style:font-size-complex="10pt" fo:language="en" fo:country="AU"/>
    </style:style>
    <style:style style:name="P2697" style:parent-style-name="Normal" style:family="paragraph">
      <style:text-properties fo:font-size="10pt" style:font-size-asian="10pt" style:font-size-complex="10pt" fo:language="en" fo:country="AU"/>
    </style:style>
    <style:style style:name="P2698" style:parent-style-name="Normal" style:family="paragraph">
      <style:text-properties fo:font-size="10pt" style:font-size-asian="10pt" style:font-size-complex="10pt" fo:language="en" fo:country="AU"/>
    </style:style>
    <style:style style:name="P2699" style:parent-style-name="Normal" style:family="paragraph">
      <style:text-properties fo:font-size="10pt" style:font-size-asian="10pt" style:font-size-complex="10pt" fo:language="en" fo:country="AU"/>
    </style:style>
    <style:style style:name="P270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01" style:parent-style-name="Normal" style:family="paragraph">
      <style:text-properties fo:font-size="10pt" style:font-size-asian="10pt" style:font-size-complex="10pt" fo:language="en" fo:country="AU"/>
    </style:style>
    <style:style style:name="P2702" style:parent-style-name="Normal" style:family="paragraph">
      <style:text-properties fo:font-size="10pt" style:font-size-asian="10pt" style:font-size-complex="10pt" fo:language="en" fo:country="AU"/>
    </style:style>
    <style:style style:name="P2703" style:parent-style-name="Normal" style:family="paragraph">
      <style:text-properties fo:font-size="10pt" style:font-size-asian="10pt" style:font-size-complex="10pt" fo:language="en" fo:country="AU"/>
    </style:style>
    <style:style style:name="P2704" style:parent-style-name="Normal" style:family="paragraph">
      <style:text-properties fo:font-size="10pt" style:font-size-asian="10pt" style:font-size-complex="10pt" fo:language="en" fo:country="AU"/>
    </style:style>
    <style:style style:name="P2705" style:parent-style-name="Normal" style:family="paragraph">
      <style:text-properties fo:font-size="10pt" style:font-size-asian="10pt" style:font-size-complex="10pt" fo:language="en" fo:country="AU"/>
    </style:style>
    <style:style style:name="P2706" style:parent-style-name="Normal" style:family="paragraph">
      <style:text-properties fo:font-size="10pt" style:font-size-asian="10pt" style:font-size-complex="10pt" fo:language="en" fo:country="AU"/>
    </style:style>
    <style:style style:name="P2707" style:parent-style-name="Normal" style:family="paragraph">
      <style:text-properties fo:font-size="10pt" style:font-size-asian="10pt" style:font-size-complex="10pt" fo:language="en" fo:country="AU"/>
    </style:style>
    <style:style style:name="P270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09" style:parent-style-name="Normal" style:family="paragraph">
      <style:text-properties fo:font-size="10pt" style:font-size-asian="10pt" style:font-size-complex="10pt" fo:language="en" fo:country="AU"/>
    </style:style>
    <style:style style:name="P2710" style:parent-style-name="Normal" style:family="paragraph">
      <style:text-properties fo:font-size="10pt" style:font-size-asian="10pt" style:font-size-complex="10pt" fo:language="en" fo:country="AU"/>
    </style:style>
    <style:style style:name="P2711" style:parent-style-name="Normal" style:family="paragraph">
      <style:text-properties fo:font-size="10pt" style:font-size-asian="10pt" style:font-size-complex="10pt" fo:language="en" fo:country="AU"/>
    </style:style>
    <style:style style:name="P2712" style:parent-style-name="Normal" style:family="paragraph">
      <style:text-properties fo:font-size="10pt" style:font-size-asian="10pt" style:font-size-complex="10pt" fo:language="en" fo:country="AU"/>
    </style:style>
    <style:style style:name="P2713" style:parent-style-name="Normal" style:family="paragraph">
      <style:text-properties fo:font-size="10pt" style:font-size-asian="10pt" style:font-size-complex="10pt" fo:language="en" fo:country="AU"/>
    </style:style>
    <style:style style:name="P2714" style:parent-style-name="Normal" style:family="paragraph">
      <style:text-properties fo:font-size="10pt" style:font-size-asian="10pt" style:font-size-complex="10pt" fo:language="en" fo:country="AU"/>
    </style:style>
    <style:style style:name="P2715" style:parent-style-name="Normal" style:family="paragraph">
      <style:text-properties fo:font-size="10pt" style:font-size-asian="10pt" style:font-size-complex="10pt" fo:language="en" fo:country="AU"/>
    </style:style>
    <style:style style:name="P271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17" style:parent-style-name="Normal" style:family="paragraph">
      <style:text-properties fo:font-size="10pt" style:font-size-asian="10pt" style:font-size-complex="10pt" fo:language="en" fo:country="AU"/>
    </style:style>
    <style:style style:name="P2718" style:parent-style-name="Normal" style:family="paragraph">
      <style:text-properties fo:font-size="10pt" style:font-size-asian="10pt" style:font-size-complex="10pt" fo:language="en" fo:country="AU"/>
    </style:style>
    <style:style style:name="P2719" style:parent-style-name="Normal" style:family="paragraph">
      <style:text-properties fo:font-size="10pt" style:font-size-asian="10pt" style:font-size-complex="10pt" fo:language="en" fo:country="AU"/>
    </style:style>
    <style:style style:name="P2720" style:parent-style-name="Normal" style:family="paragraph">
      <style:text-properties fo:font-size="10pt" style:font-size-asian="10pt" style:font-size-complex="10pt" fo:language="en" fo:country="AU"/>
    </style:style>
    <style:style style:name="P2721" style:parent-style-name="Normal" style:family="paragraph">
      <style:text-properties fo:font-size="10pt" style:font-size-asian="10pt" style:font-size-complex="10pt" fo:language="en" fo:country="AU"/>
    </style:style>
    <style:style style:name="P2722" style:parent-style-name="Normal" style:family="paragraph">
      <style:text-properties fo:font-size="10pt" style:font-size-asian="10pt" style:font-size-complex="10pt" fo:language="en" fo:country="AU"/>
    </style:style>
    <style:style style:name="P2723" style:parent-style-name="Normal" style:family="paragraph">
      <style:text-properties fo:font-size="10pt" style:font-size-asian="10pt" style:font-size-complex="10pt" fo:language="en" fo:country="AU"/>
    </style:style>
    <style:style style:name="P272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25" style:parent-style-name="Normal" style:family="paragraph">
      <style:text-properties fo:font-size="10pt" style:font-size-asian="10pt" style:font-size-complex="10pt" fo:language="en" fo:country="AU"/>
    </style:style>
    <style:style style:name="P2726" style:parent-style-name="Normal" style:family="paragraph">
      <style:text-properties fo:font-size="10pt" style:font-size-asian="10pt" style:font-size-complex="10pt" fo:language="en" fo:country="AU"/>
    </style:style>
    <style:style style:name="P2727" style:parent-style-name="Normal" style:family="paragraph">
      <style:text-properties fo:font-size="10pt" style:font-size-asian="10pt" style:font-size-complex="10pt" fo:language="en" fo:country="AU"/>
    </style:style>
    <style:style style:name="P2728" style:parent-style-name="Normal" style:family="paragraph">
      <style:text-properties fo:font-size="10pt" style:font-size-asian="10pt" style:font-size-complex="10pt" fo:language="en" fo:country="AU"/>
    </style:style>
    <style:style style:name="P2729" style:parent-style-name="Normal" style:family="paragraph">
      <style:text-properties fo:font-size="10pt" style:font-size-asian="10pt" style:font-size-complex="10pt" fo:language="en" fo:country="AU"/>
    </style:style>
    <style:style style:name="P2730" style:parent-style-name="Normal" style:family="paragraph">
      <style:text-properties fo:font-size="10pt" style:font-size-asian="10pt" style:font-size-complex="10pt" fo:language="en" fo:country="AU"/>
    </style:style>
    <style:style style:name="P2731" style:parent-style-name="Normal" style:family="paragraph">
      <style:text-properties fo:font-size="10pt" style:font-size-asian="10pt" style:font-size-complex="10pt" fo:language="en" fo:country="AU"/>
    </style:style>
    <style:style style:name="P273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33" style:parent-style-name="Normal" style:family="paragraph">
      <style:text-properties fo:font-size="10pt" style:font-size-asian="10pt" style:font-size-complex="10pt" fo:language="en" fo:country="AU"/>
    </style:style>
    <style:style style:name="P2734" style:parent-style-name="Normal" style:family="paragraph">
      <style:text-properties fo:font-size="10pt" style:font-size-asian="10pt" style:font-size-complex="10pt" fo:language="en" fo:country="AU"/>
    </style:style>
    <style:style style:name="P2735" style:parent-style-name="Normal" style:family="paragraph">
      <style:text-properties fo:font-size="10pt" style:font-size-asian="10pt" style:font-size-complex="10pt" fo:language="en" fo:country="AU"/>
    </style:style>
    <style:style style:name="P2736" style:parent-style-name="Normal" style:family="paragraph">
      <style:text-properties fo:font-size="10pt" style:font-size-asian="10pt" style:font-size-complex="10pt" fo:language="en" fo:country="AU"/>
    </style:style>
    <style:style style:name="P2737" style:parent-style-name="Normal" style:family="paragraph">
      <style:text-properties fo:font-size="10pt" style:font-size-asian="10pt" style:font-size-complex="10pt" fo:language="en" fo:country="AU"/>
    </style:style>
    <style:style style:name="P2738" style:parent-style-name="Normal" style:family="paragraph">
      <style:text-properties fo:font-size="10pt" style:font-size-asian="10pt" style:font-size-complex="10pt" fo:language="en" fo:country="AU"/>
    </style:style>
    <style:style style:name="P2739" style:parent-style-name="Normal" style:family="paragraph">
      <style:text-properties fo:font-size="10pt" style:font-size-asian="10pt" style:font-size-complex="10pt" fo:language="en" fo:country="AU"/>
    </style:style>
    <style:style style:name="P274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41" style:parent-style-name="Normal" style:family="paragraph">
      <style:text-properties fo:font-size="10pt" style:font-size-asian="10pt" style:font-size-complex="10pt" fo:language="en" fo:country="AU"/>
    </style:style>
    <style:style style:name="P2742" style:parent-style-name="Normal" style:family="paragraph">
      <style:text-properties fo:font-size="10pt" style:font-size-asian="10pt" style:font-size-complex="10pt" fo:language="en" fo:country="AU"/>
    </style:style>
    <style:style style:name="P2743" style:parent-style-name="Normal" style:family="paragraph">
      <style:text-properties fo:font-size="10pt" style:font-size-asian="10pt" style:font-size-complex="10pt" fo:language="en" fo:country="AU"/>
    </style:style>
    <style:style style:name="P2744" style:parent-style-name="Normal" style:family="paragraph">
      <style:text-properties fo:font-size="10pt" style:font-size-asian="10pt" style:font-size-complex="10pt" fo:language="en" fo:country="AU"/>
    </style:style>
    <style:style style:name="P2745" style:parent-style-name="Normal" style:family="paragraph">
      <style:text-properties fo:font-size="10pt" style:font-size-asian="10pt" style:font-size-complex="10pt" fo:language="en" fo:country="AU"/>
    </style:style>
    <style:style style:name="P2746" style:parent-style-name="Normal" style:family="paragraph">
      <style:text-properties fo:font-size="10pt" style:font-size-asian="10pt" style:font-size-complex="10pt" fo:language="en" fo:country="AU"/>
    </style:style>
    <style:style style:name="P2747" style:parent-style-name="Normal" style:family="paragraph">
      <style:text-properties fo:font-size="10pt" style:font-size-asian="10pt" style:font-size-complex="10pt" fo:language="en" fo:country="AU"/>
    </style:style>
    <style:style style:name="P274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49" style:parent-style-name="Normal" style:family="paragraph">
      <style:text-properties fo:font-size="10pt" style:font-size-asian="10pt" style:font-size-complex="10pt" fo:language="en" fo:country="AU"/>
    </style:style>
    <style:style style:name="P2750" style:parent-style-name="Normal" style:family="paragraph">
      <style:text-properties fo:font-size="10pt" style:font-size-asian="10pt" style:font-size-complex="10pt" fo:language="en" fo:country="AU"/>
    </style:style>
    <style:style style:name="P2751" style:parent-style-name="Normal" style:family="paragraph">
      <style:text-properties fo:font-size="10pt" style:font-size-asian="10pt" style:font-size-complex="10pt" fo:language="en" fo:country="AU"/>
    </style:style>
    <style:style style:name="P2752" style:parent-style-name="Normal" style:family="paragraph">
      <style:text-properties fo:font-size="10pt" style:font-size-asian="10pt" style:font-size-complex="10pt" fo:language="en" fo:country="AU"/>
    </style:style>
    <style:style style:name="P2753" style:parent-style-name="Normal" style:family="paragraph">
      <style:text-properties fo:font-size="10pt" style:font-size-asian="10pt" style:font-size-complex="10pt" fo:language="en" fo:country="AU"/>
    </style:style>
    <style:style style:name="P2754" style:parent-style-name="Normal" style:family="paragraph">
      <style:text-properties fo:font-size="10pt" style:font-size-asian="10pt" style:font-size-complex="10pt" fo:language="en" fo:country="AU"/>
    </style:style>
    <style:style style:name="P2755" style:parent-style-name="Normal" style:family="paragraph">
      <style:text-properties fo:font-size="10pt" style:font-size-asian="10pt" style:font-size-complex="10pt" fo:language="en" fo:country="AU"/>
    </style:style>
    <style:style style:name="P275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57" style:parent-style-name="Normal" style:family="paragraph">
      <style:text-properties fo:font-size="10pt" style:font-size-asian="10pt" style:font-size-complex="10pt" fo:language="en" fo:country="AU"/>
    </style:style>
    <style:style style:name="P2758" style:parent-style-name="Normal" style:family="paragraph">
      <style:text-properties fo:font-size="10pt" style:font-size-asian="10pt" style:font-size-complex="10pt" fo:language="en" fo:country="AU"/>
    </style:style>
    <style:style style:name="P2759" style:parent-style-name="Normal" style:family="paragraph">
      <style:text-properties fo:font-size="10pt" style:font-size-asian="10pt" style:font-size-complex="10pt" fo:language="en" fo:country="AU"/>
    </style:style>
    <style:style style:name="P2760" style:parent-style-name="Normal" style:family="paragraph">
      <style:text-properties fo:font-size="10pt" style:font-size-asian="10pt" style:font-size-complex="10pt" fo:language="en" fo:country="AU"/>
    </style:style>
    <style:style style:name="P2761" style:parent-style-name="Normal" style:family="paragraph">
      <style:text-properties fo:font-size="10pt" style:font-size-asian="10pt" style:font-size-complex="10pt" fo:language="en" fo:country="AU"/>
    </style:style>
    <style:style style:name="P2762" style:parent-style-name="Normal" style:family="paragraph">
      <style:text-properties fo:font-size="10pt" style:font-size-asian="10pt" style:font-size-complex="10pt" fo:language="en" fo:country="AU"/>
    </style:style>
    <style:style style:name="P2763" style:parent-style-name="Normal" style:family="paragraph">
      <style:text-properties fo:font-size="10pt" style:font-size-asian="10pt" style:font-size-complex="10pt" fo:language="en" fo:country="AU"/>
    </style:style>
    <style:style style:name="P276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65" style:parent-style-name="Normal" style:family="paragraph">
      <style:text-properties fo:font-size="10pt" style:font-size-asian="10pt" style:font-size-complex="10pt" fo:language="en" fo:country="AU"/>
    </style:style>
    <style:style style:name="P2766" style:parent-style-name="Normal" style:family="paragraph">
      <style:text-properties fo:font-size="10pt" style:font-size-asian="10pt" style:font-size-complex="10pt" fo:language="en" fo:country="AU"/>
    </style:style>
    <style:style style:name="P2767" style:parent-style-name="Normal" style:family="paragraph">
      <style:text-properties fo:font-size="10pt" style:font-size-asian="10pt" style:font-size-complex="10pt" fo:language="en" fo:country="AU"/>
    </style:style>
    <style:style style:name="P2768" style:parent-style-name="Normal" style:family="paragraph">
      <style:text-properties fo:font-size="10pt" style:font-size-asian="10pt" style:font-size-complex="10pt" fo:language="en" fo:country="AU"/>
    </style:style>
    <style:style style:name="P2769" style:parent-style-name="Normal" style:family="paragraph">
      <style:text-properties fo:font-size="10pt" style:font-size-asian="10pt" style:font-size-complex="10pt" fo:language="en" fo:country="AU"/>
    </style:style>
    <style:style style:name="P2770" style:parent-style-name="Normal" style:family="paragraph">
      <style:text-properties fo:font-size="10pt" style:font-size-asian="10pt" style:font-size-complex="10pt" fo:language="en" fo:country="AU"/>
    </style:style>
    <style:style style:name="P2771" style:parent-style-name="Normal" style:family="paragraph">
      <style:text-properties fo:font-size="10pt" style:font-size-asian="10pt" style:font-size-complex="10pt" fo:language="en" fo:country="AU"/>
    </style:style>
    <style:style style:name="P277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73" style:parent-style-name="Normal" style:family="paragraph">
      <style:text-properties fo:font-size="10pt" style:font-size-asian="10pt" style:font-size-complex="10pt" fo:language="en" fo:country="AU"/>
    </style:style>
    <style:style style:name="P2774" style:parent-style-name="Normal" style:family="paragraph">
      <style:text-properties fo:font-size="10pt" style:font-size-asian="10pt" style:font-size-complex="10pt" fo:language="en" fo:country="AU"/>
    </style:style>
    <style:style style:name="P2775" style:parent-style-name="Normal" style:family="paragraph">
      <style:text-properties fo:font-size="10pt" style:font-size-asian="10pt" style:font-size-complex="10pt" fo:language="en" fo:country="AU"/>
    </style:style>
    <style:style style:name="P2776" style:parent-style-name="Normal" style:family="paragraph">
      <style:text-properties fo:font-size="10pt" style:font-size-asian="10pt" style:font-size-complex="10pt" fo:language="en" fo:country="AU"/>
    </style:style>
    <style:style style:name="P2777" style:parent-style-name="Normal" style:family="paragraph">
      <style:text-properties fo:font-size="10pt" style:font-size-asian="10pt" style:font-size-complex="10pt" fo:language="en" fo:country="AU"/>
    </style:style>
    <style:style style:name="P2778" style:parent-style-name="Normal" style:family="paragraph">
      <style:text-properties fo:font-size="10pt" style:font-size-asian="10pt" style:font-size-complex="10pt" fo:language="en" fo:country="AU"/>
    </style:style>
    <style:style style:name="P2779" style:parent-style-name="Normal" style:family="paragraph">
      <style:text-properties fo:font-size="10pt" style:font-size-asian="10pt" style:font-size-complex="10pt" fo:language="en" fo:country="AU"/>
    </style:style>
    <style:style style:name="P278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81" style:parent-style-name="Normal" style:family="paragraph">
      <style:text-properties fo:font-size="10pt" style:font-size-asian="10pt" style:font-size-complex="10pt" fo:language="en" fo:country="AU"/>
    </style:style>
    <style:style style:name="P2782" style:parent-style-name="Normal" style:family="paragraph">
      <style:text-properties fo:font-size="10pt" style:font-size-asian="10pt" style:font-size-complex="10pt" fo:language="en" fo:country="AU"/>
    </style:style>
    <style:style style:name="P2783" style:parent-style-name="Normal" style:family="paragraph">
      <style:text-properties fo:font-size="10pt" style:font-size-asian="10pt" style:font-size-complex="10pt" fo:language="en" fo:country="AU"/>
    </style:style>
    <style:style style:name="P2784" style:parent-style-name="Normal" style:family="paragraph">
      <style:text-properties fo:font-size="10pt" style:font-size-asian="10pt" style:font-size-complex="10pt" fo:language="en" fo:country="AU"/>
    </style:style>
    <style:style style:name="P2785" style:parent-style-name="Normal" style:family="paragraph">
      <style:text-properties fo:font-size="10pt" style:font-size-asian="10pt" style:font-size-complex="10pt" fo:language="en" fo:country="AU"/>
    </style:style>
    <style:style style:name="P2786" style:parent-style-name="Normal" style:family="paragraph">
      <style:text-properties fo:font-size="10pt" style:font-size-asian="10pt" style:font-size-complex="10pt" fo:language="en" fo:country="AU"/>
    </style:style>
    <style:style style:name="P2787" style:parent-style-name="Normal" style:family="paragraph">
      <style:text-properties fo:font-size="10pt" style:font-size-asian="10pt" style:font-size-complex="10pt" fo:language="en" fo:country="AU"/>
    </style:style>
    <style:style style:name="P278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89" style:parent-style-name="Normal" style:family="paragraph">
      <style:text-properties fo:font-size="10pt" style:font-size-asian="10pt" style:font-size-complex="10pt" fo:language="en" fo:country="AU"/>
    </style:style>
    <style:style style:name="P2790" style:parent-style-name="Normal" style:family="paragraph">
      <style:text-properties fo:font-size="10pt" style:font-size-asian="10pt" style:font-size-complex="10pt" fo:language="en" fo:country="AU"/>
    </style:style>
    <style:style style:name="P2791" style:parent-style-name="Normal" style:family="paragraph">
      <style:text-properties fo:font-size="10pt" style:font-size-asian="10pt" style:font-size-complex="10pt" fo:language="en" fo:country="AU"/>
    </style:style>
    <style:style style:name="P2792" style:parent-style-name="Normal" style:family="paragraph">
      <style:text-properties fo:font-size="10pt" style:font-size-asian="10pt" style:font-size-complex="10pt" fo:language="en" fo:country="AU"/>
    </style:style>
    <style:style style:name="P2793" style:parent-style-name="Normal" style:family="paragraph">
      <style:text-properties fo:font-size="10pt" style:font-size-asian="10pt" style:font-size-complex="10pt" fo:language="en" fo:country="AU"/>
    </style:style>
    <style:style style:name="P2794" style:parent-style-name="Normal" style:family="paragraph">
      <style:text-properties fo:font-size="10pt" style:font-size-asian="10pt" style:font-size-complex="10pt" fo:language="en" fo:country="AU"/>
    </style:style>
    <style:style style:name="P2795" style:parent-style-name="Normal" style:family="paragraph">
      <style:text-properties fo:font-size="10pt" style:font-size-asian="10pt" style:font-size-complex="10pt" fo:language="en" fo:country="AU"/>
    </style:style>
    <style:style style:name="P279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797" style:parent-style-name="Normal" style:family="paragraph">
      <style:text-properties fo:font-size="10pt" style:font-size-asian="10pt" style:font-size-complex="10pt" fo:language="en" fo:country="AU"/>
    </style:style>
    <style:style style:name="P2798" style:parent-style-name="Normal" style:family="paragraph">
      <style:text-properties fo:font-size="10pt" style:font-size-asian="10pt" style:font-size-complex="10pt" fo:language="en" fo:country="AU"/>
    </style:style>
    <style:style style:name="P2799" style:parent-style-name="Normal" style:family="paragraph">
      <style:text-properties fo:font-size="10pt" style:font-size-asian="10pt" style:font-size-complex="10pt" fo:language="en" fo:country="AU"/>
    </style:style>
    <style:style style:name="P2800" style:parent-style-name="Normal" style:family="paragraph">
      <style:text-properties fo:font-size="10pt" style:font-size-asian="10pt" style:font-size-complex="10pt" fo:language="en" fo:country="AU"/>
    </style:style>
    <style:style style:name="P2801" style:parent-style-name="Normal" style:family="paragraph">
      <style:text-properties fo:font-size="10pt" style:font-size-asian="10pt" style:font-size-complex="10pt" fo:language="en" fo:country="AU"/>
    </style:style>
    <style:style style:name="P2802" style:parent-style-name="Normal" style:family="paragraph">
      <style:text-properties fo:font-size="10pt" style:font-size-asian="10pt" style:font-size-complex="10pt" fo:language="en" fo:country="AU"/>
    </style:style>
    <style:style style:name="P2803" style:parent-style-name="Normal" style:family="paragraph">
      <style:text-properties fo:font-size="10pt" style:font-size-asian="10pt" style:font-size-complex="10pt" fo:language="en" fo:country="AU"/>
    </style:style>
    <style:style style:name="P2804" style:parent-style-name="Normal" style:family="paragraph">
      <style:text-properties fo:font-size="10pt" style:font-size-asian="10pt" style:font-size-complex="10pt" fo:language="en" fo:country="AU"/>
    </style:style>
    <style:style style:name="P280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806" style:parent-style-name="Normal" style:family="paragraph">
      <style:text-properties fo:font-size="10pt" style:font-size-asian="10pt" style:font-size-complex="10pt" fo:language="en" fo:country="AU"/>
    </style:style>
    <style:style style:name="P2807" style:parent-style-name="Normal" style:family="paragraph">
      <style:text-properties fo:font-size="10pt" style:font-size-asian="10pt" style:font-size-complex="10pt" fo:language="en" fo:country="AU"/>
    </style:style>
    <style:style style:name="P2808" style:parent-style-name="Normal" style:family="paragraph">
      <style:text-properties fo:font-size="10pt" style:font-size-asian="10pt" style:font-size-complex="10pt" fo:language="en" fo:country="AU"/>
    </style:style>
    <style:style style:name="P2809" style:parent-style-name="Normal" style:family="paragraph">
      <style:text-properties fo:font-size="10pt" style:font-size-asian="10pt" style:font-size-complex="10pt" fo:language="en" fo:country="AU"/>
    </style:style>
    <style:style style:name="P2810" style:parent-style-name="Normal" style:family="paragraph">
      <style:text-properties fo:font-size="10pt" style:font-size-asian="10pt" style:font-size-complex="10pt" fo:language="en" fo:country="AU"/>
    </style:style>
    <style:style style:name="P2811" style:parent-style-name="Normal" style:family="paragraph">
      <style:text-properties fo:font-size="10pt" style:font-size-asian="10pt" style:font-size-complex="10pt" fo:language="en" fo:country="AU"/>
    </style:style>
    <style:style style:name="P2812" style:parent-style-name="Normal" style:family="paragraph">
      <style:text-properties fo:font-size="10pt" style:font-size-asian="10pt" style:font-size-complex="10pt" fo:language="en" fo:country="AU"/>
    </style:style>
    <style:style style:name="P2813" style:parent-style-name="Normal" style:family="paragraph">
      <style:text-properties fo:font-size="10pt" style:font-size-asian="10pt" style:font-size-complex="10pt" fo:language="en" fo:country="AU"/>
    </style:style>
    <style:style style:name="P281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815" style:parent-style-name="Normal" style:family="paragraph">
      <style:text-properties fo:font-size="10pt" style:font-size-asian="10pt" style:font-size-complex="10pt" fo:language="en" fo:country="AU"/>
    </style:style>
    <style:style style:name="P2816" style:parent-style-name="Normal" style:family="paragraph">
      <style:text-properties fo:font-size="10pt" style:font-size-asian="10pt" style:font-size-complex="10pt" fo:language="en" fo:country="AU"/>
    </style:style>
    <style:style style:name="P2817" style:parent-style-name="Normal" style:family="paragraph">
      <style:text-properties fo:font-size="10pt" style:font-size-asian="10pt" style:font-size-complex="10pt" fo:language="en" fo:country="AU"/>
    </style:style>
    <style:style style:name="P2818" style:parent-style-name="Normal" style:family="paragraph">
      <style:text-properties fo:font-size="10pt" style:font-size-asian="10pt" style:font-size-complex="10pt" fo:language="en" fo:country="AU"/>
    </style:style>
    <style:style style:name="P2819" style:parent-style-name="Normal" style:family="paragraph">
      <style:text-properties fo:font-size="10pt" style:font-size-asian="10pt" style:font-size-complex="10pt" fo:language="en" fo:country="AU"/>
    </style:style>
    <style:style style:name="P2820" style:parent-style-name="Normal" style:family="paragraph">
      <style:text-properties fo:font-size="10pt" style:font-size-asian="10pt" style:font-size-complex="10pt" fo:language="en" fo:country="AU"/>
    </style:style>
    <style:style style:name="P2821" style:parent-style-name="Normal" style:family="paragraph">
      <style:text-properties fo:font-size="10pt" style:font-size-asian="10pt" style:font-size-complex="10pt" fo:language="en" fo:country="AU"/>
    </style:style>
    <style:style style:name="P2822" style:parent-style-name="Normal" style:family="paragraph">
      <style:text-properties fo:font-size="10pt" style:font-size-asian="10pt" style:font-size-complex="10pt" fo:language="en" fo:country="AU"/>
    </style:style>
    <style:style style:name="P282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824" style:parent-style-name="Normal" style:family="paragraph">
      <style:text-properties fo:font-size="10pt" style:font-size-asian="10pt" style:font-size-complex="10pt" fo:language="en" fo:country="AU"/>
    </style:style>
    <style:style style:name="P2825" style:parent-style-name="Normal" style:family="paragraph">
      <style:text-properties fo:font-size="10pt" style:font-size-asian="10pt" style:font-size-complex="10pt" fo:language="en" fo:country="AU"/>
    </style:style>
    <style:style style:name="P2826" style:parent-style-name="Normal" style:family="paragraph">
      <style:text-properties fo:font-size="10pt" style:font-size-asian="10pt" style:font-size-complex="10pt" fo:language="en" fo:country="AU"/>
    </style:style>
    <style:style style:name="P2827" style:parent-style-name="Normal" style:family="paragraph">
      <style:text-properties fo:font-size="10pt" style:font-size-asian="10pt" style:font-size-complex="10pt" fo:language="en" fo:country="AU"/>
    </style:style>
    <style:style style:name="P2828" style:parent-style-name="Normal" style:family="paragraph">
      <style:text-properties fo:font-size="10pt" style:font-size-asian="10pt" style:font-size-complex="10pt" fo:language="en" fo:country="AU"/>
    </style:style>
    <style:style style:name="P2829" style:parent-style-name="Normal" style:family="paragraph">
      <style:text-properties fo:font-size="10pt" style:font-size-asian="10pt" style:font-size-complex="10pt" fo:language="en" fo:country="AU"/>
    </style:style>
    <style:style style:name="P2830" style:parent-style-name="Normal" style:family="paragraph">
      <style:text-properties fo:font-size="10pt" style:font-size-asian="10pt" style:font-size-complex="10pt" fo:language="en" fo:country="AU"/>
    </style:style>
    <style:style style:name="P2831" style:parent-style-name="Normal" style:family="paragraph">
      <style:text-properties fo:font-size="10pt" style:font-size-asian="10pt" style:font-size-complex="10pt" fo:language="en" fo:country="AU"/>
    </style:style>
    <style:style style:name="P2832" style:parent-style-name="Normal" style:family="paragraph">
      <style:text-properties fo:font-size="10pt" style:font-size-asian="10pt" style:font-size-complex="10pt" fo:language="en" fo:country="AU"/>
    </style:style>
    <style:style style:name="P283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834" style:parent-style-name="Normal" style:family="paragraph">
      <style:text-properties fo:font-size="10pt" style:font-size-asian="10pt" style:font-size-complex="10pt" fo:language="en" fo:country="AU"/>
    </style:style>
    <style:style style:name="P2835" style:parent-style-name="Normal" style:family="paragraph">
      <style:text-properties fo:font-size="10pt" style:font-size-asian="10pt" style:font-size-complex="10pt" fo:language="en" fo:country="AU"/>
    </style:style>
    <style:style style:name="P2836" style:parent-style-name="Normal" style:family="paragraph">
      <style:text-properties fo:font-size="10pt" style:font-size-asian="10pt" style:font-size-complex="10pt" fo:language="en" fo:country="AU"/>
    </style:style>
    <style:style style:name="P2837" style:parent-style-name="Normal" style:family="paragraph">
      <style:text-properties fo:font-size="10pt" style:font-size-asian="10pt" style:font-size-complex="10pt" fo:language="en" fo:country="AU"/>
    </style:style>
    <style:style style:name="P2838" style:parent-style-name="Normal" style:family="paragraph">
      <style:text-properties fo:font-size="10pt" style:font-size-asian="10pt" style:font-size-complex="10pt" fo:language="en" fo:country="AU"/>
    </style:style>
    <style:style style:name="P2839" style:parent-style-name="Normal" style:family="paragraph">
      <style:text-properties fo:font-size="10pt" style:font-size-asian="10pt" style:font-size-complex="10pt" fo:language="en" fo:country="AU"/>
    </style:style>
    <style:style style:name="P2840" style:parent-style-name="Normal" style:family="paragraph">
      <style:text-properties fo:font-size="10pt" style:font-size-asian="10pt" style:font-size-complex="10pt" fo:language="en" fo:country="AU"/>
    </style:style>
    <style:style style:name="P2841" style:parent-style-name="Normal" style:family="paragraph">
      <style:text-properties fo:font-size="10pt" style:font-size-asian="10pt" style:font-size-complex="10pt" fo:language="en" fo:country="AU"/>
    </style:style>
    <style:style style:name="P2842" style:parent-style-name="Normal" style:family="paragraph">
      <style:text-properties fo:font-size="10pt" style:font-size-asian="10pt" style:font-size-complex="10pt" fo:language="en" fo:country="AU"/>
    </style:style>
    <style:style style:name="P284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844" style:parent-style-name="Normal" style:family="paragraph">
      <style:text-properties fo:font-size="10pt" style:font-size-asian="10pt" style:font-size-complex="10pt" fo:language="en" fo:country="AU"/>
    </style:style>
    <style:style style:name="P2845" style:parent-style-name="Normal" style:family="paragraph">
      <style:text-properties fo:font-size="10pt" style:font-size-asian="10pt" style:font-size-complex="10pt" fo:language="en" fo:country="AU"/>
    </style:style>
    <style:style style:name="P2846" style:parent-style-name="Normal" style:family="paragraph">
      <style:text-properties fo:font-size="10pt" style:font-size-asian="10pt" style:font-size-complex="10pt" fo:language="en" fo:country="AU"/>
    </style:style>
    <style:style style:name="P2847" style:parent-style-name="Normal" style:family="paragraph">
      <style:text-properties fo:font-size="10pt" style:font-size-asian="10pt" style:font-size-complex="10pt" fo:language="en" fo:country="AU"/>
    </style:style>
    <style:style style:name="P2848" style:parent-style-name="Normal" style:family="paragraph">
      <style:text-properties fo:font-size="10pt" style:font-size-asian="10pt" style:font-size-complex="10pt" fo:language="en" fo:country="AU"/>
    </style:style>
    <style:style style:name="P2849" style:parent-style-name="Normal" style:family="paragraph">
      <style:text-properties fo:font-size="10pt" style:font-size-asian="10pt" style:font-size-complex="10pt" fo:language="en" fo:country="AU"/>
    </style:style>
    <style:style style:name="P2850" style:parent-style-name="Normal" style:family="paragraph">
      <style:text-properties fo:font-size="10pt" style:font-size-asian="10pt" style:font-size-complex="10pt" fo:language="en" fo:country="AU"/>
    </style:style>
    <style:style style:name="P2851" style:parent-style-name="Normal" style:family="paragraph">
      <style:text-properties fo:font-size="10pt" style:font-size-asian="10pt" style:font-size-complex="10pt" fo:language="en" fo:country="AU"/>
    </style:style>
    <style:style style:name="P2852" style:parent-style-name="Normal" style:family="paragraph">
      <style:text-properties fo:font-size="10pt" style:font-size-asian="10pt" style:font-size-complex="10pt" fo:language="en" fo:country="AU"/>
    </style:style>
    <style:style style:name="P285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854" style:parent-style-name="Normal" style:family="paragraph">
      <style:text-properties fo:font-size="10pt" style:font-size-asian="10pt" style:font-size-complex="10pt" fo:language="en" fo:country="AU"/>
    </style:style>
    <style:style style:name="P2855" style:parent-style-name="Normal" style:family="paragraph">
      <style:text-properties fo:font-size="10pt" style:font-size-asian="10pt" style:font-size-complex="10pt" fo:language="en" fo:country="AU"/>
    </style:style>
    <style:style style:name="P2856" style:parent-style-name="Normal" style:family="paragraph">
      <style:text-properties fo:font-size="10pt" style:font-size-asian="10pt" style:font-size-complex="10pt" fo:language="en" fo:country="AU"/>
    </style:style>
    <style:style style:name="P2857" style:parent-style-name="Normal" style:family="paragraph">
      <style:text-properties fo:font-size="10pt" style:font-size-asian="10pt" style:font-size-complex="10pt" fo:language="en" fo:country="AU"/>
    </style:style>
    <style:style style:name="P2858" style:parent-style-name="Normal" style:family="paragraph">
      <style:text-properties fo:font-size="10pt" style:font-size-asian="10pt" style:font-size-complex="10pt" fo:language="en" fo:country="AU"/>
    </style:style>
    <style:style style:name="P2859" style:parent-style-name="Normal" style:family="paragraph">
      <style:text-properties fo:font-size="10pt" style:font-size-asian="10pt" style:font-size-complex="10pt" fo:language="en" fo:country="AU"/>
    </style:style>
    <style:style style:name="P2860" style:parent-style-name="Normal" style:family="paragraph">
      <style:text-properties fo:font-size="10pt" style:font-size-asian="10pt" style:font-size-complex="10pt" fo:language="en" fo:country="AU"/>
    </style:style>
    <style:style style:name="P2861" style:parent-style-name="Normal" style:family="paragraph">
      <style:text-properties fo:font-size="10pt" style:font-size-asian="10pt" style:font-size-complex="10pt" fo:language="en" fo:country="AU"/>
    </style:style>
    <style:style style:name="P2862" style:parent-style-name="Normal" style:family="paragraph">
      <style:text-properties fo:font-size="10pt" style:font-size-asian="10pt" style:font-size-complex="10pt" fo:language="en" fo:country="AU"/>
    </style:style>
    <style:style style:name="P286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864" style:parent-style-name="Normal" style:family="paragraph">
      <style:text-properties fo:font-size="10pt" style:font-size-asian="10pt" style:font-size-complex="10pt" fo:language="en" fo:country="AU"/>
    </style:style>
    <style:style style:name="P2865" style:parent-style-name="Normal" style:family="paragraph">
      <style:text-properties fo:font-size="10pt" style:font-size-asian="10pt" style:font-size-complex="10pt" fo:language="en" fo:country="AU"/>
    </style:style>
    <style:style style:name="P2866" style:parent-style-name="Normal" style:family="paragraph">
      <style:text-properties fo:font-size="10pt" style:font-size-asian="10pt" style:font-size-complex="10pt" fo:language="en" fo:country="AU"/>
    </style:style>
    <style:style style:name="P2867" style:parent-style-name="Normal" style:family="paragraph">
      <style:text-properties fo:font-size="10pt" style:font-size-asian="10pt" style:font-size-complex="10pt" fo:language="en" fo:country="AU"/>
    </style:style>
    <style:style style:name="P2868" style:parent-style-name="Normal" style:family="paragraph">
      <style:text-properties fo:font-size="10pt" style:font-size-asian="10pt" style:font-size-complex="10pt" fo:language="en" fo:country="AU"/>
    </style:style>
    <style:style style:name="P2869" style:parent-style-name="Normal" style:family="paragraph">
      <style:text-properties fo:font-size="10pt" style:font-size-asian="10pt" style:font-size-complex="10pt" fo:language="en" fo:country="AU"/>
    </style:style>
    <style:style style:name="P2870" style:parent-style-name="Normal" style:family="paragraph">
      <style:text-properties fo:font-size="10pt" style:font-size-asian="10pt" style:font-size-complex="10pt" fo:language="en" fo:country="AU"/>
    </style:style>
    <style:style style:name="P2871" style:parent-style-name="Normal" style:family="paragraph">
      <style:text-properties fo:font-size="10pt" style:font-size-asian="10pt" style:font-size-complex="10pt" fo:language="en" fo:country="AU"/>
    </style:style>
    <style:style style:name="P2872" style:parent-style-name="Normal" style:family="paragraph">
      <style:text-properties fo:font-size="10pt" style:font-size-asian="10pt" style:font-size-complex="10pt" fo:language="en" fo:country="AU"/>
    </style:style>
    <style:style style:name="P287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874" style:parent-style-name="Normal" style:family="paragraph">
      <style:text-properties fo:font-size="10pt" style:font-size-asian="10pt" style:font-size-complex="10pt" fo:language="en" fo:country="AU"/>
    </style:style>
    <style:style style:name="P2875" style:parent-style-name="Normal" style:family="paragraph">
      <style:text-properties fo:font-size="10pt" style:font-size-asian="10pt" style:font-size-complex="10pt" fo:language="en" fo:country="AU"/>
    </style:style>
    <style:style style:name="P2876" style:parent-style-name="Normal" style:family="paragraph">
      <style:text-properties fo:font-size="10pt" style:font-size-asian="10pt" style:font-size-complex="10pt" fo:language="en" fo:country="AU"/>
    </style:style>
    <style:style style:name="P2877" style:parent-style-name="Normal" style:family="paragraph">
      <style:text-properties fo:font-size="10pt" style:font-size-asian="10pt" style:font-size-complex="10pt" fo:language="en" fo:country="AU"/>
    </style:style>
    <style:style style:name="P2878" style:parent-style-name="Normal" style:family="paragraph">
      <style:text-properties fo:font-size="10pt" style:font-size-asian="10pt" style:font-size-complex="10pt" fo:language="en" fo:country="AU"/>
    </style:style>
    <style:style style:name="P2879" style:parent-style-name="Normal" style:family="paragraph">
      <style:text-properties fo:font-size="10pt" style:font-size-asian="10pt" style:font-size-complex="10pt" fo:language="en" fo:country="AU"/>
    </style:style>
    <style:style style:name="P2880" style:parent-style-name="Normal" style:family="paragraph">
      <style:text-properties fo:font-size="10pt" style:font-size-asian="10pt" style:font-size-complex="10pt" fo:language="en" fo:country="AU"/>
    </style:style>
    <style:style style:name="P2881" style:parent-style-name="Normal" style:family="paragraph">
      <style:text-properties fo:font-size="10pt" style:font-size-asian="10pt" style:font-size-complex="10pt" fo:language="en" fo:country="AU"/>
    </style:style>
    <style:style style:name="P2882" style:parent-style-name="Normal" style:family="paragraph">
      <style:text-properties fo:font-size="10pt" style:font-size-asian="10pt" style:font-size-complex="10pt" fo:language="en" fo:country="AU"/>
    </style:style>
    <style:style style:name="P288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884" style:parent-style-name="Normal" style:family="paragraph">
      <style:text-properties fo:font-size="10pt" style:font-size-asian="10pt" style:font-size-complex="10pt" fo:language="en" fo:country="AU"/>
    </style:style>
    <style:style style:name="P2885" style:parent-style-name="Normal" style:family="paragraph">
      <style:text-properties fo:font-size="10pt" style:font-size-asian="10pt" style:font-size-complex="10pt" fo:language="en" fo:country="AU"/>
    </style:style>
    <style:style style:name="P2886" style:parent-style-name="Normal" style:family="paragraph">
      <style:text-properties fo:font-size="10pt" style:font-size-asian="10pt" style:font-size-complex="10pt" fo:language="en" fo:country="AU"/>
    </style:style>
    <style:style style:name="P2887" style:parent-style-name="Normal" style:family="paragraph">
      <style:text-properties fo:font-size="10pt" style:font-size-asian="10pt" style:font-size-complex="10pt" fo:language="en" fo:country="AU"/>
    </style:style>
    <style:style style:name="P2888" style:parent-style-name="Normal" style:family="paragraph">
      <style:text-properties fo:font-size="10pt" style:font-size-asian="10pt" style:font-size-complex="10pt" fo:language="en" fo:country="AU"/>
    </style:style>
    <style:style style:name="P2889" style:parent-style-name="Normal" style:family="paragraph">
      <style:text-properties fo:font-size="10pt" style:font-size-asian="10pt" style:font-size-complex="10pt" fo:language="en" fo:country="AU"/>
    </style:style>
    <style:style style:name="P2890" style:parent-style-name="Normal" style:family="paragraph">
      <style:text-properties fo:font-size="10pt" style:font-size-asian="10pt" style:font-size-complex="10pt" fo:language="en" fo:country="AU"/>
    </style:style>
    <style:style style:name="P2891" style:parent-style-name="Normal" style:family="paragraph">
      <style:text-properties fo:font-size="10pt" style:font-size-asian="10pt" style:font-size-complex="10pt" fo:language="en" fo:country="AU"/>
    </style:style>
    <style:style style:name="P2892" style:parent-style-name="Normal" style:family="paragraph">
      <style:text-properties fo:font-size="10pt" style:font-size-asian="10pt" style:font-size-complex="10pt" fo:language="en" fo:country="AU"/>
    </style:style>
    <style:style style:name="P289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894" style:parent-style-name="Normal" style:family="paragraph">
      <style:text-properties fo:font-size="10pt" style:font-size-asian="10pt" style:font-size-complex="10pt" fo:language="en" fo:country="AU"/>
    </style:style>
    <style:style style:name="P2895" style:parent-style-name="Normal" style:family="paragraph">
      <style:text-properties fo:font-size="10pt" style:font-size-asian="10pt" style:font-size-complex="10pt" fo:language="en" fo:country="AU"/>
    </style:style>
    <style:style style:name="P2896" style:parent-style-name="Normal" style:family="paragraph">
      <style:text-properties fo:font-size="10pt" style:font-size-asian="10pt" style:font-size-complex="10pt" fo:language="en" fo:country="AU"/>
    </style:style>
    <style:style style:name="P2897" style:parent-style-name="Normal" style:family="paragraph">
      <style:text-properties fo:font-size="10pt" style:font-size-asian="10pt" style:font-size-complex="10pt" fo:language="en" fo:country="AU"/>
    </style:style>
    <style:style style:name="P2898" style:parent-style-name="Normal" style:family="paragraph">
      <style:text-properties fo:font-size="10pt" style:font-size-asian="10pt" style:font-size-complex="10pt" fo:language="en" fo:country="AU"/>
    </style:style>
    <style:style style:name="P2899" style:parent-style-name="Normal" style:family="paragraph">
      <style:text-properties fo:font-size="10pt" style:font-size-asian="10pt" style:font-size-complex="10pt" fo:language="en" fo:country="AU"/>
    </style:style>
    <style:style style:name="P2900" style:parent-style-name="Normal" style:family="paragraph">
      <style:text-properties fo:font-size="10pt" style:font-size-asian="10pt" style:font-size-complex="10pt" fo:language="en" fo:country="AU"/>
    </style:style>
    <style:style style:name="P2901" style:parent-style-name="Normal" style:family="paragraph">
      <style:text-properties fo:font-size="10pt" style:font-size-asian="10pt" style:font-size-complex="10pt" fo:language="en" fo:country="AU"/>
    </style:style>
    <style:style style:name="P2902" style:parent-style-name="Normal" style:family="paragraph">
      <style:text-properties fo:font-size="10pt" style:font-size-asian="10pt" style:font-size-complex="10pt" fo:language="en" fo:country="AU"/>
    </style:style>
    <style:style style:name="P290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904" style:parent-style-name="Normal" style:family="paragraph">
      <style:text-properties fo:font-size="10pt" style:font-size-asian="10pt" style:font-size-complex="10pt" fo:language="en" fo:country="AU"/>
    </style:style>
    <style:style style:name="P2905" style:parent-style-name="Normal" style:family="paragraph">
      <style:text-properties fo:font-size="10pt" style:font-size-asian="10pt" style:font-size-complex="10pt" fo:language="en" fo:country="AU"/>
    </style:style>
    <style:style style:name="P2906" style:parent-style-name="Normal" style:family="paragraph">
      <style:text-properties fo:font-size="10pt" style:font-size-asian="10pt" style:font-size-complex="10pt" fo:language="en" fo:country="AU"/>
    </style:style>
    <style:style style:name="P2907" style:parent-style-name="Normal" style:family="paragraph">
      <style:text-properties fo:font-size="10pt" style:font-size-asian="10pt" style:font-size-complex="10pt" fo:language="en" fo:country="AU"/>
    </style:style>
    <style:style style:name="P2908" style:parent-style-name="Normal" style:family="paragraph">
      <style:text-properties fo:font-size="10pt" style:font-size-asian="10pt" style:font-size-complex="10pt" fo:language="en" fo:country="AU"/>
    </style:style>
    <style:style style:name="P2909" style:parent-style-name="Normal" style:family="paragraph">
      <style:text-properties fo:font-size="10pt" style:font-size-asian="10pt" style:font-size-complex="10pt" fo:language="en" fo:country="AU"/>
    </style:style>
    <style:style style:name="P2910" style:parent-style-name="Normal" style:family="paragraph">
      <style:text-properties fo:font-size="10pt" style:font-size-asian="10pt" style:font-size-complex="10pt" fo:language="en" fo:country="AU"/>
    </style:style>
    <style:style style:name="P2911" style:parent-style-name="Normal" style:family="paragraph">
      <style:text-properties fo:font-size="10pt" style:font-size-asian="10pt" style:font-size-complex="10pt" fo:language="en" fo:country="AU"/>
    </style:style>
    <style:style style:name="P2912" style:parent-style-name="Normal" style:family="paragraph">
      <style:text-properties fo:font-size="10pt" style:font-size-asian="10pt" style:font-size-complex="10pt" fo:language="en" fo:country="AU"/>
    </style:style>
    <style:style style:name="P291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914" style:parent-style-name="Normal" style:family="paragraph">
      <style:text-properties fo:font-size="10pt" style:font-size-asian="10pt" style:font-size-complex="10pt" fo:language="en" fo:country="AU"/>
    </style:style>
    <style:style style:name="P2915" style:parent-style-name="Normal" style:family="paragraph">
      <style:text-properties fo:font-size="10pt" style:font-size-asian="10pt" style:font-size-complex="10pt" fo:language="en" fo:country="AU"/>
    </style:style>
    <style:style style:name="P2916" style:parent-style-name="Normal" style:family="paragraph">
      <style:text-properties fo:font-size="10pt" style:font-size-asian="10pt" style:font-size-complex="10pt" fo:language="en" fo:country="AU"/>
    </style:style>
    <style:style style:name="P2917" style:parent-style-name="Normal" style:family="paragraph">
      <style:text-properties fo:font-size="10pt" style:font-size-asian="10pt" style:font-size-complex="10pt" fo:language="en" fo:country="AU"/>
    </style:style>
    <style:style style:name="P2918" style:parent-style-name="Normal" style:family="paragraph">
      <style:text-properties fo:font-size="10pt" style:font-size-asian="10pt" style:font-size-complex="10pt" fo:language="en" fo:country="AU"/>
    </style:style>
    <style:style style:name="P2919" style:parent-style-name="Normal" style:family="paragraph">
      <style:text-properties fo:font-size="10pt" style:font-size-asian="10pt" style:font-size-complex="10pt" fo:language="en" fo:country="AU"/>
    </style:style>
    <style:style style:name="P2920" style:parent-style-name="Normal" style:family="paragraph">
      <style:text-properties fo:font-size="10pt" style:font-size-asian="10pt" style:font-size-complex="10pt" fo:language="en" fo:country="AU"/>
    </style:style>
    <style:style style:name="P2921" style:parent-style-name="Normal" style:family="paragraph">
      <style:text-properties fo:font-size="10pt" style:font-size-asian="10pt" style:font-size-complex="10pt" fo:language="en" fo:country="AU"/>
    </style:style>
    <style:style style:name="P2922" style:parent-style-name="Normal" style:family="paragraph">
      <style:text-properties fo:font-size="10pt" style:font-size-asian="10pt" style:font-size-complex="10pt" fo:language="en" fo:country="AU"/>
    </style:style>
    <style:style style:name="P292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924" style:parent-style-name="Normal" style:family="paragraph">
      <style:text-properties fo:font-size="10pt" style:font-size-asian="10pt" style:font-size-complex="10pt" fo:language="en" fo:country="AU"/>
    </style:style>
    <style:style style:name="P2925" style:parent-style-name="Normal" style:family="paragraph">
      <style:text-properties fo:font-size="10pt" style:font-size-asian="10pt" style:font-size-complex="10pt" fo:language="en" fo:country="AU"/>
    </style:style>
    <style:style style:name="P2926" style:parent-style-name="Normal" style:family="paragraph">
      <style:text-properties fo:font-size="10pt" style:font-size-asian="10pt" style:font-size-complex="10pt" fo:language="en" fo:country="AU"/>
    </style:style>
    <style:style style:name="P2927" style:parent-style-name="Normal" style:family="paragraph">
      <style:text-properties fo:font-size="10pt" style:font-size-asian="10pt" style:font-size-complex="10pt" fo:language="en" fo:country="AU"/>
    </style:style>
    <style:style style:name="P2928" style:parent-style-name="Normal" style:family="paragraph">
      <style:text-properties fo:font-size="10pt" style:font-size-asian="10pt" style:font-size-complex="10pt" fo:language="en" fo:country="AU"/>
    </style:style>
    <style:style style:name="P2929" style:parent-style-name="Normal" style:family="paragraph">
      <style:text-properties fo:font-size="10pt" style:font-size-asian="10pt" style:font-size-complex="10pt" fo:language="en" fo:country="AU"/>
    </style:style>
    <style:style style:name="P2930" style:parent-style-name="Normal" style:family="paragraph">
      <style:text-properties fo:font-size="10pt" style:font-size-asian="10pt" style:font-size-complex="10pt" fo:language="en" fo:country="AU"/>
    </style:style>
    <style:style style:name="P2931" style:parent-style-name="Normal" style:family="paragraph">
      <style:text-properties fo:font-size="10pt" style:font-size-asian="10pt" style:font-size-complex="10pt" fo:language="en" fo:country="AU"/>
    </style:style>
    <style:style style:name="P2932" style:parent-style-name="Normal" style:family="paragraph">
      <style:text-properties fo:font-size="10pt" style:font-size-asian="10pt" style:font-size-complex="10pt" fo:language="en" fo:country="AU"/>
    </style:style>
    <style:style style:name="P293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934" style:parent-style-name="Normal" style:family="paragraph">
      <style:text-properties fo:font-size="10pt" style:font-size-asian="10pt" style:font-size-complex="10pt" fo:language="en" fo:country="AU"/>
    </style:style>
    <style:style style:name="P2935" style:parent-style-name="Normal" style:family="paragraph">
      <style:text-properties fo:font-size="10pt" style:font-size-asian="10pt" style:font-size-complex="10pt" fo:language="en" fo:country="AU"/>
    </style:style>
    <style:style style:name="P2936" style:parent-style-name="Normal" style:family="paragraph">
      <style:text-properties fo:font-size="10pt" style:font-size-asian="10pt" style:font-size-complex="10pt" fo:language="en" fo:country="AU"/>
    </style:style>
    <style:style style:name="P2937" style:parent-style-name="Normal" style:family="paragraph">
      <style:text-properties fo:font-size="10pt" style:font-size-asian="10pt" style:font-size-complex="10pt" fo:language="en" fo:country="AU"/>
    </style:style>
    <style:style style:name="P2938" style:parent-style-name="Normal" style:family="paragraph">
      <style:text-properties fo:font-size="10pt" style:font-size-asian="10pt" style:font-size-complex="10pt" fo:language="en" fo:country="AU"/>
    </style:style>
    <style:style style:name="P2939" style:parent-style-name="Normal" style:family="paragraph">
      <style:text-properties fo:font-size="10pt" style:font-size-asian="10pt" style:font-size-complex="10pt" fo:language="en" fo:country="AU"/>
    </style:style>
    <style:style style:name="P2940" style:parent-style-name="Normal" style:family="paragraph">
      <style:text-properties fo:font-size="10pt" style:font-size-asian="10pt" style:font-size-complex="10pt" fo:language="en" fo:country="AU"/>
    </style:style>
    <style:style style:name="P2941" style:parent-style-name="Normal" style:family="paragraph">
      <style:text-properties fo:font-size="10pt" style:font-size-asian="10pt" style:font-size-complex="10pt" fo:language="en" fo:country="AU"/>
    </style:style>
    <style:style style:name="P2942" style:parent-style-name="Normal" style:family="paragraph">
      <style:text-properties fo:font-size="10pt" style:font-size-asian="10pt" style:font-size-complex="10pt" fo:language="en" fo:country="AU"/>
    </style:style>
    <style:style style:name="P2943" style:parent-style-name="Normal" style:family="paragraph">
      <style:text-properties fo:font-size="10pt" style:font-size-asian="10pt" style:font-size-complex="10pt" fo:language="en" fo:country="AU"/>
    </style:style>
    <style:style style:name="P2944" style:parent-style-name="Normal" style:family="paragraph">
      <style:text-properties fo:font-size="10pt" style:font-size-asian="10pt" style:font-size-complex="10pt" fo:language="en" fo:country="AU"/>
    </style:style>
    <style:style style:name="P2945" style:parent-style-name="Normal" style:family="paragraph">
      <style:text-properties fo:font-size="10pt" style:font-size-asian="10pt" style:font-size-complex="10pt" fo:language="en" fo:country="AU"/>
    </style:style>
    <style:style style:name="P294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947" style:parent-style-name="Normal" style:family="paragraph">
      <style:text-properties fo:font-size="10pt" style:font-size-asian="10pt" style:font-size-complex="10pt" fo:language="en" fo:country="AU"/>
    </style:style>
    <style:style style:name="P2948" style:parent-style-name="Normal" style:family="paragraph">
      <style:text-properties fo:font-size="10pt" style:font-size-asian="10pt" style:font-size-complex="10pt" fo:language="en" fo:country="AU"/>
    </style:style>
    <style:style style:name="P2949" style:parent-style-name="Normal" style:family="paragraph">
      <style:text-properties fo:font-size="10pt" style:font-size-asian="10pt" style:font-size-complex="10pt" fo:language="en" fo:country="AU"/>
    </style:style>
    <style:style style:name="P2950" style:parent-style-name="Normal" style:family="paragraph">
      <style:text-properties fo:font-size="10pt" style:font-size-asian="10pt" style:font-size-complex="10pt" fo:language="en" fo:country="AU"/>
    </style:style>
    <style:style style:name="P2951" style:parent-style-name="Normal" style:family="paragraph">
      <style:text-properties fo:font-size="10pt" style:font-size-asian="10pt" style:font-size-complex="10pt" fo:language="en" fo:country="AU"/>
    </style:style>
    <style:style style:name="P2952" style:parent-style-name="Normal" style:family="paragraph">
      <style:text-properties fo:font-size="10pt" style:font-size-asian="10pt" style:font-size-complex="10pt" fo:language="en" fo:country="AU"/>
    </style:style>
    <style:style style:name="P2953" style:parent-style-name="Normal" style:family="paragraph">
      <style:text-properties fo:font-size="10pt" style:font-size-asian="10pt" style:font-size-complex="10pt" fo:language="en" fo:country="AU"/>
    </style:style>
    <style:style style:name="P2954" style:parent-style-name="Normal" style:family="paragraph">
      <style:text-properties fo:font-size="10pt" style:font-size-asian="10pt" style:font-size-complex="10pt" fo:language="en" fo:country="AU"/>
    </style:style>
    <style:style style:name="P2955" style:parent-style-name="Normal" style:family="paragraph">
      <style:text-properties fo:font-size="10pt" style:font-size-asian="10pt" style:font-size-complex="10pt" fo:language="en" fo:country="AU"/>
    </style:style>
    <style:style style:name="P2956" style:parent-style-name="Normal" style:family="paragraph">
      <style:text-properties fo:font-size="10pt" style:font-size-asian="10pt" style:font-size-complex="10pt" fo:language="en" fo:country="AU"/>
    </style:style>
    <style:style style:name="P295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958" style:parent-style-name="Normal" style:family="paragraph">
      <style:text-properties fo:font-size="10pt" style:font-size-asian="10pt" style:font-size-complex="10pt" fo:language="en" fo:country="AU"/>
    </style:style>
    <style:style style:name="P2959" style:parent-style-name="Normal" style:family="paragraph">
      <style:text-properties fo:font-size="10pt" style:font-size-asian="10pt" style:font-size-complex="10pt" fo:language="en" fo:country="AU"/>
    </style:style>
    <style:style style:name="P2960" style:parent-style-name="Normal" style:family="paragraph">
      <style:text-properties fo:font-size="10pt" style:font-size-asian="10pt" style:font-size-complex="10pt" fo:language="en" fo:country="AU"/>
    </style:style>
    <style:style style:name="P2961" style:parent-style-name="Normal" style:family="paragraph">
      <style:text-properties fo:font-size="10pt" style:font-size-asian="10pt" style:font-size-complex="10pt" fo:language="en" fo:country="AU"/>
    </style:style>
    <style:style style:name="P2962" style:parent-style-name="Normal" style:family="paragraph">
      <style:text-properties fo:font-size="10pt" style:font-size-asian="10pt" style:font-size-complex="10pt" fo:language="en" fo:country="AU"/>
    </style:style>
    <style:style style:name="P2963" style:parent-style-name="Normal" style:family="paragraph">
      <style:text-properties fo:font-size="10pt" style:font-size-asian="10pt" style:font-size-complex="10pt" fo:language="en" fo:country="AU"/>
    </style:style>
    <style:style style:name="P2964" style:parent-style-name="Normal" style:family="paragraph">
      <style:text-properties fo:font-size="10pt" style:font-size-asian="10pt" style:font-size-complex="10pt" fo:language="en" fo:country="AU"/>
    </style:style>
    <style:style style:name="P2965" style:parent-style-name="Normal" style:family="paragraph">
      <style:text-properties fo:font-size="10pt" style:font-size-asian="10pt" style:font-size-complex="10pt" fo:language="en" fo:country="AU"/>
    </style:style>
    <style:style style:name="P2966" style:parent-style-name="Normal" style:family="paragraph">
      <style:text-properties fo:font-size="10pt" style:font-size-asian="10pt" style:font-size-complex="10pt" fo:language="en" fo:country="AU"/>
    </style:style>
    <style:style style:name="P2967" style:parent-style-name="Normal" style:family="paragraph">
      <style:text-properties fo:font-size="10pt" style:font-size-asian="10pt" style:font-size-complex="10pt" fo:language="en" fo:country="AU"/>
    </style:style>
    <style:style style:name="P2968" style:parent-style-name="Normal" style:family="paragraph">
      <style:text-properties fo:font-size="10pt" style:font-size-asian="10pt" style:font-size-complex="10pt" fo:language="en" fo:country="AU"/>
    </style:style>
    <style:style style:name="P296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970" style:parent-style-name="Normal" style:family="paragraph">
      <style:text-properties fo:font-size="10pt" style:font-size-asian="10pt" style:font-size-complex="10pt" fo:language="en" fo:country="AU"/>
    </style:style>
    <style:style style:name="P2971" style:parent-style-name="Normal" style:family="paragraph">
      <style:text-properties fo:font-size="10pt" style:font-size-asian="10pt" style:font-size-complex="10pt" fo:language="en" fo:country="AU"/>
    </style:style>
    <style:style style:name="P2972" style:parent-style-name="Normal" style:family="paragraph">
      <style:text-properties fo:font-size="10pt" style:font-size-asian="10pt" style:font-size-complex="10pt" fo:language="en" fo:country="AU"/>
    </style:style>
    <style:style style:name="P2973" style:parent-style-name="Normal" style:family="paragraph">
      <style:text-properties fo:font-size="10pt" style:font-size-asian="10pt" style:font-size-complex="10pt" fo:language="en" fo:country="AU"/>
    </style:style>
    <style:style style:name="P2974" style:parent-style-name="Normal" style:family="paragraph">
      <style:text-properties fo:font-size="10pt" style:font-size-asian="10pt" style:font-size-complex="10pt" fo:language="en" fo:country="AU"/>
    </style:style>
    <style:style style:name="P2975" style:parent-style-name="Normal" style:family="paragraph">
      <style:text-properties fo:font-size="10pt" style:font-size-asian="10pt" style:font-size-complex="10pt" fo:language="en" fo:country="AU"/>
    </style:style>
    <style:style style:name="P2976" style:parent-style-name="Normal" style:family="paragraph">
      <style:text-properties fo:font-size="10pt" style:font-size-asian="10pt" style:font-size-complex="10pt" fo:language="en" fo:country="AU"/>
    </style:style>
    <style:style style:name="P2977" style:parent-style-name="Normal" style:family="paragraph">
      <style:text-properties fo:font-size="10pt" style:font-size-asian="10pt" style:font-size-complex="10pt" fo:language="en" fo:country="AU"/>
    </style:style>
    <style:style style:name="P2978" style:parent-style-name="Normal" style:family="paragraph">
      <style:text-properties fo:font-size="10pt" style:font-size-asian="10pt" style:font-size-complex="10pt" fo:language="en" fo:country="AU"/>
    </style:style>
    <style:style style:name="P297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980" style:parent-style-name="Normal" style:family="paragraph">
      <style:text-properties fo:font-size="10pt" style:font-size-asian="10pt" style:font-size-complex="10pt" fo:language="en" fo:country="AU"/>
    </style:style>
    <style:style style:name="P2981" style:parent-style-name="Normal" style:family="paragraph">
      <style:text-properties fo:font-size="10pt" style:font-size-asian="10pt" style:font-size-complex="10pt" fo:language="en" fo:country="AU"/>
    </style:style>
    <style:style style:name="P2982" style:parent-style-name="Normal" style:family="paragraph">
      <style:text-properties fo:font-size="10pt" style:font-size-asian="10pt" style:font-size-complex="10pt" fo:language="en" fo:country="AU"/>
    </style:style>
    <style:style style:name="P2983" style:parent-style-name="Normal" style:family="paragraph">
      <style:text-properties fo:font-size="10pt" style:font-size-asian="10pt" style:font-size-complex="10pt" fo:language="en" fo:country="AU"/>
    </style:style>
    <style:style style:name="P2984" style:parent-style-name="Normal" style:family="paragraph">
      <style:text-properties fo:font-size="10pt" style:font-size-asian="10pt" style:font-size-complex="10pt" fo:language="en" fo:country="AU"/>
    </style:style>
    <style:style style:name="P2985" style:parent-style-name="Normal" style:family="paragraph">
      <style:text-properties fo:font-size="10pt" style:font-size-asian="10pt" style:font-size-complex="10pt" fo:language="en" fo:country="AU"/>
    </style:style>
    <style:style style:name="P2986" style:parent-style-name="Normal" style:family="paragraph">
      <style:text-properties fo:font-size="10pt" style:font-size-asian="10pt" style:font-size-complex="10pt" fo:language="en" fo:country="AU"/>
    </style:style>
    <style:style style:name="P2987" style:parent-style-name="Normal" style:family="paragraph">
      <style:text-properties fo:font-size="10pt" style:font-size-asian="10pt" style:font-size-complex="10pt" fo:language="en" fo:country="AU"/>
    </style:style>
    <style:style style:name="P2988" style:parent-style-name="Normal" style:family="paragraph">
      <style:text-properties fo:font-size="10pt" style:font-size-asian="10pt" style:font-size-complex="10pt" fo:language="en" fo:country="AU"/>
    </style:style>
    <style:style style:name="P298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2990" style:parent-style-name="Normal" style:family="paragraph">
      <style:text-properties fo:font-size="10pt" style:font-size-asian="10pt" style:font-size-complex="10pt" fo:language="en" fo:country="AU"/>
    </style:style>
    <style:style style:name="P2991" style:parent-style-name="Normal" style:family="paragraph">
      <style:text-properties fo:font-size="10pt" style:font-size-asian="10pt" style:font-size-complex="10pt" fo:language="en" fo:country="AU"/>
    </style:style>
    <style:style style:name="P2992" style:parent-style-name="Normal" style:family="paragraph">
      <style:text-properties fo:font-size="10pt" style:font-size-asian="10pt" style:font-size-complex="10pt" fo:language="en" fo:country="AU"/>
    </style:style>
    <style:style style:name="P2993" style:parent-style-name="Normal" style:family="paragraph">
      <style:text-properties fo:font-size="10pt" style:font-size-asian="10pt" style:font-size-complex="10pt" fo:language="en" fo:country="AU"/>
    </style:style>
    <style:style style:name="P2994" style:parent-style-name="Normal" style:family="paragraph">
      <style:text-properties fo:font-size="10pt" style:font-size-asian="10pt" style:font-size-complex="10pt" fo:language="en" fo:country="AU"/>
    </style:style>
    <style:style style:name="P2995" style:parent-style-name="Normal" style:family="paragraph">
      <style:text-properties fo:font-size="10pt" style:font-size-asian="10pt" style:font-size-complex="10pt" fo:language="en" fo:country="AU"/>
    </style:style>
    <style:style style:name="P2996" style:parent-style-name="Normal" style:family="paragraph">
      <style:text-properties fo:font-size="10pt" style:font-size-asian="10pt" style:font-size-complex="10pt" fo:language="en" fo:country="AU"/>
    </style:style>
    <style:style style:name="P2997" style:parent-style-name="Normal" style:family="paragraph">
      <style:text-properties fo:font-size="10pt" style:font-size-asian="10pt" style:font-size-complex="10pt" fo:language="en" fo:country="AU"/>
    </style:style>
    <style:style style:name="P2998" style:parent-style-name="Normal" style:family="paragraph">
      <style:text-properties fo:font-size="10pt" style:font-size-asian="10pt" style:font-size-complex="10pt" fo:language="en" fo:country="AU"/>
    </style:style>
    <style:style style:name="P299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000" style:parent-style-name="Normal" style:family="paragraph">
      <style:text-properties fo:font-size="10pt" style:font-size-asian="10pt" style:font-size-complex="10pt" fo:language="en" fo:country="AU"/>
    </style:style>
    <style:style style:name="P3001" style:parent-style-name="Normal" style:family="paragraph">
      <style:text-properties fo:font-size="10pt" style:font-size-asian="10pt" style:font-size-complex="10pt" fo:language="en" fo:country="AU"/>
    </style:style>
    <style:style style:name="P3002" style:parent-style-name="Normal" style:family="paragraph">
      <style:text-properties fo:font-size="10pt" style:font-size-asian="10pt" style:font-size-complex="10pt" fo:language="en" fo:country="AU"/>
    </style:style>
    <style:style style:name="P3003" style:parent-style-name="Normal" style:family="paragraph">
      <style:text-properties fo:font-size="10pt" style:font-size-asian="10pt" style:font-size-complex="10pt" fo:language="en" fo:country="AU"/>
    </style:style>
    <style:style style:name="P3004" style:parent-style-name="Normal" style:family="paragraph">
      <style:text-properties fo:font-size="10pt" style:font-size-asian="10pt" style:font-size-complex="10pt" fo:language="en" fo:country="AU"/>
    </style:style>
    <style:style style:name="P3005" style:parent-style-name="Normal" style:family="paragraph">
      <style:text-properties fo:font-size="10pt" style:font-size-asian="10pt" style:font-size-complex="10pt" fo:language="en" fo:country="AU"/>
    </style:style>
    <style:style style:name="P3006" style:parent-style-name="Normal" style:family="paragraph">
      <style:text-properties fo:font-size="10pt" style:font-size-asian="10pt" style:font-size-complex="10pt" fo:language="en" fo:country="AU"/>
    </style:style>
    <style:style style:name="P3007" style:parent-style-name="Normal" style:family="paragraph">
      <style:text-properties fo:font-size="10pt" style:font-size-asian="10pt" style:font-size-complex="10pt" fo:language="en" fo:country="AU"/>
    </style:style>
    <style:style style:name="P3008" style:parent-style-name="Normal" style:family="paragraph">
      <style:text-properties fo:font-size="10pt" style:font-size-asian="10pt" style:font-size-complex="10pt" fo:language="en" fo:country="AU"/>
    </style:style>
    <style:style style:name="P300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010" style:parent-style-name="Normal" style:family="paragraph">
      <style:text-properties fo:font-size="10pt" style:font-size-asian="10pt" style:font-size-complex="10pt" fo:language="en" fo:country="AU"/>
    </style:style>
    <style:style style:name="P3011" style:parent-style-name="Normal" style:family="paragraph">
      <style:text-properties fo:font-size="10pt" style:font-size-asian="10pt" style:font-size-complex="10pt" fo:language="en" fo:country="AU"/>
    </style:style>
    <style:style style:name="P3012" style:parent-style-name="Normal" style:family="paragraph">
      <style:text-properties fo:font-size="10pt" style:font-size-asian="10pt" style:font-size-complex="10pt" fo:language="en" fo:country="AU"/>
    </style:style>
    <style:style style:name="P3013" style:parent-style-name="Normal" style:family="paragraph">
      <style:text-properties fo:font-size="10pt" style:font-size-asian="10pt" style:font-size-complex="10pt" fo:language="en" fo:country="AU"/>
    </style:style>
    <style:style style:name="P3014" style:parent-style-name="Normal" style:family="paragraph">
      <style:text-properties fo:font-size="10pt" style:font-size-asian="10pt" style:font-size-complex="10pt" fo:language="en" fo:country="AU"/>
    </style:style>
    <style:style style:name="P3015" style:parent-style-name="Normal" style:family="paragraph">
      <style:text-properties fo:font-size="10pt" style:font-size-asian="10pt" style:font-size-complex="10pt" fo:language="en" fo:country="AU"/>
    </style:style>
    <style:style style:name="P3016" style:parent-style-name="Normal" style:family="paragraph">
      <style:text-properties fo:font-size="10pt" style:font-size-asian="10pt" style:font-size-complex="10pt" fo:language="en" fo:country="AU"/>
    </style:style>
    <style:style style:name="P3017" style:parent-style-name="Normal" style:family="paragraph">
      <style:text-properties fo:font-size="10pt" style:font-size-asian="10pt" style:font-size-complex="10pt" fo:language="en" fo:country="AU"/>
    </style:style>
    <style:style style:name="P3018" style:parent-style-name="Normal" style:family="paragraph">
      <style:text-properties fo:font-size="10pt" style:font-size-asian="10pt" style:font-size-complex="10pt" fo:language="en" fo:country="AU"/>
    </style:style>
    <style:style style:name="P301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020" style:parent-style-name="Normal" style:family="paragraph">
      <style:text-properties fo:font-size="10pt" style:font-size-asian="10pt" style:font-size-complex="10pt" fo:language="en" fo:country="AU"/>
    </style:style>
    <style:style style:name="P3021" style:parent-style-name="Normal" style:family="paragraph">
      <style:text-properties fo:font-size="10pt" style:font-size-asian="10pt" style:font-size-complex="10pt" fo:language="en" fo:country="AU"/>
    </style:style>
    <style:style style:name="P3022" style:parent-style-name="Normal" style:family="paragraph">
      <style:text-properties fo:font-size="10pt" style:font-size-asian="10pt" style:font-size-complex="10pt" fo:language="en" fo:country="AU"/>
    </style:style>
    <style:style style:name="P3023" style:parent-style-name="Normal" style:family="paragraph">
      <style:text-properties fo:font-size="10pt" style:font-size-asian="10pt" style:font-size-complex="10pt" fo:language="en" fo:country="AU"/>
    </style:style>
    <style:style style:name="P3024" style:parent-style-name="Normal" style:family="paragraph">
      <style:text-properties fo:font-size="10pt" style:font-size-asian="10pt" style:font-size-complex="10pt" fo:language="en" fo:country="AU"/>
    </style:style>
    <style:style style:name="P3025" style:parent-style-name="Normal" style:family="paragraph">
      <style:text-properties fo:font-size="10pt" style:font-size-asian="10pt" style:font-size-complex="10pt" fo:language="en" fo:country="AU"/>
    </style:style>
    <style:style style:name="P3026" style:parent-style-name="Normal" style:family="paragraph">
      <style:text-properties fo:font-size="10pt" style:font-size-asian="10pt" style:font-size-complex="10pt" fo:language="en" fo:country="AU"/>
    </style:style>
    <style:style style:name="P3027" style:parent-style-name="Normal" style:family="paragraph">
      <style:text-properties fo:font-size="10pt" style:font-size-asian="10pt" style:font-size-complex="10pt" fo:language="en" fo:country="AU"/>
    </style:style>
    <style:style style:name="P302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029" style:parent-style-name="Normal" style:family="paragraph">
      <style:text-properties fo:font-size="10pt" style:font-size-asian="10pt" style:font-size-complex="10pt" fo:language="en" fo:country="AU"/>
    </style:style>
    <style:style style:name="P3030" style:parent-style-name="Normal" style:family="paragraph">
      <style:text-properties fo:font-size="10pt" style:font-size-asian="10pt" style:font-size-complex="10pt" fo:language="en" fo:country="AU"/>
    </style:style>
    <style:style style:name="P3031" style:parent-style-name="Normal" style:family="paragraph">
      <style:text-properties fo:font-size="10pt" style:font-size-asian="10pt" style:font-size-complex="10pt" fo:language="en" fo:country="AU"/>
    </style:style>
    <style:style style:name="P3032" style:parent-style-name="Normal" style:family="paragraph">
      <style:text-properties fo:font-size="10pt" style:font-size-asian="10pt" style:font-size-complex="10pt" fo:language="en" fo:country="AU"/>
    </style:style>
    <style:style style:name="P3033" style:parent-style-name="Normal" style:family="paragraph">
      <style:text-properties fo:font-size="10pt" style:font-size-asian="10pt" style:font-size-complex="10pt" fo:language="en" fo:country="AU"/>
    </style:style>
    <style:style style:name="P3034" style:parent-style-name="Normal" style:family="paragraph">
      <style:text-properties fo:font-size="10pt" style:font-size-asian="10pt" style:font-size-complex="10pt" fo:language="en" fo:country="AU"/>
    </style:style>
    <style:style style:name="P3035" style:parent-style-name="Normal" style:family="paragraph">
      <style:text-properties fo:font-size="10pt" style:font-size-asian="10pt" style:font-size-complex="10pt" fo:language="en" fo:country="AU"/>
    </style:style>
    <style:style style:name="P3036" style:parent-style-name="Normal" style:family="paragraph">
      <style:text-properties fo:font-size="10pt" style:font-size-asian="10pt" style:font-size-complex="10pt" fo:language="en" fo:country="AU"/>
    </style:style>
    <style:style style:name="P303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038" style:parent-style-name="Normal" style:family="paragraph">
      <style:text-properties fo:font-size="10pt" style:font-size-asian="10pt" style:font-size-complex="10pt" fo:language="en" fo:country="AU"/>
    </style:style>
    <style:style style:name="P3039" style:parent-style-name="Normal" style:family="paragraph">
      <style:text-properties fo:font-size="10pt" style:font-size-asian="10pt" style:font-size-complex="10pt" fo:language="en" fo:country="AU"/>
    </style:style>
    <style:style style:name="P3040" style:parent-style-name="Normal" style:family="paragraph">
      <style:text-properties fo:font-size="10pt" style:font-size-asian="10pt" style:font-size-complex="10pt" fo:language="en" fo:country="AU"/>
    </style:style>
    <style:style style:name="P3041" style:parent-style-name="Normal" style:family="paragraph">
      <style:text-properties fo:font-size="10pt" style:font-size-asian="10pt" style:font-size-complex="10pt" fo:language="en" fo:country="AU"/>
    </style:style>
    <style:style style:name="P3042" style:parent-style-name="Normal" style:family="paragraph">
      <style:text-properties fo:font-size="10pt" style:font-size-asian="10pt" style:font-size-complex="10pt" fo:language="en" fo:country="AU"/>
    </style:style>
    <style:style style:name="P3043" style:parent-style-name="Normal" style:family="paragraph">
      <style:text-properties fo:font-size="10pt" style:font-size-asian="10pt" style:font-size-complex="10pt" fo:language="en" fo:country="AU"/>
    </style:style>
    <style:style style:name="P3044" style:parent-style-name="Normal" style:family="paragraph">
      <style:text-properties fo:font-size="10pt" style:font-size-asian="10pt" style:font-size-complex="10pt" fo:language="en" fo:country="AU"/>
    </style:style>
    <style:style style:name="P3045" style:parent-style-name="Normal" style:family="paragraph">
      <style:text-properties fo:font-size="10pt" style:font-size-asian="10pt" style:font-size-complex="10pt" fo:language="en" fo:country="AU"/>
    </style:style>
    <style:style style:name="P3046" style:parent-style-name="Normal" style:family="paragraph">
      <style:text-properties fo:font-size="10pt" style:font-size-asian="10pt" style:font-size-complex="10pt" fo:language="en" fo:country="AU"/>
    </style:style>
    <style:style style:name="P304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048" style:parent-style-name="Normal" style:family="paragraph">
      <style:text-properties fo:font-size="10pt" style:font-size-asian="10pt" style:font-size-complex="10pt" fo:language="en" fo:country="AU"/>
    </style:style>
    <style:style style:name="P3049" style:parent-style-name="Normal" style:family="paragraph">
      <style:text-properties fo:font-size="10pt" style:font-size-asian="10pt" style:font-size-complex="10pt" fo:language="en" fo:country="AU"/>
    </style:style>
    <style:style style:name="P3050" style:parent-style-name="Normal" style:family="paragraph">
      <style:text-properties fo:font-size="10pt" style:font-size-asian="10pt" style:font-size-complex="10pt" fo:language="en" fo:country="AU"/>
    </style:style>
    <style:style style:name="P3051" style:parent-style-name="Normal" style:family="paragraph">
      <style:text-properties fo:font-size="10pt" style:font-size-asian="10pt" style:font-size-complex="10pt" fo:language="en" fo:country="AU"/>
    </style:style>
    <style:style style:name="P3052" style:parent-style-name="Normal" style:family="paragraph">
      <style:text-properties fo:font-size="10pt" style:font-size-asian="10pt" style:font-size-complex="10pt" fo:language="en" fo:country="AU"/>
    </style:style>
    <style:style style:name="P3053" style:parent-style-name="Normal" style:family="paragraph">
      <style:text-properties fo:font-size="10pt" style:font-size-asian="10pt" style:font-size-complex="10pt" fo:language="en" fo:country="AU"/>
    </style:style>
    <style:style style:name="P3054" style:parent-style-name="Normal" style:family="paragraph">
      <style:text-properties fo:font-size="10pt" style:font-size-asian="10pt" style:font-size-complex="10pt" fo:language="en" fo:country="AU"/>
    </style:style>
    <style:style style:name="P3055" style:parent-style-name="Normal" style:family="paragraph">
      <style:text-properties fo:font-size="10pt" style:font-size-asian="10pt" style:font-size-complex="10pt" fo:language="en" fo:country="AU"/>
    </style:style>
    <style:style style:name="P3056" style:parent-style-name="Normal" style:family="paragraph">
      <style:text-properties fo:font-size="10pt" style:font-size-asian="10pt" style:font-size-complex="10pt" fo:language="en" fo:country="AU"/>
    </style:style>
    <style:style style:name="P305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058" style:parent-style-name="Normal" style:family="paragraph">
      <style:text-properties fo:font-size="10pt" style:font-size-asian="10pt" style:font-size-complex="10pt" fo:language="en" fo:country="AU"/>
    </style:style>
    <style:style style:name="P3059" style:parent-style-name="Normal" style:family="paragraph">
      <style:text-properties fo:font-size="10pt" style:font-size-asian="10pt" style:font-size-complex="10pt" fo:language="en" fo:country="AU"/>
    </style:style>
    <style:style style:name="P3060" style:parent-style-name="Normal" style:family="paragraph">
      <style:text-properties fo:font-size="10pt" style:font-size-asian="10pt" style:font-size-complex="10pt" fo:language="en" fo:country="AU"/>
    </style:style>
    <style:style style:name="P3061" style:parent-style-name="Normal" style:family="paragraph">
      <style:text-properties fo:font-size="10pt" style:font-size-asian="10pt" style:font-size-complex="10pt" fo:language="en" fo:country="AU"/>
    </style:style>
    <style:style style:name="P3062" style:parent-style-name="Normal" style:family="paragraph">
      <style:text-properties fo:font-size="10pt" style:font-size-asian="10pt" style:font-size-complex="10pt" fo:language="en" fo:country="AU"/>
    </style:style>
    <style:style style:name="P3063" style:parent-style-name="Normal" style:family="paragraph">
      <style:text-properties fo:font-size="10pt" style:font-size-asian="10pt" style:font-size-complex="10pt" fo:language="en" fo:country="AU"/>
    </style:style>
    <style:style style:name="P3064" style:parent-style-name="Normal" style:family="paragraph">
      <style:text-properties fo:font-size="10pt" style:font-size-asian="10pt" style:font-size-complex="10pt" fo:language="en" fo:country="AU"/>
    </style:style>
    <style:style style:name="P3065" style:parent-style-name="Normal" style:family="paragraph">
      <style:text-properties fo:font-size="10pt" style:font-size-asian="10pt" style:font-size-complex="10pt" fo:language="en" fo:country="AU"/>
    </style:style>
    <style:style style:name="P3066" style:parent-style-name="Normal" style:family="paragraph">
      <style:text-properties fo:font-size="10pt" style:font-size-asian="10pt" style:font-size-complex="10pt" fo:language="en" fo:country="AU"/>
    </style:style>
    <style:style style:name="P306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068" style:parent-style-name="Normal" style:family="paragraph">
      <style:text-properties fo:font-size="10pt" style:font-size-asian="10pt" style:font-size-complex="10pt" fo:language="en" fo:country="AU"/>
    </style:style>
    <style:style style:name="P3069" style:parent-style-name="Normal" style:family="paragraph">
      <style:text-properties fo:font-size="10pt" style:font-size-asian="10pt" style:font-size-complex="10pt" fo:language="en" fo:country="AU"/>
    </style:style>
    <style:style style:name="P3070" style:parent-style-name="Normal" style:family="paragraph">
      <style:text-properties fo:font-size="10pt" style:font-size-asian="10pt" style:font-size-complex="10pt" fo:language="en" fo:country="AU"/>
    </style:style>
    <style:style style:name="P3071" style:parent-style-name="Normal" style:family="paragraph">
      <style:text-properties fo:font-size="10pt" style:font-size-asian="10pt" style:font-size-complex="10pt" fo:language="en" fo:country="AU"/>
    </style:style>
    <style:style style:name="P3072" style:parent-style-name="Normal" style:family="paragraph">
      <style:text-properties fo:font-size="10pt" style:font-size-asian="10pt" style:font-size-complex="10pt" fo:language="en" fo:country="AU"/>
    </style:style>
    <style:style style:name="P3073" style:parent-style-name="Normal" style:family="paragraph">
      <style:text-properties fo:font-size="10pt" style:font-size-asian="10pt" style:font-size-complex="10pt" fo:language="en" fo:country="AU"/>
    </style:style>
    <style:style style:name="P3074" style:parent-style-name="Normal" style:family="paragraph">
      <style:text-properties fo:font-size="10pt" style:font-size-asian="10pt" style:font-size-complex="10pt" fo:language="en" fo:country="AU"/>
    </style:style>
    <style:style style:name="P3075" style:parent-style-name="Normal" style:family="paragraph">
      <style:text-properties fo:font-size="10pt" style:font-size-asian="10pt" style:font-size-complex="10pt" fo:language="en" fo:country="AU"/>
    </style:style>
    <style:style style:name="P3076" style:parent-style-name="Normal" style:family="paragraph">
      <style:text-properties fo:font-size="10pt" style:font-size-asian="10pt" style:font-size-complex="10pt" fo:language="en" fo:country="AU"/>
    </style:style>
    <style:style style:name="P307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078" style:parent-style-name="Normal" style:family="paragraph">
      <style:text-properties fo:font-size="10pt" style:font-size-asian="10pt" style:font-size-complex="10pt" fo:language="en" fo:country="AU"/>
    </style:style>
    <style:style style:name="P3079" style:parent-style-name="Normal" style:family="paragraph">
      <style:text-properties fo:font-size="10pt" style:font-size-asian="10pt" style:font-size-complex="10pt" fo:language="en" fo:country="AU"/>
    </style:style>
    <style:style style:name="P3080" style:parent-style-name="Normal" style:family="paragraph">
      <style:text-properties fo:font-size="10pt" style:font-size-asian="10pt" style:font-size-complex="10pt" fo:language="en" fo:country="AU"/>
    </style:style>
    <style:style style:name="P3081" style:parent-style-name="Normal" style:family="paragraph">
      <style:paragraph-properties fo:text-indent="0.5in"/>
      <style:text-properties fo:font-size="10pt" style:font-size-asian="10pt" style:font-size-complex="10pt" fo:language="en" fo:country="AU"/>
    </style:style>
    <style:style style:name="P3082" style:parent-style-name="Normal" style:family="paragraph">
      <style:text-properties fo:font-size="10pt" style:font-size-asian="10pt" style:font-size-complex="10pt" fo:language="en" fo:country="AU"/>
    </style:style>
    <style:style style:name="P3083" style:parent-style-name="Normal" style:family="paragraph">
      <style:text-properties fo:font-size="10pt" style:font-size-asian="10pt" style:font-size-complex="10pt" fo:language="en" fo:country="AU"/>
    </style:style>
    <style:style style:name="P3084" style:parent-style-name="Normal" style:family="paragraph">
      <style:text-properties fo:font-size="10pt" style:font-size-asian="10pt" style:font-size-complex="10pt" fo:language="en" fo:country="AU"/>
    </style:style>
    <style:style style:name="P3085" style:parent-style-name="Normal" style:family="paragraph">
      <style:text-properties fo:font-size="10pt" style:font-size-asian="10pt" style:font-size-complex="10pt" fo:language="en" fo:country="AU"/>
    </style:style>
    <style:style style:name="P308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087" style:parent-style-name="Normal" style:family="paragraph">
      <style:text-properties fo:font-size="10pt" style:font-size-asian="10pt" style:font-size-complex="10pt" fo:language="en" fo:country="AU"/>
    </style:style>
    <style:style style:name="P3088" style:parent-style-name="Normal" style:family="paragraph">
      <style:text-properties fo:font-size="10pt" style:font-size-asian="10pt" style:font-size-complex="10pt" fo:language="en" fo:country="AU"/>
    </style:style>
    <style:style style:name="P3089" style:parent-style-name="Normal" style:family="paragraph">
      <style:text-properties fo:font-size="10pt" style:font-size-asian="10pt" style:font-size-complex="10pt" fo:language="en" fo:country="AU"/>
    </style:style>
    <style:style style:name="P3090" style:parent-style-name="Normal" style:family="paragraph">
      <style:text-properties fo:font-size="10pt" style:font-size-asian="10pt" style:font-size-complex="10pt" fo:language="en" fo:country="AU"/>
    </style:style>
    <style:style style:name="P3091" style:parent-style-name="Normal" style:family="paragraph">
      <style:text-properties fo:font-size="10pt" style:font-size-asian="10pt" style:font-size-complex="10pt" fo:language="en" fo:country="AU"/>
    </style:style>
    <style:style style:name="P3092" style:parent-style-name="Normal" style:family="paragraph">
      <style:text-properties fo:font-size="10pt" style:font-size-asian="10pt" style:font-size-complex="10pt" fo:language="en" fo:country="AU"/>
    </style:style>
    <style:style style:name="P3093" style:parent-style-name="Normal" style:family="paragraph">
      <style:text-properties fo:font-size="10pt" style:font-size-asian="10pt" style:font-size-complex="10pt" fo:language="en" fo:country="AU"/>
    </style:style>
    <style:style style:name="P3094" style:parent-style-name="Normal" style:family="paragraph">
      <style:text-properties fo:font-size="10pt" style:font-size-asian="10pt" style:font-size-complex="10pt" fo:language="en" fo:country="AU"/>
    </style:style>
    <style:style style:name="P309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096" style:parent-style-name="Normal" style:family="paragraph">
      <style:text-properties fo:font-size="10pt" style:font-size-asian="10pt" style:font-size-complex="10pt" fo:language="en" fo:country="AU"/>
    </style:style>
    <style:style style:name="P3097" style:parent-style-name="Normal" style:family="paragraph">
      <style:text-properties fo:font-size="10pt" style:font-size-asian="10pt" style:font-size-complex="10pt" fo:language="en" fo:country="AU"/>
    </style:style>
    <style:style style:name="P3098" style:parent-style-name="Normal" style:family="paragraph">
      <style:text-properties fo:font-size="10pt" style:font-size-asian="10pt" style:font-size-complex="10pt" fo:language="en" fo:country="AU"/>
    </style:style>
    <style:style style:name="P3099" style:parent-style-name="Normal" style:family="paragraph">
      <style:text-properties fo:font-size="10pt" style:font-size-asian="10pt" style:font-size-complex="10pt" fo:language="en" fo:country="AU"/>
    </style:style>
    <style:style style:name="P3100" style:parent-style-name="Normal" style:family="paragraph">
      <style:text-properties fo:font-size="10pt" style:font-size-asian="10pt" style:font-size-complex="10pt" fo:language="en" fo:country="AU"/>
    </style:style>
    <style:style style:name="P3101" style:parent-style-name="Normal" style:family="paragraph">
      <style:text-properties fo:font-size="10pt" style:font-size-asian="10pt" style:font-size-complex="10pt" fo:language="en" fo:country="AU"/>
    </style:style>
    <style:style style:name="P3102" style:parent-style-name="Normal" style:family="paragraph">
      <style:text-properties fo:font-size="10pt" style:font-size-asian="10pt" style:font-size-complex="10pt" fo:language="en" fo:country="AU"/>
    </style:style>
    <style:style style:name="P3103" style:parent-style-name="Normal" style:family="paragraph">
      <style:text-properties fo:font-size="10pt" style:font-size-asian="10pt" style:font-size-complex="10pt" fo:language="en" fo:country="AU"/>
    </style:style>
    <style:style style:name="P310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105" style:parent-style-name="Normal" style:family="paragraph">
      <style:text-properties fo:font-size="10pt" style:font-size-asian="10pt" style:font-size-complex="10pt" fo:language="en" fo:country="AU"/>
    </style:style>
    <style:style style:name="P3106" style:parent-style-name="Normal" style:family="paragraph">
      <style:text-properties fo:font-size="10pt" style:font-size-asian="10pt" style:font-size-complex="10pt" fo:language="en" fo:country="AU"/>
    </style:style>
    <style:style style:name="P3107" style:parent-style-name="Normal" style:family="paragraph">
      <style:text-properties fo:font-size="10pt" style:font-size-asian="10pt" style:font-size-complex="10pt" fo:language="en" fo:country="AU"/>
    </style:style>
    <style:style style:name="P3108" style:parent-style-name="Normal" style:family="paragraph">
      <style:text-properties fo:font-size="10pt" style:font-size-asian="10pt" style:font-size-complex="10pt" fo:language="en" fo:country="AU"/>
    </style:style>
    <style:style style:name="P3109" style:parent-style-name="Normal" style:family="paragraph">
      <style:text-properties fo:font-size="10pt" style:font-size-asian="10pt" style:font-size-complex="10pt" fo:language="en" fo:country="AU"/>
    </style:style>
    <style:style style:name="P3110" style:parent-style-name="Normal" style:family="paragraph">
      <style:text-properties fo:font-size="10pt" style:font-size-asian="10pt" style:font-size-complex="10pt" fo:language="en" fo:country="AU"/>
    </style:style>
    <style:style style:name="P3111" style:parent-style-name="Normal" style:family="paragraph">
      <style:text-properties fo:font-size="10pt" style:font-size-asian="10pt" style:font-size-complex="10pt" fo:language="en" fo:country="AU"/>
    </style:style>
    <style:style style:name="P3112" style:parent-style-name="Normal" style:family="paragraph">
      <style:text-properties fo:font-size="10pt" style:font-size-asian="10pt" style:font-size-complex="10pt" fo:language="en" fo:country="AU"/>
    </style:style>
    <style:style style:name="P311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114" style:parent-style-name="Normal" style:family="paragraph">
      <style:text-properties fo:font-size="10pt" style:font-size-asian="10pt" style:font-size-complex="10pt" fo:language="en" fo:country="AU"/>
    </style:style>
    <style:style style:name="P3115" style:parent-style-name="Normal" style:family="paragraph">
      <style:text-properties fo:font-size="10pt" style:font-size-asian="10pt" style:font-size-complex="10pt" fo:language="en" fo:country="AU"/>
    </style:style>
    <style:style style:name="P3116" style:parent-style-name="Normal" style:family="paragraph">
      <style:text-properties fo:font-size="10pt" style:font-size-asian="10pt" style:font-size-complex="10pt" fo:language="en" fo:country="AU"/>
    </style:style>
    <style:style style:name="P3117" style:parent-style-name="Normal" style:family="paragraph">
      <style:text-properties fo:font-size="10pt" style:font-size-asian="10pt" style:font-size-complex="10pt" fo:language="en" fo:country="AU"/>
    </style:style>
    <style:style style:name="P3118" style:parent-style-name="Normal" style:family="paragraph">
      <style:text-properties fo:font-size="10pt" style:font-size-asian="10pt" style:font-size-complex="10pt" fo:language="en" fo:country="AU"/>
    </style:style>
    <style:style style:name="P3119" style:parent-style-name="Normal" style:family="paragraph">
      <style:text-properties fo:font-size="10pt" style:font-size-asian="10pt" style:font-size-complex="10pt" fo:language="en" fo:country="AU"/>
    </style:style>
    <style:style style:name="P3120" style:parent-style-name="Normal" style:family="paragraph">
      <style:text-properties fo:font-size="10pt" style:font-size-asian="10pt" style:font-size-complex="10pt" fo:language="en" fo:country="AU"/>
    </style:style>
    <style:style style:name="P3121" style:parent-style-name="Normal" style:family="paragraph">
      <style:text-properties fo:font-size="10pt" style:font-size-asian="10pt" style:font-size-complex="10pt" fo:language="en" fo:country="AU"/>
    </style:style>
    <style:style style:name="P3122" style:parent-style-name="Normal" style:family="paragraph">
      <style:text-properties fo:font-size="10pt" style:font-size-asian="10pt" style:font-size-complex="10pt" fo:language="en" fo:country="AU"/>
    </style:style>
    <style:style style:name="P3123" style:parent-style-name="Normal" style:family="paragraph">
      <style:text-properties fo:font-size="10pt" style:font-size-asian="10pt" style:font-size-complex="10pt" fo:language="en" fo:country="AU"/>
    </style:style>
    <style:style style:name="P3124" style:parent-style-name="Normal" style:family="paragraph">
      <style:text-properties fo:font-size="10pt" style:font-size-asian="10pt" style:font-size-complex="10pt" fo:language="en" fo:country="AU"/>
    </style:style>
    <style:style style:name="P3125" style:parent-style-name="Normal" style:family="paragraph">
      <style:text-properties fo:font-size="10pt" style:font-size-asian="10pt" style:font-size-complex="10pt" fo:language="en" fo:country="AU"/>
    </style:style>
    <style:style style:name="P3126" style:parent-style-name="Normal" style:family="paragraph">
      <style:text-properties fo:font-size="10pt" style:font-size-asian="10pt" style:font-size-complex="10pt" fo:language="en" fo:country="AU"/>
    </style:style>
    <style:style style:name="P3127" style:parent-style-name="Normal" style:family="paragraph">
      <style:text-properties fo:font-size="10pt" style:font-size-asian="10pt" style:font-size-complex="10pt" fo:language="en" fo:country="AU"/>
    </style:style>
    <style:style style:name="P3128" style:parent-style-name="Normal" style:family="paragraph">
      <style:text-properties fo:font-size="10pt" style:font-size-asian="10pt" style:font-size-complex="10pt" fo:language="en" fo:country="AU"/>
    </style:style>
    <style:style style:name="P3129" style:parent-style-name="Normal" style:family="paragraph">
      <style:text-properties fo:font-size="10pt" style:font-size-asian="10pt" style:font-size-complex="10pt" fo:language="en" fo:country="AU"/>
    </style:style>
    <style:style style:name="P3130" style:parent-style-name="Normal" style:family="paragraph">
      <style:text-properties fo:font-size="10pt" style:font-size-asian="10pt" style:font-size-complex="10pt" fo:language="en" fo:country="AU"/>
    </style:style>
    <style:style style:name="P3131" style:parent-style-name="Normal" style:family="paragraph">
      <style:text-properties fo:font-size="10pt" style:font-size-asian="10pt" style:font-size-complex="10pt" fo:language="en" fo:country="AU"/>
    </style:style>
    <style:style style:name="P3132" style:parent-style-name="Normal" style:family="paragraph">
      <style:text-properties fo:font-size="10pt" style:font-size-asian="10pt" style:font-size-complex="10pt" fo:language="en" fo:country="AU"/>
    </style:style>
    <style:style style:name="P3133" style:parent-style-name="Normal" style:family="paragraph">
      <style:text-properties fo:font-size="10pt" style:font-size-asian="10pt" style:font-size-complex="10pt" fo:language="en" fo:country="AU"/>
    </style:style>
    <style:style style:name="P3134" style:parent-style-name="Normal" style:family="paragraph">
      <style:text-properties fo:font-size="10pt" style:font-size-asian="10pt" style:font-size-complex="10pt" fo:language="en" fo:country="AU"/>
    </style:style>
    <style:style style:name="P3135" style:parent-style-name="Normal" style:family="paragraph">
      <style:text-properties fo:font-size="10pt" style:font-size-asian="10pt" style:font-size-complex="10pt" fo:language="en" fo:country="AU"/>
    </style:style>
    <style:style style:name="P3136" style:parent-style-name="Normal" style:family="paragraph">
      <style:text-properties fo:font-size="10pt" style:font-size-asian="10pt" style:font-size-complex="10pt" fo:language="en" fo:country="AU"/>
    </style:style>
    <style:style style:name="P3137" style:parent-style-name="Normal" style:family="paragraph">
      <style:text-properties fo:font-size="10pt" style:font-size-asian="10pt" style:font-size-complex="10pt" fo:language="en" fo:country="AU"/>
    </style:style>
    <style:style style:name="P3138" style:parent-style-name="Normal" style:family="paragraph">
      <style:text-properties fo:font-size="10pt" style:font-size-asian="10pt" style:font-size-complex="10pt" fo:language="en" fo:country="AU"/>
    </style:style>
    <style:style style:name="P3139" style:parent-style-name="Normal" style:family="paragraph">
      <style:text-properties fo:font-size="10pt" style:font-size-asian="10pt" style:font-size-complex="10pt" fo:language="en" fo:country="AU"/>
    </style:style>
    <style:style style:name="P3140" style:parent-style-name="Normal" style:family="paragraph">
      <style:text-properties fo:font-size="10pt" style:font-size-asian="10pt" style:font-size-complex="10pt" fo:language="en" fo:country="AU"/>
    </style:style>
    <style:style style:name="P3141" style:parent-style-name="Normal" style:family="paragraph">
      <style:text-properties fo:font-size="10pt" style:font-size-asian="10pt" style:font-size-complex="10pt" fo:language="en" fo:country="AU"/>
    </style:style>
    <style:style style:name="P3142" style:parent-style-name="Normal" style:family="paragraph">
      <style:text-properties fo:font-size="10pt" style:font-size-asian="10pt" style:font-size-complex="10pt" fo:language="en" fo:country="AU"/>
    </style:style>
    <style:style style:name="P3143" style:parent-style-name="Normal" style:family="paragraph">
      <style:text-properties fo:font-size="10pt" style:font-size-asian="10pt" style:font-size-complex="10pt" fo:language="en" fo:country="AU"/>
    </style:style>
    <style:style style:name="P3144" style:parent-style-name="Normal" style:family="paragraph">
      <style:text-properties fo:font-size="10pt" style:font-size-asian="10pt" style:font-size-complex="10pt" fo:language="en" fo:country="AU"/>
    </style:style>
    <style:style style:name="P3145" style:parent-style-name="Normal" style:family="paragraph">
      <style:text-properties fo:font-size="10pt" style:font-size-asian="10pt" style:font-size-complex="10pt" fo:language="en" fo:country="AU"/>
    </style:style>
    <style:style style:name="P3146" style:parent-style-name="Normal" style:family="paragraph">
      <style:text-properties fo:font-size="10pt" style:font-size-asian="10pt" style:font-size-complex="10pt" fo:language="en" fo:country="AU"/>
    </style:style>
    <style:style style:name="P3147" style:parent-style-name="Normal" style:family="paragraph">
      <style:text-properties fo:font-size="10pt" style:font-size-asian="10pt" style:font-size-complex="10pt" fo:language="en" fo:country="AU"/>
    </style:style>
    <style:style style:name="P3148" style:parent-style-name="Normal" style:family="paragraph">
      <style:text-properties fo:font-size="10pt" style:font-size-asian="10pt" style:font-size-complex="10pt" fo:language="en" fo:country="AU"/>
    </style:style>
    <style:style style:name="P3149" style:parent-style-name="Normal" style:family="paragraph">
      <style:text-properties fo:font-size="10pt" style:font-size-asian="10pt" style:font-size-complex="10pt" fo:language="en" fo:country="AU"/>
    </style:style>
    <style:style style:name="P3150" style:parent-style-name="Normal" style:family="paragraph">
      <style:text-properties fo:font-size="10pt" style:font-size-asian="10pt" style:font-size-complex="10pt" fo:language="en" fo:country="AU"/>
    </style:style>
    <style:style style:name="P3151" style:parent-style-name="Normal" style:family="paragraph">
      <style:text-properties fo:font-size="10pt" style:font-size-asian="10pt" style:font-size-complex="10pt" fo:language="en" fo:country="AU"/>
    </style:style>
    <style:style style:name="P3152" style:parent-style-name="Normal" style:family="paragraph">
      <style:text-properties fo:font-size="10pt" style:font-size-asian="10pt" style:font-size-complex="10pt" fo:language="en" fo:country="AU"/>
    </style:style>
    <style:style style:name="P3153" style:parent-style-name="Normal" style:family="paragraph">
      <style:text-properties fo:font-size="10pt" style:font-size-asian="10pt" style:font-size-complex="10pt" fo:language="en" fo:country="AU"/>
    </style:style>
    <style:style style:name="P3154" style:parent-style-name="Normal" style:family="paragraph">
      <style:text-properties fo:font-size="10pt" style:font-size-asian="10pt" style:font-size-complex="10pt" fo:language="en" fo:country="AU"/>
    </style:style>
    <style:style style:name="P3155" style:parent-style-name="Normal" style:family="paragraph">
      <style:text-properties fo:font-size="10pt" style:font-size-asian="10pt" style:font-size-complex="10pt" fo:language="en" fo:country="AU"/>
    </style:style>
    <style:style style:name="P3156" style:parent-style-name="Normal" style:family="paragraph">
      <style:text-properties fo:font-size="10pt" style:font-size-asian="10pt" style:font-size-complex="10pt" fo:language="en" fo:country="AU"/>
    </style:style>
    <style:style style:name="P3157" style:parent-style-name="Normal" style:family="paragraph">
      <style:text-properties fo:font-size="10pt" style:font-size-asian="10pt" style:font-size-complex="10pt" fo:language="en" fo:country="AU"/>
    </style:style>
    <style:style style:name="P3158" style:parent-style-name="Normal" style:family="paragraph">
      <style:text-properties fo:font-size="10pt" style:font-size-asian="10pt" style:font-size-complex="10pt" fo:language="en" fo:country="AU"/>
    </style:style>
    <style:style style:name="P3159" style:parent-style-name="Normal" style:family="paragraph">
      <style:text-properties fo:font-size="10pt" style:font-size-asian="10pt" style:font-size-complex="10pt" fo:language="en" fo:country="AU"/>
    </style:style>
    <style:style style:name="P3160" style:parent-style-name="Normal" style:family="paragraph">
      <style:text-properties fo:font-size="10pt" style:font-size-asian="10pt" style:font-size-complex="10pt" fo:language="en" fo:country="AU"/>
    </style:style>
    <style:style style:name="P3161" style:parent-style-name="Normal" style:family="paragraph">
      <style:text-properties fo:font-size="10pt" style:font-size-asian="10pt" style:font-size-complex="10pt" fo:language="en" fo:country="AU"/>
    </style:style>
    <style:style style:name="P3162" style:parent-style-name="Normal" style:family="paragraph">
      <style:text-properties fo:font-size="10pt" style:font-size-asian="10pt" style:font-size-complex="10pt" fo:language="en" fo:country="AU"/>
    </style:style>
    <style:style style:name="P3163" style:parent-style-name="Normal" style:family="paragraph">
      <style:text-properties fo:font-size="10pt" style:font-size-asian="10pt" style:font-size-complex="10pt" fo:language="en" fo:country="AU"/>
    </style:style>
    <style:style style:name="P316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165" style:parent-style-name="Normal" style:family="paragraph">
      <style:text-properties fo:font-size="10pt" style:font-size-asian="10pt" style:font-size-complex="10pt" fo:language="en" fo:country="AU"/>
    </style:style>
    <style:style style:name="P3166" style:parent-style-name="Normal" style:family="paragraph">
      <style:text-properties fo:font-size="10pt" style:font-size-asian="10pt" style:font-size-complex="10pt" fo:language="en" fo:country="AU"/>
    </style:style>
    <style:style style:name="P3167" style:parent-style-name="Normal" style:family="paragraph">
      <style:text-properties fo:font-size="10pt" style:font-size-asian="10pt" style:font-size-complex="10pt" fo:language="en" fo:country="AU"/>
    </style:style>
    <style:style style:name="P3168" style:parent-style-name="Normal" style:family="paragraph">
      <style:text-properties fo:font-size="10pt" style:font-size-asian="10pt" style:font-size-complex="10pt" fo:language="en" fo:country="AU"/>
    </style:style>
    <style:style style:name="P3169" style:parent-style-name="Normal" style:family="paragraph">
      <style:text-properties fo:font-size="10pt" style:font-size-asian="10pt" style:font-size-complex="10pt" fo:language="en" fo:country="AU"/>
    </style:style>
    <style:style style:name="P3170" style:parent-style-name="Normal" style:family="paragraph">
      <style:text-properties fo:font-size="10pt" style:font-size-asian="10pt" style:font-size-complex="10pt" fo:language="en" fo:country="AU"/>
    </style:style>
    <style:style style:name="P3171" style:parent-style-name="Normal" style:family="paragraph">
      <style:text-properties fo:font-size="10pt" style:font-size-asian="10pt" style:font-size-complex="10pt" fo:language="en" fo:country="AU"/>
    </style:style>
    <style:style style:name="P3172" style:parent-style-name="Normal" style:family="paragraph">
      <style:text-properties fo:font-size="10pt" style:font-size-asian="10pt" style:font-size-complex="10pt" fo:language="en" fo:country="AU"/>
    </style:style>
    <style:style style:name="P3173" style:parent-style-name="Normal" style:family="paragraph">
      <style:text-properties fo:font-size="10pt" style:font-size-asian="10pt" style:font-size-complex="10pt" fo:language="en" fo:country="AU"/>
    </style:style>
    <style:style style:name="P3174" style:parent-style-name="Normal" style:family="paragraph">
      <style:text-properties fo:font-size="10pt" style:font-size-asian="10pt" style:font-size-complex="10pt" fo:language="en" fo:country="AU"/>
    </style:style>
    <style:style style:name="P317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176" style:parent-style-name="Normal" style:family="paragraph">
      <style:text-properties fo:font-size="10pt" style:font-size-asian="10pt" style:font-size-complex="10pt" fo:language="en" fo:country="AU"/>
    </style:style>
    <style:style style:name="P3177" style:parent-style-name="Normal" style:family="paragraph">
      <style:text-properties fo:font-size="10pt" style:font-size-asian="10pt" style:font-size-complex="10pt" fo:language="en" fo:country="AU"/>
    </style:style>
    <style:style style:name="P3178" style:parent-style-name="Normal" style:family="paragraph">
      <style:text-properties fo:font-size="10pt" style:font-size-asian="10pt" style:font-size-complex="10pt" fo:language="en" fo:country="AU"/>
    </style:style>
    <style:style style:name="P3179" style:parent-style-name="Normal" style:family="paragraph">
      <style:text-properties fo:font-size="10pt" style:font-size-asian="10pt" style:font-size-complex="10pt" fo:language="en" fo:country="AU"/>
    </style:style>
    <style:style style:name="P3180" style:parent-style-name="Normal" style:family="paragraph">
      <style:text-properties fo:font-size="10pt" style:font-size-asian="10pt" style:font-size-complex="10pt" fo:language="en" fo:country="AU"/>
    </style:style>
    <style:style style:name="P3181" style:parent-style-name="Normal" style:family="paragraph">
      <style:text-properties fo:font-size="10pt" style:font-size-asian="10pt" style:font-size-complex="10pt" fo:language="en" fo:country="AU"/>
    </style:style>
    <style:style style:name="P3182" style:parent-style-name="Normal" style:family="paragraph">
      <style:text-properties fo:font-size="10pt" style:font-size-asian="10pt" style:font-size-complex="10pt" fo:language="en" fo:country="AU"/>
    </style:style>
    <style:style style:name="P3183" style:parent-style-name="Normal" style:family="paragraph">
      <style:text-properties fo:font-size="10pt" style:font-size-asian="10pt" style:font-size-complex="10pt" fo:language="en" fo:country="AU"/>
    </style:style>
    <style:style style:name="P318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185" style:parent-style-name="Normal" style:family="paragraph">
      <style:text-properties fo:font-size="10pt" style:font-size-asian="10pt" style:font-size-complex="10pt" fo:language="en" fo:country="AU"/>
    </style:style>
    <style:style style:name="P3186" style:parent-style-name="Normal" style:family="paragraph">
      <style:text-properties fo:font-size="10pt" style:font-size-asian="10pt" style:font-size-complex="10pt" fo:language="en" fo:country="AU"/>
    </style:style>
    <style:style style:name="P3187" style:parent-style-name="Normal" style:family="paragraph">
      <style:text-properties fo:font-size="10pt" style:font-size-asian="10pt" style:font-size-complex="10pt" fo:language="en" fo:country="AU"/>
    </style:style>
    <style:style style:name="P3188" style:parent-style-name="Normal" style:family="paragraph">
      <style:text-properties fo:font-size="10pt" style:font-size-asian="10pt" style:font-size-complex="10pt" fo:language="en" fo:country="AU"/>
    </style:style>
    <style:style style:name="P3189" style:parent-style-name="Normal" style:family="paragraph">
      <style:text-properties fo:font-size="10pt" style:font-size-asian="10pt" style:font-size-complex="10pt" fo:language="en" fo:country="AU"/>
    </style:style>
    <style:style style:name="P3190" style:parent-style-name="Normal" style:family="paragraph">
      <style:text-properties fo:font-size="10pt" style:font-size-asian="10pt" style:font-size-complex="10pt" fo:language="en" fo:country="AU"/>
    </style:style>
    <style:style style:name="P3191" style:parent-style-name="Normal" style:family="paragraph">
      <style:text-properties fo:font-size="10pt" style:font-size-asian="10pt" style:font-size-complex="10pt" fo:language="en" fo:country="AU"/>
    </style:style>
    <style:style style:name="P3192" style:parent-style-name="Normal" style:family="paragraph">
      <style:text-properties fo:font-size="10pt" style:font-size-asian="10pt" style:font-size-complex="10pt" fo:language="en" fo:country="AU"/>
    </style:style>
    <style:style style:name="P319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194" style:parent-style-name="Normal" style:family="paragraph">
      <style:text-properties fo:font-size="10pt" style:font-size-asian="10pt" style:font-size-complex="10pt" fo:language="en" fo:country="AU"/>
    </style:style>
    <style:style style:name="P3195" style:parent-style-name="Normal" style:family="paragraph">
      <style:text-properties fo:font-size="10pt" style:font-size-asian="10pt" style:font-size-complex="10pt" fo:language="en" fo:country="AU"/>
    </style:style>
    <style:style style:name="P3196" style:parent-style-name="Normal" style:family="paragraph">
      <style:text-properties fo:font-size="10pt" style:font-size-asian="10pt" style:font-size-complex="10pt" fo:language="en" fo:country="AU"/>
    </style:style>
    <style:style style:name="P3197" style:parent-style-name="Normal" style:family="paragraph">
      <style:text-properties fo:font-size="10pt" style:font-size-asian="10pt" style:font-size-complex="10pt" fo:language="en" fo:country="AU"/>
    </style:style>
    <style:style style:name="P3198" style:parent-style-name="Normal" style:family="paragraph">
      <style:text-properties fo:font-size="10pt" style:font-size-asian="10pt" style:font-size-complex="10pt" fo:language="en" fo:country="AU"/>
    </style:style>
    <style:style style:name="P3199" style:parent-style-name="Normal" style:family="paragraph">
      <style:text-properties fo:font-size="10pt" style:font-size-asian="10pt" style:font-size-complex="10pt" fo:language="en" fo:country="AU"/>
    </style:style>
    <style:style style:name="P3200" style:parent-style-name="Normal" style:family="paragraph">
      <style:text-properties fo:font-size="10pt" style:font-size-asian="10pt" style:font-size-complex="10pt" fo:language="en" fo:country="AU"/>
    </style:style>
    <style:style style:name="P3201" style:parent-style-name="Normal" style:family="paragraph">
      <style:text-properties fo:font-size="10pt" style:font-size-asian="10pt" style:font-size-complex="10pt" fo:language="en" fo:country="AU"/>
    </style:style>
    <style:style style:name="P320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203" style:parent-style-name="Normal" style:family="paragraph">
      <style:text-properties fo:font-size="10pt" style:font-size-asian="10pt" style:font-size-complex="10pt" fo:language="en" fo:country="AU"/>
    </style:style>
    <style:style style:name="P3204" style:parent-style-name="Normal" style:family="paragraph">
      <style:text-properties fo:font-size="10pt" style:font-size-asian="10pt" style:font-size-complex="10pt" fo:language="en" fo:country="AU"/>
    </style:style>
    <style:style style:name="P3205" style:parent-style-name="Normal" style:family="paragraph">
      <style:text-properties fo:font-size="10pt" style:font-size-asian="10pt" style:font-size-complex="10pt" fo:language="en" fo:country="AU"/>
    </style:style>
    <style:style style:name="P3206" style:parent-style-name="Normal" style:family="paragraph">
      <style:text-properties fo:font-size="10pt" style:font-size-asian="10pt" style:font-size-complex="10pt" fo:language="en" fo:country="AU"/>
    </style:style>
    <style:style style:name="P3207" style:parent-style-name="Normal" style:family="paragraph">
      <style:text-properties fo:font-size="10pt" style:font-size-asian="10pt" style:font-size-complex="10pt" fo:language="en" fo:country="AU"/>
    </style:style>
    <style:style style:name="P3208" style:parent-style-name="Normal" style:family="paragraph">
      <style:text-properties fo:font-size="10pt" style:font-size-asian="10pt" style:font-size-complex="10pt" fo:language="en" fo:country="AU"/>
    </style:style>
    <style:style style:name="P3209" style:parent-style-name="Normal" style:family="paragraph">
      <style:text-properties fo:font-size="10pt" style:font-size-asian="10pt" style:font-size-complex="10pt" fo:language="en" fo:country="AU"/>
    </style:style>
    <style:style style:name="P3210" style:parent-style-name="Normal" style:family="paragraph">
      <style:text-properties fo:font-size="10pt" style:font-size-asian="10pt" style:font-size-complex="10pt" fo:language="en" fo:country="AU"/>
    </style:style>
    <style:style style:name="P321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212" style:parent-style-name="Normal" style:family="paragraph">
      <style:text-properties fo:font-size="10pt" style:font-size-asian="10pt" style:font-size-complex="10pt" fo:language="en" fo:country="AU"/>
    </style:style>
    <style:style style:name="P3213" style:parent-style-name="Normal" style:family="paragraph">
      <style:text-properties fo:font-size="10pt" style:font-size-asian="10pt" style:font-size-complex="10pt" fo:language="en" fo:country="AU"/>
    </style:style>
    <style:style style:name="P3214" style:parent-style-name="Normal" style:family="paragraph">
      <style:text-properties fo:font-size="10pt" style:font-size-asian="10pt" style:font-size-complex="10pt" fo:language="en" fo:country="AU"/>
    </style:style>
    <style:style style:name="P3215" style:parent-style-name="Normal" style:family="paragraph">
      <style:text-properties fo:font-size="10pt" style:font-size-asian="10pt" style:font-size-complex="10pt" fo:language="en" fo:country="AU"/>
    </style:style>
    <style:style style:name="P3216" style:parent-style-name="Normal" style:family="paragraph">
      <style:text-properties fo:font-size="10pt" style:font-size-asian="10pt" style:font-size-complex="10pt" fo:language="en" fo:country="AU"/>
    </style:style>
    <style:style style:name="P3217" style:parent-style-name="Normal" style:family="paragraph">
      <style:text-properties fo:font-size="10pt" style:font-size-asian="10pt" style:font-size-complex="10pt" fo:language="en" fo:country="AU"/>
    </style:style>
    <style:style style:name="P3218" style:parent-style-name="Normal" style:family="paragraph">
      <style:text-properties fo:font-size="10pt" style:font-size-asian="10pt" style:font-size-complex="10pt" fo:language="en" fo:country="AU"/>
    </style:style>
    <style:style style:name="P3219" style:parent-style-name="Normal" style:family="paragraph">
      <style:text-properties fo:font-size="10pt" style:font-size-asian="10pt" style:font-size-complex="10pt" fo:language="en" fo:country="AU"/>
    </style:style>
    <style:style style:name="P322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221" style:parent-style-name="Normal" style:family="paragraph">
      <style:text-properties fo:font-size="10pt" style:font-size-asian="10pt" style:font-size-complex="10pt" fo:language="en" fo:country="AU"/>
    </style:style>
    <style:style style:name="P3222" style:parent-style-name="Normal" style:family="paragraph">
      <style:text-properties fo:font-size="10pt" style:font-size-asian="10pt" style:font-size-complex="10pt" fo:language="en" fo:country="AU"/>
    </style:style>
    <style:style style:name="P3223" style:parent-style-name="Normal" style:family="paragraph">
      <style:text-properties fo:font-size="10pt" style:font-size-asian="10pt" style:font-size-complex="10pt" fo:language="en" fo:country="AU"/>
    </style:style>
    <style:style style:name="P3224" style:parent-style-name="Normal" style:family="paragraph">
      <style:text-properties fo:font-size="10pt" style:font-size-asian="10pt" style:font-size-complex="10pt" fo:language="en" fo:country="AU"/>
    </style:style>
    <style:style style:name="P3225" style:parent-style-name="Normal" style:family="paragraph">
      <style:text-properties fo:font-size="10pt" style:font-size-asian="10pt" style:font-size-complex="10pt" fo:language="en" fo:country="AU"/>
    </style:style>
    <style:style style:name="P3226" style:parent-style-name="Normal" style:family="paragraph">
      <style:text-properties fo:font-size="10pt" style:font-size-asian="10pt" style:font-size-complex="10pt" fo:language="en" fo:country="AU"/>
    </style:style>
    <style:style style:name="P3227" style:parent-style-name="Normal" style:family="paragraph">
      <style:text-properties fo:font-size="10pt" style:font-size-asian="10pt" style:font-size-complex="10pt" fo:language="en" fo:country="AU"/>
    </style:style>
    <style:style style:name="P3228" style:parent-style-name="Normal" style:family="paragraph">
      <style:text-properties fo:font-size="10pt" style:font-size-asian="10pt" style:font-size-complex="10pt" fo:language="en" fo:country="AU"/>
    </style:style>
    <style:style style:name="P322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230" style:parent-style-name="Normal" style:family="paragraph">
      <style:text-properties fo:font-size="10pt" style:font-size-asian="10pt" style:font-size-complex="10pt" fo:language="en" fo:country="AU"/>
    </style:style>
    <style:style style:name="P3231" style:parent-style-name="Normal" style:family="paragraph">
      <style:text-properties fo:font-size="10pt" style:font-size-asian="10pt" style:font-size-complex="10pt" fo:language="en" fo:country="AU"/>
    </style:style>
    <style:style style:name="P3232" style:parent-style-name="Normal" style:family="paragraph">
      <style:text-properties fo:font-size="10pt" style:font-size-asian="10pt" style:font-size-complex="10pt" fo:language="en" fo:country="AU"/>
    </style:style>
    <style:style style:name="P3233" style:parent-style-name="Normal" style:family="paragraph">
      <style:text-properties fo:font-size="10pt" style:font-size-asian="10pt" style:font-size-complex="10pt" fo:language="en" fo:country="AU"/>
    </style:style>
    <style:style style:name="P3234" style:parent-style-name="Normal" style:family="paragraph">
      <style:text-properties fo:font-size="10pt" style:font-size-asian="10pt" style:font-size-complex="10pt" fo:language="en" fo:country="AU"/>
    </style:style>
    <style:style style:name="P3235" style:parent-style-name="Normal" style:family="paragraph">
      <style:text-properties fo:font-size="10pt" style:font-size-asian="10pt" style:font-size-complex="10pt" fo:language="en" fo:country="AU"/>
    </style:style>
    <style:style style:name="P3236" style:parent-style-name="Normal" style:family="paragraph">
      <style:text-properties fo:font-size="10pt" style:font-size-asian="10pt" style:font-size-complex="10pt" fo:language="en" fo:country="AU"/>
    </style:style>
    <style:style style:name="P3237" style:parent-style-name="Normal" style:family="paragraph">
      <style:text-properties fo:font-size="10pt" style:font-size-asian="10pt" style:font-size-complex="10pt" fo:language="en" fo:country="AU"/>
    </style:style>
    <style:style style:name="P3238" style:parent-style-name="Normal" style:family="paragraph">
      <style:text-properties fo:font-size="10pt" style:font-size-asian="10pt" style:font-size-complex="10pt" fo:language="en" fo:country="AU"/>
    </style:style>
    <style:style style:name="P3239" style:parent-style-name="Normal" style:family="paragraph">
      <style:text-properties fo:font-size="10pt" style:font-size-asian="10pt" style:font-size-complex="10pt" fo:language="en" fo:country="AU"/>
    </style:style>
    <style:style style:name="P3240" style:parent-style-name="Normal" style:family="paragraph">
      <style:text-properties fo:font-size="10pt" style:font-size-asian="10pt" style:font-size-complex="10pt" fo:language="en" fo:country="AU"/>
    </style:style>
    <style:style style:name="P3241" style:parent-style-name="Normal" style:family="paragraph">
      <style:text-properties fo:font-size="10pt" style:font-size-asian="10pt" style:font-size-complex="10pt" fo:language="en" fo:country="AU"/>
    </style:style>
    <style:style style:name="P3242" style:parent-style-name="Normal" style:family="paragraph">
      <style:text-properties fo:font-size="10pt" style:font-size-asian="10pt" style:font-size-complex="10pt" fo:language="en" fo:country="AU"/>
    </style:style>
    <style:style style:name="P3243" style:parent-style-name="Normal" style:family="paragraph">
      <style:text-properties fo:font-size="10pt" style:font-size-asian="10pt" style:font-size-complex="10pt" fo:language="en" fo:country="AU"/>
    </style:style>
    <style:style style:name="P3244" style:parent-style-name="Normal" style:family="paragraph">
      <style:text-properties fo:font-size="10pt" style:font-size-asian="10pt" style:font-size-complex="10pt" fo:language="en" fo:country="AU"/>
    </style:style>
    <style:style style:name="P3245" style:parent-style-name="Normal" style:family="paragraph">
      <style:text-properties fo:font-size="10pt" style:font-size-asian="10pt" style:font-size-complex="10pt" fo:language="en" fo:country="AU"/>
    </style:style>
    <style:style style:name="P3246" style:parent-style-name="Normal" style:family="paragraph">
      <style:text-properties fo:font-size="10pt" style:font-size-asian="10pt" style:font-size-complex="10pt" fo:language="en" fo:country="AU"/>
    </style:style>
    <style:style style:name="P3247" style:parent-style-name="Normal" style:family="paragraph">
      <style:text-properties fo:font-size="10pt" style:font-size-asian="10pt" style:font-size-complex="10pt" fo:language="en" fo:country="AU"/>
    </style:style>
    <style:style style:name="P3248" style:parent-style-name="Normal" style:family="paragraph">
      <style:text-properties fo:font-size="10pt" style:font-size-asian="10pt" style:font-size-complex="10pt" fo:language="en" fo:country="AU"/>
    </style:style>
    <style:style style:name="P3249" style:parent-style-name="Normal" style:family="paragraph">
      <style:text-properties fo:font-size="10pt" style:font-size-asian="10pt" style:font-size-complex="10pt" fo:language="en" fo:country="AU"/>
    </style:style>
    <style:style style:name="P3250" style:parent-style-name="Normal" style:family="paragraph">
      <style:text-properties fo:font-size="10pt" style:font-size-asian="10pt" style:font-size-complex="10pt" fo:language="en" fo:country="AU"/>
    </style:style>
    <style:style style:name="P3251" style:parent-style-name="Normal" style:family="paragraph">
      <style:text-properties fo:font-size="10pt" style:font-size-asian="10pt" style:font-size-complex="10pt" fo:language="en" fo:country="AU"/>
    </style:style>
    <style:style style:name="P3252" style:parent-style-name="Normal" style:family="paragraph">
      <style:text-properties fo:font-size="10pt" style:font-size-asian="10pt" style:font-size-complex="10pt" fo:language="en" fo:country="AU"/>
    </style:style>
    <style:style style:name="P3253" style:parent-style-name="Normal" style:family="paragraph">
      <style:text-properties fo:font-size="10pt" style:font-size-asian="10pt" style:font-size-complex="10pt" fo:language="en" fo:country="AU"/>
    </style:style>
    <style:style style:name="P3254" style:parent-style-name="Normal" style:family="paragraph">
      <style:text-properties fo:font-size="10pt" style:font-size-asian="10pt" style:font-size-complex="10pt" fo:language="en" fo:country="AU"/>
    </style:style>
    <style:style style:name="P3255" style:parent-style-name="Normal" style:family="paragraph">
      <style:text-properties fo:font-size="10pt" style:font-size-asian="10pt" style:font-size-complex="10pt" fo:language="en" fo:country="AU"/>
    </style:style>
    <style:style style:name="P3256" style:parent-style-name="Normal" style:family="paragraph">
      <style:text-properties fo:font-size="10pt" style:font-size-asian="10pt" style:font-size-complex="10pt" fo:language="en" fo:country="AU"/>
    </style:style>
    <style:style style:name="P3257" style:parent-style-name="Normal" style:family="paragraph">
      <style:text-properties fo:font-size="10pt" style:font-size-asian="10pt" style:font-size-complex="10pt" fo:language="en" fo:country="AU"/>
    </style:style>
    <style:style style:name="P3258" style:parent-style-name="Normal" style:family="paragraph">
      <style:text-properties fo:font-size="10pt" style:font-size-asian="10pt" style:font-size-complex="10pt" fo:language="en" fo:country="AU"/>
    </style:style>
    <style:style style:name="P3259" style:parent-style-name="Normal" style:family="paragraph">
      <style:text-properties fo:font-size="10pt" style:font-size-asian="10pt" style:font-size-complex="10pt" fo:language="en" fo:country="AU"/>
    </style:style>
    <style:style style:name="P3260" style:parent-style-name="Normal" style:family="paragraph">
      <style:text-properties fo:font-size="10pt" style:font-size-asian="10pt" style:font-size-complex="10pt" fo:language="en" fo:country="AU"/>
    </style:style>
    <style:style style:name="P3261" style:parent-style-name="Normal" style:family="paragraph">
      <style:text-properties fo:font-size="10pt" style:font-size-asian="10pt" style:font-size-complex="10pt" fo:language="en" fo:country="AU"/>
    </style:style>
    <style:style style:name="P3262" style:parent-style-name="Normal" style:family="paragraph">
      <style:text-properties fo:font-size="10pt" style:font-size-asian="10pt" style:font-size-complex="10pt" fo:language="en" fo:country="AU"/>
    </style:style>
    <style:style style:name="P3263" style:parent-style-name="Normal" style:family="paragraph">
      <style:text-properties fo:font-size="10pt" style:font-size-asian="10pt" style:font-size-complex="10pt" fo:language="en" fo:country="AU"/>
    </style:style>
    <style:style style:name="P3264" style:parent-style-name="Normal" style:family="paragraph">
      <style:text-properties fo:font-size="10pt" style:font-size-asian="10pt" style:font-size-complex="10pt" fo:language="en" fo:country="AU"/>
    </style:style>
    <style:style style:name="P3265" style:parent-style-name="Normal" style:family="paragraph">
      <style:text-properties fo:font-size="10pt" style:font-size-asian="10pt" style:font-size-complex="10pt" fo:language="en" fo:country="AU"/>
    </style:style>
    <style:style style:name="P3266" style:parent-style-name="Normal" style:family="paragraph">
      <style:text-properties fo:font-size="10pt" style:font-size-asian="10pt" style:font-size-complex="10pt" fo:language="en" fo:country="AU"/>
    </style:style>
    <style:style style:name="P3267" style:parent-style-name="Normal" style:family="paragraph">
      <style:text-properties fo:font-size="10pt" style:font-size-asian="10pt" style:font-size-complex="10pt" fo:language="en" fo:country="AU"/>
    </style:style>
    <style:style style:name="P3268" style:parent-style-name="Normal" style:family="paragraph">
      <style:text-properties fo:font-size="10pt" style:font-size-asian="10pt" style:font-size-complex="10pt" fo:language="en" fo:country="AU"/>
    </style:style>
    <style:style style:name="P3269" style:parent-style-name="Normal" style:family="paragraph">
      <style:text-properties fo:font-size="10pt" style:font-size-asian="10pt" style:font-size-complex="10pt" fo:language="en" fo:country="AU"/>
    </style:style>
    <style:style style:name="P3270" style:parent-style-name="Normal" style:family="paragraph">
      <style:text-properties fo:font-size="10pt" style:font-size-asian="10pt" style:font-size-complex="10pt" fo:language="en" fo:country="AU"/>
    </style:style>
    <style:style style:name="P3271" style:parent-style-name="Normal" style:family="paragraph">
      <style:text-properties fo:font-size="10pt" style:font-size-asian="10pt" style:font-size-complex="10pt" fo:language="en" fo:country="AU"/>
    </style:style>
    <style:style style:name="P3272" style:parent-style-name="Normal" style:family="paragraph">
      <style:text-properties fo:font-size="10pt" style:font-size-asian="10pt" style:font-size-complex="10pt" fo:language="en" fo:country="AU"/>
    </style:style>
    <style:style style:name="P3273" style:parent-style-name="Normal" style:family="paragraph">
      <style:text-properties fo:font-size="10pt" style:font-size-asian="10pt" style:font-size-complex="10pt" fo:language="en" fo:country="AU"/>
    </style:style>
    <style:style style:name="P3274" style:parent-style-name="Normal" style:family="paragraph">
      <style:text-properties fo:font-size="10pt" style:font-size-asian="10pt" style:font-size-complex="10pt" fo:language="en" fo:country="AU"/>
    </style:style>
    <style:style style:name="P3275" style:parent-style-name="Normal" style:family="paragraph">
      <style:text-properties fo:font-size="10pt" style:font-size-asian="10pt" style:font-size-complex="10pt" fo:language="en" fo:country="AU"/>
    </style:style>
    <style:style style:name="P3276" style:parent-style-name="Normal" style:family="paragraph">
      <style:text-properties fo:font-size="10pt" style:font-size-asian="10pt" style:font-size-complex="10pt" fo:language="en" fo:country="AU"/>
    </style:style>
    <style:style style:name="P3277" style:parent-style-name="Normal" style:family="paragraph">
      <style:text-properties fo:font-size="10pt" style:font-size-asian="10pt" style:font-size-complex="10pt" fo:language="en" fo:country="AU"/>
    </style:style>
    <style:style style:name="P3278" style:parent-style-name="Normal" style:family="paragraph">
      <style:text-properties fo:font-size="10pt" style:font-size-asian="10pt" style:font-size-complex="10pt" fo:language="en" fo:country="AU"/>
    </style:style>
    <style:style style:name="P3279" style:parent-style-name="Normal" style:family="paragraph">
      <style:text-properties fo:font-size="10pt" style:font-size-asian="10pt" style:font-size-complex="10pt" fo:language="en" fo:country="AU"/>
    </style:style>
    <style:style style:name="P3280" style:parent-style-name="Normal" style:family="paragraph">
      <style:text-properties fo:font-size="10pt" style:font-size-asian="10pt" style:font-size-complex="10pt" fo:language="en" fo:country="AU"/>
    </style:style>
    <style:style style:name="P3281" style:parent-style-name="Normal" style:family="paragraph">
      <style:text-properties fo:font-size="10pt" style:font-size-asian="10pt" style:font-size-complex="10pt" fo:language="en" fo:country="AU"/>
    </style:style>
    <style:style style:name="P3282" style:parent-style-name="Normal" style:family="paragraph">
      <style:text-properties fo:font-size="10pt" style:font-size-asian="10pt" style:font-size-complex="10pt" fo:language="en" fo:country="AU"/>
    </style:style>
    <style:style style:name="P3283" style:parent-style-name="Normal" style:family="paragraph">
      <style:text-properties fo:font-size="10pt" style:font-size-asian="10pt" style:font-size-complex="10pt" fo:language="en" fo:country="AU"/>
    </style:style>
    <style:style style:name="P3284" style:parent-style-name="Normal" style:family="paragraph">
      <style:text-properties fo:font-size="10pt" style:font-size-asian="10pt" style:font-size-complex="10pt" fo:language="en" fo:country="AU"/>
    </style:style>
    <style:style style:name="P3285" style:parent-style-name="Normal" style:family="paragraph">
      <style:text-properties fo:font-size="10pt" style:font-size-asian="10pt" style:font-size-complex="10pt" fo:language="en" fo:country="AU"/>
    </style:style>
    <style:style style:name="P3286" style:parent-style-name="Normal" style:family="paragraph">
      <style:text-properties fo:font-size="10pt" style:font-size-asian="10pt" style:font-size-complex="10pt" fo:language="en" fo:country="AU"/>
    </style:style>
    <style:style style:name="P3287" style:parent-style-name="Normal" style:family="paragraph">
      <style:text-properties fo:font-size="10pt" style:font-size-asian="10pt" style:font-size-complex="10pt" fo:language="en" fo:country="AU"/>
    </style:style>
    <style:style style:name="P3288" style:parent-style-name="Normal" style:family="paragraph">
      <style:text-properties fo:font-size="10pt" style:font-size-asian="10pt" style:font-size-complex="10pt" fo:language="en" fo:country="AU"/>
    </style:style>
    <style:style style:name="P3289" style:parent-style-name="Normal" style:family="paragraph">
      <style:text-properties fo:font-size="10pt" style:font-size-asian="10pt" style:font-size-complex="10pt" fo:language="en" fo:country="AU"/>
    </style:style>
    <style:style style:name="P3290" style:parent-style-name="Normal" style:family="paragraph">
      <style:text-properties fo:font-size="10pt" style:font-size-asian="10pt" style:font-size-complex="10pt" fo:language="en" fo:country="AU"/>
    </style:style>
    <style:style style:name="P3291" style:parent-style-name="Normal" style:family="paragraph">
      <style:text-properties fo:font-size="10pt" style:font-size-asian="10pt" style:font-size-complex="10pt" fo:language="en" fo:country="AU"/>
    </style:style>
    <style:style style:name="P3292" style:parent-style-name="Normal" style:family="paragraph">
      <style:text-properties fo:font-size="10pt" style:font-size-asian="10pt" style:font-size-complex="10pt" fo:language="en" fo:country="AU"/>
    </style:style>
    <style:style style:name="P3293" style:parent-style-name="Normal" style:family="paragraph">
      <style:text-properties fo:font-size="10pt" style:font-size-asian="10pt" style:font-size-complex="10pt" fo:language="en" fo:country="AU"/>
    </style:style>
    <style:style style:name="P3294" style:parent-style-name="Normal" style:family="paragraph">
      <style:text-properties fo:font-size="10pt" style:font-size-asian="10pt" style:font-size-complex="10pt" fo:language="en" fo:country="AU"/>
    </style:style>
    <style:style style:name="P3295" style:parent-style-name="Normal" style:family="paragraph">
      <style:text-properties fo:font-size="10pt" style:font-size-asian="10pt" style:font-size-complex="10pt" fo:language="en" fo:country="AU"/>
    </style:style>
    <style:style style:name="P3296" style:parent-style-name="Normal" style:family="paragraph">
      <style:text-properties fo:font-size="10pt" style:font-size-asian="10pt" style:font-size-complex="10pt" fo:language="en" fo:country="AU"/>
    </style:style>
    <style:style style:name="P3297" style:parent-style-name="Normal" style:family="paragraph">
      <style:text-properties fo:font-size="10pt" style:font-size-asian="10pt" style:font-size-complex="10pt" fo:language="en" fo:country="AU"/>
    </style:style>
    <style:style style:name="P3298" style:parent-style-name="Normal" style:family="paragraph">
      <style:text-properties fo:font-size="10pt" style:font-size-asian="10pt" style:font-size-complex="10pt" fo:language="en" fo:country="AU"/>
    </style:style>
    <style:style style:name="P3299" style:parent-style-name="Normal" style:family="paragraph">
      <style:text-properties fo:font-size="10pt" style:font-size-asian="10pt" style:font-size-complex="10pt" fo:language="en" fo:country="AU"/>
    </style:style>
    <style:style style:name="P3300" style:parent-style-name="Normal" style:family="paragraph">
      <style:text-properties fo:font-size="10pt" style:font-size-asian="10pt" style:font-size-complex="10pt" fo:language="en" fo:country="AU"/>
    </style:style>
    <style:style style:name="P3301" style:parent-style-name="Normal" style:family="paragraph">
      <style:text-properties fo:font-size="10pt" style:font-size-asian="10pt" style:font-size-complex="10pt" fo:language="en" fo:country="AU"/>
    </style:style>
    <style:style style:name="P3302" style:parent-style-name="Normal" style:family="paragraph">
      <style:text-properties fo:font-size="10pt" style:font-size-asian="10pt" style:font-size-complex="10pt" fo:language="en" fo:country="AU"/>
    </style:style>
    <style:style style:name="P3303" style:parent-style-name="Normal" style:family="paragraph">
      <style:text-properties fo:font-size="10pt" style:font-size-asian="10pt" style:font-size-complex="10pt" fo:language="en" fo:country="AU"/>
    </style:style>
    <style:style style:name="P3304" style:parent-style-name="Normal" style:family="paragraph">
      <style:text-properties fo:font-size="10pt" style:font-size-asian="10pt" style:font-size-complex="10pt" fo:language="en" fo:country="AU"/>
    </style:style>
    <style:style style:name="P3305" style:parent-style-name="Normal" style:family="paragraph">
      <style:text-properties fo:font-size="10pt" style:font-size-asian="10pt" style:font-size-complex="10pt" fo:language="en" fo:country="AU"/>
    </style:style>
    <style:style style:name="P3306" style:parent-style-name="Normal" style:family="paragraph">
      <style:text-properties fo:font-size="10pt" style:font-size-asian="10pt" style:font-size-complex="10pt" fo:language="en" fo:country="AU"/>
    </style:style>
    <style:style style:name="P3307" style:parent-style-name="Normal" style:family="paragraph">
      <style:text-properties fo:font-size="10pt" style:font-size-asian="10pt" style:font-size-complex="10pt" fo:language="en" fo:country="AU"/>
    </style:style>
    <style:style style:name="P3308" style:parent-style-name="Normal" style:family="paragraph">
      <style:text-properties fo:font-size="10pt" style:font-size-asian="10pt" style:font-size-complex="10pt" fo:language="en" fo:country="AU"/>
    </style:style>
    <style:style style:name="P3309" style:parent-style-name="Normal" style:family="paragraph">
      <style:text-properties fo:font-size="10pt" style:font-size-asian="10pt" style:font-size-complex="10pt" fo:language="en" fo:country="AU"/>
    </style:style>
    <style:style style:name="P3310" style:parent-style-name="Normal" style:family="paragraph">
      <style:text-properties fo:font-size="10pt" style:font-size-asian="10pt" style:font-size-complex="10pt" fo:language="en" fo:country="AU"/>
    </style:style>
    <style:style style:name="P3311" style:parent-style-name="Normal" style:family="paragraph">
      <style:text-properties fo:font-size="10pt" style:font-size-asian="10pt" style:font-size-complex="10pt" fo:language="en" fo:country="AU"/>
    </style:style>
    <style:style style:name="P3312" style:parent-style-name="Normal" style:family="paragraph">
      <style:text-properties fo:font-size="10pt" style:font-size-asian="10pt" style:font-size-complex="10pt" fo:language="en" fo:country="AU"/>
    </style:style>
    <style:style style:name="P3313" style:parent-style-name="Normal" style:family="paragraph">
      <style:text-properties fo:font-size="10pt" style:font-size-asian="10pt" style:font-size-complex="10pt" fo:language="en" fo:country="AU"/>
    </style:style>
    <style:style style:name="P3314" style:parent-style-name="Normal" style:family="paragraph">
      <style:text-properties fo:font-size="10pt" style:font-size-asian="10pt" style:font-size-complex="10pt" fo:language="en" fo:country="AU"/>
    </style:style>
    <style:style style:name="P3315" style:parent-style-name="Normal" style:family="paragraph">
      <style:text-properties fo:font-size="10pt" style:font-size-asian="10pt" style:font-size-complex="10pt" fo:language="en" fo:country="AU"/>
    </style:style>
    <style:style style:name="P3316" style:parent-style-name="Normal" style:family="paragraph">
      <style:text-properties fo:font-size="10pt" style:font-size-asian="10pt" style:font-size-complex="10pt" fo:language="en" fo:country="AU"/>
    </style:style>
    <style:style style:name="P3317" style:parent-style-name="Normal" style:family="paragraph">
      <style:text-properties fo:font-size="10pt" style:font-size-asian="10pt" style:font-size-complex="10pt" fo:language="en" fo:country="AU"/>
    </style:style>
    <style:style style:name="P3318" style:parent-style-name="Normal" style:family="paragraph">
      <style:text-properties fo:font-size="10pt" style:font-size-asian="10pt" style:font-size-complex="10pt" fo:language="en" fo:country="AU"/>
    </style:style>
    <style:style style:name="P3319" style:parent-style-name="Normal" style:family="paragraph">
      <style:text-properties fo:font-size="10pt" style:font-size-asian="10pt" style:font-size-complex="10pt" fo:language="en" fo:country="AU"/>
    </style:style>
    <style:style style:name="P3320" style:parent-style-name="Normal" style:family="paragraph">
      <style:text-properties fo:font-size="10pt" style:font-size-asian="10pt" style:font-size-complex="10pt" fo:language="en" fo:country="AU"/>
    </style:style>
    <style:style style:name="P3321" style:parent-style-name="Normal" style:family="paragraph">
      <style:text-properties fo:font-size="10pt" style:font-size-asian="10pt" style:font-size-complex="10pt" fo:language="en" fo:country="AU"/>
    </style:style>
    <style:style style:name="P3322" style:parent-style-name="Normal" style:family="paragraph">
      <style:text-properties fo:font-size="10pt" style:font-size-asian="10pt" style:font-size-complex="10pt" fo:language="en" fo:country="AU"/>
    </style:style>
    <style:style style:name="P3323" style:parent-style-name="Normal" style:family="paragraph">
      <style:text-properties fo:font-size="10pt" style:font-size-asian="10pt" style:font-size-complex="10pt" fo:language="en" fo:country="AU"/>
    </style:style>
    <style:style style:name="P3324" style:parent-style-name="Normal" style:family="paragraph">
      <style:text-properties fo:font-size="10pt" style:font-size-asian="10pt" style:font-size-complex="10pt" fo:language="en" fo:country="AU"/>
    </style:style>
    <style:style style:name="P3325" style:parent-style-name="Normal" style:family="paragraph">
      <style:text-properties fo:font-size="10pt" style:font-size-asian="10pt" style:font-size-complex="10pt" fo:language="en" fo:country="AU"/>
    </style:style>
    <style:style style:name="P3326" style:parent-style-name="Normal" style:family="paragraph">
      <style:text-properties fo:font-size="10pt" style:font-size-asian="10pt" style:font-size-complex="10pt" fo:language="en" fo:country="AU"/>
    </style:style>
    <style:style style:name="P3327" style:parent-style-name="Normal" style:family="paragraph">
      <style:text-properties fo:font-size="10pt" style:font-size-asian="10pt" style:font-size-complex="10pt" fo:language="en" fo:country="AU"/>
    </style:style>
    <style:style style:name="P3328" style:parent-style-name="Normal" style:family="paragraph">
      <style:text-properties fo:font-size="10pt" style:font-size-asian="10pt" style:font-size-complex="10pt" fo:language="en" fo:country="AU"/>
    </style:style>
    <style:style style:name="P3329" style:parent-style-name="Normal" style:family="paragraph">
      <style:text-properties fo:font-size="10pt" style:font-size-asian="10pt" style:font-size-complex="10pt" fo:language="en" fo:country="AU"/>
    </style:style>
    <style:style style:name="P3330" style:parent-style-name="Normal" style:family="paragraph">
      <style:text-properties fo:font-size="10pt" style:font-size-asian="10pt" style:font-size-complex="10pt" fo:language="en" fo:country="AU"/>
    </style:style>
    <style:style style:name="P3331" style:parent-style-name="Normal" style:family="paragraph">
      <style:text-properties fo:font-size="10pt" style:font-size-asian="10pt" style:font-size-complex="10pt" fo:language="en" fo:country="AU"/>
    </style:style>
    <style:style style:name="P3332" style:parent-style-name="Normal" style:family="paragraph">
      <style:text-properties fo:font-size="10pt" style:font-size-asian="10pt" style:font-size-complex="10pt" fo:language="en" fo:country="AU"/>
    </style:style>
    <style:style style:name="P3333" style:parent-style-name="Normal" style:family="paragraph">
      <style:text-properties fo:font-size="10pt" style:font-size-asian="10pt" style:font-size-complex="10pt" fo:language="en" fo:country="AU"/>
    </style:style>
    <style:style style:name="P3334" style:parent-style-name="Normal" style:family="paragraph">
      <style:text-properties fo:font-size="10pt" style:font-size-asian="10pt" style:font-size-complex="10pt" fo:language="en" fo:country="AU"/>
    </style:style>
    <style:style style:name="P3335" style:parent-style-name="Normal" style:family="paragraph">
      <style:text-properties fo:font-size="10pt" style:font-size-asian="10pt" style:font-size-complex="10pt" fo:language="en" fo:country="AU"/>
    </style:style>
    <style:style style:name="P3336" style:parent-style-name="Normal" style:family="paragraph">
      <style:text-properties fo:font-size="10pt" style:font-size-asian="10pt" style:font-size-complex="10pt" fo:language="en" fo:country="AU"/>
    </style:style>
    <style:style style:name="P3337" style:parent-style-name="Normal" style:family="paragraph">
      <style:text-properties fo:font-size="10pt" style:font-size-asian="10pt" style:font-size-complex="10pt" fo:language="en" fo:country="AU"/>
    </style:style>
    <style:style style:name="P3338" style:parent-style-name="Normal" style:family="paragraph">
      <style:text-properties fo:font-size="10pt" style:font-size-asian="10pt" style:font-size-complex="10pt" fo:language="en" fo:country="AU"/>
    </style:style>
    <style:style style:name="P3339" style:parent-style-name="Normal" style:family="paragraph">
      <style:text-properties fo:font-size="10pt" style:font-size-asian="10pt" style:font-size-complex="10pt" fo:language="en" fo:country="AU"/>
    </style:style>
    <style:style style:name="P334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341" style:parent-style-name="Normal" style:family="paragraph">
      <style:text-properties fo:font-size="10pt" style:font-size-asian="10pt" style:font-size-complex="10pt" fo:language="en" fo:country="AU"/>
    </style:style>
    <style:style style:name="P3342" style:parent-style-name="Normal" style:family="paragraph">
      <style:text-properties fo:font-size="10pt" style:font-size-asian="10pt" style:font-size-complex="10pt" fo:language="en" fo:country="AU"/>
    </style:style>
    <style:style style:name="P3343" style:parent-style-name="Normal" style:family="paragraph">
      <style:text-properties fo:font-size="10pt" style:font-size-asian="10pt" style:font-size-complex="10pt" fo:language="en" fo:country="AU"/>
    </style:style>
    <style:style style:name="P3344" style:parent-style-name="Normal" style:family="paragraph">
      <style:text-properties fo:font-size="10pt" style:font-size-asian="10pt" style:font-size-complex="10pt" fo:language="en" fo:country="AU"/>
    </style:style>
    <style:style style:name="P3345" style:parent-style-name="Normal" style:family="paragraph">
      <style:text-properties fo:font-size="10pt" style:font-size-asian="10pt" style:font-size-complex="10pt" fo:language="en" fo:country="AU"/>
    </style:style>
    <style:style style:name="P3346" style:parent-style-name="Normal" style:family="paragraph">
      <style:text-properties fo:font-size="10pt" style:font-size-asian="10pt" style:font-size-complex="10pt" fo:language="en" fo:country="AU"/>
    </style:style>
    <style:style style:name="P3347" style:parent-style-name="Normal" style:family="paragraph">
      <style:text-properties fo:font-size="10pt" style:font-size-asian="10pt" style:font-size-complex="10pt" fo:language="en" fo:country="AU"/>
    </style:style>
    <style:style style:name="P3348" style:parent-style-name="Normal" style:family="paragraph">
      <style:text-properties fo:font-size="10pt" style:font-size-asian="10pt" style:font-size-complex="10pt" fo:language="en" fo:country="AU"/>
    </style:style>
    <style:style style:name="P3349" style:parent-style-name="Normal" style:family="paragraph">
      <style:text-properties fo:font-size="10pt" style:font-size-asian="10pt" style:font-size-complex="10pt" fo:language="en" fo:country="AU"/>
    </style:style>
    <style:style style:name="P3350" style:parent-style-name="Normal" style:family="paragraph">
      <style:text-properties fo:font-size="10pt" style:font-size-asian="10pt" style:font-size-complex="10pt" fo:language="en" fo:country="AU"/>
    </style:style>
    <style:style style:name="P3351" style:parent-style-name="Normal" style:family="paragraph">
      <style:text-properties fo:font-size="10pt" style:font-size-asian="10pt" style:font-size-complex="10pt" fo:language="en" fo:country="AU"/>
    </style:style>
    <style:style style:name="P3352" style:parent-style-name="Normal" style:family="paragraph">
      <style:text-properties fo:font-size="10pt" style:font-size-asian="10pt" style:font-size-complex="10pt" fo:language="en" fo:country="AU"/>
    </style:style>
    <style:style style:name="P3353" style:parent-style-name="Normal" style:family="paragraph">
      <style:text-properties fo:font-size="10pt" style:font-size-asian="10pt" style:font-size-complex="10pt" fo:language="en" fo:country="AU"/>
    </style:style>
    <style:style style:name="P3354" style:parent-style-name="Normal" style:family="paragraph">
      <style:text-properties fo:font-size="10pt" style:font-size-asian="10pt" style:font-size-complex="10pt" fo:language="en" fo:country="AU"/>
    </style:style>
    <style:style style:name="P3355" style:parent-style-name="Normal" style:family="paragraph">
      <style:text-properties fo:font-size="10pt" style:font-size-asian="10pt" style:font-size-complex="10pt" fo:language="en" fo:country="AU"/>
    </style:style>
    <style:style style:name="P3356" style:parent-style-name="Normal" style:family="paragraph">
      <style:text-properties fo:font-size="10pt" style:font-size-asian="10pt" style:font-size-complex="10pt" fo:language="en" fo:country="AU"/>
    </style:style>
    <style:style style:name="P3357" style:parent-style-name="Normal" style:family="paragraph">
      <style:text-properties fo:font-size="10pt" style:font-size-asian="10pt" style:font-size-complex="10pt" fo:language="en" fo:country="AU"/>
    </style:style>
    <style:style style:name="P3358" style:parent-style-name="Normal" style:family="paragraph">
      <style:text-properties fo:font-size="10pt" style:font-size-asian="10pt" style:font-size-complex="10pt" fo:language="en" fo:country="AU"/>
    </style:style>
    <style:style style:name="P335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360" style:parent-style-name="Normal" style:family="paragraph">
      <style:text-properties fo:font-size="10pt" style:font-size-asian="10pt" style:font-size-complex="10pt" fo:language="en" fo:country="AU"/>
    </style:style>
    <style:style style:name="P3361" style:parent-style-name="Normal" style:family="paragraph">
      <style:text-properties fo:font-size="10pt" style:font-size-asian="10pt" style:font-size-complex="10pt" fo:language="en" fo:country="AU"/>
    </style:style>
    <style:style style:name="P3362" style:parent-style-name="Normal" style:family="paragraph">
      <style:text-properties fo:font-size="10pt" style:font-size-asian="10pt" style:font-size-complex="10pt" fo:language="en" fo:country="AU"/>
    </style:style>
    <style:style style:name="P3363" style:parent-style-name="Normal" style:family="paragraph">
      <style:text-properties fo:font-size="10pt" style:font-size-asian="10pt" style:font-size-complex="10pt" fo:language="en" fo:country="AU"/>
    </style:style>
    <style:style style:name="P3364" style:parent-style-name="Normal" style:family="paragraph">
      <style:text-properties fo:font-size="10pt" style:font-size-asian="10pt" style:font-size-complex="10pt" fo:language="en" fo:country="AU"/>
    </style:style>
    <style:style style:name="P3365" style:parent-style-name="Normal" style:family="paragraph">
      <style:text-properties fo:font-size="10pt" style:font-size-asian="10pt" style:font-size-complex="10pt" fo:language="en" fo:country="AU"/>
    </style:style>
    <style:style style:name="P3366" style:parent-style-name="Normal" style:family="paragraph">
      <style:text-properties fo:font-size="10pt" style:font-size-asian="10pt" style:font-size-complex="10pt" fo:language="en" fo:country="AU"/>
    </style:style>
    <style:style style:name="P3367" style:parent-style-name="Normal" style:family="paragraph">
      <style:text-properties fo:font-size="10pt" style:font-size-asian="10pt" style:font-size-complex="10pt" fo:language="en" fo:country="AU"/>
    </style:style>
    <style:style style:name="P3368" style:parent-style-name="Normal" style:family="paragraph">
      <style:text-properties fo:font-size="10pt" style:font-size-asian="10pt" style:font-size-complex="10pt" fo:language="en" fo:country="AU"/>
    </style:style>
    <style:style style:name="P3369" style:parent-style-name="Normal" style:family="paragraph">
      <style:text-properties fo:font-size="10pt" style:font-size-asian="10pt" style:font-size-complex="10pt" fo:language="en" fo:country="AU"/>
    </style:style>
    <style:style style:name="P337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371" style:parent-style-name="Normal" style:family="paragraph">
      <style:text-properties fo:font-size="10pt" style:font-size-asian="10pt" style:font-size-complex="10pt" fo:language="en" fo:country="AU"/>
    </style:style>
    <style:style style:name="P3372" style:parent-style-name="Normal" style:family="paragraph">
      <style:text-properties fo:font-size="10pt" style:font-size-asian="10pt" style:font-size-complex="10pt" fo:language="en" fo:country="AU"/>
    </style:style>
    <style:style style:name="P3373" style:parent-style-name="Normal" style:family="paragraph">
      <style:text-properties fo:font-size="10pt" style:font-size-asian="10pt" style:font-size-complex="10pt" fo:language="en" fo:country="AU"/>
    </style:style>
    <style:style style:name="P3374" style:parent-style-name="Normal" style:family="paragraph">
      <style:text-properties fo:font-size="10pt" style:font-size-asian="10pt" style:font-size-complex="10pt" fo:language="en" fo:country="AU"/>
    </style:style>
    <style:style style:name="P3375" style:parent-style-name="Normal" style:family="paragraph">
      <style:text-properties fo:font-size="10pt" style:font-size-asian="10pt" style:font-size-complex="10pt" fo:language="en" fo:country="AU"/>
    </style:style>
    <style:style style:name="P3376" style:parent-style-name="Normal" style:family="paragraph">
      <style:text-properties fo:font-size="10pt" style:font-size-asian="10pt" style:font-size-complex="10pt" fo:language="en" fo:country="AU"/>
    </style:style>
    <style:style style:name="P3377" style:parent-style-name="Normal" style:family="paragraph">
      <style:text-properties fo:font-size="10pt" style:font-size-asian="10pt" style:font-size-complex="10pt" fo:language="en" fo:country="AU"/>
    </style:style>
    <style:style style:name="P3378" style:parent-style-name="Normal" style:family="paragraph">
      <style:text-properties fo:font-size="10pt" style:font-size-asian="10pt" style:font-size-complex="10pt" fo:language="en" fo:country="AU"/>
    </style:style>
    <style:style style:name="P3379" style:parent-style-name="Normal" style:family="paragraph">
      <style:text-properties fo:font-size="10pt" style:font-size-asian="10pt" style:font-size-complex="10pt" fo:language="en" fo:country="AU"/>
    </style:style>
    <style:style style:name="P3380" style:parent-style-name="Normal" style:family="paragraph">
      <style:text-properties fo:font-size="10pt" style:font-size-asian="10pt" style:font-size-complex="10pt" fo:language="en" fo:country="AU"/>
    </style:style>
    <style:style style:name="P338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382" style:parent-style-name="Normal" style:family="paragraph">
      <style:text-properties fo:font-size="10pt" style:font-size-asian="10pt" style:font-size-complex="10pt" fo:language="en" fo:country="AU"/>
    </style:style>
    <style:style style:name="P3383" style:parent-style-name="Normal" style:family="paragraph">
      <style:text-properties fo:font-size="10pt" style:font-size-asian="10pt" style:font-size-complex="10pt" fo:language="en" fo:country="AU"/>
    </style:style>
    <style:style style:name="P3384" style:parent-style-name="Normal" style:family="paragraph">
      <style:text-properties fo:font-size="10pt" style:font-size-asian="10pt" style:font-size-complex="10pt" fo:language="en" fo:country="AU"/>
    </style:style>
    <style:style style:name="P3385" style:parent-style-name="Normal" style:family="paragraph">
      <style:text-properties fo:font-size="10pt" style:font-size-asian="10pt" style:font-size-complex="10pt" fo:language="en" fo:country="AU"/>
    </style:style>
    <style:style style:name="P3386" style:parent-style-name="Normal" style:family="paragraph">
      <style:text-properties fo:font-size="10pt" style:font-size-asian="10pt" style:font-size-complex="10pt" fo:language="en" fo:country="AU"/>
    </style:style>
    <style:style style:name="P3387" style:parent-style-name="Normal" style:family="paragraph">
      <style:text-properties fo:font-size="10pt" style:font-size-asian="10pt" style:font-size-complex="10pt" fo:language="en" fo:country="AU"/>
    </style:style>
    <style:style style:name="P3388" style:parent-style-name="Normal" style:family="paragraph">
      <style:text-properties fo:font-size="10pt" style:font-size-asian="10pt" style:font-size-complex="10pt" fo:language="en" fo:country="AU"/>
    </style:style>
    <style:style style:name="P3389" style:parent-style-name="Normal" style:family="paragraph">
      <style:text-properties fo:font-size="10pt" style:font-size-asian="10pt" style:font-size-complex="10pt" fo:language="en" fo:country="AU"/>
    </style:style>
    <style:style style:name="P3390" style:parent-style-name="Normal" style:family="paragraph">
      <style:text-properties fo:font-size="10pt" style:font-size-asian="10pt" style:font-size-complex="10pt" fo:language="en" fo:country="AU"/>
    </style:style>
    <style:style style:name="P3391" style:parent-style-name="Normal" style:family="paragraph">
      <style:text-properties fo:font-size="10pt" style:font-size-asian="10pt" style:font-size-complex="10pt" fo:language="en" fo:country="AU"/>
    </style:style>
    <style:style style:name="P339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393" style:parent-style-name="Normal" style:family="paragraph">
      <style:text-properties fo:font-size="10pt" style:font-size-asian="10pt" style:font-size-complex="10pt" fo:language="en" fo:country="AU"/>
    </style:style>
    <style:style style:name="P3394" style:parent-style-name="Normal" style:family="paragraph">
      <style:text-properties fo:font-size="10pt" style:font-size-asian="10pt" style:font-size-complex="10pt" fo:language="en" fo:country="AU"/>
    </style:style>
    <style:style style:name="P3395" style:parent-style-name="Normal" style:family="paragraph">
      <style:text-properties fo:font-size="10pt" style:font-size-asian="10pt" style:font-size-complex="10pt" fo:language="en" fo:country="AU"/>
    </style:style>
    <style:style style:name="P3396" style:parent-style-name="Normal" style:family="paragraph">
      <style:text-properties fo:font-size="10pt" style:font-size-asian="10pt" style:font-size-complex="10pt" fo:language="en" fo:country="AU"/>
    </style:style>
    <style:style style:name="P3397" style:parent-style-name="Normal" style:family="paragraph">
      <style:text-properties fo:font-size="10pt" style:font-size-asian="10pt" style:font-size-complex="10pt" fo:language="en" fo:country="AU"/>
    </style:style>
    <style:style style:name="P3398" style:parent-style-name="Normal" style:family="paragraph">
      <style:text-properties fo:font-size="10pt" style:font-size-asian="10pt" style:font-size-complex="10pt" fo:language="en" fo:country="AU"/>
    </style:style>
    <style:style style:name="P3399" style:parent-style-name="Normal" style:family="paragraph">
      <style:text-properties fo:font-size="10pt" style:font-size-asian="10pt" style:font-size-complex="10pt" fo:language="en" fo:country="AU"/>
    </style:style>
    <style:style style:name="P3400" style:parent-style-name="Normal" style:family="paragraph">
      <style:text-properties fo:font-size="10pt" style:font-size-asian="10pt" style:font-size-complex="10pt" fo:language="en" fo:country="AU"/>
    </style:style>
    <style:style style:name="P3401" style:parent-style-name="Normal" style:family="paragraph">
      <style:text-properties fo:font-size="10pt" style:font-size-asian="10pt" style:font-size-complex="10pt" fo:language="en" fo:country="AU"/>
    </style:style>
    <style:style style:name="P3402" style:parent-style-name="Normal" style:family="paragraph">
      <style:text-properties fo:font-size="10pt" style:font-size-asian="10pt" style:font-size-complex="10pt" fo:language="en" fo:country="AU"/>
    </style:style>
    <style:style style:name="P340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404" style:parent-style-name="Normal" style:family="paragraph">
      <style:text-properties fo:font-size="10pt" style:font-size-asian="10pt" style:font-size-complex="10pt" fo:language="en" fo:country="AU"/>
    </style:style>
    <style:style style:name="P3405" style:parent-style-name="Normal" style:family="paragraph">
      <style:text-properties fo:font-size="10pt" style:font-size-asian="10pt" style:font-size-complex="10pt" fo:language="en" fo:country="AU"/>
    </style:style>
    <style:style style:name="P3406" style:parent-style-name="Normal" style:family="paragraph">
      <style:text-properties fo:font-size="10pt" style:font-size-asian="10pt" style:font-size-complex="10pt" fo:language="en" fo:country="AU"/>
    </style:style>
    <style:style style:name="P3407" style:parent-style-name="Normal" style:family="paragraph">
      <style:text-properties fo:font-size="10pt" style:font-size-asian="10pt" style:font-size-complex="10pt" fo:language="en" fo:country="AU"/>
    </style:style>
    <style:style style:name="P3408" style:parent-style-name="Normal" style:family="paragraph">
      <style:text-properties fo:font-size="10pt" style:font-size-asian="10pt" style:font-size-complex="10pt" fo:language="en" fo:country="AU"/>
    </style:style>
    <style:style style:name="P3409" style:parent-style-name="Normal" style:family="paragraph">
      <style:text-properties fo:font-size="10pt" style:font-size-asian="10pt" style:font-size-complex="10pt" fo:language="en" fo:country="AU"/>
    </style:style>
    <style:style style:name="P3410" style:parent-style-name="Normal" style:family="paragraph">
      <style:text-properties fo:font-size="10pt" style:font-size-asian="10pt" style:font-size-complex="10pt" fo:language="en" fo:country="AU"/>
    </style:style>
    <style:style style:name="P3411" style:parent-style-name="Normal" style:family="paragraph">
      <style:text-properties fo:font-size="10pt" style:font-size-asian="10pt" style:font-size-complex="10pt" fo:language="en" fo:country="AU"/>
    </style:style>
    <style:style style:name="P3412" style:parent-style-name="Normal" style:family="paragraph">
      <style:text-properties fo:font-size="10pt" style:font-size-asian="10pt" style:font-size-complex="10pt" fo:language="en" fo:country="AU"/>
    </style:style>
    <style:style style:name="P3413" style:parent-style-name="Normal" style:family="paragraph">
      <style:text-properties fo:font-size="10pt" style:font-size-asian="10pt" style:font-size-complex="10pt" fo:language="en" fo:country="AU"/>
    </style:style>
    <style:style style:name="P341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415" style:parent-style-name="Normal" style:family="paragraph">
      <style:text-properties fo:font-size="10pt" style:font-size-asian="10pt" style:font-size-complex="10pt" fo:language="en" fo:country="AU"/>
    </style:style>
    <style:style style:name="P3416" style:parent-style-name="Normal" style:family="paragraph">
      <style:text-properties fo:font-size="10pt" style:font-size-asian="10pt" style:font-size-complex="10pt" fo:language="en" fo:country="AU"/>
    </style:style>
    <style:style style:name="P3417" style:parent-style-name="Normal" style:family="paragraph">
      <style:text-properties fo:font-size="10pt" style:font-size-asian="10pt" style:font-size-complex="10pt" fo:language="en" fo:country="AU"/>
    </style:style>
    <style:style style:name="P3418" style:parent-style-name="Normal" style:family="paragraph">
      <style:text-properties fo:font-size="10pt" style:font-size-asian="10pt" style:font-size-complex="10pt" fo:language="en" fo:country="AU"/>
    </style:style>
    <style:style style:name="P3419" style:parent-style-name="Normal" style:family="paragraph">
      <style:text-properties fo:font-size="10pt" style:font-size-asian="10pt" style:font-size-complex="10pt" fo:language="en" fo:country="AU"/>
    </style:style>
    <style:style style:name="P3420" style:parent-style-name="Normal" style:family="paragraph">
      <style:text-properties fo:font-size="10pt" style:font-size-asian="10pt" style:font-size-complex="10pt" fo:language="en" fo:country="AU"/>
    </style:style>
    <style:style style:name="P3421" style:parent-style-name="Normal" style:family="paragraph">
      <style:text-properties fo:font-size="10pt" style:font-size-asian="10pt" style:font-size-complex="10pt" fo:language="en" fo:country="AU"/>
    </style:style>
    <style:style style:name="P3422" style:parent-style-name="Normal" style:family="paragraph">
      <style:text-properties fo:font-size="10pt" style:font-size-asian="10pt" style:font-size-complex="10pt" fo:language="en" fo:country="AU"/>
    </style:style>
    <style:style style:name="P3423" style:parent-style-name="Normal" style:family="paragraph">
      <style:text-properties fo:font-size="10pt" style:font-size-asian="10pt" style:font-size-complex="10pt" fo:language="en" fo:country="AU"/>
    </style:style>
    <style:style style:name="P3424" style:parent-style-name="Normal" style:family="paragraph">
      <style:text-properties fo:font-size="10pt" style:font-size-asian="10pt" style:font-size-complex="10pt" fo:language="en" fo:country="AU"/>
    </style:style>
    <style:style style:name="P342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426" style:parent-style-name="Normal" style:family="paragraph">
      <style:text-properties fo:font-size="10pt" style:font-size-asian="10pt" style:font-size-complex="10pt" fo:language="en" fo:country="AU"/>
    </style:style>
    <style:style style:name="P3427" style:parent-style-name="Normal" style:family="paragraph">
      <style:text-properties fo:font-size="10pt" style:font-size-asian="10pt" style:font-size-complex="10pt" fo:language="en" fo:country="AU"/>
    </style:style>
    <style:style style:name="P3428" style:parent-style-name="Normal" style:family="paragraph">
      <style:text-properties fo:font-size="10pt" style:font-size-asian="10pt" style:font-size-complex="10pt" fo:language="en" fo:country="AU"/>
    </style:style>
    <style:style style:name="P3429" style:parent-style-name="Normal" style:family="paragraph">
      <style:text-properties fo:font-size="10pt" style:font-size-asian="10pt" style:font-size-complex="10pt" fo:language="en" fo:country="AU"/>
    </style:style>
    <style:style style:name="P3430" style:parent-style-name="Normal" style:family="paragraph">
      <style:text-properties fo:font-size="10pt" style:font-size-asian="10pt" style:font-size-complex="10pt" fo:language="en" fo:country="AU"/>
    </style:style>
    <style:style style:name="P3431" style:parent-style-name="Normal" style:family="paragraph">
      <style:text-properties fo:font-size="10pt" style:font-size-asian="10pt" style:font-size-complex="10pt" fo:language="en" fo:country="AU"/>
    </style:style>
    <style:style style:name="P3432" style:parent-style-name="Normal" style:family="paragraph">
      <style:text-properties fo:font-size="10pt" style:font-size-asian="10pt" style:font-size-complex="10pt" fo:language="en" fo:country="AU"/>
    </style:style>
    <style:style style:name="P3433" style:parent-style-name="Normal" style:family="paragraph">
      <style:text-properties fo:font-size="10pt" style:font-size-asian="10pt" style:font-size-complex="10pt" fo:language="en" fo:country="AU"/>
    </style:style>
    <style:style style:name="P3434" style:parent-style-name="Normal" style:family="paragraph">
      <style:text-properties fo:font-size="10pt" style:font-size-asian="10pt" style:font-size-complex="10pt" fo:language="en" fo:country="AU"/>
    </style:style>
    <style:style style:name="P3435" style:parent-style-name="Normal" style:family="paragraph">
      <style:text-properties fo:font-size="10pt" style:font-size-asian="10pt" style:font-size-complex="10pt" fo:language="en" fo:country="AU"/>
    </style:style>
    <style:style style:name="P343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437" style:parent-style-name="Normal" style:family="paragraph">
      <style:text-properties fo:font-size="10pt" style:font-size-asian="10pt" style:font-size-complex="10pt" fo:language="en" fo:country="AU"/>
    </style:style>
    <style:style style:name="P3438" style:parent-style-name="Normal" style:family="paragraph">
      <style:text-properties fo:font-size="10pt" style:font-size-asian="10pt" style:font-size-complex="10pt" fo:language="en" fo:country="AU"/>
    </style:style>
    <style:style style:name="P3439" style:parent-style-name="Normal" style:family="paragraph">
      <style:text-properties fo:font-size="10pt" style:font-size-asian="10pt" style:font-size-complex="10pt" fo:language="en" fo:country="AU"/>
    </style:style>
    <style:style style:name="P3440" style:parent-style-name="Normal" style:family="paragraph">
      <style:text-properties fo:font-size="10pt" style:font-size-asian="10pt" style:font-size-complex="10pt" fo:language="en" fo:country="AU"/>
    </style:style>
    <style:style style:name="P3441" style:parent-style-name="Normal" style:family="paragraph">
      <style:text-properties fo:font-size="10pt" style:font-size-asian="10pt" style:font-size-complex="10pt" fo:language="en" fo:country="AU"/>
    </style:style>
    <style:style style:name="P3442" style:parent-style-name="Normal" style:family="paragraph">
      <style:text-properties fo:font-size="10pt" style:font-size-asian="10pt" style:font-size-complex="10pt" fo:language="en" fo:country="AU"/>
    </style:style>
    <style:style style:name="P3443" style:parent-style-name="Normal" style:family="paragraph">
      <style:text-properties fo:font-size="10pt" style:font-size-asian="10pt" style:font-size-complex="10pt" fo:language="en" fo:country="AU"/>
    </style:style>
    <style:style style:name="P3444" style:parent-style-name="Normal" style:family="paragraph">
      <style:text-properties fo:font-size="10pt" style:font-size-asian="10pt" style:font-size-complex="10pt" fo:language="en" fo:country="AU"/>
    </style:style>
    <style:style style:name="P3445" style:parent-style-name="Normal" style:family="paragraph">
      <style:text-properties fo:font-size="10pt" style:font-size-asian="10pt" style:font-size-complex="10pt" fo:language="en" fo:country="AU"/>
    </style:style>
    <style:style style:name="P3446" style:parent-style-name="Normal" style:family="paragraph">
      <style:text-properties fo:font-size="10pt" style:font-size-asian="10pt" style:font-size-complex="10pt" fo:language="en" fo:country="AU"/>
    </style:style>
    <style:style style:name="P344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448" style:parent-style-name="Normal" style:family="paragraph">
      <style:text-properties fo:font-size="10pt" style:font-size-asian="10pt" style:font-size-complex="10pt" fo:language="en" fo:country="AU"/>
    </style:style>
    <style:style style:name="P3449" style:parent-style-name="Normal" style:family="paragraph">
      <style:text-properties fo:font-size="10pt" style:font-size-asian="10pt" style:font-size-complex="10pt" fo:language="en" fo:country="AU"/>
    </style:style>
    <style:style style:name="P3450" style:parent-style-name="Normal" style:family="paragraph">
      <style:text-properties fo:font-size="10pt" style:font-size-asian="10pt" style:font-size-complex="10pt" fo:language="en" fo:country="AU"/>
    </style:style>
    <style:style style:name="P3451" style:parent-style-name="Normal" style:family="paragraph">
      <style:text-properties fo:font-size="10pt" style:font-size-asian="10pt" style:font-size-complex="10pt" fo:language="en" fo:country="AU"/>
    </style:style>
    <style:style style:name="P3452" style:parent-style-name="Normal" style:family="paragraph">
      <style:text-properties fo:font-size="10pt" style:font-size-asian="10pt" style:font-size-complex="10pt" fo:language="en" fo:country="AU"/>
    </style:style>
    <style:style style:name="P3453" style:parent-style-name="Normal" style:family="paragraph">
      <style:text-properties fo:font-size="10pt" style:font-size-asian="10pt" style:font-size-complex="10pt" fo:language="en" fo:country="AU"/>
    </style:style>
    <style:style style:name="P3454" style:parent-style-name="Normal" style:family="paragraph">
      <style:text-properties fo:font-size="10pt" style:font-size-asian="10pt" style:font-size-complex="10pt" fo:language="en" fo:country="AU"/>
    </style:style>
    <style:style style:name="P3455" style:parent-style-name="Normal" style:family="paragraph">
      <style:text-properties fo:font-size="10pt" style:font-size-asian="10pt" style:font-size-complex="10pt" fo:language="en" fo:country="AU"/>
    </style:style>
    <style:style style:name="P3456" style:parent-style-name="Normal" style:family="paragraph">
      <style:text-properties fo:font-size="10pt" style:font-size-asian="10pt" style:font-size-complex="10pt" fo:language="en" fo:country="AU"/>
    </style:style>
    <style:style style:name="P345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458" style:parent-style-name="Normal" style:family="paragraph">
      <style:text-properties fo:font-size="10pt" style:font-size-asian="10pt" style:font-size-complex="10pt" fo:language="en" fo:country="AU"/>
    </style:style>
    <style:style style:name="P3459" style:parent-style-name="Normal" style:family="paragraph">
      <style:text-properties fo:font-size="10pt" style:font-size-asian="10pt" style:font-size-complex="10pt" fo:language="en" fo:country="AU"/>
    </style:style>
    <style:style style:name="P3460" style:parent-style-name="Normal" style:family="paragraph">
      <style:text-properties fo:font-size="10pt" style:font-size-asian="10pt" style:font-size-complex="10pt" fo:language="en" fo:country="AU"/>
    </style:style>
    <style:style style:name="P3461" style:parent-style-name="Normal" style:family="paragraph">
      <style:text-properties fo:font-size="10pt" style:font-size-asian="10pt" style:font-size-complex="10pt" fo:language="en" fo:country="AU"/>
    </style:style>
    <style:style style:name="P3462" style:parent-style-name="Normal" style:family="paragraph">
      <style:text-properties fo:font-size="10pt" style:font-size-asian="10pt" style:font-size-complex="10pt" fo:language="en" fo:country="AU"/>
    </style:style>
    <style:style style:name="P3463" style:parent-style-name="Normal" style:family="paragraph">
      <style:text-properties fo:font-size="10pt" style:font-size-asian="10pt" style:font-size-complex="10pt" fo:language="en" fo:country="AU"/>
    </style:style>
    <style:style style:name="P3464" style:parent-style-name="Normal" style:family="paragraph">
      <style:text-properties fo:font-size="10pt" style:font-size-asian="10pt" style:font-size-complex="10pt" fo:language="en" fo:country="AU"/>
    </style:style>
    <style:style style:name="P3465" style:parent-style-name="Normal" style:family="paragraph">
      <style:text-properties fo:font-size="10pt" style:font-size-asian="10pt" style:font-size-complex="10pt" fo:language="en" fo:country="AU"/>
    </style:style>
    <style:style style:name="P3466" style:parent-style-name="Normal" style:family="paragraph">
      <style:text-properties fo:font-size="10pt" style:font-size-asian="10pt" style:font-size-complex="10pt" fo:language="en" fo:country="AU"/>
    </style:style>
    <style:style style:name="P3467" style:parent-style-name="Normal" style:family="paragraph">
      <style:text-properties fo:font-size="10pt" style:font-size-asian="10pt" style:font-size-complex="10pt" fo:language="en" fo:country="AU"/>
    </style:style>
    <style:style style:name="P346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469" style:parent-style-name="Normal" style:family="paragraph">
      <style:text-properties fo:font-size="10pt" style:font-size-asian="10pt" style:font-size-complex="10pt" fo:language="en" fo:country="AU"/>
    </style:style>
    <style:style style:name="P3470" style:parent-style-name="Normal" style:family="paragraph">
      <style:text-properties fo:font-size="10pt" style:font-size-asian="10pt" style:font-size-complex="10pt" fo:language="en" fo:country="AU"/>
    </style:style>
    <style:style style:name="P3471" style:parent-style-name="Normal" style:family="paragraph">
      <style:text-properties fo:font-size="10pt" style:font-size-asian="10pt" style:font-size-complex="10pt" fo:language="en" fo:country="AU"/>
    </style:style>
    <style:style style:name="P3472" style:parent-style-name="Normal" style:family="paragraph">
      <style:text-properties fo:font-size="10pt" style:font-size-asian="10pt" style:font-size-complex="10pt" fo:language="en" fo:country="AU"/>
    </style:style>
    <style:style style:name="P3473" style:parent-style-name="Normal" style:family="paragraph">
      <style:text-properties fo:font-size="10pt" style:font-size-asian="10pt" style:font-size-complex="10pt" fo:language="en" fo:country="AU"/>
    </style:style>
    <style:style style:name="P3474" style:parent-style-name="Normal" style:family="paragraph">
      <style:text-properties fo:font-size="10pt" style:font-size-asian="10pt" style:font-size-complex="10pt" fo:language="en" fo:country="AU"/>
    </style:style>
    <style:style style:name="P3475" style:parent-style-name="Normal" style:family="paragraph">
      <style:text-properties fo:font-size="10pt" style:font-size-asian="10pt" style:font-size-complex="10pt" fo:language="en" fo:country="AU"/>
    </style:style>
    <style:style style:name="P3476" style:parent-style-name="Normal" style:family="paragraph">
      <style:text-properties fo:font-size="10pt" style:font-size-asian="10pt" style:font-size-complex="10pt" fo:language="en" fo:country="AU"/>
    </style:style>
    <style:style style:name="P3477" style:parent-style-name="Normal" style:family="paragraph">
      <style:text-properties fo:font-size="10pt" style:font-size-asian="10pt" style:font-size-complex="10pt" fo:language="en" fo:country="AU"/>
    </style:style>
    <style:style style:name="P3478" style:parent-style-name="Normal" style:family="paragraph">
      <style:text-properties fo:font-size="10pt" style:font-size-asian="10pt" style:font-size-complex="10pt" fo:language="en" fo:country="AU"/>
    </style:style>
    <style:style style:name="P347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480" style:parent-style-name="Normal" style:family="paragraph">
      <style:text-properties fo:font-size="10pt" style:font-size-asian="10pt" style:font-size-complex="10pt" fo:language="en" fo:country="AU"/>
    </style:style>
    <style:style style:name="P3481" style:parent-style-name="Normal" style:family="paragraph">
      <style:text-properties fo:font-size="10pt" style:font-size-asian="10pt" style:font-size-complex="10pt" fo:language="en" fo:country="AU"/>
    </style:style>
    <style:style style:name="P3482" style:parent-style-name="Normal" style:family="paragraph">
      <style:text-properties fo:font-size="10pt" style:font-size-asian="10pt" style:font-size-complex="10pt" fo:language="en" fo:country="AU"/>
    </style:style>
    <style:style style:name="P3483" style:parent-style-name="Normal" style:family="paragraph">
      <style:text-properties fo:font-size="10pt" style:font-size-asian="10pt" style:font-size-complex="10pt" fo:language="en" fo:country="AU"/>
    </style:style>
    <style:style style:name="P3484" style:parent-style-name="Normal" style:family="paragraph">
      <style:text-properties fo:font-size="10pt" style:font-size-asian="10pt" style:font-size-complex="10pt" fo:language="en" fo:country="AU"/>
    </style:style>
    <style:style style:name="P3485" style:parent-style-name="Normal" style:family="paragraph">
      <style:text-properties fo:font-size="10pt" style:font-size-asian="10pt" style:font-size-complex="10pt" fo:language="en" fo:country="AU"/>
    </style:style>
    <style:style style:name="P3486" style:parent-style-name="Normal" style:family="paragraph">
      <style:text-properties fo:font-size="10pt" style:font-size-asian="10pt" style:font-size-complex="10pt" fo:language="en" fo:country="AU"/>
    </style:style>
    <style:style style:name="P3487" style:parent-style-name="Normal" style:family="paragraph">
      <style:text-properties fo:font-size="10pt" style:font-size-asian="10pt" style:font-size-complex="10pt" fo:language="en" fo:country="AU"/>
    </style:style>
    <style:style style:name="P3488" style:parent-style-name="Normal" style:family="paragraph">
      <style:text-properties fo:font-size="10pt" style:font-size-asian="10pt" style:font-size-complex="10pt" fo:language="en" fo:country="AU"/>
    </style:style>
    <style:style style:name="P3489" style:parent-style-name="Normal" style:family="paragraph">
      <style:text-properties fo:font-size="10pt" style:font-size-asian="10pt" style:font-size-complex="10pt" fo:language="en" fo:country="AU"/>
    </style:style>
    <style:style style:name="P349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491" style:parent-style-name="Normal" style:family="paragraph">
      <style:text-properties fo:font-size="10pt" style:font-size-asian="10pt" style:font-size-complex="10pt" fo:language="en" fo:country="AU"/>
    </style:style>
    <style:style style:name="P3492" style:parent-style-name="Normal" style:family="paragraph">
      <style:text-properties fo:font-size="10pt" style:font-size-asian="10pt" style:font-size-complex="10pt" fo:language="en" fo:country="AU"/>
    </style:style>
    <style:style style:name="P3493" style:parent-style-name="Normal" style:family="paragraph">
      <style:text-properties fo:font-size="10pt" style:font-size-asian="10pt" style:font-size-complex="10pt" fo:language="en" fo:country="AU"/>
    </style:style>
    <style:style style:name="P3494" style:parent-style-name="Normal" style:family="paragraph">
      <style:text-properties fo:font-size="10pt" style:font-size-asian="10pt" style:font-size-complex="10pt" fo:language="en" fo:country="AU"/>
    </style:style>
    <style:style style:name="P3495" style:parent-style-name="Normal" style:family="paragraph">
      <style:text-properties fo:font-size="10pt" style:font-size-asian="10pt" style:font-size-complex="10pt" fo:language="en" fo:country="AU"/>
    </style:style>
    <style:style style:name="P3496" style:parent-style-name="Normal" style:family="paragraph">
      <style:text-properties fo:font-size="10pt" style:font-size-asian="10pt" style:font-size-complex="10pt" fo:language="en" fo:country="AU"/>
    </style:style>
    <style:style style:name="P3497" style:parent-style-name="Normal" style:family="paragraph">
      <style:text-properties fo:font-size="10pt" style:font-size-asian="10pt" style:font-size-complex="10pt" fo:language="en" fo:country="AU"/>
    </style:style>
    <style:style style:name="P3498" style:parent-style-name="Normal" style:family="paragraph">
      <style:text-properties fo:font-size="10pt" style:font-size-asian="10pt" style:font-size-complex="10pt" fo:language="en" fo:country="AU"/>
    </style:style>
    <style:style style:name="P3499" style:parent-style-name="Normal" style:family="paragraph">
      <style:text-properties fo:font-size="10pt" style:font-size-asian="10pt" style:font-size-complex="10pt" fo:language="en" fo:country="AU"/>
    </style:style>
    <style:style style:name="P350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501" style:parent-style-name="Normal" style:family="paragraph">
      <style:text-properties fo:font-size="10pt" style:font-size-asian="10pt" style:font-size-complex="10pt" fo:language="en" fo:country="AU"/>
    </style:style>
    <style:style style:name="P3502" style:parent-style-name="Normal" style:family="paragraph">
      <style:text-properties fo:font-size="10pt" style:font-size-asian="10pt" style:font-size-complex="10pt" fo:language="en" fo:country="AU"/>
    </style:style>
    <style:style style:name="P3503" style:parent-style-name="Normal" style:family="paragraph">
      <style:text-properties fo:font-size="10pt" style:font-size-asian="10pt" style:font-size-complex="10pt" fo:language="en" fo:country="AU"/>
    </style:style>
    <style:style style:name="P3504" style:parent-style-name="Normal" style:family="paragraph">
      <style:text-properties fo:font-size="10pt" style:font-size-asian="10pt" style:font-size-complex="10pt" fo:language="en" fo:country="AU"/>
    </style:style>
    <style:style style:name="P3505" style:parent-style-name="Normal" style:family="paragraph">
      <style:text-properties fo:font-size="10pt" style:font-size-asian="10pt" style:font-size-complex="10pt" fo:language="en" fo:country="AU"/>
    </style:style>
    <style:style style:name="P3506" style:parent-style-name="Normal" style:family="paragraph">
      <style:text-properties fo:font-size="10pt" style:font-size-asian="10pt" style:font-size-complex="10pt" fo:language="en" fo:country="AU"/>
    </style:style>
    <style:style style:name="P3507" style:parent-style-name="Normal" style:family="paragraph">
      <style:text-properties fo:font-size="10pt" style:font-size-asian="10pt" style:font-size-complex="10pt" fo:language="en" fo:country="AU"/>
    </style:style>
    <style:style style:name="P3508" style:parent-style-name="Normal" style:family="paragraph">
      <style:text-properties fo:font-size="10pt" style:font-size-asian="10pt" style:font-size-complex="10pt" fo:language="en" fo:country="AU"/>
    </style:style>
    <style:style style:name="P3509" style:parent-style-name="Normal" style:family="paragraph">
      <style:text-properties fo:font-size="10pt" style:font-size-asian="10pt" style:font-size-complex="10pt" fo:language="en" fo:country="AU"/>
    </style:style>
    <style:style style:name="P3510" style:parent-style-name="Normal" style:family="paragraph">
      <style:text-properties fo:font-size="10pt" style:font-size-asian="10pt" style:font-size-complex="10pt" fo:language="en" fo:country="AU"/>
    </style:style>
    <style:style style:name="P351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512" style:parent-style-name="Normal" style:family="paragraph">
      <style:text-properties fo:font-size="10pt" style:font-size-asian="10pt" style:font-size-complex="10pt" fo:language="en" fo:country="AU"/>
    </style:style>
    <style:style style:name="P3513" style:parent-style-name="Normal" style:family="paragraph">
      <style:text-properties fo:font-size="10pt" style:font-size-asian="10pt" style:font-size-complex="10pt" fo:language="en" fo:country="AU"/>
    </style:style>
    <style:style style:name="P3514" style:parent-style-name="Normal" style:family="paragraph">
      <style:text-properties fo:font-size="10pt" style:font-size-asian="10pt" style:font-size-complex="10pt" fo:language="en" fo:country="AU"/>
    </style:style>
    <style:style style:name="P3515" style:parent-style-name="Normal" style:family="paragraph">
      <style:text-properties fo:font-size="10pt" style:font-size-asian="10pt" style:font-size-complex="10pt" fo:language="en" fo:country="AU"/>
    </style:style>
    <style:style style:name="P3516" style:parent-style-name="Normal" style:family="paragraph">
      <style:text-properties fo:font-size="10pt" style:font-size-asian="10pt" style:font-size-complex="10pt" fo:language="en" fo:country="AU"/>
    </style:style>
    <style:style style:name="P3517" style:parent-style-name="Normal" style:family="paragraph">
      <style:text-properties fo:font-size="10pt" style:font-size-asian="10pt" style:font-size-complex="10pt" fo:language="en" fo:country="AU"/>
    </style:style>
    <style:style style:name="P3518" style:parent-style-name="Normal" style:family="paragraph">
      <style:text-properties fo:font-size="10pt" style:font-size-asian="10pt" style:font-size-complex="10pt" fo:language="en" fo:country="AU"/>
    </style:style>
    <style:style style:name="P3519" style:parent-style-name="Normal" style:family="paragraph">
      <style:text-properties fo:font-size="10pt" style:font-size-asian="10pt" style:font-size-complex="10pt" fo:language="en" fo:country="AU"/>
    </style:style>
    <style:style style:name="P3520" style:parent-style-name="Normal" style:family="paragraph">
      <style:text-properties fo:font-size="10pt" style:font-size-asian="10pt" style:font-size-complex="10pt" fo:language="en" fo:country="AU"/>
    </style:style>
    <style:style style:name="P3521" style:parent-style-name="Normal" style:family="paragraph">
      <style:text-properties fo:font-size="10pt" style:font-size-asian="10pt" style:font-size-complex="10pt" fo:language="en" fo:country="AU"/>
    </style:style>
    <style:style style:name="P352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523" style:parent-style-name="Normal" style:family="paragraph">
      <style:text-properties fo:font-size="10pt" style:font-size-asian="10pt" style:font-size-complex="10pt" fo:language="en" fo:country="AU"/>
    </style:style>
    <style:style style:name="P3524" style:parent-style-name="Normal" style:family="paragraph">
      <style:text-properties fo:font-size="10pt" style:font-size-asian="10pt" style:font-size-complex="10pt" fo:language="en" fo:country="AU"/>
    </style:style>
    <style:style style:name="P3525" style:parent-style-name="Normal" style:family="paragraph">
      <style:text-properties fo:font-size="10pt" style:font-size-asian="10pt" style:font-size-complex="10pt" fo:language="en" fo:country="AU"/>
    </style:style>
    <style:style style:name="P3526" style:parent-style-name="Normal" style:family="paragraph">
      <style:text-properties fo:font-size="10pt" style:font-size-asian="10pt" style:font-size-complex="10pt" fo:language="en" fo:country="AU"/>
    </style:style>
    <style:style style:name="P3527" style:parent-style-name="Normal" style:family="paragraph">
      <style:text-properties fo:font-size="10pt" style:font-size-asian="10pt" style:font-size-complex="10pt" fo:language="en" fo:country="AU"/>
    </style:style>
    <style:style style:name="P3528" style:parent-style-name="Normal" style:family="paragraph">
      <style:text-properties fo:font-size="10pt" style:font-size-asian="10pt" style:font-size-complex="10pt" fo:language="en" fo:country="AU"/>
    </style:style>
    <style:style style:name="P3529" style:parent-style-name="Normal" style:family="paragraph">
      <style:text-properties fo:font-size="10pt" style:font-size-asian="10pt" style:font-size-complex="10pt" fo:language="en" fo:country="AU"/>
    </style:style>
    <style:style style:name="P3530" style:parent-style-name="Normal" style:family="paragraph">
      <style:text-properties fo:font-size="10pt" style:font-size-asian="10pt" style:font-size-complex="10pt" fo:language="en" fo:country="AU"/>
    </style:style>
    <style:style style:name="P353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532" style:parent-style-name="Normal" style:family="paragraph">
      <style:text-properties fo:font-size="10pt" style:font-size-asian="10pt" style:font-size-complex="10pt" fo:language="en" fo:country="AU"/>
    </style:style>
    <style:style style:name="P3533" style:parent-style-name="Normal" style:family="paragraph">
      <style:text-properties fo:font-size="10pt" style:font-size-asian="10pt" style:font-size-complex="10pt" fo:language="en" fo:country="AU"/>
    </style:style>
    <style:style style:name="P3534" style:parent-style-name="Normal" style:family="paragraph">
      <style:text-properties fo:font-size="10pt" style:font-size-asian="10pt" style:font-size-complex="10pt" fo:language="en" fo:country="AU"/>
    </style:style>
    <style:style style:name="P3535" style:parent-style-name="Normal" style:family="paragraph">
      <style:text-properties fo:font-size="10pt" style:font-size-asian="10pt" style:font-size-complex="10pt" fo:language="en" fo:country="AU"/>
    </style:style>
    <style:style style:name="P3536" style:parent-style-name="Normal" style:family="paragraph">
      <style:text-properties fo:font-size="10pt" style:font-size-asian="10pt" style:font-size-complex="10pt" fo:language="en" fo:country="AU"/>
    </style:style>
    <style:style style:name="P3537" style:parent-style-name="Normal" style:family="paragraph">
      <style:text-properties fo:font-size="10pt" style:font-size-asian="10pt" style:font-size-complex="10pt" fo:language="en" fo:country="AU"/>
    </style:style>
    <style:style style:name="P3538" style:parent-style-name="Normal" style:family="paragraph">
      <style:text-properties fo:font-size="10pt" style:font-size-asian="10pt" style:font-size-complex="10pt" fo:language="en" fo:country="AU"/>
    </style:style>
    <style:style style:name="P3539" style:parent-style-name="Normal" style:family="paragraph">
      <style:text-properties fo:font-size="10pt" style:font-size-asian="10pt" style:font-size-complex="10pt" fo:language="en" fo:country="AU"/>
    </style:style>
    <style:style style:name="P3540" style:parent-style-name="Normal" style:family="paragraph">
      <style:text-properties fo:font-size="10pt" style:font-size-asian="10pt" style:font-size-complex="10pt" fo:language="en" fo:country="AU"/>
    </style:style>
    <style:style style:name="P3541" style:parent-style-name="Normal" style:family="paragraph">
      <style:text-properties fo:font-size="10pt" style:font-size-asian="10pt" style:font-size-complex="10pt" fo:language="en" fo:country="AU"/>
    </style:style>
    <style:style style:name="P3542" style:parent-style-name="Normal" style:family="paragraph">
      <style:text-properties fo:font-size="10pt" style:font-size-asian="10pt" style:font-size-complex="10pt" fo:language="en" fo:country="AU"/>
    </style:style>
    <style:style style:name="P3543" style:parent-style-name="Normal" style:family="paragraph">
      <style:text-properties fo:font-size="10pt" style:font-size-asian="10pt" style:font-size-complex="10pt" fo:language="en" fo:country="AU"/>
    </style:style>
    <style:style style:name="P3544" style:parent-style-name="Normal" style:family="paragraph">
      <style:text-properties fo:font-size="10pt" style:font-size-asian="10pt" style:font-size-complex="10pt" fo:language="en" fo:country="AU"/>
    </style:style>
    <style:style style:name="P3545" style:parent-style-name="Normal" style:family="paragraph">
      <style:text-properties fo:font-size="10pt" style:font-size-asian="10pt" style:font-size-complex="10pt" fo:language="en" fo:country="AU"/>
    </style:style>
    <style:style style:name="P3546" style:parent-style-name="Normal" style:family="paragraph">
      <style:text-properties fo:font-size="10pt" style:font-size-asian="10pt" style:font-size-complex="10pt" fo:language="en" fo:country="AU"/>
    </style:style>
    <style:style style:name="P3547" style:parent-style-name="Normal" style:family="paragraph">
      <style:text-properties fo:font-size="10pt" style:font-size-asian="10pt" style:font-size-complex="10pt" fo:language="en" fo:country="AU"/>
    </style:style>
    <style:style style:name="P3548" style:parent-style-name="Normal" style:family="paragraph">
      <style:text-properties fo:font-size="10pt" style:font-size-asian="10pt" style:font-size-complex="10pt" fo:language="en" fo:country="AU"/>
    </style:style>
    <style:style style:name="P3549" style:parent-style-name="Normal" style:family="paragraph">
      <style:text-properties fo:font-size="10pt" style:font-size-asian="10pt" style:font-size-complex="10pt" fo:language="en" fo:country="AU"/>
    </style:style>
    <style:style style:name="P3550" style:parent-style-name="Normal" style:family="paragraph">
      <style:text-properties fo:font-size="10pt" style:font-size-asian="10pt" style:font-size-complex="10pt" fo:language="en" fo:country="AU"/>
    </style:style>
    <style:style style:name="P3551" style:parent-style-name="Normal" style:family="paragraph">
      <style:text-properties fo:font-size="10pt" style:font-size-asian="10pt" style:font-size-complex="10pt" fo:language="en" fo:country="AU"/>
    </style:style>
    <style:style style:name="P3552" style:parent-style-name="Normal" style:family="paragraph">
      <style:text-properties fo:font-size="10pt" style:font-size-asian="10pt" style:font-size-complex="10pt" fo:language="en" fo:country="AU"/>
    </style:style>
    <style:style style:name="P3553" style:parent-style-name="Normal" style:family="paragraph">
      <style:text-properties fo:font-size="10pt" style:font-size-asian="10pt" style:font-size-complex="10pt" fo:language="en" fo:country="AU"/>
    </style:style>
    <style:style style:name="P3554" style:parent-style-name="Normal" style:family="paragraph">
      <style:text-properties fo:font-size="10pt" style:font-size-asian="10pt" style:font-size-complex="10pt" fo:language="en" fo:country="AU"/>
    </style:style>
    <style:style style:name="P3555" style:parent-style-name="Normal" style:family="paragraph">
      <style:text-properties fo:font-size="10pt" style:font-size-asian="10pt" style:font-size-complex="10pt" fo:language="en" fo:country="AU"/>
    </style:style>
    <style:style style:name="P3556" style:parent-style-name="Normal" style:family="paragraph">
      <style:text-properties fo:font-size="10pt" style:font-size-asian="10pt" style:font-size-complex="10pt" fo:language="en" fo:country="AU"/>
    </style:style>
    <style:style style:name="P3557" style:parent-style-name="Normal" style:family="paragraph">
      <style:text-properties fo:font-size="10pt" style:font-size-asian="10pt" style:font-size-complex="10pt" fo:language="en" fo:country="AU"/>
    </style:style>
    <style:style style:name="P3558" style:parent-style-name="Normal" style:family="paragraph">
      <style:text-properties fo:font-size="10pt" style:font-size-asian="10pt" style:font-size-complex="10pt" fo:language="en" fo:country="AU"/>
    </style:style>
    <style:style style:name="P3559" style:parent-style-name="Normal" style:family="paragraph">
      <style:text-properties fo:font-size="10pt" style:font-size-asian="10pt" style:font-size-complex="10pt" fo:language="en" fo:country="AU"/>
    </style:style>
    <style:style style:name="P3560" style:parent-style-name="Normal" style:family="paragraph">
      <style:text-properties fo:font-size="10pt" style:font-size-asian="10pt" style:font-size-complex="10pt" fo:language="en" fo:country="AU"/>
    </style:style>
    <style:style style:name="P3561" style:parent-style-name="Normal" style:family="paragraph">
      <style:text-properties fo:font-size="10pt" style:font-size-asian="10pt" style:font-size-complex="10pt" fo:language="en" fo:country="AU"/>
    </style:style>
    <style:style style:name="P3562" style:parent-style-name="Normal" style:family="paragraph">
      <style:text-properties fo:font-size="10pt" style:font-size-asian="10pt" style:font-size-complex="10pt" fo:language="en" fo:country="AU"/>
    </style:style>
    <style:style style:name="P3563" style:parent-style-name="Normal" style:family="paragraph">
      <style:text-properties fo:font-size="10pt" style:font-size-asian="10pt" style:font-size-complex="10pt" fo:language="en" fo:country="AU"/>
    </style:style>
    <style:style style:name="P3564" style:parent-style-name="Normal" style:family="paragraph">
      <style:text-properties fo:font-size="10pt" style:font-size-asian="10pt" style:font-size-complex="10pt" fo:language="en" fo:country="AU"/>
    </style:style>
    <style:style style:name="P3565" style:parent-style-name="Normal" style:family="paragraph">
      <style:text-properties fo:font-size="10pt" style:font-size-asian="10pt" style:font-size-complex="10pt" fo:language="en" fo:country="AU"/>
    </style:style>
    <style:style style:name="P3566" style:parent-style-name="Normal" style:family="paragraph">
      <style:text-properties fo:font-size="10pt" style:font-size-asian="10pt" style:font-size-complex="10pt" fo:language="en" fo:country="AU"/>
    </style:style>
    <style:style style:name="P3567" style:parent-style-name="Normal" style:family="paragraph">
      <style:text-properties fo:font-size="10pt" style:font-size-asian="10pt" style:font-size-complex="10pt" fo:language="en" fo:country="AU"/>
    </style:style>
    <style:style style:name="P3568" style:parent-style-name="Normal" style:family="paragraph">
      <style:text-properties fo:font-size="10pt" style:font-size-asian="10pt" style:font-size-complex="10pt" fo:language="en" fo:country="AU"/>
    </style:style>
    <style:style style:name="P3569" style:parent-style-name="Normal" style:family="paragraph">
      <style:text-properties fo:font-size="10pt" style:font-size-asian="10pt" style:font-size-complex="10pt" fo:language="en" fo:country="AU"/>
    </style:style>
    <style:style style:name="P3570" style:parent-style-name="Normal" style:family="paragraph">
      <style:text-properties fo:font-size="10pt" style:font-size-asian="10pt" style:font-size-complex="10pt" fo:language="en" fo:country="AU"/>
    </style:style>
    <style:style style:name="P3571" style:parent-style-name="Normal" style:family="paragraph">
      <style:text-properties fo:font-size="10pt" style:font-size-asian="10pt" style:font-size-complex="10pt" fo:language="en" fo:country="AU"/>
    </style:style>
    <style:style style:name="P3572" style:parent-style-name="Normal" style:family="paragraph">
      <style:text-properties fo:font-size="10pt" style:font-size-asian="10pt" style:font-size-complex="10pt" fo:language="en" fo:country="AU"/>
    </style:style>
    <style:style style:name="P3573" style:parent-style-name="Normal" style:family="paragraph">
      <style:text-properties fo:font-size="10pt" style:font-size-asian="10pt" style:font-size-complex="10pt" fo:language="en" fo:country="AU"/>
    </style:style>
    <style:style style:name="P3574" style:parent-style-name="Normal" style:family="paragraph">
      <style:text-properties fo:font-size="10pt" style:font-size-asian="10pt" style:font-size-complex="10pt" fo:language="en" fo:country="AU"/>
    </style:style>
    <style:style style:name="P3575" style:parent-style-name="Normal" style:family="paragraph">
      <style:text-properties fo:font-size="10pt" style:font-size-asian="10pt" style:font-size-complex="10pt" fo:language="en" fo:country="AU"/>
    </style:style>
    <style:style style:name="P3576" style:parent-style-name="Normal" style:family="paragraph">
      <style:text-properties fo:font-size="10pt" style:font-size-asian="10pt" style:font-size-complex="10pt" fo:language="en" fo:country="AU"/>
    </style:style>
    <style:style style:name="P3577" style:parent-style-name="Normal" style:family="paragraph">
      <style:text-properties fo:font-size="10pt" style:font-size-asian="10pt" style:font-size-complex="10pt" fo:language="en" fo:country="AU"/>
    </style:style>
    <style:style style:name="P3578" style:parent-style-name="Normal" style:family="paragraph">
      <style:text-properties fo:font-size="10pt" style:font-size-asian="10pt" style:font-size-complex="10pt" fo:language="en" fo:country="AU"/>
    </style:style>
    <style:style style:name="P3579" style:parent-style-name="Normal" style:family="paragraph">
      <style:text-properties fo:font-size="10pt" style:font-size-asian="10pt" style:font-size-complex="10pt" fo:language="en" fo:country="AU"/>
    </style:style>
    <style:style style:name="P3580" style:parent-style-name="Normal" style:family="paragraph">
      <style:text-properties fo:font-size="10pt" style:font-size-asian="10pt" style:font-size-complex="10pt" fo:language="en" fo:country="AU"/>
    </style:style>
    <style:style style:name="P3581" style:parent-style-name="Normal" style:family="paragraph">
      <style:text-properties fo:font-size="10pt" style:font-size-asian="10pt" style:font-size-complex="10pt" fo:language="en" fo:country="AU"/>
    </style:style>
    <style:style style:name="P3582" style:parent-style-name="Normal" style:family="paragraph">
      <style:text-properties fo:font-size="10pt" style:font-size-asian="10pt" style:font-size-complex="10pt" fo:language="en" fo:country="AU"/>
    </style:style>
    <style:style style:name="P3583" style:parent-style-name="Normal" style:family="paragraph">
      <style:text-properties fo:font-size="10pt" style:font-size-asian="10pt" style:font-size-complex="10pt" fo:language="en" fo:country="AU"/>
    </style:style>
    <style:style style:name="P3584" style:parent-style-name="Normal" style:family="paragraph">
      <style:text-properties fo:font-size="10pt" style:font-size-asian="10pt" style:font-size-complex="10pt" fo:language="en" fo:country="AU"/>
    </style:style>
    <style:style style:name="P3585" style:parent-style-name="Normal" style:family="paragraph">
      <style:text-properties fo:font-size="10pt" style:font-size-asian="10pt" style:font-size-complex="10pt" fo:language="en" fo:country="AU"/>
    </style:style>
    <style:style style:name="P3586" style:parent-style-name="Normal" style:family="paragraph">
      <style:text-properties fo:font-size="10pt" style:font-size-asian="10pt" style:font-size-complex="10pt" fo:language="en" fo:country="AU"/>
    </style:style>
    <style:style style:name="P3587" style:parent-style-name="Normal" style:family="paragraph">
      <style:text-properties fo:font-size="10pt" style:font-size-asian="10pt" style:font-size-complex="10pt" fo:language="en" fo:country="AU"/>
    </style:style>
    <style:style style:name="P3588" style:parent-style-name="Normal" style:family="paragraph">
      <style:text-properties fo:font-size="10pt" style:font-size-asian="10pt" style:font-size-complex="10pt" fo:language="en" fo:country="AU"/>
    </style:style>
    <style:style style:name="P3589" style:parent-style-name="Normal" style:family="paragraph">
      <style:text-properties fo:font-size="10pt" style:font-size-asian="10pt" style:font-size-complex="10pt" fo:language="en" fo:country="AU"/>
    </style:style>
    <style:style style:name="P3590" style:parent-style-name="Normal" style:family="paragraph">
      <style:text-properties fo:font-size="10pt" style:font-size-asian="10pt" style:font-size-complex="10pt" fo:language="en" fo:country="AU"/>
    </style:style>
    <style:style style:name="P3591" style:parent-style-name="Normal" style:family="paragraph">
      <style:text-properties fo:font-size="10pt" style:font-size-asian="10pt" style:font-size-complex="10pt" fo:language="en" fo:country="AU"/>
    </style:style>
    <style:style style:name="P3592" style:parent-style-name="Normal" style:family="paragraph">
      <style:text-properties fo:font-size="10pt" style:font-size-asian="10pt" style:font-size-complex="10pt" fo:language="en" fo:country="AU"/>
    </style:style>
    <style:style style:name="P3593" style:parent-style-name="Normal" style:family="paragraph">
      <style:text-properties fo:font-size="10pt" style:font-size-asian="10pt" style:font-size-complex="10pt" fo:language="en" fo:country="AU"/>
    </style:style>
    <style:style style:name="P3594" style:parent-style-name="Normal" style:family="paragraph">
      <style:text-properties fo:font-size="10pt" style:font-size-asian="10pt" style:font-size-complex="10pt" fo:language="en" fo:country="AU"/>
    </style:style>
    <style:style style:name="P3595" style:parent-style-name="Normal" style:family="paragraph">
      <style:text-properties fo:font-size="10pt" style:font-size-asian="10pt" style:font-size-complex="10pt" fo:language="en" fo:country="AU"/>
    </style:style>
    <style:style style:name="P3596" style:parent-style-name="Normal" style:family="paragraph">
      <style:text-properties fo:font-size="10pt" style:font-size-asian="10pt" style:font-size-complex="10pt" fo:language="en" fo:country="AU"/>
    </style:style>
    <style:style style:name="P3597" style:parent-style-name="Normal" style:family="paragraph">
      <style:text-properties fo:font-size="10pt" style:font-size-asian="10pt" style:font-size-complex="10pt" fo:language="en" fo:country="AU"/>
    </style:style>
    <style:style style:name="P3598" style:parent-style-name="Normal" style:family="paragraph">
      <style:text-properties fo:font-size="10pt" style:font-size-asian="10pt" style:font-size-complex="10pt" fo:language="en" fo:country="AU"/>
    </style:style>
    <style:style style:name="P3599" style:parent-style-name="Normal" style:family="paragraph">
      <style:text-properties fo:font-size="10pt" style:font-size-asian="10pt" style:font-size-complex="10pt" fo:language="en" fo:country="AU"/>
    </style:style>
    <style:style style:name="P3600" style:parent-style-name="Normal" style:family="paragraph">
      <style:text-properties fo:font-size="10pt" style:font-size-asian="10pt" style:font-size-complex="10pt" fo:language="en" fo:country="AU"/>
    </style:style>
    <style:style style:name="P3601" style:parent-style-name="Normal" style:family="paragraph">
      <style:text-properties fo:font-size="10pt" style:font-size-asian="10pt" style:font-size-complex="10pt" fo:language="en" fo:country="AU"/>
    </style:style>
    <style:style style:name="P3602" style:parent-style-name="Normal" style:family="paragraph">
      <style:text-properties fo:font-size="10pt" style:font-size-asian="10pt" style:font-size-complex="10pt" fo:language="en" fo:country="AU"/>
    </style:style>
    <style:style style:name="P3603" style:parent-style-name="Normal" style:family="paragraph">
      <style:text-properties fo:font-size="10pt" style:font-size-asian="10pt" style:font-size-complex="10pt" fo:language="en" fo:country="AU"/>
    </style:style>
    <style:style style:name="P3604" style:parent-style-name="Normal" style:family="paragraph">
      <style:text-properties fo:font-size="10pt" style:font-size-asian="10pt" style:font-size-complex="10pt" fo:language="en" fo:country="AU"/>
    </style:style>
    <style:style style:name="P3605" style:parent-style-name="Normal" style:family="paragraph">
      <style:text-properties fo:font-size="10pt" style:font-size-asian="10pt" style:font-size-complex="10pt" fo:language="en" fo:country="AU"/>
    </style:style>
    <style:style style:name="P3606" style:parent-style-name="Normal" style:family="paragraph">
      <style:text-properties fo:font-size="10pt" style:font-size-asian="10pt" style:font-size-complex="10pt" fo:language="en" fo:country="AU"/>
    </style:style>
    <style:style style:name="P3607" style:parent-style-name="Normal" style:family="paragraph">
      <style:text-properties fo:font-size="10pt" style:font-size-asian="10pt" style:font-size-complex="10pt" fo:language="en" fo:country="AU"/>
    </style:style>
    <style:style style:name="P3608" style:parent-style-name="Normal" style:family="paragraph">
      <style:text-properties fo:font-size="10pt" style:font-size-asian="10pt" style:font-size-complex="10pt" fo:language="en" fo:country="AU"/>
    </style:style>
    <style:style style:name="P3609" style:parent-style-name="Normal" style:family="paragraph">
      <style:text-properties fo:font-size="10pt" style:font-size-asian="10pt" style:font-size-complex="10pt" fo:language="en" fo:country="AU"/>
    </style:style>
    <style:style style:name="P3610" style:parent-style-name="Normal" style:family="paragraph">
      <style:text-properties fo:font-size="10pt" style:font-size-asian="10pt" style:font-size-complex="10pt" fo:language="en" fo:country="AU"/>
    </style:style>
    <style:style style:name="P3611" style:parent-style-name="Normal" style:family="paragraph">
      <style:text-properties fo:font-size="10pt" style:font-size-asian="10pt" style:font-size-complex="10pt" fo:language="en" fo:country="AU"/>
    </style:style>
    <style:style style:name="P3612" style:parent-style-name="Normal" style:family="paragraph">
      <style:text-properties fo:font-size="10pt" style:font-size-asian="10pt" style:font-size-complex="10pt" fo:language="en" fo:country="AU"/>
    </style:style>
    <style:style style:name="P3613" style:parent-style-name="Normal" style:family="paragraph">
      <style:text-properties fo:font-size="10pt" style:font-size-asian="10pt" style:font-size-complex="10pt" fo:language="en" fo:country="AU"/>
    </style:style>
    <style:style style:name="P3614" style:parent-style-name="Normal" style:family="paragraph">
      <style:text-properties fo:font-size="10pt" style:font-size-asian="10pt" style:font-size-complex="10pt" fo:language="en" fo:country="AU"/>
    </style:style>
    <style:style style:name="P3615" style:parent-style-name="Normal" style:family="paragraph">
      <style:text-properties fo:font-size="10pt" style:font-size-asian="10pt" style:font-size-complex="10pt" fo:language="en" fo:country="AU"/>
    </style:style>
    <style:style style:name="P3616" style:parent-style-name="Normal" style:family="paragraph">
      <style:text-properties fo:font-size="10pt" style:font-size-asian="10pt" style:font-size-complex="10pt" fo:language="en" fo:country="AU"/>
    </style:style>
    <style:style style:name="P3617" style:parent-style-name="Normal" style:family="paragraph">
      <style:text-properties fo:font-size="10pt" style:font-size-asian="10pt" style:font-size-complex="10pt" fo:language="en" fo:country="AU"/>
    </style:style>
    <style:style style:name="P3618" style:parent-style-name="Normal" style:family="paragraph">
      <style:text-properties fo:font-size="10pt" style:font-size-asian="10pt" style:font-size-complex="10pt" fo:language="en" fo:country="AU"/>
    </style:style>
    <style:style style:name="P3619" style:parent-style-name="Normal" style:family="paragraph">
      <style:text-properties fo:font-size="10pt" style:font-size-asian="10pt" style:font-size-complex="10pt" fo:language="en" fo:country="AU"/>
    </style:style>
    <style:style style:name="P3620" style:parent-style-name="Normal" style:family="paragraph">
      <style:text-properties fo:font-size="10pt" style:font-size-asian="10pt" style:font-size-complex="10pt" fo:language="en" fo:country="AU"/>
    </style:style>
    <style:style style:name="P3621" style:parent-style-name="Normal" style:family="paragraph">
      <style:text-properties fo:font-size="10pt" style:font-size-asian="10pt" style:font-size-complex="10pt" fo:language="en" fo:country="AU"/>
    </style:style>
    <style:style style:name="P3622" style:parent-style-name="Normal" style:family="paragraph">
      <style:text-properties fo:font-size="10pt" style:font-size-asian="10pt" style:font-size-complex="10pt" fo:language="en" fo:country="AU"/>
    </style:style>
    <style:style style:name="P3623" style:parent-style-name="Normal" style:family="paragraph">
      <style:text-properties fo:font-size="10pt" style:font-size-asian="10pt" style:font-size-complex="10pt" fo:language="en" fo:country="AU"/>
    </style:style>
    <style:style style:name="P3624" style:parent-style-name="Normal" style:family="paragraph">
      <style:text-properties fo:font-size="10pt" style:font-size-asian="10pt" style:font-size-complex="10pt" fo:language="en" fo:country="AU"/>
    </style:style>
    <style:style style:name="P3625" style:parent-style-name="Normal" style:family="paragraph">
      <style:text-properties fo:font-size="10pt" style:font-size-asian="10pt" style:font-size-complex="10pt" fo:language="en" fo:country="AU"/>
    </style:style>
    <style:style style:name="P3626" style:parent-style-name="Normal" style:family="paragraph">
      <style:text-properties fo:font-size="10pt" style:font-size-asian="10pt" style:font-size-complex="10pt" fo:language="en" fo:country="AU"/>
    </style:style>
    <style:style style:name="P3627" style:parent-style-name="Normal" style:family="paragraph">
      <style:text-properties fo:font-size="10pt" style:font-size-asian="10pt" style:font-size-complex="10pt" fo:language="en" fo:country="AU"/>
    </style:style>
    <style:style style:name="P3628" style:parent-style-name="Normal" style:family="paragraph">
      <style:text-properties fo:font-size="10pt" style:font-size-asian="10pt" style:font-size-complex="10pt" fo:language="en" fo:country="AU"/>
    </style:style>
    <style:style style:name="P3629" style:parent-style-name="Normal" style:family="paragraph">
      <style:text-properties fo:font-size="10pt" style:font-size-asian="10pt" style:font-size-complex="10pt" fo:language="en" fo:country="AU"/>
    </style:style>
    <style:style style:name="P3630" style:parent-style-name="Normal" style:family="paragraph">
      <style:text-properties fo:font-size="10pt" style:font-size-asian="10pt" style:font-size-complex="10pt" fo:language="en" fo:country="AU"/>
    </style:style>
    <style:style style:name="P3631" style:parent-style-name="Normal" style:family="paragraph">
      <style:text-properties fo:font-size="10pt" style:font-size-asian="10pt" style:font-size-complex="10pt" fo:language="en" fo:country="AU"/>
    </style:style>
    <style:style style:name="P3632" style:parent-style-name="Normal" style:family="paragraph">
      <style:text-properties fo:font-size="10pt" style:font-size-asian="10pt" style:font-size-complex="10pt" fo:language="en" fo:country="AU"/>
    </style:style>
    <style:style style:name="P3633" style:parent-style-name="Normal" style:family="paragraph">
      <style:text-properties fo:font-size="10pt" style:font-size-asian="10pt" style:font-size-complex="10pt" fo:language="en" fo:country="AU"/>
    </style:style>
    <style:style style:name="P3634" style:parent-style-name="Normal" style:family="paragraph">
      <style:text-properties fo:font-size="10pt" style:font-size-asian="10pt" style:font-size-complex="10pt" fo:language="en" fo:country="AU"/>
    </style:style>
    <style:style style:name="P3635" style:parent-style-name="Normal" style:family="paragraph">
      <style:text-properties fo:font-size="10pt" style:font-size-asian="10pt" style:font-size-complex="10pt" fo:language="en" fo:country="AU"/>
    </style:style>
    <style:style style:name="P3636" style:parent-style-name="Normal" style:family="paragraph">
      <style:text-properties fo:font-size="10pt" style:font-size-asian="10pt" style:font-size-complex="10pt" fo:language="en" fo:country="AU"/>
    </style:style>
    <style:style style:name="P3637" style:parent-style-name="Normal" style:family="paragraph">
      <style:text-properties fo:font-size="10pt" style:font-size-asian="10pt" style:font-size-complex="10pt" fo:language="en" fo:country="AU"/>
    </style:style>
    <style:style style:name="P3638" style:parent-style-name="Normal" style:family="paragraph">
      <style:text-properties fo:font-size="10pt" style:font-size-asian="10pt" style:font-size-complex="10pt" fo:language="en" fo:country="AU"/>
    </style:style>
    <style:style style:name="P3639" style:parent-style-name="Normal" style:family="paragraph">
      <style:text-properties fo:font-size="10pt" style:font-size-asian="10pt" style:font-size-complex="10pt" fo:language="en" fo:country="AU"/>
    </style:style>
    <style:style style:name="P3640" style:parent-style-name="Normal" style:family="paragraph">
      <style:text-properties fo:font-size="10pt" style:font-size-asian="10pt" style:font-size-complex="10pt" fo:language="en" fo:country="AU"/>
    </style:style>
    <style:style style:name="P3641" style:parent-style-name="Normal" style:family="paragraph">
      <style:text-properties fo:font-size="10pt" style:font-size-asian="10pt" style:font-size-complex="10pt" fo:language="en" fo:country="AU"/>
    </style:style>
    <style:style style:name="P3642" style:parent-style-name="Normal" style:family="paragraph">
      <style:text-properties fo:font-size="10pt" style:font-size-asian="10pt" style:font-size-complex="10pt" fo:language="en" fo:country="AU"/>
    </style:style>
    <style:style style:name="P3643" style:parent-style-name="Normal" style:family="paragraph">
      <style:text-properties fo:font-size="10pt" style:font-size-asian="10pt" style:font-size-complex="10pt" fo:language="en" fo:country="AU"/>
    </style:style>
    <style:style style:name="P3644" style:parent-style-name="Normal" style:family="paragraph">
      <style:text-properties fo:font-size="10pt" style:font-size-asian="10pt" style:font-size-complex="10pt" fo:language="en" fo:country="AU"/>
    </style:style>
    <style:style style:name="P3645" style:parent-style-name="Normal" style:family="paragraph">
      <style:text-properties fo:font-size="10pt" style:font-size-asian="10pt" style:font-size-complex="10pt" fo:language="en" fo:country="AU"/>
    </style:style>
    <style:style style:name="P3646" style:parent-style-name="Normal" style:family="paragraph">
      <style:text-properties fo:font-size="10pt" style:font-size-asian="10pt" style:font-size-complex="10pt" fo:language="en" fo:country="AU"/>
    </style:style>
    <style:style style:name="P3647" style:parent-style-name="Normal" style:family="paragraph">
      <style:text-properties fo:font-size="10pt" style:font-size-asian="10pt" style:font-size-complex="10pt" fo:language="en" fo:country="AU"/>
    </style:style>
    <style:style style:name="P3648" style:parent-style-name="Normal" style:family="paragraph">
      <style:text-properties fo:font-size="10pt" style:font-size-asian="10pt" style:font-size-complex="10pt" fo:language="en" fo:country="AU"/>
    </style:style>
    <style:style style:name="P3649" style:parent-style-name="Normal" style:family="paragraph">
      <style:text-properties fo:font-size="10pt" style:font-size-asian="10pt" style:font-size-complex="10pt" fo:language="en" fo:country="AU"/>
    </style:style>
    <style:style style:name="P3650" style:parent-style-name="Normal" style:family="paragraph">
      <style:text-properties fo:font-size="10pt" style:font-size-asian="10pt" style:font-size-complex="10pt" fo:language="en" fo:country="AU"/>
    </style:style>
    <style:style style:name="P3651" style:parent-style-name="Normal" style:family="paragraph">
      <style:text-properties fo:font-size="10pt" style:font-size-asian="10pt" style:font-size-complex="10pt" fo:language="en" fo:country="AU"/>
    </style:style>
    <style:style style:name="P3652" style:parent-style-name="Normal" style:family="paragraph">
      <style:text-properties fo:font-size="10pt" style:font-size-asian="10pt" style:font-size-complex="10pt" fo:language="en" fo:country="AU"/>
    </style:style>
    <style:style style:name="P3653" style:parent-style-name="Normal" style:family="paragraph">
      <style:text-properties fo:font-size="10pt" style:font-size-asian="10pt" style:font-size-complex="10pt" fo:language="en" fo:country="AU"/>
    </style:style>
    <style:style style:name="P3654" style:parent-style-name="Normal" style:family="paragraph">
      <style:text-properties fo:font-size="10pt" style:font-size-asian="10pt" style:font-size-complex="10pt" fo:language="en" fo:country="AU"/>
    </style:style>
    <style:style style:name="P3655" style:parent-style-name="Normal" style:family="paragraph">
      <style:text-properties fo:font-size="10pt" style:font-size-asian="10pt" style:font-size-complex="10pt" fo:language="en" fo:country="AU"/>
    </style:style>
    <style:style style:name="P3656" style:parent-style-name="Normal" style:family="paragraph">
      <style:text-properties fo:font-size="10pt" style:font-size-asian="10pt" style:font-size-complex="10pt" fo:language="en" fo:country="AU"/>
    </style:style>
    <style:style style:name="P3657" style:parent-style-name="Normal" style:family="paragraph">
      <style:text-properties fo:font-size="10pt" style:font-size-asian="10pt" style:font-size-complex="10pt" fo:language="en" fo:country="AU"/>
    </style:style>
    <style:style style:name="P3658" style:parent-style-name="Normal" style:family="paragraph">
      <style:text-properties fo:font-size="10pt" style:font-size-asian="10pt" style:font-size-complex="10pt" fo:language="en" fo:country="AU"/>
    </style:style>
    <style:style style:name="P3659" style:parent-style-name="Normal" style:family="paragraph">
      <style:text-properties fo:font-size="10pt" style:font-size-asian="10pt" style:font-size-complex="10pt" fo:language="en" fo:country="AU"/>
    </style:style>
    <style:style style:name="P3660" style:parent-style-name="Normal" style:family="paragraph">
      <style:text-properties fo:font-size="10pt" style:font-size-asian="10pt" style:font-size-complex="10pt" fo:language="en" fo:country="AU"/>
    </style:style>
    <style:style style:name="P3661" style:parent-style-name="Normal" style:family="paragraph">
      <style:text-properties fo:font-size="10pt" style:font-size-asian="10pt" style:font-size-complex="10pt" fo:language="en" fo:country="AU"/>
    </style:style>
    <style:style style:name="P3662" style:parent-style-name="Normal" style:family="paragraph">
      <style:text-properties fo:font-size="10pt" style:font-size-asian="10pt" style:font-size-complex="10pt" fo:language="en" fo:country="AU"/>
    </style:style>
    <style:style style:name="P3663" style:parent-style-name="Normal" style:family="paragraph">
      <style:text-properties fo:font-size="10pt" style:font-size-asian="10pt" style:font-size-complex="10pt" fo:language="en" fo:country="AU"/>
    </style:style>
    <style:style style:name="P3664" style:parent-style-name="Normal" style:family="paragraph">
      <style:text-properties fo:font-size="10pt" style:font-size-asian="10pt" style:font-size-complex="10pt" fo:language="en" fo:country="AU"/>
    </style:style>
    <style:style style:name="P3665" style:parent-style-name="Normal" style:family="paragraph">
      <style:text-properties fo:font-size="10pt" style:font-size-asian="10pt" style:font-size-complex="10pt" fo:language="en" fo:country="AU"/>
    </style:style>
    <style:style style:name="P3666" style:parent-style-name="Normal" style:family="paragraph">
      <style:text-properties fo:font-size="10pt" style:font-size-asian="10pt" style:font-size-complex="10pt" fo:language="en" fo:country="AU"/>
    </style:style>
    <style:style style:name="P3667" style:parent-style-name="Normal" style:family="paragraph">
      <style:text-properties fo:font-size="10pt" style:font-size-asian="10pt" style:font-size-complex="10pt" fo:language="en" fo:country="AU"/>
    </style:style>
    <style:style style:name="P3668" style:parent-style-name="Normal" style:family="paragraph">
      <style:text-properties fo:font-size="10pt" style:font-size-asian="10pt" style:font-size-complex="10pt" fo:language="en" fo:country="AU"/>
    </style:style>
    <style:style style:name="P3669" style:parent-style-name="Normal" style:family="paragraph">
      <style:text-properties fo:font-size="10pt" style:font-size-asian="10pt" style:font-size-complex="10pt" fo:language="en" fo:country="AU"/>
    </style:style>
    <style:style style:name="P3670" style:parent-style-name="Normal" style:family="paragraph">
      <style:text-properties fo:font-size="10pt" style:font-size-asian="10pt" style:font-size-complex="10pt" fo:language="en" fo:country="AU"/>
    </style:style>
    <style:style style:name="P3671" style:parent-style-name="Normal" style:family="paragraph">
      <style:text-properties fo:font-size="10pt" style:font-size-asian="10pt" style:font-size-complex="10pt" fo:language="en" fo:country="AU"/>
    </style:style>
    <style:style style:name="P3672" style:parent-style-name="Normal" style:family="paragraph">
      <style:text-properties fo:font-size="10pt" style:font-size-asian="10pt" style:font-size-complex="10pt" fo:language="en" fo:country="AU"/>
    </style:style>
    <style:style style:name="P3673" style:parent-style-name="Normal" style:family="paragraph">
      <style:text-properties fo:font-size="10pt" style:font-size-asian="10pt" style:font-size-complex="10pt" fo:language="en" fo:country="AU"/>
    </style:style>
    <style:style style:name="P3674" style:parent-style-name="Normal" style:family="paragraph">
      <style:text-properties fo:font-size="10pt" style:font-size-asian="10pt" style:font-size-complex="10pt" fo:language="en" fo:country="AU"/>
    </style:style>
    <style:style style:name="P3675" style:parent-style-name="Normal" style:family="paragraph">
      <style:text-properties fo:font-size="10pt" style:font-size-asian="10pt" style:font-size-complex="10pt" fo:language="en" fo:country="AU"/>
    </style:style>
    <style:style style:name="P3676" style:parent-style-name="Normal" style:family="paragraph">
      <style:text-properties fo:font-size="10pt" style:font-size-asian="10pt" style:font-size-complex="10pt" fo:language="en" fo:country="AU"/>
    </style:style>
    <style:style style:name="P3677" style:parent-style-name="Normal" style:family="paragraph">
      <style:text-properties fo:font-size="10pt" style:font-size-asian="10pt" style:font-size-complex="10pt" fo:language="en" fo:country="AU"/>
    </style:style>
    <style:style style:name="P3678" style:parent-style-name="Normal" style:family="paragraph">
      <style:text-properties fo:font-size="10pt" style:font-size-asian="10pt" style:font-size-complex="10pt" fo:language="en" fo:country="AU"/>
    </style:style>
    <style:style style:name="P3679" style:parent-style-name="Normal" style:family="paragraph">
      <style:text-properties fo:font-size="10pt" style:font-size-asian="10pt" style:font-size-complex="10pt" fo:language="en" fo:country="AU"/>
    </style:style>
    <style:style style:name="P3680" style:parent-style-name="Normal" style:family="paragraph">
      <style:text-properties fo:font-size="10pt" style:font-size-asian="10pt" style:font-size-complex="10pt" fo:language="en" fo:country="AU"/>
    </style:style>
    <style:style style:name="P3681" style:parent-style-name="Normal" style:family="paragraph">
      <style:text-properties fo:font-size="10pt" style:font-size-asian="10pt" style:font-size-complex="10pt" fo:language="en" fo:country="AU"/>
    </style:style>
    <style:style style:name="P3682" style:parent-style-name="Normal" style:family="paragraph">
      <style:text-properties fo:font-size="10pt" style:font-size-asian="10pt" style:font-size-complex="10pt" fo:language="en" fo:country="AU"/>
    </style:style>
    <style:style style:name="P3683" style:parent-style-name="Normal" style:family="paragraph">
      <style:text-properties fo:font-size="10pt" style:font-size-asian="10pt" style:font-size-complex="10pt" fo:language="en" fo:country="AU"/>
    </style:style>
    <style:style style:name="P3684" style:parent-style-name="Normal" style:family="paragraph">
      <style:text-properties fo:font-size="10pt" style:font-size-asian="10pt" style:font-size-complex="10pt" fo:language="en" fo:country="AU"/>
    </style:style>
    <style:style style:name="P3685" style:parent-style-name="Normal" style:family="paragraph">
      <style:text-properties fo:font-size="10pt" style:font-size-asian="10pt" style:font-size-complex="10pt" fo:language="en" fo:country="AU"/>
    </style:style>
    <style:style style:name="P3686" style:parent-style-name="Normal" style:family="paragraph">
      <style:text-properties fo:font-size="10pt" style:font-size-asian="10pt" style:font-size-complex="10pt" fo:language="en" fo:country="AU"/>
    </style:style>
    <style:style style:name="P3687" style:parent-style-name="Normal" style:family="paragraph">
      <style:text-properties fo:font-size="10pt" style:font-size-asian="10pt" style:font-size-complex="10pt" fo:language="en" fo:country="AU"/>
    </style:style>
    <style:style style:name="P3688" style:parent-style-name="Normal" style:family="paragraph">
      <style:text-properties fo:font-size="10pt" style:font-size-asian="10pt" style:font-size-complex="10pt" fo:language="en" fo:country="AU"/>
    </style:style>
    <style:style style:name="P3689" style:parent-style-name="Normal" style:family="paragraph">
      <style:text-properties fo:font-size="10pt" style:font-size-asian="10pt" style:font-size-complex="10pt" fo:language="en" fo:country="AU"/>
    </style:style>
    <style:style style:name="P3690" style:parent-style-name="Normal" style:family="paragraph">
      <style:text-properties fo:font-size="10pt" style:font-size-asian="10pt" style:font-size-complex="10pt" fo:language="en" fo:country="AU"/>
    </style:style>
    <style:style style:name="P3691" style:parent-style-name="Normal" style:family="paragraph">
      <style:text-properties fo:font-size="10pt" style:font-size-asian="10pt" style:font-size-complex="10pt" fo:language="en" fo:country="AU"/>
    </style:style>
    <style:style style:name="P3692" style:parent-style-name="Normal" style:family="paragraph">
      <style:text-properties fo:font-size="10pt" style:font-size-asian="10pt" style:font-size-complex="10pt" fo:language="en" fo:country="AU"/>
    </style:style>
    <style:style style:name="P3693" style:parent-style-name="Normal" style:family="paragraph">
      <style:text-properties fo:font-size="10pt" style:font-size-asian="10pt" style:font-size-complex="10pt" fo:language="en" fo:country="AU"/>
    </style:style>
    <style:style style:name="P3694" style:parent-style-name="Normal" style:family="paragraph">
      <style:text-properties fo:font-size="10pt" style:font-size-asian="10pt" style:font-size-complex="10pt" fo:language="en" fo:country="AU"/>
    </style:style>
    <style:style style:name="P3695" style:parent-style-name="Normal" style:family="paragraph">
      <style:text-properties fo:font-size="10pt" style:font-size-asian="10pt" style:font-size-complex="10pt" fo:language="en" fo:country="AU"/>
    </style:style>
    <style:style style:name="P3696" style:parent-style-name="Normal" style:family="paragraph">
      <style:text-properties fo:font-size="10pt" style:font-size-asian="10pt" style:font-size-complex="10pt" fo:language="en" fo:country="AU"/>
    </style:style>
    <style:style style:name="P3697" style:parent-style-name="Normal" style:family="paragraph">
      <style:text-properties fo:font-size="10pt" style:font-size-asian="10pt" style:font-size-complex="10pt" fo:language="en" fo:country="AU"/>
    </style:style>
    <style:style style:name="P3698" style:parent-style-name="Normal" style:family="paragraph">
      <style:text-properties fo:font-size="10pt" style:font-size-asian="10pt" style:font-size-complex="10pt" fo:language="en" fo:country="AU"/>
    </style:style>
    <style:style style:name="P3699" style:parent-style-name="Normal" style:family="paragraph">
      <style:text-properties fo:font-size="10pt" style:font-size-asian="10pt" style:font-size-complex="10pt" fo:language="en" fo:country="AU"/>
    </style:style>
    <style:style style:name="P3700" style:parent-style-name="Normal" style:family="paragraph">
      <style:text-properties fo:font-size="10pt" style:font-size-asian="10pt" style:font-size-complex="10pt" fo:language="en" fo:country="AU"/>
    </style:style>
    <style:style style:name="P3701" style:parent-style-name="Normal" style:family="paragraph">
      <style:text-properties fo:font-size="10pt" style:font-size-asian="10pt" style:font-size-complex="10pt" fo:language="en" fo:country="AU"/>
    </style:style>
    <style:style style:name="P3702" style:parent-style-name="Normal" style:family="paragraph">
      <style:text-properties fo:font-size="10pt" style:font-size-asian="10pt" style:font-size-complex="10pt" fo:language="en" fo:country="AU"/>
    </style:style>
    <style:style style:name="P3703" style:parent-style-name="Normal" style:family="paragraph">
      <style:text-properties fo:font-size="10pt" style:font-size-asian="10pt" style:font-size-complex="10pt" fo:language="en" fo:country="AU"/>
    </style:style>
    <style:style style:name="P3704" style:parent-style-name="Normal" style:family="paragraph">
      <style:text-properties fo:font-size="10pt" style:font-size-asian="10pt" style:font-size-complex="10pt" fo:language="en" fo:country="AU"/>
    </style:style>
    <style:style style:name="P3705" style:parent-style-name="Normal" style:family="paragraph">
      <style:text-properties fo:font-size="10pt" style:font-size-asian="10pt" style:font-size-complex="10pt" fo:language="en" fo:country="AU"/>
    </style:style>
    <style:style style:name="P3706" style:parent-style-name="Normal" style:family="paragraph">
      <style:text-properties fo:font-size="10pt" style:font-size-asian="10pt" style:font-size-complex="10pt" fo:language="en" fo:country="AU"/>
    </style:style>
    <style:style style:name="P3707" style:parent-style-name="Normal" style:family="paragraph">
      <style:text-properties fo:font-size="10pt" style:font-size-asian="10pt" style:font-size-complex="10pt" fo:language="en" fo:country="AU"/>
    </style:style>
    <style:style style:name="P3708" style:parent-style-name="Normal" style:family="paragraph">
      <style:text-properties fo:font-size="10pt" style:font-size-asian="10pt" style:font-size-complex="10pt" fo:language="en" fo:country="AU"/>
    </style:style>
    <style:style style:name="P3709" style:parent-style-name="Normal" style:family="paragraph">
      <style:text-properties fo:font-size="10pt" style:font-size-asian="10pt" style:font-size-complex="10pt" fo:language="en" fo:country="AU"/>
    </style:style>
    <style:style style:name="P3710" style:parent-style-name="Normal" style:family="paragraph">
      <style:text-properties fo:font-size="10pt" style:font-size-asian="10pt" style:font-size-complex="10pt" fo:language="en" fo:country="AU"/>
    </style:style>
    <style:style style:name="P3711" style:parent-style-name="Normal" style:family="paragraph">
      <style:text-properties fo:font-size="10pt" style:font-size-asian="10pt" style:font-size-complex="10pt" fo:language="en" fo:country="AU"/>
    </style:style>
    <style:style style:name="P3712" style:parent-style-name="Normal" style:family="paragraph">
      <style:text-properties fo:font-size="10pt" style:font-size-asian="10pt" style:font-size-complex="10pt" fo:language="en" fo:country="AU"/>
    </style:style>
    <style:style style:name="P3713" style:parent-style-name="Normal" style:family="paragraph">
      <style:text-properties fo:font-size="10pt" style:font-size-asian="10pt" style:font-size-complex="10pt" fo:language="en" fo:country="AU"/>
    </style:style>
    <style:style style:name="P3714" style:parent-style-name="Normal" style:family="paragraph">
      <style:text-properties fo:font-size="10pt" style:font-size-asian="10pt" style:font-size-complex="10pt" fo:language="en" fo:country="AU"/>
    </style:style>
    <style:style style:name="P3715" style:parent-style-name="Normal" style:family="paragraph">
      <style:text-properties fo:font-size="10pt" style:font-size-asian="10pt" style:font-size-complex="10pt" fo:language="en" fo:country="AU"/>
    </style:style>
    <style:style style:name="P3716" style:parent-style-name="Normal" style:family="paragraph">
      <style:text-properties fo:font-size="10pt" style:font-size-asian="10pt" style:font-size-complex="10pt" fo:language="en" fo:country="AU"/>
    </style:style>
    <style:style style:name="P3717" style:parent-style-name="Normal" style:family="paragraph">
      <style:text-properties fo:font-size="10pt" style:font-size-asian="10pt" style:font-size-complex="10pt" fo:language="en" fo:country="AU"/>
    </style:style>
    <style:style style:name="P3718" style:parent-style-name="Normal" style:family="paragraph">
      <style:text-properties fo:font-size="10pt" style:font-size-asian="10pt" style:font-size-complex="10pt" fo:language="en" fo:country="AU"/>
    </style:style>
    <style:style style:name="P3719" style:parent-style-name="Normal" style:family="paragraph">
      <style:text-properties fo:font-size="10pt" style:font-size-asian="10pt" style:font-size-complex="10pt" fo:language="en" fo:country="AU"/>
    </style:style>
    <style:style style:name="P3720" style:parent-style-name="Normal" style:family="paragraph">
      <style:text-properties fo:font-size="10pt" style:font-size-asian="10pt" style:font-size-complex="10pt" fo:language="en" fo:country="AU"/>
    </style:style>
    <style:style style:name="P3721" style:parent-style-name="Normal" style:family="paragraph">
      <style:text-properties fo:font-size="10pt" style:font-size-asian="10pt" style:font-size-complex="10pt" fo:language="en" fo:country="AU"/>
    </style:style>
    <style:style style:name="P3722" style:parent-style-name="Normal" style:family="paragraph">
      <style:text-properties fo:font-size="10pt" style:font-size-asian="10pt" style:font-size-complex="10pt" fo:language="en" fo:country="AU"/>
    </style:style>
    <style:style style:name="P3723" style:parent-style-name="Normal" style:family="paragraph">
      <style:text-properties fo:font-size="10pt" style:font-size-asian="10pt" style:font-size-complex="10pt" fo:language="en" fo:country="AU"/>
    </style:style>
    <style:style style:name="P3724" style:parent-style-name="Normal" style:family="paragraph">
      <style:text-properties fo:font-size="10pt" style:font-size-asian="10pt" style:font-size-complex="10pt" fo:language="en" fo:country="AU"/>
    </style:style>
    <style:style style:name="P3725" style:parent-style-name="Normal" style:family="paragraph">
      <style:text-properties fo:font-size="10pt" style:font-size-asian="10pt" style:font-size-complex="10pt" fo:language="en" fo:country="AU"/>
    </style:style>
    <style:style style:name="P3726" style:parent-style-name="Normal" style:family="paragraph">
      <style:text-properties fo:font-size="10pt" style:font-size-asian="10pt" style:font-size-complex="10pt" fo:language="en" fo:country="AU"/>
    </style:style>
    <style:style style:name="P3727" style:parent-style-name="Normal" style:family="paragraph">
      <style:text-properties fo:font-size="10pt" style:font-size-asian="10pt" style:font-size-complex="10pt" fo:language="en" fo:country="AU"/>
    </style:style>
    <style:style style:name="P3728" style:parent-style-name="Normal" style:family="paragraph">
      <style:text-properties fo:font-size="10pt" style:font-size-asian="10pt" style:font-size-complex="10pt" fo:language="en" fo:country="AU"/>
    </style:style>
    <style:style style:name="P3729" style:parent-style-name="Normal" style:family="paragraph">
      <style:text-properties fo:font-size="10pt" style:font-size-asian="10pt" style:font-size-complex="10pt" fo:language="en" fo:country="AU"/>
    </style:style>
    <style:style style:name="P3730" style:parent-style-name="Normal" style:family="paragraph">
      <style:text-properties fo:font-size="10pt" style:font-size-asian="10pt" style:font-size-complex="10pt" fo:language="en" fo:country="AU"/>
    </style:style>
    <style:style style:name="P3731" style:parent-style-name="Normal" style:family="paragraph">
      <style:text-properties fo:font-size="10pt" style:font-size-asian="10pt" style:font-size-complex="10pt" fo:language="en" fo:country="AU"/>
    </style:style>
    <style:style style:name="P3732" style:parent-style-name="Normal" style:family="paragraph">
      <style:text-properties fo:font-size="10pt" style:font-size-asian="10pt" style:font-size-complex="10pt" fo:language="en" fo:country="AU"/>
    </style:style>
    <style:style style:name="P3733" style:parent-style-name="Normal" style:family="paragraph">
      <style:text-properties fo:font-size="10pt" style:font-size-asian="10pt" style:font-size-complex="10pt" fo:language="en" fo:country="AU"/>
    </style:style>
    <style:style style:name="P3734" style:parent-style-name="Normal" style:family="paragraph">
      <style:text-properties fo:font-size="10pt" style:font-size-asian="10pt" style:font-size-complex="10pt" fo:language="en" fo:country="AU"/>
    </style:style>
    <style:style style:name="P3735" style:parent-style-name="Normal" style:family="paragraph">
      <style:text-properties fo:font-size="10pt" style:font-size-asian="10pt" style:font-size-complex="10pt" fo:language="en" fo:country="AU"/>
    </style:style>
    <style:style style:name="P3736" style:parent-style-name="Normal" style:family="paragraph">
      <style:text-properties fo:font-size="10pt" style:font-size-asian="10pt" style:font-size-complex="10pt" fo:language="en" fo:country="AU"/>
    </style:style>
    <style:style style:name="P3737" style:parent-style-name="Normal" style:family="paragraph">
      <style:text-properties fo:font-size="10pt" style:font-size-asian="10pt" style:font-size-complex="10pt" fo:language="en" fo:country="AU"/>
    </style:style>
    <style:style style:name="P3738" style:parent-style-name="Normal" style:family="paragraph">
      <style:text-properties fo:font-size="10pt" style:font-size-asian="10pt" style:font-size-complex="10pt" fo:language="en" fo:country="AU"/>
    </style:style>
    <style:style style:name="P3739" style:parent-style-name="Normal" style:family="paragraph">
      <style:text-properties fo:font-size="10pt" style:font-size-asian="10pt" style:font-size-complex="10pt" fo:language="en" fo:country="AU"/>
    </style:style>
    <style:style style:name="P3740" style:parent-style-name="Normal" style:family="paragraph">
      <style:text-properties fo:font-size="10pt" style:font-size-asian="10pt" style:font-size-complex="10pt" fo:language="en" fo:country="AU"/>
    </style:style>
    <style:style style:name="P3741" style:parent-style-name="Normal" style:family="paragraph">
      <style:text-properties fo:font-size="10pt" style:font-size-asian="10pt" style:font-size-complex="10pt" fo:language="en" fo:country="AU"/>
    </style:style>
    <style:style style:name="P3742" style:parent-style-name="Normal" style:family="paragraph">
      <style:text-properties fo:font-size="10pt" style:font-size-asian="10pt" style:font-size-complex="10pt" fo:language="en" fo:country="AU"/>
    </style:style>
    <style:style style:name="P3743" style:parent-style-name="Normal" style:family="paragraph">
      <style:text-properties fo:font-size="10pt" style:font-size-asian="10pt" style:font-size-complex="10pt" fo:language="en" fo:country="AU"/>
    </style:style>
    <style:style style:name="P3744" style:parent-style-name="Normal" style:family="paragraph">
      <style:text-properties fo:font-size="10pt" style:font-size-asian="10pt" style:font-size-complex="10pt" fo:language="en" fo:country="AU"/>
    </style:style>
    <style:style style:name="P3745" style:parent-style-name="Normal" style:family="paragraph">
      <style:text-properties fo:font-size="10pt" style:font-size-asian="10pt" style:font-size-complex="10pt" fo:language="en" fo:country="AU"/>
    </style:style>
    <style:style style:name="P3746" style:parent-style-name="Normal" style:family="paragraph">
      <style:text-properties fo:font-size="10pt" style:font-size-asian="10pt" style:font-size-complex="10pt" fo:language="en" fo:country="AU"/>
    </style:style>
    <style:style style:name="P3747" style:parent-style-name="Normal" style:family="paragraph">
      <style:text-properties fo:font-size="10pt" style:font-size-asian="10pt" style:font-size-complex="10pt" fo:language="en" fo:country="AU"/>
    </style:style>
    <style:style style:name="P3748" style:parent-style-name="Normal" style:family="paragraph">
      <style:text-properties fo:font-size="10pt" style:font-size-asian="10pt" style:font-size-complex="10pt" fo:language="en" fo:country="AU"/>
    </style:style>
    <style:style style:name="P3749" style:parent-style-name="Normal" style:family="paragraph">
      <style:text-properties fo:font-size="10pt" style:font-size-asian="10pt" style:font-size-complex="10pt" fo:language="en" fo:country="AU"/>
    </style:style>
    <style:style style:name="P3750" style:parent-style-name="Normal" style:family="paragraph">
      <style:text-properties fo:font-size="10pt" style:font-size-asian="10pt" style:font-size-complex="10pt" fo:language="en" fo:country="AU"/>
    </style:style>
    <style:style style:name="P3751" style:parent-style-name="Normal" style:family="paragraph">
      <style:text-properties fo:font-size="10pt" style:font-size-asian="10pt" style:font-size-complex="10pt" fo:language="en" fo:country="AU"/>
    </style:style>
    <style:style style:name="P3752" style:parent-style-name="Normal" style:family="paragraph">
      <style:text-properties fo:font-size="10pt" style:font-size-asian="10pt" style:font-size-complex="10pt" fo:language="en" fo:country="AU"/>
    </style:style>
    <style:style style:name="P3753" style:parent-style-name="Normal" style:family="paragraph">
      <style:text-properties fo:font-size="10pt" style:font-size-asian="10pt" style:font-size-complex="10pt" fo:language="en" fo:country="AU"/>
    </style:style>
    <style:style style:name="P3754" style:parent-style-name="Normal" style:family="paragraph">
      <style:text-properties fo:font-size="10pt" style:font-size-asian="10pt" style:font-size-complex="10pt" fo:language="en" fo:country="AU"/>
    </style:style>
    <style:style style:name="P3755" style:parent-style-name="Normal" style:family="paragraph">
      <style:text-properties fo:font-size="10pt" style:font-size-asian="10pt" style:font-size-complex="10pt" fo:language="en" fo:country="AU"/>
    </style:style>
    <style:style style:name="P3756" style:parent-style-name="Normal" style:family="paragraph">
      <style:text-properties fo:font-size="10pt" style:font-size-asian="10pt" style:font-size-complex="10pt" fo:language="en" fo:country="AU"/>
    </style:style>
    <style:style style:name="P3757" style:parent-style-name="Normal" style:family="paragraph">
      <style:text-properties fo:font-size="10pt" style:font-size-asian="10pt" style:font-size-complex="10pt" fo:language="en" fo:country="AU"/>
    </style:style>
    <style:style style:name="P3758" style:parent-style-name="Normal" style:family="paragraph">
      <style:text-properties fo:font-size="10pt" style:font-size-asian="10pt" style:font-size-complex="10pt" fo:language="en" fo:country="AU"/>
    </style:style>
    <style:style style:name="P3759" style:parent-style-name="Normal" style:family="paragraph">
      <style:text-properties fo:font-size="10pt" style:font-size-asian="10pt" style:font-size-complex="10pt" fo:language="en" fo:country="AU"/>
    </style:style>
    <style:style style:name="P3760" style:parent-style-name="Normal" style:family="paragraph">
      <style:text-properties fo:font-size="10pt" style:font-size-asian="10pt" style:font-size-complex="10pt" fo:language="en" fo:country="AU"/>
    </style:style>
    <style:style style:name="P3761" style:parent-style-name="Normal" style:family="paragraph">
      <style:text-properties fo:font-size="10pt" style:font-size-asian="10pt" style:font-size-complex="10pt" fo:language="en" fo:country="AU"/>
    </style:style>
    <style:style style:name="P3762" style:parent-style-name="Normal" style:family="paragraph">
      <style:text-properties fo:font-size="10pt" style:font-size-asian="10pt" style:font-size-complex="10pt" fo:language="en" fo:country="AU"/>
    </style:style>
    <style:style style:name="P376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764" style:parent-style-name="Normal" style:family="paragraph">
      <style:text-properties fo:font-size="10pt" style:font-size-asian="10pt" style:font-size-complex="10pt" fo:language="en" fo:country="AU"/>
    </style:style>
    <style:style style:name="P3765" style:parent-style-name="Normal" style:family="paragraph">
      <style:text-properties fo:font-size="10pt" style:font-size-asian="10pt" style:font-size-complex="10pt" fo:language="en" fo:country="AU"/>
    </style:style>
    <style:style style:name="P3766" style:parent-style-name="Normal" style:family="paragraph">
      <style:text-properties fo:font-size="10pt" style:font-size-asian="10pt" style:font-size-complex="10pt" fo:language="en" fo:country="AU"/>
    </style:style>
    <style:style style:name="P3767" style:parent-style-name="Normal" style:family="paragraph">
      <style:text-properties fo:font-size="10pt" style:font-size-asian="10pt" style:font-size-complex="10pt" fo:language="en" fo:country="AU"/>
    </style:style>
    <style:style style:name="P3768" style:parent-style-name="Normal" style:family="paragraph">
      <style:text-properties fo:font-size="10pt" style:font-size-asian="10pt" style:font-size-complex="10pt" fo:language="en" fo:country="AU"/>
    </style:style>
    <style:style style:name="P3769" style:parent-style-name="Normal" style:family="paragraph">
      <style:text-properties fo:font-size="10pt" style:font-size-asian="10pt" style:font-size-complex="10pt" fo:language="en" fo:country="AU"/>
    </style:style>
    <style:style style:name="P3770" style:parent-style-name="Normal" style:family="paragraph">
      <style:text-properties fo:font-size="10pt" style:font-size-asian="10pt" style:font-size-complex="10pt" fo:language="en" fo:country="AU"/>
    </style:style>
    <style:style style:name="P3771" style:parent-style-name="Normal" style:family="paragraph">
      <style:text-properties fo:font-size="10pt" style:font-size-asian="10pt" style:font-size-complex="10pt" fo:language="en" fo:country="AU"/>
    </style:style>
    <style:style style:name="P3772" style:parent-style-name="Normal" style:family="paragraph">
      <style:text-properties fo:font-size="10pt" style:font-size-asian="10pt" style:font-size-complex="10pt" fo:language="en" fo:country="AU"/>
    </style:style>
    <style:style style:name="P3773" style:parent-style-name="Normal" style:family="paragraph">
      <style:text-properties fo:font-size="10pt" style:font-size-asian="10pt" style:font-size-complex="10pt" fo:language="en" fo:country="AU"/>
    </style:style>
    <style:style style:name="P377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775" style:parent-style-name="Normal" style:family="paragraph">
      <style:text-properties fo:font-size="10pt" style:font-size-asian="10pt" style:font-size-complex="10pt" fo:language="en" fo:country="AU"/>
    </style:style>
    <style:style style:name="P3776" style:parent-style-name="Normal" style:family="paragraph">
      <style:text-properties fo:font-size="10pt" style:font-size-asian="10pt" style:font-size-complex="10pt" fo:language="en" fo:country="AU"/>
    </style:style>
    <style:style style:name="P3777" style:parent-style-name="Normal" style:family="paragraph">
      <style:text-properties fo:font-size="10pt" style:font-size-asian="10pt" style:font-size-complex="10pt" fo:language="en" fo:country="AU"/>
    </style:style>
    <style:style style:name="P3778" style:parent-style-name="Normal" style:family="paragraph">
      <style:text-properties fo:font-size="10pt" style:font-size-asian="10pt" style:font-size-complex="10pt" fo:language="en" fo:country="AU"/>
    </style:style>
    <style:style style:name="P3779" style:parent-style-name="Normal" style:family="paragraph">
      <style:text-properties fo:font-size="10pt" style:font-size-asian="10pt" style:font-size-complex="10pt" fo:language="en" fo:country="AU"/>
    </style:style>
    <style:style style:name="P3780" style:parent-style-name="Normal" style:family="paragraph">
      <style:text-properties fo:font-size="10pt" style:font-size-asian="10pt" style:font-size-complex="10pt" fo:language="en" fo:country="AU"/>
    </style:style>
    <style:style style:name="P3781" style:parent-style-name="Normal" style:family="paragraph">
      <style:text-properties fo:font-size="10pt" style:font-size-asian="10pt" style:font-size-complex="10pt" fo:language="en" fo:country="AU"/>
    </style:style>
    <style:style style:name="P3782" style:parent-style-name="Normal" style:family="paragraph">
      <style:text-properties fo:font-size="10pt" style:font-size-asian="10pt" style:font-size-complex="10pt" fo:language="en" fo:country="AU"/>
    </style:style>
    <style:style style:name="P3783" style:parent-style-name="Normal" style:family="paragraph">
      <style:text-properties fo:font-size="10pt" style:font-size-asian="10pt" style:font-size-complex="10pt" fo:language="en" fo:country="AU"/>
    </style:style>
    <style:style style:name="P3784" style:parent-style-name="Normal" style:family="paragraph">
      <style:text-properties fo:font-size="10pt" style:font-size-asian="10pt" style:font-size-complex="10pt" fo:language="en" fo:country="AU"/>
    </style:style>
    <style:style style:name="P3785" style:parent-style-name="Normal" style:family="paragraph">
      <style:text-properties fo:font-size="10pt" style:font-size-asian="10pt" style:font-size-complex="10pt" fo:language="en" fo:country="AU"/>
    </style:style>
    <style:style style:name="P3786" style:parent-style-name="Normal" style:family="paragraph">
      <style:text-properties fo:font-size="10pt" style:font-size-asian="10pt" style:font-size-complex="10pt" fo:language="en" fo:country="AU"/>
    </style:style>
    <style:style style:name="P378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788" style:parent-style-name="Normal" style:family="paragraph">
      <style:text-properties fo:font-size="10pt" style:font-size-asian="10pt" style:font-size-complex="10pt" fo:language="en" fo:country="AU"/>
    </style:style>
    <style:style style:name="P3789" style:parent-style-name="Normal" style:family="paragraph">
      <style:text-properties fo:font-size="10pt" style:font-size-asian="10pt" style:font-size-complex="10pt" fo:language="en" fo:country="AU"/>
    </style:style>
    <style:style style:name="P3790" style:parent-style-name="Normal" style:family="paragraph">
      <style:text-properties fo:font-size="10pt" style:font-size-asian="10pt" style:font-size-complex="10pt" fo:language="en" fo:country="AU"/>
    </style:style>
    <style:style style:name="P3791" style:parent-style-name="Normal" style:family="paragraph">
      <style:text-properties fo:font-size="10pt" style:font-size-asian="10pt" style:font-size-complex="10pt" fo:language="en" fo:country="AU"/>
    </style:style>
    <style:style style:name="P3792" style:parent-style-name="Normal" style:family="paragraph">
      <style:text-properties fo:font-size="10pt" style:font-size-asian="10pt" style:font-size-complex="10pt" fo:language="en" fo:country="AU"/>
    </style:style>
    <style:style style:name="P3793" style:parent-style-name="Normal" style:family="paragraph">
      <style:text-properties fo:font-size="10pt" style:font-size-asian="10pt" style:font-size-complex="10pt" fo:language="en" fo:country="AU"/>
    </style:style>
    <style:style style:name="P3794" style:parent-style-name="Normal" style:family="paragraph">
      <style:text-properties fo:font-size="10pt" style:font-size-asian="10pt" style:font-size-complex="10pt" fo:language="en" fo:country="AU"/>
    </style:style>
    <style:style style:name="P3795" style:parent-style-name="Normal" style:family="paragraph">
      <style:text-properties fo:font-size="10pt" style:font-size-asian="10pt" style:font-size-complex="10pt" fo:language="en" fo:country="AU"/>
    </style:style>
    <style:style style:name="P379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797" style:parent-style-name="Normal" style:family="paragraph">
      <style:text-properties fo:font-size="10pt" style:font-size-asian="10pt" style:font-size-complex="10pt" fo:language="en" fo:country="AU"/>
    </style:style>
    <style:style style:name="P3798" style:parent-style-name="Normal" style:family="paragraph">
      <style:text-properties fo:font-size="10pt" style:font-size-asian="10pt" style:font-size-complex="10pt" fo:language="en" fo:country="AU"/>
    </style:style>
    <style:style style:name="P3799" style:parent-style-name="Normal" style:family="paragraph">
      <style:text-properties fo:font-size="10pt" style:font-size-asian="10pt" style:font-size-complex="10pt" fo:language="en" fo:country="AU"/>
    </style:style>
    <style:style style:name="P3800" style:parent-style-name="Normal" style:family="paragraph">
      <style:text-properties fo:font-size="10pt" style:font-size-asian="10pt" style:font-size-complex="10pt" fo:language="en" fo:country="AU"/>
    </style:style>
    <style:style style:name="P3801" style:parent-style-name="Normal" style:family="paragraph">
      <style:text-properties fo:font-size="10pt" style:font-size-asian="10pt" style:font-size-complex="10pt" fo:language="en" fo:country="AU"/>
    </style:style>
    <style:style style:name="P3802" style:parent-style-name="Normal" style:family="paragraph">
      <style:text-properties fo:font-size="10pt" style:font-size-asian="10pt" style:font-size-complex="10pt" fo:language="en" fo:country="AU"/>
    </style:style>
    <style:style style:name="P3803" style:parent-style-name="Normal" style:family="paragraph">
      <style:text-properties fo:font-size="10pt" style:font-size-asian="10pt" style:font-size-complex="10pt" fo:language="en" fo:country="AU"/>
    </style:style>
    <style:style style:name="P3804" style:parent-style-name="Normal" style:family="paragraph">
      <style:text-properties fo:font-size="10pt" style:font-size-asian="10pt" style:font-size-complex="10pt" fo:language="en" fo:country="AU"/>
    </style:style>
    <style:style style:name="P380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806" style:parent-style-name="Normal" style:family="paragraph">
      <style:text-properties fo:font-size="10pt" style:font-size-asian="10pt" style:font-size-complex="10pt" fo:language="en" fo:country="AU"/>
    </style:style>
    <style:style style:name="P3807" style:parent-style-name="Normal" style:family="paragraph">
      <style:text-properties fo:font-size="10pt" style:font-size-asian="10pt" style:font-size-complex="10pt" fo:language="en" fo:country="AU"/>
    </style:style>
    <style:style style:name="P3808" style:parent-style-name="Normal" style:family="paragraph">
      <style:text-properties fo:font-size="10pt" style:font-size-asian="10pt" style:font-size-complex="10pt" fo:language="en" fo:country="AU"/>
    </style:style>
    <style:style style:name="P3809" style:parent-style-name="Normal" style:family="paragraph">
      <style:text-properties fo:font-size="10pt" style:font-size-asian="10pt" style:font-size-complex="10pt" fo:language="en" fo:country="AU"/>
    </style:style>
    <style:style style:name="P3810" style:parent-style-name="Normal" style:family="paragraph">
      <style:text-properties fo:font-size="10pt" style:font-size-asian="10pt" style:font-size-complex="10pt" fo:language="en" fo:country="AU"/>
    </style:style>
    <style:style style:name="P3811" style:parent-style-name="Normal" style:family="paragraph">
      <style:text-properties fo:font-size="10pt" style:font-size-asian="10pt" style:font-size-complex="10pt" fo:language="en" fo:country="AU"/>
    </style:style>
    <style:style style:name="P3812" style:parent-style-name="Normal" style:family="paragraph">
      <style:text-properties fo:font-size="10pt" style:font-size-asian="10pt" style:font-size-complex="10pt" fo:language="en" fo:country="AU"/>
    </style:style>
    <style:style style:name="P3813" style:parent-style-name="Normal" style:family="paragraph">
      <style:text-properties fo:font-size="10pt" style:font-size-asian="10pt" style:font-size-complex="10pt" fo:language="en" fo:country="AU"/>
    </style:style>
    <style:style style:name="P381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815" style:parent-style-name="Normal" style:family="paragraph">
      <style:text-properties fo:font-size="10pt" style:font-size-asian="10pt" style:font-size-complex="10pt" fo:language="en" fo:country="AU"/>
    </style:style>
    <style:style style:name="P3816" style:parent-style-name="Normal" style:family="paragraph">
      <style:text-properties fo:font-size="10pt" style:font-size-asian="10pt" style:font-size-complex="10pt" fo:language="en" fo:country="AU"/>
    </style:style>
    <style:style style:name="P3817" style:parent-style-name="Normal" style:family="paragraph">
      <style:text-properties fo:font-size="10pt" style:font-size-asian="10pt" style:font-size-complex="10pt" fo:language="en" fo:country="AU"/>
    </style:style>
    <style:style style:name="P3818" style:parent-style-name="Normal" style:family="paragraph">
      <style:text-properties fo:font-size="10pt" style:font-size-asian="10pt" style:font-size-complex="10pt" fo:language="en" fo:country="AU"/>
    </style:style>
    <style:style style:name="P3819" style:parent-style-name="Normal" style:family="paragraph">
      <style:text-properties fo:font-size="10pt" style:font-size-asian="10pt" style:font-size-complex="10pt" fo:language="en" fo:country="AU"/>
    </style:style>
    <style:style style:name="P3820" style:parent-style-name="Normal" style:family="paragraph">
      <style:text-properties fo:font-size="10pt" style:font-size-asian="10pt" style:font-size-complex="10pt" fo:language="en" fo:country="AU"/>
    </style:style>
    <style:style style:name="P3821" style:parent-style-name="Normal" style:family="paragraph">
      <style:text-properties fo:font-size="10pt" style:font-size-asian="10pt" style:font-size-complex="10pt" fo:language="en" fo:country="AU"/>
    </style:style>
    <style:style style:name="P3822" style:parent-style-name="Normal" style:family="paragraph">
      <style:text-properties fo:font-size="10pt" style:font-size-asian="10pt" style:font-size-complex="10pt" fo:language="en" fo:country="AU"/>
    </style:style>
    <style:style style:name="P382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824" style:parent-style-name="Normal" style:family="paragraph">
      <style:text-properties fo:font-size="10pt" style:font-size-asian="10pt" style:font-size-complex="10pt" fo:language="en" fo:country="AU"/>
    </style:style>
    <style:style style:name="P3825" style:parent-style-name="Normal" style:family="paragraph">
      <style:text-properties fo:font-size="10pt" style:font-size-asian="10pt" style:font-size-complex="10pt" fo:language="en" fo:country="AU"/>
    </style:style>
    <style:style style:name="P3826" style:parent-style-name="Normal" style:family="paragraph">
      <style:text-properties fo:font-size="10pt" style:font-size-asian="10pt" style:font-size-complex="10pt" fo:language="en" fo:country="AU"/>
    </style:style>
    <style:style style:name="P3827" style:parent-style-name="Normal" style:family="paragraph">
      <style:text-properties fo:font-size="10pt" style:font-size-asian="10pt" style:font-size-complex="10pt" fo:language="en" fo:country="AU"/>
    </style:style>
    <style:style style:name="P3828" style:parent-style-name="Normal" style:family="paragraph">
      <style:text-properties fo:font-size="10pt" style:font-size-asian="10pt" style:font-size-complex="10pt" fo:language="en" fo:country="AU"/>
    </style:style>
    <style:style style:name="P3829" style:parent-style-name="Normal" style:family="paragraph">
      <style:text-properties fo:font-size="10pt" style:font-size-asian="10pt" style:font-size-complex="10pt" fo:language="en" fo:country="AU"/>
    </style:style>
    <style:style style:name="P3830" style:parent-style-name="Normal" style:family="paragraph">
      <style:text-properties fo:font-size="10pt" style:font-size-asian="10pt" style:font-size-complex="10pt" fo:language="en" fo:country="AU"/>
    </style:style>
    <style:style style:name="P3831" style:parent-style-name="Normal" style:family="paragraph">
      <style:text-properties fo:font-size="10pt" style:font-size-asian="10pt" style:font-size-complex="10pt" fo:language="en" fo:country="AU"/>
    </style:style>
    <style:style style:name="P383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833" style:parent-style-name="Normal" style:family="paragraph">
      <style:text-properties fo:font-size="10pt" style:font-size-asian="10pt" style:font-size-complex="10pt" fo:language="en" fo:country="AU"/>
    </style:style>
    <style:style style:name="P3834" style:parent-style-name="Normal" style:family="paragraph">
      <style:text-properties fo:font-size="10pt" style:font-size-asian="10pt" style:font-size-complex="10pt" fo:language="en" fo:country="AU"/>
    </style:style>
    <style:style style:name="P3835" style:parent-style-name="Normal" style:family="paragraph">
      <style:text-properties fo:font-size="10pt" style:font-size-asian="10pt" style:font-size-complex="10pt" fo:language="en" fo:country="AU"/>
    </style:style>
    <style:style style:name="P3836" style:parent-style-name="Normal" style:family="paragraph">
      <style:text-properties fo:font-size="10pt" style:font-size-asian="10pt" style:font-size-complex="10pt" fo:language="en" fo:country="AU"/>
    </style:style>
    <style:style style:name="P3837" style:parent-style-name="Normal" style:family="paragraph">
      <style:text-properties fo:font-size="10pt" style:font-size-asian="10pt" style:font-size-complex="10pt" fo:language="en" fo:country="AU"/>
    </style:style>
    <style:style style:name="P3838" style:parent-style-name="Normal" style:family="paragraph">
      <style:text-properties fo:font-size="10pt" style:font-size-asian="10pt" style:font-size-complex="10pt" fo:language="en" fo:country="AU"/>
    </style:style>
    <style:style style:name="P3839" style:parent-style-name="Normal" style:family="paragraph">
      <style:text-properties fo:font-size="10pt" style:font-size-asian="10pt" style:font-size-complex="10pt" fo:language="en" fo:country="AU"/>
    </style:style>
    <style:style style:name="P3840" style:parent-style-name="Normal" style:family="paragraph">
      <style:text-properties fo:font-size="10pt" style:font-size-asian="10pt" style:font-size-complex="10pt" fo:language="en" fo:country="AU"/>
    </style:style>
    <style:style style:name="P384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842" style:parent-style-name="Normal" style:family="paragraph">
      <style:text-properties fo:font-size="10pt" style:font-size-asian="10pt" style:font-size-complex="10pt" fo:language="en" fo:country="AU"/>
    </style:style>
    <style:style style:name="P3843" style:parent-style-name="Normal" style:family="paragraph">
      <style:text-properties fo:font-size="10pt" style:font-size-asian="10pt" style:font-size-complex="10pt" fo:language="en" fo:country="AU"/>
    </style:style>
    <style:style style:name="P3844" style:parent-style-name="Normal" style:family="paragraph">
      <style:text-properties fo:font-size="10pt" style:font-size-asian="10pt" style:font-size-complex="10pt" fo:language="en" fo:country="AU"/>
    </style:style>
    <style:style style:name="P3845" style:parent-style-name="Normal" style:family="paragraph">
      <style:text-properties fo:font-size="10pt" style:font-size-asian="10pt" style:font-size-complex="10pt" fo:language="en" fo:country="AU"/>
    </style:style>
    <style:style style:name="P3846" style:parent-style-name="Normal" style:family="paragraph">
      <style:text-properties fo:font-size="10pt" style:font-size-asian="10pt" style:font-size-complex="10pt" fo:language="en" fo:country="AU"/>
    </style:style>
    <style:style style:name="P3847" style:parent-style-name="Normal" style:family="paragraph">
      <style:text-properties fo:font-size="10pt" style:font-size-asian="10pt" style:font-size-complex="10pt" fo:language="en" fo:country="AU"/>
    </style:style>
    <style:style style:name="P3848" style:parent-style-name="Normal" style:family="paragraph">
      <style:text-properties fo:font-size="10pt" style:font-size-asian="10pt" style:font-size-complex="10pt" fo:language="en" fo:country="AU"/>
    </style:style>
    <style:style style:name="P3849" style:parent-style-name="Normal" style:family="paragraph">
      <style:text-properties fo:font-size="10pt" style:font-size-asian="10pt" style:font-size-complex="10pt" fo:language="en" fo:country="AU"/>
    </style:style>
    <style:style style:name="P385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851" style:parent-style-name="Normal" style:family="paragraph">
      <style:text-properties fo:font-size="10pt" style:font-size-asian="10pt" style:font-size-complex="10pt" fo:language="en" fo:country="AU"/>
    </style:style>
    <style:style style:name="P3852" style:parent-style-name="Normal" style:family="paragraph">
      <style:text-properties fo:font-size="10pt" style:font-size-asian="10pt" style:font-size-complex="10pt" fo:language="en" fo:country="AU"/>
    </style:style>
    <style:style style:name="P3853" style:parent-style-name="Normal" style:family="paragraph">
      <style:text-properties fo:font-size="10pt" style:font-size-asian="10pt" style:font-size-complex="10pt" fo:language="en" fo:country="AU"/>
    </style:style>
    <style:style style:name="P3854" style:parent-style-name="Normal" style:family="paragraph">
      <style:text-properties fo:font-size="10pt" style:font-size-asian="10pt" style:font-size-complex="10pt" fo:language="en" fo:country="AU"/>
    </style:style>
    <style:style style:name="P3855" style:parent-style-name="Normal" style:family="paragraph">
      <style:text-properties fo:font-size="10pt" style:font-size-asian="10pt" style:font-size-complex="10pt" fo:language="en" fo:country="AU"/>
    </style:style>
    <style:style style:name="P3856" style:parent-style-name="Normal" style:family="paragraph">
      <style:text-properties fo:font-size="10pt" style:font-size-asian="10pt" style:font-size-complex="10pt" fo:language="en" fo:country="AU"/>
    </style:style>
    <style:style style:name="P3857" style:parent-style-name="Normal" style:family="paragraph">
      <style:text-properties fo:font-size="10pt" style:font-size-asian="10pt" style:font-size-complex="10pt" fo:language="en" fo:country="AU"/>
    </style:style>
    <style:style style:name="P3858" style:parent-style-name="Normal" style:family="paragraph">
      <style:text-properties fo:font-size="10pt" style:font-size-asian="10pt" style:font-size-complex="10pt" fo:language="en" fo:country="AU"/>
    </style:style>
    <style:style style:name="P3859" style:parent-style-name="Normal" style:family="paragraph">
      <style:text-properties fo:font-size="10pt" style:font-size-asian="10pt" style:font-size-complex="10pt" fo:language="en" fo:country="AU"/>
    </style:style>
    <style:style style:name="P3860" style:parent-style-name="Normal" style:family="paragraph">
      <style:text-properties fo:font-size="10pt" style:font-size-asian="10pt" style:font-size-complex="10pt" fo:language="en" fo:country="AU"/>
    </style:style>
    <style:style style:name="P3861" style:parent-style-name="Normal" style:family="paragraph">
      <style:text-properties fo:font-size="10pt" style:font-size-asian="10pt" style:font-size-complex="10pt" fo:language="en" fo:country="AU"/>
    </style:style>
    <style:style style:name="P3862" style:parent-style-name="Normal" style:family="paragraph">
      <style:text-properties fo:font-size="10pt" style:font-size-asian="10pt" style:font-size-complex="10pt" fo:language="en" fo:country="AU"/>
    </style:style>
    <style:style style:name="P3863" style:parent-style-name="Normal" style:family="paragraph">
      <style:text-properties fo:font-size="10pt" style:font-size-asian="10pt" style:font-size-complex="10pt" fo:language="en" fo:country="AU"/>
    </style:style>
    <style:style style:name="P3864" style:parent-style-name="Normal" style:family="paragraph">
      <style:text-properties fo:font-size="10pt" style:font-size-asian="10pt" style:font-size-complex="10pt" fo:language="en" fo:country="AU"/>
    </style:style>
    <style:style style:name="P3865" style:parent-style-name="Normal" style:family="paragraph">
      <style:text-properties fo:font-size="10pt" style:font-size-asian="10pt" style:font-size-complex="10pt" fo:language="en" fo:country="AU"/>
    </style:style>
    <style:style style:name="P3866" style:parent-style-name="Normal" style:family="paragraph">
      <style:text-properties fo:font-size="10pt" style:font-size-asian="10pt" style:font-size-complex="10pt" fo:language="en" fo:country="AU"/>
    </style:style>
    <style:style style:name="P3867" style:parent-style-name="Normal" style:family="paragraph">
      <style:text-properties fo:font-size="10pt" style:font-size-asian="10pt" style:font-size-complex="10pt" fo:language="en" fo:country="AU"/>
    </style:style>
    <style:style style:name="P3868" style:parent-style-name="Normal" style:family="paragraph">
      <style:text-properties fo:font-size="10pt" style:font-size-asian="10pt" style:font-size-complex="10pt" fo:language="en" fo:country="AU"/>
    </style:style>
    <style:style style:name="P3869" style:parent-style-name="Normal" style:family="paragraph">
      <style:text-properties fo:font-size="10pt" style:font-size-asian="10pt" style:font-size-complex="10pt" fo:language="en" fo:country="AU"/>
    </style:style>
    <style:style style:name="P3870" style:parent-style-name="Normal" style:family="paragraph">
      <style:text-properties fo:font-size="10pt" style:font-size-asian="10pt" style:font-size-complex="10pt" fo:language="en" fo:country="AU"/>
    </style:style>
    <style:style style:name="P3871" style:parent-style-name="Normal" style:family="paragraph">
      <style:text-properties fo:font-size="10pt" style:font-size-asian="10pt" style:font-size-complex="10pt" fo:language="en" fo:country="AU"/>
    </style:style>
    <style:style style:name="P3872" style:parent-style-name="Normal" style:family="paragraph">
      <style:text-properties fo:font-size="10pt" style:font-size-asian="10pt" style:font-size-complex="10pt" fo:language="en" fo:country="AU"/>
    </style:style>
    <style:style style:name="P3873" style:parent-style-name="Normal" style:family="paragraph">
      <style:text-properties fo:font-size="10pt" style:font-size-asian="10pt" style:font-size-complex="10pt" fo:language="en" fo:country="AU"/>
    </style:style>
    <style:style style:name="P3874" style:parent-style-name="Normal" style:family="paragraph">
      <style:text-properties fo:font-size="10pt" style:font-size-asian="10pt" style:font-size-complex="10pt" fo:language="en" fo:country="AU"/>
    </style:style>
    <style:style style:name="P3875" style:parent-style-name="Normal" style:family="paragraph">
      <style:text-properties fo:font-size="10pt" style:font-size-asian="10pt" style:font-size-complex="10pt" fo:language="en" fo:country="AU"/>
    </style:style>
    <style:style style:name="P3876" style:parent-style-name="Normal" style:family="paragraph">
      <style:text-properties fo:font-size="10pt" style:font-size-asian="10pt" style:font-size-complex="10pt" fo:language="en" fo:country="AU"/>
    </style:style>
    <style:style style:name="P3877" style:parent-style-name="Normal" style:family="paragraph">
      <style:text-properties fo:font-size="10pt" style:font-size-asian="10pt" style:font-size-complex="10pt" fo:language="en" fo:country="AU"/>
    </style:style>
    <style:style style:name="P3878" style:parent-style-name="Normal" style:family="paragraph">
      <style:text-properties fo:font-size="10pt" style:font-size-asian="10pt" style:font-size-complex="10pt" fo:language="en" fo:country="AU"/>
    </style:style>
    <style:style style:name="P3879" style:parent-style-name="Normal" style:family="paragraph">
      <style:text-properties fo:font-size="10pt" style:font-size-asian="10pt" style:font-size-complex="10pt" fo:language="en" fo:country="AU"/>
    </style:style>
    <style:style style:name="P3880" style:parent-style-name="Normal" style:family="paragraph">
      <style:text-properties fo:font-size="10pt" style:font-size-asian="10pt" style:font-size-complex="10pt" fo:language="en" fo:country="AU"/>
    </style:style>
    <style:style style:name="P3881" style:parent-style-name="Normal" style:family="paragraph">
      <style:text-properties fo:font-size="10pt" style:font-size-asian="10pt" style:font-size-complex="10pt" fo:language="en" fo:country="AU"/>
    </style:style>
    <style:style style:name="P3882" style:parent-style-name="Normal" style:family="paragraph">
      <style:text-properties fo:font-size="10pt" style:font-size-asian="10pt" style:font-size-complex="10pt" fo:language="en" fo:country="AU"/>
    </style:style>
    <style:style style:name="P3883" style:parent-style-name="Normal" style:family="paragraph">
      <style:text-properties fo:font-size="10pt" style:font-size-asian="10pt" style:font-size-complex="10pt" fo:language="en" fo:country="AU"/>
    </style:style>
    <style:style style:name="P3884" style:parent-style-name="Normal" style:family="paragraph">
      <style:text-properties fo:font-size="10pt" style:font-size-asian="10pt" style:font-size-complex="10pt" fo:language="en" fo:country="AU"/>
    </style:style>
    <style:style style:name="P3885" style:parent-style-name="Normal" style:family="paragraph">
      <style:text-properties fo:font-size="10pt" style:font-size-asian="10pt" style:font-size-complex="10pt" fo:language="en" fo:country="AU"/>
    </style:style>
    <style:style style:name="P3886" style:parent-style-name="Normal" style:family="paragraph">
      <style:text-properties fo:font-size="10pt" style:font-size-asian="10pt" style:font-size-complex="10pt" fo:language="en" fo:country="AU"/>
    </style:style>
    <style:style style:name="P3887" style:parent-style-name="Normal" style:family="paragraph">
      <style:text-properties fo:font-size="10pt" style:font-size-asian="10pt" style:font-size-complex="10pt" fo:language="en" fo:country="AU"/>
    </style:style>
    <style:style style:name="P3888" style:parent-style-name="Normal" style:family="paragraph">
      <style:text-properties fo:font-size="10pt" style:font-size-asian="10pt" style:font-size-complex="10pt" fo:language="en" fo:country="AU"/>
    </style:style>
    <style:style style:name="P3889" style:parent-style-name="Normal" style:family="paragraph">
      <style:text-properties fo:font-size="10pt" style:font-size-asian="10pt" style:font-size-complex="10pt" fo:language="en" fo:country="AU"/>
    </style:style>
    <style:style style:name="P3890" style:parent-style-name="Normal" style:family="paragraph">
      <style:text-properties fo:font-size="10pt" style:font-size-asian="10pt" style:font-size-complex="10pt" fo:language="en" fo:country="AU"/>
    </style:style>
    <style:style style:name="P3891" style:parent-style-name="Normal" style:family="paragraph">
      <style:text-properties fo:font-size="10pt" style:font-size-asian="10pt" style:font-size-complex="10pt" fo:language="en" fo:country="AU"/>
    </style:style>
    <style:style style:name="P3892" style:parent-style-name="Normal" style:family="paragraph">
      <style:text-properties fo:font-size="10pt" style:font-size-asian="10pt" style:font-size-complex="10pt" fo:language="en" fo:country="AU"/>
    </style:style>
    <style:style style:name="P3893" style:parent-style-name="Normal" style:family="paragraph">
      <style:text-properties fo:font-size="10pt" style:font-size-asian="10pt" style:font-size-complex="10pt" fo:language="en" fo:country="AU"/>
    </style:style>
    <style:style style:name="P3894" style:parent-style-name="Normal" style:family="paragraph">
      <style:text-properties fo:font-size="10pt" style:font-size-asian="10pt" style:font-size-complex="10pt" fo:language="en" fo:country="AU"/>
    </style:style>
    <style:style style:name="P389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896" style:parent-style-name="Normal" style:family="paragraph">
      <style:text-properties fo:font-size="10pt" style:font-size-asian="10pt" style:font-size-complex="10pt" fo:language="en" fo:country="AU"/>
    </style:style>
    <style:style style:name="P3897" style:parent-style-name="Normal" style:family="paragraph">
      <style:text-properties fo:font-size="10pt" style:font-size-asian="10pt" style:font-size-complex="10pt" fo:language="en" fo:country="AU"/>
    </style:style>
    <style:style style:name="P3898" style:parent-style-name="Normal" style:family="paragraph">
      <style:text-properties fo:font-size="10pt" style:font-size-asian="10pt" style:font-size-complex="10pt" fo:language="en" fo:country="AU"/>
    </style:style>
    <style:style style:name="P3899" style:parent-style-name="Normal" style:family="paragraph">
      <style:text-properties fo:font-size="10pt" style:font-size-asian="10pt" style:font-size-complex="10pt" fo:language="en" fo:country="AU"/>
    </style:style>
    <style:style style:name="P3900" style:parent-style-name="Normal" style:family="paragraph">
      <style:text-properties fo:font-size="10pt" style:font-size-asian="10pt" style:font-size-complex="10pt" fo:language="en" fo:country="AU"/>
    </style:style>
    <style:style style:name="P3901" style:parent-style-name="Normal" style:family="paragraph">
      <style:text-properties fo:font-size="10pt" style:font-size-asian="10pt" style:font-size-complex="10pt" fo:language="en" fo:country="AU"/>
    </style:style>
    <style:style style:name="P3902" style:parent-style-name="Normal" style:family="paragraph">
      <style:text-properties fo:font-size="10pt" style:font-size-asian="10pt" style:font-size-complex="10pt" fo:language="en" fo:country="AU"/>
    </style:style>
    <style:style style:name="P3903" style:parent-style-name="Normal" style:family="paragraph">
      <style:text-properties fo:font-size="10pt" style:font-size-asian="10pt" style:font-size-complex="10pt" fo:language="en" fo:country="AU"/>
    </style:style>
    <style:style style:name="P3904" style:parent-style-name="Normal" style:family="paragraph">
      <style:text-properties fo:font-size="10pt" style:font-size-asian="10pt" style:font-size-complex="10pt" fo:language="en" fo:country="AU"/>
    </style:style>
    <style:style style:name="P3905" style:parent-style-name="Normal" style:family="paragraph">
      <style:text-properties fo:font-size="10pt" style:font-size-asian="10pt" style:font-size-complex="10pt" fo:language="en" fo:country="AU"/>
    </style:style>
    <style:style style:name="P390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907" style:parent-style-name="Normal" style:family="paragraph">
      <style:text-properties fo:font-size="10pt" style:font-size-asian="10pt" style:font-size-complex="10pt" fo:language="en" fo:country="AU"/>
    </style:style>
    <style:style style:name="P3908" style:parent-style-name="Normal" style:family="paragraph">
      <style:text-properties fo:font-size="10pt" style:font-size-asian="10pt" style:font-size-complex="10pt" fo:language="en" fo:country="AU"/>
    </style:style>
    <style:style style:name="P3909" style:parent-style-name="Normal" style:family="paragraph">
      <style:text-properties fo:font-size="10pt" style:font-size-asian="10pt" style:font-size-complex="10pt" fo:language="en" fo:country="AU"/>
    </style:style>
    <style:style style:name="P3910" style:parent-style-name="Normal" style:family="paragraph">
      <style:text-properties fo:font-size="10pt" style:font-size-asian="10pt" style:font-size-complex="10pt" fo:language="en" fo:country="AU"/>
    </style:style>
    <style:style style:name="P3911" style:parent-style-name="Normal" style:family="paragraph">
      <style:text-properties fo:font-size="10pt" style:font-size-asian="10pt" style:font-size-complex="10pt" fo:language="en" fo:country="AU"/>
    </style:style>
    <style:style style:name="P3912" style:parent-style-name="Normal" style:family="paragraph">
      <style:text-properties fo:font-size="10pt" style:font-size-asian="10pt" style:font-size-complex="10pt" fo:language="en" fo:country="AU"/>
    </style:style>
    <style:style style:name="P3913" style:parent-style-name="Normal" style:family="paragraph">
      <style:text-properties fo:font-size="10pt" style:font-size-asian="10pt" style:font-size-complex="10pt" fo:language="en" fo:country="AU"/>
    </style:style>
    <style:style style:name="P3914" style:parent-style-name="Normal" style:family="paragraph">
      <style:text-properties fo:font-size="10pt" style:font-size-asian="10pt" style:font-size-complex="10pt" fo:language="en" fo:country="AU"/>
    </style:style>
    <style:style style:name="P3915" style:parent-style-name="Normal" style:family="paragraph">
      <style:text-properties fo:font-size="10pt" style:font-size-asian="10pt" style:font-size-complex="10pt" fo:language="en" fo:country="AU"/>
    </style:style>
    <style:style style:name="P3916" style:parent-style-name="Normal" style:family="paragraph">
      <style:text-properties fo:font-size="10pt" style:font-size-asian="10pt" style:font-size-complex="10pt" fo:language="en" fo:country="AU"/>
    </style:style>
    <style:style style:name="P391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918" style:parent-style-name="Normal" style:family="paragraph">
      <style:text-properties fo:font-size="10pt" style:font-size-asian="10pt" style:font-size-complex="10pt" fo:language="en" fo:country="AU"/>
    </style:style>
    <style:style style:name="P3919" style:parent-style-name="Normal" style:family="paragraph">
      <style:text-properties fo:font-size="10pt" style:font-size-asian="10pt" style:font-size-complex="10pt" fo:language="en" fo:country="AU"/>
    </style:style>
    <style:style style:name="P3920" style:parent-style-name="Normal" style:family="paragraph">
      <style:text-properties fo:font-size="10pt" style:font-size-asian="10pt" style:font-size-complex="10pt" fo:language="en" fo:country="AU"/>
    </style:style>
    <style:style style:name="P3921" style:parent-style-name="Normal" style:family="paragraph">
      <style:text-properties fo:font-size="10pt" style:font-size-asian="10pt" style:font-size-complex="10pt" fo:language="en" fo:country="AU"/>
    </style:style>
    <style:style style:name="P3922" style:parent-style-name="Normal" style:family="paragraph">
      <style:text-properties fo:font-size="10pt" style:font-size-asian="10pt" style:font-size-complex="10pt" fo:language="en" fo:country="AU"/>
    </style:style>
    <style:style style:name="P3923" style:parent-style-name="Normal" style:family="paragraph">
      <style:text-properties fo:font-size="10pt" style:font-size-asian="10pt" style:font-size-complex="10pt" fo:language="en" fo:country="AU"/>
    </style:style>
    <style:style style:name="P3924" style:parent-style-name="Normal" style:family="paragraph">
      <style:text-properties fo:font-size="10pt" style:font-size-asian="10pt" style:font-size-complex="10pt" fo:language="en" fo:country="AU"/>
    </style:style>
    <style:style style:name="P3925" style:parent-style-name="Normal" style:family="paragraph">
      <style:text-properties fo:font-size="10pt" style:font-size-asian="10pt" style:font-size-complex="10pt" fo:language="en" fo:country="AU"/>
    </style:style>
    <style:style style:name="P3926" style:parent-style-name="Normal" style:family="paragraph">
      <style:text-properties fo:font-size="10pt" style:font-size-asian="10pt" style:font-size-complex="10pt" fo:language="en" fo:country="AU"/>
    </style:style>
    <style:style style:name="P3927" style:parent-style-name="Normal" style:family="paragraph">
      <style:text-properties fo:font-size="10pt" style:font-size-asian="10pt" style:font-size-complex="10pt" fo:language="en" fo:country="AU"/>
    </style:style>
    <style:style style:name="P3928" style:parent-style-name="Normal" style:family="paragraph">
      <style:text-properties fo:font-size="10pt" style:font-size-asian="10pt" style:font-size-complex="10pt" fo:language="en" fo:country="AU"/>
    </style:style>
    <style:style style:name="P3929" style:parent-style-name="Normal" style:family="paragraph">
      <style:text-properties fo:font-size="10pt" style:font-size-asian="10pt" style:font-size-complex="10pt" fo:language="en" fo:country="AU"/>
    </style:style>
    <style:style style:name="P3930" style:parent-style-name="Normal" style:family="paragraph">
      <style:text-properties fo:font-size="10pt" style:font-size-asian="10pt" style:font-size-complex="10pt" fo:language="en" fo:country="AU"/>
    </style:style>
    <style:style style:name="P3931" style:parent-style-name="Normal" style:family="paragraph">
      <style:text-properties fo:font-size="10pt" style:font-size-asian="10pt" style:font-size-complex="10pt" fo:language="en" fo:country="AU"/>
    </style:style>
    <style:style style:name="P3932" style:parent-style-name="Normal" style:family="paragraph">
      <style:text-properties fo:font-size="10pt" style:font-size-asian="10pt" style:font-size-complex="10pt" fo:language="en" fo:country="AU"/>
    </style:style>
    <style:style style:name="P3933" style:parent-style-name="Normal" style:family="paragraph">
      <style:text-properties fo:font-size="10pt" style:font-size-asian="10pt" style:font-size-complex="10pt" fo:language="en" fo:country="AU"/>
    </style:style>
    <style:style style:name="P3934" style:parent-style-name="Normal" style:family="paragraph">
      <style:text-properties fo:font-size="10pt" style:font-size-asian="10pt" style:font-size-complex="10pt" fo:language="en" fo:country="AU"/>
    </style:style>
    <style:style style:name="P3935" style:parent-style-name="Normal" style:family="paragraph">
      <style:text-properties fo:font-size="10pt" style:font-size-asian="10pt" style:font-size-complex="10pt" fo:language="en" fo:country="AU"/>
    </style:style>
    <style:style style:name="P3936" style:parent-style-name="Normal" style:family="paragraph">
      <style:text-properties fo:font-size="10pt" style:font-size-asian="10pt" style:font-size-complex="10pt" fo:language="en" fo:country="AU"/>
    </style:style>
    <style:style style:name="P3937" style:parent-style-name="Normal" style:family="paragraph">
      <style:text-properties fo:font-size="10pt" style:font-size-asian="10pt" style:font-size-complex="10pt" fo:language="en" fo:country="AU"/>
    </style:style>
    <style:style style:name="P3938" style:parent-style-name="Normal" style:family="paragraph">
      <style:text-properties fo:font-size="10pt" style:font-size-asian="10pt" style:font-size-complex="10pt" fo:language="en" fo:country="AU"/>
    </style:style>
    <style:style style:name="P3939" style:parent-style-name="Normal" style:family="paragraph">
      <style:text-properties fo:font-size="10pt" style:font-size-asian="10pt" style:font-size-complex="10pt" fo:language="en" fo:country="AU"/>
    </style:style>
    <style:style style:name="P3940" style:parent-style-name="Normal" style:family="paragraph">
      <style:text-properties fo:font-size="10pt" style:font-size-asian="10pt" style:font-size-complex="10pt" fo:language="en" fo:country="AU"/>
    </style:style>
    <style:style style:name="P3941" style:parent-style-name="Normal" style:family="paragraph">
      <style:text-properties fo:font-size="10pt" style:font-size-asian="10pt" style:font-size-complex="10pt" fo:language="en" fo:country="AU"/>
    </style:style>
    <style:style style:name="P3942" style:parent-style-name="Normal" style:family="paragraph">
      <style:text-properties fo:font-size="10pt" style:font-size-asian="10pt" style:font-size-complex="10pt" fo:language="en" fo:country="AU"/>
    </style:style>
    <style:style style:name="P3943" style:parent-style-name="Normal" style:family="paragraph">
      <style:text-properties fo:font-size="10pt" style:font-size-asian="10pt" style:font-size-complex="10pt" fo:language="en" fo:country="AU"/>
    </style:style>
    <style:style style:name="P3944" style:parent-style-name="Normal" style:family="paragraph">
      <style:text-properties fo:font-size="10pt" style:font-size-asian="10pt" style:font-size-complex="10pt" fo:language="en" fo:country="AU"/>
    </style:style>
    <style:style style:name="P394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946" style:parent-style-name="Normal" style:family="paragraph">
      <style:text-properties fo:font-size="10pt" style:font-size-asian="10pt" style:font-size-complex="10pt" fo:language="en" fo:country="AU"/>
    </style:style>
    <style:style style:name="P3947" style:parent-style-name="Normal" style:family="paragraph">
      <style:text-properties fo:font-size="10pt" style:font-size-asian="10pt" style:font-size-complex="10pt" fo:language="en" fo:country="AU"/>
    </style:style>
    <style:style style:name="P3948" style:parent-style-name="Normal" style:family="paragraph">
      <style:text-properties fo:font-size="10pt" style:font-size-asian="10pt" style:font-size-complex="10pt" fo:language="en" fo:country="AU"/>
    </style:style>
    <style:style style:name="P3949" style:parent-style-name="Normal" style:family="paragraph">
      <style:text-properties fo:font-size="10pt" style:font-size-asian="10pt" style:font-size-complex="10pt" fo:language="en" fo:country="AU"/>
    </style:style>
    <style:style style:name="P3950" style:parent-style-name="Normal" style:family="paragraph">
      <style:text-properties fo:font-size="10pt" style:font-size-asian="10pt" style:font-size-complex="10pt" fo:language="en" fo:country="AU"/>
    </style:style>
    <style:style style:name="P3951" style:parent-style-name="Normal" style:family="paragraph">
      <style:text-properties fo:font-size="10pt" style:font-size-asian="10pt" style:font-size-complex="10pt" fo:language="en" fo:country="AU"/>
    </style:style>
    <style:style style:name="P3952" style:parent-style-name="Normal" style:family="paragraph">
      <style:text-properties fo:font-size="10pt" style:font-size-asian="10pt" style:font-size-complex="10pt" fo:language="en" fo:country="AU"/>
    </style:style>
    <style:style style:name="P3953" style:parent-style-name="Normal" style:family="paragraph">
      <style:text-properties fo:font-size="10pt" style:font-size-asian="10pt" style:font-size-complex="10pt" fo:language="en" fo:country="AU"/>
    </style:style>
    <style:style style:name="P3954" style:parent-style-name="Normal" style:family="paragraph">
      <style:text-properties fo:font-size="10pt" style:font-size-asian="10pt" style:font-size-complex="10pt" fo:language="en" fo:country="AU"/>
    </style:style>
    <style:style style:name="P3955" style:parent-style-name="Normal" style:family="paragraph">
      <style:text-properties fo:font-size="10pt" style:font-size-asian="10pt" style:font-size-complex="10pt" fo:language="en" fo:country="AU"/>
    </style:style>
    <style:style style:name="P395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957" style:parent-style-name="Normal" style:family="paragraph">
      <style:text-properties fo:font-size="10pt" style:font-size-asian="10pt" style:font-size-complex="10pt" fo:language="en" fo:country="AU"/>
    </style:style>
    <style:style style:name="P3958" style:parent-style-name="Normal" style:family="paragraph">
      <style:text-properties fo:font-size="10pt" style:font-size-asian="10pt" style:font-size-complex="10pt" fo:language="en" fo:country="AU"/>
    </style:style>
    <style:style style:name="P3959" style:parent-style-name="Normal" style:family="paragraph">
      <style:text-properties fo:font-size="10pt" style:font-size-asian="10pt" style:font-size-complex="10pt" fo:language="en" fo:country="AU"/>
    </style:style>
    <style:style style:name="P3960" style:parent-style-name="Normal" style:family="paragraph">
      <style:text-properties fo:font-size="10pt" style:font-size-asian="10pt" style:font-size-complex="10pt" fo:language="en" fo:country="AU"/>
    </style:style>
    <style:style style:name="P3961" style:parent-style-name="Normal" style:family="paragraph">
      <style:text-properties fo:font-size="10pt" style:font-size-asian="10pt" style:font-size-complex="10pt" fo:language="en" fo:country="AU"/>
    </style:style>
    <style:style style:name="P3962" style:parent-style-name="Normal" style:family="paragraph">
      <style:text-properties fo:font-size="10pt" style:font-size-asian="10pt" style:font-size-complex="10pt" fo:language="en" fo:country="AU"/>
    </style:style>
    <style:style style:name="P3963" style:parent-style-name="Normal" style:family="paragraph">
      <style:text-properties fo:font-size="10pt" style:font-size-asian="10pt" style:font-size-complex="10pt" fo:language="en" fo:country="AU"/>
    </style:style>
    <style:style style:name="P3964" style:parent-style-name="Normal" style:family="paragraph">
      <style:text-properties fo:font-size="10pt" style:font-size-asian="10pt" style:font-size-complex="10pt" fo:language="en" fo:country="AU"/>
    </style:style>
    <style:style style:name="P3965" style:parent-style-name="Normal" style:family="paragraph">
      <style:text-properties fo:font-size="10pt" style:font-size-asian="10pt" style:font-size-complex="10pt" fo:language="en" fo:country="AU"/>
    </style:style>
    <style:style style:name="P396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967" style:parent-style-name="Normal" style:family="paragraph">
      <style:text-properties fo:font-size="10pt" style:font-size-asian="10pt" style:font-size-complex="10pt" fo:language="en" fo:country="AU"/>
    </style:style>
    <style:style style:name="P3968" style:parent-style-name="Normal" style:family="paragraph">
      <style:text-properties fo:font-size="10pt" style:font-size-asian="10pt" style:font-size-complex="10pt" fo:language="en" fo:country="AU"/>
    </style:style>
    <style:style style:name="P3969" style:parent-style-name="Normal" style:family="paragraph">
      <style:text-properties fo:font-size="10pt" style:font-size-asian="10pt" style:font-size-complex="10pt" fo:language="en" fo:country="AU"/>
    </style:style>
    <style:style style:name="P3970" style:parent-style-name="Normal" style:family="paragraph">
      <style:text-properties fo:font-size="10pt" style:font-size-asian="10pt" style:font-size-complex="10pt" fo:language="en" fo:country="AU"/>
    </style:style>
    <style:style style:name="P3971" style:parent-style-name="Normal" style:family="paragraph">
      <style:text-properties fo:font-size="10pt" style:font-size-asian="10pt" style:font-size-complex="10pt" fo:language="en" fo:country="AU"/>
    </style:style>
    <style:style style:name="P3972" style:parent-style-name="Normal" style:family="paragraph">
      <style:text-properties fo:font-size="10pt" style:font-size-asian="10pt" style:font-size-complex="10pt" fo:language="en" fo:country="AU"/>
    </style:style>
    <style:style style:name="P3973" style:parent-style-name="Normal" style:family="paragraph">
      <style:text-properties fo:font-size="10pt" style:font-size-asian="10pt" style:font-size-complex="10pt" fo:language="en" fo:country="AU"/>
    </style:style>
    <style:style style:name="P3974" style:parent-style-name="Normal" style:family="paragraph">
      <style:text-properties fo:font-size="10pt" style:font-size-asian="10pt" style:font-size-complex="10pt" fo:language="en" fo:country="AU"/>
    </style:style>
    <style:style style:name="P3975" style:parent-style-name="Normal" style:family="paragraph">
      <style:text-properties fo:font-size="10pt" style:font-size-asian="10pt" style:font-size-complex="10pt" fo:language="en" fo:country="AU"/>
    </style:style>
    <style:style style:name="P397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977" style:parent-style-name="Normal" style:family="paragraph">
      <style:text-properties fo:font-size="10pt" style:font-size-asian="10pt" style:font-size-complex="10pt" fo:language="en" fo:country="AU"/>
    </style:style>
    <style:style style:name="P3978" style:parent-style-name="Normal" style:family="paragraph">
      <style:text-properties fo:font-size="10pt" style:font-size-asian="10pt" style:font-size-complex="10pt" fo:language="en" fo:country="AU"/>
    </style:style>
    <style:style style:name="P3979" style:parent-style-name="Normal" style:family="paragraph">
      <style:text-properties fo:font-size="10pt" style:font-size-asian="10pt" style:font-size-complex="10pt" fo:language="en" fo:country="AU"/>
    </style:style>
    <style:style style:name="P3980" style:parent-style-name="Normal" style:family="paragraph">
      <style:text-properties fo:font-size="10pt" style:font-size-asian="10pt" style:font-size-complex="10pt" fo:language="en" fo:country="AU"/>
    </style:style>
    <style:style style:name="P3981" style:parent-style-name="Normal" style:family="paragraph">
      <style:text-properties fo:font-size="10pt" style:font-size-asian="10pt" style:font-size-complex="10pt" fo:language="en" fo:country="AU"/>
    </style:style>
    <style:style style:name="P3982" style:parent-style-name="Normal" style:family="paragraph">
      <style:text-properties fo:font-size="10pt" style:font-size-asian="10pt" style:font-size-complex="10pt" fo:language="en" fo:country="AU"/>
    </style:style>
    <style:style style:name="P3983" style:parent-style-name="Normal" style:family="paragraph">
      <style:text-properties fo:font-size="10pt" style:font-size-asian="10pt" style:font-size-complex="10pt" fo:language="en" fo:country="AU"/>
    </style:style>
    <style:style style:name="P3984" style:parent-style-name="Normal" style:family="paragraph">
      <style:text-properties fo:font-size="10pt" style:font-size-asian="10pt" style:font-size-complex="10pt" fo:language="en" fo:country="AU"/>
    </style:style>
    <style:style style:name="P3985" style:parent-style-name="Normal" style:family="paragraph">
      <style:text-properties fo:font-size="10pt" style:font-size-asian="10pt" style:font-size-complex="10pt" fo:language="en" fo:country="AU"/>
    </style:style>
    <style:style style:name="P3986" style:parent-style-name="Normal" style:family="paragraph">
      <style:text-properties fo:font-size="10pt" style:font-size-asian="10pt" style:font-size-complex="10pt" fo:language="en" fo:country="AU"/>
    </style:style>
    <style:style style:name="P398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988" style:parent-style-name="Normal" style:family="paragraph">
      <style:text-properties fo:font-size="10pt" style:font-size-asian="10pt" style:font-size-complex="10pt" fo:language="en" fo:country="AU"/>
    </style:style>
    <style:style style:name="P3989" style:parent-style-name="Normal" style:family="paragraph">
      <style:text-properties fo:font-size="10pt" style:font-size-asian="10pt" style:font-size-complex="10pt" fo:language="en" fo:country="AU"/>
    </style:style>
    <style:style style:name="P3990" style:parent-style-name="Normal" style:family="paragraph">
      <style:text-properties fo:font-size="10pt" style:font-size-asian="10pt" style:font-size-complex="10pt" fo:language="en" fo:country="AU"/>
    </style:style>
    <style:style style:name="P3991" style:parent-style-name="Normal" style:family="paragraph">
      <style:text-properties fo:font-size="10pt" style:font-size-asian="10pt" style:font-size-complex="10pt" fo:language="en" fo:country="AU"/>
    </style:style>
    <style:style style:name="P3992" style:parent-style-name="Normal" style:family="paragraph">
      <style:text-properties fo:font-size="10pt" style:font-size-asian="10pt" style:font-size-complex="10pt" fo:language="en" fo:country="AU"/>
    </style:style>
    <style:style style:name="P3993" style:parent-style-name="Normal" style:family="paragraph">
      <style:text-properties fo:font-size="10pt" style:font-size-asian="10pt" style:font-size-complex="10pt" fo:language="en" fo:country="AU"/>
    </style:style>
    <style:style style:name="P3994" style:parent-style-name="Normal" style:family="paragraph">
      <style:text-properties fo:font-size="10pt" style:font-size-asian="10pt" style:font-size-complex="10pt" fo:language="en" fo:country="AU"/>
    </style:style>
    <style:style style:name="P3995" style:parent-style-name="Normal" style:family="paragraph">
      <style:text-properties fo:font-size="10pt" style:font-size-asian="10pt" style:font-size-complex="10pt" fo:language="en" fo:country="AU"/>
    </style:style>
    <style:style style:name="P3996" style:parent-style-name="Normal" style:family="paragraph">
      <style:text-properties fo:font-size="10pt" style:font-size-asian="10pt" style:font-size-complex="10pt" fo:language="en" fo:country="AU"/>
    </style:style>
    <style:style style:name="P3997" style:parent-style-name="Normal" style:family="paragraph">
      <style:text-properties fo:font-size="10pt" style:font-size-asian="10pt" style:font-size-complex="10pt" fo:language="en" fo:country="AU"/>
    </style:style>
    <style:style style:name="P399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3999" style:parent-style-name="Normal" style:family="paragraph">
      <style:text-properties fo:font-size="10pt" style:font-size-asian="10pt" style:font-size-complex="10pt" fo:language="en" fo:country="AU"/>
    </style:style>
    <style:style style:name="P4000" style:parent-style-name="Normal" style:family="paragraph">
      <style:text-properties fo:font-size="10pt" style:font-size-asian="10pt" style:font-size-complex="10pt" fo:language="en" fo:country="AU"/>
    </style:style>
    <style:style style:name="P4001" style:parent-style-name="Normal" style:family="paragraph">
      <style:text-properties fo:font-size="10pt" style:font-size-asian="10pt" style:font-size-complex="10pt" fo:language="en" fo:country="AU"/>
    </style:style>
    <style:style style:name="P4002" style:parent-style-name="Normal" style:family="paragraph">
      <style:text-properties fo:font-size="10pt" style:font-size-asian="10pt" style:font-size-complex="10pt" fo:language="en" fo:country="AU"/>
    </style:style>
    <style:style style:name="P4003" style:parent-style-name="Normal" style:family="paragraph">
      <style:text-properties fo:font-size="10pt" style:font-size-asian="10pt" style:font-size-complex="10pt" fo:language="en" fo:country="AU"/>
    </style:style>
    <style:style style:name="P4004" style:parent-style-name="Normal" style:family="paragraph">
      <style:text-properties fo:font-size="10pt" style:font-size-asian="10pt" style:font-size-complex="10pt" fo:language="en" fo:country="AU"/>
    </style:style>
    <style:style style:name="P4005" style:parent-style-name="Normal" style:family="paragraph">
      <style:text-properties fo:font-size="10pt" style:font-size-asian="10pt" style:font-size-complex="10pt" fo:language="en" fo:country="AU"/>
    </style:style>
    <style:style style:name="P4006" style:parent-style-name="Normal" style:family="paragraph">
      <style:text-properties fo:font-size="10pt" style:font-size-asian="10pt" style:font-size-complex="10pt" fo:language="en" fo:country="AU"/>
    </style:style>
    <style:style style:name="P4007" style:parent-style-name="Normal" style:family="paragraph">
      <style:text-properties fo:font-size="10pt" style:font-size-asian="10pt" style:font-size-complex="10pt" fo:language="en" fo:country="AU"/>
    </style:style>
    <style:style style:name="P4008" style:parent-style-name="Normal" style:family="paragraph">
      <style:text-properties fo:font-size="10pt" style:font-size-asian="10pt" style:font-size-complex="10pt" fo:language="en" fo:country="AU"/>
    </style:style>
    <style:style style:name="P400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010" style:parent-style-name="Normal" style:family="paragraph">
      <style:text-properties fo:font-size="10pt" style:font-size-asian="10pt" style:font-size-complex="10pt" fo:language="en" fo:country="AU"/>
    </style:style>
    <style:style style:name="P4011" style:parent-style-name="Normal" style:family="paragraph">
      <style:text-properties fo:font-size="10pt" style:font-size-asian="10pt" style:font-size-complex="10pt" fo:language="en" fo:country="AU"/>
    </style:style>
    <style:style style:name="P4012" style:parent-style-name="Normal" style:family="paragraph">
      <style:text-properties fo:font-size="10pt" style:font-size-asian="10pt" style:font-size-complex="10pt" fo:language="en" fo:country="AU"/>
    </style:style>
    <style:style style:name="P4013" style:parent-style-name="Normal" style:family="paragraph">
      <style:text-properties fo:font-size="10pt" style:font-size-asian="10pt" style:font-size-complex="10pt" fo:language="en" fo:country="AU"/>
    </style:style>
    <style:style style:name="P4014" style:parent-style-name="Normal" style:family="paragraph">
      <style:text-properties fo:font-size="10pt" style:font-size-asian="10pt" style:font-size-complex="10pt" fo:language="en" fo:country="AU"/>
    </style:style>
    <style:style style:name="P4015" style:parent-style-name="Normal" style:family="paragraph">
      <style:text-properties fo:font-size="10pt" style:font-size-asian="10pt" style:font-size-complex="10pt" fo:language="en" fo:country="AU"/>
    </style:style>
    <style:style style:name="P4016" style:parent-style-name="Normal" style:family="paragraph">
      <style:text-properties fo:font-size="10pt" style:font-size-asian="10pt" style:font-size-complex="10pt" fo:language="en" fo:country="AU"/>
    </style:style>
    <style:style style:name="P4017" style:parent-style-name="Normal" style:family="paragraph">
      <style:text-properties fo:font-size="10pt" style:font-size-asian="10pt" style:font-size-complex="10pt" fo:language="en" fo:country="AU"/>
    </style:style>
    <style:style style:name="P401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019" style:parent-style-name="Normal" style:family="paragraph">
      <style:text-properties fo:font-size="10pt" style:font-size-asian="10pt" style:font-size-complex="10pt" fo:language="en" fo:country="AU"/>
    </style:style>
    <style:style style:name="P4020" style:parent-style-name="Normal" style:family="paragraph">
      <style:text-properties fo:font-size="10pt" style:font-size-asian="10pt" style:font-size-complex="10pt" fo:language="en" fo:country="AU"/>
    </style:style>
    <style:style style:name="P4021" style:parent-style-name="Normal" style:family="paragraph">
      <style:text-properties fo:font-size="10pt" style:font-size-asian="10pt" style:font-size-complex="10pt" fo:language="en" fo:country="AU"/>
    </style:style>
    <style:style style:name="P4022" style:parent-style-name="Normal" style:family="paragraph">
      <style:text-properties fo:font-size="10pt" style:font-size-asian="10pt" style:font-size-complex="10pt" fo:language="en" fo:country="AU"/>
    </style:style>
    <style:style style:name="P4023" style:parent-style-name="Normal" style:family="paragraph">
      <style:text-properties fo:font-size="10pt" style:font-size-asian="10pt" style:font-size-complex="10pt" fo:language="en" fo:country="AU"/>
    </style:style>
    <style:style style:name="P4024" style:parent-style-name="Normal" style:family="paragraph">
      <style:text-properties fo:font-size="10pt" style:font-size-asian="10pt" style:font-size-complex="10pt" fo:language="en" fo:country="AU"/>
    </style:style>
    <style:style style:name="P4025" style:parent-style-name="Normal" style:family="paragraph">
      <style:text-properties fo:font-size="10pt" style:font-size-asian="10pt" style:font-size-complex="10pt" fo:language="en" fo:country="AU"/>
    </style:style>
    <style:style style:name="P4026" style:parent-style-name="Normal" style:family="paragraph">
      <style:text-properties fo:font-size="10pt" style:font-size-asian="10pt" style:font-size-complex="10pt" fo:language="en" fo:country="AU"/>
    </style:style>
    <style:style style:name="P402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028" style:parent-style-name="Normal" style:family="paragraph">
      <style:text-properties fo:font-size="10pt" style:font-size-asian="10pt" style:font-size-complex="10pt" fo:language="en" fo:country="AU"/>
    </style:style>
    <style:style style:name="P4029" style:parent-style-name="Normal" style:family="paragraph">
      <style:text-properties fo:font-size="10pt" style:font-size-asian="10pt" style:font-size-complex="10pt" fo:language="en" fo:country="AU"/>
    </style:style>
    <style:style style:name="P4030" style:parent-style-name="Normal" style:family="paragraph">
      <style:text-properties fo:font-size="10pt" style:font-size-asian="10pt" style:font-size-complex="10pt" fo:language="en" fo:country="AU"/>
    </style:style>
    <style:style style:name="P4031" style:parent-style-name="Normal" style:family="paragraph">
      <style:text-properties fo:font-size="10pt" style:font-size-asian="10pt" style:font-size-complex="10pt" fo:language="en" fo:country="AU"/>
    </style:style>
    <style:style style:name="P4032" style:parent-style-name="Normal" style:family="paragraph">
      <style:text-properties fo:font-size="10pt" style:font-size-asian="10pt" style:font-size-complex="10pt" fo:language="en" fo:country="AU"/>
    </style:style>
    <style:style style:name="P4033" style:parent-style-name="Normal" style:family="paragraph">
      <style:text-properties fo:font-size="10pt" style:font-size-asian="10pt" style:font-size-complex="10pt" fo:language="en" fo:country="AU"/>
    </style:style>
    <style:style style:name="P4034" style:parent-style-name="Normal" style:family="paragraph">
      <style:text-properties fo:font-size="10pt" style:font-size-asian="10pt" style:font-size-complex="10pt" fo:language="en" fo:country="AU"/>
    </style:style>
    <style:style style:name="P4035" style:parent-style-name="Normal" style:family="paragraph">
      <style:text-properties fo:font-size="10pt" style:font-size-asian="10pt" style:font-size-complex="10pt" fo:language="en" fo:country="AU"/>
    </style:style>
    <style:style style:name="P4036" style:parent-style-name="Normal" style:family="paragraph">
      <style:text-properties fo:font-size="10pt" style:font-size-asian="10pt" style:font-size-complex="10pt" fo:language="en" fo:country="AU"/>
    </style:style>
    <style:style style:name="P4037" style:parent-style-name="Normal" style:family="paragraph">
      <style:text-properties fo:font-size="10pt" style:font-size-asian="10pt" style:font-size-complex="10pt" fo:language="en" fo:country="AU"/>
    </style:style>
    <style:style style:name="P403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039" style:parent-style-name="Normal" style:family="paragraph">
      <style:text-properties fo:font-size="10pt" style:font-size-asian="10pt" style:font-size-complex="10pt" fo:language="en" fo:country="AU"/>
    </style:style>
    <style:style style:name="P4040" style:parent-style-name="Normal" style:family="paragraph">
      <style:text-properties fo:font-size="10pt" style:font-size-asian="10pt" style:font-size-complex="10pt" fo:language="en" fo:country="AU"/>
    </style:style>
    <style:style style:name="P4041" style:parent-style-name="Normal" style:family="paragraph">
      <style:text-properties fo:font-size="10pt" style:font-size-asian="10pt" style:font-size-complex="10pt" fo:language="en" fo:country="AU"/>
    </style:style>
    <style:style style:name="P4042" style:parent-style-name="Normal" style:family="paragraph">
      <style:text-properties fo:font-size="10pt" style:font-size-asian="10pt" style:font-size-complex="10pt" fo:language="en" fo:country="AU"/>
    </style:style>
    <style:style style:name="P4043" style:parent-style-name="Normal" style:family="paragraph">
      <style:text-properties fo:font-size="10pt" style:font-size-asian="10pt" style:font-size-complex="10pt" fo:language="en" fo:country="AU"/>
    </style:style>
    <style:style style:name="P4044" style:parent-style-name="Normal" style:family="paragraph">
      <style:text-properties fo:font-size="10pt" style:font-size-asian="10pt" style:font-size-complex="10pt" fo:language="en" fo:country="AU"/>
    </style:style>
    <style:style style:name="P4045" style:parent-style-name="Normal" style:family="paragraph">
      <style:text-properties fo:font-size="10pt" style:font-size-asian="10pt" style:font-size-complex="10pt" fo:language="en" fo:country="AU"/>
    </style:style>
    <style:style style:name="P4046" style:parent-style-name="Normal" style:family="paragraph">
      <style:text-properties fo:font-size="10pt" style:font-size-asian="10pt" style:font-size-complex="10pt" fo:language="en" fo:country="AU"/>
    </style:style>
    <style:style style:name="P404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048" style:parent-style-name="Normal" style:family="paragraph">
      <style:text-properties fo:font-size="10pt" style:font-size-asian="10pt" style:font-size-complex="10pt" fo:language="en" fo:country="AU"/>
    </style:style>
    <style:style style:name="P4049" style:parent-style-name="Normal" style:family="paragraph">
      <style:text-properties fo:font-size="10pt" style:font-size-asian="10pt" style:font-size-complex="10pt" fo:language="en" fo:country="AU"/>
    </style:style>
    <style:style style:name="P4050" style:parent-style-name="Normal" style:family="paragraph">
      <style:text-properties fo:font-size="10pt" style:font-size-asian="10pt" style:font-size-complex="10pt" fo:language="en" fo:country="AU"/>
    </style:style>
    <style:style style:name="P4051" style:parent-style-name="Normal" style:family="paragraph">
      <style:text-properties fo:font-size="10pt" style:font-size-asian="10pt" style:font-size-complex="10pt" fo:language="en" fo:country="AU"/>
    </style:style>
    <style:style style:name="P4052" style:parent-style-name="Normal" style:family="paragraph">
      <style:text-properties fo:font-size="10pt" style:font-size-asian="10pt" style:font-size-complex="10pt" fo:language="en" fo:country="AU"/>
    </style:style>
    <style:style style:name="P4053" style:parent-style-name="Normal" style:family="paragraph">
      <style:text-properties fo:font-size="10pt" style:font-size-asian="10pt" style:font-size-complex="10pt" fo:language="en" fo:country="AU"/>
    </style:style>
    <style:style style:name="P4054" style:parent-style-name="Normal" style:family="paragraph">
      <style:text-properties fo:font-size="10pt" style:font-size-asian="10pt" style:font-size-complex="10pt" fo:language="en" fo:country="AU"/>
    </style:style>
    <style:style style:name="P4055" style:parent-style-name="Normal" style:family="paragraph">
      <style:text-properties fo:font-size="10pt" style:font-size-asian="10pt" style:font-size-complex="10pt" fo:language="en" fo:country="AU"/>
    </style:style>
    <style:style style:name="P4056" style:parent-style-name="Normal" style:family="paragraph">
      <style:text-properties fo:font-size="10pt" style:font-size-asian="10pt" style:font-size-complex="10pt" fo:language="en" fo:country="AU"/>
    </style:style>
    <style:style style:name="P4057" style:parent-style-name="Normal" style:family="paragraph">
      <style:text-properties fo:font-size="10pt" style:font-size-asian="10pt" style:font-size-complex="10pt" fo:language="en" fo:country="AU"/>
    </style:style>
    <style:style style:name="P405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059" style:parent-style-name="Normal" style:family="paragraph">
      <style:text-properties fo:font-size="10pt" style:font-size-asian="10pt" style:font-size-complex="10pt" fo:language="en" fo:country="AU"/>
    </style:style>
    <style:style style:name="P4060" style:parent-style-name="Normal" style:family="paragraph">
      <style:text-properties fo:font-size="10pt" style:font-size-asian="10pt" style:font-size-complex="10pt" fo:language="en" fo:country="AU"/>
    </style:style>
    <style:style style:name="P4061" style:parent-style-name="Normal" style:family="paragraph">
      <style:text-properties fo:font-size="10pt" style:font-size-asian="10pt" style:font-size-complex="10pt" fo:language="en" fo:country="AU"/>
    </style:style>
    <style:style style:name="P4062" style:parent-style-name="Normal" style:family="paragraph">
      <style:text-properties fo:font-size="10pt" style:font-size-asian="10pt" style:font-size-complex="10pt" fo:language="en" fo:country="AU"/>
    </style:style>
    <style:style style:name="P4063" style:parent-style-name="Normal" style:family="paragraph">
      <style:text-properties fo:font-size="10pt" style:font-size-asian="10pt" style:font-size-complex="10pt" fo:language="en" fo:country="AU"/>
    </style:style>
    <style:style style:name="P4064" style:parent-style-name="Normal" style:family="paragraph">
      <style:text-properties fo:font-size="10pt" style:font-size-asian="10pt" style:font-size-complex="10pt" fo:language="en" fo:country="AU"/>
    </style:style>
    <style:style style:name="P4065" style:parent-style-name="Normal" style:family="paragraph">
      <style:text-properties fo:font-size="10pt" style:font-size-asian="10pt" style:font-size-complex="10pt" fo:language="en" fo:country="AU"/>
    </style:style>
    <style:style style:name="P4066" style:parent-style-name="Normal" style:family="paragraph">
      <style:text-properties fo:font-size="10pt" style:font-size-asian="10pt" style:font-size-complex="10pt" fo:language="en" fo:country="AU"/>
    </style:style>
    <style:style style:name="P4067" style:parent-style-name="Normal" style:family="paragraph">
      <style:text-properties fo:font-size="10pt" style:font-size-asian="10pt" style:font-size-complex="10pt" fo:language="en" fo:country="AU"/>
    </style:style>
    <style:style style:name="P406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069" style:parent-style-name="Normal" style:family="paragraph">
      <style:text-properties fo:font-size="10pt" style:font-size-asian="10pt" style:font-size-complex="10pt" fo:language="en" fo:country="AU"/>
    </style:style>
    <style:style style:name="P4070" style:parent-style-name="Normal" style:family="paragraph">
      <style:text-properties fo:font-size="10pt" style:font-size-asian="10pt" style:font-size-complex="10pt" fo:language="en" fo:country="AU"/>
    </style:style>
    <style:style style:name="P4071" style:parent-style-name="Normal" style:family="paragraph">
      <style:text-properties fo:font-size="10pt" style:font-size-asian="10pt" style:font-size-complex="10pt" fo:language="en" fo:country="AU"/>
    </style:style>
    <style:style style:name="P4072" style:parent-style-name="Normal" style:family="paragraph">
      <style:text-properties fo:font-size="10pt" style:font-size-asian="10pt" style:font-size-complex="10pt" fo:language="en" fo:country="AU"/>
    </style:style>
    <style:style style:name="P4073" style:parent-style-name="Normal" style:family="paragraph">
      <style:text-properties fo:font-size="10pt" style:font-size-asian="10pt" style:font-size-complex="10pt" fo:language="en" fo:country="AU"/>
    </style:style>
    <style:style style:name="P4074" style:parent-style-name="Normal" style:family="paragraph">
      <style:text-properties fo:font-size="10pt" style:font-size-asian="10pt" style:font-size-complex="10pt" fo:language="en" fo:country="AU"/>
    </style:style>
    <style:style style:name="P4075" style:parent-style-name="Normal" style:family="paragraph">
      <style:text-properties fo:font-size="10pt" style:font-size-asian="10pt" style:font-size-complex="10pt" fo:language="en" fo:country="AU"/>
    </style:style>
    <style:style style:name="P4076" style:parent-style-name="Normal" style:family="paragraph">
      <style:text-properties fo:font-size="10pt" style:font-size-asian="10pt" style:font-size-complex="10pt" fo:language="en" fo:country="AU"/>
    </style:style>
    <style:style style:name="P4077" style:parent-style-name="Normal" style:family="paragraph">
      <style:text-properties fo:font-size="10pt" style:font-size-asian="10pt" style:font-size-complex="10pt" fo:language="en" fo:country="AU"/>
    </style:style>
    <style:style style:name="P407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079" style:parent-style-name="Normal" style:family="paragraph">
      <style:text-properties fo:font-size="10pt" style:font-size-asian="10pt" style:font-size-complex="10pt" fo:language="en" fo:country="AU"/>
    </style:style>
    <style:style style:name="P4080" style:parent-style-name="Normal" style:family="paragraph">
      <style:text-properties fo:font-size="10pt" style:font-size-asian="10pt" style:font-size-complex="10pt" fo:language="en" fo:country="AU"/>
    </style:style>
    <style:style style:name="P4081" style:parent-style-name="Normal" style:family="paragraph">
      <style:text-properties fo:font-size="10pt" style:font-size-asian="10pt" style:font-size-complex="10pt" fo:language="en" fo:country="AU"/>
    </style:style>
    <style:style style:name="P4082" style:parent-style-name="Normal" style:family="paragraph">
      <style:text-properties fo:font-size="10pt" style:font-size-asian="10pt" style:font-size-complex="10pt" fo:language="en" fo:country="AU"/>
    </style:style>
    <style:style style:name="P4083" style:parent-style-name="Normal" style:family="paragraph">
      <style:text-properties fo:font-size="10pt" style:font-size-asian="10pt" style:font-size-complex="10pt" fo:language="en" fo:country="AU"/>
    </style:style>
    <style:style style:name="P4084" style:parent-style-name="Normal" style:family="paragraph">
      <style:text-properties fo:font-size="10pt" style:font-size-asian="10pt" style:font-size-complex="10pt" fo:language="en" fo:country="AU"/>
    </style:style>
    <style:style style:name="P4085" style:parent-style-name="Normal" style:family="paragraph">
      <style:text-properties fo:font-size="10pt" style:font-size-asian="10pt" style:font-size-complex="10pt" fo:language="en" fo:country="AU"/>
    </style:style>
    <style:style style:name="P4086" style:parent-style-name="Normal" style:family="paragraph">
      <style:text-properties fo:font-size="10pt" style:font-size-asian="10pt" style:font-size-complex="10pt" fo:language="en" fo:country="AU"/>
    </style:style>
    <style:style style:name="P4087" style:parent-style-name="Normal" style:family="paragraph">
      <style:text-properties fo:font-size="10pt" style:font-size-asian="10pt" style:font-size-complex="10pt" fo:language="en" fo:country="AU"/>
    </style:style>
    <style:style style:name="P408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089" style:parent-style-name="Normal" style:family="paragraph">
      <style:text-properties fo:font-size="10pt" style:font-size-asian="10pt" style:font-size-complex="10pt" fo:language="en" fo:country="AU"/>
    </style:style>
    <style:style style:name="P4090" style:parent-style-name="Normal" style:family="paragraph">
      <style:text-properties fo:font-size="10pt" style:font-size-asian="10pt" style:font-size-complex="10pt" fo:language="en" fo:country="AU"/>
    </style:style>
    <style:style style:name="P4091" style:parent-style-name="Normal" style:family="paragraph">
      <style:text-properties fo:font-size="10pt" style:font-size-asian="10pt" style:font-size-complex="10pt" fo:language="en" fo:country="AU"/>
    </style:style>
    <style:style style:name="P4092" style:parent-style-name="Normal" style:family="paragraph">
      <style:text-properties fo:font-size="10pt" style:font-size-asian="10pt" style:font-size-complex="10pt" fo:language="en" fo:country="AU"/>
    </style:style>
    <style:style style:name="P4093" style:parent-style-name="Normal" style:family="paragraph">
      <style:text-properties fo:font-size="10pt" style:font-size-asian="10pt" style:font-size-complex="10pt" fo:language="en" fo:country="AU"/>
    </style:style>
    <style:style style:name="P4094" style:parent-style-name="Normal" style:family="paragraph">
      <style:text-properties fo:font-size="10pt" style:font-size-asian="10pt" style:font-size-complex="10pt" fo:language="en" fo:country="AU"/>
    </style:style>
    <style:style style:name="P4095" style:parent-style-name="Normal" style:family="paragraph">
      <style:text-properties fo:font-size="10pt" style:font-size-asian="10pt" style:font-size-complex="10pt" fo:language="en" fo:country="AU"/>
    </style:style>
    <style:style style:name="P4096" style:parent-style-name="Normal" style:family="paragraph">
      <style:text-properties fo:font-size="10pt" style:font-size-asian="10pt" style:font-size-complex="10pt" fo:language="en" fo:country="AU"/>
    </style:style>
    <style:style style:name="P4097" style:parent-style-name="Normal" style:family="paragraph">
      <style:text-properties fo:font-size="10pt" style:font-size-asian="10pt" style:font-size-complex="10pt" fo:language="en" fo:country="AU"/>
    </style:style>
    <style:style style:name="P409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099" style:parent-style-name="Normal" style:family="paragraph">
      <style:text-properties fo:font-size="10pt" style:font-size-asian="10pt" style:font-size-complex="10pt" fo:language="en" fo:country="AU"/>
    </style:style>
    <style:style style:name="P4100" style:parent-style-name="Normal" style:family="paragraph">
      <style:text-properties fo:font-size="10pt" style:font-size-asian="10pt" style:font-size-complex="10pt" fo:language="en" fo:country="AU"/>
    </style:style>
    <style:style style:name="P4101" style:parent-style-name="Normal" style:family="paragraph">
      <style:text-properties fo:font-size="10pt" style:font-size-asian="10pt" style:font-size-complex="10pt" fo:language="en" fo:country="AU"/>
    </style:style>
    <style:style style:name="P4102" style:parent-style-name="Normal" style:family="paragraph">
      <style:text-properties fo:font-size="10pt" style:font-size-asian="10pt" style:font-size-complex="10pt" fo:language="en" fo:country="AU"/>
    </style:style>
    <style:style style:name="P4103" style:parent-style-name="Normal" style:family="paragraph">
      <style:text-properties fo:font-size="10pt" style:font-size-asian="10pt" style:font-size-complex="10pt" fo:language="en" fo:country="AU"/>
    </style:style>
    <style:style style:name="P4104" style:parent-style-name="Normal" style:family="paragraph">
      <style:text-properties fo:font-size="10pt" style:font-size-asian="10pt" style:font-size-complex="10pt" fo:language="en" fo:country="AU"/>
    </style:style>
    <style:style style:name="P4105" style:parent-style-name="Normal" style:family="paragraph">
      <style:text-properties fo:font-size="10pt" style:font-size-asian="10pt" style:font-size-complex="10pt" fo:language="en" fo:country="AU"/>
    </style:style>
    <style:style style:name="P4106" style:parent-style-name="Normal" style:family="paragraph">
      <style:text-properties fo:font-size="10pt" style:font-size-asian="10pt" style:font-size-complex="10pt" fo:language="en" fo:country="AU"/>
    </style:style>
    <style:style style:name="P4107" style:parent-style-name="Normal" style:family="paragraph">
      <style:text-properties fo:font-size="10pt" style:font-size-asian="10pt" style:font-size-complex="10pt" fo:language="en" fo:country="AU"/>
    </style:style>
    <style:style style:name="P410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109" style:parent-style-name="Normal" style:family="paragraph">
      <style:text-properties fo:font-size="10pt" style:font-size-asian="10pt" style:font-size-complex="10pt" fo:language="en" fo:country="AU"/>
    </style:style>
    <style:style style:name="P4110" style:parent-style-name="Normal" style:family="paragraph">
      <style:text-properties fo:font-size="10pt" style:font-size-asian="10pt" style:font-size-complex="10pt" fo:language="en" fo:country="AU"/>
    </style:style>
    <style:style style:name="P4111" style:parent-style-name="Normal" style:family="paragraph">
      <style:text-properties fo:font-size="10pt" style:font-size-asian="10pt" style:font-size-complex="10pt" fo:language="en" fo:country="AU"/>
    </style:style>
    <style:style style:name="P4112" style:parent-style-name="Normal" style:family="paragraph">
      <style:text-properties fo:font-size="10pt" style:font-size-asian="10pt" style:font-size-complex="10pt" fo:language="en" fo:country="AU"/>
    </style:style>
    <style:style style:name="P4113" style:parent-style-name="Normal" style:family="paragraph">
      <style:text-properties fo:font-size="10pt" style:font-size-asian="10pt" style:font-size-complex="10pt" fo:language="en" fo:country="AU"/>
    </style:style>
    <style:style style:name="P4114" style:parent-style-name="Normal" style:family="paragraph">
      <style:text-properties fo:font-size="10pt" style:font-size-asian="10pt" style:font-size-complex="10pt" fo:language="en" fo:country="AU"/>
    </style:style>
    <style:style style:name="P4115" style:parent-style-name="Normal" style:family="paragraph">
      <style:text-properties fo:font-size="10pt" style:font-size-asian="10pt" style:font-size-complex="10pt" fo:language="en" fo:country="AU"/>
    </style:style>
    <style:style style:name="P4116" style:parent-style-name="Normal" style:family="paragraph">
      <style:text-properties fo:font-size="10pt" style:font-size-asian="10pt" style:font-size-complex="10pt" fo:language="en" fo:country="AU"/>
    </style:style>
    <style:style style:name="P4117" style:parent-style-name="Normal" style:family="paragraph">
      <style:text-properties fo:font-size="10pt" style:font-size-asian="10pt" style:font-size-complex="10pt" fo:language="en" fo:country="AU"/>
    </style:style>
    <style:style style:name="P4118" style:parent-style-name="Normal" style:family="paragraph">
      <style:text-properties fo:font-size="10pt" style:font-size-asian="10pt" style:font-size-complex="10pt" fo:language="en" fo:country="AU"/>
    </style:style>
    <style:style style:name="P411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120" style:parent-style-name="Normal" style:family="paragraph">
      <style:text-properties fo:font-size="10pt" style:font-size-asian="10pt" style:font-size-complex="10pt" fo:language="en" fo:country="AU"/>
    </style:style>
    <style:style style:name="P4121" style:parent-style-name="Normal" style:family="paragraph">
      <style:text-properties fo:font-size="10pt" style:font-size-asian="10pt" style:font-size-complex="10pt" fo:language="en" fo:country="AU"/>
    </style:style>
    <style:style style:name="P4122" style:parent-style-name="Normal" style:family="paragraph">
      <style:text-properties fo:font-size="10pt" style:font-size-asian="10pt" style:font-size-complex="10pt" fo:language="en" fo:country="AU"/>
    </style:style>
    <style:style style:name="P4123" style:parent-style-name="Normal" style:family="paragraph">
      <style:text-properties fo:font-size="10pt" style:font-size-asian="10pt" style:font-size-complex="10pt" fo:language="en" fo:country="AU"/>
    </style:style>
    <style:style style:name="P4124" style:parent-style-name="Normal" style:family="paragraph">
      <style:text-properties fo:font-size="10pt" style:font-size-asian="10pt" style:font-size-complex="10pt" fo:language="en" fo:country="AU"/>
    </style:style>
    <style:style style:name="P4125" style:parent-style-name="Normal" style:family="paragraph">
      <style:text-properties fo:font-size="10pt" style:font-size-asian="10pt" style:font-size-complex="10pt" fo:language="en" fo:country="AU"/>
    </style:style>
    <style:style style:name="P4126" style:parent-style-name="Normal" style:family="paragraph">
      <style:text-properties fo:font-size="10pt" style:font-size-asian="10pt" style:font-size-complex="10pt" fo:language="en" fo:country="AU"/>
    </style:style>
    <style:style style:name="P4127" style:parent-style-name="Normal" style:family="paragraph">
      <style:text-properties fo:font-size="10pt" style:font-size-asian="10pt" style:font-size-complex="10pt" fo:language="en" fo:country="AU"/>
    </style:style>
    <style:style style:name="P4128" style:parent-style-name="Normal" style:family="paragraph">
      <style:text-properties fo:font-size="10pt" style:font-size-asian="10pt" style:font-size-complex="10pt" fo:language="en" fo:country="AU"/>
    </style:style>
    <style:style style:name="P4129" style:parent-style-name="Normal" style:family="paragraph">
      <style:text-properties fo:font-size="10pt" style:font-size-asian="10pt" style:font-size-complex="10pt" fo:language="en" fo:country="AU"/>
    </style:style>
    <style:style style:name="P413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131" style:parent-style-name="Normal" style:family="paragraph">
      <style:text-properties fo:font-size="10pt" style:font-size-asian="10pt" style:font-size-complex="10pt" fo:language="en" fo:country="AU"/>
    </style:style>
    <style:style style:name="P4132" style:parent-style-name="Normal" style:family="paragraph">
      <style:text-properties fo:font-size="10pt" style:font-size-asian="10pt" style:font-size-complex="10pt" fo:language="en" fo:country="AU"/>
    </style:style>
    <style:style style:name="P4133" style:parent-style-name="Normal" style:family="paragraph">
      <style:text-properties fo:font-size="10pt" style:font-size-asian="10pt" style:font-size-complex="10pt" fo:language="en" fo:country="AU"/>
    </style:style>
    <style:style style:name="P4134" style:parent-style-name="Normal" style:family="paragraph">
      <style:text-properties fo:font-size="10pt" style:font-size-asian="10pt" style:font-size-complex="10pt" fo:language="en" fo:country="AU"/>
    </style:style>
    <style:style style:name="P4135" style:parent-style-name="Normal" style:family="paragraph">
      <style:text-properties fo:font-size="10pt" style:font-size-asian="10pt" style:font-size-complex="10pt" fo:language="en" fo:country="AU"/>
    </style:style>
    <style:style style:name="P4136" style:parent-style-name="Normal" style:family="paragraph">
      <style:text-properties fo:font-size="10pt" style:font-size-asian="10pt" style:font-size-complex="10pt" fo:language="en" fo:country="AU"/>
    </style:style>
    <style:style style:name="P4137" style:parent-style-name="Normal" style:family="paragraph">
      <style:text-properties fo:font-size="10pt" style:font-size-asian="10pt" style:font-size-complex="10pt" fo:language="en" fo:country="AU"/>
    </style:style>
    <style:style style:name="P4138" style:parent-style-name="Normal" style:family="paragraph">
      <style:text-properties fo:font-size="10pt" style:font-size-asian="10pt" style:font-size-complex="10pt" fo:language="en" fo:country="AU"/>
    </style:style>
    <style:style style:name="P4139" style:parent-style-name="Normal" style:family="paragraph">
      <style:text-properties fo:font-size="10pt" style:font-size-asian="10pt" style:font-size-complex="10pt" fo:language="en" fo:country="AU"/>
    </style:style>
    <style:style style:name="P414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141" style:parent-style-name="Normal" style:family="paragraph">
      <style:text-properties fo:font-size="10pt" style:font-size-asian="10pt" style:font-size-complex="10pt" fo:language="en" fo:country="AU"/>
    </style:style>
    <style:style style:name="P4142" style:parent-style-name="Normal" style:family="paragraph">
      <style:text-properties fo:font-size="10pt" style:font-size-asian="10pt" style:font-size-complex="10pt" fo:language="en" fo:country="AU"/>
    </style:style>
    <style:style style:name="P4143" style:parent-style-name="Normal" style:family="paragraph">
      <style:text-properties fo:font-size="10pt" style:font-size-asian="10pt" style:font-size-complex="10pt" fo:language="en" fo:country="AU"/>
    </style:style>
    <style:style style:name="P4144" style:parent-style-name="Normal" style:family="paragraph">
      <style:text-properties fo:font-size="10pt" style:font-size-asian="10pt" style:font-size-complex="10pt" fo:language="en" fo:country="AU"/>
    </style:style>
    <style:style style:name="P4145" style:parent-style-name="Normal" style:family="paragraph">
      <style:text-properties fo:font-size="10pt" style:font-size-asian="10pt" style:font-size-complex="10pt" fo:language="en" fo:country="AU"/>
    </style:style>
    <style:style style:name="P4146" style:parent-style-name="Normal" style:family="paragraph">
      <style:text-properties fo:font-size="10pt" style:font-size-asian="10pt" style:font-size-complex="10pt" fo:language="en" fo:country="AU"/>
    </style:style>
    <style:style style:name="P4147" style:parent-style-name="Normal" style:family="paragraph">
      <style:text-properties fo:font-size="10pt" style:font-size-asian="10pt" style:font-size-complex="10pt" fo:language="en" fo:country="AU"/>
    </style:style>
    <style:style style:name="P4148" style:parent-style-name="Normal" style:family="paragraph">
      <style:text-properties fo:font-size="10pt" style:font-size-asian="10pt" style:font-size-complex="10pt" fo:language="en" fo:country="AU"/>
    </style:style>
    <style:style style:name="P414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150" style:parent-style-name="Normal" style:family="paragraph">
      <style:text-properties fo:font-size="10pt" style:font-size-asian="10pt" style:font-size-complex="10pt" fo:language="en" fo:country="AU"/>
    </style:style>
    <style:style style:name="P4151" style:parent-style-name="Normal" style:family="paragraph">
      <style:text-properties fo:font-size="10pt" style:font-size-asian="10pt" style:font-size-complex="10pt" fo:language="en" fo:country="AU"/>
    </style:style>
    <style:style style:name="P4152" style:parent-style-name="Normal" style:family="paragraph">
      <style:text-properties fo:font-size="10pt" style:font-size-asian="10pt" style:font-size-complex="10pt" fo:language="en" fo:country="AU"/>
    </style:style>
    <style:style style:name="P4153" style:parent-style-name="Normal" style:family="paragraph">
      <style:text-properties fo:font-size="10pt" style:font-size-asian="10pt" style:font-size-complex="10pt" fo:language="en" fo:country="AU"/>
    </style:style>
    <style:style style:name="P4154" style:parent-style-name="Normal" style:family="paragraph">
      <style:text-properties fo:font-size="10pt" style:font-size-asian="10pt" style:font-size-complex="10pt" fo:language="en" fo:country="AU"/>
    </style:style>
    <style:style style:name="P4155" style:parent-style-name="Normal" style:family="paragraph">
      <style:text-properties fo:font-size="10pt" style:font-size-asian="10pt" style:font-size-complex="10pt" fo:language="en" fo:country="AU"/>
    </style:style>
    <style:style style:name="P4156" style:parent-style-name="Normal" style:family="paragraph">
      <style:text-properties fo:font-size="10pt" style:font-size-asian="10pt" style:font-size-complex="10pt" fo:language="en" fo:country="AU"/>
    </style:style>
    <style:style style:name="P4157" style:parent-style-name="Normal" style:family="paragraph">
      <style:text-properties fo:font-size="10pt" style:font-size-asian="10pt" style:font-size-complex="10pt" fo:language="en" fo:country="AU"/>
    </style:style>
    <style:style style:name="P415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159" style:parent-style-name="Normal" style:family="paragraph">
      <style:text-properties fo:font-size="10pt" style:font-size-asian="10pt" style:font-size-complex="10pt" fo:language="en" fo:country="AU"/>
    </style:style>
    <style:style style:name="P4160" style:parent-style-name="Normal" style:family="paragraph">
      <style:text-properties fo:font-size="10pt" style:font-size-asian="10pt" style:font-size-complex="10pt" fo:language="en" fo:country="AU"/>
    </style:style>
    <style:style style:name="P4161" style:parent-style-name="Normal" style:family="paragraph">
      <style:text-properties fo:font-size="10pt" style:font-size-asian="10pt" style:font-size-complex="10pt" fo:language="en" fo:country="AU"/>
    </style:style>
    <style:style style:name="P4162" style:parent-style-name="Normal" style:family="paragraph">
      <style:text-properties fo:font-size="10pt" style:font-size-asian="10pt" style:font-size-complex="10pt" fo:language="en" fo:country="AU"/>
    </style:style>
    <style:style style:name="P4163" style:parent-style-name="Normal" style:family="paragraph">
      <style:text-properties fo:font-size="10pt" style:font-size-asian="10pt" style:font-size-complex="10pt" fo:language="en" fo:country="AU"/>
    </style:style>
    <style:style style:name="P4164" style:parent-style-name="Normal" style:family="paragraph">
      <style:text-properties fo:font-size="10pt" style:font-size-asian="10pt" style:font-size-complex="10pt" fo:language="en" fo:country="AU"/>
    </style:style>
    <style:style style:name="P4165" style:parent-style-name="Normal" style:family="paragraph">
      <style:text-properties fo:font-size="10pt" style:font-size-asian="10pt" style:font-size-complex="10pt" fo:language="en" fo:country="AU"/>
    </style:style>
    <style:style style:name="P4166" style:parent-style-name="Normal" style:family="paragraph">
      <style:text-properties fo:font-size="10pt" style:font-size-asian="10pt" style:font-size-complex="10pt" fo:language="en" fo:country="AU"/>
    </style:style>
    <style:style style:name="P416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168" style:parent-style-name="Normal" style:family="paragraph">
      <style:text-properties fo:font-size="10pt" style:font-size-asian="10pt" style:font-size-complex="10pt" fo:language="en" fo:country="AU"/>
    </style:style>
    <style:style style:name="P4169" style:parent-style-name="Normal" style:family="paragraph">
      <style:text-properties fo:font-size="10pt" style:font-size-asian="10pt" style:font-size-complex="10pt" fo:language="en" fo:country="AU"/>
    </style:style>
    <style:style style:name="P4170" style:parent-style-name="Normal" style:family="paragraph">
      <style:text-properties fo:font-size="10pt" style:font-size-asian="10pt" style:font-size-complex="10pt" fo:language="en" fo:country="AU"/>
    </style:style>
    <style:style style:name="P4171" style:parent-style-name="Normal" style:family="paragraph">
      <style:text-properties fo:font-size="10pt" style:font-size-asian="10pt" style:font-size-complex="10pt" fo:language="en" fo:country="AU"/>
    </style:style>
    <style:style style:name="P4172" style:parent-style-name="Normal" style:family="paragraph">
      <style:text-properties fo:font-size="10pt" style:font-size-asian="10pt" style:font-size-complex="10pt" fo:language="en" fo:country="AU"/>
    </style:style>
    <style:style style:name="P4173" style:parent-style-name="Normal" style:family="paragraph">
      <style:text-properties fo:font-size="10pt" style:font-size-asian="10pt" style:font-size-complex="10pt" fo:language="en" fo:country="AU"/>
    </style:style>
    <style:style style:name="P4174" style:parent-style-name="Normal" style:family="paragraph">
      <style:text-properties fo:font-size="10pt" style:font-size-asian="10pt" style:font-size-complex="10pt" fo:language="en" fo:country="AU"/>
    </style:style>
    <style:style style:name="P4175" style:parent-style-name="Normal" style:family="paragraph">
      <style:text-properties fo:font-size="10pt" style:font-size-asian="10pt" style:font-size-complex="10pt" fo:language="en" fo:country="AU"/>
    </style:style>
    <style:style style:name="P417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177" style:parent-style-name="Normal" style:family="paragraph">
      <style:text-properties fo:font-size="10pt" style:font-size-asian="10pt" style:font-size-complex="10pt" fo:language="en" fo:country="AU"/>
    </style:style>
    <style:style style:name="P4178" style:parent-style-name="Normal" style:family="paragraph">
      <style:text-properties fo:font-size="10pt" style:font-size-asian="10pt" style:font-size-complex="10pt" fo:language="en" fo:country="AU"/>
    </style:style>
    <style:style style:name="P4179" style:parent-style-name="Normal" style:family="paragraph">
      <style:text-properties fo:font-size="10pt" style:font-size-asian="10pt" style:font-size-complex="10pt" fo:language="en" fo:country="AU"/>
    </style:style>
    <style:style style:name="P4180" style:parent-style-name="Normal" style:family="paragraph">
      <style:text-properties fo:font-size="10pt" style:font-size-asian="10pt" style:font-size-complex="10pt" fo:language="en" fo:country="AU"/>
    </style:style>
    <style:style style:name="P4181" style:parent-style-name="Normal" style:family="paragraph">
      <style:text-properties fo:font-size="10pt" style:font-size-asian="10pt" style:font-size-complex="10pt" fo:language="en" fo:country="AU"/>
    </style:style>
    <style:style style:name="P4182" style:parent-style-name="Normal" style:family="paragraph">
      <style:text-properties fo:font-size="10pt" style:font-size-asian="10pt" style:font-size-complex="10pt" fo:language="en" fo:country="AU"/>
    </style:style>
    <style:style style:name="P4183" style:parent-style-name="Normal" style:family="paragraph">
      <style:text-properties fo:font-size="10pt" style:font-size-asian="10pt" style:font-size-complex="10pt" fo:language="en" fo:country="AU"/>
    </style:style>
    <style:style style:name="P4184" style:parent-style-name="Normal" style:family="paragraph">
      <style:text-properties fo:font-size="10pt" style:font-size-asian="10pt" style:font-size-complex="10pt" fo:language="en" fo:country="AU"/>
    </style:style>
    <style:style style:name="P418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186" style:parent-style-name="Normal" style:family="paragraph">
      <style:text-properties fo:font-size="10pt" style:font-size-asian="10pt" style:font-size-complex="10pt" fo:language="en" fo:country="AU"/>
    </style:style>
    <style:style style:name="P4187" style:parent-style-name="Normal" style:family="paragraph">
      <style:text-properties fo:font-size="10pt" style:font-size-asian="10pt" style:font-size-complex="10pt" fo:language="en" fo:country="AU"/>
    </style:style>
    <style:style style:name="P4188" style:parent-style-name="Normal" style:family="paragraph">
      <style:text-properties fo:font-size="10pt" style:font-size-asian="10pt" style:font-size-complex="10pt" fo:language="en" fo:country="AU"/>
    </style:style>
    <style:style style:name="P4189" style:parent-style-name="Normal" style:family="paragraph">
      <style:text-properties fo:font-size="10pt" style:font-size-asian="10pt" style:font-size-complex="10pt" fo:language="en" fo:country="AU"/>
    </style:style>
    <style:style style:name="P4190" style:parent-style-name="Normal" style:family="paragraph">
      <style:text-properties fo:font-size="10pt" style:font-size-asian="10pt" style:font-size-complex="10pt" fo:language="en" fo:country="AU"/>
    </style:style>
    <style:style style:name="P4191" style:parent-style-name="Normal" style:family="paragraph">
      <style:text-properties fo:font-size="10pt" style:font-size-asian="10pt" style:font-size-complex="10pt" fo:language="en" fo:country="AU"/>
    </style:style>
    <style:style style:name="P4192" style:parent-style-name="Normal" style:family="paragraph">
      <style:text-properties fo:font-size="10pt" style:font-size-asian="10pt" style:font-size-complex="10pt" fo:language="en" fo:country="AU"/>
    </style:style>
    <style:style style:name="P4193" style:parent-style-name="Normal" style:family="paragraph">
      <style:text-properties fo:font-size="10pt" style:font-size-asian="10pt" style:font-size-complex="10pt" fo:language="en" fo:country="AU"/>
    </style:style>
    <style:style style:name="P419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195" style:parent-style-name="Normal" style:family="paragraph">
      <style:text-properties fo:font-size="10pt" style:font-size-asian="10pt" style:font-size-complex="10pt" fo:language="en" fo:country="AU"/>
    </style:style>
    <style:style style:name="P4196" style:parent-style-name="Normal" style:family="paragraph">
      <style:text-properties fo:font-size="10pt" style:font-size-asian="10pt" style:font-size-complex="10pt" fo:language="en" fo:country="AU"/>
    </style:style>
    <style:style style:name="P4197" style:parent-style-name="Normal" style:family="paragraph">
      <style:text-properties fo:font-size="10pt" style:font-size-asian="10pt" style:font-size-complex="10pt" fo:language="en" fo:country="AU"/>
    </style:style>
    <style:style style:name="P4198" style:parent-style-name="Normal" style:family="paragraph">
      <style:text-properties fo:font-size="10pt" style:font-size-asian="10pt" style:font-size-complex="10pt" fo:language="en" fo:country="AU"/>
    </style:style>
    <style:style style:name="P4199" style:parent-style-name="Normal" style:family="paragraph">
      <style:text-properties fo:font-size="10pt" style:font-size-asian="10pt" style:font-size-complex="10pt" fo:language="en" fo:country="AU"/>
    </style:style>
    <style:style style:name="P4200" style:parent-style-name="Normal" style:family="paragraph">
      <style:text-properties fo:font-size="10pt" style:font-size-asian="10pt" style:font-size-complex="10pt" fo:language="en" fo:country="AU"/>
    </style:style>
    <style:style style:name="P4201" style:parent-style-name="Normal" style:family="paragraph">
      <style:text-properties fo:font-size="10pt" style:font-size-asian="10pt" style:font-size-complex="10pt" fo:language="en" fo:country="AU"/>
    </style:style>
    <style:style style:name="P4202" style:parent-style-name="Normal" style:family="paragraph">
      <style:text-properties fo:font-size="10pt" style:font-size-asian="10pt" style:font-size-complex="10pt" fo:language="en" fo:country="AU"/>
    </style:style>
    <style:style style:name="P420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204" style:parent-style-name="Normal" style:family="paragraph">
      <style:text-properties fo:font-size="10pt" style:font-size-asian="10pt" style:font-size-complex="10pt" fo:language="en" fo:country="AU"/>
    </style:style>
    <style:style style:name="P4205" style:parent-style-name="Normal" style:family="paragraph">
      <style:text-properties fo:font-size="10pt" style:font-size-asian="10pt" style:font-size-complex="10pt" fo:language="en" fo:country="AU"/>
    </style:style>
    <style:style style:name="P4206" style:parent-style-name="Normal" style:family="paragraph">
      <style:text-properties fo:font-size="10pt" style:font-size-asian="10pt" style:font-size-complex="10pt" fo:language="en" fo:country="AU"/>
    </style:style>
    <style:style style:name="P4207" style:parent-style-name="Normal" style:family="paragraph">
      <style:text-properties fo:font-size="10pt" style:font-size-asian="10pt" style:font-size-complex="10pt" fo:language="en" fo:country="AU"/>
    </style:style>
    <style:style style:name="P4208" style:parent-style-name="Normal" style:family="paragraph">
      <style:text-properties fo:font-size="10pt" style:font-size-asian="10pt" style:font-size-complex="10pt" fo:language="en" fo:country="AU"/>
    </style:style>
    <style:style style:name="P4209" style:parent-style-name="Normal" style:family="paragraph">
      <style:text-properties fo:font-size="10pt" style:font-size-asian="10pt" style:font-size-complex="10pt" fo:language="en" fo:country="AU"/>
    </style:style>
    <style:style style:name="P4210" style:parent-style-name="Normal" style:family="paragraph">
      <style:text-properties fo:font-size="10pt" style:font-size-asian="10pt" style:font-size-complex="10pt" fo:language="en" fo:country="AU"/>
    </style:style>
    <style:style style:name="P4211" style:parent-style-name="Normal" style:family="paragraph">
      <style:text-properties fo:font-size="10pt" style:font-size-asian="10pt" style:font-size-complex="10pt" fo:language="en" fo:country="AU"/>
    </style:style>
    <style:style style:name="P421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213" style:parent-style-name="Normal" style:family="paragraph">
      <style:text-properties fo:font-size="10pt" style:font-size-asian="10pt" style:font-size-complex="10pt" fo:language="en" fo:country="AU"/>
    </style:style>
    <style:style style:name="P4214" style:parent-style-name="Normal" style:family="paragraph">
      <style:text-properties fo:font-size="10pt" style:font-size-asian="10pt" style:font-size-complex="10pt" fo:language="en" fo:country="AU"/>
    </style:style>
    <style:style style:name="P4215" style:parent-style-name="Normal" style:family="paragraph">
      <style:text-properties fo:font-size="10pt" style:font-size-asian="10pt" style:font-size-complex="10pt" fo:language="en" fo:country="AU"/>
    </style:style>
    <style:style style:name="P4216" style:parent-style-name="Normal" style:family="paragraph">
      <style:text-properties fo:font-size="10pt" style:font-size-asian="10pt" style:font-size-complex="10pt" fo:language="en" fo:country="AU"/>
    </style:style>
    <style:style style:name="P4217" style:parent-style-name="Normal" style:family="paragraph">
      <style:text-properties fo:font-size="10pt" style:font-size-asian="10pt" style:font-size-complex="10pt" fo:language="en" fo:country="AU"/>
    </style:style>
    <style:style style:name="P4218" style:parent-style-name="Normal" style:family="paragraph">
      <style:text-properties fo:font-size="10pt" style:font-size-asian="10pt" style:font-size-complex="10pt" fo:language="en" fo:country="AU"/>
    </style:style>
    <style:style style:name="P4219" style:parent-style-name="Normal" style:family="paragraph">
      <style:text-properties fo:font-size="10pt" style:font-size-asian="10pt" style:font-size-complex="10pt" fo:language="en" fo:country="AU"/>
    </style:style>
    <style:style style:name="P4220" style:parent-style-name="Normal" style:family="paragraph">
      <style:text-properties fo:font-size="10pt" style:font-size-asian="10pt" style:font-size-complex="10pt" fo:language="en" fo:country="AU"/>
    </style:style>
    <style:style style:name="P422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222" style:parent-style-name="Normal" style:family="paragraph">
      <style:text-properties fo:font-size="10pt" style:font-size-asian="10pt" style:font-size-complex="10pt" fo:language="en" fo:country="AU"/>
    </style:style>
    <style:style style:name="P4223" style:parent-style-name="Normal" style:family="paragraph">
      <style:text-properties fo:font-size="10pt" style:font-size-asian="10pt" style:font-size-complex="10pt" fo:language="en" fo:country="AU"/>
    </style:style>
    <style:style style:name="P4224" style:parent-style-name="Normal" style:family="paragraph">
      <style:text-properties fo:font-size="10pt" style:font-size-asian="10pt" style:font-size-complex="10pt" fo:language="en" fo:country="AU"/>
    </style:style>
    <style:style style:name="P4225" style:parent-style-name="Normal" style:family="paragraph">
      <style:text-properties fo:font-size="10pt" style:font-size-asian="10pt" style:font-size-complex="10pt" fo:language="en" fo:country="AU"/>
    </style:style>
    <style:style style:name="P4226" style:parent-style-name="Normal" style:family="paragraph">
      <style:text-properties fo:font-size="10pt" style:font-size-asian="10pt" style:font-size-complex="10pt" fo:language="en" fo:country="AU"/>
    </style:style>
    <style:style style:name="P4227" style:parent-style-name="Normal" style:family="paragraph">
      <style:text-properties fo:font-size="10pt" style:font-size-asian="10pt" style:font-size-complex="10pt" fo:language="en" fo:country="AU"/>
    </style:style>
    <style:style style:name="P4228" style:parent-style-name="Normal" style:family="paragraph">
      <style:text-properties fo:font-size="10pt" style:font-size-asian="10pt" style:font-size-complex="10pt" fo:language="en" fo:country="AU"/>
    </style:style>
    <style:style style:name="P4229" style:parent-style-name="Normal" style:family="paragraph">
      <style:text-properties fo:font-size="10pt" style:font-size-asian="10pt" style:font-size-complex="10pt" fo:language="en" fo:country="AU"/>
    </style:style>
    <style:style style:name="P423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231" style:parent-style-name="Normal" style:family="paragraph">
      <style:text-properties fo:font-size="10pt" style:font-size-asian="10pt" style:font-size-complex="10pt" fo:language="en" fo:country="AU"/>
    </style:style>
    <style:style style:name="P4232" style:parent-style-name="Normal" style:family="paragraph">
      <style:text-properties fo:font-size="10pt" style:font-size-asian="10pt" style:font-size-complex="10pt" fo:language="en" fo:country="AU"/>
    </style:style>
    <style:style style:name="P4233" style:parent-style-name="Normal" style:family="paragraph">
      <style:text-properties fo:font-size="10pt" style:font-size-asian="10pt" style:font-size-complex="10pt" fo:language="en" fo:country="AU"/>
    </style:style>
    <style:style style:name="P4234" style:parent-style-name="Normal" style:family="paragraph">
      <style:text-properties fo:font-size="10pt" style:font-size-asian="10pt" style:font-size-complex="10pt" fo:language="en" fo:country="AU"/>
    </style:style>
    <style:style style:name="P4235" style:parent-style-name="Normal" style:family="paragraph">
      <style:text-properties fo:font-size="10pt" style:font-size-asian="10pt" style:font-size-complex="10pt" fo:language="en" fo:country="AU"/>
    </style:style>
    <style:style style:name="P4236" style:parent-style-name="Normal" style:family="paragraph">
      <style:text-properties fo:font-size="10pt" style:font-size-asian="10pt" style:font-size-complex="10pt" fo:language="en" fo:country="AU"/>
    </style:style>
    <style:style style:name="P4237" style:parent-style-name="Normal" style:family="paragraph">
      <style:text-properties fo:font-size="10pt" style:font-size-asian="10pt" style:font-size-complex="10pt" fo:language="en" fo:country="AU"/>
    </style:style>
    <style:style style:name="P4238" style:parent-style-name="Normal" style:family="paragraph">
      <style:text-properties fo:font-size="10pt" style:font-size-asian="10pt" style:font-size-complex="10pt" fo:language="en" fo:country="AU"/>
    </style:style>
    <style:style style:name="P423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240" style:parent-style-name="Normal" style:family="paragraph">
      <style:text-properties fo:font-size="10pt" style:font-size-asian="10pt" style:font-size-complex="10pt" fo:language="en" fo:country="AU"/>
    </style:style>
    <style:style style:name="P4241" style:parent-style-name="Normal" style:family="paragraph">
      <style:text-properties fo:font-size="10pt" style:font-size-asian="10pt" style:font-size-complex="10pt" fo:language="en" fo:country="AU"/>
    </style:style>
    <style:style style:name="P4242" style:parent-style-name="Normal" style:family="paragraph">
      <style:text-properties fo:font-size="10pt" style:font-size-asian="10pt" style:font-size-complex="10pt" fo:language="en" fo:country="AU"/>
    </style:style>
    <style:style style:name="P4243" style:parent-style-name="Normal" style:family="paragraph">
      <style:text-properties fo:font-size="10pt" style:font-size-asian="10pt" style:font-size-complex="10pt" fo:language="en" fo:country="AU"/>
    </style:style>
    <style:style style:name="P4244" style:parent-style-name="Normal" style:family="paragraph">
      <style:text-properties fo:font-size="10pt" style:font-size-asian="10pt" style:font-size-complex="10pt" fo:language="en" fo:country="AU"/>
    </style:style>
    <style:style style:name="P4245" style:parent-style-name="Normal" style:family="paragraph">
      <style:text-properties fo:font-size="10pt" style:font-size-asian="10pt" style:font-size-complex="10pt" fo:language="en" fo:country="AU"/>
    </style:style>
    <style:style style:name="P4246" style:parent-style-name="Normal" style:family="paragraph">
      <style:text-properties fo:font-size="10pt" style:font-size-asian="10pt" style:font-size-complex="10pt" fo:language="en" fo:country="AU"/>
    </style:style>
    <style:style style:name="P4247" style:parent-style-name="Normal" style:family="paragraph">
      <style:text-properties fo:font-size="10pt" style:font-size-asian="10pt" style:font-size-complex="10pt" fo:language="en" fo:country="AU"/>
    </style:style>
    <style:style style:name="P424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249" style:parent-style-name="Normal" style:family="paragraph">
      <style:text-properties fo:font-size="10pt" style:font-size-asian="10pt" style:font-size-complex="10pt" fo:language="en" fo:country="AU"/>
    </style:style>
    <style:style style:name="P4250" style:parent-style-name="Normal" style:family="paragraph">
      <style:text-properties fo:font-size="10pt" style:font-size-asian="10pt" style:font-size-complex="10pt" fo:language="en" fo:country="AU"/>
    </style:style>
    <style:style style:name="P4251" style:parent-style-name="Normal" style:family="paragraph">
      <style:text-properties fo:font-size="10pt" style:font-size-asian="10pt" style:font-size-complex="10pt" fo:language="en" fo:country="AU"/>
    </style:style>
    <style:style style:name="P4252" style:parent-style-name="Normal" style:family="paragraph">
      <style:text-properties fo:font-size="10pt" style:font-size-asian="10pt" style:font-size-complex="10pt" fo:language="en" fo:country="AU"/>
    </style:style>
    <style:style style:name="P4253" style:parent-style-name="Normal" style:family="paragraph">
      <style:text-properties fo:font-size="10pt" style:font-size-asian="10pt" style:font-size-complex="10pt" fo:language="en" fo:country="AU"/>
    </style:style>
    <style:style style:name="P4254" style:parent-style-name="Normal" style:family="paragraph">
      <style:text-properties fo:font-size="10pt" style:font-size-asian="10pt" style:font-size-complex="10pt" fo:language="en" fo:country="AU"/>
    </style:style>
    <style:style style:name="P4255" style:parent-style-name="Normal" style:family="paragraph">
      <style:text-properties fo:font-size="10pt" style:font-size-asian="10pt" style:font-size-complex="10pt" fo:language="en" fo:country="AU"/>
    </style:style>
    <style:style style:name="P4256" style:parent-style-name="Normal" style:family="paragraph">
      <style:text-properties fo:font-size="10pt" style:font-size-asian="10pt" style:font-size-complex="10pt" fo:language="en" fo:country="AU"/>
    </style:style>
    <style:style style:name="P425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258" style:parent-style-name="Normal" style:family="paragraph">
      <style:text-properties fo:font-size="10pt" style:font-size-asian="10pt" style:font-size-complex="10pt" fo:language="en" fo:country="AU"/>
    </style:style>
    <style:style style:name="P4259" style:parent-style-name="Normal" style:family="paragraph">
      <style:text-properties fo:font-size="10pt" style:font-size-asian="10pt" style:font-size-complex="10pt" fo:language="en" fo:country="AU"/>
    </style:style>
    <style:style style:name="P4260" style:parent-style-name="Normal" style:family="paragraph">
      <style:text-properties fo:font-size="10pt" style:font-size-asian="10pt" style:font-size-complex="10pt" fo:language="en" fo:country="AU"/>
    </style:style>
    <style:style style:name="P4261" style:parent-style-name="Normal" style:family="paragraph">
      <style:text-properties fo:font-size="10pt" style:font-size-asian="10pt" style:font-size-complex="10pt" fo:language="en" fo:country="AU"/>
    </style:style>
    <style:style style:name="P4262" style:parent-style-name="Normal" style:family="paragraph">
      <style:text-properties fo:font-size="10pt" style:font-size-asian="10pt" style:font-size-complex="10pt" fo:language="en" fo:country="AU"/>
    </style:style>
    <style:style style:name="P4263" style:parent-style-name="Normal" style:family="paragraph">
      <style:text-properties fo:font-size="10pt" style:font-size-asian="10pt" style:font-size-complex="10pt" fo:language="en" fo:country="AU"/>
    </style:style>
    <style:style style:name="P4264" style:parent-style-name="Normal" style:family="paragraph">
      <style:text-properties fo:font-size="10pt" style:font-size-asian="10pt" style:font-size-complex="10pt" fo:language="en" fo:country="AU"/>
    </style:style>
    <style:style style:name="P4265" style:parent-style-name="Normal" style:family="paragraph">
      <style:text-properties fo:font-size="10pt" style:font-size-asian="10pt" style:font-size-complex="10pt" fo:language="en" fo:country="AU"/>
    </style:style>
    <style:style style:name="P4266" style:parent-style-name="Normal" style:family="paragraph">
      <style:text-properties fo:font-size="10pt" style:font-size-asian="10pt" style:font-size-complex="10pt" fo:language="en" fo:country="AU"/>
    </style:style>
    <style:style style:name="P426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268" style:parent-style-name="Normal" style:family="paragraph">
      <style:text-properties fo:font-size="10pt" style:font-size-asian="10pt" style:font-size-complex="10pt" fo:language="en" fo:country="AU"/>
    </style:style>
    <style:style style:name="P4269" style:parent-style-name="Normal" style:family="paragraph">
      <style:text-properties fo:font-size="10pt" style:font-size-asian="10pt" style:font-size-complex="10pt" fo:language="en" fo:country="AU"/>
    </style:style>
    <style:style style:name="P4270" style:parent-style-name="Normal" style:family="paragraph">
      <style:text-properties fo:font-size="10pt" style:font-size-asian="10pt" style:font-size-complex="10pt" fo:language="en" fo:country="AU"/>
    </style:style>
    <style:style style:name="P4271" style:parent-style-name="Normal" style:family="paragraph">
      <style:text-properties fo:font-size="10pt" style:font-size-asian="10pt" style:font-size-complex="10pt" fo:language="en" fo:country="AU"/>
    </style:style>
    <style:style style:name="P4272" style:parent-style-name="Normal" style:family="paragraph">
      <style:text-properties fo:font-size="10pt" style:font-size-asian="10pt" style:font-size-complex="10pt" fo:language="en" fo:country="AU"/>
    </style:style>
    <style:style style:name="P4273" style:parent-style-name="Normal" style:family="paragraph">
      <style:text-properties fo:font-size="10pt" style:font-size-asian="10pt" style:font-size-complex="10pt" fo:language="en" fo:country="AU"/>
    </style:style>
    <style:style style:name="P4274" style:parent-style-name="Normal" style:family="paragraph">
      <style:text-properties fo:font-size="10pt" style:font-size-asian="10pt" style:font-size-complex="10pt" fo:language="en" fo:country="AU"/>
    </style:style>
    <style:style style:name="P4275" style:parent-style-name="Normal" style:family="paragraph">
      <style:text-properties fo:font-size="10pt" style:font-size-asian="10pt" style:font-size-complex="10pt" fo:language="en" fo:country="AU"/>
    </style:style>
    <style:style style:name="P4276" style:parent-style-name="Normal" style:family="paragraph">
      <style:text-properties fo:font-size="10pt" style:font-size-asian="10pt" style:font-size-complex="10pt" fo:language="en" fo:country="AU"/>
    </style:style>
    <style:style style:name="P427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278" style:parent-style-name="Normal" style:family="paragraph">
      <style:text-properties fo:font-size="10pt" style:font-size-asian="10pt" style:font-size-complex="10pt" fo:language="en" fo:country="AU"/>
    </style:style>
    <style:style style:name="P4279" style:parent-style-name="Normal" style:family="paragraph">
      <style:text-properties fo:font-size="10pt" style:font-size-asian="10pt" style:font-size-complex="10pt" fo:language="en" fo:country="AU"/>
    </style:style>
    <style:style style:name="P4280" style:parent-style-name="Normal" style:family="paragraph">
      <style:text-properties fo:font-size="10pt" style:font-size-asian="10pt" style:font-size-complex="10pt" fo:language="en" fo:country="AU"/>
    </style:style>
    <style:style style:name="P4281" style:parent-style-name="Normal" style:family="paragraph">
      <style:text-properties fo:font-size="10pt" style:font-size-asian="10pt" style:font-size-complex="10pt" fo:language="en" fo:country="AU"/>
    </style:style>
    <style:style style:name="P4282" style:parent-style-name="Normal" style:family="paragraph">
      <style:text-properties fo:font-size="10pt" style:font-size-asian="10pt" style:font-size-complex="10pt" fo:language="en" fo:country="AU"/>
    </style:style>
    <style:style style:name="P4283" style:parent-style-name="Normal" style:family="paragraph">
      <style:text-properties fo:font-size="10pt" style:font-size-asian="10pt" style:font-size-complex="10pt" fo:language="en" fo:country="AU"/>
    </style:style>
    <style:style style:name="P4284" style:parent-style-name="Normal" style:family="paragraph">
      <style:text-properties fo:font-size="10pt" style:font-size-asian="10pt" style:font-size-complex="10pt" fo:language="en" fo:country="AU"/>
    </style:style>
    <style:style style:name="P4285" style:parent-style-name="Normal" style:family="paragraph">
      <style:text-properties fo:font-size="10pt" style:font-size-asian="10pt" style:font-size-complex="10pt" fo:language="en" fo:country="AU"/>
    </style:style>
    <style:style style:name="P4286" style:parent-style-name="Normal" style:family="paragraph">
      <style:text-properties fo:font-size="10pt" style:font-size-asian="10pt" style:font-size-complex="10pt" fo:language="en" fo:country="AU"/>
    </style:style>
    <style:style style:name="P4287" style:parent-style-name="Normal" style:family="paragraph">
      <style:text-properties fo:font-size="10pt" style:font-size-asian="10pt" style:font-size-complex="10pt" fo:language="en" fo:country="AU"/>
    </style:style>
    <style:style style:name="P428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289" style:parent-style-name="Normal" style:family="paragraph">
      <style:text-properties fo:font-size="10pt" style:font-size-asian="10pt" style:font-size-complex="10pt" fo:language="en" fo:country="AU"/>
    </style:style>
    <style:style style:name="P4290" style:parent-style-name="Normal" style:family="paragraph">
      <style:text-properties fo:font-size="10pt" style:font-size-asian="10pt" style:font-size-complex="10pt" fo:language="en" fo:country="AU"/>
    </style:style>
    <style:style style:name="P4291" style:parent-style-name="Normal" style:family="paragraph">
      <style:text-properties fo:font-size="10pt" style:font-size-asian="10pt" style:font-size-complex="10pt" fo:language="en" fo:country="AU"/>
    </style:style>
    <style:style style:name="P4292" style:parent-style-name="Normal" style:family="paragraph">
      <style:text-properties fo:font-size="10pt" style:font-size-asian="10pt" style:font-size-complex="10pt" fo:language="en" fo:country="AU"/>
    </style:style>
    <style:style style:name="P4293" style:parent-style-name="Normal" style:family="paragraph">
      <style:text-properties fo:font-size="10pt" style:font-size-asian="10pt" style:font-size-complex="10pt" fo:language="en" fo:country="AU"/>
    </style:style>
    <style:style style:name="P4294" style:parent-style-name="Normal" style:family="paragraph">
      <style:text-properties fo:font-size="10pt" style:font-size-asian="10pt" style:font-size-complex="10pt" fo:language="en" fo:country="AU"/>
    </style:style>
    <style:style style:name="P4295" style:parent-style-name="Normal" style:family="paragraph">
      <style:text-properties fo:font-size="10pt" style:font-size-asian="10pt" style:font-size-complex="10pt" fo:language="en" fo:country="AU"/>
    </style:style>
    <style:style style:name="P4296" style:parent-style-name="Normal" style:family="paragraph">
      <style:text-properties fo:font-size="10pt" style:font-size-asian="10pt" style:font-size-complex="10pt" fo:language="en" fo:country="AU"/>
    </style:style>
    <style:style style:name="P4297" style:parent-style-name="Normal" style:family="paragraph">
      <style:text-properties fo:font-size="10pt" style:font-size-asian="10pt" style:font-size-complex="10pt" fo:language="en" fo:country="AU"/>
    </style:style>
    <style:style style:name="P4298" style:parent-style-name="Normal" style:family="paragraph">
      <style:text-properties fo:font-size="10pt" style:font-size-asian="10pt" style:font-size-complex="10pt" fo:language="en" fo:country="AU"/>
    </style:style>
    <style:style style:name="P429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300" style:parent-style-name="Normal" style:family="paragraph">
      <style:text-properties fo:font-size="10pt" style:font-size-asian="10pt" style:font-size-complex="10pt" fo:language="en" fo:country="AU"/>
    </style:style>
    <style:style style:name="P4301" style:parent-style-name="Normal" style:family="paragraph">
      <style:text-properties fo:font-size="10pt" style:font-size-asian="10pt" style:font-size-complex="10pt" fo:language="en" fo:country="AU"/>
    </style:style>
    <style:style style:name="P4302" style:parent-style-name="Normal" style:family="paragraph">
      <style:text-properties fo:font-size="10pt" style:font-size-asian="10pt" style:font-size-complex="10pt" fo:language="en" fo:country="AU"/>
    </style:style>
    <style:style style:name="P4303" style:parent-style-name="Normal" style:family="paragraph">
      <style:text-properties fo:font-size="10pt" style:font-size-asian="10pt" style:font-size-complex="10pt" fo:language="en" fo:country="AU"/>
    </style:style>
    <style:style style:name="P4304" style:parent-style-name="Normal" style:family="paragraph">
      <style:text-properties fo:font-size="10pt" style:font-size-asian="10pt" style:font-size-complex="10pt" fo:language="en" fo:country="AU"/>
    </style:style>
    <style:style style:name="P4305" style:parent-style-name="Normal" style:family="paragraph">
      <style:text-properties fo:font-size="10pt" style:font-size-asian="10pt" style:font-size-complex="10pt" fo:language="en" fo:country="AU"/>
    </style:style>
    <style:style style:name="P4306" style:parent-style-name="Normal" style:family="paragraph">
      <style:text-properties fo:font-size="10pt" style:font-size-asian="10pt" style:font-size-complex="10pt" fo:language="en" fo:country="AU"/>
    </style:style>
    <style:style style:name="P4307" style:parent-style-name="Normal" style:family="paragraph">
      <style:text-properties fo:font-size="10pt" style:font-size-asian="10pt" style:font-size-complex="10pt" fo:language="en" fo:country="AU"/>
    </style:style>
    <style:style style:name="P4308" style:parent-style-name="Normal" style:family="paragraph">
      <style:text-properties fo:font-size="10pt" style:font-size-asian="10pt" style:font-size-complex="10pt" fo:language="en" fo:country="AU"/>
    </style:style>
    <style:style style:name="P4309" style:parent-style-name="Normal" style:family="paragraph">
      <style:text-properties fo:font-size="10pt" style:font-size-asian="10pt" style:font-size-complex="10pt" fo:language="en" fo:country="AU"/>
    </style:style>
    <style:style style:name="P431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311" style:parent-style-name="Normal" style:family="paragraph">
      <style:text-properties fo:font-size="10pt" style:font-size-asian="10pt" style:font-size-complex="10pt" fo:language="en" fo:country="AU"/>
    </style:style>
    <style:style style:name="P4312" style:parent-style-name="Normal" style:family="paragraph">
      <style:text-properties fo:font-size="10pt" style:font-size-asian="10pt" style:font-size-complex="10pt" fo:language="en" fo:country="AU"/>
    </style:style>
    <style:style style:name="P4313" style:parent-style-name="Normal" style:family="paragraph">
      <style:text-properties fo:font-size="10pt" style:font-size-asian="10pt" style:font-size-complex="10pt" fo:language="en" fo:country="AU"/>
    </style:style>
    <style:style style:name="P4314" style:parent-style-name="Normal" style:family="paragraph">
      <style:text-properties fo:font-size="10pt" style:font-size-asian="10pt" style:font-size-complex="10pt" fo:language="en" fo:country="AU"/>
    </style:style>
    <style:style style:name="P4315" style:parent-style-name="Normal" style:family="paragraph">
      <style:text-properties fo:font-size="10pt" style:font-size-asian="10pt" style:font-size-complex="10pt" fo:language="en" fo:country="AU"/>
    </style:style>
    <style:style style:name="P4316" style:parent-style-name="Normal" style:family="paragraph">
      <style:text-properties fo:font-size="10pt" style:font-size-asian="10pt" style:font-size-complex="10pt" fo:language="en" fo:country="AU"/>
    </style:style>
    <style:style style:name="P4317" style:parent-style-name="Normal" style:family="paragraph">
      <style:text-properties fo:font-size="10pt" style:font-size-asian="10pt" style:font-size-complex="10pt" fo:language="en" fo:country="AU"/>
    </style:style>
    <style:style style:name="P4318" style:parent-style-name="Normal" style:family="paragraph">
      <style:text-properties fo:font-size="10pt" style:font-size-asian="10pt" style:font-size-complex="10pt" fo:language="en" fo:country="AU"/>
    </style:style>
    <style:style style:name="P4319" style:parent-style-name="Normal" style:family="paragraph">
      <style:text-properties fo:font-size="10pt" style:font-size-asian="10pt" style:font-size-complex="10pt" fo:language="en" fo:country="AU"/>
    </style:style>
    <style:style style:name="P4320" style:parent-style-name="Normal" style:family="paragraph">
      <style:text-properties fo:font-size="10pt" style:font-size-asian="10pt" style:font-size-complex="10pt" fo:language="en" fo:country="AU"/>
    </style:style>
    <style:style style:name="P4321" style:parent-style-name="Normal" style:family="paragraph">
      <style:text-properties fo:font-size="10pt" style:font-size-asian="10pt" style:font-size-complex="10pt" fo:language="en" fo:country="AU"/>
    </style:style>
    <style:style style:name="P4322" style:parent-style-name="Normal" style:family="paragraph">
      <style:text-properties fo:font-size="10pt" style:font-size-asian="10pt" style:font-size-complex="10pt" fo:language="en" fo:country="AU"/>
    </style:style>
    <style:style style:name="P4323" style:parent-style-name="Normal" style:family="paragraph">
      <style:text-properties fo:font-size="10pt" style:font-size-asian="10pt" style:font-size-complex="10pt" fo:language="en" fo:country="AU"/>
    </style:style>
    <style:style style:name="P4324" style:parent-style-name="Normal" style:family="paragraph">
      <style:text-properties fo:font-size="10pt" style:font-size-asian="10pt" style:font-size-complex="10pt" fo:language="en" fo:country="AU"/>
    </style:style>
    <style:style style:name="P4325" style:parent-style-name="Normal" style:family="paragraph">
      <style:text-properties fo:font-size="10pt" style:font-size-asian="10pt" style:font-size-complex="10pt" fo:language="en" fo:country="AU"/>
    </style:style>
    <style:style style:name="P4326" style:parent-style-name="Normal" style:family="paragraph">
      <style:text-properties fo:font-size="10pt" style:font-size-asian="10pt" style:font-size-complex="10pt" fo:language="en" fo:country="AU"/>
    </style:style>
    <style:style style:name="P4327" style:parent-style-name="Normal" style:family="paragraph">
      <style:text-properties fo:font-size="10pt" style:font-size-asian="10pt" style:font-size-complex="10pt" fo:language="en" fo:country="AU"/>
    </style:style>
    <style:style style:name="P4328" style:parent-style-name="Normal" style:family="paragraph">
      <style:text-properties fo:font-size="10pt" style:font-size-asian="10pt" style:font-size-complex="10pt" fo:language="en" fo:country="AU"/>
    </style:style>
    <style:style style:name="P4329" style:parent-style-name="Normal" style:family="paragraph">
      <style:text-properties fo:font-size="10pt" style:font-size-asian="10pt" style:font-size-complex="10pt" fo:language="en" fo:country="AU"/>
    </style:style>
    <style:style style:name="P4330" style:parent-style-name="Normal" style:family="paragraph">
      <style:text-properties fo:font-size="10pt" style:font-size-asian="10pt" style:font-size-complex="10pt" fo:language="en" fo:country="AU"/>
    </style:style>
    <style:style style:name="P4331" style:parent-style-name="Normal" style:family="paragraph">
      <style:text-properties fo:font-size="10pt" style:font-size-asian="10pt" style:font-size-complex="10pt" fo:language="en" fo:country="AU"/>
    </style:style>
    <style:style style:name="P4332" style:parent-style-name="Normal" style:family="paragraph">
      <style:text-properties fo:font-size="10pt" style:font-size-asian="10pt" style:font-size-complex="10pt" fo:language="en" fo:country="AU"/>
    </style:style>
    <style:style style:name="P4333" style:parent-style-name="Normal" style:family="paragraph">
      <style:text-properties fo:font-size="10pt" style:font-size-asian="10pt" style:font-size-complex="10pt" fo:language="en" fo:country="AU"/>
    </style:style>
    <style:style style:name="P4334" style:parent-style-name="Normal" style:family="paragraph">
      <style:text-properties fo:font-size="10pt" style:font-size-asian="10pt" style:font-size-complex="10pt" fo:language="en" fo:country="AU"/>
    </style:style>
    <style:style style:name="P4335" style:parent-style-name="Normal" style:family="paragraph">
      <style:text-properties fo:font-size="10pt" style:font-size-asian="10pt" style:font-size-complex="10pt" fo:language="en" fo:country="AU"/>
    </style:style>
    <style:style style:name="P4336" style:parent-style-name="Normal" style:family="paragraph">
      <style:text-properties fo:font-size="10pt" style:font-size-asian="10pt" style:font-size-complex="10pt" fo:language="en" fo:country="AU"/>
    </style:style>
    <style:style style:name="P4337" style:parent-style-name="Normal" style:family="paragraph">
      <style:text-properties fo:font-size="10pt" style:font-size-asian="10pt" style:font-size-complex="10pt" fo:language="en" fo:country="AU"/>
    </style:style>
    <style:style style:name="P4338" style:parent-style-name="Normal" style:family="paragraph">
      <style:text-properties fo:font-size="10pt" style:font-size-asian="10pt" style:font-size-complex="10pt" fo:language="en" fo:country="AU"/>
    </style:style>
    <style:style style:name="P4339" style:parent-style-name="Normal" style:family="paragraph">
      <style:text-properties fo:font-size="10pt" style:font-size-asian="10pt" style:font-size-complex="10pt" fo:language="en" fo:country="AU"/>
    </style:style>
    <style:style style:name="P4340" style:parent-style-name="Normal" style:family="paragraph">
      <style:text-properties fo:font-size="10pt" style:font-size-asian="10pt" style:font-size-complex="10pt" fo:language="en" fo:country="AU"/>
    </style:style>
    <style:style style:name="P4341" style:parent-style-name="Normal" style:family="paragraph">
      <style:text-properties fo:font-size="10pt" style:font-size-asian="10pt" style:font-size-complex="10pt" fo:language="en" fo:country="AU"/>
    </style:style>
    <style:style style:name="P4342" style:parent-style-name="Normal" style:family="paragraph">
      <style:text-properties fo:font-size="10pt" style:font-size-asian="10pt" style:font-size-complex="10pt" fo:language="en" fo:country="AU"/>
    </style:style>
    <style:style style:name="P4343" style:parent-style-name="Normal" style:family="paragraph">
      <style:text-properties fo:font-size="10pt" style:font-size-asian="10pt" style:font-size-complex="10pt" fo:language="en" fo:country="AU"/>
    </style:style>
    <style:style style:name="P4344" style:parent-style-name="Normal" style:family="paragraph">
      <style:text-properties fo:font-size="10pt" style:font-size-asian="10pt" style:font-size-complex="10pt" fo:language="en" fo:country="AU"/>
    </style:style>
    <style:style style:name="P4345" style:parent-style-name="Normal" style:family="paragraph">
      <style:text-properties fo:font-size="10pt" style:font-size-asian="10pt" style:font-size-complex="10pt" fo:language="en" fo:country="AU"/>
    </style:style>
    <style:style style:name="P4346" style:parent-style-name="Normal" style:family="paragraph">
      <style:text-properties fo:font-size="10pt" style:font-size-asian="10pt" style:font-size-complex="10pt" fo:language="en" fo:country="AU"/>
    </style:style>
    <style:style style:name="P4347" style:parent-style-name="Normal" style:family="paragraph">
      <style:text-properties fo:font-size="10pt" style:font-size-asian="10pt" style:font-size-complex="10pt" fo:language="en" fo:country="AU"/>
    </style:style>
    <style:style style:name="P4348" style:parent-style-name="Normal" style:family="paragraph">
      <style:text-properties fo:font-size="10pt" style:font-size-asian="10pt" style:font-size-complex="10pt" fo:language="en" fo:country="AU"/>
    </style:style>
    <style:style style:name="P4349" style:parent-style-name="Normal" style:family="paragraph">
      <style:text-properties fo:font-size="10pt" style:font-size-asian="10pt" style:font-size-complex="10pt" fo:language="en" fo:country="AU"/>
    </style:style>
    <style:style style:name="P4350" style:parent-style-name="Normal" style:family="paragraph">
      <style:text-properties fo:font-size="10pt" style:font-size-asian="10pt" style:font-size-complex="10pt" fo:language="en" fo:country="AU"/>
    </style:style>
    <style:style style:name="P4351" style:parent-style-name="Normal" style:family="paragraph">
      <style:text-properties fo:font-size="10pt" style:font-size-asian="10pt" style:font-size-complex="10pt" fo:language="en" fo:country="AU"/>
    </style:style>
    <style:style style:name="P4352" style:parent-style-name="Normal" style:family="paragraph">
      <style:text-properties fo:font-size="10pt" style:font-size-asian="10pt" style:font-size-complex="10pt" fo:language="en" fo:country="AU"/>
    </style:style>
    <style:style style:name="P4353" style:parent-style-name="Normal" style:family="paragraph">
      <style:text-properties fo:font-size="10pt" style:font-size-asian="10pt" style:font-size-complex="10pt" fo:language="en" fo:country="AU"/>
    </style:style>
    <style:style style:name="P4354" style:parent-style-name="Normal" style:family="paragraph">
      <style:text-properties fo:font-size="10pt" style:font-size-asian="10pt" style:font-size-complex="10pt" fo:language="en" fo:country="AU"/>
    </style:style>
    <style:style style:name="P4355" style:parent-style-name="Normal" style:family="paragraph">
      <style:text-properties fo:font-size="10pt" style:font-size-asian="10pt" style:font-size-complex="10pt" fo:language="en" fo:country="AU"/>
    </style:style>
    <style:style style:name="P4356" style:parent-style-name="Normal" style:family="paragraph">
      <style:text-properties fo:font-size="10pt" style:font-size-asian="10pt" style:font-size-complex="10pt" fo:language="en" fo:country="AU"/>
    </style:style>
    <style:style style:name="P4357" style:parent-style-name="Normal" style:family="paragraph">
      <style:text-properties fo:font-size="10pt" style:font-size-asian="10pt" style:font-size-complex="10pt" fo:language="en" fo:country="AU"/>
    </style:style>
    <style:style style:name="P4358" style:parent-style-name="Normal" style:family="paragraph">
      <style:text-properties fo:font-size="10pt" style:font-size-asian="10pt" style:font-size-complex="10pt" fo:language="en" fo:country="AU"/>
    </style:style>
    <style:style style:name="P4359" style:parent-style-name="Normal" style:family="paragraph">
      <style:text-properties fo:font-size="10pt" style:font-size-asian="10pt" style:font-size-complex="10pt" fo:language="en" fo:country="AU"/>
    </style:style>
    <style:style style:name="P4360" style:parent-style-name="Normal" style:family="paragraph">
      <style:text-properties fo:font-size="10pt" style:font-size-asian="10pt" style:font-size-complex="10pt" fo:language="en" fo:country="AU"/>
    </style:style>
    <style:style style:name="P4361" style:parent-style-name="Normal" style:family="paragraph">
      <style:text-properties fo:font-size="10pt" style:font-size-asian="10pt" style:font-size-complex="10pt" fo:language="en" fo:country="AU"/>
    </style:style>
    <style:style style:name="P4362" style:parent-style-name="Normal" style:family="paragraph">
      <style:text-properties fo:font-size="10pt" style:font-size-asian="10pt" style:font-size-complex="10pt" fo:language="en" fo:country="AU"/>
    </style:style>
    <style:style style:name="P4363" style:parent-style-name="Normal" style:family="paragraph">
      <style:text-properties fo:font-size="10pt" style:font-size-asian="10pt" style:font-size-complex="10pt" fo:language="en" fo:country="AU"/>
    </style:style>
    <style:style style:name="P4364" style:parent-style-name="Normal" style:family="paragraph">
      <style:text-properties fo:font-size="10pt" style:font-size-asian="10pt" style:font-size-complex="10pt" fo:language="en" fo:country="AU"/>
    </style:style>
    <style:style style:name="P4365" style:parent-style-name="Normal" style:family="paragraph">
      <style:text-properties fo:font-size="10pt" style:font-size-asian="10pt" style:font-size-complex="10pt" fo:language="en" fo:country="AU"/>
    </style:style>
    <style:style style:name="P4366" style:parent-style-name="Normal" style:family="paragraph">
      <style:text-properties fo:font-size="10pt" style:font-size-asian="10pt" style:font-size-complex="10pt" fo:language="en" fo:country="AU"/>
    </style:style>
    <style:style style:name="P4367" style:parent-style-name="Normal" style:family="paragraph">
      <style:text-properties fo:font-size="10pt" style:font-size-asian="10pt" style:font-size-complex="10pt" fo:language="en" fo:country="AU"/>
    </style:style>
    <style:style style:name="P4368" style:parent-style-name="Normal" style:family="paragraph">
      <style:text-properties fo:font-size="10pt" style:font-size-asian="10pt" style:font-size-complex="10pt" fo:language="en" fo:country="AU"/>
    </style:style>
    <style:style style:name="P4369" style:parent-style-name="Normal" style:family="paragraph">
      <style:text-properties fo:font-size="10pt" style:font-size-asian="10pt" style:font-size-complex="10pt" fo:language="en" fo:country="AU"/>
    </style:style>
    <style:style style:name="P4370" style:parent-style-name="Normal" style:family="paragraph">
      <style:text-properties fo:font-size="10pt" style:font-size-asian="10pt" style:font-size-complex="10pt" fo:language="en" fo:country="AU"/>
    </style:style>
    <style:style style:name="P4371" style:parent-style-name="Normal" style:family="paragraph">
      <style:text-properties fo:font-size="10pt" style:font-size-asian="10pt" style:font-size-complex="10pt" fo:language="en" fo:country="AU"/>
    </style:style>
    <style:style style:name="P4372" style:parent-style-name="Normal" style:family="paragraph">
      <style:text-properties fo:font-size="10pt" style:font-size-asian="10pt" style:font-size-complex="10pt" fo:language="en" fo:country="AU"/>
    </style:style>
    <style:style style:name="P4373" style:parent-style-name="Normal" style:family="paragraph">
      <style:text-properties fo:font-size="10pt" style:font-size-asian="10pt" style:font-size-complex="10pt" fo:language="en" fo:country="AU"/>
    </style:style>
    <style:style style:name="P4374" style:parent-style-name="Normal" style:family="paragraph">
      <style:text-properties fo:font-size="10pt" style:font-size-asian="10pt" style:font-size-complex="10pt" fo:language="en" fo:country="AU"/>
    </style:style>
    <style:style style:name="P4375" style:parent-style-name="Normal" style:family="paragraph">
      <style:text-properties fo:font-size="10pt" style:font-size-asian="10pt" style:font-size-complex="10pt" fo:language="en" fo:country="AU"/>
    </style:style>
    <style:style style:name="P4376" style:parent-style-name="Normal" style:family="paragraph">
      <style:text-properties fo:font-size="10pt" style:font-size-asian="10pt" style:font-size-complex="10pt" fo:language="en" fo:country="AU"/>
    </style:style>
    <style:style style:name="P4377" style:parent-style-name="Normal" style:family="paragraph">
      <style:text-properties fo:font-size="10pt" style:font-size-asian="10pt" style:font-size-complex="10pt" fo:language="en" fo:country="AU"/>
    </style:style>
    <style:style style:name="P4378" style:parent-style-name="Normal" style:family="paragraph">
      <style:text-properties fo:font-size="10pt" style:font-size-asian="10pt" style:font-size-complex="10pt" fo:language="en" fo:country="AU"/>
    </style:style>
    <style:style style:name="P4379" style:parent-style-name="Normal" style:family="paragraph">
      <style:text-properties fo:font-size="10pt" style:font-size-asian="10pt" style:font-size-complex="10pt" fo:language="en" fo:country="AU"/>
    </style:style>
    <style:style style:name="P4380" style:parent-style-name="Normal" style:family="paragraph">
      <style:text-properties fo:font-size="10pt" style:font-size-asian="10pt" style:font-size-complex="10pt" fo:language="en" fo:country="AU"/>
    </style:style>
    <style:style style:name="P4381" style:parent-style-name="Normal" style:family="paragraph">
      <style:text-properties fo:font-size="10pt" style:font-size-asian="10pt" style:font-size-complex="10pt" fo:language="en" fo:country="AU"/>
    </style:style>
    <style:style style:name="P4382" style:parent-style-name="Normal" style:family="paragraph">
      <style:text-properties fo:font-size="10pt" style:font-size-asian="10pt" style:font-size-complex="10pt" fo:language="en" fo:country="AU"/>
    </style:style>
    <style:style style:name="P4383" style:parent-style-name="Normal" style:family="paragraph">
      <style:text-properties fo:font-size="10pt" style:font-size-asian="10pt" style:font-size-complex="10pt" fo:language="en" fo:country="AU"/>
    </style:style>
    <style:style style:name="P4384" style:parent-style-name="Normal" style:family="paragraph">
      <style:text-properties fo:font-size="10pt" style:font-size-asian="10pt" style:font-size-complex="10pt" fo:language="en" fo:country="AU"/>
    </style:style>
    <style:style style:name="P4385" style:parent-style-name="Normal" style:family="paragraph">
      <style:text-properties fo:font-size="10pt" style:font-size-asian="10pt" style:font-size-complex="10pt" fo:language="en" fo:country="AU"/>
    </style:style>
    <style:style style:name="P4386" style:parent-style-name="Normal" style:family="paragraph">
      <style:text-properties fo:font-size="10pt" style:font-size-asian="10pt" style:font-size-complex="10pt" fo:language="en" fo:country="AU"/>
    </style:style>
    <style:style style:name="P4387" style:parent-style-name="Normal" style:family="paragraph">
      <style:text-properties fo:font-size="10pt" style:font-size-asian="10pt" style:font-size-complex="10pt" fo:language="en" fo:country="AU"/>
    </style:style>
    <style:style style:name="P4388" style:parent-style-name="Normal" style:family="paragraph">
      <style:text-properties fo:font-size="10pt" style:font-size-asian="10pt" style:font-size-complex="10pt" fo:language="en" fo:country="AU"/>
    </style:style>
    <style:style style:name="P4389" style:parent-style-name="Normal" style:family="paragraph">
      <style:text-properties fo:font-size="10pt" style:font-size-asian="10pt" style:font-size-complex="10pt" fo:language="en" fo:country="AU"/>
    </style:style>
    <style:style style:name="P4390" style:parent-style-name="Normal" style:family="paragraph">
      <style:text-properties fo:font-size="10pt" style:font-size-asian="10pt" style:font-size-complex="10pt" fo:language="en" fo:country="AU"/>
    </style:style>
    <style:style style:name="P4391" style:parent-style-name="Normal" style:family="paragraph">
      <style:text-properties fo:font-size="10pt" style:font-size-asian="10pt" style:font-size-complex="10pt" fo:language="en" fo:country="AU"/>
    </style:style>
    <style:style style:name="P4392" style:parent-style-name="Normal" style:family="paragraph">
      <style:text-properties fo:font-size="10pt" style:font-size-asian="10pt" style:font-size-complex="10pt" fo:language="en" fo:country="AU"/>
    </style:style>
    <style:style style:name="P4393" style:parent-style-name="Normal" style:family="paragraph">
      <style:text-properties fo:font-size="10pt" style:font-size-asian="10pt" style:font-size-complex="10pt" fo:language="en" fo:country="AU"/>
    </style:style>
    <style:style style:name="P4394" style:parent-style-name="Normal" style:family="paragraph">
      <style:text-properties fo:font-size="10pt" style:font-size-asian="10pt" style:font-size-complex="10pt" fo:language="en" fo:country="AU"/>
    </style:style>
    <style:style style:name="P4395" style:parent-style-name="Normal" style:family="paragraph">
      <style:text-properties fo:font-size="10pt" style:font-size-asian="10pt" style:font-size-complex="10pt" fo:language="en" fo:country="AU"/>
    </style:style>
    <style:style style:name="P4396" style:parent-style-name="Normal" style:family="paragraph">
      <style:text-properties fo:font-size="10pt" style:font-size-asian="10pt" style:font-size-complex="10pt" fo:language="en" fo:country="AU"/>
    </style:style>
    <style:style style:name="P4397" style:parent-style-name="Normal" style:family="paragraph">
      <style:text-properties fo:font-size="10pt" style:font-size-asian="10pt" style:font-size-complex="10pt" fo:language="en" fo:country="AU"/>
    </style:style>
    <style:style style:name="P4398" style:parent-style-name="Normal" style:family="paragraph">
      <style:text-properties fo:font-size="10pt" style:font-size-asian="10pt" style:font-size-complex="10pt" fo:language="en" fo:country="AU"/>
    </style:style>
    <style:style style:name="P4399" style:parent-style-name="Normal" style:family="paragraph">
      <style:text-properties fo:font-size="10pt" style:font-size-asian="10pt" style:font-size-complex="10pt" fo:language="en" fo:country="AU"/>
    </style:style>
    <style:style style:name="P4400" style:parent-style-name="Normal" style:family="paragraph">
      <style:text-properties fo:font-size="10pt" style:font-size-asian="10pt" style:font-size-complex="10pt" fo:language="en" fo:country="AU"/>
    </style:style>
    <style:style style:name="P4401" style:parent-style-name="Normal" style:family="paragraph">
      <style:text-properties fo:font-size="10pt" style:font-size-asian="10pt" style:font-size-complex="10pt" fo:language="en" fo:country="AU"/>
    </style:style>
    <style:style style:name="P4402" style:parent-style-name="Normal" style:family="paragraph">
      <style:text-properties fo:font-size="10pt" style:font-size-asian="10pt" style:font-size-complex="10pt" fo:language="en" fo:country="AU"/>
    </style:style>
    <style:style style:name="P4403" style:parent-style-name="Normal" style:family="paragraph">
      <style:text-properties fo:font-size="10pt" style:font-size-asian="10pt" style:font-size-complex="10pt" fo:language="en" fo:country="AU"/>
    </style:style>
    <style:style style:name="P4404" style:parent-style-name="Normal" style:family="paragraph">
      <style:text-properties fo:font-size="10pt" style:font-size-asian="10pt" style:font-size-complex="10pt" fo:language="en" fo:country="AU"/>
    </style:style>
    <style:style style:name="P4405" style:parent-style-name="Normal" style:family="paragraph">
      <style:text-properties fo:font-size="10pt" style:font-size-asian="10pt" style:font-size-complex="10pt" fo:language="en" fo:country="AU"/>
    </style:style>
    <style:style style:name="P4406" style:parent-style-name="Normal" style:family="paragraph">
      <style:text-properties fo:font-size="10pt" style:font-size-asian="10pt" style:font-size-complex="10pt" fo:language="en" fo:country="AU"/>
    </style:style>
    <style:style style:name="P4407" style:parent-style-name="Normal" style:family="paragraph">
      <style:text-properties fo:font-size="10pt" style:font-size-asian="10pt" style:font-size-complex="10pt" fo:language="en" fo:country="AU"/>
    </style:style>
    <style:style style:name="P4408" style:parent-style-name="Normal" style:family="paragraph">
      <style:text-properties fo:font-size="10pt" style:font-size-asian="10pt" style:font-size-complex="10pt" fo:language="en" fo:country="AU"/>
    </style:style>
    <style:style style:name="P4409" style:parent-style-name="Normal" style:family="paragraph">
      <style:text-properties fo:font-size="10pt" style:font-size-asian="10pt" style:font-size-complex="10pt" fo:language="en" fo:country="AU"/>
    </style:style>
    <style:style style:name="P4410" style:parent-style-name="Normal" style:family="paragraph">
      <style:text-properties fo:font-size="10pt" style:font-size-asian="10pt" style:font-size-complex="10pt" fo:language="en" fo:country="AU"/>
    </style:style>
    <style:style style:name="P4411" style:parent-style-name="Normal" style:family="paragraph">
      <style:text-properties fo:font-size="10pt" style:font-size-asian="10pt" style:font-size-complex="10pt" fo:language="en" fo:country="AU"/>
    </style:style>
    <style:style style:name="P4412" style:parent-style-name="Normal" style:family="paragraph">
      <style:text-properties fo:font-size="10pt" style:font-size-asian="10pt" style:font-size-complex="10pt" fo:language="en" fo:country="AU"/>
    </style:style>
    <style:style style:name="P4413" style:parent-style-name="Normal" style:family="paragraph">
      <style:text-properties fo:font-size="10pt" style:font-size-asian="10pt" style:font-size-complex="10pt" fo:language="en" fo:country="AU"/>
    </style:style>
    <style:style style:name="P4414" style:parent-style-name="Normal" style:family="paragraph">
      <style:text-properties fo:font-size="10pt" style:font-size-asian="10pt" style:font-size-complex="10pt" fo:language="en" fo:country="AU"/>
    </style:style>
    <style:style style:name="P4415" style:parent-style-name="Normal" style:family="paragraph">
      <style:text-properties fo:font-size="10pt" style:font-size-asian="10pt" style:font-size-complex="10pt" fo:language="en" fo:country="AU"/>
    </style:style>
    <style:style style:name="P4416" style:parent-style-name="Normal" style:family="paragraph">
      <style:text-properties fo:font-size="10pt" style:font-size-asian="10pt" style:font-size-complex="10pt" fo:language="en" fo:country="AU"/>
    </style:style>
    <style:style style:name="P4417" style:parent-style-name="Normal" style:family="paragraph">
      <style:text-properties fo:font-size="10pt" style:font-size-asian="10pt" style:font-size-complex="10pt" fo:language="en" fo:country="AU"/>
    </style:style>
    <style:style style:name="P4418" style:parent-style-name="Normal" style:family="paragraph">
      <style:text-properties fo:font-size="10pt" style:font-size-asian="10pt" style:font-size-complex="10pt" fo:language="en" fo:country="AU"/>
    </style:style>
    <style:style style:name="P4419" style:parent-style-name="Normal" style:family="paragraph">
      <style:text-properties fo:font-size="10pt" style:font-size-asian="10pt" style:font-size-complex="10pt" fo:language="en" fo:country="AU"/>
    </style:style>
    <style:style style:name="P4420" style:parent-style-name="Normal" style:family="paragraph">
      <style:text-properties fo:font-size="10pt" style:font-size-asian="10pt" style:font-size-complex="10pt" fo:language="en" fo:country="AU"/>
    </style:style>
    <style:style style:name="P4421" style:parent-style-name="Normal" style:family="paragraph">
      <style:text-properties fo:font-size="10pt" style:font-size-asian="10pt" style:font-size-complex="10pt" fo:language="en" fo:country="AU"/>
    </style:style>
    <style:style style:name="P4422" style:parent-style-name="Normal" style:family="paragraph">
      <style:text-properties fo:font-size="10pt" style:font-size-asian="10pt" style:font-size-complex="10pt" fo:language="en" fo:country="AU"/>
    </style:style>
    <style:style style:name="P4423" style:parent-style-name="Normal" style:family="paragraph">
      <style:text-properties fo:font-size="10pt" style:font-size-asian="10pt" style:font-size-complex="10pt" fo:language="en" fo:country="AU"/>
    </style:style>
    <style:style style:name="P4424" style:parent-style-name="Normal" style:family="paragraph">
      <style:text-properties fo:font-size="10pt" style:font-size-asian="10pt" style:font-size-complex="10pt" fo:language="en" fo:country="AU"/>
    </style:style>
    <style:style style:name="P4425" style:parent-style-name="Normal" style:family="paragraph">
      <style:text-properties fo:font-size="10pt" style:font-size-asian="10pt" style:font-size-complex="10pt" fo:language="en" fo:country="AU"/>
    </style:style>
    <style:style style:name="P4426" style:parent-style-name="Normal" style:family="paragraph">
      <style:text-properties fo:font-size="10pt" style:font-size-asian="10pt" style:font-size-complex="10pt" fo:language="en" fo:country="AU"/>
    </style:style>
    <style:style style:name="P4427" style:parent-style-name="Normal" style:family="paragraph">
      <style:text-properties fo:font-size="10pt" style:font-size-asian="10pt" style:font-size-complex="10pt" fo:language="en" fo:country="AU"/>
    </style:style>
    <style:style style:name="P4428" style:parent-style-name="Normal" style:family="paragraph">
      <style:text-properties fo:font-size="10pt" style:font-size-asian="10pt" style:font-size-complex="10pt" fo:language="en" fo:country="AU"/>
    </style:style>
    <style:style style:name="P4429" style:parent-style-name="Normal" style:family="paragraph">
      <style:text-properties fo:font-size="10pt" style:font-size-asian="10pt" style:font-size-complex="10pt" fo:language="en" fo:country="AU"/>
    </style:style>
    <style:style style:name="P4430" style:parent-style-name="Normal" style:family="paragraph">
      <style:text-properties fo:font-size="10pt" style:font-size-asian="10pt" style:font-size-complex="10pt" fo:language="en" fo:country="AU"/>
    </style:style>
    <style:style style:name="P4431" style:parent-style-name="Normal" style:family="paragraph">
      <style:text-properties fo:font-size="10pt" style:font-size-asian="10pt" style:font-size-complex="10pt" fo:language="en" fo:country="AU"/>
    </style:style>
    <style:style style:name="P4432" style:parent-style-name="Normal" style:family="paragraph">
      <style:text-properties fo:font-size="10pt" style:font-size-asian="10pt" style:font-size-complex="10pt" fo:language="en" fo:country="AU"/>
    </style:style>
    <style:style style:name="P443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434" style:parent-style-name="Normal" style:family="paragraph">
      <style:text-properties fo:font-size="10pt" style:font-size-asian="10pt" style:font-size-complex="10pt" fo:language="en" fo:country="AU"/>
    </style:style>
    <style:style style:name="P4435" style:parent-style-name="Normal" style:family="paragraph">
      <style:text-properties fo:font-size="10pt" style:font-size-asian="10pt" style:font-size-complex="10pt" fo:language="en" fo:country="AU"/>
    </style:style>
    <style:style style:name="P4436" style:parent-style-name="Normal" style:family="paragraph">
      <style:text-properties fo:font-size="10pt" style:font-size-asian="10pt" style:font-size-complex="10pt" fo:language="en" fo:country="AU"/>
    </style:style>
    <style:style style:name="P4437" style:parent-style-name="Normal" style:family="paragraph">
      <style:text-properties fo:font-size="10pt" style:font-size-asian="10pt" style:font-size-complex="10pt" fo:language="en" fo:country="AU"/>
    </style:style>
    <style:style style:name="P4438" style:parent-style-name="Normal" style:family="paragraph">
      <style:text-properties fo:font-size="10pt" style:font-size-asian="10pt" style:font-size-complex="10pt" fo:language="en" fo:country="AU"/>
    </style:style>
    <style:style style:name="P4439" style:parent-style-name="Normal" style:family="paragraph">
      <style:text-properties fo:font-size="10pt" style:font-size-asian="10pt" style:font-size-complex="10pt" fo:language="en" fo:country="AU"/>
    </style:style>
    <style:style style:name="P4440" style:parent-style-name="Normal" style:family="paragraph">
      <style:text-properties fo:font-size="10pt" style:font-size-asian="10pt" style:font-size-complex="10pt" fo:language="en" fo:country="AU"/>
    </style:style>
    <style:style style:name="P4441" style:parent-style-name="Normal" style:family="paragraph">
      <style:text-properties fo:font-size="10pt" style:font-size-asian="10pt" style:font-size-complex="10pt" fo:language="en" fo:country="AU"/>
    </style:style>
    <style:style style:name="P444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443" style:parent-style-name="Normal" style:family="paragraph">
      <style:text-properties fo:font-size="10pt" style:font-size-asian="10pt" style:font-size-complex="10pt" fo:language="en" fo:country="AU"/>
    </style:style>
    <style:style style:name="P4444" style:parent-style-name="Normal" style:family="paragraph">
      <style:text-properties fo:font-size="10pt" style:font-size-asian="10pt" style:font-size-complex="10pt" fo:language="en" fo:country="AU"/>
    </style:style>
    <style:style style:name="P4445" style:parent-style-name="Normal" style:family="paragraph">
      <style:text-properties fo:font-size="10pt" style:font-size-asian="10pt" style:font-size-complex="10pt" fo:language="en" fo:country="AU"/>
    </style:style>
    <style:style style:name="P4446" style:parent-style-name="Normal" style:family="paragraph">
      <style:text-properties fo:font-size="10pt" style:font-size-asian="10pt" style:font-size-complex="10pt" fo:language="en" fo:country="AU"/>
    </style:style>
    <style:style style:name="P4447" style:parent-style-name="Normal" style:family="paragraph">
      <style:text-properties fo:font-size="10pt" style:font-size-asian="10pt" style:font-size-complex="10pt" fo:language="en" fo:country="AU"/>
    </style:style>
    <style:style style:name="P4448" style:parent-style-name="Normal" style:family="paragraph">
      <style:text-properties fo:font-size="10pt" style:font-size-asian="10pt" style:font-size-complex="10pt" fo:language="en" fo:country="AU"/>
    </style:style>
    <style:style style:name="P4449" style:parent-style-name="Normal" style:family="paragraph">
      <style:text-properties fo:font-size="10pt" style:font-size-asian="10pt" style:font-size-complex="10pt" fo:language="en" fo:country="AU"/>
    </style:style>
    <style:style style:name="P4450" style:parent-style-name="Normal" style:family="paragraph">
      <style:text-properties fo:font-size="10pt" style:font-size-asian="10pt" style:font-size-complex="10pt" fo:language="en" fo:country="AU"/>
    </style:style>
    <style:style style:name="P445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452" style:parent-style-name="Normal" style:family="paragraph">
      <style:text-properties fo:font-size="10pt" style:font-size-asian="10pt" style:font-size-complex="10pt" fo:language="en" fo:country="AU"/>
    </style:style>
    <style:style style:name="P4453" style:parent-style-name="Normal" style:family="paragraph">
      <style:text-properties fo:font-size="10pt" style:font-size-asian="10pt" style:font-size-complex="10pt" fo:language="en" fo:country="AU"/>
    </style:style>
    <style:style style:name="P4454" style:parent-style-name="Normal" style:family="paragraph">
      <style:text-properties fo:font-size="10pt" style:font-size-asian="10pt" style:font-size-complex="10pt" fo:language="en" fo:country="AU"/>
    </style:style>
    <style:style style:name="P4455" style:parent-style-name="Normal" style:family="paragraph">
      <style:text-properties fo:font-size="10pt" style:font-size-asian="10pt" style:font-size-complex="10pt" fo:language="en" fo:country="AU"/>
    </style:style>
    <style:style style:name="P4456" style:parent-style-name="Normal" style:family="paragraph">
      <style:text-properties fo:font-size="10pt" style:font-size-asian="10pt" style:font-size-complex="10pt" fo:language="en" fo:country="AU"/>
    </style:style>
    <style:style style:name="P4457" style:parent-style-name="Normal" style:family="paragraph">
      <style:text-properties fo:font-size="10pt" style:font-size-asian="10pt" style:font-size-complex="10pt" fo:language="en" fo:country="AU"/>
    </style:style>
    <style:style style:name="P4458" style:parent-style-name="Normal" style:family="paragraph">
      <style:text-properties fo:font-size="10pt" style:font-size-asian="10pt" style:font-size-complex="10pt" fo:language="en" fo:country="AU"/>
    </style:style>
    <style:style style:name="P4459" style:parent-style-name="Normal" style:family="paragraph">
      <style:text-properties fo:font-size="10pt" style:font-size-asian="10pt" style:font-size-complex="10pt" fo:language="en" fo:country="AU"/>
    </style:style>
    <style:style style:name="P446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461" style:parent-style-name="Normal" style:family="paragraph">
      <style:text-properties fo:font-size="10pt" style:font-size-asian="10pt" style:font-size-complex="10pt" fo:language="en" fo:country="AU"/>
    </style:style>
    <style:style style:name="P4462" style:parent-style-name="Normal" style:family="paragraph">
      <style:text-properties fo:font-size="10pt" style:font-size-asian="10pt" style:font-size-complex="10pt" fo:language="en" fo:country="AU"/>
    </style:style>
    <style:style style:name="P4463" style:parent-style-name="Normal" style:family="paragraph">
      <style:text-properties fo:font-size="10pt" style:font-size-asian="10pt" style:font-size-complex="10pt" fo:language="en" fo:country="AU"/>
    </style:style>
    <style:style style:name="P4464" style:parent-style-name="Normal" style:family="paragraph">
      <style:text-properties fo:font-size="10pt" style:font-size-asian="10pt" style:font-size-complex="10pt" fo:language="en" fo:country="AU"/>
    </style:style>
    <style:style style:name="P4465" style:parent-style-name="Normal" style:family="paragraph">
      <style:text-properties fo:font-size="10pt" style:font-size-asian="10pt" style:font-size-complex="10pt" fo:language="en" fo:country="AU"/>
    </style:style>
    <style:style style:name="P4466" style:parent-style-name="Normal" style:family="paragraph">
      <style:text-properties fo:font-size="10pt" style:font-size-asian="10pt" style:font-size-complex="10pt" fo:language="en" fo:country="AU"/>
    </style:style>
    <style:style style:name="P4467" style:parent-style-name="Normal" style:family="paragraph">
      <style:text-properties fo:font-size="10pt" style:font-size-asian="10pt" style:font-size-complex="10pt" fo:language="en" fo:country="AU"/>
    </style:style>
    <style:style style:name="P4468" style:parent-style-name="Normal" style:family="paragraph">
      <style:text-properties fo:font-size="10pt" style:font-size-asian="10pt" style:font-size-complex="10pt" fo:language="en" fo:country="AU"/>
    </style:style>
    <style:style style:name="P4469" style:parent-style-name="Normal" style:family="paragraph">
      <style:text-properties fo:font-size="10pt" style:font-size-asian="10pt" style:font-size-complex="10pt" fo:language="en" fo:country="AU"/>
    </style:style>
    <style:style style:name="P447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471" style:parent-style-name="Normal" style:family="paragraph">
      <style:text-properties fo:font-size="10pt" style:font-size-asian="10pt" style:font-size-complex="10pt" fo:language="en" fo:country="AU"/>
    </style:style>
    <style:style style:name="P4472" style:parent-style-name="Normal" style:family="paragraph">
      <style:text-properties fo:font-size="10pt" style:font-size-asian="10pt" style:font-size-complex="10pt" fo:language="en" fo:country="AU"/>
    </style:style>
    <style:style style:name="P4473" style:parent-style-name="Normal" style:family="paragraph">
      <style:text-properties fo:font-size="10pt" style:font-size-asian="10pt" style:font-size-complex="10pt" fo:language="en" fo:country="AU"/>
    </style:style>
    <style:style style:name="P4474" style:parent-style-name="Normal" style:family="paragraph">
      <style:text-properties fo:font-size="10pt" style:font-size-asian="10pt" style:font-size-complex="10pt" fo:language="en" fo:country="AU"/>
    </style:style>
    <style:style style:name="P4475" style:parent-style-name="Normal" style:family="paragraph">
      <style:text-properties fo:font-size="10pt" style:font-size-asian="10pt" style:font-size-complex="10pt" fo:language="en" fo:country="AU"/>
    </style:style>
    <style:style style:name="P4476" style:parent-style-name="Normal" style:family="paragraph">
      <style:text-properties fo:font-size="10pt" style:font-size-asian="10pt" style:font-size-complex="10pt" fo:language="en" fo:country="AU"/>
    </style:style>
    <style:style style:name="P4477" style:parent-style-name="Normal" style:family="paragraph">
      <style:text-properties fo:font-size="10pt" style:font-size-asian="10pt" style:font-size-complex="10pt" fo:language="en" fo:country="AU"/>
    </style:style>
    <style:style style:name="P4478" style:parent-style-name="Normal" style:family="paragraph">
      <style:text-properties fo:font-size="10pt" style:font-size-asian="10pt" style:font-size-complex="10pt" fo:language="en" fo:country="AU"/>
    </style:style>
    <style:style style:name="P447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480" style:parent-style-name="Normal" style:family="paragraph">
      <style:text-properties fo:font-size="10pt" style:font-size-asian="10pt" style:font-size-complex="10pt" fo:language="en" fo:country="AU"/>
    </style:style>
    <style:style style:name="P4481" style:parent-style-name="Normal" style:family="paragraph">
      <style:text-properties fo:font-size="10pt" style:font-size-asian="10pt" style:font-size-complex="10pt" fo:language="en" fo:country="AU"/>
    </style:style>
    <style:style style:name="P4482" style:parent-style-name="Normal" style:family="paragraph">
      <style:text-properties fo:font-size="10pt" style:font-size-asian="10pt" style:font-size-complex="10pt" fo:language="en" fo:country="AU"/>
    </style:style>
    <style:style style:name="P4483" style:parent-style-name="Normal" style:family="paragraph">
      <style:text-properties fo:font-size="10pt" style:font-size-asian="10pt" style:font-size-complex="10pt" fo:language="en" fo:country="AU"/>
    </style:style>
    <style:style style:name="P4484" style:parent-style-name="Normal" style:family="paragraph">
      <style:text-properties fo:font-size="10pt" style:font-size-asian="10pt" style:font-size-complex="10pt" fo:language="en" fo:country="AU"/>
    </style:style>
    <style:style style:name="P4485" style:parent-style-name="Normal" style:family="paragraph">
      <style:text-properties fo:font-size="10pt" style:font-size-asian="10pt" style:font-size-complex="10pt" fo:language="en" fo:country="AU"/>
    </style:style>
    <style:style style:name="P4486" style:parent-style-name="Normal" style:family="paragraph">
      <style:text-properties fo:font-size="10pt" style:font-size-asian="10pt" style:font-size-complex="10pt" fo:language="en" fo:country="AU"/>
    </style:style>
    <style:style style:name="P4487" style:parent-style-name="Normal" style:family="paragraph">
      <style:text-properties fo:font-size="10pt" style:font-size-asian="10pt" style:font-size-complex="10pt" fo:language="en" fo:country="AU"/>
    </style:style>
    <style:style style:name="P448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489" style:parent-style-name="Normal" style:family="paragraph">
      <style:text-properties fo:font-size="10pt" style:font-size-asian="10pt" style:font-size-complex="10pt" fo:language="en" fo:country="AU"/>
    </style:style>
    <style:style style:name="P4490" style:parent-style-name="Normal" style:family="paragraph">
      <style:text-properties fo:font-size="10pt" style:font-size-asian="10pt" style:font-size-complex="10pt" fo:language="en" fo:country="AU"/>
    </style:style>
    <style:style style:name="P4491" style:parent-style-name="Normal" style:family="paragraph">
      <style:text-properties fo:font-size="10pt" style:font-size-asian="10pt" style:font-size-complex="10pt" fo:language="en" fo:country="AU"/>
    </style:style>
    <style:style style:name="P4492" style:parent-style-name="Normal" style:family="paragraph">
      <style:text-properties fo:font-size="10pt" style:font-size-asian="10pt" style:font-size-complex="10pt" fo:language="en" fo:country="AU"/>
    </style:style>
    <style:style style:name="P4493" style:parent-style-name="Normal" style:family="paragraph">
      <style:text-properties fo:font-size="10pt" style:font-size-asian="10pt" style:font-size-complex="10pt" fo:language="en" fo:country="AU"/>
    </style:style>
    <style:style style:name="P4494" style:parent-style-name="Normal" style:family="paragraph">
      <style:text-properties fo:font-size="10pt" style:font-size-asian="10pt" style:font-size-complex="10pt" fo:language="en" fo:country="AU"/>
    </style:style>
    <style:style style:name="P4495" style:parent-style-name="Normal" style:family="paragraph">
      <style:text-properties fo:font-size="10pt" style:font-size-asian="10pt" style:font-size-complex="10pt" fo:language="en" fo:country="AU"/>
    </style:style>
    <style:style style:name="P4496" style:parent-style-name="Normal" style:family="paragraph">
      <style:text-properties fo:font-size="10pt" style:font-size-asian="10pt" style:font-size-complex="10pt" fo:language="en" fo:country="AU"/>
    </style:style>
    <style:style style:name="P449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498" style:parent-style-name="Normal" style:family="paragraph">
      <style:text-properties fo:font-size="10pt" style:font-size-asian="10pt" style:font-size-complex="10pt" fo:language="en" fo:country="AU"/>
    </style:style>
    <style:style style:name="P4499" style:parent-style-name="Normal" style:family="paragraph">
      <style:text-properties fo:font-size="10pt" style:font-size-asian="10pt" style:font-size-complex="10pt" fo:language="en" fo:country="AU"/>
    </style:style>
    <style:style style:name="P4500" style:parent-style-name="Normal" style:family="paragraph">
      <style:text-properties fo:font-size="10pt" style:font-size-asian="10pt" style:font-size-complex="10pt" fo:language="en" fo:country="AU"/>
    </style:style>
    <style:style style:name="P4501" style:parent-style-name="Normal" style:family="paragraph">
      <style:text-properties fo:font-size="10pt" style:font-size-asian="10pt" style:font-size-complex="10pt" fo:language="en" fo:country="AU"/>
    </style:style>
    <style:style style:name="P4502" style:parent-style-name="Normal" style:family="paragraph">
      <style:text-properties fo:font-size="10pt" style:font-size-asian="10pt" style:font-size-complex="10pt" fo:language="en" fo:country="AU"/>
    </style:style>
    <style:style style:name="P4503" style:parent-style-name="Normal" style:family="paragraph">
      <style:text-properties fo:font-size="10pt" style:font-size-asian="10pt" style:font-size-complex="10pt" fo:language="en" fo:country="AU"/>
    </style:style>
    <style:style style:name="P4504" style:parent-style-name="Normal" style:family="paragraph">
      <style:text-properties fo:font-size="10pt" style:font-size-asian="10pt" style:font-size-complex="10pt" fo:language="en" fo:country="AU"/>
    </style:style>
    <style:style style:name="P4505" style:parent-style-name="Normal" style:family="paragraph">
      <style:text-properties fo:font-size="10pt" style:font-size-asian="10pt" style:font-size-complex="10pt" fo:language="en" fo:country="AU"/>
    </style:style>
    <style:style style:name="P450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507" style:parent-style-name="Normal" style:family="paragraph">
      <style:text-properties fo:font-size="10pt" style:font-size-asian="10pt" style:font-size-complex="10pt" fo:language="en" fo:country="AU"/>
    </style:style>
    <style:style style:name="P4508" style:parent-style-name="Normal" style:family="paragraph">
      <style:text-properties fo:font-size="10pt" style:font-size-asian="10pt" style:font-size-complex="10pt" fo:language="en" fo:country="AU"/>
    </style:style>
    <style:style style:name="P4509" style:parent-style-name="Normal" style:family="paragraph">
      <style:text-properties fo:font-size="10pt" style:font-size-asian="10pt" style:font-size-complex="10pt" fo:language="en" fo:country="AU"/>
    </style:style>
    <style:style style:name="P4510" style:parent-style-name="Normal" style:family="paragraph">
      <style:text-properties fo:font-size="10pt" style:font-size-asian="10pt" style:font-size-complex="10pt" fo:language="en" fo:country="AU"/>
    </style:style>
    <style:style style:name="P4511" style:parent-style-name="Normal" style:family="paragraph">
      <style:text-properties fo:font-size="10pt" style:font-size-asian="10pt" style:font-size-complex="10pt" fo:language="en" fo:country="AU"/>
    </style:style>
    <style:style style:name="P4512" style:parent-style-name="Normal" style:family="paragraph">
      <style:text-properties fo:font-size="10pt" style:font-size-asian="10pt" style:font-size-complex="10pt" fo:language="en" fo:country="AU"/>
    </style:style>
    <style:style style:name="P4513" style:parent-style-name="Normal" style:family="paragraph">
      <style:text-properties fo:font-size="10pt" style:font-size-asian="10pt" style:font-size-complex="10pt" fo:language="en" fo:country="AU"/>
    </style:style>
    <style:style style:name="P4514" style:parent-style-name="Normal" style:family="paragraph">
      <style:text-properties fo:font-size="10pt" style:font-size-asian="10pt" style:font-size-complex="10pt" fo:language="en" fo:country="AU"/>
    </style:style>
    <style:style style:name="P4515" style:parent-style-name="Normal" style:family="paragraph">
      <style:text-properties fo:font-size="10pt" style:font-size-asian="10pt" style:font-size-complex="10pt" fo:language="en" fo:country="AU"/>
    </style:style>
    <style:style style:name="P4516" style:parent-style-name="Normal" style:family="paragraph">
      <style:text-properties fo:font-size="10pt" style:font-size-asian="10pt" style:font-size-complex="10pt" fo:language="en" fo:country="AU"/>
    </style:style>
    <style:style style:name="P4517" style:parent-style-name="Normal" style:family="paragraph">
      <style:text-properties fo:font-size="10pt" style:font-size-asian="10pt" style:font-size-complex="10pt" fo:language="en" fo:country="AU"/>
    </style:style>
    <style:style style:name="P4518" style:parent-style-name="Normal" style:family="paragraph">
      <style:text-properties fo:font-size="10pt" style:font-size-asian="10pt" style:font-size-complex="10pt" fo:language="en" fo:country="AU"/>
    </style:style>
    <style:style style:name="P4519" style:parent-style-name="Normal" style:family="paragraph">
      <style:text-properties fo:font-size="10pt" style:font-size-asian="10pt" style:font-size-complex="10pt" fo:language="en" fo:country="AU"/>
    </style:style>
    <style:style style:name="P4520" style:parent-style-name="Normal" style:family="paragraph">
      <style:text-properties fo:font-size="10pt" style:font-size-asian="10pt" style:font-size-complex="10pt" fo:language="en" fo:country="AU"/>
    </style:style>
    <style:style style:name="P4521" style:parent-style-name="Normal" style:family="paragraph">
      <style:text-properties fo:font-size="10pt" style:font-size-asian="10pt" style:font-size-complex="10pt" fo:language="en" fo:country="AU"/>
    </style:style>
    <style:style style:name="P4522" style:parent-style-name="Normal" style:family="paragraph">
      <style:text-properties fo:font-size="10pt" style:font-size-asian="10pt" style:font-size-complex="10pt" fo:language="en" fo:country="AU"/>
    </style:style>
    <style:style style:name="P4523" style:parent-style-name="Normal" style:family="paragraph">
      <style:text-properties fo:font-size="10pt" style:font-size-asian="10pt" style:font-size-complex="10pt" fo:language="en" fo:country="AU"/>
    </style:style>
    <style:style style:name="P4524" style:parent-style-name="Normal" style:family="paragraph">
      <style:text-properties fo:font-size="10pt" style:font-size-asian="10pt" style:font-size-complex="10pt" fo:language="en" fo:country="AU"/>
    </style:style>
    <style:style style:name="P4525" style:parent-style-name="Normal" style:family="paragraph">
      <style:text-properties fo:font-size="10pt" style:font-size-asian="10pt" style:font-size-complex="10pt" fo:language="en" fo:country="AU"/>
    </style:style>
    <style:style style:name="P452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527" style:parent-style-name="Normal" style:family="paragraph">
      <style:text-properties fo:font-size="10pt" style:font-size-asian="10pt" style:font-size-complex="10pt" fo:language="en" fo:country="AU"/>
    </style:style>
    <style:style style:name="P4528" style:parent-style-name="Normal" style:family="paragraph">
      <style:text-properties fo:font-size="10pt" style:font-size-asian="10pt" style:font-size-complex="10pt" fo:language="en" fo:country="AU"/>
    </style:style>
    <style:style style:name="P4529" style:parent-style-name="Normal" style:family="paragraph">
      <style:text-properties fo:font-size="10pt" style:font-size-asian="10pt" style:font-size-complex="10pt" fo:language="en" fo:country="AU"/>
    </style:style>
    <style:style style:name="P4530" style:parent-style-name="Normal" style:family="paragraph">
      <style:text-properties fo:font-size="10pt" style:font-size-asian="10pt" style:font-size-complex="10pt" fo:language="en" fo:country="AU"/>
    </style:style>
    <style:style style:name="P4531" style:parent-style-name="Normal" style:family="paragraph">
      <style:text-properties fo:font-size="10pt" style:font-size-asian="10pt" style:font-size-complex="10pt" fo:language="en" fo:country="AU"/>
    </style:style>
    <style:style style:name="P4532" style:parent-style-name="Normal" style:family="paragraph">
      <style:text-properties fo:font-size="10pt" style:font-size-asian="10pt" style:font-size-complex="10pt" fo:language="en" fo:country="AU"/>
    </style:style>
    <style:style style:name="P4533" style:parent-style-name="Normal" style:family="paragraph">
      <style:text-properties fo:font-size="10pt" style:font-size-asian="10pt" style:font-size-complex="10pt" fo:language="en" fo:country="AU"/>
    </style:style>
    <style:style style:name="P4534" style:parent-style-name="Normal" style:family="paragraph">
      <style:text-properties fo:font-size="10pt" style:font-size-asian="10pt" style:font-size-complex="10pt" fo:language="en" fo:country="AU"/>
    </style:style>
    <style:style style:name="P453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536" style:parent-style-name="Normal" style:family="paragraph">
      <style:text-properties fo:font-size="10pt" style:font-size-asian="10pt" style:font-size-complex="10pt" fo:language="en" fo:country="AU"/>
    </style:style>
    <style:style style:name="P4537" style:parent-style-name="Normal" style:family="paragraph">
      <style:text-properties fo:font-size="10pt" style:font-size-asian="10pt" style:font-size-complex="10pt" fo:language="en" fo:country="AU"/>
    </style:style>
    <style:style style:name="P4538" style:parent-style-name="Normal" style:family="paragraph">
      <style:text-properties fo:font-size="10pt" style:font-size-asian="10pt" style:font-size-complex="10pt" fo:language="en" fo:country="AU"/>
    </style:style>
    <style:style style:name="P4539" style:parent-style-name="Normal" style:family="paragraph">
      <style:text-properties fo:font-size="10pt" style:font-size-asian="10pt" style:font-size-complex="10pt" fo:language="en" fo:country="AU"/>
    </style:style>
    <style:style style:name="P4540" style:parent-style-name="Normal" style:family="paragraph">
      <style:text-properties fo:font-size="10pt" style:font-size-asian="10pt" style:font-size-complex="10pt" fo:language="en" fo:country="AU"/>
    </style:style>
    <style:style style:name="P4541" style:parent-style-name="Normal" style:family="paragraph">
      <style:text-properties fo:font-size="10pt" style:font-size-asian="10pt" style:font-size-complex="10pt" fo:language="en" fo:country="AU"/>
    </style:style>
    <style:style style:name="P4542" style:parent-style-name="Normal" style:family="paragraph">
      <style:text-properties fo:font-size="10pt" style:font-size-asian="10pt" style:font-size-complex="10pt" fo:language="en" fo:country="AU"/>
    </style:style>
    <style:style style:name="P4543" style:parent-style-name="Normal" style:family="paragraph">
      <style:text-properties fo:font-size="10pt" style:font-size-asian="10pt" style:font-size-complex="10pt" fo:language="en" fo:country="AU"/>
    </style:style>
    <style:style style:name="P4544" style:parent-style-name="Normal" style:family="paragraph">
      <style:text-properties fo:font-size="10pt" style:font-size-asian="10pt" style:font-size-complex="10pt" fo:language="en" fo:country="AU"/>
    </style:style>
    <style:style style:name="P4545" style:parent-style-name="Normal" style:family="paragraph">
      <style:text-properties fo:font-size="10pt" style:font-size-asian="10pt" style:font-size-complex="10pt" fo:language="en" fo:country="AU"/>
    </style:style>
    <style:style style:name="P4546" style:parent-style-name="Normal" style:family="paragraph">
      <style:text-properties fo:font-size="10pt" style:font-size-asian="10pt" style:font-size-complex="10pt" fo:language="en" fo:country="AU"/>
    </style:style>
    <style:style style:name="P4547" style:parent-style-name="Normal" style:family="paragraph">
      <style:text-properties fo:font-size="10pt" style:font-size-asian="10pt" style:font-size-complex="10pt" fo:language="en" fo:country="AU"/>
    </style:style>
    <style:style style:name="P4548" style:parent-style-name="Normal" style:family="paragraph">
      <style:text-properties fo:font-size="10pt" style:font-size-asian="10pt" style:font-size-complex="10pt" fo:language="en" fo:country="AU"/>
    </style:style>
    <style:style style:name="P4549" style:parent-style-name="Normal" style:family="paragraph">
      <style:text-properties fo:font-size="10pt" style:font-size-asian="10pt" style:font-size-complex="10pt" fo:language="en" fo:country="AU"/>
    </style:style>
    <style:style style:name="P4550" style:parent-style-name="Normal" style:family="paragraph">
      <style:text-properties fo:font-size="10pt" style:font-size-asian="10pt" style:font-size-complex="10pt" fo:language="en" fo:country="AU"/>
    </style:style>
    <style:style style:name="P4551" style:parent-style-name="Normal" style:family="paragraph">
      <style:text-properties fo:font-size="10pt" style:font-size-asian="10pt" style:font-size-complex="10pt" fo:language="en" fo:country="AU"/>
    </style:style>
    <style:style style:name="P455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553" style:parent-style-name="Normal" style:family="paragraph">
      <style:text-properties fo:font-size="10pt" style:font-size-asian="10pt" style:font-size-complex="10pt" fo:language="en" fo:country="AU"/>
    </style:style>
    <style:style style:name="P4554" style:parent-style-name="Normal" style:family="paragraph">
      <style:text-properties fo:font-size="10pt" style:font-size-asian="10pt" style:font-size-complex="10pt" fo:language="en" fo:country="AU"/>
    </style:style>
    <style:style style:name="P4555" style:parent-style-name="Normal" style:family="paragraph">
      <style:text-properties fo:font-size="10pt" style:font-size-asian="10pt" style:font-size-complex="10pt" fo:language="en" fo:country="AU"/>
    </style:style>
    <style:style style:name="P4556" style:parent-style-name="Normal" style:family="paragraph">
      <style:text-properties fo:font-size="10pt" style:font-size-asian="10pt" style:font-size-complex="10pt" fo:language="en" fo:country="AU"/>
    </style:style>
    <style:style style:name="P4557" style:parent-style-name="Normal" style:family="paragraph">
      <style:text-properties fo:font-size="10pt" style:font-size-asian="10pt" style:font-size-complex="10pt" fo:language="en" fo:country="AU"/>
    </style:style>
    <style:style style:name="P4558" style:parent-style-name="Normal" style:family="paragraph">
      <style:text-properties fo:font-size="10pt" style:font-size-asian="10pt" style:font-size-complex="10pt" fo:language="en" fo:country="AU"/>
    </style:style>
    <style:style style:name="P4559" style:parent-style-name="Normal" style:family="paragraph">
      <style:text-properties fo:font-size="10pt" style:font-size-asian="10pt" style:font-size-complex="10pt" fo:language="en" fo:country="AU"/>
    </style:style>
    <style:style style:name="P4560" style:parent-style-name="Normal" style:family="paragraph">
      <style:text-properties fo:font-size="10pt" style:font-size-asian="10pt" style:font-size-complex="10pt" fo:language="en" fo:country="AU"/>
    </style:style>
    <style:style style:name="P4561" style:parent-style-name="Normal" style:family="paragraph">
      <style:text-properties fo:font-size="10pt" style:font-size-asian="10pt" style:font-size-complex="10pt" fo:language="en" fo:country="AU"/>
    </style:style>
    <style:style style:name="P4562" style:parent-style-name="Normal" style:family="paragraph">
      <style:text-properties fo:font-size="10pt" style:font-size-asian="10pt" style:font-size-complex="10pt" fo:language="en" fo:country="AU"/>
    </style:style>
    <style:style style:name="P4563" style:parent-style-name="Normal" style:family="paragraph">
      <style:text-properties fo:font-size="10pt" style:font-size-asian="10pt" style:font-size-complex="10pt" fo:language="en" fo:country="AU"/>
    </style:style>
    <style:style style:name="P456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565" style:parent-style-name="Normal" style:family="paragraph">
      <style:text-properties fo:font-size="10pt" style:font-size-asian="10pt" style:font-size-complex="10pt" fo:language="en" fo:country="AU"/>
    </style:style>
    <style:style style:name="P4566" style:parent-style-name="Normal" style:family="paragraph">
      <style:text-properties fo:font-size="10pt" style:font-size-asian="10pt" style:font-size-complex="10pt" fo:language="en" fo:country="AU"/>
    </style:style>
    <style:style style:name="P4567" style:parent-style-name="Normal" style:family="paragraph">
      <style:text-properties fo:font-size="10pt" style:font-size-asian="10pt" style:font-size-complex="10pt" fo:language="en" fo:country="AU"/>
    </style:style>
    <style:style style:name="P4568" style:parent-style-name="Normal" style:family="paragraph">
      <style:text-properties fo:font-size="10pt" style:font-size-asian="10pt" style:font-size-complex="10pt" fo:language="en" fo:country="AU"/>
    </style:style>
    <style:style style:name="P4569" style:parent-style-name="Normal" style:family="paragraph">
      <style:text-properties fo:font-size="10pt" style:font-size-asian="10pt" style:font-size-complex="10pt" fo:language="en" fo:country="AU"/>
    </style:style>
    <style:style style:name="P4570" style:parent-style-name="Normal" style:family="paragraph">
      <style:text-properties fo:font-size="10pt" style:font-size-asian="10pt" style:font-size-complex="10pt" fo:language="en" fo:country="AU"/>
    </style:style>
    <style:style style:name="P4571" style:parent-style-name="Normal" style:family="paragraph">
      <style:text-properties fo:font-size="10pt" style:font-size-asian="10pt" style:font-size-complex="10pt" fo:language="en" fo:country="AU"/>
    </style:style>
    <style:style style:name="P4572" style:parent-style-name="Normal" style:family="paragraph">
      <style:text-properties fo:font-size="10pt" style:font-size-asian="10pt" style:font-size-complex="10pt" fo:language="en" fo:country="AU"/>
    </style:style>
    <style:style style:name="P4573" style:parent-style-name="Normal" style:family="paragraph">
      <style:text-properties fo:font-size="10pt" style:font-size-asian="10pt" style:font-size-complex="10pt" fo:language="en" fo:country="AU"/>
    </style:style>
    <style:style style:name="P4574" style:parent-style-name="Normal" style:family="paragraph">
      <style:text-properties fo:font-size="10pt" style:font-size-asian="10pt" style:font-size-complex="10pt" fo:language="en" fo:country="AU"/>
    </style:style>
    <style:style style:name="P4575" style:parent-style-name="Normal" style:family="paragraph">
      <style:text-properties fo:font-size="10pt" style:font-size-asian="10pt" style:font-size-complex="10pt" fo:language="en" fo:country="AU"/>
    </style:style>
    <style:style style:name="P457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577" style:parent-style-name="Normal" style:family="paragraph">
      <style:text-properties fo:font-size="10pt" style:font-size-asian="10pt" style:font-size-complex="10pt" fo:language="en" fo:country="AU"/>
    </style:style>
    <style:style style:name="P4578" style:parent-style-name="Normal" style:family="paragraph">
      <style:text-properties fo:font-size="10pt" style:font-size-asian="10pt" style:font-size-complex="10pt" fo:language="en" fo:country="AU"/>
    </style:style>
    <style:style style:name="P4579" style:parent-style-name="Normal" style:family="paragraph">
      <style:text-properties fo:font-size="10pt" style:font-size-asian="10pt" style:font-size-complex="10pt" fo:language="en" fo:country="AU"/>
    </style:style>
    <style:style style:name="P4580" style:parent-style-name="Normal" style:family="paragraph">
      <style:text-properties fo:font-size="10pt" style:font-size-asian="10pt" style:font-size-complex="10pt" fo:language="en" fo:country="AU"/>
    </style:style>
    <style:style style:name="P4581" style:parent-style-name="Normal" style:family="paragraph">
      <style:text-properties fo:font-size="10pt" style:font-size-asian="10pt" style:font-size-complex="10pt" fo:language="en" fo:country="AU"/>
    </style:style>
    <style:style style:name="P4582" style:parent-style-name="Normal" style:family="paragraph">
      <style:text-properties fo:font-size="10pt" style:font-size-asian="10pt" style:font-size-complex="10pt" fo:language="en" fo:country="AU"/>
    </style:style>
    <style:style style:name="P4583" style:parent-style-name="Normal" style:family="paragraph">
      <style:text-properties fo:font-size="10pt" style:font-size-asian="10pt" style:font-size-complex="10pt" fo:language="en" fo:country="AU"/>
    </style:style>
    <style:style style:name="P4584" style:parent-style-name="Normal" style:family="paragraph">
      <style:text-properties fo:font-size="10pt" style:font-size-asian="10pt" style:font-size-complex="10pt" fo:language="en" fo:country="AU"/>
    </style:style>
    <style:style style:name="P4585" style:parent-style-name="Normal" style:family="paragraph">
      <style:text-properties fo:font-size="10pt" style:font-size-asian="10pt" style:font-size-complex="10pt" fo:language="en" fo:country="AU"/>
    </style:style>
    <style:style style:name="P4586" style:parent-style-name="Normal" style:family="paragraph">
      <style:text-properties fo:font-size="10pt" style:font-size-asian="10pt" style:font-size-complex="10pt" fo:language="en" fo:country="AU"/>
    </style:style>
    <style:style style:name="P4587" style:parent-style-name="Normal" style:family="paragraph">
      <style:text-properties fo:font-size="10pt" style:font-size-asian="10pt" style:font-size-complex="10pt" fo:language="en" fo:country="AU"/>
    </style:style>
    <style:style style:name="P458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589" style:parent-style-name="Normal" style:family="paragraph">
      <style:text-properties fo:font-size="10pt" style:font-size-asian="10pt" style:font-size-complex="10pt" fo:language="en" fo:country="AU"/>
    </style:style>
    <style:style style:name="P4590" style:parent-style-name="Normal" style:family="paragraph">
      <style:text-properties fo:font-size="10pt" style:font-size-asian="10pt" style:font-size-complex="10pt" fo:language="en" fo:country="AU"/>
    </style:style>
    <style:style style:name="P4591" style:parent-style-name="Normal" style:family="paragraph">
      <style:text-properties fo:font-size="10pt" style:font-size-asian="10pt" style:font-size-complex="10pt" fo:language="en" fo:country="AU"/>
    </style:style>
    <style:style style:name="P4592" style:parent-style-name="Normal" style:family="paragraph">
      <style:text-properties fo:font-size="10pt" style:font-size-asian="10pt" style:font-size-complex="10pt" fo:language="en" fo:country="AU"/>
    </style:style>
    <style:style style:name="P4593" style:parent-style-name="Normal" style:family="paragraph">
      <style:text-properties fo:font-size="10pt" style:font-size-asian="10pt" style:font-size-complex="10pt" fo:language="en" fo:country="AU"/>
    </style:style>
    <style:style style:name="P4594" style:parent-style-name="Normal" style:family="paragraph">
      <style:text-properties fo:font-size="10pt" style:font-size-asian="10pt" style:font-size-complex="10pt" fo:language="en" fo:country="AU"/>
    </style:style>
    <style:style style:name="P4595" style:parent-style-name="Normal" style:family="paragraph">
      <style:text-properties fo:font-size="10pt" style:font-size-asian="10pt" style:font-size-complex="10pt" fo:language="en" fo:country="AU"/>
    </style:style>
    <style:style style:name="P4596" style:parent-style-name="Normal" style:family="paragraph">
      <style:text-properties fo:font-size="10pt" style:font-size-asian="10pt" style:font-size-complex="10pt" fo:language="en" fo:country="AU"/>
    </style:style>
    <style:style style:name="P4597" style:parent-style-name="Normal" style:family="paragraph">
      <style:text-properties fo:font-size="10pt" style:font-size-asian="10pt" style:font-size-complex="10pt" fo:language="en" fo:country="AU"/>
    </style:style>
    <style:style style:name="P4598" style:parent-style-name="Normal" style:family="paragraph">
      <style:text-properties fo:font-size="10pt" style:font-size-asian="10pt" style:font-size-complex="10pt" fo:language="en" fo:country="AU"/>
    </style:style>
    <style:style style:name="P4599" style:parent-style-name="Normal" style:family="paragraph">
      <style:text-properties fo:font-size="10pt" style:font-size-asian="10pt" style:font-size-complex="10pt" fo:language="en" fo:country="AU"/>
    </style:style>
    <style:style style:name="P460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601" style:parent-style-name="Normal" style:family="paragraph">
      <style:text-properties fo:font-size="10pt" style:font-size-asian="10pt" style:font-size-complex="10pt" fo:language="en" fo:country="AU"/>
    </style:style>
    <style:style style:name="P4602" style:parent-style-name="Normal" style:family="paragraph">
      <style:text-properties fo:font-size="10pt" style:font-size-asian="10pt" style:font-size-complex="10pt" fo:language="en" fo:country="AU"/>
    </style:style>
    <style:style style:name="P4603" style:parent-style-name="Normal" style:family="paragraph">
      <style:text-properties fo:font-size="10pt" style:font-size-asian="10pt" style:font-size-complex="10pt" fo:language="en" fo:country="AU"/>
    </style:style>
    <style:style style:name="P4604" style:parent-style-name="Normal" style:family="paragraph">
      <style:text-properties fo:font-size="10pt" style:font-size-asian="10pt" style:font-size-complex="10pt" fo:language="en" fo:country="AU"/>
    </style:style>
    <style:style style:name="P4605" style:parent-style-name="Normal" style:family="paragraph">
      <style:text-properties fo:font-size="10pt" style:font-size-asian="10pt" style:font-size-complex="10pt" fo:language="en" fo:country="AU"/>
    </style:style>
    <style:style style:name="P4606" style:parent-style-name="Normal" style:family="paragraph">
      <style:text-properties fo:font-size="10pt" style:font-size-asian="10pt" style:font-size-complex="10pt" fo:language="en" fo:country="AU"/>
    </style:style>
    <style:style style:name="P4607" style:parent-style-name="Normal" style:family="paragraph">
      <style:text-properties fo:font-size="10pt" style:font-size-asian="10pt" style:font-size-complex="10pt" fo:language="en" fo:country="AU"/>
    </style:style>
    <style:style style:name="P4608" style:parent-style-name="Normal" style:family="paragraph">
      <style:text-properties fo:font-size="10pt" style:font-size-asian="10pt" style:font-size-complex="10pt" fo:language="en" fo:country="AU"/>
    </style:style>
    <style:style style:name="P4609" style:parent-style-name="Normal" style:family="paragraph">
      <style:text-properties fo:font-size="10pt" style:font-size-asian="10pt" style:font-size-complex="10pt" fo:language="en" fo:country="AU"/>
    </style:style>
    <style:style style:name="P4610" style:parent-style-name="Normal" style:family="paragraph">
      <style:text-properties fo:font-size="10pt" style:font-size-asian="10pt" style:font-size-complex="10pt" fo:language="en" fo:country="AU"/>
    </style:style>
    <style:style style:name="P4611" style:parent-style-name="Normal" style:family="paragraph">
      <style:text-properties fo:font-size="10pt" style:font-size-asian="10pt" style:font-size-complex="10pt" fo:language="en" fo:country="AU"/>
    </style:style>
    <style:style style:name="P461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613" style:parent-style-name="Normal" style:family="paragraph">
      <style:text-properties fo:font-size="10pt" style:font-size-asian="10pt" style:font-size-complex="10pt" fo:language="en" fo:country="AU"/>
    </style:style>
    <style:style style:name="P4614" style:parent-style-name="Normal" style:family="paragraph">
      <style:text-properties fo:font-size="10pt" style:font-size-asian="10pt" style:font-size-complex="10pt" fo:language="en" fo:country="AU"/>
    </style:style>
    <style:style style:name="P4615" style:parent-style-name="Normal" style:family="paragraph">
      <style:text-properties fo:font-size="10pt" style:font-size-asian="10pt" style:font-size-complex="10pt" fo:language="en" fo:country="AU"/>
    </style:style>
    <style:style style:name="P4616" style:parent-style-name="Normal" style:family="paragraph">
      <style:text-properties fo:font-size="10pt" style:font-size-asian="10pt" style:font-size-complex="10pt" fo:language="en" fo:country="AU"/>
    </style:style>
    <style:style style:name="P4617" style:parent-style-name="Normal" style:family="paragraph">
      <style:text-properties fo:font-size="10pt" style:font-size-asian="10pt" style:font-size-complex="10pt" fo:language="en" fo:country="AU"/>
    </style:style>
    <style:style style:name="P4618" style:parent-style-name="Normal" style:family="paragraph">
      <style:text-properties fo:font-size="10pt" style:font-size-asian="10pt" style:font-size-complex="10pt" fo:language="en" fo:country="AU"/>
    </style:style>
    <style:style style:name="P4619" style:parent-style-name="Normal" style:family="paragraph">
      <style:text-properties fo:font-size="10pt" style:font-size-asian="10pt" style:font-size-complex="10pt" fo:language="en" fo:country="AU"/>
    </style:style>
    <style:style style:name="P4620" style:parent-style-name="Normal" style:family="paragraph">
      <style:text-properties fo:font-size="10pt" style:font-size-asian="10pt" style:font-size-complex="10pt" fo:language="en" fo:country="AU"/>
    </style:style>
    <style:style style:name="P4621" style:parent-style-name="Normal" style:family="paragraph">
      <style:text-properties fo:font-size="10pt" style:font-size-asian="10pt" style:font-size-complex="10pt" fo:language="en" fo:country="AU"/>
    </style:style>
    <style:style style:name="P4622" style:parent-style-name="Normal" style:family="paragraph">
      <style:text-properties fo:font-size="10pt" style:font-size-asian="10pt" style:font-size-complex="10pt" fo:language="en" fo:country="AU"/>
    </style:style>
    <style:style style:name="P462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624" style:parent-style-name="Normal" style:family="paragraph">
      <style:text-properties fo:font-size="10pt" style:font-size-asian="10pt" style:font-size-complex="10pt" fo:language="en" fo:country="AU"/>
    </style:style>
    <style:style style:name="P4625" style:parent-style-name="Normal" style:family="paragraph">
      <style:text-properties fo:font-size="10pt" style:font-size-asian="10pt" style:font-size-complex="10pt" fo:language="en" fo:country="AU"/>
    </style:style>
    <style:style style:name="P4626" style:parent-style-name="Normal" style:family="paragraph">
      <style:text-properties fo:font-size="10pt" style:font-size-asian="10pt" style:font-size-complex="10pt" fo:language="en" fo:country="AU"/>
    </style:style>
    <style:style style:name="P4627" style:parent-style-name="Normal" style:family="paragraph">
      <style:text-properties fo:font-size="10pt" style:font-size-asian="10pt" style:font-size-complex="10pt" fo:language="en" fo:country="AU"/>
    </style:style>
    <style:style style:name="P4628" style:parent-style-name="Normal" style:family="paragraph">
      <style:text-properties fo:font-size="10pt" style:font-size-asian="10pt" style:font-size-complex="10pt" fo:language="en" fo:country="AU"/>
    </style:style>
    <style:style style:name="P4629" style:parent-style-name="Normal" style:family="paragraph">
      <style:text-properties fo:font-size="10pt" style:font-size-asian="10pt" style:font-size-complex="10pt" fo:language="en" fo:country="AU"/>
    </style:style>
    <style:style style:name="P4630" style:parent-style-name="Normal" style:family="paragraph">
      <style:text-properties fo:font-size="10pt" style:font-size-asian="10pt" style:font-size-complex="10pt" fo:language="en" fo:country="AU"/>
    </style:style>
    <style:style style:name="P4631" style:parent-style-name="Normal" style:family="paragraph">
      <style:text-properties fo:font-size="10pt" style:font-size-asian="10pt" style:font-size-complex="10pt" fo:language="en" fo:country="AU"/>
    </style:style>
    <style:style style:name="P4632" style:parent-style-name="Normal" style:family="paragraph">
      <style:text-properties fo:font-size="10pt" style:font-size-asian="10pt" style:font-size-complex="10pt" fo:language="en" fo:country="AU"/>
    </style:style>
    <style:style style:name="P4633" style:parent-style-name="Normal" style:family="paragraph">
      <style:text-properties fo:font-size="10pt" style:font-size-asian="10pt" style:font-size-complex="10pt" fo:language="en" fo:country="AU"/>
    </style:style>
    <style:style style:name="P4634" style:parent-style-name="Normal" style:family="paragraph">
      <style:text-properties fo:font-size="10pt" style:font-size-asian="10pt" style:font-size-complex="10pt" fo:language="en" fo:country="AU"/>
    </style:style>
    <style:style style:name="P4635" style:parent-style-name="Normal" style:family="paragraph">
      <style:text-properties fo:font-size="10pt" style:font-size-asian="10pt" style:font-size-complex="10pt" fo:language="en" fo:country="AU"/>
    </style:style>
    <style:style style:name="P463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637" style:parent-style-name="Normal" style:family="paragraph">
      <style:text-properties fo:font-size="10pt" style:font-size-asian="10pt" style:font-size-complex="10pt" fo:language="en" fo:country="AU"/>
    </style:style>
    <style:style style:name="P4638" style:parent-style-name="Normal" style:family="paragraph">
      <style:text-properties fo:font-size="10pt" style:font-size-asian="10pt" style:font-size-complex="10pt" fo:language="en" fo:country="AU"/>
    </style:style>
    <style:style style:name="P4639" style:parent-style-name="Normal" style:family="paragraph">
      <style:text-properties fo:font-size="10pt" style:font-size-asian="10pt" style:font-size-complex="10pt" fo:language="en" fo:country="AU"/>
    </style:style>
    <style:style style:name="P4640" style:parent-style-name="Normal" style:family="paragraph">
      <style:text-properties fo:font-size="10pt" style:font-size-asian="10pt" style:font-size-complex="10pt" fo:language="en" fo:country="AU"/>
    </style:style>
    <style:style style:name="P4641" style:parent-style-name="Normal" style:family="paragraph">
      <style:text-properties fo:font-size="10pt" style:font-size-asian="10pt" style:font-size-complex="10pt" fo:language="en" fo:country="AU"/>
    </style:style>
    <style:style style:name="P4642" style:parent-style-name="Normal" style:family="paragraph">
      <style:text-properties fo:font-size="10pt" style:font-size-asian="10pt" style:font-size-complex="10pt" fo:language="en" fo:country="AU"/>
    </style:style>
    <style:style style:name="P4643" style:parent-style-name="Normal" style:family="paragraph">
      <style:text-properties fo:font-size="10pt" style:font-size-asian="10pt" style:font-size-complex="10pt" fo:language="en" fo:country="AU"/>
    </style:style>
    <style:style style:name="P4644" style:parent-style-name="Normal" style:family="paragraph">
      <style:text-properties fo:font-size="10pt" style:font-size-asian="10pt" style:font-size-complex="10pt" fo:language="en" fo:country="AU"/>
    </style:style>
    <style:style style:name="P4645" style:parent-style-name="Normal" style:family="paragraph">
      <style:text-properties fo:font-size="10pt" style:font-size-asian="10pt" style:font-size-complex="10pt" fo:language="en" fo:country="AU"/>
    </style:style>
    <style:style style:name="P4646" style:parent-style-name="Normal" style:family="paragraph">
      <style:text-properties fo:font-size="10pt" style:font-size-asian="10pt" style:font-size-complex="10pt" fo:language="en" fo:country="AU"/>
    </style:style>
    <style:style style:name="P464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648" style:parent-style-name="Normal" style:family="paragraph">
      <style:text-properties fo:font-size="10pt" style:font-size-asian="10pt" style:font-size-complex="10pt" fo:language="en" fo:country="AU"/>
    </style:style>
    <style:style style:name="P4649" style:parent-style-name="Normal" style:family="paragraph">
      <style:text-properties fo:font-size="10pt" style:font-size-asian="10pt" style:font-size-complex="10pt" fo:language="en" fo:country="AU"/>
    </style:style>
    <style:style style:name="P4650" style:parent-style-name="Normal" style:family="paragraph">
      <style:text-properties fo:font-size="10pt" style:font-size-asian="10pt" style:font-size-complex="10pt" fo:language="en" fo:country="AU"/>
    </style:style>
    <style:style style:name="P4651" style:parent-style-name="Normal" style:family="paragraph">
      <style:text-properties fo:font-size="10pt" style:font-size-asian="10pt" style:font-size-complex="10pt" fo:language="en" fo:country="AU"/>
    </style:style>
    <style:style style:name="P4652" style:parent-style-name="Normal" style:family="paragraph">
      <style:text-properties fo:font-size="10pt" style:font-size-asian="10pt" style:font-size-complex="10pt" fo:language="en" fo:country="AU"/>
    </style:style>
    <style:style style:name="P4653" style:parent-style-name="Normal" style:family="paragraph">
      <style:text-properties fo:font-size="10pt" style:font-size-asian="10pt" style:font-size-complex="10pt" fo:language="en" fo:country="AU"/>
    </style:style>
    <style:style style:name="P4654" style:parent-style-name="Normal" style:family="paragraph">
      <style:text-properties fo:font-size="10pt" style:font-size-asian="10pt" style:font-size-complex="10pt" fo:language="en" fo:country="AU"/>
    </style:style>
    <style:style style:name="P4655" style:parent-style-name="Normal" style:family="paragraph">
      <style:text-properties fo:font-size="10pt" style:font-size-asian="10pt" style:font-size-complex="10pt" fo:language="en" fo:country="AU"/>
    </style:style>
    <style:style style:name="P4656" style:parent-style-name="Normal" style:family="paragraph">
      <style:text-properties fo:font-size="10pt" style:font-size-asian="10pt" style:font-size-complex="10pt" fo:language="en" fo:country="AU"/>
    </style:style>
    <style:style style:name="P4657" style:parent-style-name="Normal" style:family="paragraph">
      <style:text-properties fo:font-size="10pt" style:font-size-asian="10pt" style:font-size-complex="10pt" fo:language="en" fo:country="AU"/>
    </style:style>
    <style:style style:name="P465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659" style:parent-style-name="Normal" style:family="paragraph">
      <style:text-properties fo:font-size="10pt" style:font-size-asian="10pt" style:font-size-complex="10pt" fo:language="en" fo:country="AU"/>
    </style:style>
    <style:style style:name="P4660" style:parent-style-name="Normal" style:family="paragraph">
      <style:text-properties fo:font-size="10pt" style:font-size-asian="10pt" style:font-size-complex="10pt" fo:language="en" fo:country="AU"/>
    </style:style>
    <style:style style:name="P4661" style:parent-style-name="Normal" style:family="paragraph">
      <style:text-properties fo:font-size="10pt" style:font-size-asian="10pt" style:font-size-complex="10pt" fo:language="en" fo:country="AU"/>
    </style:style>
    <style:style style:name="P4662" style:parent-style-name="Normal" style:family="paragraph">
      <style:text-properties fo:font-size="10pt" style:font-size-asian="10pt" style:font-size-complex="10pt" fo:language="en" fo:country="AU"/>
    </style:style>
    <style:style style:name="P4663" style:parent-style-name="Normal" style:family="paragraph">
      <style:text-properties fo:font-size="10pt" style:font-size-asian="10pt" style:font-size-complex="10pt" fo:language="en" fo:country="AU"/>
    </style:style>
    <style:style style:name="P4664" style:parent-style-name="Normal" style:family="paragraph">
      <style:text-properties fo:font-size="10pt" style:font-size-asian="10pt" style:font-size-complex="10pt" fo:language="en" fo:country="AU"/>
    </style:style>
    <style:style style:name="P4665" style:parent-style-name="Normal" style:family="paragraph">
      <style:text-properties fo:font-size="10pt" style:font-size-asian="10pt" style:font-size-complex="10pt" fo:language="en" fo:country="AU"/>
    </style:style>
    <style:style style:name="P4666" style:parent-style-name="Normal" style:family="paragraph">
      <style:text-properties fo:font-size="10pt" style:font-size-asian="10pt" style:font-size-complex="10pt" fo:language="en" fo:country="AU"/>
    </style:style>
    <style:style style:name="P4667" style:parent-style-name="Normal" style:family="paragraph">
      <style:text-properties fo:font-size="10pt" style:font-size-asian="10pt" style:font-size-complex="10pt" fo:language="en" fo:country="AU"/>
    </style:style>
    <style:style style:name="P4668" style:parent-style-name="Normal" style:family="paragraph">
      <style:text-properties fo:font-size="10pt" style:font-size-asian="10pt" style:font-size-complex="10pt" fo:language="en" fo:country="AU"/>
    </style:style>
    <style:style style:name="P466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670" style:parent-style-name="Normal" style:family="paragraph">
      <style:text-properties fo:font-size="10pt" style:font-size-asian="10pt" style:font-size-complex="10pt" fo:language="en" fo:country="AU"/>
    </style:style>
    <style:style style:name="P4671" style:parent-style-name="Normal" style:family="paragraph">
      <style:text-properties fo:font-size="10pt" style:font-size-asian="10pt" style:font-size-complex="10pt" fo:language="en" fo:country="AU"/>
    </style:style>
    <style:style style:name="P4672" style:parent-style-name="Normal" style:family="paragraph">
      <style:text-properties fo:font-size="10pt" style:font-size-asian="10pt" style:font-size-complex="10pt" fo:language="en" fo:country="AU"/>
    </style:style>
    <style:style style:name="P4673" style:parent-style-name="Normal" style:family="paragraph">
      <style:text-properties fo:font-size="10pt" style:font-size-asian="10pt" style:font-size-complex="10pt" fo:language="en" fo:country="AU"/>
    </style:style>
    <style:style style:name="P4674" style:parent-style-name="Normal" style:family="paragraph">
      <style:text-properties fo:font-size="10pt" style:font-size-asian="10pt" style:font-size-complex="10pt" fo:language="en" fo:country="AU"/>
    </style:style>
    <style:style style:name="P4675" style:parent-style-name="Normal" style:family="paragraph">
      <style:text-properties fo:font-size="10pt" style:font-size-asian="10pt" style:font-size-complex="10pt" fo:language="en" fo:country="AU"/>
    </style:style>
    <style:style style:name="P4676" style:parent-style-name="Normal" style:family="paragraph">
      <style:text-properties fo:font-size="10pt" style:font-size-asian="10pt" style:font-size-complex="10pt" fo:language="en" fo:country="AU"/>
    </style:style>
    <style:style style:name="P4677" style:parent-style-name="Normal" style:family="paragraph">
      <style:text-properties fo:font-size="10pt" style:font-size-asian="10pt" style:font-size-complex="10pt" fo:language="en" fo:country="AU"/>
    </style:style>
    <style:style style:name="P4678" style:parent-style-name="Normal" style:family="paragraph">
      <style:text-properties fo:font-size="10pt" style:font-size-asian="10pt" style:font-size-complex="10pt" fo:language="en" fo:country="AU"/>
    </style:style>
    <style:style style:name="P467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680" style:parent-style-name="Normal" style:family="paragraph">
      <style:text-properties fo:font-size="10pt" style:font-size-asian="10pt" style:font-size-complex="10pt" fo:language="en" fo:country="AU"/>
    </style:style>
    <style:style style:name="P4681" style:parent-style-name="Normal" style:family="paragraph">
      <style:text-properties fo:font-size="10pt" style:font-size-asian="10pt" style:font-size-complex="10pt" fo:language="en" fo:country="AU"/>
    </style:style>
    <style:style style:name="P4682" style:parent-style-name="Normal" style:family="paragraph">
      <style:text-properties fo:font-size="10pt" style:font-size-asian="10pt" style:font-size-complex="10pt" fo:language="en" fo:country="AU"/>
    </style:style>
    <style:style style:name="P4683" style:parent-style-name="Normal" style:family="paragraph">
      <style:text-properties fo:font-size="10pt" style:font-size-asian="10pt" style:font-size-complex="10pt" fo:language="en" fo:country="AU"/>
    </style:style>
    <style:style style:name="P4684" style:parent-style-name="Normal" style:family="paragraph">
      <style:text-properties fo:font-size="10pt" style:font-size-asian="10pt" style:font-size-complex="10pt" fo:language="en" fo:country="AU"/>
    </style:style>
    <style:style style:name="P4685" style:parent-style-name="Normal" style:family="paragraph">
      <style:text-properties fo:font-size="10pt" style:font-size-asian="10pt" style:font-size-complex="10pt" fo:language="en" fo:country="AU"/>
    </style:style>
    <style:style style:name="P4686" style:parent-style-name="Normal" style:family="paragraph">
      <style:text-properties fo:font-size="10pt" style:font-size-asian="10pt" style:font-size-complex="10pt" fo:language="en" fo:country="AU"/>
    </style:style>
    <style:style style:name="P4687" style:parent-style-name="Normal" style:family="paragraph">
      <style:text-properties fo:font-size="10pt" style:font-size-asian="10pt" style:font-size-complex="10pt" fo:language="en" fo:country="AU"/>
    </style:style>
    <style:style style:name="P4688" style:parent-style-name="Normal" style:family="paragraph">
      <style:text-properties fo:font-size="10pt" style:font-size-asian="10pt" style:font-size-complex="10pt" fo:language="en" fo:country="AU"/>
    </style:style>
    <style:style style:name="P4689" style:parent-style-name="Normal" style:family="paragraph">
      <style:text-properties fo:font-size="10pt" style:font-size-asian="10pt" style:font-size-complex="10pt" fo:language="en" fo:country="AU"/>
    </style:style>
    <style:style style:name="P4690" style:parent-style-name="Normal" style:family="paragraph">
      <style:text-properties fo:font-size="10pt" style:font-size-asian="10pt" style:font-size-complex="10pt" fo:language="en" fo:country="AU"/>
    </style:style>
    <style:style style:name="P469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692" style:parent-style-name="Normal" style:family="paragraph">
      <style:text-properties fo:font-size="10pt" style:font-size-asian="10pt" style:font-size-complex="10pt" fo:language="en" fo:country="AU"/>
    </style:style>
    <style:style style:name="P4693" style:parent-style-name="Normal" style:family="paragraph">
      <style:text-properties fo:font-size="10pt" style:font-size-asian="10pt" style:font-size-complex="10pt" fo:language="en" fo:country="AU"/>
    </style:style>
    <style:style style:name="P4694" style:parent-style-name="Normal" style:family="paragraph">
      <style:text-properties fo:font-size="10pt" style:font-size-asian="10pt" style:font-size-complex="10pt" fo:language="en" fo:country="AU"/>
    </style:style>
    <style:style style:name="P4695" style:parent-style-name="Normal" style:family="paragraph">
      <style:text-properties fo:font-size="10pt" style:font-size-asian="10pt" style:font-size-complex="10pt" fo:language="en" fo:country="AU"/>
    </style:style>
    <style:style style:name="P4696" style:parent-style-name="Normal" style:family="paragraph">
      <style:text-properties fo:font-size="10pt" style:font-size-asian="10pt" style:font-size-complex="10pt" fo:language="en" fo:country="AU"/>
    </style:style>
    <style:style style:name="P4697" style:parent-style-name="Normal" style:family="paragraph">
      <style:text-properties fo:font-size="10pt" style:font-size-asian="10pt" style:font-size-complex="10pt" fo:language="en" fo:country="AU"/>
    </style:style>
    <style:style style:name="P4698" style:parent-style-name="Normal" style:family="paragraph">
      <style:text-properties fo:font-size="10pt" style:font-size-asian="10pt" style:font-size-complex="10pt" fo:language="en" fo:country="AU"/>
    </style:style>
    <style:style style:name="P4699" style:parent-style-name="Normal" style:family="paragraph">
      <style:text-properties fo:font-size="10pt" style:font-size-asian="10pt" style:font-size-complex="10pt" fo:language="en" fo:country="AU"/>
    </style:style>
    <style:style style:name="P4700" style:parent-style-name="Normal" style:family="paragraph">
      <style:text-properties fo:font-size="10pt" style:font-size-asian="10pt" style:font-size-complex="10pt" fo:language="en" fo:country="AU"/>
    </style:style>
    <style:style style:name="P4701" style:parent-style-name="Normal" style:family="paragraph">
      <style:text-properties fo:font-size="10pt" style:font-size-asian="10pt" style:font-size-complex="10pt" fo:language="en" fo:country="AU"/>
    </style:style>
    <style:style style:name="P470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703" style:parent-style-name="Normal" style:family="paragraph">
      <style:text-properties fo:font-size="10pt" style:font-size-asian="10pt" style:font-size-complex="10pt" fo:language="en" fo:country="AU"/>
    </style:style>
    <style:style style:name="P4704" style:parent-style-name="Normal" style:family="paragraph">
      <style:text-properties fo:font-size="10pt" style:font-size-asian="10pt" style:font-size-complex="10pt" fo:language="en" fo:country="AU"/>
    </style:style>
    <style:style style:name="P4705" style:parent-style-name="Normal" style:family="paragraph">
      <style:text-properties fo:font-size="10pt" style:font-size-asian="10pt" style:font-size-complex="10pt" fo:language="en" fo:country="AU"/>
    </style:style>
    <style:style style:name="P4706" style:parent-style-name="Normal" style:family="paragraph">
      <style:text-properties fo:font-size="10pt" style:font-size-asian="10pt" style:font-size-complex="10pt" fo:language="en" fo:country="AU"/>
    </style:style>
    <style:style style:name="P4707" style:parent-style-name="Normal" style:family="paragraph">
      <style:text-properties fo:font-size="10pt" style:font-size-asian="10pt" style:font-size-complex="10pt" fo:language="en" fo:country="AU"/>
    </style:style>
    <style:style style:name="P4708" style:parent-style-name="Normal" style:family="paragraph">
      <style:text-properties fo:font-size="10pt" style:font-size-asian="10pt" style:font-size-complex="10pt" fo:language="en" fo:country="AU"/>
    </style:style>
    <style:style style:name="P4709" style:parent-style-name="Normal" style:family="paragraph">
      <style:text-properties fo:font-size="10pt" style:font-size-asian="10pt" style:font-size-complex="10pt" fo:language="en" fo:country="AU"/>
    </style:style>
    <style:style style:name="P4710" style:parent-style-name="Normal" style:family="paragraph">
      <style:text-properties fo:font-size="10pt" style:font-size-asian="10pt" style:font-size-complex="10pt" fo:language="en" fo:country="AU"/>
    </style:style>
    <style:style style:name="P4711" style:parent-style-name="Normal" style:family="paragraph">
      <style:text-properties fo:font-size="10pt" style:font-size-asian="10pt" style:font-size-complex="10pt" fo:language="en" fo:country="AU"/>
    </style:style>
    <style:style style:name="P4712" style:parent-style-name="Normal" style:family="paragraph">
      <style:text-properties fo:font-size="10pt" style:font-size-asian="10pt" style:font-size-complex="10pt" fo:language="en" fo:country="AU"/>
    </style:style>
    <style:style style:name="P471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714" style:parent-style-name="Normal" style:family="paragraph">
      <style:text-properties fo:font-size="10pt" style:font-size-asian="10pt" style:font-size-complex="10pt" fo:language="en" fo:country="AU"/>
    </style:style>
    <style:style style:name="P4715" style:parent-style-name="Normal" style:family="paragraph">
      <style:text-properties fo:font-size="10pt" style:font-size-asian="10pt" style:font-size-complex="10pt" fo:language="en" fo:country="AU"/>
    </style:style>
    <style:style style:name="P4716" style:parent-style-name="Normal" style:family="paragraph">
      <style:text-properties fo:font-size="10pt" style:font-size-asian="10pt" style:font-size-complex="10pt" fo:language="en" fo:country="AU"/>
    </style:style>
    <style:style style:name="P4717" style:parent-style-name="Normal" style:family="paragraph">
      <style:text-properties fo:font-size="10pt" style:font-size-asian="10pt" style:font-size-complex="10pt" fo:language="en" fo:country="AU"/>
    </style:style>
    <style:style style:name="P4718" style:parent-style-name="Normal" style:family="paragraph">
      <style:text-properties fo:font-size="10pt" style:font-size-asian="10pt" style:font-size-complex="10pt" fo:language="en" fo:country="AU"/>
    </style:style>
    <style:style style:name="P4719" style:parent-style-name="Normal" style:family="paragraph">
      <style:text-properties fo:font-size="10pt" style:font-size-asian="10pt" style:font-size-complex="10pt" fo:language="en" fo:country="AU"/>
    </style:style>
    <style:style style:name="P4720" style:parent-style-name="Normal" style:family="paragraph">
      <style:text-properties fo:font-size="10pt" style:font-size-asian="10pt" style:font-size-complex="10pt" fo:language="en" fo:country="AU"/>
    </style:style>
    <style:style style:name="P4721" style:parent-style-name="Normal" style:family="paragraph">
      <style:text-properties fo:font-size="10pt" style:font-size-asian="10pt" style:font-size-complex="10pt" fo:language="en" fo:country="AU"/>
    </style:style>
    <style:style style:name="P4722" style:parent-style-name="Normal" style:family="paragraph">
      <style:text-properties fo:font-size="10pt" style:font-size-asian="10pt" style:font-size-complex="10pt" fo:language="en" fo:country="AU"/>
    </style:style>
    <style:style style:name="P472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724" style:parent-style-name="Normal" style:family="paragraph">
      <style:text-properties fo:font-size="10pt" style:font-size-asian="10pt" style:font-size-complex="10pt" fo:language="en" fo:country="AU"/>
    </style:style>
    <style:style style:name="P4725" style:parent-style-name="Normal" style:family="paragraph">
      <style:text-properties fo:font-size="10pt" style:font-size-asian="10pt" style:font-size-complex="10pt" fo:language="en" fo:country="AU"/>
    </style:style>
    <style:style style:name="P4726" style:parent-style-name="Normal" style:family="paragraph">
      <style:text-properties fo:font-size="10pt" style:font-size-asian="10pt" style:font-size-complex="10pt" fo:language="en" fo:country="AU"/>
    </style:style>
    <style:style style:name="P4727" style:parent-style-name="Normal" style:family="paragraph">
      <style:text-properties fo:font-size="10pt" style:font-size-asian="10pt" style:font-size-complex="10pt" fo:language="en" fo:country="AU"/>
    </style:style>
    <style:style style:name="P4728" style:parent-style-name="Normal" style:family="paragraph">
      <style:text-properties fo:font-size="10pt" style:font-size-asian="10pt" style:font-size-complex="10pt" fo:language="en" fo:country="AU"/>
    </style:style>
    <style:style style:name="P4729" style:parent-style-name="Normal" style:family="paragraph">
      <style:text-properties fo:font-size="10pt" style:font-size-asian="10pt" style:font-size-complex="10pt" fo:language="en" fo:country="AU"/>
    </style:style>
    <style:style style:name="P4730" style:parent-style-name="Normal" style:family="paragraph">
      <style:text-properties fo:font-size="10pt" style:font-size-asian="10pt" style:font-size-complex="10pt" fo:language="en" fo:country="AU"/>
    </style:style>
    <style:style style:name="P4731" style:parent-style-name="Normal" style:family="paragraph">
      <style:text-properties fo:font-size="10pt" style:font-size-asian="10pt" style:font-size-complex="10pt" fo:language="en" fo:country="AU"/>
    </style:style>
    <style:style style:name="P4732" style:parent-style-name="Normal" style:family="paragraph">
      <style:text-properties fo:font-size="10pt" style:font-size-asian="10pt" style:font-size-complex="10pt" fo:language="en" fo:country="AU"/>
    </style:style>
    <style:style style:name="P4733" style:parent-style-name="Normal" style:family="paragraph">
      <style:text-properties fo:font-size="10pt" style:font-size-asian="10pt" style:font-size-complex="10pt" fo:language="en" fo:country="AU"/>
    </style:style>
    <style:style style:name="P473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735" style:parent-style-name="Normal" style:family="paragraph">
      <style:text-properties fo:font-size="10pt" style:font-size-asian="10pt" style:font-size-complex="10pt" fo:language="en" fo:country="AU"/>
    </style:style>
    <style:style style:name="P4736" style:parent-style-name="Normal" style:family="paragraph">
      <style:text-properties fo:font-size="10pt" style:font-size-asian="10pt" style:font-size-complex="10pt" fo:language="en" fo:country="AU"/>
    </style:style>
    <style:style style:name="P4737" style:parent-style-name="Normal" style:family="paragraph">
      <style:text-properties fo:font-size="10pt" style:font-size-asian="10pt" style:font-size-complex="10pt" fo:language="en" fo:country="AU"/>
    </style:style>
    <style:style style:name="P4738" style:parent-style-name="Normal" style:family="paragraph">
      <style:text-properties fo:font-size="10pt" style:font-size-asian="10pt" style:font-size-complex="10pt" fo:language="en" fo:country="AU"/>
    </style:style>
    <style:style style:name="P4739" style:parent-style-name="Normal" style:family="paragraph">
      <style:text-properties fo:font-size="10pt" style:font-size-asian="10pt" style:font-size-complex="10pt" fo:language="en" fo:country="AU"/>
    </style:style>
    <style:style style:name="P4740" style:parent-style-name="Normal" style:family="paragraph">
      <style:text-properties fo:font-size="10pt" style:font-size-asian="10pt" style:font-size-complex="10pt" fo:language="en" fo:country="AU"/>
    </style:style>
    <style:style style:name="P4741" style:parent-style-name="Normal" style:family="paragraph">
      <style:text-properties fo:font-size="10pt" style:font-size-asian="10pt" style:font-size-complex="10pt" fo:language="en" fo:country="AU"/>
    </style:style>
    <style:style style:name="P4742" style:parent-style-name="Normal" style:family="paragraph">
      <style:text-properties fo:font-size="10pt" style:font-size-asian="10pt" style:font-size-complex="10pt" fo:language="en" fo:country="AU"/>
    </style:style>
    <style:style style:name="P4743" style:parent-style-name="Normal" style:family="paragraph">
      <style:text-properties fo:font-size="10pt" style:font-size-asian="10pt" style:font-size-complex="10pt" fo:language="en" fo:country="AU"/>
    </style:style>
    <style:style style:name="P474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745" style:parent-style-name="Normal" style:family="paragraph">
      <style:text-properties fo:font-size="10pt" style:font-size-asian="10pt" style:font-size-complex="10pt" fo:language="en" fo:country="AU"/>
    </style:style>
    <style:style style:name="P4746" style:parent-style-name="Normal" style:family="paragraph">
      <style:text-properties fo:font-size="10pt" style:font-size-asian="10pt" style:font-size-complex="10pt" fo:language="en" fo:country="AU"/>
    </style:style>
    <style:style style:name="P4747" style:parent-style-name="Normal" style:family="paragraph">
      <style:text-properties fo:font-size="10pt" style:font-size-asian="10pt" style:font-size-complex="10pt" fo:language="en" fo:country="AU"/>
    </style:style>
    <style:style style:name="P4748" style:parent-style-name="Normal" style:family="paragraph">
      <style:text-properties fo:font-size="10pt" style:font-size-asian="10pt" style:font-size-complex="10pt" fo:language="en" fo:country="AU"/>
    </style:style>
    <style:style style:name="P4749" style:parent-style-name="Normal" style:family="paragraph">
      <style:text-properties fo:font-size="10pt" style:font-size-asian="10pt" style:font-size-complex="10pt" fo:language="en" fo:country="AU"/>
    </style:style>
    <style:style style:name="P4750" style:parent-style-name="Normal" style:family="paragraph">
      <style:text-properties fo:font-size="10pt" style:font-size-asian="10pt" style:font-size-complex="10pt" fo:language="en" fo:country="AU"/>
    </style:style>
    <style:style style:name="P4751" style:parent-style-name="Normal" style:family="paragraph">
      <style:text-properties fo:font-size="10pt" style:font-size-asian="10pt" style:font-size-complex="10pt" fo:language="en" fo:country="AU"/>
    </style:style>
    <style:style style:name="P4752" style:parent-style-name="Normal" style:family="paragraph">
      <style:text-properties fo:font-size="10pt" style:font-size-asian="10pt" style:font-size-complex="10pt" fo:language="en" fo:country="AU"/>
    </style:style>
    <style:style style:name="P4753" style:parent-style-name="Normal" style:family="paragraph">
      <style:text-properties fo:font-size="10pt" style:font-size-asian="10pt" style:font-size-complex="10pt" fo:language="en" fo:country="AU"/>
    </style:style>
    <style:style style:name="P4754" style:parent-style-name="Normal" style:family="paragraph">
      <style:text-properties fo:font-size="10pt" style:font-size-asian="10pt" style:font-size-complex="10pt" fo:language="en" fo:country="AU"/>
    </style:style>
    <style:style style:name="P4755" style:parent-style-name="Normal" style:family="paragraph">
      <style:text-properties fo:font-size="10pt" style:font-size-asian="10pt" style:font-size-complex="10pt" fo:language="en" fo:country="AU"/>
    </style:style>
    <style:style style:name="P475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757" style:parent-style-name="Normal" style:family="paragraph">
      <style:text-properties fo:font-size="10pt" style:font-size-asian="10pt" style:font-size-complex="10pt" fo:language="en" fo:country="AU"/>
    </style:style>
    <style:style style:name="P4758" style:parent-style-name="Normal" style:family="paragraph">
      <style:text-properties fo:font-size="10pt" style:font-size-asian="10pt" style:font-size-complex="10pt" fo:language="en" fo:country="AU"/>
    </style:style>
    <style:style style:name="P4759" style:parent-style-name="Normal" style:family="paragraph">
      <style:text-properties fo:font-size="10pt" style:font-size-asian="10pt" style:font-size-complex="10pt" fo:language="en" fo:country="AU"/>
    </style:style>
    <style:style style:name="P4760" style:parent-style-name="Normal" style:family="paragraph">
      <style:text-properties fo:font-size="10pt" style:font-size-asian="10pt" style:font-size-complex="10pt" fo:language="en" fo:country="AU"/>
    </style:style>
    <style:style style:name="P4761" style:parent-style-name="Normal" style:family="paragraph">
      <style:text-properties fo:font-size="10pt" style:font-size-asian="10pt" style:font-size-complex="10pt" fo:language="en" fo:country="AU"/>
    </style:style>
    <style:style style:name="P4762" style:parent-style-name="Normal" style:family="paragraph">
      <style:text-properties fo:font-size="10pt" style:font-size-asian="10pt" style:font-size-complex="10pt" fo:language="en" fo:country="AU"/>
    </style:style>
    <style:style style:name="P4763" style:parent-style-name="Normal" style:family="paragraph">
      <style:text-properties fo:font-size="10pt" style:font-size-asian="10pt" style:font-size-complex="10pt" fo:language="en" fo:country="AU"/>
    </style:style>
    <style:style style:name="P4764" style:parent-style-name="Normal" style:family="paragraph">
      <style:text-properties fo:font-size="10pt" style:font-size-asian="10pt" style:font-size-complex="10pt" fo:language="en" fo:country="AU"/>
    </style:style>
    <style:style style:name="P4765" style:parent-style-name="Normal" style:family="paragraph">
      <style:text-properties fo:font-size="10pt" style:font-size-asian="10pt" style:font-size-complex="10pt" fo:language="en" fo:country="AU"/>
    </style:style>
    <style:style style:name="P4766" style:parent-style-name="Normal" style:family="paragraph">
      <style:text-properties fo:font-size="10pt" style:font-size-asian="10pt" style:font-size-complex="10pt" fo:language="en" fo:country="AU"/>
    </style:style>
    <style:style style:name="P4767" style:parent-style-name="Normal" style:family="paragraph">
      <style:text-properties fo:font-size="10pt" style:font-size-asian="10pt" style:font-size-complex="10pt" fo:language="en" fo:country="AU"/>
    </style:style>
    <style:style style:name="P476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769" style:parent-style-name="Normal" style:family="paragraph">
      <style:text-properties fo:font-size="10pt" style:font-size-asian="10pt" style:font-size-complex="10pt" fo:language="en" fo:country="AU"/>
    </style:style>
    <style:style style:name="P4770" style:parent-style-name="Normal" style:family="paragraph">
      <style:text-properties fo:font-size="10pt" style:font-size-asian="10pt" style:font-size-complex="10pt" fo:language="en" fo:country="AU"/>
    </style:style>
    <style:style style:name="P4771" style:parent-style-name="Normal" style:family="paragraph">
      <style:text-properties fo:font-size="10pt" style:font-size-asian="10pt" style:font-size-complex="10pt" fo:language="en" fo:country="AU"/>
    </style:style>
    <style:style style:name="P4772" style:parent-style-name="Normal" style:family="paragraph">
      <style:text-properties fo:font-size="10pt" style:font-size-asian="10pt" style:font-size-complex="10pt" fo:language="en" fo:country="AU"/>
    </style:style>
    <style:style style:name="P4773" style:parent-style-name="Normal" style:family="paragraph">
      <style:text-properties fo:font-size="10pt" style:font-size-asian="10pt" style:font-size-complex="10pt" fo:language="en" fo:country="AU"/>
    </style:style>
    <style:style style:name="P4774" style:parent-style-name="Normal" style:family="paragraph">
      <style:text-properties fo:font-size="10pt" style:font-size-asian="10pt" style:font-size-complex="10pt" fo:language="en" fo:country="AU"/>
    </style:style>
    <style:style style:name="P4775" style:parent-style-name="Normal" style:family="paragraph">
      <style:text-properties fo:font-size="10pt" style:font-size-asian="10pt" style:font-size-complex="10pt" fo:language="en" fo:country="AU"/>
    </style:style>
    <style:style style:name="P4776" style:parent-style-name="Normal" style:family="paragraph">
      <style:text-properties fo:font-size="10pt" style:font-size-asian="10pt" style:font-size-complex="10pt" fo:language="en" fo:country="AU"/>
    </style:style>
    <style:style style:name="P4777" style:parent-style-name="Normal" style:family="paragraph">
      <style:text-properties fo:font-size="10pt" style:font-size-asian="10pt" style:font-size-complex="10pt" fo:language="en" fo:country="AU"/>
    </style:style>
    <style:style style:name="P4778" style:parent-style-name="Normal" style:family="paragraph">
      <style:text-properties fo:font-size="10pt" style:font-size-asian="10pt" style:font-size-complex="10pt" fo:language="en" fo:country="AU"/>
    </style:style>
    <style:style style:name="P477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780" style:parent-style-name="Normal" style:family="paragraph">
      <style:text-properties fo:font-size="10pt" style:font-size-asian="10pt" style:font-size-complex="10pt" fo:language="en" fo:country="AU"/>
    </style:style>
    <style:style style:name="P4781" style:parent-style-name="Normal" style:family="paragraph">
      <style:text-properties fo:font-size="10pt" style:font-size-asian="10pt" style:font-size-complex="10pt" fo:language="en" fo:country="AU"/>
    </style:style>
    <style:style style:name="P4782" style:parent-style-name="Normal" style:family="paragraph">
      <style:text-properties fo:font-size="10pt" style:font-size-asian="10pt" style:font-size-complex="10pt" fo:language="en" fo:country="AU"/>
    </style:style>
    <style:style style:name="P4783" style:parent-style-name="Normal" style:family="paragraph">
      <style:text-properties fo:font-size="10pt" style:font-size-asian="10pt" style:font-size-complex="10pt" fo:language="en" fo:country="AU"/>
    </style:style>
    <style:style style:name="P4784" style:parent-style-name="Normal" style:family="paragraph">
      <style:text-properties fo:font-size="10pt" style:font-size-asian="10pt" style:font-size-complex="10pt" fo:language="en" fo:country="AU"/>
    </style:style>
    <style:style style:name="P4785" style:parent-style-name="Normal" style:family="paragraph">
      <style:text-properties fo:font-size="10pt" style:font-size-asian="10pt" style:font-size-complex="10pt" fo:language="en" fo:country="AU"/>
    </style:style>
    <style:style style:name="P4786" style:parent-style-name="Normal" style:family="paragraph">
      <style:text-properties fo:font-size="10pt" style:font-size-asian="10pt" style:font-size-complex="10pt" fo:language="en" fo:country="AU"/>
    </style:style>
    <style:style style:name="P4787" style:parent-style-name="Normal" style:family="paragraph">
      <style:text-properties fo:font-size="10pt" style:font-size-asian="10pt" style:font-size-complex="10pt" fo:language="en" fo:country="AU"/>
    </style:style>
    <style:style style:name="P4788" style:parent-style-name="Normal" style:family="paragraph">
      <style:text-properties fo:font-size="10pt" style:font-size-asian="10pt" style:font-size-complex="10pt" fo:language="en" fo:country="AU"/>
    </style:style>
    <style:style style:name="P4789" style:parent-style-name="Normal" style:family="paragraph">
      <style:text-properties fo:font-size="10pt" style:font-size-asian="10pt" style:font-size-complex="10pt" fo:language="en" fo:country="AU"/>
    </style:style>
    <style:style style:name="P4790" style:parent-style-name="Normal" style:family="paragraph">
      <style:text-properties fo:font-size="10pt" style:font-size-asian="10pt" style:font-size-complex="10pt" fo:language="en" fo:country="AU"/>
    </style:style>
    <style:style style:name="P479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792" style:parent-style-name="Normal" style:family="paragraph">
      <style:text-properties fo:font-size="10pt" style:font-size-asian="10pt" style:font-size-complex="10pt" fo:language="en" fo:country="AU"/>
    </style:style>
    <style:style style:name="P4793" style:parent-style-name="Normal" style:family="paragraph">
      <style:text-properties fo:font-size="10pt" style:font-size-asian="10pt" style:font-size-complex="10pt" fo:language="en" fo:country="AU"/>
    </style:style>
    <style:style style:name="P4794" style:parent-style-name="Normal" style:family="paragraph">
      <style:text-properties fo:font-size="10pt" style:font-size-asian="10pt" style:font-size-complex="10pt" fo:language="en" fo:country="AU"/>
    </style:style>
    <style:style style:name="P4795" style:parent-style-name="Normal" style:family="paragraph">
      <style:text-properties fo:font-size="10pt" style:font-size-asian="10pt" style:font-size-complex="10pt" fo:language="en" fo:country="AU"/>
    </style:style>
    <style:style style:name="P4796" style:parent-style-name="Normal" style:family="paragraph">
      <style:text-properties fo:font-size="10pt" style:font-size-asian="10pt" style:font-size-complex="10pt" fo:language="en" fo:country="AU"/>
    </style:style>
    <style:style style:name="P4797" style:parent-style-name="Normal" style:family="paragraph">
      <style:text-properties fo:font-size="10pt" style:font-size-asian="10pt" style:font-size-complex="10pt" fo:language="en" fo:country="AU"/>
    </style:style>
    <style:style style:name="P4798" style:parent-style-name="Normal" style:family="paragraph">
      <style:text-properties fo:font-size="10pt" style:font-size-asian="10pt" style:font-size-complex="10pt" fo:language="en" fo:country="AU"/>
    </style:style>
    <style:style style:name="P4799" style:parent-style-name="Normal" style:family="paragraph">
      <style:text-properties fo:font-size="10pt" style:font-size-asian="10pt" style:font-size-complex="10pt" fo:language="en" fo:country="AU"/>
    </style:style>
    <style:style style:name="P4800" style:parent-style-name="Normal" style:family="paragraph">
      <style:text-properties fo:font-size="10pt" style:font-size-asian="10pt" style:font-size-complex="10pt" fo:language="en" fo:country="AU"/>
    </style:style>
    <style:style style:name="P4801" style:parent-style-name="Normal" style:family="paragraph">
      <style:text-properties fo:font-size="10pt" style:font-size-asian="10pt" style:font-size-complex="10pt" fo:language="en" fo:country="AU"/>
    </style:style>
    <style:style style:name="P4802" style:parent-style-name="Normal" style:family="paragraph">
      <style:text-properties fo:font-size="10pt" style:font-size-asian="10pt" style:font-size-complex="10pt" fo:language="en" fo:country="AU"/>
    </style:style>
    <style:style style:name="P480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804" style:parent-style-name="Normal" style:family="paragraph">
      <style:text-properties fo:font-size="10pt" style:font-size-asian="10pt" style:font-size-complex="10pt" fo:language="en" fo:country="AU"/>
    </style:style>
    <style:style style:name="P4805" style:parent-style-name="Normal" style:family="paragraph">
      <style:text-properties fo:font-size="10pt" style:font-size-asian="10pt" style:font-size-complex="10pt" fo:language="en" fo:country="AU"/>
    </style:style>
    <style:style style:name="P4806" style:parent-style-name="Normal" style:family="paragraph">
      <style:text-properties fo:font-size="10pt" style:font-size-asian="10pt" style:font-size-complex="10pt" fo:language="en" fo:country="AU"/>
    </style:style>
    <style:style style:name="P4807" style:parent-style-name="Normal" style:family="paragraph">
      <style:text-properties fo:font-size="10pt" style:font-size-asian="10pt" style:font-size-complex="10pt" fo:language="en" fo:country="AU"/>
    </style:style>
    <style:style style:name="P4808" style:parent-style-name="Normal" style:family="paragraph">
      <style:text-properties fo:font-size="10pt" style:font-size-asian="10pt" style:font-size-complex="10pt" fo:language="en" fo:country="AU"/>
    </style:style>
    <style:style style:name="P4809" style:parent-style-name="Normal" style:family="paragraph">
      <style:text-properties fo:font-size="10pt" style:font-size-asian="10pt" style:font-size-complex="10pt" fo:language="en" fo:country="AU"/>
    </style:style>
    <style:style style:name="P4810" style:parent-style-name="Normal" style:family="paragraph">
      <style:text-properties fo:font-size="10pt" style:font-size-asian="10pt" style:font-size-complex="10pt" fo:language="en" fo:country="AU"/>
    </style:style>
    <style:style style:name="P4811" style:parent-style-name="Normal" style:family="paragraph">
      <style:text-properties fo:font-size="10pt" style:font-size-asian="10pt" style:font-size-complex="10pt" fo:language="en" fo:country="AU"/>
    </style:style>
    <style:style style:name="P4812" style:parent-style-name="Normal" style:family="paragraph">
      <style:text-properties fo:font-size="10pt" style:font-size-asian="10pt" style:font-size-complex="10pt" fo:language="en" fo:country="AU"/>
    </style:style>
    <style:style style:name="P4813" style:parent-style-name="Normal" style:family="paragraph">
      <style:text-properties fo:font-size="10pt" style:font-size-asian="10pt" style:font-size-complex="10pt" fo:language="en" fo:country="AU"/>
    </style:style>
    <style:style style:name="P481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815" style:parent-style-name="Normal" style:family="paragraph">
      <style:text-properties fo:font-size="10pt" style:font-size-asian="10pt" style:font-size-complex="10pt" fo:language="en" fo:country="AU"/>
    </style:style>
    <style:style style:name="P4816" style:parent-style-name="Normal" style:family="paragraph">
      <style:text-properties fo:font-size="10pt" style:font-size-asian="10pt" style:font-size-complex="10pt" fo:language="en" fo:country="AU"/>
    </style:style>
    <style:style style:name="P4817" style:parent-style-name="Normal" style:family="paragraph">
      <style:text-properties fo:font-size="10pt" style:font-size-asian="10pt" style:font-size-complex="10pt" fo:language="en" fo:country="AU"/>
    </style:style>
    <style:style style:name="P4818" style:parent-style-name="Normal" style:family="paragraph">
      <style:text-properties fo:font-size="10pt" style:font-size-asian="10pt" style:font-size-complex="10pt" fo:language="en" fo:country="AU"/>
    </style:style>
    <style:style style:name="P4819" style:parent-style-name="Normal" style:family="paragraph">
      <style:text-properties fo:font-size="10pt" style:font-size-asian="10pt" style:font-size-complex="10pt" fo:language="en" fo:country="AU"/>
    </style:style>
    <style:style style:name="P4820" style:parent-style-name="Normal" style:family="paragraph">
      <style:text-properties fo:font-size="10pt" style:font-size-asian="10pt" style:font-size-complex="10pt" fo:language="en" fo:country="AU"/>
    </style:style>
    <style:style style:name="P4821" style:parent-style-name="Normal" style:family="paragraph">
      <style:text-properties fo:font-size="10pt" style:font-size-asian="10pt" style:font-size-complex="10pt" fo:language="en" fo:country="AU"/>
    </style:style>
    <style:style style:name="P4822" style:parent-style-name="Normal" style:family="paragraph">
      <style:text-properties fo:font-size="10pt" style:font-size-asian="10pt" style:font-size-complex="10pt" fo:language="en" fo:country="AU"/>
    </style:style>
    <style:style style:name="P4823" style:parent-style-name="Normal" style:family="paragraph">
      <style:text-properties fo:font-size="10pt" style:font-size-asian="10pt" style:font-size-complex="10pt" fo:language="en" fo:country="AU"/>
    </style:style>
    <style:style style:name="P4824" style:parent-style-name="Normal" style:family="paragraph">
      <style:text-properties fo:font-size="10pt" style:font-size-asian="10pt" style:font-size-complex="10pt" fo:language="en" fo:country="AU"/>
    </style:style>
    <style:style style:name="P4825" style:parent-style-name="Normal" style:family="paragraph">
      <style:text-properties fo:font-size="10pt" style:font-size-asian="10pt" style:font-size-complex="10pt" fo:language="en" fo:country="AU"/>
    </style:style>
    <style:style style:name="P4826" style:parent-style-name="Normal" style:family="paragraph">
      <style:text-properties fo:font-size="10pt" style:font-size-asian="10pt" style:font-size-complex="10pt" fo:language="en" fo:country="AU"/>
    </style:style>
    <style:style style:name="P482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828" style:parent-style-name="Normal" style:family="paragraph">
      <style:text-properties fo:font-size="10pt" style:font-size-asian="10pt" style:font-size-complex="10pt" fo:language="en" fo:country="AU"/>
    </style:style>
    <style:style style:name="P4829" style:parent-style-name="Normal" style:family="paragraph">
      <style:text-properties fo:font-size="10pt" style:font-size-asian="10pt" style:font-size-complex="10pt" fo:language="en" fo:country="AU"/>
    </style:style>
    <style:style style:name="P4830" style:parent-style-name="Normal" style:family="paragraph">
      <style:text-properties fo:font-size="10pt" style:font-size-asian="10pt" style:font-size-complex="10pt" fo:language="en" fo:country="AU"/>
    </style:style>
    <style:style style:name="P4831" style:parent-style-name="Normal" style:family="paragraph">
      <style:text-properties fo:font-size="10pt" style:font-size-asian="10pt" style:font-size-complex="10pt" fo:language="en" fo:country="AU"/>
    </style:style>
    <style:style style:name="P4832" style:parent-style-name="Normal" style:family="paragraph">
      <style:text-properties fo:font-size="10pt" style:font-size-asian="10pt" style:font-size-complex="10pt" fo:language="en" fo:country="AU"/>
    </style:style>
    <style:style style:name="P4833" style:parent-style-name="Normal" style:family="paragraph">
      <style:text-properties fo:font-size="10pt" style:font-size-asian="10pt" style:font-size-complex="10pt" fo:language="en" fo:country="AU"/>
    </style:style>
    <style:style style:name="P4834" style:parent-style-name="Normal" style:family="paragraph">
      <style:text-properties fo:font-size="10pt" style:font-size-asian="10pt" style:font-size-complex="10pt" fo:language="en" fo:country="AU"/>
    </style:style>
    <style:style style:name="P4835" style:parent-style-name="Normal" style:family="paragraph">
      <style:text-properties fo:font-size="10pt" style:font-size-asian="10pt" style:font-size-complex="10pt" fo:language="en" fo:country="AU"/>
    </style:style>
    <style:style style:name="P4836" style:parent-style-name="Normal" style:family="paragraph">
      <style:text-properties fo:font-size="10pt" style:font-size-asian="10pt" style:font-size-complex="10pt" fo:language="en" fo:country="AU"/>
    </style:style>
    <style:style style:name="P4837" style:parent-style-name="Normal" style:family="paragraph">
      <style:text-properties fo:font-size="10pt" style:font-size-asian="10pt" style:font-size-complex="10pt" fo:language="en" fo:country="AU"/>
    </style:style>
    <style:style style:name="P4838" style:parent-style-name="Normal" style:family="paragraph">
      <style:text-properties fo:font-size="10pt" style:font-size-asian="10pt" style:font-size-complex="10pt" fo:language="en" fo:country="AU"/>
    </style:style>
    <style:style style:name="P483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840" style:parent-style-name="Normal" style:family="paragraph">
      <style:text-properties fo:font-size="10pt" style:font-size-asian="10pt" style:font-size-complex="10pt" fo:language="en" fo:country="AU"/>
    </style:style>
    <style:style style:name="P4841" style:parent-style-name="Normal" style:family="paragraph">
      <style:text-properties fo:font-size="10pt" style:font-size-asian="10pt" style:font-size-complex="10pt" fo:language="en" fo:country="AU"/>
    </style:style>
    <style:style style:name="P4842" style:parent-style-name="Normal" style:family="paragraph">
      <style:text-properties fo:font-size="10pt" style:font-size-asian="10pt" style:font-size-complex="10pt" fo:language="en" fo:country="AU"/>
    </style:style>
    <style:style style:name="P4843" style:parent-style-name="Normal" style:family="paragraph">
      <style:text-properties fo:font-size="10pt" style:font-size-asian="10pt" style:font-size-complex="10pt" fo:language="en" fo:country="AU"/>
    </style:style>
    <style:style style:name="P4844" style:parent-style-name="Normal" style:family="paragraph">
      <style:text-properties fo:font-size="10pt" style:font-size-asian="10pt" style:font-size-complex="10pt" fo:language="en" fo:country="AU"/>
    </style:style>
    <style:style style:name="P4845" style:parent-style-name="Normal" style:family="paragraph">
      <style:text-properties fo:font-size="10pt" style:font-size-asian="10pt" style:font-size-complex="10pt" fo:language="en" fo:country="AU"/>
    </style:style>
    <style:style style:name="P4846" style:parent-style-name="Normal" style:family="paragraph">
      <style:text-properties fo:font-size="10pt" style:font-size-asian="10pt" style:font-size-complex="10pt" fo:language="en" fo:country="AU"/>
    </style:style>
    <style:style style:name="P4847" style:parent-style-name="Normal" style:family="paragraph">
      <style:text-properties fo:font-size="10pt" style:font-size-asian="10pt" style:font-size-complex="10pt" fo:language="en" fo:country="AU"/>
    </style:style>
    <style:style style:name="P4848" style:parent-style-name="Normal" style:family="paragraph">
      <style:text-properties fo:font-size="10pt" style:font-size-asian="10pt" style:font-size-complex="10pt" fo:language="en" fo:country="AU"/>
    </style:style>
    <style:style style:name="P4849" style:parent-style-name="Normal" style:family="paragraph">
      <style:text-properties fo:font-size="10pt" style:font-size-asian="10pt" style:font-size-complex="10pt" fo:language="en" fo:country="AU"/>
    </style:style>
    <style:style style:name="P4850" style:parent-style-name="Normal" style:family="paragraph">
      <style:text-properties fo:font-size="10pt" style:font-size-asian="10pt" style:font-size-complex="10pt" fo:language="en" fo:country="AU"/>
    </style:style>
    <style:style style:name="P485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852" style:parent-style-name="Normal" style:family="paragraph">
      <style:text-properties fo:font-size="10pt" style:font-size-asian="10pt" style:font-size-complex="10pt" fo:language="en" fo:country="AU"/>
    </style:style>
    <style:style style:name="P4853" style:parent-style-name="Normal" style:family="paragraph">
      <style:text-properties fo:font-size="10pt" style:font-size-asian="10pt" style:font-size-complex="10pt" fo:language="en" fo:country="AU"/>
    </style:style>
    <style:style style:name="P4854" style:parent-style-name="Normal" style:family="paragraph">
      <style:text-properties fo:font-size="10pt" style:font-size-asian="10pt" style:font-size-complex="10pt" fo:language="en" fo:country="AU"/>
    </style:style>
    <style:style style:name="P4855" style:parent-style-name="Normal" style:family="paragraph">
      <style:text-properties fo:font-size="10pt" style:font-size-asian="10pt" style:font-size-complex="10pt" fo:language="en" fo:country="AU"/>
    </style:style>
    <style:style style:name="P4856" style:parent-style-name="Normal" style:family="paragraph">
      <style:text-properties fo:font-size="10pt" style:font-size-asian="10pt" style:font-size-complex="10pt" fo:language="en" fo:country="AU"/>
    </style:style>
    <style:style style:name="P4857" style:parent-style-name="Normal" style:family="paragraph">
      <style:text-properties fo:font-size="10pt" style:font-size-asian="10pt" style:font-size-complex="10pt" fo:language="en" fo:country="AU"/>
    </style:style>
    <style:style style:name="P4858" style:parent-style-name="Normal" style:family="paragraph">
      <style:text-properties fo:font-size="10pt" style:font-size-asian="10pt" style:font-size-complex="10pt" fo:language="en" fo:country="AU"/>
    </style:style>
    <style:style style:name="P4859" style:parent-style-name="Normal" style:family="paragraph">
      <style:text-properties fo:font-size="10pt" style:font-size-asian="10pt" style:font-size-complex="10pt" fo:language="en" fo:country="AU"/>
    </style:style>
    <style:style style:name="P4860" style:parent-style-name="Normal" style:family="paragraph">
      <style:text-properties fo:font-size="10pt" style:font-size-asian="10pt" style:font-size-complex="10pt" fo:language="en" fo:country="AU"/>
    </style:style>
    <style:style style:name="P4861" style:parent-style-name="Normal" style:family="paragraph">
      <style:text-properties fo:font-size="10pt" style:font-size-asian="10pt" style:font-size-complex="10pt" fo:language="en" fo:country="AU"/>
    </style:style>
    <style:style style:name="P4862" style:parent-style-name="Normal" style:family="paragraph">
      <style:text-properties fo:font-size="10pt" style:font-size-asian="10pt" style:font-size-complex="10pt" fo:language="en" fo:country="AU"/>
    </style:style>
    <style:style style:name="P486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864" style:parent-style-name="Normal" style:family="paragraph">
      <style:text-properties fo:font-size="10pt" style:font-size-asian="10pt" style:font-size-complex="10pt" fo:language="en" fo:country="AU"/>
    </style:style>
    <style:style style:name="P4865" style:parent-style-name="Normal" style:family="paragraph">
      <style:text-properties fo:font-size="10pt" style:font-size-asian="10pt" style:font-size-complex="10pt" fo:language="en" fo:country="AU"/>
    </style:style>
    <style:style style:name="P4866" style:parent-style-name="Normal" style:family="paragraph">
      <style:text-properties fo:font-size="10pt" style:font-size-asian="10pt" style:font-size-complex="10pt" fo:language="en" fo:country="AU"/>
    </style:style>
    <style:style style:name="P4867" style:parent-style-name="Normal" style:family="paragraph">
      <style:text-properties fo:font-size="10pt" style:font-size-asian="10pt" style:font-size-complex="10pt" fo:language="en" fo:country="AU"/>
    </style:style>
    <style:style style:name="P4868" style:parent-style-name="Normal" style:family="paragraph">
      <style:text-properties fo:font-size="10pt" style:font-size-asian="10pt" style:font-size-complex="10pt" fo:language="en" fo:country="AU"/>
    </style:style>
    <style:style style:name="P4869" style:parent-style-name="Normal" style:family="paragraph">
      <style:text-properties fo:font-size="10pt" style:font-size-asian="10pt" style:font-size-complex="10pt" fo:language="en" fo:country="AU"/>
    </style:style>
    <style:style style:name="P4870" style:parent-style-name="Normal" style:family="paragraph">
      <style:text-properties fo:font-size="10pt" style:font-size-asian="10pt" style:font-size-complex="10pt" fo:language="en" fo:country="AU"/>
    </style:style>
    <style:style style:name="P4871" style:parent-style-name="Normal" style:family="paragraph">
      <style:text-properties fo:font-size="10pt" style:font-size-asian="10pt" style:font-size-complex="10pt" fo:language="en" fo:country="AU"/>
    </style:style>
    <style:style style:name="P4872" style:parent-style-name="Normal" style:family="paragraph">
      <style:text-properties fo:font-size="10pt" style:font-size-asian="10pt" style:font-size-complex="10pt" fo:language="en" fo:country="AU"/>
    </style:style>
    <style:style style:name="P487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4874" style:parent-style-name="Normal" style:family="paragraph">
      <style:text-properties fo:font-size="10pt" style:font-size-asian="10pt" style:font-size-complex="10pt" fo:language="en" fo:country="AU"/>
    </style:style>
    <style:style style:name="P4875" style:parent-style-name="Normal" style:family="paragraph">
      <style:text-properties fo:font-size="10pt" style:font-size-asian="10pt" style:font-size-complex="10pt" fo:language="en" fo:country="AU"/>
    </style:style>
    <style:style style:name="P4876" style:parent-style-name="Normal" style:family="paragraph">
      <style:text-properties fo:font-size="10pt" style:font-size-asian="10pt" style:font-size-complex="10pt" fo:language="en" fo:country="AU"/>
    </style:style>
    <style:style style:name="P4877" style:parent-style-name="Normal" style:family="paragraph">
      <style:text-properties fo:font-size="10pt" style:font-size-asian="10pt" style:font-size-complex="10pt" fo:language="en" fo:country="AU"/>
    </style:style>
    <style:style style:name="P4878" style:parent-style-name="Normal" style:family="paragraph">
      <style:text-properties fo:font-size="10pt" style:font-size-asian="10pt" style:font-size-complex="10pt" fo:language="en" fo:country="AU"/>
    </style:style>
    <style:style style:name="P4879" style:parent-style-name="Normal" style:family="paragraph">
      <style:text-properties fo:font-size="10pt" style:font-size-asian="10pt" style:font-size-complex="10pt" fo:language="en" fo:country="AU"/>
    </style:style>
    <style:style style:name="P4880" style:parent-style-name="Normal" style:family="paragraph">
      <style:text-properties fo:font-size="10pt" style:font-size-asian="10pt" style:font-size-complex="10pt" fo:language="en" fo:country="AU"/>
    </style:style>
    <style:style style:name="P4881" style:parent-style-name="Normal" style:family="paragraph">
      <style:text-properties fo:font-size="10pt" style:font-size-asian="10pt" style:font-size-complex="10pt" fo:language="en" fo:country="AU"/>
    </style:style>
    <style:style style:name="P4882" style:parent-style-name="Normal" style:family="paragraph">
      <style:text-properties fo:font-size="10pt" style:font-size-asian="10pt" style:font-size-complex="10pt" fo:language="en" fo:country="AU"/>
    </style:style>
    <style:style style:name="P4883" style:parent-style-name="Normal" style:family="paragraph">
      <style:text-properties fo:font-size="10pt" style:font-size-asian="10pt" style:font-size-complex="10pt" fo:language="en" fo:country="AU"/>
    </style:style>
    <style:style style:name="P4884" style:parent-style-name="Normal" style:family="paragraph">
      <style:text-properties fo:font-size="10pt" style:font-size-asian="10pt" style:font-size-complex="10pt" fo:language="en" fo:country="AU"/>
    </style:style>
    <style:style style:name="P4885" style:parent-style-name="Normal" style:family="paragraph">
      <style:text-properties fo:font-size="10pt" style:font-size-asian="10pt" style:font-size-complex="10pt" fo:language="en" fo:country="AU"/>
    </style:style>
    <style:style style:name="P4886" style:parent-style-name="Normal" style:family="paragraph">
      <style:text-properties fo:font-size="10pt" style:font-size-asian="10pt" style:font-size-complex="10pt" fo:language="en" fo:country="AU"/>
    </style:style>
    <style:style style:name="P4887" style:parent-style-name="Normal" style:family="paragraph">
      <style:text-properties fo:font-size="10pt" style:font-size-asian="10pt" style:font-size-complex="10pt" fo:language="en" fo:country="AU"/>
    </style:style>
    <style:style style:name="P4888" style:parent-style-name="Normal" style:family="paragraph">
      <style:text-properties fo:font-size="10pt" style:font-size-asian="10pt" style:font-size-complex="10pt" fo:language="en" fo:country="AU"/>
    </style:style>
    <style:style style:name="P4889" style:parent-style-name="Normal" style:family="paragraph">
      <style:text-properties fo:font-size="10pt" style:font-size-asian="10pt" style:font-size-complex="10pt" fo:language="en" fo:country="AU"/>
    </style:style>
    <style:style style:name="P4890" style:parent-style-name="Normal" style:family="paragraph">
      <style:text-properties fo:font-size="10pt" style:font-size-asian="10pt" style:font-size-complex="10pt" fo:language="en" fo:country="AU"/>
    </style:style>
    <style:style style:name="P4891" style:parent-style-name="Normal" style:family="paragraph">
      <style:text-properties fo:font-size="10pt" style:font-size-asian="10pt" style:font-size-complex="10pt" fo:language="en" fo:country="AU"/>
    </style:style>
    <style:style style:name="P4892" style:parent-style-name="Normal" style:family="paragraph">
      <style:text-properties fo:font-size="10pt" style:font-size-asian="10pt" style:font-size-complex="10pt" fo:language="en" fo:country="AU"/>
    </style:style>
    <style:style style:name="P4893" style:parent-style-name="Normal" style:family="paragraph">
      <style:text-properties fo:font-size="10pt" style:font-size-asian="10pt" style:font-size-complex="10pt" fo:language="en" fo:country="AU"/>
    </style:style>
    <style:style style:name="P4894" style:parent-style-name="Normal" style:family="paragraph">
      <style:text-properties fo:font-size="10pt" style:font-size-asian="10pt" style:font-size-complex="10pt" fo:language="en" fo:country="AU"/>
    </style:style>
    <style:style style:name="P4895" style:parent-style-name="Normal" style:family="paragraph">
      <style:text-properties fo:font-size="10pt" style:font-size-asian="10pt" style:font-size-complex="10pt" fo:language="en" fo:country="AU"/>
    </style:style>
    <style:style style:name="P4896" style:parent-style-name="Normal" style:family="paragraph">
      <style:text-properties fo:font-size="10pt" style:font-size-asian="10pt" style:font-size-complex="10pt" fo:language="en" fo:country="AU"/>
    </style:style>
    <style:style style:name="P4897" style:parent-style-name="Normal" style:family="paragraph">
      <style:text-properties fo:font-size="10pt" style:font-size-asian="10pt" style:font-size-complex="10pt" fo:language="en" fo:country="AU"/>
    </style:style>
    <style:style style:name="P4898" style:parent-style-name="Normal" style:family="paragraph">
      <style:text-properties fo:font-size="10pt" style:font-size-asian="10pt" style:font-size-complex="10pt" fo:language="en" fo:country="AU"/>
    </style:style>
    <style:style style:name="P4899" style:parent-style-name="Normal" style:family="paragraph">
      <style:text-properties fo:font-size="10pt" style:font-size-asian="10pt" style:font-size-complex="10pt" fo:language="en" fo:country="AU"/>
    </style:style>
    <style:style style:name="P4900" style:parent-style-name="Normal" style:family="paragraph">
      <style:text-properties fo:font-size="10pt" style:font-size-asian="10pt" style:font-size-complex="10pt" fo:language="en" fo:country="AU"/>
    </style:style>
    <style:style style:name="P4901" style:parent-style-name="Normal" style:family="paragraph">
      <style:text-properties fo:font-size="10pt" style:font-size-asian="10pt" style:font-size-complex="10pt" fo:language="en" fo:country="AU"/>
    </style:style>
    <style:style style:name="P4902" style:parent-style-name="Normal" style:family="paragraph">
      <style:text-properties fo:font-size="10pt" style:font-size-asian="10pt" style:font-size-complex="10pt" fo:language="en" fo:country="AU"/>
    </style:style>
    <style:style style:name="P4903" style:parent-style-name="Normal" style:family="paragraph">
      <style:text-properties fo:font-size="10pt" style:font-size-asian="10pt" style:font-size-complex="10pt" fo:language="en" fo:country="AU"/>
    </style:style>
    <style:style style:name="P4904" style:parent-style-name="Normal" style:family="paragraph">
      <style:text-properties fo:font-size="10pt" style:font-size-asian="10pt" style:font-size-complex="10pt" fo:language="en" fo:country="AU"/>
    </style:style>
    <style:style style:name="P4905" style:parent-style-name="Normal" style:family="paragraph">
      <style:text-properties fo:font-size="10pt" style:font-size-asian="10pt" style:font-size-complex="10pt" fo:language="en" fo:country="AU"/>
    </style:style>
    <style:style style:name="P4906" style:parent-style-name="Normal" style:family="paragraph">
      <style:text-properties fo:font-size="10pt" style:font-size-asian="10pt" style:font-size-complex="10pt" fo:language="en" fo:country="AU"/>
    </style:style>
    <style:style style:name="P4907" style:parent-style-name="Normal" style:family="paragraph">
      <style:text-properties fo:font-size="10pt" style:font-size-asian="10pt" style:font-size-complex="10pt" fo:language="en" fo:country="AU"/>
    </style:style>
    <style:style style:name="P4908" style:parent-style-name="Normal" style:family="paragraph">
      <style:text-properties fo:font-size="10pt" style:font-size-asian="10pt" style:font-size-complex="10pt" fo:language="en" fo:country="AU"/>
    </style:style>
    <style:style style:name="P4909" style:parent-style-name="Normal" style:family="paragraph">
      <style:text-properties fo:font-size="10pt" style:font-size-asian="10pt" style:font-size-complex="10pt" fo:language="en" fo:country="AU"/>
    </style:style>
    <style:style style:name="P4910" style:parent-style-name="Normal" style:family="paragraph">
      <style:text-properties fo:font-size="10pt" style:font-size-asian="10pt" style:font-size-complex="10pt" fo:language="en" fo:country="AU"/>
    </style:style>
    <style:style style:name="P4911" style:parent-style-name="Normal" style:family="paragraph">
      <style:text-properties fo:font-size="10pt" style:font-size-asian="10pt" style:font-size-complex="10pt" fo:language="en" fo:country="AU"/>
    </style:style>
    <style:style style:name="P4912" style:parent-style-name="Normal" style:family="paragraph">
      <style:text-properties fo:font-size="10pt" style:font-size-asian="10pt" style:font-size-complex="10pt" fo:language="en" fo:country="AU"/>
    </style:style>
    <style:style style:name="P4913" style:parent-style-name="Normal" style:family="paragraph">
      <style:text-properties fo:font-size="10pt" style:font-size-asian="10pt" style:font-size-complex="10pt" fo:language="en" fo:country="AU"/>
    </style:style>
    <style:style style:name="P4914" style:parent-style-name="Normal" style:family="paragraph">
      <style:text-properties fo:font-size="10pt" style:font-size-asian="10pt" style:font-size-complex="10pt" fo:language="en" fo:country="AU"/>
    </style:style>
    <style:style style:name="P4915" style:parent-style-name="Normal" style:family="paragraph">
      <style:text-properties fo:font-size="10pt" style:font-size-asian="10pt" style:font-size-complex="10pt" fo:language="en" fo:country="AU"/>
    </style:style>
    <style:style style:name="P4916" style:parent-style-name="Normal" style:family="paragraph">
      <style:text-properties fo:font-size="10pt" style:font-size-asian="10pt" style:font-size-complex="10pt" fo:language="en" fo:country="AU"/>
    </style:style>
    <style:style style:name="P4917" style:parent-style-name="Normal" style:family="paragraph">
      <style:text-properties fo:font-size="10pt" style:font-size-asian="10pt" style:font-size-complex="10pt" fo:language="en" fo:country="AU"/>
    </style:style>
    <style:style style:name="P4918" style:parent-style-name="Normal" style:family="paragraph">
      <style:text-properties fo:font-size="10pt" style:font-size-asian="10pt" style:font-size-complex="10pt" fo:language="en" fo:country="AU"/>
    </style:style>
    <style:style style:name="P4919" style:parent-style-name="Normal" style:family="paragraph">
      <style:text-properties fo:font-size="10pt" style:font-size-asian="10pt" style:font-size-complex="10pt" fo:language="en" fo:country="AU"/>
    </style:style>
    <style:style style:name="P4920" style:parent-style-name="Normal" style:family="paragraph">
      <style:text-properties fo:font-size="10pt" style:font-size-asian="10pt" style:font-size-complex="10pt" fo:language="en" fo:country="AU"/>
    </style:style>
    <style:style style:name="P4921" style:parent-style-name="Normal" style:family="paragraph">
      <style:text-properties fo:font-size="10pt" style:font-size-asian="10pt" style:font-size-complex="10pt" fo:language="en" fo:country="AU"/>
    </style:style>
    <style:style style:name="P4922" style:parent-style-name="Normal" style:family="paragraph">
      <style:text-properties fo:font-size="10pt" style:font-size-asian="10pt" style:font-size-complex="10pt" fo:language="en" fo:country="AU"/>
    </style:style>
    <style:style style:name="P4923" style:parent-style-name="Normal" style:family="paragraph">
      <style:text-properties fo:font-size="10pt" style:font-size-asian="10pt" style:font-size-complex="10pt" fo:language="en" fo:country="AU"/>
    </style:style>
    <style:style style:name="P4924" style:parent-style-name="Normal" style:family="paragraph">
      <style:text-properties fo:font-size="10pt" style:font-size-asian="10pt" style:font-size-complex="10pt" fo:language="en" fo:country="AU"/>
    </style:style>
    <style:style style:name="P4925" style:parent-style-name="Normal" style:family="paragraph">
      <style:text-properties fo:font-size="10pt" style:font-size-asian="10pt" style:font-size-complex="10pt" fo:language="en" fo:country="AU"/>
    </style:style>
    <style:style style:name="P4926" style:parent-style-name="Normal" style:family="paragraph">
      <style:text-properties fo:font-size="10pt" style:font-size-asian="10pt" style:font-size-complex="10pt" fo:language="en" fo:country="AU"/>
    </style:style>
    <style:style style:name="P4927" style:parent-style-name="Normal" style:family="paragraph">
      <style:text-properties fo:font-size="10pt" style:font-size-asian="10pt" style:font-size-complex="10pt" fo:language="en" fo:country="AU"/>
    </style:style>
    <style:style style:name="P4928" style:parent-style-name="Normal" style:family="paragraph">
      <style:text-properties fo:font-size="10pt" style:font-size-asian="10pt" style:font-size-complex="10pt" fo:language="en" fo:country="AU"/>
    </style:style>
    <style:style style:name="P4929" style:parent-style-name="Normal" style:family="paragraph">
      <style:text-properties fo:font-size="10pt" style:font-size-asian="10pt" style:font-size-complex="10pt" fo:language="en" fo:country="AU"/>
    </style:style>
    <style:style style:name="P4930" style:parent-style-name="Normal" style:family="paragraph">
      <style:text-properties fo:font-size="10pt" style:font-size-asian="10pt" style:font-size-complex="10pt" fo:language="en" fo:country="AU"/>
    </style:style>
    <style:style style:name="P4931" style:parent-style-name="Normal" style:family="paragraph">
      <style:text-properties fo:font-size="10pt" style:font-size-asian="10pt" style:font-size-complex="10pt" fo:language="en" fo:country="AU"/>
    </style:style>
    <style:style style:name="P4932" style:parent-style-name="Normal" style:family="paragraph">
      <style:text-properties fo:font-size="10pt" style:font-size-asian="10pt" style:font-size-complex="10pt" fo:language="en" fo:country="AU"/>
    </style:style>
    <style:style style:name="P4933" style:parent-style-name="Normal" style:family="paragraph">
      <style:text-properties fo:font-size="10pt" style:font-size-asian="10pt" style:font-size-complex="10pt" fo:language="en" fo:country="AU"/>
    </style:style>
    <style:style style:name="P4934" style:parent-style-name="Normal" style:family="paragraph">
      <style:text-properties fo:font-size="10pt" style:font-size-asian="10pt" style:font-size-complex="10pt" fo:language="en" fo:country="AU"/>
    </style:style>
    <style:style style:name="P4935" style:parent-style-name="Normal" style:family="paragraph">
      <style:text-properties fo:font-size="10pt" style:font-size-asian="10pt" style:font-size-complex="10pt" fo:language="en" fo:country="AU"/>
    </style:style>
    <style:style style:name="P4936" style:parent-style-name="Normal" style:family="paragraph">
      <style:text-properties fo:font-size="10pt" style:font-size-asian="10pt" style:font-size-complex="10pt" fo:language="en" fo:country="AU"/>
    </style:style>
    <style:style style:name="P4937" style:parent-style-name="Normal" style:family="paragraph">
      <style:text-properties fo:font-size="10pt" style:font-size-asian="10pt" style:font-size-complex="10pt" fo:language="en" fo:country="AU"/>
    </style:style>
    <style:style style:name="P4938" style:parent-style-name="Normal" style:family="paragraph">
      <style:text-properties fo:font-size="10pt" style:font-size-asian="10pt" style:font-size-complex="10pt" fo:language="en" fo:country="AU"/>
    </style:style>
    <style:style style:name="P4939" style:parent-style-name="Normal" style:family="paragraph">
      <style:text-properties fo:font-size="10pt" style:font-size-asian="10pt" style:font-size-complex="10pt" fo:language="en" fo:country="AU"/>
    </style:style>
    <style:style style:name="P4940" style:parent-style-name="Normal" style:family="paragraph">
      <style:text-properties fo:font-size="10pt" style:font-size-asian="10pt" style:font-size-complex="10pt" fo:language="en" fo:country="AU"/>
    </style:style>
    <style:style style:name="P4941" style:parent-style-name="Normal" style:family="paragraph">
      <style:text-properties fo:font-size="10pt" style:font-size-asian="10pt" style:font-size-complex="10pt" fo:language="en" fo:country="AU"/>
    </style:style>
    <style:style style:name="P4942" style:parent-style-name="Normal" style:family="paragraph">
      <style:text-properties fo:font-size="10pt" style:font-size-asian="10pt" style:font-size-complex="10pt" fo:language="en" fo:country="AU"/>
    </style:style>
    <style:style style:name="P4943" style:parent-style-name="Normal" style:family="paragraph">
      <style:text-properties fo:font-size="10pt" style:font-size-asian="10pt" style:font-size-complex="10pt" fo:language="en" fo:country="AU"/>
    </style:style>
    <style:style style:name="P4944" style:parent-style-name="Normal" style:family="paragraph">
      <style:text-properties fo:font-size="10pt" style:font-size-asian="10pt" style:font-size-complex="10pt" fo:language="en" fo:country="AU"/>
    </style:style>
    <style:style style:name="P4945" style:parent-style-name="Normal" style:family="paragraph">
      <style:text-properties fo:font-size="10pt" style:font-size-asian="10pt" style:font-size-complex="10pt" fo:language="en" fo:country="AU"/>
    </style:style>
    <style:style style:name="P4946" style:parent-style-name="Normal" style:family="paragraph">
      <style:text-properties fo:font-size="10pt" style:font-size-asian="10pt" style:font-size-complex="10pt" fo:language="en" fo:country="AU"/>
    </style:style>
    <style:style style:name="P4947" style:parent-style-name="Normal" style:family="paragraph">
      <style:text-properties fo:font-size="10pt" style:font-size-asian="10pt" style:font-size-complex="10pt" fo:language="en" fo:country="AU"/>
    </style:style>
    <style:style style:name="P4948" style:parent-style-name="Normal" style:family="paragraph">
      <style:text-properties fo:font-size="10pt" style:font-size-asian="10pt" style:font-size-complex="10pt" fo:language="en" fo:country="AU"/>
    </style:style>
    <style:style style:name="P4949" style:parent-style-name="Normal" style:family="paragraph">
      <style:text-properties fo:font-size="10pt" style:font-size-asian="10pt" style:font-size-complex="10pt" fo:language="en" fo:country="AU"/>
    </style:style>
    <style:style style:name="P4950" style:parent-style-name="Normal" style:family="paragraph">
      <style:text-properties fo:font-size="10pt" style:font-size-asian="10pt" style:font-size-complex="10pt" fo:language="en" fo:country="AU"/>
    </style:style>
    <style:style style:name="P4951" style:parent-style-name="Normal" style:family="paragraph">
      <style:text-properties fo:font-size="10pt" style:font-size-asian="10pt" style:font-size-complex="10pt" fo:language="en" fo:country="AU"/>
    </style:style>
    <style:style style:name="P4952" style:parent-style-name="Normal" style:family="paragraph">
      <style:text-properties fo:font-size="10pt" style:font-size-asian="10pt" style:font-size-complex="10pt" fo:language="en" fo:country="AU"/>
    </style:style>
    <style:style style:name="P4953" style:parent-style-name="Normal" style:family="paragraph">
      <style:text-properties fo:font-size="10pt" style:font-size-asian="10pt" style:font-size-complex="10pt" fo:language="en" fo:country="AU"/>
    </style:style>
    <style:style style:name="P4954" style:parent-style-name="Normal" style:family="paragraph">
      <style:text-properties fo:font-size="10pt" style:font-size-asian="10pt" style:font-size-complex="10pt" fo:language="en" fo:country="AU"/>
    </style:style>
    <style:style style:name="P4955" style:parent-style-name="Normal" style:family="paragraph">
      <style:text-properties fo:font-size="10pt" style:font-size-asian="10pt" style:font-size-complex="10pt" fo:language="en" fo:country="AU"/>
    </style:style>
    <style:style style:name="P4956" style:parent-style-name="Normal" style:family="paragraph">
      <style:text-properties fo:font-size="10pt" style:font-size-asian="10pt" style:font-size-complex="10pt" fo:language="en" fo:country="AU"/>
    </style:style>
    <style:style style:name="P4957" style:parent-style-name="Normal" style:family="paragraph">
      <style:text-properties fo:font-size="10pt" style:font-size-asian="10pt" style:font-size-complex="10pt" fo:language="en" fo:country="AU"/>
    </style:style>
    <style:style style:name="P4958" style:parent-style-name="Normal" style:family="paragraph">
      <style:text-properties fo:font-size="10pt" style:font-size-asian="10pt" style:font-size-complex="10pt" fo:language="en" fo:country="AU"/>
    </style:style>
    <style:style style:name="P4959" style:parent-style-name="Normal" style:family="paragraph">
      <style:text-properties fo:font-size="10pt" style:font-size-asian="10pt" style:font-size-complex="10pt" fo:language="en" fo:country="AU"/>
    </style:style>
    <style:style style:name="P4960" style:parent-style-name="Normal" style:family="paragraph">
      <style:text-properties fo:font-size="10pt" style:font-size-asian="10pt" style:font-size-complex="10pt" fo:language="en" fo:country="AU"/>
    </style:style>
    <style:style style:name="P4961" style:parent-style-name="Normal" style:family="paragraph">
      <style:text-properties fo:font-size="10pt" style:font-size-asian="10pt" style:font-size-complex="10pt" fo:language="en" fo:country="AU"/>
    </style:style>
    <style:style style:name="P4962" style:parent-style-name="Normal" style:family="paragraph">
      <style:text-properties fo:font-size="10pt" style:font-size-asian="10pt" style:font-size-complex="10pt" fo:language="en" fo:country="AU"/>
    </style:style>
    <style:style style:name="P4963" style:parent-style-name="Normal" style:family="paragraph">
      <style:text-properties fo:font-size="10pt" style:font-size-asian="10pt" style:font-size-complex="10pt" fo:language="en" fo:country="AU"/>
    </style:style>
    <style:style style:name="P4964" style:parent-style-name="Normal" style:family="paragraph">
      <style:text-properties fo:font-size="10pt" style:font-size-asian="10pt" style:font-size-complex="10pt" fo:language="en" fo:country="AU"/>
    </style:style>
    <style:style style:name="P4965" style:parent-style-name="Normal" style:family="paragraph">
      <style:text-properties fo:font-size="10pt" style:font-size-asian="10pt" style:font-size-complex="10pt" fo:language="en" fo:country="AU"/>
    </style:style>
    <style:style style:name="P4966" style:parent-style-name="Normal" style:family="paragraph">
      <style:text-properties fo:font-size="10pt" style:font-size-asian="10pt" style:font-size-complex="10pt" fo:language="en" fo:country="AU"/>
    </style:style>
    <style:style style:name="P4967" style:parent-style-name="Normal" style:family="paragraph">
      <style:text-properties fo:font-size="10pt" style:font-size-asian="10pt" style:font-size-complex="10pt" fo:language="en" fo:country="AU"/>
    </style:style>
    <style:style style:name="P4968" style:parent-style-name="Normal" style:family="paragraph">
      <style:text-properties fo:font-size="10pt" style:font-size-asian="10pt" style:font-size-complex="10pt" fo:language="en" fo:country="AU"/>
    </style:style>
    <style:style style:name="P4969" style:parent-style-name="Normal" style:family="paragraph">
      <style:text-properties fo:font-size="10pt" style:font-size-asian="10pt" style:font-size-complex="10pt" fo:language="en" fo:country="AU"/>
    </style:style>
    <style:style style:name="P4970" style:parent-style-name="Normal" style:family="paragraph">
      <style:text-properties fo:font-size="10pt" style:font-size-asian="10pt" style:font-size-complex="10pt" fo:language="en" fo:country="AU"/>
    </style:style>
    <style:style style:name="P4971" style:parent-style-name="Normal" style:family="paragraph">
      <style:text-properties fo:font-size="10pt" style:font-size-asian="10pt" style:font-size-complex="10pt" fo:language="en" fo:country="AU"/>
    </style:style>
    <style:style style:name="P4972" style:parent-style-name="Normal" style:family="paragraph">
      <style:text-properties fo:font-size="10pt" style:font-size-asian="10pt" style:font-size-complex="10pt" fo:language="en" fo:country="AU"/>
    </style:style>
    <style:style style:name="P4973" style:parent-style-name="Normal" style:family="paragraph">
      <style:text-properties fo:font-size="10pt" style:font-size-asian="10pt" style:font-size-complex="10pt" fo:language="en" fo:country="AU"/>
    </style:style>
    <style:style style:name="P4974" style:parent-style-name="Normal" style:family="paragraph">
      <style:text-properties fo:font-size="10pt" style:font-size-asian="10pt" style:font-size-complex="10pt" fo:language="en" fo:country="AU"/>
    </style:style>
    <style:style style:name="P4975" style:parent-style-name="Normal" style:family="paragraph">
      <style:text-properties fo:font-size="10pt" style:font-size-asian="10pt" style:font-size-complex="10pt" fo:language="en" fo:country="AU"/>
    </style:style>
    <style:style style:name="P4976" style:parent-style-name="Normal" style:family="paragraph">
      <style:text-properties fo:font-size="10pt" style:font-size-asian="10pt" style:font-size-complex="10pt" fo:language="en" fo:country="AU"/>
    </style:style>
    <style:style style:name="P4977" style:parent-style-name="Normal" style:family="paragraph">
      <style:text-properties fo:font-size="10pt" style:font-size-asian="10pt" style:font-size-complex="10pt" fo:language="en" fo:country="AU"/>
    </style:style>
    <style:style style:name="P4978" style:parent-style-name="Normal" style:family="paragraph">
      <style:text-properties fo:font-size="10pt" style:font-size-asian="10pt" style:font-size-complex="10pt" fo:language="en" fo:country="AU"/>
    </style:style>
    <style:style style:name="P4979" style:parent-style-name="Normal" style:family="paragraph">
      <style:text-properties fo:font-size="10pt" style:font-size-asian="10pt" style:font-size-complex="10pt" fo:language="en" fo:country="AU"/>
    </style:style>
    <style:style style:name="P4980" style:parent-style-name="Normal" style:family="paragraph">
      <style:text-properties fo:font-size="10pt" style:font-size-asian="10pt" style:font-size-complex="10pt" fo:language="en" fo:country="AU"/>
    </style:style>
    <style:style style:name="P4981" style:parent-style-name="Normal" style:family="paragraph">
      <style:text-properties fo:font-size="10pt" style:font-size-asian="10pt" style:font-size-complex="10pt" fo:language="en" fo:country="AU"/>
    </style:style>
    <style:style style:name="P4982" style:parent-style-name="Normal" style:family="paragraph">
      <style:text-properties fo:font-size="10pt" style:font-size-asian="10pt" style:font-size-complex="10pt" fo:language="en" fo:country="AU"/>
    </style:style>
    <style:style style:name="P4983" style:parent-style-name="Normal" style:family="paragraph">
      <style:text-properties fo:font-size="10pt" style:font-size-asian="10pt" style:font-size-complex="10pt" fo:language="en" fo:country="AU"/>
    </style:style>
    <style:style style:name="P4984" style:parent-style-name="Normal" style:family="paragraph">
      <style:text-properties fo:font-size="10pt" style:font-size-asian="10pt" style:font-size-complex="10pt" fo:language="en" fo:country="AU"/>
    </style:style>
    <style:style style:name="P4985" style:parent-style-name="Normal" style:family="paragraph">
      <style:text-properties fo:font-size="10pt" style:font-size-asian="10pt" style:font-size-complex="10pt" fo:language="en" fo:country="AU"/>
    </style:style>
    <style:style style:name="P4986" style:parent-style-name="Normal" style:family="paragraph">
      <style:text-properties fo:font-size="10pt" style:font-size-asian="10pt" style:font-size-complex="10pt" fo:language="en" fo:country="AU"/>
    </style:style>
    <style:style style:name="P4987" style:parent-style-name="Normal" style:family="paragraph">
      <style:text-properties fo:font-size="10pt" style:font-size-asian="10pt" style:font-size-complex="10pt" fo:language="en" fo:country="AU"/>
    </style:style>
    <style:style style:name="P4988" style:parent-style-name="Normal" style:family="paragraph">
      <style:text-properties fo:font-size="10pt" style:font-size-asian="10pt" style:font-size-complex="10pt" fo:language="en" fo:country="AU"/>
    </style:style>
    <style:style style:name="P4989" style:parent-style-name="Normal" style:family="paragraph">
      <style:text-properties fo:font-size="10pt" style:font-size-asian="10pt" style:font-size-complex="10pt" fo:language="en" fo:country="AU"/>
    </style:style>
    <style:style style:name="P4990" style:parent-style-name="Normal" style:family="paragraph">
      <style:text-properties fo:font-size="10pt" style:font-size-asian="10pt" style:font-size-complex="10pt" fo:language="en" fo:country="AU"/>
    </style:style>
    <style:style style:name="P4991" style:parent-style-name="Normal" style:family="paragraph">
      <style:text-properties fo:font-size="10pt" style:font-size-asian="10pt" style:font-size-complex="10pt" fo:language="en" fo:country="AU"/>
    </style:style>
    <style:style style:name="P4992" style:parent-style-name="Normal" style:family="paragraph">
      <style:text-properties fo:font-size="10pt" style:font-size-asian="10pt" style:font-size-complex="10pt" fo:language="en" fo:country="AU"/>
    </style:style>
    <style:style style:name="P4993" style:parent-style-name="Normal" style:family="paragraph">
      <style:text-properties fo:font-size="10pt" style:font-size-asian="10pt" style:font-size-complex="10pt" fo:language="en" fo:country="AU"/>
    </style:style>
    <style:style style:name="P4994" style:parent-style-name="Normal" style:family="paragraph">
      <style:text-properties fo:font-size="10pt" style:font-size-asian="10pt" style:font-size-complex="10pt" fo:language="en" fo:country="AU"/>
    </style:style>
    <style:style style:name="P4995" style:parent-style-name="Normal" style:family="paragraph">
      <style:text-properties fo:font-size="10pt" style:font-size-asian="10pt" style:font-size-complex="10pt" fo:language="en" fo:country="AU"/>
    </style:style>
    <style:style style:name="P4996" style:parent-style-name="Normal" style:family="paragraph">
      <style:text-properties fo:font-size="10pt" style:font-size-asian="10pt" style:font-size-complex="10pt" fo:language="en" fo:country="AU"/>
    </style:style>
    <style:style style:name="P4997" style:parent-style-name="Normal" style:family="paragraph">
      <style:text-properties fo:font-size="10pt" style:font-size-asian="10pt" style:font-size-complex="10pt" fo:language="en" fo:country="AU"/>
    </style:style>
    <style:style style:name="P4998" style:parent-style-name="Normal" style:family="paragraph">
      <style:text-properties fo:font-size="10pt" style:font-size-asian="10pt" style:font-size-complex="10pt" fo:language="en" fo:country="AU"/>
    </style:style>
    <style:style style:name="P4999" style:parent-style-name="Normal" style:family="paragraph">
      <style:text-properties fo:font-size="10pt" style:font-size-asian="10pt" style:font-size-complex="10pt" fo:language="en" fo:country="AU"/>
    </style:style>
    <style:style style:name="P5000" style:parent-style-name="Normal" style:family="paragraph">
      <style:text-properties fo:font-size="10pt" style:font-size-asian="10pt" style:font-size-complex="10pt" fo:language="en" fo:country="AU"/>
    </style:style>
    <style:style style:name="P5001" style:parent-style-name="Normal" style:family="paragraph">
      <style:text-properties fo:font-size="10pt" style:font-size-asian="10pt" style:font-size-complex="10pt" fo:language="en" fo:country="AU"/>
    </style:style>
    <style:style style:name="P5002" style:parent-style-name="Normal" style:family="paragraph">
      <style:text-properties fo:font-size="10pt" style:font-size-asian="10pt" style:font-size-complex="10pt" fo:language="en" fo:country="AU"/>
    </style:style>
    <style:style style:name="P5003" style:parent-style-name="Normal" style:family="paragraph">
      <style:text-properties fo:font-size="10pt" style:font-size-asian="10pt" style:font-size-complex="10pt" fo:language="en" fo:country="AU"/>
    </style:style>
    <style:style style:name="P5004" style:parent-style-name="Normal" style:family="paragraph">
      <style:text-properties fo:font-size="10pt" style:font-size-asian="10pt" style:font-size-complex="10pt" fo:language="en" fo:country="AU"/>
    </style:style>
    <style:style style:name="P5005" style:parent-style-name="Normal" style:family="paragraph">
      <style:text-properties fo:font-size="10pt" style:font-size-asian="10pt" style:font-size-complex="10pt" fo:language="en" fo:country="AU"/>
    </style:style>
    <style:style style:name="P500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007" style:parent-style-name="Normal" style:family="paragraph">
      <style:text-properties fo:font-size="10pt" style:font-size-asian="10pt" style:font-size-complex="10pt" fo:language="en" fo:country="AU"/>
    </style:style>
    <style:style style:name="P5008" style:parent-style-name="Normal" style:family="paragraph">
      <style:text-properties fo:font-size="10pt" style:font-size-asian="10pt" style:font-size-complex="10pt" fo:language="en" fo:country="AU"/>
    </style:style>
    <style:style style:name="P5009" style:parent-style-name="Normal" style:family="paragraph">
      <style:text-properties fo:font-size="10pt" style:font-size-asian="10pt" style:font-size-complex="10pt" fo:language="en" fo:country="AU"/>
    </style:style>
    <style:style style:name="P5010" style:parent-style-name="Normal" style:family="paragraph">
      <style:text-properties fo:font-size="10pt" style:font-size-asian="10pt" style:font-size-complex="10pt" fo:language="en" fo:country="AU"/>
    </style:style>
    <style:style style:name="P5011" style:parent-style-name="Normal" style:family="paragraph">
      <style:text-properties fo:font-size="10pt" style:font-size-asian="10pt" style:font-size-complex="10pt" fo:language="en" fo:country="AU"/>
    </style:style>
    <style:style style:name="P5012" style:parent-style-name="Normal" style:family="paragraph">
      <style:text-properties fo:font-size="10pt" style:font-size-asian="10pt" style:font-size-complex="10pt" fo:language="en" fo:country="AU"/>
    </style:style>
    <style:style style:name="P5013" style:parent-style-name="Normal" style:family="paragraph">
      <style:text-properties fo:font-size="10pt" style:font-size-asian="10pt" style:font-size-complex="10pt" fo:language="en" fo:country="AU"/>
    </style:style>
    <style:style style:name="P5014" style:parent-style-name="Normal" style:family="paragraph">
      <style:text-properties fo:font-size="10pt" style:font-size-asian="10pt" style:font-size-complex="10pt" fo:language="en" fo:country="AU"/>
    </style:style>
    <style:style style:name="P5015" style:parent-style-name="Normal" style:family="paragraph">
      <style:text-properties fo:font-size="10pt" style:font-size-asian="10pt" style:font-size-complex="10pt" fo:language="en" fo:country="AU"/>
    </style:style>
    <style:style style:name="P501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017" style:parent-style-name="Normal" style:family="paragraph">
      <style:text-properties fo:font-size="10pt" style:font-size-asian="10pt" style:font-size-complex="10pt" fo:language="en" fo:country="AU"/>
    </style:style>
    <style:style style:name="P5018" style:parent-style-name="Normal" style:family="paragraph">
      <style:text-properties fo:font-size="10pt" style:font-size-asian="10pt" style:font-size-complex="10pt" fo:language="en" fo:country="AU"/>
    </style:style>
    <style:style style:name="P5019" style:parent-style-name="Normal" style:family="paragraph">
      <style:text-properties fo:font-size="10pt" style:font-size-asian="10pt" style:font-size-complex="10pt" fo:language="en" fo:country="AU"/>
    </style:style>
    <style:style style:name="P5020" style:parent-style-name="Normal" style:family="paragraph">
      <style:text-properties fo:font-size="10pt" style:font-size-asian="10pt" style:font-size-complex="10pt" fo:language="en" fo:country="AU"/>
    </style:style>
    <style:style style:name="P5021" style:parent-style-name="Normal" style:family="paragraph">
      <style:text-properties fo:font-size="10pt" style:font-size-asian="10pt" style:font-size-complex="10pt" fo:language="en" fo:country="AU"/>
    </style:style>
    <style:style style:name="P5022" style:parent-style-name="Normal" style:family="paragraph">
      <style:text-properties fo:font-size="10pt" style:font-size-asian="10pt" style:font-size-complex="10pt" fo:language="en" fo:country="AU"/>
    </style:style>
    <style:style style:name="P5023" style:parent-style-name="Normal" style:family="paragraph">
      <style:text-properties fo:font-size="10pt" style:font-size-asian="10pt" style:font-size-complex="10pt" fo:language="en" fo:country="AU"/>
    </style:style>
    <style:style style:name="P5024" style:parent-style-name="Normal" style:family="paragraph">
      <style:text-properties fo:font-size="10pt" style:font-size-asian="10pt" style:font-size-complex="10pt" fo:language="en" fo:country="AU"/>
    </style:style>
    <style:style style:name="P5025" style:parent-style-name="Normal" style:family="paragraph">
      <style:text-properties fo:font-size="10pt" style:font-size-asian="10pt" style:font-size-complex="10pt" fo:language="en" fo:country="AU"/>
    </style:style>
    <style:style style:name="P502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027" style:parent-style-name="Normal" style:family="paragraph">
      <style:text-properties fo:font-size="10pt" style:font-size-asian="10pt" style:font-size-complex="10pt" fo:language="en" fo:country="AU"/>
    </style:style>
    <style:style style:name="P5028" style:parent-style-name="Normal" style:family="paragraph">
      <style:text-properties fo:font-size="10pt" style:font-size-asian="10pt" style:font-size-complex="10pt" fo:language="en" fo:country="AU"/>
    </style:style>
    <style:style style:name="P5029" style:parent-style-name="Normal" style:family="paragraph">
      <style:text-properties fo:font-size="10pt" style:font-size-asian="10pt" style:font-size-complex="10pt" fo:language="en" fo:country="AU"/>
    </style:style>
    <style:style style:name="P5030" style:parent-style-name="Normal" style:family="paragraph">
      <style:text-properties fo:font-size="10pt" style:font-size-asian="10pt" style:font-size-complex="10pt" fo:language="en" fo:country="AU"/>
    </style:style>
    <style:style style:name="P5031" style:parent-style-name="Normal" style:family="paragraph">
      <style:text-properties fo:font-size="10pt" style:font-size-asian="10pt" style:font-size-complex="10pt" fo:language="en" fo:country="AU"/>
    </style:style>
    <style:style style:name="P5032" style:parent-style-name="Normal" style:family="paragraph">
      <style:text-properties fo:font-size="10pt" style:font-size-asian="10pt" style:font-size-complex="10pt" fo:language="en" fo:country="AU"/>
    </style:style>
    <style:style style:name="P5033" style:parent-style-name="Normal" style:family="paragraph">
      <style:text-properties fo:font-size="10pt" style:font-size-asian="10pt" style:font-size-complex="10pt" fo:language="en" fo:country="AU"/>
    </style:style>
    <style:style style:name="P5034" style:parent-style-name="Normal" style:family="paragraph">
      <style:text-properties fo:font-size="10pt" style:font-size-asian="10pt" style:font-size-complex="10pt" fo:language="en" fo:country="AU"/>
    </style:style>
    <style:style style:name="P5035" style:parent-style-name="Normal" style:family="paragraph">
      <style:text-properties fo:font-size="10pt" style:font-size-asian="10pt" style:font-size-complex="10pt" fo:language="en" fo:country="AU"/>
    </style:style>
    <style:style style:name="P503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037" style:parent-style-name="Normal" style:family="paragraph">
      <style:text-properties fo:font-size="10pt" style:font-size-asian="10pt" style:font-size-complex="10pt" fo:language="en" fo:country="AU"/>
    </style:style>
    <style:style style:name="P5038" style:parent-style-name="Normal" style:family="paragraph">
      <style:text-properties fo:font-size="10pt" style:font-size-asian="10pt" style:font-size-complex="10pt" fo:language="en" fo:country="AU"/>
    </style:style>
    <style:style style:name="P5039" style:parent-style-name="Normal" style:family="paragraph">
      <style:text-properties fo:font-size="10pt" style:font-size-asian="10pt" style:font-size-complex="10pt" fo:language="en" fo:country="AU"/>
    </style:style>
    <style:style style:name="P5040" style:parent-style-name="Normal" style:family="paragraph">
      <style:text-properties fo:font-size="10pt" style:font-size-asian="10pt" style:font-size-complex="10pt" fo:language="en" fo:country="AU"/>
    </style:style>
    <style:style style:name="P5041" style:parent-style-name="Normal" style:family="paragraph">
      <style:text-properties fo:font-size="10pt" style:font-size-asian="10pt" style:font-size-complex="10pt" fo:language="en" fo:country="AU"/>
    </style:style>
    <style:style style:name="P5042" style:parent-style-name="Normal" style:family="paragraph">
      <style:text-properties fo:font-size="10pt" style:font-size-asian="10pt" style:font-size-complex="10pt" fo:language="en" fo:country="AU"/>
    </style:style>
    <style:style style:name="P5043" style:parent-style-name="Normal" style:family="paragraph">
      <style:text-properties fo:font-size="10pt" style:font-size-asian="10pt" style:font-size-complex="10pt" fo:language="en" fo:country="AU"/>
    </style:style>
    <style:style style:name="P5044" style:parent-style-name="Normal" style:family="paragraph">
      <style:text-properties fo:font-size="10pt" style:font-size-asian="10pt" style:font-size-complex="10pt" fo:language="en" fo:country="AU"/>
    </style:style>
    <style:style style:name="P5045" style:parent-style-name="Normal" style:family="paragraph">
      <style:text-properties fo:font-size="10pt" style:font-size-asian="10pt" style:font-size-complex="10pt" fo:language="en" fo:country="AU"/>
    </style:style>
    <style:style style:name="P504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047" style:parent-style-name="Normal" style:family="paragraph">
      <style:text-properties fo:font-size="10pt" style:font-size-asian="10pt" style:font-size-complex="10pt" fo:language="en" fo:country="AU"/>
    </style:style>
    <style:style style:name="P5048" style:parent-style-name="Normal" style:family="paragraph">
      <style:text-properties fo:font-size="10pt" style:font-size-asian="10pt" style:font-size-complex="10pt" fo:language="en" fo:country="AU"/>
    </style:style>
    <style:style style:name="P5049" style:parent-style-name="Normal" style:family="paragraph">
      <style:text-properties fo:font-size="10pt" style:font-size-asian="10pt" style:font-size-complex="10pt" fo:language="en" fo:country="AU"/>
    </style:style>
    <style:style style:name="P5050" style:parent-style-name="Normal" style:family="paragraph">
      <style:text-properties fo:font-size="10pt" style:font-size-asian="10pt" style:font-size-complex="10pt" fo:language="en" fo:country="AU"/>
    </style:style>
    <style:style style:name="P5051" style:parent-style-name="Normal" style:family="paragraph">
      <style:text-properties fo:font-size="10pt" style:font-size-asian="10pt" style:font-size-complex="10pt" fo:language="en" fo:country="AU"/>
    </style:style>
    <style:style style:name="P5052" style:parent-style-name="Normal" style:family="paragraph">
      <style:text-properties fo:font-size="10pt" style:font-size-asian="10pt" style:font-size-complex="10pt" fo:language="en" fo:country="AU"/>
    </style:style>
    <style:style style:name="P5053" style:parent-style-name="Normal" style:family="paragraph">
      <style:text-properties fo:font-size="10pt" style:font-size-asian="10pt" style:font-size-complex="10pt" fo:language="en" fo:country="AU"/>
    </style:style>
    <style:style style:name="P5054" style:parent-style-name="Normal" style:family="paragraph">
      <style:text-properties fo:font-size="10pt" style:font-size-asian="10pt" style:font-size-complex="10pt" fo:language="en" fo:country="AU"/>
    </style:style>
    <style:style style:name="P5055" style:parent-style-name="Normal" style:family="paragraph">
      <style:text-properties fo:font-size="10pt" style:font-size-asian="10pt" style:font-size-complex="10pt" fo:language="en" fo:country="AU"/>
    </style:style>
    <style:style style:name="P505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057" style:parent-style-name="Normal" style:family="paragraph">
      <style:text-properties fo:font-size="10pt" style:font-size-asian="10pt" style:font-size-complex="10pt" fo:language="en" fo:country="AU"/>
    </style:style>
    <style:style style:name="P5058" style:parent-style-name="Normal" style:family="paragraph">
      <style:text-properties fo:font-size="10pt" style:font-size-asian="10pt" style:font-size-complex="10pt" fo:language="en" fo:country="AU"/>
    </style:style>
    <style:style style:name="P5059" style:parent-style-name="Normal" style:family="paragraph">
      <style:text-properties fo:font-size="10pt" style:font-size-asian="10pt" style:font-size-complex="10pt" fo:language="en" fo:country="AU"/>
    </style:style>
    <style:style style:name="P5060" style:parent-style-name="Normal" style:family="paragraph">
      <style:text-properties fo:font-size="10pt" style:font-size-asian="10pt" style:font-size-complex="10pt" fo:language="en" fo:country="AU"/>
    </style:style>
    <style:style style:name="P5061" style:parent-style-name="Normal" style:family="paragraph">
      <style:text-properties fo:font-size="10pt" style:font-size-asian="10pt" style:font-size-complex="10pt" fo:language="en" fo:country="AU"/>
    </style:style>
    <style:style style:name="P5062" style:parent-style-name="Normal" style:family="paragraph">
      <style:text-properties fo:font-size="10pt" style:font-size-asian="10pt" style:font-size-complex="10pt" fo:language="en" fo:country="AU"/>
    </style:style>
    <style:style style:name="P5063" style:parent-style-name="Normal" style:family="paragraph">
      <style:text-properties fo:font-size="10pt" style:font-size-asian="10pt" style:font-size-complex="10pt" fo:language="en" fo:country="AU"/>
    </style:style>
    <style:style style:name="P5064" style:parent-style-name="Normal" style:family="paragraph">
      <style:text-properties fo:font-size="10pt" style:font-size-asian="10pt" style:font-size-complex="10pt" fo:language="en" fo:country="AU"/>
    </style:style>
    <style:style style:name="P5065" style:parent-style-name="Normal" style:family="paragraph">
      <style:text-properties fo:font-size="10pt" style:font-size-asian="10pt" style:font-size-complex="10pt" fo:language="en" fo:country="AU"/>
    </style:style>
    <style:style style:name="P5066" style:parent-style-name="Normal" style:family="paragraph">
      <style:text-properties fo:font-size="10pt" style:font-size-asian="10pt" style:font-size-complex="10pt" fo:language="en" fo:country="AU"/>
    </style:style>
    <style:style style:name="P506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068" style:parent-style-name="Normal" style:family="paragraph">
      <style:text-properties fo:font-size="10pt" style:font-size-asian="10pt" style:font-size-complex="10pt" fo:language="en" fo:country="AU"/>
    </style:style>
    <style:style style:name="P5069" style:parent-style-name="Normal" style:family="paragraph">
      <style:text-properties fo:font-size="10pt" style:font-size-asian="10pt" style:font-size-complex="10pt" fo:language="en" fo:country="AU"/>
    </style:style>
    <style:style style:name="P5070" style:parent-style-name="Normal" style:family="paragraph">
      <style:text-properties fo:font-size="10pt" style:font-size-asian="10pt" style:font-size-complex="10pt" fo:language="en" fo:country="AU"/>
    </style:style>
    <style:style style:name="P5071" style:parent-style-name="Normal" style:family="paragraph">
      <style:text-properties fo:font-size="10pt" style:font-size-asian="10pt" style:font-size-complex="10pt" fo:language="en" fo:country="AU"/>
    </style:style>
    <style:style style:name="P5072" style:parent-style-name="Normal" style:family="paragraph">
      <style:text-properties fo:font-size="10pt" style:font-size-asian="10pt" style:font-size-complex="10pt" fo:language="en" fo:country="AU"/>
    </style:style>
    <style:style style:name="P5073" style:parent-style-name="Normal" style:family="paragraph">
      <style:text-properties fo:font-size="10pt" style:font-size-asian="10pt" style:font-size-complex="10pt" fo:language="en" fo:country="AU"/>
    </style:style>
    <style:style style:name="P5074" style:parent-style-name="Normal" style:family="paragraph">
      <style:text-properties fo:font-size="10pt" style:font-size-asian="10pt" style:font-size-complex="10pt" fo:language="en" fo:country="AU"/>
    </style:style>
    <style:style style:name="P5075" style:parent-style-name="Normal" style:family="paragraph">
      <style:text-properties fo:font-size="10pt" style:font-size-asian="10pt" style:font-size-complex="10pt" fo:language="en" fo:country="AU"/>
    </style:style>
    <style:style style:name="P5076" style:parent-style-name="Normal" style:family="paragraph">
      <style:text-properties fo:font-size="10pt" style:font-size-asian="10pt" style:font-size-complex="10pt" fo:language="en" fo:country="AU"/>
    </style:style>
    <style:style style:name="P507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078" style:parent-style-name="Normal" style:family="paragraph">
      <style:text-properties fo:font-size="10pt" style:font-size-asian="10pt" style:font-size-complex="10pt" fo:language="en" fo:country="AU"/>
    </style:style>
    <style:style style:name="P5079" style:parent-style-name="Normal" style:family="paragraph">
      <style:text-properties fo:font-size="10pt" style:font-size-asian="10pt" style:font-size-complex="10pt" fo:language="en" fo:country="AU"/>
    </style:style>
    <style:style style:name="P5080" style:parent-style-name="Normal" style:family="paragraph">
      <style:text-properties fo:font-size="10pt" style:font-size-asian="10pt" style:font-size-complex="10pt" fo:language="en" fo:country="AU"/>
    </style:style>
    <style:style style:name="P5081" style:parent-style-name="Normal" style:family="paragraph">
      <style:text-properties fo:font-size="10pt" style:font-size-asian="10pt" style:font-size-complex="10pt" fo:language="en" fo:country="AU"/>
    </style:style>
    <style:style style:name="P5082" style:parent-style-name="Normal" style:family="paragraph">
      <style:text-properties fo:font-size="10pt" style:font-size-asian="10pt" style:font-size-complex="10pt" fo:language="en" fo:country="AU"/>
    </style:style>
    <style:style style:name="P5083" style:parent-style-name="Normal" style:family="paragraph">
      <style:text-properties fo:font-size="10pt" style:font-size-asian="10pt" style:font-size-complex="10pt" fo:language="en" fo:country="AU"/>
    </style:style>
    <style:style style:name="P5084" style:parent-style-name="Normal" style:family="paragraph">
      <style:text-properties fo:font-size="10pt" style:font-size-asian="10pt" style:font-size-complex="10pt" fo:language="en" fo:country="AU"/>
    </style:style>
    <style:style style:name="P5085" style:parent-style-name="Normal" style:family="paragraph">
      <style:text-properties fo:font-size="10pt" style:font-size-asian="10pt" style:font-size-complex="10pt" fo:language="en" fo:country="AU"/>
    </style:style>
    <style:style style:name="P5086" style:parent-style-name="Normal" style:family="paragraph">
      <style:text-properties fo:font-size="10pt" style:font-size-asian="10pt" style:font-size-complex="10pt" fo:language="en" fo:country="AU"/>
    </style:style>
    <style:style style:name="P508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088" style:parent-style-name="Normal" style:family="paragraph">
      <style:text-properties fo:font-size="10pt" style:font-size-asian="10pt" style:font-size-complex="10pt" fo:language="en" fo:country="AU"/>
    </style:style>
    <style:style style:name="P5089" style:parent-style-name="Normal" style:family="paragraph">
      <style:text-properties fo:font-size="10pt" style:font-size-asian="10pt" style:font-size-complex="10pt" fo:language="en" fo:country="AU"/>
    </style:style>
    <style:style style:name="P5090" style:parent-style-name="Normal" style:family="paragraph">
      <style:text-properties fo:font-size="10pt" style:font-size-asian="10pt" style:font-size-complex="10pt" fo:language="en" fo:country="AU"/>
    </style:style>
    <style:style style:name="P5091" style:parent-style-name="Normal" style:family="paragraph">
      <style:text-properties fo:font-size="10pt" style:font-size-asian="10pt" style:font-size-complex="10pt" fo:language="en" fo:country="AU"/>
    </style:style>
    <style:style style:name="P5092" style:parent-style-name="Normal" style:family="paragraph">
      <style:text-properties fo:font-size="10pt" style:font-size-asian="10pt" style:font-size-complex="10pt" fo:language="en" fo:country="AU"/>
    </style:style>
    <style:style style:name="P5093" style:parent-style-name="Normal" style:family="paragraph">
      <style:text-properties fo:font-size="10pt" style:font-size-asian="10pt" style:font-size-complex="10pt" fo:language="en" fo:country="AU"/>
    </style:style>
    <style:style style:name="P5094" style:parent-style-name="Normal" style:family="paragraph">
      <style:text-properties fo:font-size="10pt" style:font-size-asian="10pt" style:font-size-complex="10pt" fo:language="en" fo:country="AU"/>
    </style:style>
    <style:style style:name="P5095" style:parent-style-name="Normal" style:family="paragraph">
      <style:text-properties fo:font-size="10pt" style:font-size-asian="10pt" style:font-size-complex="10pt" fo:language="en" fo:country="AU"/>
    </style:style>
    <style:style style:name="P5096" style:parent-style-name="Normal" style:family="paragraph">
      <style:text-properties fo:font-size="10pt" style:font-size-asian="10pt" style:font-size-complex="10pt" fo:language="en" fo:country="AU"/>
    </style:style>
    <style:style style:name="P509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098" style:parent-style-name="Normal" style:family="paragraph">
      <style:text-properties fo:font-size="10pt" style:font-size-asian="10pt" style:font-size-complex="10pt" fo:language="en" fo:country="AU"/>
    </style:style>
    <style:style style:name="P5099" style:parent-style-name="Normal" style:family="paragraph">
      <style:text-properties fo:font-size="10pt" style:font-size-asian="10pt" style:font-size-complex="10pt" fo:language="en" fo:country="AU"/>
    </style:style>
    <style:style style:name="P5100" style:parent-style-name="Normal" style:family="paragraph">
      <style:text-properties fo:font-size="10pt" style:font-size-asian="10pt" style:font-size-complex="10pt" fo:language="en" fo:country="AU"/>
    </style:style>
    <style:style style:name="P5101" style:parent-style-name="Normal" style:family="paragraph">
      <style:text-properties fo:font-size="10pt" style:font-size-asian="10pt" style:font-size-complex="10pt" fo:language="en" fo:country="AU"/>
    </style:style>
    <style:style style:name="P5102" style:parent-style-name="Normal" style:family="paragraph">
      <style:text-properties fo:font-size="10pt" style:font-size-asian="10pt" style:font-size-complex="10pt" fo:language="en" fo:country="AU"/>
    </style:style>
    <style:style style:name="P5103" style:parent-style-name="Normal" style:family="paragraph">
      <style:text-properties fo:font-size="10pt" style:font-size-asian="10pt" style:font-size-complex="10pt" fo:language="en" fo:country="AU"/>
    </style:style>
    <style:style style:name="P5104" style:parent-style-name="Normal" style:family="paragraph">
      <style:text-properties fo:font-size="10pt" style:font-size-asian="10pt" style:font-size-complex="10pt" fo:language="en" fo:country="AU"/>
    </style:style>
    <style:style style:name="P5105" style:parent-style-name="Normal" style:family="paragraph">
      <style:text-properties fo:font-size="10pt" style:font-size-asian="10pt" style:font-size-complex="10pt" fo:language="en" fo:country="AU"/>
    </style:style>
    <style:style style:name="P5106" style:parent-style-name="Normal" style:family="paragraph">
      <style:text-properties fo:font-size="10pt" style:font-size-asian="10pt" style:font-size-complex="10pt" fo:language="en" fo:country="AU"/>
    </style:style>
    <style:style style:name="P5107" style:parent-style-name="Normal" style:family="paragraph">
      <style:text-properties fo:font-size="10pt" style:font-size-asian="10pt" style:font-size-complex="10pt" fo:language="en" fo:country="AU"/>
    </style:style>
    <style:style style:name="P5108" style:parent-style-name="Normal" style:family="paragraph">
      <style:text-properties fo:font-size="10pt" style:font-size-asian="10pt" style:font-size-complex="10pt" fo:language="en" fo:country="AU"/>
    </style:style>
    <style:style style:name="P510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110" style:parent-style-name="Normal" style:family="paragraph">
      <style:text-properties fo:font-size="10pt" style:font-size-asian="10pt" style:font-size-complex="10pt" fo:language="en" fo:country="AU"/>
    </style:style>
    <style:style style:name="P5111" style:parent-style-name="Normal" style:family="paragraph">
      <style:text-properties fo:font-size="10pt" style:font-size-asian="10pt" style:font-size-complex="10pt" fo:language="en" fo:country="AU"/>
    </style:style>
    <style:style style:name="P5112" style:parent-style-name="Normal" style:family="paragraph">
      <style:text-properties fo:font-size="10pt" style:font-size-asian="10pt" style:font-size-complex="10pt" fo:language="en" fo:country="AU"/>
    </style:style>
    <style:style style:name="P5113" style:parent-style-name="Normal" style:family="paragraph">
      <style:text-properties fo:font-size="10pt" style:font-size-asian="10pt" style:font-size-complex="10pt" fo:language="en" fo:country="AU"/>
    </style:style>
    <style:style style:name="P5114" style:parent-style-name="Normal" style:family="paragraph">
      <style:text-properties fo:font-size="10pt" style:font-size-asian="10pt" style:font-size-complex="10pt" fo:language="en" fo:country="AU"/>
    </style:style>
    <style:style style:name="P5115" style:parent-style-name="Normal" style:family="paragraph">
      <style:text-properties fo:font-size="10pt" style:font-size-asian="10pt" style:font-size-complex="10pt" fo:language="en" fo:country="AU"/>
    </style:style>
    <style:style style:name="P5116" style:parent-style-name="Normal" style:family="paragraph">
      <style:text-properties fo:font-size="10pt" style:font-size-asian="10pt" style:font-size-complex="10pt" fo:language="en" fo:country="AU"/>
    </style:style>
    <style:style style:name="P511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118" style:parent-style-name="Normal" style:family="paragraph">
      <style:text-properties fo:font-size="10pt" style:font-size-asian="10pt" style:font-size-complex="10pt" fo:language="en" fo:country="AU"/>
    </style:style>
    <style:style style:name="P5119" style:parent-style-name="Normal" style:family="paragraph">
      <style:text-properties fo:font-size="10pt" style:font-size-asian="10pt" style:font-size-complex="10pt" fo:language="en" fo:country="AU"/>
    </style:style>
    <style:style style:name="P5120" style:parent-style-name="Normal" style:family="paragraph">
      <style:text-properties fo:font-size="10pt" style:font-size-asian="10pt" style:font-size-complex="10pt" fo:language="en" fo:country="AU"/>
    </style:style>
    <style:style style:name="P5121" style:parent-style-name="Normal" style:family="paragraph">
      <style:text-properties fo:font-size="10pt" style:font-size-asian="10pt" style:font-size-complex="10pt" fo:language="en" fo:country="AU"/>
    </style:style>
    <style:style style:name="P5122" style:parent-style-name="Normal" style:family="paragraph">
      <style:text-properties fo:font-size="10pt" style:font-size-asian="10pt" style:font-size-complex="10pt" fo:language="en" fo:country="AU"/>
    </style:style>
    <style:style style:name="P5123" style:parent-style-name="Normal" style:family="paragraph">
      <style:text-properties fo:font-size="10pt" style:font-size-asian="10pt" style:font-size-complex="10pt" fo:language="en" fo:country="AU"/>
    </style:style>
    <style:style style:name="P5124" style:parent-style-name="Normal" style:family="paragraph">
      <style:text-properties fo:font-size="10pt" style:font-size-asian="10pt" style:font-size-complex="10pt" fo:language="en" fo:country="AU"/>
    </style:style>
    <style:style style:name="P512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126" style:parent-style-name="Normal" style:family="paragraph">
      <style:text-properties fo:font-size="10pt" style:font-size-asian="10pt" style:font-size-complex="10pt" fo:language="en" fo:country="AU"/>
    </style:style>
    <style:style style:name="P5127" style:parent-style-name="Normal" style:family="paragraph">
      <style:text-properties fo:font-size="10pt" style:font-size-asian="10pt" style:font-size-complex="10pt" fo:language="en" fo:country="AU"/>
    </style:style>
    <style:style style:name="P5128" style:parent-style-name="Normal" style:family="paragraph">
      <style:text-properties fo:font-size="10pt" style:font-size-asian="10pt" style:font-size-complex="10pt" fo:language="en" fo:country="AU"/>
    </style:style>
    <style:style style:name="P5129" style:parent-style-name="Normal" style:family="paragraph">
      <style:text-properties fo:font-size="10pt" style:font-size-asian="10pt" style:font-size-complex="10pt" fo:language="en" fo:country="AU"/>
    </style:style>
    <style:style style:name="P5130" style:parent-style-name="Normal" style:family="paragraph">
      <style:text-properties fo:font-size="10pt" style:font-size-asian="10pt" style:font-size-complex="10pt" fo:language="en" fo:country="AU"/>
    </style:style>
    <style:style style:name="P5131" style:parent-style-name="Normal" style:family="paragraph">
      <style:text-properties fo:font-size="10pt" style:font-size-asian="10pt" style:font-size-complex="10pt" fo:language="en" fo:country="AU"/>
    </style:style>
    <style:style style:name="P5132" style:parent-style-name="Normal" style:family="paragraph">
      <style:text-properties fo:font-size="10pt" style:font-size-asian="10pt" style:font-size-complex="10pt" fo:language="en" fo:country="AU"/>
    </style:style>
    <style:style style:name="P5133" style:parent-style-name="Normal" style:family="paragraph">
      <style:text-properties fo:font-size="10pt" style:font-size-asian="10pt" style:font-size-complex="10pt" fo:language="en" fo:country="AU"/>
    </style:style>
    <style:style style:name="P5134" style:parent-style-name="Normal" style:family="paragraph">
      <style:text-properties fo:font-size="10pt" style:font-size-asian="10pt" style:font-size-complex="10pt" fo:language="en" fo:country="AU"/>
    </style:style>
    <style:style style:name="P5135" style:parent-style-name="Normal" style:family="paragraph">
      <style:text-properties fo:font-size="10pt" style:font-size-asian="10pt" style:font-size-complex="10pt" fo:language="en" fo:country="AU"/>
    </style:style>
    <style:style style:name="P5136" style:parent-style-name="Normal" style:family="paragraph">
      <style:text-properties fo:font-size="10pt" style:font-size-asian="10pt" style:font-size-complex="10pt" fo:language="en" fo:country="AU"/>
    </style:style>
    <style:style style:name="P5137" style:parent-style-name="Normal" style:family="paragraph">
      <style:text-properties fo:font-size="10pt" style:font-size-asian="10pt" style:font-size-complex="10pt" fo:language="en" fo:country="AU"/>
    </style:style>
    <style:style style:name="P5138" style:parent-style-name="Normal" style:family="paragraph">
      <style:text-properties fo:font-size="10pt" style:font-size-asian="10pt" style:font-size-complex="10pt" fo:language="en" fo:country="AU"/>
    </style:style>
    <style:style style:name="P5139" style:parent-style-name="Normal" style:family="paragraph">
      <style:text-properties fo:font-size="10pt" style:font-size-asian="10pt" style:font-size-complex="10pt" fo:language="en" fo:country="AU"/>
    </style:style>
    <style:style style:name="P5140" style:parent-style-name="Normal" style:family="paragraph">
      <style:text-properties fo:font-size="10pt" style:font-size-asian="10pt" style:font-size-complex="10pt" fo:language="en" fo:country="AU"/>
    </style:style>
    <style:style style:name="P5141" style:parent-style-name="Normal" style:family="paragraph">
      <style:text-properties fo:font-size="10pt" style:font-size-asian="10pt" style:font-size-complex="10pt" fo:language="en" fo:country="AU"/>
    </style:style>
    <style:style style:name="P5142" style:parent-style-name="Normal" style:family="paragraph">
      <style:text-properties fo:font-size="10pt" style:font-size-asian="10pt" style:font-size-complex="10pt" fo:language="en" fo:country="AU"/>
    </style:style>
    <style:style style:name="P514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144" style:parent-style-name="Normal" style:family="paragraph">
      <style:text-properties fo:font-size="10pt" style:font-size-asian="10pt" style:font-size-complex="10pt" fo:language="en" fo:country="AU"/>
    </style:style>
    <style:style style:name="P5145" style:parent-style-name="Normal" style:family="paragraph">
      <style:text-properties fo:font-size="10pt" style:font-size-asian="10pt" style:font-size-complex="10pt" fo:language="en" fo:country="AU"/>
    </style:style>
    <style:style style:name="P5146" style:parent-style-name="Normal" style:family="paragraph">
      <style:text-properties fo:font-size="10pt" style:font-size-asian="10pt" style:font-size-complex="10pt" fo:language="en" fo:country="AU"/>
    </style:style>
    <style:style style:name="P5147" style:parent-style-name="Normal" style:family="paragraph">
      <style:text-properties fo:font-size="10pt" style:font-size-asian="10pt" style:font-size-complex="10pt" fo:language="en" fo:country="AU"/>
    </style:style>
    <style:style style:name="P5148" style:parent-style-name="Normal" style:family="paragraph">
      <style:text-properties fo:font-size="10pt" style:font-size-asian="10pt" style:font-size-complex="10pt" fo:language="en" fo:country="AU"/>
    </style:style>
    <style:style style:name="P5149" style:parent-style-name="Normal" style:family="paragraph">
      <style:text-properties fo:font-size="10pt" style:font-size-asian="10pt" style:font-size-complex="10pt" fo:language="en" fo:country="AU"/>
    </style:style>
    <style:style style:name="P5150" style:parent-style-name="Normal" style:family="paragraph">
      <style:text-properties fo:font-size="10pt" style:font-size-asian="10pt" style:font-size-complex="10pt" fo:language="en" fo:country="AU"/>
    </style:style>
    <style:style style:name="P5151" style:parent-style-name="Normal" style:family="paragraph">
      <style:text-properties fo:font-size="10pt" style:font-size-asian="10pt" style:font-size-complex="10pt" fo:language="en" fo:country="AU"/>
    </style:style>
    <style:style style:name="P5152" style:parent-style-name="Normal" style:family="paragraph">
      <style:text-properties fo:font-size="10pt" style:font-size-asian="10pt" style:font-size-complex="10pt" fo:language="en" fo:country="AU"/>
    </style:style>
    <style:style style:name="P515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154" style:parent-style-name="Normal" style:family="paragraph">
      <style:text-properties fo:font-size="10pt" style:font-size-asian="10pt" style:font-size-complex="10pt" fo:language="en" fo:country="AU"/>
    </style:style>
    <style:style style:name="P5155" style:parent-style-name="Normal" style:family="paragraph">
      <style:text-properties fo:font-size="10pt" style:font-size-asian="10pt" style:font-size-complex="10pt" fo:language="en" fo:country="AU"/>
    </style:style>
    <style:style style:name="P5156" style:parent-style-name="Normal" style:family="paragraph">
      <style:text-properties fo:font-size="10pt" style:font-size-asian="10pt" style:font-size-complex="10pt" fo:language="en" fo:country="AU"/>
    </style:style>
    <style:style style:name="P5157" style:parent-style-name="Normal" style:family="paragraph">
      <style:text-properties fo:font-size="10pt" style:font-size-asian="10pt" style:font-size-complex="10pt" fo:language="en" fo:country="AU"/>
    </style:style>
    <style:style style:name="P5158" style:parent-style-name="Normal" style:family="paragraph">
      <style:text-properties fo:font-size="10pt" style:font-size-asian="10pt" style:font-size-complex="10pt" fo:language="en" fo:country="AU"/>
    </style:style>
    <style:style style:name="P5159" style:parent-style-name="Normal" style:family="paragraph">
      <style:text-properties fo:font-size="10pt" style:font-size-asian="10pt" style:font-size-complex="10pt" fo:language="en" fo:country="AU"/>
    </style:style>
    <style:style style:name="P5160" style:parent-style-name="Normal" style:family="paragraph">
      <style:text-properties fo:font-size="10pt" style:font-size-asian="10pt" style:font-size-complex="10pt" fo:language="en" fo:country="AU"/>
    </style:style>
    <style:style style:name="P5161" style:parent-style-name="Normal" style:family="paragraph">
      <style:text-properties fo:font-size="10pt" style:font-size-asian="10pt" style:font-size-complex="10pt" fo:language="en" fo:country="AU"/>
    </style:style>
    <style:style style:name="P5162" style:parent-style-name="Normal" style:family="paragraph">
      <style:text-properties fo:font-size="10pt" style:font-size-asian="10pt" style:font-size-complex="10pt" fo:language="en" fo:country="AU"/>
    </style:style>
    <style:style style:name="P516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164" style:parent-style-name="Normal" style:family="paragraph">
      <style:text-properties fo:font-size="10pt" style:font-size-asian="10pt" style:font-size-complex="10pt" fo:language="en" fo:country="AU"/>
    </style:style>
    <style:style style:name="P5165" style:parent-style-name="Normal" style:family="paragraph">
      <style:text-properties fo:font-size="10pt" style:font-size-asian="10pt" style:font-size-complex="10pt" fo:language="en" fo:country="AU"/>
    </style:style>
    <style:style style:name="P5166" style:parent-style-name="Normal" style:family="paragraph">
      <style:text-properties fo:font-size="10pt" style:font-size-asian="10pt" style:font-size-complex="10pt" fo:language="en" fo:country="AU"/>
    </style:style>
    <style:style style:name="P5167" style:parent-style-name="Normal" style:family="paragraph">
      <style:text-properties fo:font-size="10pt" style:font-size-asian="10pt" style:font-size-complex="10pt" fo:language="en" fo:country="AU"/>
    </style:style>
    <style:style style:name="P5168" style:parent-style-name="Normal" style:family="paragraph">
      <style:text-properties fo:font-size="10pt" style:font-size-asian="10pt" style:font-size-complex="10pt" fo:language="en" fo:country="AU"/>
    </style:style>
    <style:style style:name="P5169" style:parent-style-name="Normal" style:family="paragraph">
      <style:text-properties fo:font-size="10pt" style:font-size-asian="10pt" style:font-size-complex="10pt" fo:language="en" fo:country="AU"/>
    </style:style>
    <style:style style:name="P5170" style:parent-style-name="Normal" style:family="paragraph">
      <style:text-properties fo:font-size="10pt" style:font-size-asian="10pt" style:font-size-complex="10pt" fo:language="en" fo:country="AU"/>
    </style:style>
    <style:style style:name="P5171" style:parent-style-name="Normal" style:family="paragraph">
      <style:text-properties fo:font-size="10pt" style:font-size-asian="10pt" style:font-size-complex="10pt" fo:language="en" fo:country="AU"/>
    </style:style>
    <style:style style:name="P5172" style:parent-style-name="Normal" style:family="paragraph">
      <style:text-properties fo:font-size="10pt" style:font-size-asian="10pt" style:font-size-complex="10pt" fo:language="en" fo:country="AU"/>
    </style:style>
    <style:style style:name="P5173" style:parent-style-name="Normal" style:family="paragraph">
      <style:text-properties fo:font-size="10pt" style:font-size-asian="10pt" style:font-size-complex="10pt" fo:language="en" fo:country="AU"/>
    </style:style>
    <style:style style:name="P5174" style:parent-style-name="Normal" style:family="paragraph">
      <style:text-properties fo:font-size="10pt" style:font-size-asian="10pt" style:font-size-complex="10pt" fo:language="en" fo:country="AU"/>
    </style:style>
    <style:style style:name="P5175" style:parent-style-name="Normal" style:family="paragraph">
      <style:text-properties fo:font-size="10pt" style:font-size-asian="10pt" style:font-size-complex="10pt" fo:language="en" fo:country="AU"/>
    </style:style>
    <style:style style:name="P5176" style:parent-style-name="Normal" style:family="paragraph">
      <style:text-properties fo:font-size="10pt" style:font-size-asian="10pt" style:font-size-complex="10pt" fo:language="en" fo:country="AU"/>
    </style:style>
    <style:style style:name="P5177" style:parent-style-name="Normal" style:family="paragraph">
      <style:text-properties fo:font-size="10pt" style:font-size-asian="10pt" style:font-size-complex="10pt" fo:language="en" fo:country="AU"/>
    </style:style>
    <style:style style:name="P5178" style:parent-style-name="Normal" style:family="paragraph">
      <style:text-properties fo:font-size="10pt" style:font-size-asian="10pt" style:font-size-complex="10pt" fo:language="en" fo:country="AU"/>
    </style:style>
    <style:style style:name="P5179" style:parent-style-name="Normal" style:family="paragraph">
      <style:text-properties fo:font-size="10pt" style:font-size-asian="10pt" style:font-size-complex="10pt" fo:language="en" fo:country="AU"/>
    </style:style>
    <style:style style:name="P5180" style:parent-style-name="Normal" style:family="paragraph">
      <style:text-properties fo:font-size="10pt" style:font-size-asian="10pt" style:font-size-complex="10pt" fo:language="en" fo:country="AU"/>
    </style:style>
    <style:style style:name="P5181" style:parent-style-name="Normal" style:family="paragraph">
      <style:text-properties fo:font-size="10pt" style:font-size-asian="10pt" style:font-size-complex="10pt" fo:language="en" fo:country="AU"/>
    </style:style>
    <style:style style:name="P5182" style:parent-style-name="Normal" style:family="paragraph">
      <style:text-properties fo:font-size="10pt" style:font-size-asian="10pt" style:font-size-complex="10pt" fo:language="en" fo:country="AU"/>
    </style:style>
    <style:style style:name="P518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184" style:parent-style-name="Normal" style:family="paragraph">
      <style:text-properties fo:font-size="10pt" style:font-size-asian="10pt" style:font-size-complex="10pt" fo:language="en" fo:country="AU"/>
    </style:style>
    <style:style style:name="P5185" style:parent-style-name="Normal" style:family="paragraph">
      <style:text-properties fo:font-size="10pt" style:font-size-asian="10pt" style:font-size-complex="10pt" fo:language="en" fo:country="AU"/>
    </style:style>
    <style:style style:name="P5186" style:parent-style-name="Normal" style:family="paragraph">
      <style:text-properties fo:font-size="10pt" style:font-size-asian="10pt" style:font-size-complex="10pt" fo:language="en" fo:country="AU"/>
    </style:style>
    <style:style style:name="P5187" style:parent-style-name="Normal" style:family="paragraph">
      <style:text-properties fo:font-size="10pt" style:font-size-asian="10pt" style:font-size-complex="10pt" fo:language="en" fo:country="AU"/>
    </style:style>
    <style:style style:name="P5188" style:parent-style-name="Normal" style:family="paragraph">
      <style:text-properties fo:font-size="10pt" style:font-size-asian="10pt" style:font-size-complex="10pt" fo:language="en" fo:country="AU"/>
    </style:style>
    <style:style style:name="P5189" style:parent-style-name="Normal" style:family="paragraph">
      <style:text-properties fo:font-size="10pt" style:font-size-asian="10pt" style:font-size-complex="10pt" fo:language="en" fo:country="AU"/>
    </style:style>
    <style:style style:name="P5190" style:parent-style-name="Normal" style:family="paragraph">
      <style:text-properties fo:font-size="10pt" style:font-size-asian="10pt" style:font-size-complex="10pt" fo:language="en" fo:country="AU"/>
    </style:style>
    <style:style style:name="P5191" style:parent-style-name="Normal" style:family="paragraph">
      <style:text-properties fo:font-size="10pt" style:font-size-asian="10pt" style:font-size-complex="10pt" fo:language="en" fo:country="AU"/>
    </style:style>
    <style:style style:name="P5192" style:parent-style-name="Normal" style:family="paragraph">
      <style:text-properties fo:font-size="10pt" style:font-size-asian="10pt" style:font-size-complex="10pt" fo:language="en" fo:country="AU"/>
    </style:style>
    <style:style style:name="P5193" style:parent-style-name="Normal" style:family="paragraph">
      <style:text-properties fo:font-size="10pt" style:font-size-asian="10pt" style:font-size-complex="10pt" fo:language="en" fo:country="AU"/>
    </style:style>
    <style:style style:name="P5194" style:parent-style-name="Normal" style:family="paragraph">
      <style:text-properties fo:font-size="10pt" style:font-size-asian="10pt" style:font-size-complex="10pt" fo:language="en" fo:country="AU"/>
    </style:style>
    <style:style style:name="P5195" style:parent-style-name="Normal" style:family="paragraph">
      <style:text-properties fo:font-size="10pt" style:font-size-asian="10pt" style:font-size-complex="10pt" fo:language="en" fo:country="AU"/>
    </style:style>
    <style:style style:name="P5196" style:parent-style-name="Normal" style:family="paragraph">
      <style:text-properties fo:font-size="10pt" style:font-size-asian="10pt" style:font-size-complex="10pt" fo:language="en" fo:country="AU"/>
    </style:style>
    <style:style style:name="P5197" style:parent-style-name="Normal" style:family="paragraph">
      <style:text-properties fo:font-size="10pt" style:font-size-asian="10pt" style:font-size-complex="10pt" fo:language="en" fo:country="AU"/>
    </style:style>
    <style:style style:name="P5198" style:parent-style-name="Normal" style:family="paragraph">
      <style:text-properties fo:font-size="10pt" style:font-size-asian="10pt" style:font-size-complex="10pt" fo:language="en" fo:country="AU"/>
    </style:style>
    <style:style style:name="P5199" style:parent-style-name="Normal" style:family="paragraph">
      <style:text-properties fo:font-size="10pt" style:font-size-asian="10pt" style:font-size-complex="10pt" fo:language="en" fo:country="AU"/>
    </style:style>
    <style:style style:name="P5200" style:parent-style-name="Normal" style:family="paragraph">
      <style:text-properties fo:font-size="10pt" style:font-size-asian="10pt" style:font-size-complex="10pt" fo:language="en" fo:country="AU"/>
    </style:style>
    <style:style style:name="P5201" style:parent-style-name="Normal" style:family="paragraph">
      <style:text-properties fo:font-size="10pt" style:font-size-asian="10pt" style:font-size-complex="10pt" fo:language="en" fo:country="AU"/>
    </style:style>
    <style:style style:name="P5202" style:parent-style-name="Normal" style:family="paragraph">
      <style:text-properties fo:font-size="10pt" style:font-size-asian="10pt" style:font-size-complex="10pt" fo:language="en" fo:country="AU"/>
    </style:style>
    <style:style style:name="P5203" style:parent-style-name="Normal" style:family="paragraph">
      <style:text-properties fo:font-size="10pt" style:font-size-asian="10pt" style:font-size-complex="10pt" fo:language="en" fo:country="AU"/>
    </style:style>
    <style:style style:name="P5204" style:parent-style-name="Normal" style:family="paragraph">
      <style:text-properties fo:font-size="10pt" style:font-size-asian="10pt" style:font-size-complex="10pt" fo:language="en" fo:country="AU"/>
    </style:style>
    <style:style style:name="P5205" style:parent-style-name="Normal" style:family="paragraph">
      <style:text-properties fo:font-size="10pt" style:font-size-asian="10pt" style:font-size-complex="10pt" fo:language="en" fo:country="AU"/>
    </style:style>
    <style:style style:name="P520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207" style:parent-style-name="Normal" style:family="paragraph">
      <style:text-properties fo:font-size="10pt" style:font-size-asian="10pt" style:font-size-complex="10pt" fo:language="en" fo:country="AU"/>
    </style:style>
    <style:style style:name="P5208" style:parent-style-name="Normal" style:family="paragraph">
      <style:text-properties fo:font-size="10pt" style:font-size-asian="10pt" style:font-size-complex="10pt" fo:language="en" fo:country="AU"/>
    </style:style>
    <style:style style:name="P5209" style:parent-style-name="Normal" style:family="paragraph">
      <style:text-properties fo:font-size="10pt" style:font-size-asian="10pt" style:font-size-complex="10pt" fo:language="en" fo:country="AU"/>
    </style:style>
    <style:style style:name="P5210" style:parent-style-name="Normal" style:family="paragraph">
      <style:text-properties fo:font-size="10pt" style:font-size-asian="10pt" style:font-size-complex="10pt" fo:language="en" fo:country="AU"/>
    </style:style>
    <style:style style:name="P5211" style:parent-style-name="Normal" style:family="paragraph">
      <style:text-properties fo:font-size="10pt" style:font-size-asian="10pt" style:font-size-complex="10pt" fo:language="en" fo:country="AU"/>
    </style:style>
    <style:style style:name="P5212" style:parent-style-name="Normal" style:family="paragraph">
      <style:text-properties fo:font-size="10pt" style:font-size-asian="10pt" style:font-size-complex="10pt" fo:language="en" fo:country="AU"/>
    </style:style>
    <style:style style:name="P5213" style:parent-style-name="Normal" style:family="paragraph">
      <style:text-properties fo:font-size="10pt" style:font-size-asian="10pt" style:font-size-complex="10pt" fo:language="en" fo:country="AU"/>
    </style:style>
    <style:style style:name="P5214" style:parent-style-name="Normal" style:family="paragraph">
      <style:text-properties fo:font-size="10pt" style:font-size-asian="10pt" style:font-size-complex="10pt" fo:language="en" fo:country="AU"/>
    </style:style>
    <style:style style:name="P5215" style:parent-style-name="Normal" style:family="paragraph">
      <style:text-properties fo:font-size="10pt" style:font-size-asian="10pt" style:font-size-complex="10pt" fo:language="en" fo:country="AU"/>
    </style:style>
    <style:style style:name="P5216" style:parent-style-name="Normal" style:family="paragraph">
      <style:text-properties fo:font-size="10pt" style:font-size-asian="10pt" style:font-size-complex="10pt" fo:language="en" fo:country="AU"/>
    </style:style>
    <style:style style:name="P5217" style:parent-style-name="Normal" style:family="paragraph">
      <style:text-properties fo:font-size="10pt" style:font-size-asian="10pt" style:font-size-complex="10pt" fo:language="en" fo:country="AU"/>
    </style:style>
    <style:style style:name="P5218" style:parent-style-name="Normal" style:family="paragraph">
      <style:text-properties fo:font-size="10pt" style:font-size-asian="10pt" style:font-size-complex="10pt" fo:language="en" fo:country="AU"/>
    </style:style>
    <style:style style:name="P5219" style:parent-style-name="Normal" style:family="paragraph">
      <style:text-properties fo:font-size="10pt" style:font-size-asian="10pt" style:font-size-complex="10pt" fo:language="en" fo:country="AU"/>
    </style:style>
    <style:style style:name="P5220" style:parent-style-name="Normal" style:family="paragraph">
      <style:text-properties fo:font-size="10pt" style:font-size-asian="10pt" style:font-size-complex="10pt" fo:language="en" fo:country="AU"/>
    </style:style>
    <style:style style:name="P5221" style:parent-style-name="Normal" style:family="paragraph">
      <style:text-properties fo:font-size="10pt" style:font-size-asian="10pt" style:font-size-complex="10pt" fo:language="en" fo:country="AU"/>
    </style:style>
    <style:style style:name="P5222" style:parent-style-name="Normal" style:family="paragraph">
      <style:text-properties fo:font-size="10pt" style:font-size-asian="10pt" style:font-size-complex="10pt" fo:language="en" fo:country="AU"/>
    </style:style>
    <style:style style:name="P5223" style:parent-style-name="Normal" style:family="paragraph">
      <style:text-properties fo:font-size="10pt" style:font-size-asian="10pt" style:font-size-complex="10pt" fo:language="en" fo:country="AU"/>
    </style:style>
    <style:style style:name="P5224" style:parent-style-name="Normal" style:family="paragraph">
      <style:text-properties fo:font-size="10pt" style:font-size-asian="10pt" style:font-size-complex="10pt" fo:language="en" fo:country="AU"/>
    </style:style>
    <style:style style:name="P5225" style:parent-style-name="Normal" style:family="paragraph">
      <style:text-properties fo:font-size="10pt" style:font-size-asian="10pt" style:font-size-complex="10pt" fo:language="en" fo:country="AU"/>
    </style:style>
    <style:style style:name="P5226" style:parent-style-name="Normal" style:family="paragraph">
      <style:text-properties fo:font-size="10pt" style:font-size-asian="10pt" style:font-size-complex="10pt" fo:language="en" fo:country="AU"/>
    </style:style>
    <style:style style:name="P5227" style:parent-style-name="Normal" style:family="paragraph">
      <style:text-properties fo:font-size="10pt" style:font-size-asian="10pt" style:font-size-complex="10pt" fo:language="en" fo:country="AU"/>
    </style:style>
    <style:style style:name="P5228" style:parent-style-name="Normal" style:family="paragraph">
      <style:text-properties fo:font-size="10pt" style:font-size-asian="10pt" style:font-size-complex="10pt" fo:language="en" fo:country="AU"/>
    </style:style>
    <style:style style:name="P522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230" style:parent-style-name="Normal" style:family="paragraph">
      <style:text-properties fo:font-size="10pt" style:font-size-asian="10pt" style:font-size-complex="10pt" fo:language="en" fo:country="AU"/>
    </style:style>
    <style:style style:name="P5231" style:parent-style-name="Normal" style:family="paragraph">
      <style:text-properties fo:font-size="10pt" style:font-size-asian="10pt" style:font-size-complex="10pt" fo:language="en" fo:country="AU"/>
    </style:style>
    <style:style style:name="P5232" style:parent-style-name="Normal" style:family="paragraph">
      <style:text-properties fo:font-size="10pt" style:font-size-asian="10pt" style:font-size-complex="10pt" fo:language="en" fo:country="AU"/>
    </style:style>
    <style:style style:name="P5233" style:parent-style-name="Normal" style:family="paragraph">
      <style:text-properties fo:font-size="10pt" style:font-size-asian="10pt" style:font-size-complex="10pt" fo:language="en" fo:country="AU"/>
    </style:style>
    <style:style style:name="T5234" style:parent-style-name="DefaultParagraphFont" style:family="text">
      <style:text-properties fo:font-size="10pt" style:font-size-asian="10pt" style:font-size-complex="10pt" fo:language="en" fo:country="AU"/>
    </style:style>
    <style:style style:name="T5235" style:parent-style-name="DefaultParagraphFont" style:family="text">
      <style:text-properties fo:font-size="10pt" style:font-size-asian="10pt" style:font-size-complex="10pt" fo:language="sv" fo:country="SE"/>
    </style:style>
    <style:style style:name="T5236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237" style:parent-style-name="DefaultParagraphFont" style:family="text">
      <style:text-properties fo:font-size="10pt" style:font-size-asian="10pt" style:font-size-complex="10pt" fo:language="sv" fo:country="SE"/>
    </style:style>
    <style:style style:name="T5238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239" style:parent-style-name="DefaultParagraphFont" style:family="text">
      <style:text-properties fo:font-size="10pt" style:font-size-asian="10pt" style:font-size-complex="10pt" fo:language="sv" fo:country="SE"/>
    </style:style>
    <style:style style:name="P5240" style:parent-style-name="Normal" style:family="paragraph">
      <style:text-properties fo:font-size="10pt" style:font-size-asian="10pt" style:font-size-complex="10pt" fo:language="sv" fo:country="SE"/>
    </style:style>
    <style:style style:name="P5241" style:parent-style-name="Normal" style:family="paragraph">
      <style:text-properties fo:font-size="10pt" style:font-size-asian="10pt" style:font-size-complex="10pt" fo:language="sv" fo:country="SE"/>
    </style:style>
    <style:style style:name="P5242" style:parent-style-name="Normal" style:family="paragraph">
      <style:text-properties fo:font-size="10pt" style:font-size-asian="10pt" style:font-size-complex="10pt" fo:language="en" fo:country="AU"/>
    </style:style>
    <style:style style:name="P5243" style:parent-style-name="Normal" style:family="paragraph">
      <style:text-properties fo:font-size="10pt" style:font-size-asian="10pt" style:font-size-complex="10pt" fo:language="en" fo:country="AU"/>
    </style:style>
    <style:style style:name="P524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245" style:parent-style-name="Normal" style:family="paragraph">
      <style:text-properties fo:font-size="10pt" style:font-size-asian="10pt" style:font-size-complex="10pt" fo:language="en" fo:country="AU"/>
    </style:style>
    <style:style style:name="P5246" style:parent-style-name="Normal" style:family="paragraph">
      <style:text-properties fo:font-size="10pt" style:font-size-asian="10pt" style:font-size-complex="10pt" fo:language="en" fo:country="AU"/>
    </style:style>
    <style:style style:name="P5247" style:parent-style-name="Normal" style:family="paragraph">
      <style:text-properties fo:font-size="10pt" style:font-size-asian="10pt" style:font-size-complex="10pt" fo:language="en" fo:country="AU"/>
    </style:style>
    <style:style style:name="P5248" style:parent-style-name="Normal" style:family="paragraph">
      <style:text-properties fo:font-size="10pt" style:font-size-asian="10pt" style:font-size-complex="10pt" fo:language="en" fo:country="AU"/>
    </style:style>
    <style:style style:name="T5249" style:parent-style-name="DefaultParagraphFont" style:family="text">
      <style:text-properties fo:font-size="10pt" style:font-size-asian="10pt" style:font-size-complex="10pt" fo:language="en" fo:country="AU"/>
    </style:style>
    <style:style style:name="T5250" style:parent-style-name="DefaultParagraphFont" style:family="text">
      <style:text-properties fo:font-size="10pt" style:font-size-asian="10pt" style:font-size-complex="10pt" fo:language="sv" fo:country="SE"/>
    </style:style>
    <style:style style:name="T5251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252" style:parent-style-name="DefaultParagraphFont" style:family="text">
      <style:text-properties fo:font-size="10pt" style:font-size-asian="10pt" style:font-size-complex="10pt" fo:language="sv" fo:country="SE"/>
    </style:style>
    <style:style style:name="T5253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254" style:parent-style-name="DefaultParagraphFont" style:family="text">
      <style:text-properties fo:font-size="10pt" style:font-size-asian="10pt" style:font-size-complex="10pt" fo:language="sv" fo:country="SE"/>
    </style:style>
    <style:style style:name="P5255" style:parent-style-name="Normal" style:family="paragraph">
      <style:text-properties fo:font-size="10pt" style:font-size-asian="10pt" style:font-size-complex="10pt" fo:language="sv" fo:country="SE"/>
    </style:style>
    <style:style style:name="P5256" style:parent-style-name="Normal" style:family="paragraph">
      <style:text-properties fo:font-size="10pt" style:font-size-asian="10pt" style:font-size-complex="10pt" fo:language="sv" fo:country="SE"/>
    </style:style>
    <style:style style:name="P5257" style:parent-style-name="Normal" style:family="paragraph">
      <style:text-properties fo:font-size="10pt" style:font-size-asian="10pt" style:font-size-complex="10pt" fo:language="en" fo:country="AU"/>
    </style:style>
    <style:style style:name="P5258" style:parent-style-name="Normal" style:family="paragraph">
      <style:text-properties fo:font-size="10pt" style:font-size-asian="10pt" style:font-size-complex="10pt" fo:language="en" fo:country="AU"/>
    </style:style>
    <style:style style:name="P525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260" style:parent-style-name="Normal" style:family="paragraph">
      <style:text-properties fo:font-size="10pt" style:font-size-asian="10pt" style:font-size-complex="10pt" fo:language="en" fo:country="AU"/>
    </style:style>
    <style:style style:name="P5261" style:parent-style-name="Normal" style:family="paragraph">
      <style:text-properties fo:font-size="10pt" style:font-size-asian="10pt" style:font-size-complex="10pt" fo:language="en" fo:country="AU"/>
    </style:style>
    <style:style style:name="P5262" style:parent-style-name="Normal" style:family="paragraph">
      <style:text-properties fo:font-size="10pt" style:font-size-asian="10pt" style:font-size-complex="10pt" fo:language="en" fo:country="AU"/>
    </style:style>
    <style:style style:name="P5263" style:parent-style-name="Normal" style:family="paragraph">
      <style:text-properties fo:font-size="10pt" style:font-size-asian="10pt" style:font-size-complex="10pt" fo:language="en" fo:country="AU"/>
    </style:style>
    <style:style style:name="T5264" style:parent-style-name="DefaultParagraphFont" style:family="text">
      <style:text-properties fo:font-size="10pt" style:font-size-asian="10pt" style:font-size-complex="10pt" fo:language="en" fo:country="AU"/>
    </style:style>
    <style:style style:name="T5265" style:parent-style-name="DefaultParagraphFont" style:family="text">
      <style:text-properties fo:font-size="10pt" style:font-size-asian="10pt" style:font-size-complex="10pt" fo:language="sv" fo:country="SE"/>
    </style:style>
    <style:style style:name="T5266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267" style:parent-style-name="DefaultParagraphFont" style:family="text">
      <style:text-properties fo:font-size="10pt" style:font-size-asian="10pt" style:font-size-complex="10pt" fo:language="sv" fo:country="SE"/>
    </style:style>
    <style:style style:name="T5268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269" style:parent-style-name="DefaultParagraphFont" style:family="text">
      <style:text-properties fo:font-size="10pt" style:font-size-asian="10pt" style:font-size-complex="10pt" fo:language="sv" fo:country="SE"/>
    </style:style>
    <style:style style:name="P5270" style:parent-style-name="Normal" style:family="paragraph">
      <style:text-properties fo:font-size="10pt" style:font-size-asian="10pt" style:font-size-complex="10pt" fo:language="sv" fo:country="SE"/>
    </style:style>
    <style:style style:name="P5271" style:parent-style-name="Normal" style:family="paragraph">
      <style:text-properties fo:font-size="10pt" style:font-size-asian="10pt" style:font-size-complex="10pt" fo:language="sv" fo:country="SE"/>
    </style:style>
    <style:style style:name="P5272" style:parent-style-name="Normal" style:family="paragraph">
      <style:text-properties fo:font-size="10pt" style:font-size-asian="10pt" style:font-size-complex="10pt" fo:language="en" fo:country="AU"/>
    </style:style>
    <style:style style:name="P5273" style:parent-style-name="Normal" style:family="paragraph">
      <style:text-properties fo:font-size="10pt" style:font-size-asian="10pt" style:font-size-complex="10pt" fo:language="en" fo:country="AU"/>
    </style:style>
    <style:style style:name="P527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275" style:parent-style-name="Normal" style:family="paragraph">
      <style:text-properties fo:font-size="10pt" style:font-size-asian="10pt" style:font-size-complex="10pt" fo:language="en" fo:country="AU"/>
    </style:style>
    <style:style style:name="P5276" style:parent-style-name="Normal" style:family="paragraph">
      <style:text-properties fo:font-size="10pt" style:font-size-asian="10pt" style:font-size-complex="10pt" fo:language="en" fo:country="AU"/>
    </style:style>
    <style:style style:name="P5277" style:parent-style-name="Normal" style:family="paragraph">
      <style:text-properties fo:font-size="10pt" style:font-size-asian="10pt" style:font-size-complex="10pt" fo:language="en" fo:country="AU"/>
    </style:style>
    <style:style style:name="P5278" style:parent-style-name="Normal" style:family="paragraph">
      <style:text-properties fo:font-size="10pt" style:font-size-asian="10pt" style:font-size-complex="10pt" fo:language="en" fo:country="AU"/>
    </style:style>
    <style:style style:name="P5279" style:parent-style-name="Normal" style:family="paragraph">
      <style:text-properties fo:font-size="10pt" style:font-size-asian="10pt" style:font-size-complex="10pt" fo:language="en" fo:country="AU"/>
    </style:style>
    <style:style style:name="T5280" style:parent-style-name="DefaultParagraphFont" style:family="text">
      <style:text-properties fo:font-size="10pt" style:font-size-asian="10pt" style:font-size-complex="10pt" fo:language="en" fo:country="AU"/>
    </style:style>
    <style:style style:name="T5281" style:parent-style-name="DefaultParagraphFont" style:family="text">
      <style:text-properties fo:font-size="10pt" style:font-size-asian="10pt" style:font-size-complex="10pt" fo:language="sv" fo:country="SE"/>
    </style:style>
    <style:style style:name="T5282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283" style:parent-style-name="DefaultParagraphFont" style:family="text">
      <style:text-properties fo:font-size="10pt" style:font-size-asian="10pt" style:font-size-complex="10pt" fo:language="sv" fo:country="SE"/>
    </style:style>
    <style:style style:name="T5284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285" style:parent-style-name="DefaultParagraphFont" style:family="text">
      <style:text-properties fo:font-size="10pt" style:font-size-asian="10pt" style:font-size-complex="10pt" fo:language="sv" fo:country="SE"/>
    </style:style>
    <style:style style:name="P5286" style:parent-style-name="Normal" style:family="paragraph">
      <style:text-properties fo:font-size="10pt" style:font-size-asian="10pt" style:font-size-complex="10pt" fo:language="sv" fo:country="SE"/>
    </style:style>
    <style:style style:name="P5287" style:parent-style-name="Normal" style:family="paragraph">
      <style:text-properties fo:font-size="10pt" style:font-size-asian="10pt" style:font-size-complex="10pt" fo:language="sv" fo:country="SE"/>
    </style:style>
    <style:style style:name="P5288" style:parent-style-name="Normal" style:family="paragraph">
      <style:text-properties fo:font-size="10pt" style:font-size-asian="10pt" style:font-size-complex="10pt" fo:language="en" fo:country="AU"/>
    </style:style>
    <style:style style:name="P5289" style:parent-style-name="Normal" style:family="paragraph">
      <style:text-properties fo:font-size="10pt" style:font-size-asian="10pt" style:font-size-complex="10pt" fo:language="en" fo:country="AU"/>
    </style:style>
    <style:style style:name="P529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291" style:parent-style-name="Normal" style:family="paragraph">
      <style:text-properties fo:font-size="10pt" style:font-size-asian="10pt" style:font-size-complex="10pt" fo:language="en" fo:country="AU"/>
    </style:style>
    <style:style style:name="P5292" style:parent-style-name="Normal" style:family="paragraph">
      <style:text-properties fo:font-size="10pt" style:font-size-asian="10pt" style:font-size-complex="10pt" fo:language="en" fo:country="AU"/>
    </style:style>
    <style:style style:name="P5293" style:parent-style-name="Normal" style:family="paragraph">
      <style:text-properties fo:font-size="10pt" style:font-size-asian="10pt" style:font-size-complex="10pt" fo:language="en" fo:country="AU"/>
    </style:style>
    <style:style style:name="P5294" style:parent-style-name="Normal" style:family="paragraph">
      <style:text-properties fo:font-size="10pt" style:font-size-asian="10pt" style:font-size-complex="10pt" fo:language="en" fo:country="AU"/>
    </style:style>
    <style:style style:name="P5295" style:parent-style-name="Normal" style:family="paragraph">
      <style:text-properties fo:font-size="10pt" style:font-size-asian="10pt" style:font-size-complex="10pt" fo:language="en" fo:country="AU"/>
    </style:style>
    <style:style style:name="T5296" style:parent-style-name="DefaultParagraphFont" style:family="text">
      <style:text-properties fo:font-size="10pt" style:font-size-asian="10pt" style:font-size-complex="10pt" fo:language="en" fo:country="AU"/>
    </style:style>
    <style:style style:name="T5297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298" style:parent-style-name="DefaultParagraphFont" style:family="text">
      <style:text-properties fo:font-size="10pt" style:font-size-asian="10pt" style:font-size-complex="10pt" fo:language="en" fo:country="AU"/>
    </style:style>
    <style:style style:name="T5299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300" style:parent-style-name="DefaultParagraphFont" style:family="text">
      <style:text-properties fo:font-size="10pt" style:font-size-asian="10pt" style:font-size-complex="10pt" fo:language="en" fo:country="AU"/>
    </style:style>
    <style:style style:name="T5301" style:parent-style-name="DefaultParagraphFont" style:family="text">
      <style:text-properties fo:font-size="10pt" style:font-size-asian="10pt" style:font-size-complex="10pt" fo:language="en" fo:country="AU"/>
    </style:style>
    <style:style style:name="T5302" style:parent-style-name="DefaultParagraphFont" style:family="text">
      <style:text-properties fo:font-size="10pt" style:font-size-asian="10pt" style:font-size-complex="10pt" fo:language="sv" fo:country="SE"/>
    </style:style>
    <style:style style:name="T5303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304" style:parent-style-name="DefaultParagraphFont" style:family="text">
      <style:text-properties fo:font-size="10pt" style:font-size-asian="10pt" style:font-size-complex="10pt" fo:language="sv" fo:country="SE"/>
    </style:style>
    <style:style style:name="T5305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306" style:parent-style-name="DefaultParagraphFont" style:family="text">
      <style:text-properties fo:font-size="10pt" style:font-size-asian="10pt" style:font-size-complex="10pt" fo:language="sv" fo:country="SE"/>
    </style:style>
    <style:style style:name="P5307" style:parent-style-name="Normal" style:family="paragraph">
      <style:text-properties fo:font-size="10pt" style:font-size-asian="10pt" style:font-size-complex="10pt" fo:language="sv" fo:country="SE"/>
    </style:style>
    <style:style style:name="P5308" style:parent-style-name="Normal" style:family="paragraph">
      <style:text-properties fo:font-size="10pt" style:font-size-asian="10pt" style:font-size-complex="10pt" fo:language="sv" fo:country="SE"/>
    </style:style>
    <style:style style:name="P5309" style:parent-style-name="Normal" style:family="paragraph">
      <style:text-properties fo:font-size="10pt" style:font-size-asian="10pt" style:font-size-complex="10pt" fo:language="en" fo:country="AU"/>
    </style:style>
    <style:style style:name="P5310" style:parent-style-name="Normal" style:family="paragraph">
      <style:text-properties fo:font-size="10pt" style:font-size-asian="10pt" style:font-size-complex="10pt" fo:language="en" fo:country="AU"/>
    </style:style>
    <style:style style:name="P531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312" style:parent-style-name="Normal" style:family="paragraph">
      <style:text-properties fo:font-size="10pt" style:font-size-asian="10pt" style:font-size-complex="10pt" fo:language="en" fo:country="AU"/>
    </style:style>
    <style:style style:name="P5313" style:parent-style-name="Normal" style:family="paragraph">
      <style:text-properties fo:font-size="10pt" style:font-size-asian="10pt" style:font-size-complex="10pt" fo:language="en" fo:country="AU"/>
    </style:style>
    <style:style style:name="P5314" style:parent-style-name="Normal" style:family="paragraph">
      <style:text-properties fo:font-size="10pt" style:font-size-asian="10pt" style:font-size-complex="10pt" fo:language="en" fo:country="AU"/>
    </style:style>
    <style:style style:name="P5315" style:parent-style-name="Normal" style:family="paragraph">
      <style:text-properties fo:font-size="10pt" style:font-size-asian="10pt" style:font-size-complex="10pt" fo:language="en" fo:country="AU"/>
    </style:style>
    <style:style style:name="T5316" style:parent-style-name="DefaultParagraphFont" style:family="text">
      <style:text-properties fo:font-size="10pt" style:font-size-asian="10pt" style:font-size-complex="10pt" fo:language="en" fo:country="AU"/>
    </style:style>
    <style:style style:name="T5317" style:parent-style-name="DefaultParagraphFont" style:family="text">
      <style:text-properties fo:font-size="10pt" style:font-size-asian="10pt" style:font-size-complex="10pt" fo:language="sv" fo:country="SE"/>
    </style:style>
    <style:style style:name="T5318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319" style:parent-style-name="DefaultParagraphFont" style:family="text">
      <style:text-properties fo:font-size="10pt" style:font-size-asian="10pt" style:font-size-complex="10pt" fo:language="sv" fo:country="SE"/>
    </style:style>
    <style:style style:name="T5320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321" style:parent-style-name="DefaultParagraphFont" style:family="text">
      <style:text-properties fo:font-size="10pt" style:font-size-asian="10pt" style:font-size-complex="10pt" fo:language="sv" fo:country="SE"/>
    </style:style>
    <style:style style:name="P5322" style:parent-style-name="Normal" style:family="paragraph">
      <style:text-properties fo:font-size="10pt" style:font-size-asian="10pt" style:font-size-complex="10pt" fo:language="sv" fo:country="SE"/>
    </style:style>
    <style:style style:name="P5323" style:parent-style-name="Normal" style:family="paragraph">
      <style:text-properties fo:font-size="10pt" style:font-size-asian="10pt" style:font-size-complex="10pt" fo:language="sv" fo:country="SE"/>
    </style:style>
    <style:style style:name="P5324" style:parent-style-name="Normal" style:family="paragraph">
      <style:text-properties fo:font-size="10pt" style:font-size-asian="10pt" style:font-size-complex="10pt" fo:language="en" fo:country="AU"/>
    </style:style>
    <style:style style:name="P5325" style:parent-style-name="Normal" style:family="paragraph">
      <style:text-properties fo:font-size="10pt" style:font-size-asian="10pt" style:font-size-complex="10pt" fo:language="en" fo:country="AU"/>
    </style:style>
    <style:style style:name="P5326" style:parent-style-name="Normal" style:family="paragraph">
      <style:text-properties fo:font-size="10pt" style:font-size-asian="10pt" style:font-size-complex="10pt" fo:language="en" fo:country="AU"/>
    </style:style>
    <style:style style:name="P532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328" style:parent-style-name="Normal" style:family="paragraph">
      <style:text-properties fo:font-size="10pt" style:font-size-asian="10pt" style:font-size-complex="10pt" fo:language="en" fo:country="AU"/>
    </style:style>
    <style:style style:name="P5329" style:parent-style-name="Normal" style:family="paragraph">
      <style:text-properties fo:font-size="10pt" style:font-size-asian="10pt" style:font-size-complex="10pt" fo:language="en" fo:country="AU"/>
    </style:style>
    <style:style style:name="P5330" style:parent-style-name="Normal" style:family="paragraph">
      <style:text-properties fo:font-size="10pt" style:font-size-asian="10pt" style:font-size-complex="10pt" fo:language="en" fo:country="AU"/>
    </style:style>
    <style:style style:name="P5331" style:parent-style-name="Normal" style:family="paragraph">
      <style:text-properties fo:font-size="10pt" style:font-size-asian="10pt" style:font-size-complex="10pt" fo:language="en" fo:country="AU"/>
    </style:style>
    <style:style style:name="T5332" style:parent-style-name="DefaultParagraphFont" style:family="text">
      <style:text-properties fo:font-size="10pt" style:font-size-asian="10pt" style:font-size-complex="10pt" fo:language="en" fo:country="AU"/>
    </style:style>
    <style:style style:name="T5333" style:parent-style-name="DefaultParagraphFont" style:family="text">
      <style:text-properties fo:font-size="10pt" style:font-size-asian="10pt" style:font-size-complex="10pt" fo:language="sv" fo:country="SE"/>
    </style:style>
    <style:style style:name="T5334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335" style:parent-style-name="DefaultParagraphFont" style:family="text">
      <style:text-properties fo:font-size="10pt" style:font-size-asian="10pt" style:font-size-complex="10pt" fo:language="sv" fo:country="SE"/>
    </style:style>
    <style:style style:name="T5336" style:parent-style-name="DefaultParagraphFont" style:family="text">
      <style:text-properties fo:font-size="10pt" style:font-size-asian="10pt" style:font-size-complex="10pt" fo:language="sv" fo:country="SE"/>
    </style:style>
    <style:style style:name="T5337" style:parent-style-name="DefaultParagraphFont" style:family="text">
      <style:text-properties fo:font-size="10pt" style:font-size-asian="10pt" style:font-size-complex="10pt" fo:language="sv" fo:country="SE"/>
    </style:style>
    <style:style style:name="T5338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339" style:parent-style-name="DefaultParagraphFont" style:family="text">
      <style:text-properties fo:font-size="10pt" style:font-size-asian="10pt" style:font-size-complex="10pt" fo:language="sv" fo:country="SE"/>
    </style:style>
    <style:style style:name="P5340" style:parent-style-name="Normal" style:family="paragraph">
      <style:text-properties fo:font-size="10pt" style:font-size-asian="10pt" style:font-size-complex="10pt" fo:language="sv" fo:country="SE"/>
    </style:style>
    <style:style style:name="P5341" style:parent-style-name="Normal" style:family="paragraph">
      <style:text-properties fo:font-size="10pt" style:font-size-asian="10pt" style:font-size-complex="10pt" fo:language="sv" fo:country="SE"/>
    </style:style>
    <style:style style:name="P5342" style:parent-style-name="Normal" style:family="paragraph">
      <style:text-properties fo:font-size="10pt" style:font-size-asian="10pt" style:font-size-complex="10pt" fo:language="en" fo:country="AU"/>
    </style:style>
    <style:style style:name="P5343" style:parent-style-name="Normal" style:family="paragraph">
      <style:text-properties fo:font-size="10pt" style:font-size-asian="10pt" style:font-size-complex="10pt" fo:language="en" fo:country="AU"/>
    </style:style>
    <style:style style:name="P534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345" style:parent-style-name="Normal" style:family="paragraph">
      <style:text-properties fo:font-size="10pt" style:font-size-asian="10pt" style:font-size-complex="10pt" fo:language="en" fo:country="AU"/>
    </style:style>
    <style:style style:name="P5346" style:parent-style-name="Normal" style:family="paragraph">
      <style:text-properties fo:font-size="10pt" style:font-size-asian="10pt" style:font-size-complex="10pt" fo:language="en" fo:country="AU"/>
    </style:style>
    <style:style style:name="P5347" style:parent-style-name="Normal" style:family="paragraph">
      <style:text-properties fo:font-size="10pt" style:font-size-asian="10pt" style:font-size-complex="10pt" fo:language="en" fo:country="AU"/>
    </style:style>
    <style:style style:name="P5348" style:parent-style-name="Normal" style:family="paragraph">
      <style:text-properties fo:font-size="10pt" style:font-size-asian="10pt" style:font-size-complex="10pt" fo:language="en" fo:country="AU"/>
    </style:style>
    <style:style style:name="T5349" style:parent-style-name="DefaultParagraphFont" style:family="text">
      <style:text-properties fo:font-size="10pt" style:font-size-asian="10pt" style:font-size-complex="10pt" fo:language="en" fo:country="AU"/>
    </style:style>
    <style:style style:name="T5350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351" style:parent-style-name="DefaultParagraphFont" style:family="text">
      <style:text-properties fo:font-size="10pt" style:font-size-asian="10pt" style:font-size-complex="10pt" fo:language="en" fo:country="AU"/>
    </style:style>
    <style:style style:name="T5352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353" style:parent-style-name="DefaultParagraphFont" style:family="text">
      <style:text-properties fo:font-size="10pt" style:font-size-asian="10pt" style:font-size-complex="10pt" fo:language="en" fo:country="AU"/>
    </style:style>
    <style:style style:name="P5354" style:parent-style-name="Normal" style:family="paragraph">
      <style:text-properties fo:font-size="10pt" style:font-size-asian="10pt" style:font-size-complex="10pt" fo:language="en" fo:country="AU"/>
    </style:style>
    <style:style style:name="P5355" style:parent-style-name="Normal" style:family="paragraph">
      <style:text-properties fo:font-size="10pt" style:font-size-asian="10pt" style:font-size-complex="10pt" fo:language="en" fo:country="AU"/>
    </style:style>
    <style:style style:name="P5356" style:parent-style-name="Normal" style:family="paragraph">
      <style:text-properties fo:font-size="10pt" style:font-size-asian="10pt" style:font-size-complex="10pt" fo:language="en" fo:country="AU"/>
    </style:style>
    <style:style style:name="P5357" style:parent-style-name="Normal" style:family="paragraph">
      <style:text-properties fo:font-size="10pt" style:font-size-asian="10pt" style:font-size-complex="10pt" fo:language="en" fo:country="AU"/>
    </style:style>
    <style:style style:name="P5358" style:parent-style-name="Normal" style:family="paragraph">
      <style:text-properties fo:font-size="10pt" style:font-size-asian="10pt" style:font-size-complex="10pt" fo:language="en" fo:country="AU"/>
    </style:style>
    <style:style style:name="P535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360" style:parent-style-name="Normal" style:family="paragraph">
      <style:text-properties fo:font-size="10pt" style:font-size-asian="10pt" style:font-size-complex="10pt" fo:language="en" fo:country="AU"/>
    </style:style>
    <style:style style:name="P5361" style:parent-style-name="Normal" style:family="paragraph">
      <style:text-properties fo:font-size="10pt" style:font-size-asian="10pt" style:font-size-complex="10pt" fo:language="en" fo:country="AU"/>
    </style:style>
    <style:style style:name="P5362" style:parent-style-name="Normal" style:family="paragraph">
      <style:text-properties fo:font-size="10pt" style:font-size-asian="10pt" style:font-size-complex="10pt" fo:language="en" fo:country="AU"/>
    </style:style>
    <style:style style:name="P5363" style:parent-style-name="Normal" style:family="paragraph">
      <style:text-properties fo:font-size="10pt" style:font-size-asian="10pt" style:font-size-complex="10pt" fo:language="en" fo:country="AU"/>
    </style:style>
    <style:style style:name="P5364" style:parent-style-name="Normal" style:family="paragraph">
      <style:text-properties fo:font-size="10pt" style:font-size-asian="10pt" style:font-size-complex="10pt" fo:language="en" fo:country="AU"/>
    </style:style>
    <style:style style:name="T5365" style:parent-style-name="DefaultParagraphFont" style:family="text">
      <style:text-properties fo:font-size="10pt" style:font-size-asian="10pt" style:font-size-complex="10pt" fo:language="en" fo:country="AU"/>
    </style:style>
    <style:style style:name="T5366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367" style:parent-style-name="DefaultParagraphFont" style:family="text">
      <style:text-properties fo:font-size="10pt" style:font-size-asian="10pt" style:font-size-complex="10pt" fo:language="en" fo:country="AU"/>
    </style:style>
    <style:style style:name="T5368" style:parent-style-name="DefaultParagraphFont" style:family="text">
      <style:text-properties fo:font-size="10pt" style:font-size-asian="10pt" style:font-size-complex="10pt" fo:language="en" fo:country="AU"/>
    </style:style>
    <style:style style:name="T5369" style:parent-style-name="DefaultParagraphFont" style:family="text">
      <style:text-properties fo:font-size="10pt" style:font-size-asian="10pt" style:font-size-complex="10pt" fo:language="en" fo:country="AU"/>
    </style:style>
    <style:style style:name="T5370" style:parent-style-name="DefaultParagraphFont" style:family="text">
      <style:text-properties fo:font-size="10pt" style:font-size-asian="10pt" style:font-size-complex="10pt" fo:language="en" fo:country="AU"/>
    </style:style>
    <style:style style:name="T5371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372" style:parent-style-name="DefaultParagraphFont" style:family="text">
      <style:text-properties fo:font-size="10pt" style:font-size-asian="10pt" style:font-size-complex="10pt" fo:language="en" fo:country="AU"/>
    </style:style>
    <style:style style:name="T5373" style:parent-style-name="DefaultParagraphFont" style:family="text">
      <style:text-properties fo:font-size="10pt" style:font-size-asian="10pt" style:font-size-complex="10pt" fo:language="en" fo:country="AU"/>
    </style:style>
    <style:style style:name="T5374" style:parent-style-name="DefaultParagraphFont" style:family="text">
      <style:text-properties fo:font-size="10pt" style:font-size-asian="10pt" style:font-size-complex="10pt" fo:language="en" fo:country="AU"/>
    </style:style>
    <style:style style:name="T5375" style:parent-style-name="DefaultParagraphFont" style:family="text">
      <style:text-properties fo:font-size="10pt" style:font-size-asian="10pt" style:font-size-complex="10pt" fo:language="en" fo:country="AU"/>
    </style:style>
    <style:style style:name="P5376" style:parent-style-name="Normal" style:family="paragraph">
      <style:text-properties fo:font-size="10pt" style:font-size-asian="10pt" style:font-size-complex="10pt" fo:language="en" fo:country="AU"/>
    </style:style>
    <style:style style:name="P5377" style:parent-style-name="Normal" style:family="paragraph">
      <style:text-properties fo:font-size="10pt" style:font-size-asian="10pt" style:font-size-complex="10pt" fo:language="en" fo:country="AU"/>
    </style:style>
    <style:style style:name="P5378" style:parent-style-name="Normal" style:family="paragraph">
      <style:text-properties fo:font-size="10pt" style:font-size-asian="10pt" style:font-size-complex="10pt" fo:language="en" fo:country="AU"/>
    </style:style>
    <style:style style:name="P5379" style:parent-style-name="Normal" style:family="paragraph">
      <style:text-properties fo:font-size="10pt" style:font-size-asian="10pt" style:font-size-complex="10pt" fo:language="en" fo:country="AU"/>
    </style:style>
    <style:style style:name="P538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381" style:parent-style-name="Normal" style:family="paragraph">
      <style:text-properties fo:font-size="10pt" style:font-size-asian="10pt" style:font-size-complex="10pt" fo:language="en" fo:country="AU"/>
    </style:style>
    <style:style style:name="P5382" style:parent-style-name="Normal" style:family="paragraph">
      <style:text-properties fo:font-size="10pt" style:font-size-asian="10pt" style:font-size-complex="10pt" fo:language="en" fo:country="AU"/>
    </style:style>
    <style:style style:name="P5383" style:parent-style-name="Normal" style:family="paragraph">
      <style:text-properties fo:font-size="10pt" style:font-size-asian="10pt" style:font-size-complex="10pt" fo:language="en" fo:country="AU"/>
    </style:style>
    <style:style style:name="P5384" style:parent-style-name="Normal" style:family="paragraph">
      <style:text-properties fo:font-size="10pt" style:font-size-asian="10pt" style:font-size-complex="10pt" fo:language="en" fo:country="AU"/>
    </style:style>
    <style:style style:name="T5385" style:parent-style-name="DefaultParagraphFont" style:family="text">
      <style:text-properties fo:font-size="10pt" style:font-size-asian="10pt" style:font-size-complex="10pt" fo:language="en" fo:country="AU"/>
    </style:style>
    <style:style style:name="T5386" style:parent-style-name="DefaultParagraphFont" style:family="text">
      <style:text-properties fo:font-size="10pt" style:font-size-asian="10pt" style:font-size-complex="10pt" fo:language="sv" fo:country="SE"/>
    </style:style>
    <style:style style:name="T5387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388" style:parent-style-name="DefaultParagraphFont" style:family="text">
      <style:text-properties fo:font-size="10pt" style:font-size-asian="10pt" style:font-size-complex="10pt" fo:language="sv" fo:country="SE"/>
    </style:style>
    <style:style style:name="T5389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390" style:parent-style-name="DefaultParagraphFont" style:family="text">
      <style:text-properties fo:font-size="10pt" style:font-size-asian="10pt" style:font-size-complex="10pt" fo:language="sv" fo:country="SE"/>
    </style:style>
    <style:style style:name="P5391" style:parent-style-name="Normal" style:family="paragraph">
      <style:text-properties fo:font-size="10pt" style:font-size-asian="10pt" style:font-size-complex="10pt" fo:language="sv" fo:country="SE"/>
    </style:style>
    <style:style style:name="P5392" style:parent-style-name="Normal" style:family="paragraph">
      <style:text-properties fo:font-size="10pt" style:font-size-asian="10pt" style:font-size-complex="10pt" fo:language="sv" fo:country="SE"/>
    </style:style>
    <style:style style:name="P5393" style:parent-style-name="Normal" style:family="paragraph">
      <style:text-properties fo:font-size="10pt" style:font-size-asian="10pt" style:font-size-complex="10pt" fo:language="en" fo:country="AU"/>
    </style:style>
    <style:style style:name="P5394" style:parent-style-name="Normal" style:family="paragraph">
      <style:text-properties fo:font-size="10pt" style:font-size-asian="10pt" style:font-size-complex="10pt" fo:language="en" fo:country="AU"/>
    </style:style>
    <style:style style:name="P539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396" style:parent-style-name="Normal" style:family="paragraph">
      <style:text-properties fo:font-size="10pt" style:font-size-asian="10pt" style:font-size-complex="10pt" fo:language="en" fo:country="AU"/>
    </style:style>
    <style:style style:name="P5397" style:parent-style-name="Normal" style:family="paragraph">
      <style:text-properties fo:font-size="10pt" style:font-size-asian="10pt" style:font-size-complex="10pt" fo:language="en" fo:country="AU"/>
    </style:style>
    <style:style style:name="P5398" style:parent-style-name="Normal" style:family="paragraph">
      <style:text-properties fo:font-size="10pt" style:font-size-asian="10pt" style:font-size-complex="10pt" fo:language="en" fo:country="AU"/>
    </style:style>
    <style:style style:name="P5399" style:parent-style-name="Normal" style:family="paragraph">
      <style:text-properties fo:font-size="10pt" style:font-size-asian="10pt" style:font-size-complex="10pt" fo:language="en" fo:country="AU"/>
    </style:style>
    <style:style style:name="T5400" style:parent-style-name="DefaultParagraphFont" style:family="text">
      <style:text-properties fo:font-size="10pt" style:font-size-asian="10pt" style:font-size-complex="10pt" fo:language="en" fo:country="AU"/>
    </style:style>
    <style:style style:name="T5401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402" style:parent-style-name="DefaultParagraphFont" style:family="text">
      <style:text-properties fo:font-size="10pt" style:font-size-asian="10pt" style:font-size-complex="10pt" fo:language="en" fo:country="AU"/>
    </style:style>
    <style:style style:name="T5403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404" style:parent-style-name="DefaultParagraphFont" style:family="text">
      <style:text-properties fo:font-size="10pt" style:font-size-asian="10pt" style:font-size-complex="10pt" fo:language="en" fo:country="AU"/>
    </style:style>
    <style:style style:name="P5405" style:parent-style-name="Normal" style:family="paragraph">
      <style:text-properties fo:font-size="10pt" style:font-size-asian="10pt" style:font-size-complex="10pt" fo:language="en" fo:country="AU"/>
    </style:style>
    <style:style style:name="P5406" style:parent-style-name="Normal" style:family="paragraph">
      <style:text-properties fo:font-size="10pt" style:font-size-asian="10pt" style:font-size-complex="10pt" fo:language="en" fo:country="AU"/>
    </style:style>
    <style:style style:name="P5407" style:parent-style-name="Normal" style:family="paragraph">
      <style:text-properties fo:font-size="10pt" style:font-size-asian="10pt" style:font-size-complex="10pt" fo:language="en" fo:country="AU"/>
    </style:style>
    <style:style style:name="P5408" style:parent-style-name="Normal" style:family="paragraph">
      <style:text-properties fo:font-size="10pt" style:font-size-asian="10pt" style:font-size-complex="10pt" fo:language="en" fo:country="AU"/>
    </style:style>
    <style:style style:name="P540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410" style:parent-style-name="Normal" style:family="paragraph">
      <style:text-properties fo:font-size="10pt" style:font-size-asian="10pt" style:font-size-complex="10pt" fo:language="en" fo:country="AU"/>
    </style:style>
    <style:style style:name="P5411" style:parent-style-name="Normal" style:family="paragraph">
      <style:text-properties fo:font-size="10pt" style:font-size-asian="10pt" style:font-size-complex="10pt" fo:language="en" fo:country="AU"/>
    </style:style>
    <style:style style:name="P5412" style:parent-style-name="Normal" style:family="paragraph">
      <style:text-properties fo:font-size="10pt" style:font-size-asian="10pt" style:font-size-complex="10pt" fo:language="en" fo:country="AU"/>
    </style:style>
    <style:style style:name="P5413" style:parent-style-name="Normal" style:family="paragraph">
      <style:text-properties fo:font-size="10pt" style:font-size-asian="10pt" style:font-size-complex="10pt" fo:language="en" fo:country="AU"/>
    </style:style>
    <style:style style:name="T5414" style:parent-style-name="DefaultParagraphFont" style:family="text">
      <style:text-properties fo:font-size="10pt" style:font-size-asian="10pt" style:font-size-complex="10pt" fo:language="en" fo:country="AU"/>
    </style:style>
    <style:style style:name="T5415" style:parent-style-name="DefaultParagraphFont" style:family="text">
      <style:text-properties fo:font-size="10pt" style:font-size-asian="10pt" style:font-size-complex="10pt" fo:language="sv" fo:country="SE"/>
    </style:style>
    <style:style style:name="T5416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417" style:parent-style-name="DefaultParagraphFont" style:family="text">
      <style:text-properties fo:font-size="10pt" style:font-size-asian="10pt" style:font-size-complex="10pt" fo:language="sv" fo:country="SE"/>
    </style:style>
    <style:style style:name="T5418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419" style:parent-style-name="DefaultParagraphFont" style:family="text">
      <style:text-properties fo:font-size="10pt" style:font-size-asian="10pt" style:font-size-complex="10pt" fo:language="sv" fo:country="SE"/>
    </style:style>
    <style:style style:name="P5420" style:parent-style-name="Normal" style:family="paragraph">
      <style:text-properties fo:font-size="10pt" style:font-size-asian="10pt" style:font-size-complex="10pt" fo:language="sv" fo:country="SE"/>
    </style:style>
    <style:style style:name="P5421" style:parent-style-name="Normal" style:family="paragraph">
      <style:text-properties fo:font-size="10pt" style:font-size-asian="10pt" style:font-size-complex="10pt" fo:language="sv" fo:country="SE"/>
    </style:style>
    <style:style style:name="P5422" style:parent-style-name="Normal" style:family="paragraph">
      <style:text-properties fo:font-size="10pt" style:font-size-asian="10pt" style:font-size-complex="10pt" fo:language="en" fo:country="AU"/>
    </style:style>
    <style:style style:name="P5423" style:parent-style-name="Normal" style:family="paragraph">
      <style:text-properties fo:font-size="10pt" style:font-size-asian="10pt" style:font-size-complex="10pt" fo:language="en" fo:country="AU"/>
    </style:style>
    <style:style style:name="P542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425" style:parent-style-name="Normal" style:family="paragraph">
      <style:text-properties fo:font-size="10pt" style:font-size-asian="10pt" style:font-size-complex="10pt" fo:language="en" fo:country="AU"/>
    </style:style>
    <style:style style:name="P5426" style:parent-style-name="Normal" style:family="paragraph">
      <style:text-properties fo:font-size="10pt" style:font-size-asian="10pt" style:font-size-complex="10pt" fo:language="en" fo:country="AU"/>
    </style:style>
    <style:style style:name="P5427" style:parent-style-name="Normal" style:family="paragraph">
      <style:text-properties fo:font-size="10pt" style:font-size-asian="10pt" style:font-size-complex="10pt" fo:language="en" fo:country="AU"/>
    </style:style>
    <style:style style:name="P5428" style:parent-style-name="Normal" style:family="paragraph">
      <style:text-properties fo:font-size="10pt" style:font-size-asian="10pt" style:font-size-complex="10pt" fo:language="en" fo:country="AU"/>
    </style:style>
    <style:style style:name="T5429" style:parent-style-name="DefaultParagraphFont" style:family="text">
      <style:text-properties fo:font-size="10pt" style:font-size-asian="10pt" style:font-size-complex="10pt" fo:language="en" fo:country="AU"/>
    </style:style>
    <style:style style:name="T5430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431" style:parent-style-name="DefaultParagraphFont" style:family="text">
      <style:text-properties fo:font-size="10pt" style:font-size-asian="10pt" style:font-size-complex="10pt" fo:language="en" fo:country="AU"/>
    </style:style>
    <style:style style:name="T5432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433" style:parent-style-name="DefaultParagraphFont" style:family="text">
      <style:text-properties fo:font-size="10pt" style:font-size-asian="10pt" style:font-size-complex="10pt" fo:language="en" fo:country="AU"/>
    </style:style>
    <style:style style:name="P5434" style:parent-style-name="Normal" style:family="paragraph">
      <style:text-properties fo:font-size="10pt" style:font-size-asian="10pt" style:font-size-complex="10pt" fo:language="en" fo:country="AU"/>
    </style:style>
    <style:style style:name="P5435" style:parent-style-name="Normal" style:family="paragraph">
      <style:text-properties fo:font-size="10pt" style:font-size-asian="10pt" style:font-size-complex="10pt" fo:language="en" fo:country="AU"/>
    </style:style>
    <style:style style:name="P5436" style:parent-style-name="Normal" style:family="paragraph">
      <style:text-properties fo:font-size="10pt" style:font-size-asian="10pt" style:font-size-complex="10pt" fo:language="en" fo:country="AU"/>
    </style:style>
    <style:style style:name="P5437" style:parent-style-name="Normal" style:family="paragraph">
      <style:text-properties fo:font-size="10pt" style:font-size-asian="10pt" style:font-size-complex="10pt" fo:language="en" fo:country="AU"/>
    </style:style>
    <style:style style:name="P543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439" style:parent-style-name="Normal" style:family="paragraph">
      <style:text-properties fo:font-size="10pt" style:font-size-asian="10pt" style:font-size-complex="10pt" fo:language="en" fo:country="AU"/>
    </style:style>
    <style:style style:name="P5440" style:parent-style-name="Normal" style:family="paragraph">
      <style:text-properties fo:font-size="10pt" style:font-size-asian="10pt" style:font-size-complex="10pt" fo:language="en" fo:country="AU"/>
    </style:style>
    <style:style style:name="P5441" style:parent-style-name="Normal" style:family="paragraph">
      <style:text-properties fo:font-size="10pt" style:font-size-asian="10pt" style:font-size-complex="10pt" fo:language="en" fo:country="AU"/>
    </style:style>
    <style:style style:name="P5442" style:parent-style-name="Normal" style:family="paragraph">
      <style:text-properties fo:font-size="10pt" style:font-size-asian="10pt" style:font-size-complex="10pt" fo:language="en" fo:country="AU"/>
    </style:style>
    <style:style style:name="T5443" style:parent-style-name="DefaultParagraphFont" style:family="text">
      <style:text-properties fo:font-size="10pt" style:font-size-asian="10pt" style:font-size-complex="10pt" fo:language="en" fo:country="AU"/>
    </style:style>
    <style:style style:name="T5444" style:parent-style-name="DefaultParagraphFont" style:family="text">
      <style:text-properties fo:font-size="10pt" style:font-size-asian="10pt" style:font-size-complex="10pt" fo:language="sv" fo:country="SE"/>
    </style:style>
    <style:style style:name="T5445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446" style:parent-style-name="DefaultParagraphFont" style:family="text">
      <style:text-properties fo:font-size="10pt" style:font-size-asian="10pt" style:font-size-complex="10pt" fo:language="sv" fo:country="SE"/>
    </style:style>
    <style:style style:name="T5447" style:parent-style-name="DefaultParagraphFont" style:family="text">
      <style:text-properties fo:font-size="10pt" style:font-size-asian="10pt" style:font-size-complex="10pt" fo:language="sv" fo:country="SE"/>
    </style:style>
    <style:style style:name="T5448" style:parent-style-name="DefaultParagraphFont" style:family="text">
      <style:text-properties fo:font-size="10pt" style:font-size-asian="10pt" style:font-size-complex="10pt" fo:language="sv" fo:country="SE"/>
    </style:style>
    <style:style style:name="T5449" style:parent-style-name="DefaultParagraphFont" style:family="text">
      <style:text-properties fo:font-size="10pt" style:font-size-asian="10pt" style:font-size-complex="10pt" fo:language="sv" fo:country="SE"/>
    </style:style>
    <style:style style:name="T5450" style:parent-style-name="DefaultParagraphFont" style:family="text">
      <style:text-properties fo:font-size="10pt" style:font-size-asian="10pt" style:font-size-complex="10pt" fo:language="sv" fo:country="SE"/>
    </style:style>
    <style:style style:name="T5451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452" style:parent-style-name="DefaultParagraphFont" style:family="text">
      <style:text-properties fo:font-size="10pt" style:font-size-asian="10pt" style:font-size-complex="10pt" fo:language="sv" fo:country="SE"/>
    </style:style>
    <style:style style:name="T5453" style:parent-style-name="DefaultParagraphFont" style:family="text">
      <style:text-properties fo:font-size="10pt" style:font-size-asian="10pt" style:font-size-complex="10pt" fo:language="sv" fo:country="SE"/>
    </style:style>
    <style:style style:name="T5454" style:parent-style-name="DefaultParagraphFont" style:family="text">
      <style:text-properties fo:font-size="10pt" style:font-size-asian="10pt" style:font-size-complex="10pt" fo:language="sv" fo:country="SE"/>
    </style:style>
    <style:style style:name="T5455" style:parent-style-name="DefaultParagraphFont" style:family="text">
      <style:text-properties fo:font-size="10pt" style:font-size-asian="10pt" style:font-size-complex="10pt" fo:language="sv" fo:country="SE"/>
    </style:style>
    <style:style style:name="P5456" style:parent-style-name="Normal" style:family="paragraph">
      <style:text-properties fo:font-size="10pt" style:font-size-asian="10pt" style:font-size-complex="10pt" fo:language="sv" fo:country="SE"/>
    </style:style>
    <style:style style:name="P5457" style:parent-style-name="Normal" style:family="paragraph">
      <style:text-properties fo:font-size="10pt" style:font-size-asian="10pt" style:font-size-complex="10pt" fo:language="sv" fo:country="SE"/>
    </style:style>
    <style:style style:name="P5458" style:parent-style-name="Normal" style:family="paragraph">
      <style:text-properties fo:font-size="10pt" style:font-size-asian="10pt" style:font-size-complex="10pt" fo:language="en" fo:country="AU"/>
    </style:style>
    <style:style style:name="P5459" style:parent-style-name="Normal" style:family="paragraph">
      <style:text-properties fo:font-size="10pt" style:font-size-asian="10pt" style:font-size-complex="10pt" fo:language="en" fo:country="AU"/>
    </style:style>
    <style:style style:name="P546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461" style:parent-style-name="Normal" style:family="paragraph">
      <style:text-properties fo:font-size="10pt" style:font-size-asian="10pt" style:font-size-complex="10pt" fo:language="en" fo:country="AU"/>
    </style:style>
    <style:style style:name="P5462" style:parent-style-name="Normal" style:family="paragraph">
      <style:text-properties fo:font-size="10pt" style:font-size-asian="10pt" style:font-size-complex="10pt" fo:language="en" fo:country="AU"/>
    </style:style>
    <style:style style:name="P5463" style:parent-style-name="Normal" style:family="paragraph">
      <style:text-properties fo:font-size="10pt" style:font-size-asian="10pt" style:font-size-complex="10pt" fo:language="en" fo:country="AU"/>
    </style:style>
    <style:style style:name="P5464" style:parent-style-name="Normal" style:family="paragraph">
      <style:text-properties fo:font-size="10pt" style:font-size-asian="10pt" style:font-size-complex="10pt" fo:language="en" fo:country="AU"/>
    </style:style>
    <style:style style:name="T5465" style:parent-style-name="DefaultParagraphFont" style:family="text">
      <style:text-properties fo:font-size="10pt" style:font-size-asian="10pt" style:font-size-complex="10pt" fo:language="en" fo:country="AU"/>
    </style:style>
    <style:style style:name="T5466" style:parent-style-name="DefaultParagraphFont" style:family="text">
      <style:text-properties fo:font-size="10pt" style:font-size-asian="10pt" style:font-size-complex="10pt" fo:language="sv" fo:country="SE"/>
    </style:style>
    <style:style style:name="T5467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468" style:parent-style-name="DefaultParagraphFont" style:family="text">
      <style:text-properties fo:font-size="10pt" style:font-size-asian="10pt" style:font-size-complex="10pt" fo:language="sv" fo:country="SE"/>
    </style:style>
    <style:style style:name="T5469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470" style:parent-style-name="DefaultParagraphFont" style:family="text">
      <style:text-properties fo:font-size="10pt" style:font-size-asian="10pt" style:font-size-complex="10pt" fo:language="sv" fo:country="SE"/>
    </style:style>
    <style:style style:name="P5471" style:parent-style-name="Normal" style:family="paragraph">
      <style:text-properties fo:font-size="10pt" style:font-size-asian="10pt" style:font-size-complex="10pt" fo:language="sv" fo:country="SE"/>
    </style:style>
    <style:style style:name="P5472" style:parent-style-name="Normal" style:family="paragraph">
      <style:text-properties fo:font-size="10pt" style:font-size-asian="10pt" style:font-size-complex="10pt" fo:language="sv" fo:country="SE"/>
    </style:style>
    <style:style style:name="P5473" style:parent-style-name="Normal" style:family="paragraph">
      <style:text-properties fo:font-size="10pt" style:font-size-asian="10pt" style:font-size-complex="10pt" fo:language="en" fo:country="AU"/>
    </style:style>
    <style:style style:name="P5474" style:parent-style-name="Normal" style:family="paragraph">
      <style:text-properties fo:font-size="10pt" style:font-size-asian="10pt" style:font-size-complex="10pt" fo:language="en" fo:country="AU"/>
    </style:style>
    <style:style style:name="P547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476" style:parent-style-name="Normal" style:family="paragraph">
      <style:text-properties fo:font-size="10pt" style:font-size-asian="10pt" style:font-size-complex="10pt" fo:language="en" fo:country="AU"/>
    </style:style>
    <style:style style:name="P5477" style:parent-style-name="Normal" style:family="paragraph">
      <style:text-properties fo:font-size="10pt" style:font-size-asian="10pt" style:font-size-complex="10pt" fo:language="en" fo:country="AU"/>
    </style:style>
    <style:style style:name="P5478" style:parent-style-name="Normal" style:family="paragraph">
      <style:text-properties fo:font-size="10pt" style:font-size-asian="10pt" style:font-size-complex="10pt" fo:language="en" fo:country="AU"/>
    </style:style>
    <style:style style:name="P5479" style:parent-style-name="Normal" style:family="paragraph">
      <style:text-properties fo:font-size="10pt" style:font-size-asian="10pt" style:font-size-complex="10pt" fo:language="en" fo:country="AU"/>
    </style:style>
    <style:style style:name="T5480" style:parent-style-name="DefaultParagraphFont" style:family="text">
      <style:text-properties fo:font-size="10pt" style:font-size-asian="10pt" style:font-size-complex="10pt" fo:language="en" fo:country="AU"/>
    </style:style>
    <style:style style:name="T5481" style:parent-style-name="DefaultParagraphFont" style:family="text">
      <style:text-properties fo:font-size="10pt" style:font-size-asian="10pt" style:font-size-complex="10pt" fo:language="sv" fo:country="SE"/>
    </style:style>
    <style:style style:name="T5482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483" style:parent-style-name="DefaultParagraphFont" style:family="text">
      <style:text-properties fo:font-size="10pt" style:font-size-asian="10pt" style:font-size-complex="10pt" fo:language="sv" fo:country="SE"/>
    </style:style>
    <style:style style:name="T5484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485" style:parent-style-name="DefaultParagraphFont" style:family="text">
      <style:text-properties fo:font-size="10pt" style:font-size-asian="10pt" style:font-size-complex="10pt" fo:language="sv" fo:country="SE"/>
    </style:style>
    <style:style style:name="P5486" style:parent-style-name="Normal" style:family="paragraph">
      <style:text-properties fo:font-size="10pt" style:font-size-asian="10pt" style:font-size-complex="10pt" fo:language="sv" fo:country="SE"/>
    </style:style>
    <style:style style:name="P5487" style:parent-style-name="Normal" style:family="paragraph">
      <style:text-properties fo:font-size="10pt" style:font-size-asian="10pt" style:font-size-complex="10pt" fo:language="sv" fo:country="SE"/>
    </style:style>
    <style:style style:name="P5488" style:parent-style-name="Normal" style:family="paragraph">
      <style:text-properties fo:font-size="10pt" style:font-size-asian="10pt" style:font-size-complex="10pt" fo:language="en" fo:country="AU"/>
    </style:style>
    <style:style style:name="P5489" style:parent-style-name="Normal" style:family="paragraph">
      <style:text-properties fo:font-size="10pt" style:font-size-asian="10pt" style:font-size-complex="10pt" fo:language="en" fo:country="AU"/>
    </style:style>
    <style:style style:name="P549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491" style:parent-style-name="Normal" style:family="paragraph">
      <style:text-properties fo:font-size="10pt" style:font-size-asian="10pt" style:font-size-complex="10pt" fo:language="en" fo:country="AU"/>
    </style:style>
    <style:style style:name="P5492" style:parent-style-name="Normal" style:family="paragraph">
      <style:text-properties fo:font-size="10pt" style:font-size-asian="10pt" style:font-size-complex="10pt" fo:language="en" fo:country="AU"/>
    </style:style>
    <style:style style:name="P5493" style:parent-style-name="Normal" style:family="paragraph">
      <style:text-properties fo:font-size="10pt" style:font-size-asian="10pt" style:font-size-complex="10pt" fo:language="en" fo:country="AU"/>
    </style:style>
    <style:style style:name="P5494" style:parent-style-name="Normal" style:family="paragraph">
      <style:text-properties fo:font-size="10pt" style:font-size-asian="10pt" style:font-size-complex="10pt" fo:language="en" fo:country="AU"/>
    </style:style>
    <style:style style:name="T5495" style:parent-style-name="DefaultParagraphFont" style:family="text">
      <style:text-properties fo:font-size="10pt" style:font-size-asian="10pt" style:font-size-complex="10pt" fo:language="en" fo:country="AU"/>
    </style:style>
    <style:style style:name="T5496" style:parent-style-name="DefaultParagraphFont" style:family="text">
      <style:text-properties fo:font-size="10pt" style:font-size-asian="10pt" style:font-size-complex="10pt" fo:language="sv" fo:country="SE"/>
    </style:style>
    <style:style style:name="T5497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498" style:parent-style-name="DefaultParagraphFont" style:family="text">
      <style:text-properties fo:font-size="10pt" style:font-size-asian="10pt" style:font-size-complex="10pt" fo:language="sv" fo:country="SE"/>
    </style:style>
    <style:style style:name="T5499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500" style:parent-style-name="DefaultParagraphFont" style:family="text">
      <style:text-properties fo:font-size="10pt" style:font-size-asian="10pt" style:font-size-complex="10pt" fo:language="sv" fo:country="SE"/>
    </style:style>
    <style:style style:name="P5501" style:parent-style-name="Normal" style:family="paragraph">
      <style:text-properties fo:font-size="10pt" style:font-size-asian="10pt" style:font-size-complex="10pt" fo:language="sv" fo:country="SE"/>
    </style:style>
    <style:style style:name="P5502" style:parent-style-name="Normal" style:family="paragraph">
      <style:text-properties fo:font-size="10pt" style:font-size-asian="10pt" style:font-size-complex="10pt" fo:language="sv" fo:country="SE"/>
    </style:style>
    <style:style style:name="P5503" style:parent-style-name="Normal" style:family="paragraph">
      <style:text-properties fo:font-size="10pt" style:font-size-asian="10pt" style:font-size-complex="10pt" fo:language="en" fo:country="AU"/>
    </style:style>
    <style:style style:name="P5504" style:parent-style-name="Normal" style:family="paragraph">
      <style:text-properties fo:font-size="10pt" style:font-size-asian="10pt" style:font-size-complex="10pt" fo:language="en" fo:country="AU"/>
    </style:style>
    <style:style style:name="P550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506" style:parent-style-name="Normal" style:family="paragraph">
      <style:text-properties fo:font-size="10pt" style:font-size-asian="10pt" style:font-size-complex="10pt" fo:language="en" fo:country="AU"/>
    </style:style>
    <style:style style:name="P5507" style:parent-style-name="Normal" style:family="paragraph">
      <style:text-properties fo:font-size="10pt" style:font-size-asian="10pt" style:font-size-complex="10pt" fo:language="en" fo:country="AU"/>
    </style:style>
    <style:style style:name="P5508" style:parent-style-name="Normal" style:family="paragraph">
      <style:text-properties fo:font-size="10pt" style:font-size-asian="10pt" style:font-size-complex="10pt" fo:language="en" fo:country="AU"/>
    </style:style>
    <style:style style:name="P5509" style:parent-style-name="Normal" style:family="paragraph">
      <style:text-properties fo:font-size="10pt" style:font-size-asian="10pt" style:font-size-complex="10pt" fo:language="en" fo:country="AU"/>
    </style:style>
    <style:style style:name="T5510" style:parent-style-name="DefaultParagraphFont" style:family="text">
      <style:text-properties fo:font-size="10pt" style:font-size-asian="10pt" style:font-size-complex="10pt" fo:language="en" fo:country="AU"/>
    </style:style>
    <style:style style:name="T5511" style:parent-style-name="DefaultParagraphFont" style:family="text">
      <style:text-properties fo:font-size="10pt" style:font-size-asian="10pt" style:font-size-complex="10pt" fo:language="sv" fo:country="SE"/>
    </style:style>
    <style:style style:name="T5512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513" style:parent-style-name="DefaultParagraphFont" style:family="text">
      <style:text-properties fo:font-size="10pt" style:font-size-asian="10pt" style:font-size-complex="10pt" fo:language="sv" fo:country="SE"/>
    </style:style>
    <style:style style:name="T5514" style:parent-style-name="DefaultParagraphFont" style:family="text">
      <style:text-properties fo:font-size="10pt" style:font-size-asian="10pt" style:font-size-complex="10pt" fo:language="sv" fo:country="SE"/>
    </style:style>
    <style:style style:name="T5515" style:parent-style-name="DefaultParagraphFont" style:family="text">
      <style:text-properties fo:font-size="10pt" style:font-size-asian="10pt" style:font-size-complex="10pt" fo:language="sv" fo:country="SE"/>
    </style:style>
    <style:style style:name="T5516" style:parent-style-name="DefaultParagraphFont" style:family="text">
      <style:text-properties fo:font-size="10pt" style:font-size-asian="10pt" style:font-size-complex="10pt" fo:language="sv" fo:country="SE"/>
    </style:style>
    <style:style style:name="T5517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518" style:parent-style-name="DefaultParagraphFont" style:family="text">
      <style:text-properties fo:font-size="10pt" style:font-size-asian="10pt" style:font-size-complex="10pt" fo:language="sv" fo:country="SE"/>
    </style:style>
    <style:style style:name="T5519" style:parent-style-name="DefaultParagraphFont" style:family="text">
      <style:text-properties fo:font-size="10pt" style:font-size-asian="10pt" style:font-size-complex="10pt" fo:language="sv" fo:country="SE"/>
    </style:style>
    <style:style style:name="T5520" style:parent-style-name="DefaultParagraphFont" style:family="text">
      <style:text-properties fo:font-size="10pt" style:font-size-asian="10pt" style:font-size-complex="10pt" fo:language="sv" fo:country="SE"/>
    </style:style>
    <style:style style:name="T5521" style:parent-style-name="DefaultParagraphFont" style:family="text">
      <style:text-properties fo:font-size="10pt" style:font-size-asian="10pt" style:font-size-complex="10pt" fo:language="sv" fo:country="SE"/>
    </style:style>
    <style:style style:name="P5522" style:parent-style-name="Normal" style:family="paragraph">
      <style:text-properties fo:font-size="10pt" style:font-size-asian="10pt" style:font-size-complex="10pt" fo:language="sv" fo:country="SE"/>
    </style:style>
    <style:style style:name="P5523" style:parent-style-name="Normal" style:family="paragraph">
      <style:text-properties fo:font-size="10pt" style:font-size-asian="10pt" style:font-size-complex="10pt" fo:language="sv" fo:country="SE"/>
    </style:style>
    <style:style style:name="P5524" style:parent-style-name="Normal" style:family="paragraph">
      <style:text-properties fo:font-size="10pt" style:font-size-asian="10pt" style:font-size-complex="10pt" fo:language="en" fo:country="AU"/>
    </style:style>
    <style:style style:name="P5525" style:parent-style-name="Normal" style:family="paragraph">
      <style:text-properties fo:font-size="10pt" style:font-size-asian="10pt" style:font-size-complex="10pt" fo:language="en" fo:country="AU"/>
    </style:style>
    <style:style style:name="P552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527" style:parent-style-name="Normal" style:family="paragraph">
      <style:text-properties fo:font-size="10pt" style:font-size-asian="10pt" style:font-size-complex="10pt" fo:language="en" fo:country="AU"/>
    </style:style>
    <style:style style:name="P5528" style:parent-style-name="Normal" style:family="paragraph">
      <style:text-properties fo:font-size="10pt" style:font-size-asian="10pt" style:font-size-complex="10pt" fo:language="en" fo:country="AU"/>
    </style:style>
    <style:style style:name="P5529" style:parent-style-name="Normal" style:family="paragraph">
      <style:text-properties fo:font-size="10pt" style:font-size-asian="10pt" style:font-size-complex="10pt" fo:language="en" fo:country="AU"/>
    </style:style>
    <style:style style:name="P5530" style:parent-style-name="Normal" style:family="paragraph">
      <style:text-properties fo:font-size="10pt" style:font-size-asian="10pt" style:font-size-complex="10pt" fo:language="en" fo:country="AU"/>
    </style:style>
    <style:style style:name="P5531" style:parent-style-name="Normal" style:family="paragraph">
      <style:text-properties fo:font-size="10pt" style:font-size-asian="10pt" style:font-size-complex="10pt" fo:language="sv" fo:country="SE"/>
    </style:style>
    <style:style style:name="P5532" style:parent-style-name="Normal" style:family="paragraph">
      <style:text-properties fo:font-size="10pt" style:font-size-asian="10pt" style:font-size-complex="10pt" fo:language="sv" fo:country="SE"/>
    </style:style>
    <style:style style:name="P5533" style:parent-style-name="Normal" style:family="paragraph">
      <style:text-properties fo:font-size="10pt" style:font-size-asian="10pt" style:font-size-complex="10pt" fo:language="sv" fo:country="SE"/>
    </style:style>
    <style:style style:name="P5534" style:parent-style-name="Normal" style:family="paragraph">
      <style:text-properties fo:font-size="10pt" style:font-size-asian="10pt" style:font-size-complex="10pt" fo:language="sv" fo:country="SE"/>
    </style:style>
    <style:style style:name="P553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536" style:parent-style-name="Normal" style:family="paragraph">
      <style:text-properties fo:font-size="10pt" style:font-size-asian="10pt" style:font-size-complex="10pt" fo:language="en" fo:country="AU"/>
    </style:style>
    <style:style style:name="P5537" style:parent-style-name="Normal" style:family="paragraph">
      <style:text-properties fo:font-size="10pt" style:font-size-asian="10pt" style:font-size-complex="10pt" fo:language="en" fo:country="AU"/>
    </style:style>
    <style:style style:name="P5538" style:parent-style-name="Normal" style:family="paragraph">
      <style:text-properties fo:font-size="10pt" style:font-size-asian="10pt" style:font-size-complex="10pt" fo:language="en" fo:country="AU"/>
    </style:style>
    <style:style style:name="P5539" style:parent-style-name="Normal" style:family="paragraph">
      <style:text-properties fo:font-size="10pt" style:font-size-asian="10pt" style:font-size-complex="10pt" fo:language="en" fo:country="AU"/>
    </style:style>
    <style:style style:name="T5540" style:parent-style-name="DefaultParagraphFont" style:family="text">
      <style:text-properties fo:font-size="10pt" style:font-size-asian="10pt" style:font-size-complex="10pt" fo:language="en" fo:country="AU"/>
    </style:style>
    <style:style style:name="T5541" style:parent-style-name="DefaultParagraphFont" style:family="text">
      <style:text-properties fo:font-size="10pt" style:font-size-asian="10pt" style:font-size-complex="10pt" fo:language="sv" fo:country="SE"/>
    </style:style>
    <style:style style:name="T5542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543" style:parent-style-name="DefaultParagraphFont" style:family="text">
      <style:text-properties fo:font-size="10pt" style:font-size-asian="10pt" style:font-size-complex="10pt" fo:language="sv" fo:country="SE"/>
    </style:style>
    <style:style style:name="T5544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545" style:parent-style-name="DefaultParagraphFont" style:family="text">
      <style:text-properties fo:font-size="10pt" style:font-size-asian="10pt" style:font-size-complex="10pt" fo:language="sv" fo:country="SE"/>
    </style:style>
    <style:style style:name="P5546" style:parent-style-name="Normal" style:family="paragraph">
      <style:text-properties fo:font-size="10pt" style:font-size-asian="10pt" style:font-size-complex="10pt" fo:language="sv" fo:country="SE"/>
    </style:style>
    <style:style style:name="P5547" style:parent-style-name="Normal" style:family="paragraph">
      <style:text-properties fo:font-size="10pt" style:font-size-asian="10pt" style:font-size-complex="10pt" fo:language="sv" fo:country="SE"/>
    </style:style>
    <style:style style:name="P5548" style:parent-style-name="Normal" style:family="paragraph">
      <style:text-properties fo:font-size="10pt" style:font-size-asian="10pt" style:font-size-complex="10pt" fo:language="en" fo:country="AU"/>
    </style:style>
    <style:style style:name="P5549" style:parent-style-name="Normal" style:family="paragraph">
      <style:text-properties fo:font-size="10pt" style:font-size-asian="10pt" style:font-size-complex="10pt" fo:language="en" fo:country="AU"/>
    </style:style>
    <style:style style:name="P5550" style:parent-style-name="Normal" style:family="paragraph">
      <style:text-properties fo:font-size="10pt" style:font-size-asian="10pt" style:font-size-complex="10pt" fo:language="en" fo:country="AU"/>
    </style:style>
    <style:style style:name="P5551" style:parent-style-name="Normal" style:family="paragraph">
      <style:text-properties fo:font-size="10pt" style:font-size-asian="10pt" style:font-size-complex="10pt" fo:language="en" fo:country="AU"/>
    </style:style>
    <style:style style:name="P5552" style:parent-style-name="Normal" style:family="paragraph">
      <style:text-properties fo:font-size="10pt" style:font-size-asian="10pt" style:font-size-complex="10pt" fo:language="en" fo:country="AU"/>
    </style:style>
    <style:style style:name="P5553" style:parent-style-name="Normal" style:family="paragraph">
      <style:text-properties fo:font-size="10pt" style:font-size-asian="10pt" style:font-size-complex="10pt" fo:language="en" fo:country="AU"/>
    </style:style>
    <style:style style:name="P5554" style:parent-style-name="Normal" style:family="paragraph">
      <style:text-properties fo:font-size="10pt" style:font-size-asian="10pt" style:font-size-complex="10pt" fo:language="en" fo:country="AU"/>
    </style:style>
    <style:style style:name="T5555" style:parent-style-name="DefaultParagraphFont" style:family="text">
      <style:text-properties fo:font-size="10pt" style:font-size-asian="10pt" style:font-size-complex="10pt" fo:language="en" fo:country="AU"/>
    </style:style>
    <style:style style:name="T5556" style:parent-style-name="DefaultParagraphFont" style:family="text">
      <style:text-properties fo:font-size="10pt" style:font-size-asian="10pt" style:font-size-complex="10pt" fo:language="sv" fo:country="SE"/>
    </style:style>
    <style:style style:name="T5557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558" style:parent-style-name="DefaultParagraphFont" style:family="text">
      <style:text-properties fo:font-size="10pt" style:font-size-asian="10pt" style:font-size-complex="10pt" fo:language="sv" fo:country="SE"/>
    </style:style>
    <style:style style:name="T5559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560" style:parent-style-name="DefaultParagraphFont" style:family="text">
      <style:text-properties fo:font-size="10pt" style:font-size-asian="10pt" style:font-size-complex="10pt" fo:language="sv" fo:country="SE"/>
    </style:style>
    <style:style style:name="P5561" style:parent-style-name="Normal" style:family="paragraph">
      <style:text-properties fo:font-size="10pt" style:font-size-asian="10pt" style:font-size-complex="10pt" fo:language="sv" fo:country="SE"/>
    </style:style>
    <style:style style:name="P5562" style:parent-style-name="Normal" style:family="paragraph">
      <style:text-properties fo:font-size="10pt" style:font-size-asian="10pt" style:font-size-complex="10pt" fo:language="sv" fo:country="SE"/>
    </style:style>
    <style:style style:name="P5563" style:parent-style-name="Normal" style:family="paragraph">
      <style:text-properties fo:font-size="10pt" style:font-size-asian="10pt" style:font-size-complex="10pt" fo:language="en" fo:country="AU"/>
    </style:style>
    <style:style style:name="P5564" style:parent-style-name="Normal" style:family="paragraph">
      <style:text-properties fo:font-size="10pt" style:font-size-asian="10pt" style:font-size-complex="10pt" fo:language="en" fo:country="AU"/>
    </style:style>
    <style:style style:name="P556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566" style:parent-style-name="Normal" style:family="paragraph">
      <style:text-properties fo:font-size="10pt" style:font-size-asian="10pt" style:font-size-complex="10pt" fo:language="en" fo:country="AU"/>
    </style:style>
    <style:style style:name="P5567" style:parent-style-name="Normal" style:family="paragraph">
      <style:text-properties fo:font-size="10pt" style:font-size-asian="10pt" style:font-size-complex="10pt" fo:language="en" fo:country="AU"/>
    </style:style>
    <style:style style:name="P5568" style:parent-style-name="Normal" style:family="paragraph">
      <style:text-properties fo:font-size="10pt" style:font-size-asian="10pt" style:font-size-complex="10pt" fo:language="en" fo:country="AU"/>
    </style:style>
    <style:style style:name="P5569" style:parent-style-name="Normal" style:family="paragraph">
      <style:text-properties fo:font-size="10pt" style:font-size-asian="10pt" style:font-size-complex="10pt" fo:language="en" fo:country="AU"/>
    </style:style>
    <style:style style:name="T5570" style:parent-style-name="DefaultParagraphFont" style:family="text">
      <style:text-properties fo:font-size="10pt" style:font-size-asian="10pt" style:font-size-complex="10pt" fo:language="en" fo:country="AU"/>
    </style:style>
    <style:style style:name="T5571" style:parent-style-name="DefaultParagraphFont" style:family="text">
      <style:text-properties fo:font-size="10pt" style:font-size-asian="10pt" style:font-size-complex="10pt" fo:language="sv" fo:country="SE"/>
    </style:style>
    <style:style style:name="P5572" style:parent-style-name="Normal" style:family="paragraph">
      <style:text-properties fo:font-size="10pt" style:font-size-asian="10pt" style:font-size-complex="10pt" fo:language="sv" fo:country="SE"/>
    </style:style>
    <style:style style:name="P5573" style:parent-style-name="Normal" style:family="paragraph">
      <style:text-properties fo:font-size="10pt" style:font-size-asian="10pt" style:font-size-complex="10pt" fo:language="sv" fo:country="SE"/>
    </style:style>
    <style:style style:name="P5574" style:parent-style-name="Normal" style:family="paragraph">
      <style:text-properties fo:font-size="10pt" style:font-size-asian="10pt" style:font-size-complex="10pt" fo:language="sv" fo:country="SE"/>
    </style:style>
    <style:style style:name="P5575" style:parent-style-name="Normal" style:family="paragraph">
      <style:text-properties fo:font-size="10pt" style:font-size-asian="10pt" style:font-size-complex="10pt" fo:language="sv" fo:country="SE"/>
    </style:style>
    <style:style style:name="P557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577" style:parent-style-name="Normal" style:family="paragraph">
      <style:text-properties fo:font-size="10pt" style:font-size-asian="10pt" style:font-size-complex="10pt" fo:language="en" fo:country="AU"/>
    </style:style>
    <style:style style:name="P5578" style:parent-style-name="Normal" style:family="paragraph">
      <style:text-properties fo:font-size="10pt" style:font-size-asian="10pt" style:font-size-complex="10pt" fo:language="en" fo:country="AU"/>
    </style:style>
    <style:style style:name="P5579" style:parent-style-name="Normal" style:family="paragraph">
      <style:text-properties fo:font-size="10pt" style:font-size-asian="10pt" style:font-size-complex="10pt" fo:language="en" fo:country="AU"/>
    </style:style>
    <style:style style:name="P5580" style:parent-style-name="Normal" style:family="paragraph">
      <style:text-properties fo:font-size="10pt" style:font-size-asian="10pt" style:font-size-complex="10pt" fo:language="en" fo:country="AU"/>
    </style:style>
    <style:style style:name="P5581" style:parent-style-name="Normal" style:family="paragraph">
      <style:text-properties fo:font-size="10pt" style:font-size-asian="10pt" style:font-size-complex="10pt" fo:language="en" fo:country="AU"/>
    </style:style>
    <style:style style:name="T5582" style:parent-style-name="DefaultParagraphFont" style:family="text">
      <style:text-properties fo:font-size="10pt" style:font-size-asian="10pt" style:font-size-complex="10pt" fo:language="en" fo:country="AU"/>
    </style:style>
    <style:style style:name="T5583" style:parent-style-name="DefaultParagraphFont" style:family="text">
      <style:text-properties fo:font-size="10pt" style:font-size-asian="10pt" style:font-size-complex="10pt" fo:language="sv" fo:country="SE"/>
    </style:style>
    <style:style style:name="T5584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585" style:parent-style-name="DefaultParagraphFont" style:family="text">
      <style:text-properties fo:font-size="10pt" style:font-size-asian="10pt" style:font-size-complex="10pt" fo:language="sv" fo:country="SE"/>
    </style:style>
    <style:style style:name="T5586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5587" style:parent-style-name="DefaultParagraphFont" style:family="text">
      <style:text-properties fo:font-size="10pt" style:font-size-asian="10pt" style:font-size-complex="10pt" fo:language="sv" fo:country="SE"/>
    </style:style>
    <style:style style:name="P5588" style:parent-style-name="Normal" style:family="paragraph">
      <style:text-properties fo:font-size="10pt" style:font-size-asian="10pt" style:font-size-complex="10pt" fo:language="sv" fo:country="SE"/>
    </style:style>
    <style:style style:name="P5589" style:parent-style-name="Normal" style:family="paragraph">
      <style:text-properties fo:font-size="10pt" style:font-size-asian="10pt" style:font-size-complex="10pt" fo:language="sv" fo:country="SE"/>
    </style:style>
    <style:style style:name="P5590" style:parent-style-name="Normal" style:family="paragraph">
      <style:text-properties fo:font-size="10pt" style:font-size-asian="10pt" style:font-size-complex="10pt" fo:language="en" fo:country="AU"/>
    </style:style>
    <style:style style:name="P5591" style:parent-style-name="Normal" style:family="paragraph">
      <style:text-properties fo:font-size="10pt" style:font-size-asian="10pt" style:font-size-complex="10pt" fo:language="en" fo:country="AU"/>
    </style:style>
    <style:style style:name="P559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593" style:parent-style-name="Normal" style:family="paragraph">
      <style:text-properties fo:font-size="10pt" style:font-size-asian="10pt" style:font-size-complex="10pt" fo:language="en" fo:country="AU"/>
    </style:style>
    <style:style style:name="P5594" style:parent-style-name="Normal" style:family="paragraph">
      <style:text-properties fo:font-size="10pt" style:font-size-asian="10pt" style:font-size-complex="10pt" fo:language="en" fo:country="AU"/>
    </style:style>
    <style:style style:name="P5595" style:parent-style-name="Normal" style:family="paragraph">
      <style:text-properties fo:font-size="10pt" style:font-size-asian="10pt" style:font-size-complex="10pt" fo:language="en" fo:country="AU"/>
    </style:style>
    <style:style style:name="P5596" style:parent-style-name="Normal" style:family="paragraph">
      <style:text-properties fo:font-size="10pt" style:font-size-asian="10pt" style:font-size-complex="10pt" fo:language="en" fo:country="AU"/>
    </style:style>
    <style:style style:name="P5597" style:parent-style-name="Normal" style:family="paragraph">
      <style:text-properties fo:font-size="10pt" style:font-size-asian="10pt" style:font-size-complex="10pt" fo:language="en" fo:country="AU"/>
    </style:style>
    <style:style style:name="T5598" style:parent-style-name="DefaultParagraphFont" style:family="text">
      <style:text-properties fo:font-size="10pt" style:font-size-asian="10pt" style:font-size-complex="10pt" fo:language="en" fo:country="AU"/>
    </style:style>
    <style:style style:name="T5599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600" style:parent-style-name="DefaultParagraphFont" style:family="text">
      <style:text-properties fo:font-size="10pt" style:font-size-asian="10pt" style:font-size-complex="10pt" fo:language="en" fo:country="AU"/>
    </style:style>
    <style:style style:name="T5601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602" style:parent-style-name="DefaultParagraphFont" style:family="text">
      <style:text-properties fo:font-size="10pt" style:font-size-asian="10pt" style:font-size-complex="10pt" fo:language="en" fo:country="AU"/>
    </style:style>
    <style:style style:name="P5603" style:parent-style-name="Normal" style:family="paragraph">
      <style:text-properties fo:font-size="10pt" style:font-size-asian="10pt" style:font-size-complex="10pt" fo:language="sv" fo:country="SE"/>
    </style:style>
    <style:style style:name="P5604" style:parent-style-name="Normal" style:family="paragraph">
      <style:text-properties fo:font-size="10pt" style:font-size-asian="10pt" style:font-size-complex="10pt" fo:language="sv" fo:country="SE"/>
    </style:style>
    <style:style style:name="P5605" style:parent-style-name="Normal" style:family="paragraph">
      <style:text-properties fo:font-size="10pt" style:font-size-asian="10pt" style:font-size-complex="10pt" fo:language="sv" fo:country="SE"/>
    </style:style>
    <style:style style:name="P5606" style:parent-style-name="Normal" style:family="paragraph">
      <style:text-properties fo:font-size="10pt" style:font-size-asian="10pt" style:font-size-complex="10pt" fo:language="sv" fo:country="SE"/>
    </style:style>
    <style:style style:name="P560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608" style:parent-style-name="Normal" style:family="paragraph">
      <style:text-properties fo:font-size="10pt" style:font-size-asian="10pt" style:font-size-complex="10pt" fo:language="en" fo:country="AU"/>
    </style:style>
    <style:style style:name="P5609" style:parent-style-name="Normal" style:family="paragraph">
      <style:text-properties fo:font-size="10pt" style:font-size-asian="10pt" style:font-size-complex="10pt" fo:language="en" fo:country="AU"/>
    </style:style>
    <style:style style:name="P5610" style:parent-style-name="Normal" style:family="paragraph">
      <style:text-properties fo:font-size="10pt" style:font-size-asian="10pt" style:font-size-complex="10pt" fo:language="en" fo:country="AU"/>
    </style:style>
    <style:style style:name="P5611" style:parent-style-name="Normal" style:family="paragraph">
      <style:text-properties fo:font-size="10pt" style:font-size-asian="10pt" style:font-size-complex="10pt" fo:language="en" fo:country="AU"/>
    </style:style>
    <style:style style:name="P5612" style:parent-style-name="Normal" style:family="paragraph">
      <style:text-properties fo:font-size="10pt" style:font-size-asian="10pt" style:font-size-complex="10pt" fo:language="en" fo:country="AU"/>
    </style:style>
    <style:style style:name="T5613" style:parent-style-name="DefaultParagraphFont" style:family="text">
      <style:text-properties fo:font-size="10pt" style:font-size-asian="10pt" style:font-size-complex="10pt" fo:language="en" fo:country="AU"/>
    </style:style>
    <style:style style:name="T5614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615" style:parent-style-name="DefaultParagraphFont" style:family="text">
      <style:text-properties fo:font-size="10pt" style:font-size-asian="10pt" style:font-size-complex="10pt" fo:language="en" fo:country="AU"/>
    </style:style>
    <style:style style:name="T5616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617" style:parent-style-name="DefaultParagraphFont" style:family="text">
      <style:text-properties fo:font-size="10pt" style:font-size-asian="10pt" style:font-size-complex="10pt" fo:language="en" fo:country="AU"/>
    </style:style>
    <style:style style:name="P5618" style:parent-style-name="Normal" style:family="paragraph">
      <style:text-properties fo:font-size="10pt" style:font-size-asian="10pt" style:font-size-complex="10pt" fo:language="sv" fo:country="SE"/>
    </style:style>
    <style:style style:name="P5619" style:parent-style-name="Normal" style:family="paragraph">
      <style:text-properties fo:font-size="10pt" style:font-size-asian="10pt" style:font-size-complex="10pt" fo:language="sv" fo:country="SE"/>
    </style:style>
    <style:style style:name="P5620" style:parent-style-name="Normal" style:family="paragraph">
      <style:text-properties fo:font-size="10pt" style:font-size-asian="10pt" style:font-size-complex="10pt" fo:language="sv" fo:country="SE"/>
    </style:style>
    <style:style style:name="P5621" style:parent-style-name="Normal" style:family="paragraph">
      <style:text-properties fo:font-size="10pt" style:font-size-asian="10pt" style:font-size-complex="10pt" fo:language="sv" fo:country="SE"/>
    </style:style>
    <style:style style:name="P562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623" style:parent-style-name="Normal" style:family="paragraph">
      <style:text-properties fo:font-size="10pt" style:font-size-asian="10pt" style:font-size-complex="10pt" fo:language="en" fo:country="AU"/>
    </style:style>
    <style:style style:name="P5624" style:parent-style-name="Normal" style:family="paragraph">
      <style:text-properties fo:font-size="10pt" style:font-size-asian="10pt" style:font-size-complex="10pt" fo:language="en" fo:country="AU"/>
    </style:style>
    <style:style style:name="P5625" style:parent-style-name="Normal" style:family="paragraph">
      <style:text-properties fo:font-size="10pt" style:font-size-asian="10pt" style:font-size-complex="10pt" fo:language="en" fo:country="AU"/>
    </style:style>
    <style:style style:name="T5626" style:parent-style-name="DefaultParagraphFont" style:family="text">
      <style:text-properties fo:font-size="10pt" style:font-size-asian="10pt" style:font-size-complex="10pt" fo:language="en" fo:country="AU"/>
    </style:style>
    <style:style style:name="T5627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628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629" style:parent-style-name="DefaultParagraphFont" style:family="text">
      <style:text-properties fo:font-size="10pt" style:font-size-asian="10pt" style:font-size-complex="10pt" fo:language="en" fo:country="AU"/>
    </style:style>
    <style:style style:name="P5630" style:parent-style-name="Normal" style:family="paragraph">
      <style:text-properties fo:font-size="10pt" style:font-size-asian="10pt" style:font-size-complex="10pt" fo:language="en" fo:country="AU"/>
    </style:style>
    <style:style style:name="P5631" style:parent-style-name="Normal" style:family="paragraph">
      <style:text-properties fo:font-size="10pt" style:font-size-asian="10pt" style:font-size-complex="10pt" fo:language="en" fo:country="AU"/>
    </style:style>
    <style:style style:name="P5632" style:parent-style-name="Normal" style:family="paragraph">
      <style:text-properties fo:font-size="10pt" style:font-size-asian="10pt" style:font-size-complex="10pt" fo:language="en" fo:country="AU"/>
    </style:style>
    <style:style style:name="P5633" style:parent-style-name="Normal" style:family="paragraph">
      <style:text-properties fo:font-size="10pt" style:font-size-asian="10pt" style:font-size-complex="10pt" fo:language="en" fo:country="AU"/>
    </style:style>
    <style:style style:name="P5634" style:parent-style-name="Normal" style:family="paragraph">
      <style:text-properties fo:font-size="10pt" style:font-size-asian="10pt" style:font-size-complex="10pt" fo:language="en" fo:country="AU"/>
    </style:style>
    <style:style style:name="P563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636" style:parent-style-name="Normal" style:family="paragraph">
      <style:text-properties fo:font-size="10pt" style:font-size-asian="10pt" style:font-size-complex="10pt" fo:language="en" fo:country="AU"/>
    </style:style>
    <style:style style:name="P5637" style:parent-style-name="Normal" style:family="paragraph">
      <style:text-properties fo:font-size="10pt" style:font-size-asian="10pt" style:font-size-complex="10pt" fo:language="en" fo:country="AU"/>
    </style:style>
    <style:style style:name="P5638" style:parent-style-name="Normal" style:family="paragraph">
      <style:text-properties fo:font-size="10pt" style:font-size-asian="10pt" style:font-size-complex="10pt" fo:language="en" fo:country="AU"/>
    </style:style>
    <style:style style:name="P5639" style:parent-style-name="Normal" style:family="paragraph">
      <style:text-properties fo:font-size="10pt" style:font-size-asian="10pt" style:font-size-complex="10pt" fo:language="en" fo:country="AU"/>
    </style:style>
    <style:style style:name="P5640" style:parent-style-name="Normal" style:family="paragraph">
      <style:text-properties fo:font-size="10pt" style:font-size-asian="10pt" style:font-size-complex="10pt" fo:language="en" fo:country="AU"/>
    </style:style>
    <style:style style:name="P5641" style:parent-style-name="Normal" style:family="paragraph">
      <style:text-properties fo:font-size="10pt" style:font-size-asian="10pt" style:font-size-complex="10pt" fo:language="en" fo:country="AU"/>
    </style:style>
    <style:style style:name="P5642" style:parent-style-name="Normal" style:family="paragraph">
      <style:text-properties fo:font-size="10pt" style:font-size-asian="10pt" style:font-size-complex="10pt" fo:language="en" fo:country="AU"/>
    </style:style>
    <style:style style:name="P5643" style:parent-style-name="Normal" style:family="paragraph">
      <style:text-properties fo:font-size="10pt" style:font-size-asian="10pt" style:font-size-complex="10pt" fo:language="en" fo:country="AU"/>
    </style:style>
    <style:style style:name="P564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645" style:parent-style-name="Normal" style:family="paragraph">
      <style:text-properties fo:font-size="10pt" style:font-size-asian="10pt" style:font-size-complex="10pt" fo:language="en" fo:country="AU"/>
    </style:style>
    <style:style style:name="P5646" style:parent-style-name="Normal" style:family="paragraph">
      <style:text-properties fo:font-size="10pt" style:font-size-asian="10pt" style:font-size-complex="10pt" fo:language="en" fo:country="AU"/>
    </style:style>
    <style:style style:name="P5647" style:parent-style-name="Normal" style:family="paragraph">
      <style:text-properties fo:font-size="10pt" style:font-size-asian="10pt" style:font-size-complex="10pt" fo:language="en" fo:country="AU"/>
    </style:style>
    <style:style style:name="P5648" style:parent-style-name="Normal" style:family="paragraph">
      <style:text-properties fo:font-size="10pt" style:font-size-asian="10pt" style:font-size-complex="10pt" fo:language="en" fo:country="AU"/>
    </style:style>
    <style:style style:name="P5649" style:parent-style-name="Normal" style:family="paragraph">
      <style:text-properties fo:font-size="10pt" style:font-size-asian="10pt" style:font-size-complex="10pt" fo:language="en" fo:country="AU"/>
    </style:style>
    <style:style style:name="P5650" style:parent-style-name="Normal" style:family="paragraph">
      <style:text-properties fo:font-size="10pt" style:font-size-asian="10pt" style:font-size-complex="10pt" fo:language="en" fo:country="AU"/>
    </style:style>
    <style:style style:name="P5651" style:parent-style-name="Normal" style:family="paragraph">
      <style:text-properties fo:font-size="10pt" style:font-size-asian="10pt" style:font-size-complex="10pt" fo:language="en" fo:country="AU"/>
    </style:style>
    <style:style style:name="P5652" style:parent-style-name="Normal" style:family="paragraph">
      <style:text-properties fo:font-size="10pt" style:font-size-asian="10pt" style:font-size-complex="10pt" fo:language="en" fo:country="AU"/>
    </style:style>
    <style:style style:name="P565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654" style:parent-style-name="Normal" style:family="paragraph">
      <style:text-properties fo:font-size="10pt" style:font-size-asian="10pt" style:font-size-complex="10pt" fo:language="en" fo:country="AU"/>
    </style:style>
    <style:style style:name="P5655" style:parent-style-name="Normal" style:family="paragraph">
      <style:text-properties fo:font-size="10pt" style:font-size-asian="10pt" style:font-size-complex="10pt" fo:language="en" fo:country="AU"/>
    </style:style>
    <style:style style:name="P5656" style:parent-style-name="Normal" style:family="paragraph">
      <style:text-properties fo:font-size="10pt" style:font-size-asian="10pt" style:font-size-complex="10pt" fo:language="en" fo:country="AU"/>
    </style:style>
    <style:style style:name="P5657" style:parent-style-name="Normal" style:family="paragraph">
      <style:text-properties fo:font-size="10pt" style:font-size-asian="10pt" style:font-size-complex="10pt" fo:language="en" fo:country="AU"/>
    </style:style>
    <style:style style:name="P5658" style:parent-style-name="Normal" style:family="paragraph">
      <style:text-properties fo:font-size="10pt" style:font-size-asian="10pt" style:font-size-complex="10pt" fo:language="en" fo:country="AU"/>
    </style:style>
    <style:style style:name="P5659" style:parent-style-name="Normal" style:family="paragraph">
      <style:text-properties fo:font-size="10pt" style:font-size-asian="10pt" style:font-size-complex="10pt" fo:language="en" fo:country="AU"/>
    </style:style>
    <style:style style:name="P5660" style:parent-style-name="Normal" style:family="paragraph">
      <style:text-properties fo:font-size="10pt" style:font-size-asian="10pt" style:font-size-complex="10pt" fo:language="en" fo:country="AU"/>
    </style:style>
    <style:style style:name="P5661" style:parent-style-name="Normal" style:family="paragraph">
      <style:text-properties fo:font-size="10pt" style:font-size-asian="10pt" style:font-size-complex="10pt" fo:language="en" fo:country="AU"/>
    </style:style>
    <style:style style:name="P5662" style:parent-style-name="Normal" style:family="paragraph">
      <style:text-properties fo:font-size="10pt" style:font-size-asian="10pt" style:font-size-complex="10pt" fo:language="en" fo:country="AU"/>
    </style:style>
    <style:style style:name="P566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664" style:parent-style-name="Normal" style:family="paragraph">
      <style:text-properties fo:font-size="10pt" style:font-size-asian="10pt" style:font-size-complex="10pt" fo:language="en" fo:country="AU"/>
    </style:style>
    <style:style style:name="P5665" style:parent-style-name="Normal" style:family="paragraph">
      <style:text-properties fo:font-size="10pt" style:font-size-asian="10pt" style:font-size-complex="10pt" fo:language="en" fo:country="AU"/>
    </style:style>
    <style:style style:name="P5666" style:parent-style-name="Normal" style:family="paragraph">
      <style:text-properties fo:font-size="10pt" style:font-size-asian="10pt" style:font-size-complex="10pt" fo:language="en" fo:country="AU"/>
    </style:style>
    <style:style style:name="P5667" style:parent-style-name="Normal" style:family="paragraph">
      <style:text-properties fo:font-size="10pt" style:font-size-asian="10pt" style:font-size-complex="10pt" fo:language="en" fo:country="AU"/>
    </style:style>
    <style:style style:name="P5668" style:parent-style-name="Normal" style:family="paragraph">
      <style:text-properties fo:font-size="10pt" style:font-size-asian="10pt" style:font-size-complex="10pt" fo:language="en" fo:country="AU"/>
    </style:style>
    <style:style style:name="P5669" style:parent-style-name="Normal" style:family="paragraph">
      <style:text-properties fo:font-size="10pt" style:font-size-asian="10pt" style:font-size-complex="10pt" fo:language="en" fo:country="AU"/>
    </style:style>
    <style:style style:name="P5670" style:parent-style-name="Normal" style:family="paragraph">
      <style:text-properties fo:font-size="10pt" style:font-size-asian="10pt" style:font-size-complex="10pt" fo:language="en" fo:country="AU"/>
    </style:style>
    <style:style style:name="P5671" style:parent-style-name="Normal" style:family="paragraph">
      <style:text-properties fo:font-size="10pt" style:font-size-asian="10pt" style:font-size-complex="10pt" fo:language="en" fo:country="AU"/>
    </style:style>
    <style:style style:name="P567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673" style:parent-style-name="Normal" style:family="paragraph">
      <style:text-properties fo:font-size="10pt" style:font-size-asian="10pt" style:font-size-complex="10pt" fo:language="en" fo:country="AU"/>
    </style:style>
    <style:style style:name="P5674" style:parent-style-name="Normal" style:family="paragraph">
      <style:text-properties fo:font-size="10pt" style:font-size-asian="10pt" style:font-size-complex="10pt" fo:language="en" fo:country="AU"/>
    </style:style>
    <style:style style:name="P5675" style:parent-style-name="Normal" style:family="paragraph">
      <style:text-properties fo:font-size="10pt" style:font-size-asian="10pt" style:font-size-complex="10pt" fo:language="en" fo:country="AU"/>
    </style:style>
    <style:style style:name="P5676" style:parent-style-name="Normal" style:family="paragraph">
      <style:text-properties fo:font-size="10pt" style:font-size-asian="10pt" style:font-size-complex="10pt" fo:language="en" fo:country="AU"/>
    </style:style>
    <style:style style:name="T5677" style:parent-style-name="DefaultParagraphFont" style:family="text">
      <style:text-properties fo:font-size="10pt" style:font-size-asian="10pt" style:font-size-complex="10pt" fo:language="en" fo:country="AU"/>
    </style:style>
    <style:style style:name="T5678" style:parent-style-name="DefaultParagraphFont" style:family="text">
      <style:text-properties fo:font-size="10pt" style:font-size-asian="10pt" style:font-size-complex="10pt" fo:language="sv" fo:country="SE"/>
    </style:style>
    <style:style style:name="P5679" style:parent-style-name="Normal" style:family="paragraph">
      <style:text-properties fo:font-size="10pt" style:font-size-asian="10pt" style:font-size-complex="10pt" fo:language="en" fo:country="AU"/>
    </style:style>
    <style:style style:name="P5680" style:parent-style-name="Normal" style:family="paragraph">
      <style:text-properties fo:font-size="10pt" style:font-size-asian="10pt" style:font-size-complex="10pt" fo:language="en" fo:country="AU"/>
    </style:style>
    <style:style style:name="P5681" style:parent-style-name="Normal" style:family="paragraph">
      <style:text-properties fo:font-size="10pt" style:font-size-asian="10pt" style:font-size-complex="10pt" fo:language="en" fo:country="AU"/>
    </style:style>
    <style:style style:name="P5682" style:parent-style-name="Normal" style:family="paragraph">
      <style:text-properties fo:font-size="10pt" style:font-size-asian="10pt" style:font-size-complex="10pt" fo:language="en" fo:country="AU"/>
    </style:style>
    <style:style style:name="P5683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684" style:parent-style-name="Normal" style:family="paragraph">
      <style:text-properties fo:font-size="10pt" style:font-size-asian="10pt" style:font-size-complex="10pt" fo:language="en" fo:country="AU"/>
    </style:style>
    <style:style style:name="P5685" style:parent-style-name="Normal" style:family="paragraph">
      <style:text-properties fo:font-size="10pt" style:font-size-asian="10pt" style:font-size-complex="10pt" fo:language="en" fo:country="AU"/>
    </style:style>
    <style:style style:name="P5686" style:parent-style-name="Normal" style:family="paragraph">
      <style:text-properties fo:font-size="10pt" style:font-size-asian="10pt" style:font-size-complex="10pt" fo:language="en" fo:country="AU"/>
    </style:style>
    <style:style style:name="P5687" style:parent-style-name="Normal" style:family="paragraph">
      <style:text-properties fo:font-size="10pt" style:font-size-asian="10pt" style:font-size-complex="10pt" fo:language="en" fo:country="AU"/>
    </style:style>
    <style:style style:name="P5688" style:parent-style-name="Normal" style:family="paragraph">
      <style:text-properties fo:font-size="10pt" style:font-size-asian="10pt" style:font-size-complex="10pt" fo:language="en" fo:country="AU"/>
    </style:style>
    <style:style style:name="P5689" style:parent-style-name="Normal" style:family="paragraph">
      <style:text-properties fo:font-size="10pt" style:font-size-asian="10pt" style:font-size-complex="10pt" fo:language="en" fo:country="AU"/>
    </style:style>
    <style:style style:name="P5690" style:parent-style-name="Normal" style:family="paragraph">
      <style:text-properties fo:font-size="10pt" style:font-size-asian="10pt" style:font-size-complex="10pt" fo:language="en" fo:country="AU"/>
    </style:style>
    <style:style style:name="P5691" style:parent-style-name="Normal" style:family="paragraph">
      <style:text-properties fo:font-size="10pt" style:font-size-asian="10pt" style:font-size-complex="10pt" fo:language="en" fo:country="AU"/>
    </style:style>
    <style:style style:name="P569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693" style:parent-style-name="Normal" style:family="paragraph">
      <style:text-properties fo:font-size="10pt" style:font-size-asian="10pt" style:font-size-complex="10pt" fo:language="en" fo:country="AU"/>
    </style:style>
    <style:style style:name="P5694" style:parent-style-name="Normal" style:family="paragraph">
      <style:text-properties fo:font-size="10pt" style:font-size-asian="10pt" style:font-size-complex="10pt" fo:language="en" fo:country="AU"/>
    </style:style>
    <style:style style:name="P5695" style:parent-style-name="Normal" style:family="paragraph">
      <style:text-properties fo:font-size="10pt" style:font-size-asian="10pt" style:font-size-complex="10pt" fo:language="en" fo:country="AU"/>
    </style:style>
    <style:style style:name="P5696" style:parent-style-name="Normal" style:family="paragraph">
      <style:text-properties fo:font-size="10pt" style:font-size-asian="10pt" style:font-size-complex="10pt" fo:language="en" fo:country="AU"/>
    </style:style>
    <style:style style:name="P5697" style:parent-style-name="Normal" style:family="paragraph">
      <style:text-properties fo:font-size="10pt" style:font-size-asian="10pt" style:font-size-complex="10pt" fo:language="en" fo:country="AU"/>
    </style:style>
    <style:style style:name="P5698" style:parent-style-name="Normal" style:family="paragraph">
      <style:text-properties fo:font-size="10pt" style:font-size-asian="10pt" style:font-size-complex="10pt" fo:language="en" fo:country="AU"/>
    </style:style>
    <style:style style:name="P5699" style:parent-style-name="Normal" style:family="paragraph">
      <style:text-properties fo:font-size="10pt" style:font-size-asian="10pt" style:font-size-complex="10pt" fo:language="en" fo:country="AU"/>
    </style:style>
    <style:style style:name="P5700" style:parent-style-name="Normal" style:family="paragraph">
      <style:text-properties fo:font-size="10pt" style:font-size-asian="10pt" style:font-size-complex="10pt" fo:language="en" fo:country="AU"/>
    </style:style>
    <style:style style:name="P570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702" style:parent-style-name="Normal" style:family="paragraph">
      <style:text-properties fo:font-size="10pt" style:font-size-asian="10pt" style:font-size-complex="10pt" fo:language="en" fo:country="AU"/>
    </style:style>
    <style:style style:name="P5703" style:parent-style-name="Normal" style:family="paragraph">
      <style:text-properties fo:font-size="10pt" style:font-size-asian="10pt" style:font-size-complex="10pt" fo:language="en" fo:country="AU"/>
    </style:style>
    <style:style style:name="P5704" style:parent-style-name="Normal" style:family="paragraph">
      <style:text-properties fo:font-size="10pt" style:font-size-asian="10pt" style:font-size-complex="10pt" fo:language="en" fo:country="AU"/>
    </style:style>
    <style:style style:name="P5705" style:parent-style-name="Normal" style:family="paragraph">
      <style:text-properties fo:font-size="10pt" style:font-size-asian="10pt" style:font-size-complex="10pt" fo:language="en" fo:country="AU"/>
    </style:style>
    <style:style style:name="P5706" style:parent-style-name="Normal" style:family="paragraph">
      <style:text-properties fo:font-size="10pt" style:font-size-asian="10pt" style:font-size-complex="10pt" fo:language="en" fo:country="AU"/>
    </style:style>
    <style:style style:name="P5707" style:parent-style-name="Normal" style:family="paragraph">
      <style:text-properties fo:font-size="10pt" style:font-size-asian="10pt" style:font-size-complex="10pt" fo:language="en" fo:country="AU"/>
    </style:style>
    <style:style style:name="P5708" style:parent-style-name="Normal" style:family="paragraph">
      <style:text-properties fo:font-size="10pt" style:font-size-asian="10pt" style:font-size-complex="10pt" fo:language="en" fo:country="AU"/>
    </style:style>
    <style:style style:name="P5709" style:parent-style-name="Normal" style:family="paragraph">
      <style:text-properties fo:font-size="10pt" style:font-size-asian="10pt" style:font-size-complex="10pt" fo:language="en" fo:country="AU"/>
    </style:style>
    <style:style style:name="P571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711" style:parent-style-name="Normal" style:family="paragraph">
      <style:text-properties fo:font-size="10pt" style:font-size-asian="10pt" style:font-size-complex="10pt" fo:language="en" fo:country="AU"/>
    </style:style>
    <style:style style:name="P5712" style:parent-style-name="Normal" style:family="paragraph">
      <style:text-properties fo:font-size="10pt" style:font-size-asian="10pt" style:font-size-complex="10pt" fo:language="en" fo:country="AU"/>
    </style:style>
    <style:style style:name="P5713" style:parent-style-name="Normal" style:family="paragraph">
      <style:text-properties fo:font-size="10pt" style:font-size-asian="10pt" style:font-size-complex="10pt" fo:language="en" fo:country="AU"/>
    </style:style>
    <style:style style:name="P5714" style:parent-style-name="Normal" style:family="paragraph">
      <style:text-properties fo:font-size="10pt" style:font-size-asian="10pt" style:font-size-complex="10pt" fo:language="en" fo:country="AU"/>
    </style:style>
    <style:style style:name="P5715" style:parent-style-name="Normal" style:family="paragraph">
      <style:text-properties fo:font-size="10pt" style:font-size-asian="10pt" style:font-size-complex="10pt" fo:language="en" fo:country="AU"/>
    </style:style>
    <style:style style:name="P5716" style:parent-style-name="Normal" style:family="paragraph">
      <style:text-properties fo:font-size="10pt" style:font-size-asian="10pt" style:font-size-complex="10pt" fo:language="en" fo:country="AU"/>
    </style:style>
    <style:style style:name="P5717" style:parent-style-name="Normal" style:family="paragraph">
      <style:text-properties fo:font-size="10pt" style:font-size-asian="10pt" style:font-size-complex="10pt" fo:language="en" fo:country="AU"/>
    </style:style>
    <style:style style:name="P5718" style:parent-style-name="Normal" style:family="paragraph">
      <style:text-properties fo:font-size="10pt" style:font-size-asian="10pt" style:font-size-complex="10pt" fo:language="en" fo:country="AU"/>
    </style:style>
    <style:style style:name="P571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720" style:parent-style-name="Normal" style:family="paragraph">
      <style:text-properties fo:font-size="10pt" style:font-size-asian="10pt" style:font-size-complex="10pt" fo:language="en" fo:country="AU"/>
    </style:style>
    <style:style style:name="P5721" style:parent-style-name="Normal" style:family="paragraph">
      <style:text-properties fo:font-size="10pt" style:font-size-asian="10pt" style:font-size-complex="10pt" fo:language="en" fo:country="AU"/>
    </style:style>
    <style:style style:name="P5722" style:parent-style-name="Normal" style:family="paragraph">
      <style:text-properties fo:font-size="10pt" style:font-size-asian="10pt" style:font-size-complex="10pt" fo:language="en" fo:country="AU"/>
    </style:style>
    <style:style style:name="P5723" style:parent-style-name="Normal" style:family="paragraph">
      <style:text-properties fo:font-size="10pt" style:font-size-asian="10pt" style:font-size-complex="10pt" fo:language="en" fo:country="AU"/>
    </style:style>
    <style:style style:name="P5724" style:parent-style-name="Normal" style:family="paragraph">
      <style:text-properties fo:font-size="10pt" style:font-size-asian="10pt" style:font-size-complex="10pt" fo:language="en" fo:country="AU"/>
    </style:style>
    <style:style style:name="P5725" style:parent-style-name="Normal" style:family="paragraph">
      <style:text-properties fo:font-size="10pt" style:font-size-asian="10pt" style:font-size-complex="10pt" fo:language="en" fo:country="AU"/>
    </style:style>
    <style:style style:name="P5726" style:parent-style-name="Normal" style:family="paragraph">
      <style:text-properties fo:font-size="10pt" style:font-size-asian="10pt" style:font-size-complex="10pt" fo:language="en" fo:country="AU"/>
    </style:style>
    <style:style style:name="P5727" style:parent-style-name="Normal" style:family="paragraph">
      <style:text-properties fo:font-size="10pt" style:font-size-asian="10pt" style:font-size-complex="10pt" fo:language="en" fo:country="AU"/>
    </style:style>
    <style:style style:name="P5728" style:parent-style-name="Normal" style:family="paragraph">
      <style:text-properties fo:font-size="10pt" style:font-size-asian="10pt" style:font-size-complex="10pt" fo:language="en" fo:country="AU"/>
    </style:style>
    <style:style style:name="P572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730" style:parent-style-name="Normal" style:family="paragraph">
      <style:text-properties fo:font-size="10pt" style:font-size-asian="10pt" style:font-size-complex="10pt" fo:language="en" fo:country="AU"/>
    </style:style>
    <style:style style:name="T5731" style:parent-style-name="DefaultParagraphFont" style:family="text">
      <style:text-properties fo:font-size="10pt" style:font-size-asian="10pt" style:font-size-complex="10pt" fo:language="en" fo:country="AU"/>
    </style:style>
    <style:style style:name="T5732" style:parent-style-name="DefaultParagraphFont" style:family="text">
      <style:text-properties fo:font-size="10pt" style:font-size-asian="10pt" style:font-size-complex="10pt" fo:language="sv" fo:country="SE"/>
    </style:style>
    <style:style style:name="P5733" style:parent-style-name="Normal" style:family="paragraph">
      <style:text-properties fo:font-size="10pt" style:font-size-asian="10pt" style:font-size-complex="10pt" fo:language="sv" fo:country="SE"/>
    </style:style>
    <style:style style:name="P5734" style:parent-style-name="Normal" style:family="paragraph">
      <style:text-properties fo:font-size="10pt" style:font-size-asian="10pt" style:font-size-complex="10pt" fo:language="sv" fo:country="SE"/>
    </style:style>
    <style:style style:name="P5735" style:parent-style-name="Normal" style:family="paragraph">
      <style:text-properties fo:font-size="10pt" style:font-size-asian="10pt" style:font-size-complex="10pt" fo:language="sv" fo:country="SE"/>
    </style:style>
    <style:style style:name="P5736" style:parent-style-name="Normal" style:family="paragraph">
      <style:text-properties fo:font-size="10pt" style:font-size-asian="10pt" style:font-size-complex="10pt" fo:language="sv" fo:country="SE"/>
    </style:style>
    <style:style style:name="P5737" style:parent-style-name="Normal" style:family="paragraph">
      <style:text-properties fo:font-size="10pt" style:font-size-asian="10pt" style:font-size-complex="10pt" fo:language="en" fo:country="AU"/>
    </style:style>
    <style:style style:name="P5738" style:parent-style-name="Normal" style:family="paragraph">
      <style:text-properties fo:font-size="10pt" style:font-size-asian="10pt" style:font-size-complex="10pt" fo:language="en" fo:country="AU"/>
    </style:style>
    <style:style style:name="P573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740" style:parent-style-name="Normal" style:family="paragraph">
      <style:text-properties fo:font-size="10pt" style:font-size-asian="10pt" style:font-size-complex="10pt" fo:language="en" fo:country="AU"/>
    </style:style>
    <style:style style:name="P5741" style:parent-style-name="Normal" style:family="paragraph">
      <style:text-properties fo:font-size="10pt" style:font-size-asian="10pt" style:font-size-complex="10pt" fo:language="en" fo:country="AU"/>
    </style:style>
    <style:style style:name="P5742" style:parent-style-name="Normal" style:family="paragraph">
      <style:text-properties fo:font-size="10pt" style:font-size-asian="10pt" style:font-size-complex="10pt" fo:language="en" fo:country="AU"/>
    </style:style>
    <style:style style:name="P5743" style:parent-style-name="Normal" style:family="paragraph">
      <style:text-properties fo:font-size="10pt" style:font-size-asian="10pt" style:font-size-complex="10pt" fo:language="en" fo:country="AU"/>
    </style:style>
    <style:style style:name="P5744" style:parent-style-name="Normal" style:family="paragraph">
      <style:text-properties fo:font-size="10pt" style:font-size-asian="10pt" style:font-size-complex="10pt" fo:language="en" fo:country="AU"/>
    </style:style>
    <style:style style:name="P5745" style:parent-style-name="Normal" style:family="paragraph">
      <style:text-properties fo:font-size="10pt" style:font-size-asian="10pt" style:font-size-complex="10pt" fo:language="en" fo:country="AU"/>
    </style:style>
    <style:style style:name="P5746" style:parent-style-name="Normal" style:family="paragraph">
      <style:text-properties fo:font-size="10pt" style:font-size-asian="10pt" style:font-size-complex="10pt" fo:language="en" fo:country="AU"/>
    </style:style>
    <style:style style:name="P5747" style:parent-style-name="Normal" style:family="paragraph">
      <style:text-properties fo:font-size="10pt" style:font-size-asian="10pt" style:font-size-complex="10pt" fo:language="en" fo:country="AU"/>
    </style:style>
    <style:style style:name="P574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749" style:parent-style-name="Normal" style:family="paragraph">
      <style:text-properties fo:font-size="10pt" style:font-size-asian="10pt" style:font-size-complex="10pt" fo:language="en" fo:country="AU"/>
    </style:style>
    <style:style style:name="P5750" style:parent-style-name="Normal" style:family="paragraph">
      <style:text-properties fo:font-size="10pt" style:font-size-asian="10pt" style:font-size-complex="10pt" fo:language="en" fo:country="AU"/>
    </style:style>
    <style:style style:name="P5751" style:parent-style-name="Normal" style:family="paragraph">
      <style:text-properties fo:font-size="10pt" style:font-size-asian="10pt" style:font-size-complex="10pt" fo:language="en" fo:country="AU"/>
    </style:style>
    <style:style style:name="P5752" style:parent-style-name="Normal" style:family="paragraph">
      <style:text-properties fo:font-size="10pt" style:font-size-asian="10pt" style:font-size-complex="10pt" fo:language="en" fo:country="AU"/>
    </style:style>
    <style:style style:name="P5753" style:parent-style-name="Normal" style:family="paragraph">
      <style:text-properties fo:font-size="10pt" style:font-size-asian="10pt" style:font-size-complex="10pt" fo:language="en" fo:country="AU"/>
    </style:style>
    <style:style style:name="P5754" style:parent-style-name="Normal" style:family="paragraph">
      <style:text-properties fo:font-size="10pt" style:font-size-asian="10pt" style:font-size-complex="10pt" fo:language="en" fo:country="AU"/>
    </style:style>
    <style:style style:name="P5755" style:parent-style-name="Normal" style:family="paragraph">
      <style:text-properties fo:font-size="10pt" style:font-size-asian="10pt" style:font-size-complex="10pt" fo:language="en" fo:country="AU"/>
    </style:style>
    <style:style style:name="P5756" style:parent-style-name="Normal" style:family="paragraph">
      <style:text-properties fo:font-size="10pt" style:font-size-asian="10pt" style:font-size-complex="10pt" fo:language="en" fo:country="AU"/>
    </style:style>
    <style:style style:name="P575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758" style:parent-style-name="Normal" style:family="paragraph">
      <style:text-properties fo:font-size="10pt" style:font-size-asian="10pt" style:font-size-complex="10pt" fo:language="en" fo:country="AU"/>
    </style:style>
    <style:style style:name="P5759" style:parent-style-name="Normal" style:family="paragraph">
      <style:text-properties fo:font-size="10pt" style:font-size-asian="10pt" style:font-size-complex="10pt" fo:language="en" fo:country="AU"/>
    </style:style>
    <style:style style:name="P5760" style:parent-style-name="Normal" style:family="paragraph">
      <style:text-properties fo:font-size="10pt" style:font-size-asian="10pt" style:font-size-complex="10pt" fo:language="en" fo:country="AU"/>
    </style:style>
    <style:style style:name="P5761" style:parent-style-name="Normal" style:family="paragraph">
      <style:text-properties fo:font-size="10pt" style:font-size-asian="10pt" style:font-size-complex="10pt" fo:language="en" fo:country="AU"/>
    </style:style>
    <style:style style:name="P5762" style:parent-style-name="Normal" style:family="paragraph">
      <style:text-properties fo:font-size="10pt" style:font-size-asian="10pt" style:font-size-complex="10pt" fo:language="en" fo:country="AU"/>
    </style:style>
    <style:style style:name="P5763" style:parent-style-name="Normal" style:family="paragraph">
      <style:text-properties fo:font-size="10pt" style:font-size-asian="10pt" style:font-size-complex="10pt" fo:language="en" fo:country="AU"/>
    </style:style>
    <style:style style:name="P5764" style:parent-style-name="Normal" style:family="paragraph">
      <style:text-properties fo:font-size="10pt" style:font-size-asian="10pt" style:font-size-complex="10pt" fo:language="en" fo:country="AU"/>
    </style:style>
    <style:style style:name="P5765" style:parent-style-name="Normal" style:family="paragraph">
      <style:text-properties fo:font-size="10pt" style:font-size-asian="10pt" style:font-size-complex="10pt" fo:language="en" fo:country="AU"/>
    </style:style>
    <style:style style:name="P576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767" style:parent-style-name="Normal" style:family="paragraph">
      <style:text-properties fo:font-size="10pt" style:font-size-asian="10pt" style:font-size-complex="10pt" fo:language="en" fo:country="AU"/>
    </style:style>
    <style:style style:name="P5768" style:parent-style-name="Normal" style:family="paragraph">
      <style:text-properties fo:font-size="10pt" style:font-size-asian="10pt" style:font-size-complex="10pt" fo:language="en" fo:country="AU"/>
    </style:style>
    <style:style style:name="P5769" style:parent-style-name="Normal" style:family="paragraph">
      <style:text-properties fo:font-size="10pt" style:font-size-asian="10pt" style:font-size-complex="10pt" fo:language="en" fo:country="AU"/>
    </style:style>
    <style:style style:name="P5770" style:parent-style-name="Normal" style:family="paragraph">
      <style:text-properties fo:font-size="10pt" style:font-size-asian="10pt" style:font-size-complex="10pt" fo:language="en" fo:country="AU"/>
    </style:style>
    <style:style style:name="P5771" style:parent-style-name="Normal" style:family="paragraph">
      <style:text-properties fo:font-size="10pt" style:font-size-asian="10pt" style:font-size-complex="10pt" fo:language="en" fo:country="AU"/>
    </style:style>
    <style:style style:name="P5772" style:parent-style-name="Normal" style:family="paragraph">
      <style:text-properties fo:font-size="10pt" style:font-size-asian="10pt" style:font-size-complex="10pt" fo:language="en" fo:country="AU"/>
    </style:style>
    <style:style style:name="P5773" style:parent-style-name="Normal" style:family="paragraph">
      <style:text-properties fo:font-size="10pt" style:font-size-asian="10pt" style:font-size-complex="10pt" fo:language="en" fo:country="AU"/>
    </style:style>
    <style:style style:name="P5774" style:parent-style-name="Normal" style:family="paragraph">
      <style:text-properties fo:font-size="10pt" style:font-size-asian="10pt" style:font-size-complex="10pt" fo:language="en" fo:country="AU"/>
    </style:style>
    <style:style style:name="P5775" style:parent-style-name="Normal" style:family="paragraph">
      <style:text-properties fo:font-size="10pt" style:font-size-asian="10pt" style:font-size-complex="10pt" fo:language="en" fo:country="AU"/>
    </style:style>
    <style:style style:name="P577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777" style:parent-style-name="Normal" style:family="paragraph">
      <style:text-properties fo:font-size="10pt" style:font-size-asian="10pt" style:font-size-complex="10pt" fo:language="en" fo:country="AU"/>
    </style:style>
    <style:style style:name="P5778" style:parent-style-name="Normal" style:family="paragraph">
      <style:text-properties fo:font-size="10pt" style:font-size-asian="10pt" style:font-size-complex="10pt" fo:language="en" fo:country="AU"/>
    </style:style>
    <style:style style:name="P5779" style:parent-style-name="Normal" style:family="paragraph">
      <style:text-properties fo:font-size="10pt" style:font-size-asian="10pt" style:font-size-complex="10pt" fo:language="en" fo:country="AU"/>
    </style:style>
    <style:style style:name="P5780" style:parent-style-name="Normal" style:family="paragraph">
      <style:text-properties fo:font-size="10pt" style:font-size-asian="10pt" style:font-size-complex="10pt" fo:language="en" fo:country="AU"/>
    </style:style>
    <style:style style:name="P5781" style:parent-style-name="Normal" style:family="paragraph">
      <style:text-properties fo:font-size="10pt" style:font-size-asian="10pt" style:font-size-complex="10pt" fo:language="en" fo:country="AU"/>
    </style:style>
    <style:style style:name="P5782" style:parent-style-name="Normal" style:family="paragraph">
      <style:text-properties fo:font-size="10pt" style:font-size-asian="10pt" style:font-size-complex="10pt" fo:language="en" fo:country="AU"/>
    </style:style>
    <style:style style:name="P5783" style:parent-style-name="Normal" style:family="paragraph">
      <style:text-properties fo:font-size="10pt" style:font-size-asian="10pt" style:font-size-complex="10pt" fo:language="en" fo:country="AU"/>
    </style:style>
    <style:style style:name="P5784" style:parent-style-name="Normal" style:family="paragraph">
      <style:text-properties fo:font-size="10pt" style:font-size-asian="10pt" style:font-size-complex="10pt" fo:language="en" fo:country="AU"/>
    </style:style>
    <style:style style:name="P5785" style:parent-style-name="Normal" style:family="paragraph">
      <style:text-properties fo:font-size="10pt" style:font-size-asian="10pt" style:font-size-complex="10pt" fo:language="en" fo:country="AU"/>
    </style:style>
    <style:style style:name="P578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787" style:parent-style-name="Normal" style:family="paragraph">
      <style:text-properties fo:font-size="10pt" style:font-size-asian="10pt" style:font-size-complex="10pt" fo:language="en" fo:country="AU"/>
    </style:style>
    <style:style style:name="P5788" style:parent-style-name="Normal" style:family="paragraph">
      <style:text-properties fo:font-size="10pt" style:font-size-asian="10pt" style:font-size-complex="10pt" fo:language="en" fo:country="AU"/>
    </style:style>
    <style:style style:name="P5789" style:parent-style-name="Normal" style:family="paragraph">
      <style:text-properties fo:font-size="10pt" style:font-size-asian="10pt" style:font-size-complex="10pt" fo:language="en" fo:country="AU"/>
    </style:style>
    <style:style style:name="P5790" style:parent-style-name="Normal" style:family="paragraph">
      <style:text-properties fo:font-size="10pt" style:font-size-asian="10pt" style:font-size-complex="10pt" fo:language="en" fo:country="AU"/>
    </style:style>
    <style:style style:name="P5791" style:parent-style-name="Normal" style:family="paragraph">
      <style:text-properties fo:font-size="10pt" style:font-size-asian="10pt" style:font-size-complex="10pt" fo:language="en" fo:country="AU"/>
    </style:style>
    <style:style style:name="P5792" style:parent-style-name="Normal" style:family="paragraph">
      <style:text-properties fo:font-size="10pt" style:font-size-asian="10pt" style:font-size-complex="10pt" fo:language="en" fo:country="AU"/>
    </style:style>
    <style:style style:name="P5793" style:parent-style-name="Normal" style:family="paragraph">
      <style:text-properties fo:font-size="10pt" style:font-size-asian="10pt" style:font-size-complex="10pt" fo:language="en" fo:country="AU"/>
    </style:style>
    <style:style style:name="P5794" style:parent-style-name="Normal" style:family="paragraph">
      <style:text-properties fo:font-size="10pt" style:font-size-asian="10pt" style:font-size-complex="10pt" fo:language="en" fo:country="AU"/>
    </style:style>
    <style:style style:name="P5795" style:parent-style-name="Normal" style:family="paragraph">
      <style:text-properties fo:font-size="10pt" style:font-size-asian="10pt" style:font-size-complex="10pt" fo:language="en" fo:country="AU"/>
    </style:style>
    <style:style style:name="P579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797" style:parent-style-name="Normal" style:family="paragraph">
      <style:text-properties fo:font-size="10pt" style:font-size-asian="10pt" style:font-size-complex="10pt" fo:language="en" fo:country="AU"/>
    </style:style>
    <style:style style:name="P5798" style:parent-style-name="Normal" style:family="paragraph">
      <style:text-properties fo:font-size="10pt" style:font-size-asian="10pt" style:font-size-complex="10pt" fo:language="en" fo:country="AU"/>
    </style:style>
    <style:style style:name="P5799" style:parent-style-name="Normal" style:family="paragraph">
      <style:text-properties fo:font-size="10pt" style:font-size-asian="10pt" style:font-size-complex="10pt" fo:language="en" fo:country="AU"/>
    </style:style>
    <style:style style:name="P5800" style:parent-style-name="Normal" style:family="paragraph">
      <style:text-properties fo:font-size="10pt" style:font-size-asian="10pt" style:font-size-complex="10pt" fo:language="en" fo:country="AU"/>
    </style:style>
    <style:style style:name="P5801" style:parent-style-name="Normal" style:family="paragraph">
      <style:text-properties fo:font-size="10pt" style:font-size-asian="10pt" style:font-size-complex="10pt" fo:language="en" fo:country="AU"/>
    </style:style>
    <style:style style:name="P5802" style:parent-style-name="Normal" style:family="paragraph">
      <style:text-properties fo:font-size="10pt" style:font-size-asian="10pt" style:font-size-complex="10pt" fo:language="en" fo:country="AU"/>
    </style:style>
    <style:style style:name="P5803" style:parent-style-name="Normal" style:family="paragraph">
      <style:text-properties fo:font-size="10pt" style:font-size-asian="10pt" style:font-size-complex="10pt" fo:language="en" fo:country="AU"/>
    </style:style>
    <style:style style:name="P5804" style:parent-style-name="Normal" style:family="paragraph">
      <style:text-properties fo:font-size="10pt" style:font-size-asian="10pt" style:font-size-complex="10pt" fo:language="en" fo:country="AU"/>
    </style:style>
    <style:style style:name="P580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806" style:parent-style-name="Normal" style:family="paragraph">
      <style:text-properties fo:font-size="10pt" style:font-size-asian="10pt" style:font-size-complex="10pt" fo:language="en" fo:country="AU"/>
    </style:style>
    <style:style style:name="P5807" style:parent-style-name="Normal" style:family="paragraph">
      <style:text-properties fo:font-size="10pt" style:font-size-asian="10pt" style:font-size-complex="10pt" fo:language="en" fo:country="AU"/>
    </style:style>
    <style:style style:name="P5808" style:parent-style-name="Normal" style:family="paragraph">
      <style:text-properties fo:font-size="10pt" style:font-size-asian="10pt" style:font-size-complex="10pt" fo:language="en" fo:country="AU"/>
    </style:style>
    <style:style style:name="P5809" style:parent-style-name="Normal" style:family="paragraph">
      <style:text-properties fo:font-size="10pt" style:font-size-asian="10pt" style:font-size-complex="10pt" fo:language="en" fo:country="AU"/>
    </style:style>
    <style:style style:name="P5810" style:parent-style-name="Normal" style:family="paragraph">
      <style:text-properties fo:font-size="10pt" style:font-size-asian="10pt" style:font-size-complex="10pt" fo:language="en" fo:country="AU"/>
    </style:style>
    <style:style style:name="P5811" style:parent-style-name="Normal" style:family="paragraph">
      <style:text-properties fo:font-size="10pt" style:font-size-asian="10pt" style:font-size-complex="10pt" fo:language="en" fo:country="AU"/>
    </style:style>
    <style:style style:name="P5812" style:parent-style-name="Normal" style:family="paragraph">
      <style:text-properties fo:font-size="10pt" style:font-size-asian="10pt" style:font-size-complex="10pt" fo:language="en" fo:country="AU"/>
    </style:style>
    <style:style style:name="P5813" style:parent-style-name="Normal" style:family="paragraph">
      <style:text-properties fo:font-size="10pt" style:font-size-asian="10pt" style:font-size-complex="10pt" fo:language="en" fo:country="AU"/>
    </style:style>
    <style:style style:name="P5814" style:parent-style-name="Normal" style:family="paragraph">
      <style:text-properties fo:font-size="10pt" style:font-size-asian="10pt" style:font-size-complex="10pt" fo:language="en" fo:country="AU"/>
    </style:style>
    <style:style style:name="P581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816" style:parent-style-name="Normal" style:family="paragraph">
      <style:text-properties fo:font-size="10pt" style:font-size-asian="10pt" style:font-size-complex="10pt" fo:language="en" fo:country="AU"/>
    </style:style>
    <style:style style:name="P5817" style:parent-style-name="Normal" style:family="paragraph">
      <style:text-properties fo:font-size="10pt" style:font-size-asian="10pt" style:font-size-complex="10pt" fo:language="en" fo:country="AU"/>
    </style:style>
    <style:style style:name="P5818" style:parent-style-name="Normal" style:family="paragraph">
      <style:text-properties fo:font-size="10pt" style:font-size-asian="10pt" style:font-size-complex="10pt" fo:language="en" fo:country="AU"/>
    </style:style>
    <style:style style:name="P5819" style:parent-style-name="Normal" style:family="paragraph">
      <style:text-properties fo:font-size="10pt" style:font-size-asian="10pt" style:font-size-complex="10pt" fo:language="en" fo:country="AU"/>
    </style:style>
    <style:style style:name="P5820" style:parent-style-name="Normal" style:family="paragraph">
      <style:text-properties fo:font-size="10pt" style:font-size-asian="10pt" style:font-size-complex="10pt" fo:language="en" fo:country="AU"/>
    </style:style>
    <style:style style:name="P5821" style:parent-style-name="Normal" style:family="paragraph">
      <style:text-properties fo:font-size="10pt" style:font-size-asian="10pt" style:font-size-complex="10pt" fo:language="en" fo:country="AU"/>
    </style:style>
    <style:style style:name="P5822" style:parent-style-name="Normal" style:family="paragraph">
      <style:text-properties fo:font-size="10pt" style:font-size-asian="10pt" style:font-size-complex="10pt" fo:language="en" fo:country="AU"/>
    </style:style>
    <style:style style:name="P5823" style:parent-style-name="Normal" style:family="paragraph">
      <style:text-properties fo:font-size="10pt" style:font-size-asian="10pt" style:font-size-complex="10pt" fo:language="en" fo:country="AU"/>
    </style:style>
    <style:style style:name="P5824" style:parent-style-name="Normal" style:family="paragraph">
      <style:text-properties fo:font-size="10pt" style:font-size-asian="10pt" style:font-size-complex="10pt" fo:language="en" fo:country="AU"/>
    </style:style>
    <style:style style:name="P582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826" style:parent-style-name="Normal" style:family="paragraph">
      <style:text-properties fo:font-size="10pt" style:font-size-asian="10pt" style:font-size-complex="10pt" fo:language="en" fo:country="AU"/>
    </style:style>
    <style:style style:name="P5827" style:parent-style-name="Normal" style:family="paragraph">
      <style:text-properties fo:font-size="10pt" style:font-size-asian="10pt" style:font-size-complex="10pt" fo:language="en" fo:country="AU"/>
    </style:style>
    <style:style style:name="P5828" style:parent-style-name="Normal" style:family="paragraph">
      <style:text-properties fo:font-size="10pt" style:font-size-asian="10pt" style:font-size-complex="10pt" fo:language="en" fo:country="AU"/>
    </style:style>
    <style:style style:name="P5829" style:parent-style-name="Normal" style:family="paragraph">
      <style:text-properties fo:font-size="10pt" style:font-size-asian="10pt" style:font-size-complex="10pt" fo:language="en" fo:country="AU"/>
    </style:style>
    <style:style style:name="T5830" style:parent-style-name="DefaultParagraphFont" style:family="text">
      <style:text-properties fo:font-size="10pt" style:font-size-asian="10pt" style:font-size-complex="10pt" fo:language="en" fo:country="AU"/>
    </style:style>
    <style:style style:name="T5831" style:parent-style-name="DefaultParagraphFont" style:family="text">
      <style:text-properties fo:font-size="10pt" style:font-size-asian="10pt" style:font-size-complex="10pt" fo:language="sv" fo:country="SE"/>
    </style:style>
    <style:style style:name="P5832" style:parent-style-name="Normal" style:family="paragraph">
      <style:text-properties fo:font-size="10pt" style:font-size-asian="10pt" style:font-size-complex="10pt" fo:language="sv" fo:country="SE"/>
    </style:style>
    <style:style style:name="P5833" style:parent-style-name="Normal" style:family="paragraph">
      <style:text-properties fo:font-size="10pt" style:font-size-asian="10pt" style:font-size-complex="10pt" fo:language="sv" fo:country="SE"/>
    </style:style>
    <style:style style:name="P5834" style:parent-style-name="Normal" style:family="paragraph">
      <style:text-properties fo:font-size="10pt" style:font-size-asian="10pt" style:font-size-complex="10pt" fo:language="en" fo:country="AU"/>
    </style:style>
    <style:style style:name="P5835" style:parent-style-name="Normal" style:family="paragraph">
      <style:text-properties fo:font-size="10pt" style:font-size-asian="10pt" style:font-size-complex="10pt" fo:language="en" fo:country="AU"/>
    </style:style>
    <style:style style:name="P583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837" style:parent-style-name="Normal" style:family="paragraph">
      <style:text-properties fo:font-size="10pt" style:font-size-asian="10pt" style:font-size-complex="10pt" fo:language="en" fo:country="AU"/>
    </style:style>
    <style:style style:name="P5838" style:parent-style-name="Normal" style:family="paragraph">
      <style:text-properties fo:font-size="10pt" style:font-size-asian="10pt" style:font-size-complex="10pt" fo:language="en" fo:country="AU"/>
    </style:style>
    <style:style style:name="P5839" style:parent-style-name="Normal" style:family="paragraph">
      <style:text-properties fo:font-size="10pt" style:font-size-asian="10pt" style:font-size-complex="10pt" fo:language="en" fo:country="AU"/>
    </style:style>
    <style:style style:name="P5840" style:parent-style-name="Normal" style:family="paragraph">
      <style:text-properties fo:font-size="10pt" style:font-size-asian="10pt" style:font-size-complex="10pt" fo:language="en" fo:country="AU"/>
    </style:style>
    <style:style style:name="P5841" style:parent-style-name="Normal" style:family="paragraph">
      <style:text-properties fo:font-size="10pt" style:font-size-asian="10pt" style:font-size-complex="10pt" fo:language="en" fo:country="AU"/>
    </style:style>
    <style:style style:name="P5842" style:parent-style-name="Normal" style:family="paragraph">
      <style:text-properties fo:font-size="10pt" style:font-size-asian="10pt" style:font-size-complex="10pt" fo:language="en" fo:country="AU"/>
    </style:style>
    <style:style style:name="P5843" style:parent-style-name="Normal" style:family="paragraph">
      <style:text-properties fo:font-size="10pt" style:font-size-asian="10pt" style:font-size-complex="10pt" fo:language="en" fo:country="AU"/>
    </style:style>
    <style:style style:name="P5844" style:parent-style-name="Normal" style:family="paragraph">
      <style:text-properties fo:font-size="10pt" style:font-size-asian="10pt" style:font-size-complex="10pt" fo:language="en" fo:country="AU"/>
    </style:style>
    <style:style style:name="P5845" style:parent-style-name="Normal" style:family="paragraph">
      <style:text-properties fo:font-size="10pt" style:font-size-asian="10pt" style:font-size-complex="10pt" fo:language="en" fo:country="AU"/>
    </style:style>
    <style:style style:name="P584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847" style:parent-style-name="Normal" style:family="paragraph">
      <style:text-properties fo:font-size="10pt" style:font-size-asian="10pt" style:font-size-complex="10pt" fo:language="en" fo:country="AU"/>
    </style:style>
    <style:style style:name="P5848" style:parent-style-name="Normal" style:family="paragraph">
      <style:text-properties fo:font-size="10pt" style:font-size-asian="10pt" style:font-size-complex="10pt" fo:language="en" fo:country="AU"/>
    </style:style>
    <style:style style:name="P5849" style:parent-style-name="Normal" style:family="paragraph">
      <style:text-properties fo:font-size="10pt" style:font-size-asian="10pt" style:font-size-complex="10pt" fo:language="en" fo:country="AU"/>
    </style:style>
    <style:style style:name="P5850" style:parent-style-name="Normal" style:family="paragraph">
      <style:text-properties fo:font-size="10pt" style:font-size-asian="10pt" style:font-size-complex="10pt" fo:language="en" fo:country="AU"/>
    </style:style>
    <style:style style:name="P5851" style:parent-style-name="Normal" style:family="paragraph">
      <style:text-properties fo:font-size="10pt" style:font-size-asian="10pt" style:font-size-complex="10pt" fo:language="en" fo:country="AU"/>
    </style:style>
    <style:style style:name="P5852" style:parent-style-name="Normal" style:family="paragraph">
      <style:text-properties fo:font-size="10pt" style:font-size-asian="10pt" style:font-size-complex="10pt" fo:language="en" fo:country="AU"/>
    </style:style>
    <style:style style:name="P5853" style:parent-style-name="Normal" style:family="paragraph">
      <style:text-properties fo:font-size="10pt" style:font-size-asian="10pt" style:font-size-complex="10pt" fo:language="en" fo:country="AU"/>
    </style:style>
    <style:style style:name="P5854" style:parent-style-name="Normal" style:family="paragraph">
      <style:text-properties fo:font-size="10pt" style:font-size-asian="10pt" style:font-size-complex="10pt" fo:language="en" fo:country="AU"/>
    </style:style>
    <style:style style:name="P5855" style:parent-style-name="Normal" style:family="paragraph">
      <style:text-properties fo:font-size="10pt" style:font-size-asian="10pt" style:font-size-complex="10pt" fo:language="en" fo:country="AU"/>
    </style:style>
    <style:style style:name="P585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857" style:parent-style-name="Normal" style:family="paragraph">
      <style:text-properties fo:font-size="10pt" style:font-size-asian="10pt" style:font-size-complex="10pt" fo:language="en" fo:country="AU"/>
    </style:style>
    <style:style style:name="P5858" style:parent-style-name="Normal" style:family="paragraph">
      <style:text-properties fo:font-size="10pt" style:font-size-asian="10pt" style:font-size-complex="10pt" fo:language="en" fo:country="AU"/>
    </style:style>
    <style:style style:name="P5859" style:parent-style-name="Normal" style:family="paragraph">
      <style:text-properties fo:font-size="10pt" style:font-size-asian="10pt" style:font-size-complex="10pt" fo:language="en" fo:country="AU"/>
    </style:style>
    <style:style style:name="P5860" style:parent-style-name="Normal" style:family="paragraph">
      <style:text-properties fo:font-size="10pt" style:font-size-asian="10pt" style:font-size-complex="10pt" fo:language="en" fo:country="AU"/>
    </style:style>
    <style:style style:name="P5861" style:parent-style-name="Normal" style:family="paragraph">
      <style:text-properties fo:font-size="10pt" style:font-size-asian="10pt" style:font-size-complex="10pt" fo:language="en" fo:country="AU"/>
    </style:style>
    <style:style style:name="P5862" style:parent-style-name="Normal" style:family="paragraph">
      <style:text-properties fo:font-size="10pt" style:font-size-asian="10pt" style:font-size-complex="10pt" fo:language="en" fo:country="AU"/>
    </style:style>
    <style:style style:name="P5863" style:parent-style-name="Normal" style:family="paragraph">
      <style:text-properties fo:font-size="10pt" style:font-size-asian="10pt" style:font-size-complex="10pt" fo:language="en" fo:country="AU"/>
    </style:style>
    <style:style style:name="P5864" style:parent-style-name="Normal" style:family="paragraph">
      <style:text-properties fo:font-size="10pt" style:font-size-asian="10pt" style:font-size-complex="10pt" fo:language="en" fo:country="AU"/>
    </style:style>
    <style:style style:name="P5865" style:parent-style-name="Normal" style:family="paragraph">
      <style:text-properties fo:font-size="10pt" style:font-size-asian="10pt" style:font-size-complex="10pt" fo:language="en" fo:country="AU"/>
    </style:style>
    <style:style style:name="P5866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867" style:parent-style-name="Normal" style:family="paragraph">
      <style:text-properties fo:font-size="10pt" style:font-size-asian="10pt" style:font-size-complex="10pt" fo:language="en" fo:country="AU"/>
    </style:style>
    <style:style style:name="T5868" style:parent-style-name="DefaultParagraphFont" style:family="text">
      <style:text-properties fo:font-size="10pt" style:font-size-asian="10pt" style:font-size-complex="10pt" fo:language="en" fo:country="AU"/>
    </style:style>
    <style:style style:name="T5869" style:parent-style-name="DefaultParagraphFont" style:family="text">
      <style:text-properties fo:font-size="10pt" style:font-size-asian="10pt" style:font-size-complex="10pt" fo:language="sv" fo:country="SE"/>
    </style:style>
    <style:style style:name="P5870" style:parent-style-name="Normal" style:family="paragraph">
      <style:text-properties fo:font-size="10pt" style:font-size-asian="10pt" style:font-size-complex="10pt" fo:language="sv" fo:country="SE"/>
    </style:style>
    <style:style style:name="P5871" style:parent-style-name="Normal" style:family="paragraph">
      <style:text-properties fo:font-size="10pt" style:font-size-asian="10pt" style:font-size-complex="10pt" fo:language="sv" fo:country="SE"/>
    </style:style>
    <style:style style:name="P5872" style:parent-style-name="Normal" style:family="paragraph">
      <style:text-properties fo:font-size="10pt" style:font-size-asian="10pt" style:font-size-complex="10pt" fo:language="sv" fo:country="SE"/>
    </style:style>
    <style:style style:name="P5873" style:parent-style-name="Normal" style:family="paragraph">
      <style:text-properties fo:font-size="10pt" style:font-size-asian="10pt" style:font-size-complex="10pt" fo:language="en" fo:country="AU"/>
    </style:style>
    <style:style style:name="P5874" style:parent-style-name="Normal" style:family="paragraph">
      <style:text-properties fo:font-size="10pt" style:font-size-asian="10pt" style:font-size-complex="10pt" fo:language="en" fo:country="AU"/>
    </style:style>
    <style:style style:name="P5875" style:parent-style-name="Normal" style:family="paragraph">
      <style:text-properties fo:font-size="10pt" style:font-size-asian="10pt" style:font-size-complex="10pt" fo:language="en" fo:country="AU"/>
    </style:style>
    <style:style style:name="P5876" style:parent-style-name="Normal" style:family="paragraph">
      <style:text-properties fo:font-size="10pt" style:font-size-asian="10pt" style:font-size-complex="10pt" fo:language="en" fo:country="AU"/>
    </style:style>
    <style:style style:name="P587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878" style:parent-style-name="Normal" style:family="paragraph">
      <style:text-properties fo:font-size="10pt" style:font-size-asian="10pt" style:font-size-complex="10pt" fo:language="en" fo:country="AU"/>
    </style:style>
    <style:style style:name="P5879" style:parent-style-name="Normal" style:family="paragraph">
      <style:text-properties fo:font-size="10pt" style:font-size-asian="10pt" style:font-size-complex="10pt" fo:language="en" fo:country="AU"/>
    </style:style>
    <style:style style:name="P5880" style:parent-style-name="Normal" style:family="paragraph">
      <style:text-properties fo:font-size="10pt" style:font-size-asian="10pt" style:font-size-complex="10pt" fo:language="en" fo:country="AU"/>
    </style:style>
    <style:style style:name="T5881" style:parent-style-name="DefaultParagraphFont" style:family="text">
      <style:text-properties fo:font-size="10pt" style:font-size-asian="10pt" style:font-size-complex="10pt" fo:language="en" fo:country="AU"/>
    </style:style>
    <style:style style:name="T5882" style:parent-style-name="DefaultParagraphFont" style:family="text">
      <style:text-properties fo:font-size="10pt" style:font-size-asian="10pt" style:font-size-complex="10pt" fo:language="en" fo:country="AU"/>
    </style:style>
    <style:style style:name="T5883" style:parent-style-name="DefaultParagraphFont" style:family="text">
      <style:text-properties fo:font-size="10pt" style:font-size-asian="10pt" style:font-size-complex="10pt" fo:language="en" fo:country="AU"/>
    </style:style>
    <style:style style:name="T5884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5885" style:parent-style-name="DefaultParagraphFont" style:family="text">
      <style:text-properties fo:font-size="10pt" style:font-size-asian="10pt" style:font-size-complex="10pt" fo:language="en" fo:country="AU"/>
    </style:style>
    <style:style style:name="P5886" style:parent-style-name="Normal" style:family="paragraph">
      <style:text-properties fo:font-size="10pt" style:font-size-asian="10pt" style:font-size-complex="10pt" fo:language="en" fo:country="AU"/>
    </style:style>
    <style:style style:name="P5887" style:parent-style-name="Normal" style:family="paragraph">
      <style:text-properties fo:font-size="10pt" style:font-size-asian="10pt" style:font-size-complex="10pt" fo:language="en" fo:country="AU"/>
    </style:style>
    <style:style style:name="P5888" style:parent-style-name="Normal" style:family="paragraph">
      <style:text-properties fo:font-size="10pt" style:font-size-asian="10pt" style:font-size-complex="10pt" fo:language="en" fo:country="AU"/>
    </style:style>
    <style:style style:name="P5889" style:parent-style-name="Normal" style:family="paragraph">
      <style:text-properties fo:font-size="10pt" style:font-size-asian="10pt" style:font-size-complex="10pt" fo:language="en" fo:country="AU"/>
    </style:style>
    <style:style style:name="P5890" style:parent-style-name="Normal" style:family="paragraph">
      <style:text-properties fo:font-size="10pt" style:font-size-asian="10pt" style:font-size-complex="10pt" fo:language="en" fo:country="AU"/>
    </style:style>
    <style:style style:name="P589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892" style:parent-style-name="Normal" style:family="paragraph">
      <style:text-properties fo:font-size="10pt" style:font-size-asian="10pt" style:font-size-complex="10pt" fo:language="en" fo:country="AU"/>
    </style:style>
    <style:style style:name="T5893" style:parent-style-name="DefaultParagraphFont" style:family="text">
      <style:text-properties fo:font-size="10pt" style:font-size-asian="10pt" style:font-size-complex="10pt" fo:language="en" fo:country="AU"/>
    </style:style>
    <style:style style:name="T5894" style:parent-style-name="DefaultParagraphFont" style:family="text">
      <style:text-properties fo:font-size="10pt" style:font-size-asian="10pt" style:font-size-complex="10pt" fo:language="sv" fo:country="SE"/>
    </style:style>
    <style:style style:name="P5895" style:parent-style-name="Normal" style:family="paragraph">
      <style:text-properties fo:font-size="10pt" style:font-size-asian="10pt" style:font-size-complex="10pt" fo:language="sv" fo:country="SE"/>
    </style:style>
    <style:style style:name="P5896" style:parent-style-name="Normal" style:family="paragraph">
      <style:text-properties fo:font-size="10pt" style:font-size-asian="10pt" style:font-size-complex="10pt" fo:language="sv" fo:country="SE"/>
    </style:style>
    <style:style style:name="P5897" style:parent-style-name="Normal" style:family="paragraph">
      <style:text-properties fo:font-size="10pt" style:font-size-asian="10pt" style:font-size-complex="10pt" fo:language="sv" fo:country="SE"/>
    </style:style>
    <style:style style:name="P5898" style:parent-style-name="Normal" style:family="paragraph">
      <style:text-properties fo:font-size="10pt" style:font-size-asian="10pt" style:font-size-complex="10pt" fo:language="en" fo:country="AU"/>
    </style:style>
    <style:style style:name="P5899" style:parent-style-name="Normal" style:family="paragraph">
      <style:text-properties fo:font-size="10pt" style:font-size-asian="10pt" style:font-size-complex="10pt" fo:language="en" fo:country="AU"/>
    </style:style>
    <style:style style:name="P5900" style:parent-style-name="Normal" style:family="paragraph">
      <style:text-properties fo:font-size="10pt" style:font-size-asian="10pt" style:font-size-complex="10pt" fo:language="en" fo:country="AU"/>
    </style:style>
    <style:style style:name="P5901" style:parent-style-name="Normal" style:family="paragraph">
      <style:text-properties fo:font-size="10pt" style:font-size-asian="10pt" style:font-size-complex="10pt" fo:language="en" fo:country="AU"/>
    </style:style>
    <style:style style:name="P5902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903" style:parent-style-name="Normal" style:family="paragraph">
      <style:text-properties fo:font-size="10pt" style:font-size-asian="10pt" style:font-size-complex="10pt" fo:language="en" fo:country="AU"/>
    </style:style>
    <style:style style:name="P5904" style:parent-style-name="Normal" style:family="paragraph">
      <style:text-properties fo:font-size="10pt" style:font-size-asian="10pt" style:font-size-complex="10pt" fo:language="en" fo:country="AU"/>
    </style:style>
    <style:style style:name="P5905" style:parent-style-name="Normal" style:family="paragraph">
      <style:text-properties fo:font-size="10pt" style:font-size-asian="10pt" style:font-size-complex="10pt" fo:language="en" fo:country="AU"/>
    </style:style>
    <style:style style:name="P5906" style:parent-style-name="Normal" style:family="paragraph">
      <style:text-properties fo:font-size="10pt" style:font-size-asian="10pt" style:font-size-complex="10pt" fo:language="en" fo:country="AU"/>
    </style:style>
    <style:style style:name="P5907" style:parent-style-name="Normal" style:family="paragraph">
      <style:text-properties fo:font-size="10pt" style:font-size-asian="10pt" style:font-size-complex="10pt" fo:language="en" fo:country="AU"/>
    </style:style>
    <style:style style:name="P5908" style:parent-style-name="Normal" style:family="paragraph">
      <style:text-properties fo:font-size="10pt" style:font-size-asian="10pt" style:font-size-complex="10pt" fo:language="en" fo:country="AU"/>
    </style:style>
    <style:style style:name="P5909" style:parent-style-name="Normal" style:family="paragraph">
      <style:text-properties fo:font-size="10pt" style:font-size-asian="10pt" style:font-size-complex="10pt" fo:language="en" fo:country="AU"/>
    </style:style>
    <style:style style:name="P5910" style:parent-style-name="Normal" style:family="paragraph">
      <style:text-properties fo:font-size="10pt" style:font-size-asian="10pt" style:font-size-complex="10pt" fo:language="en" fo:country="AU"/>
    </style:style>
    <style:style style:name="P591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912" style:parent-style-name="Normal" style:family="paragraph">
      <style:text-properties fo:font-size="10pt" style:font-size-asian="10pt" style:font-size-complex="10pt" fo:language="en" fo:country="AU"/>
    </style:style>
    <style:style style:name="P5913" style:parent-style-name="Normal" style:family="paragraph">
      <style:text-properties fo:font-size="10pt" style:font-size-asian="10pt" style:font-size-complex="10pt" fo:language="en" fo:country="AU"/>
    </style:style>
    <style:style style:name="P5914" style:parent-style-name="Normal" style:family="paragraph">
      <style:text-properties fo:font-size="10pt" style:font-size-asian="10pt" style:font-size-complex="10pt" fo:language="en" fo:country="AU"/>
    </style:style>
    <style:style style:name="P5915" style:parent-style-name="Normal" style:family="paragraph">
      <style:text-properties fo:font-size="10pt" style:font-size-asian="10pt" style:font-size-complex="10pt" fo:language="en" fo:country="AU"/>
    </style:style>
    <style:style style:name="P5916" style:parent-style-name="Normal" style:family="paragraph">
      <style:text-properties fo:font-size="10pt" style:font-size-asian="10pt" style:font-size-complex="10pt" fo:language="en" fo:country="AU"/>
    </style:style>
    <style:style style:name="P5917" style:parent-style-name="Normal" style:family="paragraph">
      <style:text-properties fo:font-size="10pt" style:font-size-asian="10pt" style:font-size-complex="10pt" fo:language="en" fo:country="AU"/>
    </style:style>
    <style:style style:name="P5918" style:parent-style-name="Normal" style:family="paragraph">
      <style:text-properties fo:font-size="10pt" style:font-size-asian="10pt" style:font-size-complex="10pt" fo:language="en" fo:country="AU"/>
    </style:style>
    <style:style style:name="P5919" style:parent-style-name="Normal" style:family="paragraph">
      <style:text-properties fo:font-size="10pt" style:font-size-asian="10pt" style:font-size-complex="10pt" fo:language="en" fo:country="AU"/>
    </style:style>
    <style:style style:name="P5920" style:parent-style-name="Normal" style:family="paragraph">
      <style:text-properties fo:font-size="10pt" style:font-size-asian="10pt" style:font-size-complex="10pt" fo:language="en" fo:country="AU"/>
    </style:style>
    <style:style style:name="P592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922" style:parent-style-name="Normal" style:family="paragraph">
      <style:text-properties fo:font-size="10pt" style:font-size-asian="10pt" style:font-size-complex="10pt" fo:language="en" fo:country="AU"/>
    </style:style>
    <style:style style:name="P5923" style:parent-style-name="Normal" style:family="paragraph">
      <style:text-properties fo:font-size="10pt" style:font-size-asian="10pt" style:font-size-complex="10pt" fo:language="en" fo:country="AU"/>
    </style:style>
    <style:style style:name="P5924" style:parent-style-name="Normal" style:family="paragraph">
      <style:text-properties fo:font-size="10pt" style:font-size-asian="10pt" style:font-size-complex="10pt" fo:language="en" fo:country="AU"/>
    </style:style>
    <style:style style:name="P5925" style:parent-style-name="Normal" style:family="paragraph">
      <style:text-properties fo:font-size="10pt" style:font-size-asian="10pt" style:font-size-complex="10pt" fo:language="en" fo:country="AU"/>
    </style:style>
    <style:style style:name="P5926" style:parent-style-name="Normal" style:family="paragraph">
      <style:text-properties fo:font-size="10pt" style:font-size-asian="10pt" style:font-size-complex="10pt" fo:language="en" fo:country="AU"/>
    </style:style>
    <style:style style:name="P5927" style:parent-style-name="Normal" style:family="paragraph">
      <style:text-properties fo:font-size="10pt" style:font-size-asian="10pt" style:font-size-complex="10pt" fo:language="en" fo:country="AU"/>
    </style:style>
    <style:style style:name="P5928" style:parent-style-name="Normal" style:family="paragraph">
      <style:text-properties fo:font-size="10pt" style:font-size-asian="10pt" style:font-size-complex="10pt" fo:language="en" fo:country="AU"/>
    </style:style>
    <style:style style:name="P5929" style:parent-style-name="Normal" style:family="paragraph">
      <style:text-properties fo:font-size="10pt" style:font-size-asian="10pt" style:font-size-complex="10pt" fo:language="en" fo:country="AU"/>
    </style:style>
    <style:style style:name="P5930" style:parent-style-name="Normal" style:family="paragraph">
      <style:text-properties fo:font-size="10pt" style:font-size-asian="10pt" style:font-size-complex="10pt" fo:language="en" fo:country="AU"/>
    </style:style>
    <style:style style:name="P593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932" style:parent-style-name="Normal" style:family="paragraph">
      <style:text-properties fo:font-size="10pt" style:font-size-asian="10pt" style:font-size-complex="10pt" fo:language="en" fo:country="AU"/>
    </style:style>
    <style:style style:name="P5933" style:parent-style-name="Normal" style:family="paragraph">
      <style:text-properties fo:font-size="10pt" style:font-size-asian="10pt" style:font-size-complex="10pt" fo:language="en" fo:country="AU"/>
    </style:style>
    <style:style style:name="P5934" style:parent-style-name="Normal" style:family="paragraph">
      <style:text-properties fo:font-size="10pt" style:font-size-asian="10pt" style:font-size-complex="10pt" fo:language="en" fo:country="AU"/>
    </style:style>
    <style:style style:name="P5935" style:parent-style-name="Normal" style:family="paragraph">
      <style:text-properties fo:font-size="10pt" style:font-size-asian="10pt" style:font-size-complex="10pt" fo:language="en" fo:country="AU"/>
    </style:style>
    <style:style style:name="P5936" style:parent-style-name="Normal" style:family="paragraph">
      <style:text-properties fo:font-size="10pt" style:font-size-asian="10pt" style:font-size-complex="10pt" fo:language="en" fo:country="AU"/>
    </style:style>
    <style:style style:name="P5937" style:parent-style-name="Normal" style:family="paragraph">
      <style:text-properties fo:font-size="10pt" style:font-size-asian="10pt" style:font-size-complex="10pt" fo:language="en" fo:country="AU"/>
    </style:style>
    <style:style style:name="P5938" style:parent-style-name="Normal" style:family="paragraph">
      <style:text-properties fo:font-size="10pt" style:font-size-asian="10pt" style:font-size-complex="10pt" fo:language="en" fo:country="AU"/>
    </style:style>
    <style:style style:name="P5939" style:parent-style-name="Normal" style:family="paragraph">
      <style:text-properties fo:font-size="10pt" style:font-size-asian="10pt" style:font-size-complex="10pt" fo:language="en" fo:country="AU"/>
    </style:style>
    <style:style style:name="P5940" style:parent-style-name="Normal" style:family="paragraph">
      <style:text-properties fo:font-size="10pt" style:font-size-asian="10pt" style:font-size-complex="10pt" fo:language="en" fo:country="AU"/>
    </style:style>
    <style:style style:name="P594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942" style:parent-style-name="Normal" style:family="paragraph">
      <style:text-properties fo:font-size="10pt" style:font-size-asian="10pt" style:font-size-complex="10pt" fo:language="en" fo:country="AU"/>
    </style:style>
    <style:style style:name="P5943" style:parent-style-name="Normal" style:family="paragraph">
      <style:text-properties fo:font-size="10pt" style:font-size-asian="10pt" style:font-size-complex="10pt" fo:language="en" fo:country="AU"/>
    </style:style>
    <style:style style:name="P5944" style:parent-style-name="Normal" style:family="paragraph">
      <style:text-properties fo:font-size="10pt" style:font-size-asian="10pt" style:font-size-complex="10pt" fo:language="en" fo:country="AU"/>
    </style:style>
    <style:style style:name="P5945" style:parent-style-name="Normal" style:family="paragraph">
      <style:text-properties fo:font-size="10pt" style:font-size-asian="10pt" style:font-size-complex="10pt" fo:language="en" fo:country="AU"/>
    </style:style>
    <style:style style:name="P5946" style:parent-style-name="Normal" style:family="paragraph">
      <style:text-properties fo:font-size="10pt" style:font-size-asian="10pt" style:font-size-complex="10pt" fo:language="en" fo:country="AU"/>
    </style:style>
    <style:style style:name="P5947" style:parent-style-name="Normal" style:family="paragraph">
      <style:text-properties fo:font-size="10pt" style:font-size-asian="10pt" style:font-size-complex="10pt" fo:language="en" fo:country="AU"/>
    </style:style>
    <style:style style:name="P5948" style:parent-style-name="Normal" style:family="paragraph">
      <style:text-properties fo:font-size="10pt" style:font-size-asian="10pt" style:font-size-complex="10pt" fo:language="en" fo:country="AU"/>
    </style:style>
    <style:style style:name="P5949" style:parent-style-name="Normal" style:family="paragraph">
      <style:text-properties fo:font-size="10pt" style:font-size-asian="10pt" style:font-size-complex="10pt" fo:language="en" fo:country="AU"/>
    </style:style>
    <style:style style:name="P5950" style:parent-style-name="Normal" style:family="paragraph">
      <style:text-properties fo:font-size="10pt" style:font-size-asian="10pt" style:font-size-complex="10pt" fo:language="en" fo:country="AU"/>
    </style:style>
    <style:style style:name="P595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952" style:parent-style-name="Normal" style:family="paragraph">
      <style:text-properties fo:font-size="10pt" style:font-size-asian="10pt" style:font-size-complex="10pt" fo:language="en" fo:country="AU"/>
    </style:style>
    <style:style style:name="P5953" style:parent-style-name="Normal" style:family="paragraph">
      <style:text-properties fo:font-size="10pt" style:font-size-asian="10pt" style:font-size-complex="10pt" fo:language="en" fo:country="AU"/>
    </style:style>
    <style:style style:name="P5954" style:parent-style-name="Normal" style:family="paragraph">
      <style:text-properties fo:font-size="10pt" style:font-size-asian="10pt" style:font-size-complex="10pt" fo:language="en" fo:country="AU"/>
    </style:style>
    <style:style style:name="P5955" style:parent-style-name="Normal" style:family="paragraph">
      <style:text-properties fo:font-size="10pt" style:font-size-asian="10pt" style:font-size-complex="10pt" fo:language="en" fo:country="AU"/>
    </style:style>
    <style:style style:name="P5956" style:parent-style-name="Normal" style:family="paragraph">
      <style:text-properties fo:font-size="10pt" style:font-size-asian="10pt" style:font-size-complex="10pt" fo:language="en" fo:country="AU"/>
    </style:style>
    <style:style style:name="P5957" style:parent-style-name="Normal" style:family="paragraph">
      <style:text-properties fo:font-size="10pt" style:font-size-asian="10pt" style:font-size-complex="10pt" fo:language="en" fo:country="AU"/>
    </style:style>
    <style:style style:name="P5958" style:parent-style-name="Normal" style:family="paragraph">
      <style:text-properties fo:font-size="10pt" style:font-size-asian="10pt" style:font-size-complex="10pt" fo:language="en" fo:country="AU"/>
    </style:style>
    <style:style style:name="P5959" style:parent-style-name="Normal" style:family="paragraph">
      <style:text-properties fo:font-size="10pt" style:font-size-asian="10pt" style:font-size-complex="10pt" fo:language="en" fo:country="AU"/>
    </style:style>
    <style:style style:name="P5960" style:parent-style-name="Normal" style:family="paragraph">
      <style:text-properties fo:font-size="10pt" style:font-size-asian="10pt" style:font-size-complex="10pt" fo:language="en" fo:country="AU"/>
    </style:style>
    <style:style style:name="P596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962" style:parent-style-name="Normal" style:family="paragraph">
      <style:text-properties fo:font-size="10pt" style:font-size-asian="10pt" style:font-size-complex="10pt" fo:language="en" fo:country="AU"/>
    </style:style>
    <style:style style:name="P5963" style:parent-style-name="Normal" style:family="paragraph">
      <style:text-properties fo:font-size="10pt" style:font-size-asian="10pt" style:font-size-complex="10pt" fo:language="en" fo:country="AU"/>
    </style:style>
    <style:style style:name="P5964" style:parent-style-name="Normal" style:family="paragraph">
      <style:text-properties fo:font-size="10pt" style:font-size-asian="10pt" style:font-size-complex="10pt" fo:language="en" fo:country="AU"/>
    </style:style>
    <style:style style:name="P5965" style:parent-style-name="Normal" style:family="paragraph">
      <style:text-properties fo:font-size="10pt" style:font-size-asian="10pt" style:font-size-complex="10pt" fo:language="en" fo:country="AU"/>
    </style:style>
    <style:style style:name="P5966" style:parent-style-name="Normal" style:family="paragraph">
      <style:text-properties fo:font-size="10pt" style:font-size-asian="10pt" style:font-size-complex="10pt" fo:language="en" fo:country="AU"/>
    </style:style>
    <style:style style:name="P5967" style:parent-style-name="Normal" style:family="paragraph">
      <style:text-properties fo:font-size="10pt" style:font-size-asian="10pt" style:font-size-complex="10pt" fo:language="en" fo:country="AU"/>
    </style:style>
    <style:style style:name="P5968" style:parent-style-name="Normal" style:family="paragraph">
      <style:text-properties fo:font-size="10pt" style:font-size-asian="10pt" style:font-size-complex="10pt" fo:language="en" fo:country="AU"/>
    </style:style>
    <style:style style:name="P5969" style:parent-style-name="Normal" style:family="paragraph">
      <style:text-properties fo:font-size="10pt" style:font-size-asian="10pt" style:font-size-complex="10pt" fo:language="en" fo:country="AU"/>
    </style:style>
    <style:style style:name="P5970" style:parent-style-name="Normal" style:family="paragraph">
      <style:text-properties fo:font-size="10pt" style:font-size-asian="10pt" style:font-size-complex="10pt" fo:language="en" fo:country="AU"/>
    </style:style>
    <style:style style:name="P5971" style:parent-style-name="Normal" style:family="paragraph">
      <style:text-properties fo:font-size="10pt" style:font-size-asian="10pt" style:font-size-complex="10pt" fo:language="en" fo:country="AU"/>
    </style:style>
    <style:style style:name="P5972" style:parent-style-name="Normal" style:family="paragraph">
      <style:text-properties fo:font-size="10pt" style:font-size-asian="10pt" style:font-size-complex="10pt" fo:language="en" fo:country="AU"/>
    </style:style>
    <style:style style:name="P5973" style:parent-style-name="Normal" style:family="paragraph">
      <style:text-properties fo:font-size="10pt" style:font-size-asian="10pt" style:font-size-complex="10pt" fo:language="en" fo:country="AU"/>
    </style:style>
    <style:style style:name="P597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975" style:parent-style-name="Normal" style:family="paragraph">
      <style:text-properties fo:font-size="10pt" style:font-size-asian="10pt" style:font-size-complex="10pt" fo:language="en" fo:country="AU"/>
    </style:style>
    <style:style style:name="P5976" style:parent-style-name="Normal" style:family="paragraph">
      <style:text-properties fo:font-size="10pt" style:font-size-asian="10pt" style:font-size-complex="10pt" fo:language="en" fo:country="AU"/>
    </style:style>
    <style:style style:name="P5977" style:parent-style-name="Normal" style:family="paragraph">
      <style:text-properties fo:font-size="10pt" style:font-size-asian="10pt" style:font-size-complex="10pt" fo:language="en" fo:country="AU"/>
    </style:style>
    <style:style style:name="P5978" style:parent-style-name="Normal" style:family="paragraph">
      <style:text-properties fo:font-size="10pt" style:font-size-asian="10pt" style:font-size-complex="10pt" fo:language="en" fo:country="AU"/>
    </style:style>
    <style:style style:name="P5979" style:parent-style-name="Normal" style:family="paragraph">
      <style:text-properties fo:font-size="10pt" style:font-size-asian="10pt" style:font-size-complex="10pt" fo:language="en" fo:country="AU"/>
    </style:style>
    <style:style style:name="P5980" style:parent-style-name="Normal" style:family="paragraph">
      <style:text-properties fo:font-size="10pt" style:font-size-asian="10pt" style:font-size-complex="10pt" fo:language="en" fo:country="AU"/>
    </style:style>
    <style:style style:name="P5981" style:parent-style-name="Normal" style:family="paragraph">
      <style:text-properties fo:font-size="10pt" style:font-size-asian="10pt" style:font-size-complex="10pt" fo:language="en" fo:country="AU"/>
    </style:style>
    <style:style style:name="T5982" style:parent-style-name="DefaultParagraphFont" style:family="text">
      <style:text-properties fo:font-size="10pt" style:font-size-asian="10pt" style:font-size-complex="10pt" fo:language="en" fo:country="AU"/>
    </style:style>
    <style:style style:name="T5983" style:parent-style-name="DefaultParagraphFont" style:family="text">
      <style:text-properties fo:font-size="10pt" style:font-size-asian="10pt" style:font-size-complex="10pt" fo:language="sv" fo:country="SE"/>
    </style:style>
    <style:style style:name="P5984" style:parent-style-name="Normal" style:family="paragraph">
      <style:text-properties fo:font-size="10pt" style:font-size-asian="10pt" style:font-size-complex="10pt" fo:language="sv" fo:country="SE"/>
    </style:style>
    <style:style style:name="P5985" style:parent-style-name="Normal" style:family="paragraph">
      <style:text-properties fo:font-size="10pt" style:font-size-asian="10pt" style:font-size-complex="10pt" fo:language="en" fo:country="AU"/>
    </style:style>
    <style:style style:name="P5986" style:parent-style-name="Normal" style:family="paragraph">
      <style:text-properties fo:font-size="10pt" style:font-size-asian="10pt" style:font-size-complex="10pt" fo:language="en" fo:country="AU"/>
    </style:style>
    <style:style style:name="P5987" style:parent-style-name="Normal" style:family="paragraph">
      <style:text-properties fo:font-size="10pt" style:font-size-asian="10pt" style:font-size-complex="10pt" fo:language="en" fo:country="AU"/>
    </style:style>
    <style:style style:name="P598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989" style:parent-style-name="Normal" style:family="paragraph">
      <style:text-properties fo:font-size="10pt" style:font-size-asian="10pt" style:font-size-complex="10pt" fo:language="en" fo:country="AU"/>
    </style:style>
    <style:style style:name="P5990" style:parent-style-name="Normal" style:family="paragraph">
      <style:text-properties fo:font-size="10pt" style:font-size-asian="10pt" style:font-size-complex="10pt" fo:language="en" fo:country="AU"/>
    </style:style>
    <style:style style:name="P5991" style:parent-style-name="Normal" style:family="paragraph">
      <style:text-properties fo:font-size="10pt" style:font-size-asian="10pt" style:font-size-complex="10pt" fo:language="en" fo:country="AU"/>
    </style:style>
    <style:style style:name="P5992" style:parent-style-name="Normal" style:family="paragraph">
      <style:text-properties fo:font-size="10pt" style:font-size-asian="10pt" style:font-size-complex="10pt" fo:language="en" fo:country="AU"/>
    </style:style>
    <style:style style:name="P5993" style:parent-style-name="Normal" style:family="paragraph">
      <style:text-properties fo:font-size="10pt" style:font-size-asian="10pt" style:font-size-complex="10pt" fo:language="en" fo:country="AU"/>
    </style:style>
    <style:style style:name="P5994" style:parent-style-name="Normal" style:family="paragraph">
      <style:text-properties fo:font-size="10pt" style:font-size-asian="10pt" style:font-size-complex="10pt" fo:language="en" fo:country="AU"/>
    </style:style>
    <style:style style:name="P5995" style:parent-style-name="Normal" style:family="paragraph">
      <style:text-properties fo:font-size="10pt" style:font-size-asian="10pt" style:font-size-complex="10pt" fo:language="en" fo:country="AU"/>
    </style:style>
    <style:style style:name="P5996" style:parent-style-name="Normal" style:family="paragraph">
      <style:text-properties fo:font-size="10pt" style:font-size-asian="10pt" style:font-size-complex="10pt" fo:language="en" fo:country="AU"/>
    </style:style>
    <style:style style:name="P5997" style:parent-style-name="Normal" style:family="paragraph">
      <style:text-properties fo:font-size="10pt" style:font-size-asian="10pt" style:font-size-complex="10pt" fo:language="en" fo:country="AU"/>
    </style:style>
    <style:style style:name="P599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5999" style:parent-style-name="Normal" style:family="paragraph">
      <style:text-properties fo:font-size="10pt" style:font-size-asian="10pt" style:font-size-complex="10pt" fo:language="en" fo:country="AU"/>
    </style:style>
    <style:style style:name="P6000" style:parent-style-name="Normal" style:family="paragraph">
      <style:text-properties fo:font-size="10pt" style:font-size-asian="10pt" style:font-size-complex="10pt" fo:language="en" fo:country="AU"/>
    </style:style>
    <style:style style:name="P6001" style:parent-style-name="Normal" style:family="paragraph">
      <style:text-properties fo:font-size="10pt" style:font-size-asian="10pt" style:font-size-complex="10pt" fo:language="en" fo:country="AU"/>
    </style:style>
    <style:style style:name="P6002" style:parent-style-name="Normal" style:family="paragraph">
      <style:text-properties fo:font-size="10pt" style:font-size-asian="10pt" style:font-size-complex="10pt" fo:language="en" fo:country="AU"/>
    </style:style>
    <style:style style:name="P6003" style:parent-style-name="Normal" style:family="paragraph">
      <style:text-properties fo:font-size="10pt" style:font-size-asian="10pt" style:font-size-complex="10pt" fo:language="en" fo:country="AU"/>
    </style:style>
    <style:style style:name="P6004" style:parent-style-name="Normal" style:family="paragraph">
      <style:text-properties fo:font-size="10pt" style:font-size-asian="10pt" style:font-size-complex="10pt" fo:language="en" fo:country="AU"/>
    </style:style>
    <style:style style:name="P6005" style:parent-style-name="Normal" style:family="paragraph">
      <style:text-properties fo:font-size="10pt" style:font-size-asian="10pt" style:font-size-complex="10pt" fo:language="en" fo:country="AU"/>
    </style:style>
    <style:style style:name="P6006" style:parent-style-name="Normal" style:family="paragraph">
      <style:text-properties fo:font-size="10pt" style:font-size-asian="10pt" style:font-size-complex="10pt" fo:language="en" fo:country="AU"/>
    </style:style>
    <style:style style:name="P6007" style:parent-style-name="Normal" style:family="paragraph">
      <style:text-properties fo:font-size="10pt" style:font-size-asian="10pt" style:font-size-complex="10pt" fo:language="en" fo:country="AU"/>
    </style:style>
    <style:style style:name="P6008" style:parent-style-name="Normal" style:family="paragraph">
      <style:text-properties fo:font-size="10pt" style:font-size-asian="10pt" style:font-size-complex="10pt" fo:language="en" fo:country="AU"/>
    </style:style>
    <style:style style:name="P6009" style:parent-style-name="Normal" style:family="paragraph">
      <style:text-properties fo:font-size="10pt" style:font-size-asian="10pt" style:font-size-complex="10pt" fo:language="en" fo:country="AU"/>
    </style:style>
    <style:style style:name="P6010" style:parent-style-name="Normal" style:family="paragraph">
      <style:text-properties fo:font-size="10pt" style:font-size-asian="10pt" style:font-size-complex="10pt" fo:language="en" fo:country="AU"/>
    </style:style>
    <style:style style:name="P601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012" style:parent-style-name="Normal" style:family="paragraph">
      <style:text-properties fo:font-size="10pt" style:font-size-asian="10pt" style:font-size-complex="10pt" fo:language="en" fo:country="AU"/>
    </style:style>
    <style:style style:name="P6013" style:parent-style-name="Normal" style:family="paragraph">
      <style:text-properties fo:font-size="10pt" style:font-size-asian="10pt" style:font-size-complex="10pt" fo:language="en" fo:country="AU"/>
    </style:style>
    <style:style style:name="P6014" style:parent-style-name="Normal" style:family="paragraph">
      <style:text-properties fo:font-size="10pt" style:font-size-asian="10pt" style:font-size-complex="10pt" fo:language="en" fo:country="AU"/>
    </style:style>
    <style:style style:name="P6015" style:parent-style-name="Normal" style:family="paragraph">
      <style:text-properties fo:font-size="10pt" style:font-size-asian="10pt" style:font-size-complex="10pt" fo:language="en" fo:country="AU"/>
    </style:style>
    <style:style style:name="P6016" style:parent-style-name="Normal" style:family="paragraph">
      <style:text-properties fo:font-size="10pt" style:font-size-asian="10pt" style:font-size-complex="10pt" fo:language="en" fo:country="AU"/>
    </style:style>
    <style:style style:name="P6017" style:parent-style-name="Normal" style:family="paragraph">
      <style:text-properties fo:font-size="10pt" style:font-size-asian="10pt" style:font-size-complex="10pt" fo:language="en" fo:country="AU"/>
    </style:style>
    <style:style style:name="P6018" style:parent-style-name="Normal" style:family="paragraph">
      <style:text-properties fo:font-size="10pt" style:font-size-asian="10pt" style:font-size-complex="10pt" fo:language="en" fo:country="AU"/>
    </style:style>
    <style:style style:name="P6019" style:parent-style-name="Normal" style:family="paragraph">
      <style:text-properties fo:font-size="10pt" style:font-size-asian="10pt" style:font-size-complex="10pt" fo:language="en" fo:country="AU"/>
    </style:style>
    <style:style style:name="P6020" style:parent-style-name="Normal" style:family="paragraph">
      <style:text-properties fo:font-size="10pt" style:font-size-asian="10pt" style:font-size-complex="10pt" fo:language="en" fo:country="AU"/>
    </style:style>
    <style:style style:name="P6021" style:parent-style-name="Normal" style:family="paragraph">
      <style:text-properties fo:font-size="10pt" style:font-size-asian="10pt" style:font-size-complex="10pt" fo:language="en" fo:country="AU"/>
    </style:style>
    <style:style style:name="P6022" style:parent-style-name="Normal" style:family="paragraph">
      <style:text-properties fo:font-size="10pt" style:font-size-asian="10pt" style:font-size-complex="10pt" fo:language="en" fo:country="AU"/>
    </style:style>
    <style:style style:name="P6023" style:parent-style-name="Normal" style:family="paragraph">
      <style:text-properties fo:font-size="10pt" style:font-size-asian="10pt" style:font-size-complex="10pt" fo:language="en" fo:country="AU"/>
    </style:style>
    <style:style style:name="P6024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025" style:parent-style-name="Normal" style:family="paragraph">
      <style:text-properties fo:font-size="10pt" style:font-size-asian="10pt" style:font-size-complex="10pt" fo:language="en" fo:country="AU"/>
    </style:style>
    <style:style style:name="P6026" style:parent-style-name="Normal" style:family="paragraph">
      <style:text-properties fo:font-size="10pt" style:font-size-asian="10pt" style:font-size-complex="10pt" fo:language="en" fo:country="AU"/>
    </style:style>
    <style:style style:name="P6027" style:parent-style-name="Normal" style:family="paragraph">
      <style:text-properties fo:font-size="10pt" style:font-size-asian="10pt" style:font-size-complex="10pt" fo:language="en" fo:country="AU"/>
    </style:style>
    <style:style style:name="P6028" style:parent-style-name="Normal" style:family="paragraph">
      <style:text-properties fo:font-size="10pt" style:font-size-asian="10pt" style:font-size-complex="10pt" fo:language="en" fo:country="AU"/>
    </style:style>
    <style:style style:name="P6029" style:parent-style-name="Normal" style:family="paragraph">
      <style:text-properties fo:font-size="10pt" style:font-size-asian="10pt" style:font-size-complex="10pt" fo:language="en" fo:country="AU"/>
    </style:style>
    <style:style style:name="P6030" style:parent-style-name="Normal" style:family="paragraph">
      <style:text-properties fo:font-size="10pt" style:font-size-asian="10pt" style:font-size-complex="10pt" fo:language="en" fo:country="AU"/>
    </style:style>
    <style:style style:name="T6031" style:parent-style-name="DefaultParagraphFont" style:family="text">
      <style:text-properties fo:font-size="10pt" style:font-size-asian="10pt" style:font-size-complex="10pt" fo:language="en" fo:country="AU"/>
    </style:style>
    <style:style style:name="T6032" style:parent-style-name="DefaultParagraphFont" style:family="text">
      <style:text-properties fo:font-size="10pt" style:font-size-asian="10pt" style:font-size-complex="10pt" fo:language="sv" fo:country="SE"/>
    </style:style>
    <style:style style:name="P6033" style:parent-style-name="Normal" style:family="paragraph">
      <style:text-properties fo:font-size="10pt" style:font-size-asian="10pt" style:font-size-complex="10pt" fo:language="sv" fo:country="SE"/>
    </style:style>
    <style:style style:name="P6034" style:parent-style-name="Normal" style:family="paragraph">
      <style:text-properties fo:font-size="10pt" style:font-size-asian="10pt" style:font-size-complex="10pt" fo:language="sv" fo:country="SE"/>
    </style:style>
    <style:style style:name="P6035" style:parent-style-name="Normal" style:family="paragraph">
      <style:text-properties fo:font-size="10pt" style:font-size-asian="10pt" style:font-size-complex="10pt" fo:language="en" fo:country="AU"/>
    </style:style>
    <style:style style:name="P6036" style:parent-style-name="Normal" style:family="paragraph">
      <style:text-properties fo:font-size="10pt" style:font-size-asian="10pt" style:font-size-complex="10pt" fo:language="en" fo:country="AU"/>
    </style:style>
    <style:style style:name="P6037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038" style:parent-style-name="Normal" style:family="paragraph">
      <style:text-properties fo:font-size="10pt" style:font-size-asian="10pt" style:font-size-complex="10pt" fo:language="en" fo:country="AU"/>
    </style:style>
    <style:style style:name="P6039" style:parent-style-name="Normal" style:family="paragraph">
      <style:text-properties fo:font-size="10pt" style:font-size-asian="10pt" style:font-size-complex="10pt" fo:language="en" fo:country="AU"/>
    </style:style>
    <style:style style:name="P6040" style:parent-style-name="Normal" style:family="paragraph">
      <style:text-properties fo:font-size="10pt" style:font-size-asian="10pt" style:font-size-complex="10pt" fo:language="en" fo:country="AU"/>
    </style:style>
    <style:style style:name="P6041" style:parent-style-name="Normal" style:family="paragraph">
      <style:text-properties fo:font-size="10pt" style:font-size-asian="10pt" style:font-size-complex="10pt" fo:language="en" fo:country="AU"/>
    </style:style>
    <style:style style:name="P6042" style:parent-style-name="Normal" style:family="paragraph">
      <style:text-properties fo:font-size="10pt" style:font-size-asian="10pt" style:font-size-complex="10pt" fo:language="en" fo:country="AU"/>
    </style:style>
    <style:style style:name="P6043" style:parent-style-name="Normal" style:family="paragraph">
      <style:text-properties fo:font-size="10pt" style:font-size-asian="10pt" style:font-size-complex="10pt" fo:language="en" fo:country="AU"/>
    </style:style>
    <style:style style:name="P6044" style:parent-style-name="Normal" style:family="paragraph">
      <style:text-properties fo:font-size="10pt" style:font-size-asian="10pt" style:font-size-complex="10pt" fo:language="en" fo:country="AU"/>
    </style:style>
    <style:style style:name="P6045" style:parent-style-name="Normal" style:family="paragraph">
      <style:text-properties fo:font-size="10pt" style:font-size-asian="10pt" style:font-size-complex="10pt" fo:language="en" fo:country="AU"/>
    </style:style>
    <style:style style:name="P6046" style:parent-style-name="Normal" style:family="paragraph">
      <style:text-properties fo:font-size="10pt" style:font-size-asian="10pt" style:font-size-complex="10pt" fo:language="en" fo:country="AU"/>
    </style:style>
    <style:style style:name="P6047" style:parent-style-name="Normal" style:family="paragraph">
      <style:text-properties fo:font-size="10pt" style:font-size-asian="10pt" style:font-size-complex="10pt" fo:language="en" fo:country="AU"/>
    </style:style>
    <style:style style:name="P6048" style:parent-style-name="Normal" style:family="paragraph">
      <style:text-properties fo:font-size="10pt" style:font-size-asian="10pt" style:font-size-complex="10pt" fo:language="en" fo:country="AU"/>
    </style:style>
    <style:style style:name="P6049" style:parent-style-name="Normal" style:family="paragraph">
      <style:text-properties fo:font-size="10pt" style:font-size-asian="10pt" style:font-size-complex="10pt" fo:language="en" fo:country="AU"/>
    </style:style>
    <style:style style:name="P6050" style:parent-style-name="Normal" style:family="paragraph">
      <style:text-properties fo:font-size="10pt" style:font-size-asian="10pt" style:font-size-complex="10pt" fo:language="en" fo:country="AU"/>
    </style:style>
    <style:style style:name="P6051" style:parent-style-name="Normal" style:family="paragraph">
      <style:text-properties fo:font-size="10pt" style:font-size-asian="10pt" style:font-size-complex="10pt" fo:language="en" fo:country="AU"/>
    </style:style>
    <style:style style:name="P6052" style:parent-style-name="Normal" style:family="paragraph">
      <style:text-properties fo:font-size="10pt" style:font-size-asian="10pt" style:font-size-complex="10pt" fo:language="en" fo:country="AU"/>
    </style:style>
    <style:style style:name="P6053" style:parent-style-name="Normal" style:family="paragraph">
      <style:text-properties fo:font-size="10pt" style:font-size-asian="10pt" style:font-size-complex="10pt" fo:language="en" fo:country="AU"/>
    </style:style>
    <style:style style:name="P6054" style:parent-style-name="Normal" style:family="paragraph">
      <style:text-properties fo:font-size="10pt" style:font-size-asian="10pt" style:font-size-complex="10pt" fo:language="en" fo:country="AU"/>
    </style:style>
    <style:style style:name="P6055" style:parent-style-name="Normal" style:family="paragraph">
      <style:text-properties fo:font-size="10pt" style:font-size-asian="10pt" style:font-size-complex="10pt" fo:language="en" fo:country="AU"/>
    </style:style>
    <style:style style:name="P6056" style:parent-style-name="Normal" style:family="paragraph">
      <style:text-properties fo:font-size="10pt" style:font-size-asian="10pt" style:font-size-complex="10pt" fo:language="en" fo:country="AU"/>
    </style:style>
    <style:style style:name="P6057" style:parent-style-name="Normal" style:family="paragraph">
      <style:text-properties fo:font-size="10pt" style:font-size-asian="10pt" style:font-size-complex="10pt" fo:language="en" fo:country="AU"/>
    </style:style>
    <style:style style:name="P6058" style:parent-style-name="Normal" style:family="paragraph">
      <style:text-properties fo:font-size="10pt" style:font-size-asian="10pt" style:font-size-complex="10pt" fo:language="en" fo:country="AU"/>
    </style:style>
    <style:style style:name="P6059" style:parent-style-name="Normal" style:family="paragraph">
      <style:text-properties fo:font-size="10pt" style:font-size-asian="10pt" style:font-size-complex="10pt" fo:language="en" fo:country="AU"/>
    </style:style>
    <style:style style:name="P6060" style:parent-style-name="Normal" style:family="paragraph">
      <style:text-properties fo:font-size="10pt" style:font-size-asian="10pt" style:font-size-complex="10pt" fo:language="en" fo:country="AU"/>
    </style:style>
    <style:style style:name="P6061" style:parent-style-name="Normal" style:family="paragraph">
      <style:text-properties fo:font-size="10pt" style:font-size-asian="10pt" style:font-size-complex="10pt" fo:language="en" fo:country="AU"/>
    </style:style>
    <style:style style:name="P6062" style:parent-style-name="Normal" style:family="paragraph">
      <style:text-properties fo:font-size="10pt" style:font-size-asian="10pt" style:font-size-complex="10pt" fo:language="en" fo:country="AU"/>
    </style:style>
    <style:style style:name="P6063" style:parent-style-name="Normal" style:family="paragraph">
      <style:text-properties fo:font-size="10pt" style:font-size-asian="10pt" style:font-size-complex="10pt" fo:language="en" fo:country="AU"/>
    </style:style>
    <style:style style:name="P6064" style:parent-style-name="Normal" style:family="paragraph">
      <style:text-properties fo:font-size="10pt" style:font-size-asian="10pt" style:font-size-complex="10pt" fo:language="en" fo:country="AU"/>
    </style:style>
    <style:style style:name="P6065" style:parent-style-name="Normal" style:family="paragraph">
      <style:text-properties fo:font-size="10pt" style:font-size-asian="10pt" style:font-size-complex="10pt" fo:language="en" fo:country="AU"/>
    </style:style>
    <style:style style:name="P6066" style:parent-style-name="Normal" style:family="paragraph">
      <style:text-properties fo:font-size="10pt" style:font-size-asian="10pt" style:font-size-complex="10pt" fo:language="en" fo:country="AU"/>
    </style:style>
    <style:style style:name="P6067" style:parent-style-name="Normal" style:family="paragraph">
      <style:text-properties fo:font-size="10pt" style:font-size-asian="10pt" style:font-size-complex="10pt" fo:language="en" fo:country="AU"/>
    </style:style>
    <style:style style:name="P6068" style:parent-style-name="Normal" style:family="paragraph">
      <style:text-properties fo:font-size="10pt" style:font-size-asian="10pt" style:font-size-complex="10pt" fo:language="en" fo:country="AU"/>
    </style:style>
    <style:style style:name="P6069" style:parent-style-name="Normal" style:family="paragraph">
      <style:text-properties fo:font-size="10pt" style:font-size-asian="10pt" style:font-size-complex="10pt" fo:language="en" fo:country="AU"/>
    </style:style>
    <style:style style:name="P6070" style:parent-style-name="Normal" style:family="paragraph">
      <style:text-properties fo:font-size="10pt" style:font-size-asian="10pt" style:font-size-complex="10pt" fo:language="en" fo:country="AU"/>
    </style:style>
    <style:style style:name="P6071" style:parent-style-name="Normal" style:family="paragraph">
      <style:text-properties fo:font-size="10pt" style:font-size-asian="10pt" style:font-size-complex="10pt" fo:language="en" fo:country="AU"/>
    </style:style>
    <style:style style:name="P6072" style:parent-style-name="Normal" style:family="paragraph">
      <style:text-properties fo:font-size="10pt" style:font-size-asian="10pt" style:font-size-complex="10pt" fo:language="en" fo:country="AU"/>
    </style:style>
    <style:style style:name="P6073" style:parent-style-name="Normal" style:family="paragraph">
      <style:text-properties fo:font-size="10pt" style:font-size-asian="10pt" style:font-size-complex="10pt" fo:language="en" fo:country="AU"/>
    </style:style>
    <style:style style:name="P6074" style:parent-style-name="Normal" style:family="paragraph">
      <style:text-properties fo:font-size="10pt" style:font-size-asian="10pt" style:font-size-complex="10pt" fo:language="en" fo:country="AU"/>
    </style:style>
    <style:style style:name="P6075" style:parent-style-name="Normal" style:family="paragraph">
      <style:text-properties fo:font-size="10pt" style:font-size-asian="10pt" style:font-size-complex="10pt" fo:language="en" fo:country="AU"/>
    </style:style>
    <style:style style:name="P6076" style:parent-style-name="Normal" style:family="paragraph">
      <style:text-properties fo:font-size="10pt" style:font-size-asian="10pt" style:font-size-complex="10pt" fo:language="en" fo:country="AU"/>
    </style:style>
    <style:style style:name="P6077" style:parent-style-name="Normal" style:family="paragraph">
      <style:text-properties fo:font-size="10pt" style:font-size-asian="10pt" style:font-size-complex="10pt" fo:language="en" fo:country="AU"/>
    </style:style>
    <style:style style:name="P6078" style:parent-style-name="Normal" style:family="paragraph">
      <style:text-properties fo:font-size="10pt" style:font-size-asian="10pt" style:font-size-complex="10pt" fo:language="en" fo:country="AU"/>
    </style:style>
    <style:style style:name="T6079" style:parent-style-name="DefaultParagraphFont" style:family="text">
      <style:text-properties fo:font-size="10pt" style:font-size-asian="10pt" style:font-size-complex="10pt" fo:language="en" fo:country="AU"/>
    </style:style>
    <style:style style:name="T6080" style:parent-style-name="DefaultParagraphFont" style:family="text">
      <style:text-properties fo:font-size="10pt" style:font-size-asian="10pt" style:font-size-complex="10pt" fo:language="en" fo:country="AU"/>
    </style:style>
    <style:style style:name="T6081" style:parent-style-name="DefaultParagraphFont" style:family="text">
      <style:text-properties fo:font-size="10pt" style:font-size-asian="10pt" style:font-size-complex="10pt" fo:language="en" fo:country="AU"/>
    </style:style>
    <style:style style:name="T6082" style:parent-style-name="DefaultParagraphFont" style:family="text">
      <style:text-properties fo:font-size="10pt" style:font-size-asian="10pt" style:font-size-complex="10pt" fo:language="en" fo:country="AU"/>
    </style:style>
    <style:style style:name="T6083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6084" style:parent-style-name="DefaultParagraphFont" style:family="text">
      <style:text-properties fo:font-size="10pt" style:font-size-asian="10pt" style:font-size-complex="10pt" fo:language="en" fo:country="AU"/>
    </style:style>
    <style:style style:name="P6085" style:parent-style-name="Normal" style:family="paragraph">
      <style:text-properties fo:font-size="10pt" style:font-size-asian="10pt" style:font-size-complex="10pt" fo:language="en" fo:country="AU"/>
    </style:style>
    <style:style style:name="P6086" style:parent-style-name="Normal" style:family="paragraph">
      <style:text-properties fo:font-size="10pt" style:font-size-asian="10pt" style:font-size-complex="10pt" fo:language="en" fo:country="AU"/>
    </style:style>
    <style:style style:name="P6087" style:parent-style-name="Normal" style:family="paragraph">
      <style:text-properties fo:font-size="10pt" style:font-size-asian="10pt" style:font-size-complex="10pt" fo:language="en" fo:country="AU"/>
    </style:style>
    <style:style style:name="P6088" style:parent-style-name="Normal" style:family="paragraph">
      <style:text-properties fo:font-size="10pt" style:font-size-asian="10pt" style:font-size-complex="10pt" fo:language="en" fo:country="AU"/>
    </style:style>
    <style:style style:name="P608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090" style:parent-style-name="Normal" style:family="paragraph">
      <style:text-properties fo:font-size="10pt" style:font-size-asian="10pt" style:font-size-complex="10pt" fo:language="en" fo:country="AU"/>
    </style:style>
    <style:style style:name="P6091" style:parent-style-name="Normal" style:family="paragraph">
      <style:text-properties fo:font-size="10pt" style:font-size-asian="10pt" style:font-size-complex="10pt" fo:language="en" fo:country="AU"/>
    </style:style>
    <style:style style:name="P6092" style:parent-style-name="Normal" style:family="paragraph">
      <style:text-properties fo:font-size="10pt" style:font-size-asian="10pt" style:font-size-complex="10pt" fo:language="en" fo:country="AU"/>
    </style:style>
    <style:style style:name="P6093" style:parent-style-name="Normal" style:family="paragraph">
      <style:text-properties fo:font-size="10pt" style:font-size-asian="10pt" style:font-size-complex="10pt" fo:language="en" fo:country="AU"/>
    </style:style>
    <style:style style:name="P6094" style:parent-style-name="Normal" style:family="paragraph">
      <style:text-properties fo:font-size="10pt" style:font-size-asian="10pt" style:font-size-complex="10pt" fo:language="en" fo:country="AU"/>
    </style:style>
    <style:style style:name="T6095" style:parent-style-name="DefaultParagraphFont" style:family="text">
      <style:text-properties fo:font-size="10pt" style:font-size-asian="10pt" style:font-size-complex="10pt" fo:language="en" fo:country="AU"/>
    </style:style>
    <style:style style:name="T6096" style:parent-style-name="DefaultParagraphFont" style:family="text">
      <style:text-properties fo:font-size="10pt" style:font-size-asian="10pt" style:font-size-complex="10pt" fo:language="sv" fo:country="SE"/>
    </style:style>
    <style:style style:name="P6097" style:parent-style-name="Normal" style:family="paragraph">
      <style:text-properties fo:font-size="10pt" style:font-size-asian="10pt" style:font-size-complex="10pt" fo:language="sv" fo:country="SE"/>
    </style:style>
    <style:style style:name="P6098" style:parent-style-name="Normal" style:family="paragraph">
      <style:text-properties fo:font-size="10pt" style:font-size-asian="10pt" style:font-size-complex="10pt" fo:language="en" fo:country="AU"/>
    </style:style>
    <style:style style:name="P6099" style:parent-style-name="Normal" style:family="paragraph">
      <style:text-properties fo:font-size="10pt" style:font-size-asian="10pt" style:font-size-complex="10pt" fo:language="en" fo:country="AU"/>
    </style:style>
    <style:style style:name="P610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101" style:parent-style-name="Normal" style:family="paragraph">
      <style:text-properties fo:font-size="10pt" style:font-size-asian="10pt" style:font-size-complex="10pt" fo:language="en" fo:country="AU"/>
    </style:style>
    <style:style style:name="P6102" style:parent-style-name="Normal" style:family="paragraph">
      <style:text-properties fo:font-size="10pt" style:font-size-asian="10pt" style:font-size-complex="10pt" fo:language="en" fo:country="AU"/>
    </style:style>
    <style:style style:name="P6103" style:parent-style-name="Normal" style:family="paragraph">
      <style:text-properties fo:font-size="10pt" style:font-size-asian="10pt" style:font-size-complex="10pt" fo:language="en" fo:country="AU"/>
    </style:style>
    <style:style style:name="P6104" style:parent-style-name="Normal" style:family="paragraph">
      <style:text-properties fo:font-size="10pt" style:font-size-asian="10pt" style:font-size-complex="10pt" fo:language="en" fo:country="AU"/>
    </style:style>
    <style:style style:name="P6105" style:parent-style-name="Normal" style:family="paragraph">
      <style:text-properties fo:font-size="10pt" style:font-size-asian="10pt" style:font-size-complex="10pt" fo:language="en" fo:country="AU"/>
    </style:style>
    <style:style style:name="P6106" style:parent-style-name="Normal" style:family="paragraph">
      <style:text-properties fo:font-size="10pt" style:font-size-asian="10pt" style:font-size-complex="10pt" fo:language="en" fo:country="AU"/>
    </style:style>
    <style:style style:name="P6107" style:parent-style-name="Normal" style:family="paragraph">
      <style:text-properties fo:font-size="10pt" style:font-size-asian="10pt" style:font-size-complex="10pt" fo:language="en" fo:country="AU"/>
    </style:style>
    <style:style style:name="P6108" style:parent-style-name="Normal" style:family="paragraph">
      <style:text-properties fo:font-size="10pt" style:font-size-asian="10pt" style:font-size-complex="10pt" fo:language="en" fo:country="AU"/>
    </style:style>
    <style:style style:name="P6109" style:parent-style-name="Normal" style:family="paragraph">
      <style:text-properties fo:font-size="10pt" style:font-size-asian="10pt" style:font-size-complex="10pt" fo:language="en" fo:country="AU"/>
    </style:style>
    <style:style style:name="P6110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111" style:parent-style-name="Normal" style:family="paragraph">
      <style:text-properties fo:font-size="10pt" style:font-size-asian="10pt" style:font-size-complex="10pt" fo:language="en" fo:country="AU"/>
    </style:style>
    <style:style style:name="P6112" style:parent-style-name="Normal" style:family="paragraph">
      <style:text-properties fo:font-size="10pt" style:font-size-asian="10pt" style:font-size-complex="10pt" fo:language="en" fo:country="AU"/>
    </style:style>
    <style:style style:name="P6113" style:parent-style-name="Normal" style:family="paragraph">
      <style:text-properties fo:font-size="10pt" style:font-size-asian="10pt" style:font-size-complex="10pt" fo:language="en" fo:country="AU"/>
    </style:style>
    <style:style style:name="P6114" style:parent-style-name="Normal" style:family="paragraph">
      <style:text-properties fo:font-size="10pt" style:font-size-asian="10pt" style:font-size-complex="10pt" fo:language="en" fo:country="AU"/>
    </style:style>
    <style:style style:name="T6115" style:parent-style-name="DefaultParagraphFont" style:family="text">
      <style:text-properties fo:font-size="10pt" style:font-size-asian="10pt" style:font-size-complex="10pt" fo:language="en" fo:country="AU"/>
    </style:style>
    <style:style style:name="T6116" style:parent-style-name="DefaultParagraphFont" style:family="text">
      <style:text-properties fo:font-size="10pt" style:font-size-asian="10pt" style:font-size-complex="10pt" fo:language="sv" fo:country="SE"/>
    </style:style>
    <style:style style:name="P6117" style:parent-style-name="Normal" style:family="paragraph">
      <style:text-properties fo:font-size="10pt" style:font-size-asian="10pt" style:font-size-complex="10pt" fo:language="sv" fo:country="SE"/>
    </style:style>
    <style:style style:name="P6118" style:parent-style-name="Normal" style:family="paragraph">
      <style:text-properties fo:font-size="10pt" style:font-size-asian="10pt" style:font-size-complex="10pt" fo:language="sv" fo:country="SE"/>
    </style:style>
    <style:style style:name="P6119" style:parent-style-name="Normal" style:family="paragraph">
      <style:text-properties fo:font-size="10pt" style:font-size-asian="10pt" style:font-size-complex="10pt" fo:language="en" fo:country="AU"/>
    </style:style>
    <style:style style:name="P6120" style:parent-style-name="Normal" style:family="paragraph">
      <style:text-properties fo:font-size="10pt" style:font-size-asian="10pt" style:font-size-complex="10pt" fo:language="en" fo:country="AU"/>
    </style:style>
    <style:style style:name="P612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122" style:parent-style-name="Normal" style:family="paragraph">
      <style:text-properties fo:font-size="10pt" style:font-size-asian="10pt" style:font-size-complex="10pt" fo:language="en" fo:country="AU"/>
    </style:style>
    <style:style style:name="P6123" style:parent-style-name="Normal" style:family="paragraph">
      <style:text-properties fo:font-size="10pt" style:font-size-asian="10pt" style:font-size-complex="10pt" fo:language="en" fo:country="AU"/>
    </style:style>
    <style:style style:name="P6124" style:parent-style-name="Normal" style:family="paragraph">
      <style:text-properties fo:font-size="10pt" style:font-size-asian="10pt" style:font-size-complex="10pt" fo:language="en" fo:country="AU"/>
    </style:style>
    <style:style style:name="P6125" style:parent-style-name="Normal" style:family="paragraph">
      <style:text-properties fo:font-size="10pt" style:font-size-asian="10pt" style:font-size-complex="10pt" fo:language="en" fo:country="AU"/>
    </style:style>
    <style:style style:name="P6126" style:parent-style-name="Normal" style:family="paragraph">
      <style:text-properties fo:font-size="10pt" style:font-size-asian="10pt" style:font-size-complex="10pt" fo:language="en" fo:country="AU"/>
    </style:style>
    <style:style style:name="P6127" style:parent-style-name="Normal" style:family="paragraph">
      <style:text-properties fo:font-size="10pt" style:font-size-asian="10pt" style:font-size-complex="10pt" fo:language="en" fo:country="AU"/>
    </style:style>
    <style:style style:name="P6128" style:parent-style-name="Normal" style:family="paragraph">
      <style:text-properties fo:font-size="10pt" style:font-size-asian="10pt" style:font-size-complex="10pt" fo:language="en" fo:country="AU"/>
    </style:style>
    <style:style style:name="P6129" style:parent-style-name="Normal" style:family="paragraph">
      <style:text-properties fo:font-size="10pt" style:font-size-asian="10pt" style:font-size-complex="10pt" fo:language="en" fo:country="AU"/>
    </style:style>
    <style:style style:name="P6130" style:parent-style-name="Normal" style:family="paragraph">
      <style:text-properties fo:font-size="10pt" style:font-size-asian="10pt" style:font-size-complex="10pt" fo:language="en" fo:country="AU"/>
    </style:style>
    <style:style style:name="P6131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132" style:parent-style-name="Normal" style:family="paragraph">
      <style:text-properties fo:font-size="10pt" style:font-size-asian="10pt" style:font-size-complex="10pt" fo:language="en" fo:country="AU"/>
    </style:style>
    <style:style style:name="P6133" style:parent-style-name="Normal" style:family="paragraph">
      <style:text-properties fo:font-size="10pt" style:font-size-asian="10pt" style:font-size-complex="10pt" fo:language="en" fo:country="AU"/>
    </style:style>
    <style:style style:name="P6134" style:parent-style-name="Normal" style:family="paragraph">
      <style:text-properties fo:font-size="10pt" style:font-size-asian="10pt" style:font-size-complex="10pt" fo:language="en" fo:country="AU"/>
    </style:style>
    <style:style style:name="P6135" style:parent-style-name="Normal" style:family="paragraph">
      <style:text-properties fo:font-size="10pt" style:font-size-asian="10pt" style:font-size-complex="10pt" fo:language="en" fo:country="AU"/>
    </style:style>
    <style:style style:name="P6136" style:parent-style-name="Normal" style:family="paragraph">
      <style:text-properties fo:font-size="10pt" style:font-size-asian="10pt" style:font-size-complex="10pt" fo:language="en" fo:country="AU"/>
    </style:style>
    <style:style style:name="P6137" style:parent-style-name="Normal" style:family="paragraph">
      <style:text-properties fo:font-size="10pt" style:font-size-asian="10pt" style:font-size-complex="10pt" fo:language="en" fo:country="AU"/>
    </style:style>
    <style:style style:name="P6138" style:parent-style-name="Normal" style:family="paragraph">
      <style:text-properties fo:font-size="10pt" style:font-size-asian="10pt" style:font-size-complex="10pt" fo:language="en" fo:country="AU"/>
    </style:style>
    <style:style style:name="P6139" style:parent-style-name="Normal" style:family="paragraph">
      <style:text-properties fo:font-size="10pt" style:font-size-asian="10pt" style:font-size-complex="10pt" fo:language="en" fo:country="AU"/>
    </style:style>
    <style:style style:name="P6140" style:parent-style-name="Normal" style:family="paragraph">
      <style:text-properties fo:font-size="10pt" style:font-size-asian="10pt" style:font-size-complex="10pt" fo:language="en" fo:country="AU"/>
    </style:style>
    <style:style style:name="P6141" style:parent-style-name="Normal" style:family="paragraph">
      <style:text-properties fo:font-size="10pt" style:font-size-asian="10pt" style:font-size-complex="10pt" fo:language="en" fo:country="AU"/>
    </style:style>
    <style:style style:name="P6142" style:parent-style-name="Normal" style:family="paragraph">
      <style:text-properties fo:font-size="10pt" style:font-size-asian="10pt" style:font-size-complex="10pt" fo:language="en" fo:country="AU"/>
    </style:style>
    <style:style style:name="P6143" style:parent-style-name="Normal" style:family="paragraph">
      <style:text-properties fo:font-size="10pt" style:font-size-asian="10pt" style:font-size-complex="10pt" fo:language="en" fo:country="AU"/>
    </style:style>
    <style:style style:name="P6144" style:parent-style-name="Normal" style:family="paragraph">
      <style:text-properties fo:font-size="10pt" style:font-size-asian="10pt" style:font-size-complex="10pt" fo:language="sv" fo:country="SE"/>
    </style:style>
    <style:style style:name="P6145" style:parent-style-name="Normal" style:family="paragraph">
      <style:text-properties fo:font-size="10pt" style:font-size-asian="10pt" style:font-size-complex="10pt" fo:language="sv" fo:country="SE"/>
    </style:style>
    <style:style style:name="P6146" style:parent-style-name="Normal" style:family="paragraph">
      <style:text-properties fo:font-size="10pt" style:font-size-asian="10pt" style:font-size-complex="10pt" fo:language="en" fo:country="AU"/>
    </style:style>
    <style:style style:name="P6147" style:parent-style-name="Normal" style:family="paragraph">
      <style:text-properties fo:font-size="10pt" style:font-size-asian="10pt" style:font-size-complex="10pt" fo:language="en" fo:country="AU"/>
    </style:style>
    <style:style style:name="P6148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149" style:parent-style-name="Normal" style:family="paragraph">
      <style:text-properties fo:font-size="10pt" style:font-size-asian="10pt" style:font-size-complex="10pt" fo:language="en" fo:country="AU"/>
    </style:style>
    <style:style style:name="P6150" style:parent-style-name="Normal" style:family="paragraph">
      <style:text-properties fo:font-size="10pt" style:font-size-asian="10pt" style:font-size-complex="10pt" fo:language="en" fo:country="AU"/>
    </style:style>
    <style:style style:name="P6151" style:parent-style-name="Normal" style:family="paragraph">
      <style:text-properties fo:font-size="10pt" style:font-size-asian="10pt" style:font-size-complex="10pt" fo:language="en" fo:country="AU"/>
    </style:style>
    <style:style style:name="P6152" style:parent-style-name="Normal" style:family="paragraph">
      <style:text-properties fo:font-size="10pt" style:font-size-asian="10pt" style:font-size-complex="10pt" fo:language="en" fo:country="AU"/>
    </style:style>
    <style:style style:name="P6153" style:parent-style-name="Normal" style:family="paragraph">
      <style:text-properties fo:font-size="10pt" style:font-size-asian="10pt" style:font-size-complex="10pt" fo:language="en" fo:country="AU"/>
    </style:style>
    <style:style style:name="P6154" style:parent-style-name="Normal" style:family="paragraph">
      <style:text-properties fo:font-size="10pt" style:font-size-asian="10pt" style:font-size-complex="10pt" fo:language="en" fo:country="AU"/>
    </style:style>
    <style:style style:name="P6155" style:parent-style-name="Normal" style:family="paragraph">
      <style:text-properties fo:font-size="10pt" style:font-size-asian="10pt" style:font-size-complex="10pt" fo:language="en" fo:country="AU"/>
    </style:style>
    <style:style style:name="P6156" style:parent-style-name="Normal" style:family="paragraph">
      <style:text-properties fo:font-size="10pt" style:font-size-asian="10pt" style:font-size-complex="10pt" fo:language="en" fo:country="AU"/>
    </style:style>
    <style:style style:name="P6157" style:parent-style-name="Normal" style:family="paragraph">
      <style:text-properties fo:font-size="10pt" style:font-size-asian="10pt" style:font-size-complex="10pt" fo:language="en" fo:country="AU"/>
    </style:style>
    <style:style style:name="P6158" style:parent-style-name="Normal" style:family="paragraph">
      <style:text-properties fo:font-size="10pt" style:font-size-asian="10pt" style:font-size-complex="10pt" fo:language="en" fo:country="AU"/>
    </style:style>
    <style:style style:name="P6159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160" style:parent-style-name="Normal" style:family="paragraph">
      <style:text-properties fo:font-size="10pt" style:font-size-asian="10pt" style:font-size-complex="10pt" fo:language="en" fo:country="AU"/>
    </style:style>
    <style:style style:name="P6161" style:parent-style-name="Normal" style:family="paragraph">
      <style:text-properties fo:font-size="10pt" style:font-size-asian="10pt" style:font-size-complex="10pt" fo:language="en" fo:country="AU"/>
    </style:style>
    <style:style style:name="P6162" style:parent-style-name="Normal" style:family="paragraph">
      <style:text-properties fo:font-size="10pt" style:font-size-asian="10pt" style:font-size-complex="10pt" fo:language="en" fo:country="AU"/>
    </style:style>
    <style:style style:name="P6163" style:parent-style-name="Normal" style:family="paragraph">
      <style:text-properties fo:font-size="10pt" style:font-size-asian="10pt" style:font-size-complex="10pt" fo:language="en" fo:country="AU"/>
    </style:style>
    <style:style style:name="P6164" style:parent-style-name="Normal" style:family="paragraph">
      <style:text-properties fo:font-size="10pt" style:font-size-asian="10pt" style:font-size-complex="10pt" fo:language="en" fo:country="AU"/>
    </style:style>
    <style:style style:name="P6165" style:parent-style-name="Normal" style:family="paragraph">
      <style:text-properties fo:font-size="10pt" style:font-size-asian="10pt" style:font-size-complex="10pt" fo:language="en" fo:country="AU"/>
    </style:style>
    <style:style style:name="P6166" style:parent-style-name="Normal" style:family="paragraph">
      <style:text-properties fo:font-size="10pt" style:font-size-asian="10pt" style:font-size-complex="10pt" fo:language="en" fo:country="AU"/>
    </style:style>
    <style:style style:name="P6167" style:parent-style-name="Normal" style:family="paragraph">
      <style:text-properties fo:font-size="10pt" style:font-size-asian="10pt" style:font-size-complex="10pt" fo:language="en" fo:country="AU"/>
    </style:style>
    <style:style style:name="P6168" style:parent-style-name="Normal" style:family="paragraph">
      <style:text-properties fo:font-size="10pt" style:font-size-asian="10pt" style:font-size-complex="10pt" fo:language="en" fo:country="AU"/>
    </style:style>
    <style:style style:name="P6169" style:parent-style-name="Normal" style:family="paragraph">
      <style:text-properties fo:font-size="10pt" style:font-size-asian="10pt" style:font-size-complex="10pt" fo:language="en" fo:country="AU"/>
    </style:style>
    <style:style style:name="P6170" style:parent-style-name="Normal" style:family="paragraph">
      <style:text-properties fo:font-size="10pt" style:font-size-asian="10pt" style:font-size-complex="10pt" fo:language="en" fo:country="AU"/>
    </style:style>
    <style:style style:name="P6171" style:parent-style-name="Normal" style:family="paragraph">
      <style:text-properties fo:font-size="10pt" style:font-size-asian="10pt" style:font-size-complex="10pt" fo:language="en" fo:country="AU"/>
    </style:style>
    <style:style style:name="T6172" style:parent-style-name="DefaultParagraphFont" style:family="text">
      <style:text-properties fo:font-size="10pt" style:font-size-asian="10pt" style:font-size-complex="10pt" fo:language="en" fo:country="AU"/>
    </style:style>
    <style:style style:name="T6173" style:parent-style-name="DefaultParagraphFont" style:family="text">
      <style:text-properties fo:font-size="10pt" style:font-size-asian="10pt" style:font-size-complex="10pt" fo:language="sv" fo:country="SE"/>
    </style:style>
    <style:style style:name="T6174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6175" style:parent-style-name="DefaultParagraphFont" style:family="text">
      <style:text-properties fo:font-size="10pt" style:font-size-asian="10pt" style:font-size-complex="10pt" fo:language="sv" fo:country="SE"/>
    </style:style>
    <style:style style:name="T6176" style:parent-style-name="DefaultParagraphFont" style:family="text">
      <style:text-properties style:text-position="super 65%" fo:font-size="10pt" style:font-size-asian="10pt" style:font-size-complex="10pt" fo:language="sv" fo:country="SE"/>
    </style:style>
    <style:style style:name="T6177" style:parent-style-name="DefaultParagraphFont" style:family="text">
      <style:text-properties fo:font-size="10pt" style:font-size-asian="10pt" style:font-size-complex="10pt" fo:language="sv" fo:country="SE"/>
    </style:style>
    <style:style style:name="P6178" style:parent-style-name="Normal" style:family="paragraph">
      <style:text-properties fo:font-size="10pt" style:font-size-asian="10pt" style:font-size-complex="10pt" fo:language="sv" fo:country="SE"/>
    </style:style>
    <style:style style:name="P6179" style:parent-style-name="Normal" style:family="paragraph">
      <style:text-properties fo:font-size="10pt" style:font-size-asian="10pt" style:font-size-complex="10pt" fo:language="en" fo:country="AU"/>
    </style:style>
    <style:style style:name="P6180" style:parent-style-name="Normal" style:family="paragraph">
      <style:text-properties fo:font-size="10pt" style:font-size-asian="10pt" style:font-size-complex="10pt" fo:language="en" fo:country="AU"/>
    </style:style>
    <style:style style:name="P6181" style:parent-style-name="Normal" style:family="paragraph">
      <style:text-properties fo:font-size="10pt" style:font-size-asian="10pt" style:font-size-complex="10pt" fo:language="en" fo:country="AU"/>
    </style:style>
    <style:style style:name="P6182" style:parent-style-name="Normal" style:family="paragraph">
      <style:text-properties fo:font-size="10pt" style:font-size-asian="10pt" style:font-size-complex="10pt" fo:language="en" fo:country="AU"/>
    </style:style>
    <style:style style:name="P6183" style:parent-style-name="Normal" style:family="paragraph">
      <style:text-properties fo:font-size="10pt" style:font-size-asian="10pt" style:font-size-complex="10pt" fo:language="en" fo:country="AU"/>
    </style:style>
    <style:style style:name="P6184" style:parent-style-name="Normal" style:family="paragraph">
      <style:text-properties fo:font-size="10pt" style:font-size-asian="10pt" style:font-size-complex="10pt" fo:language="en" fo:country="AU"/>
    </style:style>
    <style:style style:name="P6185" style:parent-style-name="Normal" style:family="paragraph">
      <style:text-properties fo:font-size="10pt" style:font-size-asian="10pt" style:font-size-complex="10pt" fo:language="en" fo:country="AU"/>
    </style:style>
    <style:style style:name="T6186" style:parent-style-name="DefaultParagraphFont" style:family="text">
      <style:text-properties fo:font-size="10pt" style:font-size-asian="10pt" style:font-size-complex="10pt" fo:language="en" fo:country="AU"/>
    </style:style>
    <style:style style:name="T6187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6188" style:parent-style-name="DefaultParagraphFont" style:family="text">
      <style:text-properties fo:font-size="10pt" style:font-size-asian="10pt" style:font-size-complex="10pt" fo:language="en" fo:country="AU"/>
    </style:style>
    <style:style style:name="T6189" style:parent-style-name="DefaultParagraphFont" style:family="text">
      <style:text-properties style:text-position="super 65%" fo:font-size="10pt" style:font-size-asian="10pt" style:font-size-complex="10pt" fo:language="en" fo:country="AU"/>
    </style:style>
    <style:style style:name="T6190" style:parent-style-name="DefaultParagraphFont" style:family="text">
      <style:text-properties fo:font-size="10pt" style:font-size-asian="10pt" style:font-size-complex="10pt" fo:language="en" fo:country="AU"/>
    </style:style>
    <style:style style:name="P6191" style:parent-style-name="Normal" style:family="paragraph">
      <style:text-properties fo:font-size="10pt" style:font-size-asian="10pt" style:font-size-complex="10pt" fo:language="sv" fo:country="SE"/>
    </style:style>
    <style:style style:name="P6192" style:parent-style-name="Normal" style:family="paragraph">
      <style:text-properties fo:font-size="10pt" style:font-size-asian="10pt" style:font-size-complex="10pt" fo:language="sv" fo:country="SE"/>
    </style:style>
    <style:style style:name="P6193" style:parent-style-name="Normal" style:family="paragraph">
      <style:text-properties fo:font-size="10pt" style:font-size-asian="10pt" style:font-size-complex="10pt" fo:language="sv" fo:country="SE"/>
    </style:style>
    <style:style style:name="P6194" style:parent-style-name="Normal" style:family="paragraph">
      <style:text-properties fo:font-size="10pt" style:font-size-asian="10pt" style:font-size-complex="10pt" fo:language="sv" fo:country="SE"/>
    </style:style>
    <style:style style:name="P6195" style:parent-style-name="Normal" style:family="paragraph">
      <style:text-properties fo:font-size="10pt" style:font-size-asian="10pt" style:font-size-complex="10pt" fo:language="en" fo:country="AU"/>
    </style:style>
    <style:style style:name="P6196" style:parent-style-name="Normal" style:family="paragraph">
      <style:text-properties fo:font-size="10pt" style:font-size-asian="10pt" style:font-size-complex="10pt" fo:language="en" fo:country="AU"/>
    </style:style>
    <style:style style:name="P6197" style:parent-style-name="Normal" style:family="paragraph">
      <style:text-properties fo:font-size="10pt" style:font-size-asian="10pt" style:font-size-complex="10pt" fo:language="en" fo:country="AU"/>
    </style:style>
    <style:style style:name="P6198" style:parent-style-name="Normal" style:family="paragraph">
      <style:text-properties fo:font-size="10pt" style:font-size-asian="10pt" style:font-size-complex="10pt" fo:language="en" fo:country="AU"/>
    </style:style>
    <style:style style:name="P6199" style:parent-style-name="Normal" style:family="paragraph">
      <style:text-properties fo:font-size="10pt" style:font-size-asian="10pt" style:font-size-complex="10pt" fo:language="en" fo:country="AU"/>
    </style:style>
    <style:style style:name="P6200" style:parent-style-name="Normal" style:family="paragraph">
      <style:text-properties fo:font-size="10pt" style:font-size-asian="10pt" style:font-size-complex="10pt" fo:language="en" fo:country="AU"/>
    </style:style>
    <style:style style:name="P6201" style:parent-style-name="Normal" style:family="paragraph">
      <style:text-properties fo:font-size="10pt" style:font-size-asian="10pt" style:font-size-complex="10pt" fo:language="en" fo:country="AU"/>
    </style:style>
    <style:style style:name="P6202" style:parent-style-name="Normal" style:family="paragraph">
      <style:text-properties fo:font-size="10pt" style:font-size-asian="10pt" style:font-size-complex="10pt" fo:language="en" fo:country="AU"/>
    </style:style>
    <style:style style:name="P6203" style:parent-style-name="Normal" style:family="paragraph">
      <style:text-properties fo:font-size="10pt" style:font-size-asian="10pt" style:font-size-complex="10pt" fo:language="en" fo:country="AU"/>
    </style:style>
    <style:style style:name="P6204" style:parent-style-name="Normal" style:family="paragraph">
      <style:text-properties fo:font-size="10pt" style:font-size-asian="10pt" style:font-size-complex="10pt" fo:language="en" fo:country="AU"/>
    </style:style>
    <style:style style:name="P620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206" style:parent-style-name="Normal" style:family="paragraph">
      <style:text-properties fo:font-size="10pt" style:font-size-asian="10pt" style:font-size-complex="10pt" fo:language="en" fo:country="AU"/>
    </style:style>
    <style:style style:name="P6207" style:parent-style-name="Normal" style:family="paragraph">
      <style:text-properties fo:font-size="10pt" style:font-size-asian="10pt" style:font-size-complex="10pt" fo:language="en" fo:country="AU"/>
    </style:style>
    <style:style style:name="P6208" style:parent-style-name="Normal" style:family="paragraph">
      <style:text-properties fo:font-size="10pt" style:font-size-asian="10pt" style:font-size-complex="10pt" fo:language="en" fo:country="AU"/>
    </style:style>
    <style:style style:name="P6209" style:parent-style-name="Normal" style:family="paragraph">
      <style:text-properties fo:font-size="10pt" style:font-size-asian="10pt" style:font-size-complex="10pt" fo:language="en" fo:country="AU"/>
    </style:style>
    <style:style style:name="P6210" style:parent-style-name="Normal" style:family="paragraph">
      <style:text-properties fo:font-size="10pt" style:font-size-asian="10pt" style:font-size-complex="10pt" fo:language="en" fo:country="AU"/>
    </style:style>
    <style:style style:name="P6211" style:parent-style-name="Normal" style:family="paragraph">
      <style:text-properties fo:font-size="10pt" style:font-size-asian="10pt" style:font-size-complex="10pt" fo:language="en" fo:country="AU"/>
    </style:style>
    <style:style style:name="P6212" style:parent-style-name="Normal" style:family="paragraph">
      <style:text-properties fo:font-size="10pt" style:font-size-asian="10pt" style:font-size-complex="10pt" fo:language="en" fo:country="AU"/>
    </style:style>
    <style:style style:name="P6213" style:parent-style-name="Normal" style:family="paragraph">
      <style:text-properties fo:font-size="10pt" style:font-size-asian="10pt" style:font-size-complex="10pt" fo:language="en" fo:country="AU"/>
    </style:style>
    <style:style style:name="P6214" style:parent-style-name="Normal" style:family="paragraph">
      <style:text-properties fo:font-size="10pt" style:font-size-asian="10pt" style:font-size-complex="10pt" fo:language="en" fo:country="AU"/>
    </style:style>
    <style:style style:name="P6215" style:parent-style-name="Normal" style:family="paragraph">
      <style:text-properties fo:font-size="10pt" style:font-size-asian="10pt" style:font-size-complex="10pt" fo:language="en" fo:country="AU"/>
    </style:style>
    <style:style style:name="P6216" style:parent-style-name="Normal" style:family="paragraph">
      <style:text-properties fo:font-size="10pt" style:font-size-asian="10pt" style:font-size-complex="10pt" fo:language="en" fo:country="AU"/>
    </style:style>
    <style:style style:name="P6217" style:parent-style-name="Normal" style:family="paragraph">
      <style:text-properties fo:font-size="10pt" style:font-size-asian="10pt" style:font-size-complex="10pt" fo:language="en" fo:country="AU"/>
    </style:style>
    <style:style style:name="P6218" style:parent-style-name="Normal" style:family="paragraph">
      <style:text-properties fo:font-size="10pt" style:font-size-asian="10pt" style:font-size-complex="10pt" fo:language="en" fo:country="AU"/>
    </style:style>
    <style:style style:name="P6219" style:parent-style-name="Normal" style:family="paragraph">
      <style:text-properties fo:font-size="10pt" style:font-size-asian="10pt" style:font-size-complex="10pt" fo:language="en" fo:country="AU"/>
    </style:style>
    <style:style style:name="P6220" style:parent-style-name="Normal" style:family="paragraph">
      <style:text-properties fo:font-size="10pt" style:font-size-asian="10pt" style:font-size-complex="10pt" fo:language="en" fo:country="AU"/>
    </style:style>
    <style:style style:name="P6221" style:parent-style-name="Normal" style:family="paragraph">
      <style:text-properties fo:font-size="10pt" style:font-size-asian="10pt" style:font-size-complex="10pt" fo:language="en" fo:country="AU"/>
    </style:style>
    <style:style style:name="P6222" style:parent-style-name="Normal" style:family="paragraph">
      <style:text-properties fo:font-size="10pt" style:font-size-asian="10pt" style:font-size-complex="10pt" fo:language="en" fo:country="AU"/>
    </style:style>
    <style:style style:name="P6223" style:parent-style-name="Normal" style:family="paragraph">
      <style:text-properties fo:font-size="10pt" style:font-size-asian="10pt" style:font-size-complex="10pt" fo:language="en" fo:country="AU"/>
    </style:style>
    <style:style style:name="P6224" style:parent-style-name="Normal" style:family="paragraph">
      <style:text-properties fo:font-size="10pt" style:font-size-asian="10pt" style:font-size-complex="10pt" fo:language="en" fo:country="AU"/>
    </style:style>
    <style:style style:name="P6225" style:parent-style-name="Normal" style:family="paragraph">
      <style:text-properties fo:font-size="10pt" style:font-size-asian="10pt" style:font-size-complex="10pt" fo:language="en" fo:country="AU"/>
    </style:style>
    <style:style style:name="P6226" style:parent-style-name="Normal" style:family="paragraph">
      <style:text-properties fo:font-size="10pt" style:font-size-asian="10pt" style:font-size-complex="10pt" fo:language="en" fo:country="AU"/>
    </style:style>
    <style:style style:name="P6227" style:parent-style-name="Normal" style:family="paragraph">
      <style:text-properties fo:font-size="10pt" style:font-size-asian="10pt" style:font-size-complex="10pt" fo:language="en" fo:country="AU"/>
    </style:style>
    <style:style style:name="P6228" style:parent-style-name="Normal" style:family="paragraph">
      <style:text-properties fo:font-size="10pt" style:font-size-asian="10pt" style:font-size-complex="10pt" fo:language="en" fo:country="AU"/>
    </style:style>
    <style:style style:name="P6229" style:parent-style-name="Normal" style:family="paragraph">
      <style:text-properties fo:font-size="10pt" style:font-size-asian="10pt" style:font-size-complex="10pt" fo:language="en" fo:country="AU"/>
    </style:style>
    <style:style style:name="P6230" style:parent-style-name="Normal" style:family="paragraph">
      <style:text-properties fo:font-size="10pt" style:font-size-asian="10pt" style:font-size-complex="10pt" fo:language="en" fo:country="AU"/>
    </style:style>
    <style:style style:name="P6231" style:parent-style-name="Normal" style:family="paragraph">
      <style:text-properties fo:font-size="10pt" style:font-size-asian="10pt" style:font-size-complex="10pt" fo:language="en" fo:country="AU"/>
    </style:style>
    <style:style style:name="P6232" style:parent-style-name="Normal" style:family="paragraph">
      <style:text-properties fo:font-size="10pt" style:font-size-asian="10pt" style:font-size-complex="10pt" fo:language="en" fo:country="AU"/>
    </style:style>
    <style:style style:name="P6233" style:parent-style-name="Normal" style:family="paragraph">
      <style:text-properties fo:font-size="10pt" style:font-size-asian="10pt" style:font-size-complex="10pt" fo:language="en" fo:country="AU"/>
    </style:style>
    <style:style style:name="P6234" style:parent-style-name="Normal" style:family="paragraph">
      <style:text-properties fo:font-size="10pt" style:font-size-asian="10pt" style:font-size-complex="10pt" fo:language="en" fo:country="AU"/>
    </style:style>
    <style:style style:name="P623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236" style:parent-style-name="Normal" style:family="paragraph">
      <style:text-properties fo:font-size="10pt" style:font-size-asian="10pt" style:font-size-complex="10pt" fo:language="en" fo:country="AU"/>
    </style:style>
    <style:style style:name="P6237" style:parent-style-name="Normal" style:family="paragraph">
      <style:text-properties fo:font-size="10pt" style:font-size-asian="10pt" style:font-size-complex="10pt" fo:language="en" fo:country="AU"/>
    </style:style>
    <style:style style:name="P6238" style:parent-style-name="Normal" style:family="paragraph">
      <style:text-properties fo:font-size="10pt" style:font-size-asian="10pt" style:font-size-complex="10pt" fo:language="en" fo:country="AU"/>
    </style:style>
    <style:style style:name="P6239" style:parent-style-name="Normal" style:family="paragraph">
      <style:text-properties fo:font-size="10pt" style:font-size-asian="10pt" style:font-size-complex="10pt" fo:language="en" fo:country="AU"/>
    </style:style>
    <style:style style:name="P6240" style:parent-style-name="Normal" style:family="paragraph">
      <style:text-properties fo:font-size="10pt" style:font-size-asian="10pt" style:font-size-complex="10pt" fo:language="en" fo:country="AU"/>
    </style:style>
    <style:style style:name="P6241" style:parent-style-name="Normal" style:family="paragraph">
      <style:text-properties fo:font-size="10pt" style:font-size-asian="10pt" style:font-size-complex="10pt" fo:language="en" fo:country="AU"/>
    </style:style>
    <style:style style:name="P6242" style:parent-style-name="Normal" style:family="paragraph">
      <style:text-properties fo:font-size="10pt" style:font-size-asian="10pt" style:font-size-complex="10pt" fo:language="en" fo:country="AU"/>
    </style:style>
    <style:style style:name="P6243" style:parent-style-name="Normal" style:family="paragraph">
      <style:text-properties fo:font-size="10pt" style:font-size-asian="10pt" style:font-size-complex="10pt" fo:language="en" fo:country="AU"/>
    </style:style>
    <style:style style:name="P6244" style:parent-style-name="Normal" style:family="paragraph">
      <style:text-properties fo:font-size="10pt" style:font-size-asian="10pt" style:font-size-complex="10pt" fo:language="en" fo:country="AU"/>
    </style:style>
    <style:style style:name="P6245" style:parent-style-name="Normal" style:family="paragraph">
      <style:text-properties fo:font-size="10pt" style:font-size-asian="10pt" style:font-size-complex="10pt" fo:language="en" fo:country="AU"/>
    </style:style>
    <style:style style:name="P6246" style:parent-style-name="Normal" style:family="paragraph">
      <style:text-properties fo:font-size="10pt" style:font-size-asian="10pt" style:font-size-complex="10pt" fo:language="en" fo:country="AU"/>
    </style:style>
    <style:style style:name="P6247" style:parent-style-name="Normal" style:family="paragraph">
      <style:text-properties fo:font-size="10pt" style:font-size-asian="10pt" style:font-size-complex="10pt" fo:language="en" fo:country="AU"/>
    </style:style>
    <style:style style:name="P6248" style:parent-style-name="Normal" style:family="paragraph">
      <style:text-properties fo:font-size="10pt" style:font-size-asian="10pt" style:font-size-complex="10pt" fo:language="en" fo:country="AU"/>
    </style:style>
    <style:style style:name="P6249" style:parent-style-name="Normal" style:family="paragraph">
      <style:text-properties fo:font-size="10pt" style:font-size-asian="10pt" style:font-size-complex="10pt" fo:language="en" fo:country="AU"/>
    </style:style>
    <style:style style:name="P6250" style:parent-style-name="Normal" style:family="paragraph">
      <style:text-properties fo:font-size="10pt" style:font-size-asian="10pt" style:font-size-complex="10pt" fo:language="en" fo:country="AU"/>
    </style:style>
    <style:style style:name="P6251" style:parent-style-name="Normal" style:family="paragraph">
      <style:text-properties fo:font-size="10pt" style:font-size-asian="10pt" style:font-size-complex="10pt" fo:language="en" fo:country="AU"/>
    </style:style>
    <style:style style:name="P6252" style:parent-style-name="Normal" style:family="paragraph">
      <style:text-properties fo:font-size="10pt" style:font-size-asian="10pt" style:font-size-complex="10pt" fo:language="en" fo:country="AU"/>
    </style:style>
    <style:style style:name="P6253" style:parent-style-name="Normal" style:family="paragraph">
      <style:text-properties fo:font-size="10pt" style:font-size-asian="10pt" style:font-size-complex="10pt" fo:language="en" fo:country="AU"/>
    </style:style>
    <style:style style:name="P6254" style:parent-style-name="Normal" style:family="paragraph">
      <style:text-properties fo:font-size="10pt" style:font-size-asian="10pt" style:font-size-complex="10pt" fo:language="en" fo:country="AU"/>
    </style:style>
    <style:style style:name="P625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256" style:parent-style-name="Normal" style:family="paragraph">
      <style:text-properties fo:font-size="10pt" style:font-size-asian="10pt" style:font-size-complex="10pt" fo:language="en" fo:country="AU"/>
    </style:style>
    <style:style style:name="P6257" style:parent-style-name="Normal" style:family="paragraph">
      <style:text-properties fo:font-size="10pt" style:font-size-asian="10pt" style:font-size-complex="10pt" fo:language="en" fo:country="AU"/>
    </style:style>
    <style:style style:name="P6258" style:parent-style-name="Normal" style:family="paragraph">
      <style:text-properties fo:font-size="10pt" style:font-size-asian="10pt" style:font-size-complex="10pt" fo:language="en" fo:country="AU"/>
    </style:style>
    <style:style style:name="P6259" style:parent-style-name="Normal" style:family="paragraph">
      <style:text-properties fo:font-size="10pt" style:font-size-asian="10pt" style:font-size-complex="10pt" fo:language="en" fo:country="AU"/>
    </style:style>
    <style:style style:name="P6260" style:parent-style-name="Normal" style:family="paragraph">
      <style:text-properties fo:font-size="10pt" style:font-size-asian="10pt" style:font-size-complex="10pt" fo:language="en" fo:country="AU"/>
    </style:style>
    <style:style style:name="P6261" style:parent-style-name="Normal" style:family="paragraph">
      <style:text-properties fo:font-size="10pt" style:font-size-asian="10pt" style:font-size-complex="10pt" fo:language="en" fo:country="AU"/>
    </style:style>
    <style:style style:name="P6262" style:parent-style-name="Normal" style:family="paragraph">
      <style:text-properties fo:font-size="10pt" style:font-size-asian="10pt" style:font-size-complex="10pt" fo:language="en" fo:country="AU"/>
    </style:style>
    <style:style style:name="P6263" style:parent-style-name="Normal" style:family="paragraph">
      <style:text-properties fo:font-size="10pt" style:font-size-asian="10pt" style:font-size-complex="10pt" fo:language="en" fo:country="AU"/>
    </style:style>
    <style:style style:name="P6264" style:parent-style-name="Normal" style:family="paragraph">
      <style:text-properties fo:font-size="10pt" style:font-size-asian="10pt" style:font-size-complex="10pt" fo:language="en" fo:country="AU"/>
    </style:style>
    <style:style style:name="P6265" style:parent-style-name="Normal" style:family="paragraph">
      <style:text-properties fo:font-size="10pt" style:font-size-asian="10pt" style:font-size-complex="10pt" fo:language="en" fo:country="AU"/>
    </style:style>
    <style:style style:name="P6266" style:parent-style-name="Normal" style:family="paragraph">
      <style:text-properties fo:font-size="10pt" style:font-size-asian="10pt" style:font-size-complex="10pt" fo:language="en" fo:country="AU"/>
    </style:style>
    <style:style style:name="P6267" style:parent-style-name="Normal" style:family="paragraph">
      <style:text-properties fo:font-size="10pt" style:font-size-asian="10pt" style:font-size-complex="10pt" fo:language="en" fo:country="AU"/>
    </style:style>
    <style:style style:name="P6268" style:parent-style-name="Normal" style:family="paragraph">
      <style:text-properties fo:font-size="10pt" style:font-size-asian="10pt" style:font-size-complex="10pt" fo:language="en" fo:country="AU"/>
    </style:style>
    <style:style style:name="P6269" style:parent-style-name="Normal" style:family="paragraph">
      <style:text-properties fo:font-size="10pt" style:font-size-asian="10pt" style:font-size-complex="10pt" fo:language="en" fo:country="AU"/>
    </style:style>
    <style:style style:name="P6270" style:parent-style-name="Normal" style:family="paragraph">
      <style:text-properties fo:font-size="10pt" style:font-size-asian="10pt" style:font-size-complex="10pt" fo:language="en" fo:country="AU"/>
    </style:style>
    <style:style style:name="P6271" style:parent-style-name="Normal" style:family="paragraph">
      <style:text-properties fo:font-size="10pt" style:font-size-asian="10pt" style:font-size-complex="10pt" fo:language="en" fo:country="AU"/>
    </style:style>
    <style:style style:name="P6272" style:parent-style-name="Normal" style:family="paragraph">
      <style:text-properties fo:font-size="10pt" style:font-size-asian="10pt" style:font-size-complex="10pt" fo:language="en" fo:country="AU"/>
    </style:style>
    <style:style style:name="P6273" style:parent-style-name="Normal" style:family="paragraph">
      <style:text-properties fo:font-size="10pt" style:font-size-asian="10pt" style:font-size-complex="10pt" fo:language="en" fo:country="AU"/>
    </style:style>
    <style:style style:name="P6274" style:parent-style-name="Normal" style:family="paragraph">
      <style:text-properties fo:font-size="10pt" style:font-size-asian="10pt" style:font-size-complex="10pt" fo:language="en" fo:country="AU"/>
    </style:style>
    <style:style style:name="P6275" style:parent-style-name="Normal" style:family="paragraph">
      <style:text-properties fo:font-weight="bold" style:font-weight-asian="bold" fo:font-size="10pt" style:font-size-asian="10pt" style:font-size-complex="10pt" fo:language="en" fo:country="AU"/>
    </style:style>
    <style:style style:name="P6276" style:parent-style-name="Normal" style:family="paragraph">
      <style:text-properties fo:font-size="10pt" style:font-size-asian="10pt" style:font-size-complex="10pt" fo:language="en" fo:country="AU"/>
    </style:style>
    <style:style style:name="P6277" style:parent-style-name="Normal" style:family="paragraph">
      <style:text-properties fo:font-size="10pt" style:font-size-asian="10pt" style:font-size-complex="10pt" fo:language="en" fo:country="AU"/>
    </style:style>
    <style:style style:name="P6278" style:parent-style-name="Normal" style:family="paragraph">
      <style:text-properties fo:font-size="10pt" style:font-size-asian="10pt" style:font-size-complex="10pt" fo:language="en" fo:country="AU"/>
    </style:style>
    <style:style style:name="P6279" style:parent-style-name="Normal" style:family="paragraph">
      <style:text-properties fo:font-size="10pt" style:font-size-asian="10pt" style:font-size-complex="10pt" fo:language="en" fo:country="AU"/>
    </style:style>
    <style:style style:name="P6280" style:parent-style-name="Normal" style:family="paragraph">
      <style:text-properties fo:font-size="10pt" style:font-size-asian="10pt" style:font-size-complex="10pt" fo:language="en" fo:country="AU"/>
    </style:style>
    <style:style style:name="P6281" style:parent-style-name="Normal" style:family="paragraph">
      <style:text-properties fo:font-size="10pt" style:font-size-asian="10pt" style:font-size-complex="10pt" fo:language="en" fo:country="AU"/>
    </style:style>
    <style:style style:name="T6282" style:parent-style-name="DefaultParagraphFont" style:family="text">
      <style:text-properties fo:font-size="10pt" style:font-size-asian="10pt" style:font-size-complex="10pt" fo:language="en" fo:country="AU"/>
    </style:style>
    <style:style style:name="T6283" style:parent-style-name="DefaultParagraphFont" style:family="text">
      <style:text-properties fo:font-size="10pt" style:font-size-asian="10pt" style:font-size-complex="10pt" fo:language="sv" fo:country="SE"/>
    </style:style>
    <style:style style:name="P6284" style:parent-style-name="Normal" style:family="paragraph">
      <style:text-properties fo:font-size="10pt" style:font-size-asian="10pt" style:font-size-complex="10pt" fo:language="sv" fo:country="SE"/>
    </style:style>
    <style:style style:name="P6285" style:parent-style-name="Normal" style:family="paragraph">
      <style:text-properties fo:font-size="10pt" style:font-size-asian="10pt" style:font-size-complex="10pt" fo:language="sv" fo:country="SE"/>
    </style:style>
    <style:style style:name="P6286" style:parent-style-name="Normal" style:family="paragraph">
      <style:text-properties fo:font-size="10pt" style:font-size-asian="10pt" style:font-size-complex="10pt" fo:language="sv" fo:country="SE"/>
    </style:style>
    <style:style style:name="P6287" style:parent-style-name="Normal" style:family="paragraph">
      <style:text-properties fo:font-size="10pt" style:font-size-asian="10pt" style:font-size-complex="10pt" fo:language="sv" fo:country="SE"/>
    </style:style>
    <style:style style:name="P6288" style:parent-style-name="Normal" style:family="paragraph">
      <style:text-properties fo:font-weight="bold" style:font-weight-asian="bold" fo:font-size="10pt" style:font-size-asian="10pt" style:font-size-complex="10pt"/>
    </style:style>
    <style:style style:name="P6289" style:parent-style-name="Normal" style:family="paragraph">
      <style:text-properties fo:font-size="10pt" style:font-size-asian="10pt" style:font-size-complex="10pt"/>
    </style:style>
    <style:style style:name="P6290" style:parent-style-name="Normal" style:family="paragraph">
      <style:text-properties fo:font-size="10pt" style:font-size-asian="10pt" style:font-size-complex="10pt"/>
    </style:style>
    <style:style style:name="P6291" style:parent-style-name="Normal" style:family="paragraph">
      <style:text-properties fo:font-size="10pt" style:font-size-asian="10pt" style:font-size-complex="10pt"/>
    </style:style>
    <style:style style:name="P6292" style:parent-style-name="Normal" style:family="paragraph">
      <style:text-properties fo:font-size="10pt" style:font-size-asian="10pt" style:font-size-complex="10pt"/>
    </style:style>
    <style:style style:name="P6293" style:parent-style-name="Normal" style:family="paragraph">
      <style:text-properties fo:font-size="10pt" style:font-size-asian="10pt" style:font-size-complex="10pt"/>
    </style:style>
    <style:style style:name="P6294" style:parent-style-name="Normal" style:family="paragraph">
      <style:text-properties fo:font-size="10pt" style:font-size-asian="10pt" style:font-size-complex="10pt"/>
    </style:style>
    <style:style style:name="P6295" style:parent-style-name="Normal" style:family="paragraph">
      <style:text-properties fo:font-size="10pt" style:font-size-asian="10pt" style:font-size-complex="10pt"/>
    </style:style>
    <style:style style:name="P6296" style:parent-style-name="Normal" style:family="paragraph">
      <style:text-properties fo:font-size="10pt" style:font-size-asian="10pt" style:font-size-complex="10pt"/>
    </style:style>
    <style:style style:name="P6297" style:parent-style-name="Normal" style:family="paragraph">
      <style:text-properties fo:font-weight="bold" style:font-weight-asian="bold" fo:font-size="10pt" style:font-size-asian="10pt" style:font-size-complex="10pt"/>
    </style:style>
    <style:style style:name="P6298" style:parent-style-name="Normal" style:family="paragraph">
      <style:text-properties fo:font-size="10pt" style:font-size-asian="10pt" style:font-size-complex="10pt"/>
    </style:style>
    <style:style style:name="P6299" style:parent-style-name="Normal" style:family="paragraph">
      <style:text-properties fo:font-size="10pt" style:font-size-asian="10pt" style:font-size-complex="10pt"/>
    </style:style>
    <style:style style:name="P6300" style:parent-style-name="Normal" style:family="paragraph">
      <style:text-properties fo:font-size="10pt" style:font-size-asian="10pt" style:font-size-complex="10pt"/>
    </style:style>
    <style:style style:name="P6301" style:parent-style-name="Normal" style:family="paragraph">
      <style:text-properties fo:font-size="10pt" style:font-size-asian="10pt" style:font-size-complex="10pt"/>
    </style:style>
    <style:style style:name="P6302" style:parent-style-name="Normal" style:family="paragraph">
      <style:text-properties fo:font-size="10pt" style:font-size-asian="10pt" style:font-size-complex="10pt"/>
    </style:style>
    <style:style style:name="P6303" style:parent-style-name="Normal" style:family="paragraph">
      <style:text-properties fo:font-size="10pt" style:font-size-asian="10pt" style:font-size-complex="10pt"/>
    </style:style>
    <style:style style:name="P6304" style:parent-style-name="Normal" style:family="paragraph">
      <style:text-properties fo:font-size="10pt" style:font-size-asian="10pt" style:font-size-complex="10pt"/>
    </style:style>
    <style:style style:name="P6305" style:parent-style-name="Normal" style:family="paragraph">
      <style:text-properties fo:font-size="10pt" style:font-size-asian="10pt" style:font-size-complex="10pt"/>
    </style:style>
    <style:style style:name="P6306" style:parent-style-name="Normal" style:family="paragraph">
      <style:text-properties fo:font-weight="bold" style:font-weight-asian="bold" fo:font-size="10pt" style:font-size-asian="10pt" style:font-size-complex="10pt"/>
    </style:style>
    <style:style style:name="P6307" style:parent-style-name="Normal" style:family="paragraph">
      <style:text-properties fo:font-size="10pt" style:font-size-asian="10pt" style:font-size-complex="10pt"/>
    </style:style>
    <style:style style:name="P6308" style:parent-style-name="Normal" style:family="paragraph">
      <style:text-properties fo:font-size="10pt" style:font-size-asian="10pt" style:font-size-complex="10pt"/>
    </style:style>
    <style:style style:name="P6309" style:parent-style-name="Normal" style:family="paragraph">
      <style:text-properties fo:font-size="10pt" style:font-size-asian="10pt" style:font-size-complex="10pt"/>
    </style:style>
    <style:style style:name="P6310" style:parent-style-name="Normal" style:family="paragraph">
      <style:paragraph-properties fo:text-indent="0.5in"/>
      <style:text-properties fo:font-size="10pt" style:font-size-asian="10pt" style:font-size-complex="10pt"/>
    </style:style>
    <style:style style:name="P6311" style:parent-style-name="Normal" style:family="paragraph">
      <style:text-properties fo:font-size="10pt" style:font-size-asian="10pt" style:font-size-complex="10pt"/>
    </style:style>
    <style:style style:name="P6312" style:parent-style-name="Normal" style:family="paragraph">
      <style:text-properties fo:font-size="10pt" style:font-size-asian="10pt" style:font-size-complex="10pt"/>
    </style:style>
    <style:style style:name="P6313" style:parent-style-name="Normal" style:family="paragraph">
      <style:text-properties fo:font-size="10pt" style:font-size-asian="10pt" style:font-size-complex="10pt"/>
    </style:style>
    <style:style style:name="P6314" style:parent-style-name="Normal" style:family="paragraph">
      <style:text-properties fo:font-weight="bold" style:font-weight-asian="bold" fo:font-size="10pt" style:font-size-asian="10pt" style:font-size-complex="10pt"/>
    </style:style>
    <style:style style:name="P6315" style:parent-style-name="Normal" style:family="paragraph">
      <style:text-properties fo:font-size="10pt" style:font-size-asian="10pt" style:font-size-complex="10pt"/>
    </style:style>
    <style:style style:name="P6316" style:parent-style-name="Normal" style:family="paragraph">
      <style:text-properties fo:font-size="10pt" style:font-size-asian="10pt" style:font-size-complex="10pt"/>
    </style:style>
    <style:style style:name="P6317" style:parent-style-name="Normal" style:family="paragraph">
      <style:text-properties fo:font-size="10pt" style:font-size-asian="10pt" style:font-size-complex="10pt"/>
    </style:style>
    <style:style style:name="P6318" style:parent-style-name="Normal" style:family="paragraph">
      <style:text-properties fo:font-size="10pt" style:font-size-asian="10pt" style:font-size-complex="10pt"/>
    </style:style>
    <style:style style:name="P6319" style:parent-style-name="Normal" style:family="paragraph">
      <style:text-properties fo:font-size="10pt" style:font-size-asian="10pt" style:font-size-complex="10pt"/>
    </style:style>
    <style:style style:name="P6320" style:parent-style-name="Normal" style:family="paragraph">
      <style:text-properties fo:font-size="10pt" style:font-size-asian="10pt" style:font-size-complex="10pt"/>
    </style:style>
    <style:style style:name="P6321" style:parent-style-name="Normal" style:family="paragraph">
      <style:text-properties fo:font-size="10pt" style:font-size-asian="10pt" style:font-size-complex="10pt"/>
    </style:style>
    <style:style style:name="P6322" style:parent-style-name="Normal" style:family="paragraph">
      <style:text-properties fo:font-size="10pt" style:font-size-asian="10pt" style:font-size-complex="10pt"/>
    </style:style>
    <style:style style:name="P6323" style:parent-style-name="Normal" style:family="paragraph">
      <style:text-properties fo:font-size="10pt" style:font-size-asian="10pt" style:font-size-complex="10pt"/>
    </style:style>
    <style:style style:name="P6324" style:parent-style-name="Normal" style:family="paragraph">
      <style:text-properties fo:font-weight="bold" style:font-weight-asian="bold" fo:font-size="10pt" style:font-size-asian="10pt" style:font-size-complex="10pt"/>
    </style:style>
    <style:style style:name="P6325" style:parent-style-name="Normal" style:family="paragraph">
      <style:text-properties fo:font-size="10pt" style:font-size-asian="10pt" style:font-size-complex="10pt"/>
    </style:style>
    <style:style style:name="P6326" style:parent-style-name="Normal" style:family="paragraph">
      <style:text-properties fo:font-size="10pt" style:font-size-asian="10pt" style:font-size-complex="10pt"/>
    </style:style>
    <style:style style:name="P6327" style:parent-style-name="Normal" style:family="paragraph">
      <style:text-properties fo:font-size="10pt" style:font-size-asian="10pt" style:font-size-complex="10pt"/>
    </style:style>
    <style:style style:name="P6328" style:parent-style-name="Normal" style:family="paragraph">
      <style:text-properties fo:font-size="10pt" style:font-size-asian="10pt" style:font-size-complex="10pt"/>
    </style:style>
    <style:style style:name="P6329" style:parent-style-name="Normal" style:family="paragraph">
      <style:text-properties fo:font-size="10pt" style:font-size-asian="10pt" style:font-size-complex="10pt"/>
    </style:style>
    <style:style style:name="P6330" style:parent-style-name="Normal" style:family="paragraph">
      <style:text-properties fo:font-weight="bold" style:font-weight-asian="bold" fo:font-size="10pt" style:font-size-asian="10pt" style:font-size-complex="10pt"/>
    </style:style>
    <style:style style:name="P6331" style:parent-style-name="Normal" style:family="paragraph">
      <style:text-properties fo:font-size="10pt" style:font-size-asian="10pt" style:font-size-complex="10pt"/>
    </style:style>
    <style:style style:name="P6332" style:parent-style-name="Normal" style:family="paragraph">
      <style:text-properties fo:font-weight="bold" style:font-weight-asian="bold" fo:font-size="10pt" style:font-size-asian="10pt" style:font-size-complex="10pt"/>
    </style:style>
    <style:style style:name="P6333" style:parent-style-name="Normal" style:family="paragraph">
      <style:text-properties fo:font-size="10pt" style:font-size-asian="10pt" style:font-size-complex="10pt"/>
    </style:style>
    <style:style style:name="P6334" style:parent-style-name="Normal" style:family="paragraph">
      <style:text-properties fo:font-size="10pt" style:font-size-asian="10pt" style:font-size-complex="10pt"/>
    </style:style>
    <style:style style:name="P6335" style:parent-style-name="Normal" style:family="paragraph">
      <style:text-properties fo:font-size="10pt" style:font-size-asian="10pt" style:font-size-complex="10pt"/>
    </style:style>
    <style:style style:name="P6336" style:parent-style-name="Normal" style:family="paragraph">
      <style:text-properties fo:font-size="10pt" style:font-size-asian="10pt" style:font-size-complex="10pt"/>
    </style:style>
    <style:style style:name="P6337" style:parent-style-name="Normal" style:family="paragraph">
      <style:text-properties fo:font-size="10pt" style:font-size-asian="10pt" style:font-size-complex="10pt"/>
    </style:style>
    <style:style style:name="P6338" style:parent-style-name="Normal" style:family="paragraph">
      <style:text-properties fo:font-size="10pt" style:font-size-asian="10pt" style:font-size-complex="10pt"/>
    </style:style>
    <style:style style:name="P6339" style:parent-style-name="Normal" style:family="paragraph">
      <style:text-properties fo:font-size="10pt" style:font-size-asian="10pt" style:font-size-complex="10pt"/>
    </style:style>
    <style:style style:name="P6340" style:parent-style-name="Normal" style:family="paragraph">
      <style:text-properties fo:font-size="10pt" style:font-size-asian="10pt" style:font-size-complex="10pt"/>
    </style:style>
    <style:style style:name="P6341" style:parent-style-name="Normal" style:family="paragraph">
      <style:text-properties fo:font-size="10pt" style:font-size-asian="10pt" style:font-size-complex="10pt"/>
    </style:style>
    <style:style style:name="P6342" style:parent-style-name="Normal" style:family="paragraph">
      <style:text-properties fo:font-size="10pt" style:font-size-asian="10pt" style:font-size-complex="10pt"/>
    </style:style>
    <style:style style:name="P6343" style:parent-style-name="Normal" style:family="paragraph">
      <style:text-properties fo:font-weight="bold" style:font-weight-asian="bold" fo:font-size="10pt" style:font-size-asian="10pt" style:font-size-complex="10pt"/>
    </style:style>
    <style:style style:name="P6344" style:parent-style-name="Normal" style:family="paragraph">
      <style:text-properties fo:font-weight="bold" style:font-weight-asian="bold" fo:font-size="10pt" style:font-size-asian="10pt" style:font-size-complex="10pt"/>
    </style:style>
    <style:style style:name="P6345" style:parent-style-name="Normal" style:family="paragraph">
      <style:text-properties fo:font-size="10pt" style:font-size-asian="10pt" style:font-size-complex="10pt"/>
    </style:style>
    <style:style style:name="P6346" style:parent-style-name="Normal" style:family="paragraph">
      <style:text-properties fo:font-size="10pt" style:font-size-asian="10pt" style:font-size-complex="10pt"/>
    </style:style>
    <style:style style:name="P6347" style:parent-style-name="Normal" style:family="paragraph">
      <style:text-properties fo:font-size="10pt" style:font-size-asian="10pt" style:font-size-complex="10pt"/>
    </style:style>
    <style:style style:name="P6348" style:parent-style-name="Normal" style:family="paragraph">
      <style:paragraph-properties fo:text-indent="0.5in"/>
      <style:text-properties fo:font-size="10pt" style:font-size-asian="10pt" style:font-size-complex="10pt"/>
    </style:style>
    <style:style style:name="P6349" style:parent-style-name="Normal" style:family="paragraph">
      <style:paragraph-properties fo:text-indent="0.5in"/>
      <style:text-properties fo:font-size="10pt" style:font-size-asian="10pt" style:font-size-complex="10pt"/>
    </style:style>
    <style:style style:name="P6350" style:parent-style-name="Normal" style:family="paragraph">
      <style:text-properties fo:font-size="10pt" style:font-size-asian="10pt" style:font-size-complex="10pt"/>
    </style:style>
    <style:style style:name="P6351" style:parent-style-name="Normal" style:family="paragraph">
      <style:text-properties fo:font-size="10pt" style:font-size-asian="10pt" style:font-size-complex="10pt"/>
    </style:style>
    <style:style style:name="P6352" style:parent-style-name="Normal" style:family="paragraph">
      <style:text-properties fo:font-size="10pt" style:font-size-asian="10pt" style:font-size-complex="10pt"/>
    </style:style>
    <style:style style:name="P6353" style:parent-style-name="Normal" style:family="paragraph">
      <style:text-properties fo:font-weight="bold" style:font-weight-asian="bold" fo:font-size="10pt" style:font-size-asian="10pt" style:font-size-complex="10pt"/>
    </style:style>
    <style:style style:name="P6354" style:parent-style-name="Normal" style:family="paragraph">
      <style:text-properties fo:font-size="10pt" style:font-size-asian="10pt" style:font-size-complex="10pt"/>
    </style:style>
    <style:style style:name="P6355" style:parent-style-name="Normal" style:family="paragraph">
      <style:text-properties fo:font-size="10pt" style:font-size-asian="10pt" style:font-size-complex="10pt"/>
    </style:style>
    <style:style style:name="P6356" style:parent-style-name="Normal" style:family="paragraph">
      <style:text-properties fo:font-size="10pt" style:font-size-asian="10pt" style:font-size-complex="10pt"/>
    </style:style>
    <style:style style:name="P6357" style:parent-style-name="Normal" style:family="paragraph">
      <style:text-properties fo:font-size="10pt" style:font-size-asian="10pt" style:font-size-complex="10pt"/>
    </style:style>
    <style:style style:name="P6358" style:parent-style-name="Normal" style:family="paragraph">
      <style:text-properties fo:font-size="10pt" style:font-size-asian="10pt" style:font-size-complex="10pt"/>
    </style:style>
    <style:style style:name="P6359" style:parent-style-name="Normal" style:family="paragraph">
      <style:text-properties fo:font-size="10pt" style:font-size-asian="10pt" style:font-size-complex="10pt"/>
    </style:style>
    <style:style style:name="P6360" style:parent-style-name="Normal" style:family="paragraph">
      <style:text-properties fo:font-size="10pt" style:font-size-asian="10pt" style:font-size-complex="10pt"/>
    </style:style>
    <style:style style:name="P6361" style:parent-style-name="Normal" style:family="paragraph">
      <style:text-properties fo:font-size="10pt" style:font-size-asian="10pt" style:font-size-complex="10pt"/>
    </style:style>
    <style:style style:name="P6362" style:parent-style-name="Normal" style:family="paragraph">
      <style:text-properties fo:font-weight="bold" style:font-weight-asian="bold" fo:font-size="10pt" style:font-size-asian="10pt" style:font-size-complex="10pt"/>
    </style:style>
    <style:style style:name="P6363" style:parent-style-name="Normal" style:family="paragraph">
      <style:text-properties fo:font-size="10pt" style:font-size-asian="10pt" style:font-size-complex="10pt"/>
    </style:style>
    <style:style style:name="P6364" style:parent-style-name="Normal" style:family="paragraph">
      <style:text-properties fo:font-size="10pt" style:font-size-asian="10pt" style:font-size-complex="10pt"/>
    </style:style>
    <style:style style:name="P6365" style:parent-style-name="Normal" style:family="paragraph">
      <style:text-properties fo:font-size="10pt" style:font-size-asian="10pt" style:font-size-complex="10pt"/>
    </style:style>
    <style:style style:name="P6366" style:parent-style-name="Normal" style:family="paragraph">
      <style:text-properties fo:font-size="10pt" style:font-size-asian="10pt" style:font-size-complex="10pt"/>
    </style:style>
    <style:style style:name="P6367" style:parent-style-name="Normal" style:family="paragraph">
      <style:text-properties fo:font-size="10pt" style:font-size-asian="10pt" style:font-size-complex="10pt"/>
    </style:style>
    <style:style style:name="P6368" style:parent-style-name="Normal" style:family="paragraph">
      <style:text-properties fo:font-size="10pt" style:font-size-asian="10pt" style:font-size-complex="10pt"/>
    </style:style>
    <style:style style:name="P6369" style:parent-style-name="Normal" style:family="paragraph">
      <style:text-properties fo:font-size="10pt" style:font-size-asian="10pt" style:font-size-complex="10pt"/>
    </style:style>
    <style:style style:name="P6370" style:parent-style-name="Normal" style:family="paragraph">
      <style:text-properties fo:font-size="10pt" style:font-size-asian="10pt" style:font-size-complex="10pt"/>
    </style:style>
    <style:style style:name="P6371" style:parent-style-name="Normal" style:family="paragraph">
      <style:text-properties fo:font-weight="bold" style:font-weight-asian="bold" fo:font-size="10pt" style:font-size-asian="10pt" style:font-size-complex="10pt"/>
    </style:style>
    <style:style style:name="P6372" style:parent-style-name="Normal" style:family="paragraph">
      <style:text-properties fo:font-size="10pt" style:font-size-asian="10pt" style:font-size-complex="10pt"/>
    </style:style>
    <style:style style:name="P6373" style:parent-style-name="Normal" style:family="paragraph">
      <style:text-properties fo:font-size="10pt" style:font-size-asian="10pt" style:font-size-complex="10pt"/>
    </style:style>
    <style:style style:name="P6374" style:parent-style-name="Normal" style:family="paragraph">
      <style:text-properties fo:font-size="10pt" style:font-size-asian="10pt" style:font-size-complex="10pt"/>
    </style:style>
    <style:style style:name="P6375" style:parent-style-name="Normal" style:family="paragraph">
      <style:text-properties fo:font-size="10pt" style:font-size-asian="10pt" style:font-size-complex="10pt"/>
    </style:style>
    <style:style style:name="P6376" style:parent-style-name="Normal" style:family="paragraph">
      <style:text-properties fo:font-size="10pt" style:font-size-asian="10pt" style:font-size-complex="10pt"/>
    </style:style>
    <style:style style:name="P6377" style:parent-style-name="Normal" style:family="paragraph">
      <style:text-properties fo:font-size="10pt" style:font-size-asian="10pt" style:font-size-complex="10pt"/>
    </style:style>
    <style:style style:name="P6378" style:parent-style-name="Normal" style:family="paragraph">
      <style:text-properties fo:font-size="10pt" style:font-size-asian="10pt" style:font-size-complex="10pt"/>
    </style:style>
    <style:style style:name="P6379" style:parent-style-name="Normal" style:family="paragraph">
      <style:text-properties fo:font-weight="bold" style:font-weight-asian="bold" fo:font-size="10pt" style:font-size-asian="10pt" style:font-size-complex="10pt"/>
    </style:style>
    <style:style style:name="P6380" style:parent-style-name="Normal" style:family="paragraph">
      <style:text-properties fo:font-size="10pt" style:font-size-asian="10pt" style:font-size-complex="10pt"/>
    </style:style>
    <style:style style:name="P6381" style:parent-style-name="Normal" style:family="paragraph">
      <style:text-properties fo:font-size="10pt" style:font-size-asian="10pt" style:font-size-complex="10pt"/>
    </style:style>
    <style:style style:name="P6382" style:parent-style-name="Normal" style:family="paragraph">
      <style:text-properties fo:font-size="10pt" style:font-size-asian="10pt" style:font-size-complex="10pt"/>
    </style:style>
    <style:style style:name="P6383" style:parent-style-name="Normal" style:family="paragraph">
      <style:text-properties fo:font-size="10pt" style:font-size-asian="10pt" style:font-size-complex="10pt"/>
    </style:style>
    <style:style style:name="P6384" style:parent-style-name="Normal" style:family="paragraph">
      <style:text-properties fo:font-size="10pt" style:font-size-asian="10pt" style:font-size-complex="10pt"/>
    </style:style>
    <style:style style:name="P6385" style:parent-style-name="Normal" style:family="paragraph">
      <style:text-properties fo:font-size="10pt" style:font-size-asian="10pt" style:font-size-complex="10pt"/>
    </style:style>
    <style:style style:name="P6386" style:parent-style-name="Normal" style:family="paragraph">
      <style:text-properties fo:font-size="10pt" style:font-size-asian="10pt" style:font-size-complex="10pt"/>
    </style:style>
    <style:style style:name="P6387" style:parent-style-name="Normal" style:family="paragraph">
      <style:text-properties fo:font-size="10pt" style:font-size-asian="10pt" style:font-size-complex="10pt"/>
    </style:style>
    <style:style style:name="P6388" style:parent-style-name="Normal" style:family="paragraph">
      <style:text-properties fo:font-size="10pt" style:font-size-asian="10pt" style:font-size-complex="10pt"/>
    </style:style>
    <style:style style:name="P6389" style:parent-style-name="Normal" style:family="paragraph">
      <style:text-properties fo:font-size="10pt" style:font-size-asian="10pt" style:font-size-complex="10pt"/>
    </style:style>
    <style:style style:name="P6390" style:parent-style-name="Normal" style:family="paragraph">
      <style:text-properties fo:font-weight="bold" style:font-weight-asian="bold" fo:font-size="10pt" style:font-size-asian="10pt" style:font-size-complex="10pt"/>
    </style:style>
    <style:style style:name="T6391" style:parent-style-name="DefaultParagraphFont" style:family="text">
      <style:text-properties fo:font-size="10pt" style:font-size-asian="10pt" style:font-size-complex="10pt"/>
    </style:style>
    <style:style style:name="T6392" style:parent-style-name="DefaultParagraphFont" style:family="text">
      <style:text-properties fo:font-size="10pt" style:font-size-asian="10pt" style:font-size-complex="10pt" fo:language="en" fo:country="AU"/>
    </style:style>
    <style:style style:name="P6393" style:parent-style-name="Normal" style:family="paragraph">
      <style:text-properties fo:font-size="10pt" style:font-size-asian="10pt" style:font-size-complex="10pt"/>
    </style:style>
    <style:style style:name="P6394" style:parent-style-name="Normal" style:family="paragraph">
      <style:text-properties fo:font-size="10pt" style:font-size-asian="10pt" style:font-size-complex="10pt"/>
    </style:style>
    <style:style style:name="P6395" style:parent-style-name="Normal" style:family="paragraph">
      <style:text-properties fo:font-size="10pt" style:font-size-asian="10pt" style:font-size-complex="10pt"/>
    </style:style>
    <style:style style:name="P6396" style:parent-style-name="Normal" style:family="paragraph">
      <style:text-properties fo:font-size="10pt" style:font-size-asian="10pt" style:font-size-complex="10pt"/>
    </style:style>
    <style:style style:name="P6397" style:parent-style-name="Normal" style:family="paragraph">
      <style:text-properties fo:font-size="10pt" style:font-size-asian="10pt" style:font-size-complex="10pt"/>
    </style:style>
    <style:style style:name="P6398" style:parent-style-name="Normal" style:family="paragraph">
      <style:text-properties fo:font-size="10pt" style:font-size-asian="10pt" style:font-size-complex="10pt"/>
    </style:style>
    <style:style style:name="P6399" style:parent-style-name="Normal" style:family="paragraph">
      <style:text-properties fo:font-size="10pt" style:font-size-asian="10pt" style:font-size-complex="10pt"/>
    </style:style>
    <style:style style:name="P6400" style:parent-style-name="Normal" style:family="paragraph">
      <style:text-properties fo:font-size="10pt" style:font-size-asian="10pt" style:font-size-complex="10pt"/>
    </style:style>
    <style:style style:name="P6401" style:parent-style-name="Normal" style:family="paragraph">
      <style:text-properties fo:font-size="10pt" style:font-size-asian="10pt" style:font-size-complex="10pt"/>
    </style:style>
    <style:style style:name="P6402" style:parent-style-name="Normal" style:family="paragraph">
      <style:text-properties fo:font-size="10pt" style:font-size-asian="10pt" style:font-size-complex="10pt"/>
    </style:style>
    <style:style style:name="P6403" style:parent-style-name="Normal" style:family="paragraph">
      <style:text-properties fo:font-size="10pt" style:font-size-asian="10pt" style:font-size-complex="10pt"/>
    </style:style>
    <style:style style:name="P6404" style:parent-style-name="Normal" style:family="paragraph">
      <style:text-properties fo:font-size="10pt" style:font-size-asian="10pt" style:font-size-complex="10pt"/>
    </style:style>
    <style:style style:name="P6405" style:parent-style-name="Normal" style:family="paragraph">
      <style:text-properties fo:font-size="10pt" style:font-size-asian="10pt" style:font-size-complex="10pt"/>
    </style:style>
    <style:style style:name="P6406" style:parent-style-name="Normal" style:family="paragraph">
      <style:text-properties fo:font-size="10pt" style:font-size-asian="10pt" style:font-size-complex="10pt"/>
    </style:style>
    <style:style style:name="P6407" style:parent-style-name="Normal" style:family="paragraph">
      <style:text-properties fo:font-size="10pt" style:font-size-asian="10pt" style:font-size-complex="10pt"/>
    </style:style>
    <style:style style:name="P6408" style:parent-style-name="Normal" style:family="paragraph">
      <style:text-properties fo:font-size="10pt" style:font-size-asian="10pt" style:font-size-complex="10pt"/>
    </style:style>
    <style:style style:name="P6409" style:parent-style-name="Normal" style:family="paragraph">
      <style:text-properties fo:font-size="10pt" style:font-size-asian="10pt" style:font-size-complex="10pt"/>
    </style:style>
    <style:style style:name="P6410" style:parent-style-name="Normal" style:family="paragraph">
      <style:text-properties fo:font-size="10pt" style:font-size-asian="10pt" style:font-size-complex="10pt"/>
    </style:style>
    <style:style style:name="P6411" style:parent-style-name="Normal" style:family="paragraph">
      <style:text-properties fo:font-size="10pt" style:font-size-asian="10pt" style:font-size-complex="10pt"/>
    </style:style>
    <style:style style:name="P6412" style:parent-style-name="Normal" style:family="paragraph">
      <style:text-properties fo:font-size="10pt" style:font-size-asian="10pt" style:font-size-complex="10pt"/>
    </style:style>
    <style:style style:name="P6413" style:parent-style-name="Normal" style:family="paragraph">
      <style:text-properties fo:font-size="10pt" style:font-size-asian="10pt" style:font-size-complex="10pt"/>
    </style:style>
    <style:style style:name="P6414" style:parent-style-name="Normal" style:family="paragraph">
      <style:text-properties fo:font-size="10pt" style:font-size-asian="10pt" style:font-size-complex="10pt"/>
    </style:style>
    <style:style style:name="P6415" style:parent-style-name="Normal" style:family="paragraph">
      <style:text-properties fo:font-size="10pt" style:font-size-asian="10pt" style:font-size-complex="10pt"/>
    </style:style>
    <style:style style:name="P6416" style:parent-style-name="Normal" style:family="paragraph">
      <style:text-properties fo:font-size="10pt" style:font-size-asian="10pt" style:font-size-complex="10pt"/>
    </style:style>
    <style:style style:name="P6417" style:parent-style-name="Normal" style:family="paragraph">
      <style:text-properties fo:font-size="10pt" style:font-size-asian="10pt" style:font-size-complex="10pt"/>
    </style:style>
    <style:style style:name="P6418" style:parent-style-name="Normal" style:family="paragraph">
      <style:text-properties fo:font-size="10pt" style:font-size-asian="10pt" style:font-size-complex="10pt"/>
    </style:style>
    <style:style style:name="P6419" style:parent-style-name="Normal" style:family="paragraph">
      <style:text-properties fo:font-size="10pt" style:font-size-asian="10pt" style:font-size-complex="10pt"/>
    </style:style>
    <style:style style:name="P6420" style:parent-style-name="Normal" style:family="paragraph">
      <style:text-properties fo:font-size="10pt" style:font-size-asian="10pt" style:font-size-complex="10pt"/>
    </style:style>
    <style:style style:name="P6421" style:parent-style-name="Normal" style:family="paragraph">
      <style:text-properties fo:font-size="10pt" style:font-size-asian="10pt" style:font-size-complex="10pt"/>
    </style:style>
    <style:style style:name="P6422" style:parent-style-name="Normal" style:family="paragraph">
      <style:text-properties fo:font-size="10pt" style:font-size-asian="10pt" style:font-size-complex="10pt"/>
    </style:style>
    <style:style style:name="P6423" style:parent-style-name="Normal" style:family="paragraph">
      <style:text-properties fo:font-size="10pt" style:font-size-asian="10pt" style:font-size-complex="10pt"/>
    </style:style>
    <style:style style:name="P6424" style:parent-style-name="Normal" style:family="paragraph">
      <style:text-properties fo:font-size="10pt" style:font-size-asian="10pt" style:font-size-complex="10pt"/>
    </style:style>
    <style:style style:name="P6425" style:parent-style-name="Normal" style:family="paragraph">
      <style:text-properties fo:font-size="10pt" style:font-size-asian="10pt" style:font-size-complex="10pt"/>
    </style:style>
    <style:style style:name="P6426" style:parent-style-name="Normal" style:family="paragraph">
      <style:text-properties fo:font-size="10pt" style:font-size-asian="10pt" style:font-size-complex="10pt"/>
    </style:style>
    <style:style style:name="P6427" style:parent-style-name="Normal" style:family="paragraph">
      <style:text-properties fo:font-size="10pt" style:font-size-asian="10pt" style:font-size-complex="10pt"/>
    </style:style>
    <style:style style:name="P6428" style:parent-style-name="Normal" style:family="paragraph">
      <style:text-properties fo:font-size="10pt" style:font-size-asian="10pt" style:font-size-complex="10pt"/>
    </style:style>
    <style:style style:name="P6429" style:parent-style-name="Normal" style:family="paragraph">
      <style:text-properties fo:font-size="10pt" style:font-size-asian="10pt" style:font-size-complex="10pt"/>
    </style:style>
    <style:style style:name="P6430" style:parent-style-name="Normal" style:family="paragraph">
      <style:text-properties fo:font-size="10pt" style:font-size-asian="10pt" style:font-size-complex="10pt"/>
    </style:style>
    <style:style style:name="P6431" style:parent-style-name="Normal" style:family="paragraph">
      <style:text-properties fo:font-size="10pt" style:font-size-asian="10pt" style:font-size-complex="10pt"/>
    </style:style>
    <style:style style:name="P6432" style:parent-style-name="Normal" style:family="paragraph">
      <style:text-properties fo:font-size="10pt" style:font-size-asian="10pt" style:font-size-complex="10pt"/>
    </style:style>
    <style:style style:name="P6433" style:parent-style-name="Normal" style:family="paragraph">
      <style:text-properties fo:font-size="10pt" style:font-size-asian="10pt" style:font-size-complex="10pt"/>
    </style:style>
    <style:style style:name="P6434" style:parent-style-name="Normal" style:family="paragraph">
      <style:text-properties fo:font-size="10pt" style:font-size-asian="10pt" style:font-size-complex="10pt"/>
    </style:style>
    <style:style style:name="P6435" style:parent-style-name="Normal" style:family="paragraph">
      <style:text-properties fo:font-size="10pt" style:font-size-asian="10pt" style:font-size-complex="10pt"/>
    </style:style>
    <style:style style:name="P6436" style:parent-style-name="Normal" style:family="paragraph">
      <style:text-properties fo:font-size="10pt" style:font-size-asian="10pt" style:font-size-complex="10pt"/>
    </style:style>
    <style:style style:name="P6437" style:parent-style-name="Normal" style:family="paragraph">
      <style:text-properties fo:font-size="10pt" style:font-size-asian="10pt" style:font-size-complex="10pt"/>
    </style:style>
    <style:style style:name="P6438" style:parent-style-name="Normal" style:family="paragraph">
      <style:text-properties fo:font-size="10pt" style:font-size-asian="10pt" style:font-size-complex="10pt"/>
    </style:style>
    <style:style style:name="P6439" style:parent-style-name="Normal" style:family="paragraph">
      <style:text-properties fo:font-size="10pt" style:font-size-asian="10pt" style:font-size-complex="10pt"/>
    </style:style>
    <style:style style:name="P6440" style:parent-style-name="Normal" style:family="paragraph">
      <style:text-properties fo:font-size="10pt" style:font-size-asian="10pt" style:font-size-complex="10pt"/>
    </style:style>
    <style:style style:name="P6441" style:parent-style-name="Normal" style:family="paragraph">
      <style:text-properties fo:font-size="10pt" style:font-size-asian="10pt" style:font-size-complex="10pt"/>
    </style:style>
    <style:style style:name="P6442" style:parent-style-name="Normal" style:family="paragraph">
      <style:text-properties fo:font-size="10pt" style:font-size-asian="10pt" style:font-size-complex="10pt"/>
    </style:style>
    <style:style style:name="P6443" style:parent-style-name="Normal" style:family="paragraph">
      <style:text-properties fo:font-size="10pt" style:font-size-asian="10pt" style:font-size-complex="10pt"/>
    </style:style>
    <style:style style:name="P6444" style:parent-style-name="Normal" style:family="paragraph">
      <style:text-properties fo:font-size="10pt" style:font-size-asian="10pt" style:font-size-complex="10pt"/>
    </style:style>
    <style:style style:name="P6445" style:parent-style-name="Normal" style:family="paragraph">
      <style:text-properties fo:font-size="10pt" style:font-size-asian="10pt" style:font-size-complex="10pt"/>
    </style:style>
    <style:style style:name="P6446" style:parent-style-name="Normal" style:family="paragraph">
      <style:text-properties fo:font-size="10pt" style:font-size-asian="10pt" style:font-size-complex="10pt"/>
    </style:style>
    <style:style style:name="P6447" style:parent-style-name="Normal" style:family="paragraph">
      <style:text-properties fo:font-size="10pt" style:font-size-asian="10pt" style:font-size-complex="10pt"/>
    </style:style>
    <style:style style:name="P6448" style:parent-style-name="Normal" style:family="paragraph">
      <style:text-properties fo:font-size="10pt" style:font-size-asian="10pt" style:font-size-complex="10pt"/>
    </style:style>
    <style:style style:name="P6449" style:parent-style-name="Normal" style:family="paragraph">
      <style:text-properties fo:font-size="10pt" style:font-size-asian="10pt" style:font-size-complex="10pt"/>
    </style:style>
    <style:style style:name="P6450" style:parent-style-name="Normal" style:family="paragraph">
      <style:text-properties fo:font-size="10pt" style:font-size-asian="10pt" style:font-size-complex="10pt"/>
    </style:style>
    <style:style style:name="P6451" style:parent-style-name="Normal" style:family="paragraph">
      <style:text-properties fo:font-size="10pt" style:font-size-asian="10pt" style:font-size-complex="10pt"/>
    </style:style>
    <style:style style:name="P6452" style:parent-style-name="Normal" style:family="paragraph">
      <style:text-properties fo:font-size="10pt" style:font-size-asian="10pt" style:font-size-complex="10pt"/>
    </style:style>
    <style:style style:name="P6453" style:parent-style-name="Normal" style:family="paragraph">
      <style:text-properties fo:font-size="10pt" style:font-size-asian="10pt" style:font-size-complex="10pt"/>
    </style:style>
    <style:style style:name="P6454" style:parent-style-name="Normal" style:family="paragraph">
      <style:text-properties fo:font-size="10pt" style:font-size-asian="10pt" style:font-size-complex="10pt"/>
    </style:style>
    <style:style style:name="P6455" style:parent-style-name="Normal" style:family="paragraph">
      <style:text-properties fo:font-size="10pt" style:font-size-asian="10pt" style:font-size-complex="10pt"/>
    </style:style>
    <style:style style:name="P6456" style:parent-style-name="Normal" style:family="paragraph">
      <style:text-properties fo:font-size="10pt" style:font-size-asian="10pt" style:font-size-complex="10pt"/>
    </style:style>
    <style:style style:name="P6457" style:parent-style-name="Normal" style:family="paragraph">
      <style:text-properties fo:font-size="10pt" style:font-size-asian="10pt" style:font-size-complex="10pt"/>
    </style:style>
    <style:style style:name="P6458" style:parent-style-name="Normal" style:family="paragraph">
      <style:text-properties fo:font-size="10pt" style:font-size-asian="10pt" style:font-size-complex="10pt"/>
    </style:style>
    <style:style style:name="P6459" style:parent-style-name="Normal" style:family="paragraph">
      <style:text-properties fo:font-size="10pt" style:font-size-asian="10pt" style:font-size-complex="10pt"/>
    </style:style>
    <style:style style:name="P6460" style:parent-style-name="Normal" style:family="paragraph">
      <style:text-properties fo:font-size="10pt" style:font-size-asian="10pt" style:font-size-complex="10pt"/>
    </style:style>
    <style:style style:name="P6461" style:parent-style-name="Normal" style:family="paragraph">
      <style:text-properties fo:font-size="10pt" style:font-size-asian="10pt" style:font-size-complex="10pt"/>
    </style:style>
    <style:style style:name="P6462" style:parent-style-name="Normal" style:family="paragraph">
      <style:text-properties fo:font-size="10pt" style:font-size-asian="10pt" style:font-size-complex="10pt"/>
    </style:style>
    <style:style style:name="P6463" style:parent-style-name="Normal" style:family="paragraph">
      <style:text-properties fo:font-size="10pt" style:font-size-asian="10pt" style:font-size-complex="10pt"/>
    </style:style>
    <style:style style:name="P6464" style:parent-style-name="Normal" style:family="paragraph">
      <style:text-properties fo:font-size="10pt" style:font-size-asian="10pt" style:font-size-complex="10pt"/>
    </style:style>
    <style:style style:name="P6465" style:parent-style-name="Normal" style:family="paragraph">
      <style:text-properties fo:font-size="10pt" style:font-size-asian="10pt" style:font-size-complex="10pt"/>
    </style:style>
    <style:style style:name="P6466" style:parent-style-name="Normal" style:family="paragraph">
      <style:text-properties fo:font-size="10pt" style:font-size-asian="10pt" style:font-size-complex="10pt"/>
    </style:style>
    <style:style style:name="P6467" style:parent-style-name="Normal" style:family="paragraph">
      <style:text-properties fo:font-size="10pt" style:font-size-asian="10pt" style:font-size-complex="10pt"/>
    </style:style>
    <style:style style:name="P6468" style:parent-style-name="Normal" style:family="paragraph">
      <style:text-properties fo:font-size="10pt" style:font-size-asian="10pt" style:font-size-complex="10pt"/>
    </style:style>
    <style:style style:name="P6469" style:parent-style-name="Normal" style:family="paragraph">
      <style:text-properties fo:font-size="10pt" style:font-size-asian="10pt" style:font-size-complex="10pt"/>
    </style:style>
    <style:style style:name="P6470" style:parent-style-name="Normal" style:family="paragraph">
      <style:text-properties fo:font-size="10pt" style:font-size-asian="10pt" style:font-size-complex="10pt"/>
    </style:style>
    <style:style style:name="P6471" style:parent-style-name="Normal" style:family="paragraph">
      <style:text-properties fo:font-size="10pt" style:font-size-asian="10pt" style:font-size-complex="10pt"/>
    </style:style>
    <style:style style:name="P6472" style:parent-style-name="Normal" style:family="paragraph">
      <style:text-properties fo:font-size="10pt" style:font-size-asian="10pt" style:font-size-complex="10pt"/>
    </style:style>
    <style:style style:name="P6473" style:parent-style-name="Normal" style:family="paragraph">
      <style:text-properties fo:font-size="10pt" style:font-size-asian="10pt" style:font-size-complex="10pt"/>
    </style:style>
    <style:style style:name="P6474" style:parent-style-name="Normal" style:family="paragraph">
      <style:text-properties fo:font-size="10pt" style:font-size-asian="10pt" style:font-size-complex="10pt"/>
    </style:style>
    <style:style style:name="P6475" style:parent-style-name="Normal" style:family="paragraph">
      <style:text-properties fo:font-size="10pt" style:font-size-asian="10pt" style:font-size-complex="10pt"/>
    </style:style>
    <style:style style:name="P6476" style:parent-style-name="Normal" style:family="paragraph">
      <style:text-properties fo:font-size="10pt" style:font-size-asian="10pt" style:font-size-complex="10pt"/>
    </style:style>
    <style:style style:name="P6477" style:parent-style-name="Normal" style:family="paragraph">
      <style:text-properties fo:font-size="10pt" style:font-size-asian="10pt" style:font-size-complex="10pt"/>
    </style:style>
    <style:style style:name="P6478" style:parent-style-name="Normal" style:family="paragraph">
      <style:text-properties fo:font-size="10pt" style:font-size-asian="10pt" style:font-size-complex="10pt"/>
    </style:style>
    <style:style style:name="P6479" style:parent-style-name="Normal" style:family="paragraph">
      <style:text-properties fo:font-size="10pt" style:font-size-asian="10pt" style:font-size-complex="10pt"/>
    </style:style>
    <style:style style:name="P6480" style:parent-style-name="Normal" style:family="paragraph">
      <style:text-properties fo:font-size="10pt" style:font-size-asian="10pt" style:font-size-complex="10pt"/>
    </style:style>
    <style:style style:name="P6481" style:parent-style-name="Normal" style:family="paragraph">
      <style:text-properties fo:font-size="10pt" style:font-size-asian="10pt" style:font-size-complex="10pt"/>
    </style:style>
    <style:style style:name="P6482" style:parent-style-name="Normal" style:family="paragraph">
      <style:text-properties fo:font-size="10pt" style:font-size-asian="10pt" style:font-size-complex="10pt"/>
    </style:style>
    <style:style style:name="P6483" style:parent-style-name="Normal" style:family="paragraph">
      <style:text-properties fo:font-size="10pt" style:font-size-asian="10pt" style:font-size-complex="10pt"/>
    </style:style>
    <style:style style:name="P6484" style:parent-style-name="Normal" style:family="paragraph">
      <style:text-properties fo:font-size="10pt" style:font-size-asian="10pt" style:font-size-complex="10pt"/>
    </style:style>
    <style:style style:name="P6485" style:parent-style-name="Normal" style:family="paragraph">
      <style:text-properties fo:font-size="10pt" style:font-size-asian="10pt" style:font-size-complex="10pt"/>
    </style:style>
    <style:style style:name="P6486" style:parent-style-name="Normal" style:family="paragraph">
      <style:text-properties fo:font-size="10pt" style:font-size-asian="10pt" style:font-size-complex="10pt"/>
    </style:style>
    <style:style style:name="P6487" style:parent-style-name="Normal" style:family="paragraph">
      <style:text-properties fo:font-size="10pt" style:font-size-asian="10pt" style:font-size-complex="10pt"/>
    </style:style>
    <style:style style:name="P6488" style:parent-style-name="Normal" style:family="paragraph">
      <style:text-properties fo:font-size="10pt" style:font-size-asian="10pt" style:font-size-complex="10pt"/>
    </style:style>
    <style:style style:name="P6489" style:parent-style-name="Normal" style:family="paragraph">
      <style:text-properties fo:font-size="10pt" style:font-size-asian="10pt" style:font-size-complex="10pt"/>
    </style:style>
    <style:style style:name="P6490" style:parent-style-name="Normal" style:family="paragraph">
      <style:text-properties fo:font-size="10pt" style:font-size-asian="10pt" style:font-size-complex="10pt"/>
    </style:style>
    <style:style style:name="P6491" style:parent-style-name="Normal" style:family="paragraph">
      <style:text-properties fo:font-size="10pt" style:font-size-asian="10pt" style:font-size-complex="10pt"/>
    </style:style>
    <style:style style:name="P6492" style:parent-style-name="Normal" style:family="paragraph">
      <style:text-properties fo:font-size="10pt" style:font-size-asian="10pt" style:font-size-complex="10pt"/>
    </style:style>
    <style:style style:name="P6493" style:parent-style-name="Normal" style:family="paragraph">
      <style:text-properties fo:font-size="10pt" style:font-size-asian="10pt" style:font-size-complex="10pt"/>
    </style:style>
    <style:style style:name="P6494" style:parent-style-name="Normal" style:family="paragraph">
      <style:text-properties fo:font-size="10pt" style:font-size-asian="10pt" style:font-size-complex="10pt"/>
    </style:style>
    <style:style style:name="P6495" style:parent-style-name="Normal" style:family="paragraph">
      <style:text-properties fo:font-size="10pt" style:font-size-asian="10pt" style:font-size-complex="10pt"/>
    </style:style>
    <style:style style:name="P6496" style:parent-style-name="Normal" style:family="paragraph">
      <style:text-properties fo:font-size="10pt" style:font-size-asian="10pt" style:font-size-complex="10pt"/>
    </style:style>
    <style:style style:name="P6497" style:parent-style-name="Normal" style:family="paragraph">
      <style:text-properties fo:font-size="10pt" style:font-size-asian="10pt" style:font-size-complex="10pt"/>
    </style:style>
    <style:style style:name="P6498" style:parent-style-name="Normal" style:family="paragraph">
      <style:text-properties fo:font-size="10pt" style:font-size-asian="10pt" style:font-size-complex="10pt"/>
    </style:style>
    <style:style style:name="P6499" style:parent-style-name="Normal" style:family="paragraph">
      <style:text-properties fo:font-size="10pt" style:font-size-asian="10pt" style:font-size-complex="10pt"/>
    </style:style>
    <style:style style:name="P6500" style:parent-style-name="Normal" style:family="paragraph">
      <style:text-properties fo:font-size="10pt" style:font-size-asian="10pt" style:font-size-complex="10pt"/>
    </style:style>
    <style:style style:name="P6501" style:parent-style-name="Normal" style:family="paragraph">
      <style:text-properties fo:font-size="10pt" style:font-size-asian="10pt" style:font-size-complex="10pt"/>
    </style:style>
    <style:style style:name="P6502" style:parent-style-name="Normal" style:family="paragraph">
      <style:text-properties fo:font-size="10pt" style:font-size-asian="10pt" style:font-size-complex="10pt"/>
    </style:style>
    <style:style style:name="P6503" style:parent-style-name="Normal" style:family="paragraph">
      <style:text-properties fo:font-size="10pt" style:font-size-asian="10pt" style:font-size-complex="10pt"/>
    </style:style>
    <style:style style:name="P6504" style:parent-style-name="Normal" style:family="paragraph">
      <style:text-properties fo:font-size="10pt" style:font-size-asian="10pt" style:font-size-complex="10pt"/>
    </style:style>
    <style:style style:name="P6505" style:parent-style-name="Normal" style:family="paragraph">
      <style:text-properties fo:font-size="10pt" style:font-size-asian="10pt" style:font-size-complex="10pt"/>
    </style:style>
    <style:style style:name="P6506" style:parent-style-name="Normal" style:family="paragraph">
      <style:text-properties fo:font-size="10pt" style:font-size-asian="10pt" style:font-size-complex="10pt"/>
    </style:style>
    <style:style style:name="P6507" style:parent-style-name="Normal" style:family="paragraph">
      <style:text-properties fo:font-size="10pt" style:font-size-asian="10pt" style:font-size-complex="10pt"/>
    </style:style>
    <style:style style:name="P6508" style:parent-style-name="Normal" style:family="paragraph">
      <style:text-properties fo:font-size="10pt" style:font-size-asian="10pt" style:font-size-complex="10pt"/>
    </style:style>
    <style:style style:name="P6509" style:parent-style-name="Normal" style:family="paragraph">
      <style:text-properties fo:font-size="10pt" style:font-size-asian="10pt" style:font-size-complex="10pt"/>
    </style:style>
    <style:style style:name="P6510" style:parent-style-name="Normal" style:family="paragraph">
      <style:text-properties fo:font-size="10pt" style:font-size-asian="10pt" style:font-size-complex="10pt"/>
    </style:style>
    <style:style style:name="P6511" style:parent-style-name="Normal" style:family="paragraph">
      <style:text-properties fo:font-size="10pt" style:font-size-asian="10pt" style:font-size-complex="10pt"/>
    </style:style>
    <style:style style:name="P6512" style:parent-style-name="Normal" style:family="paragraph">
      <style:text-properties fo:font-size="10pt" style:font-size-asian="10pt" style:font-size-complex="10pt"/>
    </style:style>
    <style:style style:name="P6513" style:parent-style-name="Normal" style:family="paragraph">
      <style:text-properties fo:font-size="10pt" style:font-size-asian="10pt" style:font-size-complex="10pt"/>
    </style:style>
    <style:style style:name="P6514" style:parent-style-name="Normal" style:family="paragraph">
      <style:text-properties fo:font-size="10pt" style:font-size-asian="10pt" style:font-size-complex="10pt"/>
    </style:style>
    <style:style style:name="P6515" style:parent-style-name="Normal" style:family="paragraph">
      <style:text-properties fo:font-size="10pt" style:font-size-asian="10pt" style:font-size-complex="10pt"/>
    </style:style>
    <style:style style:name="P6516" style:parent-style-name="Normal" style:family="paragraph">
      <style:text-properties fo:font-size="10pt" style:font-size-asian="10pt" style:font-size-complex="10pt"/>
    </style:style>
    <style:style style:name="P6517" style:parent-style-name="Normal" style:family="paragraph">
      <style:text-properties fo:font-size="10pt" style:font-size-asian="10pt" style:font-size-complex="10pt"/>
    </style:style>
    <style:style style:name="P6518" style:parent-style-name="Normal" style:family="paragraph">
      <style:text-properties fo:font-size="10pt" style:font-size-asian="10pt" style:font-size-complex="10pt"/>
    </style:style>
    <style:style style:name="P6519" style:parent-style-name="Normal" style:family="paragraph">
      <style:text-properties fo:font-size="10pt" style:font-size-asian="10pt" style:font-size-complex="10pt"/>
    </style:style>
    <style:style style:name="P6520" style:parent-style-name="Normal" style:family="paragraph">
      <style:text-properties fo:font-size="10pt" style:font-size-asian="10pt" style:font-size-complex="10pt"/>
    </style:style>
    <style:style style:name="P6521" style:parent-style-name="Normal" style:family="paragraph">
      <style:text-properties fo:font-size="10pt" style:font-size-asian="10pt" style:font-size-complex="10pt"/>
    </style:style>
    <style:style style:name="P6522" style:parent-style-name="Normal" style:family="paragraph">
      <style:text-properties fo:font-size="10pt" style:font-size-asian="10pt" style:font-size-complex="10pt"/>
    </style:style>
    <style:style style:name="P6523" style:parent-style-name="Normal" style:family="paragraph">
      <style:text-properties fo:font-size="10pt" style:font-size-asian="10pt" style:font-size-complex="10pt"/>
    </style:style>
    <style:style style:name="P6524" style:parent-style-name="Normal" style:family="paragraph">
      <style:text-properties fo:font-size="10pt" style:font-size-asian="10pt" style:font-size-complex="10pt"/>
    </style:style>
    <style:style style:name="P6525" style:parent-style-name="Normal" style:family="paragraph">
      <style:text-properties fo:font-size="10pt" style:font-size-asian="10pt" style:font-size-complex="10pt"/>
    </style:style>
    <style:style style:name="P6526" style:parent-style-name="Normal" style:family="paragraph">
      <style:text-properties fo:font-size="10pt" style:font-size-asian="10pt" style:font-size-complex="10pt"/>
    </style:style>
    <style:style style:name="P6527" style:parent-style-name="Normal" style:family="paragraph">
      <style:text-properties fo:font-size="10pt" style:font-size-asian="10pt" style:font-size-complex="10pt"/>
    </style:style>
    <style:style style:name="P6528" style:parent-style-name="Normal" style:family="paragraph">
      <style:text-properties fo:font-size="10pt" style:font-size-asian="10pt" style:font-size-complex="10pt"/>
    </style:style>
    <style:style style:name="P6529" style:parent-style-name="Normal" style:family="paragraph">
      <style:text-properties fo:font-size="10pt" style:font-size-asian="10pt" style:font-size-complex="10pt"/>
    </style:style>
    <style:style style:name="P6530" style:parent-style-name="Normal" style:family="paragraph">
      <style:text-properties fo:font-size="10pt" style:font-size-asian="10pt" style:font-size-complex="10pt"/>
    </style:style>
    <style:style style:name="P6531" style:parent-style-name="Normal" style:family="paragraph">
      <style:text-properties fo:font-size="10pt" style:font-size-asian="10pt" style:font-size-complex="10pt"/>
    </style:style>
    <style:style style:name="P6532" style:parent-style-name="Normal" style:family="paragraph">
      <style:text-properties fo:font-size="10pt" style:font-size-asian="10pt" style:font-size-complex="10pt"/>
    </style:style>
    <style:style style:name="P6533" style:parent-style-name="Normal" style:family="paragraph">
      <style:text-properties fo:font-size="10pt" style:font-size-asian="10pt" style:font-size-complex="10pt"/>
    </style:style>
    <style:style style:name="P6534" style:parent-style-name="Normal" style:family="paragraph">
      <style:text-properties fo:font-size="10pt" style:font-size-asian="10pt" style:font-size-complex="10pt"/>
    </style:style>
    <style:style style:name="P6535" style:parent-style-name="Normal" style:family="paragraph">
      <style:text-properties fo:font-size="10pt" style:font-size-asian="10pt" style:font-size-complex="10pt"/>
    </style:style>
    <style:style style:name="P6536" style:parent-style-name="Normal" style:family="paragraph">
      <style:text-properties fo:font-size="10pt" style:font-size-asian="10pt" style:font-size-complex="10pt"/>
    </style:style>
    <style:style style:name="P6537" style:parent-style-name="Normal" style:family="paragraph">
      <style:text-properties fo:font-size="10pt" style:font-size-asian="10pt" style:font-size-complex="10pt"/>
    </style:style>
    <style:style style:name="P6538" style:parent-style-name="Normal" style:family="paragraph">
      <style:text-properties fo:font-size="10pt" style:font-size-asian="10pt" style:font-size-complex="10pt"/>
    </style:style>
    <style:style style:name="P6539" style:parent-style-name="Normal" style:family="paragraph">
      <style:text-properties fo:font-size="10pt" style:font-size-asian="10pt" style:font-size-complex="10pt"/>
    </style:style>
    <style:style style:name="P6540" style:parent-style-name="Normal" style:family="paragraph">
      <style:text-properties fo:font-size="10pt" style:font-size-asian="10pt" style:font-size-complex="10pt"/>
    </style:style>
    <style:style style:name="P6541" style:parent-style-name="Normal" style:family="paragraph">
      <style:text-properties fo:font-size="10pt" style:font-size-asian="10pt" style:font-size-complex="10pt"/>
    </style:style>
    <style:style style:name="P6542" style:parent-style-name="Normal" style:family="paragraph">
      <style:text-properties fo:font-size="10pt" style:font-size-asian="10pt" style:font-size-complex="10pt"/>
    </style:style>
    <style:style style:name="P6543" style:parent-style-name="Normal" style:family="paragraph">
      <style:text-properties fo:font-size="10pt" style:font-size-asian="10pt" style:font-size-complex="10pt"/>
    </style:style>
    <style:style style:name="P6544" style:parent-style-name="Normal" style:family="paragraph">
      <style:text-properties fo:font-size="10pt" style:font-size-asian="10pt" style:font-size-complex="10pt"/>
    </style:style>
    <style:style style:name="P6545" style:parent-style-name="Normal" style:family="paragraph">
      <style:text-properties fo:font-size="10pt" style:font-size-asian="10pt" style:font-size-complex="10pt"/>
    </style:style>
    <style:style style:name="P6546" style:parent-style-name="Normal" style:family="paragraph">
      <style:text-properties fo:font-size="10pt" style:font-size-asian="10pt" style:font-size-complex="10pt"/>
    </style:style>
    <style:style style:name="P6547" style:parent-style-name="Normal" style:family="paragraph">
      <style:text-properties fo:font-size="10pt" style:font-size-asian="10pt" style:font-size-complex="10pt"/>
    </style:style>
    <style:style style:name="P6548" style:parent-style-name="Normal" style:family="paragraph">
      <style:text-properties fo:font-size="10pt" style:font-size-asian="10pt" style:font-size-complex="10pt"/>
    </style:style>
    <style:style style:name="P6549" style:parent-style-name="Normal" style:family="paragraph">
      <style:text-properties fo:font-size="10pt" style:font-size-asian="10pt" style:font-size-complex="10pt"/>
    </style:style>
    <style:style style:name="P6550" style:parent-style-name="Normal" style:family="paragraph">
      <style:text-properties fo:font-size="10pt" style:font-size-asian="10pt" style:font-size-complex="10pt"/>
    </style:style>
    <style:style style:name="P6551" style:parent-style-name="Normal" style:family="paragraph">
      <style:text-properties fo:font-size="10pt" style:font-size-asian="10pt" style:font-size-complex="10pt"/>
    </style:style>
    <style:style style:name="P6552" style:parent-style-name="Normal" style:family="paragraph">
      <style:text-properties fo:font-size="10pt" style:font-size-asian="10pt" style:font-size-complex="10pt"/>
    </style:style>
    <style:style style:name="P6553" style:parent-style-name="Normal" style:family="paragraph">
      <style:text-properties fo:font-size="10pt" style:font-size-asian="10pt" style:font-size-complex="10pt"/>
    </style:style>
    <style:style style:name="P6554" style:parent-style-name="Normal" style:family="paragraph">
      <style:text-properties fo:font-size="10pt" style:font-size-asian="10pt" style:font-size-complex="10pt"/>
    </style:style>
    <style:style style:name="P6555" style:parent-style-name="Normal" style:family="paragraph">
      <style:text-properties fo:font-size="10pt" style:font-size-asian="10pt" style:font-size-complex="10pt"/>
    </style:style>
    <style:style style:name="P6556" style:parent-style-name="Normal" style:family="paragraph">
      <style:text-properties fo:font-size="10pt" style:font-size-asian="10pt" style:font-size-complex="10pt"/>
    </style:style>
    <style:style style:name="P6557" style:parent-style-name="Normal" style:family="paragraph">
      <style:text-properties fo:font-size="10pt" style:font-size-asian="10pt" style:font-size-complex="10pt"/>
    </style:style>
    <style:style style:name="P6558" style:parent-style-name="Normal" style:family="paragraph">
      <style:text-properties fo:font-size="10pt" style:font-size-asian="10pt" style:font-size-complex="10pt"/>
    </style:style>
    <style:style style:name="P6559" style:parent-style-name="Normal" style:family="paragraph">
      <style:text-properties fo:font-size="10pt" style:font-size-asian="10pt" style:font-size-complex="10pt"/>
    </style:style>
    <style:style style:name="P6560" style:parent-style-name="Normal" style:family="paragraph">
      <style:text-properties fo:font-size="10pt" style:font-size-asian="10pt" style:font-size-complex="10pt"/>
    </style:style>
    <style:style style:name="P6561" style:parent-style-name="Normal" style:family="paragraph">
      <style:text-properties fo:font-size="10pt" style:font-size-asian="10pt" style:font-size-complex="10pt"/>
    </style:style>
    <style:style style:name="P6562" style:parent-style-name="Normal" style:family="paragraph">
      <style:text-properties fo:font-size="10pt" style:font-size-asian="10pt" style:font-size-complex="10pt"/>
    </style:style>
    <style:style style:name="P6563" style:parent-style-name="Normal" style:family="paragraph">
      <style:text-properties fo:font-size="10pt" style:font-size-asian="10pt" style:font-size-complex="10pt"/>
    </style:style>
    <style:style style:name="P6564" style:parent-style-name="Normal" style:family="paragraph">
      <style:text-properties fo:font-size="10pt" style:font-size-asian="10pt" style:font-size-complex="10pt"/>
    </style:style>
    <style:style style:name="P6565" style:parent-style-name="Normal" style:family="paragraph">
      <style:text-properties fo:font-size="10pt" style:font-size-asian="10pt" style:font-size-complex="10pt"/>
    </style:style>
    <style:style style:name="P6566" style:parent-style-name="Normal" style:family="paragraph">
      <style:text-properties fo:font-size="10pt" style:font-size-asian="10pt" style:font-size-complex="10pt"/>
    </style:style>
    <style:style style:name="P6567" style:parent-style-name="Normal" style:family="paragraph">
      <style:text-properties fo:font-size="10pt" style:font-size-asian="10pt" style:font-size-complex="10pt"/>
    </style:style>
    <style:style style:name="P6568" style:parent-style-name="Normal" style:family="paragraph">
      <style:text-properties fo:font-size="10pt" style:font-size-asian="10pt" style:font-size-complex="10pt"/>
    </style:style>
    <style:style style:name="P6569" style:parent-style-name="Normal" style:family="paragraph">
      <style:text-properties fo:font-size="10pt" style:font-size-asian="10pt" style:font-size-complex="10pt"/>
    </style:style>
    <style:style style:name="P6570" style:parent-style-name="Normal" style:family="paragraph">
      <style:text-properties fo:font-size="10pt" style:font-size-asian="10pt" style:font-size-complex="10pt"/>
    </style:style>
    <style:style style:name="P6571" style:parent-style-name="Normal" style:family="paragraph">
      <style:text-properties fo:font-size="10pt" style:font-size-asian="10pt" style:font-size-complex="10pt"/>
    </style:style>
    <style:style style:name="P6572" style:parent-style-name="Normal" style:family="paragraph">
      <style:text-properties fo:font-size="10pt" style:font-size-asian="10pt" style:font-size-complex="10pt"/>
    </style:style>
    <style:style style:name="P6573" style:parent-style-name="Normal" style:family="paragraph">
      <style:text-properties fo:font-size="10pt" style:font-size-asian="10pt" style:font-size-complex="10pt"/>
    </style:style>
    <style:style style:name="P6574" style:parent-style-name="Normal" style:family="paragraph">
      <style:text-properties fo:font-size="10pt" style:font-size-asian="10pt" style:font-size-complex="10pt"/>
    </style:style>
    <style:style style:name="P6575" style:parent-style-name="Normal" style:family="paragraph">
      <style:text-properties fo:font-size="10pt" style:font-size-asian="10pt" style:font-size-complex="10pt"/>
    </style:style>
    <style:style style:name="P6576" style:parent-style-name="Normal" style:family="paragraph">
      <style:text-properties fo:font-size="10pt" style:font-size-asian="10pt" style:font-size-complex="10pt"/>
    </style:style>
    <style:style style:name="P6577" style:parent-style-name="Normal" style:family="paragraph">
      <style:text-properties fo:font-size="10pt" style:font-size-asian="10pt" style:font-size-complex="10pt"/>
    </style:style>
    <style:style style:name="P6578" style:parent-style-name="Normal" style:family="paragraph">
      <style:text-properties fo:font-size="10pt" style:font-size-asian="10pt" style:font-size-complex="10pt"/>
    </style:style>
    <style:style style:name="P6579" style:parent-style-name="Normal" style:family="paragraph">
      <style:text-properties fo:font-size="10pt" style:font-size-asian="10pt" style:font-size-complex="10pt"/>
    </style:style>
    <style:style style:name="P6580" style:parent-style-name="Normal" style:family="paragraph">
      <style:text-properties fo:font-size="10pt" style:font-size-asian="10pt" style:font-size-complex="10pt"/>
    </style:style>
    <style:style style:name="P6581" style:parent-style-name="Normal" style:family="paragraph">
      <style:text-properties fo:font-size="10pt" style:font-size-asian="10pt" style:font-size-complex="10pt"/>
    </style:style>
    <style:style style:name="P6582" style:parent-style-name="Normal" style:family="paragraph">
      <style:text-properties fo:font-size="10pt" style:font-size-asian="10pt" style:font-size-complex="10pt"/>
    </style:style>
    <style:style style:name="P6583" style:parent-style-name="Normal" style:family="paragraph">
      <style:text-properties fo:font-size="10pt" style:font-size-asian="10pt" style:font-size-complex="10pt"/>
    </style:style>
    <style:style style:name="P6584" style:parent-style-name="Normal" style:family="paragraph">
      <style:text-properties fo:font-size="10pt" style:font-size-asian="10pt" style:font-size-complex="10pt"/>
    </style:style>
    <style:style style:name="P6585" style:parent-style-name="Normal" style:family="paragraph">
      <style:text-properties fo:font-size="10pt" style:font-size-asian="10pt" style:font-size-complex="10pt"/>
    </style:style>
    <style:style style:name="P6586" style:parent-style-name="Normal" style:family="paragraph">
      <style:text-properties fo:font-size="10pt" style:font-size-asian="10pt" style:font-size-complex="10pt"/>
    </style:style>
    <style:style style:name="P6587" style:parent-style-name="Normal" style:family="paragraph">
      <style:text-properties fo:font-size="10pt" style:font-size-asian="10pt" style:font-size-complex="10pt"/>
    </style:style>
    <style:style style:name="P6588" style:parent-style-name="Normal" style:family="paragraph">
      <style:text-properties fo:font-size="10pt" style:font-size-asian="10pt" style:font-size-complex="10pt"/>
    </style:style>
    <style:style style:name="P6589" style:parent-style-name="Normal" style:family="paragraph">
      <style:text-properties fo:font-size="10pt" style:font-size-asian="10pt" style:font-size-complex="10pt"/>
    </style:style>
    <style:style style:name="P6590" style:parent-style-name="Normal" style:family="paragraph">
      <style:text-properties fo:font-size="10pt" style:font-size-asian="10pt" style:font-size-complex="10pt"/>
    </style:style>
    <style:style style:name="P6591" style:parent-style-name="Normal" style:family="paragraph">
      <style:text-properties fo:font-size="10pt" style:font-size-asian="10pt" style:font-size-complex="10pt"/>
    </style:style>
    <style:style style:name="P6592" style:parent-style-name="Normal" style:family="paragraph">
      <style:text-properties fo:font-size="10pt" style:font-size-asian="10pt" style:font-size-complex="10pt"/>
    </style:style>
    <style:style style:name="P6593" style:parent-style-name="Normal" style:family="paragraph">
      <style:text-properties fo:font-size="10pt" style:font-size-asian="10pt" style:font-size-complex="10pt"/>
    </style:style>
    <style:style style:name="P6594" style:parent-style-name="Normal" style:family="paragraph">
      <style:text-properties fo:font-size="10pt" style:font-size-asian="10pt" style:font-size-complex="10pt"/>
    </style:style>
    <style:style style:name="P6595" style:parent-style-name="Normal" style:family="paragraph">
      <style:text-properties fo:font-size="10pt" style:font-size-asian="10pt" style:font-size-complex="10pt"/>
    </style:style>
    <style:style style:name="P6596" style:parent-style-name="Normal" style:family="paragraph">
      <style:text-properties fo:font-size="10pt" style:font-size-asian="10pt" style:font-size-complex="10pt"/>
    </style:style>
    <style:style style:name="P6597" style:parent-style-name="Normal" style:family="paragraph">
      <style:text-properties fo:font-size="10pt" style:font-size-asian="10pt" style:font-size-complex="10pt"/>
    </style:style>
    <style:style style:name="P6598" style:parent-style-name="Normal" style:family="paragraph">
      <style:text-properties fo:font-size="10pt" style:font-size-asian="10pt" style:font-size-complex="10pt"/>
    </style:style>
    <style:style style:name="P6599" style:parent-style-name="Normal" style:family="paragraph">
      <style:text-properties fo:font-size="10pt" style:font-size-asian="10pt" style:font-size-complex="10pt"/>
    </style:style>
    <style:style style:name="P6600" style:parent-style-name="Normal" style:family="paragraph">
      <style:text-properties fo:font-size="10pt" style:font-size-asian="10pt" style:font-size-complex="10pt"/>
    </style:style>
    <style:style style:name="P6601" style:parent-style-name="Normal" style:family="paragraph">
      <style:text-properties fo:font-size="10pt" style:font-size-asian="10pt" style:font-size-complex="10pt"/>
    </style:style>
    <style:style style:name="P6602" style:parent-style-name="Normal" style:family="paragraph">
      <style:text-properties fo:font-size="10pt" style:font-size-asian="10pt" style:font-size-complex="10pt"/>
    </style:style>
    <style:style style:name="P6603" style:parent-style-name="Normal" style:family="paragraph">
      <style:text-properties fo:font-size="10pt" style:font-size-asian="10pt" style:font-size-complex="10pt"/>
    </style:style>
    <style:style style:name="P6604" style:parent-style-name="Normal" style:family="paragraph">
      <style:text-properties fo:font-size="10pt" style:font-size-asian="10pt" style:font-size-complex="10pt"/>
    </style:style>
    <style:style style:name="P6605" style:parent-style-name="Normal" style:family="paragraph">
      <style:text-properties fo:font-size="10pt" style:font-size-asian="10pt" style:font-size-complex="10pt"/>
    </style:style>
    <style:style style:name="P6606" style:parent-style-name="Normal" style:family="paragraph">
      <style:text-properties fo:font-size="10pt" style:font-size-asian="10pt" style:font-size-complex="10pt"/>
    </style:style>
    <style:style style:name="P6607" style:parent-style-name="Normal" style:family="paragraph">
      <style:text-properties fo:font-size="10pt" style:font-size-asian="10pt" style:font-size-complex="10pt"/>
    </style:style>
    <style:style style:name="P6608" style:parent-style-name="Normal" style:family="paragraph">
      <style:text-properties fo:font-size="10pt" style:font-size-asian="10pt" style:font-size-complex="10pt"/>
    </style:style>
    <style:style style:name="P6609" style:parent-style-name="Normal" style:family="paragraph">
      <style:text-properties fo:font-size="10pt" style:font-size-asian="10pt" style:font-size-complex="10pt"/>
    </style:style>
    <style:style style:name="P6610" style:parent-style-name="Normal" style:family="paragraph">
      <style:text-properties fo:font-size="10pt" style:font-size-asian="10pt" style:font-size-complex="10pt"/>
    </style:style>
    <style:style style:name="P6611" style:parent-style-name="Normal" style:family="paragraph">
      <style:text-properties fo:font-size="10pt" style:font-size-asian="10pt" style:font-size-complex="10pt"/>
    </style:style>
    <style:style style:name="P6612" style:parent-style-name="Normal" style:family="paragraph">
      <style:text-properties fo:font-size="10pt" style:font-size-asian="10pt" style:font-size-complex="10pt"/>
    </style:style>
    <style:style style:name="P6613" style:parent-style-name="Normal" style:family="paragraph">
      <style:text-properties fo:font-size="10pt" style:font-size-asian="10pt" style:font-size-complex="10pt"/>
    </style:style>
    <style:style style:name="P6614" style:parent-style-name="Normal" style:family="paragraph">
      <style:text-properties fo:font-size="10pt" style:font-size-asian="10pt" style:font-size-complex="10pt"/>
    </style:style>
    <style:style style:name="P6615" style:parent-style-name="Normal" style:family="paragraph">
      <style:text-properties fo:font-size="10pt" style:font-size-asian="10pt" style:font-size-complex="10pt"/>
    </style:style>
    <style:style style:name="P6616" style:parent-style-name="Normal" style:family="paragraph">
      <style:text-properties fo:font-size="10pt" style:font-size-asian="10pt" style:font-size-complex="10pt"/>
    </style:style>
    <style:style style:name="P6617" style:parent-style-name="Normal" style:family="paragraph">
      <style:text-properties fo:font-size="10pt" style:font-size-asian="10pt" style:font-size-complex="10pt"/>
    </style:style>
    <style:style style:name="P6618" style:parent-style-name="Normal" style:family="paragraph">
      <style:text-properties fo:font-size="10pt" style:font-size-asian="10pt" style:font-size-complex="10pt"/>
    </style:style>
    <style:style style:name="P6619" style:parent-style-name="Normal" style:family="paragraph">
      <style:text-properties fo:font-size="10pt" style:font-size-asian="10pt" style:font-size-complex="10pt"/>
    </style:style>
    <style:style style:name="P6620" style:parent-style-name="Normal" style:family="paragraph">
      <style:text-properties fo:font-size="10pt" style:font-size-asian="10pt" style:font-size-complex="10pt"/>
    </style:style>
    <style:style style:name="P6621" style:parent-style-name="Normal" style:family="paragraph">
      <style:text-properties fo:font-size="10pt" style:font-size-asian="10pt" style:font-size-complex="10pt"/>
    </style:style>
    <style:style style:name="P6622" style:parent-style-name="Normal" style:family="paragraph">
      <style:text-properties fo:font-size="10pt" style:font-size-asian="10pt" style:font-size-complex="10pt"/>
    </style:style>
    <style:style style:name="P6623" style:parent-style-name="Normal" style:family="paragraph">
      <style:text-properties fo:font-size="10pt" style:font-size-asian="10pt" style:font-size-complex="10pt"/>
    </style:style>
    <style:style style:name="P6624" style:parent-style-name="Normal" style:family="paragraph">
      <style:text-properties fo:font-size="10pt" style:font-size-asian="10pt" style:font-size-complex="10pt"/>
    </style:style>
    <style:style style:name="P6625" style:parent-style-name="Normal" style:family="paragraph">
      <style:text-properties fo:font-size="10pt" style:font-size-asian="10pt" style:font-size-complex="10pt"/>
    </style:style>
    <style:style style:name="P6626" style:parent-style-name="Normal" style:family="paragraph">
      <style:text-properties fo:font-size="10pt" style:font-size-asian="10pt" style:font-size-complex="10pt"/>
    </style:style>
    <style:style style:name="P6627" style:parent-style-name="Normal" style:family="paragraph">
      <style:text-properties fo:font-size="10pt" style:font-size-asian="10pt" style:font-size-complex="10pt"/>
    </style:style>
    <style:style style:name="P6628" style:parent-style-name="Normal" style:family="paragraph">
      <style:text-properties fo:font-size="10pt" style:font-size-asian="10pt" style:font-size-complex="10pt"/>
    </style:style>
    <style:style style:name="P6629" style:parent-style-name="Normal" style:family="paragraph">
      <style:text-properties fo:font-size="10pt" style:font-size-asian="10pt" style:font-size-complex="10pt"/>
    </style:style>
    <style:style style:name="P6630" style:parent-style-name="Normal" style:family="paragraph">
      <style:text-properties fo:font-size="10pt" style:font-size-asian="10pt" style:font-size-complex="10pt"/>
    </style:style>
    <style:style style:name="P6631" style:parent-style-name="Normal" style:family="paragraph">
      <style:text-properties fo:font-size="10pt" style:font-size-asian="10pt" style:font-size-complex="10pt"/>
    </style:style>
    <style:style style:name="P6632" style:parent-style-name="Normal" style:family="paragraph">
      <style:text-properties fo:font-size="10pt" style:font-size-asian="10pt" style:font-size-complex="10pt"/>
    </style:style>
    <style:style style:name="P6633" style:parent-style-name="Normal" style:family="paragraph">
      <style:text-properties fo:font-size="10pt" style:font-size-asian="10pt" style:font-size-complex="10pt"/>
    </style:style>
    <style:style style:name="P6634" style:parent-style-name="Normal" style:family="paragraph">
      <style:text-properties fo:font-size="10pt" style:font-size-asian="10pt" style:font-size-complex="10pt"/>
    </style:style>
    <style:style style:name="P6635" style:parent-style-name="Normal" style:family="paragraph">
      <style:text-properties fo:font-size="10pt" style:font-size-asian="10pt" style:font-size-complex="10pt"/>
    </style:style>
    <style:style style:name="P6636" style:parent-style-name="Normal" style:family="paragraph">
      <style:text-properties fo:font-size="10pt" style:font-size-asian="10pt" style:font-size-complex="10pt"/>
    </style:style>
    <style:style style:name="P6637" style:parent-style-name="Normal" style:family="paragraph">
      <style:text-properties fo:font-size="10pt" style:font-size-asian="10pt" style:font-size-complex="10pt"/>
    </style:style>
    <style:style style:name="P6638" style:parent-style-name="Normal" style:family="paragraph">
      <style:text-properties fo:font-size="10pt" style:font-size-asian="10pt" style:font-size-complex="10pt"/>
    </style:style>
    <style:style style:name="P6639" style:parent-style-name="Normal" style:family="paragraph">
      <style:text-properties fo:font-size="10pt" style:font-size-asian="10pt" style:font-size-complex="10pt"/>
    </style:style>
    <style:style style:name="P6640" style:parent-style-name="Normal" style:family="paragraph">
      <style:text-properties fo:font-size="10pt" style:font-size-asian="10pt" style:font-size-complex="10pt"/>
    </style:style>
    <style:style style:name="P6641" style:parent-style-name="Normal" style:family="paragraph">
      <style:text-properties fo:font-size="10pt" style:font-size-asian="10pt" style:font-size-complex="10pt"/>
    </style:style>
    <style:style style:name="P6642" style:parent-style-name="Normal" style:family="paragraph">
      <style:text-properties fo:font-size="10pt" style:font-size-asian="10pt" style:font-size-complex="10pt"/>
    </style:style>
    <style:style style:name="P6643" style:parent-style-name="Normal" style:family="paragraph">
      <style:text-properties fo:font-size="10pt" style:font-size-asian="10pt" style:font-size-complex="10pt"/>
    </style:style>
    <style:style style:name="P6644" style:parent-style-name="Normal" style:family="paragraph">
      <style:text-properties fo:font-size="10pt" style:font-size-asian="10pt" style:font-size-complex="10pt"/>
    </style:style>
    <style:style style:name="P6645" style:parent-style-name="Normal" style:family="paragraph">
      <style:text-properties fo:font-size="10pt" style:font-size-asian="10pt" style:font-size-complex="10pt"/>
    </style:style>
    <style:style style:name="P6646" style:parent-style-name="Normal" style:family="paragraph">
      <style:text-properties fo:font-size="10pt" style:font-size-asian="10pt" style:font-size-complex="10pt"/>
    </style:style>
    <style:style style:name="P6647" style:parent-style-name="Normal" style:family="paragraph">
      <style:text-properties fo:font-size="10pt" style:font-size-asian="10pt" style:font-size-complex="10pt"/>
    </style:style>
    <style:style style:name="P6648" style:parent-style-name="Normal" style:family="paragraph">
      <style:text-properties fo:font-size="10pt" style:font-size-asian="10pt" style:font-size-complex="10pt"/>
    </style:style>
    <style:style style:name="P6649" style:parent-style-name="Normal" style:family="paragraph">
      <style:text-properties fo:font-size="10pt" style:font-size-asian="10pt" style:font-size-complex="10pt"/>
    </style:style>
    <style:style style:name="P6650" style:parent-style-name="Normal" style:family="paragraph">
      <style:text-properties fo:font-size="10pt" style:font-size-asian="10pt" style:font-size-complex="10pt"/>
    </style:style>
    <style:style style:name="P6651" style:parent-style-name="Normal" style:family="paragraph">
      <style:text-properties fo:font-size="10pt" style:font-size-asian="10pt" style:font-size-complex="10pt"/>
    </style:style>
    <style:style style:name="P6652" style:parent-style-name="Normal" style:family="paragraph">
      <style:text-properties fo:font-size="10pt" style:font-size-asian="10pt" style:font-size-complex="10pt"/>
    </style:style>
    <style:style style:name="P6653" style:parent-style-name="Normal" style:family="paragraph">
      <style:text-properties fo:font-size="10pt" style:font-size-asian="10pt" style:font-size-complex="10pt"/>
    </style:style>
    <style:style style:name="P6654" style:parent-style-name="Normal" style:family="paragraph">
      <style:text-properties fo:font-size="10pt" style:font-size-asian="10pt" style:font-size-complex="10pt"/>
    </style:style>
    <style:style style:name="P6655" style:parent-style-name="Normal" style:family="paragraph">
      <style:text-properties fo:font-size="10pt" style:font-size-asian="10pt" style:font-size-complex="10pt"/>
    </style:style>
    <style:style style:name="P6656" style:parent-style-name="Normal" style:family="paragraph">
      <style:text-properties fo:font-size="10pt" style:font-size-asian="10pt" style:font-size-complex="10pt"/>
    </style:style>
    <style:style style:name="P6657" style:parent-style-name="Normal" style:family="paragraph">
      <style:text-properties fo:font-size="10pt" style:font-size-asian="10pt" style:font-size-complex="10pt"/>
    </style:style>
    <style:style style:name="P6658" style:parent-style-name="Normal" style:family="paragraph">
      <style:text-properties fo:font-size="10pt" style:font-size-asian="10pt" style:font-size-complex="10pt"/>
    </style:style>
    <style:style style:name="P6659" style:parent-style-name="Normal" style:family="paragraph">
      <style:text-properties fo:font-size="10pt" style:font-size-asian="10pt" style:font-size-complex="10pt"/>
    </style:style>
    <style:style style:name="P6660" style:parent-style-name="Normal" style:family="paragraph">
      <style:text-properties fo:font-size="10pt" style:font-size-asian="10pt" style:font-size-complex="10pt"/>
    </style:style>
    <style:style style:name="P6661" style:parent-style-name="Normal" style:family="paragraph">
      <style:text-properties fo:font-size="10pt" style:font-size-asian="10pt" style:font-size-complex="10pt"/>
    </style:style>
    <style:style style:name="P6662" style:parent-style-name="Normal" style:family="paragraph">
      <style:text-properties fo:font-size="10pt" style:font-size-asian="10pt" style:font-size-complex="10pt"/>
    </style:style>
    <style:style style:name="P6663" style:parent-style-name="Normal" style:family="paragraph">
      <style:text-properties fo:font-size="10pt" style:font-size-asian="10pt" style:font-size-complex="10pt"/>
    </style:style>
    <style:style style:name="P6664" style:parent-style-name="Normal" style:family="paragraph">
      <style:text-properties fo:font-size="10pt" style:font-size-asian="10pt" style:font-size-complex="10pt"/>
    </style:style>
    <style:style style:name="P6665" style:parent-style-name="Normal" style:family="paragraph">
      <style:text-properties fo:font-size="10pt" style:font-size-asian="10pt" style:font-size-complex="10pt"/>
    </style:style>
    <style:style style:name="P6666" style:parent-style-name="Normal" style:family="paragraph">
      <style:text-properties fo:font-size="10pt" style:font-size-asian="10pt" style:font-size-complex="10pt"/>
    </style:style>
    <style:style style:name="P6667" style:parent-style-name="Normal" style:family="paragraph">
      <style:text-properties fo:font-size="10pt" style:font-size-asian="10pt" style:font-size-complex="10pt"/>
    </style:style>
    <style:style style:name="P6668" style:parent-style-name="Normal" style:family="paragraph">
      <style:text-properties fo:font-size="10pt" style:font-size-asian="10pt" style:font-size-complex="10pt"/>
    </style:style>
    <style:style style:name="P6669" style:parent-style-name="Normal" style:family="paragraph">
      <style:text-properties fo:font-size="10pt" style:font-size-asian="10pt" style:font-size-complex="10pt"/>
    </style:style>
    <style:style style:name="P6670" style:parent-style-name="Normal" style:family="paragraph">
      <style:text-properties fo:font-size="10pt" style:font-size-asian="10pt" style:font-size-complex="10pt"/>
    </style:style>
    <style:style style:name="P6671" style:parent-style-name="Normal" style:family="paragraph">
      <style:text-properties fo:font-size="10pt" style:font-size-asian="10pt" style:font-size-complex="10pt"/>
    </style:style>
    <style:style style:name="P6672" style:parent-style-name="Normal" style:family="paragraph">
      <style:text-properties fo:font-size="10pt" style:font-size-asian="10pt" style:font-size-complex="10pt"/>
    </style:style>
    <style:style style:name="P6673" style:parent-style-name="Normal" style:family="paragraph">
      <style:text-properties fo:font-size="10pt" style:font-size-asian="10pt" style:font-size-complex="10pt"/>
    </style:style>
    <style:style style:name="P6674" style:parent-style-name="Normal" style:family="paragraph">
      <style:text-properties fo:font-size="10pt" style:font-size-asian="10pt" style:font-size-complex="10pt"/>
    </style:style>
    <style:style style:name="P6675" style:parent-style-name="Normal" style:family="paragraph">
      <style:text-properties fo:font-size="10pt" style:font-size-asian="10pt" style:font-size-complex="10pt"/>
    </style:style>
    <style:style style:name="P6676" style:parent-style-name="Normal" style:family="paragraph">
      <style:text-properties fo:font-size="10pt" style:font-size-asian="10pt" style:font-size-complex="10pt"/>
    </style:style>
    <style:style style:name="P6677" style:parent-style-name="Normal" style:family="paragraph">
      <style:text-properties fo:font-size="10pt" style:font-size-asian="10pt" style:font-size-complex="10pt"/>
    </style:style>
    <style:style style:name="P6678" style:parent-style-name="Normal" style:family="paragraph">
      <style:text-properties fo:font-size="10pt" style:font-size-asian="10pt" style:font-size-complex="10pt"/>
    </style:style>
    <style:style style:name="P6679" style:parent-style-name="Normal" style:family="paragraph">
      <style:text-properties fo:font-size="10pt" style:font-size-asian="10pt" style:font-size-complex="10pt"/>
    </style:style>
    <style:style style:name="P6680" style:parent-style-name="Normal" style:family="paragraph">
      <style:text-properties fo:font-size="10pt" style:font-size-asian="10pt" style:font-size-complex="10pt"/>
    </style:style>
    <style:style style:name="P6681" style:parent-style-name="Normal" style:family="paragraph">
      <style:text-properties fo:font-size="10pt" style:font-size-asian="10pt" style:font-size-complex="10pt"/>
    </style:style>
    <style:style style:name="P6682" style:parent-style-name="Normal" style:family="paragraph">
      <style:text-properties fo:font-size="10pt" style:font-size-asian="10pt" style:font-size-complex="10pt"/>
    </style:style>
    <style:style style:name="P6683" style:parent-style-name="Normal" style:family="paragraph">
      <style:text-properties fo:font-size="10pt" style:font-size-asian="10pt" style:font-size-complex="10pt"/>
    </style:style>
    <style:style style:name="P6684" style:parent-style-name="Normal" style:family="paragraph">
      <style:text-properties fo:font-size="10pt" style:font-size-asian="10pt" style:font-size-complex="10pt"/>
    </style:style>
    <style:style style:name="P6685" style:parent-style-name="Normal" style:family="paragraph">
      <style:text-properties fo:font-size="10pt" style:font-size-asian="10pt" style:font-size-complex="10pt"/>
    </style:style>
    <style:style style:name="P6686" style:parent-style-name="Normal" style:family="paragraph">
      <style:text-properties fo:font-size="10pt" style:font-size-asian="10pt" style:font-size-complex="10pt"/>
    </style:style>
    <style:style style:name="P6687" style:parent-style-name="Normal" style:family="paragraph">
      <style:text-properties fo:font-size="10pt" style:font-size-asian="10pt" style:font-size-complex="10pt"/>
    </style:style>
    <style:style style:name="P6688" style:parent-style-name="Normal" style:family="paragraph">
      <style:text-properties fo:font-size="10pt" style:font-size-asian="10pt" style:font-size-complex="10pt"/>
    </style:style>
    <style:style style:name="P6689" style:parent-style-name="Normal" style:family="paragraph">
      <style:text-properties fo:font-size="10pt" style:font-size-asian="10pt" style:font-size-complex="10pt"/>
    </style:style>
    <style:style style:name="P6690" style:parent-style-name="Normal" style:family="paragraph">
      <style:text-properties fo:font-size="10pt" style:font-size-asian="10pt" style:font-size-complex="10pt"/>
    </style:style>
    <style:style style:name="P6691" style:parent-style-name="Normal" style:family="paragraph">
      <style:text-properties fo:font-size="10pt" style:font-size-asian="10pt" style:font-size-complex="10pt"/>
    </style:style>
    <style:style style:name="P6692" style:parent-style-name="Normal" style:family="paragraph">
      <style:text-properties fo:font-size="10pt" style:font-size-asian="10pt" style:font-size-complex="10pt"/>
    </style:style>
    <style:style style:name="P6693" style:parent-style-name="Normal" style:family="paragraph">
      <style:text-properties fo:font-size="10pt" style:font-size-asian="10pt" style:font-size-complex="10pt"/>
    </style:style>
    <style:style style:name="P6694" style:parent-style-name="Normal" style:family="paragraph">
      <style:text-properties fo:font-size="10pt" style:font-size-asian="10pt" style:font-size-complex="10pt"/>
    </style:style>
    <style:style style:name="P6695" style:parent-style-name="Normal" style:family="paragraph">
      <style:text-properties fo:font-size="10pt" style:font-size-asian="10pt" style:font-size-complex="10pt"/>
    </style:style>
    <style:style style:name="P6696" style:parent-style-name="Normal" style:family="paragraph">
      <style:text-properties fo:font-size="10pt" style:font-size-asian="10pt" style:font-size-complex="10pt"/>
    </style:style>
    <style:style style:name="P6697" style:parent-style-name="Normal" style:family="paragraph">
      <style:text-properties fo:font-size="10pt" style:font-size-asian="10pt" style:font-size-complex="10pt"/>
    </style:style>
    <style:style style:name="P6698" style:parent-style-name="Normal" style:family="paragraph">
      <style:text-properties fo:font-size="10pt" style:font-size-asian="10pt" style:font-size-complex="10pt"/>
    </style:style>
    <style:style style:name="P6699" style:parent-style-name="Normal" style:family="paragraph">
      <style:text-properties fo:font-size="10pt" style:font-size-asian="10pt" style:font-size-complex="10pt"/>
    </style:style>
    <style:style style:name="P6700" style:parent-style-name="Normal" style:family="paragraph">
      <style:text-properties fo:font-size="10pt" style:font-size-asian="10pt" style:font-size-complex="10pt"/>
    </style:style>
    <style:style style:name="P6701" style:parent-style-name="Normal" style:family="paragraph">
      <style:text-properties fo:font-size="10pt" style:font-size-asian="10pt" style:font-size-complex="10pt"/>
    </style:style>
    <style:style style:name="P6702" style:parent-style-name="Normal" style:family="paragraph">
      <style:text-properties fo:font-size="10pt" style:font-size-asian="10pt" style:font-size-complex="10pt"/>
    </style:style>
    <style:style style:name="P6703" style:parent-style-name="Normal" style:family="paragraph">
      <style:text-properties fo:font-size="10pt" style:font-size-asian="10pt" style:font-size-complex="10pt"/>
    </style:style>
    <style:style style:name="P6704" style:parent-style-name="Normal" style:family="paragraph">
      <style:text-properties fo:font-size="10pt" style:font-size-asian="10pt" style:font-size-complex="10pt"/>
    </style:style>
    <style:style style:name="P6705" style:parent-style-name="Normal" style:family="paragraph">
      <style:text-properties fo:font-size="10pt" style:font-size-asian="10pt" style:font-size-complex="10pt"/>
    </style:style>
    <style:style style:name="P6706" style:parent-style-name="Normal" style:family="paragraph">
      <style:text-properties fo:font-size="10pt" style:font-size-asian="10pt" style:font-size-complex="10pt"/>
    </style:style>
    <style:style style:name="P6707" style:parent-style-name="Normal" style:family="paragraph">
      <style:text-properties fo:font-size="10pt" style:font-size-asian="10pt" style:font-size-complex="10pt"/>
    </style:style>
    <style:style style:name="P6708" style:parent-style-name="Normal" style:family="paragraph">
      <style:text-properties fo:font-size="10pt" style:font-size-asian="10pt" style:font-size-complex="10pt"/>
    </style:style>
    <style:style style:name="P6709" style:parent-style-name="Normal" style:family="paragraph">
      <style:text-properties fo:font-size="10pt" style:font-size-asian="10pt" style:font-size-complex="10pt"/>
    </style:style>
    <style:style style:name="P6710" style:parent-style-name="Normal" style:family="paragraph">
      <style:text-properties fo:font-size="10pt" style:font-size-asian="10pt" style:font-size-complex="10pt"/>
    </style:style>
    <style:style style:name="P6711" style:parent-style-name="Normal" style:family="paragraph">
      <style:text-properties fo:font-size="10pt" style:font-size-asian="10pt" style:font-size-complex="10pt"/>
    </style:style>
    <style:style style:name="P6712" style:parent-style-name="Normal" style:family="paragraph">
      <style:text-properties fo:font-size="10pt" style:font-size-asian="10pt" style:font-size-complex="10pt"/>
    </style:style>
    <style:style style:name="P6713" style:parent-style-name="Normal" style:family="paragraph">
      <style:text-properties fo:font-size="10pt" style:font-size-asian="10pt" style:font-size-complex="10pt"/>
    </style:style>
    <style:style style:name="P6714" style:parent-style-name="Normal" style:family="paragraph">
      <style:text-properties fo:font-size="10pt" style:font-size-asian="10pt" style:font-size-complex="10pt"/>
    </style:style>
    <style:style style:name="P6715" style:parent-style-name="Normal" style:family="paragraph">
      <style:text-properties fo:font-size="10pt" style:font-size-asian="10pt" style:font-size-complex="10pt"/>
    </style:style>
    <style:style style:name="P6716" style:parent-style-name="Normal" style:family="paragraph">
      <style:text-properties fo:font-size="10pt" style:font-size-asian="10pt" style:font-size-complex="10pt"/>
    </style:style>
    <style:style style:name="P6717" style:parent-style-name="Normal" style:family="paragraph">
      <style:text-properties fo:font-size="10pt" style:font-size-asian="10pt" style:font-size-complex="10pt"/>
    </style:style>
    <style:style style:name="P6718" style:parent-style-name="Normal" style:family="paragraph">
      <style:text-properties fo:font-size="10pt" style:font-size-asian="10pt" style:font-size-complex="10pt"/>
    </style:style>
    <style:style style:name="P6719" style:parent-style-name="Normal" style:family="paragraph">
      <style:text-properties fo:font-size="10pt" style:font-size-asian="10pt" style:font-size-complex="10pt"/>
    </style:style>
    <style:style style:name="P6720" style:parent-style-name="Normal" style:family="paragraph">
      <style:text-properties fo:font-size="10pt" style:font-size-asian="10pt" style:font-size-complex="10pt"/>
    </style:style>
    <style:style style:name="P6721" style:parent-style-name="Normal" style:family="paragraph">
      <style:text-properties fo:font-size="10pt" style:font-size-asian="10pt" style:font-size-complex="10pt"/>
    </style:style>
    <style:style style:name="P6722" style:parent-style-name="Normal" style:family="paragraph">
      <style:text-properties fo:font-size="10pt" style:font-size-asian="10pt" style:font-size-complex="10pt"/>
    </style:style>
    <style:style style:name="P6723" style:parent-style-name="Normal" style:family="paragraph">
      <style:text-properties fo:font-size="10pt" style:font-size-asian="10pt" style:font-size-complex="10pt"/>
    </style:style>
    <style:style style:name="P6724" style:parent-style-name="Normal" style:family="paragraph">
      <style:text-properties fo:font-size="10pt" style:font-size-asian="10pt" style:font-size-complex="10pt"/>
    </style:style>
    <style:style style:name="P6725" style:parent-style-name="Normal" style:family="paragraph">
      <style:text-properties fo:font-size="10pt" style:font-size-asian="10pt" style:font-size-complex="10pt"/>
    </style:style>
    <style:style style:name="P6726" style:parent-style-name="Normal" style:family="paragraph">
      <style:text-properties fo:font-size="10pt" style:font-size-asian="10pt" style:font-size-complex="10pt"/>
    </style:style>
    <style:style style:name="P6727" style:parent-style-name="Normal" style:family="paragraph">
      <style:text-properties fo:font-size="10pt" style:font-size-asian="10pt" style:font-size-complex="10pt"/>
    </style:style>
    <style:style style:name="P6728" style:parent-style-name="Normal" style:family="paragraph">
      <style:text-properties fo:font-size="10pt" style:font-size-asian="10pt" style:font-size-complex="10pt"/>
    </style:style>
    <style:style style:name="P6729" style:parent-style-name="Normal" style:family="paragraph">
      <style:text-properties fo:font-size="10pt" style:font-size-asian="10pt" style:font-size-complex="10pt"/>
    </style:style>
    <style:style style:name="P6730" style:parent-style-name="Normal" style:family="paragraph">
      <style:text-properties fo:font-size="10pt" style:font-size-asian="10pt" style:font-size-complex="10pt"/>
    </style:style>
    <style:style style:name="P6731" style:parent-style-name="Normal" style:family="paragraph">
      <style:text-properties fo:font-size="10pt" style:font-size-asian="10pt" style:font-size-complex="10pt"/>
    </style:style>
    <style:style style:name="P6732" style:parent-style-name="Normal" style:family="paragraph">
      <style:text-properties fo:font-size="10pt" style:font-size-asian="10pt" style:font-size-complex="10pt"/>
    </style:style>
    <style:style style:name="P6733" style:parent-style-name="Normal" style:family="paragraph">
      <style:text-properties fo:font-size="10pt" style:font-size-asian="10pt" style:font-size-complex="10pt"/>
    </style:style>
    <style:style style:name="P6734" style:parent-style-name="Normal" style:family="paragraph">
      <style:text-properties fo:font-size="10pt" style:font-size-asian="10pt" style:font-size-complex="10pt"/>
    </style:style>
    <style:style style:name="P6735" style:parent-style-name="Normal" style:family="paragraph">
      <style:text-properties fo:font-size="10pt" style:font-size-asian="10pt" style:font-size-complex="10pt"/>
    </style:style>
    <style:style style:name="P6736" style:parent-style-name="Normal" style:family="paragraph">
      <style:text-properties fo:font-size="10pt" style:font-size-asian="10pt" style:font-size-complex="10pt"/>
    </style:style>
    <style:style style:name="P6737" style:parent-style-name="Normal" style:family="paragraph">
      <style:text-properties fo:font-size="10pt" style:font-size-asian="10pt" style:font-size-complex="10pt"/>
    </style:style>
    <style:style style:name="P6738" style:parent-style-name="Normal" style:family="paragraph">
      <style:text-properties fo:font-size="10pt" style:font-size-asian="10pt" style:font-size-complex="10pt"/>
    </style:style>
    <style:style style:name="P6739" style:parent-style-name="Normal" style:family="paragraph">
      <style:text-properties fo:font-size="10pt" style:font-size-asian="10pt" style:font-size-complex="10pt"/>
    </style:style>
    <style:style style:name="P6740" style:parent-style-name="Normal" style:family="paragraph">
      <style:text-properties fo:font-size="10pt" style:font-size-asian="10pt" style:font-size-complex="10pt"/>
    </style:style>
    <style:style style:name="P6741" style:parent-style-name="Normal" style:family="paragraph">
      <style:text-properties fo:font-size="10pt" style:font-size-asian="10pt" style:font-size-complex="10pt"/>
    </style:style>
    <style:style style:name="P6742" style:parent-style-name="Normal" style:family="paragraph">
      <style:text-properties fo:font-size="10pt" style:font-size-asian="10pt" style:font-size-complex="10pt"/>
    </style:style>
    <style:style style:name="P6743" style:parent-style-name="Normal" style:family="paragraph">
      <style:text-properties fo:font-size="10pt" style:font-size-asian="10pt" style:font-size-complex="10pt"/>
    </style:style>
    <style:style style:name="P6744" style:parent-style-name="Normal" style:family="paragraph">
      <style:text-properties fo:font-size="10pt" style:font-size-asian="10pt" style:font-size-complex="10pt"/>
    </style:style>
    <style:style style:name="P6745" style:parent-style-name="Normal" style:family="paragraph">
      <style:text-properties fo:font-size="10pt" style:font-size-asian="10pt" style:font-size-complex="10pt"/>
    </style:style>
    <style:style style:name="P6746" style:parent-style-name="Normal" style:family="paragraph">
      <style:text-properties fo:font-size="10pt" style:font-size-asian="10pt" style:font-size-complex="10pt"/>
    </style:style>
    <style:style style:name="P6747" style:parent-style-name="Normal" style:family="paragraph">
      <style:text-properties fo:font-size="10pt" style:font-size-asian="10pt" style:font-size-complex="10pt"/>
    </style:style>
    <style:style style:name="P6748" style:parent-style-name="Normal" style:family="paragraph">
      <style:text-properties fo:font-size="10pt" style:font-size-asian="10pt" style:font-size-complex="10pt"/>
    </style:style>
    <style:style style:name="P6749" style:parent-style-name="Normal" style:family="paragraph">
      <style:text-properties fo:font-size="10pt" style:font-size-asian="10pt" style:font-size-complex="10pt"/>
    </style:style>
    <style:style style:name="P6750" style:parent-style-name="Normal" style:family="paragraph">
      <style:text-properties fo:font-size="10pt" style:font-size-asian="10pt" style:font-size-complex="10pt"/>
    </style:style>
    <style:style style:name="P6751" style:parent-style-name="Normal" style:family="paragraph">
      <style:text-properties fo:font-size="10pt" style:font-size-asian="10pt" style:font-size-complex="10pt"/>
    </style:style>
    <style:style style:name="P6752" style:parent-style-name="Normal" style:family="paragraph">
      <style:text-properties fo:font-size="10pt" style:font-size-asian="10pt" style:font-size-complex="10pt"/>
    </style:style>
    <style:style style:name="P6753" style:parent-style-name="Normal" style:family="paragraph">
      <style:text-properties fo:font-size="10pt" style:font-size-asian="10pt" style:font-size-complex="10pt"/>
    </style:style>
    <style:style style:name="P6754" style:parent-style-name="Normal" style:family="paragraph">
      <style:text-properties fo:font-size="10pt" style:font-size-asian="10pt" style:font-size-complex="10pt"/>
    </style:style>
    <style:style style:name="P6755" style:parent-style-name="Normal" style:family="paragraph">
      <style:text-properties fo:font-size="10pt" style:font-size-asian="10pt" style:font-size-complex="10pt"/>
    </style:style>
    <style:style style:name="P6756" style:parent-style-name="Normal" style:family="paragraph">
      <style:text-properties fo:font-size="10pt" style:font-size-asian="10pt" style:font-size-complex="10pt"/>
    </style:style>
    <style:style style:name="P6757" style:parent-style-name="Normal" style:family="paragraph">
      <style:text-properties fo:font-size="10pt" style:font-size-asian="10pt" style:font-size-complex="10pt"/>
    </style:style>
    <style:style style:name="P6758" style:parent-style-name="Normal" style:family="paragraph">
      <style:text-properties fo:font-size="10pt" style:font-size-asian="10pt" style:font-size-complex="10pt"/>
    </style:style>
    <style:style style:name="P6759" style:parent-style-name="Normal" style:family="paragraph">
      <style:text-properties fo:font-size="10pt" style:font-size-asian="10pt" style:font-size-complex="10pt"/>
    </style:style>
    <style:style style:name="P6760" style:parent-style-name="Normal" style:family="paragraph">
      <style:text-properties fo:font-size="10pt" style:font-size-asian="10pt" style:font-size-complex="10pt"/>
    </style:style>
    <style:style style:name="P6761" style:parent-style-name="Normal" style:family="paragraph">
      <style:text-properties fo:font-size="10pt" style:font-size-asian="10pt" style:font-size-complex="10pt"/>
    </style:style>
    <style:style style:name="P6762" style:parent-style-name="Normal" style:family="paragraph">
      <style:text-properties fo:font-size="10pt" style:font-size-asian="10pt" style:font-size-complex="10pt"/>
    </style:style>
    <style:style style:name="P6763" style:parent-style-name="Normal" style:family="paragraph">
      <style:text-properties fo:font-size="10pt" style:font-size-asian="10pt" style:font-size-complex="10pt"/>
    </style:style>
    <style:style style:name="P6764" style:parent-style-name="Normal" style:family="paragraph">
      <style:text-properties fo:font-size="10pt" style:font-size-asian="10pt" style:font-size-complex="10pt"/>
    </style:style>
    <style:style style:name="P6765" style:parent-style-name="Normal" style:family="paragraph">
      <style:text-properties fo:font-size="10pt" style:font-size-asian="10pt" style:font-size-complex="10pt"/>
    </style:style>
    <style:style style:name="P6766" style:parent-style-name="Normal" style:family="paragraph">
      <style:text-properties fo:font-size="10pt" style:font-size-asian="10pt" style:font-size-complex="10pt"/>
    </style:style>
    <style:style style:name="P6767" style:parent-style-name="Normal" style:family="paragraph">
      <style:text-properties fo:font-size="10pt" style:font-size-asian="10pt" style:font-size-complex="10pt"/>
    </style:style>
    <style:style style:name="P6768" style:parent-style-name="Normal" style:family="paragraph">
      <style:text-properties fo:font-size="10pt" style:font-size-asian="10pt" style:font-size-complex="10pt"/>
    </style:style>
    <style:style style:name="P6769" style:parent-style-name="Normal" style:family="paragraph">
      <style:text-properties fo:font-size="10pt" style:font-size-asian="10pt" style:font-size-complex="10pt"/>
    </style:style>
    <style:style style:name="P6770" style:parent-style-name="Normal" style:family="paragraph">
      <style:text-properties fo:font-size="10pt" style:font-size-asian="10pt" style:font-size-complex="10pt"/>
    </style:style>
    <style:style style:name="P6771" style:parent-style-name="Normal" style:family="paragraph">
      <style:text-properties fo:font-size="10pt" style:font-size-asian="10pt" style:font-size-complex="10pt"/>
    </style:style>
    <style:style style:name="P6772" style:parent-style-name="Normal" style:family="paragraph">
      <style:text-properties fo:font-size="10pt" style:font-size-asian="10pt" style:font-size-complex="10pt"/>
    </style:style>
    <style:style style:name="P6773" style:parent-style-name="Normal" style:family="paragraph">
      <style:text-properties fo:font-size="10pt" style:font-size-asian="10pt" style:font-size-complex="10pt"/>
    </style:style>
    <style:style style:name="P6774" style:parent-style-name="Normal" style:family="paragraph">
      <style:text-properties fo:font-size="10pt" style:font-size-asian="10pt" style:font-size-complex="10pt"/>
    </style:style>
    <style:style style:name="P6775" style:parent-style-name="Normal" style:family="paragraph">
      <style:text-properties fo:font-size="10pt" style:font-size-asian="10pt" style:font-size-complex="10pt"/>
    </style:style>
    <style:style style:name="P6776" style:parent-style-name="Normal" style:family="paragraph">
      <style:text-properties fo:font-size="10pt" style:font-size-asian="10pt" style:font-size-complex="10pt"/>
    </style:style>
    <style:style style:name="P6777" style:parent-style-name="Normal" style:family="paragraph">
      <style:text-properties fo:font-size="10pt" style:font-size-asian="10pt" style:font-size-complex="10pt"/>
    </style:style>
    <style:style style:name="P6778" style:parent-style-name="Normal" style:family="paragraph">
      <style:text-properties fo:font-size="10pt" style:font-size-asian="10pt" style:font-size-complex="10pt"/>
    </style:style>
    <style:style style:name="P6779" style:parent-style-name="Normal" style:family="paragraph">
      <style:text-properties fo:font-size="10pt" style:font-size-asian="10pt" style:font-size-complex="10pt"/>
    </style:style>
    <style:style style:name="P6780" style:parent-style-name="Normal" style:family="paragraph">
      <style:text-properties fo:font-size="10pt" style:font-size-asian="10pt" style:font-size-complex="10pt"/>
    </style:style>
    <style:style style:name="P6781" style:parent-style-name="Normal" style:family="paragraph">
      <style:text-properties fo:font-size="10pt" style:font-size-asian="10pt" style:font-size-complex="10pt"/>
    </style:style>
    <style:style style:name="P6782" style:parent-style-name="Normal" style:family="paragraph">
      <style:text-properties fo:font-size="10pt" style:font-size-asian="10pt" style:font-size-complex="10pt"/>
    </style:style>
    <style:style style:name="P6783" style:parent-style-name="Normal" style:family="paragraph">
      <style:text-properties fo:font-size="10pt" style:font-size-asian="10pt" style:font-size-complex="10pt"/>
    </style:style>
    <style:style style:name="P6784" style:parent-style-name="Normal" style:family="paragraph">
      <style:text-properties fo:font-size="10pt" style:font-size-asian="10pt" style:font-size-complex="10pt"/>
    </style:style>
    <style:style style:name="P6785" style:parent-style-name="Normal" style:family="paragraph">
      <style:text-properties fo:font-size="10pt" style:font-size-asian="10pt" style:font-size-complex="10pt"/>
    </style:style>
    <style:style style:name="P6786" style:parent-style-name="Normal" style:family="paragraph">
      <style:text-properties fo:font-size="10pt" style:font-size-asian="10pt" style:font-size-complex="10pt"/>
    </style:style>
    <style:style style:name="P6787" style:parent-style-name="Normal" style:family="paragraph">
      <style:text-properties fo:font-size="10pt" style:font-size-asian="10pt" style:font-size-complex="10pt"/>
    </style:style>
    <style:style style:name="P6788" style:parent-style-name="Normal" style:family="paragraph">
      <style:text-properties fo:font-size="10pt" style:font-size-asian="10pt" style:font-size-complex="10pt"/>
    </style:style>
    <style:style style:name="P6789" style:parent-style-name="Normal" style:family="paragraph">
      <style:text-properties fo:font-size="10pt" style:font-size-asian="10pt" style:font-size-complex="10pt"/>
    </style:style>
    <style:style style:name="P6790" style:parent-style-name="Normal" style:family="paragraph">
      <style:text-properties fo:font-size="10pt" style:font-size-asian="10pt" style:font-size-complex="10pt"/>
    </style:style>
    <style:style style:name="P6791" style:parent-style-name="Normal" style:family="paragraph">
      <style:text-properties fo:font-size="10pt" style:font-size-asian="10pt" style:font-size-complex="10pt"/>
    </style:style>
    <style:style style:name="P6792" style:parent-style-name="Normal" style:family="paragraph">
      <style:text-properties fo:font-size="10pt" style:font-size-asian="10pt" style:font-size-complex="10pt"/>
    </style:style>
    <style:style style:name="P6793" style:parent-style-name="Normal" style:family="paragraph">
      <style:text-properties fo:font-size="10pt" style:font-size-asian="10pt" style:font-size-complex="10pt"/>
    </style:style>
    <style:style style:name="P6794" style:parent-style-name="Normal" style:family="paragraph">
      <style:text-properties fo:font-size="10pt" style:font-size-asian="10pt" style:font-size-complex="10pt"/>
    </style:style>
    <style:style style:name="P6795" style:parent-style-name="Normal" style:family="paragraph">
      <style:text-properties fo:font-size="10pt" style:font-size-asian="10pt" style:font-size-complex="10pt"/>
    </style:style>
    <style:style style:name="P6796" style:parent-style-name="Normal" style:family="paragraph">
      <style:text-properties fo:font-size="10pt" style:font-size-asian="10pt" style:font-size-complex="10pt"/>
    </style:style>
    <style:style style:name="P6797" style:parent-style-name="Normal" style:family="paragraph">
      <style:text-properties fo:font-size="10pt" style:font-size-asian="10pt" style:font-size-complex="10pt"/>
    </style:style>
    <style:style style:name="P6798" style:parent-style-name="Normal" style:family="paragraph">
      <style:text-properties fo:font-size="10pt" style:font-size-asian="10pt" style:font-size-complex="10pt"/>
    </style:style>
    <style:style style:name="P6799" style:parent-style-name="Normal" style:family="paragraph">
      <style:text-properties fo:font-size="10pt" style:font-size-asian="10pt" style:font-size-complex="10pt"/>
    </style:style>
    <style:style style:name="P6800" style:parent-style-name="Normal" style:family="paragraph">
      <style:text-properties fo:font-size="10pt" style:font-size-asian="10pt" style:font-size-complex="10pt"/>
    </style:style>
    <style:style style:name="P6801" style:parent-style-name="Normal" style:family="paragraph">
      <style:text-properties fo:font-size="10pt" style:font-size-asian="10pt" style:font-size-complex="10pt"/>
    </style:style>
    <style:style style:name="P6802" style:parent-style-name="Normal" style:family="paragraph">
      <style:text-properties fo:font-size="10pt" style:font-size-asian="10pt" style:font-size-complex="10pt"/>
    </style:style>
    <style:style style:name="P6803" style:parent-style-name="Normal" style:family="paragraph">
      <style:text-properties fo:font-size="10pt" style:font-size-asian="10pt" style:font-size-complex="10pt"/>
    </style:style>
    <style:style style:name="P6804" style:parent-style-name="Normal" style:family="paragraph">
      <style:text-properties fo:font-size="10pt" style:font-size-asian="10pt" style:font-size-complex="10pt"/>
    </style:style>
    <style:style style:name="P6805" style:parent-style-name="Normal" style:family="paragraph">
      <style:text-properties fo:font-size="10pt" style:font-size-asian="10pt" style:font-size-complex="10pt"/>
    </style:style>
    <style:style style:name="P6806" style:parent-style-name="Normal" style:family="paragraph">
      <style:text-properties fo:font-size="10pt" style:font-size-asian="10pt" style:font-size-complex="10pt"/>
    </style:style>
    <style:style style:name="P6807" style:parent-style-name="Normal" style:family="paragraph">
      <style:text-properties fo:font-size="10pt" style:font-size-asian="10pt" style:font-size-complex="10pt"/>
    </style:style>
    <style:style style:name="P6808" style:parent-style-name="Normal" style:family="paragraph">
      <style:text-properties fo:font-size="10pt" style:font-size-asian="10pt" style:font-size-complex="10pt"/>
    </style:style>
    <style:style style:name="P6809" style:parent-style-name="Normal" style:family="paragraph">
      <style:text-properties fo:font-size="10pt" style:font-size-asian="10pt" style:font-size-complex="10pt"/>
    </style:style>
    <style:style style:name="P6810" style:parent-style-name="Normal" style:family="paragraph">
      <style:text-properties fo:font-size="10pt" style:font-size-asian="10pt" style:font-size-complex="10pt"/>
    </style:style>
    <style:style style:name="P6811" style:parent-style-name="Normal" style:family="paragraph">
      <style:text-properties fo:font-size="10pt" style:font-size-asian="10pt" style:font-size-complex="10pt"/>
    </style:style>
    <style:style style:name="P6812" style:parent-style-name="Normal" style:family="paragraph">
      <style:text-properties fo:font-size="10pt" style:font-size-asian="10pt" style:font-size-complex="10pt"/>
    </style:style>
    <style:style style:name="P6813" style:parent-style-name="Normal" style:family="paragraph">
      <style:text-properties fo:font-size="10pt" style:font-size-asian="10pt" style:font-size-complex="10pt"/>
    </style:style>
    <style:style style:name="P6814" style:parent-style-name="Normal" style:family="paragraph">
      <style:text-properties fo:font-size="10pt" style:font-size-asian="10pt" style:font-size-complex="10pt"/>
    </style:style>
    <style:style style:name="P6815" style:parent-style-name="Normal" style:family="paragraph">
      <style:text-properties fo:font-size="10pt" style:font-size-asian="10pt" style:font-size-complex="10pt"/>
    </style:style>
    <style:style style:name="P6816" style:parent-style-name="Normal" style:family="paragraph">
      <style:text-properties fo:font-size="10pt" style:font-size-asian="10pt" style:font-size-complex="10pt"/>
    </style:style>
    <style:style style:name="P6817" style:parent-style-name="Normal" style:family="paragraph">
      <style:text-properties fo:font-size="10pt" style:font-size-asian="10pt" style:font-size-complex="10pt"/>
    </style:style>
    <style:style style:name="P6818" style:parent-style-name="Normal" style:family="paragraph">
      <style:text-properties fo:font-size="10pt" style:font-size-asian="10pt" style:font-size-complex="10pt"/>
    </style:style>
    <style:style style:name="P6819" style:parent-style-name="Normal" style:family="paragraph">
      <style:text-properties fo:font-size="10pt" style:font-size-asian="10pt" style:font-size-complex="10pt"/>
    </style:style>
    <style:style style:name="P6820" style:parent-style-name="Normal" style:family="paragraph">
      <style:text-properties fo:font-size="10pt" style:font-size-asian="10pt" style:font-size-complex="10pt"/>
    </style:style>
    <style:style style:name="P6821" style:parent-style-name="Normal" style:family="paragraph">
      <style:text-properties fo:font-size="10pt" style:font-size-asian="10pt" style:font-size-complex="10pt"/>
    </style:style>
    <style:style style:name="P6822" style:parent-style-name="Normal" style:family="paragraph">
      <style:text-properties fo:font-size="10pt" style:font-size-asian="10pt" style:font-size-complex="10pt"/>
    </style:style>
    <style:style style:name="P6823" style:parent-style-name="Normal" style:family="paragraph">
      <style:text-properties fo:font-size="10pt" style:font-size-asian="10pt" style:font-size-complex="10pt"/>
    </style:style>
    <style:style style:name="P6824" style:parent-style-name="Normal" style:family="paragraph">
      <style:text-properties fo:font-size="10pt" style:font-size-asian="10pt" style:font-size-complex="10pt"/>
    </style:style>
    <style:style style:name="P6825" style:parent-style-name="Normal" style:family="paragraph">
      <style:text-properties fo:font-size="10pt" style:font-size-asian="10pt" style:font-size-complex="10pt"/>
    </style:style>
    <style:style style:name="P6826" style:parent-style-name="Normal" style:family="paragraph">
      <style:text-properties fo:font-size="10pt" style:font-size-asian="10pt" style:font-size-complex="10pt"/>
    </style:style>
    <style:style style:name="P6827" style:parent-style-name="Normal" style:family="paragraph">
      <style:text-properties fo:font-size="10pt" style:font-size-asian="10pt" style:font-size-complex="10pt"/>
    </style:style>
    <style:style style:name="P6828" style:parent-style-name="Normal" style:family="paragraph">
      <style:text-properties fo:font-size="10pt" style:font-size-asian="10pt" style:font-size-complex="10pt"/>
    </style:style>
    <style:style style:name="P6829" style:parent-style-name="Normal" style:family="paragraph">
      <style:text-properties fo:font-size="10pt" style:font-size-asian="10pt" style:font-size-complex="10pt"/>
    </style:style>
    <style:style style:name="P6830" style:parent-style-name="Normal" style:family="paragraph">
      <style:text-properties fo:font-size="10pt" style:font-size-asian="10pt" style:font-size-complex="10pt"/>
    </style:style>
    <style:style style:name="P6831" style:parent-style-name="Normal" style:family="paragraph">
      <style:text-properties fo:font-size="10pt" style:font-size-asian="10pt" style:font-size-complex="10pt"/>
    </style:style>
    <style:style style:name="P6832" style:parent-style-name="Normal" style:family="paragraph">
      <style:text-properties fo:font-size="10pt" style:font-size-asian="10pt" style:font-size-complex="10pt"/>
    </style:style>
    <style:style style:name="P6833" style:parent-style-name="Normal" style:family="paragraph">
      <style:text-properties fo:font-size="10pt" style:font-size-asian="10pt" style:font-size-complex="10pt"/>
    </style:style>
    <style:style style:name="P6834" style:parent-style-name="Normal" style:family="paragraph">
      <style:text-properties fo:font-size="10pt" style:font-size-asian="10pt" style:font-size-complex="10pt"/>
    </style:style>
    <style:style style:name="P6835" style:parent-style-name="Normal" style:family="paragraph">
      <style:text-properties fo:font-size="10pt" style:font-size-asian="10pt" style:font-size-complex="10pt"/>
    </style:style>
    <style:style style:name="P6836" style:parent-style-name="Normal" style:family="paragraph">
      <style:text-properties fo:font-size="10pt" style:font-size-asian="10pt" style:font-size-complex="10pt"/>
    </style:style>
    <style:style style:name="P6837" style:parent-style-name="Normal" style:family="paragraph">
      <style:text-properties fo:font-size="10pt" style:font-size-asian="10pt" style:font-size-complex="10pt"/>
    </style:style>
    <style:style style:name="P6838" style:parent-style-name="Normal" style:family="paragraph">
      <style:text-properties fo:font-size="10pt" style:font-size-asian="10pt" style:font-size-complex="10pt"/>
    </style:style>
    <style:style style:name="P6839" style:parent-style-name="Normal" style:family="paragraph">
      <style:text-properties fo:font-size="10pt" style:font-size-asian="10pt" style:font-size-complex="10pt"/>
    </style:style>
    <style:style style:name="P6840" style:parent-style-name="Normal" style:family="paragraph">
      <style:text-properties fo:font-size="10pt" style:font-size-asian="10pt" style:font-size-complex="10pt"/>
    </style:style>
    <style:style style:name="P6841" style:parent-style-name="Normal" style:family="paragraph">
      <style:text-properties fo:font-size="10pt" style:font-size-asian="10pt" style:font-size-complex="10pt"/>
    </style:style>
    <style:style style:name="P6842" style:parent-style-name="Normal" style:family="paragraph">
      <style:text-properties fo:font-size="10pt" style:font-size-asian="10pt" style:font-size-complex="10pt"/>
    </style:style>
    <style:style style:name="P6843" style:parent-style-name="Normal" style:family="paragraph">
      <style:text-properties fo:font-size="10pt" style:font-size-asian="10pt" style:font-size-complex="10pt"/>
    </style:style>
    <style:style style:name="P6844" style:parent-style-name="Normal" style:family="paragraph">
      <style:text-properties fo:font-size="10pt" style:font-size-asian="10pt" style:font-size-complex="10pt"/>
    </style:style>
    <style:style style:name="P6845" style:parent-style-name="Normal" style:family="paragraph">
      <style:text-properties fo:font-size="10pt" style:font-size-asian="10pt" style:font-size-complex="10pt"/>
    </style:style>
    <style:style style:name="P6846" style:parent-style-name="Normal" style:family="paragraph">
      <style:text-properties fo:font-size="10pt" style:font-size-asian="10pt" style:font-size-complex="10pt"/>
    </style:style>
    <style:style style:name="P6847" style:parent-style-name="Normal" style:family="paragraph">
      <style:text-properties fo:font-size="10pt" style:font-size-asian="10pt" style:font-size-complex="10pt"/>
    </style:style>
    <style:style style:name="P6848" style:parent-style-name="Normal" style:family="paragraph">
      <style:text-properties fo:font-size="10pt" style:font-size-asian="10pt" style:font-size-complex="10pt"/>
    </style:style>
    <style:style style:name="P6849" style:parent-style-name="Normal" style:family="paragraph">
      <style:text-properties fo:font-size="10pt" style:font-size-asian="10pt" style:font-size-complex="10pt"/>
    </style:style>
    <style:style style:name="P6850" style:parent-style-name="Normal" style:family="paragraph">
      <style:text-properties fo:font-size="10pt" style:font-size-asian="10pt" style:font-size-complex="10pt"/>
    </style:style>
    <style:style style:name="P6851" style:parent-style-name="Normal" style:family="paragraph">
      <style:text-properties fo:font-size="10pt" style:font-size-asian="10pt" style:font-size-complex="10pt"/>
    </style:style>
    <style:style style:name="P6852" style:parent-style-name="Normal" style:family="paragraph">
      <style:text-properties fo:font-size="10pt" style:font-size-asian="10pt" style:font-size-complex="10pt"/>
    </style:style>
    <style:style style:name="P6853" style:parent-style-name="Normal" style:family="paragraph">
      <style:text-properties fo:font-size="10pt" style:font-size-asian="10pt" style:font-size-complex="10pt"/>
    </style:style>
    <style:style style:name="P6854" style:parent-style-name="Normal" style:family="paragraph">
      <style:text-properties fo:font-size="10pt" style:font-size-asian="10pt" style:font-size-complex="10pt"/>
    </style:style>
    <style:style style:name="P6855" style:parent-style-name="Normal" style:family="paragraph">
      <style:text-properties fo:font-size="10pt" style:font-size-asian="10pt" style:font-size-complex="10pt"/>
    </style:style>
    <style:style style:name="P6856" style:parent-style-name="Normal" style:family="paragraph">
      <style:text-properties fo:font-size="10pt" style:font-size-asian="10pt" style:font-size-complex="10pt"/>
    </style:style>
    <style:style style:name="P6857" style:parent-style-name="Normal" style:family="paragraph">
      <style:text-properties fo:font-size="10pt" style:font-size-asian="10pt" style:font-size-complex="10pt"/>
    </style:style>
    <style:style style:name="P6858" style:parent-style-name="Normal" style:family="paragraph">
      <style:text-properties fo:font-size="10pt" style:font-size-asian="10pt" style:font-size-complex="10pt"/>
    </style:style>
    <style:style style:name="P6859" style:parent-style-name="Normal" style:family="paragraph">
      <style:text-properties fo:font-size="10pt" style:font-size-asian="10pt" style:font-size-complex="10pt"/>
    </style:style>
    <style:style style:name="P6860" style:parent-style-name="Normal" style:family="paragraph">
      <style:text-properties fo:font-size="10pt" style:font-size-asian="10pt" style:font-size-complex="10pt"/>
    </style:style>
    <style:style style:name="P6861" style:parent-style-name="Normal" style:family="paragraph">
      <style:text-properties fo:font-size="10pt" style:font-size-asian="10pt" style:font-size-complex="10pt"/>
    </style:style>
    <style:style style:name="P6862" style:parent-style-name="Normal" style:family="paragraph">
      <style:text-properties fo:font-size="10pt" style:font-size-asian="10pt" style:font-size-complex="10pt"/>
    </style:style>
    <style:style style:name="P6863" style:parent-style-name="Normal" style:family="paragraph">
      <style:text-properties fo:font-size="10pt" style:font-size-asian="10pt" style:font-size-complex="10pt"/>
    </style:style>
    <style:style style:name="P6864" style:parent-style-name="Normal" style:family="paragraph">
      <style:text-properties fo:font-size="10pt" style:font-size-asian="10pt" style:font-size-complex="10pt"/>
    </style:style>
    <style:style style:name="P6865" style:parent-style-name="Normal" style:family="paragraph">
      <style:text-properties fo:font-size="10pt" style:font-size-asian="10pt" style:font-size-complex="10pt"/>
    </style:style>
    <style:style style:name="P6866" style:parent-style-name="Normal" style:family="paragraph">
      <style:text-properties fo:font-size="10pt" style:font-size-asian="10pt" style:font-size-complex="10pt"/>
    </style:style>
    <style:style style:name="P6867" style:parent-style-name="Normal" style:family="paragraph">
      <style:text-properties fo:font-size="10pt" style:font-size-asian="10pt" style:font-size-complex="10pt"/>
    </style:style>
    <style:style style:name="P6868" style:parent-style-name="Normal" style:family="paragraph">
      <style:text-properties fo:font-size="10pt" style:font-size-asian="10pt" style:font-size-complex="10pt"/>
    </style:style>
    <style:style style:name="P6869" style:parent-style-name="Normal" style:family="paragraph">
      <style:text-properties fo:font-size="10pt" style:font-size-asian="10pt" style:font-size-complex="10pt"/>
    </style:style>
    <style:style style:name="P6870" style:parent-style-name="Normal" style:family="paragraph">
      <style:text-properties fo:font-size="10pt" style:font-size-asian="10pt" style:font-size-complex="10pt"/>
    </style:style>
    <style:style style:name="P6871" style:parent-style-name="Normal" style:family="paragraph">
      <style:text-properties fo:font-size="10pt" style:font-size-asian="10pt" style:font-size-complex="10pt"/>
    </style:style>
    <style:style style:name="P6872" style:parent-style-name="Normal" style:family="paragraph">
      <style:text-properties fo:font-size="10pt" style:font-size-asian="10pt" style:font-size-complex="10pt"/>
    </style:style>
    <style:style style:name="P6873" style:parent-style-name="Normal" style:family="paragraph">
      <style:text-properties fo:font-size="10pt" style:font-size-asian="10pt" style:font-size-complex="10pt"/>
    </style:style>
    <style:style style:name="P6874" style:parent-style-name="Normal" style:family="paragraph">
      <style:text-properties fo:font-size="10pt" style:font-size-asian="10pt" style:font-size-complex="10pt"/>
    </style:style>
    <style:style style:name="P6875" style:parent-style-name="Normal" style:family="paragraph">
      <style:text-properties fo:font-size="10pt" style:font-size-asian="10pt" style:font-size-complex="10pt"/>
    </style:style>
    <style:style style:name="P6876" style:parent-style-name="Normal" style:family="paragraph">
      <style:text-properties fo:font-size="10pt" style:font-size-asian="10pt" style:font-size-complex="10pt"/>
    </style:style>
    <style:style style:name="P6877" style:parent-style-name="Normal" style:family="paragraph">
      <style:text-properties fo:font-size="10pt" style:font-size-asian="10pt" style:font-size-complex="10pt"/>
    </style:style>
    <style:style style:name="P6878" style:parent-style-name="Normal" style:family="paragraph">
      <style:text-properties fo:font-size="10pt" style:font-size-asian="10pt" style:font-size-complex="10pt"/>
    </style:style>
    <style:style style:name="P6879" style:parent-style-name="Normal" style:family="paragraph">
      <style:text-properties fo:font-size="10pt" style:font-size-asian="10pt" style:font-size-complex="10pt"/>
    </style:style>
    <style:style style:name="P6880" style:parent-style-name="Normal" style:family="paragraph">
      <style:text-properties fo:font-size="10pt" style:font-size-asian="10pt" style:font-size-complex="10pt"/>
    </style:style>
    <style:style style:name="P6881" style:parent-style-name="Normal" style:family="paragraph">
      <style:text-properties fo:font-size="10pt" style:font-size-asian="10pt" style:font-size-complex="10pt"/>
    </style:style>
    <style:style style:name="P6882" style:parent-style-name="Normal" style:family="paragraph">
      <style:text-properties fo:font-size="10pt" style:font-size-asian="10pt" style:font-size-complex="10pt"/>
    </style:style>
    <style:style style:name="P6883" style:parent-style-name="Normal" style:family="paragraph">
      <style:text-properties fo:font-size="10pt" style:font-size-asian="10pt" style:font-size-complex="10pt"/>
    </style:style>
    <style:style style:name="P6884" style:parent-style-name="Normal" style:family="paragraph">
      <style:text-properties fo:font-size="10pt" style:font-size-asian="10pt" style:font-size-complex="10pt"/>
    </style:style>
    <style:style style:name="P6885" style:parent-style-name="Normal" style:family="paragraph">
      <style:text-properties fo:font-size="10pt" style:font-size-asian="10pt" style:font-size-complex="10pt"/>
    </style:style>
    <style:style style:name="P6886" style:parent-style-name="Normal" style:family="paragraph">
      <style:text-properties fo:font-size="10pt" style:font-size-asian="10pt" style:font-size-complex="10pt"/>
    </style:style>
    <style:style style:name="P6887" style:parent-style-name="Normal" style:family="paragraph">
      <style:text-properties fo:font-size="10pt" style:font-size-asian="10pt" style:font-size-complex="10pt"/>
    </style:style>
    <style:style style:name="P6888" style:parent-style-name="Normal" style:family="paragraph">
      <style:text-properties fo:font-size="10pt" style:font-size-asian="10pt" style:font-size-complex="10pt"/>
    </style:style>
    <style:style style:name="P6889" style:parent-style-name="Normal" style:family="paragraph">
      <style:text-properties fo:font-size="10pt" style:font-size-asian="10pt" style:font-size-complex="10pt"/>
    </style:style>
    <style:style style:name="P6890" style:parent-style-name="Normal" style:family="paragraph">
      <style:text-properties fo:font-size="10pt" style:font-size-asian="10pt" style:font-size-complex="10pt"/>
    </style:style>
    <style:style style:name="P6891" style:parent-style-name="Normal" style:family="paragraph">
      <style:text-properties fo:font-size="10pt" style:font-size-asian="10pt" style:font-size-complex="10pt"/>
    </style:style>
    <style:style style:name="P6892" style:parent-style-name="Normal" style:family="paragraph">
      <style:text-properties fo:font-size="10pt" style:font-size-asian="10pt" style:font-size-complex="10pt"/>
    </style:style>
    <style:style style:name="P6893" style:parent-style-name="Normal" style:family="paragraph">
      <style:text-properties fo:font-size="10pt" style:font-size-asian="10pt" style:font-size-complex="10pt"/>
    </style:style>
    <style:style style:name="P6894" style:parent-style-name="Normal" style:family="paragraph">
      <style:text-properties fo:font-size="10pt" style:font-size-asian="10pt" style:font-size-complex="10pt"/>
    </style:style>
    <style:style style:name="P6895" style:parent-style-name="Normal" style:family="paragraph">
      <style:text-properties fo:font-size="10pt" style:font-size-asian="10pt" style:font-size-complex="10pt"/>
    </style:style>
    <style:style style:name="P6896" style:parent-style-name="Normal" style:family="paragraph">
      <style:text-properties fo:font-size="10pt" style:font-size-asian="10pt" style:font-size-complex="10pt"/>
    </style:style>
    <style:style style:name="P6897" style:parent-style-name="Normal" style:family="paragraph">
      <style:text-properties fo:font-size="10pt" style:font-size-asian="10pt" style:font-size-complex="10pt"/>
    </style:style>
    <style:style style:name="P6898" style:parent-style-name="Normal" style:family="paragraph">
      <style:text-properties fo:font-size="10pt" style:font-size-asian="10pt" style:font-size-complex="10pt"/>
    </style:style>
    <style:style style:name="P6899" style:parent-style-name="Normal" style:family="paragraph">
      <style:text-properties fo:font-size="10pt" style:font-size-asian="10pt" style:font-size-complex="10pt"/>
    </style:style>
    <style:style style:name="P6900" style:parent-style-name="Normal" style:family="paragraph">
      <style:text-properties fo:font-size="10pt" style:font-size-asian="10pt" style:font-size-complex="10pt"/>
    </style:style>
    <style:style style:name="P6901" style:parent-style-name="Normal" style:family="paragraph">
      <style:text-properties fo:font-size="10pt" style:font-size-asian="10pt" style:font-size-complex="10pt"/>
    </style:style>
    <style:style style:name="P6902" style:parent-style-name="Normal" style:family="paragraph">
      <style:text-properties fo:font-size="10pt" style:font-size-asian="10pt" style:font-size-complex="10pt"/>
    </style:style>
    <style:style style:name="P6903" style:parent-style-name="Normal" style:family="paragraph">
      <style:text-properties fo:font-size="10pt" style:font-size-asian="10pt" style:font-size-complex="10pt"/>
    </style:style>
    <style:style style:name="P6904" style:parent-style-name="Normal" style:family="paragraph">
      <style:text-properties fo:font-size="10pt" style:font-size-asian="10pt" style:font-size-complex="10pt"/>
    </style:style>
    <style:style style:name="P6905" style:parent-style-name="Normal" style:family="paragraph">
      <style:text-properties fo:font-size="10pt" style:font-size-asian="10pt" style:font-size-complex="10pt"/>
    </style:style>
    <style:style style:name="P6906" style:parent-style-name="Normal" style:family="paragraph">
      <style:text-properties fo:font-size="10pt" style:font-size-asian="10pt" style:font-size-complex="10pt"/>
    </style:style>
    <style:style style:name="P6907" style:parent-style-name="Normal" style:family="paragraph">
      <style:text-properties fo:font-size="10pt" style:font-size-asian="10pt" style:font-size-complex="10pt"/>
    </style:style>
    <style:style style:name="P6908" style:parent-style-name="Normal" style:family="paragraph">
      <style:text-properties fo:font-size="10pt" style:font-size-asian="10pt" style:font-size-complex="10pt"/>
    </style:style>
    <style:style style:name="P6909" style:parent-style-name="Normal" style:family="paragraph">
      <style:text-properties fo:font-size="10pt" style:font-size-asian="10pt" style:font-size-complex="10pt"/>
    </style:style>
    <style:style style:name="P6910" style:parent-style-name="Normal" style:family="paragraph">
      <style:text-properties fo:font-size="10pt" style:font-size-asian="10pt" style:font-size-complex="10pt"/>
    </style:style>
    <style:style style:name="P6911" style:parent-style-name="Normal" style:family="paragraph">
      <style:text-properties fo:font-size="10pt" style:font-size-asian="10pt" style:font-size-complex="10pt"/>
    </style:style>
    <style:style style:name="P6912" style:parent-style-name="Normal" style:family="paragraph">
      <style:text-properties fo:font-size="10pt" style:font-size-asian="10pt" style:font-size-complex="10pt"/>
    </style:style>
    <style:style style:name="P6913" style:parent-style-name="Normal" style:family="paragraph">
      <style:text-properties fo:font-size="10pt" style:font-size-asian="10pt" style:font-size-complex="10pt"/>
    </style:style>
    <style:style style:name="P6914" style:parent-style-name="Normal" style:family="paragraph">
      <style:text-properties fo:font-size="10pt" style:font-size-asian="10pt" style:font-size-complex="10pt"/>
    </style:style>
    <style:style style:name="P6915" style:parent-style-name="Normal" style:family="paragraph">
      <style:text-properties fo:font-size="10pt" style:font-size-asian="10pt" style:font-size-complex="10pt"/>
    </style:style>
    <style:style style:name="P6916" style:parent-style-name="Normal" style:family="paragraph">
      <style:text-properties fo:font-size="10pt" style:font-size-asian="10pt" style:font-size-complex="10pt"/>
    </style:style>
    <style:style style:name="P6917" style:parent-style-name="Normal" style:family="paragraph">
      <style:text-properties fo:font-size="10pt" style:font-size-asian="10pt" style:font-size-complex="10pt"/>
    </style:style>
    <style:style style:name="P6918" style:parent-style-name="Normal" style:family="paragraph">
      <style:text-properties fo:font-size="10pt" style:font-size-asian="10pt" style:font-size-complex="10pt"/>
    </style:style>
    <style:style style:name="P6919" style:parent-style-name="Normal" style:family="paragraph">
      <style:text-properties fo:font-size="10pt" style:font-size-asian="10pt" style:font-size-complex="10pt"/>
    </style:style>
    <style:style style:name="P6920" style:parent-style-name="Normal" style:family="paragraph">
      <style:text-properties fo:font-size="10pt" style:font-size-asian="10pt" style:font-size-complex="10pt"/>
    </style:style>
    <style:style style:name="P6921" style:parent-style-name="Normal" style:family="paragraph">
      <style:text-properties fo:font-size="10pt" style:font-size-asian="10pt" style:font-size-complex="10pt"/>
    </style:style>
    <style:style style:name="P6922" style:parent-style-name="Normal" style:family="paragraph">
      <style:text-properties fo:font-size="10pt" style:font-size-asian="10pt" style:font-size-complex="10pt"/>
    </style:style>
    <style:style style:name="P6923" style:parent-style-name="Normal" style:family="paragraph">
      <style:text-properties fo:font-size="10pt" style:font-size-asian="10pt" style:font-size-complex="10pt"/>
    </style:style>
    <style:style style:name="P6924" style:parent-style-name="Normal" style:family="paragraph">
      <style:text-properties fo:font-size="10pt" style:font-size-asian="10pt" style:font-size-complex="10pt"/>
    </style:style>
    <style:style style:name="P6925" style:parent-style-name="Normal" style:family="paragraph">
      <style:text-properties fo:font-size="10pt" style:font-size-asian="10pt" style:font-size-complex="10pt"/>
    </style:style>
    <style:style style:name="P6926" style:parent-style-name="Normal" style:family="paragraph">
      <style:text-properties fo:font-size="10pt" style:font-size-asian="10pt" style:font-size-complex="10pt"/>
    </style:style>
    <style:style style:name="P6927" style:parent-style-name="Normal" style:family="paragraph">
      <style:text-properties fo:font-size="10pt" style:font-size-asian="10pt" style:font-size-complex="10pt"/>
    </style:style>
    <style:style style:name="P6928" style:parent-style-name="Normal" style:family="paragraph">
      <style:text-properties fo:font-size="10pt" style:font-size-asian="10pt" style:font-size-complex="10pt"/>
    </style:style>
    <style:style style:name="P6929" style:parent-style-name="Normal" style:family="paragraph">
      <style:text-properties fo:font-size="10pt" style:font-size-asian="10pt" style:font-size-complex="10pt"/>
    </style:style>
    <style:style style:name="P6930" style:parent-style-name="Normal" style:family="paragraph">
      <style:text-properties fo:font-size="10pt" style:font-size-asian="10pt" style:font-size-complex="10pt"/>
    </style:style>
    <style:style style:name="P6931" style:parent-style-name="Normal" style:family="paragraph">
      <style:text-properties fo:font-size="10pt" style:font-size-asian="10pt" style:font-size-complex="10pt"/>
    </style:style>
    <style:style style:name="P6932" style:parent-style-name="Normal" style:family="paragraph">
      <style:text-properties fo:font-size="10pt" style:font-size-asian="10pt" style:font-size-complex="10pt"/>
    </style:style>
    <style:style style:name="P6933" style:parent-style-name="Normal" style:family="paragraph">
      <style:text-properties fo:font-size="10pt" style:font-size-asian="10pt" style:font-size-complex="10pt"/>
    </style:style>
    <style:style style:name="P6934" style:parent-style-name="Normal" style:family="paragraph">
      <style:text-properties fo:font-size="10pt" style:font-size-asian="10pt" style:font-size-complex="10pt"/>
    </style:style>
    <style:style style:name="P6935" style:parent-style-name="Normal" style:family="paragraph">
      <style:text-properties fo:font-size="10pt" style:font-size-asian="10pt" style:font-size-complex="10pt"/>
    </style:style>
    <style:style style:name="P6936" style:parent-style-name="Normal" style:family="paragraph">
      <style:text-properties fo:font-size="10pt" style:font-size-asian="10pt" style:font-size-complex="10pt"/>
    </style:style>
    <style:style style:name="P6937" style:parent-style-name="Normal" style:family="paragraph">
      <style:text-properties fo:font-size="10pt" style:font-size-asian="10pt" style:font-size-complex="10pt"/>
    </style:style>
    <style:style style:name="P6938" style:parent-style-name="Normal" style:family="paragraph">
      <style:text-properties fo:font-size="10pt" style:font-size-asian="10pt" style:font-size-complex="10pt"/>
    </style:style>
    <style:style style:name="P6939" style:parent-style-name="Normal" style:family="paragraph">
      <style:text-properties fo:font-size="10pt" style:font-size-asian="10pt" style:font-size-complex="10pt"/>
    </style:style>
    <style:style style:name="P6940" style:parent-style-name="Normal" style:family="paragraph">
      <style:text-properties fo:font-size="10pt" style:font-size-asian="10pt" style:font-size-complex="10pt"/>
    </style:style>
    <style:style style:name="P6941" style:parent-style-name="Normal" style:family="paragraph">
      <style:text-properties fo:font-size="10pt" style:font-size-asian="10pt" style:font-size-complex="10pt"/>
    </style:style>
    <style:style style:name="P6942" style:parent-style-name="Normal" style:family="paragraph">
      <style:text-properties fo:font-size="10pt" style:font-size-asian="10pt" style:font-size-complex="10pt"/>
    </style:style>
    <style:style style:name="P6943" style:parent-style-name="Normal" style:family="paragraph">
      <style:text-properties fo:font-size="10pt" style:font-size-asian="10pt" style:font-size-complex="10pt"/>
    </style:style>
    <style:style style:name="P6944" style:parent-style-name="Normal" style:family="paragraph">
      <style:text-properties fo:font-size="10pt" style:font-size-asian="10pt" style:font-size-complex="10pt"/>
    </style:style>
    <style:style style:name="P6945" style:parent-style-name="Normal" style:family="paragraph">
      <style:text-properties fo:font-size="10pt" style:font-size-asian="10pt" style:font-size-complex="10pt"/>
    </style:style>
    <style:style style:name="P6946" style:parent-style-name="Normal" style:family="paragraph">
      <style:text-properties fo:font-size="10pt" style:font-size-asian="10pt" style:font-size-complex="10pt"/>
    </style:style>
    <style:style style:name="P6947" style:parent-style-name="Normal" style:family="paragraph">
      <style:text-properties fo:font-size="10pt" style:font-size-asian="10pt" style:font-size-complex="10pt"/>
    </style:style>
    <style:style style:name="P6948" style:parent-style-name="Normal" style:family="paragraph">
      <style:text-properties fo:font-size="10pt" style:font-size-asian="10pt" style:font-size-complex="10pt"/>
    </style:style>
    <style:style style:name="P6949" style:parent-style-name="Normal" style:family="paragraph">
      <style:text-properties fo:font-size="10pt" style:font-size-asian="10pt" style:font-size-complex="10pt"/>
    </style:style>
    <style:style style:name="P6950" style:parent-style-name="Normal" style:family="paragraph">
      <style:text-properties fo:font-size="10pt" style:font-size-asian="10pt" style:font-size-complex="10pt"/>
    </style:style>
    <style:style style:name="P6951" style:parent-style-name="Normal" style:family="paragraph">
      <style:text-properties fo:font-size="10pt" style:font-size-asian="10pt" style:font-size-complex="10pt"/>
    </style:style>
    <style:style style:name="P6952" style:parent-style-name="Normal" style:family="paragraph">
      <style:text-properties fo:font-size="10pt" style:font-size-asian="10pt" style:font-size-complex="10pt"/>
    </style:style>
    <style:style style:name="P6953" style:parent-style-name="Normal" style:family="paragraph">
      <style:text-properties fo:font-size="10pt" style:font-size-asian="10pt" style:font-size-complex="10pt"/>
    </style:style>
    <style:style style:name="P6954" style:parent-style-name="Normal" style:family="paragraph">
      <style:text-properties fo:font-size="10pt" style:font-size-asian="10pt" style:font-size-complex="10pt"/>
    </style:style>
    <style:style style:name="P6955" style:parent-style-name="Normal" style:family="paragraph">
      <style:text-properties fo:font-size="10pt" style:font-size-asian="10pt" style:font-size-complex="10pt"/>
    </style:style>
    <style:style style:name="P6956" style:parent-style-name="Normal" style:family="paragraph">
      <style:text-properties fo:font-size="10pt" style:font-size-asian="10pt" style:font-size-complex="10pt"/>
    </style:style>
    <style:style style:name="P6957" style:parent-style-name="Normal" style:family="paragraph">
      <style:text-properties fo:font-size="10pt" style:font-size-asian="10pt" style:font-size-complex="10pt"/>
    </style:style>
    <style:style style:name="P6958" style:parent-style-name="Normal" style:family="paragraph">
      <style:text-properties fo:font-size="10pt" style:font-size-asian="10pt" style:font-size-complex="10pt"/>
    </style:style>
    <style:style style:name="P6959" style:parent-style-name="Normal" style:family="paragraph">
      <style:text-properties fo:font-size="10pt" style:font-size-asian="10pt" style:font-size-complex="10pt"/>
    </style:style>
    <style:style style:name="P6960" style:parent-style-name="Normal" style:family="paragraph">
      <style:text-properties fo:font-size="10pt" style:font-size-asian="10pt" style:font-size-complex="10pt"/>
    </style:style>
    <style:style style:name="P6961" style:parent-style-name="Normal" style:family="paragraph">
      <style:text-properties fo:font-size="10pt" style:font-size-asian="10pt" style:font-size-complex="10pt"/>
    </style:style>
    <style:style style:name="P6962" style:parent-style-name="Normal" style:family="paragraph">
      <style:text-properties fo:font-size="10pt" style:font-size-asian="10pt" style:font-size-complex="10pt"/>
    </style:style>
    <style:style style:name="P6963" style:parent-style-name="Normal" style:family="paragraph">
      <style:text-properties fo:font-size="10pt" style:font-size-asian="10pt" style:font-size-complex="10pt"/>
    </style:style>
    <style:style style:name="P6964" style:parent-style-name="Normal" style:family="paragraph">
      <style:text-properties fo:font-size="10pt" style:font-size-asian="10pt" style:font-size-complex="10pt"/>
    </style:style>
    <style:style style:name="P6965" style:parent-style-name="Normal" style:family="paragraph">
      <style:text-properties fo:font-size="10pt" style:font-size-asian="10pt" style:font-size-complex="10pt"/>
    </style:style>
    <style:style style:name="P6966" style:parent-style-name="Normal" style:family="paragraph">
      <style:text-properties fo:font-size="10pt" style:font-size-asian="10pt" style:font-size-complex="10pt"/>
    </style:style>
    <style:style style:name="P6967" style:parent-style-name="Normal" style:family="paragraph">
      <style:text-properties fo:font-size="10pt" style:font-size-asian="10pt" style:font-size-complex="10pt"/>
    </style:style>
    <style:style style:name="P6968" style:parent-style-name="Normal" style:family="paragraph">
      <style:text-properties fo:font-size="10pt" style:font-size-asian="10pt" style:font-size-complex="10pt"/>
    </style:style>
    <style:style style:name="P6969" style:parent-style-name="Normal" style:family="paragraph">
      <style:text-properties fo:font-size="10pt" style:font-size-asian="10pt" style:font-size-complex="10pt"/>
    </style:style>
    <style:style style:name="P6970" style:parent-style-name="Normal" style:family="paragraph">
      <style:text-properties fo:font-size="10pt" style:font-size-asian="10pt" style:font-size-complex="10pt"/>
    </style:style>
    <style:style style:name="P6971" style:parent-style-name="Normal" style:family="paragraph">
      <style:text-properties fo:font-size="10pt" style:font-size-asian="10pt" style:font-size-complex="10pt"/>
    </style:style>
    <style:style style:name="P6972" style:parent-style-name="Normal" style:family="paragraph">
      <style:text-properties fo:font-size="10pt" style:font-size-asian="10pt" style:font-size-complex="10pt"/>
    </style:style>
    <style:style style:name="P6973" style:parent-style-name="Normal" style:family="paragraph">
      <style:text-properties fo:font-size="10pt" style:font-size-asian="10pt" style:font-size-complex="10pt"/>
    </style:style>
    <style:style style:name="P6974" style:parent-style-name="Normal" style:family="paragraph">
      <style:text-properties fo:font-size="10pt" style:font-size-asian="10pt" style:font-size-complex="10pt"/>
    </style:style>
    <style:style style:name="P6975" style:parent-style-name="Normal" style:family="paragraph">
      <style:text-properties fo:font-size="10pt" style:font-size-asian="10pt" style:font-size-complex="10pt"/>
    </style:style>
    <style:style style:name="P6976" style:parent-style-name="Normal" style:family="paragraph">
      <style:text-properties fo:font-size="10pt" style:font-size-asian="10pt" style:font-size-complex="10pt"/>
    </style:style>
    <style:style style:name="P6977" style:parent-style-name="Normal" style:family="paragraph">
      <style:text-properties fo:font-size="10pt" style:font-size-asian="10pt" style:font-size-complex="10pt"/>
    </style:style>
    <style:style style:name="P6978" style:parent-style-name="Normal" style:family="paragraph">
      <style:text-properties fo:font-size="10pt" style:font-size-asian="10pt" style:font-size-complex="10pt"/>
    </style:style>
    <style:style style:name="P6979" style:parent-style-name="Normal" style:family="paragraph">
      <style:text-properties fo:font-size="10pt" style:font-size-asian="10pt" style:font-size-complex="10pt"/>
    </style:style>
    <style:style style:name="P6980" style:parent-style-name="Normal" style:family="paragraph">
      <style:text-properties fo:font-size="10pt" style:font-size-asian="10pt" style:font-size-complex="10pt"/>
    </style:style>
    <style:style style:name="P6981" style:parent-style-name="Normal" style:family="paragraph">
      <style:text-properties fo:font-size="10pt" style:font-size-asian="10pt" style:font-size-complex="10pt"/>
    </style:style>
    <style:style style:name="P6982" style:parent-style-name="Normal" style:family="paragraph">
      <style:text-properties fo:font-size="10pt" style:font-size-asian="10pt" style:font-size-complex="10pt"/>
    </style:style>
    <style:style style:name="P6983" style:parent-style-name="Normal" style:family="paragraph">
      <style:text-properties fo:font-size="10pt" style:font-size-asian="10pt" style:font-size-complex="10pt"/>
    </style:style>
    <style:style style:name="P6984" style:parent-style-name="Normal" style:family="paragraph">
      <style:text-properties fo:font-size="10pt" style:font-size-asian="10pt" style:font-size-complex="10pt"/>
    </style:style>
    <style:style style:name="P6985" style:parent-style-name="Normal" style:family="paragraph">
      <style:text-properties fo:font-size="10pt" style:font-size-asian="10pt" style:font-size-complex="10pt"/>
    </style:style>
    <style:style style:name="P6986" style:parent-style-name="Normal" style:family="paragraph">
      <style:text-properties fo:font-size="10pt" style:font-size-asian="10pt" style:font-size-complex="10pt"/>
    </style:style>
    <style:style style:name="P6987" style:parent-style-name="Normal" style:family="paragraph">
      <style:text-properties fo:font-size="10pt" style:font-size-asian="10pt" style:font-size-complex="10pt"/>
    </style:style>
    <style:style style:name="P6988" style:parent-style-name="Normal" style:family="paragraph">
      <style:text-properties fo:font-size="10pt" style:font-size-asian="10pt" style:font-size-complex="10pt"/>
    </style:style>
    <style:style style:name="P6989" style:parent-style-name="Normal" style:family="paragraph">
      <style:text-properties fo:font-size="10pt" style:font-size-asian="10pt" style:font-size-complex="10pt"/>
    </style:style>
    <style:style style:name="P6990" style:parent-style-name="Normal" style:family="paragraph">
      <style:text-properties fo:font-size="10pt" style:font-size-asian="10pt" style:font-size-complex="10pt"/>
    </style:style>
    <style:style style:name="P6991" style:parent-style-name="Normal" style:family="paragraph">
      <style:text-properties fo:font-size="10pt" style:font-size-asian="10pt" style:font-size-complex="10pt"/>
    </style:style>
    <style:style style:name="P6992" style:parent-style-name="Normal" style:family="paragraph">
      <style:text-properties fo:font-size="10pt" style:font-size-asian="10pt" style:font-size-complex="10pt"/>
    </style:style>
    <style:style style:name="P6993" style:parent-style-name="Normal" style:family="paragraph">
      <style:text-properties fo:font-size="10pt" style:font-size-asian="10pt" style:font-size-complex="10pt"/>
    </style:style>
    <style:style style:name="P6994" style:parent-style-name="Normal" style:family="paragraph">
      <style:text-properties fo:font-size="10pt" style:font-size-asian="10pt" style:font-size-complex="10pt"/>
    </style:style>
    <style:style style:name="P6995" style:parent-style-name="Normal" style:family="paragraph">
      <style:text-properties fo:font-size="10pt" style:font-size-asian="10pt" style:font-size-complex="10pt"/>
    </style:style>
    <style:style style:name="P6996" style:parent-style-name="Normal" style:family="paragraph">
      <style:text-properties fo:font-size="10pt" style:font-size-asian="10pt" style:font-size-complex="10pt"/>
    </style:style>
    <style:style style:name="P6997" style:parent-style-name="Normal" style:family="paragraph">
      <style:text-properties fo:font-size="10pt" style:font-size-asian="10pt" style:font-size-complex="10pt"/>
    </style:style>
    <style:style style:name="P6998" style:parent-style-name="Normal" style:family="paragraph">
      <style:text-properties fo:font-size="10pt" style:font-size-asian="10pt" style:font-size-complex="10pt"/>
    </style:style>
    <style:style style:name="P6999" style:parent-style-name="Normal" style:family="paragraph">
      <style:text-properties fo:font-size="10pt" style:font-size-asian="10pt" style:font-size-complex="10pt"/>
    </style:style>
    <style:style style:name="P7000" style:parent-style-name="Normal" style:family="paragraph">
      <style:text-properties fo:font-size="10pt" style:font-size-asian="10pt" style:font-size-complex="10pt"/>
    </style:style>
    <style:style style:name="P7001" style:parent-style-name="Normal" style:family="paragraph">
      <style:text-properties fo:font-size="10pt" style:font-size-asian="10pt" style:font-size-complex="10pt"/>
    </style:style>
    <style:style style:name="P7002" style:parent-style-name="Normal" style:family="paragraph">
      <style:text-properties fo:font-size="10pt" style:font-size-asian="10pt" style:font-size-complex="10pt"/>
    </style:style>
    <style:style style:name="P7003" style:parent-style-name="Normal" style:family="paragraph">
      <style:text-properties fo:font-size="10pt" style:font-size-asian="10pt" style:font-size-complex="10pt"/>
    </style:style>
    <style:style style:name="P7004" style:parent-style-name="Normal" style:family="paragraph">
      <style:text-properties fo:font-size="10pt" style:font-size-asian="10pt" style:font-size-complex="10pt"/>
    </style:style>
    <style:style style:name="P7005" style:parent-style-name="Normal" style:family="paragraph">
      <style:text-properties fo:font-size="10pt" style:font-size-asian="10pt" style:font-size-complex="10pt"/>
    </style:style>
    <style:style style:name="P7006" style:parent-style-name="Normal" style:family="paragraph">
      <style:text-properties fo:font-size="10pt" style:font-size-asian="10pt" style:font-size-complex="10pt"/>
    </style:style>
    <style:style style:name="P7007" style:parent-style-name="Normal" style:family="paragraph">
      <style:text-properties fo:font-size="10pt" style:font-size-asian="10pt" style:font-size-complex="10pt"/>
    </style:style>
    <style:style style:name="P7008" style:parent-style-name="Normal" style:family="paragraph">
      <style:text-properties fo:font-size="10pt" style:font-size-asian="10pt" style:font-size-complex="10pt"/>
    </style:style>
    <style:style style:name="P7009" style:parent-style-name="Normal" style:family="paragraph">
      <style:text-properties fo:font-size="10pt" style:font-size-asian="10pt" style:font-size-complex="10pt"/>
    </style:style>
    <style:style style:name="P7010" style:parent-style-name="Normal" style:family="paragraph">
      <style:text-properties fo:font-size="10pt" style:font-size-asian="10pt" style:font-size-complex="10pt"/>
    </style:style>
    <style:style style:name="P7011" style:parent-style-name="Normal" style:family="paragraph">
      <style:text-properties fo:font-size="10pt" style:font-size-asian="10pt" style:font-size-complex="10pt"/>
    </style:style>
    <style:style style:name="P7012" style:parent-style-name="Normal" style:family="paragraph">
      <style:text-properties fo:font-size="10pt" style:font-size-asian="10pt" style:font-size-complex="10pt"/>
    </style:style>
    <style:style style:name="P7013" style:parent-style-name="Normal" style:family="paragraph">
      <style:text-properties fo:font-size="10pt" style:font-size-asian="10pt" style:font-size-complex="10pt"/>
    </style:style>
    <style:style style:name="P7014" style:parent-style-name="Normal" style:family="paragraph">
      <style:text-properties fo:font-size="10pt" style:font-size-asian="10pt" style:font-size-complex="10pt"/>
    </style:style>
    <style:style style:name="P7015" style:parent-style-name="Normal" style:family="paragraph">
      <style:text-properties fo:font-size="10pt" style:font-size-asian="10pt" style:font-size-complex="10pt"/>
    </style:style>
    <style:style style:name="P7016" style:parent-style-name="Normal" style:family="paragraph">
      <style:text-properties fo:font-size="10pt" style:font-size-asian="10pt" style:font-size-complex="10pt"/>
    </style:style>
    <style:style style:name="P7017" style:parent-style-name="Normal" style:family="paragraph">
      <style:text-properties fo:font-size="10pt" style:font-size-asian="10pt" style:font-size-complex="10pt"/>
    </style:style>
    <style:style style:name="P7018" style:parent-style-name="Normal" style:family="paragraph">
      <style:text-properties fo:font-size="10pt" style:font-size-asian="10pt" style:font-size-complex="10pt"/>
    </style:style>
    <style:style style:name="P7019" style:parent-style-name="Normal" style:family="paragraph">
      <style:text-properties fo:font-size="10pt" style:font-size-asian="10pt" style:font-size-complex="10pt"/>
    </style:style>
    <style:style style:name="P7020" style:parent-style-name="Normal" style:family="paragraph">
      <style:text-properties fo:font-size="10pt" style:font-size-asian="10pt" style:font-size-complex="10pt"/>
    </style:style>
    <style:style style:name="P7021" style:parent-style-name="Normal" style:family="paragraph">
      <style:text-properties fo:font-size="10pt" style:font-size-asian="10pt" style:font-size-complex="10pt"/>
    </style:style>
    <style:style style:name="P7022" style:parent-style-name="Normal" style:family="paragraph">
      <style:text-properties fo:font-size="10pt" style:font-size-asian="10pt" style:font-size-complex="10pt"/>
    </style:style>
    <style:style style:name="P7023" style:parent-style-name="Normal" style:family="paragraph">
      <style:text-properties fo:font-size="10pt" style:font-size-asian="10pt" style:font-size-complex="10pt"/>
    </style:style>
    <style:style style:name="P7024" style:parent-style-name="Normal" style:family="paragraph">
      <style:text-properties fo:font-size="10pt" style:font-size-asian="10pt" style:font-size-complex="10pt"/>
    </style:style>
    <style:style style:name="P7025" style:parent-style-name="Normal" style:family="paragraph">
      <style:text-properties fo:font-size="10pt" style:font-size-asian="10pt" style:font-size-complex="10pt"/>
    </style:style>
    <style:style style:name="P7026" style:parent-style-name="Normal" style:family="paragraph">
      <style:text-properties fo:font-size="10pt" style:font-size-asian="10pt" style:font-size-complex="10pt"/>
    </style:style>
    <style:style style:name="P7027" style:parent-style-name="Normal" style:family="paragraph">
      <style:text-properties fo:font-size="10pt" style:font-size-asian="10pt" style:font-size-complex="10pt"/>
    </style:style>
    <style:style style:name="P7028" style:parent-style-name="Normal" style:family="paragraph">
      <style:text-properties fo:font-size="10pt" style:font-size-asian="10pt" style:font-size-complex="10pt"/>
    </style:style>
    <style:style style:name="P7029" style:parent-style-name="Normal" style:family="paragraph">
      <style:text-properties fo:font-size="10pt" style:font-size-asian="10pt" style:font-size-complex="10pt"/>
    </style:style>
    <style:style style:name="P7030" style:parent-style-name="Normal" style:family="paragraph">
      <style:text-properties fo:font-size="10pt" style:font-size-asian="10pt" style:font-size-complex="10pt"/>
    </style:style>
    <style:style style:name="P7031" style:parent-style-name="Normal" style:family="paragraph">
      <style:text-properties fo:font-size="10pt" style:font-size-asian="10pt" style:font-size-complex="10pt"/>
    </style:style>
    <style:style style:name="P7032" style:parent-style-name="Normal" style:family="paragraph">
      <style:text-properties fo:font-size="10pt" style:font-size-asian="10pt" style:font-size-complex="10pt"/>
    </style:style>
    <style:style style:name="P7033" style:parent-style-name="Normal" style:family="paragraph">
      <style:text-properties fo:font-size="10pt" style:font-size-asian="10pt" style:font-size-complex="10pt"/>
    </style:style>
    <style:style style:name="P7034" style:parent-style-name="Normal" style:family="paragraph">
      <style:text-properties fo:font-size="10pt" style:font-size-asian="10pt" style:font-size-complex="10pt"/>
    </style:style>
    <style:style style:name="P7035" style:parent-style-name="Normal" style:family="paragraph">
      <style:text-properties fo:font-size="10pt" style:font-size-asian="10pt" style:font-size-complex="10pt"/>
    </style:style>
    <style:style style:name="P7036" style:parent-style-name="Normal" style:family="paragraph">
      <style:text-properties fo:font-size="10pt" style:font-size-asian="10pt" style:font-size-complex="10pt"/>
    </style:style>
    <style:style style:name="P7037" style:parent-style-name="Normal" style:family="paragraph">
      <style:text-properties fo:font-size="10pt" style:font-size-asian="10pt" style:font-size-complex="10pt"/>
    </style:style>
    <style:style style:name="P7038" style:parent-style-name="Normal" style:family="paragraph">
      <style:text-properties fo:font-size="10pt" style:font-size-asian="10pt" style:font-size-complex="10pt"/>
    </style:style>
    <style:style style:name="P7039" style:parent-style-name="Normal" style:family="paragraph">
      <style:text-properties fo:font-size="10pt" style:font-size-asian="10pt" style:font-size-complex="10pt"/>
    </style:style>
    <style:style style:name="P7040" style:parent-style-name="Normal" style:family="paragraph">
      <style:text-properties fo:font-size="10pt" style:font-size-asian="10pt" style:font-size-complex="10pt"/>
    </style:style>
    <style:style style:name="P7041" style:parent-style-name="Normal" style:family="paragraph">
      <style:text-properties fo:font-size="10pt" style:font-size-asian="10pt" style:font-size-complex="10pt"/>
    </style:style>
    <style:style style:name="P7042" style:parent-style-name="Normal" style:family="paragraph">
      <style:text-properties fo:font-size="10pt" style:font-size-asian="10pt" style:font-size-complex="10pt"/>
    </style:style>
    <style:style style:name="P7043" style:parent-style-name="Normal" style:family="paragraph">
      <style:text-properties fo:font-size="10pt" style:font-size-asian="10pt" style:font-size-complex="10pt"/>
    </style:style>
    <style:style style:name="P7044" style:parent-style-name="Normal" style:family="paragraph">
      <style:text-properties fo:font-size="10pt" style:font-size-asian="10pt" style:font-size-complex="10pt"/>
    </style:style>
    <style:style style:name="P7045" style:parent-style-name="Normal" style:family="paragraph">
      <style:text-properties fo:font-size="10pt" style:font-size-asian="10pt" style:font-size-complex="10pt"/>
    </style:style>
    <style:style style:name="P7046" style:parent-style-name="Normal" style:family="paragraph">
      <style:text-properties fo:font-size="10pt" style:font-size-asian="10pt" style:font-size-complex="10pt"/>
    </style:style>
    <style:style style:name="P7047" style:parent-style-name="Normal" style:family="paragraph">
      <style:text-properties fo:font-size="10pt" style:font-size-asian="10pt" style:font-size-complex="10pt"/>
    </style:style>
    <style:style style:name="P7048" style:parent-style-name="Normal" style:family="paragraph">
      <style:text-properties fo:font-size="10pt" style:font-size-asian="10pt" style:font-size-complex="10pt"/>
    </style:style>
    <style:style style:name="P7049" style:parent-style-name="Normal" style:family="paragraph">
      <style:text-properties fo:font-size="10pt" style:font-size-asian="10pt" style:font-size-complex="10pt"/>
    </style:style>
    <style:style style:name="P7050" style:parent-style-name="Normal" style:family="paragraph">
      <style:text-properties fo:font-size="10pt" style:font-size-asian="10pt" style:font-size-complex="10pt"/>
    </style:style>
    <style:style style:name="P7051" style:parent-style-name="Normal" style:family="paragraph">
      <style:text-properties fo:font-size="10pt" style:font-size-asian="10pt" style:font-size-complex="10pt"/>
    </style:style>
    <style:style style:name="P7052" style:parent-style-name="Normal" style:family="paragraph">
      <style:text-properties fo:font-size="10pt" style:font-size-asian="10pt" style:font-size-complex="10pt"/>
    </style:style>
    <style:style style:name="P7053" style:parent-style-name="Normal" style:family="paragraph">
      <style:text-properties fo:font-size="10pt" style:font-size-asian="10pt" style:font-size-complex="10pt"/>
    </style:style>
    <style:style style:name="P7054" style:parent-style-name="Normal" style:family="paragraph">
      <style:text-properties fo:font-size="10pt" style:font-size-asian="10pt" style:font-size-complex="10pt"/>
    </style:style>
    <style:style style:name="P7055" style:parent-style-name="Normal" style:family="paragraph">
      <style:text-properties fo:font-size="10pt" style:font-size-asian="10pt" style:font-size-complex="10pt"/>
    </style:style>
    <style:style style:name="P7056" style:parent-style-name="Normal" style:family="paragraph">
      <style:text-properties fo:font-size="10pt" style:font-size-asian="10pt" style:font-size-complex="10pt"/>
    </style:style>
    <style:style style:name="P7057" style:parent-style-name="Normal" style:family="paragraph">
      <style:text-properties fo:font-size="10pt" style:font-size-asian="10pt" style:font-size-complex="10pt"/>
    </style:style>
    <style:style style:name="P7058" style:parent-style-name="Normal" style:family="paragraph">
      <style:text-properties fo:font-size="10pt" style:font-size-asian="10pt" style:font-size-complex="10pt"/>
    </style:style>
    <style:style style:name="P7059" style:parent-style-name="Normal" style:family="paragraph">
      <style:text-properties fo:font-size="10pt" style:font-size-asian="10pt" style:font-size-complex="10pt"/>
    </style:style>
    <style:style style:name="P7060" style:parent-style-name="Normal" style:family="paragraph">
      <style:text-properties fo:font-size="10pt" style:font-size-asian="10pt" style:font-size-complex="10pt"/>
    </style:style>
    <style:style style:name="P7061" style:parent-style-name="Normal" style:family="paragraph">
      <style:text-properties fo:font-size="10pt" style:font-size-asian="10pt" style:font-size-complex="10pt"/>
    </style:style>
    <style:style style:name="P7062" style:parent-style-name="Normal" style:family="paragraph">
      <style:text-properties fo:font-size="10pt" style:font-size-asian="10pt" style:font-size-complex="10pt"/>
    </style:style>
    <style:style style:name="P7063" style:parent-style-name="Normal" style:family="paragraph">
      <style:text-properties fo:font-size="10pt" style:font-size-asian="10pt" style:font-size-complex="10pt"/>
    </style:style>
    <style:style style:name="P7064" style:parent-style-name="Normal" style:family="paragraph">
      <style:text-properties fo:font-size="10pt" style:font-size-asian="10pt" style:font-size-complex="10pt"/>
    </style:style>
    <style:style style:name="P7065" style:parent-style-name="Normal" style:family="paragraph">
      <style:text-properties fo:font-size="10pt" style:font-size-asian="10pt" style:font-size-complex="10pt"/>
    </style:style>
    <style:style style:name="P7066" style:parent-style-name="Normal" style:family="paragraph">
      <style:text-properties fo:font-size="10pt" style:font-size-asian="10pt" style:font-size-complex="10pt"/>
    </style:style>
    <style:style style:name="P7067" style:parent-style-name="Normal" style:family="paragraph">
      <style:text-properties fo:font-size="10pt" style:font-size-asian="10pt" style:font-size-complex="10pt"/>
    </style:style>
    <style:style style:name="P7068" style:parent-style-name="Normal" style:family="paragraph">
      <style:text-properties fo:font-size="10pt" style:font-size-asian="10pt" style:font-size-complex="10pt"/>
    </style:style>
    <style:style style:name="P7069" style:parent-style-name="Normal" style:family="paragraph">
      <style:text-properties fo:font-size="10pt" style:font-size-asian="10pt" style:font-size-complex="10pt"/>
    </style:style>
    <style:style style:name="P7070" style:parent-style-name="Normal" style:family="paragraph">
      <style:text-properties fo:font-size="10pt" style:font-size-asian="10pt" style:font-size-complex="10pt"/>
    </style:style>
    <style:style style:name="P7071" style:parent-style-name="Normal" style:family="paragraph">
      <style:text-properties fo:font-size="10pt" style:font-size-asian="10pt" style:font-size-complex="10pt"/>
    </style:style>
    <style:style style:name="P7072" style:parent-style-name="Normal" style:family="paragraph">
      <style:text-properties fo:font-size="10pt" style:font-size-asian="10pt" style:font-size-complex="10pt"/>
    </style:style>
    <style:style style:name="P7073" style:parent-style-name="Normal" style:family="paragraph">
      <style:text-properties fo:font-size="10pt" style:font-size-asian="10pt" style:font-size-complex="10pt"/>
    </style:style>
    <style:style style:name="P7074" style:parent-style-name="Normal" style:family="paragraph">
      <style:text-properties fo:font-size="10pt" style:font-size-asian="10pt" style:font-size-complex="10pt"/>
    </style:style>
    <style:style style:name="P7075" style:parent-style-name="Normal" style:family="paragraph">
      <style:text-properties fo:font-size="10pt" style:font-size-asian="10pt" style:font-size-complex="10pt"/>
    </style:style>
    <style:style style:name="P7076" style:parent-style-name="Normal" style:family="paragraph">
      <style:text-properties fo:font-size="10pt" style:font-size-asian="10pt" style:font-size-complex="10pt"/>
    </style:style>
    <style:style style:name="P7077" style:parent-style-name="Normal" style:family="paragraph">
      <style:text-properties fo:font-size="10pt" style:font-size-asian="10pt" style:font-size-complex="10pt"/>
    </style:style>
    <style:style style:name="P7078" style:parent-style-name="Normal" style:family="paragraph">
      <style:text-properties fo:font-size="10pt" style:font-size-asian="10pt" style:font-size-complex="10pt"/>
    </style:style>
    <style:style style:name="P7079" style:parent-style-name="Normal" style:family="paragraph">
      <style:text-properties fo:font-size="10pt" style:font-size-asian="10pt" style:font-size-complex="10pt"/>
    </style:style>
    <style:style style:name="P7080" style:parent-style-name="Normal" style:family="paragraph">
      <style:text-properties fo:font-size="10pt" style:font-size-asian="10pt" style:font-size-complex="10pt"/>
    </style:style>
    <style:style style:name="P7081" style:parent-style-name="Normal" style:family="paragraph">
      <style:text-properties fo:font-size="10pt" style:font-size-asian="10pt" style:font-size-complex="10pt"/>
    </style:style>
    <style:style style:name="P7082" style:parent-style-name="Normal" style:family="paragraph">
      <style:text-properties fo:font-size="10pt" style:font-size-asian="10pt" style:font-size-complex="10pt"/>
    </style:style>
    <style:style style:name="P7083" style:parent-style-name="Normal" style:family="paragraph">
      <style:text-properties fo:font-size="10pt" style:font-size-asian="10pt" style:font-size-complex="10pt"/>
    </style:style>
    <style:style style:name="P7084" style:parent-style-name="Normal" style:family="paragraph">
      <style:text-properties fo:font-size="10pt" style:font-size-asian="10pt" style:font-size-complex="10pt"/>
    </style:style>
    <style:style style:name="P7085" style:parent-style-name="Normal" style:family="paragraph">
      <style:text-properties fo:font-size="10pt" style:font-size-asian="10pt" style:font-size-complex="10pt"/>
    </style:style>
    <style:style style:name="P7086" style:parent-style-name="Normal" style:family="paragraph">
      <style:text-properties fo:font-size="10pt" style:font-size-asian="10pt" style:font-size-complex="10pt"/>
    </style:style>
    <style:style style:name="P7087" style:parent-style-name="Normal" style:family="paragraph">
      <style:text-properties fo:font-size="10pt" style:font-size-asian="10pt" style:font-size-complex="10pt"/>
    </style:style>
    <style:style style:name="P7088" style:parent-style-name="Normal" style:family="paragraph">
      <style:text-properties fo:font-size="10pt" style:font-size-asian="10pt" style:font-size-complex="10pt"/>
    </style:style>
    <style:style style:name="P7089" style:parent-style-name="Normal" style:family="paragraph">
      <style:text-properties fo:font-size="10pt" style:font-size-asian="10pt" style:font-size-complex="10pt"/>
    </style:style>
    <style:style style:name="P7090" style:parent-style-name="Normal" style:family="paragraph">
      <style:text-properties fo:font-size="10pt" style:font-size-asian="10pt" style:font-size-complex="10pt"/>
    </style:style>
    <style:style style:name="P7091" style:parent-style-name="Normal" style:family="paragraph">
      <style:text-properties fo:font-size="10pt" style:font-size-asian="10pt" style:font-size-complex="10pt"/>
    </style:style>
    <style:style style:name="P7092" style:parent-style-name="Normal" style:family="paragraph">
      <style:text-properties fo:font-size="10pt" style:font-size-asian="10pt" style:font-size-complex="10pt"/>
    </style:style>
    <style:style style:name="P7093" style:parent-style-name="Normal" style:family="paragraph">
      <style:text-properties fo:font-size="10pt" style:font-size-asian="10pt" style:font-size-complex="10pt"/>
    </style:style>
    <style:style style:name="P7094" style:parent-style-name="Normal" style:family="paragraph">
      <style:text-properties fo:font-size="10pt" style:font-size-asian="10pt" style:font-size-complex="10pt"/>
    </style:style>
    <style:style style:name="P7095" style:parent-style-name="Normal" style:family="paragraph">
      <style:text-properties fo:font-size="10pt" style:font-size-asian="10pt" style:font-size-complex="10pt"/>
    </style:style>
    <style:style style:name="P7096" style:parent-style-name="Normal" style:family="paragraph">
      <style:text-properties fo:font-size="10pt" style:font-size-asian="10pt" style:font-size-complex="10pt"/>
    </style:style>
    <style:style style:name="P7097" style:parent-style-name="Normal" style:family="paragraph">
      <style:text-properties fo:font-size="10pt" style:font-size-asian="10pt" style:font-size-complex="10pt"/>
    </style:style>
    <style:style style:name="P7098" style:parent-style-name="Normal" style:family="paragraph">
      <style:text-properties fo:font-size="10pt" style:font-size-asian="10pt" style:font-size-complex="10pt"/>
    </style:style>
    <style:style style:name="P7099" style:parent-style-name="Normal" style:family="paragraph">
      <style:text-properties fo:font-size="10pt" style:font-size-asian="10pt" style:font-size-complex="10pt"/>
    </style:style>
    <style:style style:name="P7100" style:parent-style-name="Normal" style:family="paragraph">
      <style:text-properties fo:font-size="10pt" style:font-size-asian="10pt" style:font-size-complex="10pt"/>
    </style:style>
    <style:style style:name="P7101" style:parent-style-name="Normal" style:family="paragraph">
      <style:text-properties fo:font-size="10pt" style:font-size-asian="10pt" style:font-size-complex="10pt"/>
    </style:style>
    <style:style style:name="P7102" style:parent-style-name="Normal" style:family="paragraph">
      <style:text-properties fo:font-size="10pt" style:font-size-asian="10pt" style:font-size-complex="10pt"/>
    </style:style>
    <style:style style:name="P7103" style:parent-style-name="Normal" style:family="paragraph">
      <style:text-properties fo:font-size="10pt" style:font-size-asian="10pt" style:font-size-complex="10pt"/>
    </style:style>
    <style:style style:name="P7104" style:parent-style-name="Normal" style:family="paragraph">
      <style:text-properties fo:font-size="10pt" style:font-size-asian="10pt" style:font-size-complex="10pt"/>
    </style:style>
    <style:style style:name="P7105" style:parent-style-name="Normal" style:family="paragraph">
      <style:text-properties fo:font-size="10pt" style:font-size-asian="10pt" style:font-size-complex="10pt"/>
    </style:style>
    <style:style style:name="P7106" style:parent-style-name="Normal" style:family="paragraph">
      <style:text-properties fo:font-size="10pt" style:font-size-asian="10pt" style:font-size-complex="10pt"/>
    </style:style>
    <style:style style:name="P7107" style:parent-style-name="Normal" style:family="paragraph">
      <style:text-properties fo:font-size="10pt" style:font-size-asian="10pt" style:font-size-complex="10pt"/>
    </style:style>
    <style:style style:name="P7108" style:parent-style-name="Normal" style:family="paragraph">
      <style:text-properties fo:font-size="10pt" style:font-size-asian="10pt" style:font-size-complex="10pt"/>
    </style:style>
    <style:style style:name="P7109" style:parent-style-name="Normal" style:family="paragraph">
      <style:text-properties fo:font-size="10pt" style:font-size-asian="10pt" style:font-size-complex="10pt"/>
    </style:style>
    <style:style style:name="P7110" style:parent-style-name="Normal" style:family="paragraph">
      <style:text-properties fo:font-size="10pt" style:font-size-asian="10pt" style:font-size-complex="10pt"/>
    </style:style>
    <style:style style:name="P7111" style:parent-style-name="Normal" style:family="paragraph">
      <style:text-properties fo:font-size="10pt" style:font-size-asian="10pt" style:font-size-complex="10pt"/>
    </style:style>
    <style:style style:name="P7112" style:parent-style-name="Normal" style:family="paragraph">
      <style:text-properties fo:font-size="10pt" style:font-size-asian="10pt" style:font-size-complex="10pt"/>
    </style:style>
    <style:style style:name="P7113" style:parent-style-name="Normal" style:family="paragraph">
      <style:text-properties fo:font-size="10pt" style:font-size-asian="10pt" style:font-size-complex="10pt"/>
    </style:style>
    <style:style style:name="P7114" style:parent-style-name="Normal" style:family="paragraph">
      <style:text-properties fo:font-size="10pt" style:font-size-asian="10pt" style:font-size-complex="10pt"/>
    </style:style>
    <style:style style:name="P7115" style:parent-style-name="Normal" style:family="paragraph">
      <style:text-properties fo:font-size="10pt" style:font-size-asian="10pt" style:font-size-complex="10pt"/>
    </style:style>
    <style:style style:name="P7116" style:parent-style-name="Normal" style:family="paragraph">
      <style:text-properties fo:font-size="10pt" style:font-size-asian="10pt" style:font-size-complex="10pt"/>
    </style:style>
    <style:style style:name="P7117" style:parent-style-name="Normal" style:family="paragraph">
      <style:text-properties fo:font-size="10pt" style:font-size-asian="10pt" style:font-size-complex="10pt"/>
    </style:style>
    <style:style style:name="P7118" style:parent-style-name="Normal" style:family="paragraph">
      <style:text-properties fo:font-size="10pt" style:font-size-asian="10pt" style:font-size-complex="10pt"/>
    </style:style>
    <style:style style:name="P7119" style:parent-style-name="Normal" style:family="paragraph">
      <style:text-properties fo:font-size="10pt" style:font-size-asian="10pt" style:font-size-complex="10pt"/>
    </style:style>
    <style:style style:name="P7120" style:parent-style-name="Normal" style:family="paragraph">
      <style:text-properties fo:font-size="10pt" style:font-size-asian="10pt" style:font-size-complex="10pt"/>
    </style:style>
    <style:style style:name="P7121" style:parent-style-name="Normal" style:family="paragraph">
      <style:text-properties fo:font-size="10pt" style:font-size-asian="10pt" style:font-size-complex="10pt"/>
    </style:style>
    <style:style style:name="P7122" style:parent-style-name="Normal" style:family="paragraph">
      <style:text-properties fo:font-size="10pt" style:font-size-asian="10pt" style:font-size-complex="10pt"/>
    </style:style>
    <style:style style:name="P7123" style:parent-style-name="Normal" style:family="paragraph">
      <style:text-properties fo:font-size="10pt" style:font-size-asian="10pt" style:font-size-complex="10pt"/>
    </style:style>
    <style:style style:name="P7124" style:parent-style-name="Normal" style:family="paragraph">
      <style:text-properties fo:font-size="10pt" style:font-size-asian="10pt" style:font-size-complex="10pt"/>
    </style:style>
    <style:style style:name="P7125" style:parent-style-name="Normal" style:family="paragraph">
      <style:text-properties fo:font-size="10pt" style:font-size-asian="10pt" style:font-size-complex="10pt"/>
    </style:style>
    <style:style style:name="P7126" style:parent-style-name="Normal" style:family="paragraph">
      <style:text-properties fo:font-size="10pt" style:font-size-asian="10pt" style:font-size-complex="10pt"/>
    </style:style>
    <style:style style:name="P7127" style:parent-style-name="Normal" style:family="paragraph">
      <style:text-properties fo:font-size="10pt" style:font-size-asian="10pt" style:font-size-complex="10pt"/>
    </style:style>
    <style:style style:name="P7128" style:parent-style-name="Normal" style:family="paragraph">
      <style:text-properties fo:font-size="10pt" style:font-size-asian="10pt" style:font-size-complex="10pt"/>
    </style:style>
    <style:style style:name="P7129" style:parent-style-name="Normal" style:family="paragraph">
      <style:text-properties fo:font-size="10pt" style:font-size-asian="10pt" style:font-size-complex="10pt"/>
    </style:style>
    <style:style style:name="P7130" style:parent-style-name="Normal" style:family="paragraph">
      <style:text-properties fo:font-size="10pt" style:font-size-asian="10pt" style:font-size-complex="10pt"/>
    </style:style>
    <style:style style:name="P7131" style:parent-style-name="Normal" style:family="paragraph">
      <style:text-properties fo:font-size="10pt" style:font-size-asian="10pt" style:font-size-complex="10pt"/>
    </style:style>
    <style:style style:name="P7132" style:parent-style-name="Normal" style:family="paragraph">
      <style:text-properties fo:font-size="10pt" style:font-size-asian="10pt" style:font-size-complex="10pt"/>
    </style:style>
    <style:style style:name="P7133" style:parent-style-name="Normal" style:family="paragraph">
      <style:text-properties fo:font-size="10pt" style:font-size-asian="10pt" style:font-size-complex="10pt"/>
    </style:style>
    <style:style style:name="P7134" style:parent-style-name="Normal" style:family="paragraph">
      <style:text-properties fo:font-size="10pt" style:font-size-asian="10pt" style:font-size-complex="10pt"/>
    </style:style>
    <style:style style:name="P7135" style:parent-style-name="Normal" style:family="paragraph">
      <style:text-properties fo:font-size="10pt" style:font-size-asian="10pt" style:font-size-complex="10pt"/>
    </style:style>
    <style:style style:name="P7136" style:parent-style-name="Normal" style:family="paragraph">
      <style:text-properties fo:font-size="10pt" style:font-size-asian="10pt" style:font-size-complex="10pt"/>
    </style:style>
    <style:style style:name="P7137" style:parent-style-name="Normal" style:family="paragraph">
      <style:text-properties fo:font-size="10pt" style:font-size-asian="10pt" style:font-size-complex="10pt"/>
    </style:style>
    <style:style style:name="P7138" style:parent-style-name="Normal" style:family="paragraph">
      <style:text-properties fo:font-size="10pt" style:font-size-asian="10pt" style:font-size-complex="10pt"/>
    </style:style>
    <style:style style:name="P7139" style:parent-style-name="Normal" style:family="paragraph">
      <style:text-properties fo:font-size="10pt" style:font-size-asian="10pt" style:font-size-complex="10pt"/>
    </style:style>
    <style:style style:name="P7140" style:parent-style-name="Normal" style:family="paragraph">
      <style:text-properties fo:font-size="10pt" style:font-size-asian="10pt" style:font-size-complex="10pt"/>
    </style:style>
    <style:style style:name="P7141" style:parent-style-name="Normal" style:family="paragraph">
      <style:text-properties fo:font-size="10pt" style:font-size-asian="10pt" style:font-size-complex="10pt"/>
    </style:style>
    <style:style style:name="P7142" style:parent-style-name="Normal" style:family="paragraph">
      <style:text-properties fo:font-size="10pt" style:font-size-asian="10pt" style:font-size-complex="10pt"/>
    </style:style>
    <style:style style:name="P7143" style:parent-style-name="Normal" style:family="paragraph">
      <style:text-properties fo:font-size="10pt" style:font-size-asian="10pt" style:font-size-complex="10pt"/>
    </style:style>
    <style:style style:name="P7144" style:parent-style-name="Normal" style:family="paragraph">
      <style:text-properties fo:font-size="10pt" style:font-size-asian="10pt" style:font-size-complex="10pt"/>
    </style:style>
    <style:style style:name="P7145" style:parent-style-name="Normal" style:family="paragraph">
      <style:text-properties fo:font-size="10pt" style:font-size-asian="10pt" style:font-size-complex="10pt"/>
    </style:style>
    <style:style style:name="P7146" style:parent-style-name="Normal" style:family="paragraph">
      <style:text-properties fo:font-size="10pt" style:font-size-asian="10pt" style:font-size-complex="10pt"/>
    </style:style>
    <style:style style:name="P7147" style:parent-style-name="Normal" style:family="paragraph">
      <style:text-properties fo:font-size="10pt" style:font-size-asian="10pt" style:font-size-complex="10pt"/>
    </style:style>
    <style:style style:name="P7148" style:parent-style-name="Normal" style:family="paragraph">
      <style:text-properties fo:font-size="10pt" style:font-size-asian="10pt" style:font-size-complex="10pt"/>
    </style:style>
    <style:style style:name="P7149" style:parent-style-name="Normal" style:family="paragraph">
      <style:text-properties fo:font-size="10pt" style:font-size-asian="10pt" style:font-size-complex="10pt"/>
    </style:style>
    <style:style style:name="P7150" style:parent-style-name="Normal" style:family="paragraph">
      <style:text-properties fo:font-size="10pt" style:font-size-asian="10pt" style:font-size-complex="10pt"/>
    </style:style>
    <style:style style:name="P7151" style:parent-style-name="Normal" style:family="paragraph">
      <style:text-properties fo:font-size="10pt" style:font-size-asian="10pt" style:font-size-complex="10pt"/>
    </style:style>
    <style:style style:name="P7152" style:parent-style-name="Normal" style:family="paragraph">
      <style:text-properties fo:font-size="10pt" style:font-size-asian="10pt" style:font-size-complex="10pt"/>
    </style:style>
    <style:style style:name="P7153" style:parent-style-name="Normal" style:family="paragraph">
      <style:text-properties fo:font-size="10pt" style:font-size-asian="10pt" style:font-size-complex="10pt"/>
    </style:style>
    <style:style style:name="P7154" style:parent-style-name="Normal" style:family="paragraph">
      <style:text-properties fo:font-size="10pt" style:font-size-asian="10pt" style:font-size-complex="10pt"/>
    </style:style>
    <style:style style:name="P7155" style:parent-style-name="Normal" style:family="paragraph">
      <style:text-properties fo:font-size="10pt" style:font-size-asian="10pt" style:font-size-complex="10pt"/>
    </style:style>
    <style:style style:name="P7156" style:parent-style-name="Normal" style:family="paragraph">
      <style:text-properties fo:font-size="10pt" style:font-size-asian="10pt" style:font-size-complex="10pt"/>
    </style:style>
    <style:style style:name="P7157" style:parent-style-name="Normal" style:family="paragraph">
      <style:text-properties fo:font-size="10pt" style:font-size-asian="10pt" style:font-size-complex="10pt"/>
    </style:style>
    <style:style style:name="P7158" style:parent-style-name="Normal" style:family="paragraph">
      <style:text-properties fo:font-size="10pt" style:font-size-asian="10pt" style:font-size-complex="10pt"/>
    </style:style>
    <style:style style:name="P7159" style:parent-style-name="Normal" style:family="paragraph">
      <style:text-properties fo:font-size="10pt" style:font-size-asian="10pt" style:font-size-complex="10pt"/>
    </style:style>
    <style:style style:name="P7160" style:parent-style-name="Normal" style:family="paragraph">
      <style:text-properties fo:font-size="10pt" style:font-size-asian="10pt" style:font-size-complex="10pt"/>
    </style:style>
    <style:style style:name="P7161" style:parent-style-name="Normal" style:family="paragraph">
      <style:text-properties fo:font-size="10pt" style:font-size-asian="10pt" style:font-size-complex="10pt"/>
    </style:style>
    <style:style style:name="P7162" style:parent-style-name="Normal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REGISTER OF FOSSIL LOCALITIES</text:p>
      <text:p text:style-name="P2"/>
      <text:p text:style-name="P3">JAMES COOK UNIVERSITY</text:p>
      <text:p text:style-name="P4">SCHOOL OF EARTH AND ENVIRONMENTAL SCIENCES</text:p>
      <text:p text:style-name="P5"/>
      <text:p text:style-name="P6"/>
      <text:p text:style-name="P7">Collections now held by the Queensland Museum<text:s/>at Hendra, Brisbane<text:s/>are indicated by locality numbers in bold</text:p>
      <text:p text:style-name="P8"/>
      <text:p text:style-name="P9"/>
      <text:p text:style-name="P10">L1</text:p>
      <text:p text:style-name="P11">Collector: L. Pieters 1961</text:p>
      <text:p text:style-name="P12">Indexer: D Strusz</text:p>
      <text:p text:style-name="P13">Location: Limestone ridge, east side of highway</text:p>
      <text:p text:style-name="P14"><text:tab/>At Calcium. Mt Elliot Special c. 965317</text:p>
      <text:p text:style-name="P15">Basin: Burdekin</text:p>
      <text:p text:style-name="P16">Formation: Burdekin<text:s/></text:p>
      <text:p text:style-name="P17">Age; Givetian</text:p>
      <text:p text:style-name="P18"/>
      <text:p text:style-name="P19">L2</text:p>
      <text:p text:style-name="P20">Collector: PJ Stephenson<text:s/>1961</text:p>
      <text:p text:style-name="P21">Indexer: D Strusz</text:p>
      <text:p text:style-name="P22">Location: Hill NE of Ryan’s NACL quarry, Calcium</text:p>
      <text:p text:style-name="P23"><text:tab/>Mt Elliot Special 1:63 360<text:s/>4928/25364</text:p>
      <text:p text:style-name="P24">Basin: Burdekin</text:p>
      <text:p text:style-name="P25">Formation: Burdekin</text:p>
      <text:p text:style-name="P26">Age: Givetian</text:p>
      <text:p text:style-name="P27"/>
      <text:p text:style-name="P28">L3</text:p>
      <text:p text:style-name="P29">Collector:<text:s/></text:p>
      <text:p text:style-name="P30">Indexer: D Strusz</text:p>
      <text:p text:style-name="P31">Location: Ryan’s NACL quarry, Calcium</text:p>
      <text:p text:style-name="P32"><text:tab/>Mt Elliot Special 1:63 360<text:s/>4923/25363</text:p>
      <text:p text:style-name="P33">Basin: Burdekin</text:p>
      <text:p text:style-name="P34">Formation: Burdekin</text:p>
      <text:p text:style-name="P35">Age: Givetian<text:s/></text:p>
      <text:p text:style-name="P36"><text:tab/></text:p>
      <text:p text:style-name="P37">L4</text:p>
      <text:p text:style-name="P38">Collector:<text:s/></text:p>
      <text:p text:style-name="P39">Indexer: D Strusz</text:p>
      <text:p text:style-name="P40">Location: Moody’s dam, Dotswood Station</text:p>
      <text:p text:style-name="P41"><text:tab/>Dalrymple 1:63 360<text:s/>4312/25227</text:p>
      <text:p text:style-name="P42">Basin: Burdekin</text:p>
      <text:p text:style-name="P43">Formation: Myrtlevale</text:p>
      <text:p text:style-name="P44">Age: Famennian<text:s/></text:p>
      <text:p text:style-name="P45"/>
      <text:p text:style-name="P46">L5</text:p>
      <text:p text:style-name="P47">Collector: D Wyatt<text:s/>1961</text:p>
      <text:p text:style-name="P48">Indexer: D Strusz</text:p>
      <text:p text:style-name="P49">Location: About 1.25 miles S of Arthurs Peak</text:p>
      <text:p text:style-name="P50"><text:tab/>W of Dotswood Macrossan Road</text:p>
      <text:p text:style-name="P51"><text:tab/>Dalrymple 1:63 360<text:s/>4312/25227<text:s/></text:p>
      <text:p text:style-name="P52"><text:tab/>(approx)</text:p>
      <text:p text:style-name="P53">Basin: Burdekin</text:p>
      <text:p text:style-name="P54">Formation: Myrtlevale</text:p>
      <text:soft-page-break/>
      <text:p text:style-name="P55">Age: Famennian</text:p>
      <text:p text:style-name="P56"/>
      <text:p text:style-name="P57">L6</text:p>
      <text:p text:style-name="P58">Collector: D Wyatt<text:s/>1961</text:p>
      <text:p text:style-name="P59">Indexer: D Strusz</text:p>
      <text:p text:style-name="P60">Location: Left side Fanning River, ~ 4 miles S of</text:p>
      <text:p text:style-name="P61"><text:tab/>Fanning River Station</text:p>
      <text:p text:style-name="P62"><text:tab/>Dalrymple 1:63 360<text:s/>4508/25266<text:s/></text:p>
      <text:p text:style-name="P63"><text:tab/>(approx)</text:p>
      <text:p text:style-name="P64">Basin: Burdekin</text:p>
      <text:p text:style-name="P65">Formation: Cultivation Gully</text:p>
      <text:p text:style-name="P66">Age: Givetian</text:p>
      <text:p text:style-name="P67"/>
      <text:p text:style-name="P68">L7</text:p>
      <text:p text:style-name="P69">Collector: P.J. Stephenson &amp; L. Pieters</text:p>
      <text:p text:style-name="P70">Indexer: D Strusz</text:p>
      <text:p text:style-name="P71">Location: Expedition Creek just NW of junction</text:p>
      <text:p text:style-name="P72"><text:tab/>with Burdekin<text:s/>River, track from Ewan to</text:p>
      <text:p text:style-name="P73"><text:tab/>Kangaroo Hills</text:p>
      <text:p text:style-name="Normal"><text:span text:style-name="T74"><text:tab/></text:span><text:span text:style-name="T75">Townsville 1:250000, 145</text:span><text:span text:style-name="T76">o</text:span><text:span text:style-name="T77">34’51’’ 19</text:span><text:span text:style-name="T78"><text:s/>o</text:span><text:span text:style-name="T79"><text:s/>8’30”</text:span></text:p>
      <text:p text:style-name="P80">Basin: Clarke River</text:p>
      <text:p text:style-name="P81">Formation: Clarke River</text:p>
      <text:p text:style-name="P82">Age: ?Tournaisian</text:p>
      <text:p text:style-name="P83"/>
      <text:p text:style-name="P84">L8</text:p>
      <text:p text:style-name="P85">Collector: P.J. Stephenson &amp; L. Pieters<text:s/>1962</text:p>
      <text:p text:style-name="P86">Indexer: D Strusz</text:p>
      <text:p text:style-name="P87">Location: Expedition Creek just NW of junction</text:p>
      <text:p text:style-name="P88"><text:tab/>with Fanning River, track from Ewan to</text:p>
      <text:p text:style-name="P89"><text:tab/>Kangaroo Hills</text:p>
      <text:p text:style-name="Normal"><text:span text:style-name="T90"><text:tab/>Townsville 1:250000, 145</text:span><text:span text:style-name="T91">o</text:span><text:span text:style-name="T92">37’ 19</text:span><text:span text:style-name="T93"><text:s/>o</text:span><text:span text:style-name="T94"><text:s/>7.5”</text:span></text:p>
      <text:p text:style-name="P95">Basin: Clarke River</text:p>
      <text:p text:style-name="P96">Formation: Clarke River</text:p>
      <text:p text:style-name="P97">Age: ?Tournaisian</text:p>
      <text:p text:style-name="P98"/>
      <text:p text:style-name="P99">L9</text:p>
      <text:p text:style-name="P100">Collector: P.J. Stephenson<text:s/>1961</text:p>
      <text:p text:style-name="P101">Indexer: D Strusz</text:p>
      <text:p text:style-name="P102">Location: Hills SE of Stuart Jail, bed of Sandfly<text:s/></text:p>
      <text:p text:style-name="P103"><text:tab/>Creek, about 20 yards E of track and</text:p>
      <text:p text:style-name="P104"><text:tab/>Just NE of crossing.</text:p>
      <text:p text:style-name="P105"><text:tab/>Townsville<text:s/>special 1:63360, 992/732</text:p>
      <text:p text:style-name="P106">Basin: Unnamed</text:p>
      <text:p text:style-name="P107">Formation:<text:s/>Julago<text:s/>Volcanics</text:p>
      <text:p text:style-name="P108">Age: Permian</text:p>
      <text:p text:style-name="P109"/>
      <text:p text:style-name="P110">L10</text:p>
      <text:p text:style-name="P111">Collector: D Hill, G Tweedale<text:s/>1962, W Sugden,<text:s/></text:p>
      <text:p text:style-name="P112"><text:tab/>D Strusz<text:s/>1965</text:p>
      <text:p text:style-name="P113">Indexer: D Strusz</text:p>
      <text:p text:style-name="P114">Location: Fossil Ridge, 0.25-0.5 miles E of<text:s/></text:p>
      <text:p text:style-name="P115"><text:tab/>Homevale Station, 20 miles NE of Nebo</text:p>
      <text:p text:style-name="Normal"><text:span text:style-name="T116"><text:tab/>Mackay 1:250000, 148</text:span><text:span text:style-name="T117">o</text:span><text:span text:style-name="T118">32’ 21</text:span><text:span text:style-name="T119"><text:s/>o</text:span><text:span text:style-name="T120"><text:s/>27”</text:span></text:p>
      <text:p text:style-name="P121"><text:tab/>Mt Britton 1:63360<text:s/>1200/23193</text:p>
      <text:p text:style-name="P122">Basin: Bowen</text:p>
      <text:p text:style-name="P123">Formation: Homevale Beds</text:p>
      <text:soft-page-break/>
      <text:p text:style-name="P124">Age: Early Permian</text:p>
      <text:p text:style-name="P125"/>
      <text:p text:style-name="P126">L11</text:p>
      <text:p text:style-name="P127">Collector: P.J. Stephenson et al. 1962</text:p>
      <text:p text:style-name="P128">Indexer: D Strusz</text:p>
      <text:p text:style-name="P129">Location:<text:s/>Bowen 1:250000 615/416</text:p>
      <text:p text:style-name="P130">Basin: Bowen</text:p>
      <text:p text:style-name="P131">Formation:<text:s/>Upper Bowen coal measures</text:p>
      <text:p text:style-name="P132">Age: Early Permian</text:p>
      <text:p text:style-name="P133"/>
      <text:p text:style-name="P134">L12</text:p>
      <text:p text:style-name="P135">Collector: P.J. Stephenson <text:s/>and L Pieters 1962</text:p>
      <text:p text:style-name="P136">Indexer: D Strusz</text:p>
      <text:p text:style-name="P137">Location: Hill NE of Collinsville open cut</text:p>
      <text:p text:style-name="P138"><text:tab/>Bowen 1:250000 607/428</text:p>
      <text:p text:style-name="P139">Basin: Bowen</text:p>
      <text:p text:style-name="P140">Formation: Collinsville Coal Measures</text:p>
      <text:p text:style-name="P141">Age: Permian</text:p>
      <text:p text:style-name="P142"/>
      <text:p text:style-name="P143">L13</text:p>
      <text:p text:style-name="P144">Collector: P.J. Stephenson <text:s/>and L Pieters 1962</text:p>
      <text:p text:style-name="P145">Indexer: D Strusz</text:p>
      <text:p text:style-name="P146">Location: About 400 yards SE of Scottsville Post<text:s/></text:p>
      <text:p text:style-name="P147"><text:tab/>Office, Collinsville district</text:p>
      <text:p text:style-name="P148"><text:tab/>Bowen 1:250000 607/426</text:p>
      <text:p text:style-name="P149">Basin: Bowen</text:p>
      <text:p text:style-name="P150">Formation: Big Strophalosia bed</text:p>
      <text:p text:style-name="P151">Age: Early Permian</text:p>
      <text:p text:style-name="P152"/>
      <text:p text:style-name="P153">L14</text:p>
      <text:p text:style-name="P154">Collector: P.J. Stephenson <text:s/>and L Pieters 1962</text:p>
      <text:p text:style-name="P155">Indexer: D Strusz</text:p>
      <text:p text:style-name="P156">Location:<text:s/>Gully just upstream of junction with<text:s/></text:p>
      <text:p text:style-name="P157"><text:tab/>Pelican Creek, ~23oo yards SSE of</text:p>
      <text:p text:style-name="P158"><text:tab/>Scottville Post Office</text:p>
      <text:p text:style-name="P159"><text:tab/>Bowen 1:250000<text:s/>608/424</text:p>
      <text:p text:style-name="P160">Basin: Bowen</text:p>
      <text:p text:style-name="P161">Formation: Back Creek Group</text:p>
      <text:p text:style-name="P162">Age: Early Permian</text:p>
      <text:p text:style-name="P163"/>
      <text:p text:style-name="P164">L15</text:p>
      <text:p text:style-name="P165">Collector: P.J. Stephenson <text:s/>and L Pieters 1962</text:p>
      <text:p text:style-name="P166">Indexer: D Strusz</text:p>
      <text:p text:style-name="P167">Location: E bank of Bowen River at Strathbowen</text:p>
      <text:p text:style-name="P168"><text:tab/>Bridge, near homestead; 18 miles W of Collinsville</text:p>
      <text:p text:style-name="P169"><text:tab/>Bowen 1:250000 578/432</text:p>
      <text:p text:style-name="P170">Basin: Bowen</text:p>
      <text:p text:style-name="P171">Formation:<text:s/></text:p>
      <text:p text:style-name="P172">Age: Permian</text:p>
      <text:p text:style-name="P173"/>
      <text:p text:style-name="P174">L16</text:p>
      <text:p text:style-name="P175">Collector: P.J. Stephenson <text:s/>and L Pieters 1962</text:p>
      <text:p text:style-name="P176">Indexer: D Strusz</text:p>
      <text:p text:style-name="P177">Location: E bank of Bowen River near junction</text:p>
      <text:p text:style-name="P178"><text:tab/>With Redhill Creek, 0.25 mile downstream</text:p>
      <text:p text:style-name="P179"><text:tab/>from Strathbowen Bridge</text:p>
      <text:soft-page-break/>
      <text:p text:style-name="P180"><text:tab/>Bowen 1:250000 577/432</text:p>
      <text:p text:style-name="P181">Basin: Bowen</text:p>
      <text:p text:style-name="P182">Formation: Collinsville Coal Measures</text:p>
      <text:p text:style-name="P183">Age: Permian</text:p>
      <text:p text:style-name="P184"/>
      <text:p text:style-name="P185">L17</text:p>
      <text:p text:style-name="P186">Collector: P.J. Stephenson <text:s/>and others 1962</text:p>
      <text:p text:style-name="P187">Indexer: D Strusz</text:p>
      <text:p text:style-name="P188">Location: Beetle Creek about 12 miles NNW of</text:p>
      <text:p text:style-name="Normal"><text:span text:style-name="T189"><text:tab/></text:span><text:span text:style-name="T190">Mt Isa.</text:span></text:p>
      <text:p text:style-name="Normal"><text:span text:style-name="T191"><text:tab/></text:span><text:span text:style-name="T192">Mt Isa 1:250000, 139</text:span><text:span text:style-name="T193">o</text:span><text:span text:style-name="T194">20’ 20</text:span><text:span text:style-name="T195"><text:s/>o</text:span><text:span text:style-name="T196"><text:s/>40”</text:span></text:p>
      <text:p text:style-name="P197">Basin: Georgina</text:p>
      <text:p text:style-name="P198">Formation:<text:s/>Beetle Creek Formation</text:p>
      <text:p text:style-name="P199">Age:<text:s/>Templetonian</text:p>
      <text:p text:style-name="P200"/>
      <text:p text:style-name="P201">L18</text:p>
      <text:p text:style-name="P202">Collector:<text:s/></text:p>
      <text:p text:style-name="P203">Indexer: D Strusz 1963</text:p>
      <text:p text:style-name="P204">Location: Bed of Alligator Creek E of Townsville</text:p>
      <text:p text:style-name="P205"><text:tab/>Townsville special 1:63360, 070/800</text:p>
      <text:p text:style-name="P206">Basin:</text:p>
      <text:p text:style-name="P207">Formation: Holocene alluvium</text:p>
      <text:p text:style-name="P208">Age: Holocene</text:p>
      <text:p text:style-name="P209"/>
      <text:p text:style-name="P210">L19</text:p>
      <text:p text:style-name="P211">Collector:<text:s/></text:p>
      <text:p text:style-name="P212">Indexer: D Strusz 1963</text:p>
      <text:p text:style-name="P213">Location: Mouth of Ross Creek, Townsville</text:p>
      <text:p text:style-name="P214"><text:tab/>Townsville special 1:63360, 942/855</text:p>
      <text:p text:style-name="P215">Basin:</text:p>
      <text:p text:style-name="P216">Formation: Holocene alluvium</text:p>
      <text:p text:style-name="P217">Age: Holocene</text:p>
      <text:p text:style-name="P218"/>
      <text:p text:style-name="P219">L20</text:p>
      <text:p text:style-name="P220">Collector:<text:s/></text:p>
      <text:p text:style-name="P221">Indexer: D Strusz 1963</text:p>
      <text:p text:style-name="P222">Location: Richmond district, location unknown</text:p>
      <text:p text:style-name="P223">Basin: Eromanga</text:p>
      <text:p text:style-name="P224">Formation:<text:s/></text:p>
      <text:p text:style-name="P225">Age: Early Cretaceous</text:p>
      <text:p text:style-name="P226"/>
      <text:p text:style-name="P227">L21</text:p>
      <text:p text:style-name="P228">Collector: P.J. Stephenson &amp; L. Pieters 1962</text:p>
      <text:p text:style-name="P229">Indexer: D Strusz<text:s/></text:p>
      <text:p text:style-name="P230">Location: Near New Moon Station, Ewan district</text:p>
      <text:p text:style-name="P231"><text:tab/>Several 100 yards north of crossing of<text:s/></text:p>
      <text:p text:style-name="P232"><text:tab/>Left branch of Marshes Creek, on track WSW</text:p>
      <text:p text:style-name="P233"><text:tab/>Of S end of air strip (S of house)</text:p>
      <text:p text:style-name="Normal"><text:span text:style-name="T234"><text:tab/>Townsville 1:250000, 145</text:span><text:span text:style-name="T235">o</text:span><text:span text:style-name="T236">45’ 19</text:span><text:span text:style-name="T237"><text:s/>o</text:span><text:span text:style-name="T238"><text:s/>13’</text:span></text:p>
      <text:p text:style-name="P239">Basin: Sybil Graben</text:p>
      <text:p text:style-name="P240">Formation: Marshes Creek</text:p>
      <text:p text:style-name="P241">Age: Late Carboniferous</text:p>
      <text:p text:style-name="P242"/>
      <text:p text:style-name="P243">L22</text:p>
      <text:p text:style-name="P244">Collector:<text:s/></text:p>
      <text:p text:style-name="P245">Indexer: D Strusz 1965</text:p>
      <text:soft-page-break/>
      <text:p text:style-name="P246">Location: Stewart Creek about 30 miles NW of Hughenden</text:p>
      <text:p text:style-name="P247">Basin: Eromanga</text:p>
      <text:p text:style-name="P248">Formation:<text:s/></text:p>
      <text:p text:style-name="P249">Age: Albian</text:p>
      <text:p text:style-name="P250"/>
      <text:p text:style-name="P251">L23</text:p>
      <text:p text:style-name="P252">Collector: D. Strusz 1965</text:p>
      <text:p text:style-name="P253">Indexer: D Strusz<text:s/></text:p>
      <text:p text:style-name="P254">Location: Pallarenda beach</text:p>
      <text:p text:style-name="P255"><text:tab/>Townsville special 1:63360, 893/930</text:p>
      <text:p text:style-name="P256">Basin:</text:p>
      <text:p text:style-name="P257">Formation: Beach sands</text:p>
      <text:p text:style-name="P258">Age: contemporary</text:p>
      <text:p text:style-name="P259"/>
      <text:p text:style-name="P260">L24</text:p>
      <text:p text:style-name="P261">Collector: R Kenny</text:p>
      <text:p text:style-name="P262">Indexer: D Strusz 1965</text:p>
      <text:p text:style-name="P263">Location: Sea bed near Hanlon Light, N of Peel</text:p>
      <text:p text:style-name="P264"><text:tab/>Island, Moreton Bay</text:p>
      <text:p text:style-name="P265">Basin:</text:p>
      <text:p text:style-name="P266">Formation:</text:p>
      <text:p text:style-name="P267">Age: contemporary</text:p>
      <text:p text:style-name="P268"/>
      <text:p text:style-name="P269">L25</text:p>
      <text:p text:style-name="P270">Collector:<text:s/></text:p>
      <text:p text:style-name="P271">Indexer: D Strusz 1965</text:p>
      <text:p text:style-name="P272">Location:<text:s/>Esk, upper Brisbane Valley, location</text:p>
      <text:p text:style-name="P273"><text:tab/>uncertain</text:p>
      <text:p text:style-name="P274">Basin:<text:s/>Esk</text:p>
      <text:p text:style-name="P275">Formation:<text:s/>Esk Beds</text:p>
      <text:p text:style-name="P276">Age: Triassic</text:p>
      <text:p text:style-name="P277"/>
      <text:p text:style-name="P278">L26</text:p>
      <text:p text:style-name="P279">Collector: E Core 1962</text:p>
      <text:p text:style-name="P280">Indexer: D Strusz<text:s/></text:p>
      <text:p text:style-name="P281">Location: Hill about 0.7 miles N of Ewan on Ewan-</text:p>
      <text:p text:style-name="P282"><text:tab/>Blue Range<text:s/>road, about 4.5 miles ENE of<text:s/></text:p>
      <text:p text:style-name="P283"><text:tab/>Blue Range homestead</text:p>
      <text:p text:style-name="Normal"><text:span text:style-name="T284"><text:tab/>Townsville 1:250000, 145</text:span><text:span text:style-name="T285">o</text:span><text:span text:style-name="T286">29’ 19</text:span><text:span text:style-name="T287"><text:s/>o</text:span><text:span text:style-name="T288"><text:s/>13’,<text:s/></text:span></text:p>
      <text:p text:style-name="P289"><text:tab/>Grid ref 340/2600</text:p>
      <text:p text:style-name="P290">Basin: Clarke River</text:p>
      <text:p text:style-name="P291">Formation: Clarke River Group</text:p>
      <text:p text:style-name="P292">Age: Early Carboniferous</text:p>
      <text:p text:style-name="P293"/>
      <text:p text:style-name="P294">L27</text:p>
      <text:p text:style-name="P295">Collector: D Strusz, W Sugden<text:s/>1964</text:p>
      <text:p text:style-name="P296">Indexer: D Strusz</text:p>
      <text:p text:style-name="P297">Location:<text:s/>Burdekin Fmn type section, basal<text:s/></text:p>
      <text:p text:style-name="P298">arkose above boulder bed.</text:p>
      <text:p text:style-name="P299"><text:tab/>Dotswood<text:s/>1:63 360<text:s/>451520/2531510<text:s/></text:p>
      <text:p text:style-name="P300">Basin: Burdekin</text:p>
      <text:p text:style-name="P301">Formation: Big Bend Arkose</text:p>
      <text:p text:style-name="P302">Age: Givetian</text:p>
      <text:p text:style-name="P303"/>
      <text:p text:style-name="P304">L28</text:p>
      <text:p text:style-name="P305">Collector: D Strusz, W Sugden 1964</text:p>
      <text:soft-page-break/>
      <text:p text:style-name="P306">Indexer: D Strusz</text:p>
      <text:p text:style-name="P307">Location: Burdekin Fmn type section,<text:s/></text:p>
      <text:p text:style-name="P308"><text:tab/>near base.<text:s/>Dotswood 1:63 360<text:s/></text:p>
      <text:p text:style-name="P309"><text:tab/>451440/2531530<text:s/></text:p>
      <text:p text:style-name="P310">Basin: Burdekin</text:p>
      <text:p text:style-name="P311">Formation: Burdekin</text:p>
      <text:p text:style-name="P312">Age: Givetian</text:p>
      <text:p text:style-name="P313"/>
      <text:p text:style-name="P314">L29</text:p>
      <text:p text:style-name="P315">Collector: D Strusz, W Sugden 1964</text:p>
      <text:p text:style-name="P316">Indexer: D Strusz</text:p>
      <text:p text:style-name="P317">Location: Burdekin Fmn type section</text:p>
      <text:p text:style-name="P318"><text:tab/>Dotswood 1:63 360 451320/2531520<text:s/></text:p>
      <text:p text:style-name="P319">Basin: Burdekin</text:p>
      <text:p text:style-name="P320">Formation: Burdekin</text:p>
      <text:p text:style-name="P321">Age: Givetian</text:p>
      <text:p text:style-name="P322"/>
      <text:p text:style-name="P323">L30</text:p>
      <text:p text:style-name="P324">Collector: D Strusz, W Sugden 1963</text:p>
      <text:p text:style-name="P325">Indexer: D Strusz</text:p>
      <text:p text:style-name="P326">Location: Burdekin Fmn type section</text:p>
      <text:p text:style-name="P327"><text:tab/>Dotswood 1:63 360 451140/2531500<text:s/></text:p>
      <text:p text:style-name="P328">Basin: Burdekin</text:p>
      <text:p text:style-name="P329">Formation: Burdekin</text:p>
      <text:p text:style-name="P330">Age: Givetian</text:p>
      <text:p text:style-name="P331"/>
      <text:p text:style-name="P332">L31</text:p>
      <text:p text:style-name="P333"/>
      <text:p text:style-name="P334">Collector: D Strusz, W Sugden 1963</text:p>
      <text:p text:style-name="P335">Indexer: D Strusz</text:p>
      <text:p text:style-name="P336">Location: Burdekin Fmn type section, near top</text:p>
      <text:p text:style-name="P337"><text:tab/>Dotswood 1:63 360 450910/2531500<text:s/></text:p>
      <text:p text:style-name="P338">Basin: Burdekin</text:p>
      <text:p text:style-name="P339">Formation: Burdekin</text:p>
      <text:p text:style-name="P340">Age: Givetian</text:p>
      <text:p text:style-name="P341"/>
      <text:p text:style-name="P342">L32</text:p>
      <text:p text:style-name="P343">Collector: D Strusz, W Sugden 1963</text:p>
      <text:p text:style-name="P344">Indexer: D Strusz</text:p>
      <text:p text:style-name="P345">Location: Burdekin Fmn type section</text:p>
      <text:p text:style-name="P346"><text:tab/>Dotswood 1:63 360 450710/2531500<text:s/></text:p>
      <text:p text:style-name="P347">Basin: Burdekin</text:p>
      <text:p text:style-name="P348">Formation: Burdekin</text:p>
      <text:p text:style-name="P349">Age: Givetian</text:p>
      <text:p text:style-name="P350"/>
      <text:p text:style-name="P351">L33</text:p>
      <text:p text:style-name="P352">Collector: D Strusz and others 1963</text:p>
      <text:p text:style-name="P353">Indexer: D Strusz</text:p>
      <text:p text:style-name="P354">Location: Burdekin Fmn top near fence at<text:s/></text:p>
      <text:p text:style-name="P355"><text:tab/>Cultivation Gully, upstream from track</text:p>
      <text:p text:style-name="P356"><text:tab/>Dotswood 1:63 360 451180/2530440<text:s/></text:p>
      <text:p text:style-name="P357">Basin: Burdekin</text:p>
      <text:p text:style-name="P358">Formation: Burdekin</text:p>
      <text:p text:style-name="P359">Age: Givetian</text:p>
      <text:p text:style-name="P360"/>
      <text:p text:style-name="P361">L34</text:p>
      <text:soft-page-break/>
      <text:p text:style-name="P362">Collector: D Strusz 1963</text:p>
      <text:p text:style-name="P363">Indexer: D Strusz</text:p>
      <text:p text:style-name="P364">Location: Bed of Arthurs Creek, 100 yards<text:s/></text:p>
      <text:p text:style-name="P365">east of Moodies Dam</text:p>
      <text:p text:style-name="P366"><text:tab/>Dotswood 1:63 360 438530/2531420<text:s/></text:p>
      <text:p text:style-name="P367">Basin: Burdekin</text:p>
      <text:p text:style-name="P368">Formation: Myrtlevale</text:p>
      <text:p text:style-name="P369">Age: Famennian</text:p>
      <text:p text:style-name="P370"/>
      <text:p text:style-name="P371">L35</text:p>
      <text:p text:style-name="P372">Collector: D Strusz 1963</text:p>
      <text:p text:style-name="P373">Indexer: D Strusz</text:p>
      <text:p text:style-name="P374">Location: Rubble and low outcrops just north of</text:p>
      <text:p text:style-name="P375"><text:tab/><text:s/>western end of Moodies dam</text:p>
      <text:p text:style-name="P376"><text:tab/>Dotswood 1:63 360 437970/2531640<text:s/></text:p>
      <text:p text:style-name="P377">Basin: Burdekin</text:p>
      <text:p text:style-name="P378">Formation: Myrtlevale</text:p>
      <text:p text:style-name="P379">Age: Famennian</text:p>
      <text:p text:style-name="P380"/>
      <text:p text:style-name="P381">L36</text:p>
      <text:p text:style-name="P382">Collector: D Strusz 1963</text:p>
      <text:p text:style-name="P383">Indexer: D Strusz</text:p>
      <text:p text:style-name="P384">Location: Gently sloping hillside about 0.25</text:p>
      <text:p text:style-name="P385"><text:s/>miles west of Moodies Dam</text:p>
      <text:p text:style-name="P386"><text:tab/>Dotswood 1:63 360 437610/2531640<text:s/></text:p>
      <text:p text:style-name="P387">Basin: Burdekin</text:p>
      <text:p text:style-name="P388">Formation: Myrtlevale</text:p>
      <text:p text:style-name="P389">Age: Famennian</text:p>
      <text:p text:style-name="P390"/>
      <text:p text:style-name="P391">L37</text:p>
      <text:p text:style-name="P392">Collector: D Strusz 1963</text:p>
      <text:p text:style-name="P393">Indexer: D Strusz</text:p>
      <text:p text:style-name="P394">Location: Gently sloping hillside about 0.25<text:s/></text:p>
      <text:p text:style-name="P395">miles west of Moodies Dam</text:p>
      <text:p text:style-name="P396"><text:tab/>Dotswood 1:63 360 437610/2531640<text:s/></text:p>
      <text:p text:style-name="P397">Basin: Burdekin</text:p>
      <text:p text:style-name="P398">Formation: Myrtlevale</text:p>
      <text:p text:style-name="P399">Age: Famennian</text:p>
      <text:p text:style-name="P400"/>
      <text:p text:style-name="P401">L38</text:p>
      <text:p text:style-name="P402">Collector: D Strusz 1963</text:p>
      <text:p text:style-name="P403">Indexer: D Strusz</text:p>
      <text:p text:style-name="P404">Location:<text:s/>Bed of westward flowing gully, almost</text:p>
      <text:p text:style-name="P405">a mile<text:s/>NW<text:s/>of Moodies Dam</text:p>
      <text:p text:style-name="P406"><text:tab/>Dotswood 1:63 360 436950/2532750<text:s/></text:p>
      <text:p text:style-name="P407">Basin: Burdekin</text:p>
      <text:p text:style-name="P408">Formation: Myrtlevale</text:p>
      <text:p text:style-name="P409">Age: Famennian</text:p>
      <text:p text:style-name="P410"/>
      <text:p text:style-name="P411">L39</text:p>
      <text:p text:style-name="P412">Collector: D Strusz 1963</text:p>
      <text:p text:style-name="P413">Indexer: D Strusz</text:p>
      <text:p text:style-name="P414">Location: In gully just west of road crossing, on Dotswood-</text:p>
      <text:p text:style-name="P415"><text:tab/>Macrossan road SE of telegraph line</text:p>
      <text:p text:style-name="P416"><text:tab/>Dotswood 1:63 360 431240/252690<text:s/></text:p>
      <text:p text:style-name="P417">Basin: Burdekin</text:p>
      <text:soft-page-break/>
      <text:p text:style-name="P418">Formation: Big Bend Arkose</text:p>
      <text:p text:style-name="P419">Age: Givetian</text:p>
      <text:p text:style-name="P420"/>
      <text:p text:style-name="P421">L40</text:p>
      <text:p text:style-name="P422">Collector: W Sugden and D Strusz 1963</text:p>
      <text:p text:style-name="P423">Indexer: D Strusz</text:p>
      <text:p text:style-name="P424">Location: Limestone ridge north side of road,</text:p>
      <text:p text:style-name="P425"><text:tab/>SW of Arthurs Peak, on Dotswood-</text:p>
      <text:p text:style-name="P426"><text:tab/>Macrossan road</text:p>
      <text:p text:style-name="P427"><text:tab/>Dotswood 1:63 360 437610/2531640<text:s/></text:p>
      <text:p text:style-name="P428">Basin: Burdekin</text:p>
      <text:p text:style-name="P429">Formation: Burdekin</text:p>
      <text:p text:style-name="P430">Age: Givetian</text:p>
      <text:p text:style-name="P431"/>
      <text:p text:style-name="P432">L41</text:p>
      <text:p text:style-name="P433">Collector: W Sugden and D Strusz 1963</text:p>
      <text:p text:style-name="P434">Indexer: D Strusz</text:p>
      <text:p text:style-name="P435">Location: Limestone outcrops just S of dam</text:p>
      <text:p text:style-name="P436"><text:tab/>on E side of <text:s/>Dotswood-</text:p>
      <text:p text:style-name="P437"><text:tab/>Macrossan road, about 1.25 miles S of</text:p>
      <text:p text:style-name="P438"><text:tab/>Arthurs Peak</text:p>
      <text:p text:style-name="P439"><text:tab/>Dotswood 1:63 360 4332/25214<text:s/></text:p>
      <text:p text:style-name="P440">Basin: Burdekin</text:p>
      <text:p text:style-name="P441">Formation: Burdekin</text:p>
      <text:p text:style-name="P442">Age: Givetian</text:p>
      <text:p text:style-name="P443"/>
      <text:p text:style-name="P444">L42</text:p>
      <text:p text:style-name="P445">Collector: W Sugden 1963</text:p>
      <text:p text:style-name="P446">Indexer: D Strusz</text:p>
      <text:p text:style-name="P447">Location: Road crossing track NE of Fanning River<text:s/></text:p>
      <text:p text:style-name="P448"><text:tab/>Homestead near Cultivation Gully</text:p>
      <text:p text:style-name="P449"><text:tab/>Dotswood 1:63 360 450950/2530600<text:s/></text:p>
      <text:p text:style-name="P450">Basin: Burdekin</text:p>
      <text:p text:style-name="P451">Formation: Vanneck</text:p>
      <text:p text:style-name="P452">Age: Frasnian</text:p>
      <text:p text:style-name="P453"/>
      <text:p text:style-name="P454">L43</text:p>
      <text:p text:style-name="P455">Collector: Arnold Johnson 1963</text:p>
      <text:p text:style-name="P456">Indexer: D Strusz</text:p>
      <text:p text:style-name="P457">Location: Limestone dip slope above old<text:s/></text:p>
      <text:p text:style-name="P458"><text:tab/>lime kiln<text:s/>and quarry, W side of<text:s/></text:p>
      <text:p text:style-name="P459"><text:tab/>Tville-Charters<text:s/>Towers Road</text:p>
      <text:p text:style-name="P460"><text:tab/>Mt Elliot special 1:63 360 495800/2530750<text:s/></text:p>
      <text:p text:style-name="P461">Basin: Burdekin</text:p>
      <text:p text:style-name="P462">Formation: Burdekin</text:p>
      <text:p text:style-name="P463">Age: Givetian</text:p>
      <text:p text:style-name="P464"/>
      <text:p text:style-name="P465">L44</text:p>
      <text:p text:style-name="P466">Collector: D. Zimmerman 1963</text:p>
      <text:p text:style-name="P467">Indexer: D Strusz</text:p>
      <text:p text:style-name="P468">Location: Dingo Hole bore S of Mt Isa</text:p>
      <text:p text:style-name="Normal"><text:span text:style-name="T469"><text:tab/>Urandangi 1:250000, 139</text:span><text:span text:style-name="T470">o</text:span><text:span text:style-name="T471">8’ 21</text:span><text:span text:style-name="T472"><text:s/>o</text:span><text:span text:style-name="T473"><text:s/>2’</text:span></text:p>
      <text:p text:style-name="P474">Basin: Georgina</text:p>
      <text:p text:style-name="P475">Formation: ?Beetle Creek</text:p>
      <text:p text:style-name="P476">Age: Middle Cambrian</text:p>
      <text:p text:style-name="P477"/>
      <text:soft-page-break/>
      <text:p text:style-name="P478">L45</text:p>
      <text:p text:style-name="P479">Collector: John Jell 1963</text:p>
      <text:p text:style-name="P480">Indexer: D Strusz</text:p>
      <text:p text:style-name="P481">Location: In and near Gray Creek, ~400 yard S of</text:p>
      <text:p text:style-name="P482"><text:tab/>road crossing, track from Pandanus homestead</text:p>
      <text:p text:style-name="P483"><text:tab/>to Martins Well.<text:s/></text:p>
      <text:p text:style-name="P484"><text:tab/>Clarke River 1:25000 sheet<text:s/>2600/25834</text:p>
      <text:p text:style-name="P485"><text:tab/>Montgomery Range 1:63 360<text:s/></text:p>
      <text:p text:style-name="P486">Basin: Broken River</text:p>
      <text:p text:style-name="P487">Formation: Broken River Group</text:p>
      <text:p text:style-name="P488">Age: Givetian?</text:p>
      <text:p text:style-name="P489"/>
      <text:p text:style-name="P490">L46</text:p>
      <text:p text:style-name="P491">Collector: John Jell 1963</text:p>
      <text:p text:style-name="P492">Indexer: D Strusz</text:p>
      <text:p text:style-name="P493">Location: Limestone ridge at and NW of Martins</text:p>
      <text:p text:style-name="P494"><text:tab/>Well some 6 miles NE of Pandanus Ck homestead</text:p>
      <text:p text:style-name="P495"><text:tab/>Clarke River 1:25000 sheet<text:s/>~2613/25846</text:p>
      <text:p text:style-name="P496"><text:tab/>Montgomery Range 1:63 360 <text:s/></text:p>
      <text:p text:style-name="P497">Basin: Broken River</text:p>
      <text:p text:style-name="P498">Formation: Broken River Group</text:p>
      <text:p text:style-name="P499">Age: Givetian?</text:p>
      <text:p text:style-name="P500"/>
      <text:p text:style-name="P501">L47</text:p>
      <text:p text:style-name="P502">Collector: John Jell 1963</text:p>
      <text:p text:style-name="P503">Indexer: D Strusz</text:p>
      <text:p text:style-name="P504">Location: Limestone ridge at and NW of Martins</text:p>
      <text:p text:style-name="P505"><text:tab/>Well some 6 miles NE of Pandanus Ck homestead</text:p>
      <text:p text:style-name="P506"><text:tab/>Approx BMR loc BRS34.</text:p>
      <text:p text:style-name="P507"><text:tab/><text:s/>Clarke River 1:25000 sheet<text:s/>2527/25854<text:s/></text:p>
      <text:p text:style-name="P508">Montgomery Range 1:63 360 <text:s/></text:p>
      <text:p text:style-name="P509">Basin: Broken River</text:p>
      <text:p text:style-name="P510">Formation: Broken River Group</text:p>
      <text:p text:style-name="P511">Age: Givetian?</text:p>
      <text:p text:style-name="P512"/>
      <text:p text:style-name="P513">L48</text:p>
      <text:p text:style-name="P514">Collector: John Jell 1963</text:p>
      <text:p text:style-name="P515">Indexer: D Strusz</text:p>
      <text:p text:style-name="P516">Location: One mile N of Pandanus Ck homestead on</text:p>
      <text:p text:style-name="P517"><text:tab/><text:s/>Lyndhurst road. Head of Gray Creek.</text:p>
      <text:p text:style-name="P518"><text:tab/>Clarke River 1:25000 sheet<text:s/>2524/25817</text:p>
      <text:p text:style-name="P519"><text:tab/>Montgomery Range 1:63 360 <text:s/></text:p>
      <text:p text:style-name="P520">Basin: Broken River</text:p>
      <text:p text:style-name="P521">Formation: Broken River Group</text:p>
      <text:p text:style-name="P522">Age: Givetian?</text:p>
      <text:p text:style-name="P523"/>
      <text:p text:style-name="P524">L49</text:p>
      <text:p text:style-name="P525">Collector: PJ Stephenson, W Sugden, D Strusz 1963</text:p>
      <text:p text:style-name="P526">Indexer: D Strusz</text:p>
      <text:p text:style-name="P527">Location: Crossing of the Broken River, Wondovale,</text:p>
      <text:p text:style-name="P528"><text:tab/>on Pandanus Ck – Lyndhurst road. BMR locality</text:p>
      <text:p text:style-name="P529"><text:tab/>BRS100,<text:s/>Clarke River 1:25000 sheet<text:s/>2627/25587<text:s/></text:p>
      <text:p text:style-name="P530"><text:tab/>Basin: Broken River</text:p>
      <text:p text:style-name="P531">Formation: Graveyard Creek<text:s/>Group</text:p>
      <text:p text:style-name="P532">Age: Llandovarian</text:p>
      <text:p text:style-name="P533"/>
      <text:soft-page-break/>
      <text:p text:style-name="P534">L50</text:p>
      <text:p text:style-name="P535">Collector: PJ Stephenson, W Sugden, D Strusz 1963</text:p>
      <text:p text:style-name="P536">Indexer: D Strusz</text:p>
      <text:p text:style-name="P537">Location: Wondovale – Pandanus Ck road, about 4 miles N</text:p>
      <text:p text:style-name="P538"><text:tab/>Of Broken River crossing, W side of lstn ridge</text:p>
      <text:p text:style-name="P539"><text:tab/><text:s/>Clarke River 1:25000 sheet 2608/25620<text:s/></text:p>
      <text:p text:style-name="P540"><text:tab/>Basin: Broken River</text:p>
      <text:p text:style-name="P541">Formation: Jack Limestone</text:p>
      <text:p text:style-name="P542">Age: Wenlockian</text:p>
      <text:p text:style-name="P543"/>
      <text:p text:style-name="P544">L51</text:p>
      <text:p text:style-name="P545">Collector: PJ Stephenson, W Sugden, D Strusz 1963</text:p>
      <text:p text:style-name="P546">Indexer: D Strusz</text:p>
      <text:p text:style-name="P547">Location: Limestone lens ~200 yards S of Wondovale –</text:p>
      <text:p text:style-name="P548"><text:tab/>Pandanus Ck road, ~4.5 miles S of Pandanus</text:p>
      <text:p text:style-name="P549"><text:tab/>Creek homestead.</text:p>
      <text:p text:style-name="P550"><text:tab/><text:s/>Clarke River 1:25000 sheet 2567/25748<text:s/></text:p>
      <text:p text:style-name="P551"><text:tab/>Basin: Broken River</text:p>
      <text:p text:style-name="P552">Formation: Broken River Group</text:p>
      <text:p text:style-name="P553">Age: ? Givetian</text:p>
      <text:p text:style-name="P554"/>
      <text:p text:style-name="P555">L53</text:p>
      <text:p text:style-name="P556">Collector: L Gilmore and F Bauer 1963</text:p>
      <text:p text:style-name="P557">Indexer: D Strusz</text:p>
      <text:p text:style-name="P558">Location:<text:s/>Head of Back Valley Creek, 1.25 miles NE of<text:s/></text:p>
      <text:p text:style-name="P559"><text:tab/>Spring Valley homestead, about 8 miles NE of<text:s/></text:p>
      <text:p text:style-name="Normal"><text:span text:style-name="T560"><text:tab/>Flinders River. 143</text:span><text:span text:style-name="T561">o</text:span><text:span text:style-name="T562">59’ 20</text:span><text:span text:style-name="T563"><text:s/>o</text:span><text:span text:style-name="T564"><text:s/>35’</text:span></text:p>
      <text:p text:style-name="P565"><text:tab/>Richmond 1:250000 sheet, 172/425</text:p>
      <text:p text:style-name="P566">Basin: Eromanga</text:p>
      <text:p text:style-name="P567">Formation: Jones Valley Mbr</text:p>
      <text:p text:style-name="P568">Age: Aptian</text:p>
      <text:p text:style-name="P569"/>
      <text:p text:style-name="P570">L54</text:p>
      <text:p text:style-name="P571">Collector:<text:s/></text:p>
      <text:p text:style-name="P572">Indexer: D Strusz</text:p>
      <text:p text:style-name="P573">Location: Mt Crosby, 6 miles NNE of Ipswich, ~ 0.5<text:s/></text:p>
      <text:p text:style-name="P574"><text:tab/>Miles N of Brisbane River</text:p>
      <text:p text:style-name="P575">Basin:<text:s/></text:p>
      <text:p text:style-name="P576">Formation: Nerenleigh-Fernvale Gp</text:p>
      <text:p text:style-name="P577">Age: Late Palaeozoic</text:p>
      <text:p text:style-name="P578"/>
      <text:p text:style-name="P579">L55</text:p>
      <text:p text:style-name="P580">Collector: R. Semple 1964</text:p>
      <text:p text:style-name="P581">Indexer: D Strusz</text:p>
      <text:p text:style-name="P582">Location: Dawson Valley colliery, shales below<text:s/></text:p>
      <text:p text:style-name="P583"><text:tab/>Dawson seam.</text:p>
      <text:p text:style-name="P584"><text:tab/>Baralaba 1:250000 sheet 208/989</text:p>
      <text:p text:style-name="P585">Basin:<text:s/>Bowen</text:p>
      <text:p text:style-name="P586">Formation:<text:s/></text:p>
      <text:p text:style-name="P587">Age: Permian</text:p>
      <text:p text:style-name="P588"/>
      <text:p text:style-name="P589">L56</text:p>
      <text:p text:style-name="P590">Collector: G. Warren 1964</text:p>
      <text:p text:style-name="P591">Indexer: D Strusz</text:p>
      <text:p text:style-name="P592">Location: Crest of Connaught Hill near Connaught</text:p>
      <text:p text:style-name="P593"><text:tab/><text:s/>mine shaft, close to Croydon.</text:p>
      <text:soft-page-break/>
      <text:p text:style-name="P594">Basin: Carpentaria</text:p>
      <text:p text:style-name="P595">Formation: Gilbert River<text:s/></text:p>
      <text:p text:style-name="P596">Age: Aptian</text:p>
      <text:p text:style-name="P597"/>
      <text:p text:style-name="P598">L57</text:p>
      <text:p text:style-name="P599">Collector:<text:s/>D Strusz 1963</text:p>
      <text:p text:style-name="P600">Indexer: D Strusz</text:p>
      <text:p text:style-name="P601">Location:<text:s/>Horseshoe Bend, Fanning River, about</text:p>
      <text:p text:style-name="P602"><text:tab/><text:s/>4.5 miles downstream from homestead</text:p>
      <text:p text:style-name="P603"><text:tab/>Dalrymple 1:63 360 ~4524/25208<text:s/></text:p>
      <text:p text:style-name="P604">Basin: Burdekin</text:p>
      <text:p text:style-name="P605">Formation: Burdekin</text:p>
      <text:p text:style-name="P606">Age: Givetian</text:p>
      <text:p text:style-name="P607"/>
      <text:p text:style-name="P608">L58</text:p>
      <text:p text:style-name="P609">Collector: D Strusz and students 1963</text:p>
      <text:p text:style-name="P610">Indexer: D Strusz</text:p>
      <text:p text:style-name="P611">Location: East side of Dotswood-Mingela road, S of<text:s/></text:p>
      <text:p text:style-name="P612"><text:tab/>grid, about 0.75 miles S of Dotswood<text:s/></text:p>
      <text:p text:style-name="P613"><text:tab/>homestead, SW end of ridge</text:p>
      <text:p text:style-name="P614"><text:tab/>Dotswood 1:63 360<text:s/></text:p>
      <text:p text:style-name="P615">Basin: Burdekin</text:p>
      <text:p text:style-name="P616">Formation: Hardwick</text:p>
      <text:p text:style-name="P617">Age: Tournaisian</text:p>
      <text:p text:style-name="P618"/>
      <text:p text:style-name="P619">L59</text:p>
      <text:p text:style-name="P620">Collector: G. Warren, K. Grenfell, A. Kirby 1963</text:p>
      <text:p text:style-name="P621">Indexer: D Strusz</text:p>
      <text:p text:style-name="P622">Location: Between Arthurs Peak and Dotswood-</text:p>
      <text:p text:style-name="Normal"><text:span text:style-name="T623"><text:tab/>Macrossan road, 2</text:span><text:span text:style-name="T624">nd</text:span><text:span text:style-name="T625"><text:s/>lstn ridge NE of road.</text:span></text:p>
      <text:p text:style-name="P626"><text:tab/>Dalrymple<text:s/>1:63 360<text:s/>~432460/2523590</text:p>
      <text:p text:style-name="P627">Basin: Burdekin</text:p>
      <text:p text:style-name="P628">Formation: Burdekin</text:p>
      <text:p text:style-name="P629">Age: Givetian</text:p>
      <text:p text:style-name="P630"/>
      <text:p text:style-name="P631">L60</text:p>
      <text:p text:style-name="P632">Collector: D Strusz and students 1964</text:p>
      <text:p text:style-name="P633">Indexer: D Strusz</text:p>
      <text:p text:style-name="P634">Location: Little Red Bluff, Charters Towers town</text:p>
      <text:p text:style-name="P635">Basin:</text:p>
      <text:p text:style-name="P636">Formation: Southern Cross</text:p>
      <text:p text:style-name="P637">Age: Palaeocene</text:p>
      <text:p text:style-name="P638"/>
      <text:p text:style-name="P639">L61</text:p>
      <text:p text:style-name="P640">Collector: D Hill and G Tweedale 1964</text:p>
      <text:p text:style-name="P641">Indexer: D Strusz</text:p>
      <text:p text:style-name="P642">Location: Eastern shore, Lake Buchanan</text:p>
      <text:p text:style-name="Normal"><text:span text:style-name="T643"><text:tab/>145</text:span><text:span text:style-name="T644">o</text:span><text:span text:style-name="T645">55’ 21</text:span><text:span text:style-name="T646"><text:s/>o</text:span><text:span text:style-name="T647"><text:s/>35’</text:span></text:p>
      <text:p text:style-name="P648">Basin:</text:p>
      <text:p text:style-name="P649">Formation:</text:p>
      <text:p text:style-name="P650">Age: Quaternary</text:p>
      <text:p text:style-name="P651"/>
      <text:p text:style-name="P652">L62</text:p>
      <text:p text:style-name="P653">Collector: S Brody 1965</text:p>
      <text:p text:style-name="P654">Indexer: D Strusz</text:p>
      <text:p text:style-name="P655">Location: Nerimbera quarry, Rockhampton</text:p>
      <text:soft-page-break/>
      <text:p text:style-name="P656">Basin:<text:s/></text:p>
      <text:p text:style-name="P657">Formation:<text:s/>Berserker Beds</text:p>
      <text:p text:style-name="P658">Age:<text:s/>Permian</text:p>
      <text:p text:style-name="P659"/>
      <text:p text:style-name="P660">L62</text:p>
      <text:p text:style-name="P661">Collector: W Ager 1965</text:p>
      <text:p text:style-name="P662">Indexer: D Strusz</text:p>
      <text:p text:style-name="P663">Location: Road from Stamford to Abbotsford</text:p>
      <text:p text:style-name="P664"><text:tab/>SW of Hughenden, ~ 10.5 miles W of</text:p>
      <text:p text:style-name="P665"><text:tab/>Stamford, ~0,5 miles E of Abbotsford</text:p>
      <text:p text:style-name="P666">Basin: Eromanga</text:p>
      <text:p text:style-name="P667">Formation:<text:s/></text:p>
      <text:p text:style-name="P668">Age: Early Cretaceous</text:p>
      <text:p text:style-name="P669"/>
      <text:p text:style-name="P670">L63</text:p>
      <text:p text:style-name="P671">Collector: W Ager 1965</text:p>
      <text:p text:style-name="P672">Indexer: D Strusz</text:p>
      <text:p text:style-name="P673">Location: Road from Stamford to Abbotsford</text:p>
      <text:p text:style-name="P674"><text:tab/>SW of Hughenden, ~ 10.5 miles W of</text:p>
      <text:p text:style-name="P675"><text:tab/>Stamford, ~0,5 miles E of Abbotsford</text:p>
      <text:p text:style-name="P676">Basin: Eromanga</text:p>
      <text:p text:style-name="P677">Formation:<text:s/></text:p>
      <text:p text:style-name="P678">Age: Early Cretaceous</text:p>
      <text:p text:style-name="P679"/>
      <text:p text:style-name="P680">L64</text:p>
      <text:p text:style-name="P681">Collector:<text:s/></text:p>
      <text:p text:style-name="P682">Indexer: R Jull</text:p>
      <text:p text:style-name="P683">Location: Newcastle district</text:p>
      <text:p text:style-name="P684">Basin:</text:p>
      <text:p text:style-name="P685">Formation: Greta Coal Measures</text:p>
      <text:p text:style-name="P686">Age: Permian</text:p>
      <text:p text:style-name="P687"/>
      <text:p text:style-name="P688">L65</text:p>
      <text:p text:style-name="P689">Collector: L. A. Pieters 1967</text:p>
      <text:p text:style-name="P690">Indexer: R Jull</text:p>
      <text:p text:style-name="P691">Location: 30 miles NE of Alice Springs, in Harts Range</text:p>
      <text:p text:style-name="P692">Basin: Amadeus</text:p>
      <text:p text:style-name="P693">Formation:<text:s/></text:p>
      <text:p text:style-name="P694">Age: Proterozoic</text:p>
      <text:p text:style-name="P695"/>
      <text:p text:style-name="P696">L66</text:p>
      <text:p text:style-name="P697">Collector: L. A. Pieters 1967</text:p>
      <text:p text:style-name="P698">Indexer: R Jull</text:p>
      <text:p text:style-name="P699">Location:<text:s/>Northern South Australia, unlocalised</text:p>
      <text:p text:style-name="P700">Basin:<text:s/>Adelaide Fold Belt</text:p>
      <text:p text:style-name="P701">Formation:<text:s/>?Pound Quartzite</text:p>
      <text:p text:style-name="P702">Age:<text:s/>Ediacaran</text:p>
      <text:p text:style-name="P703"/>
      <text:p text:style-name="P704">L67</text:p>
      <text:p text:style-name="P705">Collector: R Jull, Petherbridge, I Perrot 1967</text:p>
      <text:p text:style-name="P706">Indexer: R Jull</text:p>
      <text:p text:style-name="P707">Location: Walsh River, 1 mile N of Boomers Hole,</text:p>
      <text:p text:style-name="P708"><text:tab/>from river and 0.25 miles E.</text:p>
      <text:p text:style-name="P709">Basin: Carpentaria</text:p>
      <text:p text:style-name="P710">Formation: Wallumbilla</text:p>
      <text:p text:style-name="P711">Age: Aptian</text:p>
      <text:p text:style-name="P712"/>
      <text:p text:style-name="P713">L68</text:p>
      <text:p text:style-name="P714">Collector: I Perrot 1967</text:p>
      <text:p text:style-name="P715">Indexer: R Jull</text:p>
      <text:p text:style-name="P716">Location: Richmond 1:250000 sheet, Spring Valley</text:p>
      <text:p text:style-name="P717"><text:tab/>between homestead and shearing shed.</text:p>
      <text:p text:style-name="Normal"><text:span text:style-name="T718"><text:tab/></text:span><text:span text:style-name="T719">143</text:span><text:span text:style-name="T720">o</text:span><text:span text:style-name="T721">59’ 20</text:span><text:span text:style-name="T722"><text:s/>o</text:span><text:span text:style-name="T723"><text:s/>33</text:span><text:span text:style-name="T724">’</text:span></text:p>
      <text:p text:style-name="P725">Basin:<text:s/>Eromanga</text:p>
      <text:p text:style-name="P726">Formation:<text:s/>Wallumbilla?</text:p>
      <text:p text:style-name="P727">Age:<text:s/>Early Cretaceous</text:p>
      <text:p text:style-name="P728"/>
      <text:p text:style-name="P729">L69</text:p>
      <text:p text:style-name="P730">Collector: W Morgan 1968</text:p>
      <text:p text:style-name="P731">Indexer: R Jull</text:p>
      <text:p text:style-name="P732">Location: Elizabeth Creek, 2 miles NW of Nychum</text:p>
      <text:p text:style-name="P733"><text:tab/>homestead. Mossman 1:250000 sheet.<text:s/></text:p>
      <text:p text:style-name="P734">Basin: Formation: Nychum Volcanics</text:p>
      <text:p text:style-name="P735">Age: Permian</text:p>
      <text:p text:style-name="P736"/>
      <text:p text:style-name="P737">L71</text:p>
      <text:p text:style-name="P738">Collector: I Perrot 1967</text:p>
      <text:p text:style-name="P739">Indexer: R Jull</text:p>
      <text:p text:style-name="P740">Location: Reservoir Hill, to E of road<text:s/></text:p>
      <text:p text:style-name="P741"><text:tab/>0.25 miles S of Scottville</text:p>
      <text:p text:style-name="P742">Basin: Bowen</text:p>
      <text:p text:style-name="P743">Formation: Big Strophalosia bed</text:p>
      <text:p text:style-name="P744">Age: Permian</text:p>
      <text:p text:style-name="P745"/>
      <text:p text:style-name="P746">L72</text:p>
      <text:p text:style-name="P747">Collector: I Perrot 1967</text:p>
      <text:p text:style-name="P748">Indexer: R Jull</text:p>
      <text:p text:style-name="P749">Location:<text:s/>Creek bed, 0.5 miles E of Exmore Station.</text:p>
      <text:p text:style-name="P750">Basin: Bowen</text:p>
      <text:p text:style-name="P751">Formation:<text:s/>Back Creek Group</text:p>
      <text:p text:style-name="P752">Age: Permian</text:p>
      <text:p text:style-name="P753"/>
      <text:p text:style-name="P754">L73</text:p>
      <text:p text:style-name="P755">Collector: I Perrot 1967</text:p>
      <text:p text:style-name="P756">Indexer: R Jull</text:p>
      <text:p text:style-name="P757">Location: W bank of Bowen River, 4 miles N of</text:p>
      <text:p text:style-name="P758"><text:tab/>Road leading from Collinsville</text:p>
      <text:p text:style-name="P759">Basin: Bowen</text:p>
      <text:p text:style-name="P760">Formation: Lizzie Creek Volcanics?</text:p>
      <text:p text:style-name="P761">Age: Permian</text:p>
      <text:p text:style-name="P762"/>
      <text:p text:style-name="P763">L74</text:p>
      <text:p text:style-name="P764">Collector: I Perrot 1967</text:p>
      <text:p text:style-name="P765">Indexer: R Jull</text:p>
      <text:p text:style-name="P766">Location: E bank of Bowen River, 0.5 miles N of</text:p>
      <text:p text:style-name="P767"><text:tab/>road crossing W of Collinsville</text:p>
      <text:p text:style-name="P768">Basin: Bowen</text:p>
      <text:p text:style-name="P769">Formation: Lizzie Creek Volcanics?</text:p>
      <text:p text:style-name="P770">Age: Permian</text:p>
      <text:p text:style-name="P771"/>
      <text:p text:style-name="P772">L75</text:p>
      <text:p text:style-name="P773">Collector: I Perrot 1967</text:p>
      <text:soft-page-break/>
      <text:p text:style-name="P774">Indexer: R Jull</text:p>
      <text:p text:style-name="P775">Location: Corduroy Creek crossing on Scottville<text:s/></text:p>
      <text:p text:style-name="P776"><text:tab/>road, 2 miles S of Collinsville.</text:p>
      <text:p text:style-name="P777">Basin: Bowen</text:p>
      <text:p text:style-name="P778">Formation: Back Creek Group</text:p>
      <text:p text:style-name="P779">Age: Permian</text:p>
      <text:p text:style-name="P780"/>
      <text:p text:style-name="P781">L76</text:p>
      <text:p text:style-name="P782">Collector: R Jull 1967</text:p>
      <text:p text:style-name="P783">Indexer: R Jull</text:p>
      <text:p text:style-name="P784">Location: 0.5 miles N of Mungana, on S face of</text:p>
      <text:p text:style-name="P785"><text:tab/>Bluff<text:s/>containing Monkham cave.</text:p>
      <text:p text:style-name="P786">Basin:<text:s/>Hodgkinson</text:p>
      <text:p text:style-name="P787">Formation:<text:s/>Chillagoe</text:p>
      <text:p text:style-name="P788">Age:<text:s/>Silurian?</text:p>
      <text:p text:style-name="P789">Note: Strat. order of locs is L88 (lowest), 87,</text:p>
      <text:p text:style-name="P790">86=(77, 76), 85=78, 84, 83, 82, 80, 79, 81.</text:p>
      <text:p text:style-name="P791"><text:s/></text:p>
      <text:p text:style-name="P792">L77</text:p>
      <text:p text:style-name="P793">Collector: R Jull 1967</text:p>
      <text:p text:style-name="P794">Indexer: R Jull</text:p>
      <text:p text:style-name="P795">Location: 0.8 miles N of Mungana, on footrock</text:p>
      <text:p text:style-name="P796"><text:tab/>leading to Monkham cave.</text:p>
      <text:p text:style-name="P797">Basin: Hodgkinson</text:p>
      <text:p text:style-name="P798">Formation: Chillagoe</text:p>
      <text:p text:style-name="P799">Age: Silurian?</text:p>
      <text:p text:style-name="P800"/>
      <text:p text:style-name="P801">L78</text:p>
      <text:p text:style-name="P802">Collector: R Jull 1967</text:p>
      <text:p text:style-name="P803">Indexer: R Jull</text:p>
      <text:p text:style-name="P804">Location:<text:s/>1 mile<text:s/>N of Mungana,<text:s/>immediately S</text:p>
      <text:p text:style-name="P805"><text:tab/>Of road leading to<text:s/>on<text:s/>Monkham cave.</text:p>
      <text:p text:style-name="P806">Basin: Hodgkinson</text:p>
      <text:p text:style-name="P807">Formation: Chillagoe</text:p>
      <text:p text:style-name="P808">Age: Silurian?</text:p>
      <text:p text:style-name="P809"/>
      <text:p text:style-name="P810">L79</text:p>
      <text:p text:style-name="P811">Collector: R Jull 1967</text:p>
      <text:p text:style-name="P812">Indexer: R Jull</text:p>
      <text:p text:style-name="P813">Location: 2.6 miles NE of Mungana, stream bed</text:p>
      <text:p text:style-name="P814"><text:tab/>25 yards S of Redcap Road.</text:p>
      <text:p text:style-name="P815">Basin: Hodgkinson</text:p>
      <text:p text:style-name="P816">Formation: Chillagoe</text:p>
      <text:p text:style-name="P817">Age: Silurian?</text:p>
      <text:p text:style-name="P818"/>
      <text:p text:style-name="P819">L80</text:p>
      <text:p text:style-name="P820">Collector: R Jull 1967</text:p>
      <text:p text:style-name="P821">Indexer: R Jull</text:p>
      <text:p text:style-name="P822">Location: 2.5 miles NE of Mungana, stream bed</text:p>
      <text:p text:style-name="P823"><text:tab/>25 yards S of Redcap Road.</text:p>
      <text:p text:style-name="P824">Basin: Hodgkinson</text:p>
      <text:p text:style-name="P825">Formation: Chillagoe</text:p>
      <text:p text:style-name="P826">Age: Silurian?</text:p>
      <text:p text:style-name="P827"/>
      <text:p text:style-name="P828">L81</text:p>
      <text:p text:style-name="P829">Collector: R Jull 1967</text:p>
      <text:soft-page-break/>
      <text:p text:style-name="P830">Indexer: R Jull</text:p>
      <text:p text:style-name="P831">Location: 2.9 miles NE of Mungana, 25 yards<text:s/></text:p>
      <text:p text:style-name="P832"><text:tab/>S of Redcap Road.</text:p>
      <text:p text:style-name="P833">Basin: Hodgkinson</text:p>
      <text:p text:style-name="P834">Formation: Chillagoe</text:p>
      <text:p text:style-name="P835">Age: Silurian?</text:p>
      <text:p text:style-name="P836"/>
      <text:p text:style-name="P837">L82</text:p>
      <text:p text:style-name="P838">Collector: R Jull 1967</text:p>
      <text:p text:style-name="P839">Indexer: R Jull</text:p>
      <text:p text:style-name="P840">Location: 2.3 miles NE of Mungana, from low</text:p>
      <text:p text:style-name="P841"><text:tab/>outcropping lstn across stream to S</text:p>
      <text:p text:style-name="P842"><text:tab/><text:s/>of Redcap Road.</text:p>
      <text:p text:style-name="P843">Basin: Hodgkinson</text:p>
      <text:p text:style-name="P844">Formation: Chillagoe</text:p>
      <text:p text:style-name="P845">Age: Silurian?</text:p>
      <text:p text:style-name="P846"/>
      <text:p text:style-name="P847">L83</text:p>
      <text:p text:style-name="P848">Collector: R Jull 1967</text:p>
      <text:p text:style-name="P849">Indexer: R Jull</text:p>
      <text:p text:style-name="P850">Location: 1.8 miles NE of Mungana, from low</text:p>
      <text:p text:style-name="P851"><text:tab/>bluff S of Redcap Road.</text:p>
      <text:p text:style-name="P852">Basin: Hodgkinson</text:p>
      <text:p text:style-name="P853">Formation: Chillagoe</text:p>
      <text:p text:style-name="P854">Age: Silurian?</text:p>
      <text:p text:style-name="P855"/>
      <text:p text:style-name="P856">L84</text:p>
      <text:p text:style-name="P857">Collector: R Jull 1967</text:p>
      <text:p text:style-name="P858">Indexer: R Jull</text:p>
      <text:p text:style-name="P859">Location: 1.5 miles NE of Mungana, lstn<text:s/></text:p>
      <text:p text:style-name="P860"><text:tab/>immediately S of Redcap Road.</text:p>
      <text:p text:style-name="P861">Basin: Hodgkinson</text:p>
      <text:p text:style-name="P862">Formation: Chillagoe</text:p>
      <text:p text:style-name="P863">Age: Silurian?</text:p>
      <text:p text:style-name="P864"/>
      <text:p text:style-name="P865">L85</text:p>
      <text:p text:style-name="P866">Collector: R Jull 1967</text:p>
      <text:p text:style-name="P867">Indexer: R Jull</text:p>
      <text:p text:style-name="P868">Location: 1.4 miles NE of Mungana, lstn S of Redcap Road.</text:p>
      <text:p text:style-name="P869">Basin: Hodgkinson</text:p>
      <text:p text:style-name="P870">Formation: Chillagoe</text:p>
      <text:p text:style-name="P871">Age: Silurian?</text:p>
      <text:p text:style-name="P872"/>
      <text:p text:style-name="P873">L86<text:s/></text:p>
      <text:p text:style-name="P874">Collector: R Jull 1967</text:p>
      <text:p text:style-name="P875">Indexer: R Jull</text:p>
      <text:p text:style-name="P876">Location: 1 mile NE of Mungana, from low</text:p>
      <text:p text:style-name="P877"><text:tab/>Lstn outcrops S of Redcap Road.</text:p>
      <text:p text:style-name="P878">Basin: Hodgkinson</text:p>
      <text:p text:style-name="P879">Formation: Chillagoe</text:p>
      <text:p text:style-name="P880">Age: Silurian?</text:p>
      <text:p text:style-name="P881"/>
      <text:p text:style-name="P882">L87</text:p>
      <text:p text:style-name="P883">Collector: R Jull 1967</text:p>
      <text:p text:style-name="P884">Indexer: R Jull</text:p>
      <text:p text:style-name="P885">Location: 0.6<text:s/>miles NE of Mungana, from low</text:p>
      <text:soft-page-break/>
      <text:p text:style-name="P886"><text:tab/>Lstn outcrop<text:s/>S of Redcap Road.</text:p>
      <text:p text:style-name="P887">Basin: Hodgkinson</text:p>
      <text:p text:style-name="P888">Formation: Chillagoe</text:p>
      <text:p text:style-name="P889">Age: Silurian?</text:p>
      <text:p text:style-name="P890"/>
      <text:p text:style-name="P891">L88</text:p>
      <text:p text:style-name="P892">Collector: R Jull 1967</text:p>
      <text:p text:style-name="P893">Indexer: R Jull</text:p>
      <text:p text:style-name="P894">Location: 0.2 miles NE of Mungana,<text:s/></text:p>
      <text:p text:style-name="P895">from bluff on S of road.</text:p>
      <text:p text:style-name="P896">Basin: Hodgkinson</text:p>
      <text:p text:style-name="P897">Formation: Chillagoe</text:p>
      <text:p text:style-name="P898">Age: Silurian?</text:p>
      <text:p text:style-name="P899"/>
      <text:p text:style-name="P900">L89</text:p>
      <text:p text:style-name="P901">Collector: R Jull 1967</text:p>
      <text:p text:style-name="P902">Indexer: R Jull</text:p>
      <text:p text:style-name="P903">Location: 300 yards E of Chillagoe –<text:s/></text:p>
      <text:p text:style-name="P904"><text:tab/>Normanton road bridge</text:p>
      <text:p text:style-name="P905">Basin: Hodgkinson</text:p>
      <text:p text:style-name="P906">Formation: Chillagoe</text:p>
      <text:p text:style-name="P907">Age: Silurian?</text:p>
      <text:p text:style-name="P908"/>
      <text:p text:style-name="P909">L90</text:p>
      <text:p text:style-name="P910">Collector: R Jull 1967</text:p>
      <text:p text:style-name="P911">Indexer: R Jull</text:p>
      <text:p text:style-name="P912">Location: 50 yards S of Chillagoe – Normanton</text:p>
      <text:p text:style-name="P913"><text:tab/><text:s/>road crossing of Derby Creek, approx 3 mls</text:p>
      <text:p text:style-name="P914"><text:tab/>NE of Walsh River crossing.</text:p>
      <text:p text:style-name="P915">Basin: Hodgkinson</text:p>
      <text:p text:style-name="P916">Formation: Chillagoe</text:p>
      <text:p text:style-name="P917">Age: Silurian?</text:p>
      <text:p text:style-name="P918"/>
      <text:p text:style-name="P919">L91</text:p>
      <text:p text:style-name="P920">Collector: R Jull 1967</text:p>
      <text:p text:style-name="P921">Indexer: R Jull</text:p>
      <text:p text:style-name="P922">Location: <text:s/>About 1 mile NE of where the OK</text:p>
      <text:p text:style-name="P923"><text:tab/><text:s/>mine road meet river, approx 1.5 mls</text:p>
      <text:p text:style-name="P924"><text:tab/>NE of Walsh River crossing on</text:p>
      <text:p text:style-name="P925"><text:tab/>Chillagoe – Normanton road.</text:p>
      <text:p text:style-name="P926">Basin: Hodgkinson</text:p>
      <text:p text:style-name="P927">Formation: Chillagoe</text:p>
      <text:p text:style-name="P928">Age: Silurian?</text:p>
      <text:p text:style-name="P929"/>
      <text:p text:style-name="P930">L92</text:p>
      <text:p text:style-name="P931">Collector: R Jull 1967</text:p>
      <text:p text:style-name="P932">Indexer: R Jull</text:p>
      <text:p text:style-name="P933">Location: <text:s/>N bank of Walsh River,<text:s/>1.5 mls</text:p>
      <text:p text:style-name="P934"><text:tab/>NE of Walsh River crossing on</text:p>
      <text:p text:style-name="P935"><text:tab/>Chillagoe – Normanton road.</text:p>
      <text:p text:style-name="P936"><text:tab/>~ 100 feet stratigraphically above L91</text:p>
      <text:p text:style-name="P937">Basin: Hodgkinson</text:p>
      <text:p text:style-name="P938">Formation: Chillagoe</text:p>
      <text:p text:style-name="P939">Age: Silurian?</text:p>
      <text:p text:style-name="P940"/>
      <text:p text:style-name="P941">L93</text:p>
      <text:soft-page-break/>
      <text:p text:style-name="P942">Collector: R Jull 1967</text:p>
      <text:p text:style-name="P943">Indexer: R Jull</text:p>
      <text:p text:style-name="P944">Location: <text:s/>N bank of Walsh River, 1.5 mls</text:p>
      <text:p text:style-name="P945"><text:tab/>NE of Walsh River crossing on</text:p>
      <text:p text:style-name="P946"><text:tab/>Chillagoe – Normanton road.</text:p>
      <text:p text:style-name="P947"><text:tab/>~ 100 feet stratigraphically above L92.</text:p>
      <text:p text:style-name="P948">Basin: Hodgkinson</text:p>
      <text:p text:style-name="P949">Formation: Chillagoe</text:p>
      <text:p text:style-name="P950">Age: Silurian?</text:p>
      <text:p text:style-name="P951"/>
      <text:p text:style-name="P952">L94</text:p>
      <text:p text:style-name="P953">Collector: R Jull 1967</text:p>
      <text:p text:style-name="P954">Indexer: R Jull</text:p>
      <text:p text:style-name="P955">Location: <text:s/>On W side of small track</text:p>
      <text:p text:style-name="P956"><text:tab/>leading from OK (Bellview</text:p>
      <text:p text:style-name="P957"><text:tab/>Homestead) road to Chillagoe.</text:p>
      <text:p text:style-name="P958"><text:tab/>About 0.75 miles E of Chillagoe<text:s/></text:p>
      <text:list text:style-name="LFO1" text:continue-numbering="true">
        <text:list-item>
          <text:p text:style-name="P959">Normanton road and 4 miles NE<text:s/></text:p>
        </text:list-item>
      </text:list>
      <text:p text:style-name="P960">of<text:s/>Walsh River crossing</text:p>
      <text:p text:style-name="P961">Basin: Hodgkinson</text:p>
      <text:p text:style-name="P962">Formation: Chillagoe</text:p>
      <text:p text:style-name="P963">Age: Silurian?</text:p>
      <text:p text:style-name="P964"/>
      <text:p text:style-name="P965">L95</text:p>
      <text:p text:style-name="P966">Collector: R Jull 1967</text:p>
      <text:p text:style-name="P967">Indexer: R Jull</text:p>
      <text:p text:style-name="P968">Location: <text:s/>Small limestone lens on N bank</text:p>
      <text:p text:style-name="P969">of Walsh about 2.5 miles NE<text:s/></text:p>
      <text:p text:style-name="P970">of Walsh River crossing.</text:p>
      <text:p text:style-name="P971">Basin: Hodgkinson</text:p>
      <text:p text:style-name="P972">Formation: Chillagoe</text:p>
      <text:p text:style-name="P973">Age: Silurian?</text:p>
      <text:p text:style-name="P974"/>
      <text:p text:style-name="P975">L96</text:p>
      <text:p text:style-name="P976">Collector: W Sugden, D Strusz 1965</text:p>
      <text:p text:style-name="P977">Indexer: R Jull</text:p>
      <text:p text:style-name="P978">Location: <text:s/>500 yards ESE of “The Rocks”<text:s/></text:p>
      <text:p text:style-name="P979">dacite plug.</text:p>
      <text:p text:style-name="P980">Basin: Burdekin</text:p>
      <text:p text:style-name="P981">Formation: Burdekin</text:p>
      <text:p text:style-name="P982">Age: Givetian</text:p>
      <text:p text:style-name="P983"/>
      <text:p text:style-name="P984">L97</text:p>
      <text:p text:style-name="P985">Collector: W Sugden, R Jull 1967</text:p>
      <text:p text:style-name="P986">Indexer: R Jull</text:p>
      <text:p text:style-name="P987">Location: <text:s/>600-700 yards ESE</text:p>
      <text:p text:style-name="P988"><text:s/>of “The Rocks” dacite plug.</text:p>
      <text:p text:style-name="P989">Basin: Burdekin</text:p>
      <text:p text:style-name="P990">Formation: Burdekin</text:p>
      <text:p text:style-name="P991">Age: Givetian<text:s/></text:p>
      <text:p text:style-name="P992"/>
      <text:p text:style-name="P993">L98</text:p>
      <text:p text:style-name="P994">Collector: F. de Keyser 1967</text:p>
      <text:p text:style-name="P995">Indexer: R Jull</text:p>
      <text:p text:style-name="P996">Location: SE of Duchess, probably close to</text:p>
      <text:p text:style-name="P997"><text:tab/>BMR loc 120a</text:p>
      <text:soft-page-break/>
      <text:p text:style-name="P998">Basin: Georgina</text:p>
      <text:p text:style-name="P999">Formation: Pommegranite Lstn</text:p>
      <text:p text:style-name="P1000">Age: Middle Cambrian</text:p>
      <text:p text:style-name="P1001"/>
      <text:p text:style-name="P1002">L99</text:p>
      <text:p text:style-name="P1003">Collector: J. Craven 1967</text:p>
      <text:p text:style-name="P1004">Indexer: R Jull</text:p>
      <text:p text:style-name="P1005">Location: <text:s/>NW of Mt Isa on main highway</text:p>
      <text:p text:style-name="P1006"><text:tab/>1 mile S of turnoff to Yelvertoft</text:p>
      <text:p text:style-name="P1007"><text:tab/>homestead</text:p>
      <text:p text:style-name="P1008">Basin: Georgina</text:p>
      <text:p text:style-name="P1009">Formation: ?Beetle Creek</text:p>
      <text:p text:style-name="P1010">Age: Middle Cambrian</text:p>
      <text:p text:style-name="P1011"/>
      <text:p text:style-name="P1012">L100</text:p>
      <text:p text:style-name="P1013">Collector: unknown</text:p>
      <text:p text:style-name="P1014">Indexer: R Jull</text:p>
      <text:p text:style-name="P1015">Location: <text:s/>30 miles from Hughenden<text:s/></text:p>
      <text:p text:style-name="P1016"><text:tab/>on old road to Richmond</text:p>
      <text:p text:style-name="P1017">Basin: Eromanga</text:p>
      <text:p text:style-name="P1018">Formation: ? Toolebuc</text:p>
      <text:p text:style-name="P1019">Age: Albian</text:p>
      <text:p text:style-name="P1020"/>
      <text:p text:style-name="P1021">L101</text:p>
      <text:p text:style-name="P1022">Collector: D Wyatt, R Jull 1967</text:p>
      <text:p text:style-name="P1023">Indexer: R Jull</text:p>
      <text:p text:style-name="P1024">Location: <text:s/>N bank of Burdekin River</text:p>
      <text:p text:style-name="P1025"><text:tab/>650<text:s/>yards ESE</text:p>
      <text:p text:style-name="P1026"><text:s/><text:tab/>of “The Rocks” dacite plug.</text:p>
      <text:p text:style-name="P1027">Basin: Burdekin</text:p>
      <text:p text:style-name="P1028">Formation: Burdekin</text:p>
      <text:p text:style-name="P1029"/>
      <text:p text:style-name="P1030">L102</text:p>
      <text:p text:style-name="P1031">Collector: R Jull and Petherbridge 1966</text:p>
      <text:p text:style-name="P1032">Indexer: R Jull</text:p>
      <text:p text:style-name="P1033">Location: <text:s/>Broken River gorge, 2.5 miles NW of</text:p>
      <text:p text:style-name="P1034"><text:tab/>Pandanus – Wandovale road crossing of<text:s/></text:p>
      <text:p text:style-name="P1035"><text:tab/>Broken River. 442-479 above base of</text:p>
      <text:p text:style-name="P1036"><text:tab/>Lstn, <text:s/>=UQ3162</text:p>
      <text:p text:style-name="P1037">Basin: Broken River</text:p>
      <text:p text:style-name="P1038">Formation: Jack Limestone</text:p>
      <text:p text:style-name="P1039">Age: Silurian</text:p>
      <text:p text:style-name="P1040"/>
      <text:p text:style-name="P1041">L103</text:p>
      <text:p text:style-name="P1042">Collector: R Jull and Petherbridge 1966</text:p>
      <text:p text:style-name="P1043">Indexer: R Jull</text:p>
      <text:p text:style-name="P1044">Location: <text:s/>Broken River gorge, 2.5 miles NW of</text:p>
      <text:p text:style-name="P1045"><text:tab/>Pandanus – Wandovale road crossing of<text:s/></text:p>
      <text:p text:style-name="P1046"><text:tab/>Broken River.<text:s/>479-504 above base of</text:p>
      <text:p text:style-name="P1047"><text:tab/>Lstn, <text:s/>=UQ3163</text:p>
      <text:p text:style-name="P1048">Basin: Broken River</text:p>
      <text:p text:style-name="P1049">Formation: Jack Limestone</text:p>
      <text:p text:style-name="P1050">Age: Silurian</text:p>
      <text:p text:style-name="P1051"/>
      <text:p text:style-name="P1052">L104</text:p>
      <text:p text:style-name="P1053">Collector: R Jull and Petherbridge 1966</text:p>
      <text:soft-page-break/>
      <text:p text:style-name="P1054">Indexer: R Jull</text:p>
      <text:p text:style-name="P1055">Location: <text:s/>Broken River gorge, 2.5 miles NW of</text:p>
      <text:p text:style-name="P1056"><text:tab/>Pandanus – Wandovale road crossing of<text:s/></text:p>
      <text:p text:style-name="P1057"><text:tab/>Broken River.</text:p>
      <text:p text:style-name="P1058"><text:tab/>504-554 above base of lstn<text:s/>=UQ3164</text:p>
      <text:p text:style-name="P1059">Basin: Broken River</text:p>
      <text:p text:style-name="P1060">Formation:<text:s/>Jack Limestone</text:p>
      <text:p text:style-name="P1061">Age: Silurian</text:p>
      <text:p text:style-name="P1062"/>
      <text:p text:style-name="P1063">L105</text:p>
      <text:p text:style-name="P1064">Collector: R Jull and Petherbridge 1966</text:p>
      <text:p text:style-name="P1065">Indexer: R Jull</text:p>
      <text:p text:style-name="P1066">Location: <text:s/>Broken River gorge, 2.5 miles NW of</text:p>
      <text:p text:style-name="P1067"><text:tab/>Pandanus – Wandovale road crossing of<text:s/></text:p>
      <text:p text:style-name="P1068"><text:tab/>Broken River.<text:s/>4554-629 above base of</text:p>
      <text:p text:style-name="P1069"><text:tab/>Lstn, <text:s/>=UQ3165</text:p>
      <text:p text:style-name="P1070">Basin: Broken River</text:p>
      <text:p text:style-name="P1071">Formation:<text:s/>Jack Limestone</text:p>
      <text:p text:style-name="P1072">Age: Silurian</text:p>
      <text:p text:style-name="P1073"/>
      <text:p text:style-name="P1074">L106</text:p>
      <text:p text:style-name="P1075">Collector: R Jull and Petherbridge 1966</text:p>
      <text:p text:style-name="P1076">Indexer: R Jull</text:p>
      <text:p text:style-name="P1077">Location: <text:s/>Broken River gorge, 2.5 miles NW of</text:p>
      <text:p text:style-name="P1078"><text:tab/>Pandanus – Wandovale road crossing of<text:s/></text:p>
      <text:p text:style-name="P1079"><text:tab/>Broken River.<text:s/>629-698 above base</text:p>
      <text:p text:style-name="P1080"><text:tab/><text:s/>of lstn =UQ3166</text:p>
      <text:p text:style-name="P1081">Basin: Broken River</text:p>
      <text:p text:style-name="P1082">Formation:<text:s/>Jack Limestone</text:p>
      <text:p text:style-name="P1083">Age: Silurian</text:p>
      <text:p text:style-name="P1084"/>
      <text:p text:style-name="P1085">L107</text:p>
      <text:p text:style-name="P1086">Collector: R Jull and Petherbridge 1966</text:p>
      <text:p text:style-name="P1087">Indexer: R Jull</text:p>
      <text:p text:style-name="P1088">Location: <text:s/>Broken River gorge, 2.5 miles NW of</text:p>
      <text:p text:style-name="P1089"><text:tab/>Pandanus – Wandovale road crossing of<text:s/></text:p>
      <text:p text:style-name="P1090"><text:tab/>Broken River. 698-721 above base</text:p>
      <text:p text:style-name="P1091"><text:tab/><text:s/>of lstn =UQ3167</text:p>
      <text:p text:style-name="P1092">Basin: Broken River</text:p>
      <text:p text:style-name="P1093">Formation: Jack Limestone</text:p>
      <text:p text:style-name="P1094">Age: Silurian</text:p>
      <text:p text:style-name="P1095"/>
      <text:p text:style-name="P1096">L108</text:p>
      <text:p text:style-name="P1097">Collector: R Jull and Petherbridge 1966</text:p>
      <text:p text:style-name="P1098">Indexer: R Jull</text:p>
      <text:p text:style-name="P1099">Location: <text:s/>Broken River gorge, 2.5 miles NW of</text:p>
      <text:p text:style-name="P1100"><text:tab/>Pandanus – Wandovale road crossing of<text:s/></text:p>
      <text:p text:style-name="P1101"><text:tab/>Broken River. 1035-1089 above base</text:p>
      <text:p text:style-name="P1102"><text:tab/><text:s/>of lstn =UQ3168</text:p>
      <text:p text:style-name="P1103">Basin: Broken River</text:p>
      <text:p text:style-name="P1104">Formation: Jack Limestone</text:p>
      <text:p text:style-name="P1105">Age: Silurian</text:p>
      <text:p text:style-name="P1106"/>
      <text:p text:style-name="P1107">L109</text:p>
      <text:p text:style-name="P1108">Collector: R Jull and Petherbridge 1966</text:p>
      <text:p text:style-name="P1109">Indexer: R Jull</text:p>
      <text:soft-page-break/>
      <text:p text:style-name="P1110">Location: <text:s/>Broken River gorge, 2.5 miles NW of</text:p>
      <text:p text:style-name="P1111"><text:tab/>Pandanus – Wandovale road crossing of<text:s/></text:p>
      <text:p text:style-name="P1112"><text:tab/>Broken River. 1089-1149 above base</text:p>
      <text:p text:style-name="P1113"><text:tab/><text:s/>of lstn =UQ3169</text:p>
      <text:p text:style-name="P1114">Basin: Broken River</text:p>
      <text:p text:style-name="P1115">Formation: Jack Limestone</text:p>
      <text:p text:style-name="P1116">Age: Silurian</text:p>
      <text:p text:style-name="P1117"/>
      <text:p text:style-name="P1118">L110</text:p>
      <text:p text:style-name="P1119">Collector: R Jull and Petherbridge 1966</text:p>
      <text:p text:style-name="P1120">Indexer: R Jull</text:p>
      <text:p text:style-name="P1121">Location: <text:s/>Broken River gorge, 2.5 miles NW of</text:p>
      <text:p text:style-name="P1122"><text:tab/>Pandanus – Wandovale road crossing of<text:s/></text:p>
      <text:p text:style-name="P1123"><text:tab/>Broken River. 1149-1170 above base</text:p>
      <text:p text:style-name="P1124"><text:tab/><text:s/>of lstn =UQ3170</text:p>
      <text:p text:style-name="P1125">Basin: Broken River</text:p>
      <text:p text:style-name="P1126">Formation: Jack Limestone</text:p>
      <text:p text:style-name="P1127">Age: Silurian</text:p>
      <text:p text:style-name="P1128"/>
      <text:p text:style-name="P1129"/>
      <text:p text:style-name="P1130">L111</text:p>
      <text:p text:style-name="P1131">Collector: R Jull and Petherbridge 1966</text:p>
      <text:p text:style-name="P1132">Indexer: R Jull</text:p>
      <text:p text:style-name="P1133">Location: <text:s/>Broken River gorge, 2.5 miles NW of</text:p>
      <text:p text:style-name="P1134"><text:tab/>Pandanus – Wandovale road crossing of<text:s/></text:p>
      <text:p text:style-name="P1135"><text:tab/>Broken River. 1226 above base</text:p>
      <text:p text:style-name="P1136"><text:tab/><text:s/>of lstn =UQ3171</text:p>
      <text:p text:style-name="P1137">Basin: Broken River</text:p>
      <text:p text:style-name="P1138">Formation: Jack Limestone</text:p>
      <text:p text:style-name="P1139">Age: Silurian</text:p>
      <text:p text:style-name="P1140"/>
      <text:p text:style-name="P1141">L112</text:p>
      <text:p text:style-name="P1142">Collector: R Jull and Petherbridge 1966</text:p>
      <text:p text:style-name="P1143">Indexer: R Jull</text:p>
      <text:p text:style-name="P1144">Location: <text:s/>Broken River gorge, 2.5 miles NW of</text:p>
      <text:p text:style-name="P1145"><text:tab/>Pandanus – Wandovale road crossing of<text:s/></text:p>
      <text:p text:style-name="P1146"><text:tab/>Broken River.<text:s/>1526-1548<text:s/>above base</text:p>
      <text:p text:style-name="P1147"><text:tab/><text:s/>of lstn<text:s/>=UQ3173</text:p>
      <text:p text:style-name="P1148">Basin: Broken River</text:p>
      <text:p text:style-name="P1149">Formation: Jack Limestone</text:p>
      <text:p text:style-name="P1150">Age: Silurian</text:p>
      <text:p text:style-name="P1151"/>
      <text:p text:style-name="P1152">L113</text:p>
      <text:p text:style-name="P1153">Collector: R Jull and Petherbridge 1966</text:p>
      <text:p text:style-name="P1154">Indexer: R Jull</text:p>
      <text:p text:style-name="P1155">Location: <text:s/>Broken River gorge, 2.5 miles NW of</text:p>
      <text:p text:style-name="P1156"><text:tab/>Pandanus – Wandovale road crossing of<text:s/></text:p>
      <text:p text:style-name="P1157"><text:tab/>Broken River. 1650 above base</text:p>
      <text:p text:style-name="P1158"><text:tab/><text:s/>of lstn =UQ3174</text:p>
      <text:p text:style-name="P1159">Basin: Broken River</text:p>
      <text:p text:style-name="P1160">Formation: Jack Limestone</text:p>
      <text:p text:style-name="P1161">Age: Silurian</text:p>
      <text:p text:style-name="P1162"/>
      <text:p text:style-name="P1163">L114</text:p>
      <text:p text:style-name="P1164">Collector: R Jull and Petherbridge 1966</text:p>
      <text:p text:style-name="P1165">Indexer: R Jull</text:p>
      <text:soft-page-break/>
      <text:p text:style-name="P1166">Location: <text:s/>Broken River gorge, 2.5 miles NW of</text:p>
      <text:p text:style-name="P1167"><text:tab/>Pandanus – Wandovale road crossing of<text:s/></text:p>
      <text:p text:style-name="P1168"><text:tab/>Broken River. 1940 above base</text:p>
      <text:p text:style-name="P1169"><text:tab/><text:s/>of lstn =UQ3175</text:p>
      <text:p text:style-name="P1170">Basin: Broken River</text:p>
      <text:p text:style-name="P1171">Formation: Jack Limestone</text:p>
      <text:p text:style-name="P1172">Age: Silurian</text:p>
      <text:p text:style-name="P1173"/>
      <text:p text:style-name="P1174">L115</text:p>
      <text:p text:style-name="P1175">Collector: R Jull and Petherbridge 1966</text:p>
      <text:p text:style-name="P1176">Indexer: R Jull</text:p>
      <text:p text:style-name="P1177">Location: <text:s/>Broken River gorge, 2.5 miles NW of</text:p>
      <text:p text:style-name="P1178"><text:tab/>Pandanus – Wandovale road crossing of<text:s/></text:p>
      <text:p text:style-name="P1179"><text:tab/>Broken River. 2060-2120 above base</text:p>
      <text:p text:style-name="P1180"><text:tab/><text:s/>of lstn =UQ3176</text:p>
      <text:p text:style-name="P1181">Basin: Broken River</text:p>
      <text:p text:style-name="P1182">Formation: Jack Limestone</text:p>
      <text:p text:style-name="P1183">Age: Silurian</text:p>
      <text:p text:style-name="P1184"/>
      <text:p text:style-name="P1185">L116</text:p>
      <text:p text:style-name="P1186">Collector: R Jull and Petherbridge 1966</text:p>
      <text:p text:style-name="P1187">Indexer: R Jull</text:p>
      <text:p text:style-name="P1188">Location: <text:s/>Broken River gorge, 2.5 miles NW of</text:p>
      <text:p text:style-name="P1189"><text:tab/>Pandanus – Wandovale road crossing of<text:s/></text:p>
      <text:p text:style-name="P1190"><text:tab/>Broken River. 2120-2123 above base</text:p>
      <text:p text:style-name="P1191"><text:tab/><text:s/>of lstn =UQ3177</text:p>
      <text:p text:style-name="P1192">Basin: Broken River</text:p>
      <text:p text:style-name="P1193">Formation: Jack Limestone</text:p>
      <text:p text:style-name="P1194">Age: Silurian</text:p>
      <text:p text:style-name="P1195"/>
      <text:p text:style-name="P1196">L117<text:s/></text:p>
      <text:p text:style-name="P1197">Collector: R Jull and Petherbridge 1966</text:p>
      <text:p text:style-name="P1198">Indexer: R Jull</text:p>
      <text:p text:style-name="P1199">Location: <text:s/>About 0.5 miles E of Broken River Gorge.</text:p>
      <text:p text:style-name="P1200"><text:tab/>Stratigraphic equivalent to L108</text:p>
      <text:p text:style-name="P1201">Basin: Broken River</text:p>
      <text:p text:style-name="P1202">Formation: Jack Limestone</text:p>
      <text:p text:style-name="P1203">Age: Silurian</text:p>
      <text:p text:style-name="P1204"/>
      <text:p text:style-name="P1205">L118<text:s/></text:p>
      <text:p text:style-name="P1206">Collector: R Jull and Petherbridge 1966</text:p>
      <text:p text:style-name="P1207">Indexer: R Jull</text:p>
      <text:p text:style-name="P1208">Location: <text:s/>About 0.5 miles E of Broken River Gorge.</text:p>
      <text:p text:style-name="P1209"><text:tab/>Stratigraphic equivalent to L109</text:p>
      <text:p text:style-name="P1210">Basin: Broken River</text:p>
      <text:p text:style-name="P1211">Formation: Jack Limestone</text:p>
      <text:p text:style-name="P1212">Age: Silurian</text:p>
      <text:p text:style-name="P1213"/>
      <text:p text:style-name="P1214">L119<text:s/></text:p>
      <text:p text:style-name="P1215">Collector: R Jull and Petherbridge 1966</text:p>
      <text:p text:style-name="P1216">Indexer: R Jull</text:p>
      <text:p text:style-name="P1217">Location: <text:s/>About 2/3 miles E of Broken River Gorge.</text:p>
      <text:p text:style-name="P1218"><text:tab/>Stratigraphic equivalent to L108-109</text:p>
      <text:p text:style-name="P1219">Basin: Broken River</text:p>
      <text:p text:style-name="P1220">Formation: Jack Limestone</text:p>
      <text:p text:style-name="P1221">Age: Silurian</text:p>
      <text:p text:style-name="P1222"/>
      <text:p text:style-name="P1223"/>
      <text:p text:style-name="P1224">L120<text:s/></text:p>
      <text:p text:style-name="P1225">Collector:<text:s/>D Strusz and W Sugden 1963<text:s/></text:p>
      <text:p text:style-name="P1226">Indexer: R Jull</text:p>
      <text:p text:style-name="P1227">Location: <text:s/>Homevale crinoid locality, c.f. L10</text:p>
      <text:p text:style-name="P1228">Basin: Bowen</text:p>
      <text:p text:style-name="P1229">Formation:<text:s/>Back Creek Group</text:p>
      <text:p text:style-name="P1230">Age:<text:s/>Permian</text:p>
      <text:p text:style-name="P1231"/>
      <text:p text:style-name="P1232">L121-152</text:p>
      <text:p text:style-name="P1233">Collector: R Henderson 1973<text:s/></text:p>
      <text:p text:style-name="P1234">Indexer: R Henderson</text:p>
      <text:p text:style-name="P1235">Location: <text:s/>W of Brown’s Creek, Glenormiston</text:p>
      <text:p text:style-name="P1236"><text:tab/>See Henderson 1976: Journal of the</text:p>
      <text:p text:style-name="P1237"><text:tab/>Geological Society of Australia 23, p. 426</text:p>
      <text:p text:style-name="P1238">Basin: Georgina</text:p>
      <text:p text:style-name="P1239">Formation: Georgina Lstn</text:p>
      <text:p text:style-name="P1240">Age: Idamean</text:p>
      <text:p text:style-name="P1241"/>
      <text:p text:style-name="P1242">L153</text:p>
      <text:p text:style-name="P1243">Collector: R Henderson 1973<text:s/></text:p>
      <text:p text:style-name="P1244">Indexer: R Henderson, G. Arnold</text:p>
      <text:p text:style-name="P1245">Location: <text:s/>Gray Creek, 3.25 miles upstream</text:p>
      <text:p text:style-name="P1246"><text:tab/>from junction with Horse Creek.</text:p>
      <text:p text:style-name="P1247"><text:tab/>See Arnold and Henderson 1976:</text:p>
      <text:p text:style-name="P1248"><text:tab/>J Geol. Soc. Australia 23, p. 76</text:p>
      <text:p text:style-name="P1249">Basin: Broken River</text:p>
      <text:p text:style-name="P1250">Formation: Graveyard Creek Group</text:p>
      <text:p text:style-name="P1251">Age: Silurian</text:p>
      <text:p text:style-name="P1252"/>
      <text:p text:style-name="P1253">L154</text:p>
      <text:p text:style-name="P1254">Collector: R Henderson 1973<text:s/></text:p>
      <text:p text:style-name="P1255">Indexer: R Henderson, G. Arnold</text:p>
      <text:p text:style-name="P1256">Location: <text:s/>Gray Creek, 500 metres upstream</text:p>
      <text:p text:style-name="P1257"><text:tab/>from junction with Mistake Creek.</text:p>
      <text:p text:style-name="P1258"><text:tab/>See Arnold and Henderson 1976:</text:p>
      <text:p text:style-name="P1259"><text:tab/>J Geol. Soc. Australia 23, p. 76</text:p>
      <text:p text:style-name="P1260">Basin: Broken River</text:p>
      <text:p text:style-name="P1261">Formation: Graveyard Creek Group</text:p>
      <text:p text:style-name="P1262">Age: Silurian</text:p>
      <text:p text:style-name="P1263"/>
      <text:p text:style-name="P1264">L155</text:p>
      <text:p text:style-name="P1265">Collector: R Henderson 1973<text:s/></text:p>
      <text:p text:style-name="P1266">Indexer: R Henderson, G. Arnold</text:p>
      <text:p text:style-name="P1267">Location: <text:s/>Clarke River, N bank 2.5 km</text:p>
      <text:p text:style-name="P1268"><text:tab/><text:s/>upsteam from Lynd<text:s/>Highway crossing.<text:s/></text:p>
      <text:p text:style-name="P1269">Basin: Broken River</text:p>
      <text:p text:style-name="P1270">Formation:<text:s/>Kangaroo Hills</text:p>
      <text:p text:style-name="P1271">Age:<text:s/>Siluro-Devonian</text:p>
      <text:p text:style-name="P1272"/>
      <text:p text:style-name="P1273">L156</text:p>
      <text:p text:style-name="P1274">Collector: R Henderson 1973<text:s/></text:p>
      <text:p text:style-name="P1275">Indexer: R Henderson., J Shelley, G Arnold</text:p>
      <text:p text:style-name="P1276">Location: <text:s/>Charters Towers 1:100 000: 361372</text:p>
      <text:p text:style-name="P1277"><text:tab/>See Memoirs Australasian Paleont. 1: 145-175</text:p>
      <text:soft-page-break/>
      <text:p text:style-name="P1278">Basin: Seventy Mile Range</text:p>
      <text:p text:style-name="P1279">Formation: Rollston Ra</text:p>
      <text:p text:style-name="P1280">Age: Bendigonian</text:p>
      <text:p text:style-name="P1281"/>
      <text:p text:style-name="P1282">L157</text:p>
      <text:p text:style-name="P1283">Collector: R Henderson, J Shelley, G Arnold</text:p>
      <text:p text:style-name="P1284"><text:s/><text:tab/>1973<text:s/></text:p>
      <text:p text:style-name="P1285">Indexer: R Henderson.</text:p>
      <text:p text:style-name="P1286">Location: <text:s/>Charters Towers 1:100 000: 345363</text:p>
      <text:p text:style-name="P1287"><text:tab/>See Mem Australasian Paleont. 1: 145-175</text:p>
      <text:p text:style-name="P1288">Basin: Seventy Mile Range</text:p>
      <text:p text:style-name="P1289">Formation: Rollston Range</text:p>
      <text:p text:style-name="P1290">Age: Bendigonian</text:p>
      <text:p text:style-name="P1291"/>
      <text:p text:style-name="P1292">L158</text:p>
      <text:p text:style-name="P1293">Collector: R Henderson 1973<text:s/></text:p>
      <text:p text:style-name="P1294">Indexer: R Henderson</text:p>
      <text:p text:style-name="P1295">Location: <text:s/>Charters Towers 1:100 000: 373372</text:p>
      <text:p text:style-name="P1296"><text:tab/>See Mem Australasian Paleont. 1: 145-175</text:p>
      <text:p text:style-name="P1297">Basin: Seventy Mile Range</text:p>
      <text:p text:style-name="P1298">Formation: Rollston Range</text:p>
      <text:p text:style-name="P1299">Age: Bendigonian</text:p>
      <text:p text:style-name="P1300"/>
      <text:p text:style-name="P1301">L159</text:p>
      <text:p text:style-name="P1302">Collector: R Henderson 1973<text:s/></text:p>
      <text:p text:style-name="P1303">Indexer: R Henderson</text:p>
      <text:p text:style-name="P1304">Location: <text:s/>Charters Towers 1:100 000: 374367</text:p>
      <text:p text:style-name="P1305"><text:tab/>See Mem Australasian Paleont. 1: 145-175</text:p>
      <text:p text:style-name="P1306">Basin: Seventy Mile Range</text:p>
      <text:p text:style-name="P1307">Formation: Rollston Range</text:p>
      <text:p text:style-name="P1308">Age: Bendigonian</text:p>
      <text:p text:style-name="P1309"/>
      <text:p text:style-name="P1310">L160</text:p>
      <text:p text:style-name="P1311">Collector: R Henderson 1973<text:s/></text:p>
      <text:p text:style-name="P1312">Indexer: R Henderson</text:p>
      <text:p text:style-name="P1313">Location: <text:s/>Charters Towers 1:100 000: 372375</text:p>
      <text:p text:style-name="P1314"><text:tab/>See Mem Australasian Paleont. 1: 145-175</text:p>
      <text:p text:style-name="P1315">Basin: Seventy Mile Range</text:p>
      <text:p text:style-name="P1316">Formation: Rollston Range</text:p>
      <text:p text:style-name="P1317">Age: Bendigonian</text:p>
      <text:p text:style-name="P1318"/>
      <text:p text:style-name="P1319">L161</text:p>
      <text:p text:style-name="P1320">Collector: R Henderson 1973<text:s/></text:p>
      <text:p text:style-name="P1321">Indexer: R Henderson</text:p>
      <text:p text:style-name="P1322">Location: <text:s/>Charters Towers 1:100 000: 334358</text:p>
      <text:p text:style-name="P1323"><text:tab/>See Mem Australasian Paleont. 1: 145-175</text:p>
      <text:p text:style-name="P1324">Basin: Seventy Mile Range</text:p>
      <text:p text:style-name="P1325">Formation: Rollston Range</text:p>
      <text:p text:style-name="P1326">Age: Bendigonian</text:p>
      <text:p text:style-name="P1327"/>
      <text:p text:style-name="P1328">L162</text:p>
      <text:p text:style-name="P1329">Collector: R Henderson 1973<text:s/></text:p>
      <text:p text:style-name="P1330">Indexer: R Henderson</text:p>
      <text:p text:style-name="P1331">Location: <text:s/>Charters Towers 1:100 000: 332360</text:p>
      <text:p text:style-name="P1332"><text:tab/>See Mem Australasian Paleont. 1: 145-175</text:p>
      <text:p text:style-name="P1333">Basin: Seventy Mile Range</text:p>
      <text:soft-page-break/>
      <text:p text:style-name="P1334">Formation: Rollston Range</text:p>
      <text:p text:style-name="P1335">Age: Bendigonian</text:p>
      <text:p text:style-name="P1336"/>
      <text:p text:style-name="P1337">L163</text:p>
      <text:p text:style-name="P1338">Collector: R Henderson 1973<text:s/></text:p>
      <text:p text:style-name="P1339">Indexer: R Henderson</text:p>
      <text:p text:style-name="P1340">Location: <text:s/>Charters Towers 1:100 000: 332335</text:p>
      <text:p text:style-name="P1341"><text:tab/>See Mem Australasian Paleont. 1: 145-175</text:p>
      <text:p text:style-name="P1342">Basin: Seventy Mile Range</text:p>
      <text:p text:style-name="P1343">Formation: Rollston Range</text:p>
      <text:p text:style-name="P1344">Age: Bendigonian</text:p>
      <text:p text:style-name="P1345"/>
      <text:p text:style-name="P1346">L164</text:p>
      <text:p text:style-name="P1347">Collector: R Henderson 1973<text:s/></text:p>
      <text:p text:style-name="P1348">Indexer: R Henderson</text:p>
      <text:p text:style-name="P1349">Location: <text:s/>Charters Towers 1:100 000: 371377</text:p>
      <text:p text:style-name="P1350"><text:tab/>See Mem Australasian Paleont. 1: 145-175</text:p>
      <text:p text:style-name="P1351">Basin: Seventy Mile Range</text:p>
      <text:p text:style-name="P1352">Formation: Rollston Range</text:p>
      <text:p text:style-name="P1353">Age: Bendigonian</text:p>
      <text:p text:style-name="P1354"/>
      <text:p text:style-name="P1355">L165</text:p>
      <text:p text:style-name="P1356">Collector: R Henderson 1973<text:s/></text:p>
      <text:p text:style-name="P1357">Indexer: R Henderson</text:p>
      <text:p text:style-name="P1358">Location: <text:s/>Charters Towers 1:100 000: 371376</text:p>
      <text:p text:style-name="P1359"><text:tab/>See Mem Australasian Paleont. 1: 145-175</text:p>
      <text:p text:style-name="P1360">Basin: Seventy Mile Range</text:p>
      <text:p text:style-name="P1361">Formation: Rollston Range</text:p>
      <text:p text:style-name="P1362">Age: Bendigonian</text:p>
      <text:p text:style-name="P1363"/>
      <text:p text:style-name="P1364">L166</text:p>
      <text:p text:style-name="P1365">Collector: R Henderson 1973<text:s/></text:p>
      <text:p text:style-name="P1366">Indexer: R Henderson</text:p>
      <text:p text:style-name="P1367">Location: <text:s/>Charters Towers 1:100 000: 378379</text:p>
      <text:p text:style-name="P1368"><text:tab/>See Mem Australasian Paleont. 1: 145-175</text:p>
      <text:p text:style-name="P1369">Basin: Seventy Mile Range</text:p>
      <text:p text:style-name="P1370">Formation: Rollston Range</text:p>
      <text:p text:style-name="P1371">Age: Bendigonian</text:p>
      <text:p text:style-name="P1372"/>
      <text:p text:style-name="P1373">L167</text:p>
      <text:p text:style-name="P1374">Collector: G Arnold 1972<text:s/></text:p>
      <text:p text:style-name="P1375">Indexer: R Henderson</text:p>
      <text:p text:style-name="P1376">Location: <text:s/>Stockyard Creek, 3 km upstream</text:p>
      <text:p text:style-name="P1377"><text:tab/><text:s/>from junction with Gray Creek. Lucky</text:p>
      <text:p text:style-name="P1378"><text:tab/>Springs Station.</text:p>
      <text:p text:style-name="P1379">Basin: Clarke River</text:p>
      <text:p text:style-name="P1380">Formation: Clarke River</text:p>
      <text:p text:style-name="P1381">Age: Tournaisian</text:p>
      <text:p text:style-name="P1382"/>
      <text:p text:style-name="P1383">L168</text:p>
      <text:p text:style-name="P1384">Collector: A and D Beck<text:s/></text:p>
      <text:p text:style-name="P1385">Indexer: R Henderson</text:p>
      <text:p text:style-name="P1386">Location: <text:s/>Elizabeth Creek, near track crossing.</text:p>
      <text:p text:style-name="P1387"><text:tab/>Wrotham Park Station. Loc W14 of</text:p>
      <text:p text:style-name="P1388"><text:tab/>Woods 1961</text:p>
      <text:p text:style-name="P1389">Basin: Carpentaria</text:p>
      <text:soft-page-break/>
      <text:p text:style-name="P1390">Formation: Wallumbilla</text:p>
      <text:p text:style-name="P1391">Age: Aptian</text:p>
      <text:p text:style-name="P1392"/>
      <text:p text:style-name="P1393">L169</text:p>
      <text:p text:style-name="P1394">Collector: A and D Beck<text:s/></text:p>
      <text:p text:style-name="P1395">Indexer: R Henderson</text:p>
      <text:p text:style-name="P1396">Location: <text:s/>Boomers Hole, Walsh River.</text:p>
      <text:p text:style-name="P1397"><text:tab/>Loc W10 of Woods 1961</text:p>
      <text:p text:style-name="P1398">Basin: Carpentaria</text:p>
      <text:p text:style-name="P1399">Formation: Wallumbilla</text:p>
      <text:p text:style-name="P1400">Age: Aptian</text:p>
      <text:p text:style-name="P1401"/>
      <text:p text:style-name="P1402"/>
      <text:p text:style-name="P1403">L170</text:p>
      <text:p text:style-name="P1404">Collector: A and D Beck<text:s/></text:p>
      <text:p text:style-name="P1405">Indexer: R Henderson</text:p>
      <text:p text:style-name="P1406">Location: <text:s/>Trimble Crossing, Walsh River.</text:p>
      <text:p text:style-name="P1407"><text:tab/>Steam boulders.<text:s/></text:p>
      <text:p text:style-name="P1408">Basin: Carpentaria</text:p>
      <text:p text:style-name="P1409">Formation: Wallumbilla</text:p>
      <text:p text:style-name="P1410">Age: Aptian</text:p>
      <text:p text:style-name="P1411"/>
      <text:p text:style-name="P1412">L171</text:p>
      <text:p text:style-name="P1413">Collector: R. Henderson<text:s/>1971</text:p>
      <text:p text:style-name="P1414">Indexer: R Henderson</text:p>
      <text:p text:style-name="Normal"><text:span text:style-name="T1415">Location: <text:s/>1900 yards @ 320</text:span><text:span text:style-name="T1416">o</text:span><text:span text:style-name="T1417"><text:s/></text:span><text:span text:style-name="T1418">from Chummy<text:s/></text:span></text:p>
      <text:p text:style-name="P1419"><text:tab/>(Pioneer) tank.<text:s/>Glenormiston<text:s/></text:p>
      <text:p text:style-name="P1420"><text:tab/>1:250000 sheet</text:p>
      <text:p text:style-name="P1421">Basin: Georgina</text:p>
      <text:p text:style-name="P1422">Formation: Mungerebar Lstn</text:p>
      <text:p text:style-name="P1423">Age: Mindyallan</text:p>
      <text:p text:style-name="P1424"/>
      <text:p text:style-name="P1425">L172</text:p>
      <text:p text:style-name="P1426">Collector: R. Henderson<text:s/>1971</text:p>
      <text:p text:style-name="P1427">Indexer: R Henderson</text:p>
      <text:p text:style-name="P1428">Location: <text:s/>300 yards south of track, 4 miles W<text:s/></text:p>
      <text:p text:style-name="P1429"><text:tab/>of Chummy(Pioneer) tank. = BMR loc G125.</text:p>
      <text:p text:style-name="P1430"><text:tab/>Glenormiston 1:250000 sheet</text:p>
      <text:p text:style-name="P1431">Basin: Georgina</text:p>
      <text:p text:style-name="P1432">Formation: Mungerebar Lstn</text:p>
      <text:p text:style-name="P1433">Age: Mindyallan</text:p>
      <text:p text:style-name="P1434"/>
      <text:p text:style-name="P1435">L173</text:p>
      <text:p text:style-name="P1436">Collector: R. Henderson<text:s/>1971</text:p>
      <text:p text:style-name="P1437">Indexer: R Henderson</text:p>
      <text:p text:style-name="P1438">Location: <text:s/>500 yards north of track, 4 miles W of<text:s/></text:p>
      <text:p text:style-name="P1439"><text:tab/>Chummy<text:s/>(Pioneer) tank. = BMR loc G124.</text:p>
      <text:p text:style-name="P1440"><text:tab/>Glenormiston 1:250000 sheet</text:p>
      <text:p text:style-name="P1441">Basin: Georgina</text:p>
      <text:p text:style-name="P1442">Formation: Mungerebar Lstn</text:p>
      <text:p text:style-name="P1443">Age: Mindyallan</text:p>
      <text:p text:style-name="P1444"/>
      <text:p text:style-name="P1445">L174</text:p>
      <text:p text:style-name="P1446">Collector: R. Henderson<text:s/>1971</text:p>
      <text:p text:style-name="P1447">Indexer: R Henderson</text:p>
      <text:p text:style-name="P1448">Location: <text:s/>1.5 miles S of point on track,<text:s/>4 miles W of<text:s/></text:p>
      <text:soft-page-break/>
      <text:p text:style-name="Normal"><text:span text:style-name="T1449"><text:tab/></text:span><text:span text:style-name="T1450">Chummy(Pioneer) tank.</text:span><text:span text:style-name="T1451"><text:s/>McCabe Knob bears 230</text:span><text:span text:style-name="T1452">o</text:span></text:p>
      <text:p text:style-name="P1453"><text:tab/>Glenormiston 1:250000 sheet</text:p>
      <text:p text:style-name="P1454">Basin: Georgina</text:p>
      <text:p text:style-name="P1455">Formation: Mungerebar Lstn</text:p>
      <text:p text:style-name="P1456">Age: Mindyallan</text:p>
      <text:p text:style-name="P1457"/>
      <text:p text:style-name="P1458">L175</text:p>
      <text:p text:style-name="P1459">Collector: R. Henderson 1971</text:p>
      <text:p text:style-name="P1460">Indexer: R Henderson</text:p>
      <text:p text:style-name="P1461">Location: <text:s/>400 yards E of track running S from Chummy</text:p>
      <text:p text:style-name="P1462"><text:tab/>(Pioneer) tank, from a point on track 2.25 S of<text:s/></text:p>
      <text:p text:style-name="P1463"><text:tab/>the tank. Glenormiston 1:250000 sheet</text:p>
      <text:p text:style-name="P1464">Basin: Georgina</text:p>
      <text:p text:style-name="P1465">Formation: Mungerebar Lstn</text:p>
      <text:p text:style-name="P1466">Age: Mindyallan</text:p>
      <text:p text:style-name="P1467"/>
      <text:p text:style-name="P1468">L176</text:p>
      <text:p text:style-name="P1469">Collector: R. Henderson 1971</text:p>
      <text:p text:style-name="P1470">Indexer: R Henderson</text:p>
      <text:p text:style-name="P1471">Location: <text:s/>On fence, halfway on track<text:s/>S from Chummy<text:s/></text:p>
      <text:p text:style-name="P1472"><text:tab/>(Pioneer) tank past airstrip; 0.25 miles E of<text:s/></text:p>
      <text:p text:style-name="P1473"><text:tab/>Road, Glenormiston 1:250000 sheet</text:p>
      <text:p text:style-name="P1474">Basin: Georgina</text:p>
      <text:p text:style-name="P1475">Formation: Mungerebar Lstn</text:p>
      <text:p text:style-name="P1476">Age: Mindyallan</text:p>
      <text:p text:style-name="P1477"/>
      <text:p text:style-name="P1478">L177</text:p>
      <text:p text:style-name="P1479">Collector: R. Henderson<text:s/>1971</text:p>
      <text:p text:style-name="P1480">Indexer: R Henderson<text:s/></text:p>
      <text:p text:style-name="Normal"><text:span text:style-name="T1481">Location: <text:s/>Fence line, on 22</text:span><text:span text:style-name="T1482">o</text:span><text:span text:style-name="T1483"><text:s/>15’S. 1.5 miles E<text:s/></text:span></text:p>
      <text:p text:style-name="P1484"><text:tab/>of track S from Chummy (Pioneer) tank</text:p>
      <text:p text:style-name="P1485"><text:tab/>past airstrip; Glenormiston 1:250000 sheet</text:p>
      <text:p text:style-name="P1486">Basin: Georgina</text:p>
      <text:p text:style-name="P1487">Formation: Mungerebar Lstn</text:p>
      <text:p text:style-name="P1488">Age: Mindyallan</text:p>
      <text:p text:style-name="P1489"/>
      <text:p text:style-name="P1490">L178</text:p>
      <text:p text:style-name="P1491">Collector: R. Henderson<text:s/>1971</text:p>
      <text:p text:style-name="P1492">Indexer: R Henderson<text:s/></text:p>
      <text:p text:style-name="Normal"><text:span text:style-name="T1493">Location: <text:s/>600 yards @ 112</text:span><text:span text:style-name="T1494">o</text:span><text:span text:style-name="T1495"><text:s/>from McCabe Knob</text:span></text:p>
      <text:p text:style-name="P1496"><text:tab/>Glenormiston 1:250000 sheet</text:p>
      <text:p text:style-name="P1497">Basin: Georgina</text:p>
      <text:p text:style-name="P1498">Formation: Mungerebar Lstn</text:p>
      <text:p text:style-name="P1499">Age: Mindyallan</text:p>
      <text:p text:style-name="P1500"/>
      <text:p text:style-name="P1501">L179</text:p>
      <text:p text:style-name="P1502">Collector: R. Henderson<text:s/>1971</text:p>
      <text:p text:style-name="P1503">Indexer: R Henderson<text:s/></text:p>
      <text:p text:style-name="Normal"><text:span text:style-name="T1504">Location: <text:s/>300 yards @ 112</text:span><text:span text:style-name="T1505">o</text:span><text:span text:style-name="T1506"><text:s/>from McCabe Knob</text:span></text:p>
      <text:p text:style-name="P1507"><text:tab/>Glenormiston 1:250000 sheet</text:p>
      <text:p text:style-name="P1508">Basin: Georgina</text:p>
      <text:p text:style-name="P1509">Formation: Mungerebar Lstn</text:p>
      <text:p text:style-name="P1510">Age: Mindyallan</text:p>
      <text:p text:style-name="P1511"/>
      <text:p text:style-name="P1512">L180</text:p>
      <text:p text:style-name="P1513">Collector: R. Henderson<text:s/>1971</text:p>
      <text:soft-page-break/>
      <text:p text:style-name="P1514">Indexer: R Henderson<text:s/></text:p>
      <text:p text:style-name="P1515">Location: <text:s/>0.75 miles S of track at a point on track</text:p>
      <text:p text:style-name="P1516"><text:tab/><text:s/>3.25 miles W from Chummy (Pioneer) tank.</text:p>
      <text:p text:style-name="P1517"><text:tab/>Glenormiston 1:250000 sheet</text:p>
      <text:p text:style-name="P1518">Basin: Georgina</text:p>
      <text:p text:style-name="P1519">Formation: Mungerebar Lstn</text:p>
      <text:p text:style-name="P1520">Age: Mindyallan</text:p>
      <text:p text:style-name="P1521"/>
      <text:p text:style-name="P1522">L181</text:p>
      <text:p text:style-name="P1523">Collector: R. Henderson<text:s/>1971</text:p>
      <text:p text:style-name="P1524">Indexer: R Henderson<text:s/></text:p>
      <text:p text:style-name="P1525">Location: <text:s/>1.5 miles <text:s/>NW from Chummy (Pioneer) tank.</text:p>
      <text:p text:style-name="P1526"><text:tab/>= BMR loc 131. Glenormiston 1:250000 sheet</text:p>
      <text:p text:style-name="P1527">Basin: Georgina</text:p>
      <text:p text:style-name="P1528">Formation: Mungerebar Lstn</text:p>
      <text:p text:style-name="P1529">Age: Mindyallan</text:p>
      <text:p text:style-name="P1530"/>
      <text:p text:style-name="P1531">L182</text:p>
      <text:p text:style-name="P1532">Collector: R. Henderson<text:s/>1971</text:p>
      <text:p text:style-name="P1533">Indexer: R Henderson<text:s/></text:p>
      <text:p text:style-name="P1534">Location: <text:s/>2 miles <text:s/>NW from Chummy (Pioneer) tank.</text:p>
      <text:p text:style-name="P1535"><text:tab/>= BMR loc 119. Glenormiston 1:250000 sheet</text:p>
      <text:p text:style-name="P1536">Basin: Georgina</text:p>
      <text:p text:style-name="P1537">Formation: Mungerebar Lstn</text:p>
      <text:p text:style-name="P1538">Age: Mindyallan</text:p>
      <text:p text:style-name="P1539"/>
      <text:p text:style-name="P1540"/>
      <text:p text:style-name="P1541">L183</text:p>
      <text:p text:style-name="P1542">Collector: R. Henderson<text:s/>1971</text:p>
      <text:p text:style-name="P1543">Indexer: R Henderson<text:s/></text:p>
      <text:p text:style-name="P1544">Location: <text:s/>1.25 miles <text:s/>W along track from<text:s/></text:p>
      <text:p text:style-name="P1545"><text:tab/>Chummy (Pioneer) tank.</text:p>
      <text:p text:style-name="P1546"><text:tab/>Glenormiston 1:250000 sheet</text:p>
      <text:p text:style-name="P1547">Basin: Georgina</text:p>
      <text:p text:style-name="P1548">Formation: Mungerebar Lstn</text:p>
      <text:p text:style-name="P1549">Age: Mindyallan</text:p>
      <text:p text:style-name="P1550"/>
      <text:p text:style-name="P1551">L184</text:p>
      <text:p text:style-name="P1552">Collector: R. Henderson<text:s/>1971</text:p>
      <text:p text:style-name="P1553">Indexer: R Henderson<text:s/></text:p>
      <text:p text:style-name="P1554">Location: <text:s/>0.5 miles SSW of Andy’s bore.</text:p>
      <text:p text:style-name="P1555"><text:tab/>Glenormiston 1:250000 sheet</text:p>
      <text:p text:style-name="P1556">Basin: Georgina</text:p>
      <text:p text:style-name="P1557">Formation: Mungerebar Lstn</text:p>
      <text:p text:style-name="P1558">Age: Mindyallan</text:p>
      <text:p text:style-name="P1559"/>
      <text:p text:style-name="P1560">L185</text:p>
      <text:p text:style-name="P1561">Collector: R. Henderson<text:s/>1971</text:p>
      <text:p text:style-name="P1562">Indexer: R Henderson<text:s/></text:p>
      <text:p text:style-name="Normal"><text:span text:style-name="T1563">Location: <text:s/>0.5</text:span><text:span text:style-name="T1564"><text:s/>miles @ 265</text:span><text:span text:style-name="T1565">o</text:span><text:span text:style-name="T1566"><text:s/>from</text:span><text:span text:style-name="T1567"><text:s/>Andy’s bore.</text:span></text:p>
      <text:p text:style-name="P1568"><text:tab/>Glenormiston 1:250000 sheet</text:p>
      <text:p text:style-name="P1569">Basin: Georgina</text:p>
      <text:p text:style-name="P1570">Formation: Mungerebar Lstn</text:p>
      <text:p text:style-name="P1571">Age: Mindyallan</text:p>
      <text:p text:style-name="P1572"/>
      <text:p text:style-name="P1573">L186</text:p>
      <text:soft-page-break/>
      <text:p text:style-name="P1574">Collector: R. Henderson<text:s/>1971</text:p>
      <text:p text:style-name="P1575">Indexer: R Henderson<text:s/></text:p>
      <text:p text:style-name="Normal"><text:span text:style-name="T1576">Location: <text:s/>1 mile @ 226</text:span><text:span text:style-name="T1577"><text:s/>o</text:span><text:span text:style-name="T1578"><text:s/>Andy’s bore.</text:span></text:p>
      <text:p text:style-name="P1579"><text:tab/>Glenormiston 1:250000 sheet</text:p>
      <text:p text:style-name="P1580">Basin: Georgina</text:p>
      <text:p text:style-name="P1581">Formation: Mungerebar Lstn</text:p>
      <text:p text:style-name="P1582">Age: Mindyallan</text:p>
      <text:p text:style-name="P1583"/>
      <text:p text:style-name="P1584">L187<text:s/>Collector:<text:s/></text:p>
      <text:p text:style-name="P1585">R. Henderson<text:s/>1971</text:p>
      <text:p text:style-name="P1586">Indexer: R Henderson<text:s/></text:p>
      <text:p text:style-name="P1587">Location: <text:s/>5 miles along track from Andy’s bore</text:p>
      <text:p text:style-name="P1588"><text:tab/>To Tom’s bore</text:p>
      <text:p text:style-name="P1589"><text:tab/>Glenormiston 1:250000 sheet</text:p>
      <text:p text:style-name="P1590">Basin: Georgina</text:p>
      <text:p text:style-name="P1591">Formation: Mungerebar Lstn</text:p>
      <text:p text:style-name="P1592">Age: Mindyallan</text:p>
      <text:p text:style-name="P1593"/>
      <text:p text:style-name="P1594">L188</text:p>
      <text:p text:style-name="P1595">Collector: R. Henderson<text:s/>1971</text:p>
      <text:p text:style-name="P1596">Indexer: R Henderson<text:s/></text:p>
      <text:p text:style-name="Normal"><text:span text:style-name="T1597">Location: <text:s/>2.5 miles @ 260</text:span><text:span text:style-name="T1598"><text:s/>o</text:span><text:span text:style-name="T1599"><text:s/>from Andy’s bore.</text:span></text:p>
      <text:p text:style-name="P1600"><text:tab/>Glenormiston 1:250000 sheet</text:p>
      <text:p text:style-name="P1601">Basin: Georgina</text:p>
      <text:p text:style-name="P1602">Formation: Mungerebar Lstn</text:p>
      <text:p text:style-name="P1603">Age: Mindyallan</text:p>
      <text:p text:style-name="P1604"/>
      <text:p text:style-name="P1605">L189</text:p>
      <text:p text:style-name="P1606">Collector: R. Henderson<text:s/>1971</text:p>
      <text:p text:style-name="P1607">Indexer: R Henderson<text:s/></text:p>
      <text:p text:style-name="Normal"><text:span text:style-name="T1608">Location: <text:s/>2 miles @ 55</text:span><text:span text:style-name="T1609"><text:s/>o</text:span><text:span text:style-name="T1610"><text:s/>from Andy’s bore.</text:span></text:p>
      <text:p text:style-name="P1611"><text:tab/>Glenormiston 1:250000 sheet</text:p>
      <text:p text:style-name="P1612">Basin: Georgina</text:p>
      <text:p text:style-name="P1613">Formation: Mungerebar Lstn</text:p>
      <text:p text:style-name="P1614">Age: Mindyallan</text:p>
      <text:p text:style-name="P1615"/>
      <text:p text:style-name="P1616">L190</text:p>
      <text:p text:style-name="P1617">Collector: R. Henderson<text:s/>1971</text:p>
      <text:p text:style-name="P1618">Indexer: R Henderson<text:s/></text:p>
      <text:p text:style-name="Normal"><text:span text:style-name="T1619">Location: <text:s/>4 miles @ 55</text:span><text:span text:style-name="T1620"><text:s/>o</text:span><text:span text:style-name="T1621"><text:s/>from Andy’s bore.</text:span></text:p>
      <text:p text:style-name="P1622"><text:tab/>= BMR loc G7, Glenormiston 1:250000 sheet</text:p>
      <text:p text:style-name="P1623">Basin: Georgina</text:p>
      <text:p text:style-name="P1624">Formation: Mungerebar Lstn</text:p>
      <text:p text:style-name="P1625">Age: Mindyallan</text:p>
      <text:p text:style-name="P1626"/>
      <text:p text:style-name="P1627">L191<text:s/></text:p>
      <text:p text:style-name="P1628">Collector: R. Henderson<text:s/>1971</text:p>
      <text:p text:style-name="P1629">Indexer: R Henderson<text:s/></text:p>
      <text:p text:style-name="P1630">Location: <text:s/>1/3 miles downstream from intersection</text:p>
      <text:p text:style-name="Normal"><text:span text:style-name="T1631"><text:tab/><text:s/>of <text:s/>Andy’s bore – netting fence track and 1</text:span><text:span text:style-name="T1632">st</text:span></text:p>
      <text:p text:style-name="P1633"><text:tab/>tributary of Seventeen Mile Creek, driving S</text:p>
      <text:p text:style-name="P1634"><text:tab/>Glenormiston 1:250000 sheet</text:p>
      <text:p text:style-name="P1635">Basin: Georgina</text:p>
      <text:p text:style-name="P1636">Formation: Mungerebar Lstn</text:p>
      <text:p text:style-name="P1637">Age: Mindyallan</text:p>
      <text:p text:style-name="P1638"/>
      <text:soft-page-break/>
      <text:p text:style-name="P1639">L192<text:s/>Collector: R. Henderson<text:s/>1971</text:p>
      <text:p text:style-name="P1640">Indexer: R Henderson<text:s/></text:p>
      <text:p text:style-name="P1641">Location: <text:s/>2 miles W along track from Chummy</text:p>
      <text:p text:style-name="P1642"><text:tab/>(Pioneer) tank.</text:p>
      <text:p text:style-name="P1643"><text:tab/>Glenormiston 1:250000 sheet</text:p>
      <text:p text:style-name="P1644">Basin: Georgina</text:p>
      <text:p text:style-name="P1645">Formation: Mungerebar Lstn</text:p>
      <text:p text:style-name="P1646">Age: Mindyallan</text:p>
      <text:p text:style-name="P1647"/>
      <text:p text:style-name="P1648">L193<text:s/></text:p>
      <text:p text:style-name="P1649">Collector: R. Henderson<text:s/>1971</text:p>
      <text:p text:style-name="P1650">Indexer: R Henderson<text:s/></text:p>
      <text:p text:style-name="P1651">Location: <text:s/>Immediately S of Four Mile Lake</text:p>
      <text:p text:style-name="P1652"><text:tab/>=BMR Loc G1</text:p>
      <text:p text:style-name="P1653"><text:tab/>Glenormiston 1:250000 sheet</text:p>
      <text:p text:style-name="P1654">Basin: Georgina</text:p>
      <text:p text:style-name="P1655">Formation: Georgina Lstn</text:p>
      <text:p text:style-name="P1656">Age: Mindyallan</text:p>
      <text:p text:style-name="P1657"/>
      <text:p text:style-name="P1658">L194<text:s/></text:p>
      <text:p text:style-name="P1659">Collector: R. Henderson<text:s/>1971</text:p>
      <text:p text:style-name="P1660">Indexer: R Henderson<text:s/></text:p>
      <text:p text:style-name="Normal"><text:span text:style-name="T1661">Location: <text:s/>5 miles @ 230</text:span><text:span text:style-name="T1662"><text:s/>o</text:span><text:span text:style-name="T1663"><text:s/>from Glenormiston</text:span></text:p>
      <text:p text:style-name="P1664"><text:tab/><text:s/>Homestead</text:p>
      <text:p text:style-name="P1665"><text:tab/>Glenormiston 1:250000 sheet</text:p>
      <text:p text:style-name="P1666">Basin: Georgina</text:p>
      <text:p text:style-name="P1667">Formation: Georgina Lstn</text:p>
      <text:p text:style-name="P1668">Age: Mindyallan</text:p>
      <text:p text:style-name="P1669"/>
      <text:p text:style-name="P1670">L195<text:s/></text:p>
      <text:p text:style-name="P1671">Collector: R. Henderson 1971</text:p>
      <text:p text:style-name="P1672">Indexer: R Henderson<text:s/></text:p>
      <text:p text:style-name="Normal"><text:span text:style-name="T1673">Location: <text:s/>4.5 miles @ 55</text:span><text:span text:style-name="T1674"><text:s/>o</text:span><text:span text:style-name="T1675"><text:s/>M from Mt Idamea,</text:span></text:p>
      <text:p text:style-name="P1676"><text:tab/><text:s/>1.33 miles from Glenormiston- 14</text:p>
      <text:p text:style-name="P1677"><text:tab/>Mile bore road.</text:p>
      <text:p text:style-name="P1678"><text:tab/>Glenormiston 1:250000 sheet</text:p>
      <text:p text:style-name="P1679">Basin: Georgina</text:p>
      <text:p text:style-name="P1680">Formation: Georgina Lstn</text:p>
      <text:p text:style-name="P1681">Age: Mindyallan</text:p>
      <text:p text:style-name="P1682"/>
      <text:p text:style-name="P1683">L196<text:s/></text:p>
      <text:p text:style-name="P1684">Collector: R. Henderson 1972</text:p>
      <text:p text:style-name="P1685">Indexer: R Henderson<text:s/></text:p>
      <text:p text:style-name="Normal"><text:span text:style-name="T1686">Location: <text:s/>2 miles @ 55</text:span><text:span text:style-name="T1687"><text:s/>o</text:span><text:span text:style-name="T1688"><text:s/>from Andy’s bore.</text:span></text:p>
      <text:p text:style-name="P1689"><text:tab/>Glenormiston 1:250000 sheet</text:p>
      <text:p text:style-name="P1690">Basin: Georgina</text:p>
      <text:p text:style-name="P1691">Formation: Mungerebar Lstn</text:p>
      <text:p text:style-name="P1692">Age: Mindyallan</text:p>
      <text:p text:style-name="P1693"/>
      <text:p text:style-name="P1694">L197</text:p>
      <text:p text:style-name="P1695">Collector: R. Henderson 1972</text:p>
      <text:p text:style-name="P1696">Indexer: R Henderson<text:s/></text:p>
      <text:p text:style-name="P1697">Location: <text:s/>Road from Glenormiston to 20</text:p>
      <text:p text:style-name="P1698"><text:tab/>Mile bore, 5 ml S of turnoff to Polly’s</text:p>
      <text:p text:style-name="P1699"><text:tab/>Lookout</text:p>
      <text:p text:style-name="P1700"><text:tab/>Glenormiston 1:250000 sheet</text:p>
      <text:soft-page-break/>
      <text:p text:style-name="P1701">Basin: Georgina</text:p>
      <text:p text:style-name="P1702">Formation: Georgina Limestone<text:s/></text:p>
      <text:p text:style-name="P1703">Age: Idamean</text:p>
      <text:p text:style-name="P1704"/>
      <text:p text:style-name="P1705">L198</text:p>
      <text:p text:style-name="P1706">Collector: R. Henderson 1972</text:p>
      <text:p text:style-name="P1707">Indexer: R Henderson<text:s/></text:p>
      <text:p text:style-name="P1708">Location: <text:s/>Road from Glenormiston to 20</text:p>
      <text:p text:style-name="P1709"><text:tab/>Mile bore, 5.5 ml S of turnoff to Polly’s</text:p>
      <text:p text:style-name="P1710"><text:tab/>Lookout</text:p>
      <text:p text:style-name="P1711"><text:tab/>Mt Whelan 1:250000 sheet</text:p>
      <text:p text:style-name="P1712">Basin: Georgina</text:p>
      <text:p text:style-name="P1713">Formation: Georgina Limestone<text:s/></text:p>
      <text:p text:style-name="P1714">Age: Idamean</text:p>
      <text:p text:style-name="P1715"/>
      <text:p text:style-name="P1716">L199</text:p>
      <text:p text:style-name="P1717">Collector: R. Henderson 1972</text:p>
      <text:p text:style-name="P1718">Indexer: R Henderson<text:s/></text:p>
      <text:p text:style-name="P1719">Location: <text:s/>Road from Glenormiston to 20</text:p>
      <text:p text:style-name="P1720"><text:tab/>Mile bore, 6.25 ml S of turnoff to Polly’s</text:p>
      <text:p text:style-name="P1721"><text:tab/>Lookout</text:p>
      <text:p text:style-name="P1722"><text:tab/>Mt Whelan 1:250000 sheet</text:p>
      <text:p text:style-name="P1723">Basin: Georgina</text:p>
      <text:p text:style-name="P1724">Formation: Georgina Limestone<text:s/></text:p>
      <text:p text:style-name="P1725">Age: Idamean</text:p>
      <text:p text:style-name="P1726"/>
      <text:p text:style-name="P1727">L200-203</text:p>
      <text:p text:style-name="P1728">Collector: R. Henderson 1972</text:p>
      <text:p text:style-name="P1729">Indexer: R Henderson<text:s/></text:p>
      <text:p text:style-name="P1730">Location: <text:s/>4 miles @ 75o from Tom’s Bore.<text:s/>50 foot</text:p>
      <text:p text:style-name="P1731"><text:tab/>strat section, L200 at base, L201 at 4 feet,</text:p>
      <text:p text:style-name="P1732"><text:tab/>L202 at 21 feet, L203 at top.</text:p>
      <text:p text:style-name="P1733"><text:tab/>Glenormiston 1:250000 sheet</text:p>
      <text:p text:style-name="P1734">Basin: Georgina</text:p>
      <text:p text:style-name="P1735">Formation: Mungerebar<text:s/>Limestone<text:s/></text:p>
      <text:p text:style-name="P1736">Age: Mindyallan</text:p>
      <text:p text:style-name="P1737"/>
      <text:p text:style-name="P1738">L204</text:p>
      <text:p text:style-name="P1739">Collector: R. Henderson 1972</text:p>
      <text:p text:style-name="P1740">Indexer: R Henderson</text:p>
      <text:p text:style-name="P1741">Locality: 0.75 miles N of L200-203, <text:s/>E of Tom’s<text:s/></text:p>
      <text:p text:style-name="P1742"><text:tab/>Bore.<text:s/>Glenormiston 1:250000 Sheet.</text:p>
      <text:p text:style-name="P1743">Basin: Georgina</text:p>
      <text:p text:style-name="P1744">Formation: Mungerebar Limestone</text:p>
      <text:p text:style-name="P1745">Age: Mindyallan</text:p>
      <text:p text:style-name="P1746"/>
      <text:p text:style-name="P1747">L205 - 208</text:p>
      <text:p text:style-name="P1748">Collector: R. Henderson 1972</text:p>
      <text:p text:style-name="P1749">Indexer: R Henderson</text:p>
      <text:p text:style-name="Normal"><text:span text:style-name="T1750">Locality: 6 miles @ 75</text:span><text:span text:style-name="T1751">o</text:span><text:span text:style-name="T1752"><text:s/>from Tom’s Bore</text:span></text:p>
      <text:p text:style-name="P1753"><text:tab/>Section from tributary of Smokey Creek</text:p>
      <text:p text:style-name="P1754"><text:tab/>to BMR Loc G10. 43 foot strat. section.<text:s/></text:p>
      <text:p text:style-name="P1755"><text:tab/>L207 at base,<text:s/>L208 at 10 feet, L205<text:s/></text:p>
      <text:p text:style-name="P1756"><text:tab/>at 34 feet, L206 at top.</text:p>
      <text:p text:style-name="P1757"><text:tab/>Glenormiston 1:250000 Sheet.</text:p>
      <text:p text:style-name="P1758">Basin: Georgina</text:p>
      <text:soft-page-break/>
      <text:p text:style-name="P1759">Formation: Mungerebar Limestone</text:p>
      <text:p text:style-name="P1760">Age: Mindyallan</text:p>
      <text:p text:style-name="P1761"/>
      <text:p text:style-name="P1762">L209-10</text:p>
      <text:p text:style-name="P1763">Collector: R. Henderson 1972</text:p>
      <text:p text:style-name="P1764">Indexer: R Henderson</text:p>
      <text:p text:style-name="P1765">Locality: Section at limestone knoll, 1.5 miles N along</text:p>
      <text:p text:style-name="P1766"><text:tab/>road from Tom’s bore immediately west of Smokey</text:p>
      <text:p text:style-name="P1767"><text:tab/>Creek. <text:s/>=BMR Loc G9. 45 foot strat. Section:<text:s/></text:p>
      <text:p text:style-name="P1768"><text:tab/>L209 at base,<text:s/>L210 at 30 feet.</text:p>
      <text:p text:style-name="P1769"><text:tab/>Glenormiston 1:250000 Sheet.</text:p>
      <text:p text:style-name="P1770">Basin: Georgina</text:p>
      <text:p text:style-name="P1771">Formation: Mungerebar Limestone</text:p>
      <text:p text:style-name="P1772">Age: Mindyallan.</text:p>
      <text:p text:style-name="P1773"/>
      <text:p text:style-name="P1774">L211-12.</text:p>
      <text:p text:style-name="P1775">Collector: R. Henderson 1972</text:p>
      <text:p text:style-name="P1776">Indexer: R Henderson</text:p>
      <text:p text:style-name="P1777">Locality: Limestone bench 2.5 miles along fence NW<text:s/></text:p>
      <text:p text:style-name="P1778"><text:tab/>from Chummy (Pioneer) earth tank. In sequence</text:p>
      <text:p text:style-name="P1779"><text:tab/>with L181. 26 foot strat section, L181 at base,<text:s/></text:p>
      <text:p text:style-name="P1780"><text:tab/>L211<text:s/><text:s/>at 19 feet, 212 at top.</text:p>
      <text:p text:style-name="P1781"><text:tab/>Glenormiston 1:250000 Sheet.</text:p>
      <text:p text:style-name="P1782">Basin: Georgina</text:p>
      <text:p text:style-name="P1783">Formation: Mungerebar Limestone</text:p>
      <text:p text:style-name="P1784">Age: Mindyallan</text:p>
      <text:p text:style-name="P1785"/>
      <text:p text:style-name="P1786">L213</text:p>
      <text:p text:style-name="P1787">Collector: R. Henderson 1972</text:p>
      <text:p text:style-name="P1788">Indexer: R Henderson</text:p>
      <text:p text:style-name="P1789">Locality: 0.5 miles @ 25o from corner on</text:p>
      <text:p text:style-name="P1790"><text:tab/>fence, 3.5 miles NW of Chummy<text:s/></text:p>
      <text:p text:style-name="P1791"><text:tab/>(Pioneer) earth tank<text:s/></text:p>
      <text:p text:style-name="P1792"><text:tab/>Glenormiston 1:250000 Sheet.</text:p>
      <text:p text:style-name="P1793">Basin: Georgina</text:p>
      <text:p text:style-name="P1794">Formation: Mungerebar Limestone</text:p>
      <text:p text:style-name="P1795">Age: Mindyallan</text:p>
      <text:p text:style-name="P1796"/>
      <text:p text:style-name="P1797">L214-18</text:p>
      <text:p text:style-name="P1798">Collector: R. Henderson 1972</text:p>
      <text:p text:style-name="P1799">Indexer: R Henderson</text:p>
      <text:p text:style-name="Normal"><text:span text:style-name="T1800">Locality: Section 6 miles @ 240</text:span><text:span text:style-name="T1801">o</text:span><text:span text:style-name="T1802"><text:s/>from Glenormiston</text:span></text:p>
      <text:p text:style-name="P1803"><text:tab/>Homestead. 80 foot strat section, L216 at base,</text:p>
      <text:p text:style-name="P1804"><text:tab/>L217 at 17 feet, L214 at 40 feet,<text:s/></text:p>
      <text:p text:style-name="P1805"><text:tab/>L215 at 45 feet, and L218 at top.<text:s/></text:p>
      <text:p text:style-name="P1806"><text:tab/>Glenormiston 1:250000 Sheet.</text:p>
      <text:p text:style-name="P1807">Basin: Georgina</text:p>
      <text:p text:style-name="P1808">Formation: <text:s/>Georgina Limestone</text:p>
      <text:p text:style-name="P1809">Age: Mindyallan</text:p>
      <text:p text:style-name="P1810"/>
      <text:p text:style-name="P1811">L219</text:p>
      <text:p text:style-name="P1812">Collector: R. Henderson 1972</text:p>
      <text:p text:style-name="P1813">Indexer: R Henderson</text:p>
      <text:p text:style-name="P1814">Locality: Road from “Glenormiston” to 20 Mile Bore</text:p>
      <text:p text:style-name="P1815"><text:tab/><text:s/>8 <text:s/>miles S of turnoff to Polly’s lookout</text:p>
      <text:p text:style-name="P1816"><text:tab/>Mt Wheelan 1:250000 Sheet.</text:p>
      <text:soft-page-break/>
      <text:p text:style-name="P1817">Basin: Georgina</text:p>
      <text:p text:style-name="P1818">Formation: Georgina Limestone</text:p>
      <text:p text:style-name="P1819">Age: Idamean</text:p>
      <text:p text:style-name="P1820"/>
      <text:p text:style-name="P1821">L220</text:p>
      <text:p text:style-name="P1822">Collector: R. Henderson 1972</text:p>
      <text:p text:style-name="P1823">Indexer: R Henderson</text:p>
      <text:p text:style-name="P1824">Locality: Road from “Glenormiston” to 20 Mile Bore</text:p>
      <text:p text:style-name="P1825"><text:tab/><text:s/>6.75 <text:s/>miles S of turnoff to Polly’s lookout</text:p>
      <text:p text:style-name="P1826"><text:tab/>Mt Wheelan 1:250000 Sheet.</text:p>
      <text:p text:style-name="P1827">Basin: Georgina</text:p>
      <text:p text:style-name="P1828">Formation: Georgina Limestone</text:p>
      <text:p text:style-name="P1829">Age: Idamean</text:p>
      <text:p text:style-name="P1830"/>
      <text:p text:style-name="P1831">L221-2</text:p>
      <text:p text:style-name="P1832">Collector: R. Henderson 1972</text:p>
      <text:p text:style-name="P1833">Indexer: R Henderson</text:p>
      <text:p text:style-name="P1834">Locality: Road from “Glenormiston” to 20 Mile Bore</text:p>
      <text:p text:style-name="P1835"><text:tab/><text:s/>8 <text:s/>miles N of the bore. Two different horizons.</text:p>
      <text:p text:style-name="P1836"><text:tab/>Mt Wheelan 1:250000 Sheet.</text:p>
      <text:p text:style-name="P1837">Basin: Georgina</text:p>
      <text:p text:style-name="P1838">Formation: Georgina Limestone</text:p>
      <text:p text:style-name="P1839">Age: Idamean</text:p>
      <text:p text:style-name="P1840"/>
      <text:p text:style-name="P1841">L223</text:p>
      <text:p text:style-name="P1842">Collector: R. Henderson 1972</text:p>
      <text:p text:style-name="P1843">Indexer: R Henderson</text:p>
      <text:p text:style-name="P1844">Locality: Road from “Glenormiston” to 20 Mile Bore</text:p>
      <text:p text:style-name="P1845"><text:tab/><text:s/>4.5 ml N of the bore, scarp near anticlinal core.</text:p>
      <text:p text:style-name="P1846"><text:tab/>Mt Wheelan 1:250000 Sheet.</text:p>
      <text:p text:style-name="P1847">Basin: Georgina</text:p>
      <text:p text:style-name="P1848">Formation: Georgina Limestone</text:p>
      <text:p text:style-name="P1849">Age: Idamean</text:p>
      <text:p text:style-name="P1850"/>
      <text:p text:style-name="P1851">L224</text:p>
      <text:p text:style-name="P1852">Collector: R. Henderson 1972</text:p>
      <text:p text:style-name="P1853">Indexer: R Henderson</text:p>
      <text:p text:style-name="P1854">Locality: Road from “Glenormiston” to 20 Mile Bore</text:p>
      <text:p text:style-name="P1855"><text:tab/><text:s/>5.5 ml N of the bore, scarp near anticlinal core.</text:p>
      <text:p text:style-name="P1856"><text:tab/>Mt Wheelan 1:250000 Sheet.</text:p>
      <text:p text:style-name="P1857">Basin: Georgina</text:p>
      <text:p text:style-name="P1858">Formation: Georgina Limestone</text:p>
      <text:p text:style-name="P1859">Age: Idamean</text:p>
      <text:p text:style-name="P1860"/>
      <text:p text:style-name="P1861">L225-6</text:p>
      <text:p text:style-name="P1862">Collector: R. Henderson 1972</text:p>
      <text:p text:style-name="P1863">Indexer: R Henderson</text:p>
      <text:p text:style-name="P1864">Locality: W of road from “Glenormiston” to 14 Mile<text:s/></text:p>
      <text:p text:style-name="Normal"><text:span text:style-name="T1865"><text:tab/>Bore. Mt Idamea 3.75 mls distant @ 140<text:s/></text:span><text:span text:style-name="T1866">o</text:span><text:span text:style-name="T1867"><text:s/>M</text:span></text:p>
      <text:p text:style-name="P1868"><text:tab/><text:s/>Mt Wheelan 1:250000 Sheet. Two different</text:p>
      <text:p text:style-name="P1869"><text:tab/>horizons.</text:p>
      <text:p text:style-name="P1870">Basin: Georgina</text:p>
      <text:p text:style-name="P1871">Formation: Georgina Limestone</text:p>
      <text:p text:style-name="P1872">Age: Idamean</text:p>
      <text:p text:style-name="P1873"/>
      <text:p text:style-name="P1874">L227</text:p>
      <text:soft-page-break/>
      <text:p text:style-name="P1875">Collector: R. Henderson 1972</text:p>
      <text:p text:style-name="P1876">Indexer: R Henderson</text:p>
      <text:p text:style-name="P1877">Locality: W of road from “Glenormiston” to 14 Mile<text:s/></text:p>
      <text:p text:style-name="Normal"><text:span text:style-name="T1878"><text:tab/>Bore. L197 0.5 miles distant at 87</text:span><text:span text:style-name="T1879">o</text:span><text:span text:style-name="T1880">M.<text:s/></text:span><text:span text:style-name="T1881"><text:tab/><text:s/></text:span></text:p>
      <text:p text:style-name="P1882"><text:tab/>Mt Wheelan 1:250000 Sheet.<text:s/></text:p>
      <text:p text:style-name="P1883">Basin: Georgina</text:p>
      <text:p text:style-name="P1884">Formation: Georgina Limestone</text:p>
      <text:p text:style-name="P1885">Age: Idamean</text:p>
      <text:p text:style-name="P1886"/>
      <text:p text:style-name="P1887">L228</text:p>
      <text:p text:style-name="P1888">Collector: R. Henderson 1972</text:p>
      <text:p text:style-name="P1889">Indexer: R Henderson</text:p>
      <text:p text:style-name="P1890">Locality: W of road from “Glenormiston” to 14 Mile<text:s/></text:p>
      <text:p text:style-name="Normal"><text:span text:style-name="T1891"><text:tab/>Bore. L197 0.5 miles distant at 120</text:span><text:span text:style-name="T1892">o</text:span><text:span text:style-name="T1893">M.<text:s/></text:span><text:span text:style-name="T1894"><text:tab/><text:s/></text:span></text:p>
      <text:p text:style-name="P1895"><text:tab/>Mt Wheelan 1:250000 Sheet.<text:s/></text:p>
      <text:p text:style-name="P1896">Basin: Georgina</text:p>
      <text:p text:style-name="P1897">Formation: Georgina Limestone</text:p>
      <text:p text:style-name="P1898">Age: Idamean</text:p>
      <text:p text:style-name="P1899"/>
      <text:p text:style-name="P1900">L229</text:p>
      <text:p text:style-name="P1901">Collector: R. Henderson 1972</text:p>
      <text:p text:style-name="P1902">Indexer: R Henderson</text:p>
      <text:p text:style-name="P1903">Locality: 200 yards NW from Mt Idamea trig.<text:s/></text:p>
      <text:p text:style-name="P1904">Basin: Georgina</text:p>
      <text:p text:style-name="P1905">Formation: Georgina Limestone</text:p>
      <text:p text:style-name="P1906">Age: Idamean</text:p>
      <text:p text:style-name="P1907"/>
      <text:p text:style-name="P1908">L230</text:p>
      <text:p text:style-name="P1909">Collector: R. Henderson 1970</text:p>
      <text:p text:style-name="P1910">Indexer: R Henderson</text:p>
      <text:p text:style-name="P1911">Locality: Malbon Road, 5 miles E of Duchess,<text:s/></text:p>
      <text:p text:style-name="P1912"><text:tab/>E of Precambrian – Cambrian contact.</text:p>
      <text:p text:style-name="P1913"><text:tab/>Duchess 1:250000 Sheet.<text:s/></text:p>
      <text:p text:style-name="P1914">Basin: Georgina</text:p>
      <text:p text:style-name="P1915">Formation: Devoncourt Limestone</text:p>
      <text:p text:style-name="P1916">Age: Boomerangian</text:p>
      <text:p text:style-name="P1917"/>
      <text:p text:style-name="P1918">L231-2</text:p>
      <text:p text:style-name="P1919">Collector: R. Henderson 1970</text:p>
      <text:p text:style-name="P1920">Indexer: R Henderson</text:p>
      <text:p text:style-name="P1921">Locality: Malbon Road, 6 miles E of Duchess,<text:s/></text:p>
      <text:p text:style-name="P1922"><text:tab/>Lstn scarp 1.2 mls S of road. L232 ~ 10<text:s/></text:p>
      <text:p text:style-name="P1923"><text:tab/>feet strat higher than L231</text:p>
      <text:p text:style-name="P1924"><text:tab/>Duchess 1:250000 Sheet.<text:s/></text:p>
      <text:p text:style-name="P1925">Basin: Georgina</text:p>
      <text:p text:style-name="P1926">Formation: Devoncourt Limestone</text:p>
      <text:p text:style-name="P1927">Age: Boomerangian</text:p>
      <text:p text:style-name="P1928"/>
      <text:p text:style-name="P1929">L233</text:p>
      <text:p text:style-name="P1930">Collector: R. Henderson 1970</text:p>
      <text:p text:style-name="P1931">Indexer: R Henderson</text:p>
      <text:p text:style-name="P1932">Locality: S side of Duchess -Malbon Road,<text:s/></text:p>
      <text:p text:style-name="P1933"><text:tab/>2.4 mls W of Burke River crossing.<text:s/></text:p>
      <text:p text:style-name="P1934"><text:tab/>Duchess 1:250000 Sheet.<text:s/></text:p>
      <text:p text:style-name="P1935">Basin: Georgina</text:p>
      <text:p text:style-name="P1936">Formation: Devoncourt Limestone</text:p>
      <text:soft-page-break/>
      <text:p text:style-name="P1937">Age: Boomerangian</text:p>
      <text:p text:style-name="P1938"/>
      <text:p text:style-name="P1939">L234</text:p>
      <text:p text:style-name="P1940">Collector: R. Henderson 1970</text:p>
      <text:p text:style-name="P1941">Indexer: R Henderson</text:p>
      <text:p text:style-name="P1942">Locality: S side of Duchess -Malbon Road,<text:s/></text:p>
      <text:p text:style-name="P1943"><text:tab/>4 mls W of Burke River crossing.<text:s/></text:p>
      <text:p text:style-name="P1944"><text:tab/>Duchess 1:250000 Sheet.<text:s/></text:p>
      <text:p text:style-name="P1945">Basin: Georgina</text:p>
      <text:p text:style-name="P1946">Formation: Devoncourt Limestone</text:p>
      <text:p text:style-name="P1947">Age: Boomerangian</text:p>
      <text:p text:style-name="P1948"/>
      <text:p text:style-name="P1949">L235</text:p>
      <text:p text:style-name="P1950">Collector: R. Henderson 1970</text:p>
      <text:p text:style-name="P1951">Indexer: R Henderson</text:p>
      <text:p text:style-name="P1952">Locality: Track to O’Hara outstation, 0.25 mls<text:s/></text:p>
      <text:p text:style-name="P1953"><text:tab/>from Duchess -Malbon Road<text:s/></text:p>
      <text:p text:style-name="P1954"><text:tab/>Duchess 1:250000 Sheet.<text:s/></text:p>
      <text:p text:style-name="P1955">Basin: Georgina</text:p>
      <text:p text:style-name="P1956">Formation: Devoncourt Limestone</text:p>
      <text:p text:style-name="P1957">Age: Boomerangian</text:p>
      <text:p text:style-name="P1958"/>
      <text:p text:style-name="P1959">L236</text:p>
      <text:p text:style-name="P1960">Collector: R. Henderson 1970</text:p>
      <text:p text:style-name="P1961">Indexer: R Henderson</text:p>
      <text:p text:style-name="P1962">Locality: Duchess -Malbon Road,<text:s/></text:p>
      <text:p text:style-name="P1963"><text:tab/>1.5 mls E of Burke River crossing.<text:s/></text:p>
      <text:p text:style-name="P1964"><text:tab/>Duchess 1:250000 Sheet.<text:s/></text:p>
      <text:p text:style-name="P1965">Basin: Georgina</text:p>
      <text:p text:style-name="P1966">Formation: Devoncourt Limestone</text:p>
      <text:p text:style-name="P1967">Age: Boomerangian</text:p>
      <text:p text:style-name="P1968"/>
      <text:p text:style-name="P1969">L237</text:p>
      <text:p text:style-name="P1970">Collector: R. Henderson 1970</text:p>
      <text:p text:style-name="P1971">Indexer: R Henderson</text:p>
      <text:p text:style-name="Normal"><text:span text:style-name="T1972">Locality: 6 miles @ 80</text:span><text:span text:style-name="T1973">o</text:span><text:span text:style-name="T1974">, 0.75 ml N of unnamed bore</text:span></text:p>
      <text:p text:style-name="P1975"><text:tab/>= BMR Loc 19A</text:p>
      <text:p text:style-name="P1976"><text:tab/>Duchess 1:250000 Sheet.<text:s/></text:p>
      <text:p text:style-name="P1977">Basin: Georgina</text:p>
      <text:p text:style-name="P1978">Formation: Devoncourt Limestone</text:p>
      <text:p text:style-name="P1979">Age: Boomerangian</text:p>
      <text:p text:style-name="P1980"/>
      <text:p text:style-name="P1981">L238</text:p>
      <text:p text:style-name="P1982">Collector: R. Henderson 1970</text:p>
      <text:p text:style-name="P1983">Indexer: R Henderson</text:p>
      <text:p text:style-name="P1984">Locality: 0.5 mls W from Roaring Bore, Devoncourt<text:s/></text:p>
      <text:p text:style-name="P1985"><text:tab/>Duchess 1:250000 Sheet.<text:s/></text:p>
      <text:p text:style-name="P1986">Basin: Georgina</text:p>
      <text:p text:style-name="P1987">Formation: Devoncourt Limestone</text:p>
      <text:p text:style-name="P1988">Age: Boomerangian</text:p>
      <text:p text:style-name="P1989"/>
      <text:p text:style-name="P1990">L239</text:p>
      <text:p text:style-name="P1991">Collector: R. Henderson 1970</text:p>
      <text:p text:style-name="P1992">Indexer: R Henderson</text:p>
      <text:p text:style-name="P1993">Locality: Duchess -Malbon Road,<text:s/></text:p>
      <text:p text:style-name="P1994"><text:tab/>almost 6 mls E of Burke River crossing.<text:s/></text:p>
      <text:soft-page-break/>
      <text:p text:style-name="P1995"><text:tab/>Duchess 1:250000 Sheet.<text:s/></text:p>
      <text:p text:style-name="P1996">Basin: Georgina</text:p>
      <text:p text:style-name="P1997">Formation: Devoncourt Limestone</text:p>
      <text:p text:style-name="P1998">Age: Boomerangian</text:p>
      <text:p text:style-name="P1999"/>
      <text:p text:style-name="P2000">L240</text:p>
      <text:p text:style-name="P2001">Collector: R. Henderson 1970</text:p>
      <text:p text:style-name="P2002">Indexer: R Henderson</text:p>
      <text:p text:style-name="P2003">Locality: Duchess -Malbon Road,<text:s/></text:p>
      <text:p text:style-name="P2004"><text:tab/>2 mls W of Burke River crossing.<text:s/></text:p>
      <text:p text:style-name="P2005"><text:tab/>Duchess 1:250000 Sheet.<text:s/></text:p>
      <text:p text:style-name="P2006">Basin: Georgina</text:p>
      <text:p text:style-name="P2007">Formation: Devoncourt Limestone</text:p>
      <text:p text:style-name="P2008">Age: Boomerangian</text:p>
      <text:p text:style-name="P2009"/>
      <text:p text:style-name="P2010">L241</text:p>
      <text:p text:style-name="P2011">Collector: R. Henderson 1970</text:p>
      <text:p text:style-name="P2012">Indexer: R Henderson</text:p>
      <text:p text:style-name="P2013">Locality: 2.5 miles upsteam in</text:p>
      <text:p text:style-name="P2014"><text:tab/>Pomegranite Creek from mill on</text:p>
      <text:p text:style-name="P2015"><text:tab/>Duchess -Malbon Road,<text:s/></text:p>
      <text:p text:style-name="P2016"><text:tab/>Duchess 1:250000 Sheet.<text:s/></text:p>
      <text:p text:style-name="P2017">Basin: Georgina</text:p>
      <text:p text:style-name="P2018">Formation: Pomegranite Limestone</text:p>
      <text:p text:style-name="P2019">Age: Mindyallan</text:p>
      <text:p text:style-name="P2020"/>
      <text:p text:style-name="P2021">L242</text:p>
      <text:p text:style-name="P2022">Collector: R. Henderson 1970</text:p>
      <text:p text:style-name="P2023">Indexer: R Henderson</text:p>
      <text:p text:style-name="P2024">Locality: 5 miles E of Duchess – Chatsworth road,</text:p>
      <text:p text:style-name="P2025"><text:tab/>towards Mistake bore. =BMR Loc D120A</text:p>
      <text:p text:style-name="P2026"><text:tab/>Duchess 1:250000 Sheet.<text:s/></text:p>
      <text:p text:style-name="P2027">Basin: Georgina</text:p>
      <text:p text:style-name="P2028">Formation: Pomegranite Limestone</text:p>
      <text:p text:style-name="P2029">Age: Mindyallan</text:p>
      <text:p text:style-name="P2030"/>
      <text:p text:style-name="P2031">L243-5</text:p>
      <text:p text:style-name="P2032">Collector: R. Henderson 1970</text:p>
      <text:p text:style-name="P2033">Indexer: R Henderson</text:p>
      <text:p text:style-name="P2034">Locality:<text:s/>Ridge crest, 1 mile S<text:s/>of<text:s/>track to Mistake</text:p>
      <text:p text:style-name="P2035"><text:tab/>Bore at a point 5 mls E<text:s/>Duchess – Chatsworth<text:s/></text:p>
      <text:p text:style-name="P2036"><text:tab/>road. =BMR Loc D120B.<text:s/>Collections from</text:p>
      <text:p text:style-name="P2037"><text:tab/>different horizons.</text:p>
      <text:p text:style-name="P2038"><text:tab/>Duchess 1:250000 Sheet.<text:s/></text:p>
      <text:p text:style-name="P2039">Basin: Georgina</text:p>
      <text:p text:style-name="P2040">Formation: Pomegranite Limestone</text:p>
      <text:p text:style-name="P2041">Age: Idamean</text:p>
      <text:p text:style-name="P2042"/>
      <text:p text:style-name="P2043">L246</text:p>
      <text:p text:style-name="P2044">Collector: R. Henderson 1970</text:p>
      <text:p text:style-name="P2045">Indexer: R Henderson</text:p>
      <text:p text:style-name="P2046">Locality:<text:s/><text:s/>Duchess – Chatsworth road,<text:s/>~ 6 ml NW</text:p>
      <text:p text:style-name="P2047"><text:tab/>of Chatsworth Station homestead.</text:p>
      <text:p text:style-name="P2048"><text:tab/>Duchess 1:250000 Sheet.<text:s/></text:p>
      <text:p text:style-name="P2049">Basin: Georgina</text:p>
      <text:p text:style-name="P2050">Formation: Chatsworth Limestone</text:p>
      <text:soft-page-break/>
      <text:p text:style-name="P2051">Age: Iverian</text:p>
      <text:p text:style-name="P2052"/>
      <text:p text:style-name="P2053">L247</text:p>
      <text:p text:style-name="P2054">Collector: R. Henderson 1970</text:p>
      <text:p text:style-name="P2055">Indexer: R Henderson</text:p>
      <text:p text:style-name="P2056">Locality: <text:s/>7 miles NNW of Chatsworth Station</text:p>
      <text:p text:style-name="P2057"><text:tab/><text:s/>Homestead; 0.25 S of fence corner, 200</text:p>
      <text:p text:style-name="P2058"><text:tab/>yards W of fence itself.</text:p>
      <text:p text:style-name="P2059"><text:tab/>Duchess 1:250000 Sheet.<text:s/></text:p>
      <text:p text:style-name="P2060">Basin: Georgina</text:p>
      <text:p text:style-name="P2061">Formation: ?Chatsworth Limestone</text:p>
      <text:p text:style-name="P2062">Age: ?Iverian</text:p>
      <text:p text:style-name="P2063"/>
      <text:p text:style-name="P2064">L248<text:s/></text:p>
      <text:p text:style-name="P2065">Collector: R. Henderson 1970</text:p>
      <text:p text:style-name="P2066">Indexer: R Henderson</text:p>
      <text:p text:style-name="P2067">Locality:<text:s/><text:s/>Duchess – Chatsworth road,<text:s/></text:p>
      <text:p text:style-name="P2068"><text:tab/>SE past homestead at 4 miles.</text:p>
      <text:p text:style-name="P2069"><text:tab/>Duchess 1:250000 Sheet.<text:s/></text:p>
      <text:p text:style-name="P2070">Basin: Georgina</text:p>
      <text:p text:style-name="P2071">Formation: Chatsworth Limestone</text:p>
      <text:p text:style-name="P2072">Age: Iverian</text:p>
      <text:p text:style-name="P2073"/>
      <text:p text:style-name="P2074">L249</text:p>
      <text:p text:style-name="P2075">Collector: R. Henderson 1970</text:p>
      <text:p text:style-name="P2076">Indexer: R Henderson</text:p>
      <text:p text:style-name="Normal"><text:span text:style-name="T2077">Locality:<text:s/></text:span><text:span text:style-name="T2078"><text:s/></text:span><text:span text:style-name="T2079">4 miles @ 305</text:span><text:span text:style-name="T2080">o</text:span><text:span text:style-name="T2081"><text:s/>from Coolibah bore</text:span></text:p>
      <text:p text:style-name="P2082"><text:tab/>Duchess 1:250000 Sheet.<text:s/></text:p>
      <text:p text:style-name="P2083">Basin: Georgina</text:p>
      <text:p text:style-name="P2084">Formation:<text:s/>?Chatsworth Limestone</text:p>
      <text:p text:style-name="P2085">Age:<text:s/>?Iverian</text:p>
      <text:p text:style-name="P2086"/>
      <text:p text:style-name="P2087">L250</text:p>
      <text:p text:style-name="P2088">Collector: R. Henderson 1970</text:p>
      <text:p text:style-name="P2089">Indexer: R Henderson</text:p>
      <text:p text:style-name="P2090">Locality:<text:s/><text:s/>1 mile E of Roaring bore on Duchess-</text:p>
      <text:p text:style-name="P2091"><text:tab/>Malbon road, 300 yards E of small creek<text:s/></text:p>
      <text:p text:style-name="P2092"><text:tab/>and<text:s/>150 yards N of road.</text:p>
      <text:p text:style-name="P2093"><text:tab/>Duchess 1:250000 Sheet.<text:s/></text:p>
      <text:p text:style-name="P2094">Basin: Georgina</text:p>
      <text:p text:style-name="P2095">Formation: Selwyn Range Limestone</text:p>
      <text:p text:style-name="P2096">Age: Mindyallan</text:p>
      <text:p text:style-name="P2097"/>
      <text:p text:style-name="P2098">L251</text:p>
      <text:p text:style-name="P2099">Collector: R. Henderson 1970</text:p>
      <text:p text:style-name="P2100">Indexer: R Henderson</text:p>
      <text:p text:style-name="P2101">Locality:<text:s/><text:s/>Duchess-Malbon road, 1 mile W of Sandy<text:s/></text:p>
      <text:p text:style-name="P2102"><text:tab/>Creek crossing. Prominant lstn mesa S</text:p>
      <text:p text:style-name="P2103"><text:tab/>of road, collection 6 feet from summit</text:p>
      <text:p text:style-name="P2104"><text:tab/>Duchess 1:250000 Sheet.<text:s/></text:p>
      <text:p text:style-name="P2105">Basin: Georgina</text:p>
      <text:p text:style-name="P2106">Formation: Selwyn Range Limestone</text:p>
      <text:p text:style-name="P2107">Age: Mindyallan</text:p>
      <text:p text:style-name="P2108"/>
      <text:p text:style-name="P2109">L252</text:p>
      <text:p text:style-name="P2110">Collector: R. Henderson 1970</text:p>
      <text:soft-page-break/>
      <text:p text:style-name="P2111">Indexer: R Henderson</text:p>
      <text:p text:style-name="P2112">Locality:<text:s/><text:s/>Duchess-</text:p>
      <text:p text:style-name="P2113"><text:tab/>Track from Devoncourt homestead to<text:s/></text:p>
      <text:p text:style-name="P2114"><text:tab/>Devoncourt railway siding, 0.5 miles S of siding</text:p>
      <text:p text:style-name="P2115"><text:tab/>Duchess 1:250000 Sheet.<text:s/></text:p>
      <text:p text:style-name="P2116">Basin: Georgina</text:p>
      <text:p text:style-name="P2117">Formation: Devoncourt Limestone</text:p>
      <text:p text:style-name="P2118">Age: ?Boomerangian</text:p>
      <text:p text:style-name="P2119"/>
      <text:p text:style-name="P2120">L253</text:p>
      <text:p text:style-name="P2121">Collector: R. Henderson 1970</text:p>
      <text:p text:style-name="P2122">Indexer: R Henderson</text:p>
      <text:p text:style-name="P2123">Locality:<text:s/><text:s/>Duchess-Malbon road, 4<text:s/>miles E of<text:s/></text:p>
      <text:p text:style-name="P2124"><text:tab/>Burke<text:s/>Creek crossing.<text:s/>=BMR loc D16</text:p>
      <text:p text:style-name="P2125"><text:tab/>Duchess 1:250000 Sheet.<text:s/></text:p>
      <text:p text:style-name="P2126">Basin: Georgina</text:p>
      <text:p text:style-name="P2127">Formation:<text:s/>Devoncourt<text:s/>Limestone</text:p>
      <text:p text:style-name="P2128">Age:<text:s/>Boomerangian</text:p>
      <text:p text:style-name="P2129"/>
      <text:p text:style-name="P2130">L254-5</text:p>
      <text:p text:style-name="P2131">Collector: R. Henderson 1974</text:p>
      <text:p text:style-name="P2132">Indexer: R Henderson</text:p>
      <text:p text:style-name="P2133">Locality:<text:s/><text:s/>Section on bank of Vee<text:s/>Creek</text:p>
      <text:p text:style-name="P2134"><text:tab/>500 yards downstream from Camooweal</text:p>
      <text:p text:style-name="P2135"><text:tab/>-Thorntonia road crossing. 40 foot strat.<text:s/></text:p>
      <text:p text:style-name="P2136"><text:tab/>section,<text:s/>L254 at bottom, L255 at 17 feet.</text:p>
      <text:p text:style-name="P2137"><text:tab/>Camooweal<text:s/>1:250000 Sheet.<text:s/></text:p>
      <text:p text:style-name="P2138">Basin: Georgina</text:p>
      <text:p text:style-name="P2139">Formation: Vee Creek Limestone</text:p>
      <text:p text:style-name="P2140">Age: Boomerangian</text:p>
      <text:p text:style-name="P2141"/>
      <text:p text:style-name="P2142">L256-7</text:p>
      <text:p text:style-name="P2143">Collector: R. Henderson 1974</text:p>
      <text:p text:style-name="P2144">Indexer: R Henderson</text:p>
      <text:p text:style-name="P2145">Locality:<text:s/><text:s/>Section of east bank of Harris Creek</text:p>
      <text:p text:style-name="P2146"><text:tab/>0.5 miles downstream from Camooweal</text:p>
      <text:p text:style-name="P2147"><text:tab/>-Thorntonia road crossing. 80<text:s/>foot strat.<text:s/></text:p>
      <text:p text:style-name="P2148"><text:tab/>section,<text:s/>L256 at bottom, L257 at top.</text:p>
      <text:p text:style-name="P2149"><text:tab/>Camooweal<text:s/>1:250000 Sheet.<text:s/></text:p>
      <text:p text:style-name="P2150">Basin: Georgina</text:p>
      <text:p text:style-name="P2151">Formation: Vee Creek Limestone</text:p>
      <text:p text:style-name="P2152">Age: Boomerangian</text:p>
      <text:p text:style-name="P2153"/>
      <text:p text:style-name="P2154"/>
      <text:p text:style-name="P2155">L258-263</text:p>
      <text:p text:style-name="P2156">Collector: R. Henderson 1974</text:p>
      <text:p text:style-name="P2157">Indexer: R Henderson</text:p>
      <text:p text:style-name="P2158">Locality:<text:s/><text:s/>Section on unnamed tributary of Current</text:p>
      <text:p text:style-name="Normal"><text:span text:style-name="T2159"><text:tab/>Bush Creek, 3 miles @ 25</text:span><text:span text:style-name="T2160">o</text:span><text:span text:style-name="T2161"><text:s/></text:span><text:span text:style-name="T2162">from Camooweal</text:span></text:p>
      <text:p text:style-name="P2163"><text:tab/>-Thorntonia road crossing. 120 foot strat.<text:s/></text:p>
      <text:p text:style-name="P2164"><text:tab/>Section up creek bank, L258 lowest at 15 feet</text:p>
      <text:p text:style-name="P2165"><text:tab/><text:s/>L258 at 23 feet, L260 at 37 feet, L261 at 46<text:s/></text:p>
      <text:p text:style-name="P2166"><text:tab/>feet, L262 at 75 feet, L263 at top.</text:p>
      <text:p text:style-name="P2167"><text:tab/>Camooweal<text:s/>1:250000 Sheet.<text:s/></text:p>
      <text:p text:style-name="P2168">Basin: Georgina</text:p>
      <text:p text:style-name="P2169">Formation: Current Bush and<text:s/>Vee Creek Limestones</text:p>
      <text:soft-page-break/>
      <text:p text:style-name="P2170">Age: Undillan</text:p>
      <text:p text:style-name="P2171"/>
      <text:p text:style-name="P2172">L264-268</text:p>
      <text:p text:style-name="P2173">Collector: R. Henderson 1974</text:p>
      <text:p text:style-name="P2174">Indexer: R Henderson</text:p>
      <text:p text:style-name="P2175">Locality:<text:s/><text:s/>Section on second tributary of Current</text:p>
      <text:p text:style-name="P2176"><text:tab/>Bush Creek upstream from mouth, section from</text:p>
      <text:p text:style-name="P2177"><text:tab/><text:s/>a prominent bend 0.66 miles upstream from<text:s/></text:p>
      <text:p text:style-name="P2178"><text:tab/>tributary mouth to a point 1100 yards upstream.</text:p>
      <text:p text:style-name="P2179"><text:tab/>180 foot strat. section up creek bank, L264 at base,</text:p>
      <text:p text:style-name="P2180"><text:tab/><text:s/>L265 at 25 feet, L266 at 58 feet,</text:p>
      <text:p text:style-name="P2181"><text:tab/><text:s/>L267 at 98 feet, and <text:s/>L268 at 140 feet.<text:s/></text:p>
      <text:p text:style-name="P2182"><text:tab/>Camooweal<text:s/>1:250000 Sheet.<text:s/></text:p>
      <text:p text:style-name="P2183">Basin: Georgina</text:p>
      <text:p text:style-name="P2184">Formation: Age Creek</text:p>
      <text:p text:style-name="P2185">Age: Undillan</text:p>
      <text:p text:style-name="P2186"/>
      <text:p text:style-name="P2187">L269</text:p>
      <text:p text:style-name="P2188">Collector: R. Henderson 1974</text:p>
      <text:p text:style-name="P2189">Indexer: R Henderson</text:p>
      <text:p text:style-name="P2190">Locality:<text:s/><text:s/>300 yards N of prominent bend<text:s/>0.66<text:s/></text:p>
      <text:p text:style-name="P2191"><text:tab/>miles upstream from<text:s/>mouth of unnamed<text:s/></text:p>
      <text:p text:style-name="P2192"><text:tab/>tributary<text:s/>of Current Bush Creek. Tributary</text:p>
      <text:p text:style-name="P2193"><text:tab/>is second to S upstream from Current Bush mouth.</text:p>
      <text:p text:style-name="P2194"><text:tab/>Camooweal<text:s/>1:250000 Sheet.<text:s/></text:p>
      <text:p text:style-name="P2195">Basin: Georgina</text:p>
      <text:p text:style-name="P2196">Formation: Age Creek</text:p>
      <text:p text:style-name="P2197">Age: Undillan</text:p>
      <text:p text:style-name="P2198"/>
      <text:p text:style-name="P2199">L270</text:p>
      <text:p text:style-name="P2200">Collector: R. Henderson 1974</text:p>
      <text:p text:style-name="P2201">Indexer: R Henderson</text:p>
      <text:p text:style-name="P2202">Locality:<text:s/><text:s/>West bank of second southern upstream<text:s/></text:p>
      <text:p text:style-name="P2203"><text:tab/>from mouth of Current Bush Creek,<text:s/></text:p>
      <text:p text:style-name="P2204"><text:tab/>upstream from mouth.</text:p>
      <text:p text:style-name="P2205"><text:tab/>Camooweal<text:s/>1:250000 Sheet.<text:s/></text:p>
      <text:p text:style-name="P2206">Basin: Georgina</text:p>
      <text:p text:style-name="P2207">Formation: Current Bush Limestone</text:p>
      <text:p text:style-name="P2208">Age: Undillan</text:p>
      <text:p text:style-name="P2209"/>
      <text:p text:style-name="P2210">L271</text:p>
      <text:p text:style-name="P2211">Collector: R. Henderson 1974</text:p>
      <text:p text:style-name="P2212">Indexer: R Henderson</text:p>
      <text:p text:style-name="Normal"><text:span text:style-name="T2213">Locality:<text:s/></text:span><text:span text:style-name="T2214"><text:s/></text:span><text:span text:style-name="T2215">2 miles @ 350</text:span><text:span text:style-name="T2216">o</text:span><text:span text:style-name="T2217"><text:s/>from junction of</text:span></text:p>
      <text:p text:style-name="P2218"><text:tab/><text:s/>Engine Creek with Buckley River.</text:p>
      <text:p text:style-name="P2219"><text:tab/>Mt Isa<text:s/>1:250000 Sheet.<text:s/></text:p>
      <text:p text:style-name="P2220">Basin: Georgina</text:p>
      <text:p text:style-name="P2221">Formation: Beetle Creek</text:p>
      <text:p text:style-name="P2222">Age: Templetonian</text:p>
      <text:p text:style-name="P2223"/>
      <text:p text:style-name="P2224">L272</text:p>
      <text:p text:style-name="P2225">Collector: R. Henderson 1974</text:p>
      <text:p text:style-name="P2226">Indexer: R Henderson</text:p>
      <text:p text:style-name="Normal"><text:span text:style-name="T2227">Locality:<text:s/></text:span><text:span text:style-name="T2228"><text:s/></text:span><text:span text:style-name="T2229">1.25 miles @ 345</text:span><text:span text:style-name="T2230">o</text:span><text:span text:style-name="T2231"><text:s/>from junction of</text:span></text:p>
      <text:p text:style-name="P2232"><text:tab/><text:s/>Engine Creek with Buckley River.</text:p>
      <text:p text:style-name="P2233"><text:tab/>Mt Isa<text:s/>1:250000 Sheet.<text:s/></text:p>
      <text:soft-page-break/>
      <text:p text:style-name="P2234">Basin: Georgina</text:p>
      <text:p text:style-name="P2235">Formation: Beetle Creek</text:p>
      <text:p text:style-name="P2236">Age: Templetonian</text:p>
      <text:p text:style-name="P2237"/>
      <text:p text:style-name="P2238">L273</text:p>
      <text:p text:style-name="P2239">Collector: R. Henderson 1974</text:p>
      <text:p text:style-name="P2240">Indexer: R Henderson</text:p>
      <text:p text:style-name="Normal"><text:span text:style-name="T2241">Locality:<text:s/></text:span><text:span text:style-name="T2242"><text:s/></text:span><text:span text:style-name="T2243">0.66 miles @ 340</text:span><text:span text:style-name="T2244">o</text:span><text:span text:style-name="T2245"><text:s/>from junction of</text:span></text:p>
      <text:p text:style-name="P2246"><text:tab/><text:s/>Engine Creek with Buckley River.</text:p>
      <text:p text:style-name="P2247"><text:tab/>Mt Isa<text:s/>1:250000 Sheet.<text:s/></text:p>
      <text:p text:style-name="P2248">Basin: Georgina</text:p>
      <text:p text:style-name="P2249">Formation: Beetle Creek</text:p>
      <text:p text:style-name="P2250">Age: Templetonian</text:p>
      <text:p text:style-name="P2251"/>
      <text:p text:style-name="P2252">L274</text:p>
      <text:p text:style-name="P2253">Collector: R. Henderson 1974</text:p>
      <text:p text:style-name="P2254">Indexer: R Henderson</text:p>
      <text:p text:style-name="P2255">Locality:<text:s/><text:s/>Track from Yelvertoft to Flora Bore, 5</text:p>
      <text:p text:style-name="P2256"><text:tab/>miles W of Yelvertoft.</text:p>
      <text:p text:style-name="P2257"><text:tab/>Mt Isa<text:s/>1:250000 Sheet.<text:s/></text:p>
      <text:p text:style-name="P2258">Basin: Georgina</text:p>
      <text:p text:style-name="P2259">Formation: Inca Creek</text:p>
      <text:p text:style-name="P2260">Age: Templetonian</text:p>
      <text:p text:style-name="P2261"/>
      <text:p text:style-name="P2262">L275</text:p>
      <text:p text:style-name="P2263">Collector: R. Henderson 1974</text:p>
      <text:p text:style-name="P2264">Indexer: R Henderson</text:p>
      <text:p text:style-name="Normal"><text:span text:style-name="T2265">Locality:<text:s/></text:span><text:span text:style-name="T2266"><text:s/></text:span><text:span text:style-name="T2267">2.5 miles @ 315</text:span><text:span text:style-name="T2268">o</text:span><text:span text:style-name="T2269"><text:s/>from Whistlers Bore,</text:span></text:p>
      <text:p text:style-name="P2270"><text:tab/>400 yards east of Whistler Creek tributary</text:p>
      <text:p text:style-name="P2271"><text:tab/>Mt Isa<text:s/>1:250000 Sheet.<text:s/></text:p>
      <text:p text:style-name="P2272">Basin: Georgina</text:p>
      <text:p text:style-name="P2273">Formation: Vee Creek Limestone</text:p>
      <text:p text:style-name="P2274">Age: Undillan</text:p>
      <text:p text:style-name="P2275"/>
      <text:p text:style-name="P2276">L276</text:p>
      <text:p text:style-name="P2277">Collector: R. Henderson 1974</text:p>
      <text:p text:style-name="P2278">Indexer: R Henderson</text:p>
      <text:p text:style-name="Normal"><text:span text:style-name="T2279">Locality:<text:s/></text:span><text:span text:style-name="T2280"><text:s/></text:span><text:span text:style-name="T2281">3 miles @ 210</text:span><text:span text:style-name="T2282">o</text:span><text:span text:style-name="T2283"><text:s/>from Whistlers Bore,</text:span></text:p>
      <text:p text:style-name="P2284"><text:tab/>In bed of Whistler Creek tributary</text:p>
      <text:p text:style-name="P2285"><text:tab/>Mt Isa<text:s/>1:250000 Sheet.<text:s/></text:p>
      <text:p text:style-name="P2286">Basin: Georgina</text:p>
      <text:p text:style-name="P2287">Formation: Vee Creek Limestone</text:p>
      <text:p text:style-name="P2288">Age: Undillan</text:p>
      <text:p text:style-name="P2289"/>
      <text:p text:style-name="P2290">L277</text:p>
      <text:p text:style-name="P2291">Collector: R. Henderson 1974</text:p>
      <text:p text:style-name="P2292">Indexer: R Henderson</text:p>
      <text:p text:style-name="Normal"><text:span text:style-name="T2293">Locality:<text:s/></text:span><text:span text:style-name="T2294"><text:s/></text:span><text:span text:style-name="T2295">7 miles @ 310</text:span><text:span text:style-name="T2296">o</text:span><text:span text:style-name="T2297"><text:s/>from Whistlers Bore, 1.8</text:span></text:p>
      <text:p text:style-name="Normal"><text:span text:style-name="T2298"><text:tab/>miles at 320</text:span><text:span text:style-name="T2299">o</text:span><text:span text:style-name="T2300"><text:s/>from dam om Whistler Creek tributary</text:span></text:p>
      <text:p text:style-name="P2301"><text:tab/>Mt Isa<text:s/>1:250000 Sheet.<text:s/></text:p>
      <text:p text:style-name="P2302">Basin: Georgina</text:p>
      <text:p text:style-name="P2303">Formation: Mail Change Limestone</text:p>
      <text:p text:style-name="P2304">Age: Undillan</text:p>
      <text:p text:style-name="P2305"/>
      <text:p text:style-name="P2306">L278</text:p>
      <text:p text:style-name="P2307">Collector: R. Henderson 1974</text:p>
      <text:soft-page-break/>
      <text:p text:style-name="P2308">Indexer: R Henderson</text:p>
      <text:p text:style-name="Normal"><text:span text:style-name="T2309">Locality:<text:s/></text:span><text:span text:style-name="T2310"><text:s/></text:span><text:span text:style-name="T2311">6.66 miles @ 310</text:span><text:span text:style-name="T2312">o</text:span><text:span text:style-name="T2313"><text:s/>from Whistlers Bore, 1.2</text:span></text:p>
      <text:p text:style-name="Normal"><text:span text:style-name="T2314"><text:tab/>miles at 320</text:span><text:span text:style-name="T2315">o</text:span><text:span text:style-name="T2316"><text:s/></text:span><text:span text:style-name="T2317">from dam on</text:span><text:span text:style-name="T2318"><text:s/>Whistler Creek tributary</text:span></text:p>
      <text:p text:style-name="P2319"><text:tab/>Mt Isa<text:s/>1:250000 Sheet.<text:s/></text:p>
      <text:p text:style-name="P2320">Basin: Georgina</text:p>
      <text:p text:style-name="P2321">Formation: Mail Change Limestone</text:p>
      <text:p text:style-name="P2322">Age: Undillan</text:p>
      <text:p text:style-name="P2323"/>
      <text:p text:style-name="P2324">L279</text:p>
      <text:p text:style-name="P2325">Collector: R. Henderson 1974</text:p>
      <text:p text:style-name="P2326">Indexer: R Henderson</text:p>
      <text:p text:style-name="Normal"><text:span text:style-name="T2327">Locality:<text:s/></text:span><text:span text:style-name="T2328"><text:s/></text:span><text:span text:style-name="T2329">5.3 miles @ 325</text:span><text:span text:style-name="T2330">o</text:span><text:span text:style-name="T2331"><text:s/>from Whistlers Bore, 2</text:span></text:p>
      <text:p text:style-name="Normal"><text:span text:style-name="T2332"><text:tab/>miles at 300</text:span><text:span text:style-name="T2333">o</text:span><text:span text:style-name="T2334"><text:s/>from dam on Whistler Creek tributary</text:span></text:p>
      <text:p text:style-name="P2335"><text:tab/>Mt Isa<text:s/>1:250000 Sheet.<text:s/></text:p>
      <text:p text:style-name="P2336">Basin: Georgina</text:p>
      <text:p text:style-name="P2337">Formation: Mail Change Limestone</text:p>
      <text:p text:style-name="P2338">Age: Undillan</text:p>
      <text:p text:style-name="P2339"/>
      <text:p text:style-name="P2340">L280</text:p>
      <text:p text:style-name="P2341">Collector: R. Henderson 1974</text:p>
      <text:p text:style-name="P2342">Indexer: R Henderson</text:p>
      <text:p text:style-name="Normal"><text:span text:style-name="T2343">Locality:<text:s/></text:span><text:span text:style-name="T2344"><text:s/></text:span><text:span text:style-name="T2345">0.8 miles @ 110</text:span><text:span text:style-name="T2346">o</text:span><text:span text:style-name="T2347"><text:s/>from Whistlers Bore.<text:s/></text:span></text:p>
      <text:p text:style-name="P2348"><text:tab/>Mt Isa<text:s/>1:250000 Sheet.<text:s/></text:p>
      <text:p text:style-name="P2349">Basin: Georgina</text:p>
      <text:p text:style-name="P2350">Formation: Vee Creek Limestone</text:p>
      <text:p text:style-name="P2351">Age: Undillan</text:p>
      <text:p text:style-name="P2352"/>
      <text:p text:style-name="P2353">L281</text:p>
      <text:p text:style-name="P2354">Collector: R. Henderson 1974</text:p>
      <text:p text:style-name="P2355">Indexer: R Henderson</text:p>
      <text:p text:style-name="P2356">Locality:<text:s/><text:s/>Bed of Whistler Creek, 500 yards</text:p>
      <text:p text:style-name="Normal"><text:span text:style-name="T2357"><text:tab/><text:s/>@ 110</text:span><text:span text:style-name="T2358">o</text:span><text:span text:style-name="T2359"><text:s/>from Whistlers Bore.</text:span></text:p>
      <text:p text:style-name="P2360"><text:tab/>Mt Isa<text:s/>1:250000 Sheet.<text:s/></text:p>
      <text:p text:style-name="P2361">Basin: Georgina</text:p>
      <text:p text:style-name="P2362">Formation: Vee Creek Limestone</text:p>
      <text:p text:style-name="P2363">Age: Undillan</text:p>
      <text:p text:style-name="P2364"/>
      <text:p text:style-name="P2365">L282</text:p>
      <text:p text:style-name="P2366">Collector: R. Henderson 1974</text:p>
      <text:p text:style-name="P2367">Indexer: R Henderson</text:p>
      <text:p text:style-name="Normal"><text:span text:style-name="T2368">Locality:<text:s/></text:span><text:span text:style-name="T2369"><text:s/></text:span><text:span text:style-name="T2370">1.6 miles @ 20</text:span><text:span text:style-name="T2371">o</text:span><text:span text:style-name="T2372"><text:s/>from Whistlers Bore.</text:span></text:p>
      <text:p text:style-name="P2373"><text:tab/>Mt Isa<text:s/>1:250000 Sheet.<text:s/></text:p>
      <text:p text:style-name="P2374">Basin: Georgina</text:p>
      <text:p text:style-name="P2375">Formation: Mail Change Limestone</text:p>
      <text:p text:style-name="P2376">Age: Undillan</text:p>
      <text:p text:style-name="P2377"/>
      <text:p text:style-name="P2378">L283</text:p>
      <text:p text:style-name="P2379">Collector: R. Henderson 1974</text:p>
      <text:p text:style-name="P2380">Indexer: R Henderson</text:p>
      <text:p text:style-name="Normal"><text:span text:style-name="T2381">Locality:<text:s/></text:span><text:span text:style-name="T2382"><text:s/></text:span><text:span text:style-name="T2383">0.5 miles @ 10</text:span><text:span text:style-name="T2384">o</text:span><text:span text:style-name="T2385"><text:s/>from Whistlers Bore.</text:span></text:p>
      <text:p text:style-name="P2386"><text:tab/>Mt Isa<text:s/>1:250000 Sheet.<text:s/></text:p>
      <text:p text:style-name="P2387">Basin: Georgina</text:p>
      <text:p text:style-name="P2388">Formation: Vee Creek Limestone</text:p>
      <text:p text:style-name="P2389">Age: Undillan</text:p>
      <text:p text:style-name="P2390"/>
      <text:p text:style-name="P2391">L284</text:p>
      <text:soft-page-break/>
      <text:p text:style-name="P2392">Collector: R. Henderson 1974</text:p>
      <text:p text:style-name="P2393">Indexer: R Henderson</text:p>
      <text:p text:style-name="Normal"><text:span text:style-name="T2394">Locality:<text:s/></text:span><text:span text:style-name="T2395"><text:s/></text:span><text:span text:style-name="T2396">2.5 miles @ 250</text:span><text:span text:style-name="T2397">o</text:span><text:span text:style-name="T2398"><text:s/>from Whistlers Bore,</text:span></text:p>
      <text:p text:style-name="P2399"><text:tab/>almost in <text:s/>bed of Whistler Creek tributary,</text:p>
      <text:p text:style-name="P2400"><text:tab/>400 yards downstram from prominent fork</text:p>
      <text:p text:style-name="P2401"><text:tab/>Mt Isa<text:s/>1:250000 Sheet.<text:s/></text:p>
      <text:p text:style-name="P2402">Basin: Georgina</text:p>
      <text:p text:style-name="P2403">Formation: Vee Creek Limestone</text:p>
      <text:p text:style-name="P2404">Age: Undillan</text:p>
      <text:p text:style-name="P2405"/>
      <text:p text:style-name="P2406">L285</text:p>
      <text:p text:style-name="P2407">Collector: R. Henderson 1974</text:p>
      <text:p text:style-name="P2408">Indexer: R Henderson</text:p>
      <text:p text:style-name="P2409">Locality:<text:s/><text:s/>0.5 mile west of Polly’s Lookout.</text:p>
      <text:p text:style-name="P2410"><text:tab/>Glenormiston<text:s/>1:250000 Sheet.<text:s/></text:p>
      <text:p text:style-name="P2411">Basin: Georgina</text:p>
      <text:p text:style-name="P2412">Formation: Georgina Limestone</text:p>
      <text:p text:style-name="P2413">Age: Mindyallan</text:p>
      <text:p text:style-name="P2414"/>
      <text:p text:style-name="P2415">L286</text:p>
      <text:p text:style-name="P2416">Collector: G. Arnold 1974</text:p>
      <text:p text:style-name="P2417">Indexer: R Henderson</text:p>
      <text:p text:style-name="P2418">Locality:<text:s/><text:s/>Expedition Creek, 66 degrees east of<text:s/></text:p>
      <text:p text:style-name="P2419"><text:tab/>north from Ruxton Mine quarters</text:p>
      <text:p text:style-name="P2420"><text:tab/>Townville 1:250 000 sheet</text:p>
      <text:p text:style-name="P2421">Basin: Clarke River</text:p>
      <text:p text:style-name="P2422">Formation: Clarke River</text:p>
      <text:p text:style-name="P2423">Age: Tournaisian</text:p>
      <text:p text:style-name="P2424"/>
      <text:p text:style-name="P2425">L287</text:p>
      <text:p text:style-name="P2426">Collector: G. Arnold 1974</text:p>
      <text:p text:style-name="P2427">Indexer: R Henderson</text:p>
      <text:p text:style-name="P2428">Locality:<text:s/><text:s/>Expedition Creek, 69 degrees east of<text:s/></text:p>
      <text:p text:style-name="P2429"><text:tab/>north from Ruxton Mine quarters</text:p>
      <text:p text:style-name="P2430"><text:tab/>Townville 1:250 000 sheet</text:p>
      <text:p text:style-name="P2431">Basin: Clarke River</text:p>
      <text:p text:style-name="P2432">Formation: Clarke River</text:p>
      <text:p text:style-name="P2433">Age: Tournaisian</text:p>
      <text:p text:style-name="P2434"/>
      <text:p text:style-name="P2435">L288</text:p>
      <text:p text:style-name="P2436">Collector: G. Arnold 1974</text:p>
      <text:p text:style-name="P2437">Indexer: R Henderson</text:p>
      <text:p text:style-name="P2438">Locality:<text:s/><text:s/>Expedition Creek, 128 degrees<text:s/></text:p>
      <text:p text:style-name="P2439"><text:tab/>from Ruxton Mine quarters</text:p>
      <text:p text:style-name="P2440"><text:tab/>Townville 1:250 000 sheet</text:p>
      <text:p text:style-name="P2441">Basin: Clarke River</text:p>
      <text:p text:style-name="P2442">Formation: Clarke River</text:p>
      <text:p text:style-name="P2443">Age: Tournaisian</text:p>
      <text:p text:style-name="P2444"/>
      <text:p text:style-name="P2445">L289</text:p>
      <text:p text:style-name="P2446">Collector: G. Arnold 1974</text:p>
      <text:p text:style-name="P2447">Indexer: R Henderson</text:p>
      <text:p text:style-name="P2448">Locality:<text:s/><text:s/>Expedition Creek, 132<text:s/>degrees<text:s/></text:p>
      <text:p text:style-name="P2449"><text:tab/>from Ruxton Mine quarters, first</text:p>
      <text:p text:style-name="P2450"><text:tab/>intersection of bearing with creek</text:p>
      <text:p text:style-name="P2451"><text:tab/>Townville 1:250 000 sheet</text:p>
      <text:soft-page-break/>
      <text:p text:style-name="P2452">Basin: Clarke River</text:p>
      <text:p text:style-name="P2453">Formation: Clarke River</text:p>
      <text:p text:style-name="P2454">Age: Tournaisian</text:p>
      <text:p text:style-name="P2455"/>
      <text:p text:style-name="P2456">L290</text:p>
      <text:p text:style-name="P2457">Collector: G. Arnold 1974</text:p>
      <text:p text:style-name="P2458">Indexer: R Henderson</text:p>
      <text:p text:style-name="P2459">Locality:<text:s/><text:s/>Expedition Creek, 129 degrees<text:s/></text:p>
      <text:p text:style-name="P2460"><text:tab/>from Ruxton Mine quarters, 2nd</text:p>
      <text:p text:style-name="P2461"><text:tab/>intersection of bearing with creek</text:p>
      <text:p text:style-name="P2462"><text:tab/>Townville 1:250 000 sheet</text:p>
      <text:p text:style-name="P2463">Basin: Clarke River</text:p>
      <text:p text:style-name="P2464">Formation: Clarke River</text:p>
      <text:p text:style-name="P2465">Age: Tournaisian</text:p>
      <text:p text:style-name="P2466"/>
      <text:p text:style-name="P2467">L291</text:p>
      <text:p text:style-name="P2468">Collector: G. Arnold 1974</text:p>
      <text:p text:style-name="P2469">Indexer: R Henderson</text:p>
      <text:p text:style-name="Normal"><text:span text:style-name="T2470">Locality:<text:s/></text:span><text:span text:style-name="T2471"><text:s/></text:span><text:span text:style-name="T2472">1.12 km at 129</text:span><text:span text:style-name="T2473">o</text:span><text:span text:style-name="T2474">from Ruxton</text:span></text:p>
      <text:p text:style-name="P2475"><text:tab/><text:s/>Mine quarters, lstn lens</text:p>
      <text:p text:style-name="P2476"><text:tab/>Townville 1:250 000 sheet</text:p>
      <text:p text:style-name="P2477">Basin: Clarke River</text:p>
      <text:p text:style-name="P2478">Formation: Clarke River</text:p>
      <text:p text:style-name="P2479">Age: Tournaisian</text:p>
      <text:p text:style-name="P2480"/>
      <text:p text:style-name="P2481">L292</text:p>
      <text:p text:style-name="P2482">Collector: G. Arnold 1974</text:p>
      <text:p text:style-name="P2483">Indexer: R Henderson</text:p>
      <text:p text:style-name="P2484">Locality:<text:s/><text:s/>0.16 km @ 255 degrees<text:s/></text:p>
      <text:p text:style-name="P2485"><text:tab/>from Ruxton Mine quarters.<text:s/></text:p>
      <text:p text:style-name="P2486"><text:tab/>Townville 1:250 000 sheet</text:p>
      <text:p text:style-name="P2487">Basin: Clarke River</text:p>
      <text:p text:style-name="P2488">Formation: Clarke River</text:p>
      <text:p text:style-name="P2489">Age: Tournaisian</text:p>
      <text:p text:style-name="P2490"/>
      <text:p text:style-name="P2491">L293</text:p>
      <text:p text:style-name="P2492">Collector: G. Arnold 1974</text:p>
      <text:p text:style-name="P2493">Indexer: R Henderson</text:p>
      <text:p text:style-name="P2494">Locality:<text:s/><text:s/>In Broken River, 1.5 km upsteam<text:s/></text:p>
      <text:p text:style-name="P2495"><text:tab/>from Bull Creek junction</text:p>
      <text:p text:style-name="Normal"><text:span text:style-name="T2496"><text:tab/>Clarke River 1:250000 sheet</text:span></text:p>
      <text:p text:style-name="P2497">Basin: Broken River</text:p>
      <text:p text:style-name="P2498">Formation: Graveyard Creek Group</text:p>
      <text:p text:style-name="P2499">Age: Silurian</text:p>
      <text:p text:style-name="P2500"/>
      <text:p text:style-name="P2501">L294</text:p>
      <text:p text:style-name="P2502">Collector: G. Arnold 1974</text:p>
      <text:p text:style-name="P2503">Indexer: R Henderson</text:p>
      <text:p text:style-name="P2504">Locality:<text:s/><text:s/>In Broken River, 1 km upsteam<text:s/></text:p>
      <text:p text:style-name="P2505"><text:tab/>from Gorge Creek junction</text:p>
      <text:p text:style-name="Normal"><text:span text:style-name="T2506"><text:tab/>Clarke River 1:250000 sheet</text:span></text:p>
      <text:p text:style-name="P2507">Basin: Broken River</text:p>
      <text:p text:style-name="P2508">Formation: Graveyard Creek Group</text:p>
      <text:p text:style-name="P2509">Age: Silurian</text:p>
      <text:p text:style-name="P2510"/>
      <text:p text:style-name="P2511">L295</text:p>
      <text:soft-page-break/>
      <text:p text:style-name="P2512">Collector: G. Arnold 1974</text:p>
      <text:p text:style-name="P2513">Indexer: R Henderson</text:p>
      <text:p text:style-name="P2514">Locality:<text:s/><text:s/>In Broken River, 1.3 km upsteam<text:s/></text:p>
      <text:p text:style-name="P2515"><text:tab/>from Gorge Creek junction</text:p>
      <text:p text:style-name="Normal"><text:span text:style-name="T2516"><text:tab/>Clarke River 1:250000 sheet</text:span></text:p>
      <text:p text:style-name="P2517">Basin: Broken River</text:p>
      <text:p text:style-name="P2518">Formation: Graveyard Creek Group</text:p>
      <text:p text:style-name="P2519">Age: Silurian</text:p>
      <text:p text:style-name="P2520"/>
      <text:p text:style-name="P2521">L296</text:p>
      <text:p text:style-name="P2522">Collector: G. Arnold 1974</text:p>
      <text:p text:style-name="P2523">Indexer: R Henderson</text:p>
      <text:p text:style-name="P2524">Locality:<text:s/><text:s/>In Broken River, 0.2 km upsteam<text:s/></text:p>
      <text:p text:style-name="P2525"><text:tab/>from Gorge Creek junction</text:p>
      <text:p text:style-name="Normal"><text:span text:style-name="T2526"><text:tab/>Clarke River 1:250000 sheet</text:span></text:p>
      <text:p text:style-name="P2527">Basin: Broken River</text:p>
      <text:p text:style-name="P2528">Formation: Graveyard Creek Group</text:p>
      <text:p text:style-name="P2529">Age: Silurian</text:p>
      <text:p text:style-name="P2530"/>
      <text:p text:style-name="P2531">L297</text:p>
      <text:p text:style-name="P2532">Collector: G. Arnold 1974</text:p>
      <text:p text:style-name="P2533">Indexer: R Henderson</text:p>
      <text:p text:style-name="P2534">Locality:<text:s/><text:s/>In Broken River, 0.5 km upsteam<text:s/></text:p>
      <text:p text:style-name="P2535"><text:tab/>from Gorge Creek junction</text:p>
      <text:p text:style-name="Normal"><text:span text:style-name="T2536"><text:tab/>Clarke River 1:250000 sheet</text:span></text:p>
      <text:p text:style-name="P2537">Basin: Broken River</text:p>
      <text:p text:style-name="P2538">Formation: Graveyard Creek Group</text:p>
      <text:p text:style-name="P2539">Age: Silurian</text:p>
      <text:p text:style-name="P2540"/>
      <text:p text:style-name="P2541">L298</text:p>
      <text:p text:style-name="P2542">Collector: G. Arnold 1974</text:p>
      <text:p text:style-name="P2543">Indexer: R Henderson</text:p>
      <text:p text:style-name="P2544">Locality:<text:s/><text:s/>Burdekin River, 4 km downsteam from</text:p>
      <text:p text:style-name="P2545"><text:tab/><text:s/>Mt Fullstop station homestead.<text:s/>Lstn clasts</text:p>
      <text:p text:style-name="P2546"><text:tab/>in conglomerate.</text:p>
      <text:p text:style-name="P2547"><text:tab/>Townsville 1:250000 sheet</text:p>
      <text:p text:style-name="P2548">Basin: Broken River</text:p>
      <text:p text:style-name="P2549">Formation: Kangaroo Hills Formation</text:p>
      <text:p text:style-name="P2550">Age: Early Devonian</text:p>
      <text:p text:style-name="P2551"/>
      <text:p text:style-name="P2552">L299</text:p>
      <text:p text:style-name="P2553">Collector: G. Arnold 1974</text:p>
      <text:p text:style-name="P2554">Indexer: R Henderson</text:p>
      <text:p text:style-name="P2555">Locality:<text:s/><text:s/>I km SW of Pandanus-Wandovale<text:s/>road</text:p>
      <text:p text:style-name="P2556"><text:tab/>crossing of Broken River.<text:s/>See J Geol. Soc Aus.<text:s/></text:p>
      <text:p text:style-name="P2557"><text:tab/>23: p. 75.</text:p>
      <text:p text:style-name="P2558"><text:tab/>Clarke River<text:s/>1:250000 sheet</text:p>
      <text:p text:style-name="P2559">Basin: Broken River</text:p>
      <text:p text:style-name="P2560">Formation: Jack Limestone</text:p>
      <text:p text:style-name="P2561">Age: Silurian</text:p>
      <text:p text:style-name="P2562"/>
      <text:p text:style-name="P2563">L300</text:p>
      <text:p text:style-name="P2564">Collector: G. Arnold 1974</text:p>
      <text:p text:style-name="P2565">Indexer: R Henderson</text:p>
      <text:p text:style-name="P2566">Locality:<text:s/><text:s/>Blue Rock Creek area, 10 km W</text:p>
      <text:p text:style-name="P2567"><text:tab/>of Wairuna homestead.<text:s/></text:p>
      <text:soft-page-break/>
      <text:p text:style-name="P2568"><text:tab/>See J Geol. Soc Aus.<text:s/>23: p. 90.</text:p>
      <text:p text:style-name="P2569"><text:tab/>Einasleigh<text:s/>1:250000 sheet</text:p>
      <text:p text:style-name="P2570">Basin:<text:s/>Outlier of<text:s/>Broken River</text:p>
      <text:p text:style-name="P2571">Formation: Blue Rock Creek Beds</text:p>
      <text:p text:style-name="P2572">Age: Early Devonian</text:p>
      <text:p text:style-name="P2573"/>
      <text:p text:style-name="P2574">L301</text:p>
      <text:p text:style-name="P2575">Collector: G. Arnold 1974</text:p>
      <text:p text:style-name="P2576">Indexer: R Henderson</text:p>
      <text:p text:style-name="P2577">Locality:<text:s/><text:s/>Blue Rock Creek area, 10 km W</text:p>
      <text:p text:style-name="P2578"><text:tab/>of Wairuna homestead.<text:s/></text:p>
      <text:p text:style-name="P2579"><text:tab/>See J Geol. Soc Aus. 23: p. 90.</text:p>
      <text:p text:style-name="P2580"><text:tab/>Einasleigh 1:250000 sheet</text:p>
      <text:p text:style-name="P2581">Basin: Outlier of Broken River</text:p>
      <text:p text:style-name="P2582">Formation: Blue Rock Creek Beds</text:p>
      <text:p text:style-name="P2583">Age: Early Devonian</text:p>
      <text:p text:style-name="P2584"/>
      <text:p text:style-name="P2585">L302</text:p>
      <text:p text:style-name="P2586">Collector: G. Arnold 1974</text:p>
      <text:p text:style-name="P2587">Indexer: R Henderson</text:p>
      <text:p text:style-name="P2588">Locality:<text:s/><text:s/>Blue Rock Creek area, 10 km W</text:p>
      <text:p text:style-name="P2589"><text:tab/>of Wairuna homestead. In unnamed</text:p>
      <text:p text:style-name="P2590"><text:tab/>tributary of Blue Rock Creek, 150 m</text:p>
      <text:p text:style-name="P2591"><text:tab/>NE from L301.</text:p>
      <text:p text:style-name="P2592"><text:tab/>See J Geol. Soc Aus. 23: p. 90.</text:p>
      <text:p text:style-name="P2593"><text:tab/>Einasleigh 1:250000 sheet</text:p>
      <text:p text:style-name="P2594">Basin: Outlier of Broken River</text:p>
      <text:p text:style-name="P2595">Formation: Blue Rock Creek Beds</text:p>
      <text:p text:style-name="P2596">Age: Early Devonian</text:p>
      <text:p text:style-name="P2597"/>
      <text:p text:style-name="P2598">L303</text:p>
      <text:p text:style-name="P2599">Collector: G. Arnold 1974</text:p>
      <text:p text:style-name="P2600">Indexer: R Henderson</text:p>
      <text:p text:style-name="P2601">Locality:<text:s/><text:s/>Lstn clasts in conglomerate, N bank</text:p>
      <text:p text:style-name="P2602"><text:tab/>Clarke River, 2 km upstream from Gregory</text:p>
      <text:p text:style-name="P2603"><text:tab/>Highway crossing.</text:p>
      <text:p text:style-name="P2604"><text:tab/>Clarke River 1:250000 sheet</text:p>
      <text:p text:style-name="P2605">Basin:<text:s/>Broken River</text:p>
      <text:p text:style-name="P2606">Formation: Kangaroo Hills Formation</text:p>
      <text:p text:style-name="P2607">Age:<text:s/>?Early Devonian</text:p>
      <text:p text:style-name="P2608"/>
      <text:p text:style-name="P2609"/>
      <text:p text:style-name="P2610">L304-349</text:p>
      <text:p text:style-name="P2611">Collector: P. West 1974</text:p>
      <text:p text:style-name="P2612">Indexer: P. West (field nos in sequences L4-L49)</text:p>
      <text:p text:style-name="P2613">Locality:<text:s/><text:s/>Fanning River station, type section of</text:p>
      <text:p text:style-name="P2614"><text:tab/>Burdekin Fmn and outcrop zone to E across</text:p>
      <text:p text:style-name="P2615"><text:tab/>to Mingela-Fanning River road</text:p>
      <text:p text:style-name="P2616"><text:tab/>See hons thesis by West 1974 for details.</text:p>
      <text:p text:style-name="P2617"><text:tab/>Townsville 1:250000 sheet area</text:p>
      <text:p text:style-name="P2618">Basin: Burdekin</text:p>
      <text:p text:style-name="P2619">Formation: Burdekin</text:p>
      <text:p text:style-name="P2620">Age: Givetian</text:p>
      <text:p text:style-name="P2621"/>
      <text:p text:style-name="P2622">L350-352</text:p>
      <text:p text:style-name="P2623">Collector: P. West 1974</text:p>
      <text:soft-page-break/>
      <text:p text:style-name="P2624">Indexer: P. West<text:s/>(field nos in sequences L1-L3)</text:p>
      <text:p text:style-name="P2625">Locality:<text:s/><text:s/>Fanning River station, type section of</text:p>
      <text:p text:style-name="P2626"><text:tab/>Burdekin Fmn and outcrop<text:s/>zone to E across</text:p>
      <text:p text:style-name="P2627"><text:tab/>to Mingela-Fanning River road</text:p>
      <text:p text:style-name="P2628"><text:tab/>See hons thesis by West 1974 for details.</text:p>
      <text:p text:style-name="P2629"><text:tab/>Townsville 1:250000 sheet area</text:p>
      <text:p text:style-name="P2630">Basin: Burdekin</text:p>
      <text:p text:style-name="P2631">Formation: Burdekin</text:p>
      <text:p text:style-name="P2632">Age:<text:s/>Givetian</text:p>
      <text:p text:style-name="P2633"/>
      <text:p text:style-name="P2634">L353</text:p>
      <text:p text:style-name="P2635">Collector: R. Henderson<text:s/>1971<text:s/>(HC1)</text:p>
      <text:p text:style-name="P2636">Indexer: R. Henderson</text:p>
      <text:p text:style-name="P2637">Locality:<text:s/><text:s/>Undilla 1:100000 map, c 804876</text:p>
      <text:p text:style-name="P2638"><text:tab/>Approx BMR loc 166.</text:p>
      <text:p text:style-name="P2639">Basin: Georgina</text:p>
      <text:p text:style-name="P2640">Formation: Current Bush Lstn</text:p>
      <text:p text:style-name="P2641">Age: Undillan</text:p>
      <text:p text:style-name="P2642"/>
      <text:p text:style-name="P2643">L354</text:p>
      <text:p text:style-name="P2644">Collector: R. Henderson 1971<text:s/>(HC2)</text:p>
      <text:p text:style-name="P2645">Indexer: R. Henderson</text:p>
      <text:p text:style-name="P2646">Locality:<text:s/><text:s/>Undilla 1:100000 map, c 760080</text:p>
      <text:p text:style-name="P2647"><text:tab/>Basin: Georgina</text:p>
      <text:p text:style-name="P2648">Formation: Vee Creek Lstn</text:p>
      <text:p text:style-name="P2649">Age: Undillan</text:p>
      <text:p text:style-name="P2650"/>
      <text:p text:style-name="P2651">L355</text:p>
      <text:p text:style-name="P2652">Collector: R. Henderson 1971<text:s/>(HC3)</text:p>
      <text:p text:style-name="P2653">Indexer: R. Henderson</text:p>
      <text:p text:style-name="P2654">Locality:<text:s/><text:s/>Undilla 1:100000 map, c 755020</text:p>
      <text:p text:style-name="P2655"><text:tab/>E of Harris Creek, ~1 ml north of<text:s/></text:p>
      <text:p text:style-name="P2656"><text:tab/>Camooweal-Thorntonia road.</text:p>
      <text:p text:style-name="P2657">Basin: Georgina</text:p>
      <text:p text:style-name="P2658">Formation: Vee Creek Lstn</text:p>
      <text:p text:style-name="P2659">Age: Undillan</text:p>
      <text:p text:style-name="P2660"/>
      <text:p text:style-name="P2661">L356</text:p>
      <text:p text:style-name="P2662">Collector: R. Henderson 1971<text:s/>(HC4)</text:p>
      <text:p text:style-name="P2663">Indexer: R. Henderson</text:p>
      <text:p text:style-name="P2664">Locality:<text:s/><text:s/>Undilla 1:100000 map, <text:s/>731417</text:p>
      <text:p text:style-name="P2665">Basin: Georgina</text:p>
      <text:p text:style-name="P2666">Formation: Thorntonia Limestone</text:p>
      <text:p text:style-name="P2667">Age: Templetonian</text:p>
      <text:p text:style-name="P2668"/>
      <text:p text:style-name="P2669">L357</text:p>
      <text:p text:style-name="P2670">Collector: R. Henderson 1971<text:s/>(HC7)</text:p>
      <text:p text:style-name="P2671">Indexer: R. Henderson</text:p>
      <text:p text:style-name="P2672">Locality:<text:s/><text:s/>Undilla 1:100000 map, <text:s/>703417</text:p>
      <text:p text:style-name="P2673">Basin: Georgina</text:p>
      <text:p text:style-name="P2674">Formation: Thorntonia Limestone</text:p>
      <text:p text:style-name="P2675">Age: Templetonian</text:p>
      <text:p text:style-name="P2676"/>
      <text:p text:style-name="P2677">L358</text:p>
      <text:p text:style-name="P2678">Collector: R. Henderson 1971<text:s/>(HC11)</text:p>
      <text:p text:style-name="P2679">Indexer: R. Henderson</text:p>
      <text:soft-page-break/>
      <text:p text:style-name="P2680">Locality:<text:s/><text:s/>Undilla 1:100000 map, 738415</text:p>
      <text:p text:style-name="P2681">Basin: Georgina</text:p>
      <text:p text:style-name="P2682">Formation: Thorntonia Limestone</text:p>
      <text:p text:style-name="P2683">Age: Templetonian</text:p>
      <text:p text:style-name="P2684"/>
      <text:p text:style-name="P2685">L359</text:p>
      <text:p text:style-name="P2686">Collector: R. Henderson 1971<text:s/>(HC12)</text:p>
      <text:p text:style-name="P2687">Indexer: R. Henderson</text:p>
      <text:p text:style-name="P2688">Locality:<text:s/><text:s/>Undilla 1:100000 map, c 840295</text:p>
      <text:p text:style-name="P2689"><text:tab/>Approximates to Whitehouse<text:s/></text:p>
      <text:p text:style-name="Normal"><text:span text:style-name="T2690"><text:tab/></text:span><text:span text:style-name="T2691">Cy</text:span><text:span text:style-name="T2692">m</text:span><text:span text:style-name="T2693">bionites</text:span><text:span text:style-name="T2694"><text:s/></text:span><text:span text:style-name="T2695">locality</text:span></text:p>
      <text:p text:style-name="P2696">Basin: Georgina</text:p>
      <text:p text:style-name="P2697">Formation: Thorntonia Limestone</text:p>
      <text:p text:style-name="P2698">Age: Templetonian</text:p>
      <text:p text:style-name="P2699"/>
      <text:p text:style-name="P2700">L360</text:p>
      <text:p text:style-name="P2701">Collector: R. Henderson 1971<text:s/>(HC13)</text:p>
      <text:p text:style-name="P2702">Indexer: R. Henderson</text:p>
      <text:p text:style-name="P2703">Locality:<text:s/><text:s/>Undilla 1:100000 map, 815413</text:p>
      <text:p text:style-name="P2704">Basin: Georgina</text:p>
      <text:p text:style-name="P2705">Formation: Thorntonia Limestone</text:p>
      <text:p text:style-name="P2706">Age: Templetonian</text:p>
      <text:p text:style-name="P2707"/>
      <text:p text:style-name="P2708">L361</text:p>
      <text:p text:style-name="P2709">Collector: R. Henderson 1971<text:s/>(HC14)</text:p>
      <text:p text:style-name="P2710">Indexer: R. Henderson</text:p>
      <text:p text:style-name="P2711">Locality:<text:s/><text:s/>Undilla 1:100000 map,<text:s/>721360</text:p>
      <text:p text:style-name="P2712">Basin: Georgina</text:p>
      <text:p text:style-name="P2713">Formation: Current Bush Limestone<text:s/></text:p>
      <text:p text:style-name="P2714">Age: Undillan</text:p>
      <text:p text:style-name="P2715"/>
      <text:p text:style-name="P2716">L362</text:p>
      <text:p text:style-name="P2717">Collector: R. Henderson 1971<text:s/>(HC15)</text:p>
      <text:p text:style-name="P2718">Indexer: R. Henderson</text:p>
      <text:p text:style-name="P2719">Locality:<text:s/><text:s/>Undilla 1:100000 map, 731352</text:p>
      <text:p text:style-name="P2720">Basin: Georgina</text:p>
      <text:p text:style-name="P2721">Formation: Current Bush Limestone<text:s/></text:p>
      <text:p text:style-name="P2722">Age: Undillan</text:p>
      <text:p text:style-name="P2723"/>
      <text:p text:style-name="P2724">L363</text:p>
      <text:p text:style-name="P2725">Collector: R. Henderson 1971<text:s/>HC16)</text:p>
      <text:p text:style-name="P2726">Indexer: R. Henderson</text:p>
      <text:p text:style-name="P2727">Locality:<text:s/><text:s/>Undilla 1:100000 map, 716349</text:p>
      <text:p text:style-name="P2728">Basin: Georgina</text:p>
      <text:p text:style-name="P2729">Formation: Current Bush Limestone<text:s/></text:p>
      <text:p text:style-name="P2730">Age: Undillan</text:p>
      <text:p text:style-name="P2731"/>
      <text:p text:style-name="P2732">L364</text:p>
      <text:p text:style-name="P2733">Collector: R. Henderson 1971<text:s/>(HC17)</text:p>
      <text:p text:style-name="P2734">Indexer: R. Henderson</text:p>
      <text:p text:style-name="P2735">Locality:<text:s/><text:s/>Undilla 1:100000 map, 696343</text:p>
      <text:p text:style-name="P2736">Basin: Georgina</text:p>
      <text:p text:style-name="P2737">Formation: Current Bush Limestone<text:s/></text:p>
      <text:p text:style-name="P2738">Age: Undillan</text:p>
      <text:p text:style-name="P2739"/>
      <text:p text:style-name="P2740">L365</text:p>
      <text:soft-page-break/>
      <text:p text:style-name="P2741">Collector: R. Henderson 1971<text:s/>(HC18)</text:p>
      <text:p text:style-name="P2742">Indexer: R. Henderson</text:p>
      <text:p text:style-name="P2743">Locality:<text:s/><text:s/>Undilla 1:100000 map, 703365</text:p>
      <text:p text:style-name="P2744">Basin: Georgina</text:p>
      <text:p text:style-name="P2745">Formation: Current Bush Limestone<text:s/></text:p>
      <text:p text:style-name="P2746">Age: Undillan</text:p>
      <text:p text:style-name="P2747"/>
      <text:p text:style-name="P2748">L366</text:p>
      <text:p text:style-name="P2749">Collector: R. Henderson 1971<text:s/>(HC19)</text:p>
      <text:p text:style-name="P2750">Indexer: R. Henderson</text:p>
      <text:p text:style-name="P2751">Locality:<text:s/><text:s/>Undilla 1:100000 map, c. 700365</text:p>
      <text:p text:style-name="P2752">Basin: Georgina</text:p>
      <text:p text:style-name="P2753">Formation: Current Bush Limestone<text:s/></text:p>
      <text:p text:style-name="P2754">Age: Undillan</text:p>
      <text:p text:style-name="P2755"/>
      <text:p text:style-name="P2756">L367</text:p>
      <text:p text:style-name="P2757">Collector: R. Henderson 1971<text:s/>(HC22)</text:p>
      <text:p text:style-name="P2758">Indexer: R. Henderson</text:p>
      <text:p text:style-name="P2759">Locality:<text:s/><text:s/>Undilla 1:100000 map, 691393</text:p>
      <text:p text:style-name="P2760">Basin: Georgina</text:p>
      <text:p text:style-name="P2761">Formation: Current Bush Limestone<text:s/></text:p>
      <text:p text:style-name="P2762">Age: Undillan</text:p>
      <text:p text:style-name="P2763"/>
      <text:p text:style-name="P2764">L368</text:p>
      <text:p text:style-name="P2765">Collector: R. Henderson 1971<text:s/>(HC23)</text:p>
      <text:p text:style-name="P2766">Indexer: R. Henderson</text:p>
      <text:p text:style-name="P2767">Locality:<text:s/><text:s/>Undilla 1:100000 map, c. 695395</text:p>
      <text:p text:style-name="P2768">Basin: Georgina</text:p>
      <text:p text:style-name="P2769">Formation: Current Bush Limestone<text:s/></text:p>
      <text:p text:style-name="P2770">Age: Undillan</text:p>
      <text:p text:style-name="P2771"/>
      <text:p text:style-name="P2772">L369</text:p>
      <text:p text:style-name="P2773">Collector: R. Henderson 1971<text:s/>(HC24)</text:p>
      <text:p text:style-name="P2774">Indexer: R. Henderson</text:p>
      <text:p text:style-name="P2775">Locality:<text:s/><text:s/>Undilla 1:100000 map, 385317</text:p>
      <text:p text:style-name="P2776">Basin: Georgina</text:p>
      <text:p text:style-name="P2777">Formation: Mail Change Limestone<text:s/></text:p>
      <text:p text:style-name="P2778">Age: Undillan</text:p>
      <text:p text:style-name="P2779"/>
      <text:p text:style-name="P2780">L370</text:p>
      <text:p text:style-name="P2781">Collector: R. Henderson 1971<text:s/>(HC27)</text:p>
      <text:p text:style-name="P2782">Indexer: R. Henderson</text:p>
      <text:p text:style-name="P2783">Locality:<text:s/><text:s/>Undilla 1:100000 map, 390411</text:p>
      <text:p text:style-name="P2784">Basin: Georgina</text:p>
      <text:p text:style-name="P2785">Formation: Mail Change Limestone<text:s/></text:p>
      <text:p text:style-name="P2786">Age: Undillan</text:p>
      <text:p text:style-name="P2787"/>
      <text:p text:style-name="P2788">L371</text:p>
      <text:p text:style-name="P2789">Collector: R. Henderson 1971<text:s/>(HC29)</text:p>
      <text:p text:style-name="P2790">Indexer: R. Henderson</text:p>
      <text:p text:style-name="P2791">Locality:<text:s/><text:s/>Camooweal<text:s/>1:100000 map,<text:s/>373314</text:p>
      <text:p text:style-name="P2792">Basin: Georgina</text:p>
      <text:p text:style-name="P2793">Formation: Mail Change Limestone<text:s/></text:p>
      <text:p text:style-name="P2794">Age: Undillan</text:p>
      <text:p text:style-name="P2795"/>
      <text:p text:style-name="P2796">L372</text:p>
      <text:soft-page-break/>
      <text:p text:style-name="P2797">Collector: R. Henderson 1971<text:s/>(HC30)</text:p>
      <text:p text:style-name="P2798">Indexer: R. Henderson</text:p>
      <text:p text:style-name="P2799">Locality:<text:s/><text:s/>Undilla 1:100000 map, 413360</text:p>
      <text:p text:style-name="P2800"><text:tab/>=BMR Loc 19</text:p>
      <text:p text:style-name="P2801">Basin: Georgina</text:p>
      <text:p text:style-name="P2802">Formation: Mail Change Limestone<text:s/></text:p>
      <text:p text:style-name="P2803">Age: Undillan</text:p>
      <text:p text:style-name="P2804"/>
      <text:p text:style-name="P2805">L373</text:p>
      <text:p text:style-name="P2806">Collector: R. Henderson 1971<text:s/>(HC36)</text:p>
      <text:p text:style-name="P2807">Indexer: R. Henderson</text:p>
      <text:p text:style-name="P2808">Locality:<text:s/><text:s/>Undilla 1:100000 map, 701344</text:p>
      <text:p text:style-name="P2809"><text:tab/>=BMR Loc 48</text:p>
      <text:p text:style-name="P2810">Basin: Georgina</text:p>
      <text:p text:style-name="P2811">Formation: Current Bush Limestone<text:s/></text:p>
      <text:p text:style-name="P2812">Age: Undillan</text:p>
      <text:p text:style-name="P2813"/>
      <text:p text:style-name="P2814">L374</text:p>
      <text:p text:style-name="P2815">Collector: R. Henderson 1971<text:s/>(HC37)</text:p>
      <text:p text:style-name="P2816">Indexer: R. Henderson</text:p>
      <text:p text:style-name="P2817">Locality:<text:s/><text:s/>Undilla 1:100000 map, 701344</text:p>
      <text:p text:style-name="P2818"><text:tab/>=BMR Loc 48</text:p>
      <text:p text:style-name="P2819">Basin: Georgina</text:p>
      <text:p text:style-name="P2820">Formation: Vee Creek Limestone<text:s/></text:p>
      <text:p text:style-name="P2821">Age: Undillan</text:p>
      <text:p text:style-name="P2822"/>
      <text:p text:style-name="P2823">L375</text:p>
      <text:p text:style-name="P2824">Collector: R. Henderson 1971<text:s/>(HC40)</text:p>
      <text:p text:style-name="P2825">Indexer: R. Henderson</text:p>
      <text:p text:style-name="P2826">Locality:<text:s/><text:s/>Access road, Plain Creek to<text:s/></text:p>
      <text:p text:style-name="P2827"><text:tab/>Camooweal-Burketown road</text:p>
      <text:p text:style-name="P2828"><text:tab/>Undilla 1:100000 map, 695205</text:p>
      <text:p text:style-name="P2829">Basin: Georgina</text:p>
      <text:p text:style-name="P2830">Formation: Vee Creek Limestone<text:s/></text:p>
      <text:p text:style-name="P2831">Age: Undillan</text:p>
      <text:p text:style-name="P2832"/>
      <text:p text:style-name="P2833">L376</text:p>
      <text:p text:style-name="P2834">Collector: R. Henderson 1971 (HC41)</text:p>
      <text:p text:style-name="P2835">Indexer: R. Henderson</text:p>
      <text:p text:style-name="P2836">Locality:<text:s/><text:s/>Access road, Plain Creek to<text:s/></text:p>
      <text:p text:style-name="P2837"><text:tab/>Camooweal-Burketown road</text:p>
      <text:p text:style-name="P2838"><text:tab/>Undilla 1:100000 map, 711199</text:p>
      <text:p text:style-name="P2839">Basin: Georgina</text:p>
      <text:p text:style-name="P2840">Formation: Vee Creek Limestone<text:s/></text:p>
      <text:p text:style-name="P2841">Age: Undillan</text:p>
      <text:p text:style-name="P2842"/>
      <text:p text:style-name="P2843">L377</text:p>
      <text:p text:style-name="P2844">Collector: R. Henderson 1971 (HC42)</text:p>
      <text:p text:style-name="P2845">Indexer: R. Henderson</text:p>
      <text:p text:style-name="P2846">Locality:<text:s/><text:s/>Access road, Plain Creek to<text:s/></text:p>
      <text:p text:style-name="P2847"><text:tab/>Camooweal-Burketown road</text:p>
      <text:p text:style-name="P2848"><text:tab/>Undilla 1:100000 map, 717196</text:p>
      <text:p text:style-name="P2849">Basin: Georgina</text:p>
      <text:p text:style-name="P2850">Formation: Vee Creek Limestone<text:s/></text:p>
      <text:p text:style-name="P2851">Age: Undillan</text:p>
      <text:p text:style-name="P2852"/>
      <text:soft-page-break/>
      <text:p text:style-name="P2853">L378</text:p>
      <text:p text:style-name="P2854">Collector: R. Henderson 1971 (HC43)</text:p>
      <text:p text:style-name="P2855">Indexer: R. Henderson</text:p>
      <text:p text:style-name="P2856">Locality:<text:s/><text:s/>Access road, Plain Creek to<text:s/></text:p>
      <text:p text:style-name="P2857"><text:tab/>Camooweal-Burketown road</text:p>
      <text:p text:style-name="P2858"><text:tab/>Undilla 1:100000 map, 682200</text:p>
      <text:p text:style-name="P2859">Basin: Georgina</text:p>
      <text:p text:style-name="P2860">Formation: Vee Creek Limestone<text:s/></text:p>
      <text:p text:style-name="P2861">Age: Undillan</text:p>
      <text:p text:style-name="P2862"/>
      <text:p text:style-name="P2863">L379</text:p>
      <text:p text:style-name="P2864">Collector: R. Henderson 1971 (HC44)</text:p>
      <text:p text:style-name="P2865">Indexer: R. Henderson</text:p>
      <text:p text:style-name="P2866">Locality:<text:s/><text:s/>Access road, Plain Creek to<text:s/></text:p>
      <text:p text:style-name="P2867"><text:tab/>Camooweal-Burketown road</text:p>
      <text:p text:style-name="P2868"><text:tab/>Undilla 1:100000 map, 695211</text:p>
      <text:p text:style-name="P2869">Basin: Georgina</text:p>
      <text:p text:style-name="P2870">Formation: Vee Creek Limestone<text:s/></text:p>
      <text:p text:style-name="P2871">Age: Undillan</text:p>
      <text:p text:style-name="P2872"/>
      <text:p text:style-name="P2873">L380</text:p>
      <text:p text:style-name="P2874">Collector: R. Henderson 1971 (HC45)</text:p>
      <text:p text:style-name="P2875">Indexer: R. Henderson</text:p>
      <text:p text:style-name="P2876">Locality:<text:s/><text:s/>Access road, Plain Creek to<text:s/></text:p>
      <text:p text:style-name="P2877"><text:tab/>Camooweal-Burketown road</text:p>
      <text:p text:style-name="P2878"><text:tab/>Undilla 1:100000 map, 694217</text:p>
      <text:p text:style-name="P2879">Basin: Georgina</text:p>
      <text:p text:style-name="P2880">Formation: Vee Creek Limestone<text:s/></text:p>
      <text:p text:style-name="P2881">Age: Undillan</text:p>
      <text:p text:style-name="P2882"/>
      <text:p text:style-name="P2883">L381</text:p>
      <text:p text:style-name="P2884">Collector: R. Henderson 1971 (HC46)</text:p>
      <text:p text:style-name="P2885">Indexer: R. Henderson</text:p>
      <text:p text:style-name="P2886">Locality:<text:s/><text:s/>Access road, Plain Creek to<text:s/></text:p>
      <text:p text:style-name="P2887"><text:tab/>Camooweal-Burketown road</text:p>
      <text:p text:style-name="P2888"><text:tab/>Undilla 1:100000 map, 694277</text:p>
      <text:p text:style-name="P2889">Basin: Georgina</text:p>
      <text:p text:style-name="P2890">Formation: Vee Creek Limestone<text:s/></text:p>
      <text:p text:style-name="P2891">Age: Undillan</text:p>
      <text:p text:style-name="P2892"/>
      <text:p text:style-name="P2893">L382</text:p>
      <text:p text:style-name="P2894">Collector: R. Henderson 1971 (HC48)</text:p>
      <text:p text:style-name="P2895">Indexer: R. Henderson</text:p>
      <text:p text:style-name="P2896">Locality:<text:s/><text:s/>Access road, Plain Creek to<text:s/></text:p>
      <text:p text:style-name="P2897"><text:tab/>Camooweal-Burketown road</text:p>
      <text:p text:style-name="P2898"><text:tab/>Undilla 1:100000 map, 705320</text:p>
      <text:p text:style-name="P2899">Basin: Georgina</text:p>
      <text:p text:style-name="P2900">Formation: Vee Creek Limestone<text:s/></text:p>
      <text:p text:style-name="P2901">Age: Undillan</text:p>
      <text:p text:style-name="P2902"/>
      <text:p text:style-name="P2903">L383</text:p>
      <text:p text:style-name="P2904">Collector: R. Henderson 1971 (HC49)</text:p>
      <text:p text:style-name="P2905">Indexer: R. Henderson</text:p>
      <text:p text:style-name="P2906">Locality:<text:s/><text:s/>Access road, Plain Creek to<text:s/></text:p>
      <text:p text:style-name="P2907"><text:tab/>Camooweal-Burketown road</text:p>
      <text:p text:style-name="P2908"><text:tab/>Undilla 1:100000 map, 704335</text:p>
      <text:soft-page-break/>
      <text:p text:style-name="P2909">Basin: Georgina</text:p>
      <text:p text:style-name="P2910">Formation: Vee Creek Limestone<text:s/></text:p>
      <text:p text:style-name="P2911">Age: Undillan</text:p>
      <text:p text:style-name="P2912"/>
      <text:p text:style-name="P2913">L384</text:p>
      <text:p text:style-name="P2914">Collector: R. Henderson 1971 (HC50)</text:p>
      <text:p text:style-name="P2915">Indexer: R. Henderson</text:p>
      <text:p text:style-name="P2916">Locality:<text:s/><text:s/>Access road, Plain Creek to<text:s/></text:p>
      <text:p text:style-name="P2917"><text:tab/>Camooweal-Burketown road</text:p>
      <text:p text:style-name="P2918"><text:tab/>Undilla 1:100000 map, 672267</text:p>
      <text:p text:style-name="P2919">Basin: Georgina</text:p>
      <text:p text:style-name="P2920">Formation: Vee Creek Limestone<text:s/></text:p>
      <text:p text:style-name="P2921">Age: Undillan</text:p>
      <text:p text:style-name="P2922"/>
      <text:p text:style-name="P2923">L385</text:p>
      <text:p text:style-name="P2924">Collector: R. Henderson 1971 (HC51)</text:p>
      <text:p text:style-name="P2925">Indexer: R. Henderson</text:p>
      <text:p text:style-name="P2926">Locality:<text:s/><text:s/>Access road, Plain Creek to<text:s/></text:p>
      <text:p text:style-name="P2927"><text:tab/>Camooweal-Burketown road</text:p>
      <text:p text:style-name="P2928"><text:tab/>Undilla 1:100000 map, 665266</text:p>
      <text:p text:style-name="P2929">Basin: Georgina</text:p>
      <text:p text:style-name="P2930">Formation: Vee Creek Limestone<text:s/></text:p>
      <text:p text:style-name="P2931">Age: Undillan</text:p>
      <text:p text:style-name="P2932"/>
      <text:p text:style-name="P2933">L386</text:p>
      <text:p text:style-name="P2934">Collector: R. Henderson 1971 (HC52)</text:p>
      <text:p text:style-name="P2935">Indexer: R. Henderson</text:p>
      <text:p text:style-name="P2936">Locality:<text:s/><text:s/>Access road, Plain Creek to<text:s/></text:p>
      <text:p text:style-name="P2937"><text:tab/>Camooweal-Burketown road</text:p>
      <text:p text:style-name="P2938"><text:tab/>Undilla 1:100000 map, 680267</text:p>
      <text:p text:style-name="P2939"><text:tab/>L384-6 in measured <text:s/>100 ft</text:p>
      <text:p text:style-name="P2940"><text:tab/>section; L385 at 24 ft, L384 at 57 ft,</text:p>
      <text:p text:style-name="P2941"><text:tab/>L386 at 100 ft.</text:p>
      <text:p text:style-name="P2942">Basin: Georgina</text:p>
      <text:p text:style-name="P2943">Formation: Vee Creek Limestone<text:s/></text:p>
      <text:p text:style-name="P2944">Age: Undillan</text:p>
      <text:p text:style-name="P2945"/>
      <text:p text:style-name="P2946">L387</text:p>
      <text:p text:style-name="P2947">Collector: R. Henderson 1971 (HC53)</text:p>
      <text:p text:style-name="P2948">Indexer: R. Henderson</text:p>
      <text:p text:style-name="P2949">Locality:<text:s/><text:s/>Access road, Plain Creek to<text:s/></text:p>
      <text:p text:style-name="P2950"><text:tab/>Camooweal-Burketown road</text:p>
      <text:p text:style-name="P2951"><text:tab/>near Bronco Waterhole</text:p>
      <text:p text:style-name="P2952"><text:tab/>Undilla 1:100000 map, 7300278</text:p>
      <text:p text:style-name="P2953">Basin: Georgina</text:p>
      <text:p text:style-name="P2954">Formation: Current Bush<text:s/>Limestone<text:s/></text:p>
      <text:p text:style-name="P2955">Age: Undillan</text:p>
      <text:p text:style-name="P2956"/>
      <text:p text:style-name="P2957">L388</text:p>
      <text:p text:style-name="P2958">Collector: R. Henderson 1971 (HC54)</text:p>
      <text:p text:style-name="P2959">Indexer: R. Henderson</text:p>
      <text:p text:style-name="P2960">Locality: 80 ft<text:s/>section to Qualty Knobs,</text:p>
      <text:p text:style-name="P2961"><text:tab/>nth of road. L388 at base, LL389 at</text:p>
      <text:p text:style-name="P2962"><text:tab/>22 ft,<text:s/>L390 at 40 ft, L391 at 53 ft, L392</text:p>
      <text:p text:style-name="P2963"><text:tab/>at 70 ft</text:p>
      <text:p text:style-name="P2964"><text:tab/>Undilla 1:100000 map, 555300</text:p>
      <text:soft-page-break/>
      <text:p text:style-name="P2965">Basin: Georgina</text:p>
      <text:p text:style-name="P2966">Formation: Mail Change<text:s/>Limestone<text:s/></text:p>
      <text:p text:style-name="P2967">Age: Undillan</text:p>
      <text:p text:style-name="P2968"/>
      <text:p text:style-name="P2969">L389</text:p>
      <text:p text:style-name="P2970">Collector: R. Henderson 1971 (HC56)</text:p>
      <text:p text:style-name="P2971">Indexer: R. Henderson</text:p>
      <text:p text:style-name="P2972">Locality: 80 ft<text:s/>section to Qualty Knobs,</text:p>
      <text:p text:style-name="P2973"><text:tab/>nth of road.<text:s/></text:p>
      <text:p text:style-name="P2974"><text:tab/>Undilla 1:100000 map, 555300</text:p>
      <text:p text:style-name="P2975">Basin: Georgina</text:p>
      <text:p text:style-name="P2976">Formation: Mail Change<text:s/>Limestone<text:s/></text:p>
      <text:p text:style-name="P2977">Age: Undillan</text:p>
      <text:p text:style-name="P2978"/>
      <text:p text:style-name="P2979">L390</text:p>
      <text:p text:style-name="P2980">Collector: R. Henderson 1971 (HC58)</text:p>
      <text:p text:style-name="P2981">Indexer: R. Henderson</text:p>
      <text:p text:style-name="P2982">Locality: 80 ft<text:s/>section to Qualty Knobs,</text:p>
      <text:p text:style-name="P2983"><text:tab/>nth of road.<text:s/></text:p>
      <text:p text:style-name="P2984"><text:tab/>Undilla 1:100000 map, 562299</text:p>
      <text:p text:style-name="P2985">Basin: Georgina</text:p>
      <text:p text:style-name="P2986">Formation: Mail Change<text:s/>Limestone<text:s/></text:p>
      <text:p text:style-name="P2987">Age: Undillan</text:p>
      <text:p text:style-name="P2988"/>
      <text:p text:style-name="P2989">L391</text:p>
      <text:p text:style-name="P2990">Collector: R. Henderson 1971 (HC59)</text:p>
      <text:p text:style-name="P2991">Indexer: R. Henderson</text:p>
      <text:p text:style-name="P2992">Locality: 80 ft<text:s/>section to Qualty Knobs,</text:p>
      <text:p text:style-name="P2993"><text:tab/>nth of road.<text:s/></text:p>
      <text:p text:style-name="P2994"><text:tab/>Undilla 1:100000 map, 562299</text:p>
      <text:p text:style-name="P2995">Basin: Georgina</text:p>
      <text:p text:style-name="P2996">Formation: Mail Change<text:s/>Limestone<text:s/></text:p>
      <text:p text:style-name="P2997">Age: Undillan</text:p>
      <text:p text:style-name="P2998"/>
      <text:p text:style-name="P2999">L392</text:p>
      <text:p text:style-name="P3000">Collector: R. Henderson 1971 (HC60)</text:p>
      <text:p text:style-name="P3001">Indexer: R. Henderson</text:p>
      <text:p text:style-name="P3002">Locality: 80 ft<text:s/>section to Qualty Knobs,</text:p>
      <text:p text:style-name="P3003"><text:tab/>nth of road.<text:s/></text:p>
      <text:p text:style-name="P3004"><text:tab/>Undilla 1:100000 map, 562299</text:p>
      <text:p text:style-name="P3005">Basin: Georgina</text:p>
      <text:p text:style-name="P3006">Formation: Mail Change Limestone<text:s/></text:p>
      <text:p text:style-name="P3007">Age: Undillan</text:p>
      <text:p text:style-name="P3008"/>
      <text:p text:style-name="P3009">L393</text:p>
      <text:p text:style-name="P3010">Collector: R. Henderson 1971 (HC62)</text:p>
      <text:p text:style-name="P3011">Indexer: R. Henderson</text:p>
      <text:p text:style-name="P3012">Locality: 50 ft<text:s/>road section near Qualty Knobs.</text:p>
      <text:p text:style-name="P3013"><text:s/><text:tab/>L393 at base, L394 at 10 ft, L395 at 46 ft.</text:p>
      <text:p text:style-name="P3014"><text:tab/>Undilla 1:100000 map, 558289</text:p>
      <text:p text:style-name="P3015">Basin: Georgina</text:p>
      <text:p text:style-name="P3016">Formation: Mail Change Limestone<text:s/></text:p>
      <text:p text:style-name="P3017">Age: Undillan</text:p>
      <text:p text:style-name="P3018"/>
      <text:p text:style-name="P3019">L394</text:p>
      <text:p text:style-name="P3020">Collector: R. Henderson 1971 (HC63)</text:p>
      <text:soft-page-break/>
      <text:p text:style-name="P3021">Indexer: R. Henderson</text:p>
      <text:p text:style-name="P3022">Locality: 50 ft<text:s/>road section near Qualty Knobs.</text:p>
      <text:p text:style-name="P3023"><text:s/><text:tab/>Undilla 1:100000 map, 561292</text:p>
      <text:p text:style-name="P3024">Basin: Georgina</text:p>
      <text:p text:style-name="P3025">Formation: Mail Change Limestone<text:s/></text:p>
      <text:p text:style-name="P3026">Age: Undillan</text:p>
      <text:p text:style-name="P3027"/>
      <text:p text:style-name="P3028">L395</text:p>
      <text:p text:style-name="P3029">Collector: R. Henderson 1971 (HC66)</text:p>
      <text:p text:style-name="P3030">Indexer: R. Henderson</text:p>
      <text:p text:style-name="P3031">Locality: 50 ft<text:s/>road section near Qualty Knobs.</text:p>
      <text:p text:style-name="P3032"><text:s/><text:tab/>Undilla 1:100000 map, 565294</text:p>
      <text:p text:style-name="P3033">Basin: Georgina</text:p>
      <text:p text:style-name="P3034">Formation: Mail Change Limestone</text:p>
      <text:p text:style-name="P3035">Age: Undillan</text:p>
      <text:p text:style-name="P3036"/>
      <text:p text:style-name="P3037">L396</text:p>
      <text:p text:style-name="P3038">Collector: R. Henderson 1971 (HC69)</text:p>
      <text:p text:style-name="P3039">Indexer: R. Henderson</text:p>
      <text:p text:style-name="P3040">Locality: 80 ft<text:s/>section near Mornington Bore</text:p>
      <text:p text:style-name="P3041"><text:tab/>L 396 at base, L397 at 60 feet.<text:s/></text:p>
      <text:p text:style-name="P3042"><text:s/><text:tab/>Undilla 1:100000 map, 488276</text:p>
      <text:p text:style-name="P3043">Basin: Georgina</text:p>
      <text:p text:style-name="P3044">Formation: Mail Change Limestone</text:p>
      <text:p text:style-name="P3045">Age: Undillan</text:p>
      <text:p text:style-name="P3046"/>
      <text:p text:style-name="P3047">L397</text:p>
      <text:p text:style-name="P3048">Collector: R. Henderson 1971 (HC72)</text:p>
      <text:p text:style-name="P3049">Indexer: R. Henderson</text:p>
      <text:p text:style-name="P3050">Locality: 80 ft<text:s/>section near Mornington Bore</text:p>
      <text:p text:style-name="P3051"><text:tab/>L 396 at base, L397 at 60 feet.<text:s/></text:p>
      <text:p text:style-name="P3052"><text:s/><text:tab/>Undilla 1:100000 map, 484275</text:p>
      <text:p text:style-name="P3053">Basin: Georgina</text:p>
      <text:p text:style-name="P3054">Formation: Mail Change Limestone</text:p>
      <text:p text:style-name="P3055">Age: Undillan</text:p>
      <text:p text:style-name="P3056"/>
      <text:p text:style-name="P3057">L398</text:p>
      <text:p text:style-name="P3058">Collector: R. Henderson 1971 (HC76)</text:p>
      <text:p text:style-name="P3059">Indexer: R. Henderson</text:p>
      <text:p text:style-name="P3060">Locality: S of Camooweal-Thorntonia road,</text:p>
      <text:p text:style-name="P3061"><text:tab/>E of Qualty Knobs.<text:s/></text:p>
      <text:p text:style-name="P3062"><text:s/><text:tab/>Undilla 1:100000 map, 601290</text:p>
      <text:p text:style-name="P3063">Basin: Georgina</text:p>
      <text:p text:style-name="P3064">Formation: Vee Creek Limestone</text:p>
      <text:p text:style-name="P3065">Age: Undillan</text:p>
      <text:p text:style-name="P3066"/>
      <text:p text:style-name="P3067">L399</text:p>
      <text:p text:style-name="P3068">Collector: R. Henderson 1971 (HC77)</text:p>
      <text:p text:style-name="P3069">Indexer: R. Henderson</text:p>
      <text:p text:style-name="P3070">Locality: N of Camooweal-Thorntonia road,</text:p>
      <text:p text:style-name="P3071"><text:tab/>E of Qualty Knobs.<text:s/></text:p>
      <text:p text:style-name="P3072"><text:s/><text:tab/>Undilla 1:100000 map, 602292</text:p>
      <text:p text:style-name="P3073">Basin: Georgina</text:p>
      <text:p text:style-name="P3074">Formation: Vee Creek Limestone</text:p>
      <text:p text:style-name="P3075">Age: Undillan</text:p>
      <text:p text:style-name="P3076"/>
      <text:soft-page-break/>
      <text:p text:style-name="P3077">L400</text:p>
      <text:p text:style-name="P3078">Collector: R. Henderson 1970<text:s/>(HM1)</text:p>
      <text:p text:style-name="P3079">Indexer: R. Henderson</text:p>
      <text:p text:style-name="P3080">Locality:<text:s/>Near Flora waterhole, Yelvertoft.<text:tab/></text:p>
      <text:p text:style-name="P3081">Yelvertoft 1:100000 sheet, 602558</text:p>
      <text:p text:style-name="P3082">Basin: Georgina</text:p>
      <text:p text:style-name="P3083">Formation: Beetle Creek Formation?</text:p>
      <text:p text:style-name="P3084">Age: Ordian/Templetonian</text:p>
      <text:p text:style-name="P3085"/>
      <text:p text:style-name="P3086">L401</text:p>
      <text:p text:style-name="P3087">Collector: R. Henderson 1970 (HM2)</text:p>
      <text:p text:style-name="P3088">Indexer: R. Henderson</text:p>
      <text:p text:style-name="P3089">Locality: Near Flora waterhole, Yelvertoft.</text:p>
      <text:p text:style-name="P3090"><text:tab/>Yelvertoft 1:100000 sheet, 600547</text:p>
      <text:p text:style-name="P3091">Basin: Georgina</text:p>
      <text:p text:style-name="P3092">Formation: Beetle Creek Formation?</text:p>
      <text:p text:style-name="P3093">Age: Ordian/Templetonian</text:p>
      <text:p text:style-name="P3094"/>
      <text:p text:style-name="P3095">L402</text:p>
      <text:p text:style-name="P3096">Collector: R. Henderson 1970 (HM3)</text:p>
      <text:p text:style-name="P3097">Indexer: R. Henderson</text:p>
      <text:p text:style-name="P3098">Locality: Near Flora waterhole, Yelvertoft.</text:p>
      <text:p text:style-name="P3099"><text:tab/>Yelvertoft 1:100000 sheet, 598571</text:p>
      <text:p text:style-name="P3100">Basin: Georgina</text:p>
      <text:p text:style-name="P3101">Formation: Current Bush Limestone?</text:p>
      <text:p text:style-name="P3102">Age: ?Undillan</text:p>
      <text:p text:style-name="P3103"/>
      <text:p text:style-name="P3104">L403</text:p>
      <text:p text:style-name="P3105">Collector: R. Henderson 1970 (HM4)</text:p>
      <text:p text:style-name="P3106">Indexer: R. Henderson</text:p>
      <text:p text:style-name="P3107">Locality: Inca Creek area adjacent to the Barkley</text:p>
      <text:p text:style-name="P3108"><text:tab/>Highway, unlocalised</text:p>
      <text:p text:style-name="P3109">Basin: Georgina</text:p>
      <text:p text:style-name="P3110">Formation: Current Bush Limestone?</text:p>
      <text:p text:style-name="P3111">Age: ?Undillan</text:p>
      <text:p text:style-name="P3112"/>
      <text:p text:style-name="P3113">L404</text:p>
      <text:p text:style-name="P3114">Collector: R. Henderson 1970 (HM5)</text:p>
      <text:p text:style-name="P3115">Indexer: R. Henderson</text:p>
      <text:p text:style-name="P3116">Locality: Inca Creek, 5 miles along Lady Annie</text:p>
      <text:p text:style-name="P3117"><text:tab/>Road from Thorntonia turnoff</text:p>
      <text:p text:style-name="P3118">Basin: Georgina</text:p>
      <text:p text:style-name="P3119">Formation: Current Bush Limestone?</text:p>
      <text:p text:style-name="P3120">Age: ?Undillan</text:p>
      <text:p text:style-name="P3121"/>
      <text:p text:style-name="P3122">L405</text:p>
      <text:p text:style-name="P3123">Collector: R. Henderson 1973<text:s/></text:p>
      <text:p text:style-name="P3124">Indexer: R. Henderson</text:p>
      <text:p text:style-name="P3125">Locality:<text:s/>Near Turtle Creek, 3 miles SE of Speed<text:s/></text:p>
      <text:p text:style-name="P3126"><text:tab/>Yards. Townsville 1:250000 sheet area</text:p>
      <text:p text:style-name="P3127">Basin: Burdekin</text:p>
      <text:p text:style-name="P3128">Formation:<text:s/>Burdekin</text:p>
      <text:p text:style-name="P3129">Age: Givetian</text:p>
      <text:p text:style-name="P3130"/>
      <text:p text:style-name="P3131">L406</text:p>
      <text:p text:style-name="P3132">Collector: R. Henderson 1973</text:p>
      <text:soft-page-break/>
      <text:p text:style-name="P3133">Indexer: R. Henderson</text:p>
      <text:p text:style-name="P3134">Locality: Christmas Creek area, 100 yds S of<text:s/></text:p>
      <text:p text:style-name="P3135"><text:tab/>southern tip of prominent limestone<text:s/></text:p>
      <text:p text:style-name="P3136"><text:tab/>ridge on NE side of Lynd Highway. Basalt</text:p>
      <text:p text:style-name="P3137"><text:tab/>agglomerate in small creek.</text:p>
      <text:p text:style-name="P3138">Basin: Broken River</text:p>
      <text:p text:style-name="P3139">Formation: Perry Creek</text:p>
      <text:p text:style-name="P3140">Age: ? late Silurian</text:p>
      <text:p text:style-name="P3141"/>
      <text:p text:style-name="P3142">L407</text:p>
      <text:p text:style-name="P3143">Collector: D. Wyatt 1973</text:p>
      <text:p text:style-name="P3144">Indexer: R. Henderson</text:p>
      <text:p text:style-name="P3145">Locality: Near Logan Jack hill, 1 ml<text:s/></text:p>
      <text:p text:style-name="P3146"><text:tab/>north of track to Craigie<text:s/>Outstation,</text:p>
      <text:p text:style-name="P3147"><text:tab/>E of Jack Limestone.</text:p>
      <text:p text:style-name="P3148"><text:tab/>Clarke River 1:250000 sheet<text:s/></text:p>
      <text:p text:style-name="P3149">Basin: Broken River</text:p>
      <text:p text:style-name="P3150">Formation: Graveyard Creek Group</text:p>
      <text:p text:style-name="P3151">Age: ? late Silurian</text:p>
      <text:p text:style-name="P3152"/>
      <text:p text:style-name="P3153">L408</text:p>
      <text:p text:style-name="P3154">Collector: R. Henderson 1974</text:p>
      <text:p text:style-name="P3155">Indexer: R. Henderson</text:p>
      <text:p text:style-name="P3156">Locality: 200 yards downstream in</text:p>
      <text:p text:style-name="P3157"><text:tab/>creek running past Moodies Dam,</text:p>
      <text:p text:style-name="P3158"><text:tab/>Dotswood. Townsville 1:250000</text:p>
      <text:p text:style-name="P3159"><text:tab/>sheet</text:p>
      <text:p text:style-name="P3160">Basin: Burdekin</text:p>
      <text:p text:style-name="P3161">Formation: Myrtlevale</text:p>
      <text:p text:style-name="P3162">Age: Famennian</text:p>
      <text:p text:style-name="P3163"/>
      <text:p text:style-name="P3164">L409</text:p>
      <text:p text:style-name="P3165">Collector: R. Henderson 1975</text:p>
      <text:p text:style-name="P3166">Indexer: R. Henderson</text:p>
      <text:p text:style-name="P3167">Locality:<text:s/>Phosphate Hill S of Duchess,</text:p>
      <text:p text:style-name="P3168"><text:tab/>Exploration pit nearest road on<text:s/></text:p>
      <text:p text:style-name="P3169"><text:tab/>NE side of Dead Horse Creek</text:p>
      <text:p text:style-name="P3170">Basin: Georgina</text:p>
      <text:p text:style-name="P3171">Formation: Beetle Creek, Monastery Creek</text:p>
      <text:p text:style-name="P3172"><text:tab/>Phosphate Member.</text:p>
      <text:p text:style-name="P3173">Age: Templetonian</text:p>
      <text:p text:style-name="P3174"/>
      <text:p text:style-name="P3175">L410</text:p>
      <text:p text:style-name="P3176">Collector: K. Hamilton 1975</text:p>
      <text:p text:style-name="P3177">Indexer: K. Hamilton</text:p>
      <text:p text:style-name="P3178">Locality: South Ardmore outlier, W of Dajarra.</text:p>
      <text:p text:style-name="P3179"><text:tab/>See K. Hamilton honours thesis 1975</text:p>
      <text:p text:style-name="P3180">Basin: Georgina</text:p>
      <text:p text:style-name="P3181">Formation: Blazan Shale</text:p>
      <text:p text:style-name="P3182">Age: Templetonian</text:p>
      <text:p text:style-name="P3183"/>
      <text:p text:style-name="P3184">L411</text:p>
      <text:p text:style-name="P3185">Collector: K. Hamilton 1975</text:p>
      <text:p text:style-name="P3186">Indexer: K. Hamilton</text:p>
      <text:p text:style-name="P3187">Locality: South Ardmore outlier, W of Dajarra.</text:p>
      <text:p text:style-name="P3188"><text:tab/>See K. Hamilton honours thesis 1975</text:p>
      <text:soft-page-break/>
      <text:p text:style-name="P3189">Basin: Georgina</text:p>
      <text:p text:style-name="P3190">Formation: Blazan Shale</text:p>
      <text:p text:style-name="P3191">Age: Templetonian</text:p>
      <text:p text:style-name="P3192"/>
      <text:p text:style-name="P3193">L412</text:p>
      <text:p text:style-name="P3194">Collector: K. Hamilton 1975</text:p>
      <text:p text:style-name="P3195">Indexer: K. Hamilton</text:p>
      <text:p text:style-name="P3196">Locality: South Ardmore outlier, W of Dajarra.</text:p>
      <text:p text:style-name="P3197"><text:tab/>See K. Hamilton honours thesis 1975</text:p>
      <text:p text:style-name="P3198">Basin: Georgina</text:p>
      <text:p text:style-name="P3199">Formation: Blazan Shale</text:p>
      <text:p text:style-name="P3200">Age: Templetonian</text:p>
      <text:p text:style-name="P3201"/>
      <text:p text:style-name="P3202">L413</text:p>
      <text:p text:style-name="P3203">Collector: K. Hamilton 1975</text:p>
      <text:p text:style-name="P3204">Indexer: K. Hamilton</text:p>
      <text:p text:style-name="P3205">Locality: South Ardmore outlier, W of Dajarra.</text:p>
      <text:p text:style-name="P3206"><text:tab/>See K. Hamilton honours thesis 1975</text:p>
      <text:p text:style-name="P3207">Basin: Georgina</text:p>
      <text:p text:style-name="P3208">Formation:<text:s/>Beetle Creek</text:p>
      <text:p text:style-name="P3209">Age: Templetonian</text:p>
      <text:p text:style-name="P3210"/>
      <text:p text:style-name="P3211">L414</text:p>
      <text:p text:style-name="P3212">Collector: K. Hamilton 1975</text:p>
      <text:p text:style-name="P3213">Indexer: K. Hamilton</text:p>
      <text:p text:style-name="P3214">Locality: South Ardmore outlier, W of Dajarra.</text:p>
      <text:p text:style-name="P3215"><text:tab/>See K. Hamilton honours thesis 1975</text:p>
      <text:p text:style-name="P3216">Basin: Georgina</text:p>
      <text:p text:style-name="P3217">Formation:<text:s/>Thorntonia Limestone</text:p>
      <text:p text:style-name="P3218">Age: Templetonian</text:p>
      <text:p text:style-name="P3219"/>
      <text:p text:style-name="P3220">L415</text:p>
      <text:p text:style-name="P3221">Collector: K. Hamilton 1975</text:p>
      <text:p text:style-name="P3222">Indexer: K. Hamilton</text:p>
      <text:p text:style-name="P3223">Locality: South Ardmore outlier, W of Dajarra.</text:p>
      <text:p text:style-name="P3224"><text:tab/>See K. Hamilton honours thesis 1975</text:p>
      <text:p text:style-name="P3225">Basin: Georgina</text:p>
      <text:p text:style-name="P3226">Formation: Blazan Shale</text:p>
      <text:p text:style-name="P3227">Age: Templetonian</text:p>
      <text:p text:style-name="P3228"/>
      <text:p text:style-name="P3229">L416</text:p>
      <text:p text:style-name="P3230">Collector: K. Hamilton 1975</text:p>
      <text:p text:style-name="P3231">Indexer: K. Hamilton</text:p>
      <text:p text:style-name="P3232">Locality: South Ardmore outlier, W of Dajarra.</text:p>
      <text:p text:style-name="P3233"><text:tab/>See K. Hamilton honours thesis 1975</text:p>
      <text:p text:style-name="P3234">Basin: Georgina</text:p>
      <text:p text:style-name="P3235">Formation: Blazan Shale</text:p>
      <text:p text:style-name="P3236">Age: Templetonian</text:p>
      <text:p text:style-name="P3237"/>
      <text:p text:style-name="P3238">L417</text:p>
      <text:p text:style-name="P3239">Collector: K. Hamilton 1975</text:p>
      <text:p text:style-name="P3240">Indexer: K. Hamilton</text:p>
      <text:p text:style-name="P3241">Locality: South Ardmore outlier, W of Dajarra.</text:p>
      <text:p text:style-name="P3242"><text:tab/>See K. Hamilton honours thesis 1975</text:p>
      <text:p text:style-name="P3243">Basin: Georgina</text:p>
      <text:p text:style-name="P3244">Formation:<text:s/>Beetle Creek</text:p>
      <text:soft-page-break/>
      <text:p text:style-name="P3245">Age: Templetonian</text:p>
      <text:p text:style-name="P3246"/>
      <text:p text:style-name="P3247">L418</text:p>
      <text:p text:style-name="P3248">Collector: K. Hamilton 1975</text:p>
      <text:p text:style-name="P3249">Indexer: K. Hamilton</text:p>
      <text:p text:style-name="P3250">Locality: South Ardmore outlier, W of Dajarra.</text:p>
      <text:p text:style-name="P3251"><text:tab/>See K. Hamilton honours thesis 1975</text:p>
      <text:p text:style-name="P3252">Basin: Georgina</text:p>
      <text:p text:style-name="P3253">Formation:<text:s/>Beetle Creek</text:p>
      <text:p text:style-name="P3254">Age: Templetonian</text:p>
      <text:p text:style-name="P3255"/>
      <text:p text:style-name="P3256">L419</text:p>
      <text:p text:style-name="P3257">Collector: K. Hamilton 1975</text:p>
      <text:p text:style-name="P3258">Indexer: K. Hamilton</text:p>
      <text:p text:style-name="P3259">Locality: South Ardmore outlier, W of Dajarra.</text:p>
      <text:p text:style-name="P3260"><text:tab/>See K. Hamilton honours thesis 1975</text:p>
      <text:p text:style-name="P3261">Basin: Georgina</text:p>
      <text:p text:style-name="P3262">Formation:<text:s/>Beetle Creek</text:p>
      <text:p text:style-name="P3263">Age: Templetonian</text:p>
      <text:p text:style-name="P3264"/>
      <text:p text:style-name="P3265">L420</text:p>
      <text:p text:style-name="P3266">Collector: K. Hamilton 1975</text:p>
      <text:p text:style-name="P3267">Indexer: K. Hamilton</text:p>
      <text:p text:style-name="P3268">Locality: South Ardmore outlier, W of Dajarra.</text:p>
      <text:p text:style-name="P3269"><text:tab/>See K. Hamilton honours thesis 1975</text:p>
      <text:p text:style-name="P3270">Basin: Georgina</text:p>
      <text:p text:style-name="P3271">Formation: Beetle Creek</text:p>
      <text:p text:style-name="P3272">Age: Templetonian</text:p>
      <text:p text:style-name="P3273"/>
      <text:p text:style-name="P3274">L421</text:p>
      <text:p text:style-name="P3275">Collector: K. Hamilton 1975</text:p>
      <text:p text:style-name="P3276">Indexer: K. Hamilton</text:p>
      <text:p text:style-name="P3277">Locality: South Ardmore outlier, W of Dajarra.</text:p>
      <text:p text:style-name="P3278"><text:tab/>See K. Hamilton honours thesis 1975</text:p>
      <text:p text:style-name="P3279">Basin: Georgina</text:p>
      <text:p text:style-name="P3280">Formation: Beetle Creek</text:p>
      <text:p text:style-name="P3281">Age: Templetonian</text:p>
      <text:p text:style-name="P3282"/>
      <text:p text:style-name="P3283">L422</text:p>
      <text:p text:style-name="P3284">Collector: K. Hamilton 1975</text:p>
      <text:p text:style-name="P3285">Indexer: K. Hamilton</text:p>
      <text:p text:style-name="P3286">Locality: South Ardmore outlier, W of Dajarra.</text:p>
      <text:p text:style-name="P3287"><text:tab/>See K. Hamilton honours thesis 1975</text:p>
      <text:p text:style-name="P3288">Basin: Georgina</text:p>
      <text:p text:style-name="P3289">Formation: Beetle Creek</text:p>
      <text:p text:style-name="P3290">Age: Templetonian</text:p>
      <text:p text:style-name="P3291"/>
      <text:p text:style-name="P3292">L423</text:p>
      <text:p text:style-name="P3293">Collector: R. Henderson 1975</text:p>
      <text:p text:style-name="P3294">Indexer: R. Henderson</text:p>
      <text:p text:style-name="P3295">Locality:<text:s/>NE synclinal limb,<text:s/>E of Brown’s</text:p>
      <text:p text:style-name="P3296"><text:tab/>Creek, ~ 12 km N of 20 mile bore</text:p>
      <text:p text:style-name="P3297"><text:tab/>Glenormiston 1:250000 sheet</text:p>
      <text:p text:style-name="P3298">Basin: Georgina</text:p>
      <text:p text:style-name="P3299">Formation:<text:s/>Georgina Limestone</text:p>
      <text:p text:style-name="P3300">Age: Idamean</text:p>
      <text:p text:style-name="P3301"/>
      <text:p text:style-name="P3302">L424</text:p>
      <text:p text:style-name="P3303">Collector: R. Henderson<text:s/>1972</text:p>
      <text:p text:style-name="P3304">Indexer: R. Henderson</text:p>
      <text:p text:style-name="P3305">Locality: Southern end of Momedah anticline.</text:p>
      <text:p text:style-name="P3306"><text:tab/>Boulia I:250000 sheet</text:p>
      <text:p text:style-name="P3307"><text:tab/>106 foot section, L424 at 58 ft, L425</text:p>
      <text:p text:style-name="P3308"><text:tab/>at 73 ft, L426 at 86 ft, L427 at 93 ft.</text:p>
      <text:p text:style-name="P3309">Basin: Georgina</text:p>
      <text:p text:style-name="P3310">Formation:<text:s/>Gola Beds</text:p>
      <text:p text:style-name="P3311">Age: Iverian?</text:p>
      <text:p text:style-name="P3312"/>
      <text:p text:style-name="P3313">L425</text:p>
      <text:p text:style-name="P3314">Collector: R. Henderson 1972</text:p>
      <text:p text:style-name="P3315">Indexer: R. Henderson</text:p>
      <text:p text:style-name="P3316">Locality: Southern end of Momedah anticline.</text:p>
      <text:p text:style-name="P3317"><text:tab/>Boulia I:250000 sheet</text:p>
      <text:p text:style-name="P3318">Basin: Georgina</text:p>
      <text:p text:style-name="P3319">Formation: Gola Beds</text:p>
      <text:p text:style-name="P3320">Age: Iverian?</text:p>
      <text:p text:style-name="P3321"/>
      <text:p text:style-name="P3322">L426</text:p>
      <text:p text:style-name="P3323">Collector: R. Henderson 1972</text:p>
      <text:p text:style-name="P3324">Indexer: R. Henderson</text:p>
      <text:p text:style-name="P3325">Locality: Southern end of Momedah anticline.</text:p>
      <text:p text:style-name="P3326"><text:tab/>Boulia I:250000 sheet</text:p>
      <text:p text:style-name="P3327">Basin: Georgina</text:p>
      <text:p text:style-name="P3328">Formation: Gola Beds</text:p>
      <text:p text:style-name="P3329">Age: Iverian?</text:p>
      <text:p text:style-name="P3330"/>
      <text:p text:style-name="P3331">L427</text:p>
      <text:p text:style-name="P3332">Collector: R. Henderson 1972</text:p>
      <text:p text:style-name="P3333">Indexer: R. Henderson</text:p>
      <text:p text:style-name="P3334">Locality: Southern end of Momedah anticline.</text:p>
      <text:p text:style-name="P3335"><text:tab/>Boulia I:250000 sheet</text:p>
      <text:p text:style-name="P3336">Basin: Georgina</text:p>
      <text:p text:style-name="P3337">Formation: Gola Beds</text:p>
      <text:p text:style-name="P3338">Age: Iverian?</text:p>
      <text:p text:style-name="P3339"/>
      <text:p text:style-name="P3340">L428</text:p>
      <text:p text:style-name="P3341">Collector: R. Henderson 1975</text:p>
      <text:p text:style-name="P3342">Indexer: R. Henderson</text:p>
      <text:p text:style-name="P3343">Locality: Golden Valley, limestone ridge W of creek</text:p>
      <text:p text:style-name="P3344"><text:tab/>and mine workings. Fanning River</text:p>
      <text:p text:style-name="P3345"><text:tab/>Townsville 1:250000<text:s/>sheet</text:p>
      <text:p text:style-name="P3346">Basin: Burdekin</text:p>
      <text:p text:style-name="P3347">Formation: Basal Burdekin</text:p>
      <text:p text:style-name="P3348">Age: Givetian</text:p>
      <text:p text:style-name="P3349"/>
      <text:p text:style-name="P3350">L429</text:p>
      <text:p text:style-name="P3351">Collector: R. Henderson 1976</text:p>
      <text:p text:style-name="P3352">Indexer: R. Henderson</text:p>
      <text:p text:style-name="P3353">Locality: Hervey’s Range, adjacent to Fortesque<text:s/></text:p>
      <text:p text:style-name="P3354"><text:tab/>Creek. Townsville 1:250000 sheet area</text:p>
      <text:p text:style-name="P3355">Basin: Burdekin</text:p>
      <text:p text:style-name="P3356">Formation: Burdekin</text:p>
      <text:soft-page-break/>
      <text:p text:style-name="P3357">Age: Givetian</text:p>
      <text:p text:style-name="P3358"/>
      <text:p text:style-name="P3359">L430</text:p>
      <text:p text:style-name="P3360">Collector: P. Edwards 1975</text:p>
      <text:p text:style-name="P3361">Indexer: P. Edwards</text:p>
      <text:p text:style-name="P3362">Locality: Blue Range district. First marine unit</text:p>
      <text:p text:style-name="P3363"><text:tab/>NW of Burdekin River.</text:p>
      <text:p text:style-name="P3364"><text:tab/>Townsville 1:250000<text:s/>sheet</text:p>
      <text:p text:style-name="P3365"><text:tab/>See P. Edwards honours thesis 1977.</text:p>
      <text:p text:style-name="P3366">Basin: Clarke River</text:p>
      <text:p text:style-name="P3367">Formation: Ruxton</text:p>
      <text:p text:style-name="P3368">Age: Tournaisian</text:p>
      <text:p text:style-name="P3369"/>
      <text:p text:style-name="P3370">L431</text:p>
      <text:p text:style-name="P3371">Collector: P. Edwards 1975</text:p>
      <text:p text:style-name="P3372">Indexer: P. Edwards</text:p>
      <text:p text:style-name="P3373">Locality: Blue Range district. Top of First<text:s/></text:p>
      <text:p text:style-name="P3374"><text:tab/>marine unit NW of Burdekin River.</text:p>
      <text:p text:style-name="P3375"><text:tab/>Townsville 1:250000<text:s/>sheet</text:p>
      <text:p text:style-name="P3376"><text:tab/>See P. Edwards honours thesis 1977.</text:p>
      <text:p text:style-name="P3377">Basin: Clarke River</text:p>
      <text:p text:style-name="P3378">Formation: Ruxton</text:p>
      <text:p text:style-name="P3379">Age: Tournaisian</text:p>
      <text:p text:style-name="P3380"/>
      <text:p text:style-name="P3381">L432</text:p>
      <text:p text:style-name="P3382">Collector: P. Edwards 1975</text:p>
      <text:p text:style-name="P3383">Indexer: P. Edwards</text:p>
      <text:p text:style-name="P3384">Locality: Blue Range district. Small W tributary</text:p>
      <text:p text:style-name="P3385"><text:tab/>of Expedition Creek</text:p>
      <text:p text:style-name="P3386"><text:tab/>Townsville 1:250000<text:s/>sheet</text:p>
      <text:p text:style-name="P3387"><text:tab/>See P. Edwards honours thesis 1977.</text:p>
      <text:p text:style-name="P3388">Basin: Clarke River</text:p>
      <text:p text:style-name="P3389">Formation: Ruxton</text:p>
      <text:p text:style-name="P3390">Age: Tournaisian</text:p>
      <text:p text:style-name="P3391"/>
      <text:p text:style-name="P3392">L433</text:p>
      <text:p text:style-name="P3393">Collector: P. Edwards 1975</text:p>
      <text:p text:style-name="P3394">Indexer: P. Edwards</text:p>
      <text:p text:style-name="P3395">Locality: Blue Range district. S of Expedition</text:p>
      <text:p text:style-name="P3396"><text:tab/>Creek.</text:p>
      <text:p text:style-name="P3397"><text:tab/>Townsville 1:250000<text:s/>sheet</text:p>
      <text:p text:style-name="P3398"><text:tab/>See P. Edwards honours thesis 1977.</text:p>
      <text:p text:style-name="P3399">Basin: Clarke River</text:p>
      <text:p text:style-name="P3400">Formation: Ruxton</text:p>
      <text:p text:style-name="P3401">Age: Tournaisian</text:p>
      <text:p text:style-name="P3402"/>
      <text:p text:style-name="P3403">L434</text:p>
      <text:p text:style-name="P3404">Collector: P. Edwards 1975</text:p>
      <text:p text:style-name="P3405">Indexer: P. Edwards</text:p>
      <text:p text:style-name="P3406">Locality: Blue Range district. Expedition</text:p>
      <text:p text:style-name="P3407"><text:tab/>Creek.</text:p>
      <text:p text:style-name="P3408"><text:tab/>Townsville 1:250000<text:s/>sheet</text:p>
      <text:p text:style-name="P3409"><text:tab/>See P. Edwards honours thesis 1977.</text:p>
      <text:p text:style-name="P3410">Basin: Clarke River</text:p>
      <text:p text:style-name="P3411">Formation: Ruxton</text:p>
      <text:p text:style-name="P3412">Age: Tournaisian</text:p>
      <text:p text:style-name="P3413"/>
      <text:p text:style-name="P3414">L435</text:p>
      <text:p text:style-name="P3415">Collector: P. Edwards 1975</text:p>
      <text:p text:style-name="P3416">Indexer: P. Edwards</text:p>
      <text:p text:style-name="P3417">Locality: Blue Range district. Expedition</text:p>
      <text:p text:style-name="P3418"><text:tab/>Creek.</text:p>
      <text:p text:style-name="P3419"><text:tab/>Townsville 1:250000<text:s/>sheet</text:p>
      <text:p text:style-name="P3420"><text:tab/>See P. Edwards honours thesis 1977.</text:p>
      <text:p text:style-name="P3421">Basin: Clarke River</text:p>
      <text:p text:style-name="P3422">Formation: Ruxton</text:p>
      <text:p text:style-name="P3423">Age: Tournaisian</text:p>
      <text:p text:style-name="P3424"/>
      <text:p text:style-name="P3425">L436</text:p>
      <text:p text:style-name="P3426">Collector: P. Edwards 1975</text:p>
      <text:p text:style-name="P3427">Indexer: P. Edwards</text:p>
      <text:p text:style-name="P3428">Locality: Blue Range district. Small W tributary</text:p>
      <text:p text:style-name="P3429"><text:tab/>of Expedition Creek.</text:p>
      <text:p text:style-name="P3430"><text:tab/>Townsville 1:250000<text:s/>sheet</text:p>
      <text:p text:style-name="P3431"><text:tab/>See P. Edwards honours thesis 1977.</text:p>
      <text:p text:style-name="P3432">Basin: Clarke River</text:p>
      <text:p text:style-name="P3433">Formation: Ruxton</text:p>
      <text:p text:style-name="P3434">Age: Tournaisian</text:p>
      <text:p text:style-name="P3435"/>
      <text:p text:style-name="P3436">L437</text:p>
      <text:p text:style-name="P3437">Collector: P. Edwards 1975</text:p>
      <text:p text:style-name="P3438">Indexer: P. Edwards</text:p>
      <text:p text:style-name="P3439">Locality: Blue Range district. Expedition</text:p>
      <text:p text:style-name="P3440"><text:tab/>Creek.</text:p>
      <text:p text:style-name="P3441"><text:tab/>Townsville 1:250000<text:s/>sheet</text:p>
      <text:p text:style-name="P3442"><text:tab/>See P. Edwards honours thesis 1977.</text:p>
      <text:p text:style-name="P3443">Basin: Clarke River</text:p>
      <text:p text:style-name="P3444">Formation: Ruxton</text:p>
      <text:p text:style-name="P3445">Age: Tournaisian</text:p>
      <text:p text:style-name="P3446"/>
      <text:p text:style-name="P3447">L438</text:p>
      <text:p text:style-name="P3448">Collector: P. Edwards 1975</text:p>
      <text:p text:style-name="P3449">Indexer: P. Edwards</text:p>
      <text:p text:style-name="P3450">Locality:<text:s/>Creek to E of Blue Range Block</text:p>
      <text:p text:style-name="P3451"><text:tab/>Townsville 1:250000<text:s/>sheet</text:p>
      <text:p text:style-name="P3452"><text:tab/>See P. Edwards honours thesis 1977.</text:p>
      <text:p text:style-name="P3453">Basin: Clarke River</text:p>
      <text:p text:style-name="P3454">Formation: Ruxton</text:p>
      <text:p text:style-name="P3455">Age: Tournaisian</text:p>
      <text:p text:style-name="P3456"/>
      <text:p text:style-name="P3457">L439</text:p>
      <text:p text:style-name="P3458">Collector: P. Edwards 1975</text:p>
      <text:p text:style-name="P3459">Indexer: P. Edwards</text:p>
      <text:p text:style-name="P3460">Locality: Blue Range district. Tributary</text:p>
      <text:p text:style-name="P3461"><text:tab/>of upper Expedition Creek.</text:p>
      <text:p text:style-name="P3462"><text:tab/>Townsville 1:250000 sheet</text:p>
      <text:p text:style-name="P3463"><text:tab/>See P. Edwards honours thesis 1977.</text:p>
      <text:p text:style-name="P3464">Basin: Clarke River</text:p>
      <text:p text:style-name="P3465">Formation: Ruxton</text:p>
      <text:p text:style-name="P3466">Age: Tournaisian</text:p>
      <text:p text:style-name="P3467"/>
      <text:p text:style-name="P3468">L440</text:p>
      <text:soft-page-break/>
      <text:p text:style-name="P3469">Collector: P. Edwards 1975</text:p>
      <text:p text:style-name="P3470">Indexer: P. Edwards</text:p>
      <text:p text:style-name="P3471">Locality: Blue Range district. Dammed tributary of</text:p>
      <text:p text:style-name="P3472"><text:tab/>Expedition Creek below Ruxton</text:p>
      <text:p text:style-name="P3473"><text:tab/>Townsville 1:250000 sheet</text:p>
      <text:p text:style-name="P3474"><text:tab/>See P. Edwards honours thesis 1977.</text:p>
      <text:p text:style-name="P3475">Basin: Clarke River</text:p>
      <text:p text:style-name="P3476">Formation: Ruxton</text:p>
      <text:p text:style-name="P3477">Age: Tournaisian</text:p>
      <text:p text:style-name="P3478"/>
      <text:p text:style-name="P3479">L441</text:p>
      <text:p text:style-name="P3480">Collector: P. Edwards 1975</text:p>
      <text:p text:style-name="P3481">Indexer: P. Edwards</text:p>
      <text:p text:style-name="P3482">Locality: Blue Range district. Expedition</text:p>
      <text:p text:style-name="P3483"><text:tab/>Creek.</text:p>
      <text:p text:style-name="P3484"><text:tab/>Townsville 1:250000 sheet</text:p>
      <text:p text:style-name="P3485"><text:tab/>See P. Edwards honours thesis 1977.</text:p>
      <text:p text:style-name="P3486">Basin: Clarke River</text:p>
      <text:p text:style-name="P3487">Formation: Ruxton</text:p>
      <text:p text:style-name="P3488">Age: Tournaisian</text:p>
      <text:p text:style-name="P3489"/>
      <text:p text:style-name="P3490">L442</text:p>
      <text:p text:style-name="P3491">Collector: P. Edwards 1975</text:p>
      <text:p text:style-name="P3492">Indexer: P. Edwards</text:p>
      <text:p text:style-name="P3493">Locality: Blue Range district. Burdekin River</text:p>
      <text:p text:style-name="P3494"><text:tab/>Townsville 1:2500000 sheet</text:p>
      <text:p text:style-name="P3495"><text:tab/>See P. Edwards honours thesis 1977.</text:p>
      <text:p text:style-name="P3496">Basin: Clarke River</text:p>
      <text:p text:style-name="P3497">Formation: Ruxton</text:p>
      <text:p text:style-name="P3498">Age: Tournaisian</text:p>
      <text:p text:style-name="P3499"/>
      <text:p text:style-name="P3500">L443</text:p>
      <text:p text:style-name="P3501">Collector: P. Edwards 1975</text:p>
      <text:p text:style-name="P3502">Indexer: P. Edwards</text:p>
      <text:p text:style-name="P3503">Locality: Blue Range district. Eastern Creek</text:p>
      <text:p text:style-name="P3504"><text:tab/><text:s/>tributary of<text:s/>Burdekin River, near mouth</text:p>
      <text:p text:style-name="P3505"><text:tab/>Townsville 1:2500000 sheet</text:p>
      <text:p text:style-name="P3506"><text:tab/>See P. Edwards honours thesis 1977.</text:p>
      <text:p text:style-name="P3507">Basin: Clarke River</text:p>
      <text:p text:style-name="P3508">Formation: Ruxton</text:p>
      <text:p text:style-name="P3509">Age: Tournaisian</text:p>
      <text:p text:style-name="P3510"/>
      <text:p text:style-name="P3511">L444</text:p>
      <text:p text:style-name="P3512">Collector: P. Edwards 1975</text:p>
      <text:p text:style-name="P3513">Indexer: P. Edwards</text:p>
      <text:p text:style-name="P3514">Locality: Blue Range district.Burdekin River,</text:p>
      <text:p text:style-name="P3515"><text:tab/>Between Eastern and Expedition creeks</text:p>
      <text:p text:style-name="P3516"><text:tab/>Townsville 1:2500000 sheet</text:p>
      <text:p text:style-name="P3517"><text:tab/>See P. Edwards honours thesis 1977.</text:p>
      <text:p text:style-name="P3518">Basin: Clarke River</text:p>
      <text:p text:style-name="P3519">Formation: Ruxton</text:p>
      <text:p text:style-name="P3520">Age: Tournaisian</text:p>
      <text:p text:style-name="P3521"/>
      <text:p text:style-name="P3522">L445</text:p>
      <text:p text:style-name="P3523">Collector: R Henderson, P. Edwards 1977</text:p>
      <text:p text:style-name="P3524">Indexer: R Henderson</text:p>
      <text:soft-page-break/>
      <text:p text:style-name="P3525">Locality: Clarke River, near base of AFMECO</text:p>
      <text:p text:style-name="P3526"><text:tab/>Unit 1.</text:p>
      <text:p text:style-name="P3527">Basin: Clarke River</text:p>
      <text:p text:style-name="P3528">Formation: Venitia Formation</text:p>
      <text:p text:style-name="P3529">Age: Tournaisian</text:p>
      <text:p text:style-name="P3530"/>
      <text:p text:style-name="P3531">L446</text:p>
      <text:p text:style-name="P3532">Collector: R Henderson, P. Edwards 1977</text:p>
      <text:p text:style-name="P3533">Indexer: R Henderson</text:p>
      <text:p text:style-name="P3534">Locality: Clarke River,<text:s/>C14 of AFMECO,</text:p>
      <text:p text:style-name="P3535"><text:tab/>Above ignimbrite</text:p>
      <text:p text:style-name="P3536">Basin: Clarke River</text:p>
      <text:p text:style-name="P3537">Formation: Lyell</text:p>
      <text:p text:style-name="P3538">Age:<text:s/>?Tournaisian</text:p>
      <text:p text:style-name="P3539"/>
      <text:p text:style-name="P3540">L447</text:p>
      <text:p text:style-name="P3541">Collector: R Henderson 1977</text:p>
      <text:p text:style-name="P3542">Indexer: R Henderson</text:p>
      <text:p text:style-name="P3543">Locality: Near 1 mile dam on Dotswood,<text:s/></text:p>
      <text:p text:style-name="P3544"><text:tab/>S of Mt St Michael; in first creek</text:p>
      <text:p text:style-name="P3545"><text:tab/>N of road.</text:p>
      <text:p text:style-name="P3546">Basin: Burdekin</text:p>
      <text:p text:style-name="P3547">Formation: Hardwick</text:p>
      <text:p text:style-name="P3548">Age: Tournaisian</text:p>
      <text:p text:style-name="P3549"/>
      <text:p text:style-name="P3550">L448</text:p>
      <text:p text:style-name="P3551">Collector: R. Henderson 1971 (HC5)</text:p>
      <text:p text:style-name="P3552">Indexer: R. Henderson</text:p>
      <text:p text:style-name="P3553">Locality:<text:s/><text:s/>Undilla 1:100000 map, <text:s/>731415</text:p>
      <text:p text:style-name="P3554">Basin: Georgina</text:p>
      <text:p text:style-name="P3555">Formation: Thorntonia Limestone</text:p>
      <text:p text:style-name="P3556">Age: Templetonian</text:p>
      <text:p text:style-name="P3557"/>
      <text:p text:style-name="P3558">L449</text:p>
      <text:p text:style-name="P3559">Collector: R. Henderson 1971 (HC8)</text:p>
      <text:p text:style-name="P3560">Indexer: R. Henderson</text:p>
      <text:p text:style-name="P3561">Locality:<text:s/><text:s/>Undilla 1:100000 map, <text:s/>737414</text:p>
      <text:p text:style-name="P3562">Basin: Georgina</text:p>
      <text:p text:style-name="P3563">Formation: Thorntonia Limestone</text:p>
      <text:p text:style-name="P3564">Age: Templetonian</text:p>
      <text:p text:style-name="P3565"/>
      <text:p text:style-name="P3566">L450</text:p>
      <text:p text:style-name="P3567">Collector: R. Henderson 1971 (HC9)</text:p>
      <text:p text:style-name="P3568">Indexer: R. Henderson</text:p>
      <text:p text:style-name="P3569">Locality:<text:s/><text:s/>Undilla 1:100000 map, 734414</text:p>
      <text:p text:style-name="P3570">Basin: Georgina</text:p>
      <text:p text:style-name="P3571">Formation: Thorntonia Limestone</text:p>
      <text:p text:style-name="P3572">Age: Templetonian</text:p>
      <text:p text:style-name="P3573"/>
      <text:p text:style-name="P3574">L451</text:p>
      <text:p text:style-name="P3575">Collector: R. Henderson 1971 (HC10)</text:p>
      <text:p text:style-name="P3576">Indexer: R. Henderson</text:p>
      <text:p text:style-name="P3577">Locality:<text:s/><text:s/>Undilla 1:100000 map, <text:s/>734414</text:p>
      <text:p text:style-name="P3578">Basin: Georgina</text:p>
      <text:p text:style-name="P3579">Formation: Thorntonia Limestone</text:p>
      <text:p text:style-name="P3580">Age: Templetonian</text:p>
      <text:p text:style-name="P3581"/>
      <text:p text:style-name="P3582"/>
      <text:p text:style-name="P3583">L452</text:p>
      <text:p text:style-name="P3584">Collector: R. Henderson 1971 (HC25)</text:p>
      <text:p text:style-name="P3585">Indexer: R. Henderson</text:p>
      <text:p text:style-name="P3586">Locality:<text:s/><text:s/>Undilla 1:100000 map, 394413</text:p>
      <text:p text:style-name="P3587">Basin: Georgina</text:p>
      <text:p text:style-name="P3588">Formation: Mail Change Limestone<text:s/></text:p>
      <text:p text:style-name="P3589">Age: Undillan</text:p>
      <text:p text:style-name="P3590"/>
      <text:p text:style-name="P3591">L453</text:p>
      <text:p text:style-name="P3592">Collector: R. Henderson 1971 (HC28)</text:p>
      <text:p text:style-name="P3593">Indexer: R. Henderson</text:p>
      <text:p text:style-name="P3594">Locality:<text:s/><text:s/>Camooweal 1:100000 map, 384389</text:p>
      <text:p text:style-name="P3595">Basin: Georgina</text:p>
      <text:p text:style-name="P3596">Formation: Mail Change Limestone<text:s/></text:p>
      <text:p text:style-name="P3597">Age: Undillan</text:p>
      <text:p text:style-name="P3598"/>
      <text:p text:style-name="P3599">L454</text:p>
      <text:p text:style-name="P3600">Collector: R. Henderson 1971<text:s/>(HC31)</text:p>
      <text:p text:style-name="P3601">Indexer: R. Henderson</text:p>
      <text:p text:style-name="P3602">Locality:<text:s/><text:s/>Undilla 1:100000 map, 405355</text:p>
      <text:p text:style-name="P3603">Basin: Georgina</text:p>
      <text:p text:style-name="P3604">Formation: Mail Change Limestone<text:s/></text:p>
      <text:p text:style-name="P3605">Age: Undillan</text:p>
      <text:p text:style-name="P3606"/>
      <text:p text:style-name="P3607">L455</text:p>
      <text:p text:style-name="P3608">Collector: R. Henderson 1971<text:s/>(HC32)</text:p>
      <text:p text:style-name="P3609">Indexer: R. Henderson</text:p>
      <text:p text:style-name="P3610">Locality:<text:s/><text:s/>Undilla 1:100000 map, 400351</text:p>
      <text:p text:style-name="P3611">Basin: Georgina</text:p>
      <text:p text:style-name="P3612">Formation: Mail Change<text:s/>Limestone<text:s/></text:p>
      <text:p text:style-name="P3613">Age: Undillan</text:p>
      <text:p text:style-name="P3614"/>
      <text:p text:style-name="P3615">L456</text:p>
      <text:p text:style-name="P3616">Collector: R. Henderson 1971<text:s/>(HC33)</text:p>
      <text:p text:style-name="P3617">Indexer: R. Henderson</text:p>
      <text:p text:style-name="P3618">Locality:<text:s/><text:s/>Undilla 1:100000 map, c. 410250</text:p>
      <text:p text:style-name="P3619">Basin: Georgina</text:p>
      <text:p text:style-name="P3620">Formation: Mail Change<text:s/>Limestone<text:s/></text:p>
      <text:p text:style-name="P3621">Age: Undillan</text:p>
      <text:p text:style-name="P3622"/>
      <text:p text:style-name="P3623">L457</text:p>
      <text:p text:style-name="P3624">Collector: R. Henderson 1971<text:s/>(HC34)</text:p>
      <text:p text:style-name="P3625">Indexer: R. Henderson</text:p>
      <text:p text:style-name="P3626">Locality:<text:s/>Camooweal<text:s/>1:100000 map, c. 376305</text:p>
      <text:p text:style-name="P3627">Basin: Georgina</text:p>
      <text:p text:style-name="P3628">Formation: Mail Change<text:s/>Limestone<text:s/></text:p>
      <text:p text:style-name="P3629">Age: Undillan</text:p>
      <text:p text:style-name="P3630"/>
      <text:p text:style-name="P3631">L458</text:p>
      <text:p text:style-name="P3632">Collector:<text:s/>R. Henderson 1971 (HC35)</text:p>
      <text:p text:style-name="P3633">Indexer: R. Henderson</text:p>
      <text:p text:style-name="P3634">Locality:<text:s/>Undilla 1:100000 map, 402290</text:p>
      <text:p text:style-name="P3635"><text:tab/>= BMR Loc 413</text:p>
      <text:p text:style-name="P3636">Basin: Georgina</text:p>
      <text:soft-page-break/>
      <text:p text:style-name="P3637">Formation: Mail Change<text:s/>Limestone<text:s/></text:p>
      <text:p text:style-name="P3638">Age: Undillan</text:p>
      <text:p text:style-name="P3639"/>
      <text:p text:style-name="P3640">L459</text:p>
      <text:p text:style-name="P3641">Collector: R. Henderson 1971 (HC38)</text:p>
      <text:p text:style-name="P3642">Indexer: R. Henderson</text:p>
      <text:p text:style-name="P3643">Locality:<text:s/><text:s/>Undilla 1:100000 map, 560290</text:p>
      <text:p text:style-name="P3644">Basin: Georgina</text:p>
      <text:p text:style-name="P3645">Formation: Mail Change<text:s/>Limestone<text:s/></text:p>
      <text:p text:style-name="P3646">Age: Undillan</text:p>
      <text:p text:style-name="P3647"/>
      <text:p text:style-name="P3648">L460</text:p>
      <text:p text:style-name="P3649">Collector: R. Henderson 1971 (HC47)</text:p>
      <text:p text:style-name="P3650">Indexer: R. Henderson</text:p>
      <text:p text:style-name="P3651">Locality:<text:s/><text:s/>Access road, Plain Creek to<text:s/></text:p>
      <text:p text:style-name="P3652"><text:tab/>Camooweal-Burketown road</text:p>
      <text:p text:style-name="P3653"><text:tab/>Undilla 1:100000 map, 687281</text:p>
      <text:p text:style-name="P3654">Basin: Georgina</text:p>
      <text:p text:style-name="P3655">Formation: Vee Creek Limestone<text:s/></text:p>
      <text:p text:style-name="P3656">Age: Undillan</text:p>
      <text:p text:style-name="P3657"/>
      <text:p text:style-name="P3658"/>
      <text:p text:style-name="P3659">L461</text:p>
      <text:p text:style-name="P3660">Collector: R. Henderson 1971 (HC55)</text:p>
      <text:p text:style-name="P3661">Indexer: R. Henderson</text:p>
      <text:p text:style-name="P3662">Locality: 80 ft<text:s/>section to Qualty Knobs,</text:p>
      <text:p text:style-name="P3663"><text:tab/>nth of road. L388 at base, L461 at 20 ft</text:p>
      <text:p text:style-name="P3664"><text:tab/>L389 at<text:s/>22 ft,<text:s/>L462 at 30 ft,<text:s/>L390 at<text:s/></text:p>
      <text:p text:style-name="P3665"><text:tab/>40 ft, L391<text:s/>at 53 ft, L392<text:s/>at 70 ft, L463</text:p>
      <text:p text:style-name="P3666"><text:tab/>At 73 ft.</text:p>
      <text:p text:style-name="P3667"><text:tab/>Undilla 1:100000 map, 555300</text:p>
      <text:p text:style-name="P3668">Basin: Georgina</text:p>
      <text:p text:style-name="P3669">Formation: Mail Change Limestone<text:s/></text:p>
      <text:p text:style-name="P3670">Age: Undillan</text:p>
      <text:p text:style-name="P3671"/>
      <text:p text:style-name="P3672">L462</text:p>
      <text:p text:style-name="P3673">Collector: R. Henderson 1971 (HC57)</text:p>
      <text:p text:style-name="P3674">Indexer: R. Henderson</text:p>
      <text:p text:style-name="P3675">Locality: 80 ft<text:s/>section to Qualty Knobs,</text:p>
      <text:p text:style-name="P3676"><text:tab/>nth of road.<text:s/></text:p>
      <text:p text:style-name="P3677"><text:tab/>Undilla 1:100000 map, 555300</text:p>
      <text:p text:style-name="P3678">Basin: Georgina</text:p>
      <text:p text:style-name="P3679">Formation: Mail Change Limestone<text:s/></text:p>
      <text:p text:style-name="P3680">Age: Undillan</text:p>
      <text:p text:style-name="P3681"/>
      <text:p text:style-name="P3682">L463</text:p>
      <text:p text:style-name="P3683">Collector: R. Henderson 1971 (HC61)</text:p>
      <text:p text:style-name="P3684">Indexer: R. Henderson</text:p>
      <text:p text:style-name="P3685">Locality: 80 ft<text:s/>section to Qualty Knobs,</text:p>
      <text:p text:style-name="P3686"><text:tab/>nth of road.<text:s/></text:p>
      <text:p text:style-name="P3687"><text:tab/>Undilla 1:100000 map, 562299</text:p>
      <text:p text:style-name="P3688">Basin: Georgina</text:p>
      <text:p text:style-name="P3689">Formation: Mail Change Limestone<text:s/></text:p>
      <text:p text:style-name="P3690">Age: Undillan</text:p>
      <text:p text:style-name="P3691"/>
      <text:p text:style-name="P3692">L464</text:p>
      <text:soft-page-break/>
      <text:p text:style-name="P3693">Collector: R. Henderson 1971 (HC64)</text:p>
      <text:p text:style-name="P3694">Indexer: R. Henderson</text:p>
      <text:p text:style-name="P3695">Locality: 50 ft<text:s/>road section near Qualty Knobs.</text:p>
      <text:p text:style-name="P3696"><text:s/><text:tab/>L393 at base, L394 at 10 ft,<text:s/>L464 at 30 ft,</text:p>
      <text:p text:style-name="P3697"><text:tab/>L465 at 32 ft, L395 at 46 ft, L466 at 47 ft.</text:p>
      <text:p text:style-name="P3698"><text:tab/>Undilla 1:100000 map, 565294</text:p>
      <text:p text:style-name="P3699">Basin: Georgina</text:p>
      <text:p text:style-name="P3700">Formation: Mail Change Limestone<text:s/></text:p>
      <text:p text:style-name="P3701">Age: Undillan</text:p>
      <text:p text:style-name="P3702"/>
      <text:p text:style-name="P3703">L465</text:p>
      <text:p text:style-name="P3704">Collector: R. Henderson 1971 (HC65)</text:p>
      <text:p text:style-name="P3705">Indexer: R. Henderson</text:p>
      <text:p text:style-name="P3706">Locality: 50 ft<text:s/>road section near Qualty Knobs.</text:p>
      <text:p text:style-name="P3707"><text:tab/>Undilla 1:100000 map, 565294</text:p>
      <text:p text:style-name="P3708">Basin: Georgina</text:p>
      <text:p text:style-name="P3709">Formation: Mail Change Limestone<text:s/></text:p>
      <text:p text:style-name="P3710">Age: Undillan</text:p>
      <text:p text:style-name="P3711"/>
      <text:p text:style-name="P3712">L466</text:p>
      <text:p text:style-name="P3713">Collector: R. Henderson 1971 (HC67)</text:p>
      <text:p text:style-name="P3714">Indexer: R. Henderson</text:p>
      <text:p text:style-name="P3715">Locality: 50 ft<text:s/>road section near Qualty Knobs.</text:p>
      <text:p text:style-name="P3716"><text:tab/>Undilla 1:100000 map, 565294</text:p>
      <text:p text:style-name="P3717">Basin: Georgina</text:p>
      <text:p text:style-name="P3718">Formation: Mail Change Limestone<text:s/></text:p>
      <text:p text:style-name="P3719">Age: Undillan</text:p>
      <text:p text:style-name="P3720"/>
      <text:p text:style-name="P3721"/>
      <text:p text:style-name="P3722">L467</text:p>
      <text:p text:style-name="P3723">Collector: R. Henderson 1971 (HC70)</text:p>
      <text:p text:style-name="P3724">Indexer: R. Henderson</text:p>
      <text:p text:style-name="P3725">Locality: 80 ft<text:s/>section near Mornington Bore</text:p>
      <text:p text:style-name="P3726"><text:tab/>L 396 at base,<text:s/>L467 at 35 ft, L468</text:p>
      <text:p text:style-name="P3727"><text:tab/><text:s/>at 55 ft, L397 at 60 ft, L469 at 80 ft.<text:s/></text:p>
      <text:p text:style-name="P3728"><text:s/><text:tab/>Undilla 1:100000 map, 488276</text:p>
      <text:p text:style-name="P3729">Basin: Georgina</text:p>
      <text:p text:style-name="P3730">Formation: Mail Change Limestone</text:p>
      <text:p text:style-name="P3731">Age: Undillan</text:p>
      <text:p text:style-name="P3732"/>
      <text:p text:style-name="P3733">L468</text:p>
      <text:p text:style-name="P3734">Collector: R. Henderson 1971 (HC71)</text:p>
      <text:p text:style-name="P3735">Indexer: R. Henderson</text:p>
      <text:p text:style-name="P3736">Locality: 80 ft<text:s/>section near Mornington Bore</text:p>
      <text:p text:style-name="P3737"><text:tab/>Undilla 1:100000 map, 484275</text:p>
      <text:p text:style-name="P3738">Basin: Georgina</text:p>
      <text:p text:style-name="P3739">Formation: Mail Change Limestone</text:p>
      <text:p text:style-name="P3740">Age: Undillan</text:p>
      <text:p text:style-name="P3741"/>
      <text:p text:style-name="P3742">L469</text:p>
      <text:p text:style-name="P3743">Collector: R. Henderson 1971 (HC71)</text:p>
      <text:p text:style-name="P3744">Indexer: R. Henderson</text:p>
      <text:p text:style-name="P3745">Locality: 80 ft<text:s/>section near Mornington Bore</text:p>
      <text:p text:style-name="P3746"><text:tab/>Undilla 1:100000 map, 484275</text:p>
      <text:p text:style-name="P3747">Basin: Georgina</text:p>
      <text:p text:style-name="P3748">Formation: Mail Change Limestone</text:p>
      <text:soft-page-break/>
      <text:p text:style-name="P3749">Age: Undillan</text:p>
      <text:p text:style-name="P3750"/>
      <text:p text:style-name="P3751"/>
      <text:p text:style-name="P3752">L470</text:p>
      <text:p text:style-name="P3753">Collector: R. Henderson 1971 (HC75)</text:p>
      <text:p text:style-name="P3754">Indexer: R. Henderson</text:p>
      <text:p text:style-name="P3755">Locality: S of Camooweal-Thorntonia road,</text:p>
      <text:p text:style-name="P3756"><text:tab/>E of Qualty Knobs.<text:s/>34 feet of section,</text:p>
      <text:p text:style-name="P3757"><text:tab/>L470 at base, L398 at top.</text:p>
      <text:p text:style-name="P3758"><text:s/><text:tab/>Undilla 1:100000 map, 601290</text:p>
      <text:p text:style-name="P3759">Basin: Georgina</text:p>
      <text:p text:style-name="P3760">Formation: Vee Creek Limestone</text:p>
      <text:p text:style-name="P3761">Age: Undillan</text:p>
      <text:p text:style-name="P3762"/>
      <text:p text:style-name="P3763">L471</text:p>
      <text:p text:style-name="P3764">Collector: R. Henderson 1977 (HC203)</text:p>
      <text:p text:style-name="P3765">Indexer: R. Henderson</text:p>
      <text:p text:style-name="P3766">Locality: Section near Gowers Bore, with</text:p>
      <text:p text:style-name="P3767"><text:tab/>Cliffs onto West Thornton River</text:p>
      <text:p text:style-name="P3768"><text:s/><text:tab/>Undilla 1:100000 map, 829395</text:p>
      <text:p text:style-name="P3769">Basin: Georgina</text:p>
      <text:p text:style-name="P3770">Formation: Gowers Formation</text:p>
      <text:p text:style-name="P3771"/>
      <text:p text:style-name="P3772">Age: Templetonian</text:p>
      <text:p text:style-name="P3773"/>
      <text:p text:style-name="P3774">L472</text:p>
      <text:p text:style-name="P3775">Collector: R. Henderson 1977 (HC203)</text:p>
      <text:p text:style-name="P3776">Indexer: R. Henderson</text:p>
      <text:p text:style-name="P3777">Locality: Section adjacent to Perishing Creek</text:p>
      <text:p text:style-name="P3778"><text:tab/>190 feet of section, L472 at base, L473 at</text:p>
      <text:p text:style-name="P3779"><text:tab/>7.5 ft, L474 at 19 ft, L475 at 85 ft,</text:p>
      <text:p text:style-name="P3780"><text:tab/>L476at 98 ft, L477 at 123 ft, L478 at</text:p>
      <text:p text:style-name="P3781"><text:tab/>151 ft, L479 at top.</text:p>
      <text:p text:style-name="P3782"><text:s/><text:tab/>Undilla 1:100000 map, c. 673380</text:p>
      <text:p text:style-name="P3783">Basin: Georgina</text:p>
      <text:p text:style-name="P3784">Formation: Current Bush Limestone</text:p>
      <text:p text:style-name="P3785">Age: Floran</text:p>
      <text:p text:style-name="P3786"/>
      <text:p text:style-name="P3787">L473</text:p>
      <text:p text:style-name="P3788">Collector: R. Henderson 1977 (HC203)</text:p>
      <text:p text:style-name="P3789">Indexer: R. Henderson</text:p>
      <text:p text:style-name="P3790">Locality: Section adjacent to Perishing Creek</text:p>
      <text:p text:style-name="P3791"><text:s/><text:tab/>Undilla 1:100000 map, c. 673380</text:p>
      <text:p text:style-name="P3792">Basin: Georgina</text:p>
      <text:p text:style-name="P3793">Formation: Current Bush Limestone</text:p>
      <text:p text:style-name="P3794">Age: Floran</text:p>
      <text:p text:style-name="P3795"/>
      <text:p text:style-name="P3796">L474</text:p>
      <text:p text:style-name="P3797">Collector: R. Henderson 1977 (HC203)</text:p>
      <text:p text:style-name="P3798">Indexer: R. Henderson</text:p>
      <text:p text:style-name="P3799">Locality: Section adjacent to Perishing Creek</text:p>
      <text:p text:style-name="P3800"><text:s/><text:tab/>Undilla 1:100000 map, c. 673380</text:p>
      <text:p text:style-name="P3801">Basin: Georgina</text:p>
      <text:p text:style-name="P3802">Formation: Current Bush Limestone</text:p>
      <text:p text:style-name="P3803">Age: Floran</text:p>
      <text:p text:style-name="P3804"/>
      <text:soft-page-break/>
      <text:p text:style-name="P3805">L475</text:p>
      <text:p text:style-name="P3806">Collector: R. Henderson 1977 (HC203)</text:p>
      <text:p text:style-name="P3807">Indexer: R. Henderson</text:p>
      <text:p text:style-name="P3808">Locality: Section adjacent to Perishing Creek</text:p>
      <text:p text:style-name="P3809"><text:s/><text:tab/>Undilla 1:100000 map, c. 674360</text:p>
      <text:p text:style-name="P3810">Basin: Georgina</text:p>
      <text:p text:style-name="P3811">Formation: Current Bush Limestone</text:p>
      <text:p text:style-name="P3812">Age: Floran</text:p>
      <text:p text:style-name="P3813"/>
      <text:p text:style-name="P3814">L476</text:p>
      <text:p text:style-name="P3815">Collector: R. Henderson 1977 (HC203)</text:p>
      <text:p text:style-name="P3816">Indexer: R. Henderson</text:p>
      <text:p text:style-name="P3817">Locality: Section adjacent to Perishing Creek</text:p>
      <text:p text:style-name="P3818"><text:s/><text:tab/>Undilla 1:100000 map, c. 674360</text:p>
      <text:p text:style-name="P3819">Basin: Georgina</text:p>
      <text:p text:style-name="P3820">Formation: Current Bush Limestone</text:p>
      <text:p text:style-name="P3821">Age: Floran</text:p>
      <text:p text:style-name="P3822"/>
      <text:p text:style-name="P3823">L477</text:p>
      <text:p text:style-name="P3824">Collector: R. Henderson 1977 (HC203)</text:p>
      <text:p text:style-name="P3825">Indexer: R. Henderson</text:p>
      <text:p text:style-name="P3826">Locality: Section adjacent to Perishing Creek</text:p>
      <text:p text:style-name="P3827"><text:s/><text:tab/>Undilla 1:100000 map, c. 674360</text:p>
      <text:p text:style-name="P3828">Basin: Georgina</text:p>
      <text:p text:style-name="P3829">Formation: Current Bush Limestone</text:p>
      <text:p text:style-name="P3830">Age: Floran</text:p>
      <text:p text:style-name="P3831"/>
      <text:p text:style-name="P3832">L478</text:p>
      <text:p text:style-name="P3833">Collector: R. Henderson 1977 (HC203)</text:p>
      <text:p text:style-name="P3834">Indexer: R. Henderson</text:p>
      <text:p text:style-name="P3835">Locality: Section adjacent to Perishing Creek</text:p>
      <text:p text:style-name="P3836"><text:s/><text:tab/>Undilla 1:100000 map, c. 674360</text:p>
      <text:p text:style-name="P3837">Basin: Georgina</text:p>
      <text:p text:style-name="P3838">Formation: Current Bush Limestone</text:p>
      <text:p text:style-name="P3839">Age: Floran</text:p>
      <text:p text:style-name="P3840"/>
      <text:p text:style-name="P3841">L479</text:p>
      <text:p text:style-name="P3842">Collector: R. Henderson 1977 (HC203)</text:p>
      <text:p text:style-name="P3843">Indexer: R. Henderson</text:p>
      <text:p text:style-name="P3844">Locality: Section adjacent to Perishing Creek</text:p>
      <text:p text:style-name="P3845"><text:s/><text:tab/>Undilla 1:100000 map, c. 674360</text:p>
      <text:p text:style-name="P3846">Basin: Georgina</text:p>
      <text:p text:style-name="P3847">Formation: Current Bush Limestone</text:p>
      <text:p text:style-name="P3848">Age: Floran</text:p>
      <text:p text:style-name="P3849"/>
      <text:p text:style-name="P3850">L480</text:p>
      <text:p text:style-name="P3851">Collector: R. Henderson 1977 (HC206)</text:p>
      <text:p text:style-name="P3852">Indexer: R. Henderson</text:p>
      <text:p text:style-name="P3853">Locality: Cliffs adjacent to West Thorntonia River,<text:s/></text:p>
      <text:p text:style-name="P3854"><text:tab/>c. 0.5 km S of Kangaroo Flats track.<text:s/></text:p>
      <text:p text:style-name="P3855"><text:tab/>14 ft section, L480 at 1ft, L481 at 5ft</text:p>
      <text:p text:style-name="P3856"><text:tab/>L482 at 11 ft.</text:p>
      <text:p text:style-name="P3857"><text:tab/>Undilla 1:100000 map, 837307</text:p>
      <text:p text:style-name="P3858">Basin: Georgina</text:p>
      <text:p text:style-name="P3859">Formation: Gowers</text:p>
      <text:p text:style-name="P3860">Age: Templetonian</text:p>
      <text:p text:style-name="P3861"/>
      <text:p text:style-name="P3862">L481</text:p>
      <text:p text:style-name="P3863">Collector: R. Henderson 1977 (HC207)</text:p>
      <text:p text:style-name="P3864">Indexer: R. Henderson</text:p>
      <text:p text:style-name="P3865">Locality: Cliffs adjacent to West Thorntonia River,<text:s/></text:p>
      <text:p text:style-name="P3866"><text:tab/>c. 0.5 km S of Kangaroo Flats track.<text:s/></text:p>
      <text:p text:style-name="P3867"><text:tab/>14 ft section, L480 at 1ft, L481 at 5ft</text:p>
      <text:p text:style-name="P3868"><text:tab/>L482 at 11 ft.</text:p>
      <text:p text:style-name="P3869"><text:tab/>Undilla 1:100000 map, 837307</text:p>
      <text:p text:style-name="P3870">Basin: Georgina</text:p>
      <text:p text:style-name="P3871">Formation: Gowers</text:p>
      <text:p text:style-name="P3872">Age: Templetonian</text:p>
      <text:p text:style-name="P3873"/>
      <text:p text:style-name="P3874">L482</text:p>
      <text:p text:style-name="P3875">Collector: R. Henderson 1977 (HC208)</text:p>
      <text:p text:style-name="P3876">Indexer: R. Henderson</text:p>
      <text:p text:style-name="P3877">Locality: Cliffs adjacent to West Thorntonia River,<text:s/></text:p>
      <text:p text:style-name="P3878"><text:tab/>c. 0.5 km S of Kangaroo Flats track.<text:s/></text:p>
      <text:p text:style-name="P3879"><text:tab/>14 ft section, L480 at 1ft, L481 at 5ft</text:p>
      <text:p text:style-name="P3880"><text:tab/>L482 at 11 ft.</text:p>
      <text:p text:style-name="P3881"><text:tab/>Undilla 1:100000 map, 837307</text:p>
      <text:p text:style-name="P3882">Basin: Georgina</text:p>
      <text:p text:style-name="P3883">Formation: Gowers</text:p>
      <text:p text:style-name="P3884">Age: Templetonian</text:p>
      <text:p text:style-name="P3885"/>
      <text:p text:style-name="P3886">L483</text:p>
      <text:p text:style-name="P3887">Collector: R. Henderson 1977 (HC204)</text:p>
      <text:p text:style-name="P3888">Indexer: R. Henderson</text:p>
      <text:p text:style-name="P3889">Locality:<text:s/>Near track to Kangaroo Flats</text:p>
      <text:p text:style-name="P3890"><text:tab/>Undilla 1:100000 map, 779298</text:p>
      <text:p text:style-name="P3891">Basin: Georgina</text:p>
      <text:p text:style-name="P3892">Formation: Current Bush</text:p>
      <text:p text:style-name="P3893">Age: Floran</text:p>
      <text:p text:style-name="P3894"/>
      <text:p text:style-name="P3895">L484</text:p>
      <text:p text:style-name="P3896">Collector: R. Henderson 1977 (HC205)</text:p>
      <text:p text:style-name="P3897">Indexer: R. Henderson</text:p>
      <text:p text:style-name="P3898">Locality: Near track to Kangaroo Flats</text:p>
      <text:p text:style-name="P3899"><text:tab/>Top of section, about 50 ft above</text:p>
      <text:p text:style-name="P3900"><text:tab/>L484</text:p>
      <text:p text:style-name="P3901"><text:tab/>Undilla 1:100000 map, 777302</text:p>
      <text:p text:style-name="P3902">Basin: Georgina</text:p>
      <text:p text:style-name="P3903">Formation: Current Bush</text:p>
      <text:p text:style-name="P3904">Age: Floran</text:p>
      <text:p text:style-name="P3905"/>
      <text:p text:style-name="P3906">L485</text:p>
      <text:p text:style-name="P3907">Collector: R. Henderson 1980<text:s/></text:p>
      <text:p text:style-name="P3908">Indexer: R. Henderson</text:p>
      <text:p text:style-name="P3909">Locality: Britannia on track past Mt Sunrise</text:p>
      <text:p text:style-name="P3910"><text:tab/>Charters Towers 1:100000 map, 408373</text:p>
      <text:p text:style-name="P3911"><text:tab/>See Memoir Australas. Assn of<text:s/></text:p>
      <text:p text:style-name="P3912"><text:tab/>Palaeontols 1, p. 169</text:p>
      <text:p text:style-name="P3913">Basin: Seventy Mile Range</text:p>
      <text:p text:style-name="P3914">Formation: Rollstone Range</text:p>
      <text:p text:style-name="P3915">Age: Benigonian</text:p>
      <text:p text:style-name="P3916"/>
      <text:soft-page-break/>
      <text:p text:style-name="P3917">L486</text:p>
      <text:p text:style-name="P3918">Collector: R. Henderson 1980<text:s/></text:p>
      <text:p text:style-name="P3919">Indexer: R. Henderson</text:p>
      <text:p text:style-name="P3920">Locality: Charters Towers 1:100000 map, 417368</text:p>
      <text:p text:style-name="P3921"><text:tab/>See Memoir Australas. Assn of<text:s/></text:p>
      <text:p text:style-name="P3922"><text:tab/>Palaeontols 1, p. 169</text:p>
      <text:p text:style-name="P3923">Basin: Seventy Mile Range</text:p>
      <text:p text:style-name="P3924">Formation: Rollstone Range</text:p>
      <text:p text:style-name="P3925">Age: Bendigonian</text:p>
      <text:p text:style-name="P3926"/>
      <text:p text:style-name="P3927">L487</text:p>
      <text:p text:style-name="P3928">Collector: R. Henderson 1976<text:s/></text:p>
      <text:p text:style-name="P3929">Indexer: R. Henderson</text:p>
      <text:p text:style-name="P3930">Locality:<text:s/>Shergold’s Mt Murray section, horizon of<text:s/></text:p>
      <text:p text:style-name="P3931"><text:tab/>whole Procertapyge. Duchess 1;250000 sheet</text:p>
      <text:p text:style-name="P3932">Basin:<text:s/>Georgina</text:p>
      <text:p text:style-name="P3933">Formation: Chatsworth Lstn</text:p>
      <text:p text:style-name="P3934">Age: Idamean</text:p>
      <text:p text:style-name="P3935"/>
      <text:p text:style-name="P3936">L488</text:p>
      <text:p text:style-name="P3937">Collector: R. Henderson 1976<text:s/></text:p>
      <text:p text:style-name="P3938">Indexer: R. Henderson</text:p>
      <text:p text:style-name="P3939">Locality:<text:s/>Approx 2 m above base, BMR Lily Creek</text:p>
      <text:p text:style-name="P3940"><text:tab/>Section, Chatworth. Duchess 1;250000 sheet</text:p>
      <text:p text:style-name="P3941">Basin: Georgina</text:p>
      <text:p text:style-name="P3942">Formation: Chatsworth Lstn</text:p>
      <text:p text:style-name="P3943">Age: Iverian</text:p>
      <text:p text:style-name="P3944"/>
      <text:p text:style-name="P3945">L489</text:p>
      <text:p text:style-name="P3946">Collector: R. Henderson 1980<text:s/></text:p>
      <text:p text:style-name="P3947">Indexer: R. Henderson</text:p>
      <text:p text:style-name="P3948">Locality: Adjacent to Prisoner Creek</text:p>
      <text:p text:style-name="P3949"><text:tab/>Charters Towers 1:100000 map, 289425</text:p>
      <text:p text:style-name="P3950"><text:tab/>See Memoir Australas. Assn of<text:s/></text:p>
      <text:p text:style-name="P3951"><text:tab/>Palaeontols 1, p. 169</text:p>
      <text:p text:style-name="P3952">Basin: Seventy Mile Range</text:p>
      <text:p text:style-name="P3953">Formation: Rollstone Range</text:p>
      <text:p text:style-name="P3954">Age: Lower Ordovician</text:p>
      <text:p text:style-name="P3955"/>
      <text:p text:style-name="P3956">L490</text:p>
      <text:p text:style-name="P3957">Collector: R. Henderson 1977<text:s/></text:p>
      <text:p text:style-name="P3958">Indexer: R. Henderson</text:p>
      <text:p text:style-name="P3959">Locality: Phosphatic Current Bush Lstn, W</text:p>
      <text:p text:style-name="P3960"><text:tab/>Bank of Thornton River.</text:p>
      <text:p text:style-name="P3961"><text:tab/>Undilla 1;100000 sheet</text:p>
      <text:p text:style-name="P3962">Basin: Georgina</text:p>
      <text:p text:style-name="P3963">Formation: Current Bush Lstn</text:p>
      <text:p text:style-name="P3964">Age: Templetonian/Floran</text:p>
      <text:p text:style-name="P3965"/>
      <text:p text:style-name="P3966">L491</text:p>
      <text:p text:style-name="P3967">Collector: R. Henderson 1977<text:s/></text:p>
      <text:p text:style-name="P3968">Indexer: R. Henderson</text:p>
      <text:p text:style-name="P3969">Locality: Prominent<text:s/>cutting in Mailchange Lstn</text:p>
      <text:p text:style-name="P3970"><text:tab/>on Plains Creek-Thorntonia road, S</text:p>
      <text:p text:style-name="P3971"><text:tab/>of Cammoweal-Thorntonia junction</text:p>
      <text:p text:style-name="P3972">Basin: Georgina</text:p>
      <text:soft-page-break/>
      <text:p text:style-name="P3973">Formation: Mail Change Lstn</text:p>
      <text:p text:style-name="P3974">Age: Undillan</text:p>
      <text:p text:style-name="P3975"/>
      <text:p text:style-name="P3976">L492</text:p>
      <text:p text:style-name="P3977">Collector: R. Henderson 1979 (K15)<text:s/></text:p>
      <text:p text:style-name="P3978">Indexer: R. Henderson</text:p>
      <text:p text:style-name="P3979">Locality: Blechington Park, adjacent to dam</text:p>
      <text:p text:style-name="P3980"><text:tab/>Charters Towers 1:100000 map, 263412</text:p>
      <text:p text:style-name="P3981"><text:tab/>See Memoir Australas. Assn of<text:s/></text:p>
      <text:p text:style-name="P3982"><text:tab/>Palaeontols 1, p. 169</text:p>
      <text:p text:style-name="P3983">Basin: Seventy Mile Range</text:p>
      <text:p text:style-name="P3984">Formation: Rollstone Range</text:p>
      <text:p text:style-name="P3985">Age: Bendigonian</text:p>
      <text:p text:style-name="P3986"/>
      <text:p text:style-name="P3987">L493</text:p>
      <text:p text:style-name="P3988">Collector: R. Henderson 1979 (K3)<text:s/></text:p>
      <text:p text:style-name="P3989">Indexer: R. Henderson</text:p>
      <text:p text:style-name="P3990">Locality: Blechington Park area</text:p>
      <text:p text:style-name="P3991"><text:tab/>Charters Towers 1:100000 map, 237421</text:p>
      <text:p text:style-name="P3992"><text:tab/>See Memoir Australas. Assn of<text:s/></text:p>
      <text:p text:style-name="P3993"><text:tab/>Palaeontols 1, p. 169</text:p>
      <text:p text:style-name="P3994">Basin: Seventy Mile Range</text:p>
      <text:p text:style-name="P3995">Formation: Rollstone Range</text:p>
      <text:p text:style-name="P3996">Age: Bendigonian</text:p>
      <text:p text:style-name="P3997"/>
      <text:p text:style-name="P3998">L494</text:p>
      <text:p text:style-name="P3999">Collector: R. Henderson 1979 (K3)<text:s/></text:p>
      <text:p text:style-name="P4000">Indexer: R. Henderson</text:p>
      <text:p text:style-name="P4001">Locality: Blechington Park area</text:p>
      <text:p text:style-name="P4002"><text:tab/>Charters Towers<text:s/>1:100000 map, 230427</text:p>
      <text:p text:style-name="P4003"><text:tab/>See Memoir Australas. Assn of<text:s/></text:p>
      <text:p text:style-name="P4004"><text:tab/>Palaeontols 1, p. 169</text:p>
      <text:p text:style-name="P4005">Basin: Seventy Mile Range</text:p>
      <text:p text:style-name="P4006">Formation: Rollstone Range</text:p>
      <text:p text:style-name="P4007">Age: Bendigonian</text:p>
      <text:p text:style-name="P4008"/>
      <text:p text:style-name="P4009">L495</text:p>
      <text:p text:style-name="P4010">Collector: R. Henderson 1980<text:s/><text:s/></text:p>
      <text:p text:style-name="P4011">Indexer: R. Henderson</text:p>
      <text:p text:style-name="P4012">Locality: Dry River area, adjacent to Balcooma</text:p>
      <text:p text:style-name="P4013"><text:tab/>Mylonite Zone.</text:p>
      <text:p text:style-name="P4014">Basin:<text:s/>Broken River outlier</text:p>
      <text:p text:style-name="P4015">Formation: Conjuboy</text:p>
      <text:p text:style-name="P4016">Age: Eifelian</text:p>
      <text:p text:style-name="P4017"/>
      <text:p text:style-name="P4018">L496</text:p>
      <text:p text:style-name="P4019">Collector: R. Henderson 1980 <text:s/></text:p>
      <text:p text:style-name="P4020">Indexer: R. Henderson</text:p>
      <text:p text:style-name="P4021">Locality: Dry River area, adjacent to Balcooma</text:p>
      <text:p text:style-name="P4022"><text:tab/>mine</text:p>
      <text:p text:style-name="P4023">Basin: Broken River outlier</text:p>
      <text:p text:style-name="P4024">Formation: Conjuboy</text:p>
      <text:p text:style-name="P4025">Age: Eifelian</text:p>
      <text:p text:style-name="P4026"/>
      <text:p text:style-name="P4027">L497</text:p>
      <text:p text:style-name="P4028">Collector: R. Henderson 1979 (K4)<text:s/></text:p>
      <text:soft-page-break/>
      <text:p text:style-name="P4029">Indexer: R. Henderson</text:p>
      <text:p text:style-name="P4030">Locality: Blechington Park area</text:p>
      <text:p text:style-name="P4031"><text:tab/>Charters Towers 1:100000 map, 226427</text:p>
      <text:p text:style-name="P4032"><text:tab/>See Memoir Australas. Assn of<text:s/></text:p>
      <text:p text:style-name="P4033"><text:tab/>Palaeontols 1, p. 169</text:p>
      <text:p text:style-name="P4034">Basin: Seventy Mile Range</text:p>
      <text:p text:style-name="P4035">Formation: Rollstone Range</text:p>
      <text:p text:style-name="P4036">Age: Bendigonian</text:p>
      <text:p text:style-name="P4037"/>
      <text:p text:style-name="P4038">L498</text:p>
      <text:p text:style-name="P4039">Collector: R. Henderson 1979 (K4)<text:s/></text:p>
      <text:p text:style-name="P4040">Indexer: R. Henderson</text:p>
      <text:p text:style-name="P4041">Locality: Fish Creek, S of Ravenswood.</text:p>
      <text:p text:style-name="P4042"><text:tab/>Ravenswood<text:s/>1:100000 sheet, 898619<text:s/></text:p>
      <text:p text:style-name="P4043"><text:tab/>Basin: Seventy Mile Range</text:p>
      <text:p text:style-name="P4044">Formation: Mt Windsor Volcs</text:p>
      <text:p text:style-name="P4045">Age: Lancefeldian</text:p>
      <text:p text:style-name="P4046"/>
      <text:p text:style-name="P4047">L499</text:p>
      <text:p text:style-name="P4048">Collector: R. Henderson 1980 <text:s/></text:p>
      <text:p text:style-name="P4049">Indexer: R. Henderson</text:p>
      <text:p text:style-name="P4050">Locality: Charters Towers 1:100000 map,<text:s/></text:p>
      <text:p text:style-name="P4051"><text:tab/>270424</text:p>
      <text:p text:style-name="P4052"><text:tab/>See Memoir Australas. Assn of<text:s/></text:p>
      <text:p text:style-name="P4053"><text:tab/>Palaeontols 1, p. 169</text:p>
      <text:p text:style-name="P4054">Basin: Seventy Mile Range</text:p>
      <text:p text:style-name="P4055">Formation: Trooper Creek</text:p>
      <text:p text:style-name="P4056">Age: Lancefeldian</text:p>
      <text:p text:style-name="P4057"/>
      <text:p text:style-name="P4058">L500</text:p>
      <text:p text:style-name="P4059">Collector: R. Henderson 1980</text:p>
      <text:p text:style-name="P4060">Indexer: R. Henderson</text:p>
      <text:p text:style-name="P4061">Locality:<text:tab/>Charters Towers 1:100000 map, 215432</text:p>
      <text:p text:style-name="P4062"><text:tab/>See Memoir Australas. Assn of<text:s/></text:p>
      <text:p text:style-name="P4063"><text:tab/>Palaeontols 1, p. 169</text:p>
      <text:p text:style-name="P4064">Basin: Seventy Mile Range</text:p>
      <text:p text:style-name="P4065">Formation: Rollstone Range</text:p>
      <text:p text:style-name="P4066">Age: Bendigonian</text:p>
      <text:p text:style-name="P4067"/>
      <text:p text:style-name="P4068">L501</text:p>
      <text:p text:style-name="P4069">Collector: R. Henderson 1980<text:s/></text:p>
      <text:p text:style-name="P4070">Indexer: R. Henderson</text:p>
      <text:p text:style-name="P4071">Locality: Charters Towers 1:100000 map, 274425</text:p>
      <text:p text:style-name="P4072"><text:tab/>See Memoir Australas. Assn of<text:s/></text:p>
      <text:p text:style-name="P4073"><text:tab/>Palaeontols 1, p. 169</text:p>
      <text:p text:style-name="P4074">Basin: Seventy Mile Range</text:p>
      <text:p text:style-name="P4075">Formation: Trooper Creek</text:p>
      <text:p text:style-name="P4076">Age: Lancefeldian</text:p>
      <text:p text:style-name="P4077"/>
      <text:p text:style-name="P4078">L502</text:p>
      <text:p text:style-name="P4079">Collector: R. Henderson 1980<text:s/></text:p>
      <text:p text:style-name="P4080">Indexer: R. Henderson</text:p>
      <text:p text:style-name="P4081">Locality: Ravenswood 1:100000 map, 655465</text:p>
      <text:p text:style-name="P4082"><text:tab/>See Memoir Australas. Assn of<text:s/></text:p>
      <text:p text:style-name="P4083"><text:tab/>Palaeontols 1, p. 169</text:p>
      <text:p text:style-name="P4084">Basin: Seventy Mile Range</text:p>
      <text:soft-page-break/>
      <text:p text:style-name="P4085">Formation: Rollstone Range</text:p>
      <text:p text:style-name="P4086">Age: Bendigonian</text:p>
      <text:p text:style-name="P4087"/>
      <text:p text:style-name="P4088">L503</text:p>
      <text:p text:style-name="P4089">Collector: R. Henderson 1980<text:s/></text:p>
      <text:p text:style-name="P4090">Indexer: R. Henderson</text:p>
      <text:p text:style-name="P4091">Locality: Ravenswood 1:100000 map, 613456</text:p>
      <text:p text:style-name="P4092"><text:tab/>See Memoir Australas. Assn of<text:s/></text:p>
      <text:p text:style-name="P4093"><text:tab/>Palaeontols 1, p. 169</text:p>
      <text:p text:style-name="P4094">Basin: Seventy Mile Range</text:p>
      <text:p text:style-name="P4095">Formation: Rollstone Range</text:p>
      <text:p text:style-name="P4096">Age: Bendigonian</text:p>
      <text:p text:style-name="P4097"/>
      <text:p text:style-name="P4098">L504</text:p>
      <text:p text:style-name="P4099">Collector: R. Henderson 1980<text:s/></text:p>
      <text:p text:style-name="P4100">Indexer: R. Henderson</text:p>
      <text:p text:style-name="P4101">Locality: Ravenswood 1:100000 map, 605454</text:p>
      <text:p text:style-name="P4102"><text:tab/>See Memoir Australas. Assn of<text:s/></text:p>
      <text:p text:style-name="P4103"><text:tab/>Palaeontols 1, p. 169</text:p>
      <text:p text:style-name="P4104">Basin: Seventy Mile Range</text:p>
      <text:p text:style-name="P4105">Formation: Rollstone Range</text:p>
      <text:p text:style-name="P4106">Age: Bendigonian</text:p>
      <text:p text:style-name="P4107"/>
      <text:p text:style-name="P4108">L505</text:p>
      <text:p text:style-name="P4109">Collector: R. Henderson 1980<text:s/></text:p>
      <text:p text:style-name="P4110">Indexer: R. Henderson</text:p>
      <text:p text:style-name="P4111">Locality: Cardigan Branch dam</text:p>
      <text:p text:style-name="P4112"><text:tab/>Ravenswood 1:100000 map, 675443</text:p>
      <text:p text:style-name="P4113"><text:tab/>See Memoir Australas. Assn of<text:s/></text:p>
      <text:p text:style-name="P4114"><text:tab/>Palaeontols 1, p. 169</text:p>
      <text:p text:style-name="P4115">Basin: Seventy Mile Range</text:p>
      <text:p text:style-name="P4116">Formation: Rollstone Range</text:p>
      <text:p text:style-name="P4117">Age: Bendigonian</text:p>
      <text:p text:style-name="P4118"/>
      <text:p text:style-name="P4119">L506</text:p>
      <text:p text:style-name="P4120">Collector: R. Henderson 1980<text:s/></text:p>
      <text:p text:style-name="P4121">Indexer: R. Henderson</text:p>
      <text:p text:style-name="P4122">Locality: near Mt Redan</text:p>
      <text:p text:style-name="P4123"><text:tab/>Milray 1:100000 map, 933316</text:p>
      <text:p text:style-name="P4124"><text:tab/>See Memoir Australas. Assn of<text:s/></text:p>
      <text:p text:style-name="P4125"><text:tab/>Palaeontols 1, p. 169</text:p>
      <text:p text:style-name="P4126">Basin: Seventy Mile Range</text:p>
      <text:p text:style-name="P4127">Formation: Rollstone Range?</text:p>
      <text:p text:style-name="P4128">Age: Early Ordovician</text:p>
      <text:p text:style-name="P4129"/>
      <text:p text:style-name="P4130">L507</text:p>
      <text:p text:style-name="P4131">Collector: R. Henderson 1980<text:s/></text:p>
      <text:p text:style-name="P4132">Indexer: R. Henderson</text:p>
      <text:p text:style-name="P4133">Locality:<text:s/>Ravenswood 1:100000 map, 032400</text:p>
      <text:p text:style-name="P4134"><text:tab/>See Memoir Australas. Assn of<text:s/></text:p>
      <text:p text:style-name="P4135"><text:tab/>Palaeontols 1, p. 169</text:p>
      <text:p text:style-name="P4136">Basin: Seventy Mile Range</text:p>
      <text:p text:style-name="P4137">Formation: Rollstone Range</text:p>
      <text:p text:style-name="P4138">Age: Bendigonian</text:p>
      <text:p text:style-name="P4139"/>
      <text:p text:style-name="P4140">L508</text:p>
      <text:soft-page-break/>
      <text:p text:style-name="P4141">Collector: R. D’Arcy<text:s/>(3A007)</text:p>
      <text:p text:style-name="P4142">Indexer: R. D’Arcy</text:p>
      <text:p text:style-name="P4143">Locality: Exmore, S of Collinsville</text:p>
      <text:p text:style-name="P4144"><text:tab/>See R. D’Arcy honours thesis, 1980</text:p>
      <text:p text:style-name="P4145">Basin: Bowen</text:p>
      <text:p text:style-name="P4146">Formation: Tiverton Subgroup</text:p>
      <text:p text:style-name="P4147">Age: Permian</text:p>
      <text:p text:style-name="P4148"/>
      <text:p text:style-name="P4149">L509</text:p>
      <text:p text:style-name="P4150">Collector: R. D’Arcy (2D004)</text:p>
      <text:p text:style-name="P4151">Indexer: R. D’Arcy</text:p>
      <text:p text:style-name="P4152">Locality: Exmore, S of Collinsville</text:p>
      <text:p text:style-name="P4153"><text:tab/>See R. D’Arcy honours thesis, 1980</text:p>
      <text:p text:style-name="P4154">Basin: Bowen</text:p>
      <text:p text:style-name="P4155">Formation: Lizzie Creek Volcanics</text:p>
      <text:p text:style-name="P4156">Age: Permian</text:p>
      <text:p text:style-name="P4157"/>
      <text:p text:style-name="P4158">L510</text:p>
      <text:p text:style-name="P4159">Collector: R. D’Arcy (2G001)</text:p>
      <text:p text:style-name="P4160">Indexer: R. D’Arcy</text:p>
      <text:p text:style-name="P4161">Locality: Exmore, S of Collinsville</text:p>
      <text:p text:style-name="P4162"><text:tab/>See R. D’Arcy honours thesis, 1980</text:p>
      <text:p text:style-name="P4163">Basin: Bowen</text:p>
      <text:p text:style-name="P4164">Formation: Tiverton Subgroup</text:p>
      <text:p text:style-name="P4165">Age: Permian</text:p>
      <text:p text:style-name="P4166"/>
      <text:p text:style-name="P4167">L511</text:p>
      <text:p text:style-name="P4168">Collector: R. D’Arcy (3E002)</text:p>
      <text:p text:style-name="P4169">Indexer: R. D’Arcy</text:p>
      <text:p text:style-name="P4170">Locality: Exmore, S of Collinsville</text:p>
      <text:p text:style-name="P4171"><text:tab/>See R. D’Arcy honours thesis, 1980</text:p>
      <text:p text:style-name="P4172">Basin: Bowen</text:p>
      <text:p text:style-name="P4173">Formation: Gebbie Subgroup</text:p>
      <text:p text:style-name="P4174">Age: Permian</text:p>
      <text:p text:style-name="P4175"/>
      <text:p text:style-name="P4176">L512</text:p>
      <text:p text:style-name="P4177">Collector: R. D’Arcy (3G003)</text:p>
      <text:p text:style-name="P4178">Indexer: R. D’Arcy</text:p>
      <text:p text:style-name="P4179">Locality: Exmore, S of Collinsville</text:p>
      <text:p text:style-name="P4180"><text:tab/>See R. D’Arcy honours thesis, 1980</text:p>
      <text:p text:style-name="P4181">Basin: Bowen</text:p>
      <text:p text:style-name="P4182">Formation: Big Stophalosia bed</text:p>
      <text:p text:style-name="P4183">Age: Permian</text:p>
      <text:p text:style-name="P4184"/>
      <text:p text:style-name="P4185">L513</text:p>
      <text:p text:style-name="P4186">Collector: R. D’Arcy (3F004)</text:p>
      <text:p text:style-name="P4187">Indexer: R. D’Arcy</text:p>
      <text:p text:style-name="P4188">Locality: Exmore, S of Collinsville</text:p>
      <text:p text:style-name="P4189"><text:tab/>See R. D’Arcy honours thesis, 1980</text:p>
      <text:p text:style-name="P4190">Basin: Bowen</text:p>
      <text:p text:style-name="P4191">Formation: Blenheim Subgroup</text:p>
      <text:p text:style-name="P4192">Age: Permian</text:p>
      <text:p text:style-name="P4193"/>
      <text:p text:style-name="P4194">L514</text:p>
      <text:p text:style-name="P4195">Collector: R. D’Arcy (2B002)</text:p>
      <text:p text:style-name="P4196">Indexer: R. D’Arcy</text:p>
      <text:soft-page-break/>
      <text:p text:style-name="P4197">Locality: Exmore, S of Collinsville</text:p>
      <text:p text:style-name="P4198"><text:tab/>See R. D’Arcy honours thesis, 1980</text:p>
      <text:p text:style-name="P4199">Basin: Bowen</text:p>
      <text:p text:style-name="P4200">Formation: Blenheim<text:s/>Subgroup</text:p>
      <text:p text:style-name="P4201">Age: Permian</text:p>
      <text:p text:style-name="P4202"/>
      <text:p text:style-name="P4203">L515</text:p>
      <text:p text:style-name="P4204">Collector: R. D’Arcy (2D009)</text:p>
      <text:p text:style-name="P4205">Indexer: R. D’Arcy</text:p>
      <text:p text:style-name="P4206">Locality: Exmore, S of Collinsville</text:p>
      <text:p text:style-name="P4207"><text:tab/>See R. D’Arcy honours thesis, 1980</text:p>
      <text:p text:style-name="P4208">Basin: Bowen</text:p>
      <text:p text:style-name="P4209">Formation: Tiverton Subgroup</text:p>
      <text:p text:style-name="P4210">Age: Permian</text:p>
      <text:p text:style-name="P4211"/>
      <text:p text:style-name="P4212">L516</text:p>
      <text:p text:style-name="P4213">Collector: R. D’Arcy (S303)</text:p>
      <text:p text:style-name="P4214">Indexer: R. D’Arcy</text:p>
      <text:p text:style-name="P4215">Locality: Exmore, S of Collinsville</text:p>
      <text:p text:style-name="P4216"><text:tab/>See R. D’Arcy honours thesis, 1980</text:p>
      <text:p text:style-name="P4217">Basin: Bowen</text:p>
      <text:p text:style-name="P4218">Formation: Tiverton Subgroup</text:p>
      <text:p text:style-name="P4219">Age: Permian</text:p>
      <text:p text:style-name="P4220"/>
      <text:p text:style-name="P4221">L517</text:p>
      <text:p text:style-name="P4222">Collector: R. D’Arcy (2C006)</text:p>
      <text:p text:style-name="P4223">Indexer: R. D’Arcy</text:p>
      <text:p text:style-name="P4224">Locality: Exmore, S of Collinsville</text:p>
      <text:p text:style-name="P4225"><text:tab/>See R. D’Arcy honours thesis, 1980</text:p>
      <text:p text:style-name="P4226">Basin: Bowen</text:p>
      <text:p text:style-name="P4227">Formation: Blenheim Subgroup</text:p>
      <text:p text:style-name="P4228">Age: Permian</text:p>
      <text:p text:style-name="P4229"/>
      <text:p text:style-name="P4230">L518</text:p>
      <text:p text:style-name="P4231">Collector: R. D’Arcy (2F005)</text:p>
      <text:p text:style-name="P4232">Indexer: R. D’Arcy</text:p>
      <text:p text:style-name="P4233">Locality: Exmore, S of Collinsville</text:p>
      <text:p text:style-name="P4234"><text:tab/>See R. D’Arcy honours thesis, 1980</text:p>
      <text:p text:style-name="P4235">Basin: Bowen</text:p>
      <text:p text:style-name="P4236">Formation: Morembah Coal Measures</text:p>
      <text:p text:style-name="P4237">Age: Permian</text:p>
      <text:p text:style-name="P4238"/>
      <text:p text:style-name="P4239">L519</text:p>
      <text:p text:style-name="P4240">Collector: R. D’Arcy (2A009)</text:p>
      <text:p text:style-name="P4241">Indexer: R. D’Arcy</text:p>
      <text:p text:style-name="P4242">Locality: Exmore, S of Collinsville</text:p>
      <text:p text:style-name="P4243"><text:tab/>See R. D’Arcy honours thesis, 1980</text:p>
      <text:p text:style-name="P4244">Basin: Bowen</text:p>
      <text:p text:style-name="P4245">Formation: Fort Cooper Coal Measures</text:p>
      <text:p text:style-name="P4246">Age: Permian</text:p>
      <text:p text:style-name="P4247"/>
      <text:p text:style-name="P4248">L520</text:p>
      <text:p text:style-name="P4249">Collector: R. D’Arcy (3A007)</text:p>
      <text:p text:style-name="P4250">Indexer: R. D’Arcy</text:p>
      <text:p text:style-name="P4251">Locality: Exmore, S of Collinsville</text:p>
      <text:p text:style-name="P4252"><text:tab/>See R. D’Arcy honours thesis, 1980</text:p>
      <text:soft-page-break/>
      <text:p text:style-name="P4253">Basin: Bowen</text:p>
      <text:p text:style-name="P4254">Formation: Lizzie Creek Volcanics</text:p>
      <text:p text:style-name="P4255">Age: Permian</text:p>
      <text:p text:style-name="P4256"/>
      <text:p text:style-name="P4257">L521</text:p>
      <text:p text:style-name="P4258">Collector: R. Henderson 1980<text:s/></text:p>
      <text:p text:style-name="P4259">Indexer: R. Henderson</text:p>
      <text:p text:style-name="P4260">Locality: Ravenswood 1:100000 map, 281405</text:p>
      <text:p text:style-name="P4261"><text:tab/>See Memoir Australas. Assn of<text:s/></text:p>
      <text:p text:style-name="P4262"><text:tab/>Palaeontols 1, p. 169</text:p>
      <text:p text:style-name="P4263">Basin: Seventy Mile Range</text:p>
      <text:p text:style-name="P4264">Formation: Rollstone Range</text:p>
      <text:p text:style-name="P4265">Age: Bendigonian</text:p>
      <text:p text:style-name="P4266"/>
      <text:p text:style-name="P4267">L523</text:p>
      <text:p text:style-name="P4268">Collector: R. Henderson 1980<text:s/></text:p>
      <text:p text:style-name="P4269">Indexer: R. Henderson</text:p>
      <text:p text:style-name="P4270">Locality: Clayhole Tuff Member near mouth of</text:p>
      <text:p text:style-name="P4271"><text:tab/>Stockyard Creek.<text:s/></text:p>
      <text:p text:style-name="P4272"><text:tab/>Dotswood 1:100000 sheet</text:p>
      <text:p text:style-name="P4273">Basin: Burdekin</text:p>
      <text:p text:style-name="P4274">Formation: Vanneck</text:p>
      <text:p text:style-name="P4275">Age: ?Frasnian</text:p>
      <text:p text:style-name="P4276"/>
      <text:p text:style-name="P4277">L524</text:p>
      <text:p text:style-name="P4278">Collector: R. Henderson 1981<text:s/></text:p>
      <text:p text:style-name="P4279">Indexer: R. Henderson</text:p>
      <text:p text:style-name="P4280">Locality: Near Mt Redan</text:p>
      <text:p text:style-name="P4281"><text:tab/>Milray 1:100000 map, 929317</text:p>
      <text:p text:style-name="P4282"><text:tab/>See Memoir Australas. Assn of<text:s/></text:p>
      <text:p text:style-name="P4283"><text:tab/>Palaeontols 1, p. 169</text:p>
      <text:p text:style-name="P4284">Basin: Seventy Mile Range</text:p>
      <text:p text:style-name="P4285">Formation: ?Rollstone Range</text:p>
      <text:p text:style-name="P4286">Age: ?Darawillian</text:p>
      <text:p text:style-name="P4287"/>
      <text:p text:style-name="P4288">L525</text:p>
      <text:p text:style-name="P4289">Collector: R. Henderson 1980<text:s/></text:p>
      <text:p text:style-name="P4290">Indexer: R. Henderson</text:p>
      <text:p text:style-name="P4291">Locality: South of Trafalgar Bore</text:p>
      <text:p text:style-name="P4292"><text:tab/>Charters Towers 1:100000 map, 918462</text:p>
      <text:p text:style-name="P4293"><text:tab/>See Memoir Australas. Assn of<text:s/></text:p>
      <text:p text:style-name="P4294"><text:tab/>Palaeontols 1, p. 169</text:p>
      <text:p text:style-name="P4295">Basin: Seventy Mile Range</text:p>
      <text:p text:style-name="P4296">Formation: Rollstone Range</text:p>
      <text:p text:style-name="P4297">Age: Bendigonian</text:p>
      <text:p text:style-name="P4298"/>
      <text:p text:style-name="P4299">L526</text:p>
      <text:p text:style-name="P4300">Collector: R. Henderson 1979 (K15)<text:s/></text:p>
      <text:p text:style-name="P4301">Indexer: R. Henderson</text:p>
      <text:p text:style-name="P4302">Locality: Blechington Park, adjacent to dam</text:p>
      <text:p text:style-name="P4303"><text:tab/>Charters Towers 1:100000 map, 263415</text:p>
      <text:p text:style-name="P4304"><text:tab/>See Memoir Australas. Assn of<text:s/></text:p>
      <text:p text:style-name="P4305"><text:tab/>Palaeontols 1, p. 169</text:p>
      <text:p text:style-name="P4306">Basin: Seventy Mile Range</text:p>
      <text:p text:style-name="P4307">Formation: Rollstone Range</text:p>
      <text:p text:style-name="P4308">Age: Bendigonian</text:p>
      <text:p text:style-name="P4309"/>
      <text:p text:style-name="P4310">L527</text:p>
      <text:p text:style-name="P4311">Collector: C. Parker 1980<text:s/></text:p>
      <text:p text:style-name="P4312">Indexer: R. Henderson</text:p>
      <text:p text:style-name="P4313">Locality: Dotswood 1:100000 sheet</text:p>
      <text:p text:style-name="P4314"><text:tab/>273296</text:p>
      <text:p text:style-name="P4315">Basin: Burdekin</text:p>
      <text:p text:style-name="P4316">Formation: Hardwick</text:p>
      <text:p text:style-name="P4317">Age: Tournaisian</text:p>
      <text:p text:style-name="P4318"/>
      <text:p text:style-name="P4319">L528</text:p>
      <text:p text:style-name="P4320">Collector: K. Hoffman</text:p>
      <text:p text:style-name="P4321">Indexer: K. Hoffman</text:p>
      <text:p text:style-name="P4322">Locality: Hughenden 1:100000 sheet,<text:s/>065930</text:p>
      <text:p text:style-name="P4323"><text:tab/>See K. Hoffman<text:s/>honours thesis,<text:s/>1985</text:p>
      <text:p text:style-name="P4324">Basin: Eromanga</text:p>
      <text:p text:style-name="P4325">Formation:<text:s/>Toolebuc</text:p>
      <text:p text:style-name="P4326">Age: Albian</text:p>
      <text:p text:style-name="P4327"/>
      <text:p text:style-name="P4328">L529</text:p>
      <text:p text:style-name="P4329">Collector: K. Hoffman</text:p>
      <text:p text:style-name="P4330">Indexer: K. Hoffman</text:p>
      <text:p text:style-name="P4331">Locality: Marathon 1:100000 sheet, 081296</text:p>
      <text:p text:style-name="P4332"><text:tab/>See K. Hoffman honours thesis, 1985</text:p>
      <text:p text:style-name="P4333">Basin: Eromanga</text:p>
      <text:p text:style-name="P4334">Formation: Toolebuc</text:p>
      <text:p text:style-name="P4335">Age: Albian</text:p>
      <text:p text:style-name="P4336"/>
      <text:p text:style-name="P4337"/>
      <text:p text:style-name="P4338">L530</text:p>
      <text:p text:style-name="P4339">Collector: K. Hoffman</text:p>
      <text:p text:style-name="P4340">Indexer: K. Hoffman</text:p>
      <text:p text:style-name="P4341">Locality: Marathon 1:100000 sheet, 080293</text:p>
      <text:p text:style-name="P4342"><text:tab/>See K. Hoffman honours thesis, 1985</text:p>
      <text:p text:style-name="P4343">Basin: Eromanga</text:p>
      <text:p text:style-name="P4344">Formation: Toolebuc</text:p>
      <text:p text:style-name="P4345">Age: Albian</text:p>
      <text:p text:style-name="P4346"/>
      <text:p text:style-name="P4347"/>
      <text:p text:style-name="P4348">L531</text:p>
      <text:p text:style-name="P4349">Collector: K. Hoffman</text:p>
      <text:p text:style-name="P4350">Indexer: K. Hoffman</text:p>
      <text:p text:style-name="P4351">Locality: Marathon 1:100000 sheet, 072293</text:p>
      <text:p text:style-name="P4352"><text:tab/>See K. Hoffman honours thesis, 1985</text:p>
      <text:p text:style-name="P4353">Basin: Eromanga</text:p>
      <text:p text:style-name="P4354">Formation: Toolebuc</text:p>
      <text:p text:style-name="P4355">Age: Albian</text:p>
      <text:p text:style-name="P4356"/>
      <text:p text:style-name="P4357"/>
      <text:p text:style-name="P4358">L532</text:p>
      <text:p text:style-name="P4359">Collector: K. Hoffman</text:p>
      <text:p text:style-name="P4360">Indexer: K. Hoffman</text:p>
      <text:p text:style-name="P4361">Locality: Marathon 1:100000 sheet, 055293</text:p>
      <text:p text:style-name="P4362"><text:tab/>See K. Hoffman honours thesis, 1985</text:p>
      <text:p text:style-name="P4363">Basin: Eromanga</text:p>
      <text:p text:style-name="P4364">Formation: Toolebuc</text:p>
      <text:soft-page-break/>
      <text:p text:style-name="P4365">Age: Albian</text:p>
      <text:p text:style-name="P4366"/>
      <text:p text:style-name="P4367"/>
      <text:p text:style-name="P4368">L533</text:p>
      <text:p text:style-name="P4369">Collector: K. Hoffman</text:p>
      <text:p text:style-name="P4370">Indexer: K. Hoffman</text:p>
      <text:p text:style-name="P4371">Locality: Marathon 1:100000 sheet, 047293</text:p>
      <text:p text:style-name="P4372"><text:tab/>See K. Hoffman honours thesis, 1985</text:p>
      <text:p text:style-name="P4373">Basin: Eromanga</text:p>
      <text:p text:style-name="P4374">Formation: Toolebuc</text:p>
      <text:p text:style-name="P4375">Age: Albian</text:p>
      <text:p text:style-name="P4376"/>
      <text:p text:style-name="P4377"/>
      <text:p text:style-name="P4378">L534</text:p>
      <text:p text:style-name="P4379">Collector: K. Hoffman</text:p>
      <text:p text:style-name="P4380">Indexer: K. Hoffman</text:p>
      <text:p text:style-name="P4381">Locality: Marathon 1:100000 sheet, 050293</text:p>
      <text:p text:style-name="P4382"><text:tab/>See K. Hoffman honours thesis, 1985</text:p>
      <text:p text:style-name="P4383">Basin: Eromanga</text:p>
      <text:p text:style-name="P4384">Formation: Toolebuc</text:p>
      <text:p text:style-name="P4385">Age: Albian</text:p>
      <text:p text:style-name="P4386"/>
      <text:p text:style-name="P4387"/>
      <text:p text:style-name="P4388">L535</text:p>
      <text:p text:style-name="P4389">Collector: K. Hoffman</text:p>
      <text:p text:style-name="P4390">Indexer: K. Hoffman</text:p>
      <text:p text:style-name="P4391">Locality: Marathon 1:100000 sheet, 804092</text:p>
      <text:p text:style-name="P4392"><text:tab/>See K. Hoffman honours thesis, 1985</text:p>
      <text:p text:style-name="P4393">Basin: Eromanga</text:p>
      <text:p text:style-name="P4394">Formation: Toolebuc</text:p>
      <text:p text:style-name="P4395">Age: Albian</text:p>
      <text:p text:style-name="P4396"/>
      <text:p text:style-name="P4397"/>
      <text:p text:style-name="P4398">L536</text:p>
      <text:p text:style-name="P4399">Collector: K. Hoffman</text:p>
      <text:p text:style-name="P4400">Indexer: K. Hoffman</text:p>
      <text:p text:style-name="P4401">Locality: Marathon 1:100000 sheet, 759070</text:p>
      <text:p text:style-name="P4402"><text:tab/>See K. Hoffman honours thesis, 1985</text:p>
      <text:p text:style-name="P4403">Basin: Eromanga</text:p>
      <text:p text:style-name="P4404">Formation: Toolebuc</text:p>
      <text:p text:style-name="P4405">Age: Albian</text:p>
      <text:p text:style-name="P4406"/>
      <text:p text:style-name="P4407">L537</text:p>
      <text:p text:style-name="P4408">Collector: K. Hoffman</text:p>
      <text:p text:style-name="P4409">Indexer: K. Hoffman</text:p>
      <text:p text:style-name="P4410">Locality:<text:s/>Wyaldra<text:s/>1:100000 sheet,<text:s/>664819</text:p>
      <text:p text:style-name="P4411"><text:tab/>See K. Hoffman honours thesis, 1985</text:p>
      <text:p text:style-name="P4412">Basin: Eromanga</text:p>
      <text:p text:style-name="P4413">Formation: Toolebuc</text:p>
      <text:p text:style-name="P4414">Age: Albian</text:p>
      <text:p text:style-name="P4415"/>
      <text:p text:style-name="P4416">L538</text:p>
      <text:p text:style-name="P4417">Collector: K. Hoffman</text:p>
      <text:p text:style-name="P4418">Indexer: K. Hoffman</text:p>
      <text:p text:style-name="P4419">Locality: Julia Creek 1:100000 sheet, 934197</text:p>
      <text:p text:style-name="P4420"><text:tab/>See K. Hoffman honours thesis, 1985</text:p>
      <text:soft-page-break/>
      <text:p text:style-name="P4421">Basin: Eromanga</text:p>
      <text:p text:style-name="P4422">Formation: Toolebuc</text:p>
      <text:p text:style-name="P4423">Age: Albian</text:p>
      <text:p text:style-name="P4424"/>
      <text:p text:style-name="P4425"/>
      <text:p text:style-name="P4426">L539-575</text:p>
      <text:p text:style-name="P4427">Collector: D. Haywick,</text:p>
      <text:p text:style-name="P4428">Indexer: D. Haywick</text:p>
      <text:p text:style-name="P4429">Locality: Tongoio Block, Hawkes Bay,</text:p>
      <text:p text:style-name="P4430"><text:tab/>New Zealand.<text:s/>See Haywick,<text:s/></text:p>
      <text:p text:style-name="P4431"><text:tab/>PhD thesis, 1990.</text:p>
      <text:p text:style-name="P4432">Age: Pleistocene</text:p>
      <text:p text:style-name="P4433">L576</text:p>
      <text:p text:style-name="P4434">Collector: R. Henderson</text:p>
      <text:p text:style-name="P4435">Indexer: R. Henderson</text:p>
      <text:p text:style-name="P4436">Location: <text:s/>North of Midge Point, adjacent to resort.</text:p>
      <text:p text:style-name="P4437"><text:tab/><text:s/>Calen<text:s/>1:100000 map, 755197</text:p>
      <text:p text:style-name="P4438">Formation: Campwyn</text:p>
      <text:p text:style-name="P4439">Basin: Campwyn terrane</text:p>
      <text:p text:style-name="P4440">Age: Famennian</text:p>
      <text:p text:style-name="P4441"/>
      <text:p text:style-name="P4442">L577</text:p>
      <text:p text:style-name="P4443">Collector: R. Henderson</text:p>
      <text:p text:style-name="P4444">Indexer: R. Henderson</text:p>
      <text:p text:style-name="P4445">Location: East Repulse Island</text:p>
      <text:p text:style-name="P4446"><text:tab/>Proserpine 1:100000 map, 958202</text:p>
      <text:p text:style-name="P4447">Formation: Campwyn</text:p>
      <text:p text:style-name="P4448">Basin: Campwyn terrane</text:p>
      <text:p text:style-name="P4449">Age: Middle Devonian</text:p>
      <text:p text:style-name="P4450"/>
      <text:p text:style-name="P4451">L578</text:p>
      <text:p text:style-name="P4452">Collector: R. Henderson and C. Fergusson</text:p>
      <text:p text:style-name="P4453">Indexer: R. Henderson</text:p>
      <text:p text:style-name="P4454">Location: Causeway on road to Yarrawanga</text:p>
      <text:p text:style-name="P4455"><text:tab/>Carmila 1:100000 map, 755197</text:p>
      <text:p text:style-name="P4456">Formation: Campwyn</text:p>
      <text:p text:style-name="P4457">Basin: Campwyn terrane</text:p>
      <text:p text:style-name="P4458">Age:<text:s/>Tournaisian</text:p>
      <text:p text:style-name="P4459"/>
      <text:p text:style-name="P4460">L579</text:p>
      <text:p text:style-name="P4461">Collector: R. Henderson</text:p>
      <text:p text:style-name="P4462">Indexer: R. Henderson</text:p>
      <text:p text:style-name="P4463">Location: Acacia<text:s/>Island,</text:p>
      <text:p text:style-name="P4464"><text:tab/>Calen 1:100000 map, 004920<text:s/></text:p>
      <text:p text:style-name="P4465">Formation:<text:s/>Campwyn</text:p>
      <text:p text:style-name="P4466">Basin:<text:s/>Campwyn terrane</text:p>
      <text:p text:style-name="P4467">Age: Famennian/Tournaisian</text:p>
      <text:p text:style-name="P4468"/>
      <text:p text:style-name="P4469"/>
      <text:p text:style-name="P4470">L580</text:p>
      <text:p text:style-name="P4471">Collector: R. Henderson</text:p>
      <text:p text:style-name="P4472">Indexer: R. Henderson</text:p>
      <text:p text:style-name="P4473">Location: Inlet on south<text:s/>Long Island,</text:p>
      <text:p text:style-name="P4474"><text:tab/>St Lawrence 1:100000 map, 977444</text:p>
      <text:p text:style-name="P4475">Formation: Long Island Group</text:p>
      <text:p text:style-name="P4476">Basin: ?Campwyn terrane</text:p>
      <text:soft-page-break/>
      <text:p text:style-name="P4477">Age: Visean</text:p>
      <text:p text:style-name="P4478"/>
      <text:p text:style-name="P4479">L581</text:p>
      <text:p text:style-name="P4480">Collector: R. Henderson</text:p>
      <text:p text:style-name="P4481">Indexer: R. Henderson</text:p>
      <text:p text:style-name="P4482">Location: West coast of Long Island,</text:p>
      <text:p text:style-name="P4483"><text:tab/>St Lawrence 1:100000 map, 973472</text:p>
      <text:p text:style-name="P4484">Formation: Long Island Group</text:p>
      <text:p text:style-name="P4485">Basin: ?Campwyn terrane</text:p>
      <text:p text:style-name="P4486">Age: Visean</text:p>
      <text:p text:style-name="P4487"/>
      <text:p text:style-name="P4488">L582</text:p>
      <text:p text:style-name="P4489">Collector: R. Henderson</text:p>
      <text:p text:style-name="P4490">Indexer: R. Henderson</text:p>
      <text:p text:style-name="P4491">Location: West coast of Long Island,</text:p>
      <text:p text:style-name="P4492"><text:tab/>St Lawrence 1:100000 map, 980470</text:p>
      <text:p text:style-name="P4493">Formation: Long Island Group</text:p>
      <text:p text:style-name="P4494">Basin:<text:s/>?Campwyn terrane</text:p>
      <text:p text:style-name="P4495">Age: Visean</text:p>
      <text:p text:style-name="P4496"/>
      <text:p text:style-name="P4497">L584</text:p>
      <text:p text:style-name="P4498">Collector: R. Henderson</text:p>
      <text:p text:style-name="P4499">Indexer: R. Henderson</text:p>
      <text:p text:style-name="P4500">Location: West coast of Newry Island, north of</text:p>
      <text:p text:style-name="P4501"><text:tab/>Seaforth, Calen<text:s/>1:100000 map, 640917</text:p>
      <text:p text:style-name="P4502">Formation: Campwyn</text:p>
      <text:p text:style-name="P4503">Basin: Campwyn terrane</text:p>
      <text:p text:style-name="P4504">Age: Famennian/Tournaisian</text:p>
      <text:p text:style-name="P4505"/>
      <text:p text:style-name="P4506">L585</text:p>
      <text:p text:style-name="P4507">Collector: R. Henderson and C. Fergusson</text:p>
      <text:p text:style-name="P4508">Indexer: R. Henderson</text:p>
      <text:p text:style-name="P4509">Location: Midge Point,<text:s/></text:p>
      <text:p text:style-name="P4510"><text:tab/>Calen<text:s/>1:100000 map, 640917</text:p>
      <text:p text:style-name="P4511">Formation: Campwyn</text:p>
      <text:p text:style-name="P4512">Basin: Campwyn terrane</text:p>
      <text:p text:style-name="P4513">Age: ?<text:s/>Visean</text:p>
      <text:p text:style-name="P4514"/>
      <text:p text:style-name="P4515">L586</text:p>
      <text:p text:style-name="P4516">Collector: R. Henderson</text:p>
      <text:p text:style-name="P4517">Indexer: R. Henderson</text:p>
      <text:p text:style-name="P4518">Location: 1.5<text:s/>km upsteam from crossing of</text:p>
      <text:p text:style-name="P4519"><text:tab/>Gray Creek by Greenvale-</text:p>
      <text:p text:style-name="P4520"><text:tab/>Wondovale road. Burgess 1:100000</text:p>
      <text:p text:style-name="P4521"><text:tab/>Sheet:<text:s/>753715</text:p>
      <text:p text:style-name="P4522">Formation: Quinton</text:p>
      <text:p text:style-name="P4523">Basin: Broken River Province</text:p>
      <text:p text:style-name="P4524">Age: Early Silurian</text:p>
      <text:p text:style-name="P4525"/>
      <text:p text:style-name="P4526">L587</text:p>
      <text:p text:style-name="P4527">Collector: R. Henderson</text:p>
      <text:p text:style-name="P4528">Indexer: R. Henderson</text:p>
      <text:p text:style-name="P4529">Location: Mingela Bluff, Mingela 1:100000</text:p>
      <text:p text:style-name="P4530"><text:tab/>690002 (approx)</text:p>
      <text:p text:style-name="P4531">Formation: Collope</text:p>
      <text:p text:style-name="P4532">Basin: Burdekin</text:p>
      <text:soft-page-break/>
      <text:p text:style-name="P4533">Age: ? Givetian</text:p>
      <text:p text:style-name="P4534"/>
      <text:p text:style-name="P4535">L588</text:p>
      <text:p text:style-name="P4536">Collector: R. Henderson</text:p>
      <text:p text:style-name="P4537">Indexer: R. Henderson</text:p>
      <text:p text:style-name="P4538">Location: South of Allom Point, near Sarina</text:p>
      <text:p text:style-name="P4539"><text:tab/><text:s/>Mackay<text:s/>1:100000 map, 428230</text:p>
      <text:p text:style-name="P4540">Formation: Campwyn</text:p>
      <text:p text:style-name="P4541">Basin: Campwyn terrane</text:p>
      <text:p text:style-name="P4542">Age: Famennian/Tournasian</text:p>
      <text:p text:style-name="P4543"/>
      <text:p text:style-name="P4544">L589-774</text:p>
      <text:p text:style-name="P4545">Collector: D. Haywick,</text:p>
      <text:p text:style-name="P4546">Indexer: D. Haywick</text:p>
      <text:p text:style-name="P4547">Locality: Tongoio Block, Hawkes Bay,</text:p>
      <text:p text:style-name="P4548"><text:tab/>New Zealand. See Haywick,<text:s/></text:p>
      <text:p text:style-name="P4549"><text:tab/>PhD thesis, 1990.</text:p>
      <text:p text:style-name="P4550">Age: Pleistocene</text:p>
      <text:p text:style-name="P4551"/>
      <text:p text:style-name="P4552">L778</text:p>
      <text:p text:style-name="P4553">Collector: A. Cook</text:p>
      <text:p text:style-name="P4554">Indexer: A. Cook</text:p>
      <text:p text:style-name="P4555">Locality: E side of Burdekin River,</text:p>
      <text:p text:style-name="P4556"><text:tab/>Fletcherview Station, downstream</text:p>
      <text:p text:style-name="P4557"><text:tab/>from ‘Little Rocks’. Some 45 m of section.</text:p>
      <text:p text:style-name="P4558"><text:tab/>DU155027 to DU157029</text:p>
      <text:p text:style-name="P4559"><text:tab/>See A. Cook PhD, 1994</text:p>
      <text:p text:style-name="P4560">Basin: Burdekin</text:p>
      <text:p text:style-name="P4561">Formation: Burdekin</text:p>
      <text:p text:style-name="P4562">Age: Givetian</text:p>
      <text:p text:style-name="P4563"/>
      <text:p text:style-name="P4564">L779</text:p>
      <text:p text:style-name="P4565">Collector: A. Cook</text:p>
      <text:p text:style-name="P4566">Indexer: A. Cook</text:p>
      <text:p text:style-name="P4567">Locality: N<text:s/>side of Burdekin River,</text:p>
      <text:p text:style-name="P4568"><text:tab/>Fletcherview Station, upstream</text:p>
      <text:p text:style-name="P4569"><text:tab/>from ‘Little Rocks’.</text:p>
      <text:p text:style-name="P4570"><text:tab/>Section from DU149025<text:s/>to<text:s/></text:p>
      <text:p text:style-name="P4571"><text:tab/>DU144027. See A. Cook PhD, 1994</text:p>
      <text:p text:style-name="P4572">Basin: Burdekin</text:p>
      <text:p text:style-name="P4573">Formation: Burdekin</text:p>
      <text:p text:style-name="P4574">Age: Givetian</text:p>
      <text:p text:style-name="P4575"/>
      <text:p text:style-name="P4576">L780</text:p>
      <text:p text:style-name="P4577">Collector: A. Cook</text:p>
      <text:p text:style-name="P4578">Indexer: A. Cook</text:p>
      <text:p text:style-name="P4579">Locality: W side of Burdekin River,</text:p>
      <text:p text:style-name="P4580"><text:tab/>Fletcherview Station, downstream</text:p>
      <text:p text:style-name="P4581"><text:tab/>from ‘Little Rocks’. 40 m of section,</text:p>
      <text:p text:style-name="P4582"><text:tab/>DU153030 to DU157031</text:p>
      <text:p text:style-name="P4583"><text:tab/>See A. Cook PhD, 1994</text:p>
      <text:p text:style-name="P4584">Basin: Burdekin</text:p>
      <text:p text:style-name="P4585">Formation: Lower Burdekin</text:p>
      <text:p text:style-name="P4586">Age: Givetian</text:p>
      <text:p text:style-name="P4587"/>
      <text:p text:style-name="P4588">L781</text:p>
      <text:soft-page-break/>
      <text:p text:style-name="P4589">Collector: A. Cook</text:p>
      <text:p text:style-name="P4590">Indexer: A. Cook</text:p>
      <text:p text:style-name="P4591">Locality: N bank of Burdekin River,</text:p>
      <text:p text:style-name="P4592"><text:tab/>Burdekin Downs Station, downstream</text:p>
      <text:p text:style-name="P4593"><text:tab/>from mouth of Arthur’s Creek.</text:p>
      <text:p text:style-name="P4594"><text:tab/>DU171032 to DU169035</text:p>
      <text:p text:style-name="P4595"><text:tab/>See A. Cook PhD, 1994</text:p>
      <text:p text:style-name="P4596">Basin: Burdekin</text:p>
      <text:p text:style-name="P4597">Formation: Burdekin</text:p>
      <text:p text:style-name="P4598">Age: Givetian</text:p>
      <text:p text:style-name="P4599"/>
      <text:p text:style-name="P4600">L782</text:p>
      <text:p text:style-name="P4601">Collector: A. Cook</text:p>
      <text:p text:style-name="P4602">Indexer: A. Cook</text:p>
      <text:p text:style-name="P4603">Locality: Burdekin River, W equivalent of main</text:p>
      <text:p text:style-name="P4604"><text:tab/>framestone unit in L781, downsteam from</text:p>
      <text:p text:style-name="P4605"><text:tab/>from mouth of Arthur’s Creek.</text:p>
      <text:p text:style-name="P4606"><text:tab/>DU167036</text:p>
      <text:p text:style-name="P4607"><text:tab/>See A. Cook PhD, 1994</text:p>
      <text:p text:style-name="P4608">Basin: Burdekin</text:p>
      <text:p text:style-name="P4609">Formation: Burdekin</text:p>
      <text:p text:style-name="P4610">Age: Givetian</text:p>
      <text:p text:style-name="P4611"/>
      <text:p text:style-name="P4612">L783</text:p>
      <text:p text:style-name="P4613">Collector: A. Cook</text:p>
      <text:p text:style-name="P4614">Indexer: A. Cook</text:p>
      <text:p text:style-name="P4615">Locality: Unnamed tributary of Arthur’s Creek</text:p>
      <text:p text:style-name="P4616"><text:tab/>near confluence with Burdekin River.</text:p>
      <text:p text:style-name="P4617"><text:tab/>Burdekin Downs Station, DU165040</text:p>
      <text:p text:style-name="P4618"><text:tab/>See A. Cook PhD, 1994</text:p>
      <text:p text:style-name="P4619">Basin: Burdekin</text:p>
      <text:p text:style-name="P4620">Formation: Big Bend Arkose</text:p>
      <text:p text:style-name="P4621">Age: Givetian</text:p>
      <text:p text:style-name="P4622"/>
      <text:p text:style-name="P4623">L784</text:p>
      <text:p text:style-name="P4624">Collector: A. Cook</text:p>
      <text:p text:style-name="P4625">Indexer: A. Cook</text:p>
      <text:p text:style-name="P4626">Locality: N bank of Burdekin River.</text:p>
      <text:p text:style-name="P4627"><text:tab/>Burdekin Downs Station, approx<text:s/></text:p>
      <text:p text:style-name="P4628"><text:tab/>2 km upstream fron station.</text:p>
      <text:p text:style-name="P4629"><text:tab/>DU180024</text:p>
      <text:p text:style-name="P4630"><text:tab/>See A. Cook PhD, 1994</text:p>
      <text:p text:style-name="P4631">Basin: Burdekin</text:p>
      <text:p text:style-name="P4632">Formation: Big Bend Arkose/Burdekin<text:s/></text:p>
      <text:p text:style-name="P4633"><text:tab/>transition</text:p>
      <text:p text:style-name="P4634">Age: Givetian</text:p>
      <text:p text:style-name="P4635"/>
      <text:p text:style-name="P4636">L785</text:p>
      <text:p text:style-name="P4637">Collector: A. Cook</text:p>
      <text:p text:style-name="P4638">Indexer: A. Cook</text:p>
      <text:p text:style-name="P4639">Locality: Hill directly behind Burdekin<text:s/></text:p>
      <text:p text:style-name="P4640"><text:tab/>Downs Station homestead.<text:s/></text:p>
      <text:p text:style-name="P4641"><text:tab/>DU200012</text:p>
      <text:p text:style-name="P4642"><text:tab/>See A. Cook PhD, 1994</text:p>
      <text:p text:style-name="P4643">Basin: Burdekin</text:p>
      <text:p text:style-name="P4644">Formation: Burdekin</text:p>
      <text:soft-page-break/>
      <text:p text:style-name="P4645">Age: Givetian</text:p>
      <text:p text:style-name="P4646"/>
      <text:p text:style-name="P4647">L786</text:p>
      <text:p text:style-name="P4648">Collector: A. Cook</text:p>
      <text:p text:style-name="P4649">Indexer: A. Cook</text:p>
      <text:p text:style-name="P4650">Locality: Tributary of Fanning River at</text:p>
      <text:p text:style-name="P4651"><text:tab/>Horseshoe Bend, west of Horseshoe</text:p>
      <text:p text:style-name="P4652"><text:tab/>Bend mill,<text:s/>DU428105</text:p>
      <text:p text:style-name="P4653"><text:tab/>See A. Cook PhD, 1994</text:p>
      <text:p text:style-name="P4654">Basin: Burdekin</text:p>
      <text:p text:style-name="P4655">Formation:<text:s/>Big Bend Arkose/ basal<text:s/>Burdekin</text:p>
      <text:p text:style-name="P4656">Age: Givetian</text:p>
      <text:p text:style-name="P4657"/>
      <text:p text:style-name="P4658">L787</text:p>
      <text:p text:style-name="P4659">Collector: A. Cook</text:p>
      <text:p text:style-name="P4660">Indexer: A. Cook</text:p>
      <text:p text:style-name="P4661">Locality: N bank of Fanning River at</text:p>
      <text:p text:style-name="P4662"><text:tab/>Horseshoe Bend. Section from<text:s/></text:p>
      <text:p text:style-name="P4663"><text:tab/>DU425105 to DU418103</text:p>
      <text:p text:style-name="P4664"><text:tab/>See A. Cook PhD, 1994</text:p>
      <text:p text:style-name="P4665">Basin: Burdekin</text:p>
      <text:p text:style-name="P4666">Formation: Burdekin</text:p>
      <text:p text:style-name="P4667">Age: Givetian</text:p>
      <text:p text:style-name="P4668"/>
      <text:p text:style-name="P4669">L788</text:p>
      <text:p text:style-name="P4670">Collector: A. Cook</text:p>
      <text:p text:style-name="P4671">Indexer: A. Cook</text:p>
      <text:p text:style-name="P4672">Locality: Fanning River type section. Section<text:s/></text:p>
      <text:p text:style-name="P4673"><text:tab/>from <text:s/>DU422204 to DU417202</text:p>
      <text:p text:style-name="P4674"><text:tab/>See A. Cook PhD, 1994</text:p>
      <text:p text:style-name="P4675">Basin: Burdekin</text:p>
      <text:p text:style-name="P4676">Formation: Big Bend Arkose/Burdekin</text:p>
      <text:p text:style-name="P4677">Age: Givetian</text:p>
      <text:p text:style-name="P4678"/>
      <text:p text:style-name="P4679">L789</text:p>
      <text:p text:style-name="P4680">Collector: A. Cook</text:p>
      <text:p text:style-name="P4681">Indexer: A. Cook</text:p>
      <text:p text:style-name="P4682">Locality: Fanning River north, approx 3</text:p>
      <text:p text:style-name="P4683"><text:tab/>km N of type section. In gullies from</text:p>
      <text:p text:style-name="P4684"><text:tab/>DU419232 to clearing at DU413230</text:p>
      <text:p text:style-name="P4685"><text:tab/>through to DU410230</text:p>
      <text:p text:style-name="P4686"><text:tab/>See A. Cook PhD, 1994</text:p>
      <text:p text:style-name="P4687">Basin: Burdekin</text:p>
      <text:p text:style-name="P4688">Formation: Big Bend Arkose and full Burdekin</text:p>
      <text:p text:style-name="P4689">Age: Givetian</text:p>
      <text:p text:style-name="P4690"/>
      <text:p text:style-name="P4691">L790</text:p>
      <text:p text:style-name="P4692">Collector: A. Cook</text:p>
      <text:p text:style-name="P4693">Indexer: A. Cook</text:p>
      <text:p text:style-name="P4694">Locality: Gully section <text:s/>approx 3</text:p>
      <text:p text:style-name="P4695"><text:tab/>km N of type section.<text:s/>From</text:p>
      <text:p text:style-name="P4696"><text:tab/>DU417228 to DU414229</text:p>
      <text:p text:style-name="P4697"><text:tab/>See A. Cook PhD, 1994</text:p>
      <text:p text:style-name="P4698">Basin: Burdekin</text:p>
      <text:p text:style-name="P4699">Formation: Big Bend<text:s/>Arkose and basal<text:s/>Burdekin</text:p>
      <text:p text:style-name="P4700">Age: Givetian</text:p>
      <text:p text:style-name="P4701"/>
      <text:p text:style-name="P4702">L791</text:p>
      <text:p text:style-name="P4703">Collector: A. Cook</text:p>
      <text:p text:style-name="P4704">Indexer: A. Cook</text:p>
      <text:p text:style-name="P4705">Locality: Section across main limestone hills<text:s/></text:p>
      <text:p text:style-name="P4706"><text:tab/>SE of Fanning River Group type</text:p>
      <text:p text:style-name="P4707"><text:tab/>Section. DU448194 to DU433178</text:p>
      <text:p text:style-name="P4708"><text:tab/>See A. Cook PhD, 1994</text:p>
      <text:p text:style-name="P4709">Basin: Burdekin</text:p>
      <text:p text:style-name="P4710">Formation: Burdekin</text:p>
      <text:p text:style-name="P4711">Age: Givetian</text:p>
      <text:p text:style-name="P4712"/>
      <text:p text:style-name="P4713">L792</text:p>
      <text:p text:style-name="P4714">Collector: A. Cook</text:p>
      <text:p text:style-name="P4715">Indexer: A. Cook</text:p>
      <text:p text:style-name="P4716">Locality: Big Bend on the Burdekin River</text:p>
      <text:p text:style-name="P4717"><text:tab/>DU093055 to DU091052</text:p>
      <text:p text:style-name="P4718"><text:tab/>See A. Cook PhD, 1994</text:p>
      <text:p text:style-name="P4719">Basin: Burdekin</text:p>
      <text:p text:style-name="P4720">Formation: Burdekin</text:p>
      <text:p text:style-name="P4721">Age: Givetian</text:p>
      <text:p text:style-name="P4722"/>
      <text:p text:style-name="P4723">L793</text:p>
      <text:p text:style-name="P4724">Collector: A. Cook</text:p>
      <text:p text:style-name="P4725">Indexer: A. Cook</text:p>
      <text:p text:style-name="P4726">Locality: Burdekin Downs Station,<text:s/></text:p>
      <text:p text:style-name="P4727"><text:tab/>unnamed creek. From DU185026</text:p>
      <text:p text:style-name="P4728"><text:tab/>upstream for approx 100 meters.</text:p>
      <text:p text:style-name="P4729"><text:tab/>See A. Cook PhD, 1994</text:p>
      <text:p text:style-name="P4730">Basin: Burdekin</text:p>
      <text:p text:style-name="P4731">Formation: Burdekin</text:p>
      <text:p text:style-name="P4732">Age: Givetian</text:p>
      <text:p text:style-name="P4733"/>
      <text:p text:style-name="P4734">L794</text:p>
      <text:p text:style-name="P4735">Collector: A. Cook</text:p>
      <text:p text:style-name="P4736">Indexer: A. Cook</text:p>
      <text:p text:style-name="P4737">Locality: Burdekin Downs Station,<text:s/></text:p>
      <text:p text:style-name="P4738"><text:tab/>N of L781 at <text:s/>DU176037.</text:p>
      <text:p text:style-name="P4739"><text:tab/>See A. Cook PhD, 1994</text:p>
      <text:p text:style-name="P4740">Basin: Burdekin</text:p>
      <text:p text:style-name="P4741">Formation: Burdekin</text:p>
      <text:p text:style-name="P4742">Age: Givetian</text:p>
      <text:p text:style-name="P4743"/>
      <text:p text:style-name="P4744">L795</text:p>
      <text:p text:style-name="P4745">Collector: A. Cook</text:p>
      <text:p text:style-name="P4746">Indexer: A. Cook</text:p>
      <text:p text:style-name="P4747">Locality: Hill 2 km N of Burdekin<text:s/></text:p>
      <text:p text:style-name="P4748"><text:tab/>Downs Station homestead.</text:p>
      <text:p text:style-name="P4749"><text:tab/>Rubblecrop along fence line.<text:s/></text:p>
      <text:p text:style-name="P4750"><text:tab/>DU205029</text:p>
      <text:p text:style-name="P4751"><text:tab/>See A. Cook PhD, 1994</text:p>
      <text:p text:style-name="P4752">Basin: Burdekin</text:p>
      <text:p text:style-name="P4753">Formation: Burdekin</text:p>
      <text:p text:style-name="P4754">Age: Givetian</text:p>
      <text:p text:style-name="P4755"/>
      <text:p text:style-name="P4756">L796</text:p>
      <text:soft-page-break/>
      <text:p text:style-name="P4757">Collector: A. Cook</text:p>
      <text:p text:style-name="P4758">Indexer: A. Cook</text:p>
      <text:p text:style-name="P4759">Locality: Kirkland Downs, immediately S</text:p>
      <text:p text:style-name="P4760"><text:tab/>of road onto property. <text:s/>Hillgrove<text:s/></text:p>
      <text:p text:style-name="P4761"><text:tab/>1:100000 Sheet, 993604</text:p>
      <text:p text:style-name="P4762"><text:tab/>DU205029</text:p>
      <text:p text:style-name="P4763"><text:tab/>See A. Cook PhD, 1994</text:p>
      <text:p text:style-name="P4764">Basin: Burdekin</text:p>
      <text:p text:style-name="P4765">Formation: Burdekin</text:p>
      <text:p text:style-name="P4766">Age: Givetian</text:p>
      <text:p text:style-name="P4767"/>
      <text:p text:style-name="P4768">L797</text:p>
      <text:p text:style-name="P4769">Collector: A. Cook</text:p>
      <text:p text:style-name="P4770">Indexer: A. Cook</text:p>
      <text:p text:style-name="P4771">Locality: Kirkland<text:s/>Downs station, Turkey Hill</text:p>
      <text:p text:style-name="P4772"><text:tab/><text:s/>2 km W of homestead.<text:s text:c="2"/>Ewan<text:s/></text:p>
      <text:p text:style-name="P4773"><text:tab/>1:100000 Sheet,<text:s/>979621</text:p>
      <text:p text:style-name="P4774"><text:tab/>See A. Cook PhD, 1994</text:p>
      <text:p text:style-name="P4775">Basin: Burdekin</text:p>
      <text:p text:style-name="P4776">Formation: Burdekin</text:p>
      <text:p text:style-name="P4777">Age: Givetian</text:p>
      <text:p text:style-name="P4778"/>
      <text:p text:style-name="P4779">L798</text:p>
      <text:p text:style-name="P4780">Collector: A. Cook</text:p>
      <text:p text:style-name="P4781">Indexer: A. Cook</text:p>
      <text:p text:style-name="P4782">Locality: Paynes Lagoon Station, 200 meters</text:p>
      <text:p text:style-name="P4783"><text:tab/>S of Boundary Creek. Approx 800 m</text:p>
      <text:p text:style-name="P4784"><text:tab/>W of cattle yards. Rollingstone</text:p>
      <text:p text:style-name="P4785"><text:tab/>1:100000 Sheet, 045767</text:p>
      <text:p text:style-name="P4786"><text:tab/>See A. Cook PhD, 1994</text:p>
      <text:p text:style-name="P4787">Basin: Burdekin</text:p>
      <text:p text:style-name="P4788">Formation: Burdekin</text:p>
      <text:p text:style-name="P4789">Age: Givetian</text:p>
      <text:p text:style-name="P4790"/>
      <text:p text:style-name="P4791">L799</text:p>
      <text:p text:style-name="P4792">Collector: A. Cook</text:p>
      <text:p text:style-name="P4793">Indexer: A. Cook</text:p>
      <text:p text:style-name="P4794">Locality: Paynes Lagoon Station, in</text:p>
      <text:p text:style-name="P4795"><text:tab/><text:s/>Boundary Creek, 400 m</text:p>
      <text:p text:style-name="P4796"><text:tab/>E of Boundary mill. Rollingstone</text:p>
      <text:p text:style-name="P4797"><text:tab/>1:100000 Sheet, 062470</text:p>
      <text:p text:style-name="P4798"><text:tab/>See A. Cook PhD, 1994</text:p>
      <text:p text:style-name="P4799">Basin: Burdekin</text:p>
      <text:p text:style-name="P4800">Formation: Burdekin</text:p>
      <text:p text:style-name="P4801">Age: Givetian</text:p>
      <text:p text:style-name="P4802"/>
      <text:p text:style-name="P4803">L800</text:p>
      <text:p text:style-name="P4804">Collector: A. Cook</text:p>
      <text:p text:style-name="P4805">Indexer: A. Cook</text:p>
      <text:p text:style-name="P4806">Locality: In hills 1 km NNW of Golden<text:s/></text:p>
      <text:p text:style-name="P4807"><text:tab/>Valley. Section from DU451115 to</text:p>
      <text:p text:style-name="P4808"><text:tab/>448113.</text:p>
      <text:p text:style-name="P4809"><text:tab/>See A. Cook PhD, 1994</text:p>
      <text:p text:style-name="P4810">Basin: Burdekin</text:p>
      <text:p text:style-name="P4811">Formation: Big Bend Arkose</text:p>
      <text:p text:style-name="P4812">Age: Givetian</text:p>
      <text:p text:style-name="P4813"/>
      <text:p text:style-name="P4814">L801</text:p>
      <text:p text:style-name="P4815">Collector: A. Cook</text:p>
      <text:p text:style-name="P4816">Indexer: A. Cook</text:p>
      <text:p text:style-name="P4817">Locality: Mt Podge at Laroona Station.<text:s/></text:p>
      <text:p text:style-name="P4818"><text:tab/>Section from N edge of rhyolite<text:s/></text:p>
      <text:p text:style-name="P4819"><text:tab/>intrusion along Running Creek</text:p>
      <text:p text:style-name="P4820"><text:tab/>to top of lstn. Ewan 1:100000 Sheet,</text:p>
      <text:p text:style-name="P4821"><text:tab/>915639 to 913649.</text:p>
      <text:p text:style-name="P4822"><text:tab/>See A. Cook PhD, 1994</text:p>
      <text:p text:style-name="P4823">Basin: Burdekin</text:p>
      <text:p text:style-name="P4824">Formation:<text:s/>Mt Podge Lstn</text:p>
      <text:p text:style-name="P4825">Age: Emsian</text:p>
      <text:p text:style-name="P4826"/>
      <text:p text:style-name="P4827">L802</text:p>
      <text:p text:style-name="P4828">Collector: A. Cook</text:p>
      <text:p text:style-name="P4829">Indexer: A. Cook</text:p>
      <text:p text:style-name="P4830">Locality: Mt Podge, eastern section approx</text:p>
      <text:p text:style-name="P4831"><text:tab/>600 m E of Running Creek.</text:p>
      <text:p text:style-name="P4832"><text:tab/>Ewan 1:100000 Sheet, 920639</text:p>
      <text:p text:style-name="P4833"><text:tab/><text:s/>to 920641 and 922641 to 921647.</text:p>
      <text:p text:style-name="P4834"><text:tab/>See A. Cook PhD, 1994</text:p>
      <text:p text:style-name="P4835">Basin: Burdekin</text:p>
      <text:p text:style-name="P4836">Formation: Mt Podge Lstn</text:p>
      <text:p text:style-name="P4837">Age: Emsian</text:p>
      <text:p text:style-name="P4838"/>
      <text:p text:style-name="P4839">L803</text:p>
      <text:p text:style-name="P4840">Collector: A. Cook</text:p>
      <text:p text:style-name="P4841">Indexer: A. Cook</text:p>
      <text:p text:style-name="P4842">Locality: Fanning River caves, rope ladder<text:s/></text:p>
      <text:p text:style-name="P4843"><text:tab/>Cave, 3 km SE from homestead.</text:p>
      <text:p text:style-name="P4844"><text:tab/><text:s/>18 m of section through<text:s/></text:p>
      <text:p text:style-name="P4845"><text:tab/>3 main chambers. <text:s/>DU452182</text:p>
      <text:p text:style-name="P4846"><text:tab/>See A. Cook PhD, 1994</text:p>
      <text:p text:style-name="P4847">Basin: Burdekin</text:p>
      <text:p text:style-name="P4848">Formation: Burdekin</text:p>
      <text:p text:style-name="P4849">Age: Givetian.</text:p>
      <text:p text:style-name="P4850"/>
      <text:p text:style-name="P4851">L804</text:p>
      <text:p text:style-name="P4852">Collector: A. Cook</text:p>
      <text:p text:style-name="P4853">Indexer: A. Cook</text:p>
      <text:p text:style-name="P4854">Locality: Short section SW side of Burdekin</text:p>
      <text:p text:style-name="P4855"><text:tab/>River at Fletcherview Station. Almost</text:p>
      <text:p text:style-name="P4856"><text:tab/>opposite L792 relative to river.</text:p>
      <text:p text:style-name="P4857"><text:tab/>DU163035</text:p>
      <text:p text:style-name="P4858"><text:tab/>See A. Cook PhD, 1994</text:p>
      <text:p text:style-name="P4859">Basin: Burdekin</text:p>
      <text:p text:style-name="P4860">Formation: Burdekin</text:p>
      <text:p text:style-name="P4861">Age: Givetian</text:p>
      <text:p text:style-name="P4862"/>
      <text:p text:style-name="P4863">L805</text:p>
      <text:p text:style-name="P4864">Collector: A. Cook</text:p>
      <text:p text:style-name="P4865">Indexer: A. Cook</text:p>
      <text:p text:style-name="P4866">Locality:<text:s/>Arthur’s Creek, Burdekin Downs<text:s/></text:p>
      <text:p text:style-name="P4867"><text:tab/>Station. Small section at DU169048</text:p>
      <text:p text:style-name="P4868"><text:tab/>See A. Cook PhD, 1994</text:p>
      <text:soft-page-break/>
      <text:p text:style-name="P4869">Basin: Burdekin</text:p>
      <text:p text:style-name="P4870">Formation: Burdekin</text:p>
      <text:p text:style-name="P4871">Age: Givetian</text:p>
      <text:p text:style-name="P4872"/>
      <text:p text:style-name="P4873">L806</text:p>
      <text:p text:style-name="P4874">Collector: A. Cook</text:p>
      <text:p text:style-name="P4875">Indexer: A. Cook</text:p>
      <text:p text:style-name="P4876">Locality: Mt Podge west section</text:p>
      <text:p text:style-name="P4877"><text:tab/>approx 2 km W of Running<text:s/></text:p>
      <text:p text:style-name="P4878"><text:tab/>Creek., S of Mt Podge summit.<text:s/></text:p>
      <text:p text:style-name="P4879"><text:tab/>Ewan 1:100000 sheet 892644 to 895648</text:p>
      <text:p text:style-name="P4880"><text:tab/>See A. Cook PhD, 1994</text:p>
      <text:p text:style-name="P4881">Basin: Burdekin</text:p>
      <text:p text:style-name="P4882">Formation: Mt Podge Lstn</text:p>
      <text:p text:style-name="P4883">Age: Emsian<text:tab/></text:p>
      <text:p text:style-name="P4884"/>
      <text:p text:style-name="P4885">L809</text:p>
      <text:p text:style-name="P4886">Collector: J. Bennedick (680)</text:p>
      <text:p text:style-name="P4887">Indexer: J. Bennedick</text:p>
      <text:p text:style-name="P4888">Locality:<text:s/>See Bennedick hons thesis 1993.</text:p>
      <text:p text:style-name="P4889"><text:tab/>Pyramid <text:s/>1:100000 sheet, 506550/7684500</text:p>
      <text:p text:style-name="P4890">Basin: Drummond</text:p>
      <text:p text:style-name="P4891">Formation: Ukalunda beds</text:p>
      <text:p text:style-name="P4892">Age: Emsian</text:p>
      <text:p text:style-name="P4893"/>
      <text:p text:style-name="P4894">L810</text:p>
      <text:p text:style-name="P4895">Collector: J. Bennedick (440)</text:p>
      <text:p text:style-name="P4896">Indexer: J. Bennedick</text:p>
      <text:p text:style-name="P4897">Locality: See Bennedick hons thesis 1993.</text:p>
      <text:p text:style-name="P4898"><text:tab/>Pyramid <text:s/>1:100000 sheet, 506800/7686800</text:p>
      <text:p text:style-name="P4899">Basin: Drummond</text:p>
      <text:p text:style-name="P4900">Formation: Ukalunda beds</text:p>
      <text:p text:style-name="P4901">Age: Emsian</text:p>
      <text:p text:style-name="P4902"/>
      <text:p text:style-name="P4903">L811</text:p>
      <text:p text:style-name="P4904">Collector: J. Bennedick (426)</text:p>
      <text:p text:style-name="P4905">Indexer: J. Bennedick</text:p>
      <text:p text:style-name="P4906">Locality: See Bennedick hons thesis 1993.</text:p>
      <text:p text:style-name="P4907"><text:tab/>Pyramid 1:1000000 Sheet, 55550/7686000</text:p>
      <text:p text:style-name="P4908">Basin: Drummond</text:p>
      <text:p text:style-name="P4909">Formation: Ukalunda beds</text:p>
      <text:p text:style-name="P4910">Age: Emsian</text:p>
      <text:p text:style-name="P4911"/>
      <text:p text:style-name="P4912">L812</text:p>
      <text:p text:style-name="P4913">Collector: J. Bennedick<text:s/>(451)</text:p>
      <text:p text:style-name="P4914">Indexer: J. Bennedick</text:p>
      <text:p text:style-name="P4915">Locality: See Bennedick hons thesis 1993.</text:p>
      <text:p text:style-name="P4916"><text:tab/>Pyramid 1:1000000 Sheet,<text:s/>506250/7686850</text:p>
      <text:p text:style-name="P4917">Basin: Drummond</text:p>
      <text:p text:style-name="P4918">Formation: Ukalunda beds</text:p>
      <text:p text:style-name="P4919">Age: Emsian</text:p>
      <text:p text:style-name="P4920"/>
      <text:p text:style-name="P4921">L813</text:p>
      <text:p text:style-name="P4922">Collector: J. Bennedick (031)</text:p>
      <text:p text:style-name="P4923">Indexer: J. Bennedick</text:p>
      <text:p text:style-name="P4924">Locality:<text:s/>See Bennedick hons thesis 1993 and</text:p>
      <text:soft-page-break/>
      <text:p text:style-name="P4925"><text:tab/>Henderson et al. Aust J. Earth Sci</text:p>
      <text:p text:style-name="P4926"><text:tab/>45: 579-595</text:p>
      <text:p text:style-name="P4927"><text:tab/>Pyramid 1:1000000 Sheet, 510500/7685800</text:p>
      <text:p text:style-name="P4928">Basin: Drummond</text:p>
      <text:p text:style-name="P4929">Formation: St Annes</text:p>
      <text:p text:style-name="P4930">Age: Famennian</text:p>
      <text:p text:style-name="P4931"/>
      <text:p text:style-name="P4932">L814</text:p>
      <text:p text:style-name="P4933">Collector: J. Bennedick (599)</text:p>
      <text:p text:style-name="P4934">Indexer: J. Bennedick</text:p>
      <text:p text:style-name="P4935">Locality: See Bennedick hons thesis 1993.</text:p>
      <text:p text:style-name="P4936"><text:tab/>Pyramid 1:1000000 Sheet, 508000/7687800</text:p>
      <text:p text:style-name="P4937">Basin: Drummond</text:p>
      <text:p text:style-name="P4938">Formation: Ukalunda beds</text:p>
      <text:p text:style-name="P4939">Age: Emsian</text:p>
      <text:p text:style-name="P4940"/>
      <text:p text:style-name="P4941">L815</text:p>
      <text:p text:style-name="P4942">Collector: J. Bennedick (700)</text:p>
      <text:p text:style-name="P4943">Indexer: J. Bennedick</text:p>
      <text:p text:style-name="P4944">Locality: See Bennedick hons thesis 1993.</text:p>
      <text:p text:style-name="P4945"><text:tab/>Pyramid 1:1000000 Sheet, 50600/7684200</text:p>
      <text:p text:style-name="P4946">Basin: Drummond</text:p>
      <text:p text:style-name="P4947">Formation: Ukalunda beds</text:p>
      <text:p text:style-name="P4948">Age: Emsian</text:p>
      <text:p text:style-name="P4949"/>
      <text:p text:style-name="P4950">L816</text:p>
      <text:p text:style-name="P4951">Collector: J. Bennedick (451)</text:p>
      <text:p text:style-name="P4952">Indexer: J. Bennedick</text:p>
      <text:p text:style-name="P4953">Locality: See Bennedick hons thesis 1993.</text:p>
      <text:p text:style-name="P4954"><text:tab/>Pyramid 1:1000000 Sheet, 506700/7684150</text:p>
      <text:p text:style-name="P4955">Basin: Drummond</text:p>
      <text:p text:style-name="P4956">Formation: Ukalunda beds</text:p>
      <text:p text:style-name="P4957">Age: Emsian</text:p>
      <text:p text:style-name="P4958"/>
      <text:p text:style-name="P4959">L818</text:p>
      <text:p text:style-name="P4960">Collector: J. Bennedick (492)</text:p>
      <text:p text:style-name="P4961">Indexer: J. Bennedick</text:p>
      <text:p text:style-name="P4962">Locality: See Bennedick hons thesis 1993.</text:p>
      <text:p text:style-name="P4963"><text:tab/>Pyramid 1:1000000 Sheet, 506050/7686200</text:p>
      <text:p text:style-name="P4964">Basin: Drummond</text:p>
      <text:p text:style-name="P4965">Formation: Ukalunda beds</text:p>
      <text:p text:style-name="P4966">Age: Emsian</text:p>
      <text:p text:style-name="P4967"/>
      <text:p text:style-name="P4968">L818</text:p>
      <text:p text:style-name="P4969">Collector: J. Bennedick<text:s/>(489)</text:p>
      <text:p text:style-name="P4970">Indexer: J. Bennedick</text:p>
      <text:p text:style-name="P4971">Locality: See Bennedick hons thesis 1993.</text:p>
      <text:p text:style-name="P4972"><text:tab/>Pyramid 1:1000000 Sheet,<text:s/>506350/7686150</text:p>
      <text:p text:style-name="P4973">Basin: Drummond</text:p>
      <text:p text:style-name="P4974">Formation: Ukalunda beds</text:p>
      <text:p text:style-name="P4975">Age: Emsian</text:p>
      <text:p text:style-name="P4976"/>
      <text:p text:style-name="P4977">L819</text:p>
      <text:p text:style-name="P4978">Collector: J. Bennedick (439)</text:p>
      <text:p text:style-name="P4979">Indexer: J. Bennedick</text:p>
      <text:p text:style-name="P4980">Locality: See Bennedick hons thesis 1993.</text:p>
      <text:soft-page-break/>
      <text:p text:style-name="P4981"><text:tab/>Pyramid 1:1000000 Sheet, 506300/7686450</text:p>
      <text:p text:style-name="P4982">Basin: Drummond</text:p>
      <text:p text:style-name="P4983">Formation: Ukalunda beds</text:p>
      <text:p text:style-name="P4984">Age: Emsian</text:p>
      <text:p text:style-name="P4985"/>
      <text:p text:style-name="P4986">L820</text:p>
      <text:p text:style-name="P4987">Collector: J. Bennedick (042)</text:p>
      <text:p text:style-name="P4988">Indexer: J. Bennedick</text:p>
      <text:p text:style-name="P4989">Locality: See Bennedick hons thesis 1993.</text:p>
      <text:p text:style-name="P4990"><text:tab/>Pyramid 1:1000000 Sheet, 510500/7685800</text:p>
      <text:p text:style-name="P4991">Basin: Drummond</text:p>
      <text:p text:style-name="P4992">Formation: St Anns</text:p>
      <text:p text:style-name="P4993">Age: Famennian</text:p>
      <text:p text:style-name="P4994"/>
      <text:p text:style-name="P4995">L821</text:p>
      <text:p text:style-name="P4996">Collector: J. Bennedick (036)</text:p>
      <text:p text:style-name="P4997">Indexer: J. Bennedick</text:p>
      <text:p text:style-name="P4998">Locality:<text:s/>See Bennedick hons thesis 1993and</text:p>
      <text:p text:style-name="P4999"><text:tab/>See Henderson et al. Aust J. Earth Sci</text:p>
      <text:p text:style-name="P5000"><text:tab/>45: 579-595</text:p>
      <text:p text:style-name="P5001"><text:tab/>Pyramid 1:1000000 Sheet, 508500/7683000</text:p>
      <text:p text:style-name="P5002">Basin: Drummond</text:p>
      <text:p text:style-name="P5003">Formation: St Anns</text:p>
      <text:p text:style-name="P5004">Age: Famennian</text:p>
      <text:p text:style-name="P5005"/>
      <text:p text:style-name="P5006">L822</text:p>
      <text:p text:style-name="P5007">Collector: B. Davis, R. Henderson (MB48)</text:p>
      <text:p text:style-name="P5008">Indexer: R. Henderson</text:p>
      <text:p text:style-name="P5009">Locality:<text:s/>Adjacent to Mt Beaufort</text:p>
      <text:p text:style-name="P5010"><text:tab/>See Henderson et al.<text:s/>Aust. J. Earth Sci</text:p>
      <text:p text:style-name="P5011"><text:tab/>42: 437-444.</text:p>
      <text:p text:style-name="P5012">Basin: Drummond</text:p>
      <text:p text:style-name="P5013">Formation: Sedgeford</text:p>
      <text:p text:style-name="P5014">Age: Eifelian</text:p>
      <text:p text:style-name="P5015"/>
      <text:p text:style-name="P5016">L823</text:p>
      <text:p text:style-name="P5017">Collector: B. Davis, R. Henderson (MB62)</text:p>
      <text:p text:style-name="P5018">Indexer: R. Henderson</text:p>
      <text:p text:style-name="P5019">Locality: Adjacent to Mt Beaufort</text:p>
      <text:p text:style-name="P5020"><text:tab/>See Henderson et al. Aust. J. Earth Sci</text:p>
      <text:p text:style-name="P5021"><text:tab/>42: 437-444.</text:p>
      <text:p text:style-name="P5022">Basin: Drummond</text:p>
      <text:p text:style-name="P5023">Formation: Sedgeford</text:p>
      <text:p text:style-name="P5024">Age: Eifelian</text:p>
      <text:p text:style-name="P5025"/>
      <text:p text:style-name="P5026">L824</text:p>
      <text:p text:style-name="P5027">Collector: B. Davis, R. Henderson (MB49)</text:p>
      <text:p text:style-name="P5028">Indexer: R. Henderson</text:p>
      <text:p text:style-name="P5029">Locality: Adjacent to Mt Beaufort</text:p>
      <text:p text:style-name="P5030"><text:tab/>See Henderson et al. Aust. J. Earth Sci</text:p>
      <text:p text:style-name="P5031"><text:tab/>42: 437-444.</text:p>
      <text:p text:style-name="P5032">Basin: Drummond</text:p>
      <text:p text:style-name="P5033">Formation: Sedgeford</text:p>
      <text:p text:style-name="P5034">Age: Eifelian</text:p>
      <text:p text:style-name="P5035"/>
      <text:p text:style-name="P5036">L825</text:p>
      <text:soft-page-break/>
      <text:p text:style-name="P5037">Collector: B. Davis, R. Henderson (MB55)</text:p>
      <text:p text:style-name="P5038">Indexer: R. Henderson</text:p>
      <text:p text:style-name="P5039">Locality: Adjacent to Mt Beaufort</text:p>
      <text:p text:style-name="P5040"><text:tab/>See Henderson et al. Aust. J. Earth Sci</text:p>
      <text:p text:style-name="P5041"><text:tab/>42: 437-444.</text:p>
      <text:p text:style-name="P5042">Basin: Drummond</text:p>
      <text:p text:style-name="P5043">Formation: Sedgeford</text:p>
      <text:p text:style-name="P5044">Age: Eifelian</text:p>
      <text:p text:style-name="P5045"/>
      <text:p text:style-name="P5046">L826</text:p>
      <text:p text:style-name="P5047">Collector: B. Davis, R. Henderson (MB64)</text:p>
      <text:p text:style-name="P5048">Indexer: R. Henderson</text:p>
      <text:p text:style-name="P5049">Locality: Adjacent to Mt Beaufort</text:p>
      <text:p text:style-name="P5050"><text:tab/>See Henderson et al. Aust. J. Earth Sci</text:p>
      <text:p text:style-name="P5051"><text:tab/>42: 437-444.</text:p>
      <text:p text:style-name="P5052">Basin: Drummond</text:p>
      <text:p text:style-name="P5053">Formation: Sedgeford</text:p>
      <text:p text:style-name="P5054">Age: Eifelian</text:p>
      <text:p text:style-name="P5055"/>
      <text:p text:style-name="P5056">L827</text:p>
      <text:p text:style-name="P5057">Collector: B. Davis, R. Henderson</text:p>
      <text:p text:style-name="P5058">Indexer: R. Henderson</text:p>
      <text:p text:style-name="P5059">Locality: Adjacent to Mt Beaufort, near Sedgeford</text:p>
      <text:p text:style-name="P5060"><text:tab/>Boundary fence.</text:p>
      <text:p text:style-name="P5061"><text:tab/>See Henderson et al. Aust. J. Earth Sci</text:p>
      <text:p text:style-name="P5062"><text:tab/>42: 437-444.</text:p>
      <text:p text:style-name="P5063">Basin: Drummond</text:p>
      <text:p text:style-name="P5064">Formation: Sedgeford</text:p>
      <text:p text:style-name="P5065">Age: Eifelian</text:p>
      <text:p text:style-name="P5066"/>
      <text:p text:style-name="P5067">L828</text:p>
      <text:p text:style-name="P5068">Collector: B. Davis, R. Henderson<text:s/></text:p>
      <text:p text:style-name="P5069">Indexer: R. Henderson</text:p>
      <text:p text:style-name="P5070">Locality: Adjacent to Mt Beaufort</text:p>
      <text:p text:style-name="P5071"><text:tab/>See Henderson et al. Aust. J. Earth Sci</text:p>
      <text:p text:style-name="P5072"><text:tab/>42: 437-444.</text:p>
      <text:p text:style-name="P5073">Basin: Drummond</text:p>
      <text:p text:style-name="P5074">Formation: Silver Hills</text:p>
      <text:p text:style-name="P5075">Age: Eifelian</text:p>
      <text:p text:style-name="P5076"/>
      <text:p text:style-name="P5077">L829</text:p>
      <text:p text:style-name="P5078">Collector: B. Davis, R. Henderson<text:s/></text:p>
      <text:p text:style-name="P5079">Indexer: R. Henderson</text:p>
      <text:p text:style-name="P5080">Locality: Track crossing of Wynne Creek</text:p>
      <text:p text:style-name="P5081"><text:tab/>Percy Douglas 1:25000 sheet,</text:p>
      <text:p text:style-name="P5082"><text:tab/>Approx 252899</text:p>
      <text:p text:style-name="P5083">Basin: Drummond</text:p>
      <text:p text:style-name="P5084">Formation: Mt Wyatt</text:p>
      <text:p text:style-name="P5085">Age: Famennian</text:p>
      <text:p text:style-name="P5086"/>
      <text:p text:style-name="P5087">L830</text:p>
      <text:p text:style-name="P5088">Collector: B. Davis, R. Henderson<text:s/></text:p>
      <text:p text:style-name="P5089">Indexer: R. Henderson</text:p>
      <text:p text:style-name="P5090">Locality: Wynne Creek</text:p>
      <text:p text:style-name="P5091"><text:tab/>Percy Douglas 1:25000 sheet,</text:p>
      <text:p text:style-name="P5092"><text:tab/>272828</text:p>
      <text:soft-page-break/>
      <text:p text:style-name="P5093">Basin: Drummond</text:p>
      <text:p text:style-name="P5094">Formation: Mt Wyatt</text:p>
      <text:p text:style-name="P5095">Age: Famennian</text:p>
      <text:p text:style-name="P5096"/>
      <text:p text:style-name="P5097">L831</text:p>
      <text:p text:style-name="P5098">Collector: B. Davis, R. Henderson<text:s/></text:p>
      <text:p text:style-name="P5099">Indexer: R. Henderson</text:p>
      <text:p text:style-name="P5100">Locality: Near Mt Richardson</text:p>
      <text:p text:style-name="P5101"><text:tab/>Mt Wyatt 1:25000 sheet,</text:p>
      <text:p text:style-name="P5102"><text:tab/>Approx 272828</text:p>
      <text:p text:style-name="P5103"><text:tab/>See Henderson et al. Aust J. Earth Sci</text:p>
      <text:p text:style-name="P5104"><text:tab/>45: 579-595</text:p>
      <text:p text:style-name="P5105">Basin: Drummond</text:p>
      <text:p text:style-name="P5106">Formation: Mt Wyatt</text:p>
      <text:p text:style-name="P5107">Age: Famennian</text:p>
      <text:p text:style-name="P5108"/>
      <text:p text:style-name="P5109">L832</text:p>
      <text:p text:style-name="P5110">Collector: B. Davis, R. Henderson 1994</text:p>
      <text:p text:style-name="P5111">Indexer: R. Henderson</text:p>
      <text:p text:style-name="P5112">Locality: Fletchers Awl area, E of Clermont.</text:p>
      <text:p text:style-name="P5113">Basin: Drummond</text:p>
      <text:p text:style-name="P5114">Formation: Graybank Volcanics</text:p>
      <text:p text:style-name="P5115">Age: Famennian</text:p>
      <text:p text:style-name="P5116"/>
      <text:p text:style-name="P5117">L833</text:p>
      <text:p text:style-name="P5118">Collector: B. Davis, R. Henderson 1994</text:p>
      <text:p text:style-name="P5119">Indexer: R. Henderson</text:p>
      <text:p text:style-name="P5120">Locality: Fletchers Awl area, E of Clermont.</text:p>
      <text:p text:style-name="P5121">Basin: Drummond</text:p>
      <text:p text:style-name="P5122">Formation: Graybank Volcanics</text:p>
      <text:p text:style-name="P5123">Age: Famennian</text:p>
      <text:p text:style-name="P5124"/>
      <text:p text:style-name="P5125">L834</text:p>
      <text:p text:style-name="P5126">Collector: B. Davis, R. Henderson 1994</text:p>
      <text:p text:style-name="P5127">Indexer: R. Henderson</text:p>
      <text:p text:style-name="P5128">Locality: South of Silver Hills type</text:p>
      <text:p text:style-name="P5129"><text:tab/>area. 562993.</text:p>
      <text:p text:style-name="P5130">Basin: Drummond</text:p>
      <text:p text:style-name="P5131">Formation: Telemon<text:s/></text:p>
      <text:p text:style-name="P5132">Age: ?Visean</text:p>
      <text:p text:style-name="P5133"/>
      <text:p text:style-name="P5134">L835</text:p>
      <text:p text:style-name="P5135">Collector: B. Davis, R. Henderson 1994</text:p>
      <text:p text:style-name="P5136">Indexer: R. Henderson</text:p>
      <text:p text:style-name="P5137">Locality: South of Silver Hills type</text:p>
      <text:p text:style-name="P5138"><text:tab/>area. 565984.</text:p>
      <text:p text:style-name="P5139">Basin: Drummond</text:p>
      <text:p text:style-name="P5140">Formation: Telemon<text:s/></text:p>
      <text:p text:style-name="P5141">Age: ?Visean</text:p>
      <text:p text:style-name="P5142"/>
      <text:p text:style-name="P5143">L836</text:p>
      <text:p text:style-name="P5144">Collector: B. Davis, R. Henderson 1992</text:p>
      <text:p text:style-name="P5145">Indexer: R. Henderson</text:p>
      <text:p text:style-name="P5146">Locality: Bed of Douglas Creek, as described by</text:p>
      <text:p text:style-name="P5147"><text:tab/>Brock and Talent, 1993: Mem. Austalas.</text:p>
      <text:p text:style-name="P5148"><text:tab/>Assn Palaeontols 15, 225-248.</text:p>
      <text:soft-page-break/>
      <text:p text:style-name="P5149">Basin:<text:s/></text:p>
      <text:p text:style-name="P5150">Formation: Douglas Creek Lstn</text:p>
      <text:p text:style-name="P5151">Age: Emsian</text:p>
      <text:p text:style-name="P5152"/>
      <text:p text:style-name="P5153">L837</text:p>
      <text:p text:style-name="P5154">Collector: B. Davis, R. Henderson 1994</text:p>
      <text:p text:style-name="P5155">Indexer: R. Henderson</text:p>
      <text:p text:style-name="P5156">Locality: Pyramid Station, 087857</text:p>
      <text:p text:style-name="P5157"><text:tab/>See Henderson et al. Aust J. Earth Sci</text:p>
      <text:p text:style-name="P5158"><text:tab/>45: 579-595</text:p>
      <text:p text:style-name="P5159">Basin: Drummond</text:p>
      <text:p text:style-name="P5160">Formation: St Anns Formation</text:p>
      <text:p text:style-name="P5161">Age: Famennian</text:p>
      <text:p text:style-name="P5162"/>
      <text:p text:style-name="P5163">L838</text:p>
      <text:p text:style-name="P5164">Collector: B. Davis 1994</text:p>
      <text:p text:style-name="P5165">Indexer: R. Henderson</text:p>
      <text:p text:style-name="P5166">Locality: Near large dam adjacent to Selheim</text:p>
      <text:p text:style-name="P5167"><text:tab/>River, Old Hidden Valley. 284830</text:p>
      <text:p text:style-name="P5168"><text:tab/>See Henderson et al. Aust J. Earth Sci</text:p>
      <text:p text:style-name="P5169"><text:tab/>45: 579-595</text:p>
      <text:p text:style-name="P5170">Basin: Drummond</text:p>
      <text:p text:style-name="P5171">Formation: Mt Wyatt</text:p>
      <text:p text:style-name="P5172">Age: ?Visean</text:p>
      <text:p text:style-name="P5173"/>
      <text:p text:style-name="P5174">L839</text:p>
      <text:p text:style-name="P5175">Collector: B. Davis 1994</text:p>
      <text:p text:style-name="P5176">Indexer: R. Henderson</text:p>
      <text:p text:style-name="P5177">Locality: Mt Wyatt 1:25000 sheet</text:p>
      <text:p text:style-name="P5178">`<text:tab/>291881</text:p>
      <text:p text:style-name="P5179">Basin: Drummond</text:p>
      <text:p text:style-name="P5180">Formation: Ukalunda Beds</text:p>
      <text:p text:style-name="P5181">Age: Emsian</text:p>
      <text:p text:style-name="P5182"/>
      <text:p text:style-name="P5183">L840</text:p>
      <text:p text:style-name="P5184">Collector: B. Davis 1994</text:p>
      <text:p text:style-name="P5185">Indexer: R. Henderson</text:p>
      <text:p text:style-name="P5186">Locality: Margherita Mine area,</text:p>
      <text:p text:style-name="P5187"><text:tab/>E of Mt Richardson</text:p>
      <text:p text:style-name="P5188"><text:tab/>Mt Wyatt 1:25000 sheet</text:p>
      <text:p text:style-name="P5189">`<text:tab/>286845</text:p>
      <text:p text:style-name="P5190">Basin: Drummond</text:p>
      <text:p text:style-name="P5191">Formation: Ukalunda Beds</text:p>
      <text:p text:style-name="P5192">Age: Emsian</text:p>
      <text:p text:style-name="P5193"/>
      <text:p text:style-name="P5194"/>
      <text:p text:style-name="P5195">L841</text:p>
      <text:p text:style-name="P5196">Collector: B. Davis, R. Henderson<text:s/></text:p>
      <text:p text:style-name="P5197">Indexer: R. Henderson</text:p>
      <text:p text:style-name="P5198">Locality:<text:s/>Vertebrate locality adjacent</text:p>
      <text:p text:style-name="P5199"><text:tab/>to fault and near boundary fence.</text:p>
      <text:p text:style-name="P5200"><text:tab/>See Henderson et al. Aust. J. Earth Sci</text:p>
      <text:p text:style-name="P5201"><text:tab/>42: 437-444.</text:p>
      <text:p text:style-name="P5202">Basin:<text:s/></text:p>
      <text:p text:style-name="P5203">Formation: Sedgeford</text:p>
      <text:p text:style-name="P5204">Age: Eifelian</text:p>
      <text:p text:style-name="P5205"/>
      <text:p text:style-name="P5206">L842</text:p>
      <text:p text:style-name="P5207">Collector: R. Henderson<text:s/></text:p>
      <text:p text:style-name="P5208">Indexer: R. Henderson</text:p>
      <text:p text:style-name="P5209">Locality: S coast of Bathurst Island,</text:p>
      <text:p text:style-name="P5210"><text:tab/>Bathurst Island 1:100000</text:p>
      <text:p text:style-name="P5211"><text:tab/>595930-604927</text:p>
      <text:p text:style-name="P5212">Basin: Money Shoals</text:p>
      <text:p text:style-name="P5213">Formation: Moonkinu Fmn, Tapara</text:p>
      <text:p text:style-name="P5214"><text:tab/>bed and adjacent</text:p>
      <text:p text:style-name="P5215">Age: Cenomanian</text:p>
      <text:p text:style-name="P5216"/>
      <text:p text:style-name="P5217"/>
      <text:p text:style-name="P5218">L843</text:p>
      <text:p text:style-name="P5219">Collector: B. Davis, R. Henderson 1994</text:p>
      <text:p text:style-name="P5220">Indexer: R. Henderson</text:p>
      <text:p text:style-name="P5221">Locality: Scartwater Station,</text:p>
      <text:p text:style-name="P5222"><text:tab/>Pyramid Range 1:25000 Sheet, 034830<text:s/></text:p>
      <text:p text:style-name="P5223"><text:tab/>See Henderson et al. Aust J. Earth Sci</text:p>
      <text:p text:style-name="P5224"><text:tab/>45: 579-595</text:p>
      <text:p text:style-name="P5225">Basin: Drummond</text:p>
      <text:p text:style-name="P5226">Formation: St Anns Formation</text:p>
      <text:p text:style-name="P5227">Age: Famennian</text:p>
      <text:p text:style-name="P5228"/>
      <text:p text:style-name="P5229">L844</text:p>
      <text:p text:style-name="P5230">Collector: R. Henderson, A. Cook</text:p>
      <text:p text:style-name="P5231"><text:tab/>J. Stilwell, D. Mackenzie 1998 (AH1)</text:p>
      <text:p text:style-name="P5232">Indexer: R. Henderson</text:p>
      <text:p text:style-name="P5233">Locality: Mt Devlin Road, W of Hughenden</text:p>
      <text:p text:style-name="Normal"><text:span text:style-name="T5234"><text:tab/></text:span><text:span text:style-name="T5235">20</text:span><text:span text:style-name="T5236">o</text:span><text:span text:style-name="T5237"><text:s/>56’23” 144</text:span><text:span text:style-name="T5238">o</text:span><text:span text:style-name="T5239">17’16”</text:span></text:p>
      <text:p text:style-name="P5240">Basin: Eromanga</text:p>
      <text:p text:style-name="P5241">Formation: Toolebuc</text:p>
      <text:p text:style-name="P5242">Age: Albian</text:p>
      <text:p text:style-name="P5243"/>
      <text:p text:style-name="P5244">L845</text:p>
      <text:p text:style-name="P5245">Collector: R. Henderson, A. Cook</text:p>
      <text:p text:style-name="P5246"><text:tab/>J. Stilwell, D. Mackenzie 1998 (AH2)</text:p>
      <text:p text:style-name="P5247">Indexer: R. Henderson</text:p>
      <text:p text:style-name="P5248">Locality: Road to Dun Luce, W of Hughenden</text:p>
      <text:p text:style-name="Normal"><text:span text:style-name="T5249"><text:tab/></text:span><text:span text:style-name="T5250">20</text:span><text:span text:style-name="T5251">o</text:span><text:span text:style-name="T5252"><text:s/>45’18” 143</text:span><text:span text:style-name="T5253">o</text:span><text:span text:style-name="T5254">51’00”</text:span></text:p>
      <text:p text:style-name="P5255">Basin: Eromanga</text:p>
      <text:p text:style-name="P5256">Formation: Toolebuc</text:p>
      <text:p text:style-name="P5257">Age: Albian</text:p>
      <text:p text:style-name="P5258"/>
      <text:p text:style-name="P5259">L846</text:p>
      <text:p text:style-name="P5260">Collector: R. Henderson, A. Cook</text:p>
      <text:p text:style-name="P5261"><text:tab/>J. Stilwell, D. Mackenzie 1998 (AH3)</text:p>
      <text:p text:style-name="P5262">Indexer: R. Henderson</text:p>
      <text:p text:style-name="P5263">Locality: Adjacent to Telemon, W of Hughenden</text:p>
      <text:p text:style-name="Normal"><text:span text:style-name="T5264"><text:tab/></text:span><text:span text:style-name="T5265">20</text:span><text:span text:style-name="T5266">o</text:span><text:span text:style-name="T5267"><text:s/>40’59” 143</text:span><text:span text:style-name="T5268">o</text:span><text:span text:style-name="T5269">50’41”</text:span></text:p>
      <text:p text:style-name="P5270">Basin: Eromanga</text:p>
      <text:p text:style-name="P5271">Formation: Toolebuc</text:p>
      <text:p text:style-name="P5272">Age: Albian</text:p>
      <text:p text:style-name="P5273"/>
      <text:p text:style-name="P5274">L847</text:p>
      <text:p text:style-name="P5275">Collector: R. Henderson, A. Cook</text:p>
      <text:soft-page-break/>
      <text:p text:style-name="P5276"><text:tab/>J. Stilwell, D. Mackenzie 1998 (AH5)</text:p>
      <text:p text:style-name="P5277">Indexer: R. Henderson</text:p>
      <text:p text:style-name="P5278">Locality: Adjacent to Telemon,<text:s/>500 m S</text:p>
      <text:p text:style-name="P5279"><text:tab/>of telecom tower,<text:s/>W of Hughenden</text:p>
      <text:p text:style-name="Normal"><text:span text:style-name="T5280"><text:tab/></text:span><text:span text:style-name="T5281">20</text:span><text:span text:style-name="T5282">o</text:span><text:span text:style-name="T5283"><text:s/>46’53” 143</text:span><text:span text:style-name="T5284">o</text:span><text:span text:style-name="T5285">51’04”</text:span></text:p>
      <text:p text:style-name="P5286">Basin: Eromanga</text:p>
      <text:p text:style-name="P5287">Formation: Toolebuc</text:p>
      <text:p text:style-name="P5288">Age: Albian</text:p>
      <text:p text:style-name="P5289"/>
      <text:p text:style-name="P5290">L848</text:p>
      <text:p text:style-name="P5291">Collector: R. Henderson, A. Cook</text:p>
      <text:p text:style-name="P5292"><text:tab/>J. Stilwell, D. Mackenzie 1998<text:s/>(AH6)</text:p>
      <text:p text:style-name="P5293">Indexer: R. Henderson</text:p>
      <text:p text:style-name="P5294">Locality: Adjacent to Telemon,<text:s/>near telecom tower,</text:p>
      <text:p text:style-name="P5295"><text:tab/>W of Hughenden</text:p>
      <text:p text:style-name="Normal"><text:span text:style-name="T5296"><text:tab/>20</text:span><text:span text:style-name="T5297">o</text:span><text:span text:style-name="T5298"><text:s/>47’18” 143</text:span><text:span text:style-name="T5299">o</text:span><text:span text:style-name="T5300">51’21”</text:span></text:p>
      <text:p text:style-name="Normal"><text:span text:style-name="T5301"><text:tab/></text:span><text:span text:style-name="T5302">20</text:span><text:span text:style-name="T5303">o</text:span><text:span text:style-name="T5304"><text:s/>47’24” 143</text:span><text:span text:style-name="T5305">o</text:span><text:span text:style-name="T5306">51’02”</text:span></text:p>
      <text:p text:style-name="P5307">Basin: Eromanga</text:p>
      <text:p text:style-name="P5308">Formation: Toolebuc</text:p>
      <text:p text:style-name="P5309">Age: Albian</text:p>
      <text:p text:style-name="P5310"/>
      <text:p text:style-name="P5311">L849</text:p>
      <text:p text:style-name="P5312">Collector: R. Henderson, A. Cook</text:p>
      <text:p text:style-name="P5313"><text:tab/>J. Stilwell, D. Mackenzie 1998 (AH8)</text:p>
      <text:p text:style-name="P5314">Indexer: R. Henderson</text:p>
      <text:p text:style-name="P5315">Locality: Adjacent to Telemon, W of Hughenden</text:p>
      <text:p text:style-name="Normal"><text:span text:style-name="T5316"><text:tab/></text:span><text:span text:style-name="T5317">20</text:span><text:span text:style-name="T5318">o</text:span><text:span text:style-name="T5319"><text:s/>48’24” 143</text:span><text:span text:style-name="T5320">o</text:span><text:span text:style-name="T5321">50’56”</text:span></text:p>
      <text:p text:style-name="P5322">Basin: Eromanga</text:p>
      <text:p text:style-name="P5323">Formation: Toolebuc</text:p>
      <text:p text:style-name="P5324">Age: Albian</text:p>
      <text:p text:style-name="P5325"/>
      <text:p text:style-name="P5326"/>
      <text:p text:style-name="P5327">L850</text:p>
      <text:p text:style-name="P5328">Collector: R. Henderson, A. Cook</text:p>
      <text:p text:style-name="P5329"><text:tab/>J. Stilwell, D. Mackenzie 1998 (AH9)</text:p>
      <text:p text:style-name="P5330">Indexer: R. Henderson</text:p>
      <text:p text:style-name="P5331">Locality: Adjacent to Telemon, W of Hughenden</text:p>
      <text:p text:style-name="Normal"><text:span text:style-name="T5332"><text:tab/></text:span><text:span text:style-name="T5333">20</text:span><text:span text:style-name="T5334">o</text:span><text:span text:style-name="T5335"><text:s/>48’</text:span><text:span text:style-name="T5336">51</text:span><text:span text:style-name="T5337">” 143</text:span><text:span text:style-name="T5338">o</text:span><text:span text:style-name="T5339">50’56”</text:span></text:p>
      <text:p text:style-name="P5340">Basin: Eromanga</text:p>
      <text:p text:style-name="P5341">Formation: Toolebuc</text:p>
      <text:p text:style-name="P5342">Age: Albian</text:p>
      <text:p text:style-name="P5343"/>
      <text:p text:style-name="P5344">L851</text:p>
      <text:p text:style-name="P5345">Collector: R. Henderson, A. Cook</text:p>
      <text:p text:style-name="P5346"><text:tab/>J. Stilwell, D. Mackenzie 1998 (AH11)</text:p>
      <text:p text:style-name="P5347">Indexer: R. Henderson</text:p>
      <text:p text:style-name="P5348">Locality: 5 Mile, bed of Flinders River, E of<text:s/></text:p>
      <text:p text:style-name="Normal"><text:span text:style-name="T5349"><text:tab/>Richmond. 20</text:span><text:span text:style-name="T5350">o</text:span><text:span text:style-name="T5351"><text:s/>45’40” 143</text:span><text:span text:style-name="T5352">o</text:span><text:span text:style-name="T5353">10’44”</text:span></text:p>
      <text:p text:style-name="P5354"><text:tab/>= QM811</text:p>
      <text:p text:style-name="P5355">Basin: Eromanga</text:p>
      <text:p text:style-name="P5356">Formation: Toolebuc/Allaru</text:p>
      <text:p text:style-name="P5357">Age: Albian</text:p>
      <text:p text:style-name="P5358"/>
      <text:p text:style-name="P5359">L852</text:p>
      <text:p text:style-name="P5360">Collector: R. Henderson, A. Cook</text:p>
      <text:p text:style-name="P5361"><text:tab/>J. Stilwell, D. Mackenzie 1998<text:s/>(AH13)</text:p>
      <text:soft-page-break/>
      <text:p text:style-name="P5362">Indexer: R. Henderson</text:p>
      <text:p text:style-name="P5363">Locality: Quarry on Richmond-Croydon road</text:p>
      <text:p text:style-name="P5364"><text:tab/>10 km N of Richmond</text:p>
      <text:p text:style-name="Normal"><text:span text:style-name="T5365"><text:tab/>20</text:span><text:span text:style-name="T5366">o</text:span><text:span text:style-name="T5367"><text:s/>38</text:span><text:span text:style-name="T5368">’</text:span><text:span text:style-name="T5369">43</text:span><text:span text:style-name="T5370">” 143</text:span><text:span text:style-name="T5371">o</text:span><text:span text:style-name="T5372">05</text:span><text:span text:style-name="T5373">’</text:span><text:span text:style-name="T5374">77</text:span><text:span text:style-name="T5375">”</text:span></text:p>
      <text:p text:style-name="P5376">Basin: Eromanga</text:p>
      <text:p text:style-name="P5377">Formation: Toolebuc</text:p>
      <text:p text:style-name="P5378">Age: Albian</text:p>
      <text:p text:style-name="P5379"/>
      <text:p text:style-name="P5380">L853</text:p>
      <text:p text:style-name="P5381">Collector: R. Henderson, A. Cook</text:p>
      <text:p text:style-name="P5382"><text:tab/>J. Stilwell, D. Mackenzie 1998 (AH14)</text:p>
      <text:p text:style-name="P5383">Indexer: R. Henderson</text:p>
      <text:p text:style-name="P5384">Locality: St Elmo structure</text:p>
      <text:p text:style-name="Normal"><text:span text:style-name="T5385"><text:tab/></text:span><text:span text:style-name="T5386">20</text:span><text:span text:style-name="T5387">o</text:span><text:span text:style-name="T5388"><text:s/>32’36” 141</text:span><text:span text:style-name="T5389">o</text:span><text:span text:style-name="T5390">51’39”</text:span></text:p>
      <text:p text:style-name="P5391">Basin: Eromanga</text:p>
      <text:p text:style-name="P5392">Formation: Toolebuc</text:p>
      <text:p text:style-name="P5393">Age: Albian</text:p>
      <text:p text:style-name="P5394"/>
      <text:p text:style-name="P5395">L854</text:p>
      <text:p text:style-name="P5396">Collector: R. Henderson, A. Cook</text:p>
      <text:p text:style-name="P5397"><text:tab/>J. Stilwell, D. Mackenzie 1998 (AH16)</text:p>
      <text:p text:style-name="P5398">Indexer: R. Henderson</text:p>
      <text:p text:style-name="P5399">Locality:<text:s/></text:p>
      <text:p text:style-name="Normal"><text:span text:style-name="T5400"><text:tab/>20</text:span><text:span text:style-name="T5401">o</text:span><text:span text:style-name="T5402"><text:s/>13’31” 141</text:span><text:span text:style-name="T5403">o</text:span><text:span text:style-name="T5404">55’22”</text:span></text:p>
      <text:p text:style-name="P5405">Basin: Eromanga</text:p>
      <text:p text:style-name="P5406">Formation: Toolebuc</text:p>
      <text:p text:style-name="P5407">Age: Albian</text:p>
      <text:p text:style-name="P5408"/>
      <text:p text:style-name="P5409">L855</text:p>
      <text:p text:style-name="P5410">Collector: R. Henderson, A. Cook</text:p>
      <text:p text:style-name="P5411"><text:tab/>J. Stilwell, D. Mackenzie 1998 (AH17)</text:p>
      <text:p text:style-name="P5412">Indexer: R. Henderson</text:p>
      <text:p text:style-name="P5413">Locality: SW of MacKinlay</text:p>
      <text:p text:style-name="Normal"><text:span text:style-name="T5414"><text:tab/></text:span><text:span text:style-name="T5415">21</text:span><text:span text:style-name="T5416">o</text:span><text:span text:style-name="T5417"><text:s/>30’51” 141</text:span><text:span text:style-name="T5418">o</text:span><text:span text:style-name="T5419">03’31”</text:span></text:p>
      <text:p text:style-name="P5420">Basin: Eromanga</text:p>
      <text:p text:style-name="P5421">Formation: Toolebuc</text:p>
      <text:p text:style-name="P5422">Age: Albian</text:p>
      <text:p text:style-name="P5423"/>
      <text:p text:style-name="P5424">L856</text:p>
      <text:p text:style-name="P5425">Collector: R. Henderson, A. Cook</text:p>
      <text:p text:style-name="P5426"><text:tab/>J. Stilwell, D. Mackenzie 1998 (AH19)</text:p>
      <text:p text:style-name="P5427">Indexer: R. Henderson</text:p>
      <text:p text:style-name="P5428">Locality:<text:s/>Road to Cannington Mine</text:p>
      <text:p text:style-name="Normal"><text:span text:style-name="T5429"><text:tab/>21</text:span><text:span text:style-name="T5430">o</text:span><text:span text:style-name="T5431"><text:s/>33’34” 131</text:span><text:span text:style-name="T5432">o</text:span><text:span text:style-name="T5433">01’04”</text:span></text:p>
      <text:p text:style-name="P5434">Basin: Eromanga</text:p>
      <text:p text:style-name="P5435">Formation: Toolebuc</text:p>
      <text:p text:style-name="P5436">Age: Albian</text:p>
      <text:p text:style-name="P5437"/>
      <text:p text:style-name="P5438">L857</text:p>
      <text:p text:style-name="P5439">Collector: R. Henderson, D. Mackenzie<text:s/></text:p>
      <text:p text:style-name="P5440"><text:tab/>1998<text:s/>(AH25)</text:p>
      <text:p text:style-name="P5441">Indexer: R. Henderson</text:p>
      <text:p text:style-name="P5442">Locality:<text:s/>Kirkenzie Dam, Daunton</text:p>
      <text:p text:style-name="Normal"><text:span text:style-name="T5443"><text:tab/></text:span><text:span text:style-name="T5444">23</text:span><text:span text:style-name="T5445">o</text:span><text:span text:style-name="T5446"><text:s/>15</text:span><text:span text:style-name="T5447">’</text:span><text:span text:style-name="T5448">30.3</text:span><text:span text:style-name="T5449">”</text:span><text:span text:style-name="T5450"><text:s/>144</text:span><text:span text:style-name="T5451">o</text:span><text:span text:style-name="T5452">48</text:span><text:span text:style-name="T5453">’</text:span><text:span text:style-name="T5454">34.9</text:span><text:span text:style-name="T5455">”</text:span></text:p>
      <text:p text:style-name="P5456">Basin: Eromanga</text:p>
      <text:p text:style-name="P5457">Formation: Allaru</text:p>
      <text:soft-page-break/>
      <text:p text:style-name="P5458">Age: Albian</text:p>
      <text:p text:style-name="P5459"/>
      <text:p text:style-name="P5460">L858</text:p>
      <text:p text:style-name="P5461">Collector: R. Henderson, D. Mackenzie<text:s/></text:p>
      <text:p text:style-name="P5462"><text:tab/>1998 (AH26)</text:p>
      <text:p text:style-name="P5463">Indexer: R. Henderson</text:p>
      <text:p text:style-name="P5464">Locality: Daunton, close to artesian bore</text:p>
      <text:p text:style-name="Normal"><text:span text:style-name="T5465"><text:tab/></text:span><text:span text:style-name="T5466">23</text:span><text:span text:style-name="T5467">o</text:span><text:span text:style-name="T5468"><text:s/>15’16” 144</text:span><text:span text:style-name="T5469">o</text:span><text:span text:style-name="T5470">45’46.5”</text:span></text:p>
      <text:p text:style-name="P5471">Basin: Eromanga</text:p>
      <text:p text:style-name="P5472">Formation: Allaru</text:p>
      <text:p text:style-name="P5473">Age: Albian</text:p>
      <text:p text:style-name="P5474"/>
      <text:p text:style-name="P5475">L859</text:p>
      <text:p text:style-name="P5476">Collector: R. Henderson, D. Mackenzie<text:s/></text:p>
      <text:p text:style-name="P5477"><text:tab/>1998 (AH27)</text:p>
      <text:p text:style-name="P5478">Indexer: R. Henderson</text:p>
      <text:p text:style-name="P5479">Locality: Daunton</text:p>
      <text:p text:style-name="Normal"><text:span text:style-name="T5480"><text:tab/></text:span><text:span text:style-name="T5481">23</text:span><text:span text:style-name="T5482">o</text:span><text:span text:style-name="T5483"><text:s/>15’25.9” 144</text:span><text:span text:style-name="T5484">o</text:span><text:span text:style-name="T5485">48’06.3”</text:span></text:p>
      <text:p text:style-name="P5486">Basin: Eromanga</text:p>
      <text:p text:style-name="P5487">Formation: Allaru</text:p>
      <text:p text:style-name="P5488">Age: Albian</text:p>
      <text:p text:style-name="P5489"/>
      <text:p text:style-name="P5490">L860</text:p>
      <text:p text:style-name="P5491">Collector: R. Henderson, D. Mackenzie<text:s/></text:p>
      <text:p text:style-name="P5492"><text:tab/>1998<text:s/>(AH28)</text:p>
      <text:p text:style-name="P5493">Indexer: R. Henderson</text:p>
      <text:p text:style-name="P5494">Locality: Daunton</text:p>
      <text:p text:style-name="Normal"><text:span text:style-name="T5495"><text:tab/></text:span><text:span text:style-name="T5496">23</text:span><text:span text:style-name="T5497">o</text:span><text:span text:style-name="T5498"><text:s/>17’17.8” 144</text:span><text:span text:style-name="T5499">o</text:span><text:span text:style-name="T5500">49’52.1”</text:span></text:p>
      <text:p text:style-name="P5501">Basin: Eromanga</text:p>
      <text:p text:style-name="P5502">Formation: Mackunda</text:p>
      <text:p text:style-name="P5503">Age: Albian</text:p>
      <text:p text:style-name="P5504"/>
      <text:p text:style-name="P5505">L861</text:p>
      <text:p text:style-name="P5506">Collector: R. Henderson, D. Mackenzie<text:s/></text:p>
      <text:p text:style-name="P5507"><text:tab/>1998<text:s/>(AH30)</text:p>
      <text:p text:style-name="P5508">Indexer: R. Henderson</text:p>
      <text:p text:style-name="P5509">Locality: Daunton</text:p>
      <text:p text:style-name="Normal"><text:span text:style-name="T5510"><text:tab/></text:span><text:span text:style-name="T5511">23</text:span><text:span text:style-name="T5512">o</text:span><text:span text:style-name="T5513"><text:s/>17</text:span><text:span text:style-name="T5514">’</text:span><text:span text:style-name="T5515">17.8</text:span><text:span text:style-name="T5516">” 144</text:span><text:span text:style-name="T5517">o</text:span><text:span text:style-name="T5518">49</text:span><text:span text:style-name="T5519">’</text:span><text:span text:style-name="T5520">59</text:span><text:span text:style-name="T5521">”</text:span></text:p>
      <text:p text:style-name="P5522">Basin: Eromanga</text:p>
      <text:p text:style-name="P5523">Formation: Allaru</text:p>
      <text:p text:style-name="P5524">Age: Albian</text:p>
      <text:p text:style-name="P5525"/>
      <text:p text:style-name="P5526">L862</text:p>
      <text:p text:style-name="P5527">Collector: R. Henderson, D. Mackenzie<text:s/></text:p>
      <text:p text:style-name="P5528"><text:tab/>1998 (AH31)</text:p>
      <text:p text:style-name="P5529">Indexer: R. Henderson</text:p>
      <text:p text:style-name="P5530">Locality: Near Daunton shearing shed</text:p>
      <text:p text:style-name="P5531">Basin: Eromanga</text:p>
      <text:p text:style-name="P5532">Formation: Mackunda</text:p>
      <text:p text:style-name="P5533">Age: Albian</text:p>
      <text:p text:style-name="P5534"/>
      <text:p text:style-name="P5535">L863</text:p>
      <text:p text:style-name="P5536">Collector: R. Henderson, D. Mackenzie<text:s/></text:p>
      <text:p text:style-name="P5537"><text:tab/>1998 (AH32)</text:p>
      <text:p text:style-name="P5538">Indexer: R. Henderson</text:p>
      <text:p text:style-name="P5539">Locality: Glenferrie</text:p>
      <text:soft-page-break/>
      <text:p text:style-name="Normal"><text:span text:style-name="T5540"><text:tab/></text:span><text:span text:style-name="T5541">23</text:span><text:span text:style-name="T5542">o</text:span><text:span text:style-name="T5543"><text:s/>30’29.9” 144</text:span><text:span text:style-name="T5544">o</text:span><text:span text:style-name="T5545">45’59”</text:span></text:p>
      <text:p text:style-name="P5546">Basin: Eromanga</text:p>
      <text:p text:style-name="P5547">Formation: Allaru</text:p>
      <text:p text:style-name="P5548">Age: Albian</text:p>
      <text:p text:style-name="P5549"/>
      <text:p text:style-name="P5550">L864</text:p>
      <text:p text:style-name="P5551">Collector: R. Henderson, D. Mackenzie<text:s/></text:p>
      <text:p text:style-name="P5552"><text:tab/>1998 (AH33)</text:p>
      <text:p text:style-name="P5553">Indexer: R. Henderson</text:p>
      <text:p text:style-name="P5554">Locality: Glenferrie, 500 yards E of white tank</text:p>
      <text:p text:style-name="Normal"><text:span text:style-name="T5555"><text:tab/></text:span><text:span text:style-name="T5556">23</text:span><text:span text:style-name="T5557">o</text:span><text:span text:style-name="T5558"><text:s/>30’21.5” 144</text:span><text:span text:style-name="T5559">o</text:span><text:span text:style-name="T5560">45’21.5”</text:span></text:p>
      <text:p text:style-name="P5561">Basin: Eromanga</text:p>
      <text:p text:style-name="P5562">Formation: Allaru</text:p>
      <text:p text:style-name="P5563">Age: Albian</text:p>
      <text:p text:style-name="P5564"/>
      <text:p text:style-name="P5565">L865</text:p>
      <text:p text:style-name="P5566">Collector: R. Henderson, D. Mackenzie<text:s/></text:p>
      <text:p text:style-name="P5567"><text:tab/>1998 (AH34)</text:p>
      <text:p text:style-name="P5568">Indexer: R. Henderson</text:p>
      <text:p text:style-name="P5569">Locality: Ilfracombe, at Glenferrie woolshed/shearers<text:s/></text:p>
      <text:p text:style-name="Normal"><text:span text:style-name="T5570"><text:tab/></text:span><text:span text:style-name="T5571">quarters</text:span></text:p>
      <text:p text:style-name="P5572">Basin: Eromanga</text:p>
      <text:p text:style-name="P5573">Formation: Mackunda</text:p>
      <text:p text:style-name="P5574">Age: Albian</text:p>
      <text:p text:style-name="P5575"/>
      <text:p text:style-name="P5576">L866</text:p>
      <text:p text:style-name="P5577">Collector: R. Henderson, D. Mackenzie<text:s/></text:p>
      <text:p text:style-name="P5578"><text:tab/>1998 (AH33)</text:p>
      <text:p text:style-name="P5579">Indexer: R. Henderson</text:p>
      <text:p text:style-name="P5580">Locality: Brutus Creek, N of Glenferrie on</text:p>
      <text:p text:style-name="P5581"><text:tab/>Road to Arundel. BMR Loc R1447</text:p>
      <text:p text:style-name="Normal"><text:span text:style-name="T5582"><text:tab/></text:span><text:span text:style-name="T5583">23</text:span><text:span text:style-name="T5584">o</text:span><text:span text:style-name="T5585"><text:s/>30’21.5” 144</text:span><text:span text:style-name="T5586">o</text:span><text:span text:style-name="T5587">45’21.5”</text:span></text:p>
      <text:p text:style-name="P5588">Basin: Eromanga</text:p>
      <text:p text:style-name="P5589">Formation: Allaru</text:p>
      <text:p text:style-name="P5590">Age: Albian</text:p>
      <text:p text:style-name="P5591"/>
      <text:p text:style-name="P5592">L867</text:p>
      <text:p text:style-name="P5593">Collector: R. Henderson, D. Mackenzie<text:s/></text:p>
      <text:p text:style-name="P5594"><text:tab/>1998 (AH36)</text:p>
      <text:p text:style-name="P5595">Indexer: R. Henderson</text:p>
      <text:p text:style-name="P5596">Locality: Rodney Channels, main creek, Ilfracombe-</text:p>
      <text:p text:style-name="P5597"><text:tab/>Aramac road.</text:p>
      <text:p text:style-name="Normal"><text:span text:style-name="T5598"><text:tab/>23</text:span><text:span text:style-name="T5599">o</text:span><text:span text:style-name="T5600"><text:s/>12’19.3” 144</text:span><text:span text:style-name="T5601">o</text:span><text:span text:style-name="T5602">53’08.3”</text:span></text:p>
      <text:p text:style-name="P5603">Basin: Eromanga</text:p>
      <text:p text:style-name="P5604">Formation: Allaru</text:p>
      <text:p text:style-name="P5605">Age: Albian</text:p>
      <text:p text:style-name="P5606"/>
      <text:p text:style-name="P5607">L868</text:p>
      <text:p text:style-name="P5608">Collector: R. Henderson, D. Mackenzie<text:s/></text:p>
      <text:p text:style-name="P5609"><text:tab/>1998 (AH38)</text:p>
      <text:p text:style-name="P5610">Indexer: R. Henderson</text:p>
      <text:p text:style-name="P5611">Locality: Brendallen E of Aramac on</text:p>
      <text:p text:style-name="P5612"><text:tab/>Galillee road</text:p>
      <text:p text:style-name="Normal"><text:span text:style-name="T5613"><text:tab/>22</text:span><text:span text:style-name="T5614">o</text:span><text:span text:style-name="T5615"><text:s/>54’58.2” 145</text:span><text:span text:style-name="T5616">o</text:span><text:span text:style-name="T5617">16’26”</text:span></text:p>
      <text:p text:style-name="P5618">Basin: Eromanga</text:p>
      <text:p text:style-name="P5619">Formation: Allaru</text:p>
      <text:soft-page-break/>
      <text:p text:style-name="P5620">Age: Albian</text:p>
      <text:p text:style-name="P5621"/>
      <text:p text:style-name="P5622">L869</text:p>
      <text:p text:style-name="P5623">Collector: R. Henderson and J. Stilwell</text:p>
      <text:p text:style-name="P5624"><text:tab/>1998 (18)</text:p>
      <text:p text:style-name="P5625">Indexer: R. Henderson</text:p>
      <text:p text:style-name="Normal"><text:span text:style-name="T5626">Locality: 3 km @ 135</text:span><text:span text:style-name="T5627">o</text:span><text:span text:style-name="T5628"><text:s/></text:span><text:span text:style-name="T5629">from Chinna<text:s/></text:span></text:p>
      <text:p text:style-name="P5630"><text:tab/>Anandavadi Village</text:p>
      <text:p text:style-name="P5631">Basin: Calvery</text:p>
      <text:p text:style-name="P5632">Formation: Cullmood-Niniyur contact</text:p>
      <text:p text:style-name="P5633">Age: Late Cretaceous</text:p>
      <text:p text:style-name="P5634"/>
      <text:p text:style-name="P5635">L870</text:p>
      <text:p text:style-name="P5636">Collector: R. Henderson and J. Stilwell</text:p>
      <text:p text:style-name="P5637"><text:tab/>1998 (10)</text:p>
      <text:p text:style-name="P5638">Indexer: R. Henderson</text:p>
      <text:p text:style-name="P5639">Locality: 1 km E of Anaipadi Village</text:p>
      <text:p text:style-name="P5640">Basin: Calvery</text:p>
      <text:p text:style-name="P5641">Formation: Anaipadi</text:p>
      <text:p text:style-name="P5642">Age: Santonian</text:p>
      <text:p text:style-name="P5643"/>
      <text:p text:style-name="P5644">L871</text:p>
      <text:p text:style-name="P5645">Collector: R. Henderson and J. Stilwell</text:p>
      <text:p text:style-name="P5646"><text:tab/>1998 (10 duplicate)</text:p>
      <text:p text:style-name="P5647">Indexer: R. Henderson</text:p>
      <text:p text:style-name="P5648">Locality: 1 km E of Anaipadi Village</text:p>
      <text:p text:style-name="P5649">Basin: Calvery</text:p>
      <text:p text:style-name="P5650">Formation: Anaipadi</text:p>
      <text:p text:style-name="P5651">Age: Santonian</text:p>
      <text:p text:style-name="P5652"/>
      <text:p text:style-name="P5653">L872</text:p>
      <text:p text:style-name="P5654">Collector: R. Henderson and J. Stilwell</text:p>
      <text:p text:style-name="P5655"><text:tab/>1998 (10 duplicate)</text:p>
      <text:p text:style-name="P5656">Indexer: R. Henderson</text:p>
      <text:p text:style-name="P5657">Locality: 1 km E of Anaipadi Village</text:p>
      <text:p text:style-name="P5658"><text:tab/>Easternmost collection</text:p>
      <text:p text:style-name="P5659">Basin: Calvery</text:p>
      <text:p text:style-name="P5660">Formation: Anaipadi</text:p>
      <text:p text:style-name="P5661">Age: Santonian</text:p>
      <text:p text:style-name="P5662"/>
      <text:p text:style-name="P5663">L873</text:p>
      <text:p text:style-name="P5664">Collector: R. Henderson and J. Stilwell</text:p>
      <text:p text:style-name="P5665"><text:tab/>1998<text:s/>(10 duplicate)</text:p>
      <text:p text:style-name="P5666">Indexer: R. Henderson</text:p>
      <text:p text:style-name="P5667">Locality: 1 km E of Anaipadi Village</text:p>
      <text:p text:style-name="P5668">Basin: Calvery</text:p>
      <text:p text:style-name="P5669">Formation: Anaipadi</text:p>
      <text:p text:style-name="P5670">Age: Santonian</text:p>
      <text:p text:style-name="P5671"/>
      <text:p text:style-name="P5672">L874</text:p>
      <text:p text:style-name="P5673">Collector: R. Henderson and J. Stilwell</text:p>
      <text:p text:style-name="P5674"><text:tab/>1998 (39)</text:p>
      <text:p text:style-name="P5675">Indexer: R. Henderson</text:p>
      <text:p text:style-name="P5676">Locality: ~12 km NW of Pondicherry</text:p>
      <text:p text:style-name="Normal"><text:span text:style-name="T5677"><text:tab/></text:span><text:span text:style-name="T5678">200m N of Karsur Village.</text:span></text:p>
      <text:p text:style-name="P5679">Basin: Calvery</text:p>
      <text:soft-page-break/>
      <text:p text:style-name="P5680">Formation: Nesal</text:p>
      <text:p text:style-name="P5681">Age: Late Cretaceous</text:p>
      <text:p text:style-name="P5682"/>
      <text:p text:style-name="P5683">L875</text:p>
      <text:p text:style-name="P5684">Collector: R. Henderson and J. Stilwell</text:p>
      <text:p text:style-name="P5685"><text:tab/>1998 (39)</text:p>
      <text:p text:style-name="P5686">Indexer: R. Henderson</text:p>
      <text:p text:style-name="P5687">Locality: ~2.5 km SW of Dalmaipurum Village.</text:p>
      <text:p text:style-name="P5688">Basin: Calvery</text:p>
      <text:p text:style-name="P5689">Formation: Dalmaipurum</text:p>
      <text:p text:style-name="P5690">Age: Albian</text:p>
      <text:p text:style-name="P5691"/>
      <text:p text:style-name="P5692">L876</text:p>
      <text:p text:style-name="P5693">Collector: R. Henderson and J. Stilwell</text:p>
      <text:p text:style-name="P5694"><text:tab/>1998 (10 duplicate)</text:p>
      <text:p text:style-name="P5695">Indexer: R. Henderson</text:p>
      <text:p text:style-name="P5696">Locality: 1 km E of Anaipadi Village</text:p>
      <text:p text:style-name="P5697">Basin: Calvery</text:p>
      <text:p text:style-name="P5698">Formation: Anaipadi</text:p>
      <text:p text:style-name="P5699">Age: Santonian</text:p>
      <text:p text:style-name="P5700"/>
      <text:p text:style-name="P5701">L878</text:p>
      <text:p text:style-name="P5702">Collector: R. Henderson and J. Stilwell</text:p>
      <text:p text:style-name="P5703"><text:tab/>1998 (10 duplicate)</text:p>
      <text:p text:style-name="P5704">Indexer: R. Henderson</text:p>
      <text:p text:style-name="P5705">Locality: 1 km E of Anaipadi Village</text:p>
      <text:p text:style-name="P5706">Basin: Calvery</text:p>
      <text:p text:style-name="P5707">Formation: Anaipadi</text:p>
      <text:p text:style-name="P5708">Age: Santonian</text:p>
      <text:p text:style-name="P5709"/>
      <text:p text:style-name="P5710">L879</text:p>
      <text:p text:style-name="P5711">Collector: R. Henderson and J. Stilwell</text:p>
      <text:p text:style-name="P5712"><text:tab/>1998 (10 duplicate)</text:p>
      <text:p text:style-name="P5713">Indexer: R. Henderson</text:p>
      <text:p text:style-name="P5714">Locality: 1 km E of Anaipadi Village</text:p>
      <text:p text:style-name="P5715">Basin: Calvery</text:p>
      <text:p text:style-name="P5716">Formation: Anaipadi</text:p>
      <text:p text:style-name="P5717">Age: Santonian</text:p>
      <text:p text:style-name="P5718"/>
      <text:p text:style-name="P5719">L880</text:p>
      <text:p text:style-name="P5720">Collector: R. Henderson and J. Stilwell</text:p>
      <text:p text:style-name="P5721"><text:tab/>1998 (14)</text:p>
      <text:p text:style-name="P5722">Indexer: R. Henderson</text:p>
      <text:p text:style-name="P5723">Locality: Limestone quarry adjacent to<text:s/></text:p>
      <text:p text:style-name="P5724"><text:tab/>Kallakurichichi Village</text:p>
      <text:p text:style-name="P5725">Basin: Calvery</text:p>
      <text:p text:style-name="P5726">Formation: Kallakurichichi</text:p>
      <text:p text:style-name="P5727">Age: Maastrichtian</text:p>
      <text:p text:style-name="P5728"/>
      <text:p text:style-name="P5729">L881</text:p>
      <text:p text:style-name="P5730">Collector: R. Henderson and J. Stilwell</text:p>
      <text:p text:style-name="Normal"><text:span text:style-name="T5731"><text:tab/></text:span><text:span text:style-name="T5732">1998 (13)</text:span></text:p>
      <text:p text:style-name="P5733">Indexer: R. Henderson</text:p>
      <text:p text:style-name="P5734">Locality: 2 km NE of Kulakkalnattum village</text:p>
      <text:p text:style-name="P5735">Basin: Calvery</text:p>
      <text:p text:style-name="P5736">Formation: Upper Kulakkalnattum<text:s/></text:p>
      <text:soft-page-break/>
      <text:p text:style-name="P5737">Age: Turonian</text:p>
      <text:p text:style-name="P5738"/>
      <text:p text:style-name="P5739">L882</text:p>
      <text:p text:style-name="P5740">Collector: R. Henderson and J. Stilwell</text:p>
      <text:p text:style-name="P5741"><text:tab/>1998 (10 duplicate)</text:p>
      <text:p text:style-name="P5742">Indexer: R. Henderson</text:p>
      <text:p text:style-name="P5743">Locality: 1 km E of Anaipadi Village</text:p>
      <text:p text:style-name="P5744">Basin: Calvery</text:p>
      <text:p text:style-name="P5745">Formation: Anaipadi</text:p>
      <text:p text:style-name="P5746">Age: Santonian</text:p>
      <text:p text:style-name="P5747"/>
      <text:p text:style-name="P5748">L883</text:p>
      <text:p text:style-name="P5749">Collector: R. Henderson and J. Stilwell</text:p>
      <text:p text:style-name="P5750"><text:tab/>1998 (25)</text:p>
      <text:p text:style-name="P5751">Indexer: R. Henderson</text:p>
      <text:p text:style-name="P5752">Locality: Outskirts of Kunnan village</text:p>
      <text:p text:style-name="P5753">Basin: Calvery</text:p>
      <text:p text:style-name="P5754">Formation: Kulakkalnattum<text:s/></text:p>
      <text:p text:style-name="P5755">Age: Turonian</text:p>
      <text:p text:style-name="P5756"/>
      <text:p text:style-name="P5757">L884</text:p>
      <text:p text:style-name="P5758">Collector: R. Henderson and J. Stilwell</text:p>
      <text:p text:style-name="P5759"><text:tab/>1998<text:s/>(16B)</text:p>
      <text:p text:style-name="P5760">Indexer: R. Henderson</text:p>
      <text:p text:style-name="P5761">Locality: 1km S of Ottakkavil Village</text:p>
      <text:p text:style-name="P5762">Basin: Calvery</text:p>
      <text:p text:style-name="P5763">Formation: Basal Cullmood</text:p>
      <text:p text:style-name="P5764">Age: Maastrichtian</text:p>
      <text:p text:style-name="P5765"/>
      <text:p text:style-name="P5766">L885</text:p>
      <text:p text:style-name="P5767">Collector: R. Henderson and J. Stilwell</text:p>
      <text:p text:style-name="P5768"><text:tab/>1998<text:s/>(8)</text:p>
      <text:p text:style-name="P5769">Indexer: R. Henderson</text:p>
      <text:p text:style-name="P5770">Locality:<text:s/>2.5 km WNW of Kulakkalnattum</text:p>
      <text:p text:style-name="P5771"><text:tab/><text:s/>Village</text:p>
      <text:p text:style-name="P5772">Basin: Calvery</text:p>
      <text:p text:style-name="P5773">Formation:<text:s/>Lower Kulakkalnattum</text:p>
      <text:p text:style-name="P5774">Age: Turonian</text:p>
      <text:p text:style-name="P5775"/>
      <text:p text:style-name="P5776">L886</text:p>
      <text:p text:style-name="P5777">Collector: R. Henderson and J. Stilwell</text:p>
      <text:p text:style-name="P5778"><text:tab/>1998 (14 horizon D)</text:p>
      <text:p text:style-name="P5779">Indexer: R. Henderson</text:p>
      <text:p text:style-name="P5780">Locality: Limestone quarry 1 km NW of<text:s/></text:p>
      <text:p text:style-name="P5781"><text:tab/>Kallakurichichi Village</text:p>
      <text:p text:style-name="P5782">Basin: Calvery</text:p>
      <text:p text:style-name="P5783">Formation: Kallakurichichi</text:p>
      <text:p text:style-name="P5784">Age: Maastrichtian</text:p>
      <text:p text:style-name="P5785"/>
      <text:p text:style-name="P5786">L887</text:p>
      <text:p text:style-name="P5787">Collector: R. Henderson and J. Stilwell</text:p>
      <text:p text:style-name="P5788"><text:tab/>1998 (14 horizon F)</text:p>
      <text:p text:style-name="P5789">Indexer: R. Henderson</text:p>
      <text:p text:style-name="P5790">Locality: Limestone quarry 1 km NW of<text:s/></text:p>
      <text:p text:style-name="P5791"><text:tab/>Kallakurichichi Village</text:p>
      <text:p text:style-name="P5792">Basin: Calvery</text:p>
      <text:soft-page-break/>
      <text:p text:style-name="P5793">Formation: Kallakurichichi</text:p>
      <text:p text:style-name="P5794">Age: Maastrichtian</text:p>
      <text:p text:style-name="P5795"/>
      <text:p text:style-name="P5796">L888</text:p>
      <text:p text:style-name="P5797">Collector: R. Henderson and J. Stilwell</text:p>
      <text:p text:style-name="P5798"><text:tab/>1998 (3A)</text:p>
      <text:p text:style-name="P5799">Indexer: R. Henderson</text:p>
      <text:p text:style-name="P5800">Locality: 3 km E of KaraiVillage</text:p>
      <text:p text:style-name="P5801">Basin: Calvery</text:p>
      <text:p text:style-name="P5802">Formation: Lower Karai</text:p>
      <text:p text:style-name="P5803">Age: Albian</text:p>
      <text:p text:style-name="P5804"/>
      <text:p text:style-name="P5805">L889</text:p>
      <text:p text:style-name="P5806">Collector: R. Henderson and J. Stilwell</text:p>
      <text:p text:style-name="P5807"><text:tab/>1998 (16 duplicate)</text:p>
      <text:p text:style-name="P5808">Indexer: R. Henderson</text:p>
      <text:p text:style-name="P5809">Locality: 1.5 km NNE of Ottakkavil</text:p>
      <text:p text:style-name="P5810"><text:tab/>Village, adjacent to road</text:p>
      <text:p text:style-name="P5811">Basin: Calvery</text:p>
      <text:p text:style-name="P5812">Formation: Cullmood</text:p>
      <text:p text:style-name="P5813">Age: Maastrichtian</text:p>
      <text:p text:style-name="P5814"/>
      <text:p text:style-name="P5815">L890</text:p>
      <text:p text:style-name="P5816">Collector: R. Henderson and J. Stilwell</text:p>
      <text:p text:style-name="P5817"><text:tab/>1998 (16 duplicate)</text:p>
      <text:p text:style-name="P5818">Indexer: R. Henderson</text:p>
      <text:p text:style-name="P5819">Locality: 1.5 km NNE of Ottakkavil</text:p>
      <text:p text:style-name="P5820"><text:tab/>Village, adjacent to road</text:p>
      <text:p text:style-name="P5821">Basin: Calvery</text:p>
      <text:p text:style-name="P5822">Formation: Cullmood</text:p>
      <text:p text:style-name="P5823">Age: Maastrichtian</text:p>
      <text:p text:style-name="P5824"/>
      <text:p text:style-name="P5825">L891</text:p>
      <text:p text:style-name="P5826">Collector: R. Henderson and J. Stilwell</text:p>
      <text:p text:style-name="P5827"><text:tab/>1998 (16 duplicate)</text:p>
      <text:p text:style-name="P5828">Indexer: R. Henderson</text:p>
      <text:p text:style-name="P5829">Locality: 0.5 km W of Garudamangalam</text:p>
      <text:p text:style-name="Normal"><text:span text:style-name="T5830"><text:tab/></text:span><text:span text:style-name="T5831">Village.</text:span></text:p>
      <text:p text:style-name="P5832">Basin: Calvery</text:p>
      <text:p text:style-name="P5833">Formation: Upper Karai</text:p>
      <text:p text:style-name="P5834">Age: Cenomanian</text:p>
      <text:p text:style-name="P5835"/>
      <text:p text:style-name="P5836">L892</text:p>
      <text:p text:style-name="P5837">Collector: R. Henderson and J. Stilwell</text:p>
      <text:p text:style-name="P5838"><text:tab/>1998 (16 duplicate)</text:p>
      <text:p text:style-name="P5839">Indexer: R. Henderson</text:p>
      <text:p text:style-name="P5840">Locality: 1.5 km NNE of Ottakkavil</text:p>
      <text:p text:style-name="P5841"><text:tab/>Village, adjacent to road</text:p>
      <text:p text:style-name="P5842">Basin: Calvery</text:p>
      <text:p text:style-name="P5843">Formation: Cullmood</text:p>
      <text:p text:style-name="P5844">Age: Maastrichtian</text:p>
      <text:p text:style-name="P5845"/>
      <text:p text:style-name="P5846">L894</text:p>
      <text:p text:style-name="P5847">Collector: R. Henderson and J. Stilwell</text:p>
      <text:p text:style-name="P5848"><text:tab/>1998 (12)</text:p>
      <text:p text:style-name="P5849">Indexer: R. Henderson</text:p>
      <text:soft-page-break/>
      <text:p text:style-name="P5850">Locality: 2 km E of Kulakkalnattum</text:p>
      <text:p text:style-name="P5851"><text:tab/>Village.</text:p>
      <text:p text:style-name="P5852">Basin: Calvery</text:p>
      <text:p text:style-name="P5853">Formation: Mid Anaipadi</text:p>
      <text:p text:style-name="P5854">Age: Santonian</text:p>
      <text:p text:style-name="P5855"/>
      <text:p text:style-name="P5856">L895</text:p>
      <text:p text:style-name="P5857">Collector: R. Henderson and J. Stilwell</text:p>
      <text:p text:style-name="P5858"><text:tab/>1998 (16 duplicate)</text:p>
      <text:p text:style-name="P5859">Indexer: R. Henderson</text:p>
      <text:p text:style-name="P5860">Locality: 1.5 km NNE of Ottakkavil</text:p>
      <text:p text:style-name="P5861"><text:tab/>Village, adjacent to road</text:p>
      <text:p text:style-name="P5862">Basin: Calvery</text:p>
      <text:p text:style-name="P5863">Formation: Cullmood</text:p>
      <text:p text:style-name="P5864">Age: Maastrichtian</text:p>
      <text:p text:style-name="P5865"/>
      <text:p text:style-name="P5866">L896</text:p>
      <text:p text:style-name="P5867">Collector: R. Henderson and J. Stilwell</text:p>
      <text:p text:style-name="Normal"><text:span text:style-name="T5868"><text:tab/></text:span><text:span text:style-name="T5869">1998 (7)</text:span></text:p>
      <text:p text:style-name="P5870">Indexer: R. Henderson</text:p>
      <text:p text:style-name="P5871">Locality: 2 km NEN of Kulakkalnattum</text:p>
      <text:p text:style-name="P5872"><text:tab/>Village</text:p>
      <text:p text:style-name="P5873">Basin: Calvery</text:p>
      <text:p text:style-name="P5874">Formation: Mid Kulakkalnattum</text:p>
      <text:p text:style-name="P5875">Age: Maastrichtian</text:p>
      <text:p text:style-name="P5876"/>
      <text:p text:style-name="P5877">L898</text:p>
      <text:p text:style-name="P5878">Collector: R. Henderson and J. Stilwell</text:p>
      <text:p text:style-name="P5879"><text:tab/>1998 (18)</text:p>
      <text:p text:style-name="P5880">Indexer: R. Henderson</text:p>
      <text:p text:style-name="Normal"><text:span text:style-name="T5881">Locality: 3</text:span><text:span text:style-name="T5882">km @<text:s/></text:span><text:span text:style-name="T5883">135</text:span><text:span text:style-name="T5884">o</text:span><text:span text:style-name="T5885"><text:s/>from Chinna Anandavadi</text:span></text:p>
      <text:p text:style-name="P5886"><text:tab/>Village<text:tab/></text:p>
      <text:p text:style-name="P5887">Basin: Calvery</text:p>
      <text:p text:style-name="P5888">Formation: Cullmood contact with Niniyur Fmn</text:p>
      <text:p text:style-name="P5889">Age: Maastrichtian</text:p>
      <text:p text:style-name="P5890"/>
      <text:p text:style-name="P5891">L899</text:p>
      <text:p text:style-name="P5892">Collector: R. Henderson and J. Stilwell</text:p>
      <text:p text:style-name="Normal"><text:span text:style-name="T5893"><text:tab/></text:span><text:span text:style-name="T5894">1998 (9)</text:span></text:p>
      <text:p text:style-name="P5895">Indexer: R. Henderson</text:p>
      <text:p text:style-name="P5896">Locality: 0.5 km SE of Garudamangalam</text:p>
      <text:p text:style-name="P5897"><text:tab/>Village<text:tab/></text:p>
      <text:p text:style-name="P5898">Basin: Calvery</text:p>
      <text:p text:style-name="P5899">Formation: Mid Kulakkalnattum</text:p>
      <text:p text:style-name="P5900">Age: Turonian</text:p>
      <text:p text:style-name="P5901"/>
      <text:p text:style-name="P5902">L900</text:p>
      <text:p text:style-name="P5903">Collector: R. Henderson and J. Stilwell</text:p>
      <text:p text:style-name="P5904"><text:tab/>1998 (16 duplicate)</text:p>
      <text:p text:style-name="P5905">Indexer: R. Henderson</text:p>
      <text:p text:style-name="P5906">Locality: 1.5 km NNE of Ottakkavil Village<text:tab/></text:p>
      <text:p text:style-name="P5907">Basin: Calvery</text:p>
      <text:p text:style-name="P5908">Formation: Cullmood<text:s/></text:p>
      <text:p text:style-name="P5909">Age: Maastrichtian</text:p>
      <text:p text:style-name="P5910"/>
      <text:p text:style-name="P5911">L901</text:p>
      <text:soft-page-break/>
      <text:p text:style-name="P5912">Collector: R. Henderson and J. Stilwell</text:p>
      <text:p text:style-name="P5913"><text:tab/>1998 (16 duplicate)</text:p>
      <text:p text:style-name="P5914">Indexer: R. Henderson</text:p>
      <text:p text:style-name="P5915">Locality: 1 km NW of Kallakurichchi</text:p>
      <text:p text:style-name="P5916"><text:tab/>Village<text:tab/></text:p>
      <text:p text:style-name="P5917">Basin: Calvery</text:p>
      <text:p text:style-name="P5918">Formation: Kallakurichchi</text:p>
      <text:p text:style-name="P5919">Age: Maastrichtian</text:p>
      <text:p text:style-name="P5920"/>
      <text:p text:style-name="P5921">L902</text:p>
      <text:p text:style-name="P5922">Collector: R. Henderson and J. Stilwell</text:p>
      <text:p text:style-name="P5923"><text:tab/>1998 (4)</text:p>
      <text:p text:style-name="P5924">Indexer: R. Henderson</text:p>
      <text:p text:style-name="P5925">Locality: 3.5 km WNW of<text:s/>Kulakkalnattum</text:p>
      <text:p text:style-name="P5926"><text:tab/>Village<text:tab/></text:p>
      <text:p text:style-name="P5927">Basin: Calvery</text:p>
      <text:p text:style-name="P5928">Formation: Top of Karai Formation</text:p>
      <text:p text:style-name="P5929">Age: Cenomanian</text:p>
      <text:p text:style-name="P5930"/>
      <text:p text:style-name="P5931">L903</text:p>
      <text:p text:style-name="P5932">Collector: R. Henderson and J. Stilwell</text:p>
      <text:p text:style-name="P5933"><text:tab/>1998 (10)</text:p>
      <text:p text:style-name="P5934">Indexer: R. Henderson</text:p>
      <text:p text:style-name="P5935">Locality: 1 km E of<text:s/>Anaipadi</text:p>
      <text:p text:style-name="P5936"><text:tab/>Village<text:tab/></text:p>
      <text:p text:style-name="P5937">Basin: Calvery</text:p>
      <text:p text:style-name="P5938">Formation: Anaipadi</text:p>
      <text:p text:style-name="P5939">Age: Santonian</text:p>
      <text:p text:style-name="P5940"/>
      <text:p text:style-name="P5941">L904</text:p>
      <text:p text:style-name="P5942">Collector: R Henderson, J Stilwell,</text:p>
      <text:p text:style-name="P5943"><text:tab/>A. Cook, M Collins 1999 (H50)</text:p>
      <text:p text:style-name="P5944">Indexer: R. Henderson</text:p>
      <text:p text:style-name="P5945">Locality: Rockies waterholes, Flinders River</text:p>
      <text:p text:style-name="P5946"><text:tab/>Hughenden 1:100000 Sheet, 537156</text:p>
      <text:p text:style-name="P5947">Basin: Eromanga</text:p>
      <text:p text:style-name="P5948">Formation: Wallumbilla</text:p>
      <text:p text:style-name="P5949">Age: Aptian</text:p>
      <text:p text:style-name="P5950"/>
      <text:p text:style-name="P5951">L905</text:p>
      <text:p text:style-name="P5952">Collector: R Henderson, J Stilwell,</text:p>
      <text:p text:style-name="P5953"><text:tab/>A. Cook, M Collins 1999<text:s/>(H51)</text:p>
      <text:p text:style-name="P5954">Indexer: R. Henderson</text:p>
      <text:p text:style-name="P5955">Locality: Rockies waterholes, Flinders River</text:p>
      <text:p text:style-name="P5956"><text:tab/>Hughenden 1:100000 Sheet,<text:s/>545151</text:p>
      <text:p text:style-name="P5957">Basin: Eromanga</text:p>
      <text:p text:style-name="P5958">Formation: Wallumbilla</text:p>
      <text:p text:style-name="P5959">Age: Aptian</text:p>
      <text:p text:style-name="P5960"/>
      <text:p text:style-name="P5961">L906</text:p>
      <text:p text:style-name="P5962">Collector: R Henderson, J Stilwell,</text:p>
      <text:p text:style-name="P5963"><text:tab/>A. Cook, M Collins 1999 (H52)</text:p>
      <text:p text:style-name="P5964">Indexer: R. Henderson</text:p>
      <text:p text:style-name="P5965">Locality: Rockies waterholes, Flinders River</text:p>
      <text:p text:style-name="P5966"><text:tab/>Hughenden 1:100000 Sheet, 551145.</text:p>
      <text:p text:style-name="P5967"><text:tab/>Most fossils are from 4-7 m above</text:p>
      <text:soft-page-break/>
      <text:p text:style-name="P5968"><text:tab/>base of Walumbilla, L906/4 from 14m,</text:p>
      <text:p text:style-name="P5969"><text:tab/>L906/5 &amp; 6 from 18m, L906/7 from 21m.</text:p>
      <text:p text:style-name="P5970">Basin: Eromanga</text:p>
      <text:p text:style-name="P5971">Formation: Wallumbilla</text:p>
      <text:p text:style-name="P5972">Age: Aptian</text:p>
      <text:p text:style-name="P5973"/>
      <text:p text:style-name="P5974">L907</text:p>
      <text:p text:style-name="P5975">Collector: R Henderson, J Stilwell,</text:p>
      <text:p text:style-name="P5976"><text:tab/>A. Cook, M Collins 1999 (H53)</text:p>
      <text:p text:style-name="P5977">Indexer: R. Henderson</text:p>
      <text:p text:style-name="P5978">Locality: ~ 1 km downstream from last</text:p>
      <text:p text:style-name="P5979"><text:tab/>of Rockies waterholes, Flinders River</text:p>
      <text:p text:style-name="P5980"><text:tab/>Hughenden 1:100000 Sheet, 535137</text:p>
      <text:p text:style-name="P5981"><text:tab/>Most fossils<text:s/>from base of cliff, H53/2 at<text:s/></text:p>
      <text:p text:style-name="Normal"><text:span text:style-name="T5982"><text:tab/></text:span><text:span text:style-name="T5983">10m, H55/3 at 20-34m.</text:span></text:p>
      <text:p text:style-name="P5984">Basin: Eromanga</text:p>
      <text:p text:style-name="P5985">Formation: Wallumbilla</text:p>
      <text:p text:style-name="P5986">Age: Aptian</text:p>
      <text:p text:style-name="P5987"/>
      <text:p text:style-name="P5988">L908</text:p>
      <text:p text:style-name="P5989">Collector: R Henderson, J Stilwell,</text:p>
      <text:p text:style-name="P5990"><text:tab/>A. Cook, M Collins 1999 (H55)</text:p>
      <text:p text:style-name="P5991">Indexer: R. Henderson</text:p>
      <text:p text:style-name="P5992">Locality: Flinders River</text:p>
      <text:p text:style-name="P5993"><text:tab/>Hughenden 1:100000 Sheet, 506113</text:p>
      <text:p text:style-name="P5994">Basin: Eromanga</text:p>
      <text:p text:style-name="P5995">Formation: Wallumbilla</text:p>
      <text:p text:style-name="P5996">Age: Aptian</text:p>
      <text:p text:style-name="P5997"/>
      <text:p text:style-name="P5998">L909</text:p>
      <text:p text:style-name="P5999">Collector: R Henderson, J Stilwell,</text:p>
      <text:p text:style-name="P6000"><text:tab/>A. Cook, M Collins 1999 (H56)</text:p>
      <text:p text:style-name="P6001">Indexer: R. Henderson</text:p>
      <text:p text:style-name="P6002">Locality: Major bend on Flinders River,</text:p>
      <text:p text:style-name="P6003"><text:tab/>Upstream from Glendower</text:p>
      <text:p text:style-name="P6004"><text:tab/>Hughenden 1:100000 Sheet, 455110</text:p>
      <text:p text:style-name="P6005"><text:tab/>Fossils from float but from beneath</text:p>
      <text:p text:style-name="P6006"><text:tab/>the glauconitic interval.</text:p>
      <text:p text:style-name="P6007">Basin: Eromanga</text:p>
      <text:p text:style-name="P6008">Formation: Wallumbilla</text:p>
      <text:p text:style-name="P6009">Age: Aptian</text:p>
      <text:p text:style-name="P6010"/>
      <text:p text:style-name="P6011">L910</text:p>
      <text:p text:style-name="P6012">Collector: R Henderson, J Stilwell,</text:p>
      <text:p text:style-name="P6013"><text:tab/>A. Cook, M Collins 1999 (H57)</text:p>
      <text:p text:style-name="P6014">Indexer: R. Henderson</text:p>
      <text:p text:style-name="P6015">Locality: Big bend on Flinders River</text:p>
      <text:p text:style-name="P6016"><text:tab/>Prairie 1:100000 Sheet, 430120</text:p>
      <text:p text:style-name="P6017"><text:tab/>L910 from basal shale in river, L910/2</text:p>
      <text:p text:style-name="P6018"><text:tab/>from approx upper part of greensand<text:s/></text:p>
      <text:p text:style-name="P6019"><text:tab/>interval, L910 from top shale.</text:p>
      <text:p text:style-name="P6020">Basin: Eromanga</text:p>
      <text:p text:style-name="P6021">Formation: Wallumbilla</text:p>
      <text:p text:style-name="P6022">Age: Aptian</text:p>
      <text:p text:style-name="P6023"/>
      <text:p text:style-name="P6024">L911</text:p>
      <text:soft-page-break/>
      <text:p text:style-name="P6025">Collector: R Henderson, J Stilwell,</text:p>
      <text:p text:style-name="P6026"><text:tab/>A. Cook, M Collins 1999<text:s/>(H58)</text:p>
      <text:p text:style-name="P6027">Indexer: R. Henderson</text:p>
      <text:p text:style-name="P6028">Locality:<text:s/>Flinders River</text:p>
      <text:p text:style-name="P6029"><text:tab/>Prairie<text:s/>1:100000 Sheet,<text:s/>438107</text:p>
      <text:p text:style-name="P6030"><text:tab/>Section is ~24 m thick, fossils from<text:s/></text:p>
      <text:p text:style-name="Normal"><text:span text:style-name="T6031"><text:tab/></text:span><text:span text:style-name="T6032">basal 8 m.</text:span></text:p>
      <text:p text:style-name="P6033">Basin: Eromanga</text:p>
      <text:p text:style-name="P6034">Formation: Wallumbilla</text:p>
      <text:p text:style-name="P6035">Age: Aptian</text:p>
      <text:p text:style-name="P6036"/>
      <text:p text:style-name="P6037">L912</text:p>
      <text:p text:style-name="P6038">Collector: R Henderson, J Stilwell,</text:p>
      <text:p text:style-name="P6039"><text:tab/>A. Cook, M Collins 1999 (H59)</text:p>
      <text:p text:style-name="P6040">Indexer: R. Henderson</text:p>
      <text:p text:style-name="P6041">Locality: Near top of escarpment, on track to<text:s/></text:p>
      <text:p text:style-name="P6042"><text:tab/>Disused mill on Flinders River.</text:p>
      <text:p text:style-name="P6043"><text:tab/>Prairie 1:100000 Sheet, 493100</text:p>
      <text:p text:style-name="P6044"><text:tab/>Belemnites from greensand marker,</text:p>
      <text:p text:style-name="P6045"><text:tab/>other fossils from 3 m of shale below</text:p>
      <text:p text:style-name="P6046">Basin: Eromanga</text:p>
      <text:p text:style-name="P6047">Formation: Wallumbilla</text:p>
      <text:p text:style-name="P6048">Age: Aptian</text:p>
      <text:p text:style-name="P6049"/>
      <text:p text:style-name="P6050">L913</text:p>
      <text:p text:style-name="P6051">Collector: R Henderson, J Stilwell,</text:p>
      <text:p text:style-name="P6052"><text:tab/>A. Cook, M Collins 1999 (H60)</text:p>
      <text:p text:style-name="P6053">Indexer: R. Henderson</text:p>
      <text:p text:style-name="P6054">Locality: At top of escarpment, on track to<text:s/></text:p>
      <text:p text:style-name="P6055"><text:tab/>Disused mill on Flinders River.</text:p>
      <text:p text:style-name="P6056"><text:tab/>Prairie 1:100000 Sheet, 495095</text:p>
      <text:p text:style-name="P6057"><text:tab/>About 20 m above greensand marker.</text:p>
      <text:p text:style-name="P6058"><text:tab/>Basin: Eromanga</text:p>
      <text:p text:style-name="P6059">Formation: Wallumbilla</text:p>
      <text:p text:style-name="P6060">Age: Aptian</text:p>
      <text:p text:style-name="P6061"/>
      <text:p text:style-name="P6062">L914</text:p>
      <text:p text:style-name="P6063">Collector: R Henderson, J Stilwell,</text:p>
      <text:p text:style-name="P6064"><text:tab/>A. Cook, M Collins 1999 (H61)</text:p>
      <text:p text:style-name="P6065">Indexer: R. Henderson</text:p>
      <text:p text:style-name="P6066">Locality:<text:s/>Isolated hill adjacent to dam, west of<text:s/></text:p>
      <text:p text:style-name="P6067"><text:tab/>Wangalee. Hughenden 236807/7716723</text:p>
      <text:p text:style-name="P6068"><text:tab/>From shales below greensand marker</text:p>
      <text:p text:style-name="P6069"><text:tab/>Basin: Eromanga</text:p>
      <text:p text:style-name="P6070">Formation: Wallumbilla</text:p>
      <text:p text:style-name="P6071">Age: Aptian</text:p>
      <text:p text:style-name="P6072"/>
      <text:p text:style-name="P6073">L915</text:p>
      <text:p text:style-name="P6074">Collector: R Henderson, J Stilwell,</text:p>
      <text:p text:style-name="P6075"><text:tab/>A. Cook, M Collins 1999<text:s/>(H62)</text:p>
      <text:p text:style-name="P6076">Indexer: R. Henderson</text:p>
      <text:p text:style-name="P6077">Locality:<text:s/>Glenmoan, black shales on major bend</text:p>
      <text:p text:style-name="P6078"><text:tab/><text:s/>of small creek draining <text:s/>into Flinders<text:s/></text:p>
      <text:p text:style-name="Normal"><text:span text:style-name="T6079"><text:tab/>about 100 m from mouth.</text:span><text:span text:style-name="T6080"><text:s/></text:span><text:span text:style-name="T6081"><text:s/></text:span><text:span text:style-name="T6082">300 m @ 350</text:span><text:span text:style-name="T6083">o</text:span><text:span text:style-name="T6084"><text:s/></text:span></text:p>
      <text:p text:style-name="P6085"><text:tab/>from<text:s/>Hughenden 238020/7700603</text:p>
      <text:p text:style-name="P6086">Formation: Ranmoor</text:p>
      <text:soft-page-break/>
      <text:p text:style-name="P6087">Age: Albian</text:p>
      <text:p text:style-name="P6088"/>
      <text:p text:style-name="P6089">L916</text:p>
      <text:p text:style-name="P6090">Collector: R Henderson, J Stilwell,</text:p>
      <text:p text:style-name="P6091"><text:tab/>A. Cook, M Collins 1999 (R50)</text:p>
      <text:p text:style-name="P6092">Indexer: R. Henderson</text:p>
      <text:p text:style-name="P6093">Locality: Creek crossing on main road,</text:p>
      <text:p text:style-name="P6094"><text:tab/>~1 km N of ‘Jones Valley’.</text:p>
      <text:p text:style-name="Normal"><text:span text:style-name="T6095"><text:tab/></text:span><text:span text:style-name="T6096">Basin: Eromanga</text:span></text:p>
      <text:p text:style-name="P6097">Formation: Jones Valley Member</text:p>
      <text:p text:style-name="P6098">Age: Aptian</text:p>
      <text:p text:style-name="P6099"/>
      <text:p text:style-name="P6100">L917</text:p>
      <text:p text:style-name="P6101">Collector: R Henderson, J Stilwell,</text:p>
      <text:p text:style-name="P6102"><text:tab/>A. Cook, M Collins 1999<text:s/>(R51)</text:p>
      <text:p text:style-name="P6103">Indexer: R. Henderson</text:p>
      <text:p text:style-name="P6104">Locality: Rise to basalt, N of ‘Jones Valley’.</text:p>
      <text:p text:style-name="P6105"><text:tab/>on main road</text:p>
      <text:p text:style-name="P6106">Basin: Eromanga</text:p>
      <text:p text:style-name="P6107">Formation: Toolebuc</text:p>
      <text:p text:style-name="P6108">Age: Albian</text:p>
      <text:p text:style-name="P6109"/>
      <text:p text:style-name="P6110">L918</text:p>
      <text:p text:style-name="P6111">Collector: R Henderson, J Stilwell,</text:p>
      <text:p text:style-name="P6112"><text:tab/>A. Cook, M Collins 1999 (R52)</text:p>
      <text:p text:style-name="P6113">Indexer: R. Henderson</text:p>
      <text:p text:style-name="P6114">Locality: ~ 4 km S of Strath Stewart</text:p>
      <text:p text:style-name="Normal"><text:span text:style-name="T6115"><text:tab/></text:span><text:span text:style-name="T6116">~ 1 km from 197647/7734516</text:span></text:p>
      <text:p text:style-name="P6117">Basin: Eromanga</text:p>
      <text:p text:style-name="P6118">Formation: Doncaster Member</text:p>
      <text:p text:style-name="P6119">Age: Albian</text:p>
      <text:p text:style-name="P6120"/>
      <text:p text:style-name="P6121">L919</text:p>
      <text:p text:style-name="P6122">Collector: R Henderson, J Stilwell,</text:p>
      <text:p text:style-name="P6123"><text:tab/>A. Cook, M Collins 1999 (R54)</text:p>
      <text:p text:style-name="P6124">Indexer: R. Henderson</text:p>
      <text:p text:style-name="P6125">Locality: On escarpment, 500 m S of</text:p>
      <text:p text:style-name="P6126"><text:tab/>197647/7734516</text:p>
      <text:p text:style-name="P6127">Basin: Eromanga</text:p>
      <text:p text:style-name="P6128">Formation: Ranmoor</text:p>
      <text:p text:style-name="P6129">Age: Albian</text:p>
      <text:p text:style-name="P6130"/>
      <text:p text:style-name="P6131">L920</text:p>
      <text:p text:style-name="P6132">Collector: R Henderson, J Stilwell,</text:p>
      <text:p text:style-name="P6133"><text:tab/>A. Cook, M Collins 1999<text:s/>(R56)</text:p>
      <text:p text:style-name="P6134">Indexer: R. Henderson</text:p>
      <text:p text:style-name="P6135">Locality:<text:s/>Crest of escarpment, 198840/7729833</text:p>
      <text:p text:style-name="P6136">Basin: Eromanga</text:p>
      <text:p text:style-name="P6137">Formation: Toolebuc</text:p>
      <text:p text:style-name="P6138">Age: Albian</text:p>
      <text:p text:style-name="P6139"/>
      <text:p text:style-name="P6140">L921</text:p>
      <text:p text:style-name="P6141">Collector: J Stilwell, M Collins 1999</text:p>
      <text:p text:style-name="P6142">Indexer: R. Henderson</text:p>
      <text:p text:style-name="P6143">Locality: Hann Highway N of Hughenden</text:p>
      <text:p text:style-name="P6144">Basin: Eromanga</text:p>
      <text:soft-page-break/>
      <text:p text:style-name="P6145">Formation: ?Jones Valley Member</text:p>
      <text:p text:style-name="P6146">Age: Aptian</text:p>
      <text:p text:style-name="P6147"/>
      <text:p text:style-name="P6148">L922</text:p>
      <text:p text:style-name="P6149">Collector: R Henderson, J Stilwell,</text:p>
      <text:p text:style-name="P6150"><text:tab/>A. Cook, M Collins 1999 (H60A)</text:p>
      <text:p text:style-name="P6151">Indexer: R. Henderson</text:p>
      <text:p text:style-name="P6152">Locality: 300 m N of 235043/7729097</text:p>
      <text:p text:style-name="P6153"><text:tab/>Bivalves from basal bleached</text:p>
      <text:p text:style-name="P6154"><text:tab/>shale, ff concretions 25 m higher.</text:p>
      <text:p text:style-name="P6155">Basin: Eromanga</text:p>
      <text:p text:style-name="P6156">Formation: Toolebuc</text:p>
      <text:p text:style-name="P6157">Age: Albian</text:p>
      <text:p text:style-name="P6158"/>
      <text:p text:style-name="P6159">L923</text:p>
      <text:p text:style-name="P6160">Collector: G.L. Nicol</text:p>
      <text:p text:style-name="P6161">Indexer: R. Henderson (ex UNE collection)</text:p>
      <text:p text:style-name="P6162">Locality:<text:s/>Moonkinu Beach, Bathurst Island<text:s/></text:p>
      <text:p text:style-name="P6163"><text:tab/>1:100000 Sheet 576932</text:p>
      <text:p text:style-name="P6164">Basin: Money Shoals</text:p>
      <text:p text:style-name="P6165">Formation: Moonkinu</text:p>
      <text:p text:style-name="P6166">Age: Cenomanian</text:p>
      <text:p text:style-name="P6167"/>
      <text:p text:style-name="P6168">L924</text:p>
      <text:p text:style-name="P6169">Collector: R. Henderson 1998 (AH30)</text:p>
      <text:p text:style-name="P6170">Indexer: R. Henderson</text:p>
      <text:p text:style-name="P6171">Locality: Daunton south, near Ilfracombe.</text:p>
      <text:p text:style-name="Normal"><text:span text:style-name="T6172"><text:tab/></text:span><text:span text:style-name="T6173">23</text:span><text:span text:style-name="T6174">o</text:span><text:span text:style-name="T6175"><text:s/>17’ 17.8” 144</text:span><text:span text:style-name="T6176">o</text:span><text:span text:style-name="T6177"><text:s/>49’59”</text:span></text:p>
      <text:p text:style-name="P6178">Basin: Eromanga</text:p>
      <text:p text:style-name="P6179">Formation: Allaru</text:p>
      <text:p text:style-name="P6180">Age: Albian</text:p>
      <text:p text:style-name="P6181"/>
      <text:p text:style-name="P6182">L925</text:p>
      <text:p text:style-name="P6183">Collector: R. Henderson 1998 (AH33)</text:p>
      <text:p text:style-name="P6184">Indexer: R. Henderson</text:p>
      <text:p text:style-name="P6185">Locality: Glenferrie Station, 500 yards E of<text:s/></text:p>
      <text:p text:style-name="Normal"><text:span text:style-name="T6186"><text:tab/>white tank 23</text:span><text:span text:style-name="T6187">o</text:span><text:span text:style-name="T6188"><text:s/>30’ 21.5” 144</text:span><text:span text:style-name="T6189">o</text:span><text:span text:style-name="T6190"><text:s/>45’21.5”</text:span></text:p>
      <text:p text:style-name="P6191">Basin: Eromanga</text:p>
      <text:p text:style-name="P6192">Formation: Allaru</text:p>
      <text:p text:style-name="P6193">Age: Albian</text:p>
      <text:p text:style-name="P6194"/>
      <text:p text:style-name="P6195">L924<text:s/>(duplication)</text:p>
      <text:p text:style-name="P6196">Collector: R. Henderson and A. <text:s/>Dann<text:s/>(section F)</text:p>
      <text:p text:style-name="P6197">Indexer: A. Dann</text:p>
      <text:p text:style-name="P6198">Locality: ‘Undilla’ Station, Undilla 1:100000<text:s/></text:p>
      <text:p text:style-name="P6199"><text:tab/>Sheet, 241030/7826080.</text:p>
      <text:p text:style-name="P6200"><text:tab/>See A. Dann hons thesis 2000.</text:p>
      <text:p text:style-name="P6201">Basin: Georgina</text:p>
      <text:p text:style-name="P6202">Formation: Mail Change Lstn</text:p>
      <text:p text:style-name="P6203">Age: Undillan.</text:p>
      <text:p text:style-name="P6204"/>
      <text:p text:style-name="P6205">L925<text:s/>(duplication)</text:p>
      <text:p text:style-name="P6206">Collector: R. Henderson and A. <text:s/>Dann (section A)</text:p>
      <text:p text:style-name="P6207">Indexer: A. Dann</text:p>
      <text:p text:style-name="P6208">Locality: ‘Undilla’ Station, Undilla 1:100000<text:s/></text:p>
      <text:p text:style-name="P6209"><text:tab/>Sheet, 248050/7827060.</text:p>
      <text:soft-page-break/>
      <text:p text:style-name="P6210"><text:tab/>See A. Dann hons thesis 2000.</text:p>
      <text:p text:style-name="P6211">Basin: Georgina</text:p>
      <text:p text:style-name="P6212">Formation: Mail Change Lstn</text:p>
      <text:p text:style-name="P6213">Age: Undillan.</text:p>
      <text:p text:style-name="P6214"/>
      <text:p text:style-name="P6215">L926</text:p>
      <text:p text:style-name="P6216">Collector: R. Henderson and A. <text:s/>Dann (section D)</text:p>
      <text:p text:style-name="P6217">Indexer: A. Dann</text:p>
      <text:p text:style-name="P6218">Locality: ‘Undilla’ Station, Undilla 1:100000<text:s/></text:p>
      <text:p text:style-name="P6219"><text:tab/>Sheet, 250020/7832010.</text:p>
      <text:p text:style-name="P6220"><text:tab/>See A. Dann hons thesis 2000.</text:p>
      <text:p text:style-name="P6221">Basin: Georgina</text:p>
      <text:p text:style-name="P6222">Formation: Mail Change Lstn</text:p>
      <text:p text:style-name="P6223">Age: Undillan.</text:p>
      <text:p text:style-name="P6224"/>
      <text:p text:style-name="P6225">L927</text:p>
      <text:p text:style-name="P6226">Collector: R. Henderson and A. <text:s/>Dann (section C)</text:p>
      <text:p text:style-name="P6227">Indexer: A. Dann</text:p>
      <text:p text:style-name="P6228">Locality: ‘Undilla’ Station, Undilla 1:100000<text:s/></text:p>
      <text:p text:style-name="P6229"><text:tab/>Sheet, 253030/7824000.</text:p>
      <text:p text:style-name="P6230"><text:tab/>See A. Dann hons thesis 2000.</text:p>
      <text:p text:style-name="P6231">Basin: Georgina</text:p>
      <text:p text:style-name="P6232">Formation: Mail Change Lstn</text:p>
      <text:p text:style-name="P6233">Age: Undillan.</text:p>
      <text:p text:style-name="P6234"/>
      <text:p text:style-name="P6235">L928</text:p>
      <text:p text:style-name="P6236">Collector: R. Henderson and A. <text:s/>Dann (section B)</text:p>
      <text:p text:style-name="P6237">Indexer: A. Dann</text:p>
      <text:p text:style-name="P6238">Locality: ‘Undilla’ Station, Undilla 1:100000<text:s/></text:p>
      <text:p text:style-name="P6239"><text:tab/>Sheet, 253000/7827020.</text:p>
      <text:p text:style-name="P6240"><text:tab/>See A. Dann hons thesis 2000.</text:p>
      <text:p text:style-name="P6241">Basin: Georgina</text:p>
      <text:p text:style-name="P6242">Formation: Mail Change Lstn</text:p>
      <text:p text:style-name="P6243">Age: Undillan.</text:p>
      <text:p text:style-name="P6244"/>
      <text:p text:style-name="P6245">L929</text:p>
      <text:p text:style-name="P6246">Collector: R. Henderson and A. <text:s/>Dann (section E)</text:p>
      <text:p text:style-name="P6247">Indexer: A. Dann</text:p>
      <text:p text:style-name="P6248">Locality: ‘Undilla’ Station, Undilla 1:100000<text:s/></text:p>
      <text:p text:style-name="P6249"><text:tab/>Sheet, 254000/7833010.</text:p>
      <text:p text:style-name="P6250"><text:tab/>See A. Dann hons thesis 2000.</text:p>
      <text:p text:style-name="P6251">Basin: Georgina</text:p>
      <text:p text:style-name="P6252">Formation: Mail Change Lstn</text:p>
      <text:p text:style-name="P6253">Age: Undillan.</text:p>
      <text:p text:style-name="P6254"/>
      <text:p text:style-name="P6255">L930</text:p>
      <text:p text:style-name="P6256">Collector: R. Henderson and A. <text:s/>Dann (section G)</text:p>
      <text:p text:style-name="P6257">Indexer: A. Dann</text:p>
      <text:p text:style-name="P6258">Locality: ‘Undilla’ Station, Undilla 1:100000<text:s/></text:p>
      <text:p text:style-name="P6259"><text:tab/>Sheet, 268090/7820040.</text:p>
      <text:p text:style-name="P6260"><text:tab/>See A. Dann hons thesis 2000.</text:p>
      <text:p text:style-name="P6261">Basin: Georgina</text:p>
      <text:p text:style-name="P6262">Formation: Mail Change Lstn</text:p>
      <text:p text:style-name="P6263">Age: Undillan.</text:p>
      <text:p text:style-name="P6264"/>
      <text:p text:style-name="P6265">L931</text:p>
      <text:soft-page-break/>
      <text:p text:style-name="P6266">Collector: R. Henderson and A. <text:s/>Dann (section H)</text:p>
      <text:p text:style-name="P6267">Indexer: A. Dann</text:p>
      <text:p text:style-name="P6268">Locality: ‘Undilla’ Station, Undilla 1:100000<text:s/></text:p>
      <text:p text:style-name="P6269"><text:tab/>Sheet, 268030/7827020.</text:p>
      <text:p text:style-name="P6270"><text:tab/>See A. Dann hons thesis 2000.</text:p>
      <text:p text:style-name="P6271">Basin: Georgina</text:p>
      <text:p text:style-name="P6272">Formation: Mail Change Lstn</text:p>
      <text:p text:style-name="P6273">Age: Undillan.</text:p>
      <text:p text:style-name="P6274"/>
      <text:p text:style-name="P6275">L932</text:p>
      <text:p text:style-name="P6276">Collector: R. Henderson and P. Williams</text:p>
      <text:p text:style-name="P6277">Indexer: R. Henderson</text:p>
      <text:p text:style-name="P6278">Locality: Water hole in Alick Creek, 1.5</text:p>
      <text:p text:style-name="P6279"><text:tab/>miles S of old Landsborough</text:p>
      <text:p text:style-name="P6280"><text:tab/>highway, ~8 miles E of Oxen</text:p>
      <text:p text:style-name="P6281"><text:tab/>Downs. Julia Creek 1:250000</text:p>
      <text:p text:style-name="Normal"><text:span text:style-name="T6282"><text:tab/></text:span><text:span text:style-name="T6283">Sheet, 5244321</text:span></text:p>
      <text:p text:style-name="P6284">Basin: Eromanga</text:p>
      <text:p text:style-name="P6285">Formation: Allaru Fmn</text:p>
      <text:p text:style-name="P6286">Age: Albian</text:p>
      <text:p text:style-name="P6287"/>
      <text:p text:style-name="P6288">L933</text:p>
      <text:p text:style-name="P6289">Collector: R. Henderson</text:p>
      <text:p text:style-name="P6290">Indexer: R.<text:s/>Henderson</text:p>
      <text:p text:style-name="P6291">Locality: Grid on Fanning-Dotswood Road,</text:p>
      <text:p text:style-name="P6292"><text:tab/>3 miles S of Dotswood Station</text:p>
      <text:p text:style-name="P6293">Basin:<text:s/>Burdekin</text:p>
      <text:p text:style-name="P6294">Formation: Hardwick Fmn</text:p>
      <text:p text:style-name="P6295">Age: Tournaisian</text:p>
      <text:p text:style-name="P6296"/>
      <text:p text:style-name="P6297">L934</text:p>
      <text:p text:style-name="P6298">Collector: W. Sugden</text:p>
      <text:p text:style-name="P6299">Indexer: R. Henderson</text:p>
      <text:p text:style-name="P6300">Location: Lower Cultivation Gully Fmn</text:p>
      <text:p text:style-name="P6301"><text:tab/>Near old Fanning River homestead</text:p>
      <text:p text:style-name="P6302">Basin: Burdekin</text:p>
      <text:p text:style-name="P6303">Formation: Cultivation Gully Fmn</text:p>
      <text:p text:style-name="P6304">Age: Givetian</text:p>
      <text:p text:style-name="P6305"/>
      <text:p text:style-name="P6306">L935</text:p>
      <text:p text:style-name="P6307">Collector: R. Henderson</text:p>
      <text:p text:style-name="P6308">Indexer: R. Henderson</text:p>
      <text:p text:style-name="P6309">Location: Four miles ESE of Cornford Bore,<text:s/></text:p>
      <text:p text:style-name="P6310">Mt Guide Station, south of Mt Isa</text:p>
      <text:p text:style-name="P6311">Basin: Geogina</text:p>
      <text:p text:style-name="P6312">Formation: Yelvertoft Bed</text:p>
      <text:p text:style-name="P6313"/>
      <text:p text:style-name="P6314">L936</text:p>
      <text:p text:style-name="P6315">Collector: J. Patrick</text:p>
      <text:p text:style-name="P6316">Indexer: R. Henderson</text:p>
      <text:p text:style-name="P6317">Location: Winton district, 8 miles N of</text:p>
      <text:p text:style-name="P6318"><text:tab/>Rangelands homestead, then 3 mls</text:p>
      <text:p text:style-name="P6319"><text:tab/>NNE</text:p>
      <text:p text:style-name="P6320">Basin: Eromanga</text:p>
      <text:p text:style-name="P6321">Formation: Winton Fmn</text:p>
      <text:p text:style-name="P6322">Age: Albian</text:p>
      <text:p text:style-name="P6323"/>
      <text:p text:style-name="P6324">L937</text:p>
      <text:p text:style-name="P6325">Collector: R. Henderson</text:p>
      <text:p text:style-name="P6326">Indexer: R. Henderson</text:p>
      <text:p text:style-name="P6327">Location: Chummy bore on Camooweal –</text:p>
      <text:p text:style-name="P6328"><text:tab/>Thorntonia road, 6 km W of Thorntonia.</text:p>
      <text:p text:style-name="P6329"><text:tab/>Undilla 1:100000<text:s/>sheet, 780392</text:p>
      <text:p text:style-name="P6330"/>
      <text:p text:style-name="P6331"/>
      <text:p text:style-name="P6332">L938</text:p>
      <text:p text:style-name="P6333">Collector: R. Henderson</text:p>
      <text:p text:style-name="P6334">Indexer: R. Henderson</text:p>
      <text:p text:style-name="P6335">Location: Near Chummy Bore, Thorntonia</text:p>
      <text:p text:style-name="P6336"><text:tab/>Station. Thorntonia<text:s/>1:250000</text:p>
      <text:p text:style-name="P6337"><text:tab/>Sheet, ~773385, See Woods et al.,</text:p>
      <text:p text:style-name="P6338"><text:tab/>Queensland fossils: Cambrian sponge</text:p>
      <text:p text:style-name="P6339">Basin: Georgina</text:p>
      <text:p text:style-name="P6340">Formation: Current Bush Lstn</text:p>
      <text:p text:style-name="P6341">Age: Undillan</text:p>
      <text:p text:style-name="P6342"/>
      <text:p text:style-name="P6343"/>
      <text:p text:style-name="P6344">L939</text:p>
      <text:p text:style-name="P6345">Collector: R. Henderson</text:p>
      <text:p text:style-name="P6346">Indexer: R. Henderson</text:p>
      <text:p text:style-name="P6347">Location: Near Current Bush creek crossing<text:s/></text:p>
      <text:p text:style-name="P6348">of Thorntonia – Camooweal Road,</text:p>
      <text:p text:style-name="P6349">Thorntonia 1:250000 sheet, 722322<text:s/></text:p>
      <text:p text:style-name="P6350">Basin: Georgina</text:p>
      <text:p text:style-name="P6351">Formation: Current Bush Lstn</text:p>
      <text:p text:style-name="P6352"/>
      <text:p text:style-name="P6353">L940</text:p>
      <text:p text:style-name="P6354">Collector:</text:p>
      <text:p text:style-name="P6355">Indexer: R. Henderson</text:p>
      <text:p text:style-name="P6356">Location: Kilchoonry Station, Mt Fox<text:s/></text:p>
      <text:p text:style-name="P6357"><text:tab/>District, grid ref. 775172</text:p>
      <text:p text:style-name="P6358">Basin: Broken River Province</text:p>
      <text:p text:style-name="P6359">Formation: Clarke River Group</text:p>
      <text:p text:style-name="P6360">Age: Early Carboniferous</text:p>
      <text:p text:style-name="P6361"/>
      <text:p text:style-name="P6362">L941</text:p>
      <text:p text:style-name="P6363">Collector: R. Henderson</text:p>
      <text:p text:style-name="P6364">Indexer: R. Henderson</text:p>
      <text:p text:style-name="P6365">Location: Turtle Creek, Hervey’s Range</text:p>
      <text:p text:style-name="P6366"><text:tab/>Dotswood 1:100000 sheet<text:s/>322433</text:p>
      <text:p text:style-name="P6367">Formation: Burdekin</text:p>
      <text:p text:style-name="P6368">Basin: Burdekin</text:p>
      <text:p text:style-name="P6369">Age: Givetian</text:p>
      <text:p text:style-name="P6370"/>
      <text:p text:style-name="P6371">L942</text:p>
      <text:p text:style-name="P6372">Collector:<text:s/></text:p>
      <text:p text:style-name="P6373">Indexer: R. Henderson</text:p>
      <text:p text:style-name="P6374">Location: Woondum, 6 mls S of Gympie</text:p>
      <text:p text:style-name="P6375">Basin : Gympie Province</text:p>
      <text:p text:style-name="P6376">Formation:<text:s/></text:p>
      <text:p text:style-name="P6377">Age: Triassic</text:p>
      <text:p text:style-name="P6378"/>
      <text:soft-page-break/>
      <text:p text:style-name="P6379">L943</text:p>
      <text:p text:style-name="P6380">Collector: L. Halley, A. Cook, R. Henderson</text:p>
      <text:p text:style-name="P6381"><text:tab/>J. Stilwell</text:p>
      <text:p text:style-name="P6382">Indexer: R. Henderson</text:p>
      <text:p text:style-name="P6383">Location: Walsh River, east bank, downsteam</text:p>
      <text:p text:style-name="P6384"><text:tab/>from Boomers Hole; Walsh 1:100000</text:p>
      <text:p text:style-name="P6385"><text:tab/>sheet between 160365 and 137385</text:p>
      <text:p text:style-name="P6386">Basin: Carpentaria</text:p>
      <text:p text:style-name="P6387">Formation: Wallumbilla</text:p>
      <text:p text:style-name="P6388">Age: Aptian</text:p>
      <text:p text:style-name="P6389"/>
      <text:p text:style-name="P6390">L944</text:p>
      <text:p text:style-name="Normal"><text:span text:style-name="T6391">Collector:<text:s/></text:span><text:span text:style-name="T6392">G.L. Nicol</text:span></text:p>
      <text:p text:style-name="P6393">Indexer: R. Henderson (ex UNE collection)</text:p>
      <text:p text:style-name="P6394">Location: McLear Point, south coast of<text:s/></text:p>
      <text:p text:style-name="P6395"><text:tab/>Melville Island</text:p>
      <text:p text:style-name="P6396">Basin: Money Shoals</text:p>
      <text:p text:style-name="P6397">Formation: Moonkinu</text:p>
      <text:p text:style-name="P6398">Age: Cenomanian</text:p>
      <text:p text:style-name="P6399"/>
      <text:p text:style-name="P6400">L945</text:p>
      <text:p text:style-name="P6401">Collector: Janus Puce</text:p>
      <text:p text:style-name="P6402">Indexer R. Henderson</text:p>
      <text:p text:style-name="P6403">Locality: 20 metres<text:s/>north of Lady Jane Mine,</text:p>
      <text:p text:style-name="P6404"><text:tab/>Mungana</text:p>
      <text:p text:style-name="P6405">Formation:</text:p>
      <text:p text:style-name="P6406">Basin: Carpentaria</text:p>
      <text:p text:style-name="P6407">Age: Early Cretaceous.</text:p>
      <text:p text:style-name="P6408"/>
      <text:p text:style-name="P6409"/>
      <text:p text:style-name="P6410"/>
      <text:p text:style-name="P6411"/>
      <text:p text:style-name="P6412"/>
      <text:p text:style-name="P6413"/>
      <text:p text:style-name="P6414"/>
      <text:p text:style-name="P6415"/>
      <text:p text:style-name="P6416"/>
      <text:p text:style-name="P6417"/>
      <text:p text:style-name="P6418"/>
      <text:p text:style-name="P6419"/>
      <text:p text:style-name="P6420"/>
      <text:p text:style-name="P6421"/>
      <text:p text:style-name="P6422"/>
      <text:p text:style-name="P6423"/>
      <text:p text:style-name="P6424"/>
      <text:p text:style-name="P6425"/>
      <text:p text:style-name="P6426"/>
      <text:p text:style-name="P6427"/>
      <text:p text:style-name="P6428"/>
      <text:p text:style-name="P6429"/>
      <text:p text:style-name="P6430"/>
      <text:p text:style-name="P6431"/>
      <text:p text:style-name="P6432"/>
      <text:p text:style-name="P6433"/>
      <text:p text:style-name="P6434"/>
      <text:p text:style-name="P6435"/>
      <text:p text:style-name="P6436"/>
      <text:p text:style-name="P6437"/>
      <text:p text:style-name="P6438"/>
      <text:p text:style-name="P6439"/>
      <text:p text:style-name="P6440"/>
      <text:p text:style-name="P6441"/>
      <text:p text:style-name="P6442"/>
      <text:p text:style-name="P6443"/>
      <text:p text:style-name="P6444"/>
      <text:p text:style-name="P6445"/>
      <text:p text:style-name="P6446"/>
      <text:p text:style-name="P6447"/>
      <text:p text:style-name="P6448"/>
      <text:p text:style-name="P6449"/>
      <text:p text:style-name="P6450"/>
      <text:p text:style-name="P6451"/>
      <text:p text:style-name="P6452"/>
      <text:p text:style-name="P6453"/>
      <text:p text:style-name="P6454"/>
      <text:p text:style-name="P6455"/>
      <text:p text:style-name="P6456"/>
      <text:p text:style-name="P6457"/>
      <text:p text:style-name="P6458"/>
      <text:p text:style-name="P6459"/>
      <text:p text:style-name="P6460"/>
      <text:p text:style-name="P6461"/>
      <text:p text:style-name="P6462"/>
      <text:p text:style-name="P6463"/>
      <text:p text:style-name="P6464"/>
      <text:p text:style-name="P6465"/>
      <text:p text:style-name="P6466"/>
      <text:p text:style-name="P6467"/>
      <text:p text:style-name="P6468"/>
      <text:p text:style-name="P6469"/>
      <text:p text:style-name="P6470"/>
      <text:p text:style-name="P6471"><text:s/></text:p>
      <text:p text:style-name="P6472"/>
      <text:p text:style-name="P6473"><text:s/></text:p>
      <text:p text:style-name="P6474"/>
      <text:p text:style-name="P6475"/>
      <text:p text:style-name="P6476"/>
      <text:p text:style-name="P6477"/>
      <text:p text:style-name="P6478"/>
      <text:p text:style-name="P6479"/>
      <text:p text:style-name="P6480"/>
      <text:p text:style-name="P6481"/>
      <text:p text:style-name="P6482"/>
      <text:p text:style-name="P6483"/>
      <text:p text:style-name="P6484"/>
      <text:p text:style-name="P6485"/>
      <text:p text:style-name="P6486"/>
      <text:p text:style-name="P6487"/>
      <text:p text:style-name="P6488"/>
      <text:p text:style-name="P6489"/>
      <text:p text:style-name="P6490"/>
      <text:p text:style-name="P6491"/>
      <text:p text:style-name="P6492"/>
      <text:p text:style-name="P6493"/>
      <text:p text:style-name="P6494"/>
      <text:p text:style-name="P6495"/>
      <text:p text:style-name="P6496"/>
      <text:p text:style-name="P6497"/>
      <text:p text:style-name="P6498"/>
      <text:p text:style-name="P6499"/>
      <text:p text:style-name="P6500"/>
      <text:p text:style-name="P6501"/>
      <text:p text:style-name="P6502"/>
      <text:p text:style-name="P6503"/>
      <text:p text:style-name="P6504"/>
      <text:p text:style-name="P6505"/>
      <text:p text:style-name="P6506"/>
      <text:p text:style-name="P6507"/>
      <text:p text:style-name="P6508"/>
      <text:p text:style-name="P6509"/>
      <text:p text:style-name="P6510"/>
      <text:p text:style-name="P6511"/>
      <text:p text:style-name="P6512"/>
      <text:p text:style-name="P6513"/>
      <text:p text:style-name="P6514"/>
      <text:p text:style-name="P6515"/>
      <text:p text:style-name="P6516"/>
      <text:p text:style-name="P6517"/>
      <text:p text:style-name="P6518"/>
      <text:p text:style-name="P6519"/>
      <text:p text:style-name="P6520"/>
      <text:p text:style-name="P6521"/>
      <text:p text:style-name="P6522"/>
      <text:p text:style-name="P6523"/>
      <text:p text:style-name="P6524"/>
      <text:p text:style-name="P6525"/>
      <text:p text:style-name="P6526"/>
      <text:p text:style-name="P6527"/>
      <text:p text:style-name="P6528"/>
      <text:p text:style-name="P6529"/>
      <text:p text:style-name="P6530"/>
      <text:p text:style-name="P6531"/>
      <text:p text:style-name="P6532"/>
      <text:p text:style-name="P6533"/>
      <text:p text:style-name="P6534"/>
      <text:p text:style-name="P6535"/>
      <text:p text:style-name="P6536"/>
      <text:p text:style-name="P6537"/>
      <text:p text:style-name="P6538"/>
      <text:p text:style-name="P6539"/>
      <text:p text:style-name="P6540"/>
      <text:p text:style-name="P6541"/>
      <text:p text:style-name="P6542"/>
      <text:p text:style-name="P6543"/>
      <text:p text:style-name="P6544"/>
      <text:p text:style-name="P6545"/>
      <text:p text:style-name="P6546"/>
      <text:p text:style-name="P6547"/>
      <text:p text:style-name="P6548"/>
      <text:p text:style-name="P6549"/>
      <text:p text:style-name="P6550"/>
      <text:p text:style-name="P6551"/>
      <text:p text:style-name="P6552"/>
      <text:p text:style-name="P6553"/>
      <text:p text:style-name="P6554"/>
      <text:p text:style-name="P6555"/>
      <text:p text:style-name="P6556"/>
      <text:p text:style-name="P6557"/>
      <text:p text:style-name="P6558"/>
      <text:p text:style-name="P6559"/>
      <text:p text:style-name="P6560"/>
      <text:p text:style-name="P6561"/>
      <text:p text:style-name="P6562"/>
      <text:p text:style-name="P6563"/>
      <text:p text:style-name="P6564"/>
      <text:p text:style-name="P6565"/>
      <text:p text:style-name="P6566"/>
      <text:p text:style-name="P6567"/>
      <text:p text:style-name="P6568"/>
      <text:p text:style-name="P6569"/>
      <text:p text:style-name="P6570"/>
      <text:p text:style-name="P6571"/>
      <text:p text:style-name="P6572"/>
      <text:p text:style-name="P6573"/>
      <text:p text:style-name="P6574"/>
      <text:p text:style-name="P6575"/>
      <text:p text:style-name="P6576"/>
      <text:p text:style-name="P6577"/>
      <text:p text:style-name="P6578"/>
      <text:p text:style-name="P6579"/>
      <text:p text:style-name="P6580"/>
      <text:p text:style-name="P6581"/>
      <text:p text:style-name="P6582"/>
      <text:p text:style-name="P6583"/>
      <text:p text:style-name="P6584"/>
      <text:p text:style-name="P6585"/>
      <text:p text:style-name="P6586"/>
      <text:p text:style-name="P6587"/>
      <text:p text:style-name="P6588"/>
      <text:p text:style-name="P6589"/>
      <text:p text:style-name="P6590"/>
      <text:p text:style-name="P6591"/>
      <text:p text:style-name="P6592"/>
      <text:p text:style-name="P6593"/>
      <text:p text:style-name="P6594"/>
      <text:p text:style-name="P6595"/>
      <text:p text:style-name="P6596"/>
      <text:p text:style-name="P6597"/>
      <text:p text:style-name="P6598"/>
      <text:p text:style-name="P6599"/>
      <text:p text:style-name="P6600"/>
      <text:p text:style-name="P6601"/>
      <text:p text:style-name="P6602"/>
      <text:p text:style-name="P6603"/>
      <text:p text:style-name="P6604"/>
      <text:p text:style-name="P6605"/>
      <text:p text:style-name="P6606"/>
      <text:p text:style-name="P6607"/>
      <text:p text:style-name="P6608"/>
      <text:p text:style-name="P6609"/>
      <text:p text:style-name="P6610"/>
      <text:p text:style-name="P6611"/>
      <text:p text:style-name="P6612"/>
      <text:p text:style-name="P6613"/>
      <text:p text:style-name="P6614"/>
      <text:p text:style-name="P6615"/>
      <text:p text:style-name="P6616"/>
      <text:p text:style-name="P6617"/>
      <text:p text:style-name="P6618"/>
      <text:p text:style-name="P6619"/>
      <text:p text:style-name="P6620"/>
      <text:p text:style-name="P6621"/>
      <text:p text:style-name="P6622"/>
      <text:p text:style-name="P6623"/>
      <text:p text:style-name="P6624"/>
      <text:p text:style-name="P6625"/>
      <text:p text:style-name="P6626"/>
      <text:p text:style-name="P6627"/>
      <text:p text:style-name="P6628"/>
      <text:p text:style-name="P6629"/>
      <text:p text:style-name="P6630"/>
      <text:p text:style-name="P6631"/>
      <text:p text:style-name="P6632"/>
      <text:p text:style-name="P6633"/>
      <text:p text:style-name="P6634"/>
      <text:p text:style-name="P6635"/>
      <text:p text:style-name="P6636"/>
      <text:p text:style-name="P6637"/>
      <text:p text:style-name="P6638"/>
      <text:p text:style-name="P6639"/>
      <text:p text:style-name="P6640"/>
      <text:p text:style-name="P6641"/>
      <text:p text:style-name="P6642"/>
      <text:p text:style-name="P6643"/>
      <text:p text:style-name="P6644"/>
      <text:p text:style-name="P6645"/>
      <text:p text:style-name="P6646"/>
      <text:p text:style-name="P6647"/>
      <text:p text:style-name="P6648"/>
      <text:p text:style-name="P6649"/>
      <text:p text:style-name="P6650"/>
      <text:p text:style-name="P6651"/>
      <text:p text:style-name="P6652"/>
      <text:p text:style-name="P6653"/>
      <text:p text:style-name="P6654"/>
      <text:p text:style-name="P6655"/>
      <text:p text:style-name="P6656"/>
      <text:p text:style-name="P6657"/>
      <text:p text:style-name="P6658"/>
      <text:p text:style-name="P6659"/>
      <text:p text:style-name="P6660"/>
      <text:p text:style-name="P6661"/>
      <text:p text:style-name="P6662"/>
      <text:p text:style-name="P6663"/>
      <text:p text:style-name="P6664"/>
      <text:p text:style-name="P6665"/>
      <text:p text:style-name="P6666"/>
      <text:p text:style-name="P6667"/>
      <text:p text:style-name="P6668"/>
      <text:p text:style-name="P6669"/>
      <text:p text:style-name="P6670"/>
      <text:p text:style-name="P6671"/>
      <text:p text:style-name="P6672"/>
      <text:p text:style-name="P6673"/>
      <text:p text:style-name="P6674"/>
      <text:p text:style-name="P6675"/>
      <text:p text:style-name="P6676"/>
      <text:p text:style-name="P6677"/>
      <text:p text:style-name="P6678"/>
      <text:p text:style-name="P6679"/>
      <text:p text:style-name="P6680"/>
      <text:p text:style-name="P6681"/>
      <text:p text:style-name="P6682"/>
      <text:p text:style-name="P6683"/>
      <text:p text:style-name="P6684"/>
      <text:p text:style-name="P6685"/>
      <text:p text:style-name="P6686"/>
      <text:p text:style-name="P6687"/>
      <text:p text:style-name="P6688"/>
      <text:p text:style-name="P6689"/>
      <text:p text:style-name="P6690"/>
      <text:p text:style-name="P6691"/>
      <text:p text:style-name="P6692"/>
      <text:p text:style-name="P6693"/>
      <text:p text:style-name="P6694"/>
      <text:p text:style-name="P6695"/>
      <text:p text:style-name="P6696"/>
      <text:p text:style-name="P6697"/>
      <text:p text:style-name="P6698"/>
      <text:p text:style-name="P6699"/>
      <text:p text:style-name="P6700"/>
      <text:p text:style-name="P6701"/>
      <text:p text:style-name="P6702"/>
      <text:p text:style-name="P6703"/>
      <text:p text:style-name="P6704"/>
      <text:p text:style-name="P6705"/>
      <text:p text:style-name="P6706"/>
      <text:p text:style-name="P6707"/>
      <text:p text:style-name="P6708"/>
      <text:p text:style-name="P6709"/>
      <text:p text:style-name="P6710"/>
      <text:p text:style-name="P6711"/>
      <text:p text:style-name="P6712"/>
      <text:p text:style-name="P6713"/>
      <text:p text:style-name="P6714"/>
      <text:p text:style-name="P6715"/>
      <text:p text:style-name="P6716"/>
      <text:p text:style-name="P6717"/>
      <text:p text:style-name="P6718"/>
      <text:p text:style-name="P6719"/>
      <text:p text:style-name="P6720"/>
      <text:p text:style-name="P6721"/>
      <text:p text:style-name="P6722"/>
      <text:p text:style-name="P6723"/>
      <text:p text:style-name="P6724"/>
      <text:p text:style-name="P6725"/>
      <text:p text:style-name="P6726"/>
      <text:p text:style-name="P6727"/>
      <text:p text:style-name="P6728"/>
      <text:p text:style-name="P6729"/>
      <text:p text:style-name="P6730"/>
      <text:p text:style-name="P6731"/>
      <text:p text:style-name="P6732"/>
      <text:p text:style-name="P6733"/>
      <text:p text:style-name="P6734"/>
      <text:p text:style-name="P6735"/>
      <text:p text:style-name="P6736"/>
      <text:p text:style-name="P6737"/>
      <text:p text:style-name="P6738"/>
      <text:p text:style-name="P6739"/>
      <text:p text:style-name="P6740"/>
      <text:p text:style-name="P6741"/>
      <text:p text:style-name="P6742"/>
      <text:p text:style-name="P6743"/>
      <text:p text:style-name="P6744"/>
      <text:p text:style-name="P6745"/>
      <text:p text:style-name="P6746"/>
      <text:p text:style-name="P6747"/>
      <text:p text:style-name="P6748"/>
      <text:p text:style-name="P6749"/>
      <text:p text:style-name="P6750"/>
      <text:p text:style-name="P6751"/>
      <text:p text:style-name="P6752"/>
      <text:p text:style-name="P6753"/>
      <text:p text:style-name="P6754"/>
      <text:p text:style-name="P6755"/>
      <text:p text:style-name="P6756"/>
      <text:p text:style-name="P6757"/>
      <text:p text:style-name="P6758"/>
      <text:p text:style-name="P6759"/>
      <text:p text:style-name="P6760"/>
      <text:p text:style-name="P6761"/>
      <text:p text:style-name="P6762"/>
      <text:p text:style-name="P6763"/>
      <text:p text:style-name="P6764"/>
      <text:p text:style-name="P6765"/>
      <text:p text:style-name="P6766"/>
      <text:p text:style-name="P6767"/>
      <text:p text:style-name="P6768"/>
      <text:p text:style-name="P6769"/>
      <text:p text:style-name="P6770"/>
      <text:p text:style-name="P6771"/>
      <text:p text:style-name="P6772"/>
      <text:p text:style-name="P6773"/>
      <text:p text:style-name="P6774"/>
      <text:p text:style-name="P6775"/>
      <text:p text:style-name="P6776"/>
      <text:p text:style-name="P6777"/>
      <text:p text:style-name="P6778"/>
      <text:p text:style-name="P6779"/>
      <text:p text:style-name="P6780"/>
      <text:p text:style-name="P6781"/>
      <text:p text:style-name="P6782"/>
      <text:p text:style-name="P6783"/>
      <text:p text:style-name="P6784"/>
      <text:p text:style-name="P6785"/>
      <text:p text:style-name="P6786"/>
      <text:p text:style-name="P6787"/>
      <text:p text:style-name="P6788"/>
      <text:p text:style-name="P6789"/>
      <text:p text:style-name="P6790"/>
      <text:p text:style-name="P6791"/>
      <text:p text:style-name="P6792"/>
      <text:p text:style-name="P6793"/>
      <text:p text:style-name="P6794"/>
      <text:p text:style-name="P6795"/>
      <text:p text:style-name="P6796"/>
      <text:p text:style-name="P6797"/>
      <text:p text:style-name="P6798"/>
      <text:p text:style-name="P6799"/>
      <text:p text:style-name="P6800"/>
      <text:p text:style-name="P6801"/>
      <text:p text:style-name="P6802"/>
      <text:p text:style-name="P6803"/>
      <text:p text:style-name="P6804"/>
      <text:p text:style-name="P6805"/>
      <text:p text:style-name="P6806"/>
      <text:p text:style-name="P6807"/>
      <text:p text:style-name="P6808"/>
      <text:p text:style-name="P6809"/>
      <text:p text:style-name="P6810"/>
      <text:p text:style-name="P6811"/>
      <text:p text:style-name="P6812"/>
      <text:p text:style-name="P6813"/>
      <text:p text:style-name="P6814"/>
      <text:p text:style-name="P6815"/>
      <text:p text:style-name="P6816"/>
      <text:p text:style-name="P6817"/>
      <text:p text:style-name="P6818"/>
      <text:p text:style-name="P6819"/>
      <text:p text:style-name="P6820"/>
      <text:p text:style-name="P6821"/>
      <text:p text:style-name="P6822"/>
      <text:p text:style-name="P6823"/>
      <text:p text:style-name="P6824"/>
      <text:p text:style-name="P6825"/>
      <text:p text:style-name="P6826"/>
      <text:p text:style-name="P6827"/>
      <text:p text:style-name="P6828"/>
      <text:p text:style-name="P6829"/>
      <text:p text:style-name="P6830"/>
      <text:p text:style-name="P6831"/>
      <text:p text:style-name="P6832"/>
      <text:p text:style-name="P6833"/>
      <text:p text:style-name="P6834"/>
      <text:p text:style-name="P6835"/>
      <text:p text:style-name="P6836"/>
      <text:p text:style-name="P6837"/>
      <text:p text:style-name="P6838"/>
      <text:p text:style-name="P6839"/>
      <text:p text:style-name="P6840"/>
      <text:p text:style-name="P6841"/>
      <text:p text:style-name="P6842"/>
      <text:p text:style-name="P6843"/>
      <text:p text:style-name="P6844"/>
      <text:p text:style-name="P6845"/>
      <text:p text:style-name="P6846"/>
      <text:p text:style-name="P6847"/>
      <text:p text:style-name="P6848"/>
      <text:p text:style-name="P6849"/>
      <text:p text:style-name="P6850"/>
      <text:p text:style-name="P6851"/>
      <text:p text:style-name="P6852"/>
      <text:p text:style-name="P6853"/>
      <text:p text:style-name="P6854"/>
      <text:p text:style-name="P6855"/>
      <text:p text:style-name="P6856"/>
      <text:p text:style-name="P6857"/>
      <text:p text:style-name="P6858"/>
      <text:p text:style-name="P6859"/>
      <text:p text:style-name="P6860"/>
      <text:p text:style-name="P6861"/>
      <text:p text:style-name="P6862"/>
      <text:p text:style-name="P6863"/>
      <text:p text:style-name="P6864"/>
      <text:p text:style-name="P6865"/>
      <text:p text:style-name="Normal"/>
      <text:p text:style-name="Normal"/>
      <text:p text:style-name="Normal"/>
      <text:p text:style-name="Normal"/>
      <text:p text:style-name="P6866"/>
      <text:p text:style-name="P6867"/>
      <text:p text:style-name="P6868"/>
      <text:p text:style-name="P6869"/>
      <text:p text:style-name="P6870"/>
      <text:p text:style-name="P6871"/>
      <text:p text:style-name="P6872"/>
      <text:p text:style-name="P6873"/>
      <text:p text:style-name="P6874"/>
      <text:p text:style-name="P6875"/>
      <text:p text:style-name="P6876"/>
      <text:p text:style-name="P6877"/>
      <text:p text:style-name="P6878"/>
      <text:p text:style-name="P6879"/>
      <text:p text:style-name="P6880"/>
      <text:p text:style-name="P6881"/>
      <text:p text:style-name="P6882"/>
      <text:p text:style-name="P6883"/>
      <text:p text:style-name="P6884"/>
      <text:p text:style-name="P6885"/>
      <text:p text:style-name="P6886"/>
      <text:p text:style-name="P6887"/>
      <text:p text:style-name="P6888"/>
      <text:p text:style-name="P6889"/>
      <text:p text:style-name="P6890"/>
      <text:p text:style-name="P6891"/>
      <text:p text:style-name="P6892"/>
      <text:p text:style-name="P6893"/>
      <text:p text:style-name="P6894"/>
      <text:p text:style-name="P6895"/>
      <text:p text:style-name="P6896"/>
      <text:p text:style-name="P6897"/>
      <text:p text:style-name="P6898"/>
      <text:p text:style-name="P6899"/>
      <text:p text:style-name="P6900"/>
      <text:p text:style-name="P6901"/>
      <text:p text:style-name="P6902"/>
      <text:p text:style-name="P6903"/>
      <text:p text:style-name="P6904"/>
      <text:p text:style-name="P6905"/>
      <text:p text:style-name="P6906"/>
      <text:p text:style-name="P6907"/>
      <text:p text:style-name="P6908"/>
      <text:p text:style-name="P6909"/>
      <text:p text:style-name="P6910"/>
      <text:p text:style-name="P6911"/>
      <text:p text:style-name="P6912"/>
      <text:p text:style-name="P6913"/>
      <text:p text:style-name="P6914"/>
      <text:p text:style-name="P6915"/>
      <text:p text:style-name="P6916"/>
      <text:p text:style-name="P6917"/>
      <text:p text:style-name="P6918"/>
      <text:p text:style-name="P6919"/>
      <text:p text:style-name="P6920"/>
      <text:p text:style-name="P6921"/>
      <text:p text:style-name="P6922"/>
      <text:p text:style-name="P6923"/>
      <text:p text:style-name="P6924"/>
      <text:p text:style-name="P6925"/>
      <text:p text:style-name="P6926"/>
      <text:p text:style-name="P6927"/>
      <text:p text:style-name="P6928"/>
      <text:p text:style-name="P6929"/>
      <text:p text:style-name="P6930"/>
      <text:p text:style-name="P6931"/>
      <text:p text:style-name="P6932"/>
      <text:p text:style-name="P6933"/>
      <text:p text:style-name="P6934"/>
      <text:p text:style-name="P6935"/>
      <text:p text:style-name="P6936"/>
      <text:p text:style-name="P6937"/>
      <text:p text:style-name="P6938"/>
      <text:p text:style-name="P6939"/>
      <text:p text:style-name="P6940"/>
      <text:p text:style-name="P6941"/>
      <text:p text:style-name="P6942"/>
      <text:p text:style-name="P6943"/>
      <text:p text:style-name="P6944"/>
      <text:p text:style-name="P6945"/>
      <text:p text:style-name="P6946"/>
      <text:p text:style-name="P6947"/>
      <text:p text:style-name="P6948"/>
      <text:p text:style-name="P6949"/>
      <text:p text:style-name="P6950"/>
      <text:p text:style-name="P6951"/>
      <text:p text:style-name="P6952"/>
      <text:p text:style-name="P6953"/>
      <text:p text:style-name="P6954"/>
      <text:p text:style-name="P6955"/>
      <text:p text:style-name="P6956"/>
      <text:p text:style-name="P6957"/>
      <text:p text:style-name="P6958"/>
      <text:p text:style-name="P6959"/>
      <text:p text:style-name="P6960"/>
      <text:p text:style-name="P6961"/>
      <text:p text:style-name="P6962"/>
      <text:p text:style-name="P6963"/>
      <text:p text:style-name="P6964"/>
      <text:p text:style-name="P6965"/>
      <text:p text:style-name="P6966"/>
      <text:p text:style-name="P6967"/>
      <text:p text:style-name="P6968"/>
      <text:p text:style-name="P6969"/>
      <text:p text:style-name="P6970"/>
      <text:p text:style-name="P6971"/>
      <text:p text:style-name="P6972"/>
      <text:p text:style-name="P6973"/>
      <text:p text:style-name="P6974"/>
      <text:p text:style-name="P6975"/>
      <text:p text:style-name="P6976"/>
      <text:p text:style-name="P6977"><text:s/></text:p>
      <text:p text:style-name="P6978"/>
      <text:p text:style-name="P6979"/>
      <text:p text:style-name="P6980"/>
      <text:p text:style-name="P6981"/>
      <text:p text:style-name="P6982"><text:s/></text:p>
      <text:p text:style-name="P6983"/>
      <text:p text:style-name="P6984"/>
      <text:p text:style-name="P6985"/>
      <text:p text:style-name="P6986"/>
      <text:p text:style-name="P6987"/>
      <text:p text:style-name="P6988"/>
      <text:p text:style-name="P6989"/>
      <text:p text:style-name="P6990"/>
      <text:p text:style-name="P6991"/>
      <text:p text:style-name="P6992"/>
      <text:p text:style-name="P6993"/>
      <text:p text:style-name="P6994"/>
      <text:p text:style-name="P6995"/>
      <text:p text:style-name="P6996"/>
      <text:p text:style-name="P6997"/>
      <text:p text:style-name="P6998"/>
      <text:p text:style-name="P6999"/>
      <text:p text:style-name="P7000"/>
      <text:p text:style-name="P7001"/>
      <text:p text:style-name="P7002"/>
      <text:p text:style-name="P7003"/>
      <text:p text:style-name="P7004"/>
      <text:p text:style-name="P7005"/>
      <text:p text:style-name="P7006"/>
      <text:p text:style-name="P7007"/>
      <text:p text:style-name="P7008"/>
      <text:p text:style-name="P7009"/>
      <text:p text:style-name="P7010"/>
      <text:p text:style-name="P7011"/>
      <text:p text:style-name="P7012"/>
      <text:p text:style-name="P7013"/>
      <text:p text:style-name="P7014"/>
      <text:p text:style-name="P7015"/>
      <text:p text:style-name="P7016"/>
      <text:p text:style-name="P7017"/>
      <text:p text:style-name="P7018"/>
      <text:p text:style-name="P7019"/>
      <text:p text:style-name="P7020"/>
      <text:p text:style-name="P7021"/>
      <text:p text:style-name="P7022"/>
      <text:p text:style-name="P7023"/>
      <text:p text:style-name="P7024"/>
      <text:p text:style-name="P7025"/>
      <text:p text:style-name="P7026"/>
      <text:p text:style-name="P7027"/>
      <text:p text:style-name="P7028"/>
      <text:p text:style-name="P7029"/>
      <text:p text:style-name="P7030"/>
      <text:p text:style-name="P7031"/>
      <text:p text:style-name="P7032"/>
      <text:p text:style-name="P7033"/>
      <text:p text:style-name="P7034"/>
      <text:p text:style-name="P7035"/>
      <text:p text:style-name="P7036"/>
      <text:p text:style-name="P7037"/>
      <text:p text:style-name="P7038"/>
      <text:p text:style-name="P7039"/>
      <text:p text:style-name="P7040"/>
      <text:p text:style-name="P7041"/>
      <text:p text:style-name="P7042"/>
      <text:p text:style-name="P7043"/>
      <text:p text:style-name="P7044"/>
      <text:p text:style-name="P7045"/>
      <text:p text:style-name="P7046"/>
      <text:p text:style-name="P7047"/>
      <text:p text:style-name="P7048"/>
      <text:p text:style-name="P7049"/>
      <text:p text:style-name="P7050"/>
      <text:p text:style-name="P7051"/>
      <text:p text:style-name="P7052"/>
      <text:p text:style-name="P7053"/>
      <text:p text:style-name="P7054"/>
      <text:p text:style-name="P7055"/>
      <text:p text:style-name="P7056"/>
      <text:p text:style-name="P7057"/>
      <text:p text:style-name="P7058"/>
      <text:p text:style-name="P7059"/>
      <text:p text:style-name="P7060"/>
      <text:p text:style-name="P7061"/>
      <text:p text:style-name="P7062"/>
      <text:p text:style-name="P7063"/>
      <text:p text:style-name="P7064"/>
      <text:p text:style-name="P7065"/>
      <text:p text:style-name="P7066"/>
      <text:p text:style-name="P7067"/>
      <text:p text:style-name="P7068"/>
      <text:p text:style-name="P7069"/>
      <text:p text:style-name="P7070"/>
      <text:p text:style-name="P7071"/>
      <text:p text:style-name="P7072"/>
      <text:p text:style-name="P7073"/>
      <text:p text:style-name="P7074"/>
      <text:p text:style-name="P7075"/>
      <text:p text:style-name="P7076"/>
      <text:p text:style-name="P7077"/>
      <text:p text:style-name="P7078"/>
      <text:p text:style-name="P7079"/>
      <text:p text:style-name="P7080"/>
      <text:p text:style-name="P7081"/>
      <text:p text:style-name="P7082"/>
      <text:p text:style-name="P7083"/>
      <text:p text:style-name="P7084"/>
      <text:p text:style-name="P7085"/>
      <text:p text:style-name="P7086"/>
      <text:p text:style-name="P7087"/>
      <text:p text:style-name="P7088"/>
      <text:p text:style-name="P7089"/>
      <text:p text:style-name="P7090"/>
      <text:p text:style-name="P7091"/>
      <text:p text:style-name="P7092"/>
      <text:p text:style-name="P7093"/>
      <text:p text:style-name="P7094"/>
      <text:p text:style-name="P7095"/>
      <text:p text:style-name="P7096"/>
      <text:p text:style-name="P7097"/>
      <text:p text:style-name="P7098"/>
      <text:p text:style-name="P7099"/>
      <text:p text:style-name="P7100"/>
      <text:p text:style-name="P7101"/>
      <text:p text:style-name="P7102"/>
      <text:p text:style-name="P7103"/>
      <text:p text:style-name="P7104"/>
      <text:p text:style-name="P7105"/>
      <text:p text:style-name="P7106"/>
      <text:p text:style-name="P7107"/>
      <text:p text:style-name="P7108"/>
      <text:p text:style-name="P7109"/>
      <text:p text:style-name="P7110"/>
      <text:p text:style-name="P7111"/>
      <text:p text:style-name="P7112"/>
      <text:p text:style-name="P7113"/>
      <text:p text:style-name="P7114"/>
      <text:p text:style-name="P7115"/>
      <text:p text:style-name="P7116"/>
      <text:p text:style-name="P7117"/>
      <text:p text:style-name="P7118"/>
      <text:p text:style-name="P7119"/>
      <text:p text:style-name="P7120"/>
      <text:p text:style-name="P7121"/>
      <text:p text:style-name="P7122"/>
      <text:p text:style-name="P7123"/>
      <text:p text:style-name="P7124"/>
      <text:p text:style-name="P7125"/>
      <text:p text:style-name="P7126"/>
      <text:p text:style-name="P7127"/>
      <text:p text:style-name="P7128"/>
      <text:p text:style-name="P7129"/>
      <text:p text:style-name="P7130"/>
      <text:p text:style-name="P7131"/>
      <text:p text:style-name="P7132"/>
      <text:p text:style-name="P7133"/>
      <text:p text:style-name="P7134"/>
      <text:p text:style-name="P7135"/>
      <text:p text:style-name="P7136"/>
      <text:p text:style-name="P7137"/>
      <text:p text:style-name="P7138"/>
      <text:p text:style-name="P7139"/>
      <text:p text:style-name="P7140"/>
      <text:p text:style-name="P7141"/>
      <text:p text:style-name="P7142"/>
      <text:p text:style-name="P7143"/>
      <text:p text:style-name="P7144"/>
      <text:p text:style-name="P7145"/>
      <text:p text:style-name="P7146"/>
      <text:p text:style-name="P7147"/>
      <text:p text:style-name="P7148"/>
      <text:p text:style-name="P7149"/>
      <text:p text:style-name="P7150"/>
      <text:p text:style-name="P7151"/>
      <text:p text:style-name="P7152"/>
      <text:p text:style-name="P7153"/>
      <text:p text:style-name="P7154"/>
      <text:p text:style-name="P7155"/>
      <text:p text:style-name="P7156"/>
      <text:p text:style-name="P7157"/>
      <text:p text:style-name="P7158"/>
      <text:p text:style-name="P7159"/>
      <text:p text:style-name="P7160"/>
      <text:p text:style-name="P7161"/>
      <text:p text:style-name="P7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AU" style:language-asian="en" style:country-asian="AU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Normal" style:display-name="Normal" style:family="paragraph">
      <style:text-properties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Style2" style:display-name="Style2" style:family="paragraph" style:parent-style-name="Normal" style:next-style-name="Heading1" style:auto-update="true">
      <style:text-properties style:font-name="Arial" fo:font-weight="bold" style:font-weight-asian="bold" style:font-size-complex="10pt" fo:language="en" fo:country="GB" style:language-asian="en" style:country-asian="GB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5in" text:min-label-width="0.25in"/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L2</dc:title>
    <dc:description/>
    <dc:subject/>
    <meta:initial-creator>Bob Henderson</meta:initial-creator>
    <dc:creator>Dr Haidi Beard</dc:creator>
    <meta:creation-date>2011-12-18T23:50:00Z</meta:creation-date>
    <dc:date>2011-12-18T23:50:00Z</dc:date>
    <meta:print-date>2008-11-04T00:56:00Z</meta:print-date>
    <meta:template xlink:href="Normal.dotm" xlink:type="simple"/>
    <meta:editing-cycles>2</meta:editing-cycles>
    <meta:editing-duration>PT60S</meta:editing-duration>
    <meta:document-statistic meta:page-count="123" meta:paragraph-count="264" meta:word-count="19798" meta:character-count="132388" meta:row-count="940" meta:non-whitespace-character-count="112854"/>
  </office:meta>
</office:document-meta>
</file>